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177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1.736cm"/>
    </style:style>
    <style:style style:name="co4" style:family="table-column">
      <style:table-column-properties fo:break-before="auto" style:column-width="17.039cm"/>
    </style:style>
    <style:style style:name="co5" style:family="table-column">
      <style:table-column-properties fo:break-before="auto" style:column-width="13.42cm"/>
    </style:style>
    <style:style style:name="co6" style:family="table-column">
      <style:table-column-properties fo:break-before="auto" style:column-width="2.646cm"/>
    </style:style>
    <style:style style:name="co7" style:family="table-column">
      <style:table-column-properties fo:break-before="auto" style:column-width="1.884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2.011cm"/>
    </style:style>
    <style:style style:name="co12" style:family="table-column">
      <style:table-column-properties fo:break-before="auto" style:column-width="13.399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18cm"/>
    </style:style>
    <style:style style:name="co15" style:family="table-column">
      <style:table-column-properties fo:break-before="auto" style:column-width="13.272cm"/>
    </style:style>
    <style:style style:name="co16" style:family="table-column">
      <style:table-column-properties fo:break-before="auto" style:column-width="13.229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653cm"/>
    </style:style>
    <style:style style:name="co19" style:family="table-column">
      <style:table-column-properties fo:break-before="auto" style:column-width="13.822cm"/>
    </style:style>
    <style:style style:name="co20" style:family="table-column">
      <style:table-column-properties fo:break-before="auto" style:column-width="13.864cm"/>
    </style:style>
    <style:style style:name="co21" style:family="table-column">
      <style:table-column-properties fo:break-before="auto" style:column-width="13.187cm"/>
    </style:style>
    <style:style style:name="co22" style:family="table-column">
      <style:table-column-properties fo:break-before="auto" style:column-width="13.356cm"/>
    </style:style>
    <style:style style:name="co23" style:family="table-column">
      <style:table-column-properties fo:break-before="auto" style:column-width="13.78cm"/>
    </style:style>
    <style:style style:name="co24" style:family="table-column">
      <style:table-column-properties fo:break-before="auto" style:column-width="13.991cm"/>
    </style:style>
    <style:style style:name="co25" style:family="table-column">
      <style:table-column-properties fo:break-before="auto" style:column-width="13.526cm"/>
    </style:style>
    <style:style style:name="co26" style:family="table-column">
      <style:table-column-properties fo:break-before="auto" style:column-width="13.695cm"/>
    </style:style>
    <style:style style:name="co27" style:family="table-column">
      <style:table-column-properties fo:break-before="auto" style:column-width="13.61cm"/>
    </style:style>
    <style:style style:name="co28" style:family="table-column">
      <style:table-column-properties fo:break-before="auto" style:column-width="12.933cm"/>
    </style:style>
    <style:style style:name="co29" style:family="table-column">
      <style:table-column-properties fo:break-before="auto" style:column-width="13.441cm"/>
    </style:style>
    <style:style style:name="co30" style:family="table-column">
      <style:table-column-properties fo:break-before="auto" style:column-width="13.737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945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0.785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02cm" fo:break-before="auto" style:use-optimal-row-height="true"/>
    </style:style>
    <style:style style:name="ro10" style:family="table-row">
      <style:table-row-properties style:row-height="1.852cm" fo:break-before="auto" style:use-optimal-row-height="false"/>
    </style:style>
    <style:style style:name="ro11" style:family="table-row">
      <style:table-row-properties style:row-height="0.508cm" fo:break-before="auto" style:use-optimal-row-height="tru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614cm" fo:break-before="auto" style:use-optimal-row-height="false"/>
    </style:style>
    <style:style style:name="ro14" style:family="table-row">
      <style:table-row-properties style:row-height="0.953cm" fo:break-before="auto" style:use-optimal-row-height="false"/>
    </style:style>
    <style:style style:name="ro15" style:family="table-row">
      <style:table-row-properties style:row-height="0.79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Hyperlink" style:data-style-name="N0">
      <style:table-cell-properties fo:background-color="#ffffff"/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ce44" style:family="table-cell" style:parent-style-name="Default" style:data-style-name="N0">
      <style:table-cell-properties fo:border-bottom="none" fo:background-color="#60497a" style:text-align-source="fix" style:repeat-content="false" fo:border-left="0.06pt solid #000000" fo:border-right="none" fo:border-top="none" style:vertical-align="automatic"/>
      <style:paragraph-properties fo:text-align="center"/>
      <style:text-properties fo:color="#ffffff" style:font-name="Lucida Sans Unicode" fo:font-size="22pt" fo:font-weight="bold" style:font-name-asian="Lucida Sans Unicode" style:font-size-asian="22pt" style:font-weight-asian="bold" style:font-name-complex="Lucida Sans Unicode" style:font-size-complex="22pt" style:font-weight-complex="bold"/>
    </style:style>
    <style:style style:name="ce45" style:family="table-cell" style:parent-style-name="Default" style:data-style-name="N0">
      <style:table-cell-properties fo:border-bottom="none" fo:background-color="#60497a" style:text-align-source="fix" style:repeat-content="false" fo:border-left="0.06pt solid #000000" fo:border-right="none" fo:border-top="none" style:vertical-align="automatic"/>
      <style:paragraph-properties fo:text-align="center"/>
      <style:text-properties fo:color="#ffffff"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46" style:family="table-cell" style:parent-style-name="Default" style:data-style-name="N0">
      <style:table-cell-properties fo:border-bottom="none" fo:background-color="#60497a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fo:color="#ffffff"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47" style:family="table-cell" style:parent-style-name="Default" style:data-style-name="N0">
      <style:table-cell-properties fo:border-bottom="none" fo:background-color="#60497a" fo:border-left="0.06pt solid #000000" fo:border-right="none" fo:border-top="none"/>
    </style:style>
    <style:style style:name="ce48" style:family="table-cell" style:parent-style-name="Default" style:data-style-name="N0">
      <style:table-cell-properties fo:background-color="#60497a" style:text-align-source="fix" style:repeat-content="false" fo:wrap-option="wrap" style:vertical-align="middle"/>
      <style:paragraph-properties fo:text-align="center"/>
      <style:text-properties fo:color="#ffffff" style:font-name="Lucida Sans Unicode" fo:font-size="18pt" fo:font-weight="bold" style:font-name-asian="Lucida Sans Unicode" style:font-size-asian="18pt" style:font-weight-asian="bold" style:font-name-complex="Lucida Sans Unicode" style:font-size-complex="18pt" style:font-weight-complex="bold"/>
    </style:style>
    <style:style style:name="ce49" style:family="table-cell" style:parent-style-name="Default" style:data-style-name="N0">
      <style:table-cell-properties fo:background-color="#ccc0da" style:text-align-source="fix" style:repeat-content="false" style:vertical-align="middle"/>
      <style:paragraph-properties fo:text-align="center"/>
      <style:text-properties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67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bottom="none" fo:background-color="#d9d9d9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bottom="none" fo:background-color="#ffffff" fo:wrap-option="wrap" fo:border-left="0.06pt solid #000000" fo:border-right="none" fo:border-top="none" style:vertical-align="automatic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bottom="none" fo:background-color="#d9d9d9" fo:wrap-option="wrap" fo:border-left="0.06pt solid #000000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order-bottom="0.06pt solid #000000" fo:background-color="#ccc0da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fo:border-bottom="none" fo:background-color="#ffffff" fo:border-left="none" fo:border-right="none" fo:border-top="0.06pt solid #000000" style:vertical-align="middle"/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fo:background-color="#ffffff" fo:wrap-option="wrap" style:vertical-align="middle"/>
      <style:text-properties fo:font-size="14pt" style:font-size-asian="14pt" style:font-size-complex="14pt"/>
    </style:style>
    <style:style style:name="ce50" style:family="table-cell" style:parent-style-name="Default" style:data-style-name="N0">
      <style:table-cell-properties fo:border-bottom="0.06pt solid #ffffff" fo:background-color="#ccc0da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10" style:family="table-cell" style:parent-style-name="Default" style:data-style-name="N0">
      <style:table-cell-properties fo:border-bottom="none" fo:background-color="#403151" style:text-align-source="fix" style:repeat-content="false" fo:border-left="0.06pt solid #000000" fo:border-right="0.06pt solid #ffffff" fo:border-top="0.06pt solid #ffffff" style:vertical-align="middle"/>
      <style:paragraph-properties fo:text-align="center"/>
      <style:text-properties fo:color="#ffffff"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12" style:family="table-cell" style:parent-style-name="Vírgula" style:data-style-name="N110">
      <style:table-cell-properties fo:border-bottom="none" fo:background-color="#ffffff" fo:border-left="0.06pt solid #000000" fo:border-right="none" fo:border-top="none"/>
      <style:text-properties fo:font-size="14pt" style:font-size-asian="14pt" style:font-size-complex="14pt"/>
    </style:style>
    <style:style style:name="ce18" style:family="table-cell" style:parent-style-name="Vírgula" style:data-style-name="N110">
      <style:table-cell-properties fo:border-bottom="none" fo:background-color="#d9d9d9" fo:border-left="0.06pt solid #000000" fo:border-right="none" fo:border-top="none"/>
      <style:text-properties fo:font-size="14pt" style:font-size-asian="14pt" style:font-size-complex="14pt"/>
    </style:style>
    <style:style style:name="ce26" style:family="table-cell" style:parent-style-name="Vírgula" style:data-style-name="N110">
      <style:table-cell-properties fo:border-bottom="0.06pt solid #000000" fo:background-color="#ccc0da" fo:border-left="0.06pt solid #000000" fo:border-right="none" fo:border-top="0.06pt solid #000000"/>
      <style:text-properties fo:font-size="14pt" style:font-size-asian="14pt" style:font-size-complex="14pt"/>
    </style:style>
    <style:style style:name="ce31" style:family="table-cell" style:parent-style-name="Vírgula" style:data-style-name="N110">
      <style:table-cell-properties fo:border-bottom="0.06pt solid #000000" fo:background-color="#ffffff" fo:border-left="0.06pt solid #000000" fo:border-right="none" fo:border-top="0.06pt solid #000000"/>
      <style:text-properties fo:font-size="14pt" style:font-size-asian="14pt" style:font-size-complex="14pt"/>
    </style:style>
    <style:style style:name="ce39" style:family="table-cell" style:parent-style-name="Default" style:data-style-name="N110">
      <style:table-cell-properties fo:background-color="#ffffff"/>
    </style:style>
    <style:style style:name="ce7" style:family="table-cell" style:parent-style-name="Default" style:data-style-name="N0">
      <style:table-cell-properties fo:border-bottom="none" fo:background-color="#403151" style:text-align-source="fix" style:repeat-content="false" fo:border-left="0.06pt solid #ffffff" fo:border-right="0.06pt solid #ffffff" fo:border-top="0.06pt solid #ffffff" style:vertical-align="middle"/>
      <style:paragraph-properties fo:text-align="center"/>
      <style:text-properties fo:color="#ffffff"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13" style:family="table-cell" style:parent-style-name="Vírgula" style:data-style-name="N110">
      <style:table-cell-properties fo:background-color="#ffffff"/>
      <style:text-properties fo:font-size="14pt" style:font-size-asian="14pt" style:font-size-complex="14pt"/>
    </style:style>
    <style:style style:name="ce19" style:family="table-cell" style:parent-style-name="Vírgula" style:data-style-name="N110">
      <style:table-cell-properties fo:background-color="#d9d9d9"/>
      <style:text-properties fo:font-size="14pt" style:font-size-asian="14pt" style:font-size-complex="14pt"/>
    </style:style>
    <style:style style:name="ce27" style:family="table-cell" style:parent-style-name="Vírgula" style:data-style-name="N110">
      <style:table-cell-properties fo:border-bottom="0.06pt solid #000000" fo:background-color="#ccc0da" fo:border-left="none" fo:border-right="none" fo:border-top="0.06pt solid #000000"/>
      <style:text-properties fo:font-size="14pt" style:font-size-asian="14pt" style:font-size-complex="14pt"/>
    </style:style>
    <style:style style:name="ce32" style:family="table-cell" style:parent-style-name="Vírgula" style:data-style-name="N110">
      <style:table-cell-properties fo:border-bottom="0.06pt solid #000000" fo:background-color="#ffffff" fo:border-left="none" fo:border-right="none" fo:border-top="0.06pt solid #000000"/>
      <style:text-properties fo:font-size="14pt" style:font-size-asian="14pt" style:font-size-complex="14pt"/>
    </style:style>
    <style:style style:name="ce41" style:family="table-cell" style:parent-style-name="Vírgula" style:data-style-name="N120">
      <style:table-cell-properties fo:background-color="#ffffff"/>
    </style:style>
    <style:style style:name="ce90" style:family="table-cell" style:parent-style-name="Vírgula" style:data-style-name="N117">
      <style:table-cell-properties fo:background-color="#ffffff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ackground-color="#403151" style:text-align-source="fix" style:repeat-content="false" fo:border-left="0.06pt solid #ffffff" fo:border-right="none" fo:border-top="0.06pt solid #ffffff" style:vertical-align="middle"/>
      <style:paragraph-properties fo:text-align="center"/>
      <style:text-properties fo:color="#ffffff"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43" style:family="table-cell" style:parent-style-name="Vírgula" style:data-style-name="N110">
      <style:table-cell-properties fo:background-color="#ffffff"/>
    </style:style>
    <style:style style:name="ce9" style:family="table-cell" style:parent-style-name="Default" style:data-style-name="N0">
      <style:table-cell-properties fo:border-bottom="none" fo:background-color="#403151" style:text-align-source="fix" style:repeat-content="false" fo:border-left="none" fo:border-right="none" fo:border-top="0.06pt solid #ffffff" style:vertical-align="middle"/>
      <style:paragraph-properties fo:text-align="center"/>
      <style:text-properties fo:color="#ffffff"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51" style:family="table-cell" style:parent-style-name="Default" style:data-style-name="N0">
      <style:table-cell-properties fo:border-bottom="0.06pt solid #ffffff" fo:background-color="#ccc0da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14" style:family="table-cell" style:parent-style-name="Porcentagem" style:data-style-name="N111">
      <style:table-cell-properties fo:border-bottom="none" fo:background-color="#ffffff" fo:border-left="0.06pt solid #000000" fo:border-right="none" fo:border-top="none"/>
      <style:text-properties fo:font-size="14pt" style:font-size-asian="14pt" style:font-size-complex="14pt"/>
    </style:style>
    <style:style style:name="ce20" style:family="table-cell" style:parent-style-name="Porcentagem" style:data-style-name="N111">
      <style:table-cell-properties fo:border-bottom="none" fo:background-color="#d9d9d9" fo:border-left="0.06pt solid #000000" fo:border-right="none" fo:border-top="none"/>
      <style:text-properties fo:font-size="14pt" style:font-size-asian="14pt" style:font-size-complex="14pt"/>
    </style:style>
    <style:style style:name="ce28" style:family="table-cell" style:parent-style-name="Porcentagem" style:data-style-name="N111">
      <style:table-cell-properties fo:border-bottom="0.06pt solid #000000" fo:background-color="#ccc0da" fo:border-left="0.06pt solid #000000" fo:border-right="none" fo:border-top="0.06pt solid #000000"/>
      <style:text-properties fo:font-size="14pt" style:font-size-asian="14pt" style:font-size-complex="14pt"/>
    </style:style>
    <style:style style:name="ce33" style:family="table-cell" style:parent-style-name="Vírgula" style:data-style-name="N114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42" style:family="table-cell" style:parent-style-name="Porcentagem" style:data-style-name="N111">
      <style:table-cell-properties fo:background-color="#ffffff"/>
    </style:style>
    <style:style style:name="ce15" style:family="table-cell" style:parent-style-name="Porcentagem" style:data-style-name="N111">
      <style:table-cell-properties fo:background-color="#ffffff"/>
      <style:text-properties fo:font-size="14pt" style:font-size-asian="14pt" style:font-size-complex="14pt"/>
    </style:style>
    <style:style style:name="ce21" style:family="table-cell" style:parent-style-name="Porcentagem" style:data-style-name="N111">
      <style:table-cell-properties fo:background-color="#d9d9d9"/>
      <style:text-properties fo:font-size="14pt" style:font-size-asian="14pt" style:font-size-complex="14pt"/>
    </style:style>
    <style:style style:name="ce29" style:family="table-cell" style:parent-style-name="Porcentagem" style:data-style-name="N111">
      <style:table-cell-properties fo:border-bottom="0.06pt solid #000000" fo:background-color="#ccc0da" fo:border-left="none" fo:border-right="none" fo:border-top="0.06pt solid #000000"/>
      <style:text-properties fo:font-size="14pt" style:font-size-asian="14pt" style:font-size-complex="14pt"/>
    </style:style>
    <style:style style:name="ce34" style:family="table-cell" style:parent-style-name="Vírgula" style:data-style-name="N114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Vírgula" style:data-style-name="N117">
      <style:table-cell-properties fo:background-color="#ffffff"/>
      <style:text-properties fo:font-size="14pt" style:font-size-asian="14pt" style:font-size-complex="14pt"/>
    </style:style>
    <style:style style:name="ce16" style:family="table-cell" style:parent-style-name="Default" style:data-style-name="N10">
      <style:table-cell-properties fo:background-color="#ffffff"/>
    </style:style>
    <style:style style:name="ce60" style:family="table-cell" style:parent-style-name="Default" style:data-style-name="N111">
      <style:table-cell-properties fo:background-color="#ffffff"/>
    </style:style>
    <style:style style:name="ce52" style:family="table-cell" style:parent-style-name="Default" style:data-style-name="N0">
      <style:table-cell-properties fo:border-bottom="none" fo:background-color="#403151" style:text-align-source="fix" style:repeat-content="false" fo:border-left="0.06pt solid #ffffff" fo:border-right="0.06pt solid #000000" fo:border-top="0.06pt solid #ffffff" style:vertical-align="middle"/>
      <style:paragraph-properties fo:text-align="center"/>
      <style:text-properties fo:color="#ffffff"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54" style:family="table-cell" style:parent-style-name="Porcentagem" style:data-style-name="N111">
      <style:table-cell-properties fo:border-bottom="none" fo:background-color="#ffffff" fo:border-left="none" fo:border-right="0.06pt solid #000000" fo:border-top="none"/>
      <style:text-properties fo:font-size="14pt" style:font-size-asian="14pt" style:font-size-complex="14pt"/>
    </style:style>
    <style:style style:name="ce55" style:family="table-cell" style:parent-style-name="Porcentagem" style:data-style-name="N111">
      <style:table-cell-properties fo:border-bottom="none" fo:background-color="#d9d9d9" fo:border-left="none" fo:border-right="0.06pt solid #000000" fo:border-top="none"/>
      <style:text-properties fo:font-size="14pt" style:font-size-asian="14pt" style:font-size-complex="14pt"/>
    </style:style>
    <style:style style:name="ce57" style:family="table-cell" style:parent-style-name="Porcentagem" style:data-style-name="N111">
      <style:table-cell-properties fo:border-bottom="0.06pt solid #000000" fo:background-color="#ccc0da" fo:border-left="none" fo:border-right="0.06pt solid #000000" fo:border-top="0.06pt solid #000000"/>
      <style:text-properties fo:font-size="14pt" style:font-size-asian="14pt" style:font-size-complex="14pt"/>
    </style:style>
    <style:style style:name="ce59" style:family="table-cell" style:parent-style-name="Vírgula" style:data-style-name="N114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 style:data-style-name="N0">
      <style:table-cell-properties fo:border-bottom="none" fo:background-color="#403151" style:text-align-source="fix" style:repeat-content="false" fo:border-left="none" fo:border-right="0.06pt solid #ffffff" fo:border-top="0.06pt solid #ffffff" style:vertical-align="middle"/>
      <style:paragraph-properties fo:text-align="center"/>
      <style:text-properties fo:color="#ffffff"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56" style:family="table-cell" style:parent-style-name="Porcentagem" style:data-style-name="N111">
      <style:table-cell-properties fo:border-bottom="0.06pt solid #000000" fo:background-color="#d9d9d9" fo:border-left="none" fo:border-right="none" fo:border-top="none"/>
      <style:text-properties fo:font-size="14pt" style:font-size-asian="14pt" style:font-size-complex="14pt"/>
    </style:style>
    <style:style style:name="ce58" style:family="table-cell" style:parent-style-name="Porcentagem" style:data-style-name="N111">
      <style:table-cell-properties fo:background-color="#ccc0da"/>
      <style:text-properties fo:font-size="14pt" style:font-size-asian="14pt" style:font-size-complex="14pt"/>
    </style:style>
    <style:style style:name="ce63" style:family="table-cell" style:parent-style-name="Default" style:data-style-name="N0">
      <style:table-cell-properties fo:border-bottom="0.06pt solid #ffffff" fo:background-color="#ccc0da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62" style:family="table-cell" style:parent-style-name="Default" style:data-style-name="N0">
      <style:table-cell-properties fo:border-bottom="0.06pt solid #ffffff" fo:background-color="#ccc0da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ucida Sans Unicode" fo:font-size="14pt" fo:font-weight="bold" style:font-name-asian="Lucida Sans Unicode" style:font-size-asian="14pt" style:font-weight-asian="bold" style:font-name-complex="Lucida Sans Unicode" style:font-size-complex="14pt" style:font-weight-complex="bold"/>
    </style:style>
    <style:style style:name="ce119" style:family="table-cell" style:parent-style-name="Default" style:data-style-name="N120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ári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250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Sumário Tabela 1 - Produto Interno Bruto pela ótica da renda, Brasil, Grandes Regiões e as Unidades da Federação, pelas óticas da renda e da produção - 2010-2021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table:style-name="ce3" office:value-type="string" calcext:value-type="string">
            <text:p><text:a xlink:href="#Tabela1.A1" xlink:type="simple">Tabela 1 Brasil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.A1" xlink:type="simple">Tabela 2 Região Norte</text:a></text:p>
          </table:table-cell>
        </table:table-row>
        <table:table-row table:style-name="ro3">
          <table:table-cell table:style-name="ce3" office:value-type="string" calcext:value-type="string">
            <text:p><text:a xlink:href="#Tabela3.A1" xlink:type="simple">Tabela 3 Rondônia</text:a></text:p>
          </table:table-cell>
        </table:table-row>
        <table:table-row table:style-name="ro3">
          <table:table-cell table:style-name="ce3" office:value-type="string" calcext:value-type="string">
            <text:p><text:a xlink:href="#Tabela4.A1" xlink:type="simple">Tabela 4 Acre</text:a></text:p>
          </table:table-cell>
        </table:table-row>
        <table:table-row table:style-name="ro3">
          <table:table-cell table:style-name="ce3" office:value-type="string" calcext:value-type="string">
            <text:p><text:a xlink:href="#Tabela5.A1" xlink:type="simple">Tabela 5 Amazonas</text:a></text:p>
          </table:table-cell>
        </table:table-row>
        <table:table-row table:style-name="ro3">
          <table:table-cell table:style-name="ce3" office:value-type="string" calcext:value-type="string">
            <text:p><text:a xlink:href="#Tabela6.A1" xlink:type="simple">Tabela 6 Roraima</text:a></text:p>
          </table:table-cell>
        </table:table-row>
        <table:table-row table:style-name="ro3">
          <table:table-cell table:style-name="ce3" office:value-type="string" calcext:value-type="string">
            <text:p><text:a xlink:href="#Tabela7.A1" xlink:type="simple">Tabela 7 Pará</text:a></text:p>
          </table:table-cell>
        </table:table-row>
        <table:table-row table:style-name="ro3">
          <table:table-cell table:style-name="ce3" office:value-type="string" calcext:value-type="string">
            <text:p><text:a xlink:href="#Tabela8.A1" xlink:type="simple">Tabela 8 Amapá</text:a></text:p>
          </table:table-cell>
        </table:table-row>
        <table:table-row table:style-name="ro3">
          <table:table-cell table:style-name="ce3" office:value-type="string" calcext:value-type="string">
            <text:p><text:a xlink:href="#Tabela9.A1" xlink:type="simple">Tabela 9 Tocantins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0.A1" xlink:type="simple">Tabela 10 Região Nordeste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1.A1" xlink:type="simple">Tabela 11 Maranhão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2.A1" xlink:type="simple">Tabela 12 Piauí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3.A1" xlink:type="simple">Tabela 13 Ceará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4.A1" xlink:type="simple">Tabela 14 Rio Grande do Norte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5.A1" xlink:type="simple">Tabela 15 Paraíba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6.A1" xlink:type="simple">Tabela 16 Pernambuco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7.A1" xlink:type="simple">Tabela 17 Alagoas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8.A1" xlink:type="simple">Tabela 18 Sergipe</text:a></text:p>
          </table:table-cell>
        </table:table-row>
        <table:table-row table:style-name="ro3">
          <table:table-cell table:style-name="ce3" office:value-type="string" calcext:value-type="string">
            <text:p><text:a xlink:href="#Tabela19.A1" xlink:type="simple">Tabela 19 Bahia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0.A1" xlink:type="simple">Tabela 20 Região Sudeste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1.A1" xlink:type="simple">Tabela 21 Minas Gerais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2.A1" xlink:type="simple">Tabela 22 Espírito Santo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3.A1" xlink:type="simple">Tabela 23 Rio de Janeiro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4.A1" xlink:type="simple">Tabela 24 São Paulo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5.A1" xlink:type="simple">Tabela 25 Região Sul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6.A1" xlink:type="simple">Tabela 26 Paraná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7.A1" xlink:type="simple">Tabela 27 Santa Catarina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8.A1" xlink:type="simple">Tabela 28 Rio Grande do Sul</text:a></text:p>
          </table:table-cell>
        </table:table-row>
        <table:table-row table:style-name="ro3">
          <table:table-cell table:style-name="ce3" office:value-type="string" calcext:value-type="string">
            <text:p><text:a xlink:href="#Tabela29.A1" xlink:type="simple">Tabela 29 Região Centro-Oeste</text:a></text:p>
          </table:table-cell>
        </table:table-row>
        <table:table-row table:style-name="ro3">
          <table:table-cell table:style-name="ce3" office:value-type="string" calcext:value-type="string">
            <text:p><text:a xlink:href="#Tabela30.A1" xlink:type="simple">Tabela 30 Mato Grosso do Sul</text:a></text:p>
          </table:table-cell>
        </table:table-row>
        <table:table-row table:style-name="ro3">
          <table:table-cell table:style-name="ce3" office:value-type="string" calcext:value-type="string">
            <text:p><text:a xlink:href="#Tabela31.A1" xlink:type="simple">Tabela 31 Mato Grosso</text:a></text:p>
          </table:table-cell>
        </table:table-row>
        <table:table-row table:style-name="ro3">
          <table:table-cell table:style-name="ce3" office:value-type="string" calcext:value-type="string">
            <text:p><text:a xlink:href="#Tabela32.A1" xlink:type="simple">Tabela 32 Goiás</text:a></text:p>
          </table:table-cell>
        </table:table-row>
        <table:table-row table:style-name="ro3">
          <table:table-cell table:style-name="ce3" office:value-type="string" calcext:value-type="string">
            <text:p><text:a xlink:href="#Tabela33.A1" xlink:type="simple">Tabela 33 Distrito Federal</text:a></text:p>
          </table:table-cell>
        </table:table-row>
        <table:table-row table:style-name="ro4" table:number-rows-repeated="104853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abela1" table:style-name="ta2">
        <table:table-column table:style-name="co5" table:default-cell-style-name="ce67"/>
        <table:table-column table:style-name="co6" table:number-columns-repeated="3" table:default-cell-style-name="ce67"/>
        <table:table-column table:style-name="co6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3" table:number-columns-repeated="16359" table:default-cell-style-name="ce67"/>
        <table:table-row table:style-name="ro5">
          <table:table-cell table:style-name="ce44" office:value-type="string" calcext:value-type="string" table:number-columns-spanned="25" table:number-rows-spanned="1">
            <text:p>CONTAS REGIONAIS DO BRASIL - 2010-2021</text:p>
          </table:table-cell>
          <table:covered-table-cell table:number-columns-repeated="24"/>
          <table:table-cell table:number-columns-repeated="16359"/>
        </table:table-row>
        <table:table-row table:style-name="ro6">
          <table:table-cell table:style-name="ce45" office:value-type="string" calcext:value-type="string" table:number-columns-spanned="25" table:number-rows-spanned="1">
            <text:p>Ano de referência 2010</text:p>
          </table:table-cell>
          <table:covered-table-cell table:number-columns-repeated="24"/>
          <table:table-cell table:number-columns-repeated="16359"/>
        </table:table-row>
        <table:table-row table:style-name="ro7">
          <table:table-cell table:style-name="ce46" office:value-type="string" calcext:value-type="string" table:number-columns-spanned="25" table:number-rows-spanned="1">
            <text:p>Componentes do PIB sob a ótica da renda em valores correntes </text:p>
          </table:table-cell>
          <table:covered-table-cell table:number-columns-repeated="24"/>
          <table:table-cell table:number-columns-repeated="16359"/>
        </table:table-row>
        <table:table-row table:style-name="ro7">
          <table:table-cell table:style-name="ce46" office:value-type="string" calcext:value-type="string" table:number-columns-spanned="25" table:number-rows-spanned="1">
            <text:p>Participação dos componentes do <text:s/>PIB sobre o PIB do Brasil</text:p>
          </table:table-cell>
          <table:covered-table-cell table:number-columns-repeated="24"/>
          <table:table-cell table:number-columns-repeated="16359"/>
        </table:table-row>
        <table:table-row table:style-name="ro7">
          <table:table-cell table:style-name="ce46" office:value-type="string" calcext:value-type="string" table:number-columns-spanned="25" table:number-rows-spanned="1">
            <text:p>Produto Interno Bruto (Ótica da Renda e Ótica da Produção)</text:p>
          </table:table-cell>
          <table:covered-table-cell table:number-columns-repeated="24"/>
          <table:table-cell table:number-columns-repeated="16359"/>
        </table:table-row>
        <table:table-row table:style-name="ro8">
          <table:table-cell table:style-name="ce47" table:number-columns-spanned="25" table:number-rows-spanned="1"/>
          <table:covered-table-cell table:number-columns-repeated="24"/>
          <table:table-cell table:number-columns-repeated="16359"/>
        </table:table-row>
        <table:table-row table:style-name="ro9">
          <table:table-cell table:style-name="ce48" office:value-type="string" calcext:value-type="string" table:number-columns-spanned="25" table:number-rows-spanned="1">
            <text:p>Brasil</text:p>
          </table:table-cell>
          <table:covered-table-cell table:number-columns-repeated="24"/>
          <table:table-cell table:number-columns-repeated="16359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s do PIB sobre o PIB do Brasil (%)</text:p>
          </table:table-cell>
          <table:covered-table-cell table:number-columns-repeated="11"/>
          <table:table-cell table:number-columns-repeated="16359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number-columns-repeated="16359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3302840" calcext:value-type="float">
            <text:p><text:s/>3.302.840 </text:p>
          </table:table-cell>
          <table:table-cell table:style-name="ce13" office:value-type="float" office:value="3720461" calcext:value-type="float">
            <text:p><text:s/>3.720.461 </text:p>
          </table:table-cell>
          <table:table-cell table:style-name="ce13" office:value-type="float" office:value="4094258.99999999" calcext:value-type="float">
            <text:p><text:s/>4.094.259 </text:p>
          </table:table-cell>
          <table:table-cell table:style-name="ce13" office:value-type="float" office:value="4553760.00000005" calcext:value-type="float">
            <text:p><text:s/>4.553.760 </text:p>
          </table:table-cell>
          <table:table-cell table:style-name="ce13" office:value-type="float" office:value="4972734.00000001" calcext:value-type="float">
            <text:p><text:s/>4.972.734 </text:p>
          </table:table-cell>
          <table:table-cell table:style-name="ce13" office:value-type="float" office:value="5155601.00000001" calcext:value-type="float">
            <text:p><text:s/>5.155.601 </text:p>
          </table:table-cell>
          <table:table-cell table:style-name="ce13" office:value-type="float" office:value="5419821.99999999" calcext:value-type="float">
            <text:p><text:s/>5.419.822 </text:p>
          </table:table-cell>
          <table:table-cell table:style-name="ce13" office:value-type="float" office:value="5671926.00000003" calcext:value-type="float">
            <text:p><text:s/>5.671.926 </text:p>
          </table:table-cell>
          <table:table-cell table:style-name="ce13" office:value-type="float" office:value="6011149.99999999" calcext:value-type="float">
            <text:p><text:s/>6.011.150 </text:p>
          </table:table-cell>
          <table:table-cell table:style-name="ce13" office:value-type="float" office:value="6356683.99999998" calcext:value-type="float">
            <text:p><text:s/>6.356.684 </text:p>
          </table:table-cell>
          <table:table-cell table:style-name="ce13" office:value-type="float" office:value="6594937" calcext:value-type="float">
            <text:p><text:s/>6.594.937 </text:p>
          </table:table-cell>
          <table:table-cell table:style-name="ce13" office:value-type="float" office:value="7713998.99999999" calcext:value-type="float">
            <text:p><text:s/>7.713.999 </text:p>
          </table:table-cell>
          <table:table-cell table:style-name="ce14" office:value-type="percentage" office:value="0.849966558127482" calcext:value-type="percentage">
            <text:p>85,0%</text:p>
          </table:table-cell>
          <table:table-cell table:style-name="ce15" office:value-type="percentage" office:value="0.850122544147197" calcext:value-type="percentage">
            <text:p>85,0%</text:p>
          </table:table-cell>
          <table:table-cell table:style-name="ce15" office:value-type="percentage" office:value="0.850355780973506" calcext:value-type="percentage">
            <text:p>85,0%</text:p>
          </table:table-cell>
          <table:table-cell table:style-name="ce15" office:value-type="percentage" office:value="0.854104548173564" calcext:value-type="percentage">
            <text:p>85,4%</text:p>
          </table:table-cell>
          <table:table-cell table:style-name="ce15" office:value-type="percentage" office:value="0.860490505686396" calcext:value-type="percentage">
            <text:p>86,0%</text:p>
          </table:table-cell>
          <table:table-cell table:style-name="ce15" office:value-type="percentage" office:value="0.85987060581038" calcext:value-type="percentage">
            <text:p>86,0%</text:p>
          </table:table-cell>
          <table:table-cell table:style-name="ce15" office:value-type="percentage" office:value="0.86449807698688" calcext:value-type="percentage">
            <text:p>86,4%</text:p>
          </table:table-cell>
          <table:table-cell table:style-name="ce15" office:value-type="percentage" office:value="0.861277668640353" calcext:value-type="percentage">
            <text:p>86,1%</text:p>
          </table:table-cell>
          <table:table-cell table:style-name="ce15" office:value-type="percentage" office:value="0.858228011115139" calcext:value-type="percentage">
            <text:p>85,8%</text:p>
          </table:table-cell>
          <table:table-cell table:style-name="ce15" office:value-type="percentage" office:value="0.860274909187562" calcext:value-type="percentage">
            <text:p>86,0%</text:p>
          </table:table-cell>
          <table:table-cell table:style-name="ce15" office:value-type="percentage" office:value="0.866660481494495" calcext:value-type="percentage">
            <text:p>86,7%</text:p>
          </table:table-cell>
          <table:table-cell table:style-name="ce15" office:value-type="percentage" office:value="0.855956219953036" calcext:value-type="percentage">
            <text:p>85,6%</text:p>
          </table:table-cell>
          <table:table-cell table:style-name="ce16" table:number-columns-repeated="6"/>
          <table:table-cell table:number-columns-repeated="16353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618190" calcext:value-type="float">
            <text:p><text:s/>1.618.190 </text:p>
          </table:table-cell>
          <table:table-cell table:style-name="ce19" office:value-type="float" office:value="1846781" calcext:value-type="float">
            <text:p><text:s/>1.846.781 </text:p>
          </table:table-cell>
          <table:table-cell table:style-name="ce19" office:value-type="float" office:value="2058854" calcext:value-type="float">
            <text:p><text:s/>2.058.854 </text:p>
          </table:table-cell>
          <table:table-cell table:style-name="ce19" office:value-type="float" office:value="2305713" calcext:value-type="float">
            <text:p><text:s/>2.305.713 </text:p>
          </table:table-cell>
          <table:table-cell table:style-name="ce19" office:value-type="float" office:value="2515369" calcext:value-type="float">
            <text:p><text:s/>2.515.369 </text:p>
          </table:table-cell>
          <table:table-cell table:style-name="ce19" office:value-type="float" office:value="2672020" calcext:value-type="float">
            <text:p><text:s/>2.672.020 </text:p>
          </table:table-cell>
          <table:table-cell table:style-name="ce19" office:value-type="float" office:value="2802436" calcext:value-type="float">
            <text:p><text:s/>2.802.436 </text:p>
          </table:table-cell>
          <table:table-cell table:style-name="ce19" office:value-type="float" office:value="2920537" calcext:value-type="float">
            <text:p><text:s/>2.920.537 </text:p>
          </table:table-cell>
          <table:table-cell table:style-name="ce19" office:value-type="float" office:value="3055773" calcext:value-type="float">
            <text:p><text:s/>3.055.773 </text:p>
          </table:table-cell>
          <table:table-cell table:style-name="ce19" office:value-type="float" office:value="3217680" calcext:value-type="float">
            <text:p><text:s/>3.217.680 </text:p>
          </table:table-cell>
          <table:table-cell table:style-name="ce19" office:value-type="float" office:value="3192343" calcext:value-type="float">
            <text:p><text:s/>3.192.343 </text:p>
          </table:table-cell>
          <table:table-cell table:style-name="ce19" office:value-type="float" office:value="3534648" calcext:value-type="float">
            <text:p><text:s/>3.534.648 </text:p>
          </table:table-cell>
          <table:table-cell table:style-name="ce20" office:value-type="percentage" office:value="0.416431732901476" calcext:value-type="percentage">
            <text:p>41,6%</text:p>
          </table:table-cell>
          <table:table-cell table:style-name="ce21" office:value-type="percentage" office:value="0.421988071425209" calcext:value-type="percentage">
            <text:p>42,2%</text:p>
          </table:table-cell>
          <table:table-cell table:style-name="ce21" office:value-type="percentage" office:value="0.427613006671154" calcext:value-type="percentage">
            <text:p>42,8%</text:p>
          </table:table-cell>
          <table:table-cell table:style-name="ce21" office:value-type="percentage" office:value="0.432460199940904" calcext:value-type="percentage">
            <text:p>43,2%</text:p>
          </table:table-cell>
          <table:table-cell table:style-name="ce21" office:value-type="percentage" office:value="0.435263809163707" calcext:value-type="percentage">
            <text:p>43,5%</text:p>
          </table:table-cell>
          <table:table-cell table:style-name="ce21" office:value-type="percentage" office:value="0.445649586951637" calcext:value-type="percentage">
            <text:p>44,6%</text:p>
          </table:table-cell>
          <table:table-cell table:style-name="ce21" office:value-type="percentage" office:value="0.447007398560102" calcext:value-type="percentage">
            <text:p>44,7%</text:p>
          </table:table-cell>
          <table:table-cell table:style-name="ce21" office:value-type="percentage" office:value="0.443481332185553" calcext:value-type="percentage">
            <text:p>44,3%</text:p>
          </table:table-cell>
          <table:table-cell table:style-name="ce21" office:value-type="percentage" office:value="0.436280908679594" calcext:value-type="percentage">
            <text:p>43,6%</text:p>
          </table:table-cell>
          <table:table-cell table:style-name="ce21" office:value-type="percentage" office:value="0.435461220000026" calcext:value-type="percentage">
            <text:p>43,5%</text:p>
          </table:table-cell>
          <table:table-cell table:style-name="ce21" office:value-type="percentage" office:value="0.419515383009054" calcext:value-type="percentage">
            <text:p>42,0%</text:p>
          </table:table-cell>
          <table:table-cell table:style-name="ce21" office:value-type="percentage" office:value="0.392209532428584" calcext:value-type="percentage">
            <text:p>39,2%</text:p>
          </table:table-cell>
          <table:table-cell table:style-name="ce16" table:number-columns-repeated="6"/>
          <table:table-cell table:number-columns-repeated="16353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277285" calcext:value-type="float">
            <text:p><text:s/>1.277.285 </text:p>
          </table:table-cell>
          <table:table-cell table:style-name="ce13" office:value-type="float" office:value="1453655" calcext:value-type="float">
            <text:p><text:s/>1.453.655 </text:p>
          </table:table-cell>
          <table:table-cell table:style-name="ce13" office:value-type="float" office:value="1626983" calcext:value-type="float">
            <text:p><text:s/>1.626.983 </text:p>
          </table:table-cell>
          <table:table-cell table:style-name="ce13" office:value-type="float" office:value="1822210" calcext:value-type="float">
            <text:p><text:s/>1.822.210 </text:p>
          </table:table-cell>
          <table:table-cell table:style-name="ce13" office:value-type="float" office:value="2000409" calcext:value-type="float">
            <text:p><text:s/>2.000.409 </text:p>
          </table:table-cell>
          <table:table-cell table:style-name="ce13" office:value-type="float" office:value="2126848" calcext:value-type="float">
            <text:p><text:s/>2.126.848 </text:p>
          </table:table-cell>
          <table:table-cell table:style-name="ce13" office:value-type="float" office:value="2229292" calcext:value-type="float">
            <text:p><text:s/>2.229.292 </text:p>
          </table:table-cell>
          <table:table-cell table:style-name="ce13" office:value-type="float" office:value="2312355" calcext:value-type="float">
            <text:p><text:s/>2.312.355 </text:p>
          </table:table-cell>
          <table:table-cell table:style-name="ce13" office:value-type="float" office:value="2422298" calcext:value-type="float">
            <text:p><text:s/>2.422.298 </text:p>
          </table:table-cell>
          <table:table-cell table:style-name="ce13" office:value-type="float" office:value="2539693" calcext:value-type="float">
            <text:p><text:s/>2.539.693 </text:p>
          </table:table-cell>
          <table:table-cell table:style-name="ce13" office:value-type="float" office:value="2531961" calcext:value-type="float">
            <text:p><text:s/>2.531.961 </text:p>
          </table:table-cell>
          <table:table-cell table:style-name="ce13" office:value-type="float" office:value="2795014" calcext:value-type="float">
            <text:p><text:s/>2.795.014 </text:p>
          </table:table-cell>
          <table:table-cell table:style-name="ce14" office:value-type="percentage" office:value="0.328701824853115" calcext:value-type="percentage">
            <text:p>32,9%</text:p>
          </table:table-cell>
          <table:table-cell table:style-name="ce15" office:value-type="percentage" office:value="0.332159075693118" calcext:value-type="percentage">
            <text:p>33,2%</text:p>
          </table:table-cell>
          <table:table-cell table:style-name="ce15" office:value-type="percentage" office:value="0.337915700886442" calcext:value-type="percentage">
            <text:p>33,8%</text:p>
          </table:table-cell>
          <table:table-cell table:style-name="ce15" office:value-type="percentage" office:value="0.341774236834469" calcext:value-type="percentage">
            <text:p>34,2%</text:p>
          </table:table-cell>
          <table:table-cell table:style-name="ce15" office:value-type="percentage" office:value="0.34615423869236" calcext:value-type="percentage">
            <text:p>34,6%</text:p>
          </table:table-cell>
          <table:table-cell table:style-name="ce15" office:value-type="percentage" office:value="0.354723741854071" calcext:value-type="percentage">
            <text:p>35,5%</text:p>
          </table:table-cell>
          <table:table-cell table:style-name="ce15" office:value-type="percentage" office:value="0.355587074085134" calcext:value-type="percentage">
            <text:p>35,6%</text:p>
          </table:table-cell>
          <table:table-cell table:style-name="ce15" office:value-type="percentage" office:value="0.35112935596636" calcext:value-type="percentage">
            <text:p>35,1%</text:p>
          </table:table-cell>
          <table:table-cell table:style-name="ce15" office:value-type="percentage" office:value="0.345837983558584" calcext:value-type="percentage">
            <text:p>34,6%</text:p>
          </table:table-cell>
          <table:table-cell table:style-name="ce15" office:value-type="percentage" office:value="0.343706587418738" calcext:value-type="percentage">
            <text:p>34,4%</text:p>
          </table:table-cell>
          <table:table-cell table:style-name="ce15" office:value-type="percentage" office:value="0.332732600688268" calcext:value-type="percentage">
            <text:p>33,3%</text:p>
          </table:table-cell>
          <table:table-cell table:style-name="ce15" office:value-type="percentage" office:value="0.310138699545569" calcext:value-type="percentage">
            <text:p>31,0%</text:p>
          </table:table-cell>
          <table:table-cell table:style-name="ce16" table:number-columns-repeated="6"/>
          <table:table-cell table:number-columns-repeated="16353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340905" calcext:value-type="float">
            <text:p><text:s/>340.905 </text:p>
          </table:table-cell>
          <table:table-cell table:style-name="ce13" office:value-type="float" office:value="393126" calcext:value-type="float">
            <text:p><text:s/>393.126 </text:p>
          </table:table-cell>
          <table:table-cell table:style-name="ce13" office:value-type="float" office:value="431871" calcext:value-type="float">
            <text:p><text:s/>431.871 </text:p>
          </table:table-cell>
          <table:table-cell table:style-name="ce13" office:value-type="float" office:value="483503" calcext:value-type="float">
            <text:p><text:s/>483.503 </text:p>
          </table:table-cell>
          <table:table-cell table:style-name="ce13" office:value-type="float" office:value="514960" calcext:value-type="float">
            <text:p><text:s/>514.960 </text:p>
          </table:table-cell>
          <table:table-cell table:style-name="ce13" office:value-type="float" office:value="545172" calcext:value-type="float">
            <text:p><text:s/>545.172 </text:p>
          </table:table-cell>
          <table:table-cell table:style-name="ce13" office:value-type="float" office:value="573144" calcext:value-type="float">
            <text:p><text:s/>573.144 </text:p>
          </table:table-cell>
          <table:table-cell table:style-name="ce13" office:value-type="float" office:value="608182" calcext:value-type="float">
            <text:p><text:s/>608.182 </text:p>
          </table:table-cell>
          <table:table-cell table:style-name="ce13" office:value-type="float" office:value="633475" calcext:value-type="float">
            <text:p><text:s/>633.475 </text:p>
          </table:table-cell>
          <table:table-cell table:style-name="ce13" office:value-type="float" office:value="677987" calcext:value-type="float">
            <text:p><text:s/>677.987 </text:p>
          </table:table-cell>
          <table:table-cell table:style-name="ce13" office:value-type="float" office:value="660382" calcext:value-type="float">
            <text:p><text:s/>660.382 </text:p>
          </table:table-cell>
          <table:table-cell table:style-name="ce13" office:value-type="float" office:value="739634" calcext:value-type="float">
            <text:p><text:s/>739.634 </text:p>
          </table:table-cell>
          <table:table-cell table:style-name="ce14" office:value-type="percentage" office:value="0.0877299080483612" calcext:value-type="percentage">
            <text:p>8,8%</text:p>
          </table:table-cell>
          <table:table-cell table:style-name="ce15" office:value-type="percentage" office:value="0.089828995732091" calcext:value-type="percentage">
            <text:p>9,0%</text:p>
          </table:table-cell>
          <table:table-cell table:style-name="ce15" office:value-type="percentage" office:value="0.0896973057847123" calcext:value-type="percentage">
            <text:p>9,0%</text:p>
          </table:table-cell>
          <table:table-cell table:style-name="ce15" office:value-type="percentage" office:value="0.0906859631064347" calcext:value-type="percentage">
            <text:p>9,1%</text:p>
          </table:table-cell>
          <table:table-cell table:style-name="ce15" office:value-type="percentage" office:value="0.0891095704713474" calcext:value-type="percentage">
            <text:p>8,9%</text:p>
          </table:table-cell>
          <table:table-cell table:style-name="ce15" office:value-type="percentage" office:value="0.0909258450975659" calcext:value-type="percentage">
            <text:p>9,1%</text:p>
          </table:table-cell>
          <table:table-cell table:style-name="ce15" office:value-type="percentage" office:value="0.0914203244749679" calcext:value-type="percentage">
            <text:p>9,1%</text:p>
          </table:table-cell>
          <table:table-cell table:style-name="ce15" office:value-type="percentage" office:value="0.0923519762191932" calcext:value-type="percentage">
            <text:p>9,2%</text:p>
          </table:table-cell>
          <table:table-cell table:style-name="ce15" office:value-type="percentage" office:value="0.0904429251210106" calcext:value-type="percentage">
            <text:p>9,0%</text:p>
          </table:table-cell>
          <table:table-cell table:style-name="ce15" office:value-type="percentage" office:value="0.0917546325812876" calcext:value-type="percentage">
            <text:p>9,2%</text:p>
          </table:table-cell>
          <table:table-cell table:style-name="ce15" office:value-type="percentage" office:value="0.086782782320786" calcext:value-type="percentage">
            <text:p>8,7%</text:p>
          </table:table-cell>
          <table:table-cell table:style-name="ce15" office:value-type="percentage" office:value="0.082070832883015" calcext:value-type="percentage">
            <text:p>8,2%</text:p>
          </table:table-cell>
          <table:table-cell table:style-name="ce16" table:number-columns-repeated="6"/>
          <table:table-cell table:number-columns-repeated="16353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625895" calcext:value-type="float">
            <text:p><text:s/>625.895 </text:p>
          </table:table-cell>
          <table:table-cell table:style-name="ce19" office:value-type="float" office:value="697340" calcext:value-type="float">
            <text:p><text:s/>697.340 </text:p>
          </table:table-cell>
          <table:table-cell table:style-name="ce19" office:value-type="float" office:value="765504" calcext:value-type="float">
            <text:p><text:s/>765.504 </text:p>
          </table:table-cell>
          <table:table-cell table:style-name="ce19" office:value-type="float" office:value="827904.956646311" calcext:value-type="float">
            <text:p><text:s/>827.905 </text:p>
          </table:table-cell>
          <table:table-cell table:style-name="ce19" office:value-type="float" office:value="862342.78" calcext:value-type="float">
            <text:p><text:s/>862.343 </text:p>
          </table:table-cell>
          <table:table-cell table:style-name="ce19" office:value-type="float" office:value="898934.999999999" calcext:value-type="float">
            <text:p><text:s/>898.935 </text:p>
          </table:table-cell>
          <table:table-cell table:style-name="ce19" office:value-type="float" office:value="910369.999999996" calcext:value-type="float">
            <text:p><text:s/>910.370 </text:p>
          </table:table-cell>
          <table:table-cell table:style-name="ce19" office:value-type="float" office:value="983389.000000005" calcext:value-type="float">
            <text:p><text:s/>983.389 </text:p>
          </table:table-cell>
          <table:table-cell table:style-name="ce19" office:value-type="float" office:value="1077158" calcext:value-type="float">
            <text:p><text:s/>1.077.158 </text:p>
          </table:table-cell>
          <table:table-cell table:style-name="ce19" office:value-type="float" office:value="1123518" calcext:value-type="float">
            <text:p><text:s/>1.123.518 </text:p>
          </table:table-cell>
          <table:table-cell table:style-name="ce19" office:value-type="float" office:value="1101051.00000108" calcext:value-type="float">
            <text:p><text:s/>1.101.051 </text:p>
          </table:table-cell>
          <table:table-cell table:style-name="ce19" office:value-type="float" office:value="1399105" calcext:value-type="float">
            <text:p><text:s/>1.399.105 </text:p>
          </table:table-cell>
          <table:table-cell table:style-name="ce20" office:value-type="percentage" office:value="0.161070417852273" calcext:value-type="percentage">
            <text:p>16,1%</text:p>
          </table:table-cell>
          <table:table-cell table:style-name="ce21" office:value-type="percentage" office:value="0.159341666243943" calcext:value-type="percentage">
            <text:p>15,9%</text:p>
          </table:table-cell>
          <table:table-cell table:style-name="ce21" office:value-type="percentage" office:value="0.158991102360243" calcext:value-type="percentage">
            <text:p>15,9%</text:p>
          </table:table-cell>
          <table:table-cell table:style-name="ce21" office:value-type="percentage" office:value="0.155282094121571" calcext:value-type="percentage">
            <text:p>15,5%</text:p>
          </table:table-cell>
          <table:table-cell table:style-name="ce21" office:value-type="percentage" office:value="0.149221288497879" calcext:value-type="percentage">
            <text:p>14,9%</text:p>
          </table:table-cell>
          <table:table-cell table:style-name="ce21" office:value-type="percentage" office:value="0.14992777428551" calcext:value-type="percentage">
            <text:p>15,0%</text:p>
          </table:table-cell>
          <table:table-cell table:style-name="ce21" office:value-type="percentage" office:value="0.145210140544569" calcext:value-type="percentage">
            <text:p>14,5%</text:p>
          </table:table-cell>
          <table:table-cell table:style-name="ce21" office:value-type="percentage" office:value="0.149326875083802" calcext:value-type="percentage">
            <text:p>14,9%</text:p>
          </table:table-cell>
          <table:table-cell table:style-name="ce21" office:value-type="percentage" office:value="0.153788737262714" calcext:value-type="percentage">
            <text:p>15,4%</text:p>
          </table:table-cell>
          <table:table-cell table:style-name="ce21" office:value-type="percentage" office:value="0.152050085456599" calcext:value-type="percentage">
            <text:p>15,2%</text:p>
          </table:table-cell>
          <table:table-cell table:style-name="ce21" office:value-type="percentage" office:value="0.144692419322722" calcext:value-type="percentage">
            <text:p>14,5%</text:p>
          </table:table-cell>
          <table:table-cell table:style-name="ce21" office:value-type="percentage" office:value="0.155246666108901" calcext:value-type="percentage">
            <text:p>15,5%</text:p>
          </table:table-cell>
          <table:table-cell table:style-name="ce16" table:number-columns-repeated="6"/>
          <table:table-cell table:number-columns-repeated="16353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583007" calcext:value-type="float">
            <text:p><text:s/>583.007 </text:p>
          </table:table-cell>
          <table:table-cell table:style-name="ce13" office:value-type="float" office:value="655921" calcext:value-type="float">
            <text:p><text:s/>655.921 </text:p>
          </table:table-cell>
          <table:table-cell table:style-name="ce13" office:value-type="float" office:value="720501" calcext:value-type="float">
            <text:p><text:s/>720.501 </text:p>
          </table:table-cell>
          <table:table-cell table:style-name="ce13" office:value-type="float" office:value="777858.956646312" calcext:value-type="float">
            <text:p><text:s/>777.859 </text:p>
          </table:table-cell>
          <table:table-cell table:style-name="ce13" office:value-type="float" office:value="806218.78" calcext:value-type="float">
            <text:p><text:s/>806.219 </text:p>
          </table:table-cell>
          <table:table-cell table:style-name="ce13" office:value-type="float" office:value="840185.999999999" calcext:value-type="float">
            <text:p><text:s/>840.186 </text:p>
          </table:table-cell>
          <table:table-cell table:style-name="ce13" office:value-type="float" office:value="849505.999999996" calcext:value-type="float">
            <text:p><text:s/>849.506 </text:p>
          </table:table-cell>
          <table:table-cell table:style-name="ce13" office:value-type="float" office:value="913553.000000005" calcext:value-type="float">
            <text:p><text:s/>913.553 </text:p>
          </table:table-cell>
          <table:table-cell table:style-name="ce13" office:value-type="float" office:value="992991.000000001" calcext:value-type="float">
            <text:p><text:s/>992.991 </text:p>
          </table:table-cell>
          <table:table-cell table:style-name="ce13" office:value-type="float" office:value="1032447" calcext:value-type="float">
            <text:p><text:s/>1.032.447 </text:p>
          </table:table-cell>
          <table:table-cell table:style-name="ce13" office:value-type="float" office:value="1014660.00000108" calcext:value-type="float">
            <text:p><text:s/>1.014.660 </text:p>
          </table:table-cell>
          <table:table-cell table:style-name="ce13" office:value-type="float" office:value="1298143" calcext:value-type="float">
            <text:p><text:s/>1.298.143 </text:p>
          </table:table-cell>
          <table:table-cell table:style-name="ce14" office:value-type="percentage" office:value="0.150033441872519" calcext:value-type="percentage">
            <text:p>15,0%</text:p>
          </table:table-cell>
          <table:table-cell table:style-name="ce15" office:value-type="percentage" office:value="0.149877455852803" calcext:value-type="percentage">
            <text:p>15,0%</text:p>
          </table:table-cell>
          <table:table-cell table:style-name="ce15" office:value-type="percentage" office:value="0.149644219026494" calcext:value-type="percentage">
            <text:p>15,0%</text:p>
          </table:table-cell>
          <table:table-cell table:style-name="ce15" office:value-type="percentage" office:value="0.145895451826436" calcext:value-type="percentage">
            <text:p>14,6%</text:p>
          </table:table-cell>
          <table:table-cell table:style-name="ce15" office:value-type="percentage" office:value="0.139509494313604" calcext:value-type="percentage">
            <text:p>14,0%</text:p>
          </table:table-cell>
          <table:table-cell table:style-name="ce15" office:value-type="percentage" office:value="0.14012939418962" calcext:value-type="percentage">
            <text:p>14,0%</text:p>
          </table:table-cell>
          <table:table-cell table:style-name="ce15" office:value-type="percentage" office:value="0.13550192301312" calcext:value-type="percentage">
            <text:p>13,6%</text:p>
          </table:table-cell>
          <table:table-cell table:style-name="ce15" office:value-type="percentage" office:value="0.138722331359647" calcext:value-type="percentage">
            <text:p>13,9%</text:p>
          </table:table-cell>
          <table:table-cell table:style-name="ce15" office:value-type="percentage" office:value="0.141771988884861" calcext:value-type="percentage">
            <text:p>14,2%</text:p>
          </table:table-cell>
          <table:table-cell table:style-name="ce15" office:value-type="percentage" office:value="0.139725090812438" calcext:value-type="percentage">
            <text:p>14,0%</text:p>
          </table:table-cell>
          <table:table-cell table:style-name="ce15" office:value-type="percentage" office:value="0.133339518505505" calcext:value-type="percentage">
            <text:p>13,3%</text:p>
          </table:table-cell>
          <table:table-cell table:style-name="ce15" office:value-type="percentage" office:value="0.144043780046964" calcext:value-type="percentage">
            <text:p>14,4%</text:p>
          </table:table-cell>
          <table:table-cell table:style-name="ce16" table:number-columns-repeated="6"/>
          <table:table-cell table:number-columns-repeated="16353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42888" calcext:value-type="float">
            <text:p><text:s/>42.888 </text:p>
          </table:table-cell>
          <table:table-cell table:style-name="ce13" office:value-type="float" office:value="41419" calcext:value-type="float">
            <text:p><text:s/>41.419 </text:p>
          </table:table-cell>
          <table:table-cell table:style-name="ce13" office:value-type="float" office:value="45003" calcext:value-type="float">
            <text:p><text:s/>45.003 </text:p>
          </table:table-cell>
          <table:table-cell table:style-name="ce13" office:value-type="float" office:value="50046" calcext:value-type="float">
            <text:p><text:s/>50.046 </text:p>
          </table:table-cell>
          <table:table-cell table:style-name="ce13" office:value-type="float" office:value="56124" calcext:value-type="float">
            <text:p><text:s/>56.124 </text:p>
          </table:table-cell>
          <table:table-cell table:style-name="ce13" office:value-type="float" office:value="58749" calcext:value-type="float">
            <text:p><text:s/>58.749 </text:p>
          </table:table-cell>
          <table:table-cell table:style-name="ce13" office:value-type="float" office:value="60864" calcext:value-type="float">
            <text:p><text:s/>60.864 </text:p>
          </table:table-cell>
          <table:table-cell table:style-name="ce13" office:value-type="float" office:value="69836" calcext:value-type="float">
            <text:p><text:s/>69.836 </text:p>
          </table:table-cell>
          <table:table-cell table:style-name="ce13" office:value-type="float" office:value="84167" calcext:value-type="float">
            <text:p><text:s/>84.167 </text:p>
          </table:table-cell>
          <table:table-cell table:style-name="ce13" office:value-type="float" office:value="91071" calcext:value-type="float">
            <text:p><text:s/>91.071 </text:p>
          </table:table-cell>
          <table:table-cell table:style-name="ce13" office:value-type="float" office:value="86391" calcext:value-type="float">
            <text:p><text:s/>86.391 </text:p>
          </table:table-cell>
          <table:table-cell table:style-name="ce13" office:value-type="float" office:value="100962" calcext:value-type="float">
            <text:p><text:s/>100.962 </text:p>
          </table:table-cell>
          <table:table-cell table:style-name="ce14" office:value-type="percentage" office:value="0.0110369759797542" calcext:value-type="percentage">
            <text:p>1,1%</text:p>
          </table:table-cell>
          <table:table-cell table:style-name="ce15" office:value-type="percentage" office:value="0.00946421039114044" calcext:value-type="percentage">
            <text:p>0,9%</text:p>
          </table:table-cell>
          <table:table-cell table:style-name="ce15" office:value-type="percentage" office:value="0.00934688333374875" calcext:value-type="percentage">
            <text:p>0,9%</text:p>
          </table:table-cell>
          <table:table-cell table:style-name="ce15" office:value-type="percentage" office:value="0.00938664229513495" calcext:value-type="percentage">
            <text:p>0,9%</text:p>
          </table:table-cell>
          <table:table-cell table:style-name="ce15" office:value-type="percentage" office:value="0.00971179418427431" calcext:value-type="percentage">
            <text:p>1,0%</text:p>
          </table:table-cell>
          <table:table-cell table:style-name="ce15" office:value-type="percentage" office:value="0.00979838009589065" calcext:value-type="percentage">
            <text:p>1,0%</text:p>
          </table:table-cell>
          <table:table-cell table:style-name="ce15" office:value-type="percentage" office:value="0.00970821753144837" calcext:value-type="percentage">
            <text:p>1,0%</text:p>
          </table:table-cell>
          <table:table-cell table:style-name="ce15" office:value-type="percentage" office:value="0.0106045437241542" calcext:value-type="percentage">
            <text:p>1,1%</text:p>
          </table:table-cell>
          <table:table-cell table:style-name="ce15" office:value-type="percentage" office:value="0.0120167483778525" calcext:value-type="percentage">
            <text:p>1,2%</text:p>
          </table:table-cell>
          <table:table-cell table:style-name="ce15" office:value-type="percentage" office:value="0.0123249946441605" calcext:value-type="percentage">
            <text:p>1,2%</text:p>
          </table:table-cell>
          <table:table-cell table:style-name="ce15" office:value-type="percentage" office:value="0.0113529008172164" calcext:value-type="percentage">
            <text:p>1,1%</text:p>
          </table:table-cell>
          <table:table-cell table:style-name="ce15" office:value-type="percentage" office:value="0.0112028860619373" calcext:value-type="percentage">
            <text:p>1,1%</text:p>
          </table:table-cell>
          <table:table-cell table:style-name="ce16" table:number-columns-repeated="6"/>
          <table:table-cell table:number-columns-repeated="16353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641762" calcext:value-type="float">
            <text:p><text:s/>1.641.762 </text:p>
          </table:table-cell>
          <table:table-cell table:style-name="ce19" office:value-type="float" office:value="1832261" calcext:value-type="float">
            <text:p><text:s/>1.832.261 </text:p>
          </table:table-cell>
          <table:table-cell table:style-name="ce19" office:value-type="float" office:value="1990401.99999999" calcext:value-type="float">
            <text:p><text:s/>1.990.402 </text:p>
          </table:table-cell>
          <table:table-cell table:style-name="ce19" office:value-type="float" office:value="2198001.00000005" calcext:value-type="float">
            <text:p><text:s/>2.198.001 </text:p>
          </table:table-cell>
          <table:table-cell table:style-name="ce19" office:value-type="float" office:value="2401241.00000001" calcext:value-type="float">
            <text:p><text:s/>2.401.241 </text:p>
          </table:table-cell>
          <table:table-cell table:style-name="ce19" office:value-type="float" office:value="2424832.00000001" calcext:value-type="float">
            <text:p><text:s/>2.424.832 </text:p>
          </table:table-cell>
          <table:table-cell table:style-name="ce19" office:value-type="float" office:value="2556521.99999999" calcext:value-type="float">
            <text:p><text:s/>2.556.522 </text:p>
          </table:table-cell>
          <table:table-cell table:style-name="ce19" office:value-type="float" office:value="2681553.00000003" calcext:value-type="float">
            <text:p><text:s/>2.681.553 </text:p>
          </table:table-cell>
          <table:table-cell table:style-name="ce19" office:value-type="float" office:value="2871210" calcext:value-type="float">
            <text:p><text:s/>2.871.210 </text:p>
          </table:table-cell>
          <table:table-cell table:style-name="ce19" office:value-type="float" office:value="3047932.99999998" calcext:value-type="float">
            <text:p><text:s/>3.047.933 </text:p>
          </table:table-cell>
          <table:table-cell table:style-name="ce19" office:value-type="float" office:value="3316203" calcext:value-type="float">
            <text:p><text:s/>3.316.203 </text:p>
          </table:table-cell>
          <table:table-cell table:style-name="ce19" office:value-type="float" office:value="4078388.99999999" calcext:value-type="float">
            <text:p><text:s/>4.078.389 </text:p>
          </table:table-cell>
          <table:table-cell table:style-name="ce20" office:value-type="percentage" office:value="0.422497849246251" calcext:value-type="percentage">
            <text:p>42,2%</text:p>
          </table:table-cell>
          <table:table-cell table:style-name="ce21" office:value-type="percentage" office:value="0.418670262330848" calcext:value-type="percentage">
            <text:p>41,9%</text:p>
          </table:table-cell>
          <table:table-cell table:style-name="ce21" office:value-type="percentage" office:value="0.413395890968603" calcext:value-type="percentage">
            <text:p>41,3%</text:p>
          </table:table-cell>
          <table:table-cell table:style-name="ce21" office:value-type="percentage" office:value="0.412257705937525" calcext:value-type="percentage">
            <text:p>41,2%</text:p>
          </table:table-cell>
          <table:table-cell table:style-name="ce21" office:value-type="percentage" office:value="0.415514902338414" calcext:value-type="percentage">
            <text:p>41,6%</text:p>
          </table:table-cell>
          <table:table-cell table:style-name="ce21" office:value-type="percentage" office:value="0.404422638762853" calcext:value-type="percentage">
            <text:p>40,4%</text:p>
          </table:table-cell>
          <table:table-cell table:style-name="ce21" office:value-type="percentage" office:value="0.40778246089533" calcext:value-type="percentage">
            <text:p>40,8%</text:p>
          </table:table-cell>
          <table:table-cell table:style-name="ce21" office:value-type="percentage" office:value="0.407191792730646" calcext:value-type="percentage">
            <text:p>40,7%</text:p>
          </table:table-cell>
          <table:table-cell table:style-name="ce21" office:value-type="percentage" office:value="0.409930354057692" calcext:value-type="percentage">
            <text:p>41,0%</text:p>
          </table:table-cell>
          <table:table-cell table:style-name="ce21" office:value-type="percentage" office:value="0.412488694543376" calcext:value-type="percentage">
            <text:p>41,2%</text:p>
          </table:table-cell>
          <table:table-cell table:style-name="ce21" office:value-type="percentage" office:value="0.435792197668225" calcext:value-type="percentage">
            <text:p>43,6%</text:p>
          </table:table-cell>
          <table:table-cell table:style-name="ce21" office:value-type="percentage" office:value="0.452543801462515" calcext:value-type="percentage">
            <text:p>45,3%</text:p>
          </table:table-cell>
          <table:table-cell table:style-name="ce16" table:number-columns-repeated="6"/>
          <table:table-cell table:number-columns-repeated="16353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3885847" calcext:value-type="float">
            <text:p><text:s/>3.885.847 </text:p>
          </table:table-cell>
          <table:table-cell table:style-name="ce27" office:value-type="float" office:value="4376382" calcext:value-type="float">
            <text:p><text:s/>4.376.382 </text:p>
          </table:table-cell>
          <table:table-cell table:style-name="ce27" office:value-type="float" office:value="4814759.99999999" calcext:value-type="float">
            <text:p><text:s/>4.814.760 </text:p>
          </table:table-cell>
          <table:table-cell table:style-name="ce27" office:value-type="float" office:value="5331618.95664636" calcext:value-type="float">
            <text:p><text:s/>5.331.619 </text:p>
          </table:table-cell>
          <table:table-cell table:style-name="ce27" office:value-type="float" office:value="5778952.78000001" calcext:value-type="float">
            <text:p><text:s/>5.778.953 </text:p>
          </table:table-cell>
          <table:table-cell table:style-name="ce27" office:value-type="float" office:value="5995787.00000001" calcext:value-type="float">
            <text:p><text:s/>5.995.787 </text:p>
          </table:table-cell>
          <table:table-cell table:style-name="ce27" office:value-type="float" office:value="6269327.99999998" calcext:value-type="float">
            <text:p><text:s/>6.269.328 </text:p>
          </table:table-cell>
          <table:table-cell table:style-name="ce27" office:value-type="float" office:value="6585479.00000004" calcext:value-type="float">
            <text:p><text:s/>6.585.479 </text:p>
          </table:table-cell>
          <table:table-cell table:style-name="ce27" office:value-type="float" office:value="7004141" calcext:value-type="float">
            <text:p><text:s/>7.004.141 </text:p>
          </table:table-cell>
          <table:table-cell table:style-name="ce27" office:value-type="float" office:value="7389130.99999998" calcext:value-type="float">
            <text:p><text:s/>7.389.131 </text:p>
          </table:table-cell>
          <table:table-cell table:style-name="ce27" office:value-type="float" office:value="7609597.00000108" calcext:value-type="float">
            <text:p><text:s/>7.609.597 </text:p>
          </table:table-cell>
          <table:table-cell table:style-name="ce27" office:value-type="float" office:value="9012142" calcext:value-type="float">
            <text:p><text:s/>9.012.142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1" table:style-name="ce29" office:value-type="percentage" office:value="1" calcext:value-type="percentage">
            <text:p>100,0%</text:p>
          </table:table-cell>
          <table:table-cell table:style-name="ce16" table:number-columns-repeated="6"/>
          <table:table-cell table:number-columns-repeated="16353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3885847" calcext:value-type="float">
            <text:p><text:s/>3.885.847 </text:p>
          </table:table-cell>
          <table:table-cell table:style-name="ce32" office:value-type="float" office:value="4376382" calcext:value-type="float">
            <text:p><text:s/>4.376.382 </text:p>
          </table:table-cell>
          <table:table-cell table:style-name="ce32" office:value-type="float" office:value="4814759.99999999" calcext:value-type="float">
            <text:p><text:s/>4.814.760 </text:p>
          </table:table-cell>
          <table:table-cell table:style-name="ce32" office:value-type="float" office:value="5331618.95664636" calcext:value-type="float">
            <text:p><text:s/>5.331.619 </text:p>
          </table:table-cell>
          <table:table-cell table:style-name="ce32" office:value-type="float" office:value="5778952.78000001" calcext:value-type="float">
            <text:p><text:s/>5.778.953 </text:p>
          </table:table-cell>
          <table:table-cell table:style-name="ce32" office:value-type="float" office:value="5995787.00000001" calcext:value-type="float">
            <text:p><text:s/>5.995.787 </text:p>
          </table:table-cell>
          <table:table-cell table:style-name="ce32" office:value-type="float" office:value="6269327.99999998" calcext:value-type="float">
            <text:p><text:s/>6.269.328 </text:p>
          </table:table-cell>
          <table:table-cell table:style-name="ce32" office:value-type="float" office:value="6585479.00000004" calcext:value-type="float">
            <text:p><text:s/>6.585.479 </text:p>
          </table:table-cell>
          <table:table-cell table:style-name="ce32" office:value-type="float" office:value="7004140.99999999" calcext:value-type="float">
            <text:p><text:s/>7.004.141 </text:p>
          </table:table-cell>
          <table:table-cell table:style-name="ce32" office:value-type="float" office:value="7389130.99999998" calcext:value-type="float">
            <text:p><text:s/>7.389.131 </text:p>
          </table:table-cell>
          <table:table-cell table:style-name="ce32" office:value-type="float" office:value="7609597.00000108" calcext:value-type="float">
            <text:p><text:s/>7.609.597 </text:p>
          </table:table-cell>
          <table:table-cell table:style-name="ce32" office:value-type="float" office:value="9012142" calcext:value-type="float">
            <text:p><text:s/>9.012.142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1" table:style-name="ce34" office:value-type="string" office:string-value=".." calcext:value-type="string">
            <text:p><text:s/>.. </text:p>
          </table:table-cell>
          <table:table-cell table:number-columns-repeated="16359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5"/>
          <table:table-cell table:number-columns-repeated="16364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6371"/>
        </table:table-row>
        <table:table-row table:style-name="ro8">
          <table:table-cell/>
          <table:table-cell table:style-name="ce39" table:number-columns-repeated="12"/>
          <table:table-cell table:number-columns-repeated="16371"/>
        </table:table-row>
        <table:table-row table:style-name="ro8" table:number-rows-repeated="2">
          <table:table-cell table:number-columns-repeated="2"/>
          <table:table-cell table:style-name="ce41" table:number-columns-repeated="3"/>
          <table:table-cell/>
          <table:table-cell table:style-name="ce41"/>
          <table:table-cell table:number-columns-repeated="6"/>
          <table:table-cell table:style-name="ce42"/>
          <table:table-cell table:number-columns-repeated="16370"/>
        </table:table-row>
        <table:table-row table:style-name="ro8">
          <table:table-cell table:number-columns-repeated="2"/>
          <table:table-cell table:style-name="ce41" table:number-columns-repeated="6"/>
          <table:table-cell table:number-columns-repeated="5"/>
          <table:table-cell table:style-name="ce42"/>
          <table:table-cell table:number-columns-repeated="16370"/>
        </table:table-row>
        <table:table-row table:style-name="ro8">
          <table:table-cell table:number-columns-repeated="2"/>
          <table:table-cell table:style-name="ce41" table:number-columns-repeated="3"/>
          <table:table-cell/>
          <table:table-cell table:style-name="ce41"/>
          <table:table-cell table:number-columns-repeated="6"/>
          <table:table-cell table:style-name="ce42"/>
          <table:table-cell table:number-columns-repeated="16370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7"/>
          <table:table-cell table:style-name="ce43" table:number-columns-repeated="6"/>
          <table:table-cell table:number-columns-repeated="16371"/>
        </table:table-row>
        <table:table-row table:style-name="ro11" table:number-rows-repeated="1048547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" table:style-name="ta2">
        <table:table-column table:style-name="co5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9" table:default-cell-style-name="ce90"/>
        <table:table-column table:style-name="co9" table:number-columns-repeated="9" table:default-cell-style-name="ce67"/>
        <table:table-column table:style-name="co10" table:default-cell-style-name="ce67"/>
        <table:table-column table:style-name="co7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Participação dos componentes do <text:s/>PIB sobre o PIB da Região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Participação dos componentes do <text:s/>PIB da Região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egião Norte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Região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182905.311434904" calcext:value-type="float">
            <text:p><text:s/>182.905 </text:p>
          </table:table-cell>
          <table:table-cell table:style-name="ce13" office:value-type="float" office:value="214002.679081731" calcext:value-type="float">
            <text:p><text:s/>214.003 </text:p>
          </table:table-cell>
          <table:table-cell table:style-name="ce13" office:value-type="float" office:value="228669.50759446" calcext:value-type="float">
            <text:p><text:s/>228.670 </text:p>
          </table:table-cell>
          <table:table-cell table:style-name="ce13" office:value-type="float" office:value="259115.292384946" calcext:value-type="float">
            <text:p><text:s/>259.115 </text:p>
          </table:table-cell>
          <table:table-cell table:style-name="ce13" office:value-type="float" office:value="272738.852251249" calcext:value-type="float">
            <text:p><text:s/>272.739 </text:p>
          </table:table-cell>
          <table:table-cell table:style-name="ce13" office:value-type="float" office:value="284652.14779805" calcext:value-type="float">
            <text:p><text:s/>284.652 </text:p>
          </table:table-cell>
          <table:table-cell table:style-name="ce13" office:value-type="float" office:value="300799.244615515" calcext:value-type="float">
            <text:p><text:s/>300.799 </text:p>
          </table:table-cell>
          <table:table-cell table:style-name="ce13" office:value-type="float" office:value="328770.475210416" calcext:value-type="float">
            <text:p><text:s/>328.770 </text:p>
          </table:table-cell>
          <table:table-cell table:style-name="ce13" office:value-type="float" office:value="345176.58809498" calcext:value-type="float">
            <text:p><text:s/>345.177 </text:p>
          </table:table-cell>
          <table:table-cell table:style-name="ce13" office:value-type="float" office:value="373470.299915774" calcext:value-type="float">
            <text:p><text:s/>373.470 </text:p>
          </table:table-cell>
          <table:table-cell table:style-name="ce13" office:value-type="float" office:value="426154.208328153" calcext:value-type="float">
            <text:p><text:s/>426.154 </text:p>
          </table:table-cell>
          <table:table-cell table:style-name="ce13" office:value-type="float" office:value="501195.773451434" calcext:value-type="float">
            <text:p><text:s/>501.196 </text:p>
          </table:table-cell>
          <table:table-cell table:style-name="ce14" office:value-type="percentage" office:value="0.8832009867445" calcext:value-type="percentage">
            <text:p>88,3%</text:p>
          </table:table-cell>
          <table:table-cell table:style-name="ce15" office:value-type="percentage" office:value="0.887875059660366" calcext:value-type="percentage">
            <text:p>88,8%</text:p>
          </table:table-cell>
          <table:table-cell table:style-name="ce15" office:value-type="percentage" office:value="0.882549720456484" calcext:value-type="percentage">
            <text:p>88,3%</text:p>
          </table:table-cell>
          <table:table-cell table:style-name="ce15" office:value-type="percentage" office:value="0.886039061715608" calcext:value-type="percentage">
            <text:p>88,6%</text:p>
          </table:table-cell>
          <table:table-cell table:style-name="ce15" office:value-type="percentage" office:value="0.885294439246147" calcext:value-type="percentage">
            <text:p>88,5%</text:p>
          </table:table-cell>
          <table:table-cell table:style-name="ce15" office:value-type="percentage" office:value="0.887628691816178" calcext:value-type="percentage">
            <text:p>88,8%</text:p>
          </table:table-cell>
          <table:table-cell table:style-name="ce15" office:value-type="percentage" office:value="0.891779977539743" calcext:value-type="percentage">
            <text:p>89,2%</text:p>
          </table:table-cell>
          <table:table-cell table:style-name="ce15" office:value-type="percentage" office:value="0.893503812909436" calcext:value-type="percentage">
            <text:p>89,4%</text:p>
          </table:table-cell>
          <table:table-cell table:style-name="ce15" office:value-type="percentage" office:value="0.890697116237567" calcext:value-type="percentage">
            <text:p>89,1%</text:p>
          </table:table-cell>
          <table:table-cell table:style-name="ce15" office:value-type="percentage" office:value="0.888317679042947" calcext:value-type="percentage">
            <text:p>88,8%</text:p>
          </table:table-cell>
          <table:table-cell table:style-name="ce15" office:value-type="percentage" office:value="0.891213357418789" calcext:value-type="percentage">
            <text:p>89,1%</text:p>
          </table:table-cell>
          <table:table-cell table:style-name="ce54" office:value-type="percentage" office:value="0.888544559198373" calcext:value-type="percentage">
            <text:p>88,9%</text:p>
          </table:table-cell>
          <table:table-cell table:style-name="ce15" office:value-type="percentage" office:value="0.0553781931413281" calcext:value-type="percentage">
            <text:p>5,5%</text:p>
          </table:table-cell>
          <table:table-cell table:style-name="ce15" office:value-type="percentage" office:value="0.0575204736944509" calcext:value-type="percentage">
            <text:p>5,8%</text:p>
          </table:table-cell>
          <table:table-cell table:style-name="ce15" office:value-type="percentage" office:value="0.0558512560134717" calcext:value-type="percentage">
            <text:p>5,6%</text:p>
          </table:table-cell>
          <table:table-cell table:style-name="ce15" office:value-type="percentage" office:value="0.0569013940973928" calcext:value-type="percentage">
            <text:p>5,7%</text:p>
          </table:table-cell>
          <table:table-cell table:style-name="ce15" office:value-type="percentage" office:value="0.0548468613545885" calcext:value-type="percentage">
            <text:p>5,5%</text:p>
          </table:table-cell>
          <table:table-cell table:style-name="ce15" office:value-type="percentage" office:value="0.0552122144048869" calcext:value-type="percentage">
            <text:p>5,5%</text:p>
          </table:table-cell>
          <table:table-cell table:style-name="ce15" office:value-type="percentage" office:value="0.0554998383001353" calcext:value-type="percentage">
            <text:p>5,5%</text:p>
          </table:table-cell>
          <table:table-cell table:style-name="ce15" office:value-type="percentage" office:value="0.0579645212596945" calcext:value-type="percentage">
            <text:p>5,8%</text:p>
          </table:table-cell>
          <table:table-cell table:style-name="ce15" office:value-type="percentage" office:value="0.0574227207930231" calcext:value-type="percentage">
            <text:p>5,7%</text:p>
          </table:table-cell>
          <table:table-cell table:style-name="ce15" office:value-type="percentage" office:value="0.0587523777988296" calcext:value-type="percentage">
            <text:p>5,9%</text:p>
          </table:table-cell>
          <table:table-cell table:style-name="ce15" office:value-type="percentage" office:value="0.0646183895810002" calcext:value-type="percentage">
            <text:p>6,5%</text:p>
          </table:table-cell>
          <table:table-cell table:style-name="ce15" office:value-type="percentage" office:value="0.0649722372859309" calcext:value-type="percentage">
            <text:p>6,5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85264.9377886166" calcext:value-type="float">
            <text:p><text:s/>85.265 </text:p>
          </table:table-cell>
          <table:table-cell table:style-name="ce19" office:value-type="float" office:value="99851.4061950352" calcext:value-type="float">
            <text:p><text:s/>99.851 </text:p>
          </table:table-cell>
          <table:table-cell table:style-name="ce19" office:value-type="float" office:value="110767.307748005" calcext:value-type="float">
            <text:p><text:s/>110.767 </text:p>
          </table:table-cell>
          <table:table-cell table:style-name="ce19" office:value-type="float" office:value="124993.323358685" calcext:value-type="float">
            <text:p><text:s/>124.993 </text:p>
          </table:table-cell>
          <table:table-cell table:style-name="ce19" office:value-type="float" office:value="136258.290322411" calcext:value-type="float">
            <text:p><text:s/>136.258 </text:p>
          </table:table-cell>
          <table:table-cell table:style-name="ce19" office:value-type="float" office:value="144086.881042513" calcext:value-type="float">
            <text:p><text:s/>144.087 </text:p>
          </table:table-cell>
          <table:table-cell table:style-name="ce19" office:value-type="float" office:value="149081.783566599" calcext:value-type="float">
            <text:p><text:s/>149.082 </text:p>
          </table:table-cell>
          <table:table-cell table:style-name="ce19" office:value-type="float" office:value="155762.092119781" calcext:value-type="float">
            <text:p><text:s/>155.762 </text:p>
          </table:table-cell>
          <table:table-cell table:style-name="ce19" office:value-type="float" office:value="164557.795158967" calcext:value-type="float">
            <text:p><text:s/>164.558 </text:p>
          </table:table-cell>
          <table:table-cell table:style-name="ce19" office:value-type="float" office:value="172147.349106835" calcext:value-type="float">
            <text:p><text:s/>172.147 </text:p>
          </table:table-cell>
          <table:table-cell table:style-name="ce19" office:value-type="float" office:value="177464.914814333" calcext:value-type="float">
            <text:p><text:s/>177.465 </text:p>
          </table:table-cell>
          <table:table-cell table:style-name="ce19" office:value-type="float" office:value="195385.218937214" calcext:value-type="float">
            <text:p><text:s/>195.385 </text:p>
          </table:table-cell>
          <table:table-cell table:style-name="ce20" office:value-type="percentage" office:value="0.411721653126602" calcext:value-type="percentage">
            <text:p>41,2%</text:p>
          </table:table-cell>
          <table:table-cell table:style-name="ce21" office:value-type="percentage" office:value="0.414273193274975" calcext:value-type="percentage">
            <text:p>41,4%</text:p>
          </table:table-cell>
          <table:table-cell table:style-name="ce21" office:value-type="percentage" office:value="0.427506306009502" calcext:value-type="percentage">
            <text:p>42,8%</text:p>
          </table:table-cell>
          <table:table-cell table:style-name="ce21" office:value-type="percentage" office:value="0.427411928991494" calcext:value-type="percentage">
            <text:p>42,7%</text:p>
          </table:table-cell>
          <table:table-cell table:style-name="ce21" office:value-type="percentage" office:value="0.442286479274662" calcext:value-type="percentage">
            <text:p>44,2%</text:p>
          </table:table-cell>
          <table:table-cell table:style-name="ce21" office:value-type="percentage" office:value="0.449305057829308" calcext:value-type="percentage">
            <text:p>44,9%</text:p>
          </table:table-cell>
          <table:table-cell table:style-name="ce21" office:value-type="percentage" office:value="0.441982990251661" calcext:value-type="percentage">
            <text:p>44,2%</text:p>
          </table:table-cell>
          <table:table-cell table:style-name="ce21" office:value-type="percentage" office:value="0.423316671385112" calcext:value-type="percentage">
            <text:p>42,3%</text:p>
          </table:table-cell>
          <table:table-cell table:style-name="ce21" office:value-type="percentage" office:value="0.424626578562081" calcext:value-type="percentage">
            <text:p>42,5%</text:p>
          </table:table-cell>
          <table:table-cell table:style-name="ce21" office:value-type="percentage" office:value="0.409461029823434" calcext:value-type="percentage">
            <text:p>40,9%</text:p>
          </table:table-cell>
          <table:table-cell table:style-name="ce21" office:value-type="percentage" office:value="0.371131152678734" calcext:value-type="percentage">
            <text:p>37,1%</text:p>
          </table:table-cell>
          <table:table-cell table:style-name="ce55" office:value-type="percentage" office:value="0.346388542024022" calcext:value-type="percentage">
            <text:p>34,6%</text:p>
          </table:table-cell>
          <table:table-cell table:style-name="ce21" office:value-type="percentage" office:value="0.0526915490694026" calcext:value-type="percentage">
            <text:p>5,3%</text:p>
          </table:table-cell>
          <table:table-cell table:style-name="ce21" office:value-type="percentage" office:value="0.0540678110696586" calcext:value-type="percentage">
            <text:p>5,4%</text:p>
          </table:table-cell>
          <table:table-cell table:style-name="ce21" office:value-type="percentage" office:value="0.0538004675163975" calcext:value-type="percentage">
            <text:p>5,4%</text:p>
          </table:table-cell>
          <table:table-cell table:style-name="ce21" office:value-type="percentage" office:value="0.0542102696036693" calcext:value-type="percentage">
            <text:p>5,4%</text:p>
          </table:table-cell>
          <table:table-cell table:style-name="ce21" office:value-type="percentage" office:value="0.054170298800061" calcext:value-type="percentage">
            <text:p>5,4%</text:p>
          </table:table-cell>
          <table:table-cell table:style-name="ce21" office:value-type="percentage" office:value="0.05392432730388" calcext:value-type="percentage">
            <text:p>5,4%</text:p>
          </table:table-cell>
          <table:table-cell table:style-name="ce21" office:value-type="percentage" office:value="0.0531972125560045" calcext:value-type="percentage">
            <text:p>5,3%</text:p>
          </table:table-cell>
          <table:table-cell table:style-name="ce21" office:value-type="percentage" office:value="0.0533333740061436" calcext:value-type="percentage">
            <text:p>5,3%</text:p>
          </table:table-cell>
          <table:table-cell table:style-name="ce21" office:value-type="percentage" office:value="0.0538514461509303" calcext:value-type="percentage">
            <text:p>5,4%</text:p>
          </table:table-cell>
          <table:table-cell table:style-name="ce21" office:value-type="percentage" office:value="0.0535004565733183" calcext:value-type="percentage">
            <text:p>5,4%</text:p>
          </table:table-cell>
          <table:table-cell table:style-name="ce21" office:value-type="percentage" office:value="0.0555908042507752" calcext:value-type="percentage">
            <text:p>5,6%</text:p>
          </table:table-cell>
          <table:table-cell table:style-name="ce21" office:value-type="percentage" office:value="0.0552771362062682" calcext:value-type="percentage">
            <text:p>5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67817.3018673162" calcext:value-type="float">
            <text:p><text:s/>67.817 </text:p>
          </table:table-cell>
          <table:table-cell table:style-name="ce13" office:value-type="float" office:value="79194.8451000856" calcext:value-type="float">
            <text:p><text:s/>79.195 </text:p>
          </table:table-cell>
          <table:table-cell table:style-name="ce13" office:value-type="float" office:value="88298.3357519781" calcext:value-type="float">
            <text:p><text:s/>88.298 </text:p>
          </table:table-cell>
          <table:table-cell table:style-name="ce13" office:value-type="float" office:value="99293.0366959161" calcext:value-type="float">
            <text:p><text:s/>99.293 </text:p>
          </table:table-cell>
          <table:table-cell table:style-name="ce13" office:value-type="float" office:value="108479.23276683" calcext:value-type="float">
            <text:p><text:s/>108.479 </text:p>
          </table:table-cell>
          <table:table-cell table:style-name="ce13" office:value-type="float" office:value="115029.636422519" calcext:value-type="float">
            <text:p><text:s/>115.030 </text:p>
          </table:table-cell>
          <table:table-cell table:style-name="ce13" office:value-type="float" office:value="119096.154465716" calcext:value-type="float">
            <text:p><text:s/>119.096 </text:p>
          </table:table-cell>
          <table:table-cell table:style-name="ce13" office:value-type="float" office:value="123465.847800121" calcext:value-type="float">
            <text:p><text:s/>123.466 </text:p>
          </table:table-cell>
          <table:table-cell table:style-name="ce13" office:value-type="float" office:value="130306.425513405" calcext:value-type="float">
            <text:p><text:s/>130.306 </text:p>
          </table:table-cell>
          <table:table-cell table:style-name="ce13" office:value-type="float" office:value="135578.587976658" calcext:value-type="float">
            <text:p><text:s/>135.579 </text:p>
          </table:table-cell>
          <table:table-cell table:style-name="ce13" office:value-type="float" office:value="140430.372512394" calcext:value-type="float">
            <text:p><text:s/>140.430 </text:p>
          </table:table-cell>
          <table:table-cell table:style-name="ce13" office:value-type="float" office:value="154155.29313486" calcext:value-type="float">
            <text:p><text:s/>154.155 </text:p>
          </table:table-cell>
          <table:table-cell table:style-name="ce14" office:value-type="percentage" office:value="0.327471670765999" calcext:value-type="percentage">
            <text:p>32,7%</text:p>
          </table:table-cell>
          <table:table-cell table:style-name="ce15" office:value-type="percentage" office:value="0.328571250228029" calcext:value-type="percentage">
            <text:p>32,9%</text:p>
          </table:table-cell>
          <table:table-cell table:style-name="ce15" office:value-type="percentage" office:value="0.340787332576427" calcext:value-type="percentage">
            <text:p>34,1%</text:p>
          </table:table-cell>
          <table:table-cell table:style-name="ce15" office:value-type="percentage" office:value="0.339530362176548" calcext:value-type="percentage">
            <text:p>34,0%</text:p>
          </table:table-cell>
          <table:table-cell table:style-name="ce15" office:value-type="percentage" office:value="0.352117275369678" calcext:value-type="percentage">
            <text:p>35,2%</text:p>
          </table:table-cell>
          <table:table-cell table:style-name="ce15" office:value-type="percentage" office:value="0.35869606636606" calcext:value-type="percentage">
            <text:p>35,9%</text:p>
          </table:table-cell>
          <table:table-cell table:style-name="ce15" office:value-type="percentage" office:value="0.353084550096731" calcext:value-type="percentage">
            <text:p>35,3%</text:p>
          </table:table-cell>
          <table:table-cell table:style-name="ce15" office:value-type="percentage" office:value="0.335544746537536" calcext:value-type="percentage">
            <text:p>33,6%</text:p>
          </table:table-cell>
          <table:table-cell table:style-name="ce15" office:value-type="percentage" office:value="0.336244002157177" calcext:value-type="percentage">
            <text:p>33,6%</text:p>
          </table:table-cell>
          <table:table-cell table:style-name="ce15" office:value-type="percentage" office:value="0.322480413105156" calcext:value-type="percentage">
            <text:p>32,2%</text:p>
          </table:table-cell>
          <table:table-cell table:style-name="ce15" office:value-type="percentage" office:value="0.293681069726688" calcext:value-type="percentage">
            <text:p>29,4%</text:p>
          </table:table-cell>
          <table:table-cell table:style-name="ce54" office:value-type="percentage" office:value="0.273294098318815" calcext:value-type="percentage">
            <text:p>27,3%</text:p>
          </table:table-cell>
          <table:table-cell table:style-name="ce15" office:value-type="percentage" office:value="0.0530948863153613" calcext:value-type="percentage">
            <text:p>5,3%</text:p>
          </table:table-cell>
          <table:table-cell table:style-name="ce15" office:value-type="percentage" office:value="0.0544798078636854" calcext:value-type="percentage">
            <text:p>5,4%</text:p>
          </table:table-cell>
          <table:table-cell table:style-name="ce15" office:value-type="percentage" office:value="0.0542712098110294" calcext:value-type="percentage">
            <text:p>5,4%</text:p>
          </table:table-cell>
          <table:table-cell table:style-name="ce15" office:value-type="percentage" office:value="0.0544904465983153" calcext:value-type="percentage">
            <text:p>5,4%</text:p>
          </table:table-cell>
          <table:table-cell table:style-name="ce15" office:value-type="percentage" office:value="0.0542285266497151" calcext:value-type="percentage">
            <text:p>5,4%</text:p>
          </table:table-cell>
          <table:table-cell table:style-name="ce15" office:value-type="percentage" office:value="0.0540845591328195" calcext:value-type="percentage">
            <text:p>5,4%</text:p>
          </table:table-cell>
          <table:table-cell table:style-name="ce15" office:value-type="percentage" office:value="0.053423308595606" calcext:value-type="percentage">
            <text:p>5,3%</text:p>
          </table:table-cell>
          <table:table-cell table:style-name="ce15" office:value-type="percentage" office:value="0.053393984833696" calcext:value-type="percentage">
            <text:p>5,3%</text:p>
          </table:table-cell>
          <table:table-cell table:style-name="ce15" office:value-type="percentage" office:value="0.0537945477861953" calcext:value-type="percentage">
            <text:p>5,4%</text:p>
          </table:table-cell>
          <table:table-cell table:style-name="ce15" office:value-type="percentage" office:value="0.0533838491410806" calcext:value-type="percentage">
            <text:p>5,3%</text:p>
          </table:table-cell>
          <table:table-cell table:style-name="ce15" office:value-type="percentage" office:value="0.0554630867191058" calcext:value-type="percentage">
            <text:p>5,5%</text:p>
          </table:table-cell>
          <table:table-cell table:style-name="ce15" office:value-type="percentage" office:value="0.0551536747704521" calcext:value-type="percentage">
            <text:p>5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17447.6359213003" calcext:value-type="float">
            <text:p><text:s/>17.448 </text:p>
          </table:table-cell>
          <table:table-cell table:style-name="ce13" office:value-type="float" office:value="20656.5610949496" calcext:value-type="float">
            <text:p><text:s/>20.657 </text:p>
          </table:table-cell>
          <table:table-cell table:style-name="ce13" office:value-type="float" office:value="22468.9719960269" calcext:value-type="float">
            <text:p><text:s/>22.469 </text:p>
          </table:table-cell>
          <table:table-cell table:style-name="ce13" office:value-type="float" office:value="25700.286662769" calcext:value-type="float">
            <text:p><text:s/>25.700 </text:p>
          </table:table-cell>
          <table:table-cell table:style-name="ce13" office:value-type="float" office:value="27779.0575555806" calcext:value-type="float">
            <text:p><text:s/>27.779 </text:p>
          </table:table-cell>
          <table:table-cell table:style-name="ce13" office:value-type="float" office:value="29057.2446199947" calcext:value-type="float">
            <text:p><text:s/>29.057 </text:p>
          </table:table-cell>
          <table:table-cell table:style-name="ce13" office:value-type="float" office:value="29985.6291008831" calcext:value-type="float">
            <text:p><text:s/>29.986 </text:p>
          </table:table-cell>
          <table:table-cell table:style-name="ce13" office:value-type="float" office:value="32296.2443196595" calcext:value-type="float">
            <text:p><text:s/>32.296 </text:p>
          </table:table-cell>
          <table:table-cell table:style-name="ce13" office:value-type="float" office:value="34251.3696455614" calcext:value-type="float">
            <text:p><text:s/>34.251 </text:p>
          </table:table-cell>
          <table:table-cell table:style-name="ce13" office:value-type="float" office:value="36568.7611301765" calcext:value-type="float">
            <text:p><text:s/>36.569 </text:p>
          </table:table-cell>
          <table:table-cell table:style-name="ce13" office:value-type="float" office:value="37034.5423019387" calcext:value-type="float">
            <text:p><text:s/>37.035 </text:p>
          </table:table-cell>
          <table:table-cell table:style-name="ce13" office:value-type="float" office:value="41229.9258023532" calcext:value-type="float">
            <text:p><text:s/>41.230 </text:p>
          </table:table-cell>
          <table:table-cell table:style-name="ce14" office:value-type="percentage" office:value="0.0842499823606028" calcext:value-type="percentage">
            <text:p>8,4%</text:p>
          </table:table-cell>
          <table:table-cell table:style-name="ce15" office:value-type="percentage" office:value="0.0857019430469461" calcext:value-type="percentage">
            <text:p>8,6%</text:p>
          </table:table-cell>
          <table:table-cell table:style-name="ce15" office:value-type="percentage" office:value="0.0867189734330743" calcext:value-type="percentage">
            <text:p>8,7%</text:p>
          </table:table-cell>
          <table:table-cell table:style-name="ce15" office:value-type="percentage" office:value="0.0878815668149464" calcext:value-type="percentage">
            <text:p>8,8%</text:p>
          </table:table-cell>
          <table:table-cell table:style-name="ce15" office:value-type="percentage" office:value="0.0901692039049839" calcext:value-type="percentage">
            <text:p>9,0%</text:p>
          </table:table-cell>
          <table:table-cell table:style-name="ce15" office:value-type="percentage" office:value="0.0906089914632475" calcext:value-type="percentage">
            <text:p>9,1%</text:p>
          </table:table-cell>
          <table:table-cell table:style-name="ce15" office:value-type="percentage" office:value="0.0888984401549302" calcext:value-type="percentage">
            <text:p>8,9%</text:p>
          </table:table-cell>
          <table:table-cell table:style-name="ce15" office:value-type="percentage" office:value="0.0877719248475759" calcext:value-type="percentage">
            <text:p>8,8%</text:p>
          </table:table-cell>
          <table:table-cell table:style-name="ce15" office:value-type="percentage" office:value="0.0883825764049035" calcext:value-type="percentage">
            <text:p>8,8%</text:p>
          </table:table-cell>
          <table:table-cell table:style-name="ce15" office:value-type="percentage" office:value="0.0869806167182782" calcext:value-type="percentage">
            <text:p>8,7%</text:p>
          </table:table-cell>
          <table:table-cell table:style-name="ce15" office:value-type="percentage" office:value="0.0774500829520461" calcext:value-type="percentage">
            <text:p>7,7%</text:p>
          </table:table-cell>
          <table:table-cell table:style-name="ce54" office:value-type="percentage" office:value="0.0730944437052072" calcext:value-type="percentage">
            <text:p>7,3%</text:p>
          </table:table-cell>
          <table:table-cell table:style-name="ce15" office:value-type="percentage" office:value="0.0511803461999686" calcext:value-type="percentage">
            <text:p>5,1%</text:p>
          </table:table-cell>
          <table:table-cell table:style-name="ce15" office:value-type="percentage" office:value="0.0525443778710886" calcext:value-type="percentage">
            <text:p>5,3%</text:p>
          </table:table-cell>
          <table:table-cell table:style-name="ce15" office:value-type="percentage" office:value="0.0520270451038086" calcext:value-type="percentage">
            <text:p>5,2%</text:p>
          </table:table-cell>
          <table:table-cell table:style-name="ce15" office:value-type="percentage" office:value="0.0531543478794734" calcext:value-type="percentage">
            <text:p>5,3%</text:p>
          </table:table-cell>
          <table:table-cell table:style-name="ce15" office:value-type="percentage" office:value="0.0539441074172374" calcext:value-type="percentage">
            <text:p>5,4%</text:p>
          </table:table-cell>
          <table:table-cell table:style-name="ce15" office:value-type="percentage" office:value="0.0532992241347587" calcext:value-type="percentage">
            <text:p>5,3%</text:p>
          </table:table-cell>
          <table:table-cell table:style-name="ce15" office:value-type="percentage" office:value="0.0523177929122229" calcext:value-type="percentage">
            <text:p>5,2%</text:p>
          </table:table-cell>
          <table:table-cell table:style-name="ce15" office:value-type="percentage" office:value="0.0531029269522273" calcext:value-type="percentage">
            <text:p>5,3%</text:p>
          </table:table-cell>
          <table:table-cell table:style-name="ce15" office:value-type="percentage" office:value="0.0540690155816116" calcext:value-type="percentage">
            <text:p>5,4%</text:p>
          </table:table-cell>
          <table:table-cell table:style-name="ce15" office:value-type="percentage" office:value="0.0539372600509693" calcext:value-type="percentage">
            <text:p>5,4%</text:p>
          </table:table-cell>
          <table:table-cell table:style-name="ce15" office:value-type="percentage" office:value="0.056080484177247" calcext:value-type="percentage">
            <text:p>5,6%</text:p>
          </table:table-cell>
          <table:table-cell table:style-name="ce15" office:value-type="percentage" office:value="0.0557436864751394" calcext:value-type="percentage">
            <text:p>5,6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26070.1686769583" calcext:value-type="float">
            <text:p><text:s/>26.070 </text:p>
          </table:table-cell>
          <table:table-cell table:style-name="ce19" office:value-type="float" office:value="28760.5531112924" calcext:value-type="float">
            <text:p><text:s/>28.761 </text:p>
          </table:table-cell>
          <table:table-cell table:style-name="ce19" office:value-type="float" office:value="32231.4217328233" calcext:value-type="float">
            <text:p><text:s/>32.231 </text:p>
          </table:table-cell>
          <table:table-cell table:style-name="ce19" office:value-type="float" office:value="35302.0064256431" calcext:value-type="float">
            <text:p><text:s/>35.302 </text:p>
          </table:table-cell>
          <table:table-cell table:style-name="ce19" office:value-type="float" office:value="37596.3085260479" calcext:value-type="float">
            <text:p><text:s/>37.596 </text:p>
          </table:table-cell>
          <table:table-cell table:style-name="ce19" office:value-type="float" office:value="38247.2052779744" calcext:value-type="float">
            <text:p><text:s/>38.247 </text:p>
          </table:table-cell>
          <table:table-cell table:style-name="ce19" office:value-type="float" office:value="38768.2477923051" calcext:value-type="float">
            <text:p><text:s/>38.768 </text:p>
          </table:table-cell>
          <table:table-cell table:style-name="ce19" office:value-type="float" office:value="42101.9289323682" calcext:value-type="float">
            <text:p><text:s/>42.102 </text:p>
          </table:table-cell>
          <table:table-cell table:style-name="ce19" office:value-type="float" office:value="46005.6319294201" calcext:value-type="float">
            <text:p><text:s/>46.006 </text:p>
          </table:table-cell>
          <table:table-cell table:style-name="ce19" office:value-type="float" office:value="51146.1955621716" calcext:value-type="float">
            <text:p><text:s/>51.146 </text:p>
          </table:table-cell>
          <table:table-cell table:style-name="ce19" office:value-type="float" office:value="56295.9301772177" calcext:value-type="float">
            <text:p><text:s/>56.296 </text:p>
          </table:table-cell>
          <table:table-cell table:style-name="ce19" office:value-type="float" office:value="67930.9749656136" calcext:value-type="float">
            <text:p><text:s/>67.931 </text:p>
          </table:table-cell>
          <table:table-cell table:style-name="ce20" office:value-type="percentage" office:value="0.125885894288421" calcext:value-type="percentage">
            <text:p>12,6%</text:p>
          </table:table-cell>
          <table:table-cell table:style-name="ce21" office:value-type="percentage" office:value="0.119324570697554" calcext:value-type="percentage">
            <text:p>11,9%</text:p>
          </table:table-cell>
          <table:table-cell table:style-name="ce21" office:value-type="percentage" office:value="0.124397137770841" calcext:value-type="percentage">
            <text:p>12,4%</text:p>
          </table:table-cell>
          <table:table-cell table:style-name="ce21" office:value-type="percentage" office:value="0.120714437045215" calcext:value-type="percentage">
            <text:p>12,1%</text:p>
          </table:table-cell>
          <table:table-cell table:style-name="ce21" office:value-type="percentage" office:value="0.122035429127756" calcext:value-type="percentage">
            <text:p>12,2%</text:p>
          </table:table-cell>
          <table:table-cell table:style-name="ce21" office:value-type="percentage" office:value="0.119265977963388" calcext:value-type="percentage">
            <text:p>11,9%</text:p>
          </table:table-cell>
          <table:table-cell table:style-name="ce21" office:value-type="percentage" office:value="0.114936283133518" calcext:value-type="percentage">
            <text:p>11,5%</text:p>
          </table:table-cell>
          <table:table-cell table:style-name="ce21" office:value-type="percentage" office:value="0.114420961942635" calcext:value-type="percentage">
            <text:p>11,4%</text:p>
          </table:table-cell>
          <table:table-cell table:style-name="ce21" office:value-type="percentage" office:value="0.11871339222736" calcext:value-type="percentage">
            <text:p>11,9%</text:p>
          </table:table-cell>
          <table:table-cell table:style-name="ce21" office:value-type="percentage" office:value="0.121653769373124" calcext:value-type="percentage">
            <text:p>12,2%</text:p>
          </table:table-cell>
          <table:table-cell table:style-name="ce21" office:value-type="percentage" office:value="0.117731290602715" calcext:value-type="percentage">
            <text:p>11,8%</text:p>
          </table:table-cell>
          <table:table-cell table:style-name="ce55" office:value-type="percentage" office:value="0.120431379121727" calcext:value-type="percentage">
            <text:p>12,0%</text:p>
          </table:table-cell>
          <table:table-cell table:style-name="ce21" office:value-type="percentage" office:value="0.0416526233265296" calcext:value-type="percentage">
            <text:p>4,2%</text:p>
          </table:table-cell>
          <table:table-cell table:style-name="ce21" office:value-type="percentage" office:value="0.0412432287138159" calcext:value-type="percentage">
            <text:p>4,1%</text:p>
          </table:table-cell>
          <table:table-cell table:style-name="ce21" office:value-type="percentage" office:value="0.0421048377707018" calcext:value-type="percentage">
            <text:p>4,2%</text:p>
          </table:table-cell>
          <table:table-cell table:style-name="ce21" office:value-type="percentage" office:value="0.0426401679833455" calcext:value-type="percentage">
            <text:p>4,3%</text:p>
          </table:table-cell>
          <table:table-cell table:style-name="ce21" office:value-type="percentage" office:value="0.0435978701254366" calcext:value-type="percentage">
            <text:p>4,4%</text:p>
          </table:table-cell>
          <table:table-cell table:style-name="ce21" office:value-type="percentage" office:value="0.0425472423233877" calcext:value-type="percentage">
            <text:p>4,3%</text:p>
          </table:table-cell>
          <table:table-cell table:style-name="ce21" office:value-type="percentage" office:value="0.0425851552580877" calcext:value-type="percentage">
            <text:p>4,3%</text:p>
          </table:table-cell>
          <table:table-cell table:style-name="ce21" office:value-type="percentage" office:value="0.0428130972914767" calcext:value-type="percentage">
            <text:p>4,3%</text:p>
          </table:table-cell>
          <table:table-cell table:style-name="ce21" office:value-type="percentage" office:value="0.0427101984383164" calcext:value-type="percentage">
            <text:p>4,3%</text:p>
          </table:table-cell>
          <table:table-cell table:style-name="ce21" office:value-type="percentage" office:value="0.0455232542444105" calcext:value-type="percentage">
            <text:p>4,6%</text:p>
          </table:table-cell>
          <table:table-cell table:style-name="ce21" office:value-type="percentage" office:value="0.051129266652646" calcext:value-type="percentage">
            <text:p>5,1%</text:p>
          </table:table-cell>
          <table:table-cell table:style-name="ce21" office:value-type="percentage" office:value="0.0485531643197712" calcext:value-type="percentage">
            <text:p>4,9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24188.3333639965" calcext:value-type="float">
            <text:p><text:s/>24.188 </text:p>
          </table:table-cell>
          <table:table-cell table:style-name="ce13" office:value-type="float" office:value="27025.2411794735" calcext:value-type="float">
            <text:p><text:s/>27.025 </text:p>
          </table:table-cell>
          <table:table-cell table:style-name="ce13" office:value-type="float" office:value="30431.4838785014" calcext:value-type="float">
            <text:p><text:s/>30.431 </text:p>
          </table:table-cell>
          <table:table-cell table:style-name="ce13" office:value-type="float" office:value="33326.9977813925" calcext:value-type="float">
            <text:p><text:s/>33.327 </text:p>
          </table:table-cell>
          <table:table-cell table:style-name="ce13" office:value-type="float" office:value="35338.1446894453" calcext:value-type="float">
            <text:p><text:s/>35.338 </text:p>
          </table:table-cell>
          <table:table-cell table:style-name="ce13" office:value-type="float" office:value="36036.1652572916" calcext:value-type="float">
            <text:p><text:s/>36.036 </text:p>
          </table:table-cell>
          <table:table-cell table:style-name="ce13" office:value-type="float" office:value="36502.8390726217" calcext:value-type="float">
            <text:p><text:s/>36.503 </text:p>
          </table:table-cell>
          <table:table-cell table:style-name="ce13" office:value-type="float" office:value="39185.9570513227" calcext:value-type="float">
            <text:p><text:s/>39.186 </text:p>
          </table:table-cell>
          <table:table-cell table:style-name="ce13" office:value-type="float" office:value="42358.7275609813" calcext:value-type="float">
            <text:p><text:s/>42.359 </text:p>
          </table:table-cell>
          <table:table-cell table:style-name="ce13" office:value-type="float" office:value="46953.9567737273" calcext:value-type="float">
            <text:p><text:s/>46.954 </text:p>
          </table:table-cell>
          <table:table-cell table:style-name="ce13" office:value-type="float" office:value="52018.84056153" calcext:value-type="float">
            <text:p><text:s/>52.019 </text:p>
          </table:table-cell>
          <table:table-cell table:style-name="ce13" office:value-type="float" office:value="62867.9735638001" calcext:value-type="float">
            <text:p><text:s/>62.868 </text:p>
          </table:table-cell>
          <table:table-cell table:style-name="ce14" office:value-type="percentage" office:value="0.1167990132555" calcext:value-type="percentage">
            <text:p>11,7%</text:p>
          </table:table-cell>
          <table:table-cell table:style-name="ce15" office:value-type="percentage" office:value="0.112124940339634" calcext:value-type="percentage">
            <text:p>11,2%</text:p>
          </table:table-cell>
          <table:table-cell table:style-name="ce15" office:value-type="percentage" office:value="0.117450279543516" calcext:value-type="percentage">
            <text:p>11,7%</text:p>
          </table:table-cell>
          <table:table-cell table:style-name="ce15" office:value-type="percentage" office:value="0.113960938284393" calcext:value-type="percentage">
            <text:p>11,4%</text:p>
          </table:table-cell>
          <table:table-cell table:style-name="ce15" office:value-type="percentage" office:value="0.114705560753853" calcext:value-type="percentage">
            <text:p>11,5%</text:p>
          </table:table-cell>
          <table:table-cell table:style-name="ce15" office:value-type="percentage" office:value="0.112371308183822" calcext:value-type="percentage">
            <text:p>11,2%</text:p>
          </table:table-cell>
          <table:table-cell table:style-name="ce15" office:value-type="percentage" office:value="0.108220022460257" calcext:value-type="percentage">
            <text:p>10,8%</text:p>
          </table:table-cell>
          <table:table-cell table:style-name="ce15" office:value-type="percentage" office:value="0.106496187090564" calcext:value-type="percentage">
            <text:p>10,6%</text:p>
          </table:table-cell>
          <table:table-cell table:style-name="ce15" office:value-type="percentage" office:value="0.109302883762433" calcext:value-type="percentage">
            <text:p>10,9%</text:p>
          </table:table-cell>
          <table:table-cell table:style-name="ce15" office:value-type="percentage" office:value="0.111682320957053" calcext:value-type="percentage">
            <text:p>11,2%</text:p>
          </table:table-cell>
          <table:table-cell table:style-name="ce15" office:value-type="percentage" office:value="0.108786642581211" calcext:value-type="percentage">
            <text:p>10,9%</text:p>
          </table:table-cell>
          <table:table-cell table:style-name="ce54" office:value-type="percentage" office:value="0.111455440801627" calcext:value-type="percentage">
            <text:p>11,1%</text:p>
          </table:table-cell>
          <table:table-cell table:style-name="ce15" office:value-type="percentage" office:value="0.0414889244280025" calcext:value-type="percentage">
            <text:p>4,1%</text:p>
          </table:table-cell>
          <table:table-cell table:style-name="ce15" office:value-type="percentage" office:value="0.041201975816407" calcext:value-type="percentage">
            <text:p>4,1%</text:p>
          </table:table-cell>
          <table:table-cell table:style-name="ce15" office:value-type="percentage" office:value="0.0422365602247622" calcext:value-type="percentage">
            <text:p>4,2%</text:p>
          </table:table-cell>
          <table:table-cell table:style-name="ce15" office:value-type="percentage" office:value="0.042844525343103" calcext:value-type="percentage">
            <text:p>4,3%</text:p>
          </table:table-cell>
          <table:table-cell table:style-name="ce15" office:value-type="percentage" office:value="0.0438319542611564" calcext:value-type="percentage">
            <text:p>4,4%</text:p>
          </table:table-cell>
          <table:table-cell table:style-name="ce15" office:value-type="percentage" office:value="0.0428906995085513" calcext:value-type="percentage">
            <text:p>4,3%</text:p>
          </table:table-cell>
          <table:table-cell table:style-name="ce15" office:value-type="percentage" office:value="0.0429694894122253" calcext:value-type="percentage">
            <text:p>4,3%</text:p>
          </table:table-cell>
          <table:table-cell table:style-name="ce15" office:value-type="percentage" office:value="0.04289401605744" calcext:value-type="percentage">
            <text:p>4,3%</text:p>
          </table:table-cell>
          <table:table-cell table:style-name="ce15" office:value-type="percentage" office:value="0.0426577154888425" calcext:value-type="percentage">
            <text:p>4,3%</text:p>
          </table:table-cell>
          <table:table-cell table:style-name="ce15" office:value-type="percentage" office:value="0.0454783216704852" calcext:value-type="percentage">
            <text:p>4,5%</text:p>
          </table:table-cell>
          <table:table-cell table:style-name="ce15" office:value-type="percentage" office:value="0.0512672624933225" calcext:value-type="percentage">
            <text:p>5,1%</text:p>
          </table:table-cell>
          <table:table-cell table:style-name="ce15" office:value-type="percentage" office:value="0.0484291588552262" calcext:value-type="percentage">
            <text:p>4,8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1881.83531296177" calcext:value-type="float">
            <text:p><text:s/>1.882 </text:p>
          </table:table-cell>
          <table:table-cell table:style-name="ce13" office:value-type="float" office:value="1735.31193181887" calcext:value-type="float">
            <text:p><text:s/>1.735 </text:p>
          </table:table-cell>
          <table:table-cell table:style-name="ce13" office:value-type="float" office:value="1799.93785432194" calcext:value-type="float">
            <text:p><text:s/>1.800 </text:p>
          </table:table-cell>
          <table:table-cell table:style-name="ce13" office:value-type="float" office:value="1975.00864425055" calcext:value-type="float">
            <text:p><text:s/>1.975 </text:p>
          </table:table-cell>
          <table:table-cell table:style-name="ce13" office:value-type="float" office:value="2258.16383660257" calcext:value-type="float">
            <text:p><text:s/>2.258 </text:p>
          </table:table-cell>
          <table:table-cell table:style-name="ce13" office:value-type="float" office:value="2211.04002068278" calcext:value-type="float">
            <text:p><text:s/>2.211 </text:p>
          </table:table-cell>
          <table:table-cell table:style-name="ce13" office:value-type="float" office:value="2265.40871968345" calcext:value-type="float">
            <text:p><text:s/>2.265 </text:p>
          </table:table-cell>
          <table:table-cell table:style-name="ce13" office:value-type="float" office:value="2915.97188104551" calcext:value-type="float">
            <text:p><text:s/>2.916 </text:p>
          </table:table-cell>
          <table:table-cell table:style-name="ce13" office:value-type="float" office:value="3646.90436843878" calcext:value-type="float">
            <text:p><text:s/>3.647 </text:p>
          </table:table-cell>
          <table:table-cell table:style-name="ce13" office:value-type="float" office:value="4192.23878844424" calcext:value-type="float">
            <text:p><text:s/>4.192 </text:p>
          </table:table-cell>
          <table:table-cell table:style-name="ce13" office:value-type="float" office:value="4277.08961568773" calcext:value-type="float">
            <text:p><text:s/>4.277 </text:p>
          </table:table-cell>
          <table:table-cell table:style-name="ce13" office:value-type="float" office:value="5063.00140181349" calcext:value-type="float">
            <text:p><text:s/>5.063 </text:p>
          </table:table-cell>
          <table:table-cell table:style-name="ce14" office:value-type="percentage" office:value="0.0090868810329218" calcext:value-type="percentage">
            <text:p>0,9%</text:p>
          </table:table-cell>
          <table:table-cell table:style-name="ce15" office:value-type="percentage" office:value="0.00719963035791992" calcext:value-type="percentage">
            <text:p>0,7%</text:p>
          </table:table-cell>
          <table:table-cell table:style-name="ce15" office:value-type="percentage" office:value="0.00694685822732476" calcext:value-type="percentage">
            <text:p>0,7%</text:p>
          </table:table-cell>
          <table:table-cell table:style-name="ce15" office:value-type="percentage" office:value="0.00675349876082279" calcext:value-type="percentage">
            <text:p>0,7%</text:p>
          </table:table-cell>
          <table:table-cell table:style-name="ce15" office:value-type="percentage" office:value="0.00732986837390289" calcext:value-type="percentage">
            <text:p>0,7%</text:p>
          </table:table-cell>
          <table:table-cell table:style-name="ce15" office:value-type="percentage" office:value="0.00689466977956637" calcext:value-type="percentage">
            <text:p>0,7%</text:p>
          </table:table-cell>
          <table:table-cell table:style-name="ce15" office:value-type="percentage" office:value="0.00671626067326047" calcext:value-type="percentage">
            <text:p>0,7%</text:p>
          </table:table-cell>
          <table:table-cell table:style-name="ce15" office:value-type="percentage" office:value="0.00792477485207077" calcext:value-type="percentage">
            <text:p>0,8%</text:p>
          </table:table-cell>
          <table:table-cell table:style-name="ce15" office:value-type="percentage" office:value="0.00941050846492752" calcext:value-type="percentage">
            <text:p>0,9%</text:p>
          </table:table-cell>
          <table:table-cell table:style-name="ce15" office:value-type="percentage" office:value="0.00997144841607071" calcext:value-type="percentage">
            <text:p>1,0%</text:p>
          </table:table-cell>
          <table:table-cell table:style-name="ce15" office:value-type="percentage" office:value="0.00894464802150419" calcext:value-type="percentage">
            <text:p>0,9%</text:p>
          </table:table-cell>
          <table:table-cell table:style-name="ce54" office:value-type="percentage" office:value="0.00897593832010047" calcext:value-type="percentage">
            <text:p>0,9%</text:p>
          </table:table-cell>
          <table:table-cell table:style-name="ce15" office:value-type="percentage" office:value="0.0438778985488195" calcext:value-type="percentage">
            <text:p>4,4%</text:p>
          </table:table-cell>
          <table:table-cell table:style-name="ce15" office:value-type="percentage" office:value="0.0418965192742187" calcext:value-type="percentage">
            <text:p>4,2%</text:p>
          </table:table-cell>
          <table:table-cell table:style-name="ce15" office:value-type="percentage" office:value="0.0399959525880928" calcext:value-type="percentage">
            <text:p>4,0%</text:p>
          </table:table-cell>
          <table:table-cell table:style-name="ce15" office:value-type="percentage" office:value="0.0394638661281731" calcext:value-type="percentage">
            <text:p>3,9%</text:p>
          </table:table-cell>
          <table:table-cell table:style-name="ce15" office:value-type="percentage" office:value="0.0402352618594999" calcext:value-type="percentage">
            <text:p>4,0%</text:p>
          </table:table-cell>
          <table:table-cell table:style-name="ce15" office:value-type="percentage" office:value="0.0376353643582492" calcext:value-type="percentage">
            <text:p>3,8%</text:p>
          </table:table-cell>
          <table:table-cell table:style-name="ce15" office:value-type="percentage" office:value="0.0372208320137265" calcext:value-type="percentage">
            <text:p>3,7%</text:p>
          </table:table-cell>
          <table:table-cell table:style-name="ce15" office:value-type="percentage" office:value="0.0417545661413241" calcext:value-type="percentage">
            <text:p>4,2%</text:p>
          </table:table-cell>
          <table:table-cell table:style-name="ce15" office:value-type="percentage" office:value="0.0433293852512123" calcext:value-type="percentage">
            <text:p>4,3%</text:p>
          </table:table-cell>
          <table:table-cell table:style-name="ce15" office:value-type="percentage" office:value="0.046032642536529" calcext:value-type="percentage">
            <text:p>4,6%</text:p>
          </table:table-cell>
          <table:table-cell table:style-name="ce15" office:value-type="percentage" office:value="0.0495085091697946" calcext:value-type="percentage">
            <text:p>5,0%</text:p>
          </table:table-cell>
          <table:table-cell table:style-name="ce15" office:value-type="percentage" office:value="0.0501475941622936" calcext:value-type="percentage">
            <text:p>5,0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95758.5383333256" calcext:value-type="float">
            <text:p><text:s/>95.759 </text:p>
          </table:table-cell>
          <table:table-cell table:style-name="ce19" office:value-type="float" office:value="112415.960954877" calcext:value-type="float">
            <text:p><text:s/>112.416 </text:p>
          </table:table-cell>
          <table:table-cell table:style-name="ce19" office:value-type="float" office:value="116102.261992133" calcext:value-type="float">
            <text:p><text:s/>116.102 </text:p>
          </table:table-cell>
          <table:table-cell table:style-name="ce19" office:value-type="float" office:value="132146.960382011" calcext:value-type="float">
            <text:p><text:s/>132.147 </text:p>
          </table:table-cell>
          <table:table-cell table:style-name="ce19" office:value-type="float" office:value="134222.398092236" calcext:value-type="float">
            <text:p><text:s/>134.222 </text:p>
          </table:table-cell>
          <table:table-cell table:style-name="ce19" office:value-type="float" office:value="138354.226734854" calcext:value-type="float">
            <text:p><text:s/>138.354 </text:p>
          </table:table-cell>
          <table:table-cell table:style-name="ce19" office:value-type="float" office:value="149452.052329233" calcext:value-type="float">
            <text:p><text:s/>149.452 </text:p>
          </table:table-cell>
          <table:table-cell table:style-name="ce19" office:value-type="float" office:value="170092.41120959" calcext:value-type="float">
            <text:p><text:s/>170.092 </text:p>
          </table:table-cell>
          <table:table-cell table:style-name="ce19" office:value-type="float" office:value="176971.888567575" calcext:value-type="float">
            <text:p><text:s/>176.972 </text:p>
          </table:table-cell>
          <table:table-cell table:style-name="ce19" office:value-type="float" office:value="197130.712020495" calcext:value-type="float">
            <text:p><text:s/>197.131 </text:p>
          </table:table-cell>
          <table:table-cell table:style-name="ce19" office:value-type="float" office:value="244412.203898133" calcext:value-type="float">
            <text:p><text:s/>244.412 </text:p>
          </table:table-cell>
          <table:table-cell table:style-name="ce19" office:value-type="float" office:value="300747.553112406" calcext:value-type="float">
            <text:p><text:s/>300.748 </text:p>
          </table:table-cell>
          <table:table-cell table:style-name="ce20" office:value-type="percentage" office:value="0.462392452584977" calcext:value-type="percentage">
            <text:p>46,2%</text:p>
          </table:table-cell>
          <table:table-cell table:style-name="ce21" office:value-type="percentage" office:value="0.466402236027471" calcext:value-type="percentage">
            <text:p>46,6%</text:p>
          </table:table-cell>
          <table:table-cell table:style-name="ce21" office:value-type="percentage" office:value="0.448096556219658" calcext:value-type="percentage">
            <text:p>44,8%</text:p>
          </table:table-cell>
          <table:table-cell table:style-name="ce21" office:value-type="percentage" office:value="0.45187363396329" calcext:value-type="percentage">
            <text:p>45,2%</text:p>
          </table:table-cell>
          <table:table-cell table:style-name="ce21" office:value-type="percentage" office:value="0.435678091597582" calcext:value-type="percentage">
            <text:p>43,6%</text:p>
          </table:table-cell>
          <table:table-cell table:style-name="ce21" office:value-type="percentage" office:value="0.431428964207304" calcext:value-type="percentage">
            <text:p>43,1%</text:p>
          </table:table-cell>
          <table:table-cell table:style-name="ce21" office:value-type="percentage" office:value="0.443080726614821" calcext:value-type="percentage">
            <text:p>44,3%</text:p>
          </table:table-cell>
          <table:table-cell table:style-name="ce21" office:value-type="percentage" office:value="0.462262366672253" calcext:value-type="percentage">
            <text:p>46,2%</text:p>
          </table:table-cell>
          <table:table-cell table:style-name="ce21" office:value-type="percentage" office:value="0.456660029210559" calcext:value-type="percentage">
            <text:p>45,7%</text:p>
          </table:table-cell>
          <table:table-cell table:style-name="ce21" office:value-type="percentage" office:value="0.468885200803443" calcext:value-type="percentage">
            <text:p>46,9%</text:p>
          </table:table-cell>
          <table:table-cell table:style-name="ce21" office:value-type="percentage" office:value="0.511137556718551" calcext:value-type="percentage">
            <text:p>51,1%</text:p>
          </table:table-cell>
          <table:table-cell table:style-name="ce55" office:value-type="percentage" office:value="0.533180078854251" calcext:value-type="percentage">
            <text:p>53,3%</text:p>
          </table:table-cell>
          <table:table-cell table:style-name="ce21" office:value-type="percentage" office:value="0.0583266870187797" calcext:value-type="percentage">
            <text:p>5,8%</text:p>
          </table:table-cell>
          <table:table-cell table:style-name="ce21" office:value-type="percentage" office:value="0.0613536832115493" calcext:value-type="percentage">
            <text:p>6,1%</text:p>
          </table:table-cell>
          <table:table-cell table:style-name="ce21" office:value-type="percentage" office:value="0.0583310617614601" calcext:value-type="percentage">
            <text:p>5,8%</text:p>
          </table:table-cell>
          <table:table-cell table:style-name="ce21" office:value-type="percentage" office:value="0.0601214286899813" calcext:value-type="percentage">
            <text:p>6,0%</text:p>
          </table:table-cell>
          <table:table-cell table:style-name="ce21" office:value-type="percentage" office:value="0.0558970957485047" calcext:value-type="percentage">
            <text:p>5,6%</text:p>
          </table:table-cell>
          <table:table-cell table:style-name="ce21" office:value-type="percentage" office:value="0.0570572422068222" calcext:value-type="percentage">
            <text:p>5,7%</text:p>
          </table:table-cell>
          <table:table-cell table:style-name="ce21" office:value-type="percentage" office:value="0.0584591301499591" calcext:value-type="percentage">
            <text:p>5,8%</text:p>
          </table:table-cell>
          <table:table-cell table:style-name="ce56" office:value-type="percentage" office:value="0.0634305610254907" calcext:value-type="percentage">
            <text:p>6,3%</text:p>
          </table:table-cell>
          <table:table-cell table:style-name="ce56" office:value-type="percentage" office:value="0.0616366927419363" calcext:value-type="percentage">
            <text:p>6,2%</text:p>
          </table:table-cell>
          <table:table-cell table:style-name="ce56" office:value-type="percentage" office:value="0.0646768521553775" calcext:value-type="percentage">
            <text:p>6,5%</text:p>
          </table:table-cell>
          <table:table-cell table:style-name="ce56" office:value-type="percentage" office:value="0.0737024253033161" calcext:value-type="percentage">
            <text:p>7,4%</text:p>
          </table:table-cell>
          <table:table-cell table:style-name="ce56" office:value-type="percentage" office:value="0.0737417527147133" calcext:value-type="percentage">
            <text:p>7,4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207093.6447989" calcext:value-type="float">
            <text:p><text:s/>207.094 </text:p>
          </table:table-cell>
          <table:table-cell table:style-name="ce27" office:value-type="float" office:value="241027.920261204" calcext:value-type="float">
            <text:p><text:s/>241.028 </text:p>
          </table:table-cell>
          <table:table-cell table:style-name="ce27" office:value-type="float" office:value="259100.991472961" calcext:value-type="float">
            <text:p><text:s/>259.101 </text:p>
          </table:table-cell>
          <table:table-cell table:style-name="ce27" office:value-type="float" office:value="292442.290166339" calcext:value-type="float">
            <text:p><text:s/>292.442 </text:p>
          </table:table-cell>
          <table:table-cell table:style-name="ce27" office:value-type="float" office:value="308076.996940694" calcext:value-type="float">
            <text:p><text:s/>308.077 </text:p>
          </table:table-cell>
          <table:table-cell table:style-name="ce27" office:value-type="float" office:value="320688.313055342" calcext:value-type="float">
            <text:p><text:s/>320.688 </text:p>
          </table:table-cell>
          <table:table-cell table:style-name="ce27" office:value-type="float" office:value="337302.083688137" calcext:value-type="float">
            <text:p><text:s/>337.302 </text:p>
          </table:table-cell>
          <table:table-cell table:style-name="ce27" office:value-type="float" office:value="367956.432261739" calcext:value-type="float">
            <text:p><text:s/>367.956 </text:p>
          </table:table-cell>
          <table:table-cell table:style-name="ce27" office:value-type="float" office:value="387535.315655962" calcext:value-type="float">
            <text:p><text:s/>387.535 </text:p>
          </table:table-cell>
          <table:table-cell table:style-name="ce27" office:value-type="float" office:value="420424.256689501" calcext:value-type="float">
            <text:p><text:s/>420.424 </text:p>
          </table:table-cell>
          <table:table-cell table:style-name="ce27" office:value-type="float" office:value="478173.048889683" calcext:value-type="float">
            <text:p><text:s/>478.173 </text:p>
          </table:table-cell>
          <table:table-cell table:style-name="ce27" office:value-type="float" office:value="564063.747015234" calcext:value-type="float">
            <text:p><text:s/>564.064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532943383511756" calcext:value-type="percentage">
            <text:p>5,3%</text:p>
          </table:table-cell>
          <table:table-cell table:style-name="ce29" office:value-type="percentage" office:value="0.0550746987491503" calcext:value-type="percentage">
            <text:p>5,5%</text:p>
          </table:table-cell>
          <table:table-cell table:style-name="ce29" office:value-type="percentage" office:value="0.0538138954948869" calcext:value-type="percentage">
            <text:p>5,4%</text:p>
          </table:table-cell>
          <table:table-cell table:style-name="ce29" office:value-type="percentage" office:value="0.0548505608792208" calcext:value-type="percentage">
            <text:p>5,5%</text:p>
          </table:table-cell>
          <table:table-cell table:style-name="ce29" office:value-type="percentage" office:value="0.0533101772360725" calcext:value-type="percentage">
            <text:p>5,3%</text:p>
          </table:table-cell>
          <table:table-cell table:style-name="ce29" office:value-type="percentage" office:value="0.053485607986965" calcext:value-type="percentage">
            <text:p>5,3%</text:p>
          </table:table-cell>
          <table:table-cell table:style-name="ce29" office:value-type="percentage" office:value="0.0538019519297982" calcext:value-type="percentage">
            <text:p>5,4%</text:p>
          </table:table-cell>
          <table:table-cell table:style-name="ce58" office:value-type="percentage" office:value="0.0558739056432701" calcext:value-type="percentage">
            <text:p>5,6%</text:p>
          </table:table-cell>
          <table:table-cell table:style-name="ce58" office:value-type="percentage" office:value="0.0553294566251539" calcext:value-type="percentage">
            <text:p>5,5%</text:p>
          </table:table-cell>
          <table:table-cell table:style-name="ce58" office:value-type="percentage" office:value="0.0568976591008473" calcext:value-type="percentage">
            <text:p>5,7%</text:p>
          </table:table-cell>
          <table:table-cell table:style-name="ce58" office:value-type="percentage" office:value="0.0628381567236235" calcext:value-type="percentage">
            <text:p>6,3%</text:p>
          </table:table-cell>
          <table:table-cell table:style-name="ce58" office:value-type="percentage" office:value="0.0625893097351588" calcext:value-type="percentage">
            <text:p>6,3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207093.6447989" calcext:value-type="float">
            <text:p><text:s/>207.094 </text:p>
          </table:table-cell>
          <table:table-cell table:style-name="ce32" office:value-type="float" office:value="241027.920261204" calcext:value-type="float">
            <text:p><text:s/>241.028 </text:p>
          </table:table-cell>
          <table:table-cell table:style-name="ce32" office:value-type="float" office:value="259100.991472961" calcext:value-type="float">
            <text:p><text:s/>259.101 </text:p>
          </table:table-cell>
          <table:table-cell table:style-name="ce32" office:value-type="float" office:value="292442.290166339" calcext:value-type="float">
            <text:p><text:s/>292.442 </text:p>
          </table:table-cell>
          <table:table-cell table:style-name="ce32" office:value-type="float" office:value="308076.996940694" calcext:value-type="float">
            <text:p><text:s/>308.077 </text:p>
          </table:table-cell>
          <table:table-cell table:style-name="ce32" office:value-type="float" office:value="320688.313055341" calcext:value-type="float">
            <text:p><text:s/>320.688 </text:p>
          </table:table-cell>
          <table:table-cell table:style-name="ce32" office:value-type="float" office:value="337302.083688137" calcext:value-type="float">
            <text:p><text:s/>337.302 </text:p>
          </table:table-cell>
          <table:table-cell table:style-name="ce32" office:value-type="float" office:value="367956.432261738" calcext:value-type="float">
            <text:p><text:s/>367.956 </text:p>
          </table:table-cell>
          <table:table-cell table:style-name="ce32" office:value-type="float" office:value="387535.315655962" calcext:value-type="float">
            <text:p><text:s/>387.535 </text:p>
          </table:table-cell>
          <table:table-cell table:style-name="ce32" office:value-type="float" office:value="420424.256689502" calcext:value-type="float">
            <text:p><text:s/>420.424 </text:p>
          </table:table-cell>
          <table:table-cell table:style-name="ce32" office:value-type="float" office:value="478173.048889683" calcext:value-type="float">
            <text:p><text:s/>478.173 </text:p>
          </table:table-cell>
          <table:table-cell table:style-name="ce32" office:value-type="float" office:value="564063.747015234" calcext:value-type="float">
            <text:p><text:s/>564.064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6371"/>
        </table:table-row>
        <table:table-row table:style-name="ro8">
          <table:table-cell table:number-columns-repeated="16384"/>
        </table:table-row>
        <table:table-row table:style-name="ro8" table:number-rows-repeated="2">
          <table:table-cell table:number-columns-repeated="2"/>
          <table:table-cell table:style-name="ce41" table:number-columns-repeated="3"/>
          <table:table-cell/>
          <table:table-cell table:style-name="ce41" table:number-columns-repeated="7"/>
          <table:table-cell table:number-columns-repeated="12"/>
          <table:table-cell table:style-name="ce67"/>
          <table:table-cell table:number-columns-repeated="16358"/>
        </table:table-row>
        <table:table-row table:style-name="ro8">
          <table:table-cell table:number-columns-repeated="2"/>
          <table:table-cell table:style-name="ce41" table:number-columns-repeated="11"/>
          <table:table-cell table:number-columns-repeated="7"/>
          <table:table-cell table:style-name="ce60" table:number-columns-repeated="5"/>
          <table:table-cell table:style-name="ce67"/>
          <table:table-cell table:number-columns-repeated="16358"/>
        </table:table-row>
        <table:table-row table:style-name="ro8">
          <table:table-cell table:number-columns-repeated="2"/>
          <table:table-cell table:style-name="ce41" table:number-columns-repeated="3"/>
          <table:table-cell/>
          <table:table-cell table:style-name="ce41" table:number-columns-repeated="7"/>
          <table:table-cell table:number-columns-repeated="12"/>
          <table:table-cell table:style-name="ce67"/>
          <table:table-cell table:number-columns-repeated="16358"/>
        </table:table-row>
        <table:table-row table:style-name="ro8">
          <table:table-cell table:number-columns-repeated="7"/>
          <table:table-cell table:style-name="ce41" table:number-columns-repeated="6"/>
          <table:table-cell table:number-columns-repeated="16371"/>
        </table:table-row>
        <table:table-row table:style-name="ro11" table:number-rows-repeated="1048548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3" table:style-name="ta2">
        <table:table-column table:style-name="co5" table:default-cell-style-name="ce67"/>
        <table:table-column table:style-name="co11" table:number-columns-repeated="3" table:default-cell-style-name="ce67"/>
        <table:table-column table:style-name="co11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ondônia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20956.9578454357" calcext:value-type="float">
            <text:p><text:s/>20.957 </text:p>
          </table:table-cell>
          <table:table-cell table:style-name="ce13" office:value-type="float" office:value="24191.730511017" calcext:value-type="float">
            <text:p><text:s/>24.192 </text:p>
          </table:table-cell>
          <table:table-cell table:style-name="ce13" office:value-type="float" office:value="26562.8676249695" calcext:value-type="float">
            <text:p><text:s/>26.563 </text:p>
          </table:table-cell>
          <table:table-cell table:style-name="ce13" office:value-type="float" office:value="27686.6654498887" calcext:value-type="float">
            <text:p><text:s/>27.687 </text:p>
          </table:table-cell>
          <table:table-cell table:style-name="ce13" office:value-type="float" office:value="30376.184442432" calcext:value-type="float">
            <text:p><text:s/>30.376 </text:p>
          </table:table-cell>
          <table:table-cell table:style-name="ce13" office:value-type="float" office:value="32574.0755143262" calcext:value-type="float">
            <text:p><text:s/>32.574 </text:p>
          </table:table-cell>
          <table:table-cell table:style-name="ce13" office:value-type="float" office:value="35384.8355196775" calcext:value-type="float">
            <text:p><text:s/>35.385 </text:p>
          </table:table-cell>
          <table:table-cell table:style-name="ce13" office:value-type="float" office:value="39281.0481061878" calcext:value-type="float">
            <text:p><text:s/>39.281 </text:p>
          </table:table-cell>
          <table:table-cell table:style-name="ce13" office:value-type="float" office:value="40259.7894729366" calcext:value-type="float">
            <text:p><text:s/>40.260 </text:p>
          </table:table-cell>
          <table:table-cell table:style-name="ce13" office:value-type="float" office:value="42037.3733923456" calcext:value-type="float">
            <text:p><text:s/>42.037 </text:p>
          </table:table-cell>
          <table:table-cell table:style-name="ce13" office:value-type="float" office:value="46238.1146793449" calcext:value-type="float">
            <text:p><text:s/>46.238 </text:p>
          </table:table-cell>
          <table:table-cell table:style-name="ce13" office:value-type="float" office:value="51055.0947491615" calcext:value-type="float">
            <text:p><text:s/>51.055 </text:p>
          </table:table-cell>
          <table:table-cell table:style-name="ce14" office:value-type="percentage" office:value="0.876570896791402" calcext:value-type="percentage">
            <text:p>87,7%</text:p>
          </table:table-cell>
          <table:table-cell table:style-name="ce15" office:value-type="percentage" office:value="0.877315724113194" calcext:value-type="percentage">
            <text:p>87,7%</text:p>
          </table:table-cell>
          <table:table-cell table:style-name="ce15" office:value-type="percentage" office:value="0.882114513263284" calcext:value-type="percentage">
            <text:p>88,2%</text:p>
          </table:table-cell>
          <table:table-cell table:style-name="ce15" office:value-type="percentage" office:value="0.889633959302811" calcext:value-type="percentage">
            <text:p>89,0%</text:p>
          </table:table-cell>
          <table:table-cell table:style-name="ce15" office:value-type="percentage" office:value="0.892603818089465" calcext:value-type="percentage">
            <text:p>89,3%</text:p>
          </table:table-cell>
          <table:table-cell table:style-name="ce15" office:value-type="percentage" office:value="0.890894596006232" calcext:value-type="percentage">
            <text:p>89,1%</text:p>
          </table:table-cell>
          <table:table-cell table:style-name="ce15" office:value-type="percentage" office:value="0.896718540736762" calcext:value-type="percentage">
            <text:p>89,7%</text:p>
          </table:table-cell>
          <table:table-cell table:style-name="ce15" office:value-type="percentage" office:value="0.902677520228451" calcext:value-type="percentage">
            <text:p>90,3%</text:p>
          </table:table-cell>
          <table:table-cell table:style-name="ce15" office:value-type="percentage" office:value="0.896375489986047" calcext:value-type="percentage">
            <text:p>89,6%</text:p>
          </table:table-cell>
          <table:table-cell table:style-name="ce15" office:value-type="percentage" office:value="0.892677446379954" calcext:value-type="percentage">
            <text:p>89,3%</text:p>
          </table:table-cell>
          <table:table-cell table:style-name="ce15" office:value-type="percentage" office:value="0.896109350288998" calcext:value-type="percentage">
            <text:p>89,6%</text:p>
          </table:table-cell>
          <table:table-cell table:style-name="ce54" office:value-type="percentage" office:value="0.877686276980914" calcext:value-type="percentage">
            <text:p>87,8%</text:p>
          </table:table-cell>
          <table:table-cell table:style-name="ce15" office:value-type="percentage" office:value="0.00634513262690163" calcext:value-type="percentage">
            <text:p>0,6%</text:p>
          </table:table-cell>
          <table:table-cell table:style-name="ce15" office:value-type="percentage" office:value="0.006502347561503" calcext:value-type="percentage">
            <text:p>0,7%</text:p>
          </table:table-cell>
          <table:table-cell table:style-name="ce15" office:value-type="percentage" office:value="0.00648783274945956" calcext:value-type="percentage">
            <text:p>0,6%</text:p>
          </table:table-cell>
          <table:table-cell table:style-name="ce15" office:value-type="percentage" office:value="0.00607995710135984" calcext:value-type="percentage">
            <text:p>0,6%</text:p>
          </table:table-cell>
          <table:table-cell table:style-name="ce15" office:value-type="percentage" office:value="0.00610854802256303" calcext:value-type="percentage">
            <text:p>0,6%</text:p>
          </table:table-cell>
          <table:table-cell table:style-name="ce15" office:value-type="percentage" office:value="0.00631819171311475" calcext:value-type="percentage">
            <text:p>0,6%</text:p>
          </table:table-cell>
          <table:table-cell table:style-name="ce15" office:value-type="percentage" office:value="0.00652878185292388" calcext:value-type="percentage">
            <text:p>0,7%</text:p>
          </table:table-cell>
          <table:table-cell table:style-name="ce15" office:value-type="percentage" office:value="0.00692552196664547" calcext:value-type="percentage">
            <text:p>0,7%</text:p>
          </table:table-cell>
          <table:table-cell table:style-name="ce15" office:value-type="percentage" office:value="0.006697518689924" calcext:value-type="percentage">
            <text:p>0,7%</text:p>
          </table:table-cell>
          <table:table-cell table:style-name="ce15" office:value-type="percentage" office:value="0.00661309786554526" calcext:value-type="percentage">
            <text:p>0,7%</text:p>
          </table:table-cell>
          <table:table-cell table:style-name="ce15" office:value-type="percentage" office:value="0.00701115335587662" calcext:value-type="percentage">
            <text:p>0,7%</text:p>
          </table:table-cell>
          <table:table-cell table:style-name="ce15" office:value-type="percentage" office:value="0.00661849901058602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1434.5616129054" calcext:value-type="float">
            <text:p><text:s/>11.435 </text:p>
          </table:table-cell>
          <table:table-cell table:style-name="ce19" office:value-type="float" office:value="13780.6294412037" calcext:value-type="float">
            <text:p><text:s/>13.781 </text:p>
          </table:table-cell>
          <table:table-cell table:style-name="ce19" office:value-type="float" office:value="14725.2649629586" calcext:value-type="float">
            <text:p><text:s/>14.725 </text:p>
          </table:table-cell>
          <table:table-cell table:style-name="ce19" office:value-type="float" office:value="15709.2959240818" calcext:value-type="float">
            <text:p><text:s/>15.709 </text:p>
          </table:table-cell>
          <table:table-cell table:style-name="ce19" office:value-type="float" office:value="17237.0819946058" calcext:value-type="float">
            <text:p><text:s/>17.237 </text:p>
          </table:table-cell>
          <table:table-cell table:style-name="ce19" office:value-type="float" office:value="17749.3079680621" calcext:value-type="float">
            <text:p><text:s/>17.749 </text:p>
          </table:table-cell>
          <table:table-cell table:style-name="ce19" office:value-type="float" office:value="18559.71643452" calcext:value-type="float">
            <text:p><text:s/>18.560 </text:p>
          </table:table-cell>
          <table:table-cell table:style-name="ce19" office:value-type="float" office:value="20181.6886565153" calcext:value-type="float">
            <text:p><text:s/>20.182 </text:p>
          </table:table-cell>
          <table:table-cell table:style-name="ce19" office:value-type="float" office:value="20684.6714797526" calcext:value-type="float">
            <text:p><text:s/>20.685 </text:p>
          </table:table-cell>
          <table:table-cell table:style-name="ce19" office:value-type="float" office:value="21182.3579632718" calcext:value-type="float">
            <text:p><text:s/>21.182 </text:p>
          </table:table-cell>
          <table:table-cell table:style-name="ce19" office:value-type="float" office:value="20680.3123848583" calcext:value-type="float">
            <text:p><text:s/>20.680 </text:p>
          </table:table-cell>
          <table:table-cell table:style-name="ce19" office:value-type="float" office:value="23051.9503630092" calcext:value-type="float">
            <text:p><text:s/>23.052 </text:p>
          </table:table-cell>
          <table:table-cell table:style-name="ce20" office:value-type="percentage" office:value="0.478275711645045" calcext:value-type="percentage">
            <text:p>47,8%</text:p>
          </table:table-cell>
          <table:table-cell table:style-name="ce21" office:value-type="percentage" office:value="0.49975601751348" calcext:value-type="percentage">
            <text:p>50,0%</text:p>
          </table:table-cell>
          <table:table-cell table:style-name="ce21" office:value-type="percentage" office:value="0.489004806215383" calcext:value-type="percentage">
            <text:p>48,9%</text:p>
          </table:table-cell>
          <table:table-cell table:style-name="ce21" office:value-type="percentage" office:value="0.504774515229917" calcext:value-type="percentage">
            <text:p>50,5%</text:p>
          </table:table-cell>
          <table:table-cell table:style-name="ce21" office:value-type="percentage" office:value="0.506511449134277" calcext:value-type="percentage">
            <text:p>50,7%</text:p>
          </table:table-cell>
          <table:table-cell table:style-name="ce21" office:value-type="percentage" office:value="0.485440102348948" calcext:value-type="percentage">
            <text:p>48,5%</text:p>
          </table:table-cell>
          <table:table-cell table:style-name="ce21" office:value-type="percentage" office:value="0.47033825629614" calcext:value-type="percentage">
            <text:p>47,0%</text:p>
          </table:table-cell>
          <table:table-cell table:style-name="ce21" office:value-type="percentage" office:value="0.463774709402831" calcext:value-type="percentage">
            <text:p>46,4%</text:p>
          </table:table-cell>
          <table:table-cell table:style-name="ce21" office:value-type="percentage" office:value="0.460539728985107" calcext:value-type="percentage">
            <text:p>46,1%</text:p>
          </table:table-cell>
          <table:table-cell table:style-name="ce21" office:value-type="percentage" office:value="0.449814336363904" calcext:value-type="percentage">
            <text:p>45,0%</text:p>
          </table:table-cell>
          <table:table-cell table:style-name="ce21" office:value-type="percentage" office:value="0.400791023238827" calcext:value-type="percentage">
            <text:p>40,1%</text:p>
          </table:table-cell>
          <table:table-cell table:style-name="ce55" office:value-type="percentage" office:value="0.396285240300934" calcext:value-type="percentage">
            <text:p>39,6%</text:p>
          </table:table-cell>
          <table:table-cell table:style-name="ce21" office:value-type="percentage" office:value="0.00706626639202155" calcext:value-type="percentage">
            <text:p>0,7%</text:p>
          </table:table-cell>
          <table:table-cell table:style-name="ce21" office:value-type="percentage" office:value="0.00746197271966936" calcext:value-type="percentage">
            <text:p>0,7%</text:p>
          </table:table-cell>
          <table:table-cell table:style-name="ce21" office:value-type="percentage" office:value="0.00715216570138463" calcext:value-type="percentage">
            <text:p>0,7%</text:p>
          </table:table-cell>
          <table:table-cell table:style-name="ce21" office:value-type="percentage" office:value="0.00681320525324784" calcext:value-type="percentage">
            <text:p>0,7%</text:p>
          </table:table-cell>
          <table:table-cell table:style-name="ce21" office:value-type="percentage" office:value="0.00685270510792087" calcext:value-type="percentage">
            <text:p>0,7%</text:p>
          </table:table-cell>
          <table:table-cell table:style-name="ce21" office:value-type="percentage" office:value="0.00664265535739331" calcext:value-type="percentage">
            <text:p>0,7%</text:p>
          </table:table-cell>
          <table:table-cell table:style-name="ce21" office:value-type="percentage" office:value="0.00662270839887868" calcext:value-type="percentage">
            <text:p>0,7%</text:p>
          </table:table-cell>
          <table:table-cell table:style-name="ce21" office:value-type="percentage" office:value="0.00691026638474887" calcext:value-type="percentage">
            <text:p>0,7%</text:p>
          </table:table-cell>
          <table:table-cell table:style-name="ce21" office:value-type="percentage" office:value="0.00676904713791" calcext:value-type="percentage">
            <text:p>0,7%</text:p>
          </table:table-cell>
          <table:table-cell table:style-name="ce21" office:value-type="percentage" office:value="0.00658311515230595" calcext:value-type="percentage">
            <text:p>0,7%</text:p>
          </table:table-cell>
          <table:table-cell table:style-name="ce21" office:value-type="percentage" office:value="0.00647809849532406" calcext:value-type="percentage">
            <text:p>0,6%</text:p>
          </table:table-cell>
          <table:table-cell table:style-name="ce21" office:value-type="percentage" office:value="0.00652171032674519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9071.33484630654" calcext:value-type="float">
            <text:p><text:s/>9.071 </text:p>
          </table:table-cell>
          <table:table-cell table:style-name="ce13" office:value-type="float" office:value="10882.2788931622" calcext:value-type="float">
            <text:p><text:s/>10.882 </text:p>
          </table:table-cell>
          <table:table-cell table:style-name="ce13" office:value-type="float" office:value="11697.9154450145" calcext:value-type="float">
            <text:p><text:s/>11.698 </text:p>
          </table:table-cell>
          <table:table-cell table:style-name="ce13" office:value-type="float" office:value="12446.3567052423" calcext:value-type="float">
            <text:p><text:s/>12.446 </text:p>
          </table:table-cell>
          <table:table-cell table:style-name="ce13" office:value-type="float" office:value="13671.1985413568" calcext:value-type="float">
            <text:p><text:s/>13.671 </text:p>
          </table:table-cell>
          <table:table-cell table:style-name="ce13" office:value-type="float" office:value="14173.9618904987" calcext:value-type="float">
            <text:p><text:s/>14.174 </text:p>
          </table:table-cell>
          <table:table-cell table:style-name="ce13" office:value-type="float" office:value="14839.9212833479" calcext:value-type="float">
            <text:p><text:s/>14.840 </text:p>
          </table:table-cell>
          <table:table-cell table:style-name="ce13" office:value-type="float" office:value="16082.2425580421" calcext:value-type="float">
            <text:p><text:s/>16.082 </text:p>
          </table:table-cell>
          <table:table-cell table:style-name="ce13" office:value-type="float" office:value="16425.7221178416" calcext:value-type="float">
            <text:p><text:s/>16.426 </text:p>
          </table:table-cell>
          <table:table-cell table:style-name="ce13" office:value-type="float" office:value="16749.1888841496" calcext:value-type="float">
            <text:p><text:s/>16.749 </text:p>
          </table:table-cell>
          <table:table-cell table:style-name="ce13" office:value-type="float" office:value="16384.5026870416" calcext:value-type="float">
            <text:p><text:s/>16.385 </text:p>
          </table:table-cell>
          <table:table-cell table:style-name="ce13" office:value-type="float" office:value="18229.0280654591" calcext:value-type="float">
            <text:p><text:s/>18.229 </text:p>
          </table:table-cell>
          <table:table-cell table:style-name="ce14" office:value-type="percentage" office:value="0.379428549695434" calcext:value-type="percentage">
            <text:p>37,9%</text:p>
          </table:table-cell>
          <table:table-cell table:style-name="ce15" office:value-type="percentage" office:value="0.394647021336835" calcext:value-type="percentage">
            <text:p>39,5%</text:p>
          </table:table-cell>
          <table:table-cell table:style-name="ce15" office:value-type="percentage" office:value="0.388470896089325" calcext:value-type="percentage">
            <text:p>38,8%</text:p>
          </table:table-cell>
          <table:table-cell table:style-name="ce15" office:value-type="percentage" office:value="0.399929042181723" calcext:value-type="percentage">
            <text:p>40,0%</text:p>
          </table:table-cell>
          <table:table-cell table:style-name="ce15" office:value-type="percentage" office:value="0.401728006326826" calcext:value-type="percentage">
            <text:p>40,2%</text:p>
          </table:table-cell>
          <table:table-cell table:style-name="ce15" office:value-type="percentage" office:value="0.38765508622616" calcext:value-type="percentage">
            <text:p>38,8%</text:p>
          </table:table-cell>
          <table:table-cell table:style-name="ce15" office:value-type="percentage" office:value="0.376071623971574" calcext:value-type="percentage">
            <text:p>37,6%</text:p>
          </table:table-cell>
          <table:table-cell table:style-name="ce15" office:value-type="percentage" office:value="0.369569538795454" calcext:value-type="percentage">
            <text:p>37,0%</text:p>
          </table:table-cell>
          <table:table-cell table:style-name="ce15" office:value-type="percentage" office:value="0.365715144180087" calcext:value-type="percentage">
            <text:p>36,6%</text:p>
          </table:table-cell>
          <table:table-cell table:style-name="ce15" office:value-type="percentage" office:value="0.355674533289482" calcext:value-type="percentage">
            <text:p>35,6%</text:p>
          </table:table-cell>
          <table:table-cell table:style-name="ce15" office:value-type="percentage" office:value="0.31753686670646" calcext:value-type="percentage">
            <text:p>31,8%</text:p>
          </table:table-cell>
          <table:table-cell table:style-name="ce54" office:value-type="percentage" office:value="0.313374558491367" calcext:value-type="percentage">
            <text:p>31,3%</text:p>
          </table:table-cell>
          <table:table-cell table:style-name="ce15" office:value-type="percentage" office:value="0.00710204445077374" calcext:value-type="percentage">
            <text:p>0,7%</text:p>
          </table:table-cell>
          <table:table-cell table:style-name="ce15" office:value-type="percentage" office:value="0.00748614966629783" calcext:value-type="percentage">
            <text:p>0,7%</text:p>
          </table:table-cell>
          <table:table-cell table:style-name="ce15" office:value-type="percentage" office:value="0.00718994325387204" calcext:value-type="percentage">
            <text:p>0,7%</text:p>
          </table:table-cell>
          <table:table-cell table:style-name="ce15" office:value-type="percentage" office:value="0.00683036351751022" calcext:value-type="percentage">
            <text:p>0,7%</text:p>
          </table:table-cell>
          <table:table-cell table:style-name="ce15" office:value-type="percentage" office:value="0.00683420167643554" calcext:value-type="percentage">
            <text:p>0,7%</text:p>
          </table:table-cell>
          <table:table-cell table:style-name="ce15" office:value-type="percentage" office:value="0.00666430412069819" calcext:value-type="percentage">
            <text:p>0,7%</text:p>
          </table:table-cell>
          <table:table-cell table:style-name="ce15" office:value-type="percentage" office:value="0.00665678667637434" calcext:value-type="percentage">
            <text:p>0,7%</text:p>
          </table:table-cell>
          <table:table-cell table:style-name="ce15" office:value-type="percentage" office:value="0.00695491936058351" calcext:value-type="percentage">
            <text:p>0,7%</text:p>
          </table:table-cell>
          <table:table-cell table:style-name="ce15" office:value-type="percentage" office:value="0.00678104928371391" calcext:value-type="percentage">
            <text:p>0,7%</text:p>
          </table:table-cell>
          <table:table-cell table:style-name="ce15" office:value-type="percentage" office:value="0.00659496596011787" calcext:value-type="percentage">
            <text:p>0,7%</text:p>
          </table:table-cell>
          <table:table-cell table:style-name="ce15" office:value-type="percentage" office:value="0.00647107229812843" calcext:value-type="percentage">
            <text:p>0,6%</text:p>
          </table:table-cell>
          <table:table-cell table:style-name="ce15" office:value-type="percentage" office:value="0.0065219809508858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2363.22676659881" calcext:value-type="float">
            <text:p><text:s/>2.363 </text:p>
          </table:table-cell>
          <table:table-cell table:style-name="ce13" office:value-type="float" office:value="2898.35054804153" calcext:value-type="float">
            <text:p><text:s/>2.898 </text:p>
          </table:table-cell>
          <table:table-cell table:style-name="ce13" office:value-type="float" office:value="3027.34951794407" calcext:value-type="float">
            <text:p><text:s/>3.027 </text:p>
          </table:table-cell>
          <table:table-cell table:style-name="ce13" office:value-type="float" office:value="3262.93921883956" calcext:value-type="float">
            <text:p><text:s/>3.263 </text:p>
          </table:table-cell>
          <table:table-cell table:style-name="ce13" office:value-type="float" office:value="3565.88345324908" calcext:value-type="float">
            <text:p><text:s/>3.566 </text:p>
          </table:table-cell>
          <table:table-cell table:style-name="ce13" office:value-type="float" office:value="3575.34607756337" calcext:value-type="float">
            <text:p><text:s/>3.575 </text:p>
          </table:table-cell>
          <table:table-cell table:style-name="ce13" office:value-type="float" office:value="3719.79515117206" calcext:value-type="float">
            <text:p><text:s/>3.720 </text:p>
          </table:table-cell>
          <table:table-cell table:style-name="ce13" office:value-type="float" office:value="4099.44609847324" calcext:value-type="float">
            <text:p><text:s/>4.099 </text:p>
          </table:table-cell>
          <table:table-cell table:style-name="ce13" office:value-type="float" office:value="4258.94936191101" calcext:value-type="float">
            <text:p><text:s/>4.259 </text:p>
          </table:table-cell>
          <table:table-cell table:style-name="ce13" office:value-type="float" office:value="4433.16907912217" calcext:value-type="float">
            <text:p><text:s/>4.433 </text:p>
          </table:table-cell>
          <table:table-cell table:style-name="ce13" office:value-type="float" office:value="4295.80969781673" calcext:value-type="float">
            <text:p><text:s/>4.296 </text:p>
          </table:table-cell>
          <table:table-cell table:style-name="ce13" office:value-type="float" office:value="4822.92229755014" calcext:value-type="float">
            <text:p><text:s/>4.823 </text:p>
          </table:table-cell>
          <table:table-cell table:style-name="ce14" office:value-type="percentage" office:value="0.0988471619496116" calcext:value-type="percentage">
            <text:p>9,9%</text:p>
          </table:table-cell>
          <table:table-cell table:style-name="ce15" office:value-type="percentage" office:value="0.105108996176646" calcext:value-type="percentage">
            <text:p>10,5%</text:p>
          </table:table-cell>
          <table:table-cell table:style-name="ce15" office:value-type="percentage" office:value="0.100533910126059" calcext:value-type="percentage">
            <text:p>10,1%</text:p>
          </table:table-cell>
          <table:table-cell table:style-name="ce15" office:value-type="percentage" office:value="0.104845473048194" calcext:value-type="percentage">
            <text:p>10,5%</text:p>
          </table:table-cell>
          <table:table-cell table:style-name="ce15" office:value-type="percentage" office:value="0.104783442807451" calcext:value-type="percentage">
            <text:p>10,5%</text:p>
          </table:table-cell>
          <table:table-cell table:style-name="ce15" office:value-type="percentage" office:value="0.0977850161227876" calcext:value-type="percentage">
            <text:p>9,8%</text:p>
          </table:table-cell>
          <table:table-cell table:style-name="ce15" office:value-type="percentage" office:value="0.0942666323245663" calcext:value-type="percentage">
            <text:p>9,4%</text:p>
          </table:table-cell>
          <table:table-cell table:style-name="ce15" office:value-type="percentage" office:value="0.0942051706073774" calcext:value-type="percentage">
            <text:p>9,4%</text:p>
          </table:table-cell>
          <table:table-cell table:style-name="ce15" office:value-type="percentage" office:value="0.0948245848050204" calcext:value-type="percentage">
            <text:p>9,5%</text:p>
          </table:table-cell>
          <table:table-cell table:style-name="ce15" office:value-type="percentage" office:value="0.0941398030744218" calcext:value-type="percentage">
            <text:p>9,4%</text:p>
          </table:table-cell>
          <table:table-cell table:style-name="ce15" office:value-type="percentage" office:value="0.0832541565323673" calcext:value-type="percentage">
            <text:p>8,3%</text:p>
          </table:table-cell>
          <table:table-cell table:style-name="ce54" office:value-type="percentage" office:value="0.0829106818095668" calcext:value-type="percentage">
            <text:p>8,3%</text:p>
          </table:table-cell>
          <table:table-cell table:style-name="ce15" office:value-type="percentage" office:value="0.00693221503527028" calcext:value-type="percentage">
            <text:p>0,7%</text:p>
          </table:table-cell>
          <table:table-cell table:style-name="ce15" office:value-type="percentage" office:value="0.00737257405524319" calcext:value-type="percentage">
            <text:p>0,7%</text:p>
          </table:table-cell>
          <table:table-cell table:style-name="ce15" office:value-type="percentage" office:value="0.00700984673188074" calcext:value-type="percentage">
            <text:p>0,7%</text:p>
          </table:table-cell>
          <table:table-cell table:style-name="ce15" office:value-type="percentage" office:value="0.00674853975847007" calcext:value-type="percentage">
            <text:p>0,7%</text:p>
          </table:table-cell>
          <table:table-cell table:style-name="ce15" office:value-type="percentage" office:value="0.00692458337200768" calcext:value-type="percentage">
            <text:p>0,7%</text:p>
          </table:table-cell>
          <table:table-cell table:style-name="ce15" office:value-type="percentage" office:value="0.00655819828891318" calcext:value-type="percentage">
            <text:p>0,7%</text:p>
          </table:table-cell>
          <table:table-cell table:style-name="ce15" office:value-type="percentage" office:value="0.00649015806005482" calcext:value-type="percentage">
            <text:p>0,6%</text:p>
          </table:table-cell>
          <table:table-cell table:style-name="ce15" office:value-type="percentage" office:value="0.00674049231722287" calcext:value-type="percentage">
            <text:p>0,7%</text:p>
          </table:table-cell>
          <table:table-cell table:style-name="ce15" office:value-type="percentage" office:value="0.00672315302405147" calcext:value-type="percentage">
            <text:p>0,7%</text:p>
          </table:table-cell>
          <table:table-cell table:style-name="ce15" office:value-type="percentage" office:value="0.0065387228355738" calcext:value-type="percentage">
            <text:p>0,7%</text:p>
          </table:table-cell>
          <table:table-cell table:style-name="ce15" office:value-type="percentage" office:value="0.00650503753557294" calcext:value-type="percentage">
            <text:p>0,7%</text:p>
          </table:table-cell>
          <table:table-cell table:style-name="ce15" office:value-type="percentage" office:value="0.00652068766112717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3129.53743041721" calcext:value-type="float">
            <text:p><text:s/>3.130 </text:p>
          </table:table-cell>
          <table:table-cell table:style-name="ce19" office:value-type="float" office:value="3579.74500784317" calcext:value-type="float">
            <text:p><text:s/>3.580 </text:p>
          </table:table-cell>
          <table:table-cell table:style-name="ce19" office:value-type="float" office:value="3743.16298842893" calcext:value-type="float">
            <text:p><text:s/>3.743 </text:p>
          </table:table-cell>
          <table:table-cell table:style-name="ce19" office:value-type="float" office:value="3656.08720666188" calcext:value-type="float">
            <text:p><text:s/>3.656 </text:p>
          </table:table-cell>
          <table:table-cell table:style-name="ce19" office:value-type="float" office:value="3912.55633479529" calcext:value-type="float">
            <text:p><text:s/>3.913 </text:p>
          </table:table-cell>
          <table:table-cell table:style-name="ce19" office:value-type="float" office:value="4257.60368270025" calcext:value-type="float">
            <text:p><text:s/>4.258 </text:p>
          </table:table-cell>
          <table:table-cell table:style-name="ce19" office:value-type="float" office:value="4355.25249506729" calcext:value-type="float">
            <text:p><text:s/>4.355 </text:p>
          </table:table-cell>
          <table:table-cell table:style-name="ce19" office:value-type="float" office:value="4592.41283829342" calcext:value-type="float">
            <text:p><text:s/>4.592 </text:p>
          </table:table-cell>
          <table:table-cell table:style-name="ce19" office:value-type="float" office:value="5067.40304640501" calcext:value-type="float">
            <text:p><text:s/>5.067 </text:p>
          </table:table-cell>
          <table:table-cell table:style-name="ce19" office:value-type="float" office:value="5501.5939919248" calcext:value-type="float">
            <text:p><text:s/>5.502 </text:p>
          </table:table-cell>
          <table:table-cell table:style-name="ce19" office:value-type="float" office:value="5821.57126151648" calcext:value-type="float">
            <text:p><text:s/>5.822 </text:p>
          </table:table-cell>
          <table:table-cell table:style-name="ce19" office:value-type="float" office:value="7601.59363270258" calcext:value-type="float">
            <text:p><text:s/>7.602 </text:p>
          </table:table-cell>
          <table:table-cell table:style-name="ce20" office:value-type="percentage" office:value="0.130899792429584" calcext:value-type="percentage">
            <text:p>13,1%</text:p>
          </table:table-cell>
          <table:table-cell table:style-name="ce21" office:value-type="percentage" office:value="0.129819839976569" calcext:value-type="percentage">
            <text:p>13,0%</text:p>
          </table:table-cell>
          <table:table-cell table:style-name="ce21" office:value-type="percentage" office:value="0.124305042822233" calcext:value-type="percentage">
            <text:p>12,4%</text:p>
          </table:table-cell>
          <table:table-cell table:style-name="ce21" office:value-type="percentage" office:value="0.117478189748273" calcext:value-type="percentage">
            <text:p>11,7%</text:p>
          </table:table-cell>
          <table:table-cell table:style-name="ce21" office:value-type="percentage" office:value="0.114970421303143" calcext:value-type="percentage">
            <text:p>11,5%</text:p>
          </table:table-cell>
          <table:table-cell table:style-name="ce21" office:value-type="percentage" office:value="0.116444628219324" calcext:value-type="percentage">
            <text:p>11,6%</text:p>
          </table:table-cell>
          <table:table-cell table:style-name="ce21" office:value-type="percentage" office:value="0.110370321200026" calcext:value-type="percentage">
            <text:p>11,0%</text:p>
          </table:table-cell>
          <table:table-cell table:style-name="ce21" office:value-type="percentage" office:value="0.105533534174792" calcext:value-type="percentage">
            <text:p>10,6%</text:p>
          </table:table-cell>
          <table:table-cell table:style-name="ce21" office:value-type="percentage" office:value="0.112824630931851" calcext:value-type="percentage">
            <text:p>11,3%</text:p>
          </table:table-cell>
          <table:table-cell table:style-name="ce21" office:value-type="percentage" office:value="0.116828157408735" calcext:value-type="percentage">
            <text:p>11,7%</text:p>
          </table:table-cell>
          <table:table-cell table:style-name="ce21" office:value-type="percentage" office:value="0.112823900303812" calcext:value-type="percentage">
            <text:p>11,3%</text:p>
          </table:table-cell>
          <table:table-cell table:style-name="ce55" office:value-type="percentage" office:value="0.130678719673087" calcext:value-type="percentage">
            <text:p>13,1%</text:p>
          </table:table-cell>
          <table:table-cell table:style-name="ce21" office:value-type="percentage" office:value="0.00500009974583151" calcext:value-type="percentage">
            <text:p>0,5%</text:p>
          </table:table-cell>
          <table:table-cell table:style-name="ce21" office:value-type="percentage" office:value="0.00513342846795418" calcext:value-type="percentage">
            <text:p>0,5%</text:p>
          </table:table-cell>
          <table:table-cell table:style-name="ce21" office:value-type="percentage" office:value="0.00488980199767595" calcext:value-type="percentage">
            <text:p>0,5%</text:p>
          </table:table-cell>
          <table:table-cell table:style-name="ce21" office:value-type="percentage" office:value="0.00441607116530865" calcext:value-type="percentage">
            <text:p>0,4%</text:p>
          </table:table-cell>
          <table:table-cell table:style-name="ce21" office:value-type="percentage" office:value="0.00453712424518158" calcext:value-type="percentage">
            <text:p>0,5%</text:p>
          </table:table-cell>
          <table:table-cell table:style-name="ce21" office:value-type="percentage" office:value="0.00473627535105459" calcext:value-type="percentage">
            <text:p>0,5%</text:p>
          </table:table-cell>
          <table:table-cell table:style-name="ce21" office:value-type="percentage" office:value="0.00478404659102047" calcext:value-type="percentage">
            <text:p>0,5%</text:p>
          </table:table-cell>
          <table:table-cell table:style-name="ce21" office:value-type="percentage" office:value="0.0046699859753296" calcext:value-type="percentage">
            <text:p>0,5%</text:p>
          </table:table-cell>
          <table:table-cell table:style-name="ce21" office:value-type="percentage" office:value="0.00470441945044739" calcext:value-type="percentage">
            <text:p>0,5%</text:p>
          </table:table-cell>
          <table:table-cell table:style-name="ce21" office:value-type="percentage" office:value="0.0048967564310717" calcext:value-type="percentage">
            <text:p>0,5%</text:p>
          </table:table-cell>
          <table:table-cell table:style-name="ce21" office:value-type="percentage" office:value="0.00528728574926209" calcext:value-type="percentage">
            <text:p>0,5%</text:p>
          </table:table-cell>
          <table:table-cell table:style-name="ce21" office:value-type="percentage" office:value="0.00543318309397977" calcext:value-type="percentage">
            <text:p>0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2950.92903758368" calcext:value-type="float">
            <text:p><text:s/>2.951 </text:p>
          </table:table-cell>
          <table:table-cell table:style-name="ce13" office:value-type="float" office:value="3382.983866148" calcext:value-type="float">
            <text:p><text:s/>3.383 </text:p>
          </table:table-cell>
          <table:table-cell table:style-name="ce13" office:value-type="float" office:value="3549.85269147009" calcext:value-type="float">
            <text:p><text:s/>3.550 </text:p>
          </table:table-cell>
          <table:table-cell table:style-name="ce13" office:value-type="float" office:value="3434.74708205445" calcext:value-type="float">
            <text:p><text:s/>3.435 </text:p>
          </table:table-cell>
          <table:table-cell table:style-name="ce13" office:value-type="float" office:value="3654.79753056628" calcext:value-type="float">
            <text:p><text:s/>3.655 </text:p>
          </table:table-cell>
          <table:table-cell table:style-name="ce13" office:value-type="float" office:value="3989.25718558203" calcext:value-type="float">
            <text:p><text:s/>3.989 </text:p>
          </table:table-cell>
          <table:table-cell table:style-name="ce13" office:value-type="float" office:value="4075.52345829634" calcext:value-type="float">
            <text:p><text:s/>4.076 </text:p>
          </table:table-cell>
          <table:table-cell table:style-name="ce13" office:value-type="float" office:value="4235.09938383332" calcext:value-type="float">
            <text:p><text:s/>4.235 </text:p>
          </table:table-cell>
          <table:table-cell table:style-name="ce13" office:value-type="float" office:value="4654.1890134266" calcext:value-type="float">
            <text:p><text:s/>4.654 </text:p>
          </table:table-cell>
          <table:table-cell table:style-name="ce13" office:value-type="float" office:value="5053.96241188964" calcext:value-type="float">
            <text:p><text:s/>5.054 </text:p>
          </table:table-cell>
          <table:table-cell table:style-name="ce13" office:value-type="float" office:value="5360.62677384153" calcext:value-type="float">
            <text:p><text:s/>5.361 </text:p>
          </table:table-cell>
          <table:table-cell table:style-name="ce13" office:value-type="float" office:value="7115.00097659377" calcext:value-type="float">
            <text:p><text:s/>7.115 </text:p>
          </table:table-cell>
          <table:table-cell table:style-name="ce14" office:value-type="percentage" office:value="0.123429103208598" calcext:value-type="percentage">
            <text:p>12,3%</text:p>
          </table:table-cell>
          <table:table-cell table:style-name="ce15" office:value-type="percentage" office:value="0.122684275886806" calcext:value-type="percentage">
            <text:p>12,3%</text:p>
          </table:table-cell>
          <table:table-cell table:style-name="ce15" office:value-type="percentage" office:value="0.117885486736716" calcext:value-type="percentage">
            <text:p>11,8%</text:p>
          </table:table-cell>
          <table:table-cell table:style-name="ce15" office:value-type="percentage" office:value="0.110366040697189" calcext:value-type="percentage">
            <text:p>11,0%</text:p>
          </table:table-cell>
          <table:table-cell table:style-name="ce15" office:value-type="percentage" office:value="0.107396181910535" calcext:value-type="percentage">
            <text:p>10,7%</text:p>
          </table:table-cell>
          <table:table-cell table:style-name="ce15" office:value-type="percentage" office:value="0.109105403993768" calcext:value-type="percentage">
            <text:p>10,9%</text:p>
          </table:table-cell>
          <table:table-cell table:style-name="ce15" office:value-type="percentage" office:value="0.103281459263238" calcext:value-type="percentage">
            <text:p>10,3%</text:p>
          </table:table-cell>
          <table:table-cell table:style-name="ce15" office:value-type="percentage" office:value="0.0973224797715489" calcext:value-type="percentage">
            <text:p>9,7%</text:p>
          </table:table-cell>
          <table:table-cell table:style-name="ce15" office:value-type="percentage" office:value="0.103624510013953" calcext:value-type="percentage">
            <text:p>10,4%</text:p>
          </table:table-cell>
          <table:table-cell table:style-name="ce15" office:value-type="percentage" office:value="0.107322553620046" calcext:value-type="percentage">
            <text:p>10,7%</text:p>
          </table:table-cell>
          <table:table-cell table:style-name="ce15" office:value-type="percentage" office:value="0.103890649711002" calcext:value-type="percentage">
            <text:p>10,4%</text:p>
          </table:table-cell>
          <table:table-cell table:style-name="ce54" office:value-type="percentage" office:value="0.122313723019086" calcext:value-type="percentage">
            <text:p>12,2%</text:p>
          </table:table-cell>
          <table:table-cell table:style-name="ce15" office:value-type="percentage" office:value="0.00506156707824037" calcext:value-type="percentage">
            <text:p>0,5%</text:p>
          </table:table-cell>
          <table:table-cell table:style-name="ce15" office:value-type="percentage" office:value="0.00515760871529956" calcext:value-type="percentage">
            <text:p>0,5%</text:p>
          </table:table-cell>
          <table:table-cell table:style-name="ce15" office:value-type="percentage" office:value="0.00492692264336911" calcext:value-type="percentage">
            <text:p>0,5%</text:p>
          </table:table-cell>
          <table:table-cell table:style-name="ce15" office:value-type="percentage" office:value="0.00441564251810269" calcext:value-type="percentage">
            <text:p>0,4%</text:p>
          </table:table-cell>
          <table:table-cell table:style-name="ce15" office:value-type="percentage" office:value="0.00453325774743957" calcext:value-type="percentage">
            <text:p>0,5%</text:p>
          </table:table-cell>
          <table:table-cell table:style-name="ce15" office:value-type="percentage" office:value="0.00474806434001761" calcext:value-type="percentage">
            <text:p>0,5%</text:p>
          </table:table-cell>
          <table:table-cell table:style-name="ce15" office:value-type="percentage" office:value="0.00479752168707032" calcext:value-type="percentage">
            <text:p>0,5%</text:p>
          </table:table-cell>
          <table:table-cell table:style-name="ce15" office:value-type="percentage" office:value="0.00463585515436247" calcext:value-type="percentage">
            <text:p>0,5%</text:p>
          </table:table-cell>
          <table:table-cell table:style-name="ce15" office:value-type="percentage" office:value="0.00468704048015198" calcext:value-type="percentage">
            <text:p>0,5%</text:p>
          </table:table-cell>
          <table:table-cell table:style-name="ce15" office:value-type="percentage" office:value="0.00489513012473246" calcext:value-type="percentage">
            <text:p>0,5%</text:p>
          </table:table-cell>
          <table:table-cell table:style-name="ce15" office:value-type="percentage" office:value="0.00528317542214715" calcext:value-type="percentage">
            <text:p>0,5%</text:p>
          </table:table-cell>
          <table:table-cell table:style-name="ce15" office:value-type="percentage" office:value="0.00548090693906123" calcext:value-type="percentage">
            <text:p>0,5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178.608392833531" calcext:value-type="float">
            <text:p><text:s/>179 </text:p>
          </table:table-cell>
          <table:table-cell table:style-name="ce13" office:value-type="float" office:value="196.761141695164" calcext:value-type="float">
            <text:p><text:s/>197 </text:p>
          </table:table-cell>
          <table:table-cell table:style-name="ce13" office:value-type="float" office:value="193.310296958844" calcext:value-type="float">
            <text:p><text:s/>193 </text:p>
          </table:table-cell>
          <table:table-cell table:style-name="ce13" office:value-type="float" office:value="221.340124607428" calcext:value-type="float">
            <text:p><text:s/>221 </text:p>
          </table:table-cell>
          <table:table-cell table:style-name="ce13" office:value-type="float" office:value="257.758804229009" calcext:value-type="float">
            <text:p><text:s/>258 </text:p>
          </table:table-cell>
          <table:table-cell table:style-name="ce13" office:value-type="float" office:value="268.346497118219" calcext:value-type="float">
            <text:p><text:s/>268 </text:p>
          </table:table-cell>
          <table:table-cell table:style-name="ce13" office:value-type="float" office:value="279.729036770946" calcext:value-type="float">
            <text:p><text:s/>280 </text:p>
          </table:table-cell>
          <table:table-cell table:style-name="ce13" office:value-type="float" office:value="357.3134544601" calcext:value-type="float">
            <text:p><text:s/>357 </text:p>
          </table:table-cell>
          <table:table-cell table:style-name="ce13" office:value-type="float" office:value="413.214032978408" calcext:value-type="float">
            <text:p><text:s/>413 </text:p>
          </table:table-cell>
          <table:table-cell table:style-name="ce13" office:value-type="float" office:value="447.631580035161" calcext:value-type="float">
            <text:p><text:s/>448 </text:p>
          </table:table-cell>
          <table:table-cell table:style-name="ce13" office:value-type="float" office:value="460.944487674955" calcext:value-type="float">
            <text:p><text:s/>461 </text:p>
          </table:table-cell>
          <table:table-cell table:style-name="ce13" office:value-type="float" office:value="486.592656108814" calcext:value-type="float">
            <text:p><text:s/>487 </text:p>
          </table:table-cell>
          <table:table-cell table:style-name="ce14" office:value-type="percentage" office:value="0.00747068922098621" calcext:value-type="percentage">
            <text:p>0,7%</text:p>
          </table:table-cell>
          <table:table-cell table:style-name="ce15" office:value-type="percentage" office:value="0.00713556408976277" calcext:value-type="percentage">
            <text:p>0,7%</text:p>
          </table:table-cell>
          <table:table-cell table:style-name="ce15" office:value-type="percentage" office:value="0.00641955608551612" calcext:value-type="percentage">
            <text:p>0,6%</text:p>
          </table:table-cell>
          <table:table-cell table:style-name="ce15" office:value-type="percentage" office:value="0.0071121490510832" calcext:value-type="percentage">
            <text:p>0,7%</text:p>
          </table:table-cell>
          <table:table-cell table:style-name="ce15" office:value-type="percentage" office:value="0.00757423939260779" calcext:value-type="percentage">
            <text:p>0,8%</text:p>
          </table:table-cell>
          <table:table-cell table:style-name="ce15" office:value-type="percentage" office:value="0.00733922422555569" calcext:value-type="percentage">
            <text:p>0,7%</text:p>
          </table:table-cell>
          <table:table-cell table:style-name="ce15" office:value-type="percentage" office:value="0.0070888619367879" calcext:value-type="percentage">
            <text:p>0,7%</text:p>
          </table:table-cell>
          <table:table-cell table:style-name="ce15" office:value-type="percentage" office:value="0.00821105440324277" calcext:value-type="percentage">
            <text:p>0,8%</text:p>
          </table:table-cell>
          <table:table-cell table:style-name="ce15" office:value-type="percentage" office:value="0.00920012091789795" calcext:value-type="percentage">
            <text:p>0,9%</text:p>
          </table:table-cell>
          <table:table-cell table:style-name="ce15" office:value-type="percentage" office:value="0.00950560378868893" calcext:value-type="percentage">
            <text:p>1,0%</text:p>
          </table:table-cell>
          <table:table-cell table:style-name="ce15" office:value-type="percentage" office:value="0.00893325059281053" calcext:value-type="percentage">
            <text:p>0,9%</text:p>
          </table:table-cell>
          <table:table-cell table:style-name="ce54" office:value-type="percentage" office:value="0.0083649966540002" calcext:value-type="percentage">
            <text:p>0,8%</text:p>
          </table:table-cell>
          <table:table-cell table:style-name="ce15" office:value-type="percentage" office:value="0.00416453070400883" calcext:value-type="percentage">
            <text:p>0,4%</text:p>
          </table:table-cell>
          <table:table-cell table:style-name="ce15" office:value-type="percentage" office:value="0.00475050439883058" calcext:value-type="percentage">
            <text:p>0,5%</text:p>
          </table:table-cell>
          <table:table-cell table:style-name="ce15" office:value-type="percentage" office:value="0.00429549801032919" calcext:value-type="percentage">
            <text:p>0,4%</text:p>
          </table:table-cell>
          <table:table-cell table:style-name="ce15" office:value-type="percentage" office:value="0.00442273357725749" calcext:value-type="percentage">
            <text:p>0,4%</text:p>
          </table:table-cell>
          <table:table-cell table:style-name="ce15" office:value-type="percentage" office:value="0.0045926663143933" calcext:value-type="percentage">
            <text:p>0,5%</text:p>
          </table:table-cell>
          <table:table-cell table:style-name="ce15" office:value-type="percentage" office:value="0.00456767769865392" calcext:value-type="percentage">
            <text:p>0,5%</text:p>
          </table:table-cell>
          <table:table-cell table:style-name="ce15" office:value-type="percentage" office:value="0.00459596866408625" calcext:value-type="percentage">
            <text:p>0,5%</text:p>
          </table:table-cell>
          <table:table-cell table:style-name="ce15" office:value-type="percentage" office:value="0.00511646506758835" calcext:value-type="percentage">
            <text:p>0,5%</text:p>
          </table:table-cell>
          <table:table-cell table:style-name="ce15" office:value-type="percentage" office:value="0.00490945421576637" calcext:value-type="percentage">
            <text:p>0,5%</text:p>
          </table:table-cell>
          <table:table-cell table:style-name="ce15" office:value-type="percentage" office:value="0.00491519342090414" calcext:value-type="percentage">
            <text:p>0,5%</text:p>
          </table:table-cell>
          <table:table-cell table:style-name="ce15" office:value-type="percentage" office:value="0.00533556143203522" calcext:value-type="percentage">
            <text:p>0,5%</text:p>
          </table:table-cell>
          <table:table-cell table:style-name="ce15" office:value-type="percentage" office:value="0.00481956237107836" calcext:value-type="percentage">
            <text:p>0,5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9343.78783969685" calcext:value-type="float">
            <text:p><text:s/>9.344 </text:p>
          </table:table-cell>
          <table:table-cell table:style-name="ce19" office:value-type="float" office:value="10214.3399281182" calcext:value-type="float">
            <text:p><text:s/>10.214 </text:p>
          </table:table-cell>
          <table:table-cell table:style-name="ce19" office:value-type="float" office:value="11644.2923650521" calcext:value-type="float">
            <text:p><text:s/>11.644 </text:p>
          </table:table-cell>
          <table:table-cell table:style-name="ce19" office:value-type="float" office:value="11756.0294011994" calcext:value-type="float">
            <text:p><text:s/>11.756 </text:p>
          </table:table-cell>
          <table:table-cell table:style-name="ce19" office:value-type="float" office:value="12881.3436435972" calcext:value-type="float">
            <text:p><text:s/>12.881 </text:p>
          </table:table-cell>
          <table:table-cell table:style-name="ce19" office:value-type="float" office:value="14556.4210491459" calcext:value-type="float">
            <text:p><text:s/>14.556 </text:p>
          </table:table-cell>
          <table:table-cell table:style-name="ce19" office:value-type="float" office:value="16545.3900483866" calcext:value-type="float">
            <text:p><text:s/>16.545 </text:p>
          </table:table-cell>
          <table:table-cell table:style-name="ce19" office:value-type="float" office:value="18742.0459952124" calcext:value-type="float">
            <text:p><text:s/>18.742 </text:p>
          </table:table-cell>
          <table:table-cell table:style-name="ce19" office:value-type="float" office:value="19161.9039602055" calcext:value-type="float">
            <text:p><text:s/>19.162 </text:p>
          </table:table-cell>
          <table:table-cell table:style-name="ce19" office:value-type="float" office:value="20407.3838490386" calcext:value-type="float">
            <text:p><text:s/>20.407 </text:p>
          </table:table-cell>
          <table:table-cell table:style-name="ce19" office:value-type="float" office:value="25096.8578068117" calcext:value-type="float">
            <text:p><text:s/>25.097 </text:p>
          </table:table-cell>
          <table:table-cell table:style-name="ce19" office:value-type="float" office:value="27516.5517300434" calcext:value-type="float">
            <text:p><text:s/>27.517 </text:p>
          </table:table-cell>
          <table:table-cell table:style-name="ce20" office:value-type="percentage" office:value="0.390824495925371" calcext:value-type="percentage">
            <text:p>39,1%</text:p>
          </table:table-cell>
          <table:table-cell table:style-name="ce21" office:value-type="percentage" office:value="0.370424142509951" calcext:value-type="percentage">
            <text:p>37,0%</text:p>
          </table:table-cell>
          <table:table-cell table:style-name="ce21" office:value-type="percentage" office:value="0.386690150962384" calcext:value-type="percentage">
            <text:p>38,7%</text:p>
          </table:table-cell>
          <table:table-cell table:style-name="ce21" office:value-type="percentage" office:value="0.377747295021811" calcext:value-type="percentage">
            <text:p>37,8%</text:p>
          </table:table-cell>
          <table:table-cell table:style-name="ce21" office:value-type="percentage" office:value="0.37851812956258" calcext:value-type="percentage">
            <text:p>37,9%</text:p>
          </table:table-cell>
          <table:table-cell table:style-name="ce21" office:value-type="percentage" office:value="0.398115269431729" calcext:value-type="percentage">
            <text:p>39,8%</text:p>
          </table:table-cell>
          <table:table-cell table:style-name="ce21" office:value-type="percentage" office:value="0.419291422503834" calcext:value-type="percentage">
            <text:p>41,9%</text:p>
          </table:table-cell>
          <table:table-cell table:style-name="ce21" office:value-type="percentage" office:value="0.430691756422377" calcext:value-type="percentage">
            <text:p>43,1%</text:p>
          </table:table-cell>
          <table:table-cell table:style-name="ce21" office:value-type="percentage" office:value="0.426635640083042" calcext:value-type="percentage">
            <text:p>42,7%</text:p>
          </table:table-cell>
          <table:table-cell table:style-name="ce21" office:value-type="percentage" office:value="0.433357506227361" calcext:value-type="percentage">
            <text:p>43,3%</text:p>
          </table:table-cell>
          <table:table-cell table:style-name="ce21" office:value-type="percentage" office:value="0.486385076457361" calcext:value-type="percentage">
            <text:p>48,6%</text:p>
          </table:table-cell>
          <table:table-cell table:style-name="ce55" office:value-type="percentage" office:value="0.473036040025979" calcext:value-type="percentage">
            <text:p>47,3%</text:p>
          </table:table-cell>
          <table:table-cell table:style-name="ce21" office:value-type="percentage" office:value="0.00569131691420369" calcext:value-type="percentage">
            <text:p>0,6%</text:p>
          </table:table-cell>
          <table:table-cell table:style-name="ce21" office:value-type="percentage" office:value="0.00557471884634239" calcext:value-type="percentage">
            <text:p>0,6%</text:p>
          </table:table-cell>
          <table:table-cell table:style-name="ce21" office:value-type="percentage" office:value="0.00585022139500067" calcext:value-type="percentage">
            <text:p>0,6%</text:p>
          </table:table-cell>
          <table:table-cell table:style-name="ce21" office:value-type="percentage" office:value="0.00534850957811171" calcext:value-type="percentage">
            <text:p>0,5%</text:p>
          </table:table-cell>
          <table:table-cell table:style-name="ce21" office:value-type="percentage" office:value="0.00536445264910816" calcext:value-type="percentage">
            <text:p>0,5%</text:p>
          </table:table-cell>
          <table:table-cell table:style-name="ce21" office:value-type="percentage" office:value="0.00600306373767166" calcext:value-type="percentage">
            <text:p>0,6%</text:p>
          </table:table-cell>
          <table:table-cell table:style-name="ce21" office:value-type="percentage" office:value="0.00647183558302517" calcext:value-type="percentage">
            <text:p>0,6%</text:p>
          </table:table-cell>
          <table:table-cell table:style-name="ce56" office:value-type="percentage" office:value="0.0069892506302177" calcext:value-type="percentage">
            <text:p>0,7%</text:p>
          </table:table-cell>
          <table:table-cell table:style-name="ce56" office:value-type="percentage" office:value="0.0066738078929112" calcext:value-type="percentage">
            <text:p>0,7%</text:p>
          </table:table-cell>
          <table:table-cell table:style-name="ce56" office:value-type="percentage" office:value="0.00669548308609104" calcext:value-type="percentage">
            <text:p>0,7%</text:p>
          </table:table-cell>
          <table:table-cell table:style-name="ce56" office:value-type="percentage" office:value="0.0075679497928238" calcext:value-type="percentage">
            <text:p>0,8%</text:p>
          </table:table-cell>
          <table:table-cell table:style-name="ce56" office:value-type="percentage" office:value="0.00674691691499841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23907.8868830194" calcext:value-type="float">
            <text:p><text:s/>23.908 </text:p>
          </table:table-cell>
          <table:table-cell table:style-name="ce27" office:value-type="float" office:value="27574.714377165" calcext:value-type="float">
            <text:p><text:s/>27.575 </text:p>
          </table:table-cell>
          <table:table-cell table:style-name="ce27" office:value-type="float" office:value="30112.7203164395" calcext:value-type="float">
            <text:p><text:s/>30.113 </text:p>
          </table:table-cell>
          <table:table-cell table:style-name="ce27" office:value-type="float" office:value="31121.4125319431" calcext:value-type="float">
            <text:p><text:s/>31.121 </text:p>
          </table:table-cell>
          <table:table-cell table:style-name="ce27" office:value-type="float" office:value="34030.9819729983" calcext:value-type="float">
            <text:p><text:s/>34.031 </text:p>
          </table:table-cell>
          <table:table-cell table:style-name="ce27" office:value-type="float" office:value="36563.3326999082" calcext:value-type="float">
            <text:p><text:s/>36.563 </text:p>
          </table:table-cell>
          <table:table-cell table:style-name="ce27" office:value-type="float" office:value="39460.3589779739" calcext:value-type="float">
            <text:p><text:s/>39.460 </text:p>
          </table:table-cell>
          <table:table-cell table:style-name="ce27" office:value-type="float" office:value="43516.1474900212" calcext:value-type="float">
            <text:p><text:s/>43.516 </text:p>
          </table:table-cell>
          <table:table-cell table:style-name="ce27" office:value-type="float" office:value="44913.9784863632" calcext:value-type="float">
            <text:p><text:s/>44.914 </text:p>
          </table:table-cell>
          <table:table-cell table:style-name="ce27" office:value-type="float" office:value="47091.3358042352" calcext:value-type="float">
            <text:p><text:s/>47.091 </text:p>
          </table:table-cell>
          <table:table-cell table:style-name="ce27" office:value-type="float" office:value="51598.7414531864" calcext:value-type="float">
            <text:p><text:s/>51.599 </text:p>
          </table:table-cell>
          <table:table-cell table:style-name="ce27" office:value-type="float" office:value="58170.0957257552" calcext:value-type="float">
            <text:p><text:s/>58.170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0615255486976699" calcext:value-type="percentage">
            <text:p>0,6%</text:p>
          </table:table-cell>
          <table:table-cell table:style-name="ce29" office:value-type="percentage" office:value="0.0063008015244476" calcext:value-type="percentage">
            <text:p>0,6%</text:p>
          </table:table-cell>
          <table:table-cell table:style-name="ce29" office:value-type="percentage" office:value="0.00625425157566309" calcext:value-type="percentage">
            <text:p>0,6%</text:p>
          </table:table-cell>
          <table:table-cell table:style-name="ce29" office:value-type="percentage" office:value="0.00583714117325421" calcext:value-type="percentage">
            <text:p>0,6%</text:p>
          </table:table-cell>
          <table:table-cell table:style-name="ce29" office:value-type="percentage" office:value="0.00588878007288342" calcext:value-type="percentage">
            <text:p>0,6%</text:p>
          </table:table-cell>
          <table:table-cell table:style-name="ce29" office:value-type="percentage" office:value="0.00609817071552211" calcext:value-type="percentage">
            <text:p>0,6%</text:p>
          </table:table-cell>
          <table:table-cell table:style-name="ce29" office:value-type="percentage" office:value="0.00629419277121471" calcext:value-type="percentage">
            <text:p>0,6%</text:p>
          </table:table-cell>
          <table:table-cell table:style-name="ce58" office:value-type="percentage" office:value="0.00660789404840876" calcext:value-type="percentage">
            <text:p>0,7%</text:p>
          </table:table-cell>
          <table:table-cell table:style-name="ce58" office:value-type="percentage" office:value="0.00641248919551494" calcext:value-type="percentage">
            <text:p>0,6%</text:p>
          </table:table-cell>
          <table:table-cell table:style-name="ce58" office:value-type="percentage" office:value="0.00637305466694735" calcext:value-type="percentage">
            <text:p>0,6%</text:p>
          </table:table-cell>
          <table:table-cell table:style-name="ce58" office:value-type="percentage" office:value="0.006780745610205" calcext:value-type="percentage">
            <text:p>0,7%</text:p>
          </table:table-cell>
          <table:table-cell table:style-name="ce58" office:value-type="percentage" office:value="0.00645463594845213" calcext:value-type="percentage">
            <text:p>0,6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23907.8868830194" calcext:value-type="float">
            <text:p><text:s/>23.908 </text:p>
          </table:table-cell>
          <table:table-cell table:style-name="ce32" office:value-type="float" office:value="27574.714377165" calcext:value-type="float">
            <text:p><text:s/>27.575 </text:p>
          </table:table-cell>
          <table:table-cell table:style-name="ce32" office:value-type="float" office:value="30112.7203164396" calcext:value-type="float">
            <text:p><text:s/>30.113 </text:p>
          </table:table-cell>
          <table:table-cell table:style-name="ce32" office:value-type="float" office:value="31121.4125319431" calcext:value-type="float">
            <text:p><text:s/>31.121 </text:p>
          </table:table-cell>
          <table:table-cell table:style-name="ce32" office:value-type="float" office:value="34030.9819729982" calcext:value-type="float">
            <text:p><text:s/>34.031 </text:p>
          </table:table-cell>
          <table:table-cell table:style-name="ce32" office:value-type="float" office:value="36563.3326999081" calcext:value-type="float">
            <text:p><text:s/>36.563 </text:p>
          </table:table-cell>
          <table:table-cell table:style-name="ce32" office:value-type="float" office:value="39460.3589779738" calcext:value-type="float">
            <text:p><text:s/>39.460 </text:p>
          </table:table-cell>
          <table:table-cell table:style-name="ce32" office:value-type="float" office:value="43516.1474900212" calcext:value-type="float">
            <text:p><text:s/>43.516 </text:p>
          </table:table-cell>
          <table:table-cell table:style-name="ce32" office:value-type="float" office:value="44913.9784863632" calcext:value-type="float">
            <text:p><text:s/>44.914 </text:p>
          </table:table-cell>
          <table:table-cell table:style-name="ce32" office:value-type="float" office:value="47091.3358042352" calcext:value-type="float">
            <text:p><text:s/>47.091 </text:p>
          </table:table-cell>
          <table:table-cell table:style-name="ce32" office:value-type="float" office:value="51598.7414531864" calcext:value-type="float">
            <text:p><text:s/>51.599 </text:p>
          </table:table-cell>
          <table:table-cell table:style-name="ce32" office:value-type="float" office:value="58170.0957257553" calcext:value-type="float">
            <text:p><text:s/>58.170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/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8" table:number-rows-repeated="24">
          <table:table-cell table:number-columns-repeated="4"/>
          <table:table-cell table:style-name="ce67" table:number-columns-repeated="4"/>
          <table:table-cell table:number-columns-repeated="16376"/>
        </table:table-row>
        <table:table-row table:style-name="ro11" table:number-rows-repeated="1048530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4" table:style-name="ta2">
        <table:table-column table:style-name="co5" table:default-cell-style-name="ce67"/>
        <table:table-column table:style-name="co7" table:number-columns-repeated="2" table:default-cell-style-name="ce67"/>
        <table:table-column table:style-name="co11" table:default-cell-style-name="ce67"/>
        <table:table-column table:style-name="co11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7">
          <table:table-cell table:style-name="ce46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Acre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63" office:value-type="string" calcext:value-type="string" table:number-columns-spanned="11" table:number-rows-spanned="1">
            <text:p>Valores correntes (1 000 000 R$)</text:p>
          </table:table-cell>
          <table:covered-table-cell table:number-columns-repeated="10"/>
          <table:table-cell table:style-name="ce62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7564.55400207674" calcext:value-type="float">
            <text:p><text:s/>7.565 </text:p>
          </table:table-cell>
          <table:table-cell table:style-name="ce13" office:value-type="float" office:value="8165.28786712771" calcext:value-type="float">
            <text:p><text:s/>8.165 </text:p>
          </table:table-cell>
          <table:table-cell table:style-name="ce13" office:value-type="float" office:value="9149.37961838223" calcext:value-type="float">
            <text:p><text:s/>9.149 </text:p>
          </table:table-cell>
          <table:table-cell table:style-name="ce13" office:value-type="float" office:value="10483.5233056155" calcext:value-type="float">
            <text:p><text:s/>10.484 </text:p>
          </table:table-cell>
          <table:table-cell table:style-name="ce13" office:value-type="float" office:value="12348.9859747467" calcext:value-type="float">
            <text:p><text:s/>12.349 </text:p>
          </table:table-cell>
          <table:table-cell table:style-name="ce13" office:value-type="float" office:value="12443.1270701591" calcext:value-type="float">
            <text:p><text:s/>12.443 </text:p>
          </table:table-cell>
          <table:table-cell table:style-name="ce13" office:value-type="float" office:value="12500.0008042874" calcext:value-type="float">
            <text:p><text:s/>12.500 </text:p>
          </table:table-cell>
          <table:table-cell table:style-name="ce13" office:value-type="float" office:value="12835.6639257211" calcext:value-type="float">
            <text:p><text:s/>12.836 </text:p>
          </table:table-cell>
          <table:table-cell table:style-name="ce13" office:value-type="float" office:value="13622.057106483" calcext:value-type="float">
            <text:p><text:s/>13.622 </text:p>
          </table:table-cell>
          <table:table-cell table:style-name="ce13" office:value-type="float" office:value="13939.2912290999" calcext:value-type="float">
            <text:p><text:s/>13.939 </text:p>
          </table:table-cell>
          <table:table-cell table:style-name="ce13" office:value-type="float" office:value="14796.4710454057" calcext:value-type="float">
            <text:p><text:s/>14.796 </text:p>
          </table:table-cell>
          <table:table-cell table:style-name="ce13" office:value-type="float" office:value="19295.7265999717" calcext:value-type="float">
            <text:p><text:s/>19.296 </text:p>
          </table:table-cell>
          <table:table-cell table:style-name="ce14" office:value-type="percentage" office:value="0.906764759801386" calcext:value-type="percentage">
            <text:p>90,7%</text:p>
          </table:table-cell>
          <table:table-cell table:style-name="ce15" office:value-type="percentage" office:value="0.912380390546009" calcext:value-type="percentage">
            <text:p>91,2%</text:p>
          </table:table-cell>
          <table:table-cell table:style-name="ce15" office:value-type="percentage" office:value="0.902490389648477" calcext:value-type="percentage">
            <text:p>90,2%</text:p>
          </table:table-cell>
          <table:table-cell table:style-name="ce15" office:value-type="percentage" office:value="0.913681986471008" calcext:value-type="percentage">
            <text:p>91,4%</text:p>
          </table:table-cell>
          <table:table-cell table:style-name="ce15" office:value-type="percentage" office:value="0.917546876707537" calcext:value-type="percentage">
            <text:p>91,8%</text:p>
          </table:table-cell>
          <table:table-cell table:style-name="ce15" office:value-type="percentage" office:value="0.91340439755751" calcext:value-type="percentage">
            <text:p>91,3%</text:p>
          </table:table-cell>
          <table:table-cell table:style-name="ce15" office:value-type="percentage" office:value="0.908810724824949" calcext:value-type="percentage">
            <text:p>90,9%</text:p>
          </table:table-cell>
          <table:table-cell table:style-name="ce15" office:value-type="percentage" office:value="0.89930059205186" calcext:value-type="percentage">
            <text:p>89,9%</text:p>
          </table:table-cell>
          <table:table-cell table:style-name="ce15" office:value-type="percentage" office:value="0.888523134998805" calcext:value-type="percentage">
            <text:p>88,9%</text:p>
          </table:table-cell>
          <table:table-cell table:style-name="ce15" office:value-type="percentage" office:value="0.891828286625467" calcext:value-type="percentage">
            <text:p>89,2%</text:p>
          </table:table-cell>
          <table:table-cell table:style-name="ce15" office:value-type="percentage" office:value="0.89804188015462" calcext:value-type="percentage">
            <text:p>89,8%</text:p>
          </table:table-cell>
          <table:table-cell table:style-name="ce54" office:value-type="percentage" office:value="0.902747702048504" calcext:value-type="percentage">
            <text:p>90,3%</text:p>
          </table:table-cell>
          <table:table-cell table:style-name="ce15" office:value-type="percentage" office:value="0.00229031802996111" calcext:value-type="percentage">
            <text:p>0,2%</text:p>
          </table:table-cell>
          <table:table-cell table:style-name="ce15" office:value-type="percentage" office:value="0.00219469787941003" calcext:value-type="percentage">
            <text:p>0,2%</text:p>
          </table:table-cell>
          <table:table-cell table:style-name="ce15" office:value-type="percentage" office:value="0.00223468510868078" calcext:value-type="percentage">
            <text:p>0,2%</text:p>
          </table:table-cell>
          <table:table-cell table:style-name="ce15" office:value-type="percentage" office:value="0.00230216860476076" calcext:value-type="percentage">
            <text:p>0,2%</text:p>
          </table:table-cell>
          <table:table-cell table:style-name="ce15" office:value-type="percentage" office:value="0.00248333934104391" calcext:value-type="percentage">
            <text:p>0,2%</text:p>
          </table:table-cell>
          <table:table-cell table:style-name="ce15" office:value-type="percentage" office:value="0.00241351630394964" calcext:value-type="percentage">
            <text:p>0,2%</text:p>
          </table:table-cell>
          <table:table-cell table:style-name="ce15" office:value-type="percentage" office:value="0.0023063489546866" calcext:value-type="percentage">
            <text:p>0,2%</text:p>
          </table:table-cell>
          <table:table-cell table:style-name="ce15" office:value-type="percentage" office:value="0.0022630168175186" calcext:value-type="percentage">
            <text:p>0,2%</text:p>
          </table:table-cell>
          <table:table-cell table:style-name="ce15" office:value-type="percentage" office:value="0.00226613162314749" calcext:value-type="percentage">
            <text:p>0,2%</text:p>
          </table:table-cell>
          <table:table-cell table:style-name="ce15" office:value-type="percentage" office:value="0.00219285577654953" calcext:value-type="percentage">
            <text:p>0,2%</text:p>
          </table:table-cell>
          <table:table-cell table:style-name="ce15" office:value-type="percentage" office:value="0.00224361067367371" calcext:value-type="percentage">
            <text:p>0,2%</text:p>
          </table:table-cell>
          <table:table-cell table:style-name="ce15" office:value-type="percentage" office:value="0.00250139086094926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4189.81161754555" calcext:value-type="float">
            <text:p><text:s/>4.190 </text:p>
          </table:table-cell>
          <table:table-cell table:style-name="ce19" office:value-type="float" office:value="4696.99156009108" calcext:value-type="float">
            <text:p><text:s/>4.697 </text:p>
          </table:table-cell>
          <table:table-cell table:style-name="ce19" office:value-type="float" office:value="5357.98405394595" calcext:value-type="float">
            <text:p><text:s/>5.358 </text:p>
          </table:table-cell>
          <table:table-cell table:style-name="ce19" office:value-type="float" office:value="6059.16166020935" calcext:value-type="float">
            <text:p><text:s/>6.059 </text:p>
          </table:table-cell>
          <table:table-cell table:style-name="ce19" office:value-type="float" office:value="6718.11808226704" calcext:value-type="float">
            <text:p><text:s/>6.718 </text:p>
          </table:table-cell>
          <table:table-cell table:style-name="ce19" office:value-type="float" office:value="6955.1595973768" calcext:value-type="float">
            <text:p><text:s/>6.955 </text:p>
          </table:table-cell>
          <table:table-cell table:style-name="ce19" office:value-type="float" office:value="7378.53832328163" calcext:value-type="float">
            <text:p><text:s/>7.379 </text:p>
          </table:table-cell>
          <table:table-cell table:style-name="ce19" office:value-type="float" office:value="7782.93396376064" calcext:value-type="float">
            <text:p><text:s/>7.783 </text:p>
          </table:table-cell>
          <table:table-cell table:style-name="ce19" office:value-type="float" office:value="8156.33423102191" calcext:value-type="float">
            <text:p><text:s/>8.156 </text:p>
          </table:table-cell>
          <table:table-cell table:style-name="ce19" office:value-type="float" office:value="8123.49850425235" calcext:value-type="float">
            <text:p><text:s/>8.123 </text:p>
          </table:table-cell>
          <table:table-cell table:style-name="ce19" office:value-type="float" office:value="8565.66715474237" calcext:value-type="float">
            <text:p><text:s/>8.566 </text:p>
          </table:table-cell>
          <table:table-cell table:style-name="ce19" office:value-type="float" office:value="9596.30190184837" calcext:value-type="float">
            <text:p><text:s/>9.596 </text:p>
          </table:table-cell>
          <table:table-cell table:style-name="ce20" office:value-type="percentage" office:value="0.502233644436108" calcext:value-type="percentage">
            <text:p>50,2%</text:p>
          </table:table-cell>
          <table:table-cell table:style-name="ce21" office:value-type="percentage" office:value="0.524836731260854" calcext:value-type="percentage">
            <text:p>52,5%</text:p>
          </table:table-cell>
          <table:table-cell table:style-name="ce21" office:value-type="percentage" office:value="0.528508961073255" calcext:value-type="percentage">
            <text:p>52,9%</text:p>
          </table:table-cell>
          <table:table-cell table:style-name="ce21" office:value-type="percentage" office:value="0.528080751161552" calcext:value-type="percentage">
            <text:p>52,8%</text:p>
          </table:table-cell>
          <table:table-cell table:style-name="ce21" office:value-type="percentage" office:value="0.499165540906932" calcext:value-type="percentage">
            <text:p>49,9%</text:p>
          </table:table-cell>
          <table:table-cell table:style-name="ce21" office:value-type="percentage" office:value="0.510552799640988" calcext:value-type="percentage">
            <text:p>51,1%</text:p>
          </table:table-cell>
          <table:table-cell table:style-name="ce21" office:value-type="percentage" office:value="0.536455546421264" calcext:value-type="percentage">
            <text:p>53,6%</text:p>
          </table:table-cell>
          <table:table-cell table:style-name="ce21" office:value-type="percentage" office:value="0.54529295578431" calcext:value-type="percentage">
            <text:p>54,5%</text:p>
          </table:table-cell>
          <table:table-cell table:style-name="ce21" office:value-type="percentage" office:value="0.532011546009201" calcext:value-type="percentage">
            <text:p>53,2%</text:p>
          </table:table-cell>
          <table:table-cell table:style-name="ce21" office:value-type="percentage" office:value="0.519737024887435" calcext:value-type="percentage">
            <text:p>52,0%</text:p>
          </table:table-cell>
          <table:table-cell table:style-name="ce21" office:value-type="percentage" office:value="0.519875841531282" calcext:value-type="percentage">
            <text:p>52,0%</text:p>
          </table:table-cell>
          <table:table-cell table:style-name="ce55" office:value-type="percentage" office:value="0.448961558673308" calcext:value-type="percentage">
            <text:p>44,9%</text:p>
          </table:table-cell>
          <table:table-cell table:style-name="ce21" office:value-type="percentage" office:value="0.00258919633513095" calcext:value-type="percentage">
            <text:p>0,3%</text:p>
          </table:table-cell>
          <table:table-cell table:style-name="ce21" office:value-type="percentage" office:value="0.00254333976800232" calcext:value-type="percentage">
            <text:p>0,3%</text:p>
          </table:table-cell>
          <table:table-cell table:style-name="ce21" office:value-type="percentage" office:value="0.00260241088194984" calcext:value-type="percentage">
            <text:p>0,3%</text:p>
          </table:table-cell>
          <table:table-cell table:style-name="ce21" office:value-type="percentage" office:value="0.0026278906612442" calcext:value-type="percentage">
            <text:p>0,3%</text:p>
          </table:table-cell>
          <table:table-cell table:style-name="ce21" office:value-type="percentage" office:value="0.00267082805038427" calcext:value-type="percentage">
            <text:p>0,3%</text:p>
          </table:table-cell>
          <table:table-cell table:style-name="ce21" office:value-type="percentage" office:value="0.00260295940800473" calcext:value-type="percentage">
            <text:p>0,3%</text:p>
          </table:table-cell>
          <table:table-cell table:style-name="ce21" office:value-type="percentage" office:value="0.00263290163389338" calcext:value-type="percentage">
            <text:p>0,3%</text:p>
          </table:table-cell>
          <table:table-cell table:style-name="ce21" office:value-type="percentage" office:value="0.00266489825801236" calcext:value-type="percentage">
            <text:p>0,3%</text:p>
          </table:table-cell>
          <table:table-cell table:style-name="ce21" office:value-type="percentage" office:value="0.00266915580150159" calcext:value-type="percentage">
            <text:p>0,3%</text:p>
          </table:table-cell>
          <table:table-cell table:style-name="ce21" office:value-type="percentage" office:value="0.00252464462104757" calcext:value-type="percentage">
            <text:p>0,3%</text:p>
          </table:table-cell>
          <table:table-cell table:style-name="ce21" office:value-type="percentage" office:value="0.00268319135968233" calcext:value-type="percentage">
            <text:p>0,3%</text:p>
          </table:table-cell>
          <table:table-cell table:style-name="ce21" office:value-type="percentage" office:value="0.00271492434376729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3321.57060401569" calcext:value-type="float">
            <text:p><text:s/>3.322 </text:p>
          </table:table-cell>
          <table:table-cell table:style-name="ce13" office:value-type="float" office:value="3715.1463894685" calcext:value-type="float">
            <text:p><text:s/>3.715 </text:p>
          </table:table-cell>
          <table:table-cell table:style-name="ce13" office:value-type="float" office:value="4282.50146532863" calcext:value-type="float">
            <text:p><text:s/>4.283 </text:p>
          </table:table-cell>
          <table:table-cell table:style-name="ce13" office:value-type="float" office:value="4788.58532987879" calcext:value-type="float">
            <text:p><text:s/>4.789 </text:p>
          </table:table-cell>
          <table:table-cell table:style-name="ce13" office:value-type="float" office:value="5324.73149981779" calcext:value-type="float">
            <text:p><text:s/>5.325 </text:p>
          </table:table-cell>
          <table:table-cell table:style-name="ce13" office:value-type="float" office:value="5513.44048210364" calcext:value-type="float">
            <text:p><text:s/>5.513 </text:p>
          </table:table-cell>
          <table:table-cell table:style-name="ce13" office:value-type="float" office:value="5865.54594508478" calcext:value-type="float">
            <text:p><text:s/>5.866 </text:p>
          </table:table-cell>
          <table:table-cell table:style-name="ce13" office:value-type="float" office:value="6134.40888725141" calcext:value-type="float">
            <text:p><text:s/>6.134 </text:p>
          </table:table-cell>
          <table:table-cell table:style-name="ce13" office:value-type="float" office:value="6416.19984970687" calcext:value-type="float">
            <text:p><text:s/>6.416 </text:p>
          </table:table-cell>
          <table:table-cell table:style-name="ce13" office:value-type="float" office:value="6323.32040716106" calcext:value-type="float">
            <text:p><text:s/>6.323 </text:p>
          </table:table-cell>
          <table:table-cell table:style-name="ce13" office:value-type="float" office:value="6722.40990236841" calcext:value-type="float">
            <text:p><text:s/>6.722 </text:p>
          </table:table-cell>
          <table:table-cell table:style-name="ce13" office:value-type="float" office:value="7534.6800988156" calcext:value-type="float">
            <text:p><text:s/>7.535 </text:p>
          </table:table-cell>
          <table:table-cell table:style-name="ce14" office:value-type="percentage" office:value="0.398157402285285" calcext:value-type="percentage">
            <text:p>39,8%</text:p>
          </table:table-cell>
          <table:table-cell table:style-name="ce15" office:value-type="percentage" office:value="0.415126419168273" calcext:value-type="percentage">
            <text:p>41,5%</text:p>
          </table:table-cell>
          <table:table-cell table:style-name="ce15" office:value-type="percentage" office:value="0.422423877609091" calcext:value-type="percentage">
            <text:p>42,2%</text:p>
          </table:table-cell>
          <table:table-cell table:style-name="ce15" office:value-type="percentage" office:value="0.417344820919699" calcext:value-type="percentage">
            <text:p>41,7%</text:p>
          </table:table-cell>
          <table:table-cell table:style-name="ce15" office:value-type="percentage" office:value="0.395634974965163" calcext:value-type="percentage">
            <text:p>39,6%</text:p>
          </table:table-cell>
          <table:table-cell table:style-name="ce15" office:value-type="percentage" office:value="0.404721478261064" calcext:value-type="percentage">
            <text:p>40,5%</text:p>
          </table:table-cell>
          <table:table-cell table:style-name="ce15" office:value-type="percentage" office:value="0.426453657508419" calcext:value-type="percentage">
            <text:p>42,6%</text:p>
          </table:table-cell>
          <table:table-cell table:style-name="ce15" office:value-type="percentage" office:value="0.429792925096664" calcext:value-type="percentage">
            <text:p>43,0%</text:p>
          </table:table-cell>
          <table:table-cell table:style-name="ce15" office:value-type="percentage" office:value="0.418508156343524" calcext:value-type="percentage">
            <text:p>41,9%</text:p>
          </table:table-cell>
          <table:table-cell table:style-name="ce15" office:value-type="percentage" office:value="0.404562607367694" calcext:value-type="percentage">
            <text:p>40,5%</text:p>
          </table:table-cell>
          <table:table-cell table:style-name="ce15" office:value-type="percentage" office:value="0.408003071094946" calcext:value-type="percentage">
            <text:p>40,8%</text:p>
          </table:table-cell>
          <table:table-cell table:style-name="ce54" office:value-type="percentage" office:value="0.352508888931208" calcext:value-type="percentage">
            <text:p>35,3%</text:p>
          </table:table-cell>
          <table:table-cell table:style-name="ce15" office:value-type="percentage" office:value="0.00260049292367458" calcext:value-type="percentage">
            <text:p>0,3%</text:p>
          </table:table-cell>
          <table:table-cell table:style-name="ce15" office:value-type="percentage" office:value="0.00255572772732767" calcext:value-type="percentage">
            <text:p>0,3%</text:p>
          </table:table-cell>
          <table:table-cell table:style-name="ce15" office:value-type="percentage" office:value="0.00263217345560994" calcext:value-type="percentage">
            <text:p>0,3%</text:p>
          </table:table-cell>
          <table:table-cell table:style-name="ce15" office:value-type="percentage" office:value="0.00262789981938349" calcext:value-type="percentage">
            <text:p>0,3%</text:p>
          </table:table-cell>
          <table:table-cell table:style-name="ce15" office:value-type="percentage" office:value="0.00266182140743108" calcext:value-type="percentage">
            <text:p>0,3%</text:p>
          </table:table-cell>
          <table:table-cell table:style-name="ce15" office:value-type="percentage" office:value="0.00259230583572669" calcext:value-type="percentage">
            <text:p>0,3%</text:p>
          </table:table-cell>
          <table:table-cell table:style-name="ce15" office:value-type="percentage" office:value="0.00263112501416808" calcext:value-type="percentage">
            <text:p>0,3%</text:p>
          </table:table-cell>
          <table:table-cell table:style-name="ce15" office:value-type="percentage" office:value="0.00265288369962718" calcext:value-type="percentage">
            <text:p>0,3%</text:p>
          </table:table-cell>
          <table:table-cell table:style-name="ce15" office:value-type="percentage" office:value="0.00264880697986246" calcext:value-type="percentage">
            <text:p>0,3%</text:p>
          </table:table-cell>
          <table:table-cell table:style-name="ce15" office:value-type="percentage" office:value="0.00248979715546763" calcext:value-type="percentage">
            <text:p>0,2%</text:p>
          </table:table-cell>
          <table:table-cell table:style-name="ce15" office:value-type="percentage" office:value="0.00265502110908044" calcext:value-type="percentage">
            <text:p>0,3%</text:p>
          </table:table-cell>
          <table:table-cell table:style-name="ce15" office:value-type="percentage" office:value="0.00269575755213233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868.241013529863" calcext:value-type="float">
            <text:p><text:s/>868 </text:p>
          </table:table-cell>
          <table:table-cell table:style-name="ce13" office:value-type="float" office:value="981.845170622579" calcext:value-type="float">
            <text:p><text:s/>982 </text:p>
          </table:table-cell>
          <table:table-cell table:style-name="ce13" office:value-type="float" office:value="1075.48258861732" calcext:value-type="float">
            <text:p><text:s/>1.075 </text:p>
          </table:table-cell>
          <table:table-cell table:style-name="ce13" office:value-type="float" office:value="1270.57633033056" calcext:value-type="float">
            <text:p><text:s/>1.271 </text:p>
          </table:table-cell>
          <table:table-cell table:style-name="ce13" office:value-type="float" office:value="1393.38658244925" calcext:value-type="float">
            <text:p><text:s/>1.393 </text:p>
          </table:table-cell>
          <table:table-cell table:style-name="ce13" office:value-type="float" office:value="1441.71911527317" calcext:value-type="float">
            <text:p><text:s/>1.442 </text:p>
          </table:table-cell>
          <table:table-cell table:style-name="ce13" office:value-type="float" office:value="1512.99237819685" calcext:value-type="float">
            <text:p><text:s/>1.513 </text:p>
          </table:table-cell>
          <table:table-cell table:style-name="ce13" office:value-type="float" office:value="1648.52507650923" calcext:value-type="float">
            <text:p><text:s/>1.649 </text:p>
          </table:table-cell>
          <table:table-cell table:style-name="ce13" office:value-type="float" office:value="1740.13438131504" calcext:value-type="float">
            <text:p><text:s/>1.740 </text:p>
          </table:table-cell>
          <table:table-cell table:style-name="ce13" office:value-type="float" office:value="1800.17809709129" calcext:value-type="float">
            <text:p><text:s/>1.800 </text:p>
          </table:table-cell>
          <table:table-cell table:style-name="ce13" office:value-type="float" office:value="1843.25725237396" calcext:value-type="float">
            <text:p><text:s/>1.843 </text:p>
          </table:table-cell>
          <table:table-cell table:style-name="ce13" office:value-type="float" office:value="2061.62180303277" calcext:value-type="float">
            <text:p><text:s/>2.062 </text:p>
          </table:table-cell>
          <table:table-cell table:style-name="ce14" office:value-type="percentage" office:value="0.104076242150823" calcext:value-type="percentage">
            <text:p>10,4%</text:p>
          </table:table-cell>
          <table:table-cell table:style-name="ce15" office:value-type="percentage" office:value="0.109710312092581" calcext:value-type="percentage">
            <text:p>11,0%</text:p>
          </table:table-cell>
          <table:table-cell table:style-name="ce15" office:value-type="percentage" office:value="0.106085083464163" calcext:value-type="percentage">
            <text:p>10,6%</text:p>
          </table:table-cell>
          <table:table-cell table:style-name="ce15" office:value-type="percentage" office:value="0.110735930241852" calcext:value-type="percentage">
            <text:p>11,1%</text:p>
          </table:table-cell>
          <table:table-cell table:style-name="ce15" office:value-type="percentage" office:value="0.103530565941769" calcext:value-type="percentage">
            <text:p>10,4%</text:p>
          </table:table-cell>
          <table:table-cell table:style-name="ce15" office:value-type="percentage" office:value="0.105831321379923" calcext:value-type="percentage">
            <text:p>10,6%</text:p>
          </table:table-cell>
          <table:table-cell table:style-name="ce15" office:value-type="percentage" office:value="0.110001888912846" calcext:value-type="percentage">
            <text:p>11,0%</text:p>
          </table:table-cell>
          <table:table-cell table:style-name="ce15" office:value-type="percentage" office:value="0.115500030687646" calcext:value-type="percentage">
            <text:p>11,6%</text:p>
          </table:table-cell>
          <table:table-cell table:style-name="ce15" office:value-type="percentage" office:value="0.113503389665677" calcext:value-type="percentage">
            <text:p>11,4%</text:p>
          </table:table-cell>
          <table:table-cell table:style-name="ce15" office:value-type="percentage" office:value="0.115174417519741" calcext:value-type="percentage">
            <text:p>11,5%</text:p>
          </table:table-cell>
          <table:table-cell table:style-name="ce15" office:value-type="percentage" office:value="0.111872770436335" calcext:value-type="percentage">
            <text:p>11,2%</text:p>
          </table:table-cell>
          <table:table-cell table:style-name="ce54" office:value-type="percentage" office:value="0.0964526697421" calcext:value-type="percentage">
            <text:p>9,6%</text:p>
          </table:table-cell>
          <table:table-cell table:style-name="ce15" office:value-type="percentage" office:value="0.00254687086880469" calcext:value-type="percentage">
            <text:p>0,3%</text:p>
          </table:table-cell>
          <table:table-cell table:style-name="ce15" office:value-type="percentage" office:value="0.00249753303170632" calcext:value-type="percentage">
            <text:p>0,2%</text:p>
          </table:table-cell>
          <table:table-cell table:style-name="ce15" office:value-type="percentage" office:value="0.00249028665647222" calcext:value-type="percentage">
            <text:p>0,2%</text:p>
          </table:table-cell>
          <table:table-cell table:style-name="ce15" office:value-type="percentage" office:value="0.00262785614635392" calcext:value-type="percentage">
            <text:p>0,3%</text:p>
          </table:table-cell>
          <table:table-cell table:style-name="ce15" office:value-type="percentage" office:value="0.00270581517486649" calcext:value-type="percentage">
            <text:p>0,3%</text:p>
          </table:table-cell>
          <table:table-cell table:style-name="ce15" office:value-type="percentage" office:value="0.00264452157350922" calcext:value-type="percentage">
            <text:p>0,3%</text:p>
          </table:table-cell>
          <table:table-cell table:style-name="ce15" office:value-type="percentage" office:value="0.00263981194638145" calcext:value-type="percentage">
            <text:p>0,3%</text:p>
          </table:table-cell>
          <table:table-cell table:style-name="ce15" office:value-type="percentage" office:value="0.00271057853818303" calcext:value-type="percentage">
            <text:p>0,3%</text:p>
          </table:table-cell>
          <table:table-cell table:style-name="ce15" office:value-type="percentage" office:value="0.00274696614912198" calcext:value-type="percentage">
            <text:p>0,3%</text:p>
          </table:table-cell>
          <table:table-cell table:style-name="ce15" office:value-type="percentage" office:value="0.00265518084726003" calcext:value-type="percentage">
            <text:p>0,3%</text:p>
          </table:table-cell>
          <table:table-cell table:style-name="ce15" office:value-type="percentage" office:value="0.00279119850688535" calcext:value-type="percentage">
            <text:p>0,3%</text:p>
          </table:table-cell>
          <table:table-cell table:style-name="ce15" office:value-type="percentage" office:value="0.00278735401973512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825.712362493907" calcext:value-type="float">
            <text:p><text:s/>826 </text:p>
          </table:table-cell>
          <table:table-cell table:style-name="ce19" office:value-type="float" office:value="823.201318572031" calcext:value-type="float">
            <text:p><text:s/>823 </text:p>
          </table:table-cell>
          <table:table-cell table:style-name="ce19" office:value-type="float" office:value="1027.68886236439" calcext:value-type="float">
            <text:p><text:s/>1.028 </text:p>
          </table:table-cell>
          <table:table-cell table:style-name="ce19" office:value-type="float" office:value="1032.04615504548" calcext:value-type="float">
            <text:p><text:s/>1.032 </text:p>
          </table:table-cell>
          <table:table-cell table:style-name="ce19" office:value-type="float" office:value="1168.01197300703" calcext:value-type="float">
            <text:p><text:s/>1.168 </text:p>
          </table:table-cell>
          <table:table-cell table:style-name="ce19" office:value-type="float" office:value="1236.20034929608" calcext:value-type="float">
            <text:p><text:s/>1.236 </text:p>
          </table:table-cell>
          <table:table-cell table:style-name="ce19" office:value-type="float" office:value="1309.2452517254" calcext:value-type="float">
            <text:p><text:s/>1.309 </text:p>
          </table:table-cell>
          <table:table-cell table:style-name="ce19" office:value-type="float" office:value="1506.71844989306" calcext:value-type="float">
            <text:p><text:s/>1.507 </text:p>
          </table:table-cell>
          <table:table-cell table:style-name="ce19" office:value-type="float" office:value="1781.75249603405" calcext:value-type="float">
            <text:p><text:s/>1.782 </text:p>
          </table:table-cell>
          <table:table-cell table:style-name="ce19" office:value-type="float" office:value="1740.997327884" calcext:value-type="float">
            <text:p><text:s/>1.741 </text:p>
          </table:table-cell>
          <table:table-cell table:style-name="ce19" office:value-type="float" office:value="1727.0501966917" calcext:value-type="float">
            <text:p><text:s/>1.727 </text:p>
          </table:table-cell>
          <table:table-cell table:style-name="ce19" office:value-type="float" office:value="2051.45921448265" calcext:value-type="float">
            <text:p><text:s/>2.051 </text:p>
          </table:table-cell>
          <table:table-cell table:style-name="ce20" office:value-type="percentage" office:value="0.0989783233534019" calcext:value-type="percentage">
            <text:p>9,9%</text:p>
          </table:table-cell>
          <table:table-cell table:style-name="ce21" office:value-type="percentage" office:value="0.0919836205114644" calcext:value-type="percentage">
            <text:p>9,2%</text:p>
          </table:table-cell>
          <table:table-cell table:style-name="ce21" office:value-type="percentage" office:value="0.101370733374011" calcext:value-type="percentage">
            <text:p>10,1%</text:p>
          </table:table-cell>
          <table:table-cell table:style-name="ce21" office:value-type="percentage" office:value="0.0899470486765285" calcext:value-type="percentage">
            <text:p>9,0%</text:p>
          </table:table-cell>
          <table:table-cell table:style-name="ce21" office:value-type="percentage" office:value="0.0867849182095772" calcext:value-type="percentage">
            <text:p>8,7%</text:p>
          </table:table-cell>
          <table:table-cell table:style-name="ce21" office:value-type="percentage" office:value="0.0907449412790355" calcext:value-type="percentage">
            <text:p>9,1%</text:p>
          </table:table-cell>
          <table:table-cell table:style-name="ce21" office:value-type="percentage" office:value="0.0951884839708232" calcext:value-type="percentage">
            <text:p>9,5%</text:p>
          </table:table-cell>
          <table:table-cell table:style-name="ce21" office:value-type="percentage" office:value="0.105564683049161" calcext:value-type="percentage">
            <text:p>10,6%</text:p>
          </table:table-cell>
          <table:table-cell table:style-name="ce21" office:value-type="percentage" office:value="0.116218005929125" calcext:value-type="percentage">
            <text:p>11,6%</text:p>
          </table:table-cell>
          <table:table-cell table:style-name="ce21" office:value-type="percentage" office:value="0.111388064029032" calcext:value-type="percentage">
            <text:p>11,1%</text:p>
          </table:table-cell>
          <table:table-cell table:style-name="ce21" office:value-type="percentage" office:value="0.104819818252542" calcext:value-type="percentage">
            <text:p>10,5%</text:p>
          </table:table-cell>
          <table:table-cell table:style-name="ce55" office:value-type="percentage" office:value="0.0959772145467253" calcext:value-type="percentage">
            <text:p>9,6%</text:p>
          </table:table-cell>
          <table:table-cell table:style-name="ce21" office:value-type="percentage" office:value="0.00131925061311227" calcext:value-type="percentage">
            <text:p>0,1%</text:p>
          </table:table-cell>
          <table:table-cell table:style-name="ce21" office:value-type="percentage" office:value="0.00118048773707522" calcext:value-type="percentage">
            <text:p>0,1%</text:p>
          </table:table-cell>
          <table:table-cell table:style-name="ce21" office:value-type="percentage" office:value="0.00134249966344316" calcext:value-type="percentage">
            <text:p>0,1%</text:p>
          </table:table-cell>
          <table:table-cell table:style-name="ce21" office:value-type="percentage" office:value="0.00124657564465624" calcext:value-type="percentage">
            <text:p>0,1%</text:p>
          </table:table-cell>
          <table:table-cell table:style-name="ce21" office:value-type="percentage" office:value="0.0013544636774335" calcext:value-type="percentage">
            <text:p>0,1%</text:p>
          </table:table-cell>
          <table:table-cell table:style-name="ce21" office:value-type="percentage" office:value="0.00137518324383418" calcext:value-type="percentage">
            <text:p>0,1%</text:p>
          </table:table-cell>
          <table:table-cell table:style-name="ce21" office:value-type="percentage" office:value="0.00143814630504675" calcext:value-type="percentage">
            <text:p>0,1%</text:p>
          </table:table-cell>
          <table:table-cell table:style-name="ce21" office:value-type="percentage" office:value="0.00153216931437412" calcext:value-type="percentage">
            <text:p>0,2%</text:p>
          </table:table-cell>
          <table:table-cell table:style-name="ce21" office:value-type="percentage" office:value="0.00165412362534934" calcext:value-type="percentage">
            <text:p>0,2%</text:p>
          </table:table-cell>
          <table:table-cell table:style-name="ce21" office:value-type="percentage" office:value="0.00154959451284626" calcext:value-type="percentage">
            <text:p>0,2%</text:p>
          </table:table-cell>
          <table:table-cell table:style-name="ce21" office:value-type="percentage" office:value="0.00156854695803374" calcext:value-type="percentage">
            <text:p>0,2%</text:p>
          </table:table-cell>
          <table:table-cell table:style-name="ce21" office:value-type="percentage" office:value="0.00146626537285096" calcext:value-type="percentage">
            <text:p>0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777.801521017971" calcext:value-type="float">
            <text:p><text:s/>778 </text:p>
          </table:table-cell>
          <table:table-cell table:style-name="ce13" office:value-type="float" office:value="784.145890694764" calcext:value-type="float">
            <text:p><text:s/>784 </text:p>
          </table:table-cell>
          <table:table-cell table:style-name="ce13" office:value-type="float" office:value="988.545087880783" calcext:value-type="float">
            <text:p><text:s/>989 </text:p>
          </table:table-cell>
          <table:table-cell table:style-name="ce13" office:value-type="float" office:value="990.406859196995" calcext:value-type="float">
            <text:p><text:s/>990 </text:p>
          </table:table-cell>
          <table:table-cell table:style-name="ce13" office:value-type="float" office:value="1109.71165502342" calcext:value-type="float">
            <text:p><text:s/>1.110 </text:p>
          </table:table-cell>
          <table:table-cell table:style-name="ce13" office:value-type="float" office:value="1179.67472872939" calcext:value-type="float">
            <text:p><text:s/>1.180 </text:p>
          </table:table-cell>
          <table:table-cell table:style-name="ce13" office:value-type="float" office:value="1254.23917422418" calcext:value-type="float">
            <text:p><text:s/>1.254 </text:p>
          </table:table-cell>
          <table:table-cell table:style-name="ce13" office:value-type="float" office:value="1437.27666740697" calcext:value-type="float">
            <text:p><text:s/>1.437 </text:p>
          </table:table-cell>
          <table:table-cell table:style-name="ce13" office:value-type="float" office:value="1709.06548325275" calcext:value-type="float">
            <text:p><text:s/>1.709 </text:p>
          </table:table-cell>
          <table:table-cell table:style-name="ce13" office:value-type="float" office:value="1690.72571266354" calcext:value-type="float">
            <text:p><text:s/>1.691 </text:p>
          </table:table-cell>
          <table:table-cell table:style-name="ce13" office:value-type="float" office:value="1679.89979250903" calcext:value-type="float">
            <text:p><text:s/>1.680 </text:p>
          </table:table-cell>
          <table:table-cell table:style-name="ce13" office:value-type="float" office:value="2078.71340822336" calcext:value-type="float">
            <text:p><text:s/>2.079 </text:p>
          </table:table-cell>
          <table:table-cell table:style-name="ce14" office:value-type="percentage" office:value="0.0932352401986142" calcext:value-type="percentage">
            <text:p>9,3%</text:p>
          </table:table-cell>
          <table:table-cell table:style-name="ce15" office:value-type="percentage" office:value="0.0876196094539905" calcext:value-type="percentage">
            <text:p>8,8%</text:p>
          </table:table-cell>
          <table:table-cell table:style-name="ce15" office:value-type="percentage" office:value="0.0975096103515229" calcext:value-type="percentage">
            <text:p>9,8%</text:p>
          </table:table-cell>
          <table:table-cell table:style-name="ce15" office:value-type="percentage" office:value="0.0863180135289923" calcext:value-type="percentage">
            <text:p>8,6%</text:p>
          </table:table-cell>
          <table:table-cell table:style-name="ce15" office:value-type="percentage" office:value="0.0824531232924632" calcext:value-type="percentage">
            <text:p>8,2%</text:p>
          </table:table-cell>
          <table:table-cell table:style-name="ce15" office:value-type="percentage" office:value="0.0865956024424904" calcext:value-type="percentage">
            <text:p>8,7%</text:p>
          </table:table-cell>
          <table:table-cell table:style-name="ce15" office:value-type="percentage" office:value="0.091189275175051" calcext:value-type="percentage">
            <text:p>9,1%</text:p>
          </table:table-cell>
          <table:table-cell table:style-name="ce15" office:value-type="percentage" office:value="0.10069940794814" calcext:value-type="percentage">
            <text:p>10,1%</text:p>
          </table:table-cell>
          <table:table-cell table:style-name="ce15" office:value-type="percentage" office:value="0.111476865001195" calcext:value-type="percentage">
            <text:p>11,1%</text:p>
          </table:table-cell>
          <table:table-cell table:style-name="ce15" office:value-type="percentage" office:value="0.108171713374533" calcext:value-type="percentage">
            <text:p>10,8%</text:p>
          </table:table-cell>
          <table:table-cell table:style-name="ce15" office:value-type="percentage" office:value="0.10195811984538" calcext:value-type="percentage">
            <text:p>10,2%</text:p>
          </table:table-cell>
          <table:table-cell table:style-name="ce54" office:value-type="percentage" office:value="0.0972522979514958" calcext:value-type="percentage">
            <text:p>9,7%</text:p>
          </table:table-cell>
          <table:table-cell table:style-name="ce15" office:value-type="percentage" office:value="0.00133412038108971" calcext:value-type="percentage">
            <text:p>0,1%</text:p>
          </table:table-cell>
          <table:table-cell table:style-name="ce15" office:value-type="percentage" office:value="0.00119548831443842" calcext:value-type="percentage">
            <text:p>0,1%</text:p>
          </table:table-cell>
          <table:table-cell table:style-name="ce15" office:value-type="percentage" office:value="0.00137202458828063" calcext:value-type="percentage">
            <text:p>0,1%</text:p>
          </table:table-cell>
          <table:table-cell table:style-name="ce15" office:value-type="percentage" office:value="0.00127324735510801" calcext:value-type="percentage">
            <text:p>0,1%</text:p>
          </table:table-cell>
          <table:table-cell table:style-name="ce15" office:value-type="percentage" office:value="0.0013764398480316" calcext:value-type="percentage">
            <text:p>0,1%</text:p>
          </table:table-cell>
          <table:table-cell table:style-name="ce15" office:value-type="percentage" office:value="0.00140406377722242" calcext:value-type="percentage">
            <text:p>0,1%</text:p>
          </table:table-cell>
          <table:table-cell table:style-name="ce15" office:value-type="percentage" office:value="0.00147643356753712" calcext:value-type="percentage">
            <text:p>0,1%</text:p>
          </table:table-cell>
          <table:table-cell table:style-name="ce15" office:value-type="percentage" office:value="0.00157328219315898" calcext:value-type="percentage">
            <text:p>0,2%</text:p>
          </table:table-cell>
          <table:table-cell table:style-name="ce15" office:value-type="percentage" office:value="0.00172112887554142" calcext:value-type="percentage">
            <text:p>0,2%</text:p>
          </table:table-cell>
          <table:table-cell table:style-name="ce15" office:value-type="percentage" office:value="0.00163759080385099" calcext:value-type="percentage">
            <text:p>0,2%</text:p>
          </table:table-cell>
          <table:table-cell table:style-name="ce15" office:value-type="percentage" office:value="0.00165562828189467" calcext:value-type="percentage">
            <text:p>0,2%</text:p>
          </table:table-cell>
          <table:table-cell table:style-name="ce15" office:value-type="percentage" office:value="0.0016012977062029" calcext:value-type="percentage">
            <text:p>0,2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47.9108414759358" calcext:value-type="float">
            <text:p><text:s/>48 </text:p>
          </table:table-cell>
          <table:table-cell table:style-name="ce13" office:value-type="float" office:value="39.0554278772675" calcext:value-type="float">
            <text:p><text:s/>39 </text:p>
          </table:table-cell>
          <table:table-cell table:style-name="ce13" office:value-type="float" office:value="39.1437744836079" calcext:value-type="float">
            <text:p><text:s/>39 </text:p>
          </table:table-cell>
          <table:table-cell table:style-name="ce13" office:value-type="float" office:value="41.6392958484807" calcext:value-type="float">
            <text:p><text:s/>42 </text:p>
          </table:table-cell>
          <table:table-cell table:style-name="ce13" office:value-type="float" office:value="58.3003179836114" calcext:value-type="float">
            <text:p><text:s/>58 </text:p>
          </table:table-cell>
          <table:table-cell table:style-name="ce13" office:value-type="float" office:value="56.5256205666848" calcext:value-type="float">
            <text:p><text:s/>57 </text:p>
          </table:table-cell>
          <table:table-cell table:style-name="ce13" office:value-type="float" office:value="55.0060775012245" calcext:value-type="float">
            <text:p><text:s/>55 </text:p>
          </table:table-cell>
          <table:table-cell table:style-name="ce13" office:value-type="float" office:value="69.4417824860926" calcext:value-type="float">
            <text:p><text:s/>69 </text:p>
          </table:table-cell>
          <table:table-cell table:style-name="ce13" office:value-type="float" office:value="72.6870127812982" calcext:value-type="float">
            <text:p><text:s/>73 </text:p>
          </table:table-cell>
          <table:table-cell table:style-name="ce13" office:value-type="float" office:value="50.2716152204588" calcext:value-type="float">
            <text:p><text:s/>50 </text:p>
          </table:table-cell>
          <table:table-cell table:style-name="ce13" office:value-type="float" office:value="47.1504041826704" calcext:value-type="float">
            <text:p><text:s/>47 </text:p>
          </table:table-cell>
          <table:table-cell table:style-name="ce13" office:value-type="float" office:value="-27.2541937407123" calcext:value-type="float">
            <text:p>-27 </text:p>
          </table:table-cell>
          <table:table-cell table:style-name="ce14" office:value-type="percentage" office:value="0.00574308315478775" calcext:value-type="percentage">
            <text:p>0,6%</text:p>
          </table:table-cell>
          <table:table-cell table:style-name="ce15" office:value-type="percentage" office:value="0.0043640110574739" calcext:value-type="percentage">
            <text:p>0,4%</text:p>
          </table:table-cell>
          <table:table-cell table:style-name="ce15" office:value-type="percentage" office:value="0.00386112302248858" calcext:value-type="percentage">
            <text:p>0,4%</text:p>
          </table:table-cell>
          <table:table-cell table:style-name="ce15" office:value-type="percentage" office:value="0.00362903514753624" calcext:value-type="percentage">
            <text:p>0,4%</text:p>
          </table:table-cell>
          <table:table-cell table:style-name="ce15" office:value-type="percentage" office:value="0.00433179491711392" calcext:value-type="percentage">
            <text:p>0,4%</text:p>
          </table:table-cell>
          <table:table-cell table:style-name="ce15" office:value-type="percentage" office:value="0.00414933883654513" calcext:value-type="percentage">
            <text:p>0,4%</text:p>
          </table:table-cell>
          <table:table-cell table:style-name="ce15" office:value-type="percentage" office:value="0.00399920879577215" calcext:value-type="percentage">
            <text:p>0,4%</text:p>
          </table:table-cell>
          <table:table-cell table:style-name="ce15" office:value-type="percentage" office:value="0.00486527510102064" calcext:value-type="percentage">
            <text:p>0,5%</text:p>
          </table:table-cell>
          <table:table-cell table:style-name="ce15" office:value-type="percentage" office:value="0.00474114092792933" calcext:value-type="percentage">
            <text:p>0,5%</text:p>
          </table:table-cell>
          <table:table-cell table:style-name="ce15" office:value-type="percentage" office:value="0.00321635065449819" calcext:value-type="percentage">
            <text:p>0,3%</text:p>
          </table:table-cell>
          <table:table-cell table:style-name="ce15" office:value-type="percentage" office:value="0.00286169840716197" calcext:value-type="percentage">
            <text:p>0,3%</text:p>
          </table:table-cell>
          <table:table-cell table:style-name="ce54" office:value-type="percentage" office:value="-0.0012750834047705" calcext:value-type="percentage">
            <text:p>-0,1%</text:p>
          </table:table-cell>
          <table:table-cell table:style-name="ce15" office:value-type="percentage" office:value="0.00111711531141428" calcext:value-type="percentage">
            <text:p>0,1%</text:p>
          </table:table-cell>
          <table:table-cell table:style-name="ce15" office:value-type="percentage" office:value="0.000942935075141057" calcext:value-type="percentage">
            <text:p>0,1%</text:p>
          </table:table-cell>
          <table:table-cell table:style-name="ce15" office:value-type="percentage" office:value="0.000869803668280069" calcext:value-type="percentage">
            <text:p>0,1%</text:p>
          </table:table-cell>
          <table:table-cell table:style-name="ce15" office:value-type="percentage" office:value="0.000832020458148119" calcext:value-type="percentage">
            <text:p>0,1%</text:p>
          </table:table-cell>
          <table:table-cell table:style-name="ce15" office:value-type="percentage" office:value="0.00103877695787206" calcext:value-type="percentage">
            <text:p>0,1%</text:p>
          </table:table-cell>
          <table:table-cell table:style-name="ce15" office:value-type="percentage" office:value="0.000962154599511223" calcext:value-type="percentage">
            <text:p>0,1%</text:p>
          </table:table-cell>
          <table:table-cell table:style-name="ce15" office:value-type="percentage" office:value="0.0009037539021626" calcext:value-type="percentage">
            <text:p>0,1%</text:p>
          </table:table-cell>
          <table:table-cell table:style-name="ce15" office:value-type="percentage" office:value="0.000994355096026298" calcext:value-type="percentage">
            <text:p>0,1%</text:p>
          </table:table-cell>
          <table:table-cell table:style-name="ce15" office:value-type="percentage" office:value="0.000863604652432642" calcext:value-type="percentage">
            <text:p>0,1%</text:p>
          </table:table-cell>
          <table:table-cell table:style-name="ce15" office:value-type="percentage" office:value="0.000552004647148475" calcext:value-type="percentage">
            <text:p>0,1%</text:p>
          </table:table-cell>
          <table:table-cell table:style-name="ce15" office:value-type="percentage" office:value="0.0005457791226247" calcext:value-type="percentage">
            <text:p>0,1%</text:p>
          </table:table-cell>
          <table:table-cell table:style-name="ce15" office:value-type="percentage" office:value="-0.00026994506587342" calcext:value-type="percentage">
            <text:p>0,0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3326.83154305525" calcext:value-type="float">
            <text:p><text:s/>3.327 </text:p>
          </table:table-cell>
          <table:table-cell table:style-name="ce19" office:value-type="float" office:value="3429.24087915936" calcext:value-type="float">
            <text:p><text:s/>3.429 </text:p>
          </table:table-cell>
          <table:table-cell table:style-name="ce19" office:value-type="float" office:value="3752.25178995268" calcext:value-type="float">
            <text:p><text:s/>3.752 </text:p>
          </table:table-cell>
          <table:table-cell table:style-name="ce19" office:value-type="float" office:value="4382.72234955764" calcext:value-type="float">
            <text:p><text:s/>4.383 </text:p>
          </table:table-cell>
          <table:table-cell table:style-name="ce19" office:value-type="float" office:value="5572.56757449605" calcext:value-type="float">
            <text:p><text:s/>5.573 </text:p>
          </table:table-cell>
          <table:table-cell table:style-name="ce19" office:value-type="float" office:value="5431.44185221561" calcext:value-type="float">
            <text:p><text:s/>5.431 </text:p>
          </table:table-cell>
          <table:table-cell table:style-name="ce19" office:value-type="float" office:value="5066.45640350455" calcext:value-type="float">
            <text:p><text:s/>5.066 </text:p>
          </table:table-cell>
          <table:table-cell table:style-name="ce19" office:value-type="float" office:value="4983.28817947433" calcext:value-type="float">
            <text:p><text:s/>4.983 </text:p>
          </table:table-cell>
          <table:table-cell table:style-name="ce19" office:value-type="float" office:value="5393.03586267981" calcext:value-type="float">
            <text:p><text:s/>5.393 </text:p>
          </table:table-cell>
          <table:table-cell table:style-name="ce19" office:value-type="float" office:value="5765.52110962713" calcext:value-type="float">
            <text:p><text:s/>5.766 </text:p>
          </table:table-cell>
          <table:table-cell table:style-name="ce19" office:value-type="float" office:value="6183.65348648062" calcext:value-type="float">
            <text:p><text:s/>6.184 </text:p>
          </table:table-cell>
          <table:table-cell table:style-name="ce19" office:value-type="float" office:value="9726.67889186406" calcext:value-type="float">
            <text:p><text:s/>9.727 </text:p>
          </table:table-cell>
          <table:table-cell table:style-name="ce20" office:value-type="percentage" office:value="0.39878803221049" calcext:value-type="percentage">
            <text:p>39,9%</text:p>
          </table:table-cell>
          <table:table-cell table:style-name="ce21" office:value-type="percentage" office:value="0.383179648227682" calcext:value-type="percentage">
            <text:p>38,3%</text:p>
          </table:table-cell>
          <table:table-cell table:style-name="ce21" office:value-type="percentage" office:value="0.370120305552734" calcext:value-type="percentage">
            <text:p>37,0%</text:p>
          </table:table-cell>
          <table:table-cell table:style-name="ce21" office:value-type="percentage" office:value="0.38197220016192" calcext:value-type="percentage">
            <text:p>38,2%</text:p>
          </table:table-cell>
          <table:table-cell table:style-name="ce21" office:value-type="percentage" office:value="0.414049540883491" calcext:value-type="percentage">
            <text:p>41,4%</text:p>
          </table:table-cell>
          <table:table-cell table:style-name="ce21" office:value-type="percentage" office:value="0.398702259079977" calcext:value-type="percentage">
            <text:p>39,9%</text:p>
          </table:table-cell>
          <table:table-cell table:style-name="ce21" office:value-type="percentage" office:value="0.368355969607913" calcext:value-type="percentage">
            <text:p>36,8%</text:p>
          </table:table-cell>
          <table:table-cell table:style-name="ce21" office:value-type="percentage" office:value="0.34914236116653" calcext:value-type="percentage">
            <text:p>34,9%</text:p>
          </table:table-cell>
          <table:table-cell table:style-name="ce21" office:value-type="percentage" office:value="0.351770448061675" calcext:value-type="percentage">
            <text:p>35,2%</text:p>
          </table:table-cell>
          <table:table-cell table:style-name="ce21" office:value-type="percentage" office:value="0.368874911083534" calcext:value-type="percentage">
            <text:p>36,9%</text:p>
          </table:table-cell>
          <table:table-cell table:style-name="ce21" office:value-type="percentage" office:value="0.375304340216176" calcext:value-type="percentage">
            <text:p>37,5%</text:p>
          </table:table-cell>
          <table:table-cell table:style-name="ce55" office:value-type="percentage" office:value="0.455061226779967" calcext:value-type="percentage">
            <text:p>45,5%</text:p>
          </table:table-cell>
          <table:table-cell table:style-name="ce21" office:value-type="percentage" office:value="0.00202637869743316" calcext:value-type="percentage">
            <text:p>0,2%</text:p>
          </table:table-cell>
          <table:table-cell table:style-name="ce21" office:value-type="percentage" office:value="0.00187158973484638" calcext:value-type="percentage">
            <text:p>0,2%</text:p>
          </table:table-cell>
          <table:table-cell table:style-name="ce21" office:value-type="percentage" office:value="0.00188517283943279" calcext:value-type="percentage">
            <text:p>0,2%</text:p>
          </table:table-cell>
          <table:table-cell table:style-name="ce21" office:value-type="percentage" office:value="0.00199395830555015" calcext:value-type="percentage">
            <text:p>0,2%</text:p>
          </table:table-cell>
          <table:table-cell table:style-name="ce21" office:value-type="percentage" office:value="0.00232070315911482" calcext:value-type="percentage">
            <text:p>0,2%</text:p>
          </table:table-cell>
          <table:table-cell table:style-name="ce21" office:value-type="percentage" office:value="0.00223992501427546" calcext:value-type="percentage">
            <text:p>0,2%</text:p>
          </table:table-cell>
          <table:table-cell table:style-name="ce21" office:value-type="percentage" office:value="0.001981776962414" calcext:value-type="percentage">
            <text:p>0,2%</text:p>
          </table:table-cell>
          <table:table-cell table:style-name="ce56" office:value-type="percentage" office:value="0.00185835901042204" calcext:value-type="percentage">
            <text:p>0,2%</text:p>
          </table:table-cell>
          <table:table-cell table:style-name="ce56" office:value-type="percentage" office:value="0.00187831466966186" calcext:value-type="percentage">
            <text:p>0,2%</text:p>
          </table:table-cell>
          <table:table-cell table:style-name="ce56" office:value-type="percentage" office:value="0.00189161674801486" calcext:value-type="percentage">
            <text:p>0,2%</text:p>
          </table:table-cell>
          <table:table-cell table:style-name="ce56" office:value-type="percentage" office:value="0.00186467881685187" calcext:value-type="percentage">
            <text:p>0,2%</text:p>
          </table:table-cell>
          <table:table-cell table:style-name="ce56" office:value-type="percentage" office:value="0.00238493162174184" calcext:value-type="percentage">
            <text:p>0,2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8342.35552309471" calcext:value-type="float">
            <text:p><text:s/>8.342 </text:p>
          </table:table-cell>
          <table:table-cell table:style-name="ce27" office:value-type="float" office:value="8949.43375782247" calcext:value-type="float">
            <text:p><text:s/>8.949 </text:p>
          </table:table-cell>
          <table:table-cell table:style-name="ce27" office:value-type="float" office:value="10137.924706263" calcext:value-type="float">
            <text:p><text:s/>10.138 </text:p>
          </table:table-cell>
          <table:table-cell table:style-name="ce27" office:value-type="float" office:value="11473.9301648125" calcext:value-type="float">
            <text:p><text:s/>11.474 </text:p>
          </table:table-cell>
          <table:table-cell table:style-name="ce27" office:value-type="float" office:value="13458.6976297701" calcext:value-type="float">
            <text:p><text:s/>13.459 </text:p>
          </table:table-cell>
          <table:table-cell table:style-name="ce27" office:value-type="float" office:value="13622.8017988885" calcext:value-type="float">
            <text:p><text:s/>13.623 </text:p>
          </table:table-cell>
          <table:table-cell table:style-name="ce27" office:value-type="float" office:value="13754.2399785116" calcext:value-type="float">
            <text:p><text:s/>13.754 </text:p>
          </table:table-cell>
          <table:table-cell table:style-name="ce27" office:value-type="float" office:value="14272.940593128" calcext:value-type="float">
            <text:p><text:s/>14.273 </text:p>
          </table:table-cell>
          <table:table-cell table:style-name="ce27" office:value-type="float" office:value="15331.1225897358" calcext:value-type="float">
            <text:p><text:s/>15.331 </text:p>
          </table:table-cell>
          <table:table-cell table:style-name="ce27" office:value-type="float" office:value="15630.0169417635" calcext:value-type="float">
            <text:p><text:s/>15.630 </text:p>
          </table:table-cell>
          <table:table-cell table:style-name="ce27" office:value-type="float" office:value="16476.3708379147" calcext:value-type="float">
            <text:p><text:s/>16.476 </text:p>
          </table:table-cell>
          <table:table-cell table:style-name="ce27" office:value-type="float" office:value="21374.4400081951" calcext:value-type="float">
            <text:p><text:s/>21.374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0214685640559052" calcext:value-type="percentage">
            <text:p>0,2%</text:p>
          </table:table-cell>
          <table:table-cell table:style-name="ce29" office:value-type="percentage" office:value="0.0020449388919483" calcext:value-type="percentage">
            <text:p>0,2%</text:p>
          </table:table-cell>
          <table:table-cell table:style-name="ce29" office:value-type="percentage" office:value="0.00210559294882051" calcext:value-type="percentage">
            <text:p>0,2%</text:p>
          </table:table-cell>
          <table:table-cell table:style-name="ce29" office:value-type="percentage" office:value="0.00215205367414885" calcext:value-type="percentage">
            <text:p>0,2%</text:p>
          </table:table-cell>
          <table:table-cell table:style-name="ce29" office:value-type="percentage" office:value="0.00232891635251778" calcext:value-type="percentage">
            <text:p>0,2%</text:p>
          </table:table-cell>
          <table:table-cell table:style-name="ce29" office:value-type="percentage" office:value="0.00227206233291617" calcext:value-type="percentage">
            <text:p>0,2%</text:p>
          </table:table-cell>
          <table:table-cell table:style-name="ce29" office:value-type="percentage" office:value="0.00219389382378966" calcext:value-type="percentage">
            <text:p>0,2%</text:p>
          </table:table-cell>
          <table:table-cell table:style-name="ce58" office:value-type="percentage" office:value="0.00216733522240796" calcext:value-type="percentage">
            <text:p>0,2%</text:p>
          </table:table-cell>
          <table:table-cell table:style-name="ce58" office:value-type="percentage" office:value="0.00218886549967166" calcext:value-type="percentage">
            <text:p>0,2%</text:p>
          </table:table-cell>
          <table:table-cell table:style-name="ce58" office:value-type="percentage" office:value="0.00211527132781426" calcext:value-type="percentage">
            <text:p>0,2%</text:p>
          </table:table-cell>
          <table:table-cell table:style-name="ce58" office:value-type="percentage" office:value="0.00216520938466418" calcext:value-type="percentage">
            <text:p>0,2%</text:p>
          </table:table-cell>
          <table:table-cell table:style-name="ce58" office:value-type="percentage" office:value="0.0023717380405452" calcext:value-type="percentage">
            <text:p>0,2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8342.35552309471" calcext:value-type="float">
            <text:p><text:s/>8.342 </text:p>
          </table:table-cell>
          <table:table-cell table:style-name="ce32" office:value-type="float" office:value="8949.43375782248" calcext:value-type="float">
            <text:p><text:s/>8.949 </text:p>
          </table:table-cell>
          <table:table-cell table:style-name="ce32" office:value-type="float" office:value="10137.924706263" calcext:value-type="float">
            <text:p><text:s/>10.138 </text:p>
          </table:table-cell>
          <table:table-cell table:style-name="ce32" office:value-type="float" office:value="11473.9301648125" calcext:value-type="float">
            <text:p><text:s/>11.474 </text:p>
          </table:table-cell>
          <table:table-cell table:style-name="ce32" office:value-type="float" office:value="13458.6976297702" calcext:value-type="float">
            <text:p><text:s/>13.459 </text:p>
          </table:table-cell>
          <table:table-cell table:style-name="ce32" office:value-type="float" office:value="13622.8017988885" calcext:value-type="float">
            <text:p><text:s/>13.623 </text:p>
          </table:table-cell>
          <table:table-cell table:style-name="ce32" office:value-type="float" office:value="13754.2399785116" calcext:value-type="float">
            <text:p><text:s/>13.754 </text:p>
          </table:table-cell>
          <table:table-cell table:style-name="ce32" office:value-type="float" office:value="14272.940593128" calcext:value-type="float">
            <text:p><text:s/>14.273 </text:p>
          </table:table-cell>
          <table:table-cell table:style-name="ce32" office:value-type="float" office:value="15331.1225897358" calcext:value-type="float">
            <text:p><text:s/>15.331 </text:p>
          </table:table-cell>
          <table:table-cell table:style-name="ce32" office:value-type="float" office:value="15630.0169417635" calcext:value-type="float">
            <text:p><text:s/>15.630 </text:p>
          </table:table-cell>
          <table:table-cell table:style-name="ce32" office:value-type="float" office:value="16476.3708379147" calcext:value-type="float">
            <text:p><text:s/>16.476 </text:p>
          </table:table-cell>
          <table:table-cell table:style-name="ce32" office:value-type="float" office:value="21374.4400081951" calcext:value-type="float">
            <text:p><text:s/>21.374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5" table:style-name="ta2">
        <table:table-column table:style-name="co5" table:default-cell-style-name="ce67"/>
        <table:table-column table:style-name="co11" table:number-columns-repeated="3" table:default-cell-style-name="ce67"/>
        <table:table-column table:style-name="co11" table:number-columns-repeated="5" table:default-cell-style-name="ce90"/>
        <table:table-column table:style-name="co8" table:number-columns-repeated="4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Amazonas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1" office:value-type="string" calcext:value-type="string" table:number-columns-spanned="11" table:number-rows-spanned="1">
            <text:p>Valores correntes (1 000 000 R$)</text:p>
          </table:table-cell>
          <table:covered-table-cell table:number-columns-repeated="10"/>
          <table:table-cell table:style-name="ce62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50384.2133947478" calcext:value-type="float">
            <text:p><text:s/>50.384 </text:p>
          </table:table-cell>
          <table:table-cell table:style-name="ce13" office:value-type="float" office:value="59108.1113872258" calcext:value-type="float">
            <text:p><text:s/>59.108 </text:p>
          </table:table-cell>
          <table:table-cell table:style-name="ce13" office:value-type="float" office:value="59572.3077164724" calcext:value-type="float">
            <text:p><text:s/>59.572 </text:p>
          </table:table-cell>
          <table:table-cell table:style-name="ce13" office:value-type="float" office:value="68811.9961188825" calcext:value-type="float">
            <text:p><text:s/>68.812 </text:p>
          </table:table-cell>
          <table:table-cell table:style-name="ce13" office:value-type="float" office:value="71897.8647824936" calcext:value-type="float">
            <text:p><text:s/>71.898 </text:p>
          </table:table-cell>
          <table:table-cell table:style-name="ce13" office:value-type="float" office:value="72694.7860957889" calcext:value-type="float">
            <text:p><text:s/>72.695 </text:p>
          </table:table-cell>
          <table:table-cell table:style-name="ce13" office:value-type="float" office:value="75908.4891192631" calcext:value-type="float">
            <text:p><text:s/>75.908 </text:p>
          </table:table-cell>
          <table:table-cell table:style-name="ce13" office:value-type="float" office:value="78497.4670017318" calcext:value-type="float">
            <text:p><text:s/>78.497 </text:p>
          </table:table-cell>
          <table:table-cell table:style-name="ce13" office:value-type="float" office:value="84361.5437131155" calcext:value-type="float">
            <text:p><text:s/>84.362 </text:p>
          </table:table-cell>
          <table:table-cell table:style-name="ce13" office:value-type="float" office:value="90725.2477162664" calcext:value-type="float">
            <text:p><text:s/>90.725 </text:p>
          </table:table-cell>
          <table:table-cell table:style-name="ce13" office:value-type="float" office:value="95960.7166136818" calcext:value-type="float">
            <text:p><text:s/>95.961 </text:p>
          </table:table-cell>
          <table:table-cell table:style-name="ce13" office:value-type="float" office:value="109237.244028848" calcext:value-type="float">
            <text:p><text:s/>109.237 </text:p>
          </table:table-cell>
          <table:table-cell table:style-name="ce14" office:value-type="percentage" office:value="0.827637890495413" calcext:value-type="percentage">
            <text:p>82,8%</text:p>
          </table:table-cell>
          <table:table-cell table:style-name="ce15" office:value-type="percentage" office:value="0.835634576182466" calcext:value-type="percentage">
            <text:p>83,6%</text:p>
          </table:table-cell>
          <table:table-cell table:style-name="ce15" office:value-type="percentage" office:value="0.824613520228861" calcext:value-type="percentage">
            <text:p>82,5%</text:p>
          </table:table-cell>
          <table:table-cell table:style-name="ce15" office:value-type="percentage" office:value="0.828548760429844" calcext:value-type="percentage">
            <text:p>82,9%</text:p>
          </table:table-cell>
          <table:table-cell table:style-name="ce15" office:value-type="percentage" office:value="0.829571822690845" calcext:value-type="percentage">
            <text:p>83,0%</text:p>
          </table:table-cell>
          <table:table-cell table:style-name="ce15" office:value-type="percentage" office:value="0.83974022025307" calcext:value-type="percentage">
            <text:p>84,0%</text:p>
          </table:table-cell>
          <table:table-cell table:style-name="ce15" office:value-type="percentage" office:value="0.852523303877854" calcext:value-type="percentage">
            <text:p>85,3%</text:p>
          </table:table-cell>
          <table:table-cell table:style-name="ce15" office:value-type="percentage" office:value="0.841884451618688" calcext:value-type="percentage">
            <text:p>84,2%</text:p>
          </table:table-cell>
          <table:table-cell table:style-name="ce15" office:value-type="percentage" office:value="0.842694918765872" calcext:value-type="percentage">
            <text:p>84,3%</text:p>
          </table:table-cell>
          <table:table-cell table:style-name="ce15" office:value-type="percentage" office:value="0.838642380819992" calcext:value-type="percentage">
            <text:p>83,9%</text:p>
          </table:table-cell>
          <table:table-cell table:style-name="ce15" office:value-type="percentage" office:value="0.827111088058812" calcext:value-type="percentage">
            <text:p>82,7%</text:p>
          </table:table-cell>
          <table:table-cell table:style-name="ce54" office:value-type="percentage" office:value="0.83050545245259" calcext:value-type="percentage">
            <text:p>83,1%</text:p>
          </table:table-cell>
          <table:table-cell table:style-name="ce15" office:value-type="percentage" office:value="0.0152548150666541" calcext:value-type="percentage">
            <text:p>1,5%</text:p>
          </table:table-cell>
          <table:table-cell table:style-name="ce15" office:value-type="percentage" office:value="0.0158873084242049" calcext:value-type="percentage">
            <text:p>1,6%</text:p>
          </table:table-cell>
          <table:table-cell table:style-name="ce15" office:value-type="percentage" office:value="0.0145502049861703" calcext:value-type="percentage">
            <text:p>1,5%</text:p>
          </table:table-cell>
          <table:table-cell table:style-name="ce15" office:value-type="percentage" office:value="0.0151110282752894" calcext:value-type="percentage">
            <text:p>1,5%</text:p>
          </table:table-cell>
          <table:table-cell table:style-name="ce15" office:value-type="percentage" office:value="0.0144584175993515" calcext:value-type="percentage">
            <text:p>1,4%</text:p>
          </table:table-cell>
          <table:table-cell table:style-name="ce15" office:value-type="percentage" office:value="0.0141001574977949" calcext:value-type="percentage">
            <text:p>1,4%</text:p>
          </table:table-cell>
          <table:table-cell table:style-name="ce15" office:value-type="percentage" office:value="0.0140057162613944" calcext:value-type="percentage">
            <text:p>1,4%</text:p>
          </table:table-cell>
          <table:table-cell table:style-name="ce15" office:value-type="percentage" office:value="0.0138396493539816" calcext:value-type="percentage">
            <text:p>1,4%</text:p>
          </table:table-cell>
          <table:table-cell table:style-name="ce15" office:value-type="percentage" office:value="0.0140341771063965" calcext:value-type="percentage">
            <text:p>1,4%</text:p>
          </table:table-cell>
          <table:table-cell table:style-name="ce15" office:value-type="percentage" office:value="0.0142724174610956" calcext:value-type="percentage">
            <text:p>1,4%</text:p>
          </table:table-cell>
          <table:table-cell table:style-name="ce15" office:value-type="percentage" office:value="0.0145506646407209" calcext:value-type="percentage">
            <text:p>1,5%</text:p>
          </table:table-cell>
          <table:table-cell table:style-name="ce15" office:value-type="percentage" office:value="0.0141609097990353" calcext:value-type="percentage">
            <text:p>1,4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22227.1429086085" calcext:value-type="float">
            <text:p><text:s/>22.227 </text:p>
          </table:table-cell>
          <table:table-cell table:style-name="ce19" office:value-type="float" office:value="26069.501759494" calcext:value-type="float">
            <text:p><text:s/>26.070 </text:p>
          </table:table-cell>
          <table:table-cell table:style-name="ce19" office:value-type="float" office:value="28219.8965459094" calcext:value-type="float">
            <text:p><text:s/>28.220 </text:p>
          </table:table-cell>
          <table:table-cell table:style-name="ce19" office:value-type="float" office:value="32149.9612399829" calcext:value-type="float">
            <text:p><text:s/>32.150 </text:p>
          </table:table-cell>
          <table:table-cell table:style-name="ce19" office:value-type="float" office:value="35031.3294884382" calcext:value-type="float">
            <text:p><text:s/>35.031 </text:p>
          </table:table-cell>
          <table:table-cell table:style-name="ce19" office:value-type="float" office:value="35772.4959695566" calcext:value-type="float">
            <text:p><text:s/>35.772 </text:p>
          </table:table-cell>
          <table:table-cell table:style-name="ce19" office:value-type="float" office:value="35920.2959154739" calcext:value-type="float">
            <text:p><text:s/>35.920 </text:p>
          </table:table-cell>
          <table:table-cell table:style-name="ce19" office:value-type="float" office:value="36710.6815054539" calcext:value-type="float">
            <text:p><text:s/>36.711 </text:p>
          </table:table-cell>
          <table:table-cell table:style-name="ce19" office:value-type="float" office:value="38690.131106712" calcext:value-type="float">
            <text:p><text:s/>38.690 </text:p>
          </table:table-cell>
          <table:table-cell table:style-name="ce19" office:value-type="float" office:value="41747.3113667228" calcext:value-type="float">
            <text:p><text:s/>41.747 </text:p>
          </table:table-cell>
          <table:table-cell table:style-name="ce19" office:value-type="float" office:value="42660.7274746272" calcext:value-type="float">
            <text:p><text:s/>42.661 </text:p>
          </table:table-cell>
          <table:table-cell table:style-name="ce19" office:value-type="float" office:value="47184.5581797944" calcext:value-type="float">
            <text:p><text:s/>47.185 </text:p>
          </table:table-cell>
          <table:table-cell table:style-name="ce20" office:value-type="percentage" office:value="0.365114872876797" calcext:value-type="percentage">
            <text:p>36,5%</text:p>
          </table:table-cell>
          <table:table-cell table:style-name="ce21" office:value-type="percentage" office:value="0.368554781108956" calcext:value-type="percentage">
            <text:p>36,9%</text:p>
          </table:table-cell>
          <table:table-cell table:style-name="ce21" office:value-type="percentage" office:value="0.390626267862074" calcext:value-type="percentage">
            <text:p>39,1%</text:p>
          </table:table-cell>
          <table:table-cell table:style-name="ce21" office:value-type="percentage" office:value="0.387109981335736" calcext:value-type="percentage">
            <text:p>38,7%</text:p>
          </table:table-cell>
          <table:table-cell table:style-name="ce21" office:value-type="percentage" office:value="0.404198427073223" calcext:value-type="percentage">
            <text:p>40,4%</text:p>
          </table:table-cell>
          <table:table-cell table:style-name="ce21" office:value-type="percentage" office:value="0.413229135923101" calcext:value-type="percentage">
            <text:p>41,3%</text:p>
          </table:table-cell>
          <table:table-cell table:style-name="ce21" office:value-type="percentage" office:value="0.40341850701332" calcext:value-type="percentage">
            <text:p>40,3%</text:p>
          </table:table-cell>
          <table:table-cell table:style-name="ce21" office:value-type="percentage" office:value="0.39372164667537" calcext:value-type="percentage">
            <text:p>39,4%</text:p>
          </table:table-cell>
          <table:table-cell table:style-name="ce21" office:value-type="percentage" office:value="0.386479140316428" calcext:value-type="percentage">
            <text:p>38,6%</text:p>
          </table:table-cell>
          <table:table-cell table:style-name="ce21" office:value-type="percentage" office:value="0.3859021108095" calcext:value-type="percentage">
            <text:p>38,6%</text:p>
          </table:table-cell>
          <table:table-cell table:style-name="ce21" office:value-type="percentage" office:value="0.367704222770346" calcext:value-type="percentage">
            <text:p>36,8%</text:p>
          </table:table-cell>
          <table:table-cell table:style-name="ce55" office:value-type="percentage" office:value="0.358733261611186" calcext:value-type="percentage">
            <text:p>35,9%</text:p>
          </table:table-cell>
          <table:table-cell table:style-name="ce21" office:value-type="percentage" office:value="0.0137358053804612" calcext:value-type="percentage">
            <text:p>1,4%</text:p>
          </table:table-cell>
          <table:table-cell table:style-name="ce21" office:value-type="percentage" office:value="0.0141161847341369" calcext:value-type="percentage">
            <text:p>1,4%</text:p>
          </table:table-cell>
          <table:table-cell table:style-name="ce21" office:value-type="percentage" office:value="0.0137066040359877" calcext:value-type="percentage">
            <text:p>1,4%</text:p>
          </table:table-cell>
          <table:table-cell table:style-name="ce21" office:value-type="percentage" office:value="0.0139436093043596" calcext:value-type="percentage">
            <text:p>1,4%</text:p>
          </table:table-cell>
          <table:table-cell table:style-name="ce21" office:value-type="percentage" office:value="0.0139269146945987" calcext:value-type="percentage">
            <text:p>1,4%</text:p>
          </table:table-cell>
          <table:table-cell table:style-name="ce21" office:value-type="percentage" office:value="0.0133878099600888" calcext:value-type="percentage">
            <text:p>1,3%</text:p>
          </table:table-cell>
          <table:table-cell table:style-name="ce21" office:value-type="percentage" office:value="0.0128175258651665" calcext:value-type="percentage">
            <text:p>1,3%</text:p>
          </table:table-cell>
          <table:table-cell table:style-name="ce21" office:value-type="percentage" office:value="0.0125698395553468" calcext:value-type="percentage">
            <text:p>1,3%</text:p>
          </table:table-cell>
          <table:table-cell table:style-name="ce21" office:value-type="percentage" office:value="0.0126613236999974" calcext:value-type="percentage">
            <text:p>1,3%</text:p>
          </table:table-cell>
          <table:table-cell table:style-name="ce21" office:value-type="percentage" office:value="0.0129743515100081" calcext:value-type="percentage">
            <text:p>1,3%</text:p>
          </table:table-cell>
          <table:table-cell table:style-name="ce21" office:value-type="percentage" office:value="0.0133634535745774" calcext:value-type="percentage">
            <text:p>1,3%</text:p>
          </table:table-cell>
          <table:table-cell table:style-name="ce21" office:value-type="percentage" office:value="0.0133491533470361" calcext:value-type="percentage">
            <text:p>1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7534.7596977801" calcext:value-type="float">
            <text:p><text:s/>17.535 </text:p>
          </table:table-cell>
          <table:table-cell table:style-name="ce13" office:value-type="float" office:value="20527.6037483337" calcext:value-type="float">
            <text:p><text:s/>20.528 </text:p>
          </table:table-cell>
          <table:table-cell table:style-name="ce13" office:value-type="float" office:value="22320.1827208848" calcext:value-type="float">
            <text:p><text:s/>22.320 </text:p>
          </table:table-cell>
          <table:table-cell table:style-name="ce13" office:value-type="float" office:value="25399.2970111722" calcext:value-type="float">
            <text:p><text:s/>25.399 </text:p>
          </table:table-cell>
          <table:table-cell table:style-name="ce13" office:value-type="float" office:value="27871.6338802257" calcext:value-type="float">
            <text:p><text:s/>27.872 </text:p>
          </table:table-cell>
          <table:table-cell table:style-name="ce13" office:value-type="float" office:value="28581.5726713845" calcext:value-type="float">
            <text:p><text:s/>28.582 </text:p>
          </table:table-cell>
          <table:table-cell table:style-name="ce13" office:value-type="float" office:value="28694.8037753139" calcext:value-type="float">
            <text:p><text:s/>28.695 </text:p>
          </table:table-cell>
          <table:table-cell table:style-name="ce13" office:value-type="float" office:value="29005.663709608" calcext:value-type="float">
            <text:p><text:s/>29.006 </text:p>
          </table:table-cell>
          <table:table-cell table:style-name="ce13" office:value-type="float" office:value="30514.8226983115" calcext:value-type="float">
            <text:p><text:s/>30.515 </text:p>
          </table:table-cell>
          <table:table-cell table:style-name="ce13" office:value-type="float" office:value="32874.7053853896" calcext:value-type="float">
            <text:p><text:s/>32.875 </text:p>
          </table:table-cell>
          <table:table-cell table:style-name="ce13" office:value-type="float" office:value="33831.9686544331" calcext:value-type="float">
            <text:p><text:s/>33.832 </text:p>
          </table:table-cell>
          <table:table-cell table:style-name="ce13" office:value-type="float" office:value="37161.6207447113" calcext:value-type="float">
            <text:p><text:s/>37.162 </text:p>
          </table:table-cell>
          <table:table-cell table:style-name="ce14" office:value-type="percentage" office:value="0.288035290199201" calcext:value-type="percentage">
            <text:p>28,8%</text:p>
          </table:table-cell>
          <table:table-cell table:style-name="ce15" office:value-type="percentage" office:value="0.290206793208209" calcext:value-type="percentage">
            <text:p>29,0%</text:p>
          </table:table-cell>
          <table:table-cell table:style-name="ce15" office:value-type="percentage" office:value="0.308961078580659" calcext:value-type="percentage">
            <text:p>30,9%</text:p>
          </table:table-cell>
          <table:table-cell table:style-name="ce15" office:value-type="percentage" office:value="0.305826850568885" calcext:value-type="percentage">
            <text:p>30,6%</text:p>
          </table:table-cell>
          <table:table-cell table:style-name="ce15" office:value-type="percentage" office:value="0.321588439230265" calcext:value-type="percentage">
            <text:p>32,2%</text:p>
          </table:table-cell>
          <table:table-cell table:style-name="ce15" office:value-type="percentage" office:value="0.330162552492026" calcext:value-type="percentage">
            <text:p>33,0%</text:p>
          </table:table-cell>
          <table:table-cell table:style-name="ce15" office:value-type="percentage" office:value="0.322269474764838" calcext:value-type="percentage">
            <text:p>32,2%</text:p>
          </table:table-cell>
          <table:table-cell table:style-name="ce15" office:value-type="percentage" office:value="0.31108541738628" calcext:value-type="percentage">
            <text:p>31,1%</text:p>
          </table:table-cell>
          <table:table-cell table:style-name="ce15" office:value-type="percentage" office:value="0.304815261825405" calcext:value-type="percentage">
            <text:p>30,5%</text:p>
          </table:table-cell>
          <table:table-cell table:style-name="ce15" office:value-type="percentage" office:value="0.303885873967317" calcext:value-type="percentage">
            <text:p>30,4%</text:p>
          </table:table-cell>
          <table:table-cell table:style-name="ce15" office:value-type="percentage" office:value="0.291606788615312" calcext:value-type="percentage">
            <text:p>29,2%</text:p>
          </table:table-cell>
          <table:table-cell table:style-name="ce54" office:value-type="percentage" office:value="0.282531190939854" calcext:value-type="percentage">
            <text:p>28,3%</text:p>
          </table:table-cell>
          <table:table-cell table:style-name="ce15" office:value-type="percentage" office:value="0.013728149706432" calcext:value-type="percentage">
            <text:p>1,4%</text:p>
          </table:table-cell>
          <table:table-cell table:style-name="ce15" office:value-type="percentage" office:value="0.0141213725047096" calcext:value-type="percentage">
            <text:p>1,4%</text:p>
          </table:table-cell>
          <table:table-cell table:style-name="ce15" office:value-type="percentage" office:value="0.0137187559555845" calcext:value-type="percentage">
            <text:p>1,4%</text:p>
          </table:table-cell>
          <table:table-cell table:style-name="ce15" office:value-type="percentage" office:value="0.0139387320951878" calcext:value-type="percentage">
            <text:p>1,4%</text:p>
          </table:table-cell>
          <table:table-cell table:style-name="ce15" office:value-type="percentage" office:value="0.0139329676482288" calcext:value-type="percentage">
            <text:p>1,4%</text:p>
          </table:table-cell>
          <table:table-cell table:style-name="ce15" office:value-type="percentage" office:value="0.0134384651236875" calcext:value-type="percentage">
            <text:p>1,3%</text:p>
          </table:table-cell>
          <table:table-cell table:style-name="ce15" office:value-type="percentage" office:value="0.0128717116354941" calcext:value-type="percentage">
            <text:p>1,3%</text:p>
          </table:table-cell>
          <table:table-cell table:style-name="ce15" office:value-type="percentage" office:value="0.0125437762409353" calcext:value-type="percentage">
            <text:p>1,3%</text:p>
          </table:table-cell>
          <table:table-cell table:style-name="ce15" office:value-type="percentage" office:value="0.0125974684775827" calcext:value-type="percentage">
            <text:p>1,3%</text:p>
          </table:table-cell>
          <table:table-cell table:style-name="ce15" office:value-type="percentage" office:value="0.0129443619309064" calcext:value-type="percentage">
            <text:p>1,3%</text:p>
          </table:table-cell>
          <table:table-cell table:style-name="ce15" office:value-type="percentage" office:value="0.0133619627847479" calcext:value-type="percentage">
            <text:p>1,3%</text:p>
          </table:table-cell>
          <table:table-cell table:style-name="ce15" office:value-type="percentage" office:value="0.013295683221877" calcext:value-type="percentage">
            <text:p>1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4692.3832108284" calcext:value-type="float">
            <text:p><text:s/>4.692 </text:p>
          </table:table-cell>
          <table:table-cell table:style-name="ce13" office:value-type="float" office:value="5541.89801116034" calcext:value-type="float">
            <text:p><text:s/>5.542 </text:p>
          </table:table-cell>
          <table:table-cell table:style-name="ce13" office:value-type="float" office:value="5899.71382502463" calcext:value-type="float">
            <text:p><text:s/>5.900 </text:p>
          </table:table-cell>
          <table:table-cell table:style-name="ce13" office:value-type="float" office:value="6750.66422881066" calcext:value-type="float">
            <text:p><text:s/>6.751 </text:p>
          </table:table-cell>
          <table:table-cell table:style-name="ce13" office:value-type="float" office:value="7159.69560821241" calcext:value-type="float">
            <text:p><text:s/>7.160 </text:p>
          </table:table-cell>
          <table:table-cell table:style-name="ce13" office:value-type="float" office:value="7190.92329817213" calcext:value-type="float">
            <text:p><text:s/>7.191 </text:p>
          </table:table-cell>
          <table:table-cell table:style-name="ce13" office:value-type="float" office:value="7225.49214015994" calcext:value-type="float">
            <text:p><text:s/>7.225 </text:p>
          </table:table-cell>
          <table:table-cell table:style-name="ce13" office:value-type="float" office:value="7705.01779584584" calcext:value-type="float">
            <text:p><text:s/>7.705 </text:p>
          </table:table-cell>
          <table:table-cell table:style-name="ce13" office:value-type="float" office:value="8175.30840840047" calcext:value-type="float">
            <text:p><text:s/>8.175 </text:p>
          </table:table-cell>
          <table:table-cell table:style-name="ce13" office:value-type="float" office:value="8872.60598133326" calcext:value-type="float">
            <text:p><text:s/>8.873 </text:p>
          </table:table-cell>
          <table:table-cell table:style-name="ce13" office:value-type="float" office:value="8828.75882019408" calcext:value-type="float">
            <text:p><text:s/>8.829 </text:p>
          </table:table-cell>
          <table:table-cell table:style-name="ce13" office:value-type="float" office:value="10022.9374350831" calcext:value-type="float">
            <text:p><text:s/>10.023 </text:p>
          </table:table-cell>
          <table:table-cell table:style-name="ce14" office:value-type="percentage" office:value="0.077079582677596" calcext:value-type="percentage">
            <text:p>7,7%</text:p>
          </table:table-cell>
          <table:table-cell table:style-name="ce15" office:value-type="percentage" office:value="0.0783479879007478" calcext:value-type="percentage">
            <text:p>7,8%</text:p>
          </table:table-cell>
          <table:table-cell table:style-name="ce15" office:value-type="percentage" office:value="0.0816651892814154" calcext:value-type="percentage">
            <text:p>8,2%</text:p>
          </table:table-cell>
          <table:table-cell table:style-name="ce15" office:value-type="percentage" office:value="0.0812831307668508" calcext:value-type="percentage">
            <text:p>8,1%</text:p>
          </table:table-cell>
          <table:table-cell table:style-name="ce15" office:value-type="percentage" office:value="0.0826099878429576" calcext:value-type="percentage">
            <text:p>8,3%</text:p>
          </table:table-cell>
          <table:table-cell table:style-name="ce15" office:value-type="percentage" office:value="0.0830665834310751" calcext:value-type="percentage">
            <text:p>8,3%</text:p>
          </table:table-cell>
          <table:table-cell table:style-name="ce15" office:value-type="percentage" office:value="0.0811490322484819" calcext:value-type="percentage">
            <text:p>8,1%</text:p>
          </table:table-cell>
          <table:table-cell table:style-name="ce15" office:value-type="percentage" office:value="0.0826362292890903" calcext:value-type="percentage">
            <text:p>8,3%</text:p>
          </table:table-cell>
          <table:table-cell table:style-name="ce15" office:value-type="percentage" office:value="0.0816638784910228" calcext:value-type="percentage">
            <text:p>8,2%</text:p>
          </table:table-cell>
          <table:table-cell table:style-name="ce15" office:value-type="percentage" office:value="0.082016236842183" calcext:value-type="percentage">
            <text:p>8,2%</text:p>
          </table:table-cell>
          <table:table-cell table:style-name="ce15" office:value-type="percentage" office:value="0.0760974341550343" calcext:value-type="percentage">
            <text:p>7,6%</text:p>
          </table:table-cell>
          <table:table-cell table:style-name="ce54" office:value-type="percentage" office:value="0.0762020706713311" calcext:value-type="percentage">
            <text:p>7,6%</text:p>
          </table:table-cell>
          <table:table-cell table:style-name="ce15" office:value-type="percentage" office:value="0.0137644892589677" calcext:value-type="percentage">
            <text:p>1,4%</text:p>
          </table:table-cell>
          <table:table-cell table:style-name="ce15" office:value-type="percentage" office:value="0.014097002007398" calcext:value-type="percentage">
            <text:p>1,4%</text:p>
          </table:table-cell>
          <table:table-cell table:style-name="ce15" office:value-type="percentage" office:value="0.0136608242392396" calcext:value-type="percentage">
            <text:p>1,4%</text:p>
          </table:table-cell>
          <table:table-cell table:style-name="ce15" office:value-type="percentage" office:value="0.0139619903678171" calcext:value-type="percentage">
            <text:p>1,4%</text:p>
          </table:table-cell>
          <table:table-cell table:style-name="ce15" office:value-type="percentage" office:value="0.0139034014451849" calcext:value-type="percentage">
            <text:p>1,4%</text:p>
          </table:table-cell>
          <table:table-cell table:style-name="ce15" office:value-type="percentage" office:value="0.0131901918993861" calcext:value-type="percentage">
            <text:p>1,3%</text:p>
          </table:table-cell>
          <table:table-cell table:style-name="ce15" office:value-type="percentage" office:value="0.0126067657345448" calcext:value-type="percentage">
            <text:p>1,3%</text:p>
          </table:table-cell>
          <table:table-cell table:style-name="ce15" office:value-type="percentage" office:value="0.0126689342924418" calcext:value-type="percentage">
            <text:p>1,3%</text:p>
          </table:table-cell>
          <table:table-cell table:style-name="ce15" office:value-type="percentage" office:value="0.0129054949420269" calcext:value-type="percentage">
            <text:p>1,3%</text:p>
          </table:table-cell>
          <table:table-cell table:style-name="ce15" office:value-type="percentage" office:value="0.0130866904252342" calcext:value-type="percentage">
            <text:p>1,3%</text:p>
          </table:table-cell>
          <table:table-cell table:style-name="ce15" office:value-type="percentage" office:value="0.0133691693901319" calcext:value-type="percentage">
            <text:p>1,3%</text:p>
          </table:table-cell>
          <table:table-cell table:style-name="ce15" office:value-type="percentage" office:value="0.0135512124038148" calcext:value-type="percentage">
            <text:p>1,4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11260.2923334215" calcext:value-type="float">
            <text:p><text:s/>11.260 </text:p>
          </table:table-cell>
          <table:table-cell table:style-name="ce19" office:value-type="float" office:value="12328.378709053" calcext:value-type="float">
            <text:p><text:s/>12.328 </text:p>
          </table:table-cell>
          <table:table-cell table:style-name="ce19" office:value-type="float" office:value="13413.0431789545" calcext:value-type="float">
            <text:p><text:s/>13.413 </text:p>
          </table:table-cell>
          <table:table-cell table:style-name="ce19" office:value-type="float" office:value="15090.7554757273" calcext:value-type="float">
            <text:p><text:s/>15.091 </text:p>
          </table:table-cell>
          <table:table-cell table:style-name="ce19" office:value-type="float" office:value="15704.4320622936" calcext:value-type="float">
            <text:p><text:s/>15.704 </text:p>
          </table:table-cell>
          <table:table-cell table:style-name="ce19" office:value-type="float" office:value="14789.0953399263" calcext:value-type="float">
            <text:p><text:s/>14.789 </text:p>
          </table:table-cell>
          <table:table-cell table:style-name="ce19" office:value-type="float" office:value="14042.6765146305" calcext:value-type="float">
            <text:p><text:s/>14.043 </text:p>
          </table:table-cell>
          <table:table-cell table:style-name="ce19" office:value-type="float" office:value="15885.9877012645" calcext:value-type="float">
            <text:p><text:s/>15.886 </text:p>
          </table:table-cell>
          <table:table-cell table:style-name="ce19" office:value-type="float" office:value="17139.6625530255" calcext:value-type="float">
            <text:p><text:s/>17.140 </text:p>
          </table:table-cell>
          <table:table-cell table:style-name="ce19" office:value-type="float" office:value="19068.3343184265" calcext:value-type="float">
            <text:p><text:s/>19.068 </text:p>
          </table:table-cell>
          <table:table-cell table:style-name="ce19" office:value-type="float" office:value="21601.9858157351" calcext:value-type="float">
            <text:p><text:s/>21.602 </text:p>
          </table:table-cell>
          <table:table-cell table:style-name="ce19" office:value-type="float" office:value="24133.9365566614" calcext:value-type="float">
            <text:p><text:s/>24.134 </text:p>
          </table:table-cell>
          <table:table-cell table:style-name="ce20" office:value-type="percentage" office:value="0.184967551645177" calcext:value-type="percentage">
            <text:p>18,5%</text:p>
          </table:table-cell>
          <table:table-cell table:style-name="ce21" office:value-type="percentage" office:value="0.174291129859765" calcext:value-type="percentage">
            <text:p>17,4%</text:p>
          </table:table-cell>
          <table:table-cell table:style-name="ce21" office:value-type="percentage" office:value="0.185666414089932" calcext:value-type="percentage">
            <text:p>18,6%</text:p>
          </table:table-cell>
          <table:table-cell table:style-name="ce21" office:value-type="percentage" office:value="0.181704171490132" calcext:value-type="percentage">
            <text:p>18,2%</text:p>
          </table:table-cell>
          <table:table-cell table:style-name="ce21" office:value-type="percentage" office:value="0.181200851647734" calcext:value-type="percentage">
            <text:p>18,1%</text:p>
          </table:table-cell>
          <table:table-cell table:style-name="ce21" office:value-type="percentage" office:value="0.170837536570078" calcext:value-type="percentage">
            <text:p>17,1%</text:p>
          </table:table-cell>
          <table:table-cell table:style-name="ce21" office:value-type="percentage" office:value="0.157712386538632" calcext:value-type="percentage">
            <text:p>15,8%</text:p>
          </table:table-cell>
          <table:table-cell table:style-name="ce21" office:value-type="percentage" office:value="0.170377039605689" calcext:value-type="percentage">
            <text:p>17,0%</text:p>
          </table:table-cell>
          <table:table-cell table:style-name="ce21" office:value-type="percentage" office:value="0.171209604602704" calcext:value-type="percentage">
            <text:p>17,1%</text:p>
          </table:table-cell>
          <table:table-cell table:style-name="ce21" office:value-type="percentage" office:value="0.176263098681069" calcext:value-type="percentage">
            <text:p>17,6%</text:p>
          </table:table-cell>
          <table:table-cell table:style-name="ce21" office:value-type="percentage" office:value="0.186193294743864" calcext:value-type="percentage">
            <text:p>18,6%</text:p>
          </table:table-cell>
          <table:table-cell table:style-name="ce55" office:value-type="percentage" office:value="0.18348472700537" calcext:value-type="percentage">
            <text:p>18,3%</text:p>
          </table:table-cell>
          <table:table-cell table:style-name="ce21" office:value-type="percentage" office:value="0.0179907050438516" calcext:value-type="percentage">
            <text:p>1,8%</text:p>
          </table:table-cell>
          <table:table-cell table:style-name="ce21" office:value-type="percentage" office:value="0.0176791503557131" calcext:value-type="percentage">
            <text:p>1,8%</text:p>
          </table:table-cell>
          <table:table-cell table:style-name="ce21" office:value-type="percentage" office:value="0.0175218459720061" calcext:value-type="percentage">
            <text:p>1,8%</text:p>
          </table:table-cell>
          <table:table-cell table:style-name="ce21" office:value-type="percentage" office:value="0.0182276423816293" calcext:value-type="percentage">
            <text:p>1,8%</text:p>
          </table:table-cell>
          <table:table-cell table:style-name="ce21" office:value-type="percentage" office:value="0.0182113568136949" calcext:value-type="percentage">
            <text:p>1,8%</text:p>
          </table:table-cell>
          <table:table-cell table:style-name="ce21" office:value-type="percentage" office:value="0.0164517961142088" calcext:value-type="percentage">
            <text:p>1,6%</text:p>
          </table:table-cell>
          <table:table-cell table:style-name="ce21" office:value-type="percentage" office:value="0.0154252408522146" calcext:value-type="percentage">
            <text:p>1,5%</text:p>
          </table:table-cell>
          <table:table-cell table:style-name="ce21" office:value-type="percentage" office:value="0.0161543272308969" calcext:value-type="percentage">
            <text:p>1,6%</text:p>
          </table:table-cell>
          <table:table-cell table:style-name="ce21" office:value-type="percentage" office:value="0.015911929868251" calcext:value-type="percentage">
            <text:p>1,6%</text:p>
          </table:table-cell>
          <table:table-cell table:style-name="ce21" office:value-type="percentage" office:value="0.0169719882711505" calcext:value-type="percentage">
            <text:p>1,7%</text:p>
          </table:table-cell>
          <table:table-cell table:style-name="ce21" office:value-type="percentage" office:value="0.019619423456056" calcext:value-type="percentage">
            <text:p>2,0%</text:p>
          </table:table-cell>
          <table:table-cell table:style-name="ce21" office:value-type="percentage" office:value="0.0172495535050345" calcext:value-type="percentage">
            <text:p>1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10492.9092857864" calcext:value-type="float">
            <text:p><text:s/>10.493 </text:p>
          </table:table-cell>
          <table:table-cell table:style-name="ce13" office:value-type="float" office:value="11626.2898354435" calcext:value-type="float">
            <text:p><text:s/>11.626 </text:p>
          </table:table-cell>
          <table:table-cell table:style-name="ce13" office:value-type="float" office:value="12670.3929609781" calcext:value-type="float">
            <text:p><text:s/>12.670 </text:p>
          </table:table-cell>
          <table:table-cell table:style-name="ce13" office:value-type="float" office:value="14239.2368383468" calcext:value-type="float">
            <text:p><text:s/>14.239 </text:p>
          </table:table-cell>
          <table:table-cell table:style-name="ce13" office:value-type="float" office:value="14770.7789875922" calcext:value-type="float">
            <text:p><text:s/>14.771 </text:p>
          </table:table-cell>
          <table:table-cell table:style-name="ce13" office:value-type="float" office:value="13873.3981384747" calcext:value-type="float">
            <text:p><text:s/>13.873 </text:p>
          </table:table-cell>
          <table:table-cell table:style-name="ce13" office:value-type="float" office:value="13131.2928714225" calcext:value-type="float">
            <text:p><text:s/>13.131 </text:p>
          </table:table-cell>
          <table:table-cell table:style-name="ce13" office:value-type="float" office:value="14742.7239185364" calcext:value-type="float">
            <text:p><text:s/>14.743 </text:p>
          </table:table-cell>
          <table:table-cell table:style-name="ce13" office:value-type="float" office:value="15747.691354616" calcext:value-type="float">
            <text:p><text:s/>15.748 </text:p>
          </table:table-cell>
          <table:table-cell table:style-name="ce13" office:value-type="float" office:value="17455.8432841178" calcext:value-type="float">
            <text:p><text:s/>17.456 </text:p>
          </table:table-cell>
          <table:table-cell table:style-name="ce13" office:value-type="float" office:value="20058.422772899" calcext:value-type="float">
            <text:p><text:s/>20.058 </text:p>
          </table:table-cell>
          <table:table-cell table:style-name="ce13" office:value-type="float" office:value="22293.7937340666" calcext:value-type="float">
            <text:p><text:s/>22.294 </text:p>
          </table:table-cell>
          <table:table-cell table:style-name="ce14" office:value-type="percentage" office:value="0.172362109504587" calcext:value-type="percentage">
            <text:p>17,2%</text:p>
          </table:table-cell>
          <table:table-cell table:style-name="ce15" office:value-type="percentage" office:value="0.164365423817534" calcext:value-type="percentage">
            <text:p>16,4%</text:p>
          </table:table-cell>
          <table:table-cell table:style-name="ce15" office:value-type="percentage" office:value="0.175386479771139" calcext:value-type="percentage">
            <text:p>17,5%</text:p>
          </table:table-cell>
          <table:table-cell table:style-name="ce15" office:value-type="percentage" office:value="0.171451239570156" calcext:value-type="percentage">
            <text:p>17,1%</text:p>
          </table:table-cell>
          <table:table-cell table:style-name="ce15" office:value-type="percentage" office:value="0.170428177309155" calcext:value-type="percentage">
            <text:p>17,0%</text:p>
          </table:table-cell>
          <table:table-cell table:style-name="ce15" office:value-type="percentage" office:value="0.16025977974693" calcext:value-type="percentage">
            <text:p>16,0%</text:p>
          </table:table-cell>
          <table:table-cell table:style-name="ce15" office:value-type="percentage" office:value="0.147476696122146" calcext:value-type="percentage">
            <text:p>14,7%</text:p>
          </table:table-cell>
          <table:table-cell table:style-name="ce15" office:value-type="percentage" office:value="0.158115548381312" calcext:value-type="percentage">
            <text:p>15,8%</text:p>
          </table:table-cell>
          <table:table-cell table:style-name="ce15" office:value-type="percentage" office:value="0.157305081234129" calcext:value-type="percentage">
            <text:p>15,7%</text:p>
          </table:table-cell>
          <table:table-cell table:style-name="ce15" office:value-type="percentage" office:value="0.161357619180008" calcext:value-type="percentage">
            <text:p>16,1%</text:p>
          </table:table-cell>
          <table:table-cell table:style-name="ce15" office:value-type="percentage" office:value="0.172888911941188" calcext:value-type="percentage">
            <text:p>17,3%</text:p>
          </table:table-cell>
          <table:table-cell table:style-name="ce54" office:value-type="percentage" office:value="0.16949454754741" calcext:value-type="percentage">
            <text:p>16,9%</text:p>
          </table:table-cell>
          <table:table-cell table:style-name="ce15" office:value-type="percentage" office:value="0.0179979130366984" calcext:value-type="percentage">
            <text:p>1,8%</text:p>
          </table:table-cell>
          <table:table-cell table:style-name="ce15" office:value-type="percentage" office:value="0.0177251373800252" calcext:value-type="percentage">
            <text:p>1,8%</text:p>
          </table:table-cell>
          <table:table-cell table:style-name="ce15" office:value-type="percentage" office:value="0.0175855314024243" calcext:value-type="percentage">
            <text:p>1,8%</text:p>
          </table:table-cell>
          <table:table-cell table:style-name="ce15" office:value-type="percentage" office:value="0.0183056796051283" calcext:value-type="percentage">
            <text:p>1,8%</text:p>
          </table:table-cell>
          <table:table-cell table:style-name="ce15" office:value-type="percentage" office:value="0.0183210554678374" calcext:value-type="percentage">
            <text:p>1,8%</text:p>
          </table:table-cell>
          <table:table-cell table:style-name="ce15" office:value-type="percentage" office:value="0.016512293871208" calcext:value-type="percentage">
            <text:p>1,7%</text:p>
          </table:table-cell>
          <table:table-cell table:style-name="ce15" office:value-type="percentage" office:value="0.0154575634208853" calcext:value-type="percentage">
            <text:p>1,5%</text:p>
          </table:table-cell>
          <table:table-cell table:style-name="ce15" office:value-type="percentage" office:value="0.0161377872094299" calcext:value-type="percentage">
            <text:p>1,6%</text:p>
          </table:table-cell>
          <table:table-cell table:style-name="ce15" office:value-type="percentage" office:value="0.0158588460062739" calcext:value-type="percentage">
            <text:p>1,6%</text:p>
          </table:table-cell>
          <table:table-cell table:style-name="ce15" office:value-type="percentage" office:value="0.016907253625724" calcext:value-type="percentage">
            <text:p>1,7%</text:p>
          </table:table-cell>
          <table:table-cell table:style-name="ce15" office:value-type="percentage" office:value="0.0197686148787551" calcext:value-type="percentage">
            <text:p>2,0%</text:p>
          </table:table-cell>
          <table:table-cell table:style-name="ce15" office:value-type="percentage" office:value="0.0171736039358272" calcext:value-type="percentage">
            <text:p>1,7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767.383047635058" calcext:value-type="float">
            <text:p><text:s/>767 </text:p>
          </table:table-cell>
          <table:table-cell table:style-name="ce13" office:value-type="float" office:value="702.088873609486" calcext:value-type="float">
            <text:p><text:s/>702 </text:p>
          </table:table-cell>
          <table:table-cell table:style-name="ce13" office:value-type="float" office:value="742.650217976405" calcext:value-type="float">
            <text:p><text:s/>743 </text:p>
          </table:table-cell>
          <table:table-cell table:style-name="ce13" office:value-type="float" office:value="851.518637380524" calcext:value-type="float">
            <text:p><text:s/>852 </text:p>
          </table:table-cell>
          <table:table-cell table:style-name="ce13" office:value-type="float" office:value="933.653074701389" calcext:value-type="float">
            <text:p><text:s/>934 </text:p>
          </table:table-cell>
          <table:table-cell table:style-name="ce13" office:value-type="float" office:value="915.69720145155" calcext:value-type="float">
            <text:p><text:s/>916 </text:p>
          </table:table-cell>
          <table:table-cell table:style-name="ce13" office:value-type="float" office:value="911.383643208037" calcext:value-type="float">
            <text:p><text:s/>911 </text:p>
          </table:table-cell>
          <table:table-cell table:style-name="ce13" office:value-type="float" office:value="1143.26378272812" calcext:value-type="float">
            <text:p><text:s/>1.143 </text:p>
          </table:table-cell>
          <table:table-cell table:style-name="ce13" office:value-type="float" office:value="1391.97119840949" calcext:value-type="float">
            <text:p><text:s/>1.392 </text:p>
          </table:table-cell>
          <table:table-cell table:style-name="ce13" office:value-type="float" office:value="1612.49103430867" calcext:value-type="float">
            <text:p><text:s/>1.612 </text:p>
          </table:table-cell>
          <table:table-cell table:style-name="ce13" office:value-type="float" office:value="1543.56304283605" calcext:value-type="float">
            <text:p><text:s/>1.544 </text:p>
          </table:table-cell>
          <table:table-cell table:style-name="ce13" office:value-type="float" office:value="1840.14282259478" calcext:value-type="float">
            <text:p><text:s/>1.840 </text:p>
          </table:table-cell>
          <table:table-cell table:style-name="ce14" office:value-type="percentage" office:value="0.0126054421405897" calcext:value-type="percentage">
            <text:p>1,3%</text:p>
          </table:table-cell>
          <table:table-cell table:style-name="ce15" office:value-type="percentage" office:value="0.00992570604223163" calcext:value-type="percentage">
            <text:p>1,0%</text:p>
          </table:table-cell>
          <table:table-cell table:style-name="ce15" office:value-type="percentage" office:value="0.0102799343187929" calcext:value-type="percentage">
            <text:p>1,0%</text:p>
          </table:table-cell>
          <table:table-cell table:style-name="ce15" office:value-type="percentage" office:value="0.0102529319199758" calcext:value-type="percentage">
            <text:p>1,0%</text:p>
          </table:table-cell>
          <table:table-cell table:style-name="ce15" office:value-type="percentage" office:value="0.0107726743385783" calcext:value-type="percentage">
            <text:p>1,1%</text:p>
          </table:table-cell>
          <table:table-cell table:style-name="ce15" office:value-type="percentage" office:value="0.0105777568231484" calcext:value-type="percentage">
            <text:p>1,1%</text:p>
          </table:table-cell>
          <table:table-cell table:style-name="ce15" office:value-type="percentage" office:value="0.0102356904164857" calcext:value-type="percentage">
            <text:p>1,0%</text:p>
          </table:table-cell>
          <table:table-cell table:style-name="ce15" office:value-type="percentage" office:value="0.0122614912243772" calcext:value-type="percentage">
            <text:p>1,2%</text:p>
          </table:table-cell>
          <table:table-cell table:style-name="ce15" office:value-type="percentage" office:value="0.0139045233685755" calcext:value-type="percentage">
            <text:p>1,4%</text:p>
          </table:table-cell>
          <table:table-cell table:style-name="ce15" office:value-type="percentage" office:value="0.0149054795010612" calcext:value-type="percentage">
            <text:p>1,5%</text:p>
          </table:table-cell>
          <table:table-cell table:style-name="ce15" office:value-type="percentage" office:value="0.0133043828026756" calcext:value-type="percentage">
            <text:p>1,3%</text:p>
          </table:table-cell>
          <table:table-cell table:style-name="ce54" office:value-type="percentage" office:value="0.0139901794579592" calcext:value-type="percentage">
            <text:p>1,4%</text:p>
          </table:table-cell>
          <table:table-cell table:style-name="ce15" office:value-type="percentage" office:value="0.0178927216852047" calcext:value-type="percentage">
            <text:p>1,8%</text:p>
          </table:table-cell>
          <table:table-cell table:style-name="ce15" office:value-type="percentage" office:value="0.0169508890511477" calcext:value-type="percentage">
            <text:p>1,7%</text:p>
          </table:table-cell>
          <table:table-cell table:style-name="ce15" office:value-type="percentage" office:value="0.0165022380280516" calcext:value-type="percentage">
            <text:p>1,7%</text:p>
          </table:table-cell>
          <table:table-cell table:style-name="ce15" office:value-type="percentage" office:value="0.017014719205941" calcext:value-type="percentage">
            <text:p>1,7%</text:p>
          </table:table-cell>
          <table:table-cell table:style-name="ce15" office:value-type="percentage" office:value="0.0166355404942875" calcext:value-type="percentage">
            <text:p>1,7%</text:p>
          </table:table-cell>
          <table:table-cell table:style-name="ce15" office:value-type="percentage" office:value="0.015586600647697" calcext:value-type="percentage">
            <text:p>1,6%</text:p>
          </table:table-cell>
          <table:table-cell table:style-name="ce15" office:value-type="percentage" office:value="0.0149741003418776" calcext:value-type="percentage">
            <text:p>1,5%</text:p>
          </table:table-cell>
          <table:table-cell table:style-name="ce15" office:value-type="percentage" office:value="0.0163706939505144" calcext:value-type="percentage">
            <text:p>1,6%</text:p>
          </table:table-cell>
          <table:table-cell table:style-name="ce15" office:value-type="percentage" office:value="0.016538206166425" calcext:value-type="percentage">
            <text:p>1,7%</text:p>
          </table:table-cell>
          <table:table-cell table:style-name="ce15" office:value-type="percentage" office:value="0.0177058672278625" calcext:value-type="percentage">
            <text:p>1,8%</text:p>
          </table:table-cell>
          <table:table-cell table:style-name="ce15" office:value-type="percentage" office:value="0.0178671741597626" calcext:value-type="percentage">
            <text:p>1,8%</text:p>
          </table:table-cell>
          <table:table-cell table:style-name="ce15" office:value-type="percentage" office:value="0.0182260932092746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27389.6874385043" calcext:value-type="float">
            <text:p><text:s/>27.390 </text:p>
          </table:table-cell>
          <table:table-cell table:style-name="ce19" office:value-type="float" office:value="32336.5207541223" calcext:value-type="float">
            <text:p><text:s/>32.337 </text:p>
          </table:table-cell>
          <table:table-cell table:style-name="ce19" office:value-type="float" office:value="30609.7609525866" calcext:value-type="float">
            <text:p><text:s/>30.610 </text:p>
          </table:table-cell>
          <table:table-cell table:style-name="ce19" office:value-type="float" office:value="35810.5162415191" calcext:value-type="float">
            <text:p><text:s/>35.811 </text:p>
          </table:table-cell>
          <table:table-cell table:style-name="ce19" office:value-type="float" office:value="35932.8822193541" calcext:value-type="float">
            <text:p><text:s/>35.933 </text:p>
          </table:table-cell>
          <table:table-cell table:style-name="ce19" office:value-type="float" office:value="36006.5929247808" calcext:value-type="float">
            <text:p><text:s/>36.007 </text:p>
          </table:table-cell>
          <table:table-cell table:style-name="ce19" office:value-type="float" office:value="39076.8095605812" calcext:value-type="float">
            <text:p><text:s/>39.077 </text:p>
          </table:table-cell>
          <table:table-cell table:style-name="ce19" office:value-type="float" office:value="40643.5217135498" calcext:value-type="float">
            <text:p><text:s/>40.644 </text:p>
          </table:table-cell>
          <table:table-cell table:style-name="ce19" office:value-type="float" office:value="44279.441407994" calcext:value-type="float">
            <text:p><text:s/>44.279 </text:p>
          </table:table-cell>
          <table:table-cell table:style-name="ce19" office:value-type="float" office:value="47365.4453152349" calcext:value-type="float">
            <text:p><text:s/>47.365 </text:p>
          </table:table-cell>
          <table:table-cell table:style-name="ce19" office:value-type="float" office:value="51756.4260962186" calcext:value-type="float">
            <text:p><text:s/>51.756 </text:p>
          </table:table-cell>
          <table:table-cell table:style-name="ce19" office:value-type="float" office:value="60212.5430264589" calcext:value-type="float">
            <text:p><text:s/>60.213 </text:p>
          </table:table-cell>
          <table:table-cell table:style-name="ce20" office:value-type="percentage" office:value="0.449917575478026" calcext:value-type="percentage">
            <text:p>45,0%</text:p>
          </table:table-cell>
          <table:table-cell table:style-name="ce21" office:value-type="percentage" office:value="0.457154089031278" calcext:value-type="percentage">
            <text:p>45,7%</text:p>
          </table:table-cell>
          <table:table-cell table:style-name="ce21" office:value-type="percentage" office:value="0.423707318047994" calcext:value-type="percentage">
            <text:p>42,4%</text:p>
          </table:table-cell>
          <table:table-cell table:style-name="ce21" office:value-type="percentage" office:value="0.431185847174132" calcext:value-type="percentage">
            <text:p>43,1%</text:p>
          </table:table-cell>
          <table:table-cell table:style-name="ce21" office:value-type="percentage" office:value="0.414600721279043" calcext:value-type="percentage">
            <text:p>41,5%</text:p>
          </table:table-cell>
          <table:table-cell table:style-name="ce21" office:value-type="percentage" office:value="0.415933327506821" calcext:value-type="percentage">
            <text:p>41,6%</text:p>
          </table:table-cell>
          <table:table-cell table:style-name="ce21" office:value-type="percentage" office:value="0.438869106448048" calcext:value-type="percentage">
            <text:p>43,9%</text:p>
          </table:table-cell>
          <table:table-cell table:style-name="ce21" office:value-type="percentage" office:value="0.435901313718941" calcext:value-type="percentage">
            <text:p>43,6%</text:p>
          </table:table-cell>
          <table:table-cell table:style-name="ce21" office:value-type="percentage" office:value="0.442311255080869" calcext:value-type="percentage">
            <text:p>44,2%</text:p>
          </table:table-cell>
          <table:table-cell table:style-name="ce21" office:value-type="percentage" office:value="0.437834790509431" calcext:value-type="percentage">
            <text:p>43,8%</text:p>
          </table:table-cell>
          <table:table-cell table:style-name="ce21" office:value-type="percentage" office:value="0.44610248248579" calcext:value-type="percentage">
            <text:p>44,6%</text:p>
          </table:table-cell>
          <table:table-cell table:style-name="ce55" office:value-type="percentage" office:value="0.457782011383445" calcext:value-type="percentage">
            <text:p>45,8%</text:p>
          </table:table-cell>
          <table:table-cell table:style-name="ce21" office:value-type="percentage" office:value="0.0166831047609242" calcext:value-type="percentage">
            <text:p>1,7%</text:p>
          </table:table-cell>
          <table:table-cell table:style-name="ce21" office:value-type="percentage" office:value="0.0176484249537169" calcext:value-type="percentage">
            <text:p>1,8%</text:p>
          </table:table-cell>
          <table:table-cell table:style-name="ce21" office:value-type="percentage" office:value="0.0153786827749303" calcext:value-type="percentage">
            <text:p>1,5%</text:p>
          </table:table-cell>
          <table:table-cell table:style-name="ce21" office:value-type="percentage" office:value="0.0162923111688841" calcext:value-type="percentage">
            <text:p>1,6%</text:p>
          </table:table-cell>
          <table:table-cell table:style-name="ce21" office:value-type="percentage" office:value="0.0149642964697645" calcext:value-type="percentage">
            <text:p>1,5%</text:p>
          </table:table-cell>
          <table:table-cell table:style-name="ce21" office:value-type="percentage" office:value="0.0148491082783387" calcext:value-type="percentage">
            <text:p>1,5%</text:p>
          </table:table-cell>
          <table:table-cell table:style-name="ce21" office:value-type="percentage" office:value="0.0152851450371174" calcext:value-type="percentage">
            <text:p>1,5%</text:p>
          </table:table-cell>
          <table:table-cell table:style-name="ce56" office:value-type="percentage" office:value="0.0151567102024645" calcext:value-type="percentage">
            <text:p>1,5%</text:p>
          </table:table-cell>
          <table:table-cell table:style-name="ce56" office:value-type="percentage" office:value="0.0154218748917683" calcext:value-type="percentage">
            <text:p>1,5%</text:p>
          </table:table-cell>
          <table:table-cell table:style-name="ce56" office:value-type="percentage" office:value="0.0155401858621024" calcext:value-type="percentage">
            <text:p>1,6%</text:p>
          </table:table-cell>
          <table:table-cell table:style-name="ce56" office:value-type="percentage" office:value="0.0156071344535358" calcext:value-type="percentage">
            <text:p>1,6%</text:p>
          </table:table-cell>
          <table:table-cell table:style-name="ce56" office:value-type="percentage" office:value="0.0147638057641042" calcext:value-type="percentage">
            <text:p>1,5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60877.1226805343" calcext:value-type="float">
            <text:p><text:s/>60.877 </text:p>
          </table:table-cell>
          <table:table-cell table:style-name="ce27" office:value-type="float" office:value="70734.4012226693" calcext:value-type="float">
            <text:p><text:s/>70.734 </text:p>
          </table:table-cell>
          <table:table-cell table:style-name="ce27" office:value-type="float" office:value="72242.7006774505" calcext:value-type="float">
            <text:p><text:s/>72.243 </text:p>
          </table:table-cell>
          <table:table-cell table:style-name="ce27" office:value-type="float" office:value="83051.2329572293" calcext:value-type="float">
            <text:p><text:s/>83.051 </text:p>
          </table:table-cell>
          <table:table-cell table:style-name="ce27" office:value-type="float" office:value="86668.6437700858" calcext:value-type="float">
            <text:p><text:s/>86.669 </text:p>
          </table:table-cell>
          <table:table-cell table:style-name="ce27" office:value-type="float" office:value="86568.1842342636" calcext:value-type="float">
            <text:p><text:s/>86.568 </text:p>
          </table:table-cell>
          <table:table-cell table:style-name="ce27" office:value-type="float" office:value="89039.7819906856" calcext:value-type="float">
            <text:p><text:s/>89.040 </text:p>
          </table:table-cell>
          <table:table-cell table:style-name="ce27" office:value-type="float" office:value="93240.1909202682" calcext:value-type="float">
            <text:p><text:s/>93.240 </text:p>
          </table:table-cell>
          <table:table-cell table:style-name="ce27" office:value-type="float" office:value="100109.235067731" calcext:value-type="float">
            <text:p><text:s/>100.109 </text:p>
          </table:table-cell>
          <table:table-cell table:style-name="ce27" office:value-type="float" office:value="108181.091000384" calcext:value-type="float">
            <text:p><text:s/>108.181 </text:p>
          </table:table-cell>
          <table:table-cell table:style-name="ce27" office:value-type="float" office:value="116019.139386581" calcext:value-type="float">
            <text:p><text:s/>116.019 </text:p>
          </table:table-cell>
          <table:table-cell table:style-name="ce27" office:value-type="float" office:value="131531.037762915" calcext:value-type="float">
            <text:p><text:s/>131.531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156663714964934" calcext:value-type="percentage">
            <text:p>1,6%</text:p>
          </table:table-cell>
          <table:table-cell table:style-name="ce29" office:value-type="percentage" office:value="0.0161627575523959" calcext:value-type="percentage">
            <text:p>1,6%</text:p>
          </table:table-cell>
          <table:table-cell table:style-name="ce29" office:value-type="percentage" office:value="0.0150044240372211" calcext:value-type="percentage">
            <text:p>1,5%</text:p>
          </table:table-cell>
          <table:table-cell table:style-name="ce29" office:value-type="percentage" office:value="0.0155771133744842" calcext:value-type="percentage">
            <text:p>1,6%</text:p>
          </table:table-cell>
          <table:table-cell table:style-name="ce29" office:value-type="percentage" office:value="0.0149972922551005" calcext:value-type="percentage">
            <text:p>1,5%</text:p>
          </table:table-cell>
          <table:table-cell table:style-name="ce29" office:value-type="percentage" office:value="0.014438168706504" calcext:value-type="percentage">
            <text:p>1,4%</text:p>
          </table:table-cell>
          <table:table-cell table:style-name="ce29" office:value-type="percentage" office:value="0.0142024443434266" calcext:value-type="percentage">
            <text:p>1,4%</text:p>
          </table:table-cell>
          <table:table-cell table:style-name="ce58" office:value-type="percentage" office:value="0.0141584523950752" calcext:value-type="percentage">
            <text:p>1,4%</text:p>
          </table:table-cell>
          <table:table-cell table:style-name="ce58" office:value-type="percentage" office:value="0.0142928640453885" calcext:value-type="percentage">
            <text:p>1,4%</text:p>
          </table:table-cell>
          <table:table-cell table:style-name="ce58" office:value-type="percentage" office:value="0.0146405701834742" calcext:value-type="percentage">
            <text:p>1,5%</text:p>
          </table:table-cell>
          <table:table-cell table:style-name="ce58" office:value-type="percentage" office:value="0.0152464236130461" calcext:value-type="percentage">
            <text:p>1,5%</text:p>
          </table:table-cell>
          <table:table-cell table:style-name="ce58" office:value-type="percentage" office:value="0.0145948696506241" calcext:value-type="percentage">
            <text:p>1,5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60877.1226805342" calcext:value-type="float">
            <text:p><text:s/>60.877 </text:p>
          </table:table-cell>
          <table:table-cell table:style-name="ce32" office:value-type="float" office:value="70734.4012226693" calcext:value-type="float">
            <text:p><text:s/>70.734 </text:p>
          </table:table-cell>
          <table:table-cell table:style-name="ce32" office:value-type="float" office:value="72242.7006774504" calcext:value-type="float">
            <text:p><text:s/>72.243 </text:p>
          </table:table-cell>
          <table:table-cell table:style-name="ce32" office:value-type="float" office:value="83051.2329572292" calcext:value-type="float">
            <text:p><text:s/>83.051 </text:p>
          </table:table-cell>
          <table:table-cell table:style-name="ce32" office:value-type="float" office:value="86668.6437700858" calcext:value-type="float">
            <text:p><text:s/>86.669 </text:p>
          </table:table-cell>
          <table:table-cell table:style-name="ce32" office:value-type="float" office:value="86568.1842342635" calcext:value-type="float">
            <text:p><text:s/>86.568 </text:p>
          </table:table-cell>
          <table:table-cell table:style-name="ce32" office:value-type="float" office:value="89039.7819906856" calcext:value-type="float">
            <text:p><text:s/>89.040 </text:p>
          </table:table-cell>
          <table:table-cell table:style-name="ce32" office:value-type="float" office:value="93240.1909202683" calcext:value-type="float">
            <text:p><text:s/>93.240 </text:p>
          </table:table-cell>
          <table:table-cell table:style-name="ce32" office:value-type="float" office:value="100109.235067731" calcext:value-type="float">
            <text:p><text:s/>100.109 </text:p>
          </table:table-cell>
          <table:table-cell table:style-name="ce32" office:value-type="float" office:value="108181.091000384" calcext:value-type="float">
            <text:p><text:s/>108.181 </text:p>
          </table:table-cell>
          <table:table-cell table:style-name="ce32" office:value-type="float" office:value="116019.139386581" calcext:value-type="float">
            <text:p><text:s/>116.019 </text:p>
          </table:table-cell>
          <table:table-cell table:style-name="ce32" office:value-type="float" office:value="131531.037762915" calcext:value-type="float">
            <text:p><text:s/>131.531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6" table:style-name="ta2">
        <table:table-column table:style-name="co5" table:default-cell-style-name="ce67"/>
        <table:table-column table:style-name="co7" table:number-columns-repeated="3" table:default-cell-style-name="ce67"/>
        <table:table-column table:style-name="co7" table:number-columns-repeated="2" table:default-cell-style-name="ce90"/>
        <table:table-column table:style-name="co11" table:number-columns-repeated="7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oraima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1" office:value-type="string" calcext:value-type="string" table:number-columns-spanned="11" table:number-rows-spanned="1">
            <text:p>Valores correntes (1 000 000 R$)</text:p>
          </table:table-cell>
          <table:covered-table-cell table:number-columns-repeated="10"/>
          <table:table-cell table:style-name="ce62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6067.32716761491" calcext:value-type="float">
            <text:p><text:s/>6.067 </text:p>
          </table:table-cell>
          <table:table-cell table:style-name="ce13" office:value-type="float" office:value="6722.04471243417" calcext:value-type="float">
            <text:p><text:s/>6.722 </text:p>
          </table:table-cell>
          <table:table-cell table:style-name="ce13" office:value-type="float" office:value="7065.82710233617" calcext:value-type="float">
            <text:p><text:s/>7.066 </text:p>
          </table:table-cell>
          <table:table-cell table:style-name="ce13" office:value-type="float" office:value="8339.32791126934" calcext:value-type="float">
            <text:p><text:s/>8.339 </text:p>
          </table:table-cell>
          <table:table-cell table:style-name="ce13" office:value-type="float" office:value="8993.0273091215" calcext:value-type="float">
            <text:p><text:s/>8.993 </text:p>
          </table:table-cell>
          <table:table-cell table:style-name="ce13" office:value-type="float" office:value="9441.33859137068" calcext:value-type="float">
            <text:p><text:s/>9.441 </text:p>
          </table:table-cell>
          <table:table-cell table:style-name="ce13" office:value-type="float" office:value="10177.5036041124" calcext:value-type="float">
            <text:p><text:s/>10.178 </text:p>
          </table:table-cell>
          <table:table-cell table:style-name="ce13" office:value-type="float" office:value="11182.8309069313" calcext:value-type="float">
            <text:p><text:s/>11.183 </text:p>
          </table:table-cell>
          <table:table-cell table:style-name="ce13" office:value-type="float" office:value="12267.0892085581" calcext:value-type="float">
            <text:p><text:s/>12.267 </text:p>
          </table:table-cell>
          <table:table-cell table:style-name="ce13" office:value-type="float" office:value="12996.568708831" calcext:value-type="float">
            <text:p><text:s/>12.997 </text:p>
          </table:table-cell>
          <table:table-cell table:style-name="ce13" office:value-type="float" office:value="14524.2391603771" calcext:value-type="float">
            <text:p><text:s/>14.524 </text:p>
          </table:table-cell>
          <table:table-cell table:style-name="ce13" office:value-type="float" office:value="16309.6995240512" calcext:value-type="float">
            <text:p><text:s/>16.310 </text:p>
          </table:table-cell>
          <table:table-cell table:style-name="ce14" office:value-type="percentage" office:value="0.913871012407167" calcext:value-type="percentage">
            <text:p>91,4%</text:p>
          </table:table-cell>
          <table:table-cell table:style-name="ce15" office:value-type="percentage" office:value="0.920359130301985" calcext:value-type="percentage">
            <text:p>92,0%</text:p>
          </table:table-cell>
          <table:table-cell table:style-name="ce15" office:value-type="percentage" office:value="0.916275333461286" calcext:value-type="percentage">
            <text:p>91,6%</text:p>
          </table:table-cell>
          <table:table-cell table:style-name="ce15" office:value-type="percentage" office:value="0.925489087077773" calcext:value-type="percentage">
            <text:p>92,5%</text:p>
          </table:table-cell>
          <table:table-cell table:style-name="ce15" office:value-type="percentage" office:value="0.922918147415403" calcext:value-type="percentage">
            <text:p>92,3%</text:p>
          </table:table-cell>
          <table:table-cell table:style-name="ce15" office:value-type="percentage" office:value="0.921744218702076" calcext:value-type="percentage">
            <text:p>92,2%</text:p>
          </table:table-cell>
          <table:table-cell table:style-name="ce15" office:value-type="percentage" office:value="0.924115535509958" calcext:value-type="percentage">
            <text:p>92,4%</text:p>
          </table:table-cell>
          <table:table-cell table:style-name="ce15" office:value-type="percentage" office:value="0.923841355587577" calcext:value-type="percentage">
            <text:p>92,4%</text:p>
          </table:table-cell>
          <table:table-cell table:style-name="ce15" office:value-type="percentage" office:value="0.917509384626471" calcext:value-type="percentage">
            <text:p>91,8%</text:p>
          </table:table-cell>
          <table:table-cell table:style-name="ce15" office:value-type="percentage" office:value="0.909345239791854" calcext:value-type="percentage">
            <text:p>90,9%</text:p>
          </table:table-cell>
          <table:table-cell table:style-name="ce15" office:value-type="percentage" office:value="0.906389744915855" calcext:value-type="percentage">
            <text:p>90,6%</text:p>
          </table:table-cell>
          <table:table-cell table:style-name="ce54" office:value-type="percentage" office:value="0.896010344773661" calcext:value-type="percentage">
            <text:p>89,6%</text:p>
          </table:table-cell>
          <table:table-cell table:style-name="ce15" office:value-type="percentage" office:value="0.00183700305422452" calcext:value-type="percentage">
            <text:p>0,2%</text:p>
          </table:table-cell>
          <table:table-cell table:style-name="ce15" office:value-type="percentage" office:value="0.00180677736238444" calcext:value-type="percentage">
            <text:p>0,2%</text:p>
          </table:table-cell>
          <table:table-cell table:style-name="ce15" office:value-type="percentage" office:value="0.00172578898949387" calcext:value-type="percentage">
            <text:p>0,2%</text:p>
          </table:table-cell>
          <table:table-cell table:style-name="ce15" office:value-type="percentage" office:value="0.00183130597819588" calcext:value-type="percentage">
            <text:p>0,2%</text:p>
          </table:table-cell>
          <table:table-cell table:style-name="ce15" office:value-type="percentage" office:value="0.00180846739622941" calcext:value-type="percentage">
            <text:p>0,2%</text:p>
          </table:table-cell>
          <table:table-cell table:style-name="ce15" office:value-type="percentage" office:value="0.00183127798124228" calcext:value-type="percentage">
            <text:p>0,2%</text:p>
          </table:table-cell>
          <table:table-cell table:style-name="ce15" office:value-type="percentage" office:value="0.0018778298630679" calcext:value-type="percentage">
            <text:p>0,2%</text:p>
          </table:table-cell>
          <table:table-cell table:style-name="ce15" office:value-type="percentage" office:value="0.00197161086144834" calcext:value-type="percentage">
            <text:p>0,2%</text:p>
          </table:table-cell>
          <table:table-cell table:style-name="ce15" office:value-type="percentage" office:value="0.00204072252539998" calcext:value-type="percentage">
            <text:p>0,2%</text:p>
          </table:table-cell>
          <table:table-cell table:style-name="ce15" office:value-type="percentage" office:value="0.00204455164183576" calcext:value-type="percentage">
            <text:p>0,2%</text:p>
          </table:table-cell>
          <table:table-cell table:style-name="ce15" office:value-type="percentage" office:value="0.00220233175243025" calcext:value-type="percentage">
            <text:p>0,2%</text:p>
          </table:table-cell>
          <table:table-cell table:style-name="ce15" office:value-type="percentage" office:value="0.00211429889011538" calcext:value-type="percentage">
            <text:p>0,2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3807.64840524182" calcext:value-type="float">
            <text:p><text:s/>3.808 </text:p>
          </table:table-cell>
          <table:table-cell table:style-name="ce19" office:value-type="float" office:value="4300.99946852769" calcext:value-type="float">
            <text:p><text:s/>4.301 </text:p>
          </table:table-cell>
          <table:table-cell table:style-name="ce19" office:value-type="float" office:value="4488.20582591625" calcext:value-type="float">
            <text:p><text:s/>4.488 </text:p>
          </table:table-cell>
          <table:table-cell table:style-name="ce19" office:value-type="float" office:value="5221.80169550678" calcext:value-type="float">
            <text:p><text:s/>5.222 </text:p>
          </table:table-cell>
          <table:table-cell table:style-name="ce19" office:value-type="float" office:value="5403.07456588493" calcext:value-type="float">
            <text:p><text:s/>5.403 </text:p>
          </table:table-cell>
          <table:table-cell table:style-name="ce19" office:value-type="float" office:value="6048.76929830205" calcext:value-type="float">
            <text:p><text:s/>6.049 </text:p>
          </table:table-cell>
          <table:table-cell table:style-name="ce19" office:value-type="float" office:value="6680.50375346393" calcext:value-type="float">
            <text:p><text:s/>6.681 </text:p>
          </table:table-cell>
          <table:table-cell table:style-name="ce19" office:value-type="float" office:value="7302.21210950391" calcext:value-type="float">
            <text:p><text:s/>7.302 </text:p>
          </table:table-cell>
          <table:table-cell table:style-name="ce19" office:value-type="float" office:value="7510.44288227036" calcext:value-type="float">
            <text:p><text:s/>7.510 </text:p>
          </table:table-cell>
          <table:table-cell table:style-name="ce19" office:value-type="float" office:value="8082.74760700354" calcext:value-type="float">
            <text:p><text:s/>8.083 </text:p>
          </table:table-cell>
          <table:table-cell table:style-name="ce19" office:value-type="float" office:value="8385.85483998855" calcext:value-type="float">
            <text:p><text:s/>8.386 </text:p>
          </table:table-cell>
          <table:table-cell table:style-name="ce19" office:value-type="float" office:value="9105.72122191539" calcext:value-type="float">
            <text:p><text:s/>9.106 </text:p>
          </table:table-cell>
          <table:table-cell table:style-name="ce20" office:value-type="percentage" office:value="0.573514400469814" calcext:value-type="percentage">
            <text:p>57,4%</text:p>
          </table:table-cell>
          <table:table-cell table:style-name="ce21" office:value-type="percentage" office:value="0.588877982760399" calcext:value-type="percentage">
            <text:p>58,9%</text:p>
          </table:table-cell>
          <table:table-cell table:style-name="ce21" office:value-type="percentage" office:value="0.582017112819617" calcext:value-type="percentage">
            <text:p>58,2%</text:p>
          </table:table-cell>
          <table:table-cell table:style-name="ce21" office:value-type="percentage" office:value="0.579509588242123" calcext:value-type="percentage">
            <text:p>58,0%</text:p>
          </table:table-cell>
          <table:table-cell table:style-name="ce21" office:value-type="percentage" office:value="0.554495766251701" calcext:value-type="percentage">
            <text:p>55,4%</text:p>
          </table:table-cell>
          <table:table-cell table:style-name="ce21" office:value-type="percentage" office:value="0.590532589951644" calcext:value-type="percentage">
            <text:p>59,1%</text:p>
          </table:table-cell>
          <table:table-cell table:style-name="ce21" office:value-type="percentage" office:value="0.60658856471582" calcext:value-type="percentage">
            <text:p>60,7%</text:p>
          </table:table-cell>
          <table:table-cell table:style-name="ce21" office:value-type="percentage" office:value="0.603253826350067" calcext:value-type="percentage">
            <text:p>60,3%</text:p>
          </table:table-cell>
          <table:table-cell table:style-name="ce21" office:value-type="percentage" office:value="0.561738951272705" calcext:value-type="percentage">
            <text:p>56,2%</text:p>
          </table:table-cell>
          <table:table-cell table:style-name="ce21" office:value-type="percentage" office:value="0.565534505724839" calcext:value-type="percentage">
            <text:p>56,6%</text:p>
          </table:table-cell>
          <table:table-cell table:style-name="ce21" office:value-type="percentage" office:value="0.523321927254829" calcext:value-type="percentage">
            <text:p>52,3%</text:p>
          </table:table-cell>
          <table:table-cell table:style-name="ce55" office:value-type="percentage" office:value="0.500243453254906" calcext:value-type="percentage">
            <text:p>50,0%</text:p>
          </table:table-cell>
          <table:table-cell table:style-name="ce21" office:value-type="percentage" office:value="0.00235302925196783" calcext:value-type="percentage">
            <text:p>0,2%</text:p>
          </table:table-cell>
          <table:table-cell table:style-name="ce21" office:value-type="percentage" office:value="0.00232891689297631" calcext:value-type="percentage">
            <text:p>0,2%</text:p>
          </table:table-cell>
          <table:table-cell table:style-name="ce21" office:value-type="percentage" office:value="0.00217995342356294" calcext:value-type="percentage">
            <text:p>0,2%</text:p>
          </table:table-cell>
          <table:table-cell table:style-name="ce21" office:value-type="percentage" office:value="0.00226472318779778" calcext:value-type="percentage">
            <text:p>0,2%</text:p>
          </table:table-cell>
          <table:table-cell table:style-name="ce21" office:value-type="percentage" office:value="0.00214802463013774" calcext:value-type="percentage">
            <text:p>0,2%</text:p>
          </table:table-cell>
          <table:table-cell table:style-name="ce21" office:value-type="percentage" office:value="0.00226374402074163" calcext:value-type="percentage">
            <text:p>0,2%</text:p>
          </table:table-cell>
          <table:table-cell table:style-name="ce21" office:value-type="percentage" office:value="0.00238382027402729" calcext:value-type="percentage">
            <text:p>0,2%</text:p>
          </table:table-cell>
          <table:table-cell table:style-name="ce21" office:value-type="percentage" office:value="0.00250029775671526" calcext:value-type="percentage">
            <text:p>0,3%</text:p>
          </table:table-cell>
          <table:table-cell table:style-name="ce21" office:value-type="percentage" office:value="0.00245778821995952" calcext:value-type="percentage">
            <text:p>0,2%</text:p>
          </table:table-cell>
          <table:table-cell table:style-name="ce21" office:value-type="percentage" office:value="0.00251197993803099" calcext:value-type="percentage">
            <text:p>0,3%</text:p>
          </table:table-cell>
          <table:table-cell table:style-name="ce21" office:value-type="percentage" office:value="0.00262686523346287" calcext:value-type="percentage">
            <text:p>0,3%</text:p>
          </table:table-cell>
          <table:table-cell table:style-name="ce21" office:value-type="percentage" office:value="0.00257613239618638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3002.9181970756" calcext:value-type="float">
            <text:p><text:s/>3.003 </text:p>
          </table:table-cell>
          <table:table-cell table:style-name="ce13" office:value-type="float" office:value="3387.32201947802" calcext:value-type="float">
            <text:p><text:s/>3.387 </text:p>
          </table:table-cell>
          <table:table-cell table:style-name="ce13" office:value-type="float" office:value="3552.28078743385" calcext:value-type="float">
            <text:p><text:s/>3.552 </text:p>
          </table:table-cell>
          <table:table-cell table:style-name="ce13" office:value-type="float" office:value="4126.54093811869" calcext:value-type="float">
            <text:p><text:s/>4.127 </text:p>
          </table:table-cell>
          <table:table-cell table:style-name="ce13" office:value-type="float" office:value="4250.59025031983" calcext:value-type="float">
            <text:p><text:s/>4.251 </text:p>
          </table:table-cell>
          <table:table-cell table:style-name="ce13" office:value-type="float" office:value="4776.07914929821" calcext:value-type="float">
            <text:p><text:s/>4.776 </text:p>
          </table:table-cell>
          <table:table-cell table:style-name="ce13" office:value-type="float" office:value="5287.60145279211" calcext:value-type="float">
            <text:p><text:s/>5.288 </text:p>
          </table:table-cell>
          <table:table-cell table:style-name="ce13" office:value-type="float" office:value="5724.73373595956" calcext:value-type="float">
            <text:p><text:s/>5.725 </text:p>
          </table:table-cell>
          <table:table-cell table:style-name="ce13" office:value-type="float" office:value="5880.22420691307" calcext:value-type="float">
            <text:p><text:s/>5.880 </text:p>
          </table:table-cell>
          <table:table-cell table:style-name="ce13" office:value-type="float" office:value="6293.69150516836" calcext:value-type="float">
            <text:p><text:s/>6.294 </text:p>
          </table:table-cell>
          <table:table-cell table:style-name="ce13" office:value-type="float" office:value="6558.70509839272" calcext:value-type="float">
            <text:p><text:s/>6.559 </text:p>
          </table:table-cell>
          <table:table-cell table:style-name="ce13" office:value-type="float" office:value="7098.07498693514" calcext:value-type="float">
            <text:p><text:s/>7.098 </text:p>
          </table:table-cell>
          <table:table-cell table:style-name="ce14" office:value-type="percentage" office:value="0.452304584395136" calcext:value-type="percentage">
            <text:p>45,2%</text:p>
          </table:table-cell>
          <table:table-cell table:style-name="ce15" office:value-type="percentage" office:value="0.463780424151721" calcext:value-type="percentage">
            <text:p>46,4%</text:p>
          </table:table-cell>
          <table:table-cell table:style-name="ce15" office:value-type="percentage" office:value="0.460649152026084" calcext:value-type="percentage">
            <text:p>46,1%</text:p>
          </table:table-cell>
          <table:table-cell table:style-name="ce15" office:value-type="percentage" office:value="0.457958800306633" calcext:value-type="percentage">
            <text:p>45,8%</text:p>
          </table:table-cell>
          <table:table-cell table:style-name="ce15" office:value-type="percentage" office:value="0.436220945895289" calcext:value-type="percentage">
            <text:p>43,6%</text:p>
          </table:table-cell>
          <table:table-cell table:style-name="ce15" office:value-type="percentage" office:value="0.466281693143899" calcext:value-type="percentage">
            <text:p>46,6%</text:p>
          </table:table-cell>
          <table:table-cell table:style-name="ce15" office:value-type="percentage" office:value="0.480113281034439" calcext:value-type="percentage">
            <text:p>48,0%</text:p>
          </table:table-cell>
          <table:table-cell table:style-name="ce15" office:value-type="percentage" office:value="0.472934431274352" calcext:value-type="percentage">
            <text:p>47,3%</text:p>
          </table:table-cell>
          <table:table-cell table:style-name="ce15" office:value-type="percentage" office:value="0.439807749159154" calcext:value-type="percentage">
            <text:p>44,0%</text:p>
          </table:table-cell>
          <table:table-cell table:style-name="ce15" office:value-type="percentage" office:value="0.440357646634412" calcext:value-type="percentage">
            <text:p>44,0%</text:p>
          </table:table-cell>
          <table:table-cell table:style-name="ce15" office:value-type="percentage" office:value="0.409298068936242" calcext:value-type="percentage">
            <text:p>40,9%</text:p>
          </table:table-cell>
          <table:table-cell table:style-name="ce54" office:value-type="percentage" office:value="0.389948852637925" calcext:value-type="percentage">
            <text:p>39,0%</text:p>
          </table:table-cell>
          <table:table-cell table:style-name="ce15" office:value-type="percentage" office:value="0.00235101656801387" calcext:value-type="percentage">
            <text:p>0,2%</text:p>
          </table:table-cell>
          <table:table-cell table:style-name="ce15" office:value-type="percentage" office:value="0.002330210414079" calcext:value-type="percentage">
            <text:p>0,2%</text:p>
          </table:table-cell>
          <table:table-cell table:style-name="ce15" office:value-type="percentage" office:value="0.00218335458172203" calcext:value-type="percentage">
            <text:p>0,2%</text:p>
          </table:table-cell>
          <table:table-cell table:style-name="ce15" office:value-type="percentage" office:value="0.00226458033822594" calcext:value-type="percentage">
            <text:p>0,2%</text:p>
          </table:table-cell>
          <table:table-cell table:style-name="ce15" office:value-type="percentage" office:value="0.00212486059116902" calcext:value-type="percentage">
            <text:p>0,2%</text:p>
          </table:table-cell>
          <table:table-cell table:style-name="ce15" office:value-type="percentage" office:value="0.00224561376708548" calcext:value-type="percentage">
            <text:p>0,2%</text:p>
          </table:table-cell>
          <table:table-cell table:style-name="ce15" office:value-type="percentage" office:value="0.00237187477135885" calcext:value-type="percentage">
            <text:p>0,2%</text:p>
          </table:table-cell>
          <table:table-cell table:style-name="ce15" office:value-type="percentage" office:value="0.00247571576853881" calcext:value-type="percentage">
            <text:p>0,2%</text:p>
          </table:table-cell>
          <table:table-cell table:style-name="ce15" office:value-type="percentage" office:value="0.00242753955413953" calcext:value-type="percentage">
            <text:p>0,2%</text:p>
          </table:table-cell>
          <table:table-cell table:style-name="ce15" office:value-type="percentage" office:value="0.00247813082335871" calcext:value-type="percentage">
            <text:p>0,2%</text:p>
          </table:table-cell>
          <table:table-cell table:style-name="ce15" office:value-type="percentage" office:value="0.00259036576724235" calcext:value-type="percentage">
            <text:p>0,3%</text:p>
          </table:table-cell>
          <table:table-cell table:style-name="ce15" office:value-type="percentage" office:value="0.00253954899221798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804.730208166227" calcext:value-type="float">
            <text:p><text:s/>805 </text:p>
          </table:table-cell>
          <table:table-cell table:style-name="ce13" office:value-type="float" office:value="913.677449049673" calcext:value-type="float">
            <text:p><text:s/>914 </text:p>
          </table:table-cell>
          <table:table-cell table:style-name="ce13" office:value-type="float" office:value="935.925038482396" calcext:value-type="float">
            <text:p><text:s/>936 </text:p>
          </table:table-cell>
          <table:table-cell table:style-name="ce13" office:value-type="float" office:value="1095.26075738808" calcext:value-type="float">
            <text:p><text:s/>1.095 </text:p>
          </table:table-cell>
          <table:table-cell table:style-name="ce13" office:value-type="float" office:value="1152.4843155651" calcext:value-type="float">
            <text:p><text:s/>1.152 </text:p>
          </table:table-cell>
          <table:table-cell table:style-name="ce13" office:value-type="float" office:value="1272.69014900384" calcext:value-type="float">
            <text:p><text:s/>1.273 </text:p>
          </table:table-cell>
          <table:table-cell table:style-name="ce13" office:value-type="float" office:value="1392.90230067182" calcext:value-type="float">
            <text:p><text:s/>1.393 </text:p>
          </table:table-cell>
          <table:table-cell table:style-name="ce13" office:value-type="float" office:value="1577.47837354435" calcext:value-type="float">
            <text:p><text:s/>1.577 </text:p>
          </table:table-cell>
          <table:table-cell table:style-name="ce13" office:value-type="float" office:value="1630.21867535729" calcext:value-type="float">
            <text:p><text:s/>1.630 </text:p>
          </table:table-cell>
          <table:table-cell table:style-name="ce13" office:value-type="float" office:value="1789.05610183518" calcext:value-type="float">
            <text:p><text:s/>1.789 </text:p>
          </table:table-cell>
          <table:table-cell table:style-name="ce13" office:value-type="float" office:value="1827.14974159583" calcext:value-type="float">
            <text:p><text:s/>1.827 </text:p>
          </table:table-cell>
          <table:table-cell table:style-name="ce13" office:value-type="float" office:value="2007.64623498025" calcext:value-type="float">
            <text:p><text:s/>2.008 </text:p>
          </table:table-cell>
          <table:table-cell table:style-name="ce14" office:value-type="percentage" office:value="0.121209816074678" calcext:value-type="percentage">
            <text:p>12,1%</text:p>
          </table:table-cell>
          <table:table-cell table:style-name="ce15" office:value-type="percentage" office:value="0.125097558608679" calcext:value-type="percentage">
            <text:p>12,5%</text:p>
          </table:table-cell>
          <table:table-cell table:style-name="ce15" office:value-type="percentage" office:value="0.121367960793534" calcext:value-type="percentage">
            <text:p>12,1%</text:p>
          </table:table-cell>
          <table:table-cell table:style-name="ce15" office:value-type="percentage" office:value="0.12155078793549" calcext:value-type="percentage">
            <text:p>12,2%</text:p>
          </table:table-cell>
          <table:table-cell table:style-name="ce15" office:value-type="percentage" office:value="0.118274820356412" calcext:value-type="percentage">
            <text:p>11,8%</text:p>
          </table:table-cell>
          <table:table-cell table:style-name="ce15" office:value-type="percentage" office:value="0.124250896807745" calcext:value-type="percentage">
            <text:p>12,4%</text:p>
          </table:table-cell>
          <table:table-cell table:style-name="ce15" office:value-type="percentage" office:value="0.126475283681381" calcext:value-type="percentage">
            <text:p>12,6%</text:p>
          </table:table-cell>
          <table:table-cell table:style-name="ce15" office:value-type="percentage" office:value="0.130319395075715" calcext:value-type="percentage">
            <text:p>13,0%</text:p>
          </table:table-cell>
          <table:table-cell table:style-name="ce15" office:value-type="percentage" office:value="0.12193120211355" calcext:value-type="percentage">
            <text:p>12,2%</text:p>
          </table:table-cell>
          <table:table-cell table:style-name="ce15" office:value-type="percentage" office:value="0.125176859090426" calcext:value-type="percentage">
            <text:p>12,5%</text:p>
          </table:table-cell>
          <table:table-cell table:style-name="ce15" office:value-type="percentage" office:value="0.114023858318587" calcext:value-type="percentage">
            <text:p>11,4%</text:p>
          </table:table-cell>
          <table:table-cell table:style-name="ce54" office:value-type="percentage" office:value="0.110294600616981" calcext:value-type="percentage">
            <text:p>11,0%</text:p>
          </table:table-cell>
          <table:table-cell table:style-name="ce15" office:value-type="percentage" office:value="0.00236057027079752" calcext:value-type="percentage">
            <text:p>0,2%</text:p>
          </table:table-cell>
          <table:table-cell table:style-name="ce15" office:value-type="percentage" office:value="0.00232413386306088" calcext:value-type="percentage">
            <text:p>0,2%</text:p>
          </table:table-cell>
          <table:table-cell table:style-name="ce15" office:value-type="percentage" office:value="0.00216714027680117" calcext:value-type="percentage">
            <text:p>0,2%</text:p>
          </table:table-cell>
          <table:table-cell table:style-name="ce15" office:value-type="percentage" office:value="0.00226526155450552" calcext:value-type="percentage">
            <text:p>0,2%</text:p>
          </table:table-cell>
          <table:table-cell table:style-name="ce15" office:value-type="percentage" office:value="0.00223800744827773" calcext:value-type="percentage">
            <text:p>0,2%</text:p>
          </table:table-cell>
          <table:table-cell table:style-name="ce15" office:value-type="percentage" office:value="0.00233447453098076" calcext:value-type="percentage">
            <text:p>0,2%</text:p>
          </table:table-cell>
          <table:table-cell table:style-name="ce15" office:value-type="percentage" office:value="0.00243028331566207" calcext:value-type="percentage">
            <text:p>0,2%</text:p>
          </table:table-cell>
          <table:table-cell table:style-name="ce15" office:value-type="percentage" office:value="0.00259376037690092" calcext:value-type="percentage">
            <text:p>0,3%</text:p>
          </table:table-cell>
          <table:table-cell table:style-name="ce15" office:value-type="percentage" office:value="0.00257345384641429" calcext:value-type="percentage">
            <text:p>0,3%</text:p>
          </table:table-cell>
          <table:table-cell table:style-name="ce15" office:value-type="percentage" office:value="0.00263877640992405" calcext:value-type="percentage">
            <text:p>0,3%</text:p>
          </table:table-cell>
          <table:table-cell table:style-name="ce15" office:value-type="percentage" office:value="0.00276680730485663" calcext:value-type="percentage">
            <text:p>0,3%</text:p>
          </table:table-cell>
          <table:table-cell table:style-name="ce15" office:value-type="percentage" office:value="0.00271437796934733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604.474252883493" calcext:value-type="float">
            <text:p><text:s/>604 </text:p>
          </table:table-cell>
          <table:table-cell table:style-name="ce19" office:value-type="float" office:value="609.316371291499" calcext:value-type="float">
            <text:p><text:s/>609 </text:p>
          </table:table-cell>
          <table:table-cell table:style-name="ce19" office:value-type="float" office:value="670.9566669486" calcext:value-type="float">
            <text:p><text:s/>671 </text:p>
          </table:table-cell>
          <table:table-cell table:style-name="ce19" office:value-type="float" office:value="690.711230416746" calcext:value-type="float">
            <text:p><text:s/>691 </text:p>
          </table:table-cell>
          <table:table-cell table:style-name="ce19" office:value-type="float" office:value="780.740559449041" calcext:value-type="float">
            <text:p><text:s/>781 </text:p>
          </table:table-cell>
          <table:table-cell table:style-name="ce19" office:value-type="float" office:value="825.599508400146" calcext:value-type="float">
            <text:p><text:s/>826 </text:p>
          </table:table-cell>
          <table:table-cell table:style-name="ce19" office:value-type="float" office:value="862.185952824399" calcext:value-type="float">
            <text:p><text:s/>862 </text:p>
          </table:table-cell>
          <table:table-cell table:style-name="ce19" office:value-type="float" office:value="959.613530608815" calcext:value-type="float">
            <text:p><text:s/>960 </text:p>
          </table:table-cell>
          <table:table-cell table:style-name="ce19" office:value-type="float" office:value="1161.39091292406" calcext:value-type="float">
            <text:p><text:s/>1.161 </text:p>
          </table:table-cell>
          <table:table-cell table:style-name="ce19" office:value-type="float" office:value="1361.56899215661" calcext:value-type="float">
            <text:p><text:s/>1.362 </text:p>
          </table:table-cell>
          <table:table-cell table:style-name="ce19" office:value-type="float" office:value="1582.95408847062" calcext:value-type="float">
            <text:p><text:s/>1.583 </text:p>
          </table:table-cell>
          <table:table-cell table:style-name="ce19" office:value-type="float" office:value="1987.9238458433" calcext:value-type="float">
            <text:p><text:s/>1.988 </text:p>
          </table:table-cell>
          <table:table-cell table:style-name="ce20" office:value-type="percentage" office:value="0.0910469276167052" calcext:value-type="percentage">
            <text:p>9,1%</text:p>
          </table:table-cell>
          <table:table-cell table:style-name="ce21" office:value-type="percentage" office:value="0.0834254917292173" calcext:value-type="percentage">
            <text:p>8,3%</text:p>
          </table:table-cell>
          <table:table-cell table:style-name="ce21" office:value-type="percentage" office:value="0.0870076545664608" calcext:value-type="percentage">
            <text:p>8,7%</text:p>
          </table:table-cell>
          <table:table-cell table:style-name="ce21" office:value-type="percentage" office:value="0.0766543434763988" calcext:value-type="percentage">
            <text:p>7,7%</text:p>
          </table:table-cell>
          <table:table-cell table:style-name="ce21" office:value-type="percentage" office:value="0.0801242569349167" calcext:value-type="percentage">
            <text:p>8,0%</text:p>
          </table:table-cell>
          <table:table-cell table:style-name="ce21" office:value-type="percentage" office:value="0.0806020848067721" calcext:value-type="percentage">
            <text:p>8,1%</text:p>
          </table:table-cell>
          <table:table-cell table:style-name="ce21" office:value-type="percentage" office:value="0.0782863327291322" calcext:value-type="percentage">
            <text:p>7,8%</text:p>
          </table:table-cell>
          <table:table-cell table:style-name="ce21" office:value-type="percentage" office:value="0.0792760502538173" calcext:value-type="percentage">
            <text:p>7,9%</text:p>
          </table:table-cell>
          <table:table-cell table:style-name="ce21" office:value-type="percentage" office:value="0.0868655182750545" calcext:value-type="percentage">
            <text:p>8,7%</text:p>
          </table:table-cell>
          <table:table-cell table:style-name="ce21" office:value-type="percentage" office:value="0.0952663975703453" calcext:value-type="percentage">
            <text:p>9,5%</text:p>
          </table:table-cell>
          <table:table-cell table:style-name="ce21" office:value-type="percentage" office:value="0.0987847512437368" calcext:value-type="percentage">
            <text:p>9,9%</text:p>
          </table:table-cell>
          <table:table-cell table:style-name="ce55" office:value-type="percentage" office:value="0.109211106426037" calcext:value-type="percentage">
            <text:p>10,9%</text:p>
          </table:table-cell>
          <table:table-cell table:style-name="ce21" office:value-type="percentage" office:value="0.000965775813648444" calcext:value-type="percentage">
            <text:p>0,1%</text:p>
          </table:table-cell>
          <table:table-cell table:style-name="ce21" office:value-type="percentage" office:value="0.000873772293703931" calcext:value-type="percentage">
            <text:p>0,1%</text:p>
          </table:table-cell>
          <table:table-cell table:style-name="ce21" office:value-type="percentage" office:value="0.000876490086202816" calcext:value-type="percentage">
            <text:p>0,1%</text:p>
          </table:table-cell>
          <table:table-cell table:style-name="ce21" office:value-type="percentage" office:value="0.000834288072407114" calcext:value-type="percentage">
            <text:p>0,1%</text:p>
          </table:table-cell>
          <table:table-cell table:style-name="ce21" office:value-type="percentage" office:value="0.00090537148052546" calcext:value-type="percentage">
            <text:p>0,1%</text:p>
          </table:table-cell>
          <table:table-cell table:style-name="ce21" office:value-type="percentage" office:value="0.000918419583618556" calcext:value-type="percentage">
            <text:p>0,1%</text:p>
          </table:table-cell>
          <table:table-cell table:style-name="ce21" office:value-type="percentage" office:value="0.000947072017777829" calcext:value-type="percentage">
            <text:p>0,1%</text:p>
          </table:table-cell>
          <table:table-cell table:style-name="ce21" office:value-type="percentage" office:value="0.000975822925219634" calcext:value-type="percentage">
            <text:p>0,1%</text:p>
          </table:table-cell>
          <table:table-cell table:style-name="ce21" office:value-type="percentage" office:value="0.00107819921768585" calcext:value-type="percentage">
            <text:p>0,1%</text:p>
          </table:table-cell>
          <table:table-cell table:style-name="ce21" office:value-type="percentage" office:value="0.00121187999850168" calcext:value-type="percentage">
            <text:p>0,1%</text:p>
          </table:table-cell>
          <table:table-cell table:style-name="ce21" office:value-type="percentage" office:value="0.00143767553770812" calcext:value-type="percentage">
            <text:p>0,1%</text:p>
          </table:table-cell>
          <table:table-cell table:style-name="ce21" office:value-type="percentage" office:value="0.00142085393579702" calcext:value-type="percentage">
            <text:p>0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571.823309029889" calcext:value-type="float">
            <text:p><text:s/>572 </text:p>
          </table:table-cell>
          <table:table-cell table:style-name="ce13" office:value-type="float" office:value="581.674554444355" calcext:value-type="float">
            <text:p><text:s/>582 </text:p>
          </table:table-cell>
          <table:table-cell table:style-name="ce13" office:value-type="float" office:value="645.640012733462" calcext:value-type="float">
            <text:p><text:s/>646 </text:p>
          </table:table-cell>
          <table:table-cell table:style-name="ce13" office:value-type="float" office:value="671.397366541041" calcext:value-type="float">
            <text:p><text:s/>671 </text:p>
          </table:table-cell>
          <table:table-cell table:style-name="ce13" office:value-type="float" office:value="751.094999347712" calcext:value-type="float">
            <text:p><text:s/>751 </text:p>
          </table:table-cell>
          <table:table-cell table:style-name="ce13" office:value-type="float" office:value="801.5665441399" calcext:value-type="float">
            <text:p><text:s/>802 </text:p>
          </table:table-cell>
          <table:table-cell table:style-name="ce13" office:value-type="float" office:value="835.73360815469" calcext:value-type="float">
            <text:p><text:s/>836 </text:p>
          </table:table-cell>
          <table:table-cell table:style-name="ce13" office:value-type="float" office:value="921.87823960702" calcext:value-type="float">
            <text:p><text:s/>922 </text:p>
          </table:table-cell>
          <table:table-cell table:style-name="ce13" office:value-type="float" office:value="1102.89851483961" calcext:value-type="float">
            <text:p><text:s/>1.103 </text:p>
          </table:table-cell>
          <table:table-cell table:style-name="ce13" office:value-type="float" office:value="1295.65842352401" calcext:value-type="float">
            <text:p><text:s/>1.296 </text:p>
          </table:table-cell>
          <table:table-cell table:style-name="ce13" office:value-type="float" office:value="1500.03653542246" calcext:value-type="float">
            <text:p><text:s/>1.500 </text:p>
          </table:table-cell>
          <table:table-cell table:style-name="ce13" office:value-type="float" office:value="1892.87996533087" calcext:value-type="float">
            <text:p><text:s/>1.893 </text:p>
          </table:table-cell>
          <table:table-cell table:style-name="ce14" office:value-type="percentage" office:value="0.0861289875928326" calcext:value-type="percentage">
            <text:p>8,6%</text:p>
          </table:table-cell>
          <table:table-cell table:style-name="ce15" office:value-type="percentage" office:value="0.0796408696980151" calcext:value-type="percentage">
            <text:p>8,0%</text:p>
          </table:table-cell>
          <table:table-cell table:style-name="ce15" office:value-type="percentage" office:value="0.0837246665387137" calcext:value-type="percentage">
            <text:p>8,4%</text:p>
          </table:table-cell>
          <table:table-cell table:style-name="ce15" office:value-type="percentage" office:value="0.0745109129222272" calcext:value-type="percentage">
            <text:p>7,5%</text:p>
          </table:table-cell>
          <table:table-cell table:style-name="ce15" office:value-type="percentage" office:value="0.0770818525845975" calcext:value-type="percentage">
            <text:p>7,7%</text:p>
          </table:table-cell>
          <table:table-cell table:style-name="ce15" office:value-type="percentage" office:value="0.0782557812979242" calcext:value-type="percentage">
            <text:p>7,8%</text:p>
          </table:table-cell>
          <table:table-cell table:style-name="ce15" office:value-type="percentage" office:value="0.0758844644900421" calcext:value-type="percentage">
            <text:p>7,6%</text:p>
          </table:table-cell>
          <table:table-cell table:style-name="ce15" office:value-type="percentage" office:value="0.0761586444124232" calcext:value-type="percentage">
            <text:p>7,6%</text:p>
          </table:table-cell>
          <table:table-cell table:style-name="ce15" office:value-type="percentage" office:value="0.0824906153735294" calcext:value-type="percentage">
            <text:p>8,2%</text:p>
          </table:table-cell>
          <table:table-cell table:style-name="ce15" office:value-type="percentage" office:value="0.0906547602081464" calcext:value-type="percentage">
            <text:p>9,1%</text:p>
          </table:table-cell>
          <table:table-cell table:style-name="ce15" office:value-type="percentage" office:value="0.0936102550841448" calcext:value-type="percentage">
            <text:p>9,4%</text:p>
          </table:table-cell>
          <table:table-cell table:style-name="ce54" office:value-type="percentage" office:value="0.103989655226339" calcext:value-type="percentage">
            <text:p>10,4%</text:p>
          </table:table-cell>
          <table:table-cell table:style-name="ce15" office:value-type="percentage" office:value="0.000980817226945626" calcext:value-type="percentage">
            <text:p>0,1%</text:p>
          </table:table-cell>
          <table:table-cell table:style-name="ce15" office:value-type="percentage" office:value="0.000886805811133284" calcext:value-type="percentage">
            <text:p>0,1%</text:p>
          </table:table-cell>
          <table:table-cell table:style-name="ce15" office:value-type="percentage" office:value="0.000896098704558997" calcext:value-type="percentage">
            <text:p>0,1%</text:p>
          </table:table-cell>
          <table:table-cell table:style-name="ce15" office:value-type="percentage" office:value="0.000863135097699108" calcext:value-type="percentage">
            <text:p>0,1%</text:p>
          </table:table-cell>
          <table:table-cell table:style-name="ce15" office:value-type="percentage" office:value="0.000931626771764994" calcext:value-type="percentage">
            <text:p>0,1%</text:p>
          </table:table-cell>
          <table:table-cell table:style-name="ce15" office:value-type="percentage" office:value="0.000954034635354435" calcext:value-type="percentage">
            <text:p>0,1%</text:p>
          </table:table-cell>
          <table:table-cell table:style-name="ce15" office:value-type="percentage" office:value="0.000983787763894185" calcext:value-type="percentage">
            <text:p>0,1%</text:p>
          </table:table-cell>
          <table:table-cell table:style-name="ce15" office:value-type="percentage" office:value="0.00100911303406263" calcext:value-type="percentage">
            <text:p>0,1%</text:p>
          </table:table-cell>
          <table:table-cell table:style-name="ce15" office:value-type="percentage" office:value="0.00111068329404759" calcext:value-type="percentage">
            <text:p>0,1%</text:p>
          </table:table-cell>
          <table:table-cell table:style-name="ce15" office:value-type="percentage" office:value="0.00125493940466098" calcext:value-type="percentage">
            <text:p>0,1%</text:p>
          </table:table-cell>
          <table:table-cell table:style-name="ce15" office:value-type="percentage" office:value="0.00147836372323819" calcext:value-type="percentage">
            <text:p>0,1%</text:p>
          </table:table-cell>
          <table:table-cell table:style-name="ce15" office:value-type="percentage" office:value="0.00145814441500733" calcext:value-type="percentage">
            <text:p>0,1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32.6509438536042" calcext:value-type="float">
            <text:p><text:s/>33 </text:p>
          </table:table-cell>
          <table:table-cell table:style-name="ce13" office:value-type="float" office:value="27.6418168471442" calcext:value-type="float">
            <text:p><text:s/>28 </text:p>
          </table:table-cell>
          <table:table-cell table:style-name="ce13" office:value-type="float" office:value="25.3166542151384" calcext:value-type="float">
            <text:p><text:s/>25 </text:p>
          </table:table-cell>
          <table:table-cell table:style-name="ce13" office:value-type="float" office:value="19.3138638757055" calcext:value-type="float">
            <text:p><text:s/>19 </text:p>
          </table:table-cell>
          <table:table-cell table:style-name="ce13" office:value-type="float" office:value="29.6455601013296" calcext:value-type="float">
            <text:p><text:s/>30 </text:p>
          </table:table-cell>
          <table:table-cell table:style-name="ce13" office:value-type="float" office:value="24.0329642602457" calcext:value-type="float">
            <text:p><text:s/>24 </text:p>
          </table:table-cell>
          <table:table-cell table:style-name="ce13" office:value-type="float" office:value="26.452344669709" calcext:value-type="float">
            <text:p><text:s/>26 </text:p>
          </table:table-cell>
          <table:table-cell table:style-name="ce13" office:value-type="float" office:value="37.735291001795" calcext:value-type="float">
            <text:p><text:s/>38 </text:p>
          </table:table-cell>
          <table:table-cell table:style-name="ce13" office:value-type="float" office:value="58.4923980844481" calcext:value-type="float">
            <text:p><text:s/>58 </text:p>
          </table:table-cell>
          <table:table-cell table:style-name="ce13" office:value-type="float" office:value="65.9105686326013" calcext:value-type="float">
            <text:p><text:s/>66 </text:p>
          </table:table-cell>
          <table:table-cell table:style-name="ce13" office:value-type="float" office:value="82.9175530481579" calcext:value-type="float">
            <text:p><text:s/>83 </text:p>
          </table:table-cell>
          <table:table-cell table:style-name="ce13" office:value-type="float" office:value="95.0438805124262" calcext:value-type="float">
            <text:p><text:s/>95 </text:p>
          </table:table-cell>
          <table:table-cell table:style-name="ce14" office:value-type="percentage" office:value="0.00491794002387259" calcext:value-type="percentage">
            <text:p>0,5%</text:p>
          </table:table-cell>
          <table:table-cell table:style-name="ce15" office:value-type="percentage" office:value="0.00378462203120216" calcext:value-type="percentage">
            <text:p>0,4%</text:p>
          </table:table-cell>
          <table:table-cell table:style-name="ce15" office:value-type="percentage" office:value="0.00328298802774701" calcext:value-type="percentage">
            <text:p>0,3%</text:p>
          </table:table-cell>
          <table:table-cell table:style-name="ce15" office:value-type="percentage" office:value="0.00214343055417164" calcext:value-type="percentage">
            <text:p>0,2%</text:p>
          </table:table-cell>
          <table:table-cell table:style-name="ce15" office:value-type="percentage" office:value="0.00304240435031925" calcext:value-type="percentage">
            <text:p>0,3%</text:p>
          </table:table-cell>
          <table:table-cell table:style-name="ce15" office:value-type="percentage" office:value="0.002346303508848" calcext:value-type="percentage">
            <text:p>0,2%</text:p>
          </table:table-cell>
          <table:table-cell table:style-name="ce15" office:value-type="percentage" office:value="0.00240186823909006" calcext:value-type="percentage">
            <text:p>0,2%</text:p>
          </table:table-cell>
          <table:table-cell table:style-name="ce15" office:value-type="percentage" office:value="0.00311740584139408" calcext:value-type="percentage">
            <text:p>0,3%</text:p>
          </table:table-cell>
          <table:table-cell table:style-name="ce15" office:value-type="percentage" office:value="0.00437490290152514" calcext:value-type="percentage">
            <text:p>0,4%</text:p>
          </table:table-cell>
          <table:table-cell table:style-name="ce15" office:value-type="percentage" office:value="0.00461163736219889" calcext:value-type="percentage">
            <text:p>0,5%</text:p>
          </table:table-cell>
          <table:table-cell table:style-name="ce15" office:value-type="percentage" office:value="0.00517449615959198" calcext:value-type="percentage">
            <text:p>0,5%</text:p>
          </table:table-cell>
          <table:table-cell table:style-name="ce54" office:value-type="percentage" office:value="0.00522145119969768" calcext:value-type="percentage">
            <text:p>0,5%</text:p>
          </table:table-cell>
          <table:table-cell table:style-name="ce15" office:value-type="percentage" office:value="0.000761307215389018" calcext:value-type="percentage">
            <text:p>0,1%</text:p>
          </table:table-cell>
          <table:table-cell table:style-name="ce15" office:value-type="percentage" office:value="0.00066737045431189" calcext:value-type="percentage">
            <text:p>0,1%</text:p>
          </table:table-cell>
          <table:table-cell table:style-name="ce15" office:value-type="percentage" office:value="0.000562554812237815" calcext:value-type="percentage">
            <text:p>0,1%</text:p>
          </table:table-cell>
          <table:table-cell table:style-name="ce15" office:value-type="percentage" office:value="0.000385922229063372" calcext:value-type="percentage">
            <text:p>0,0%</text:p>
          </table:table-cell>
          <table:table-cell table:style-name="ce15" office:value-type="percentage" office:value="0.000528215382034951" calcext:value-type="percentage">
            <text:p>0,1%</text:p>
          </table:table-cell>
          <table:table-cell table:style-name="ce15" office:value-type="percentage" office:value="0.000409078695130907" calcext:value-type="percentage">
            <text:p>0,0%</text:p>
          </table:table-cell>
          <table:table-cell table:style-name="ce15" office:value-type="percentage" office:value="0.000434613969993904" calcext:value-type="percentage">
            <text:p>0,0%</text:p>
          </table:table-cell>
          <table:table-cell table:style-name="ce15" office:value-type="percentage" office:value="0.000540341528750143" calcext:value-type="percentage">
            <text:p>0,1%</text:p>
          </table:table-cell>
          <table:table-cell table:style-name="ce15" office:value-type="percentage" office:value="0.000694956432859055" calcext:value-type="percentage">
            <text:p>0,1%</text:p>
          </table:table-cell>
          <table:table-cell table:style-name="ce15" office:value-type="percentage" office:value="0.000723727296643292" calcext:value-type="percentage">
            <text:p>0,1%</text:p>
          </table:table-cell>
          <table:table-cell table:style-name="ce15" office:value-type="percentage" office:value="0.000959793879549466" calcext:value-type="percentage">
            <text:p>0,1%</text:p>
          </table:table-cell>
          <table:table-cell table:style-name="ce15" office:value-type="percentage" office:value="0.000941382703516434" calcext:value-type="percentage">
            <text:p>0,1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2227.02781851948" calcext:value-type="float">
            <text:p><text:s/>2.227 </text:p>
          </table:table-cell>
          <table:table-cell table:style-name="ce19" office:value-type="float" office:value="2393.40342705934" calcext:value-type="float">
            <text:p><text:s/>2.393 </text:p>
          </table:table-cell>
          <table:table-cell table:style-name="ce19" office:value-type="float" office:value="2552.30462220478" calcext:value-type="float">
            <text:p><text:s/>2.552 </text:p>
          </table:table-cell>
          <table:table-cell table:style-name="ce19" office:value-type="float" office:value="3098.21235188685" calcext:value-type="float">
            <text:p><text:s/>3.098 </text:p>
          </table:table-cell>
          <table:table-cell table:style-name="ce19" office:value-type="float" office:value="3560.30718313524" calcext:value-type="float">
            <text:p><text:s/>3.560 </text:p>
          </table:table-cell>
          <table:table-cell table:style-name="ce19" office:value-type="float" office:value="3368.53632880838" calcext:value-type="float">
            <text:p><text:s/>3.369 </text:p>
          </table:table-cell>
          <table:table-cell table:style-name="ce19" office:value-type="float" office:value="3470.54750597873" calcext:value-type="float">
            <text:p><text:s/>3.471 </text:p>
          </table:table-cell>
          <table:table-cell table:style-name="ce19" office:value-type="float" office:value="3842.88350642561" calcext:value-type="float">
            <text:p><text:s/>3.843 </text:p>
          </table:table-cell>
          <table:table-cell table:style-name="ce19" office:value-type="float" office:value="4698.15392820329" calcext:value-type="float">
            <text:p><text:s/>4.698 </text:p>
          </table:table-cell>
          <table:table-cell table:style-name="ce19" office:value-type="float" office:value="4847.9105331949" calcext:value-type="float">
            <text:p><text:s/>4.848 </text:p>
          </table:table-cell>
          <table:table-cell table:style-name="ce19" office:value-type="float" office:value="6055.4667673404" calcext:value-type="float">
            <text:p><text:s/>6.055 </text:p>
          </table:table-cell>
          <table:table-cell table:style-name="ce19" office:value-type="float" office:value="7108.93442162335" calcext:value-type="float">
            <text:p><text:s/>7.109 </text:p>
          </table:table-cell>
          <table:table-cell table:style-name="ce20" office:value-type="percentage" office:value="0.335438671913481" calcext:value-type="percentage">
            <text:p>33,5%</text:p>
          </table:table-cell>
          <table:table-cell table:style-name="ce21" office:value-type="percentage" office:value="0.327696525510383" calcext:value-type="percentage">
            <text:p>32,8%</text:p>
          </table:table-cell>
          <table:table-cell table:style-name="ce21" office:value-type="percentage" office:value="0.330975232613922" calcext:value-type="percentage">
            <text:p>33,1%</text:p>
          </table:table-cell>
          <table:table-cell table:style-name="ce21" office:value-type="percentage" office:value="0.343836068281479" calcext:value-type="percentage">
            <text:p>34,4%</text:p>
          </table:table-cell>
          <table:table-cell table:style-name="ce21" office:value-type="percentage" office:value="0.365379976813382" calcext:value-type="percentage">
            <text:p>36,5%</text:p>
          </table:table-cell>
          <table:table-cell table:style-name="ce21" office:value-type="percentage" office:value="0.328865325241584" calcext:value-type="percentage">
            <text:p>32,9%</text:p>
          </table:table-cell>
          <table:table-cell table:style-name="ce21" office:value-type="percentage" office:value="0.315125102555048" calcext:value-type="percentage">
            <text:p>31,5%</text:p>
          </table:table-cell>
          <table:table-cell table:style-name="ce21" office:value-type="percentage" office:value="0.317470123396115" calcext:value-type="percentage">
            <text:p>31,7%</text:p>
          </table:table-cell>
          <table:table-cell table:style-name="ce21" office:value-type="percentage" office:value="0.351395530452241" calcext:value-type="percentage">
            <text:p>35,1%</text:p>
          </table:table-cell>
          <table:table-cell table:style-name="ce21" office:value-type="percentage" office:value="0.339199096704816" calcext:value-type="percentage">
            <text:p>33,9%</text:p>
          </table:table-cell>
          <table:table-cell table:style-name="ce21" office:value-type="percentage" office:value="0.377893321501434" calcext:value-type="percentage">
            <text:p>37,8%</text:p>
          </table:table-cell>
          <table:table-cell table:style-name="ce55" office:value-type="percentage" office:value="0.390545440319058" calcext:value-type="percentage">
            <text:p>39,1%</text:p>
          </table:table-cell>
          <table:table-cell table:style-name="ce21" office:value-type="percentage" office:value="0.00135648639603029" calcext:value-type="percentage">
            <text:p>0,1%</text:p>
          </table:table-cell>
          <table:table-cell table:style-name="ce21" office:value-type="percentage" office:value="0.00130625681988501" calcext:value-type="percentage">
            <text:p>0,1%</text:p>
          </table:table-cell>
          <table:table-cell table:style-name="ce21" office:value-type="percentage" office:value="0.00128230609806702" calcext:value-type="percentage">
            <text:p>0,1%</text:p>
          </table:table-cell>
          <table:table-cell table:style-name="ce21" office:value-type="percentage" office:value="0.00140955911843843" calcext:value-type="percentage">
            <text:p>0,1%</text:p>
          </table:table-cell>
          <table:table-cell table:style-name="ce21" office:value-type="percentage" office:value="0.00148269464961461" calcext:value-type="percentage">
            <text:p>0,1%</text:p>
          </table:table-cell>
          <table:table-cell table:style-name="ce21" office:value-type="percentage" office:value="0.00138918338623392" calcext:value-type="percentage">
            <text:p>0,1%</text:p>
          </table:table-cell>
          <table:table-cell table:style-name="ce21" office:value-type="percentage" office:value="0.0013575269471488" calcext:value-type="percentage">
            <text:p>0,1%</text:p>
          </table:table-cell>
          <table:table-cell table:style-name="ce56" office:value-type="percentage" office:value="0.00143308131758931" calcext:value-type="percentage">
            <text:p>0,1%</text:p>
          </table:table-cell>
          <table:table-cell table:style-name="ce56" office:value-type="percentage" office:value="0.00163629756381571" calcext:value-type="percentage">
            <text:p>0,2%</text:p>
          </table:table-cell>
          <table:table-cell table:style-name="ce56" office:value-type="percentage" office:value="0.00159055679150261" calcext:value-type="percentage">
            <text:p>0,2%</text:p>
          </table:table-cell>
          <table:table-cell table:style-name="ce56" office:value-type="percentage" office:value="0.00182602415091609" calcext:value-type="percentage">
            <text:p>0,2%</text:p>
          </table:table-cell>
          <table:table-cell table:style-name="ce56" office:value-type="percentage" office:value="0.00174307414560587" calcext:value-type="percentage">
            <text:p>0,2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6639.1504766448" calcext:value-type="float">
            <text:p><text:s/>6.639 </text:p>
          </table:table-cell>
          <table:table-cell table:style-name="ce27" office:value-type="float" office:value="7303.71926687853" calcext:value-type="float">
            <text:p><text:s/>7.304 </text:p>
          </table:table-cell>
          <table:table-cell table:style-name="ce27" office:value-type="float" office:value="7711.46711506963" calcext:value-type="float">
            <text:p><text:s/>7.711 </text:p>
          </table:table-cell>
          <table:table-cell table:style-name="ce27" office:value-type="float" office:value="9010.72527781038" calcext:value-type="float">
            <text:p><text:s/>9.011 </text:p>
          </table:table-cell>
          <table:table-cell table:style-name="ce27" office:value-type="float" office:value="9744.12230846922" calcext:value-type="float">
            <text:p><text:s/>9.744 </text:p>
          </table:table-cell>
          <table:table-cell table:style-name="ce27" office:value-type="float" office:value="10242.9051355106" calcext:value-type="float">
            <text:p><text:s/>10.243 </text:p>
          </table:table-cell>
          <table:table-cell table:style-name="ce27" office:value-type="float" office:value="11013.2372122671" calcext:value-type="float">
            <text:p><text:s/>11.013 </text:p>
          </table:table-cell>
          <table:table-cell table:style-name="ce27" office:value-type="float" office:value="12104.7091465383" calcext:value-type="float">
            <text:p><text:s/>12.105 </text:p>
          </table:table-cell>
          <table:table-cell table:style-name="ce27" office:value-type="float" office:value="13369.9877233977" calcext:value-type="float">
            <text:p><text:s/>13.370 </text:p>
          </table:table-cell>
          <table:table-cell table:style-name="ce27" office:value-type="float" office:value="14292.227132355" calcext:value-type="float">
            <text:p><text:s/>14.292 </text:p>
          </table:table-cell>
          <table:table-cell table:style-name="ce27" office:value-type="float" office:value="16024.2756957996" calcext:value-type="float">
            <text:p><text:s/>16.024 </text:p>
          </table:table-cell>
          <table:table-cell table:style-name="ce27" office:value-type="float" office:value="18202.579489382" calcext:value-type="float">
            <text:p><text:s/>18.203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017085465476754" calcext:value-type="percentage">
            <text:p>0,2%</text:p>
          </table:table-cell>
          <table:table-cell table:style-name="ce29" office:value-type="percentage" office:value="0.00166889436682596" calcext:value-type="percentage">
            <text:p>0,2%</text:p>
          </table:table-cell>
          <table:table-cell table:style-name="ce29" office:value-type="percentage" office:value="0.00160163063477092" calcext:value-type="percentage">
            <text:p>0,2%</text:p>
          </table:table-cell>
          <table:table-cell table:style-name="ce29" office:value-type="percentage" office:value="0.0016900542501406" calcext:value-type="percentage">
            <text:p>0,2%</text:p>
          </table:table-cell>
          <table:table-cell table:style-name="ce29" office:value-type="percentage" office:value="0.00168613980411676" calcext:value-type="percentage">
            <text:p>0,2%</text:p>
          </table:table-cell>
          <table:table-cell table:style-name="ce29" office:value-type="percentage" office:value="0.00170835040262614" calcext:value-type="percentage">
            <text:p>0,2%</text:p>
          </table:table-cell>
          <table:table-cell table:style-name="ce29" office:value-type="percentage" office:value="0.00175668543937518" calcext:value-type="percentage">
            <text:p>0,2%</text:p>
          </table:table-cell>
          <table:table-cell table:style-name="ce58" office:value-type="percentage" office:value="0.0018380909189048" calcext:value-type="percentage">
            <text:p>0,2%</text:p>
          </table:table-cell>
          <table:table-cell table:style-name="ce58" office:value-type="percentage" office:value="0.00190886901383021" calcext:value-type="percentage">
            <text:p>0,2%</text:p>
          </table:table-cell>
          <table:table-cell table:style-name="ce58" office:value-type="percentage" office:value="0.0019342230002899" calcext:value-type="percentage">
            <text:p>0,2%</text:p>
          </table:table-cell>
          <table:table-cell table:style-name="ce58" office:value-type="percentage" office:value="0.0021057982040044" calcext:value-type="percentage">
            <text:p>0,2%</text:p>
          </table:table-cell>
          <table:table-cell table:style-name="ce58" office:value-type="percentage" office:value="0.00201978391922609" calcext:value-type="percentage">
            <text:p>0,2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6639.1504766448" calcext:value-type="float">
            <text:p><text:s/>6.639 </text:p>
          </table:table-cell>
          <table:table-cell table:style-name="ce32" office:value-type="float" office:value="7303.71926687853" calcext:value-type="float">
            <text:p><text:s/>7.304 </text:p>
          </table:table-cell>
          <table:table-cell table:style-name="ce32" office:value-type="float" office:value="7711.46711506963" calcext:value-type="float">
            <text:p><text:s/>7.711 </text:p>
          </table:table-cell>
          <table:table-cell table:style-name="ce32" office:value-type="float" office:value="9010.72527781038" calcext:value-type="float">
            <text:p><text:s/>9.011 </text:p>
          </table:table-cell>
          <table:table-cell table:style-name="ce32" office:value-type="float" office:value="9744.12230846921" calcext:value-type="float">
            <text:p><text:s/>9.744 </text:p>
          </table:table-cell>
          <table:table-cell table:style-name="ce32" office:value-type="float" office:value="10242.9051355106" calcext:value-type="float">
            <text:p><text:s/>10.243 </text:p>
          </table:table-cell>
          <table:table-cell table:style-name="ce32" office:value-type="float" office:value="11013.2372122671" calcext:value-type="float">
            <text:p><text:s/>11.013 </text:p>
          </table:table-cell>
          <table:table-cell table:style-name="ce32" office:value-type="float" office:value="12104.7091465383" calcext:value-type="float">
            <text:p><text:s/>12.105 </text:p>
          </table:table-cell>
          <table:table-cell table:style-name="ce32" office:value-type="float" office:value="13369.9877233977" calcext:value-type="float">
            <text:p><text:s/>13.370 </text:p>
          </table:table-cell>
          <table:table-cell table:style-name="ce32" office:value-type="float" office:value="14292.227132355" calcext:value-type="float">
            <text:p><text:s/>14.292 </text:p>
          </table:table-cell>
          <table:table-cell table:style-name="ce32" office:value-type="float" office:value="16024.2756957996" calcext:value-type="float">
            <text:p><text:s/>16.024 </text:p>
          </table:table-cell>
          <table:table-cell table:style-name="ce32" office:value-type="float" office:value="18202.579489382" calcext:value-type="float">
            <text:p><text:s/>18.203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7" table:style-name="ta2">
        <table:table-column table:style-name="co5" table:default-cell-style-name="ce67"/>
        <table:table-column table:style-name="co11" table:number-columns-repeated="2" table:default-cell-style-name="ce67"/>
        <table:table-column table:style-name="co8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Pará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1" office:value-type="string" calcext:value-type="string" table:number-columns-spanned="11" table:number-rows-spanned="1">
            <text:p>Valores correntes (1 000 000 R$)</text:p>
          </table:table-cell>
          <table:covered-table-cell table:number-columns-repeated="10"/>
          <table:table-cell table:style-name="ce62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75521.3621297566" calcext:value-type="float">
            <text:p><text:s/>75.521 </text:p>
          </table:table-cell>
          <table:table-cell table:style-name="ce13" office:value-type="float" office:value="90541.3038650971" calcext:value-type="float">
            <text:p><text:s/>90.541 </text:p>
          </table:table-cell>
          <table:table-cell table:style-name="ce13" office:value-type="float" office:value="97352.055451244" calcext:value-type="float">
            <text:p><text:s/>97.352 </text:p>
          </table:table-cell>
          <table:table-cell table:style-name="ce13" office:value-type="float" office:value="110396.668927083" calcext:value-type="float">
            <text:p><text:s/>110.397 </text:p>
          </table:table-cell>
          <table:table-cell table:style-name="ce13" office:value-type="float" office:value="113001.639132691" calcext:value-type="float">
            <text:p><text:s/>113.002 </text:p>
          </table:table-cell>
          <table:table-cell table:style-name="ce13" office:value-type="float" office:value="118312.498868674" calcext:value-type="float">
            <text:p><text:s/>118.312 </text:p>
          </table:table-cell>
          <table:table-cell table:style-name="ce13" office:value-type="float" office:value="124828.329288844" calcext:value-type="float">
            <text:p><text:s/>124.828 </text:p>
          </table:table-cell>
          <table:table-cell table:style-name="ce13" office:value-type="float" office:value="141649.038087488" calcext:value-type="float">
            <text:p><text:s/>141.649 </text:p>
          </table:table-cell>
          <table:table-cell table:style-name="ce13" office:value-type="float" office:value="146889.115113316" calcext:value-type="float">
            <text:p><text:s/>146.889 </text:p>
          </table:table-cell>
          <table:table-cell table:style-name="ce13" office:value-type="float" office:value="161909.193805619" calcext:value-type="float">
            <text:p><text:s/>161.909 </text:p>
          </table:table-cell>
          <table:table-cell table:style-name="ce13" office:value-type="float" office:value="197913.639457637" calcext:value-type="float">
            <text:p><text:s/>197.914 </text:p>
          </table:table-cell>
          <table:table-cell table:style-name="ce13" office:value-type="float" office:value="240097.247665012" calcext:value-type="float">
            <text:p><text:s/>240.097 </text:p>
          </table:table-cell>
          <table:table-cell table:style-name="ce14" office:value-type="percentage" office:value="0.913367630882094" calcext:value-type="percentage">
            <text:p>91,3%</text:p>
          </table:table-cell>
          <table:table-cell table:style-name="ce15" office:value-type="percentage" office:value="0.917238667812612" calcext:value-type="percentage">
            <text:p>91,7%</text:p>
          </table:table-cell>
          <table:table-cell table:style-name="ce15" office:value-type="percentage" office:value="0.909145074391426" calcext:value-type="percentage">
            <text:p>90,9%</text:p>
          </table:table-cell>
          <table:table-cell table:style-name="ce15" office:value-type="percentage" office:value="0.910676911742799" calcext:value-type="percentage">
            <text:p>91,1%</text:p>
          </table:table-cell>
          <table:table-cell table:style-name="ce15" office:value-type="percentage" office:value="0.907024834427192" calcext:value-type="percentage">
            <text:p>90,7%</text:p>
          </table:table-cell>
          <table:table-cell table:style-name="ce15" office:value-type="percentage" office:value="0.903842216701519" calcext:value-type="percentage">
            <text:p>90,4%</text:p>
          </table:table-cell>
          <table:table-cell table:style-name="ce15" office:value-type="percentage" office:value="0.903848932221959" calcext:value-type="percentage">
            <text:p>90,4%</text:p>
          </table:table-cell>
          <table:table-cell table:style-name="ce15" office:value-type="percentage" office:value="0.912496583316847" calcext:value-type="percentage">
            <text:p>91,2%</text:p>
          </table:table-cell>
          <table:table-cell table:style-name="ce15" office:value-type="percentage" office:value="0.910377920054983" calcext:value-type="percentage">
            <text:p>91,0%</text:p>
          </table:table-cell>
          <table:table-cell table:style-name="ce15" office:value-type="percentage" office:value="0.907679850902644" calcext:value-type="percentage">
            <text:p>90,8%</text:p>
          </table:table-cell>
          <table:table-cell table:style-name="ce15" office:value-type="percentage" office:value="0.916540097975911" calcext:value-type="percentage">
            <text:p>91,7%</text:p>
          </table:table-cell>
          <table:table-cell table:style-name="ce54" office:value-type="percentage" office:value="0.913247244185047" calcext:value-type="percentage">
            <text:p>91,3%</text:p>
          </table:table-cell>
          <table:table-cell table:style-name="ce15" office:value-type="percentage" office:value="0.0228655829921391" calcext:value-type="percentage">
            <text:p>2,3%</text:p>
          </table:table-cell>
          <table:table-cell table:style-name="ce15" office:value-type="percentage" office:value="0.0243360443410365" calcext:value-type="percentage">
            <text:p>2,4%</text:p>
          </table:table-cell>
          <table:table-cell table:style-name="ce15" office:value-type="percentage" office:value="0.0237776983457188" calcext:value-type="percentage">
            <text:p>2,4%</text:p>
          </table:table-cell>
          <table:table-cell table:style-name="ce15" office:value-type="percentage" office:value="0.0242429704084278" calcext:value-type="percentage">
            <text:p>2,4%</text:p>
          </table:table-cell>
          <table:table-cell table:style-name="ce15" office:value-type="percentage" office:value="0.0227242476940633" calcext:value-type="percentage">
            <text:p>2,3%</text:p>
          </table:table-cell>
          <table:table-cell table:style-name="ce15" office:value-type="percentage" office:value="0.0229483427574541" calcext:value-type="percentage">
            <text:p>2,3%</text:p>
          </table:table-cell>
          <table:table-cell table:style-name="ce15" office:value-type="percentage" office:value="0.0230318134597122" calcext:value-type="percentage">
            <text:p>2,3%</text:p>
          </table:table-cell>
          <table:table-cell table:style-name="ce15" office:value-type="percentage" office:value="0.0249737105328044" calcext:value-type="percentage">
            <text:p>2,5%</text:p>
          </table:table-cell>
          <table:table-cell table:style-name="ce15" office:value-type="percentage" office:value="0.0244361087501254" calcext:value-type="percentage">
            <text:p>2,4%</text:p>
          </table:table-cell>
          <table:table-cell table:style-name="ce15" office:value-type="percentage" office:value="0.0254707004163837" calcext:value-type="percentage">
            <text:p>2,5%</text:p>
          </table:table-cell>
          <table:table-cell table:style-name="ce15" office:value-type="percentage" office:value="0.0300099363280705" calcext:value-type="percentage">
            <text:p>3,0%</text:p>
          </table:table-cell>
          <table:table-cell table:style-name="ce15" office:value-type="percentage" office:value="0.0311248740977297" calcext:value-type="percentage">
            <text:p>3,1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30882.0860819072" calcext:value-type="float">
            <text:p><text:s/>30.882 </text:p>
          </table:table-cell>
          <table:table-cell table:style-name="ce19" office:value-type="float" office:value="36488.9665495597" calcext:value-type="float">
            <text:p><text:s/>36.489 </text:p>
          </table:table-cell>
          <table:table-cell table:style-name="ce19" office:value-type="float" office:value="41839.5341534486" calcext:value-type="float">
            <text:p><text:s/>41.840 </text:p>
          </table:table-cell>
          <table:table-cell table:style-name="ce19" office:value-type="float" office:value="47385.3846416107" calcext:value-type="float">
            <text:p><text:s/>47.385 </text:p>
          </table:table-cell>
          <table:table-cell table:style-name="ce19" office:value-type="float" office:value="51933.6781961268" calcext:value-type="float">
            <text:p><text:s/>51.934 </text:p>
          </table:table-cell>
          <table:table-cell table:style-name="ce19" office:value-type="float" office:value="56164.833228512" calcext:value-type="float">
            <text:p><text:s/>56.165 </text:p>
          </table:table-cell>
          <table:table-cell table:style-name="ce19" office:value-type="float" office:value="57547.7944603783" calcext:value-type="float">
            <text:p><text:s/>57.548 </text:p>
          </table:table-cell>
          <table:table-cell table:style-name="ce19" office:value-type="float" office:value="60031.6731403292" calcext:value-type="float">
            <text:p><text:s/>60.032 </text:p>
          </table:table-cell>
          <table:table-cell table:style-name="ce19" office:value-type="float" office:value="63636.0673512009" calcext:value-type="float">
            <text:p><text:s/>63.636 </text:p>
          </table:table-cell>
          <table:table-cell table:style-name="ce19" office:value-type="float" office:value="65672.1494250782" calcext:value-type="float">
            <text:p><text:s/>65.672 </text:p>
          </table:table-cell>
          <table:table-cell table:style-name="ce19" office:value-type="float" office:value="69640.0935002262" calcext:value-type="float">
            <text:p><text:s/>69.640 </text:p>
          </table:table-cell>
          <table:table-cell table:style-name="ce19" office:value-type="float" office:value="75976.8090946647" calcext:value-type="float">
            <text:p><text:s/>75.977 </text:p>
          </table:table-cell>
          <table:table-cell table:style-name="ce20" office:value-type="percentage" office:value="0.373492969484121" calcext:value-type="percentage">
            <text:p>37,3%</text:p>
          </table:table-cell>
          <table:table-cell table:style-name="ce21" office:value-type="percentage" office:value="0.369655501290822" calcext:value-type="percentage">
            <text:p>37,0%</text:p>
          </table:table-cell>
          <table:table-cell table:style-name="ce21" office:value-type="percentage" office:value="0.390728333512075" calcext:value-type="percentage">
            <text:p>39,1%</text:p>
          </table:table-cell>
          <table:table-cell table:style-name="ce21" office:value-type="percentage" office:value="0.390888386094954" calcext:value-type="percentage">
            <text:p>39,1%</text:p>
          </table:table-cell>
          <table:table-cell table:style-name="ce21" office:value-type="percentage" office:value="0.41685356273217" calcext:value-type="percentage">
            <text:p>41,7%</text:p>
          </table:table-cell>
          <table:table-cell table:style-name="ce21" office:value-type="percentage" office:value="0.429068338944285" calcext:value-type="percentage">
            <text:p>42,9%</text:p>
          </table:table-cell>
          <table:table-cell table:style-name="ce21" office:value-type="percentage" office:value="0.416688366103049" calcext:value-type="percentage">
            <text:p>41,7%</text:p>
          </table:table-cell>
          <table:table-cell table:style-name="ce21" office:value-type="percentage" office:value="0.386721275138563" calcext:value-type="percentage">
            <text:p>38,7%</text:p>
          </table:table-cell>
          <table:table-cell table:style-name="ce21" office:value-type="percentage" office:value="0.394398663175099" calcext:value-type="percentage">
            <text:p>39,4%</text:p>
          </table:table-cell>
          <table:table-cell table:style-name="ce21" office:value-type="percentage" office:value="0.368164928732679" calcext:value-type="percentage">
            <text:p>36,8%</text:p>
          </table:table-cell>
          <table:table-cell table:style-name="ce21" office:value-type="percentage" office:value="0.3225039885814" calcext:value-type="percentage">
            <text:p>32,3%</text:p>
          </table:table-cell>
          <table:table-cell table:style-name="ce55" office:value-type="percentage" office:value="0.288989616509407" calcext:value-type="percentage">
            <text:p>28,9%</text:p>
          </table:table-cell>
          <table:table-cell table:style-name="ce21" office:value-type="percentage" office:value="0.0190843387253086" calcext:value-type="percentage">
            <text:p>1,9%</text:p>
          </table:table-cell>
          <table:table-cell table:style-name="ce21" office:value-type="percentage" office:value="0.0197581448745464" calcext:value-type="percentage">
            <text:p>2,0%</text:p>
          </table:table-cell>
          <table:table-cell table:style-name="ce21" office:value-type="percentage" office:value="0.0203217586839322" calcext:value-type="percentage">
            <text:p>2,0%</text:p>
          </table:table-cell>
          <table:table-cell table:style-name="ce21" office:value-type="percentage" office:value="0.0205512935224855" calcext:value-type="percentage">
            <text:p>2,1%</text:p>
          </table:table-cell>
          <table:table-cell table:style-name="ce21" office:value-type="percentage" office:value="0.0206465445809847" calcext:value-type="percentage">
            <text:p>2,1%</text:p>
          </table:table-cell>
          <table:table-cell table:style-name="ce21" office:value-type="percentage" office:value="0.0210196155824103" calcext:value-type="percentage">
            <text:p>2,1%</text:p>
          </table:table-cell>
          <table:table-cell table:style-name="ce21" office:value-type="percentage" office:value="0.0205349183568789" calcext:value-type="percentage">
            <text:p>2,1%</text:p>
          </table:table-cell>
          <table:table-cell table:style-name="ce21" office:value-type="percentage" office:value="0.0205550120201625" calcext:value-type="percentage">
            <text:p>2,1%</text:p>
          </table:table-cell>
          <table:table-cell table:style-name="ce21" office:value-type="percentage" office:value="0.0208248673416517" calcext:value-type="percentage">
            <text:p>2,1%</text:p>
          </table:table-cell>
          <table:table-cell table:style-name="ce21" office:value-type="percentage" office:value="0.0204097826462166" calcext:value-type="percentage">
            <text:p>2,0%</text:p>
          </table:table-cell>
          <table:table-cell table:style-name="ce21" office:value-type="percentage" office:value="0.0218147277721179" calcext:value-type="percentage">
            <text:p>2,2%</text:p>
          </table:table-cell>
          <table:table-cell table:style-name="ce21" office:value-type="percentage" office:value="0.02149487278356" calcext:value-type="percentage">
            <text:p>2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24780.0212616531" calcext:value-type="float">
            <text:p><text:s/>24.780 </text:p>
          </table:table-cell>
          <table:table-cell table:style-name="ce13" office:value-type="float" office:value="29171.0907633534" calcext:value-type="float">
            <text:p><text:s/>29.171 </text:p>
          </table:table-cell>
          <table:table-cell table:style-name="ce13" office:value-type="float" office:value="33593.891237252" calcext:value-type="float">
            <text:p><text:s/>33.594 </text:p>
          </table:table-cell>
          <table:table-cell table:style-name="ce13" office:value-type="float" office:value="37907.9822946938" calcext:value-type="float">
            <text:p><text:s/>37.908 </text:p>
          </table:table-cell>
          <table:table-cell table:style-name="ce13" office:value-type="float" office:value="41562.0133706053" calcext:value-type="float">
            <text:p><text:s/>41.562 </text:p>
          </table:table-cell>
          <table:table-cell table:style-name="ce13" office:value-type="float" office:value="44966.4363903867" calcext:value-type="float">
            <text:p><text:s/>44.966 </text:p>
          </table:table-cell>
          <table:table-cell table:style-name="ce13" office:value-type="float" office:value="46120.1089369758" calcext:value-type="float">
            <text:p><text:s/>46.120 </text:p>
          </table:table-cell>
          <table:table-cell table:style-name="ce13" office:value-type="float" office:value="47799.9185400838" calcext:value-type="float">
            <text:p><text:s/>47.800 </text:p>
          </table:table-cell>
          <table:table-cell table:style-name="ce13" office:value-type="float" office:value="50671.1056803238" calcext:value-type="float">
            <text:p><text:s/>50.671 </text:p>
          </table:table-cell>
          <table:table-cell table:style-name="ce13" office:value-type="float" office:value="51937.701575812" calcext:value-type="float">
            <text:p><text:s/>51.938 </text:p>
          </table:table-cell>
          <table:table-cell table:style-name="ce13" office:value-type="float" office:value="55348.3131204305" calcext:value-type="float">
            <text:p><text:s/>55.348 </text:p>
          </table:table-cell>
          <table:table-cell table:style-name="ce13" office:value-type="float" office:value="60212.1115844233" calcext:value-type="float">
            <text:p><text:s/>60.212 </text:p>
          </table:table-cell>
          <table:table-cell table:style-name="ce14" office:value-type="percentage" office:value="0.299693605553311" calcext:value-type="percentage">
            <text:p>30,0%</text:p>
          </table:table-cell>
          <table:table-cell table:style-name="ce15" office:value-type="percentage" office:value="0.295520953290949" calcext:value-type="percentage">
            <text:p>29,6%</text:p>
          </table:table-cell>
          <table:table-cell table:style-name="ce15" office:value-type="percentage" office:value="0.313724457140866" calcext:value-type="percentage">
            <text:p>31,4%</text:p>
          </table:table-cell>
          <table:table-cell table:style-name="ce15" office:value-type="percentage" office:value="0.312708024454379" calcext:value-type="percentage">
            <text:p>31,3%</text:p>
          </table:table-cell>
          <table:table-cell table:style-name="ce15" office:value-type="percentage" office:value="0.333603818362917" calcext:value-type="percentage">
            <text:p>33,4%</text:p>
          </table:table-cell>
          <table:table-cell table:style-name="ce15" office:value-type="percentage" office:value="0.343518765412673" calcext:value-type="percentage">
            <text:p>34,4%</text:p>
          </table:table-cell>
          <table:table-cell table:style-name="ce15" office:value-type="percentage" office:value="0.333943516300603" calcext:value-type="percentage">
            <text:p>33,4%</text:p>
          </table:table-cell>
          <table:table-cell table:style-name="ce15" office:value-type="percentage" office:value="0.307924875026051" calcext:value-type="percentage">
            <text:p>30,8%</text:p>
          </table:table-cell>
          <table:table-cell table:style-name="ce15" office:value-type="percentage" office:value="0.314045433254554" calcext:value-type="percentage">
            <text:p>31,4%</text:p>
          </table:table-cell>
          <table:table-cell table:style-name="ce15" office:value-type="percentage" office:value="0.291168179610335" calcext:value-type="percentage">
            <text:p>29,1%</text:p>
          </table:table-cell>
          <table:table-cell table:style-name="ce15" office:value-type="percentage" office:value="0.256318606788388" calcext:value-type="percentage">
            <text:p>25,6%</text:p>
          </table:table-cell>
          <table:table-cell table:style-name="ce54" office:value-type="percentage" office:value="0.22902613630856" calcext:value-type="percentage">
            <text:p>22,9%</text:p>
          </table:table-cell>
          <table:table-cell table:style-name="ce15" office:value-type="percentage" office:value="0.0194005419790048" calcext:value-type="percentage">
            <text:p>1,9%</text:p>
          </table:table-cell>
          <table:table-cell table:style-name="ce15" office:value-type="percentage" office:value="0.0200674099173142" calcext:value-type="percentage">
            <text:p>2,0%</text:p>
          </table:table-cell>
          <table:table-cell table:style-name="ce15" office:value-type="percentage" office:value="0.0206479669653906" calcext:value-type="percentage">
            <text:p>2,1%</text:p>
          </table:table-cell>
          <table:table-cell table:style-name="ce15" office:value-type="percentage" office:value="0.0208033005497137" calcext:value-type="percentage">
            <text:p>2,1%</text:p>
          </table:table-cell>
          <table:table-cell table:style-name="ce15" office:value-type="percentage" office:value="0.0207767578383247" calcext:value-type="percentage">
            <text:p>2,1%</text:p>
          </table:table-cell>
          <table:table-cell table:style-name="ce15" office:value-type="percentage" office:value="0.0211422896184338" calcext:value-type="percentage">
            <text:p>2,1%</text:p>
          </table:table-cell>
          <table:table-cell table:style-name="ce15" office:value-type="percentage" office:value="0.0206882314820023" calcext:value-type="percentage">
            <text:p>2,1%</text:p>
          </table:table-cell>
          <table:table-cell table:style-name="ce15" office:value-type="percentage" office:value="0.0206715312052361" calcext:value-type="percentage">
            <text:p>2,1%</text:p>
          </table:table-cell>
          <table:table-cell table:style-name="ce15" office:value-type="percentage" office:value="0.0209186093867575" calcext:value-type="percentage">
            <text:p>2,1%</text:p>
          </table:table-cell>
          <table:table-cell table:style-name="ce15" office:value-type="percentage" office:value="0.0204503857654496" calcext:value-type="percentage">
            <text:p>2,0%</text:p>
          </table:table-cell>
          <table:table-cell table:style-name="ce15" office:value-type="percentage" office:value="0.0218598600533067" calcext:value-type="percentage">
            <text:p>2,2%</text:p>
          </table:table-cell>
          <table:table-cell table:style-name="ce15" office:value-type="percentage" office:value="0.0215426869362455" calcext:value-type="percentage">
            <text:p>2,2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6102.06482025404" calcext:value-type="float">
            <text:p><text:s/>6.102 </text:p>
          </table:table-cell>
          <table:table-cell table:style-name="ce13" office:value-type="float" office:value="7317.87578620635" calcext:value-type="float">
            <text:p><text:s/>7.318 </text:p>
          </table:table-cell>
          <table:table-cell table:style-name="ce13" office:value-type="float" office:value="8245.64291619661" calcext:value-type="float">
            <text:p><text:s/>8.246 </text:p>
          </table:table-cell>
          <table:table-cell table:style-name="ce13" office:value-type="float" office:value="9477.40234691689" calcext:value-type="float">
            <text:p><text:s/>9.477 </text:p>
          </table:table-cell>
          <table:table-cell table:style-name="ce13" office:value-type="float" office:value="10371.6648255216" calcext:value-type="float">
            <text:p><text:s/>10.372 </text:p>
          </table:table-cell>
          <table:table-cell table:style-name="ce13" office:value-type="float" office:value="11198.3968381253" calcext:value-type="float">
            <text:p><text:s/>11.198 </text:p>
          </table:table-cell>
          <table:table-cell table:style-name="ce13" office:value-type="float" office:value="11427.6855234025" calcext:value-type="float">
            <text:p><text:s/>11.428 </text:p>
          </table:table-cell>
          <table:table-cell table:style-name="ce13" office:value-type="float" office:value="12231.7546002454" calcext:value-type="float">
            <text:p><text:s/>12.232 </text:p>
          </table:table-cell>
          <table:table-cell table:style-name="ce13" office:value-type="float" office:value="12964.9616708771" calcext:value-type="float">
            <text:p><text:s/>12.965 </text:p>
          </table:table-cell>
          <table:table-cell table:style-name="ce13" office:value-type="float" office:value="13734.4478492662" calcext:value-type="float">
            <text:p><text:s/>13.734 </text:p>
          </table:table-cell>
          <table:table-cell table:style-name="ce13" office:value-type="float" office:value="14291.7803797957" calcext:value-type="float">
            <text:p><text:s/>14.292 </text:p>
          </table:table-cell>
          <table:table-cell table:style-name="ce13" office:value-type="float" office:value="15764.6975102414" calcext:value-type="float">
            <text:p><text:s/>15.765 </text:p>
          </table:table-cell>
          <table:table-cell table:style-name="ce14" office:value-type="percentage" office:value="0.0737993639308101" calcext:value-type="percentage">
            <text:p>7,4%</text:p>
          </table:table-cell>
          <table:table-cell table:style-name="ce15" office:value-type="percentage" office:value="0.0741345479998724" calcext:value-type="percentage">
            <text:p>7,4%</text:p>
          </table:table-cell>
          <table:table-cell table:style-name="ce15" office:value-type="percentage" office:value="0.0770038763712093" calcext:value-type="percentage">
            <text:p>7,7%</text:p>
          </table:table-cell>
          <table:table-cell table:style-name="ce15" office:value-type="percentage" office:value="0.0781803616405751" calcext:value-type="percentage">
            <text:p>7,8%</text:p>
          </table:table-cell>
          <table:table-cell table:style-name="ce15" office:value-type="percentage" office:value="0.0832497443692527" calcext:value-type="percentage">
            <text:p>8,3%</text:p>
          </table:table-cell>
          <table:table-cell table:style-name="ce15" office:value-type="percentage" office:value="0.0855495735316126" calcext:value-type="percentage">
            <text:p>8,6%</text:p>
          </table:table-cell>
          <table:table-cell table:style-name="ce15" office:value-type="percentage" office:value="0.0827448498024461" calcext:value-type="percentage">
            <text:p>8,3%</text:p>
          </table:table-cell>
          <table:table-cell table:style-name="ce15" office:value-type="percentage" office:value="0.0787964001125115" calcext:value-type="percentage">
            <text:p>7,9%</text:p>
          </table:table-cell>
          <table:table-cell table:style-name="ce15" office:value-type="percentage" office:value="0.0803532299205448" calcext:value-type="percentage">
            <text:p>8,0%</text:p>
          </table:table-cell>
          <table:table-cell table:style-name="ce15" office:value-type="percentage" office:value="0.0769967491223431" calcext:value-type="percentage">
            <text:p>7,7%</text:p>
          </table:table-cell>
          <table:table-cell table:style-name="ce15" office:value-type="percentage" office:value="0.0661853817930118" calcext:value-type="percentage">
            <text:p>6,6%</text:p>
          </table:table-cell>
          <table:table-cell table:style-name="ce54" office:value-type="percentage" office:value="0.059963480200847" calcext:value-type="percentage">
            <text:p>6,0%</text:p>
          </table:table-cell>
          <table:table-cell table:style-name="ce15" office:value-type="percentage" office:value="0.0178996049346711" calcext:value-type="percentage">
            <text:p>1,8%</text:p>
          </table:table-cell>
          <table:table-cell table:style-name="ce15" office:value-type="percentage" office:value="0.0186145810407003" calcext:value-type="percentage">
            <text:p>1,9%</text:p>
          </table:table-cell>
          <table:table-cell table:style-name="ce15" office:value-type="percentage" office:value="0.0190928377135686" calcext:value-type="percentage">
            <text:p>1,9%</text:p>
          </table:table-cell>
          <table:table-cell table:style-name="ce15" office:value-type="percentage" office:value="0.019601537833099" calcext:value-type="percentage">
            <text:p>2,0%</text:p>
          </table:table-cell>
          <table:table-cell table:style-name="ce15" office:value-type="percentage" office:value="0.0201407193287276" calcext:value-type="percentage">
            <text:p>2,0%</text:p>
          </table:table-cell>
          <table:table-cell table:style-name="ce15" office:value-type="percentage" office:value="0.0205410344590795" calcext:value-type="percentage">
            <text:p>2,1%</text:p>
          </table:table-cell>
          <table:table-cell table:style-name="ce15" office:value-type="percentage" office:value="0.0199385940067461" calcext:value-type="percentage">
            <text:p>2,0%</text:p>
          </table:table-cell>
          <table:table-cell table:style-name="ce15" office:value-type="percentage" office:value="0.0201119970670711" calcext:value-type="percentage">
            <text:p>2,0%</text:p>
          </table:table-cell>
          <table:table-cell table:style-name="ce15" office:value-type="percentage" office:value="0.0204664140982313" calcext:value-type="percentage">
            <text:p>2,0%</text:p>
          </table:table-cell>
          <table:table-cell table:style-name="ce15" office:value-type="percentage" office:value="0.0202576861344925" calcext:value-type="percentage">
            <text:p>2,0%</text:p>
          </table:table-cell>
          <table:table-cell table:style-name="ce15" office:value-type="percentage" office:value="0.0216416867506923" calcext:value-type="percentage">
            <text:p>2,2%</text:p>
          </table:table-cell>
          <table:table-cell table:style-name="ce15" office:value-type="percentage" office:value="0.0213141871658704" calcext:value-type="percentage">
            <text:p>2,1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7862.78426322754" calcext:value-type="float">
            <text:p><text:s/>7.863 </text:p>
          </table:table-cell>
          <table:table-cell table:style-name="ce19" office:value-type="float" office:value="8820.91834871654" calcext:value-type="float">
            <text:p><text:s/>8.821 </text:p>
          </table:table-cell>
          <table:table-cell table:style-name="ce19" office:value-type="float" office:value="10406.584564985" calcext:value-type="float">
            <text:p><text:s/>10.407 </text:p>
          </table:table-cell>
          <table:table-cell table:style-name="ce19" office:value-type="float" office:value="11531.8695749789" calcext:value-type="float">
            <text:p><text:s/>11.532 </text:p>
          </table:table-cell>
          <table:table-cell table:style-name="ce19" office:value-type="float" office:value="12404.3335651686" calcext:value-type="float">
            <text:p><text:s/>12.404 </text:p>
          </table:table-cell>
          <table:table-cell table:style-name="ce19" office:value-type="float" office:value="13357.4926741741" calcext:value-type="float">
            <text:p><text:s/>13.357 </text:p>
          </table:table-cell>
          <table:table-cell table:style-name="ce19" office:value-type="float" office:value="14080.9356951987" calcext:value-type="float">
            <text:p><text:s/>14.081 </text:p>
          </table:table-cell>
          <table:table-cell table:style-name="ce19" office:value-type="float" office:value="14636.5660756457" calcext:value-type="float">
            <text:p><text:s/>14.637 </text:p>
          </table:table-cell>
          <table:table-cell table:style-name="ce19" office:value-type="float" office:value="15846.195859836" calcext:value-type="float">
            <text:p><text:s/>15.846 </text:p>
          </table:table-cell>
          <table:table-cell table:style-name="ce19" office:value-type="float" office:value="18109.5233782479" calcext:value-type="float">
            <text:p><text:s/>18.110 </text:p>
          </table:table-cell>
          <table:table-cell table:style-name="ce19" office:value-type="float" office:value="19771.8444176894" calcext:value-type="float">
            <text:p><text:s/>19.772 </text:p>
          </table:table-cell>
          <table:table-cell table:style-name="ce19" office:value-type="float" office:value="25024.1603236538" calcext:value-type="float">
            <text:p><text:s/>25.024 </text:p>
          </table:table-cell>
          <table:table-cell table:style-name="ce20" office:value-type="percentage" office:value="0.0950937911090918" calcext:value-type="percentage">
            <text:p>9,5%</text:p>
          </table:table-cell>
          <table:table-cell table:style-name="ce21" office:value-type="percentage" office:value="0.0893612865031817" calcext:value-type="percentage">
            <text:p>8,9%</text:p>
          </table:table-cell>
          <table:table-cell table:style-name="ce21" office:value-type="percentage" office:value="0.0971843383751902" calcext:value-type="percentage">
            <text:p>9,7%</text:p>
          </table:table-cell>
          <table:table-cell table:style-name="ce21" office:value-type="percentage" office:value="0.0951279370403731" calcext:value-type="percentage">
            <text:p>9,5%</text:p>
          </table:table-cell>
          <table:table-cell table:style-name="ce21" office:value-type="percentage" office:value="0.0995652690038889" calcext:value-type="percentage">
            <text:p>10,0%</text:p>
          </table:table-cell>
          <table:table-cell table:style-name="ce21" office:value-type="percentage" office:value="0.10204387451575" calcext:value-type="percentage">
            <text:p>10,2%</text:p>
          </table:table-cell>
          <table:table-cell table:style-name="ce21" office:value-type="percentage" office:value="0.101956332871699" calcext:value-type="percentage">
            <text:p>10,2%</text:p>
          </table:table-cell>
          <table:table-cell table:style-name="ce21" office:value-type="percentage" office:value="0.0942880849446287" calcext:value-type="percentage">
            <text:p>9,4%</text:p>
          </table:table-cell>
          <table:table-cell table:style-name="ce21" office:value-type="percentage" office:value="0.098210318828135" calcext:value-type="percentage">
            <text:p>9,8%</text:p>
          </table:table-cell>
          <table:table-cell table:style-name="ce21" office:value-type="percentage" office:value="0.101523879487784" calcext:value-type="percentage">
            <text:p>10,2%</text:p>
          </table:table-cell>
          <table:table-cell table:style-name="ce21" office:value-type="percentage" office:value="0.0915636146625079" calcext:value-type="percentage">
            <text:p>9,2%</text:p>
          </table:table-cell>
          <table:table-cell table:style-name="ce55" office:value-type="percentage" office:value="0.095183287921346" calcext:value-type="percentage">
            <text:p>9,5%</text:p>
          </table:table-cell>
          <table:table-cell table:style-name="ce21" office:value-type="percentage" office:value="0.0125624653707531" calcext:value-type="percentage">
            <text:p>1,3%</text:p>
          </table:table-cell>
          <table:table-cell table:style-name="ce21" office:value-type="percentage" office:value="0.0126493795691005" calcext:value-type="percentage">
            <text:p>1,3%</text:p>
          </table:table-cell>
          <table:table-cell table:style-name="ce21" office:value-type="percentage" office:value="0.013594422191112" calcext:value-type="percentage">
            <text:p>1,4%</text:p>
          </table:table-cell>
          <table:table-cell table:style-name="ce21" office:value-type="percentage" office:value="0.0139289775745423" calcext:value-type="percentage">
            <text:p>1,4%</text:p>
          </table:table-cell>
          <table:table-cell table:style-name="ce21" office:value-type="percentage" office:value="0.0143844580749764" calcext:value-type="percentage">
            <text:p>1,4%</text:p>
          </table:table-cell>
          <table:table-cell table:style-name="ce21" office:value-type="percentage" office:value="0.0148592419631832" calcext:value-type="percentage">
            <text:p>1,5%</text:p>
          </table:table-cell>
          <table:table-cell table:style-name="ce21" office:value-type="percentage" office:value="0.0154672668203025" calcext:value-type="percentage">
            <text:p>1,5%</text:p>
          </table:table-cell>
          <table:table-cell table:style-name="ce21" office:value-type="percentage" office:value="0.0148838008922671" calcext:value-type="percentage">
            <text:p>1,5%</text:p>
          </table:table-cell>
          <table:table-cell table:style-name="ce21" office:value-type="percentage" office:value="0.0147111156022014" calcext:value-type="percentage">
            <text:p>1,5%</text:p>
          </table:table-cell>
          <table:table-cell table:style-name="ce21" office:value-type="percentage" office:value="0.0161185876668179" calcext:value-type="percentage">
            <text:p>1,6%</text:p>
          </table:table-cell>
          <table:table-cell table:style-name="ce21" office:value-type="percentage" office:value="0.0179572466830965" calcext:value-type="percentage">
            <text:p>1,8%</text:p>
          </table:table-cell>
          <table:table-cell table:style-name="ce21" office:value-type="percentage" office:value="0.0178858343895946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7163.15566601979" calcext:value-type="float">
            <text:p><text:s/>7.163 </text:p>
          </table:table-cell>
          <table:table-cell table:style-name="ce13" office:value-type="float" office:value="8169.43200151854" calcext:value-type="float">
            <text:p><text:s/>8.169 </text:p>
          </table:table-cell>
          <table:table-cell table:style-name="ce13" office:value-type="float" office:value="9728.82547022019" calcext:value-type="float">
            <text:p><text:s/>9.729 </text:p>
          </table:table-cell>
          <table:table-cell table:style-name="ce13" office:value-type="float" office:value="10828.1776717097" calcext:value-type="float">
            <text:p><text:s/>10.828 </text:p>
          </table:table-cell>
          <table:table-cell table:style-name="ce13" office:value-type="float" office:value="11583.3058915036" calcext:value-type="float">
            <text:p><text:s/>11.583 </text:p>
          </table:table-cell>
          <table:table-cell table:style-name="ce13" office:value-type="float" office:value="12587.0062467692" calcext:value-type="float">
            <text:p><text:s/>12.587 </text:p>
          </table:table-cell>
          <table:table-cell table:style-name="ce13" office:value-type="float" office:value="13279.1849635374" calcext:value-type="float">
            <text:p><text:s/>13.279 </text:p>
          </table:table-cell>
          <table:table-cell table:style-name="ce13" office:value-type="float" office:value="13583.3657124319" calcext:value-type="float">
            <text:p><text:s/>13.583 </text:p>
          </table:table-cell>
          <table:table-cell table:style-name="ce13" office:value-type="float" office:value="14460.4869337596" calcext:value-type="float">
            <text:p><text:s/>14.460 </text:p>
          </table:table-cell>
          <table:table-cell table:style-name="ce13" office:value-type="float" office:value="16467.7897140748" calcext:value-type="float">
            <text:p><text:s/>16.468 </text:p>
          </table:table-cell>
          <table:table-cell table:style-name="ce13" office:value-type="float" office:value="18021.9643361413" calcext:value-type="float">
            <text:p><text:s/>18.022 </text:p>
          </table:table-cell>
          <table:table-cell table:style-name="ce13" office:value-type="float" office:value="22807.7314562415" calcext:value-type="float">
            <text:p><text:s/>22.808 </text:p>
          </table:table-cell>
          <table:table-cell table:style-name="ce14" office:value-type="percentage" office:value="0.0866323691179063" calcext:value-type="percentage">
            <text:p>8,7%</text:p>
          </table:table-cell>
          <table:table-cell table:style-name="ce15" office:value-type="percentage" office:value="0.0827613321873884" calcext:value-type="percentage">
            <text:p>8,3%</text:p>
          </table:table-cell>
          <table:table-cell table:style-name="ce15" office:value-type="percentage" office:value="0.090854925608574" calcext:value-type="percentage">
            <text:p>9,1%</text:p>
          </table:table-cell>
          <table:table-cell table:style-name="ce15" office:value-type="percentage" office:value="0.0893230882572015" calcext:value-type="percentage">
            <text:p>8,9%</text:p>
          </table:table-cell>
          <table:table-cell table:style-name="ce15" office:value-type="percentage" office:value="0.0929751655728077" calcext:value-type="percentage">
            <text:p>9,3%</text:p>
          </table:table-cell>
          <table:table-cell table:style-name="ce15" office:value-type="percentage" office:value="0.0961577832984816" calcext:value-type="percentage">
            <text:p>9,6%</text:p>
          </table:table-cell>
          <table:table-cell table:style-name="ce15" office:value-type="percentage" office:value="0.0961510677780407" calcext:value-type="percentage">
            <text:p>9,6%</text:p>
          </table:table-cell>
          <table:table-cell table:style-name="ce15" office:value-type="percentage" office:value="0.0875034166831532" calcext:value-type="percentage">
            <text:p>8,8%</text:p>
          </table:table-cell>
          <table:table-cell table:style-name="ce15" office:value-type="percentage" office:value="0.0896220799450166" calcext:value-type="percentage">
            <text:p>9,0%</text:p>
          </table:table-cell>
          <table:table-cell table:style-name="ce15" office:value-type="percentage" office:value="0.0923201490973564" calcext:value-type="percentage">
            <text:p>9,2%</text:p>
          </table:table-cell>
          <table:table-cell table:style-name="ce15" office:value-type="percentage" office:value="0.0834599020240896" calcext:value-type="percentage">
            <text:p>8,3%</text:p>
          </table:table-cell>
          <table:table-cell table:style-name="ce54" office:value-type="percentage" office:value="0.0867527558149531" calcext:value-type="percentage">
            <text:p>8,7%</text:p>
          </table:table-cell>
          <table:table-cell table:style-name="ce15" office:value-type="percentage" office:value="0.0122865688851417" calcext:value-type="percentage">
            <text:p>1,2%</text:p>
          </table:table-cell>
          <table:table-cell table:style-name="ce15" office:value-type="percentage" office:value="0.0124549023457376" calcext:value-type="percentage">
            <text:p>1,2%</text:p>
          </table:table-cell>
          <table:table-cell table:style-name="ce15" office:value-type="percentage" office:value="0.0135028618561531" calcext:value-type="percentage">
            <text:p>1,4%</text:p>
          </table:table-cell>
          <table:table-cell table:style-name="ce15" office:value-type="percentage" office:value="0.0139204897998407" calcext:value-type="percentage">
            <text:p>1,4%</text:p>
          </table:table-cell>
          <table:table-cell table:style-name="ce15" office:value-type="percentage" office:value="0.0143674473714239" calcext:value-type="percentage">
            <text:p>1,4%</text:p>
          </table:table-cell>
          <table:table-cell table:style-name="ce15" office:value-type="percentage" office:value="0.0149812139773446" calcext:value-type="percentage">
            <text:p>1,5%</text:p>
          </table:table-cell>
          <table:table-cell table:style-name="ce15" office:value-type="percentage" office:value="0.0156316552955924" calcext:value-type="percentage">
            <text:p>1,6%</text:p>
          </table:table-cell>
          <table:table-cell table:style-name="ce15" office:value-type="percentage" office:value="0.0148687221348206" calcext:value-type="percentage">
            <text:p>1,5%</text:p>
          </table:table-cell>
          <table:table-cell table:style-name="ce15" office:value-type="percentage" office:value="0.0145625558879785" calcext:value-type="percentage">
            <text:p>1,5%</text:p>
          </table:table-cell>
          <table:table-cell table:style-name="ce15" office:value-type="percentage" office:value="0.0159502518909686" calcext:value-type="percentage">
            <text:p>1,6%</text:p>
          </table:table-cell>
          <table:table-cell table:style-name="ce15" office:value-type="percentage" office:value="0.0177615795794869" calcext:value-type="percentage">
            <text:p>1,8%</text:p>
          </table:table-cell>
          <table:table-cell table:style-name="ce15" office:value-type="percentage" office:value="0.017569506176316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699.628597207745" calcext:value-type="float">
            <text:p><text:s/>700 </text:p>
          </table:table-cell>
          <table:table-cell table:style-name="ce13" office:value-type="float" office:value="651.486347198006" calcext:value-type="float">
            <text:p><text:s/>651 </text:p>
          </table:table-cell>
          <table:table-cell table:style-name="ce13" office:value-type="float" office:value="677.759094764827" calcext:value-type="float">
            <text:p><text:s/>678 </text:p>
          </table:table-cell>
          <table:table-cell table:style-name="ce13" office:value-type="float" office:value="703.691903269163" calcext:value-type="float">
            <text:p><text:s/>704 </text:p>
          </table:table-cell>
          <table:table-cell table:style-name="ce13" office:value-type="float" office:value="821.027673664998" calcext:value-type="float">
            <text:p><text:s/>821 </text:p>
          </table:table-cell>
          <table:table-cell table:style-name="ce13" office:value-type="float" office:value="770.486427404847" calcext:value-type="float">
            <text:p><text:s/>770 </text:p>
          </table:table-cell>
          <table:table-cell table:style-name="ce13" office:value-type="float" office:value="801.750731661284" calcext:value-type="float">
            <text:p><text:s/>802 </text:p>
          </table:table-cell>
          <table:table-cell table:style-name="ce13" office:value-type="float" office:value="1053.20036321387" calcext:value-type="float">
            <text:p><text:s/>1.053 </text:p>
          </table:table-cell>
          <table:table-cell table:style-name="ce13" office:value-type="float" office:value="1385.70892607637" calcext:value-type="float">
            <text:p><text:s/>1.386 </text:p>
          </table:table-cell>
          <table:table-cell table:style-name="ce13" office:value-type="float" office:value="1641.73366417309" calcext:value-type="float">
            <text:p><text:s/>1.642 </text:p>
          </table:table-cell>
          <table:table-cell table:style-name="ce13" office:value-type="float" office:value="1749.88008154812" calcext:value-type="float">
            <text:p><text:s/>1.750 </text:p>
          </table:table-cell>
          <table:table-cell table:style-name="ce13" office:value-type="float" office:value="2216.42886741228" calcext:value-type="float">
            <text:p><text:s/>2.216 </text:p>
          </table:table-cell>
          <table:table-cell table:style-name="ce14" office:value-type="percentage" office:value="0.00846142199118543" calcext:value-type="percentage">
            <text:p>0,8%</text:p>
          </table:table-cell>
          <table:table-cell table:style-name="ce15" office:value-type="percentage" office:value="0.00659995431579334" calcext:value-type="percentage">
            <text:p>0,7%</text:p>
          </table:table-cell>
          <table:table-cell table:style-name="ce15" office:value-type="percentage" office:value="0.00632941276661622" calcext:value-type="percentage">
            <text:p>0,6%</text:p>
          </table:table-cell>
          <table:table-cell table:style-name="ce15" office:value-type="percentage" office:value="0.00580484878317155" calcext:value-type="percentage">
            <text:p>0,6%</text:p>
          </table:table-cell>
          <table:table-cell table:style-name="ce15" office:value-type="percentage" office:value="0.00659010343108115" calcext:value-type="percentage">
            <text:p>0,7%</text:p>
          </table:table-cell>
          <table:table-cell table:style-name="ce15" office:value-type="percentage" office:value="0.00588609121726885" calcext:value-type="percentage">
            <text:p>0,6%</text:p>
          </table:table-cell>
          <table:table-cell table:style-name="ce15" office:value-type="percentage" office:value="0.00580526509365843" calcext:value-type="percentage">
            <text:p>0,6%</text:p>
          </table:table-cell>
          <table:table-cell table:style-name="ce15" office:value-type="percentage" office:value="0.00678466826147553" calcext:value-type="percentage">
            <text:p>0,7%</text:p>
          </table:table-cell>
          <table:table-cell table:style-name="ce15" office:value-type="percentage" office:value="0.00858823888311838" calcext:value-type="percentage">
            <text:p>0,9%</text:p>
          </table:table-cell>
          <table:table-cell table:style-name="ce15" office:value-type="percentage" office:value="0.00920373039042805" calcext:value-type="percentage">
            <text:p>0,9%</text:p>
          </table:table-cell>
          <table:table-cell table:style-name="ce15" office:value-type="percentage" office:value="0.00810371263841827" calcext:value-type="percentage">
            <text:p>0,8%</text:p>
          </table:table-cell>
          <table:table-cell table:style-name="ce54" office:value-type="percentage" office:value="0.00843053210639288" calcext:value-type="percentage">
            <text:p>0,8%</text:p>
          </table:table-cell>
          <table:table-cell table:style-name="ce15" office:value-type="percentage" office:value="0.0163129219643664" calcext:value-type="percentage">
            <text:p>1,6%</text:p>
          </table:table-cell>
          <table:table-cell table:style-name="ce15" office:value-type="percentage" office:value="0.0157291664984188" calcext:value-type="percentage">
            <text:p>1,6%</text:p>
          </table:table-cell>
          <table:table-cell table:style-name="ce15" office:value-type="percentage" office:value="0.0150603091963831" calcext:value-type="percentage">
            <text:p>1,5%</text:p>
          </table:table-cell>
          <table:table-cell table:style-name="ce15" office:value-type="percentage" office:value="0.0140609020355106" calcext:value-type="percentage">
            <text:p>1,4%</text:p>
          </table:table-cell>
          <table:table-cell table:style-name="ce15" office:value-type="percentage" office:value="0.014628816079841" calcext:value-type="percentage">
            <text:p>1,5%</text:p>
          </table:table-cell>
          <table:table-cell table:style-name="ce15" office:value-type="percentage" office:value="0.0131148858262242" calcext:value-type="percentage">
            <text:p>1,3%</text:p>
          </table:table-cell>
          <table:table-cell table:style-name="ce15" office:value-type="percentage" office:value="0.0131728235354443" calcext:value-type="percentage">
            <text:p>1,3%</text:p>
          </table:table-cell>
          <table:table-cell table:style-name="ce15" office:value-type="percentage" office:value="0.0150810522254119" calcext:value-type="percentage">
            <text:p>1,5%</text:p>
          </table:table-cell>
          <table:table-cell table:style-name="ce15" office:value-type="percentage" office:value="0.0164638032254491" calcext:value-type="percentage">
            <text:p>1,6%</text:p>
          </table:table-cell>
          <table:table-cell table:style-name="ce15" office:value-type="percentage" office:value="0.0180269642825168" calcext:value-type="percentage">
            <text:p>1,8%</text:p>
          </table:table-cell>
          <table:table-cell table:style-name="ce15" office:value-type="percentage" office:value="0.0202553516170448" calcext:value-type="percentage">
            <text:p>2,0%</text:p>
          </table:table-cell>
          <table:table-cell table:style-name="ce15" office:value-type="percentage" office:value="0.0219530998535318" calcext:value-type="percentage">
            <text:p>2,2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43939.6474506416" calcext:value-type="float">
            <text:p><text:s/>43.940 </text:p>
          </table:table-cell>
          <table:table-cell table:style-name="ce19" office:value-type="float" office:value="53400.8509683394" calcext:value-type="float">
            <text:p><text:s/>53.401 </text:p>
          </table:table-cell>
          <table:table-cell table:style-name="ce19" office:value-type="float" office:value="54834.7622030305" calcext:value-type="float">
            <text:p><text:s/>54.835 </text:p>
          </table:table-cell>
          <table:table-cell table:style-name="ce19" office:value-type="float" office:value="62307.5923822036" calcext:value-type="float">
            <text:p><text:s/>62.308 </text:p>
          </table:table-cell>
          <table:table-cell table:style-name="ce19" office:value-type="float" office:value="60246.9332628988" calcext:value-type="float">
            <text:p><text:s/>60.247 </text:p>
          </table:table-cell>
          <table:table-cell table:style-name="ce19" office:value-type="float" office:value="61377.1792127567" calcext:value-type="float">
            <text:p><text:s/>61.377 </text:p>
          </table:table-cell>
          <table:table-cell table:style-name="ce19" office:value-type="float" office:value="66478.7840968043" calcext:value-type="float">
            <text:p><text:s/>66.479 </text:p>
          </table:table-cell>
          <table:table-cell table:style-name="ce19" office:value-type="float" office:value="80564.1645839448" calcext:value-type="float">
            <text:p><text:s/>80.564 </text:p>
          </table:table-cell>
          <table:table-cell table:style-name="ce19" office:value-type="float" office:value="81867.3388360389" calcext:value-type="float">
            <text:p><text:s/>81.867 </text:p>
          </table:table-cell>
          <table:table-cell table:style-name="ce19" office:value-type="float" office:value="94595.3107163676" calcext:value-type="float">
            <text:p><text:s/>94.595 </text:p>
          </table:table-cell>
          <table:table-cell table:style-name="ce19" office:value-type="float" office:value="126523.665875862" calcext:value-type="float">
            <text:p><text:s/>126.524 </text:p>
          </table:table-cell>
          <table:table-cell table:style-name="ce19" office:value-type="float" office:value="161904.009702935" calcext:value-type="float">
            <text:p><text:s/>161.904 </text:p>
          </table:table-cell>
          <table:table-cell table:style-name="ce20" office:value-type="percentage" office:value="0.531413239406787" calcext:value-type="percentage">
            <text:p>53,1%</text:p>
          </table:table-cell>
          <table:table-cell table:style-name="ce21" office:value-type="percentage" office:value="0.540983212205996" calcext:value-type="percentage">
            <text:p>54,1%</text:p>
          </table:table-cell>
          <table:table-cell table:style-name="ce21" office:value-type="percentage" office:value="0.512087328112735" calcext:value-type="percentage">
            <text:p>51,2%</text:p>
          </table:table-cell>
          <table:table-cell table:style-name="ce21" office:value-type="percentage" office:value="0.513983676864673" calcext:value-type="percentage">
            <text:p>51,4%</text:p>
          </table:table-cell>
          <table:table-cell table:style-name="ce21" office:value-type="percentage" office:value="0.483581168263942" calcext:value-type="percentage">
            <text:p>48,4%</text:p>
          </table:table-cell>
          <table:table-cell table:style-name="ce21" office:value-type="percentage" office:value="0.468887786539964" calcext:value-type="percentage">
            <text:p>46,9%</text:p>
          </table:table-cell>
          <table:table-cell table:style-name="ce21" office:value-type="percentage" office:value="0.481355301025252" calcext:value-type="percentage">
            <text:p>48,1%</text:p>
          </table:table-cell>
          <table:table-cell table:style-name="ce21" office:value-type="percentage" office:value="0.518990639916809" calcext:value-type="percentage">
            <text:p>51,9%</text:p>
          </table:table-cell>
          <table:table-cell table:style-name="ce21" office:value-type="percentage" office:value="0.507391017996766" calcext:value-type="percentage">
            <text:p>50,7%</text:p>
          </table:table-cell>
          <table:table-cell table:style-name="ce21" office:value-type="percentage" office:value="0.530311191779537" calcext:value-type="percentage">
            <text:p>53,0%</text:p>
          </table:table-cell>
          <table:table-cell table:style-name="ce21" office:value-type="percentage" office:value="0.585932396756092" calcext:value-type="percentage">
            <text:p>58,6%</text:p>
          </table:table-cell>
          <table:table-cell table:style-name="ce55" office:value-type="percentage" office:value="0.615827095569247" calcext:value-type="percentage">
            <text:p>61,6%</text:p>
          </table:table-cell>
          <table:table-cell table:style-name="ce21" office:value-type="percentage" office:value="0.0267637132852641" calcext:value-type="percentage">
            <text:p>2,7%</text:p>
          </table:table-cell>
          <table:table-cell table:style-name="ce21" office:value-type="percentage" office:value="0.0291447839409011" calcext:value-type="percentage">
            <text:p>2,9%</text:p>
          </table:table-cell>
          <table:table-cell table:style-name="ce21" office:value-type="percentage" office:value="0.0275495915915633" calcext:value-type="percentage">
            <text:p>2,8%</text:p>
          </table:table-cell>
          <table:table-cell table:style-name="ce21" office:value-type="percentage" office:value="0.028347390370706" calcext:value-type="percentage">
            <text:p>2,8%</text:p>
          </table:table-cell>
          <table:table-cell table:style-name="ce21" office:value-type="percentage" office:value="0.0250899152825137" calcext:value-type="percentage">
            <text:p>2,5%</text:p>
          </table:table-cell>
          <table:table-cell table:style-name="ce21" office:value-type="percentage" office:value="0.0253119305637489" calcext:value-type="percentage">
            <text:p>2,5%</text:p>
          </table:table-cell>
          <table:table-cell table:style-name="ce21" office:value-type="percentage" office:value="0.0260036033708314" calcext:value-type="percentage">
            <text:p>2,6%</text:p>
          </table:table-cell>
          <table:table-cell table:style-name="ce56" office:value-type="percentage" office:value="0.030043845705807" calcext:value-type="percentage">
            <text:p>3,0%</text:p>
          </table:table-cell>
          <table:table-cell table:style-name="ce56" office:value-type="percentage" office:value="0.0285131839315268" calcext:value-type="percentage">
            <text:p>2,9%</text:p>
          </table:table-cell>
          <table:table-cell table:style-name="ce56" office:value-type="percentage" office:value="0.0310358891472904" calcext:value-type="percentage">
            <text:p>3,1%</text:p>
          </table:table-cell>
          <table:table-cell table:style-name="ce56" office:value-type="percentage" office:value="0.0381531727327495" calcext:value-type="percentage">
            <text:p>3,8%</text:p>
          </table:table-cell>
          <table:table-cell table:style-name="ce56" office:value-type="percentage" office:value="0.0396980302033317" calcext:value-type="percentage">
            <text:p>4,0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82684.5177957763" calcext:value-type="float">
            <text:p><text:s/>82.685 </text:p>
          </table:table-cell>
          <table:table-cell table:style-name="ce27" office:value-type="float" office:value="98710.7358666157" calcext:value-type="float">
            <text:p><text:s/>98.711 </text:p>
          </table:table-cell>
          <table:table-cell table:style-name="ce27" office:value-type="float" office:value="107080.880921464" calcext:value-type="float">
            <text:p><text:s/>107.081 </text:p>
          </table:table-cell>
          <table:table-cell table:style-name="ce27" office:value-type="float" office:value="121224.846598793" calcext:value-type="float">
            <text:p><text:s/>121.225 </text:p>
          </table:table-cell>
          <table:table-cell table:style-name="ce27" office:value-type="float" office:value="124584.945024194" calcext:value-type="float">
            <text:p><text:s/>124.585 </text:p>
          </table:table-cell>
          <table:table-cell table:style-name="ce27" office:value-type="float" office:value="130899.505115443" calcext:value-type="float">
            <text:p><text:s/>130.900 </text:p>
          </table:table-cell>
          <table:table-cell table:style-name="ce27" office:value-type="float" office:value="138107.514252381" calcext:value-type="float">
            <text:p><text:s/>138.108 </text:p>
          </table:table-cell>
          <table:table-cell table:style-name="ce27" office:value-type="float" office:value="155232.40379992" calcext:value-type="float">
            <text:p><text:s/>155.232 </text:p>
          </table:table-cell>
          <table:table-cell table:style-name="ce27" office:value-type="float" office:value="161349.602047076" calcext:value-type="float">
            <text:p><text:s/>161.350 </text:p>
          </table:table-cell>
          <table:table-cell table:style-name="ce27" office:value-type="float" office:value="178376.983519694" calcext:value-type="float">
            <text:p><text:s/>178.377 </text:p>
          </table:table-cell>
          <table:table-cell table:style-name="ce27" office:value-type="float" office:value="215935.603793778" calcext:value-type="float">
            <text:p><text:s/>215.936 </text:p>
          </table:table-cell>
          <table:table-cell table:style-name="ce27" office:value-type="float" office:value="262904.979121254" calcext:value-type="float">
            <text:p><text:s/>262.905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212783770940483" calcext:value-type="percentage">
            <text:p>2,1%</text:p>
          </table:table-cell>
          <table:table-cell table:style-name="ce29" office:value-type="percentage" office:value="0.0225553290061552" calcext:value-type="percentage">
            <text:p>2,3%</text:p>
          </table:table-cell>
          <table:table-cell table:style-name="ce29" office:value-type="percentage" office:value="0.0222401284636128" calcext:value-type="percentage">
            <text:p>2,2%</text:p>
          </table:table-cell>
          <table:table-cell table:style-name="ce29" office:value-type="percentage" office:value="0.0227369674360684" calcext:value-type="percentage">
            <text:p>2,3%</text:p>
          </table:table-cell>
          <table:table-cell table:style-name="ce29" office:value-type="percentage" office:value="0.0215583947069721" calcext:value-type="percentage">
            <text:p>2,2%</text:p>
          </table:table-cell>
          <table:table-cell table:style-name="ce29" office:value-type="percentage" office:value="0.0218319138280667" calcext:value-type="percentage">
            <text:p>2,2%</text:p>
          </table:table-cell>
          <table:table-cell table:style-name="ce29" office:value-type="percentage" office:value="0.0220290777978727" calcext:value-type="percentage">
            <text:p>2,2%</text:p>
          </table:table-cell>
          <table:table-cell table:style-name="ce58" office:value-type="percentage" office:value="0.0235719229838739" calcext:value-type="percentage">
            <text:p>2,4%</text:p>
          </table:table-cell>
          <table:table-cell table:style-name="ce58" office:value-type="percentage" office:value="0.023036315523499" calcext:value-type="percentage">
            <text:p>2,3%</text:p>
          </table:table-cell>
          <table:table-cell table:style-name="ce58" office:value-type="percentage" office:value="0.0241404548815949" calcext:value-type="percentage">
            <text:p>2,4%</text:p>
          </table:table-cell>
          <table:table-cell table:style-name="ce58" office:value-type="percentage" office:value="0.0283767463367307" calcext:value-type="percentage">
            <text:p>2,8%</text:p>
          </table:table-cell>
          <table:table-cell table:style-name="ce58" office:value-type="percentage" office:value="0.0291723076624019" calcext:value-type="percentage">
            <text:p>2,9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82684.5177957763" calcext:value-type="float">
            <text:p><text:s/>82.685 </text:p>
          </table:table-cell>
          <table:table-cell table:style-name="ce32" office:value-type="float" office:value="98710.7358666158" calcext:value-type="float">
            <text:p><text:s/>98.711 </text:p>
          </table:table-cell>
          <table:table-cell table:style-name="ce32" office:value-type="float" office:value="107080.880921464" calcext:value-type="float">
            <text:p><text:s/>107.081 </text:p>
          </table:table-cell>
          <table:table-cell table:style-name="ce32" office:value-type="float" office:value="121224.846598793" calcext:value-type="float">
            <text:p><text:s/>121.225 </text:p>
          </table:table-cell>
          <table:table-cell table:style-name="ce32" office:value-type="float" office:value="124584.945024194" calcext:value-type="float">
            <text:p><text:s/>124.585 </text:p>
          </table:table-cell>
          <table:table-cell table:style-name="ce32" office:value-type="float" office:value="130899.505115443" calcext:value-type="float">
            <text:p><text:s/>130.900 </text:p>
          </table:table-cell>
          <table:table-cell table:style-name="ce32" office:value-type="float" office:value="138107.514252381" calcext:value-type="float">
            <text:p><text:s/>138.108 </text:p>
          </table:table-cell>
          <table:table-cell table:style-name="ce32" office:value-type="float" office:value="155232.403799919" calcext:value-type="float">
            <text:p><text:s/>155.232 </text:p>
          </table:table-cell>
          <table:table-cell table:style-name="ce32" office:value-type="float" office:value="161349.602047076" calcext:value-type="float">
            <text:p><text:s/>161.350 </text:p>
          </table:table-cell>
          <table:table-cell table:style-name="ce32" office:value-type="float" office:value="178376.983519694" calcext:value-type="float">
            <text:p><text:s/>178.377 </text:p>
          </table:table-cell>
          <table:table-cell table:style-name="ce32" office:value-type="float" office:value="215935.603793778" calcext:value-type="float">
            <text:p><text:s/>215.936 </text:p>
          </table:table-cell>
          <table:table-cell table:style-name="ce32" office:value-type="float" office:value="262904.979121254" calcext:value-type="float">
            <text:p><text:s/>262.905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1"/>
          <table:table-cell table:style-name="ce42" table:formula="of:=[.M10]/[.$M$18]" office:value-type="percentage" office:value="0.913247244185047" calcext:value-type="percentage">
            <text:p>91,3%</text:p>
          </table:table-cell>
          <table:table-cell table:style-name="ce41" table:formula="of:=[.Y10]-[.Y21]" office:value-type="float" office:value="0" calcext:value-type="float">
            <text:p><text:s/>-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 table:formula="of:=[.M11]/[.$M$18]" office:value-type="percentage" office:value="0.288989616509407" calcext:value-type="percentage">
            <text:p>28,9%</text:p>
          </table:table-cell>
          <table:table-cell table:style-name="ce41" table:formula="of:=[.Y11]-[.Y22]" office:value-type="float" office:value="0" calcext:value-type="float">
            <text:p><text:s/>-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 table:formula="of:=[.M12]/[.$M$18]" office:value-type="percentage" office:value="0.22902613630856" calcext:value-type="percentage">
            <text:p>22,9%</text:p>
          </table:table-cell>
          <table:table-cell table:style-name="ce41" table:formula="of:=[.Y12]-[.Y23]" office:value-type="float" office:value="0" calcext:value-type="float">
            <text:p><text:s/>-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 table:formula="of:=[.M13]/[.$M$18]" office:value-type="percentage" office:value="0.059963480200847" calcext:value-type="percentage">
            <text:p>6,0%</text:p>
          </table:table-cell>
          <table:table-cell table:style-name="ce41" table:formula="of:=[.Y13]-[.Y24]" office:value-type="float" office:value="0" calcext:value-type="float">
            <text:p><text:s/>-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 table:formula="of:=[.M14]/[.$M$18]" office:value-type="percentage" office:value="0.095183287921346" calcext:value-type="percentage">
            <text:p>9,5%</text:p>
          </table:table-cell>
          <table:table-cell table:style-name="ce41" table:formula="of:=[.Y14]-[.Y25]" office:value-type="float" office:value="0" calcext:value-type="float">
            <text:p><text:s/>-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 table:formula="of:=[.M15]/[.$M$18]" office:value-type="percentage" office:value="0.0867527558149531" calcext:value-type="percentage">
            <text:p>8,7%</text:p>
          </table:table-cell>
          <table:table-cell table:style-name="ce41" table:formula="of:=[.Y15]-[.Y26]" office:value-type="float" office:value="0" calcext:value-type="float">
            <text:p><text:s/>-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 table:formula="of:=[.M16]/[.$M$18]" office:value-type="percentage" office:value="0.00843053210639288" calcext:value-type="percentage">
            <text:p>0,8%</text:p>
          </table:table-cell>
          <table:table-cell table:style-name="ce41" table:formula="of:=[.Y16]-[.Y27]" office:value-type="float" office:value="0" calcext:value-type="float">
            <text:p><text:s/>-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 table:formula="of:=[.M17]/[.$M$18]" office:value-type="percentage" office:value="0.615827095569247" calcext:value-type="percentage">
            <text:p>61,6%</text:p>
          </table:table-cell>
          <table:table-cell table:style-name="ce41" table:formula="of:=[.Y17]-[.Y28]" office:value-type="float" office:value="0" calcext:value-type="float">
            <text:p><text:s/>-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 table:formula="of:=[.M18]/[.$M$18]" office:value-type="percentage" office:value="1" calcext:value-type="percentage">
            <text:p>100,0%</text:p>
          </table:table-cell>
          <table:table-cell table:style-name="ce41" table:formula="of:=[.Y18]-[.Y29]" office:value-type="float" office:value="0" calcext:value-type="float">
            <text:p><text:s/>- </text:p>
          </table:table-cell>
          <table:table-cell table:number-columns-repeated="16358"/>
        </table:table-row>
        <table:table-row table:style-name="ro8" table:number-rows-repeated="3">
          <table:table-cell table:number-columns-repeated="24"/>
          <table:table-cell table:style-name="ce42"/>
          <table:table-cell table:style-name="ce41"/>
          <table:table-cell table:number-columns-repeated="16358"/>
        </table:table-row>
        <table:table-row table:style-name="ro11" table:number-rows-repeated="1048543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8" table:style-name="ta2">
        <table:table-column table:style-name="co5" table:default-cell-style-name="ce67"/>
        <table:table-column table:style-name="co7" table:number-columns-repeated="2" table:default-cell-style-name="ce67"/>
        <table:table-column table:style-name="co11" table:default-cell-style-name="ce67"/>
        <table:table-column table:style-name="co11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6" table:number-rows-spanned="1">
            <text:p>CONTAS REGIONAIS DO BRASIL - 2010-2021</text:p>
          </table:table-cell>
          <table:covered-table-cell table:number-columns-repeated="35"/>
          <table:table-cell table:number-columns-repeated="16348"/>
        </table:table-row>
        <table:table-row table:style-name="ro6">
          <table:table-cell table:style-name="ce45" office:value-type="string" calcext:value-type="string" table:number-columns-spanned="36" table:number-rows-spanned="1">
            <text:p>Ano de referência 2010</text:p>
          </table:table-cell>
          <table:covered-table-cell table:number-columns-repeated="35"/>
          <table:table-cell table:number-columns-repeated="16348"/>
        </table:table-row>
        <table:table-row table:style-name="ro12">
          <table:table-cell table:style-name="ce46" office:value-type="string" calcext:value-type="string" table:number-columns-spanned="36" table:number-rows-spanned="1">
            <text:p>Componentes do PIB sob a ótica da renda em valores correntes </text:p>
          </table:table-cell>
          <table:covered-table-cell table:number-columns-repeated="35"/>
          <table:table-cell table:number-columns-repeated="16348"/>
        </table:table-row>
        <table:table-row table:style-name="ro12">
          <table:table-cell table:style-name="ce46" office:value-type="string" calcext:value-type="string" table:number-columns-spanned="36" table:number-rows-spanned="1">
            <text:p>Participação dos componentes do <text:s/>PIB sobre o PIB da UF</text:p>
          </table:table-cell>
          <table:covered-table-cell table:number-columns-repeated="35"/>
          <table:table-cell table:number-columns-repeated="16348"/>
        </table:table-row>
        <table:table-row table:style-name="ro12">
          <table:table-cell table:style-name="ce46" office:value-type="string" calcext:value-type="string" table:number-columns-spanned="36" table:number-rows-spanned="1">
            <text:p>Participação dos componentes do <text:s/>PIB da UF sobre os componentes do PIB Brasil</text:p>
          </table:table-cell>
          <table:covered-table-cell table:number-columns-repeated="35"/>
          <table:table-cell table:number-columns-repeated="16348"/>
        </table:table-row>
        <table:table-row table:style-name="ro12">
          <table:table-cell table:style-name="ce45" office:value-type="string" calcext:value-type="string" table:number-columns-spanned="36" table:number-rows-spanned="1">
            <text:p>Produto Interno Bruto (Ótica da Renda e Ótica da Produção)</text:p>
          </table:table-cell>
          <table:covered-table-cell table:number-columns-repeated="35"/>
          <table:table-cell table:number-columns-repeated="16348"/>
        </table:table-row>
        <table:table-row table:style-name="ro9">
          <table:table-cell table:style-name="ce48" office:value-type="string" calcext:value-type="string" table:number-columns-spanned="36" table:number-rows-spanned="1">
            <text:p>Amapá</text:p>
          </table:table-cell>
          <table:covered-table-cell table:number-columns-repeated="35"/>
          <table:table-cell table:number-columns-repeated="16348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1" office:value-type="string" calcext:value-type="string" table:number-columns-spanned="11" table:number-rows-spanned="1">
            <text:p>Valores correntes (1 000 000 R$)</text:p>
          </table:table-cell>
          <table:covered-table-cell table:number-columns-repeated="10"/>
          <table:table-cell table:style-name="ce62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7601.71463787016" calcext:value-type="float">
            <text:p><text:s/>7.602 </text:p>
          </table:table-cell>
          <table:table-cell table:style-name="ce13" office:value-type="float" office:value="8716.74575771656" calcext:value-type="float">
            <text:p><text:s/>8.717 </text:p>
          </table:table-cell>
          <table:table-cell table:style-name="ce13" office:value-type="float" office:value="10250.577561462" calcext:value-type="float">
            <text:p><text:s/>10.251 </text:p>
          </table:table-cell>
          <table:table-cell table:style-name="ce13" office:value-type="float" office:value="11756.0752116" calcext:value-type="float">
            <text:p><text:s/>11.756 </text:p>
          </table:table-cell>
          <table:table-cell table:style-name="ce13" office:value-type="float" office:value="12372.4379456689" calcext:value-type="float">
            <text:p><text:s/>12.372 </text:p>
          </table:table-cell>
          <table:table-cell table:style-name="ce13" office:value-type="float" office:value="12890.8006522667" calcext:value-type="float">
            <text:p><text:s/>12.891 </text:p>
          </table:table-cell>
          <table:table-cell table:style-name="ce13" office:value-type="float" office:value="13468.6237972646" calcext:value-type="float">
            <text:p><text:s/>13.469 </text:p>
          </table:table-cell>
          <table:table-cell table:style-name="ce13" office:value-type="float" office:value="14472.5896001464" calcext:value-type="float">
            <text:p><text:s/>14.473 </text:p>
          </table:table-cell>
          <table:table-cell table:style-name="ce13" office:value-type="float" office:value="15665.0177824134" calcext:value-type="float">
            <text:p><text:s/>15.665 </text:p>
          </table:table-cell>
          <table:table-cell table:style-name="ce13" office:value-type="float" office:value="16324.1993034474" calcext:value-type="float">
            <text:p><text:s/>16.324 </text:p>
          </table:table-cell>
          <table:table-cell table:style-name="ce13" office:value-type="float" office:value="17212.1179559865" calcext:value-type="float">
            <text:p><text:s/>17.212 </text:p>
          </table:table-cell>
          <table:table-cell table:style-name="ce13" office:value-type="float" office:value="18505.4455211684" calcext:value-type="float">
            <text:p><text:s/>18.505 </text:p>
          </table:table-cell>
          <table:table-cell table:style-name="ce14" office:value-type="percentage" office:value="0.922785079653073" calcext:value-type="percentage">
            <text:p>92,3%</text:p>
          </table:table-cell>
          <table:table-cell table:style-name="ce15" office:value-type="percentage" office:value="0.926403921658061" calcext:value-type="percentage">
            <text:p>92,6%</text:p>
          </table:table-cell>
          <table:table-cell table:style-name="ce15" office:value-type="percentage" office:value="0.920914500399971" calcext:value-type="percentage">
            <text:p>92,1%</text:p>
          </table:table-cell>
          <table:table-cell table:style-name="ce15" office:value-type="percentage" office:value="0.921070858725463" calcext:value-type="percentage">
            <text:p>92,1%</text:p>
          </table:table-cell>
          <table:table-cell table:style-name="ce15" office:value-type="percentage" office:value="0.923296724398702" calcext:value-type="percentage">
            <text:p>92,3%</text:p>
          </table:table-cell>
          <table:table-cell table:style-name="ce15" office:value-type="percentage" office:value="0.929985420375854" calcext:value-type="percentage">
            <text:p>93,0%</text:p>
          </table:table-cell>
          <table:table-cell table:style-name="ce15" office:value-type="percentage" office:value="0.939094752664587" calcext:value-type="percentage">
            <text:p>93,9%</text:p>
          </table:table-cell>
          <table:table-cell table:style-name="ce15" office:value-type="percentage" office:value="0.934806568829739" calcext:value-type="percentage">
            <text:p>93,5%</text:p>
          </table:table-cell>
          <table:table-cell table:style-name="ce15" office:value-type="percentage" office:value="0.932707652442024" calcext:value-type="percentage">
            <text:p>93,3%</text:p>
          </table:table-cell>
          <table:table-cell table:style-name="ce15" office:value-type="percentage" office:value="0.93298939923972" calcext:value-type="percentage">
            <text:p>93,3%</text:p>
          </table:table-cell>
          <table:table-cell table:style-name="ce15" office:value-type="percentage" office:value="0.931940616414831" calcext:value-type="percentage">
            <text:p>93,2%</text:p>
          </table:table-cell>
          <table:table-cell table:style-name="ce15" office:value-type="percentage" office:value="0.920675778407025" calcext:value-type="percentage">
            <text:p>92,1%</text:p>
          </table:table-cell>
          <table:table-cell table:style-name="ce15" office:value-type="percentage" office:value="0.00230156914590782" calcext:value-type="percentage">
            <text:p>0,2%</text:p>
          </table:table-cell>
          <table:table-cell table:style-name="ce15" office:value-type="percentage" office:value="0.00234292087935247" calcext:value-type="percentage">
            <text:p>0,2%</text:p>
          </table:table-cell>
          <table:table-cell table:style-name="ce15" office:value-type="percentage" office:value="0.0025036465845131" calcext:value-type="percentage">
            <text:p>0,3%</text:p>
          </table:table-cell>
          <table:table-cell table:style-name="ce15" office:value-type="percentage" office:value="0.00258161941156316" calcext:value-type="percentage">
            <text:p>0,3%</text:p>
          </table:table-cell>
          <table:table-cell table:style-name="ce15" office:value-type="percentage" office:value="0.00248805545313078" calcext:value-type="percentage">
            <text:p>0,2%</text:p>
          </table:table-cell>
          <table:table-cell table:style-name="ce15" office:value-type="percentage" office:value="0.00250034877646014" calcext:value-type="percentage">
            <text:p>0,3%</text:p>
          </table:table-cell>
          <table:table-cell table:style-name="ce15" office:value-type="percentage" office:value="0.00248506755337438" calcext:value-type="percentage">
            <text:p>0,2%</text:p>
          </table:table-cell>
          <table:table-cell table:style-name="ce15" office:value-type="percentage" office:value="0.00255161819814756" calcext:value-type="percentage">
            <text:p>0,3%</text:p>
          </table:table-cell>
          <table:table-cell table:style-name="ce15" office:value-type="percentage" office:value="0.00260599349249535" calcext:value-type="percentage">
            <text:p>0,3%</text:p>
          </table:table-cell>
          <table:table-cell table:style-name="ce15" office:value-type="percentage" office:value="0.00256803693615216" calcext:value-type="percentage">
            <text:p>0,3%</text:p>
          </table:table-cell>
          <table:table-cell table:style-name="ce15" office:value-type="percentage" office:value="0.00260989876870492" calcext:value-type="percentage">
            <text:p>0,3%</text:p>
          </table:table-cell>
          <table:table-cell table:style-name="ce15" office:value-type="percentage" office:value="0.00239894320976298" calcext:value-type="percentage">
            <text:p>0,2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4936.02878781822" calcext:value-type="float">
            <text:p><text:s/>4.936 </text:p>
          </table:table-cell>
          <table:table-cell table:style-name="ce19" office:value-type="float" office:value="5532.46569372383" calcext:value-type="float">
            <text:p><text:s/>5.532 </text:p>
          </table:table-cell>
          <table:table-cell table:style-name="ce19" office:value-type="float" office:value="6324.1476878832" calcext:value-type="float">
            <text:p><text:s/>6.324 </text:p>
          </table:table-cell>
          <table:table-cell table:style-name="ce19" office:value-type="float" office:value="7217.44819540594" calcext:value-type="float">
            <text:p><text:s/>7.217 </text:p>
          </table:table-cell>
          <table:table-cell table:style-name="ce19" office:value-type="float" office:value="7832.9295099472" calcext:value-type="float">
            <text:p><text:s/>7.833 </text:p>
          </table:table-cell>
          <table:table-cell table:style-name="ce19" office:value-type="float" office:value="7917.00408451653" calcext:value-type="float">
            <text:p><text:s/>7.917 </text:p>
          </table:table-cell>
          <table:table-cell table:style-name="ce19" office:value-type="float" office:value="8306.90649587829" calcext:value-type="float">
            <text:p><text:s/>8.307 </text:p>
          </table:table-cell>
          <table:table-cell table:style-name="ce19" office:value-type="float" office:value="8527.2276773879" calcext:value-type="float">
            <text:p><text:s/>8.527 </text:p>
          </table:table-cell>
          <table:table-cell table:style-name="ce19" office:value-type="float" office:value="9296.90410680083" calcext:value-type="float">
            <text:p><text:s/>9.297 </text:p>
          </table:table-cell>
          <table:table-cell table:style-name="ce19" office:value-type="float" office:value="9774.81749630542" calcext:value-type="float">
            <text:p><text:s/>9.775 </text:p>
          </table:table-cell>
          <table:table-cell table:style-name="ce19" office:value-type="float" office:value="9965.70739267431" calcext:value-type="float">
            <text:p><text:s/>9.966 </text:p>
          </table:table-cell>
          <table:table-cell table:style-name="ce19" office:value-type="float" office:value="10668.9451887031" calcext:value-type="float">
            <text:p><text:s/>10.669 </text:p>
          </table:table-cell>
          <table:table-cell table:style-name="ce20" office:value-type="percentage" office:value="0.599192936741557" calcext:value-type="percentage">
            <text:p>59,9%</text:p>
          </table:table-cell>
          <table:table-cell table:style-name="ce21" office:value-type="percentage" office:value="0.58798295345109" calcext:value-type="percentage">
            <text:p>58,8%</text:p>
          </table:table-cell>
          <table:table-cell table:style-name="ce21" office:value-type="percentage" office:value="0.568163039938204" calcext:value-type="percentage">
            <text:p>56,8%</text:p>
          </table:table-cell>
          <table:table-cell table:style-name="ce21" office:value-type="percentage" office:value="0.565476239943547" calcext:value-type="percentage">
            <text:p>56,5%</text:p>
          </table:table-cell>
          <table:table-cell table:style-name="ce21" office:value-type="percentage" office:value="0.58453460754773" calcext:value-type="percentage">
            <text:p>58,5%</text:p>
          </table:table-cell>
          <table:table-cell table:style-name="ce21" office:value-type="percentage" office:value="0.571159121164582" calcext:value-type="percentage">
            <text:p>57,1%</text:p>
          </table:table-cell>
          <table:table-cell table:style-name="ce21" office:value-type="percentage" office:value="0.579195945968808" calcext:value-type="percentage">
            <text:p>57,9%</text:p>
          </table:table-cell>
          <table:table-cell table:style-name="ce21" office:value-type="percentage" office:value="0.550786601911819" calcext:value-type="percentage">
            <text:p>55,1%</text:p>
          </table:table-cell>
          <table:table-cell table:style-name="ce21" office:value-type="percentage" office:value="0.553545085289836" calcext:value-type="percentage">
            <text:p>55,4%</text:p>
          </table:table-cell>
          <table:table-cell table:style-name="ce21" office:value-type="percentage" office:value="0.558667591226355" calcext:value-type="percentage">
            <text:p>55,9%</text:p>
          </table:table-cell>
          <table:table-cell table:style-name="ce21" office:value-type="percentage" office:value="0.539587720365842" calcext:value-type="percentage">
            <text:p>54,0%</text:p>
          </table:table-cell>
          <table:table-cell table:style-name="ce21" office:value-type="percentage" office:value="0.5307972404747" calcext:value-type="percentage">
            <text:p>53,1%</text:p>
          </table:table-cell>
          <table:table-cell table:style-name="ce21" office:value-type="percentage" office:value="0.00305033944581182" calcext:value-type="percentage">
            <text:p>0,3%</text:p>
          </table:table-cell>
          <table:table-cell table:style-name="ce21" office:value-type="percentage" office:value="0.00299573457476757" calcext:value-type="percentage">
            <text:p>0,3%</text:p>
          </table:table-cell>
          <table:table-cell table:style-name="ce21" office:value-type="percentage" office:value="0.00307168341605728" calcext:value-type="percentage">
            <text:p>0,3%</text:p>
          </table:table-cell>
          <table:table-cell table:style-name="ce21" office:value-type="percentage" office:value="0.00313024569640972" calcext:value-type="percentage">
            <text:p>0,3%</text:p>
          </table:table-cell>
          <table:table-cell table:style-name="ce21" office:value-type="percentage" office:value="0.0031140280054128" calcext:value-type="percentage">
            <text:p>0,3%</text:p>
          </table:table-cell>
          <table:table-cell table:style-name="ce21" office:value-type="percentage" office:value="0.00296292845282466" calcext:value-type="percentage">
            <text:p>0,3%</text:p>
          </table:table-cell>
          <table:table-cell table:style-name="ce21" office:value-type="percentage" office:value="0.00296417348902108" calcext:value-type="percentage">
            <text:p>0,3%</text:p>
          </table:table-cell>
          <table:table-cell table:style-name="ce21" office:value-type="percentage" office:value="0.00291974649778034" calcext:value-type="percentage">
            <text:p>0,3%</text:p>
          </table:table-cell>
          <table:table-cell table:style-name="ce21" office:value-type="percentage" office:value="0.00304240665350497" calcext:value-type="percentage">
            <text:p>0,3%</text:p>
          </table:table-cell>
          <table:table-cell table:style-name="ce21" office:value-type="percentage" office:value="0.00303784636642097" calcext:value-type="percentage">
            <text:p>0,3%</text:p>
          </table:table-cell>
          <table:table-cell table:style-name="ce21" office:value-type="percentage" office:value="0.0031217533306021" calcext:value-type="percentage">
            <text:p>0,3%</text:p>
          </table:table-cell>
          <table:table-cell table:style-name="ce21" office:value-type="percentage" office:value="0.00301838972047657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3867.23837614492" calcext:value-type="float">
            <text:p><text:s/>3.867 </text:p>
          </table:table-cell>
          <table:table-cell table:style-name="ce13" office:value-type="float" office:value="4321.78393798123" calcext:value-type="float">
            <text:p><text:s/>4.322 </text:p>
          </table:table-cell>
          <table:table-cell table:style-name="ce13" office:value-type="float" office:value="4980.61186603282" calcext:value-type="float">
            <text:p><text:s/>4.981 </text:p>
          </table:table-cell>
          <table:table-cell table:style-name="ce13" office:value-type="float" office:value="5690.20712727486" calcext:value-type="float">
            <text:p><text:s/>5.690 </text:p>
          </table:table-cell>
          <table:table-cell table:style-name="ce13" office:value-type="float" office:value="6182.75078605183" calcext:value-type="float">
            <text:p><text:s/>6.183 </text:p>
          </table:table-cell>
          <table:table-cell table:style-name="ce13" office:value-type="float" office:value="6235.12946522653" calcext:value-type="float">
            <text:p><text:s/>6.235 </text:p>
          </table:table-cell>
          <table:table-cell table:style-name="ce13" office:value-type="float" office:value="6547.61568489848" calcext:value-type="float">
            <text:p><text:s/>6.548 </text:p>
          </table:table-cell>
          <table:table-cell table:style-name="ce13" office:value-type="float" office:value="6637.08341000277" calcext:value-type="float">
            <text:p><text:s/>6.637 </text:p>
          </table:table-cell>
          <table:table-cell table:style-name="ce13" office:value-type="float" office:value="7238.63048597858" calcext:value-type="float">
            <text:p><text:s/>7.239 </text:p>
          </table:table-cell>
          <table:table-cell table:style-name="ce13" office:value-type="float" office:value="7534.93651321573" calcext:value-type="float">
            <text:p><text:s/>7.535 </text:p>
          </table:table-cell>
          <table:table-cell table:style-name="ce13" office:value-type="float" office:value="7712.62067726156" calcext:value-type="float">
            <text:p><text:s/>7.713 </text:p>
          </table:table-cell>
          <table:table-cell table:style-name="ce13" office:value-type="float" office:value="8273.44085965599" calcext:value-type="float">
            <text:p><text:s/>8.273 </text:p>
          </table:table-cell>
          <table:table-cell table:style-name="ce14" office:value-type="percentage" office:value="0.469450649356152" calcext:value-type="percentage">
            <text:p>46,9%</text:p>
          </table:table-cell>
          <table:table-cell table:style-name="ce15" office:value-type="percentage" office:value="0.459313337797" calcext:value-type="percentage">
            <text:p>45,9%</text:p>
          </table:table-cell>
          <table:table-cell table:style-name="ce15" office:value-type="percentage" office:value="0.447459439313739" calcext:value-type="percentage">
            <text:p>44,7%</text:p>
          </table:table-cell>
          <table:table-cell table:style-name="ce15" office:value-type="percentage" office:value="0.445819193115855" calcext:value-type="percentage">
            <text:p>44,6%</text:p>
          </table:table-cell>
          <table:table-cell table:style-name="ce15" office:value-type="percentage" office:value="0.461389547767625" calcext:value-type="percentage">
            <text:p>46,1%</text:p>
          </table:table-cell>
          <table:table-cell table:style-name="ce15" office:value-type="percentage" office:value="0.449823067878794" calcext:value-type="percentage">
            <text:p>45,0%</text:p>
          </table:table-cell>
          <table:table-cell table:style-name="ce15" office:value-type="percentage" office:value="0.456530052714168" calcext:value-type="percentage">
            <text:p>45,7%</text:p>
          </table:table-cell>
          <table:table-cell table:style-name="ce15" office:value-type="percentage" office:value="0.42869930958857" calcext:value-type="percentage">
            <text:p>42,9%</text:p>
          </table:table-cell>
          <table:table-cell table:style-name="ce15" office:value-type="percentage" office:value="0.430993832324408" calcext:value-type="percentage">
            <text:p>43,1%</text:p>
          </table:table-cell>
          <table:table-cell table:style-name="ce15" office:value-type="percentage" office:value="0.430649966965912" calcext:value-type="percentage">
            <text:p>43,1%</text:p>
          </table:table-cell>
          <table:table-cell table:style-name="ce15" office:value-type="percentage" office:value="0.41759558507098" calcext:value-type="percentage">
            <text:p>41,8%</text:p>
          </table:table-cell>
          <table:table-cell table:style-name="ce15" office:value-type="percentage" office:value="0.411617034286205" calcext:value-type="percentage">
            <text:p>41,2%</text:p>
          </table:table-cell>
          <table:table-cell table:style-name="ce15" office:value-type="percentage" office:value="0.00302770202119724" calcext:value-type="percentage">
            <text:p>0,3%</text:p>
          </table:table-cell>
          <table:table-cell table:style-name="ce15" office:value-type="percentage" office:value="0.00297304651927811" calcext:value-type="percentage">
            <text:p>0,3%</text:p>
          </table:table-cell>
          <table:table-cell table:style-name="ce15" office:value-type="percentage" office:value="0.00306125624301718" calcext:value-type="percentage">
            <text:p>0,3%</text:p>
          </table:table-cell>
          <table:table-cell table:style-name="ce15" office:value-type="percentage" office:value="0.00312269558792612" calcext:value-type="percentage">
            <text:p>0,3%</text:p>
          </table:table-cell>
          <table:table-cell table:style-name="ce15" office:value-type="percentage" office:value="0.0030907433360137" calcext:value-type="percentage">
            <text:p>0,3%</text:p>
          </table:table-cell>
          <table:table-cell table:style-name="ce15" office:value-type="percentage" office:value="0.00293162908925627" calcext:value-type="percentage">
            <text:p>0,3%</text:p>
          </table:table-cell>
          <table:table-cell table:style-name="ce15" office:value-type="percentage" office:value="0.00293708302227724" calcext:value-type="percentage">
            <text:p>0,3%</text:p>
          </table:table-cell>
          <table:table-cell table:style-name="ce15" office:value-type="percentage" office:value="0.00287027009693701" calcext:value-type="percentage">
            <text:p>0,3%</text:p>
          </table:table-cell>
          <table:table-cell table:style-name="ce15" office:value-type="percentage" office:value="0.00298833194180839" calcext:value-type="percentage">
            <text:p>0,3%</text:p>
          </table:table-cell>
          <table:table-cell table:style-name="ce15" office:value-type="percentage" office:value="0.00296686903228687" calcext:value-type="percentage">
            <text:p>0,3%</text:p>
          </table:table-cell>
          <table:table-cell table:style-name="ce15" office:value-type="percentage" office:value="0.00304610563798635" calcext:value-type="percentage">
            <text:p>0,3%</text:p>
          </table:table-cell>
          <table:table-cell table:style-name="ce15" office:value-type="percentage" office:value="0.00296007134835675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1068.7904116733" calcext:value-type="float">
            <text:p><text:s/>1.069 </text:p>
          </table:table-cell>
          <table:table-cell table:style-name="ce13" office:value-type="float" office:value="1210.6817557426" calcext:value-type="float">
            <text:p><text:s/>1.211 </text:p>
          </table:table-cell>
          <table:table-cell table:style-name="ce13" office:value-type="float" office:value="1343.53582185038" calcext:value-type="float">
            <text:p><text:s/>1.344 </text:p>
          </table:table-cell>
          <table:table-cell table:style-name="ce13" office:value-type="float" office:value="1527.24106813108" calcext:value-type="float">
            <text:p><text:s/>1.527 </text:p>
          </table:table-cell>
          <table:table-cell table:style-name="ce13" office:value-type="float" office:value="1650.17872389537" calcext:value-type="float">
            <text:p><text:s/>1.650 </text:p>
          </table:table-cell>
          <table:table-cell table:style-name="ce13" office:value-type="float" office:value="1681.87461929001" calcext:value-type="float">
            <text:p><text:s/>1.682 </text:p>
          </table:table-cell>
          <table:table-cell table:style-name="ce13" office:value-type="float" office:value="1759.29081097982" calcext:value-type="float">
            <text:p><text:s/>1.759 </text:p>
          </table:table-cell>
          <table:table-cell table:style-name="ce13" office:value-type="float" office:value="1890.14426738513" calcext:value-type="float">
            <text:p><text:s/>1.890 </text:p>
          </table:table-cell>
          <table:table-cell table:style-name="ce13" office:value-type="float" office:value="2058.27362082225" calcext:value-type="float">
            <text:p><text:s/>2.058 </text:p>
          </table:table-cell>
          <table:table-cell table:style-name="ce13" office:value-type="float" office:value="2239.88098308969" calcext:value-type="float">
            <text:p><text:s/>2.240 </text:p>
          </table:table-cell>
          <table:table-cell table:style-name="ce13" office:value-type="float" office:value="2253.08671541275" calcext:value-type="float">
            <text:p><text:s/>2.253 </text:p>
          </table:table-cell>
          <table:table-cell table:style-name="ce13" office:value-type="float" office:value="2395.50432904708" calcext:value-type="float">
            <text:p><text:s/>2.396 </text:p>
          </table:table-cell>
          <table:table-cell table:style-name="ce14" office:value-type="percentage" office:value="0.129742287385405" calcext:value-type="percentage">
            <text:p>13,0%</text:p>
          </table:table-cell>
          <table:table-cell table:style-name="ce15" office:value-type="percentage" office:value="0.12866961565409" calcext:value-type="percentage">
            <text:p>12,9%</text:p>
          </table:table-cell>
          <table:table-cell table:style-name="ce15" office:value-type="percentage" office:value="0.120703600624465" calcext:value-type="percentage">
            <text:p>12,1%</text:p>
          </table:table-cell>
          <table:table-cell table:style-name="ce15" office:value-type="percentage" office:value="0.119657046827692" calcext:value-type="percentage">
            <text:p>12,0%</text:p>
          </table:table-cell>
          <table:table-cell table:style-name="ce15" office:value-type="percentage" office:value="0.123145059780104" calcext:value-type="percentage">
            <text:p>12,3%</text:p>
          </table:table-cell>
          <table:table-cell table:style-name="ce15" office:value-type="percentage" office:value="0.121336053285788" calcext:value-type="percentage">
            <text:p>12,1%</text:p>
          </table:table-cell>
          <table:table-cell table:style-name="ce15" office:value-type="percentage" office:value="0.12266589325464" calcext:value-type="percentage">
            <text:p>12,3%</text:p>
          </table:table-cell>
          <table:table-cell table:style-name="ce15" office:value-type="percentage" office:value="0.122087292323249" calcext:value-type="percentage">
            <text:p>12,2%</text:p>
          </table:table-cell>
          <table:table-cell table:style-name="ce15" office:value-type="percentage" office:value="0.122551252965428" calcext:value-type="percentage">
            <text:p>12,3%</text:p>
          </table:table-cell>
          <table:table-cell table:style-name="ce15" office:value-type="percentage" office:value="0.128017624260444" calcext:value-type="percentage">
            <text:p>12,8%</text:p>
          </table:table-cell>
          <table:table-cell table:style-name="ce15" office:value-type="percentage" office:value="0.121992135294862" calcext:value-type="percentage">
            <text:p>12,2%</text:p>
          </table:table-cell>
          <table:table-cell table:style-name="ce15" office:value-type="percentage" office:value="0.119180206188495" calcext:value-type="percentage">
            <text:p>11,9%</text:p>
          </table:table-cell>
          <table:table-cell table:style-name="ce15" office:value-type="percentage" office:value="0.0031351561627823" calcext:value-type="percentage">
            <text:p>0,3%</text:p>
          </table:table-cell>
          <table:table-cell table:style-name="ce15" office:value-type="percentage" office:value="0.00307962779297885" calcext:value-type="percentage">
            <text:p>0,3%</text:p>
          </table:table-cell>
          <table:table-cell table:style-name="ce15" office:value-type="percentage" office:value="0.00311096559354618" calcext:value-type="percentage">
            <text:p>0,3%</text:p>
          </table:table-cell>
          <table:table-cell table:style-name="ce15" office:value-type="percentage" office:value="0.00315870029375428" calcext:value-type="percentage">
            <text:p>0,3%</text:p>
          </table:table-cell>
          <table:table-cell table:style-name="ce15" office:value-type="percentage" office:value="0.00320447942344137" calcext:value-type="percentage">
            <text:p>0,3%</text:p>
          </table:table-cell>
          <table:table-cell table:style-name="ce15" office:value-type="percentage" office:value="0.00308503485008403" calcext:value-type="percentage">
            <text:p>0,3%</text:p>
          </table:table-cell>
          <table:table-cell table:style-name="ce15" office:value-type="percentage" office:value="0.00306954414768333" calcext:value-type="percentage">
            <text:p>0,3%</text:p>
          </table:table-cell>
          <table:table-cell table:style-name="ce15" office:value-type="percentage" office:value="0.00310785960022678" calcext:value-type="percentage">
            <text:p>0,3%</text:p>
          </table:table-cell>
          <table:table-cell table:style-name="ce15" office:value-type="percentage" office:value="0.00324917892706461" calcext:value-type="percentage">
            <text:p>0,3%</text:p>
          </table:table-cell>
          <table:table-cell table:style-name="ce15" office:value-type="percentage" office:value="0.00330372261280775" calcext:value-type="percentage">
            <text:p>0,3%</text:p>
          </table:table-cell>
          <table:table-cell table:style-name="ce15" office:value-type="percentage" office:value="0.00341179304616533" calcext:value-type="percentage">
            <text:p>0,3%</text:p>
          </table:table-cell>
          <table:table-cell table:style-name="ce15" office:value-type="percentage" office:value="0.00323876989030667" calcext:value-type="percentage">
            <text:p>0,3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683.796534894257" calcext:value-type="float">
            <text:p><text:s/>684 </text:p>
          </table:table-cell>
          <table:table-cell table:style-name="ce19" office:value-type="float" office:value="742.879032169969" calcext:value-type="float">
            <text:p><text:s/>743 </text:p>
          </table:table-cell>
          <table:table-cell table:style-name="ce19" office:value-type="float" office:value="938.147948746098" calcext:value-type="float">
            <text:p><text:s/>938 </text:p>
          </table:table-cell>
          <table:table-cell table:style-name="ce19" office:value-type="float" office:value="1075.55286935367" calcext:value-type="float">
            <text:p><text:s/>1.076 </text:p>
          </table:table-cell>
          <table:table-cell table:style-name="ce19" office:value-type="float" office:value="1103.88230512187" calcext:value-type="float">
            <text:p><text:s/>1.104 </text:p>
          </table:table-cell>
          <table:table-cell table:style-name="ce19" office:value-type="float" office:value="1048.94492962993" calcext:value-type="float">
            <text:p><text:s/>1.049 </text:p>
          </table:table-cell>
          <table:table-cell table:style-name="ce19" office:value-type="float" office:value="954.06751377972" calcext:value-type="float">
            <text:p><text:s/>954 </text:p>
          </table:table-cell>
          <table:table-cell table:style-name="ce19" office:value-type="float" office:value="1103.64680452273" calcext:value-type="float">
            <text:p><text:s/>1.104 </text:p>
          </table:table-cell>
          <table:table-cell table:style-name="ce19" office:value-type="float" office:value="1239.09931647962" calcext:value-type="float">
            <text:p><text:s/>1.239 </text:p>
          </table:table-cell>
          <table:table-cell table:style-name="ce19" office:value-type="float" office:value="1279.03851867662" calcext:value-type="float">
            <text:p><text:s/>1.279 </text:p>
          </table:table-cell>
          <table:table-cell table:style-name="ce19" office:value-type="float" office:value="1359.89707098518" calcext:value-type="float">
            <text:p><text:s/>1.360 </text:p>
          </table:table-cell>
          <table:table-cell table:style-name="ce19" office:value-type="float" office:value="1708.70335134825" calcext:value-type="float">
            <text:p><text:s/>1.709 </text:p>
          </table:table-cell>
          <table:table-cell table:style-name="ce20" office:value-type="percentage" office:value="0.0830072253403719" calcext:value-type="percentage">
            <text:p>8,3%</text:p>
          </table:table-cell>
          <table:table-cell table:style-name="ce21" office:value-type="percentage" office:value="0.0789521764025945" calcext:value-type="percentage">
            <text:p>7,9%</text:p>
          </table:table-cell>
          <table:table-cell table:style-name="ce21" office:value-type="percentage" office:value="0.0842834507948983" calcext:value-type="percentage">
            <text:p>8,4%</text:p>
          </table:table-cell>
          <table:table-cell table:style-name="ce21" office:value-type="percentage" office:value="0.084267953985418" calcext:value-type="percentage">
            <text:p>8,4%</text:p>
          </table:table-cell>
          <table:table-cell table:style-name="ce21" office:value-type="percentage" office:value="0.0823775331035306" calcext:value-type="percentage">
            <text:p>8,2%</text:p>
          </table:table-cell>
          <table:table-cell table:style-name="ce21" office:value-type="percentage" office:value="0.0756743911916352" calcext:value-type="percentage">
            <text:p>7,6%</text:p>
          </table:table-cell>
          <table:table-cell table:style-name="ce21" office:value-type="percentage" office:value="0.0665220002700088" calcext:value-type="percentage">
            <text:p>6,7%</text:p>
          </table:table-cell>
          <table:table-cell table:style-name="ce21" office:value-type="percentage" office:value="0.0712862252741116" calcext:value-type="percentage">
            <text:p>7,1%</text:p>
          </table:table-cell>
          <table:table-cell table:style-name="ce21" office:value-type="percentage" office:value="0.073776961550194" calcext:value-type="percentage">
            <text:p>7,4%</text:p>
          </table:table-cell>
          <table:table-cell table:style-name="ce21" office:value-type="percentage" office:value="0.0731018628823377" calcext:value-type="percentage">
            <text:p>7,3%</text:p>
          </table:table-cell>
          <table:table-cell table:style-name="ce21" office:value-type="percentage" office:value="0.0736308755166216" calcext:value-type="percentage">
            <text:p>7,4%</text:p>
          </table:table-cell>
          <table:table-cell table:style-name="ce21" office:value-type="percentage" office:value="0.0850107492018875" calcext:value-type="percentage">
            <text:p>8,5%</text:p>
          </table:table-cell>
          <table:table-cell table:style-name="ce21" office:value-type="percentage" office:value="0.00109250998153725" calcext:value-type="percentage">
            <text:p>0,1%</text:p>
          </table:table-cell>
          <table:table-cell table:style-name="ce21" office:value-type="percentage" office:value="0.00106530391512027" calcext:value-type="percentage">
            <text:p>0,1%</text:p>
          </table:table-cell>
          <table:table-cell table:style-name="ce21" office:value-type="percentage" office:value="0.00122552978004831" calcext:value-type="percentage">
            <text:p>0,1%</text:p>
          </table:table-cell>
          <table:table-cell table:style-name="ce21" office:value-type="percentage" office:value="0.00129912601768992" calcext:value-type="percentage">
            <text:p>0,1%</text:p>
          </table:table-cell>
          <table:table-cell table:style-name="ce21" office:value-type="percentage" office:value="0.00128009688342479" calcext:value-type="percentage">
            <text:p>0,1%</text:p>
          </table:table-cell>
          <table:table-cell table:style-name="ce21" office:value-type="percentage" office:value="0.00116687516853825" calcext:value-type="percentage">
            <text:p>0,1%</text:p>
          </table:table-cell>
          <table:table-cell table:style-name="ce21" office:value-type="percentage" office:value="0.00104799972953824" calcext:value-type="percentage">
            <text:p>0,1%</text:p>
          </table:table-cell>
          <table:table-cell table:style-name="ce21" office:value-type="percentage" office:value="0.00112228914958651" calcext:value-type="percentage">
            <text:p>0,1%</text:p>
          </table:table-cell>
          <table:table-cell table:style-name="ce21" office:value-type="percentage" office:value="0.00115034128371104" calcext:value-type="percentage">
            <text:p>0,1%</text:p>
          </table:table-cell>
          <table:table-cell table:style-name="ce21" office:value-type="percentage" office:value="0.00113842281002763" calcext:value-type="percentage">
            <text:p>0,1%</text:p>
          </table:table-cell>
          <table:table-cell table:style-name="ce21" office:value-type="percentage" office:value="0.00123508999218369" calcext:value-type="percentage">
            <text:p>0,1%</text:p>
          </table:table-cell>
          <table:table-cell table:style-name="ce21" office:value-type="percentage" office:value="0.00122128314268639" calcext:value-type="percentage">
            <text:p>0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636.080711755641" calcext:value-type="float">
            <text:p><text:s/>636 </text:p>
          </table:table-cell>
          <table:table-cell table:style-name="ce13" office:value-type="float" office:value="692.482284102914" calcext:value-type="float">
            <text:p><text:s/>692 </text:p>
          </table:table-cell>
          <table:table-cell table:style-name="ce13" office:value-type="float" office:value="880.290241151574" calcext:value-type="float">
            <text:p><text:s/>880 </text:p>
          </table:table-cell>
          <table:table-cell table:style-name="ce13" office:value-type="float" office:value="1007.41100689522" calcext:value-type="float">
            <text:p><text:s/>1.007 </text:p>
          </table:table-cell>
          <table:table-cell table:style-name="ce13" office:value-type="float" office:value="1027.84564542307" calcext:value-type="float">
            <text:p><text:s/>1.028 </text:p>
          </table:table-cell>
          <table:table-cell table:style-name="ce13" office:value-type="float" office:value="970.49262161804" calcext:value-type="float">
            <text:p><text:s/>970 </text:p>
          </table:table-cell>
          <table:table-cell table:style-name="ce13" office:value-type="float" office:value="873.51128447101" calcext:value-type="float">
            <text:p><text:s/>874 </text:p>
          </table:table-cell>
          <table:table-cell table:style-name="ce13" office:value-type="float" office:value="1009.31872476436" calcext:value-type="float">
            <text:p><text:s/>1.009 </text:p>
          </table:table-cell>
          <table:table-cell table:style-name="ce13" office:value-type="float" office:value="1130.18888432629" calcext:value-type="float">
            <text:p><text:s/>1.130 </text:p>
          </table:table-cell>
          <table:table-cell table:style-name="ce13" office:value-type="float" office:value="1172.46176981856" calcext:value-type="float">
            <text:p><text:s/>1.172 </text:p>
          </table:table-cell>
          <table:table-cell table:style-name="ce13" office:value-type="float" office:value="1256.99654854213" calcext:value-type="float">
            <text:p><text:s/>1.257 </text:p>
          </table:table-cell>
          <table:table-cell table:style-name="ce13" office:value-type="float" office:value="1594.40499644483" calcext:value-type="float">
            <text:p><text:s/>1.594 </text:p>
          </table:table-cell>
          <table:table-cell table:style-name="ce14" office:value-type="percentage" office:value="0.0772149203469269" calcext:value-type="percentage">
            <text:p>7,7%</text:p>
          </table:table-cell>
          <table:table-cell table:style-name="ce15" office:value-type="percentage" office:value="0.0735960783419389" calcext:value-type="percentage">
            <text:p>7,4%</text:p>
          </table:table-cell>
          <table:table-cell table:style-name="ce15" office:value-type="percentage" office:value="0.0790854996000293" calcext:value-type="percentage">
            <text:p>7,9%</text:p>
          </table:table-cell>
          <table:table-cell table:style-name="ce15" office:value-type="percentage" office:value="0.0789291412745374" calcext:value-type="percentage">
            <text:p>7,9%</text:p>
          </table:table-cell>
          <table:table-cell table:style-name="ce15" office:value-type="percentage" office:value="0.0767032756012978" calcext:value-type="percentage">
            <text:p>7,7%</text:p>
          </table:table-cell>
          <table:table-cell table:style-name="ce15" office:value-type="percentage" office:value="0.0700145796241459" calcext:value-type="percentage">
            <text:p>7,0%</text:p>
          </table:table-cell>
          <table:table-cell table:style-name="ce15" office:value-type="percentage" office:value="0.0609052473354129" calcext:value-type="percentage">
            <text:p>6,1%</text:p>
          </table:table-cell>
          <table:table-cell table:style-name="ce15" office:value-type="percentage" office:value="0.065193431170261" calcext:value-type="percentage">
            <text:p>6,5%</text:p>
          </table:table-cell>
          <table:table-cell table:style-name="ce15" office:value-type="percentage" office:value="0.0672923475579765" calcext:value-type="percentage">
            <text:p>6,7%</text:p>
          </table:table-cell>
          <table:table-cell table:style-name="ce15" office:value-type="percentage" office:value="0.0670106007602802" calcext:value-type="percentage">
            <text:p>6,7%</text:p>
          </table:table-cell>
          <table:table-cell table:style-name="ce15" office:value-type="percentage" office:value="0.0680593835851694" calcext:value-type="percentage">
            <text:p>6,8%</text:p>
          </table:table-cell>
          <table:table-cell table:style-name="ce15" office:value-type="percentage" office:value="0.0793242215929752" calcext:value-type="percentage">
            <text:p>7,9%</text:p>
          </table:table-cell>
          <table:table-cell table:style-name="ce15" office:value-type="percentage" office:value="0.00109103443312969" calcext:value-type="percentage">
            <text:p>0,1%</text:p>
          </table:table-cell>
          <table:table-cell table:style-name="ce15" office:value-type="percentage" office:value="0.00105574037742794" calcext:value-type="percentage">
            <text:p>0,1%</text:p>
          </table:table-cell>
          <table:table-cell table:style-name="ce15" office:value-type="percentage" office:value="0.00122177518303455" calcext:value-type="percentage">
            <text:p>0,1%</text:p>
          </table:table-cell>
          <table:table-cell table:style-name="ce15" office:value-type="percentage" office:value="0.00129510754910968" calcext:value-type="percentage">
            <text:p>0,1%</text:p>
          </table:table-cell>
          <table:table-cell table:style-name="ce15" office:value-type="percentage" office:value="0.00127489667931461" calcext:value-type="percentage">
            <text:p>0,1%</text:p>
          </table:table-cell>
          <table:table-cell table:style-name="ce15" office:value-type="percentage" office:value="0.00115509258856734" calcext:value-type="percentage">
            <text:p>0,1%</text:p>
          </table:table-cell>
          <table:table-cell table:style-name="ce15" office:value-type="percentage" office:value="0.00102825793398871" calcext:value-type="percentage">
            <text:p>0,1%</text:p>
          </table:table-cell>
          <table:table-cell table:style-name="ce15" office:value-type="percentage" office:value="0.00110482777109194" calcext:value-type="percentage">
            <text:p>0,1%</text:p>
          </table:table-cell>
          <table:table-cell table:style-name="ce15" office:value-type="percentage" office:value="0.00113816629186598" calcext:value-type="percentage">
            <text:p>0,1%</text:p>
          </table:table-cell>
          <table:table-cell table:style-name="ce15" office:value-type="percentage" office:value="0.00113561448657274" calcext:value-type="percentage">
            <text:p>0,1%</text:p>
          </table:table-cell>
          <table:table-cell table:style-name="ce15" office:value-type="percentage" office:value="0.00123883522415468" calcext:value-type="percentage">
            <text:p>0,1%</text:p>
          </table:table-cell>
          <table:table-cell table:style-name="ce15" office:value-type="percentage" office:value="0.00122821984669241" calcext:value-type="percentage">
            <text:p>0,1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47.7158231386155" calcext:value-type="float">
            <text:p><text:s/>48 </text:p>
          </table:table-cell>
          <table:table-cell table:style-name="ce13" office:value-type="float" office:value="50.3967480670554" calcext:value-type="float">
            <text:p><text:s/>50 </text:p>
          </table:table-cell>
          <table:table-cell table:style-name="ce13" office:value-type="float" office:value="57.8577075945243" calcext:value-type="float">
            <text:p><text:s/>58 </text:p>
          </table:table-cell>
          <table:table-cell table:style-name="ce13" office:value-type="float" office:value="68.1418624584526" calcext:value-type="float">
            <text:p><text:s/>68 </text:p>
          </table:table-cell>
          <table:table-cell table:style-name="ce13" office:value-type="float" office:value="76.0366596988" calcext:value-type="float">
            <text:p><text:s/>76 </text:p>
          </table:table-cell>
          <table:table-cell table:style-name="ce13" office:value-type="float" office:value="78.4523080118943" calcext:value-type="float">
            <text:p><text:s/>78 </text:p>
          </table:table-cell>
          <table:table-cell table:style-name="ce13" office:value-type="float" office:value="80.5562293087098" calcext:value-type="float">
            <text:p><text:s/>81 </text:p>
          </table:table-cell>
          <table:table-cell table:style-name="ce13" office:value-type="float" office:value="94.3280797583716" calcext:value-type="float">
            <text:p><text:s/>94 </text:p>
          </table:table-cell>
          <table:table-cell table:style-name="ce13" office:value-type="float" office:value="108.910432153325" calcext:value-type="float">
            <text:p><text:s/>109 </text:p>
          </table:table-cell>
          <table:table-cell table:style-name="ce13" office:value-type="float" office:value="106.576748858063" calcext:value-type="float">
            <text:p><text:s/>107 </text:p>
          </table:table-cell>
          <table:table-cell table:style-name="ce13" office:value-type="float" office:value="102.900522443048" calcext:value-type="float">
            <text:p><text:s/>103 </text:p>
          </table:table-cell>
          <table:table-cell table:style-name="ce13" office:value-type="float" office:value="114.298354903418" calcext:value-type="float">
            <text:p><text:s/>114 </text:p>
          </table:table-cell>
          <table:table-cell table:style-name="ce14" office:value-type="percentage" office:value="0.005792304993445" calcext:value-type="percentage">
            <text:p>0,6%</text:p>
          </table:table-cell>
          <table:table-cell table:style-name="ce15" office:value-type="percentage" office:value="0.00535609806065558" calcext:value-type="percentage">
            <text:p>0,5%</text:p>
          </table:table-cell>
          <table:table-cell table:style-name="ce15" office:value-type="percentage" office:value="0.00519795119486902" calcext:value-type="percentage">
            <text:p>0,5%</text:p>
          </table:table-cell>
          <table:table-cell table:style-name="ce15" office:value-type="percentage" office:value="0.00533881271088069" calcext:value-type="percentage">
            <text:p>0,5%</text:p>
          </table:table-cell>
          <table:table-cell table:style-name="ce15" office:value-type="percentage" office:value="0.00567425750223277" calcext:value-type="percentage">
            <text:p>0,6%</text:p>
          </table:table-cell>
          <table:table-cell table:style-name="ce15" office:value-type="percentage" office:value="0.00565981156748929" calcext:value-type="percentage">
            <text:p>0,6%</text:p>
          </table:table-cell>
          <table:table-cell table:style-name="ce15" office:value-type="percentage" office:value="0.00561675293459593" calcext:value-type="percentage">
            <text:p>0,6%</text:p>
          </table:table-cell>
          <table:table-cell table:style-name="ce15" office:value-type="percentage" office:value="0.00609279410385059" calcext:value-type="percentage">
            <text:p>0,6%</text:p>
          </table:table-cell>
          <table:table-cell table:style-name="ce15" office:value-type="percentage" office:value="0.00648461399221752" calcext:value-type="percentage">
            <text:p>0,6%</text:p>
          </table:table-cell>
          <table:table-cell table:style-name="ce15" office:value-type="percentage" office:value="0.00609126212205752" calcext:value-type="percentage">
            <text:p>0,6%</text:p>
          </table:table-cell>
          <table:table-cell table:style-name="ce15" office:value-type="percentage" office:value="0.00557149193145221" calcext:value-type="percentage">
            <text:p>0,6%</text:p>
          </table:table-cell>
          <table:table-cell table:style-name="ce15" office:value-type="percentage" office:value="0.0056865276089123" calcext:value-type="percentage">
            <text:p>0,6%</text:p>
          </table:table-cell>
          <table:table-cell table:style-name="ce15" office:value-type="percentage" office:value="0.0011125681574943" calcext:value-type="percentage">
            <text:p>0,1%</text:p>
          </table:table-cell>
          <table:table-cell table:style-name="ce15" office:value-type="percentage" office:value="0.0012167543414147" calcext:value-type="percentage">
            <text:p>0,1%</text:p>
          </table:table-cell>
          <table:table-cell table:style-name="ce15" office:value-type="percentage" office:value="0.00128564112602547" calcext:value-type="percentage">
            <text:p>0,1%</text:p>
          </table:table-cell>
          <table:table-cell table:style-name="ce15" office:value-type="percentage" office:value="0.00136158459134501" calcext:value-type="percentage">
            <text:p>0,1%</text:p>
          </table:table-cell>
          <table:table-cell table:style-name="ce15" office:value-type="percentage" office:value="0.00135479758568171" calcext:value-type="percentage">
            <text:p>0,1%</text:p>
          </table:table-cell>
          <table:table-cell table:style-name="ce15" office:value-type="percentage" office:value="0.00133538116413716" calcext:value-type="percentage">
            <text:p>0,1%</text:p>
          </table:table-cell>
          <table:table-cell table:style-name="ce15" office:value-type="percentage" office:value="0.0013235447770227" calcext:value-type="percentage">
            <text:p>0,1%</text:p>
          </table:table-cell>
          <table:table-cell table:style-name="ce15" office:value-type="percentage" office:value="0.00135070851363726" calcext:value-type="percentage">
            <text:p>0,1%</text:p>
          </table:table-cell>
          <table:table-cell table:style-name="ce15" office:value-type="percentage" office:value="0.00129398020784066" calcext:value-type="percentage">
            <text:p>0,1%</text:p>
          </table:table-cell>
          <table:table-cell table:style-name="ce15" office:value-type="percentage" office:value="0.00117026000437091" calcext:value-type="percentage">
            <text:p>0,1%</text:p>
          </table:table-cell>
          <table:table-cell table:style-name="ce15" office:value-type="percentage" office:value="0.00119110234217741" calcext:value-type="percentage">
            <text:p>0,1%</text:p>
          </table:table-cell>
          <table:table-cell table:style-name="ce15" office:value-type="percentage" office:value="0.00113209281614288" calcext:value-type="percentage">
            <text:p>0,1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2617.97002691332" calcext:value-type="float">
            <text:p><text:s/>2.618 </text:p>
          </table:table-cell>
          <table:table-cell table:style-name="ce19" office:value-type="float" office:value="3133.88331592567" calcext:value-type="float">
            <text:p><text:s/>3.134 </text:p>
          </table:table-cell>
          <table:table-cell table:style-name="ce19" office:value-type="float" office:value="3868.57216598426" calcext:value-type="float">
            <text:p><text:s/>3.869 </text:p>
          </table:table-cell>
          <table:table-cell table:style-name="ce19" office:value-type="float" office:value="4470.48515373558" calcext:value-type="float">
            <text:p><text:s/>4.470 </text:p>
          </table:table-cell>
          <table:table-cell table:style-name="ce19" office:value-type="float" office:value="4463.47177602285" calcext:value-type="float">
            <text:p><text:s/>4.463 </text:p>
          </table:table-cell>
          <table:table-cell table:style-name="ce19" office:value-type="float" office:value="4895.34425973826" calcext:value-type="float">
            <text:p><text:s/>4.895 </text:p>
          </table:table-cell>
          <table:table-cell table:style-name="ce19" office:value-type="float" office:value="5081.1610720776" calcext:value-type="float">
            <text:p><text:s/>5.081 </text:p>
          </table:table-cell>
          <table:table-cell table:style-name="ce19" office:value-type="float" office:value="5851.03384300012" calcext:value-type="float">
            <text:p><text:s/>5.851 </text:p>
          </table:table-cell>
          <table:table-cell table:style-name="ce19" office:value-type="float" office:value="6259.20324345923" calcext:value-type="float">
            <text:p><text:s/>6.259 </text:p>
          </table:table-cell>
          <table:table-cell table:style-name="ce19" office:value-type="float" office:value="6442.8050582839" calcext:value-type="float">
            <text:p><text:s/>6.443 </text:p>
          </table:table-cell>
          <table:table-cell table:style-name="ce19" office:value-type="float" office:value="7143.51004086914" calcext:value-type="float">
            <text:p><text:s/>7.144 </text:p>
          </table:table-cell>
          <table:table-cell table:style-name="ce19" office:value-type="float" office:value="7722.20197756192" calcext:value-type="float">
            <text:p><text:s/>7.722 </text:p>
          </table:table-cell>
          <table:table-cell table:style-name="ce20" office:value-type="percentage" office:value="0.317799837918072" calcext:value-type="percentage">
            <text:p>31,8%</text:p>
          </table:table-cell>
          <table:table-cell table:style-name="ce21" office:value-type="percentage" office:value="0.333064870146316" calcext:value-type="percentage">
            <text:p>33,3%</text:p>
          </table:table-cell>
          <table:table-cell table:style-name="ce21" office:value-type="percentage" office:value="0.347553509266898" calcext:value-type="percentage">
            <text:p>34,8%</text:p>
          </table:table-cell>
          <table:table-cell table:style-name="ce21" office:value-type="percentage" office:value="0.350255806071035" calcext:value-type="percentage">
            <text:p>35,0%</text:p>
          </table:table-cell>
          <table:table-cell table:style-name="ce21" office:value-type="percentage" office:value="0.33308785934874" calcext:value-type="percentage">
            <text:p>33,3%</text:p>
          </table:table-cell>
          <table:table-cell table:style-name="ce21" office:value-type="percentage" office:value="0.353166487643783" calcext:value-type="percentage">
            <text:p>35,3%</text:p>
          </table:table-cell>
          <table:table-cell table:style-name="ce21" office:value-type="percentage" office:value="0.354282053761183" calcext:value-type="percentage">
            <text:p>35,4%</text:p>
          </table:table-cell>
          <table:table-cell table:style-name="ce21" office:value-type="percentage" office:value="0.377927172814069" calcext:value-type="percentage">
            <text:p>37,8%</text:p>
          </table:table-cell>
          <table:table-cell table:style-name="ce21" office:value-type="percentage" office:value="0.37267795315997" calcext:value-type="percentage">
            <text:p>37,3%</text:p>
          </table:table-cell>
          <table:table-cell table:style-name="ce21" office:value-type="percentage" office:value="0.368230545891307" calcext:value-type="percentage">
            <text:p>36,8%</text:p>
          </table:table-cell>
          <table:table-cell table:style-name="ce21" office:value-type="percentage" office:value="0.386781404117536" calcext:value-type="percentage">
            <text:p>38,7%</text:p>
          </table:table-cell>
          <table:table-cell table:style-name="ce21" office:value-type="percentage" office:value="0.384192010323413" calcext:value-type="percentage">
            <text:p>38,4%</text:p>
          </table:table-cell>
          <table:table-cell table:style-name="ce21" office:value-type="percentage" office:value="0.00159460995376512" calcext:value-type="percentage">
            <text:p>0,2%</text:p>
          </table:table-cell>
          <table:table-cell table:style-name="ce21" office:value-type="percentage" office:value="0.00171039132302967" calcext:value-type="percentage">
            <text:p>0,2%</text:p>
          </table:table-cell>
          <table:table-cell table:style-name="ce21" office:value-type="percentage" office:value="0.00194361348410235" calcext:value-type="percentage">
            <text:p>0,2%</text:p>
          </table:table-cell>
          <table:table-cell table:style-name="ce21" office:value-type="percentage" office:value="0.00203388676972189" calcext:value-type="percentage">
            <text:p>0,2%</text:p>
          </table:table-cell>
          <table:table-cell table:style-name="ce21" office:value-type="percentage" office:value="0.00185881874248475" calcext:value-type="percentage">
            <text:p>0,2%</text:p>
          </table:table-cell>
          <table:table-cell table:style-name="ce21" office:value-type="percentage" office:value="0.0020188385256126" calcext:value-type="percentage">
            <text:p>0,2%</text:p>
          </table:table-cell>
          <table:table-cell table:style-name="ce21" office:value-type="percentage" office:value="0.0019875287879696" calcext:value-type="percentage">
            <text:p>0,2%</text:p>
          </table:table-cell>
          <table:table-cell table:style-name="ce56" office:value-type="percentage" office:value="0.00218195718786839" calcext:value-type="percentage">
            <text:p>0,2%</text:p>
          </table:table-cell>
          <table:table-cell table:style-name="ce56" office:value-type="percentage" office:value="0.00217998796446768" calcext:value-type="percentage">
            <text:p>0,2%</text:p>
          </table:table-cell>
          <table:table-cell table:style-name="ce56" office:value-type="percentage" office:value="0.00211382765247266" calcext:value-type="percentage">
            <text:p>0,2%</text:p>
          </table:table-cell>
          <table:table-cell table:style-name="ce56" office:value-type="percentage" office:value="0.00215412326714292" calcext:value-type="percentage">
            <text:p>0,2%</text:p>
          </table:table-cell>
          <table:table-cell table:style-name="ce56" office:value-type="percentage" office:value="0.00189344419513733" calcext:value-type="percentage">
            <text:p>0,2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8237.7953496258" calcext:value-type="float">
            <text:p><text:s/>8.238 </text:p>
          </table:table-cell>
          <table:table-cell table:style-name="ce27" office:value-type="float" office:value="9409.22804181947" calcext:value-type="float">
            <text:p><text:s/>9.409 </text:p>
          </table:table-cell>
          <table:table-cell table:style-name="ce27" office:value-type="float" office:value="11130.8678026136" calcext:value-type="float">
            <text:p><text:s/>11.131 </text:p>
          </table:table-cell>
          <table:table-cell table:style-name="ce27" office:value-type="float" office:value="12763.4862184952" calcext:value-type="float">
            <text:p><text:s/>12.763 </text:p>
          </table:table-cell>
          <table:table-cell table:style-name="ce27" office:value-type="float" office:value="13400.2835910919" calcext:value-type="float">
            <text:p><text:s/>13.400 </text:p>
          </table:table-cell>
          <table:table-cell table:style-name="ce27" office:value-type="float" office:value="13861.2932738847" calcext:value-type="float">
            <text:p><text:s/>13.861 </text:p>
          </table:table-cell>
          <table:table-cell table:style-name="ce27" office:value-type="float" office:value="14342.1350817356" calcext:value-type="float">
            <text:p><text:s/>14.342 </text:p>
          </table:table-cell>
          <table:table-cell table:style-name="ce27" office:value-type="float" office:value="15481.9083249107" calcext:value-type="float">
            <text:p><text:s/>15.482 </text:p>
          </table:table-cell>
          <table:table-cell table:style-name="ce27" office:value-type="float" office:value="16795.2066667397" calcext:value-type="float">
            <text:p><text:s/>16.795 </text:p>
          </table:table-cell>
          <table:table-cell table:style-name="ce27" office:value-type="float" office:value="17496.6610732659" calcext:value-type="float">
            <text:p><text:s/>17.497 </text:p>
          </table:table-cell>
          <table:table-cell table:style-name="ce27" office:value-type="float" office:value="18469.1145045286" calcext:value-type="float">
            <text:p><text:s/>18.469 </text:p>
          </table:table-cell>
          <table:table-cell table:style-name="ce27" office:value-type="float" office:value="20099.8505176132" calcext:value-type="float">
            <text:p><text:s/>20.100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1" table:style-name="ce29" office:value-type="percentage" office:value="1" calcext:value-type="percentage">
            <text:p>100,0%</text:p>
          </table:table-cell>
          <table:table-cell table:style-name="ce29" office:value-type="percentage" office:value="0.00211994845644355" calcext:value-type="percentage">
            <text:p>0,2%</text:p>
          </table:table-cell>
          <table:table-cell table:style-name="ce29" office:value-type="percentage" office:value="0.00215000154050068" calcext:value-type="percentage">
            <text:p>0,2%</text:p>
          </table:table-cell>
          <table:table-cell table:style-name="ce29" office:value-type="percentage" office:value="0.00231182193974644" calcext:value-type="percentage">
            <text:p>0,2%</text:p>
          </table:table-cell>
          <table:table-cell table:style-name="ce29" office:value-type="percentage" office:value="0.00239392318211044" calcext:value-type="percentage">
            <text:p>0,2%</text:p>
          </table:table-cell>
          <table:table-cell table:style-name="ce29" office:value-type="percentage" office:value="0.00231880828607357" calcext:value-type="percentage">
            <text:p>0,2%</text:p>
          </table:table-cell>
          <table:table-cell table:style-name="ce29" office:value-type="percentage" office:value="0.00231183884182088" calcext:value-type="percentage">
            <text:p>0,2%</text:p>
          </table:table-cell>
          <table:table-cell table:style-name="ce29" office:value-type="percentage" office:value="0.00228766704848361" calcext:value-type="percentage">
            <text:p>0,2%</text:p>
          </table:table-cell>
          <table:table-cell table:style-name="ce58" office:value-type="percentage" office:value="0.00235091605711759" calcext:value-type="percentage">
            <text:p>0,2%</text:p>
          </table:table-cell>
          <table:table-cell table:style-name="ce58" office:value-type="percentage" office:value="0.00239789671092282" calcext:value-type="percentage">
            <text:p>0,2%</text:p>
          </table:table-cell>
          <table:table-cell table:style-name="ce58" office:value-type="percentage" office:value="0.0023678915793029" calcext:value-type="percentage">
            <text:p>0,2%</text:p>
          </table:table-cell>
          <table:table-cell table:style-name="ce58" office:value-type="percentage" office:value="0.00242708181583414" calcext:value-type="percentage">
            <text:p>0,2%</text:p>
          </table:table-cell>
          <table:table-cell table:style-name="ce58" office:value-type="percentage" office:value="0.002230307791157" calcext:value-type="percentage">
            <text:p>0,2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8237.7953496258" calcext:value-type="float">
            <text:p><text:s/>8.238 </text:p>
          </table:table-cell>
          <table:table-cell table:style-name="ce32" office:value-type="float" office:value="9409.22804181947" calcext:value-type="float">
            <text:p><text:s/>9.409 </text:p>
          </table:table-cell>
          <table:table-cell table:style-name="ce32" office:value-type="float" office:value="11130.8678026136" calcext:value-type="float">
            <text:p><text:s/>11.131 </text:p>
          </table:table-cell>
          <table:table-cell table:style-name="ce32" office:value-type="float" office:value="12763.4862184952" calcext:value-type="float">
            <text:p><text:s/>12.763 </text:p>
          </table:table-cell>
          <table:table-cell table:style-name="ce32" office:value-type="float" office:value="13400.2835910919" calcext:value-type="float">
            <text:p><text:s/>13.400 </text:p>
          </table:table-cell>
          <table:table-cell table:style-name="ce32" office:value-type="float" office:value="13861.2932738847" calcext:value-type="float">
            <text:p><text:s/>13.861 </text:p>
          </table:table-cell>
          <table:table-cell table:style-name="ce32" office:value-type="float" office:value="14342.1350817356" calcext:value-type="float">
            <text:p><text:s/>14.342 </text:p>
          </table:table-cell>
          <table:table-cell table:style-name="ce32" office:value-type="float" office:value="15481.9083249108" calcext:value-type="float">
            <text:p><text:s/>15.482 </text:p>
          </table:table-cell>
          <table:table-cell table:style-name="ce32" office:value-type="float" office:value="16795.2066667397" calcext:value-type="float">
            <text:p><text:s/>16.795 </text:p>
          </table:table-cell>
          <table:table-cell table:style-name="ce32" office:value-type="float" office:value="17496.6610732659" calcext:value-type="float">
            <text:p><text:s/>17.497 </text:p>
          </table:table-cell>
          <table:table-cell table:style-name="ce32" office:value-type="float" office:value="18469.1145045286" calcext:value-type="float">
            <text:p><text:s/>18.469 </text:p>
          </table:table-cell>
          <table:table-cell table:style-name="ce32" office:value-type="float" office:value="20099.8505176132" calcext:value-type="float">
            <text:p><text:s/>20.100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9" table:style-name="ce34" office:value-type="string" office:string-value=".." calcext:value-type="string">
            <text:p><text:s/>.. </text:p>
          </table:table-cell>
          <table:table-cell table:style-name="ce34" table:number-columns-repeated="2"/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8">
          <table:table-cell table:number-columns-repeated="12"/>
          <table:table-cell table:style-name="ce42"/>
          <table:table-cell table:number-columns-repeated="16371"/>
        </table:table-row>
        <table:table-row table:style-name="ro11" table:number-rows-repeated="1048553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9" table:style-name="ta2">
        <table:table-column table:style-name="co12" table:default-cell-style-name="ce67"/>
        <table:table-column table:style-name="co11" table:number-columns-repeated="3" table:default-cell-style-name="ce67"/>
        <table:table-column table:style-name="co11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Tocantins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1" office:value-type="string" calcext:value-type="string" table:number-columns-spanned="11" table:number-rows-spanned="1">
            <text:p>Valores correntes (1 000 000 R$)</text:p>
          </table:table-cell>
          <table:covered-table-cell table:number-columns-repeated="10"/>
          <table:table-cell table:style-name="ce62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14809.182257402" calcext:value-type="float">
            <text:p><text:s/>14.809 </text:p>
          </table:table-cell>
          <table:table-cell table:style-name="ce13" office:value-type="float" office:value="16557.4549811121" calcext:value-type="float">
            <text:p><text:s/>16.557 </text:p>
          </table:table-cell>
          <table:table-cell table:style-name="ce13" office:value-type="float" office:value="18716.4925195936" calcext:value-type="float">
            <text:p><text:s/>18.716 </text:p>
          </table:table-cell>
          <table:table-cell table:style-name="ce13" office:value-type="float" office:value="21641.0354606068" calcext:value-type="float">
            <text:p><text:s/>21.641 </text:p>
          </table:table-cell>
          <table:table-cell table:style-name="ce13" office:value-type="float" office:value="23748.7126640958" calcext:value-type="float">
            <text:p><text:s/>23.749 </text:p>
          </table:table-cell>
          <table:table-cell table:style-name="ce13" office:value-type="float" office:value="26295.5210054648" calcext:value-type="float">
            <text:p><text:s/>26.296 </text:p>
          </table:table-cell>
          <table:table-cell table:style-name="ce13" office:value-type="float" office:value="28531.4624820664" calcext:value-type="float">
            <text:p><text:s/>28.531 </text:p>
          </table:table-cell>
          <table:table-cell table:style-name="ce13" office:value-type="float" office:value="30851.8375822096" calcext:value-type="float">
            <text:p><text:s/>30.852 </text:p>
          </table:table-cell>
          <table:table-cell table:style-name="ce13" office:value-type="float" office:value="32111.9756981575" calcext:value-type="float">
            <text:p><text:s/>32.112 </text:p>
          </table:table-cell>
          <table:table-cell table:style-name="ce13" office:value-type="float" office:value="35538.4257601649" calcext:value-type="float">
            <text:p><text:s/>35.538 </text:p>
          </table:table-cell>
          <table:table-cell table:style-name="ce13" office:value-type="float" office:value="39508.9094157204" calcext:value-type="float">
            <text:p><text:s/>39.509 </text:p>
          </table:table-cell>
          <table:table-cell table:style-name="ce13" office:value-type="float" office:value="46695.3153632202" calcext:value-type="float">
            <text:p><text:s/>46.695 </text:p>
          </table:table-cell>
          <table:table-cell table:style-name="ce14" office:value-type="percentage" office:value="0.902733817677128" calcext:value-type="percentage">
            <text:p>90,3%</text:p>
          </table:table-cell>
          <table:table-cell table:style-name="ce15" office:value-type="percentage" office:value="0.902525717563076" calcext:value-type="percentage">
            <text:p>90,3%</text:p>
          </table:table-cell>
          <table:table-cell table:style-name="ce15" office:value-type="percentage" office:value="0.904858996821341" calcext:value-type="percentage">
            <text:p>90,5%</text:p>
          </table:table-cell>
          <table:table-cell table:style-name="ce15" office:value-type="percentage" office:value="0.9094149649072" calcext:value-type="percentage">
            <text:p>90,9%</text:p>
          </table:table-cell>
          <table:table-cell table:style-name="ce15" office:value-type="percentage" office:value="0.906808968939092" calcext:value-type="percentage">
            <text:p>90,7%</text:p>
          </table:table-cell>
          <table:table-cell table:style-name="ce15" office:value-type="percentage" office:value="0.90892695097931" calcext:value-type="percentage">
            <text:p>90,9%</text:p>
          </table:table-cell>
          <table:table-cell table:style-name="ce15" office:value-type="percentage" office:value="0.90332843181024" calcext:value-type="percentage">
            <text:p>90,3%</text:p>
          </table:table-cell>
          <table:table-cell table:style-name="ce15" office:value-type="percentage" office:value="0.904530262578192" calcext:value-type="percentage">
            <text:p>90,5%</text:p>
          </table:table-cell>
          <table:table-cell table:style-name="ce15" office:value-type="percentage" office:value="0.900347974738573" calcext:value-type="percentage">
            <text:p>90,0%</text:p>
          </table:table-cell>
          <table:table-cell table:style-name="ce15" office:value-type="percentage" office:value="0.903000275447306" calcext:value-type="percentage">
            <text:p>90,3%</text:p>
          </table:table-cell>
          <table:table-cell table:style-name="ce15" office:value-type="percentage" office:value="0.905133734933383" calcext:value-type="percentage">
            <text:p>90,5%</text:p>
          </table:table-cell>
          <table:table-cell table:style-name="ce54" office:value-type="percentage" office:value="0.901788838253041" calcext:value-type="percentage">
            <text:p>90,2%</text:p>
          </table:table-cell>
          <table:table-cell table:style-name="ce15" office:value-type="percentage" office:value="0.00448377222553984" calcext:value-type="percentage">
            <text:p>0,4%</text:p>
          </table:table-cell>
          <table:table-cell table:style-name="ce15" office:value-type="percentage" office:value="0.00445037724655952" calcext:value-type="percentage">
            <text:p>0,4%</text:p>
          </table:table-cell>
          <table:table-cell table:style-name="ce15" office:value-type="percentage" office:value="0.00457139924943529" calcext:value-type="percentage">
            <text:p>0,5%</text:p>
          </table:table-cell>
          <table:table-cell table:style-name="ce15" office:value-type="percentage" office:value="0.00475234431779597" calcext:value-type="percentage">
            <text:p>0,5%</text:p>
          </table:table-cell>
          <table:table-cell table:style-name="ce15" office:value-type="percentage" office:value="0.00477578584820659" calcext:value-type="percentage">
            <text:p>0,5%</text:p>
          </table:table-cell>
          <table:table-cell table:style-name="ce15" office:value-type="percentage" office:value="0.00510037937487108" calcext:value-type="percentage">
            <text:p>0,5%</text:p>
          </table:table-cell>
          <table:table-cell table:style-name="ce15" office:value-type="percentage" office:value="0.00526428035497595" calcext:value-type="percentage">
            <text:p>0,5%</text:p>
          </table:table-cell>
          <table:table-cell table:style-name="ce15" office:value-type="percentage" office:value="0.00543939352914856" calcext:value-type="percentage">
            <text:p>0,5%</text:p>
          </table:table-cell>
          <table:table-cell table:style-name="ce15" office:value-type="percentage" office:value="0.0053420686055343" calcext:value-type="percentage">
            <text:p>0,5%</text:p>
          </table:table-cell>
          <table:table-cell table:style-name="ce15" office:value-type="percentage" office:value="0.00559071770126768" calcext:value-type="percentage">
            <text:p>0,6%</text:p>
          </table:table-cell>
          <table:table-cell table:style-name="ce15" office:value-type="percentage" office:value="0.00599079406152331" calcext:value-type="percentage">
            <text:p>0,6%</text:p>
          </table:table-cell>
          <table:table-cell table:style-name="ce15" office:value-type="percentage" office:value="0.00605332141775236" calcext:value-type="percentage">
            <text:p>0,6%</text:p>
          </table:table-cell>
          <table:table-cell table:style-name="ce42"/>
          <table:table-cell table:style-name="ce119"/>
          <table:table-cell table:number-columns-repeated="16345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7787.65837458995" calcext:value-type="float">
            <text:p><text:s/>7.788 </text:p>
          </table:table-cell>
          <table:table-cell table:style-name="ce19" office:value-type="float" office:value="8981.85172243514" calcext:value-type="float">
            <text:p><text:s/>8.982 </text:p>
          </table:table-cell>
          <table:table-cell table:style-name="ce19" office:value-type="float" office:value="9812.27451794302" calcext:value-type="float">
            <text:p><text:s/>9.812 </text:p>
          </table:table-cell>
          <table:table-cell table:style-name="ce19" office:value-type="float" office:value="11250.2700018877" calcext:value-type="float">
            <text:p><text:s/>11.250 </text:p>
          </table:table-cell>
          <table:table-cell table:style-name="ce19" office:value-type="float" office:value="12102.0784851406" calcext:value-type="float">
            <text:p><text:s/>12.102 </text:p>
          </table:table-cell>
          <table:table-cell table:style-name="ce19" office:value-type="float" office:value="13479.3108961874" calcext:value-type="float">
            <text:p><text:s/>13.479 </text:p>
          </table:table-cell>
          <table:table-cell table:style-name="ce19" office:value-type="float" office:value="14688.0281836029" calcext:value-type="float">
            <text:p><text:s/>14.688 </text:p>
          </table:table-cell>
          <table:table-cell table:style-name="ce19" office:value-type="float" office:value="15225.6750668298" calcext:value-type="float">
            <text:p><text:s/>15.226 </text:p>
          </table:table-cell>
          <table:table-cell table:style-name="ce19" office:value-type="float" office:value="16583.2440012082" calcext:value-type="float">
            <text:p><text:s/>16.583 </text:p>
          </table:table-cell>
          <table:table-cell table:style-name="ce19" office:value-type="float" office:value="17564.4667442008" calcext:value-type="float">
            <text:p><text:s/>17.564 </text:p>
          </table:table-cell>
          <table:table-cell table:style-name="ce19" office:value-type="float" office:value="17566.5520672156" calcext:value-type="float">
            <text:p><text:s/>17.567 </text:p>
          </table:table-cell>
          <table:table-cell table:style-name="ce19" office:value-type="float" office:value="19800.9329872784" calcext:value-type="float">
            <text:p><text:s/>19.801 </text:p>
          </table:table-cell>
          <table:table-cell table:style-name="ce20" office:value-type="percentage" office:value="0.47471781041421" calcext:value-type="percentage">
            <text:p>47,5%</text:p>
          </table:table-cell>
          <table:table-cell table:style-name="ce21" office:value-type="percentage" office:value="0.489589262364491" calcext:value-type="percentage">
            <text:p>49,0%</text:p>
          </table:table-cell>
          <table:table-cell table:style-name="ce21" office:value-type="percentage" office:value="0.474379741158591" calcext:value-type="percentage">
            <text:p>47,4%</text:p>
          </table:table-cell>
          <table:table-cell table:style-name="ce21" office:value-type="percentage" office:value="0.472766837686072" calcext:value-type="percentage">
            <text:p>47,3%</text:p>
          </table:table-cell>
          <table:table-cell table:style-name="ce21" office:value-type="percentage" office:value="0.462099713291896" calcext:value-type="percentage">
            <text:p>46,2%</text:p>
          </table:table-cell>
          <table:table-cell table:style-name="ce21" office:value-type="percentage" office:value="0.465923795601069" calcext:value-type="percentage">
            <text:p>46,6%</text:p>
          </table:table-cell>
          <table:table-cell table:style-name="ce21" office:value-type="percentage" office:value="0.465034467609867" calcext:value-type="percentage">
            <text:p>46,5%</text:p>
          </table:table-cell>
          <table:table-cell table:style-name="ce21" office:value-type="percentage" office:value="0.446394281359479" calcext:value-type="percentage">
            <text:p>44,6%</text:p>
          </table:table-cell>
          <table:table-cell table:style-name="ce21" office:value-type="percentage" office:value="0.46495707057788" calcext:value-type="percentage">
            <text:p>46,5%</text:p>
          </table:table-cell>
          <table:table-cell table:style-name="ce21" office:value-type="percentage" office:value="0.446297717719299" calcext:value-type="percentage">
            <text:p>44,6%</text:p>
          </table:table-cell>
          <table:table-cell table:style-name="ce21" office:value-type="percentage" office:value="0.402442869662559" calcext:value-type="percentage">
            <text:p>40,2%</text:p>
          </table:table-cell>
          <table:table-cell table:style-name="ce55" office:value-type="percentage" office:value="0.382399395229027" calcext:value-type="percentage">
            <text:p>38,2%</text:p>
          </table:table-cell>
          <table:table-cell table:style-name="ce21" office:value-type="percentage" office:value="0.00481257353870061" calcext:value-type="percentage">
            <text:p>0,5%</text:p>
          </table:table-cell>
          <table:table-cell table:style-name="ce21" office:value-type="percentage" office:value="0.00486351750555975" calcext:value-type="percentage">
            <text:p>0,5%</text:p>
          </table:table-cell>
          <table:table-cell table:style-name="ce21" office:value-type="percentage" office:value="0.00476589137352285" calcext:value-type="percentage">
            <text:p>0,5%</text:p>
          </table:table-cell>
          <table:table-cell table:style-name="ce21" office:value-type="percentage" office:value="0.00487930197812464" calcext:value-type="percentage">
            <text:p>0,5%</text:p>
          </table:table-cell>
          <table:table-cell table:style-name="ce21" office:value-type="percentage" office:value="0.00481125373062185" calcext:value-type="percentage">
            <text:p>0,5%</text:p>
          </table:table-cell>
          <table:table-cell table:style-name="ce21" office:value-type="percentage" office:value="0.00504461452241652" calcext:value-type="percentage">
            <text:p>0,5%</text:p>
          </table:table-cell>
          <table:table-cell table:style-name="ce21" office:value-type="percentage" office:value="0.00524116453813858" calcext:value-type="percentage">
            <text:p>0,5%</text:p>
          </table:table-cell>
          <table:table-cell table:style-name="ce21" office:value-type="percentage" office:value="0.00521331353337754" calcext:value-type="percentage">
            <text:p>0,5%</text:p>
          </table:table-cell>
          <table:table-cell table:style-name="ce21" office:value-type="percentage" office:value="0.00542685729640526" calcext:value-type="percentage">
            <text:p>0,5%</text:p>
          </table:table-cell>
          <table:table-cell table:style-name="ce21" office:value-type="percentage" office:value="0.00545873633928817" calcext:value-type="percentage">
            <text:p>0,5%</text:p>
          </table:table-cell>
          <table:table-cell table:style-name="ce21" office:value-type="percentage" office:value="0.00550271448500854" calcext:value-type="percentage">
            <text:p>0,6%</text:p>
          </table:table-cell>
          <table:table-cell table:style-name="ce21" office:value-type="percentage" office:value="0.00560195328849673" calcext:value-type="percentage">
            <text:p>0,6%</text:p>
          </table:table-cell>
          <table:table-cell table:style-name="ce42"/>
          <table:table-cell table:style-name="ce119"/>
          <table:table-cell table:number-columns-repeated="16345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6239.45888434029" calcext:value-type="float">
            <text:p><text:s/>6.239 </text:p>
          </table:table-cell>
          <table:table-cell table:style-name="ce13" office:value-type="float" office:value="7189.61934830864" calcext:value-type="float">
            <text:p><text:s/>7.190 </text:p>
          </table:table-cell>
          <table:table-cell table:style-name="ce13" office:value-type="float" office:value="7870.9522300315" calcext:value-type="float">
            <text:p><text:s/>7.871 </text:p>
          </table:table-cell>
          <table:table-cell table:style-name="ce13" office:value-type="float" office:value="8934.06728953549" calcext:value-type="float">
            <text:p><text:s/>8.934 </text:p>
          </table:table-cell>
          <table:table-cell table:style-name="ce13" office:value-type="float" office:value="9616.31443845276" calcext:value-type="float">
            <text:p><text:s/>9.616 </text:p>
          </table:table-cell>
          <table:table-cell table:style-name="ce13" office:value-type="float" office:value="10783.0163736205" calcext:value-type="float">
            <text:p><text:s/>10.783 </text:p>
          </table:table-cell>
          <table:table-cell table:style-name="ce13" office:value-type="float" office:value="11740.5573873028" calcext:value-type="float">
            <text:p><text:s/>11.741 </text:p>
          </table:table-cell>
          <table:table-cell table:style-name="ce13" office:value-type="float" office:value="12081.7969591736" calcext:value-type="float">
            <text:p><text:s/>12.082 </text:p>
          </table:table-cell>
          <table:table-cell table:style-name="ce13" office:value-type="float" office:value="13159.7204743299" calcext:value-type="float">
            <text:p><text:s/>13.160 </text:p>
          </table:table-cell>
          <table:table-cell table:style-name="ce13" office:value-type="float" office:value="13865.043705762" calcext:value-type="float">
            <text:p><text:s/>13.865 </text:p>
          </table:table-cell>
          <table:table-cell table:style-name="ce13" office:value-type="float" office:value="13871.852372466" calcext:value-type="float">
            <text:p><text:s/>13.872 </text:p>
          </table:table-cell>
          <table:table-cell table:style-name="ce13" office:value-type="float" office:value="15646.3367948599" calcext:value-type="float">
            <text:p><text:s/>15.646 </text:p>
          </table:table-cell>
          <table:table-cell table:style-name="ce14" office:value-type="percentage" office:value="0.380343116925628" calcext:value-type="percentage">
            <text:p>38,0%</text:p>
          </table:table-cell>
          <table:table-cell table:style-name="ce15" office:value-type="percentage" office:value="0.391896965369361" calcext:value-type="percentage">
            <text:p>39,2%</text:p>
          </table:table-cell>
          <table:table-cell table:style-name="ce15" office:value-type="percentage" office:value="0.380525460710073" calcext:value-type="percentage">
            <text:p>38,1%</text:p>
          </table:table-cell>
          <table:table-cell table:style-name="ce15" office:value-type="percentage" office:value="0.3754337219853" calcext:value-type="percentage">
            <text:p>37,5%</text:p>
          </table:table-cell>
          <table:table-cell table:style-name="ce15" office:value-type="percentage" office:value="0.367184541927232" calcext:value-type="percentage">
            <text:p>36,7%</text:p>
          </table:table-cell>
          <table:table-cell table:style-name="ce15" office:value-type="percentage" office:value="0.372724092167561" calcext:value-type="percentage">
            <text:p>37,3%</text:p>
          </table:table-cell>
          <table:table-cell table:style-name="ce15" office:value-type="percentage" office:value="0.371715235414818" calcext:value-type="percentage">
            <text:p>37,2%</text:p>
          </table:table-cell>
          <table:table-cell table:style-name="ce15" office:value-type="percentage" office:value="0.354220423557506" calcext:value-type="percentage">
            <text:p>35,4%</text:p>
          </table:table-cell>
          <table:table-cell table:style-name="ce15" office:value-type="percentage" office:value="0.368969128170725" calcext:value-type="percentage">
            <text:p>36,9%</text:p>
          </table:table-cell>
          <table:table-cell table:style-name="ce15" office:value-type="percentage" office:value="0.352298618117911" calcext:value-type="percentage">
            <text:p>35,2%</text:p>
          </table:table-cell>
          <table:table-cell table:style-name="ce15" office:value-type="percentage" office:value="0.317798737905398" calcext:value-type="percentage">
            <text:p>31,8%</text:p>
          </table:table-cell>
          <table:table-cell table:style-name="ce54" office:value-type="percentage" office:value="0.302165040998226" calcext:value-type="percentage">
            <text:p>30,2%</text:p>
          </table:table-cell>
          <table:table-cell table:style-name="ce15" office:value-type="percentage" office:value="0.004884938666265" calcext:value-type="percentage">
            <text:p>0,5%</text:p>
          </table:table-cell>
          <table:table-cell table:style-name="ce15" office:value-type="percentage" office:value="0.00494589111467896" calcext:value-type="percentage">
            <text:p>0,5%</text:p>
          </table:table-cell>
          <table:table-cell table:style-name="ce15" office:value-type="percentage" office:value="0.00483775935583316" calcext:value-type="percentage">
            <text:p>0,5%</text:p>
          </table:table-cell>
          <table:table-cell table:style-name="ce15" office:value-type="percentage" office:value="0.00490287469036801" calcext:value-type="percentage">
            <text:p>0,5%</text:p>
          </table:table-cell>
          <table:table-cell table:style-name="ce15" office:value-type="percentage" office:value="0.00480717415211227" calcext:value-type="percentage">
            <text:p>0,5%</text:p>
          </table:table-cell>
          <table:table-cell table:style-name="ce15" office:value-type="percentage" office:value="0.00506995157793153" calcext:value-type="percentage">
            <text:p>0,5%</text:p>
          </table:table-cell>
          <table:table-cell table:style-name="ce15" office:value-type="percentage" office:value="0.00526649599393116" calcext:value-type="percentage">
            <text:p>0,5%</text:p>
          </table:table-cell>
          <table:table-cell table:style-name="ce15" office:value-type="percentage" office:value="0.00522488846183807" calcext:value-type="percentage">
            <text:p>0,5%</text:p>
          </table:table-cell>
          <table:table-cell table:style-name="ce15" office:value-type="percentage" office:value="0.00543274216233094" calcext:value-type="percentage">
            <text:p>0,5%</text:p>
          </table:table-cell>
          <table:table-cell table:style-name="ce15" office:value-type="percentage" office:value="0.00545933847349346" calcext:value-type="percentage">
            <text:p>0,5%</text:p>
          </table:table-cell>
          <table:table-cell table:style-name="ce15" office:value-type="percentage" office:value="0.0054786990686136" calcext:value-type="percentage">
            <text:p>0,5%</text:p>
          </table:table-cell>
          <table:table-cell table:style-name="ce15" office:value-type="percentage" office:value="0.00559794576873673" calcext:value-type="percentage">
            <text:p>0,6%</text:p>
          </table:table-cell>
          <table:table-cell table:style-name="ce42"/>
          <table:table-cell table:style-name="ce119"/>
          <table:table-cell table:number-columns-repeated="16345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1548.19949024966" calcext:value-type="float">
            <text:p><text:s/>1.548 </text:p>
          </table:table-cell>
          <table:table-cell table:style-name="ce13" office:value-type="float" office:value="1792.2323741265" calcext:value-type="float">
            <text:p><text:s/>1.792 </text:p>
          </table:table-cell>
          <table:table-cell table:style-name="ce13" office:value-type="float" office:value="1941.32228791153" calcext:value-type="float">
            <text:p><text:s/>1.941 </text:p>
          </table:table-cell>
          <table:table-cell table:style-name="ce13" office:value-type="float" office:value="2316.20271235222" calcext:value-type="float">
            <text:p><text:s/>2.316 </text:p>
          </table:table-cell>
          <table:table-cell table:style-name="ce13" office:value-type="float" office:value="2485.76404668781" calcext:value-type="float">
            <text:p><text:s/>2.486 </text:p>
          </table:table-cell>
          <table:table-cell table:style-name="ce13" office:value-type="float" office:value="2696.29452256687" calcext:value-type="float">
            <text:p><text:s/>2.696 </text:p>
          </table:table-cell>
          <table:table-cell table:style-name="ce13" office:value-type="float" office:value="2947.47079630014" calcext:value-type="float">
            <text:p><text:s/>2.947 </text:p>
          </table:table-cell>
          <table:table-cell table:style-name="ce13" office:value-type="float" office:value="3143.87810765627" calcext:value-type="float">
            <text:p><text:s/>3.144 </text:p>
          </table:table-cell>
          <table:table-cell table:style-name="ce13" office:value-type="float" office:value="3423.52352687827" calcext:value-type="float">
            <text:p><text:s/>3.424 </text:p>
          </table:table-cell>
          <table:table-cell table:style-name="ce13" office:value-type="float" office:value="3699.42303843875" calcext:value-type="float">
            <text:p><text:s/>3.699 </text:p>
          </table:table-cell>
          <table:table-cell table:style-name="ce13" office:value-type="float" office:value="3694.69969474967" calcext:value-type="float">
            <text:p><text:s/>3.695 </text:p>
          </table:table-cell>
          <table:table-cell table:style-name="ce13" office:value-type="float" office:value="4154.59619241844" calcext:value-type="float">
            <text:p><text:s/>4.155 </text:p>
          </table:table-cell>
          <table:table-cell table:style-name="ce14" office:value-type="percentage" office:value="0.094374693488582" calcext:value-type="percentage">
            <text:p>9,4%</text:p>
          </table:table-cell>
          <table:table-cell table:style-name="ce15" office:value-type="percentage" office:value="0.0976922969951299" calcext:value-type="percentage">
            <text:p>9,8%</text:p>
          </table:table-cell>
          <table:table-cell table:style-name="ce15" office:value-type="percentage" office:value="0.0938542804485183" calcext:value-type="percentage">
            <text:p>9,4%</text:p>
          </table:table-cell>
          <table:table-cell table:style-name="ce15" office:value-type="percentage" office:value="0.0973331157007721" calcext:value-type="percentage">
            <text:p>9,7%</text:p>
          </table:table-cell>
          <table:table-cell table:style-name="ce15" office:value-type="percentage" office:value="0.0949151713646647" calcext:value-type="percentage">
            <text:p>9,5%</text:p>
          </table:table-cell>
          <table:table-cell table:style-name="ce15" office:value-type="percentage" office:value="0.0931997034335089" calcext:value-type="percentage">
            <text:p>9,3%</text:p>
          </table:table-cell>
          <table:table-cell table:style-name="ce15" office:value-type="percentage" office:value="0.0933192321950491" calcext:value-type="percentage">
            <text:p>9,3%</text:p>
          </table:table-cell>
          <table:table-cell table:style-name="ce15" office:value-type="percentage" office:value="0.0921738578019729" calcext:value-type="percentage">
            <text:p>9,2%</text:p>
          </table:table-cell>
          <table:table-cell table:style-name="ce15" office:value-type="percentage" office:value="0.0959879424071553" calcext:value-type="percentage">
            <text:p>9,6%</text:p>
          </table:table-cell>
          <table:table-cell table:style-name="ce15" office:value-type="percentage" office:value="0.0939990996013887" calcext:value-type="percentage">
            <text:p>9,4%</text:p>
          </table:table-cell>
          <table:table-cell table:style-name="ce15" office:value-type="percentage" office:value="0.0846441317571617" calcext:value-type="percentage">
            <text:p>8,5%</text:p>
          </table:table-cell>
          <table:table-cell table:style-name="ce54" office:value-type="percentage" office:value="0.0802343542308002" calcext:value-type="percentage">
            <text:p>8,0%</text:p>
          </table:table-cell>
          <table:table-cell table:style-name="ce15" office:value-type="percentage" office:value="0.00454143966867503" calcext:value-type="percentage">
            <text:p>0,5%</text:p>
          </table:table-cell>
          <table:table-cell table:style-name="ce15" office:value-type="percentage" office:value="0.00455892608000107" calcext:value-type="percentage">
            <text:p>0,5%</text:p>
          </table:table-cell>
          <table:table-cell table:style-name="ce15" office:value-type="percentage" office:value="0.00449514389230008" calcext:value-type="percentage">
            <text:p>0,4%</text:p>
          </table:table-cell>
          <table:table-cell table:style-name="ce15" office:value-type="percentage" office:value="0.00479046192547351" calcext:value-type="percentage">
            <text:p>0,5%</text:p>
          </table:table-cell>
          <table:table-cell table:style-name="ce15" office:value-type="percentage" office:value="0.00482710122473164" calcext:value-type="percentage">
            <text:p>0,5%</text:p>
          </table:table-cell>
          <table:table-cell table:style-name="ce15" office:value-type="percentage" office:value="0.00494576853280592" calcext:value-type="percentage">
            <text:p>0,5%</text:p>
          </table:table-cell>
          <table:table-cell table:style-name="ce15" office:value-type="percentage" office:value="0.00514263570115039" calcext:value-type="percentage">
            <text:p>0,5%</text:p>
          </table:table-cell>
          <table:table-cell table:style-name="ce15" office:value-type="percentage" office:value="0.00516930476018078" calcext:value-type="percentage">
            <text:p>0,5%</text:p>
          </table:table-cell>
          <table:table-cell table:style-name="ce15" office:value-type="percentage" office:value="0.00540435459470109" calcext:value-type="percentage">
            <text:p>0,5%</text:p>
          </table:table-cell>
          <table:table-cell table:style-name="ce15" office:value-type="percentage" office:value="0.00545648078567693" calcext:value-type="percentage">
            <text:p>0,5%</text:p>
          </table:table-cell>
          <table:table-cell table:style-name="ce15" office:value-type="percentage" office:value="0.00559479164294252" calcext:value-type="percentage">
            <text:p>0,6%</text:p>
          </table:table-cell>
          <table:table-cell table:style-name="ce15" office:value-type="percentage" office:value="0.00561709736493785" calcext:value-type="percentage">
            <text:p>0,6%</text:p>
          </table:table-cell>
          <table:table-cell table:style-name="ce42"/>
          <table:table-cell table:style-name="ce119"/>
          <table:table-cell table:number-columns-repeated="16345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1703.57149962036" calcext:value-type="float">
            <text:p><text:s/>1.704 </text:p>
          </table:table-cell>
          <table:table-cell table:style-name="ce19" office:value-type="float" office:value="1856.11432364618" calcext:value-type="float">
            <text:p><text:s/>1.856 </text:p>
          </table:table-cell>
          <table:table-cell table:style-name="ce19" office:value-type="float" office:value="2031.83752239576" calcext:value-type="float">
            <text:p><text:s/>2.032 </text:p>
          </table:table-cell>
          <table:table-cell table:style-name="ce19" office:value-type="float" office:value="2224.98391345914" calcext:value-type="float">
            <text:p><text:s/>2.225 </text:p>
          </table:table-cell>
          <table:table-cell table:style-name="ce19" office:value-type="float" office:value="2522.35172621248" calcext:value-type="float">
            <text:p><text:s/>2.522 </text:p>
          </table:table-cell>
          <table:table-cell table:style-name="ce19" office:value-type="float" office:value="2732.26879384768" calcext:value-type="float">
            <text:p><text:s/>2.732 </text:p>
          </table:table-cell>
          <table:table-cell table:style-name="ce19" office:value-type="float" office:value="3163.88436907909" calcext:value-type="float">
            <text:p><text:s/>3.164 </text:p>
          </table:table-cell>
          <table:table-cell table:style-name="ce19" office:value-type="float" office:value="3416.98353213988" calcext:value-type="float">
            <text:p><text:s/>3.417 </text:p>
          </table:table-cell>
          <table:table-cell table:style-name="ce19" office:value-type="float" office:value="3770.12774471583" calcext:value-type="float">
            <text:p><text:s/>3.770 </text:p>
          </table:table-cell>
          <table:table-cell table:style-name="ce19" office:value-type="float" office:value="4085.13903485517" calcext:value-type="float">
            <text:p><text:s/>4.085 </text:p>
          </table:table-cell>
          <table:table-cell table:style-name="ce19" office:value-type="float" office:value="4430.62732612923" calcext:value-type="float">
            <text:p><text:s/>4.431 </text:p>
          </table:table-cell>
          <table:table-cell table:style-name="ce19" office:value-type="float" office:value="5423.19804092168" calcext:value-type="float">
            <text:p><text:s/>5.423 </text:p>
          </table:table-cell>
          <table:table-cell table:style-name="ce20" office:value-type="percentage" office:value="0.103845815171163" calcext:value-type="percentage">
            <text:p>10,4%</text:p>
          </table:table-cell>
          <table:table-cell table:style-name="ce21" office:value-type="percentage" office:value="0.101174420449208" calcext:value-type="percentage">
            <text:p>10,1%</text:p>
          </table:table-cell>
          <table:table-cell table:style-name="ce21" office:value-type="percentage" office:value="0.0982302886234854" calcext:value-type="percentage">
            <text:p>9,8%</text:p>
          </table:table-cell>
          <table:table-cell table:style-name="ce21" office:value-type="percentage" office:value="0.0934998545361099" calcext:value-type="percentage">
            <text:p>9,3%</text:p>
          </table:table-cell>
          <table:table-cell table:style-name="ce21" office:value-type="percentage" office:value="0.0963122170241459" calcext:value-type="percentage">
            <text:p>9,6%</text:p>
          </table:table-cell>
          <table:table-cell table:style-name="ce21" office:value-type="percentage" office:value="0.0944431845838606" calcext:value-type="percentage">
            <text:p>9,4%</text:p>
          </table:table-cell>
          <table:table-cell table:style-name="ce21" office:value-type="percentage" office:value="0.100171055281361" calcext:value-type="percentage">
            <text:p>10,0%</text:p>
          </table:table-cell>
          <table:table-cell table:style-name="ce21" office:value-type="percentage" office:value="0.100180905053581" calcext:value-type="percentage">
            <text:p>10,0%</text:p>
          </table:table-cell>
          <table:table-cell table:style-name="ce21" office:value-type="percentage" office:value="0.105705949436657" calcext:value-type="percentage">
            <text:p>10,6%</text:p>
          </table:table-cell>
          <table:table-cell table:style-name="ce21" office:value-type="percentage" office:value="0.103799805275833" calcext:value-type="percentage">
            <text:p>10,4%</text:p>
          </table:table-cell>
          <table:table-cell table:style-name="ce21" office:value-type="percentage" office:value="0.101503947314769" calcext:value-type="percentage">
            <text:p>10,2%</text:p>
          </table:table-cell>
          <table:table-cell table:style-name="ce55" office:value-type="percentage" office:value="0.104733835137368" calcext:value-type="percentage">
            <text:p>10,5%</text:p>
          </table:table-cell>
          <table:table-cell table:style-name="ce21" office:value-type="percentage" office:value="0.00272181675779541" calcext:value-type="percentage">
            <text:p>0,3%</text:p>
          </table:table-cell>
          <table:table-cell table:style-name="ce21" office:value-type="percentage" office:value="0.00266170637514868" calcext:value-type="percentage">
            <text:p>0,3%</text:p>
          </table:table-cell>
          <table:table-cell table:style-name="ce21" office:value-type="percentage" office:value="0.00265424808021351" calcext:value-type="percentage">
            <text:p>0,3%</text:p>
          </table:table-cell>
          <table:table-cell table:style-name="ce21" office:value-type="percentage" office:value="0.00268748712711196" calcext:value-type="percentage">
            <text:p>0,3%</text:p>
          </table:table-cell>
          <table:table-cell table:style-name="ce21" office:value-type="percentage" office:value="0.00292499895019992" calcext:value-type="percentage">
            <text:p>0,3%</text:p>
          </table:table-cell>
          <table:table-cell table:style-name="ce21" office:value-type="percentage" office:value="0.00303945089895007" calcext:value-type="percentage">
            <text:p>0,3%</text:p>
          </table:table-cell>
          <table:table-cell table:style-name="ce21" office:value-type="percentage" office:value="0.00347538294218735" calcext:value-type="percentage">
            <text:p>0,3%</text:p>
          </table:table-cell>
          <table:table-cell table:style-name="ce21" office:value-type="percentage" office:value="0.00347470180380283" calcext:value-type="percentage">
            <text:p>0,3%</text:p>
          </table:table-cell>
          <table:table-cell table:style-name="ce21" office:value-type="percentage" office:value="0.00350006939067047" calcext:value-type="percentage">
            <text:p>0,4%</text:p>
          </table:table-cell>
          <table:table-cell table:style-name="ce21" office:value-type="percentage" office:value="0.00363602455399484" calcext:value-type="percentage">
            <text:p>0,4%</text:p>
          </table:table-cell>
          <table:table-cell table:style-name="ce21" office:value-type="percentage" office:value="0.0040239982763059" calcext:value-type="percentage">
            <text:p>0,4%</text:p>
          </table:table-cell>
          <table:table-cell table:style-name="ce21" office:value-type="percentage" office:value="0.00387619087982794" calcext:value-type="percentage">
            <text:p>0,4%</text:p>
          </table:table-cell>
          <table:table-cell table:style-name="ce42"/>
          <table:table-cell table:style-name="ce119"/>
          <table:table-cell table:number-columns-repeated="16345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1595.63383280307" calcext:value-type="float">
            <text:p><text:s/>1.596 </text:p>
          </table:table-cell>
          <table:table-cell table:style-name="ce13" office:value-type="float" office:value="1788.23274712144" calcext:value-type="float">
            <text:p><text:s/>1.788 </text:p>
          </table:table-cell>
          <table:table-cell table:style-name="ce13" office:value-type="float" office:value="1967.93741406717" calcext:value-type="float">
            <text:p><text:s/>1.968 </text:p>
          </table:table-cell>
          <table:table-cell table:style-name="ce13" office:value-type="float" office:value="2155.62095664835" calcext:value-type="float">
            <text:p><text:s/>2.156 </text:p>
          </table:table-cell>
          <table:table-cell table:style-name="ce13" office:value-type="float" office:value="2440.60997998904" calcext:value-type="float">
            <text:p><text:s/>2.441 </text:p>
          </table:table-cell>
          <table:table-cell table:style-name="ce13" office:value-type="float" office:value="2634.76979197834" calcext:value-type="float">
            <text:p><text:s/>2.635 </text:p>
          </table:table-cell>
          <table:table-cell table:style-name="ce13" office:value-type="float" office:value="3053.35371251555" calcext:value-type="float">
            <text:p><text:s/>3.053 </text:p>
          </table:table-cell>
          <table:table-cell table:style-name="ce13" office:value-type="float" office:value="3256.29440474272" calcext:value-type="float">
            <text:p><text:s/>3.256 </text:p>
          </table:table-cell>
          <table:table-cell table:style-name="ce13" office:value-type="float" office:value="3554.20737676039" calcext:value-type="float">
            <text:p><text:s/>3.554 </text:p>
          </table:table-cell>
          <table:table-cell table:style-name="ce13" office:value-type="float" office:value="3817.51545763898" calcext:value-type="float">
            <text:p><text:s/>3.818 </text:p>
          </table:table-cell>
          <table:table-cell table:style-name="ce13" office:value-type="float" office:value="4140.8938021745" calcext:value-type="float">
            <text:p><text:s/>4.141 </text:p>
          </table:table-cell>
          <table:table-cell table:style-name="ce13" office:value-type="float" office:value="5085.4490268992" calcext:value-type="float">
            <text:p><text:s/>5.085 </text:p>
          </table:table-cell>
          <table:table-cell table:style-name="ce14" office:value-type="percentage" office:value="0.0972661823228722" calcext:value-type="percentage">
            <text:p>9,7%</text:p>
          </table:table-cell>
          <table:table-cell table:style-name="ce15" office:value-type="percentage" office:value="0.0974742824369236" calcext:value-type="percentage">
            <text:p>9,7%</text:p>
          </table:table-cell>
          <table:table-cell table:style-name="ce15" office:value-type="percentage" office:value="0.0951410031786587" calcext:value-type="percentage">
            <text:p>9,5%</text:p>
          </table:table-cell>
          <table:table-cell table:style-name="ce15" office:value-type="percentage" office:value="0.0905850350927994" calcext:value-type="percentage">
            <text:p>9,1%</text:p>
          </table:table-cell>
          <table:table-cell table:style-name="ce15" office:value-type="percentage" office:value="0.0931910310609076" calcext:value-type="percentage">
            <text:p>9,3%</text:p>
          </table:table-cell>
          <table:table-cell table:style-name="ce15" office:value-type="percentage" office:value="0.0910730490206896" calcext:value-type="percentage">
            <text:p>9,1%</text:p>
          </table:table-cell>
          <table:table-cell table:style-name="ce15" office:value-type="percentage" office:value="0.0966715681897596" calcext:value-type="percentage">
            <text:p>9,7%</text:p>
          </table:table-cell>
          <table:table-cell table:style-name="ce15" office:value-type="percentage" office:value="0.0954697374218082" calcext:value-type="percentage">
            <text:p>9,5%</text:p>
          </table:table-cell>
          <table:table-cell table:style-name="ce15" office:value-type="percentage" office:value="0.0996520252614269" calcext:value-type="percentage">
            <text:p>10,0%</text:p>
          </table:table-cell>
          <table:table-cell table:style-name="ce15" office:value-type="percentage" office:value="0.0969997245526937" calcext:value-type="percentage">
            <text:p>9,7%</text:p>
          </table:table-cell>
          <table:table-cell table:style-name="ce15" office:value-type="percentage" office:value="0.0948662650666174" calcext:value-type="percentage">
            <text:p>9,5%</text:p>
          </table:table-cell>
          <table:table-cell table:style-name="ce54" office:value-type="percentage" office:value="0.0982111617469591" calcext:value-type="percentage">
            <text:p>9,8%</text:p>
          </table:table-cell>
          <table:table-cell table:style-name="ce15" office:value-type="percentage" office:value="0.00273690338675706" calcext:value-type="percentage">
            <text:p>0,3%</text:p>
          </table:table-cell>
          <table:table-cell table:style-name="ce15" office:value-type="percentage" office:value="0.00272629287234505" calcext:value-type="percentage">
            <text:p>0,3%</text:p>
          </table:table-cell>
          <table:table-cell table:style-name="ce15" office:value-type="percentage" office:value="0.00273134584694146" calcext:value-type="percentage">
            <text:p>0,3%</text:p>
          </table:table-cell>
          <table:table-cell table:style-name="ce15" office:value-type="percentage" office:value="0.00277122341811447" calcext:value-type="percentage">
            <text:p>0,3%</text:p>
          </table:table-cell>
          <table:table-cell table:style-name="ce15" office:value-type="percentage" office:value="0.00302723037534432" calcext:value-type="percentage">
            <text:p>0,3%</text:p>
          </table:table-cell>
          <table:table-cell table:style-name="ce15" office:value-type="percentage" office:value="0.00313593631883695" calcext:value-type="percentage">
            <text:p>0,3%</text:p>
          </table:table-cell>
          <table:table-cell table:style-name="ce15" office:value-type="percentage" office:value="0.00359426974325733" calcext:value-type="percentage">
            <text:p>0,4%</text:p>
          </table:table-cell>
          <table:table-cell table:style-name="ce15" office:value-type="percentage" office:value="0.00356442856051341" calcext:value-type="percentage">
            <text:p>0,4%</text:p>
          </table:table-cell>
          <table:table-cell table:style-name="ce15" office:value-type="percentage" office:value="0.00357929465298315" calcext:value-type="percentage">
            <text:p>0,4%</text:p>
          </table:table-cell>
          <table:table-cell table:style-name="ce15" office:value-type="percentage" office:value="0.00369754133397548" calcext:value-type="percentage">
            <text:p>0,4%</text:p>
          </table:table-cell>
          <table:table-cell table:style-name="ce15" office:value-type="percentage" office:value="0.00408106538364584" calcext:value-type="percentage">
            <text:p>0,4%</text:p>
          </table:table-cell>
          <table:table-cell table:style-name="ce15" office:value-type="percentage" office:value="0.00391747983611913" calcext:value-type="percentage">
            <text:p>0,4%</text:p>
          </table:table-cell>
          <table:table-cell table:style-name="ce42"/>
          <table:table-cell table:style-name="ce119"/>
          <table:table-cell table:number-columns-repeated="16345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107.937666817283" calcext:value-type="float">
            <text:p><text:s/>108 </text:p>
          </table:table-cell>
          <table:table-cell table:style-name="ce13" office:value-type="float" office:value="67.8815765247437" calcext:value-type="float">
            <text:p><text:s/>68 </text:p>
          </table:table-cell>
          <table:table-cell table:style-name="ce13" office:value-type="float" office:value="63.900108328595" calcext:value-type="float">
            <text:p><text:s/>64 </text:p>
          </table:table-cell>
          <table:table-cell table:style-name="ce13" office:value-type="float" office:value="69.3629568107943" calcext:value-type="float">
            <text:p><text:s/>69 </text:p>
          </table:table-cell>
          <table:table-cell table:style-name="ce13" office:value-type="float" office:value="81.7417462234366" calcext:value-type="float">
            <text:p><text:s/>82 </text:p>
          </table:table-cell>
          <table:table-cell table:style-name="ce13" office:value-type="float" office:value="97.4990018693411" calcext:value-type="float">
            <text:p><text:s/>97 </text:p>
          </table:table-cell>
          <table:table-cell table:style-name="ce13" office:value-type="float" office:value="110.530656563537" calcext:value-type="float">
            <text:p><text:s/>111 </text:p>
          </table:table-cell>
          <table:table-cell table:style-name="ce13" office:value-type="float" office:value="160.689127397158" calcext:value-type="float">
            <text:p><text:s/>161 </text:p>
          </table:table-cell>
          <table:table-cell table:style-name="ce13" office:value-type="float" office:value="215.920367955435" calcext:value-type="float">
            <text:p><text:s/>216 </text:p>
          </table:table-cell>
          <table:table-cell table:style-name="ce13" office:value-type="float" office:value="267.623577216194" calcext:value-type="float">
            <text:p><text:s/>268 </text:p>
          </table:table-cell>
          <table:table-cell table:style-name="ce13" office:value-type="float" office:value="289.733523954731" calcext:value-type="float">
            <text:p><text:s/>290 </text:p>
          </table:table-cell>
          <table:table-cell table:style-name="ce13" office:value-type="float" office:value="337.74901402248" calcext:value-type="float">
            <text:p><text:s/>338 </text:p>
          </table:table-cell>
          <table:table-cell table:style-name="ce14" office:value-type="percentage" office:value="0.0065796328482908" calcext:value-type="percentage">
            <text:p>0,7%</text:p>
          </table:table-cell>
          <table:table-cell table:style-name="ce15" office:value-type="percentage" office:value="0.0037001380122848" calcext:value-type="percentage">
            <text:p>0,4%</text:p>
          </table:table-cell>
          <table:table-cell table:style-name="ce15" office:value-type="percentage" office:value="0.00308928544482665" calcext:value-type="percentage">
            <text:p>0,3%</text:p>
          </table:table-cell>
          <table:table-cell table:style-name="ce15" office:value-type="percentage" office:value="0.00291481944331047" calcext:value-type="percentage">
            <text:p>0,3%</text:p>
          </table:table-cell>
          <table:table-cell table:style-name="ce15" office:value-type="percentage" office:value="0.0031211859632383" calcext:value-type="percentage">
            <text:p>0,3%</text:p>
          </table:table-cell>
          <table:table-cell table:style-name="ce15" office:value-type="percentage" office:value="0.00337013556317098" calcext:value-type="percentage">
            <text:p>0,3%</text:p>
          </table:table-cell>
          <table:table-cell table:style-name="ce15" office:value-type="percentage" office:value="0.00349948709160123" calcext:value-type="percentage">
            <text:p>0,3%</text:p>
          </table:table-cell>
          <table:table-cell table:style-name="ce15" office:value-type="percentage" office:value="0.0047111676317726" calcext:value-type="percentage">
            <text:p>0,5%</text:p>
          </table:table-cell>
          <table:table-cell table:style-name="ce15" office:value-type="percentage" office:value="0.0060539241752303" calcext:value-type="percentage">
            <text:p>0,6%</text:p>
          </table:table-cell>
          <table:table-cell table:style-name="ce15" office:value-type="percentage" office:value="0.00680008072313935" calcext:value-type="percentage">
            <text:p>0,7%</text:p>
          </table:table-cell>
          <table:table-cell table:style-name="ce15" office:value-type="percentage" office:value="0.00663768224815159" calcext:value-type="percentage">
            <text:p>0,7%</text:p>
          </table:table-cell>
          <table:table-cell table:style-name="ce54" office:value-type="percentage" office:value="0.00652267339040919" calcext:value-type="percentage">
            <text:p>0,7%</text:p>
          </table:table-cell>
          <table:table-cell table:style-name="ce15" office:value-type="percentage" office:value="0.00251673351094205" calcext:value-type="percentage">
            <text:p>0,3%</text:p>
          </table:table-cell>
          <table:table-cell table:style-name="ce15" office:value-type="percentage" office:value="0.0016388994549541" calcext:value-type="percentage">
            <text:p>0,2%</text:p>
          </table:table-cell>
          <table:table-cell table:style-name="ce15" office:value-type="percentage" office:value="0.00141990774678566" calcext:value-type="percentage">
            <text:p>0,1%</text:p>
          </table:table-cell>
          <table:table-cell table:style-name="ce15" office:value-type="percentage" office:value="0.00138598403090745" calcext:value-type="percentage">
            <text:p>0,1%</text:p>
          </table:table-cell>
          <table:table-cell table:style-name="ce15" office:value-type="percentage" office:value="0.00145644904538943" calcext:value-type="percentage">
            <text:p>0,1%</text:p>
          </table:table-cell>
          <table:table-cell table:style-name="ce15" office:value-type="percentage" office:value="0.00165958572689477" calcext:value-type="percentage">
            <text:p>0,2%</text:p>
          </table:table-cell>
          <table:table-cell table:style-name="ce15" office:value-type="percentage" office:value="0.00181602682313908" calcext:value-type="percentage">
            <text:p>0,2%</text:p>
          </table:table-cell>
          <table:table-cell table:style-name="ce15" office:value-type="percentage" office:value="0.00230094975939569" calcext:value-type="percentage">
            <text:p>0,2%</text:p>
          </table:table-cell>
          <table:table-cell table:style-name="ce15" office:value-type="percentage" office:value="0.00256538035043942" calcext:value-type="percentage">
            <text:p>0,3%</text:p>
          </table:table-cell>
          <table:table-cell table:style-name="ce15" office:value-type="percentage" office:value="0.00293862565708287" calcext:value-type="percentage">
            <text:p>0,3%</text:p>
          </table:table-cell>
          <table:table-cell table:style-name="ce15" office:value-type="percentage" office:value="0.00335374661660046" calcext:value-type="percentage">
            <text:p>0,3%</text:p>
          </table:table-cell>
          <table:table-cell table:style-name="ce15" office:value-type="percentage" office:value="0.00334530827462292" calcext:value-type="percentage">
            <text:p>0,3%</text:p>
          </table:table-cell>
          <table:table-cell table:style-name="ce42"/>
          <table:table-cell table:style-name="ce119"/>
          <table:table-cell table:number-columns-repeated="16345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6913.58621599477" calcext:value-type="float">
            <text:p><text:s/>6.914 </text:p>
          </table:table-cell>
          <table:table-cell table:style-name="ce19" office:value-type="float" office:value="7507.72168215221" calcext:value-type="float">
            <text:p><text:s/>7.508 </text:p>
          </table:table-cell>
          <table:table-cell table:style-name="ce19" office:value-type="float" office:value="8840.31789332202" calcext:value-type="float">
            <text:p><text:s/>8.840 </text:p>
          </table:table-cell>
          <table:table-cell table:style-name="ce19" office:value-type="float" office:value="10321.4025019083" calcext:value-type="float">
            <text:p><text:s/>10.321 </text:p>
          </table:table-cell>
          <table:table-cell table:style-name="ce19" office:value-type="float" office:value="11564.8924327318" calcext:value-type="float">
            <text:p><text:s/>11.565 </text:p>
          </table:table-cell>
          <table:table-cell table:style-name="ce19" office:value-type="float" office:value="12718.711107408" calcext:value-type="float">
            <text:p><text:s/>12.719 </text:p>
          </table:table-cell>
          <table:table-cell table:style-name="ce19" office:value-type="float" office:value="13732.9036418999" calcext:value-type="float">
            <text:p><text:s/>13.733 </text:p>
          </table:table-cell>
          <table:table-cell table:style-name="ce19" office:value-type="float" office:value="15465.4733879826" calcext:value-type="float">
            <text:p><text:s/>15.465 </text:p>
          </table:table-cell>
          <table:table-cell table:style-name="ce19" office:value-type="float" office:value="15312.8113289939" calcext:value-type="float">
            <text:p><text:s/>15.313 </text:p>
          </table:table-cell>
          <table:table-cell table:style-name="ce19" office:value-type="float" office:value="17706.3354387479" calcext:value-type="float">
            <text:p><text:s/>17.706 </text:p>
          </table:table-cell>
          <table:table-cell table:style-name="ce19" office:value-type="float" office:value="21652.62382455" calcext:value-type="float">
            <text:p><text:s/>21.653 </text:p>
          </table:table-cell>
          <table:table-cell table:style-name="ce19" office:value-type="float" office:value="26556.6333619194" calcext:value-type="float">
            <text:p><text:s/>26.557 </text:p>
          </table:table-cell>
          <table:table-cell table:style-name="ce20" office:value-type="percentage" office:value="0.421436374414627" calcext:value-type="percentage">
            <text:p>42,1%</text:p>
          </table:table-cell>
          <table:table-cell table:style-name="ce21" office:value-type="percentage" office:value="0.409236317186301" calcext:value-type="percentage">
            <text:p>40,9%</text:p>
          </table:table-cell>
          <table:table-cell table:style-name="ce21" office:value-type="percentage" office:value="0.427389970217923" calcext:value-type="percentage">
            <text:p>42,7%</text:p>
          </table:table-cell>
          <table:table-cell table:style-name="ce21" office:value-type="percentage" office:value="0.433733307777818" calcext:value-type="percentage">
            <text:p>43,4%</text:p>
          </table:table-cell>
          <table:table-cell table:style-name="ce21" office:value-type="percentage" office:value="0.441588069683958" calcext:value-type="percentage">
            <text:p>44,2%</text:p>
          </table:table-cell>
          <table:table-cell table:style-name="ce21" office:value-type="percentage" office:value="0.43963301981507" calcext:value-type="percentage">
            <text:p>44,0%</text:p>
          </table:table-cell>
          <table:table-cell table:style-name="ce21" office:value-type="percentage" office:value="0.434794477108772" calcext:value-type="percentage">
            <text:p>43,5%</text:p>
          </table:table-cell>
          <table:table-cell table:style-name="ce21" office:value-type="percentage" office:value="0.453424813586941" calcext:value-type="percentage">
            <text:p>45,3%</text:p>
          </table:table-cell>
          <table:table-cell table:style-name="ce21" office:value-type="percentage" office:value="0.429336979985463" calcext:value-type="percentage">
            <text:p>42,9%</text:p>
          </table:table-cell>
          <table:table-cell table:style-name="ce21" office:value-type="percentage" office:value="0.449902477004868" calcext:value-type="percentage">
            <text:p>45,0%</text:p>
          </table:table-cell>
          <table:table-cell table:style-name="ce21" office:value-type="percentage" office:value="0.496053183022672" calcext:value-type="percentage">
            <text:p>49,6%</text:p>
          </table:table-cell>
          <table:table-cell table:style-name="ce55" office:value-type="percentage" office:value="0.512866769633605" calcext:value-type="percentage">
            <text:p>51,3%</text:p>
          </table:table-cell>
          <table:table-cell table:style-name="ce21" office:value-type="percentage" office:value="0.00421107701115922" calcext:value-type="percentage">
            <text:p>0,4%</text:p>
          </table:table-cell>
          <table:table-cell table:style-name="ce21" office:value-type="percentage" office:value="0.00409751759282777" calcext:value-type="percentage">
            <text:p>0,4%</text:p>
          </table:table-cell>
          <table:table-cell table:style-name="ce21" office:value-type="percentage" office:value="0.0044414735783636" calcext:value-type="percentage">
            <text:p>0,4%</text:p>
          </table:table-cell>
          <table:table-cell table:style-name="ce21" office:value-type="percentage" office:value="0.00469581337856902" calcext:value-type="percentage">
            <text:p>0,5%</text:p>
          </table:table-cell>
          <table:table-cell table:style-name="ce21" office:value-type="percentage" office:value="0.00481621479590417" calcext:value-type="percentage">
            <text:p>0,5%</text:p>
          </table:table-cell>
          <table:table-cell table:style-name="ce21" office:value-type="percentage" office:value="0.00524519270094092" calcext:value-type="percentage">
            <text:p>0,5%</text:p>
          </table:table-cell>
          <table:table-cell table:style-name="ce21" office:value-type="percentage" office:value="0.00537171346145271" calcext:value-type="percentage">
            <text:p>0,5%</text:p>
          </table:table-cell>
          <table:table-cell table:style-name="ce56" office:value-type="percentage" office:value="0.00576735697112175" calcext:value-type="percentage">
            <text:p>0,6%</text:p>
          </table:table-cell>
          <table:table-cell table:style-name="ce56" office:value-type="percentage" office:value="0.00533322582778476" calcext:value-type="percentage">
            <text:p>0,5%</text:p>
          </table:table-cell>
          <table:table-cell table:style-name="ce56" office:value-type="percentage" office:value="0.00580929286790361" calcext:value-type="percentage">
            <text:p>0,6%</text:p>
          </table:table-cell>
          <table:table-cell table:style-name="ce56" office:value-type="percentage" office:value="0.0065293420892961" calcext:value-type="percentage">
            <text:p>0,7%</text:p>
          </table:table-cell>
          <table:table-cell table:style-name="ce56" office:value-type="percentage" office:value="0.00651154986979403" calcext:value-type="percentage">
            <text:p>0,7%</text:p>
          </table:table-cell>
          <table:table-cell table:style-name="ce42"/>
          <table:table-cell table:style-name="ce119"/>
          <table:table-cell table:number-columns-repeated="16345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16404.8160902051" calcext:value-type="float">
            <text:p><text:s/>16.405 </text:p>
          </table:table-cell>
          <table:table-cell table:style-name="ce27" office:value-type="float" office:value="18345.6877282335" calcext:value-type="float">
            <text:p><text:s/>18.346 </text:p>
          </table:table-cell>
          <table:table-cell table:style-name="ce27" office:value-type="float" office:value="20684.4299336608" calcext:value-type="float">
            <text:p><text:s/>20.684 </text:p>
          </table:table-cell>
          <table:table-cell table:style-name="ce27" office:value-type="float" office:value="23796.6564172552" calcext:value-type="float">
            <text:p><text:s/>23.797 </text:p>
          </table:table-cell>
          <table:table-cell table:style-name="ce27" office:value-type="float" office:value="26189.3226440848" calcext:value-type="float">
            <text:p><text:s/>26.189 </text:p>
          </table:table-cell>
          <table:table-cell table:style-name="ce27" office:value-type="float" office:value="28930.2907974431" calcext:value-type="float">
            <text:p><text:s/>28.930 </text:p>
          </table:table-cell>
          <table:table-cell table:style-name="ce27" office:value-type="float" office:value="31584.816194582" calcext:value-type="float">
            <text:p><text:s/>31.585 </text:p>
          </table:table-cell>
          <table:table-cell table:style-name="ce27" office:value-type="float" office:value="34108.1319869524" calcext:value-type="float">
            <text:p><text:s/>34.108 </text:p>
          </table:table-cell>
          <table:table-cell table:style-name="ce27" office:value-type="float" office:value="35666.1830749179" calcext:value-type="float">
            <text:p><text:s/>35.666 </text:p>
          </table:table-cell>
          <table:table-cell table:style-name="ce27" office:value-type="float" office:value="39355.9412178039" calcext:value-type="float">
            <text:p><text:s/>39.356 </text:p>
          </table:table-cell>
          <table:table-cell table:style-name="ce27" office:value-type="float" office:value="43649.8032178949" calcext:value-type="float">
            <text:p><text:s/>43.650 </text:p>
          </table:table-cell>
          <table:table-cell table:style-name="ce27" office:value-type="float" office:value="51780.7643901194" calcext:value-type="float">
            <text:p><text:s/>51.781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0422168348115741" calcext:value-type="percentage">
            <text:p>0,4%</text:p>
          </table:table-cell>
          <table:table-cell table:style-name="ce29" office:value-type="percentage" office:value="0.00419197586687669" calcext:value-type="percentage">
            <text:p>0,4%</text:p>
          </table:table-cell>
          <table:table-cell table:style-name="ce29" office:value-type="percentage" office:value="0.00429604589505206" calcext:value-type="percentage">
            <text:p>0,4%</text:p>
          </table:table-cell>
          <table:table-cell table:style-name="ce29" office:value-type="percentage" office:value="0.00446330778901414" calcext:value-type="percentage">
            <text:p>0,4%</text:p>
          </table:table-cell>
          <table:table-cell table:style-name="ce29" office:value-type="percentage" office:value="0.00453184575840829" calcext:value-type="percentage">
            <text:p>0,5%</text:p>
          </table:table-cell>
          <table:table-cell table:style-name="ce29" office:value-type="percentage" office:value="0.00482510315950901" calcext:value-type="percentage">
            <text:p>0,5%</text:p>
          </table:table-cell>
          <table:table-cell table:style-name="ce29" office:value-type="percentage" office:value="0.00503799070563576" calcext:value-type="percentage">
            <text:p>0,5%</text:p>
          </table:table-cell>
          <table:table-cell table:style-name="ce58" office:value-type="percentage" office:value="0.00517929401748182" calcext:value-type="percentage">
            <text:p>0,5%</text:p>
          </table:table-cell>
          <table:table-cell table:style-name="ce58" office:value-type="percentage" office:value="0.00509215663632669" calcext:value-type="percentage">
            <text:p>0,5%</text:p>
          </table:table-cell>
          <table:table-cell table:style-name="ce58" office:value-type="percentage" office:value="0.00532619346142381" calcext:value-type="percentage">
            <text:p>0,5%</text:p>
          </table:table-cell>
          <table:table-cell table:style-name="ce58" office:value-type="percentage" office:value="0.00573615175913897" calcext:value-type="percentage">
            <text:p>0,6%</text:p>
          </table:table-cell>
          <table:table-cell table:style-name="ce58" office:value-type="percentage" office:value="0.00574566672275242" calcext:value-type="percentage">
            <text:p>0,6%</text:p>
          </table:table-cell>
          <table:table-cell table:style-name="ce42"/>
          <table:table-cell table:style-name="ce119"/>
          <table:table-cell table:number-columns-repeated="16345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16404.8160902051" calcext:value-type="float">
            <text:p><text:s/>16.405 </text:p>
          </table:table-cell>
          <table:table-cell table:style-name="ce32" office:value-type="float" office:value="18345.6877282335" calcext:value-type="float">
            <text:p><text:s/>18.346 </text:p>
          </table:table-cell>
          <table:table-cell table:style-name="ce32" office:value-type="float" office:value="20684.4299336607" calcext:value-type="float">
            <text:p><text:s/>20.684 </text:p>
          </table:table-cell>
          <table:table-cell table:style-name="ce32" office:value-type="float" office:value="23796.6564172552" calcext:value-type="float">
            <text:p><text:s/>23.797 </text:p>
          </table:table-cell>
          <table:table-cell table:style-name="ce32" office:value-type="float" office:value="26189.3226440847" calcext:value-type="float">
            <text:p><text:s/>26.189 </text:p>
          </table:table-cell>
          <table:table-cell table:style-name="ce32" office:value-type="float" office:value="28930.2907974431" calcext:value-type="float">
            <text:p><text:s/>28.930 </text:p>
          </table:table-cell>
          <table:table-cell table:style-name="ce32" office:value-type="float" office:value="31584.816194582" calcext:value-type="float">
            <text:p><text:s/>31.585 </text:p>
          </table:table-cell>
          <table:table-cell table:style-name="ce32" office:value-type="float" office:value="34108.1319869524" calcext:value-type="float">
            <text:p><text:s/>34.108 </text:p>
          </table:table-cell>
          <table:table-cell table:style-name="ce32" office:value-type="float" office:value="35666.1830749179" calcext:value-type="float">
            <text:p><text:s/>35.666 </text:p>
          </table:table-cell>
          <table:table-cell table:style-name="ce32" office:value-type="float" office:value="39355.9412178039" calcext:value-type="float">
            <text:p><text:s/>39.356 </text:p>
          </table:table-cell>
          <table:table-cell table:style-name="ce32" office:value-type="float" office:value="43649.8032178948" calcext:value-type="float">
            <text:p><text:s/>43.650 </text:p>
          </table:table-cell>
          <table:table-cell table:style-name="ce32" office:value-type="float" office:value="51780.7643901194" calcext:value-type="float">
            <text:p><text:s/>51.781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1"/>
          <table:table-cell table:style-name="ce42"/>
          <table:table-cell table:style-name="ce41" table:formula="of:=[.Y10]-[.Y21]" office:value-type="float" office:value="0.901788838253041" calcext:value-type="float">
            <text:p><text:s/>0,90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/>
          <table:table-cell table:style-name="ce41" table:formula="of:=[.Y11]-[.Y22]" office:value-type="float" office:value="0.382399395229027" calcext:value-type="float">
            <text:p><text:s/>0,38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/>
          <table:table-cell table:style-name="ce41" table:formula="of:=[.Y12]-[.Y23]" office:value-type="float" office:value="0.302165040998226" calcext:value-type="float">
            <text:p><text:s/>0,30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/>
          <table:table-cell table:style-name="ce41" table:formula="of:=[.Y13]-[.Y24]" office:value-type="float" office:value="0.0802343542308002" calcext:value-type="float">
            <text:p><text:s/>0,08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/>
          <table:table-cell table:style-name="ce41" table:formula="of:=[.Y14]-[.Y25]" office:value-type="float" office:value="0.104733835137368" calcext:value-type="float">
            <text:p><text:s/>0,10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/>
          <table:table-cell table:style-name="ce41" table:formula="of:=[.Y15]-[.Y26]" office:value-type="float" office:value="0.0982111617469591" calcext:value-type="float">
            <text:p><text:s/>0,10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/>
          <table:table-cell table:style-name="ce41" table:formula="of:=[.Y16]-[.Y27]" office:value-type="float" office:value="0.00652267339040919" calcext:value-type="float">
            <text:p><text:s/>0,01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/>
          <table:table-cell table:style-name="ce41" table:formula="of:=[.Y17]-[.Y28]" office:value-type="float" office:value="0.512866769633605" calcext:value-type="float">
            <text:p><text:s/>0,51 </text:p>
          </table:table-cell>
          <table:table-cell table:number-columns-repeated="16358"/>
        </table:table-row>
        <table:table-row table:style-name="ro8">
          <table:table-cell table:number-columns-repeated="24"/>
          <table:table-cell table:style-name="ce42"/>
          <table:table-cell table:style-name="ce41" table:formula="of:=[.Y18]-[.Y29]" office:value-type="float" office:value="1" calcext:value-type="float">
            <text:p><text:s/>1,00 </text:p>
          </table:table-cell>
          <table:table-cell table:number-columns-repeated="16358"/>
        </table:table-row>
        <table:table-row table:style-name="ro11" table:number-rows-repeated="1048546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0" table:style-name="ta2">
        <table:table-column table:style-name="co5" table:default-cell-style-name="ce67"/>
        <table:table-column table:style-name="co13" table:number-columns-repeated="3" table:default-cell-style-name="ce67"/>
        <table:table-column table:style-name="co13" table:number-columns-repeated="9" table:default-cell-style-name="ce90"/>
        <table:table-column table:style-name="co10" table:number-columns-repeated="2" table:default-cell-style-name="ce67"/>
        <table:table-column table:style-name="co10" table:default-cell-style-name="ce90"/>
        <table:table-column table:style-name="co10" table:number-columns-repeated="9" table:default-cell-style-name="ce67"/>
        <table:table-column table:style-name="co9" table:default-cell-style-name="ce90"/>
        <table:table-column table:style-name="co9" table:number-columns-repeated="9" table:default-cell-style-name="ce67"/>
        <table:table-column table:style-name="co10" table:default-cell-style-name="ce67"/>
        <table:table-column table:style-name="co14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Região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Região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egião Nordeste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Região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458356.690931682" calcext:value-type="float">
            <text:p><text:s/>458.357 </text:p>
          </table:table-cell>
          <table:table-cell table:style-name="ce13" office:value-type="float" office:value="510713.504867822" calcext:value-type="float">
            <text:p><text:s/>510.714 </text:p>
          </table:table-cell>
          <table:table-cell table:style-name="ce13" office:value-type="float" office:value="569919.237525293" calcext:value-type="float">
            <text:p><text:s/>569.919 </text:p>
          </table:table-cell>
          <table:table-cell table:style-name="ce13" office:value-type="float" office:value="634112.495038446" calcext:value-type="float">
            <text:p><text:s/>634.112 </text:p>
          </table:table-cell>
          <table:table-cell table:style-name="ce13" office:value-type="float" office:value="709013.551198879" calcext:value-type="float">
            <text:p><text:s/>709.014 </text:p>
          </table:table-cell>
          <table:table-cell table:style-name="ce13" office:value-type="float" office:value="748112.200026678" calcext:value-type="float">
            <text:p><text:s/>748.112 </text:p>
          </table:table-cell>
          <table:table-cell table:style-name="ce13" office:value-type="float" office:value="792530.138614265" calcext:value-type="float">
            <text:p><text:s/>792.530 </text:p>
          </table:table-cell>
          <table:table-cell table:style-name="ce13" office:value-type="float" office:value="839598.911889042" calcext:value-type="float">
            <text:p><text:s/>839.599 </text:p>
          </table:table-cell>
          <table:table-cell table:style-name="ce13" office:value-type="float" office:value="881794.528036158" calcext:value-type="float">
            <text:p><text:s/>881.795 </text:p>
          </table:table-cell>
          <table:table-cell table:style-name="ce13" office:value-type="float" office:value="917019.608784272" calcext:value-type="float">
            <text:p><text:s/>917.020 </text:p>
          </table:table-cell>
          <table:table-cell table:style-name="ce13" office:value-type="float" office:value="948482.932241413" calcext:value-type="float">
            <text:p><text:s/>948.483 </text:p>
          </table:table-cell>
          <table:table-cell table:style-name="ce13" office:value-type="float" office:value="1081182.35848953" calcext:value-type="float">
            <text:p><text:s/>1.081.182 </text:p>
          </table:table-cell>
          <table:table-cell table:style-name="ce14" office:value-type="percentage" office:value="0.876785760392759" calcext:value-type="percentage">
            <text:p>87,7%</text:p>
          </table:table-cell>
          <table:table-cell table:style-name="ce15" office:value-type="percentage" office:value="0.875389678161164" calcext:value-type="percentage">
            <text:p>87,5%</text:p>
          </table:table-cell>
          <table:table-cell table:style-name="ce15" office:value-type="percentage" office:value="0.872680773497913" calcext:value-type="percentage">
            <text:p>87,3%</text:p>
          </table:table-cell>
          <table:table-cell table:style-name="ce15" office:value-type="percentage" office:value="0.875212799815686" calcext:value-type="percentage">
            <text:p>87,5%</text:p>
          </table:table-cell>
          <table:table-cell table:style-name="ce15" office:value-type="percentage" office:value="0.880653759261815" calcext:value-type="percentage">
            <text:p>88,1%</text:p>
          </table:table-cell>
          <table:table-cell table:style-name="ce15" office:value-type="percentage" office:value="0.88160543916383" calcext:value-type="percentage">
            <text:p>88,2%</text:p>
          </table:table-cell>
          <table:table-cell table:style-name="ce15" office:value-type="percentage" office:value="0.88219478771303" calcext:value-type="percentage">
            <text:p>88,2%</text:p>
          </table:table-cell>
          <table:table-cell table:style-name="ce15" office:value-type="percentage" office:value="0.880610024062938" calcext:value-type="percentage">
            <text:p>88,1%</text:p>
          </table:table-cell>
          <table:table-cell table:style-name="ce15" office:value-type="percentage" office:value="0.877558168949562" calcext:value-type="percentage">
            <text:p>87,8%</text:p>
          </table:table-cell>
          <table:table-cell table:style-name="ce15" office:value-type="percentage" office:value="0.875214132907672" calcext:value-type="percentage">
            <text:p>87,5%</text:p>
          </table:table-cell>
          <table:table-cell table:style-name="ce15" office:value-type="percentage" office:value="0.878769261041424" calcext:value-type="percentage">
            <text:p>87,9%</text:p>
          </table:table-cell>
          <table:table-cell table:style-name="ce54" office:value-type="percentage" office:value="0.869744594838381" calcext:value-type="percentage">
            <text:p>87,0%</text:p>
          </table:table-cell>
          <table:table-cell table:style-name="ce15" office:value-type="percentage" office:value="0.138776535021885" calcext:value-type="percentage">
            <text:p>13,9%</text:p>
          </table:table-cell>
          <table:table-cell table:style-name="ce15" office:value-type="percentage" office:value="0.137271565235551" calcext:value-type="percentage">
            <text:p>13,7%</text:p>
          </table:table-cell>
          <table:table-cell table:style-name="ce15" office:value-type="percentage" office:value="0.139199605478133" calcext:value-type="percentage">
            <text:p>13,9%</text:p>
          </table:table-cell>
          <table:table-cell table:style-name="ce15" office:value-type="percentage" office:value="0.139250310740671" calcext:value-type="percentage">
            <text:p>13,9%</text:p>
          </table:table-cell>
          <table:table-cell table:style-name="ce15" office:value-type="percentage" office:value="0.142580228743158" calcext:value-type="percentage">
            <text:p>14,3%</text:p>
          </table:table-cell>
          <table:table-cell table:style-name="ce15" office:value-type="percentage" office:value="0.145106690767318" calcext:value-type="percentage">
            <text:p>14,5%</text:p>
          </table:table-cell>
          <table:table-cell table:style-name="ce15" office:value-type="percentage" office:value="0.146228075131299" calcext:value-type="percentage">
            <text:p>14,6%</text:p>
          </table:table-cell>
          <table:table-cell table:style-name="ce15" office:value-type="percentage" office:value="0.148027127273705" calcext:value-type="percentage">
            <text:p>14,8%</text:p>
          </table:table-cell>
          <table:table-cell table:style-name="ce15" office:value-type="percentage" office:value="0.146693149902458" calcext:value-type="percentage">
            <text:p>14,7%</text:p>
          </table:table-cell>
          <table:table-cell table:style-name="ce15" office:value-type="percentage" office:value="0.144260688243159" calcext:value-type="percentage">
            <text:p>14,4%</text:p>
          </table:table-cell>
          <table:table-cell table:style-name="ce15" office:value-type="percentage" office:value="0.143819862455307" calcext:value-type="percentage">
            <text:p>14,4%</text:p>
          </table:table-cell>
          <table:table-cell table:style-name="ce15" office:value-type="percentage" office:value="0.140158477916517" calcext:value-type="percentage">
            <text:p>14,0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237895.061985416" calcext:value-type="float">
            <text:p><text:s/>237.895 </text:p>
          </table:table-cell>
          <table:table-cell table:style-name="ce19" office:value-type="float" office:value="271590.400759035" calcext:value-type="float">
            <text:p><text:s/>271.590 </text:p>
          </table:table-cell>
          <table:table-cell table:style-name="ce19" office:value-type="float" office:value="302705.210279119" calcext:value-type="float">
            <text:p><text:s/>302.705 </text:p>
          </table:table-cell>
          <table:table-cell table:style-name="ce19" office:value-type="float" office:value="342306.687509957" calcext:value-type="float">
            <text:p><text:s/>342.307 </text:p>
          </table:table-cell>
          <table:table-cell table:style-name="ce19" office:value-type="float" office:value="381048.333959182" calcext:value-type="float">
            <text:p><text:s/>381.048 </text:p>
          </table:table-cell>
          <table:table-cell table:style-name="ce19" office:value-type="float" office:value="405969.754296272" calcext:value-type="float">
            <text:p><text:s/>405.970 </text:p>
          </table:table-cell>
          <table:table-cell table:style-name="ce19" office:value-type="float" office:value="424907.542175116" calcext:value-type="float">
            <text:p><text:s/>424.908 </text:p>
          </table:table-cell>
          <table:table-cell table:style-name="ce19" office:value-type="float" office:value="445993.785639504" calcext:value-type="float">
            <text:p><text:s/>445.994 </text:p>
          </table:table-cell>
          <table:table-cell table:style-name="ce19" office:value-type="float" office:value="467787.757836802" calcext:value-type="float">
            <text:p><text:s/>467.788 </text:p>
          </table:table-cell>
          <table:table-cell table:style-name="ce19" office:value-type="float" office:value="489427.029814487" calcext:value-type="float">
            <text:p><text:s/>489.427 </text:p>
          </table:table-cell>
          <table:table-cell table:style-name="ce19" office:value-type="float" office:value="476059.776794082" calcext:value-type="float">
            <text:p><text:s/>476.060 </text:p>
          </table:table-cell>
          <table:table-cell table:style-name="ce19" office:value-type="float" office:value="522646.844602343" calcext:value-type="float">
            <text:p><text:s/>522.647 </text:p>
          </table:table-cell>
          <table:table-cell table:style-name="ce20" office:value-type="percentage" office:value="0.455066996824215" calcext:value-type="percentage">
            <text:p>45,5%</text:p>
          </table:table-cell>
          <table:table-cell table:style-name="ce21" office:value-type="percentage" office:value="0.465520161981315" calcext:value-type="percentage">
            <text:p>46,6%</text:p>
          </table:table-cell>
          <table:table-cell table:style-name="ce21" office:value-type="percentage" office:value="0.463513072826405" calcext:value-type="percentage">
            <text:p>46,4%</text:p>
          </table:table-cell>
          <table:table-cell table:style-name="ce21" office:value-type="percentage" office:value="0.472457484618811" calcext:value-type="percentage">
            <text:p>47,2%</text:p>
          </table:table-cell>
          <table:table-cell table:style-name="ce21" office:value-type="percentage" office:value="0.473293701078327" calcext:value-type="percentage">
            <text:p>47,3%</text:p>
          </table:table-cell>
          <table:table-cell table:style-name="ce21" office:value-type="percentage" office:value="0.478411050522681" calcext:value-type="percentage">
            <text:p>47,8%</text:p>
          </table:table-cell>
          <table:table-cell table:style-name="ce21" office:value-type="percentage" office:value="0.472980396205837" calcext:value-type="percentage">
            <text:p>47,3%</text:p>
          </table:table-cell>
          <table:table-cell table:style-name="ce21" office:value-type="percentage" office:value="0.467778831942826" calcext:value-type="percentage">
            <text:p>46,8%</text:p>
          </table:table-cell>
          <table:table-cell table:style-name="ce21" office:value-type="percentage" office:value="0.465540389707943" calcext:value-type="percentage">
            <text:p>46,6%</text:p>
          </table:table-cell>
          <table:table-cell table:style-name="ce21" office:value-type="percentage" office:value="0.467114824391321" calcext:value-type="percentage">
            <text:p>46,7%</text:p>
          </table:table-cell>
          <table:table-cell table:style-name="ce21" office:value-type="percentage" office:value="0.441069295022802" calcext:value-type="percentage">
            <text:p>44,1%</text:p>
          </table:table-cell>
          <table:table-cell table:style-name="ce55" office:value-type="percentage" office:value="0.420437185765109" calcext:value-type="percentage">
            <text:p>42,0%</text:p>
          </table:table-cell>
          <table:table-cell table:style-name="ce21" office:value-type="percentage" office:value="0.147013059026082" calcext:value-type="percentage">
            <text:p>14,7%</text:p>
          </table:table-cell>
          <table:table-cell table:style-name="ce21" office:value-type="percentage" office:value="0.147061509057671" calcext:value-type="percentage">
            <text:p>14,7%</text:p>
          </table:table-cell>
          <table:table-cell table:style-name="ce21" office:value-type="percentage" office:value="0.147026069006894" calcext:value-type="percentage">
            <text:p>14,7%</text:p>
          </table:table-cell>
          <table:table-cell table:style-name="ce21" office:value-type="percentage" office:value="0.148460232262193" calcext:value-type="percentage">
            <text:p>14,8%</text:p>
          </table:table-cell>
          <table:table-cell table:style-name="ce21" office:value-type="percentage" office:value="0.151488045674087" calcext:value-type="percentage">
            <text:p>15,1%</text:p>
          </table:table-cell>
          <table:table-cell table:style-name="ce21" office:value-type="percentage" office:value="0.151933651056606" calcext:value-type="percentage">
            <text:p>15,2%</text:p>
          </table:table-cell>
          <table:table-cell table:style-name="ce21" office:value-type="percentage" office:value="0.15162078355228" calcext:value-type="percentage">
            <text:p>15,2%</text:p>
          </table:table-cell>
          <table:table-cell table:style-name="ce21" office:value-type="percentage" office:value="0.152709513914566" calcext:value-type="percentage">
            <text:p>15,3%</text:p>
          </table:table-cell>
          <table:table-cell table:style-name="ce21" office:value-type="percentage" office:value="0.153083281329078" calcext:value-type="percentage">
            <text:p>15,3%</text:p>
          </table:table-cell>
          <table:table-cell table:style-name="ce21" office:value-type="percentage" office:value="0.152105563578257" calcext:value-type="percentage">
            <text:p>15,2%</text:p>
          </table:table-cell>
          <table:table-cell table:style-name="ce21" office:value-type="percentage" office:value="0.149125509631666" calcext:value-type="percentage">
            <text:p>14,9%</text:p>
          </table:table-cell>
          <table:table-cell table:style-name="ce21" office:value-type="percentage" office:value="0.14786390175269" calcext:value-type="percentage">
            <text:p>14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88595.203439734" calcext:value-type="float">
            <text:p><text:s/>188.595 </text:p>
          </table:table-cell>
          <table:table-cell table:style-name="ce13" office:value-type="float" office:value="214921.829916149" calcext:value-type="float">
            <text:p><text:s/>214.922 </text:p>
          </table:table-cell>
          <table:table-cell table:style-name="ce13" office:value-type="float" office:value="240681.99886886" calcext:value-type="float">
            <text:p><text:s/>240.682 </text:p>
          </table:table-cell>
          <table:table-cell table:style-name="ce13" office:value-type="float" office:value="272040.733505863" calcext:value-type="float">
            <text:p><text:s/>272.041 </text:p>
          </table:table-cell>
          <table:table-cell table:style-name="ce13" office:value-type="float" office:value="303858.506892192" calcext:value-type="float">
            <text:p><text:s/>303.859 </text:p>
          </table:table-cell>
          <table:table-cell table:style-name="ce13" office:value-type="float" office:value="324007.116955137" calcext:value-type="float">
            <text:p><text:s/>324.007 </text:p>
          </table:table-cell>
          <table:table-cell table:style-name="ce13" office:value-type="float" office:value="338835.61113045" calcext:value-type="float">
            <text:p><text:s/>338.836 </text:p>
          </table:table-cell>
          <table:table-cell table:style-name="ce13" office:value-type="float" office:value="353447.028825525" calcext:value-type="float">
            <text:p><text:s/>353.447 </text:p>
          </table:table-cell>
          <table:table-cell table:style-name="ce13" office:value-type="float" office:value="370968.129960107" calcext:value-type="float">
            <text:p><text:s/>370.968 </text:p>
          </table:table-cell>
          <table:table-cell table:style-name="ce13" office:value-type="float" office:value="386099.47852036" calcext:value-type="float">
            <text:p><text:s/>386.099 </text:p>
          </table:table-cell>
          <table:table-cell table:style-name="ce13" office:value-type="float" office:value="376400.881123574" calcext:value-type="float">
            <text:p><text:s/>376.401 </text:p>
          </table:table-cell>
          <table:table-cell table:style-name="ce13" office:value-type="float" office:value="413029.376255685" calcext:value-type="float">
            <text:p><text:s/>413.029 </text:p>
          </table:table-cell>
          <table:table-cell table:style-name="ce14" office:value-type="percentage" office:value="0.360761808708888" calcext:value-type="percentage">
            <text:p>36,1%</text:p>
          </table:table-cell>
          <table:table-cell table:style-name="ce15" office:value-type="percentage" office:value="0.368387265515524" calcext:value-type="percentage">
            <text:p>36,8%</text:p>
          </table:table-cell>
          <table:table-cell table:style-name="ce15" office:value-type="percentage" office:value="0.368540907395811" calcext:value-type="percentage">
            <text:p>36,9%</text:p>
          </table:table-cell>
          <table:table-cell table:style-name="ce15" office:value-type="percentage" office:value="0.375475225450563" calcext:value-type="percentage">
            <text:p>37,5%</text:p>
          </table:table-cell>
          <table:table-cell table:style-name="ce15" office:value-type="percentage" office:value="0.377417520336267" calcext:value-type="percentage">
            <text:p>37,7%</text:p>
          </table:table-cell>
          <table:table-cell table:style-name="ce15" office:value-type="percentage" office:value="0.381822989419574" calcext:value-type="percentage">
            <text:p>38,2%</text:p>
          </table:table-cell>
          <table:table-cell table:style-name="ce15" office:value-type="percentage" office:value="0.377170526982735" calcext:value-type="percentage">
            <text:p>37,7%</text:p>
          </table:table-cell>
          <table:table-cell table:style-name="ce15" office:value-type="percentage" office:value="0.370711529221411" calcext:value-type="percentage">
            <text:p>37,1%</text:p>
          </table:table-cell>
          <table:table-cell table:style-name="ce15" office:value-type="percentage" office:value="0.369185907278714" calcext:value-type="percentage">
            <text:p>36,9%</text:p>
          </table:table-cell>
          <table:table-cell table:style-name="ce15" office:value-type="percentage" office:value="0.368497812993655" calcext:value-type="percentage">
            <text:p>36,8%</text:p>
          </table:table-cell>
          <table:table-cell table:style-name="ce15" office:value-type="percentage" office:value="0.348735346643132" calcext:value-type="percentage">
            <text:p>34,9%</text:p>
          </table:table-cell>
          <table:table-cell table:style-name="ce54" office:value-type="percentage" office:value="0.33225668610586" calcext:value-type="percentage">
            <text:p>33,2%</text:p>
          </table:table-cell>
          <table:table-cell table:style-name="ce15" office:value-type="percentage" office:value="0.147653188943528" calcext:value-type="percentage">
            <text:p>14,8%</text:p>
          </table:table-cell>
          <table:table-cell table:style-name="ce15" office:value-type="percentage" office:value="0.14784926954205" calcext:value-type="percentage">
            <text:p>14,8%</text:p>
          </table:table-cell>
          <table:table-cell table:style-name="ce15" office:value-type="percentage" office:value="0.147931477384127" calcext:value-type="percentage">
            <text:p>14,8%</text:p>
          </table:table-cell>
          <table:table-cell table:style-name="ce15" office:value-type="percentage" office:value="0.149291647782562" calcext:value-type="percentage">
            <text:p>14,9%</text:p>
          </table:table-cell>
          <table:table-cell table:style-name="ce15" office:value-type="percentage" office:value="0.151898190266187" calcext:value-type="percentage">
            <text:p>15,2%</text:p>
          </table:table-cell>
          <table:table-cell table:style-name="ce15" office:value-type="percentage" office:value="0.152341454093164" calcext:value-type="percentage">
            <text:p>15,2%</text:p>
          </table:table-cell>
          <table:table-cell table:style-name="ce15" office:value-type="percentage" office:value="0.151992476145094" calcext:value-type="percentage">
            <text:p>15,2%</text:p>
          </table:table-cell>
          <table:table-cell table:style-name="ce15" office:value-type="percentage" office:value="0.152851542615872" calcext:value-type="percentage">
            <text:p>15,3%</text:p>
          </table:table-cell>
          <table:table-cell table:style-name="ce15" office:value-type="percentage" office:value="0.153147189140274" calcext:value-type="percentage">
            <text:p>15,3%</text:p>
          </table:table-cell>
          <table:table-cell table:style-name="ce15" office:value-type="percentage" office:value="0.152026043510125" calcext:value-type="percentage">
            <text:p>15,2%</text:p>
          </table:table-cell>
          <table:table-cell table:style-name="ce15" office:value-type="percentage" office:value="0.14865982577282" calcext:value-type="percentage">
            <text:p>14,9%</text:p>
          </table:table-cell>
          <table:table-cell table:style-name="ce15" office:value-type="percentage" office:value="0.147773634141255" calcext:value-type="percentage">
            <text:p>14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49299.858545682" calcext:value-type="float">
            <text:p><text:s/>49.300 </text:p>
          </table:table-cell>
          <table:table-cell table:style-name="ce13" office:value-type="float" office:value="56668.5708428861" calcext:value-type="float">
            <text:p><text:s/>56.669 </text:p>
          </table:table-cell>
          <table:table-cell table:style-name="ce13" office:value-type="float" office:value="62023.2114102599" calcext:value-type="float">
            <text:p><text:s/>62.023 </text:p>
          </table:table-cell>
          <table:table-cell table:style-name="ce13" office:value-type="float" office:value="70265.954004094" calcext:value-type="float">
            <text:p><text:s/>70.266 </text:p>
          </table:table-cell>
          <table:table-cell table:style-name="ce13" office:value-type="float" office:value="77189.8270669894" calcext:value-type="float">
            <text:p><text:s/>77.190 </text:p>
          </table:table-cell>
          <table:table-cell table:style-name="ce13" office:value-type="float" office:value="81962.6373411345" calcext:value-type="float">
            <text:p><text:s/>81.963 </text:p>
          </table:table-cell>
          <table:table-cell table:style-name="ce13" office:value-type="float" office:value="86071.9310446663" calcext:value-type="float">
            <text:p><text:s/>86.072 </text:p>
          </table:table-cell>
          <table:table-cell table:style-name="ce13" office:value-type="float" office:value="92546.756813979" calcext:value-type="float">
            <text:p><text:s/>92.547 </text:p>
          </table:table-cell>
          <table:table-cell table:style-name="ce13" office:value-type="float" office:value="96819.6278766948" calcext:value-type="float">
            <text:p><text:s/>96.820 </text:p>
          </table:table-cell>
          <table:table-cell table:style-name="ce13" office:value-type="float" office:value="103327.551294126" calcext:value-type="float">
            <text:p><text:s/>103.328 </text:p>
          </table:table-cell>
          <table:table-cell table:style-name="ce13" office:value-type="float" office:value="99658.8956705079" calcext:value-type="float">
            <text:p><text:s/>99.659 </text:p>
          </table:table-cell>
          <table:table-cell table:style-name="ce13" office:value-type="float" office:value="109617.468346658" calcext:value-type="float">
            <text:p><text:s/>109.617 </text:p>
          </table:table-cell>
          <table:table-cell table:style-name="ce14" office:value-type="percentage" office:value="0.0943051881153275" calcext:value-type="percentage">
            <text:p>9,4%</text:p>
          </table:table-cell>
          <table:table-cell table:style-name="ce15" office:value-type="percentage" office:value="0.0971328964657906" calcext:value-type="percentage">
            <text:p>9,7%</text:p>
          </table:table-cell>
          <table:table-cell table:style-name="ce15" office:value-type="percentage" office:value="0.0949721654305943" calcext:value-type="percentage">
            <text:p>9,5%</text:p>
          </table:table-cell>
          <table:table-cell table:style-name="ce15" office:value-type="percentage" office:value="0.0969822591682487" calcext:value-type="percentage">
            <text:p>9,7%</text:p>
          </table:table-cell>
          <table:table-cell table:style-name="ce15" office:value-type="percentage" office:value="0.0958761807420602" calcext:value-type="percentage">
            <text:p>9,6%</text:p>
          </table:table-cell>
          <table:table-cell table:style-name="ce15" office:value-type="percentage" office:value="0.096588061103107" calcext:value-type="percentage">
            <text:p>9,7%</text:p>
          </table:table-cell>
          <table:table-cell table:style-name="ce15" office:value-type="percentage" office:value="0.0958098692231025" calcext:value-type="percentage">
            <text:p>9,6%</text:p>
          </table:table-cell>
          <table:table-cell table:style-name="ce15" office:value-type="percentage" office:value="0.0970673027214158" calcext:value-type="percentage">
            <text:p>9,7%</text:p>
          </table:table-cell>
          <table:table-cell table:style-name="ce15" office:value-type="percentage" office:value="0.096354482429229" calcext:value-type="percentage">
            <text:p>9,6%</text:p>
          </table:table-cell>
          <table:table-cell table:style-name="ce15" office:value-type="percentage" office:value="0.0986170113976659" calcext:value-type="percentage">
            <text:p>9,9%</text:p>
          </table:table-cell>
          <table:table-cell table:style-name="ce15" office:value-type="percentage" office:value="0.0923339483796699" calcext:value-type="percentage">
            <text:p>9,2%</text:p>
          </table:table-cell>
          <table:table-cell table:style-name="ce54" office:value-type="percentage" office:value="0.0881804996592494" calcext:value-type="percentage">
            <text:p>8,8%</text:p>
          </table:table-cell>
          <table:table-cell table:style-name="ce15" office:value-type="percentage" office:value="0.144614653776513" calcext:value-type="percentage">
            <text:p>14,5%</text:p>
          </table:table-cell>
          <table:table-cell table:style-name="ce15" office:value-type="percentage" office:value="0.144148621161882" calcext:value-type="percentage">
            <text:p>14,4%</text:p>
          </table:table-cell>
          <table:table-cell table:style-name="ce15" office:value-type="percentage" office:value="0.14361513370951" calcext:value-type="percentage">
            <text:p>14,4%</text:p>
          </table:table-cell>
          <table:table-cell table:style-name="ce15" office:value-type="percentage" office:value="0.145326821145048" calcext:value-type="percentage">
            <text:p>14,5%</text:p>
          </table:table-cell>
          <table:table-cell table:style-name="ce15" office:value-type="percentage" office:value="0.14989480166807" calcext:value-type="percentage">
            <text:p>15,0%</text:p>
          </table:table-cell>
          <table:table-cell table:style-name="ce15" office:value-type="percentage" office:value="0.150342712650566" calcext:value-type="percentage">
            <text:p>15,0%</text:p>
          </table:table-cell>
          <table:table-cell table:style-name="ce15" office:value-type="percentage" office:value="0.150175053816609" calcext:value-type="percentage">
            <text:p>15,0%</text:p>
          </table:table-cell>
          <table:table-cell table:style-name="ce15" office:value-type="percentage" office:value="0.152169509807885" calcext:value-type="percentage">
            <text:p>15,2%</text:p>
          </table:table-cell>
          <table:table-cell table:style-name="ce15" office:value-type="percentage" office:value="0.152838908996716" calcext:value-type="percentage">
            <text:p>15,3%</text:p>
          </table:table-cell>
          <table:table-cell table:style-name="ce15" office:value-type="percentage" office:value="0.152403440322788" calcext:value-type="percentage">
            <text:p>15,2%</text:p>
          </table:table-cell>
          <table:table-cell table:style-name="ce15" office:value-type="percentage" office:value="0.150910981326729" calcext:value-type="percentage">
            <text:p>15,1%</text:p>
          </table:table-cell>
          <table:table-cell table:style-name="ce15" office:value-type="percentage" office:value="0.148205015381469" calcext:value-type="percentage">
            <text:p>14,8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68967.2912112188" calcext:value-type="float">
            <text:p><text:s/>68.967 </text:p>
          </table:table-cell>
          <table:table-cell table:style-name="ce19" office:value-type="float" office:value="76634.4106238593" calcext:value-type="float">
            <text:p><text:s/>76.634 </text:p>
          </table:table-cell>
          <table:table-cell table:style-name="ce19" office:value-type="float" office:value="87524.3497931017" calcext:value-type="float">
            <text:p><text:s/>87.524 </text:p>
          </table:table-cell>
          <table:table-cell table:style-name="ce19" office:value-type="float" office:value="95339.0740822109" calcext:value-type="float">
            <text:p><text:s/>95.339 </text:p>
          </table:table-cell>
          <table:table-cell table:style-name="ce19" office:value-type="float" office:value="101870.856838381" calcext:value-type="float">
            <text:p><text:s/>101.871 </text:p>
          </table:table-cell>
          <table:table-cell table:style-name="ce19" office:value-type="float" office:value="106548.589648392" calcext:value-type="float">
            <text:p><text:s/>106.549 </text:p>
          </table:table-cell>
          <table:table-cell table:style-name="ce19" office:value-type="float" office:value="112485.672537436" calcext:value-type="float">
            <text:p><text:s/>112.486 </text:p>
          </table:table-cell>
          <table:table-cell table:style-name="ce19" office:value-type="float" office:value="121472.760491893" calcext:value-type="float">
            <text:p><text:s/>121.473 </text:p>
          </table:table-cell>
          <table:table-cell table:style-name="ce19" office:value-type="float" office:value="132261.788437196" calcext:value-type="float">
            <text:p><text:s/>132.262 </text:p>
          </table:table-cell>
          <table:table-cell table:style-name="ce19" office:value-type="float" office:value="140834.315539248" calcext:value-type="float">
            <text:p><text:s/>140.834 </text:p>
          </table:table-cell>
          <table:table-cell table:style-name="ce19" office:value-type="float" office:value="140342.887496721" calcext:value-type="float">
            <text:p><text:s/>140.343 </text:p>
          </table:table-cell>
          <table:table-cell table:style-name="ce19" office:value-type="float" office:value="173062.131429853" calcext:value-type="float">
            <text:p><text:s/>173.062 </text:p>
          </table:table-cell>
          <table:table-cell table:style-name="ce20" office:value-type="percentage" office:value="0.131926816087147" calcext:value-type="percentage">
            <text:p>13,2%</text:p>
          </table:table-cell>
          <table:table-cell table:style-name="ce21" office:value-type="percentage" office:value="0.131355390865282" calcext:value-type="percentage">
            <text:p>13,1%</text:p>
          </table:table-cell>
          <table:table-cell table:style-name="ce21" office:value-type="percentage" office:value="0.134020422979591" calcext:value-type="percentage">
            <text:p>13,4%</text:p>
          </table:table-cell>
          <table:table-cell table:style-name="ce21" office:value-type="percentage" office:value="0.131588603934177" calcext:value-type="percentage">
            <text:p>13,2%</text:p>
          </table:table-cell>
          <table:table-cell table:style-name="ce21" office:value-type="percentage" office:value="0.126532071047507" calcext:value-type="percentage">
            <text:p>12,7%</text:p>
          </table:table-cell>
          <table:table-cell table:style-name="ce21" office:value-type="percentage" office:value="0.125561133966145" calcext:value-type="percentage">
            <text:p>12,6%</text:p>
          </table:table-cell>
          <table:table-cell table:style-name="ce21" office:value-type="percentage" office:value="0.125211987746524" calcext:value-type="percentage">
            <text:p>12,5%</text:p>
          </table:table-cell>
          <table:table-cell table:style-name="ce21" office:value-type="percentage" office:value="0.127406228170403" calcext:value-type="percentage">
            <text:p>12,7%</text:p>
          </table:table-cell>
          <table:table-cell table:style-name="ce21" office:value-type="percentage" office:value="0.131626370081286" calcext:value-type="percentage">
            <text:p>13,2%</text:p>
          </table:table-cell>
          <table:table-cell table:style-name="ce21" office:value-type="percentage" office:value="0.134413901488692" calcext:value-type="percentage">
            <text:p>13,4%</text:p>
          </table:table-cell>
          <table:table-cell table:style-name="ce21" office:value-type="percentage" office:value="0.130027659271071" calcext:value-type="percentage">
            <text:p>13,0%</text:p>
          </table:table-cell>
          <table:table-cell table:style-name="ce55" office:value-type="percentage" office:value="0.139217822229923" calcext:value-type="percentage">
            <text:p>13,9%</text:p>
          </table:table-cell>
          <table:table-cell table:style-name="ce21" office:value-type="percentage" office:value="0.110189874038327" calcext:value-type="percentage">
            <text:p>11,0%</text:p>
          </table:table-cell>
          <table:table-cell table:style-name="ce21" office:value-type="percentage" office:value="0.109895331723204" calcext:value-type="percentage">
            <text:p>11,0%</text:p>
          </table:table-cell>
          <table:table-cell table:style-name="ce21" office:value-type="percentage" office:value="0.114335587786741" calcext:value-type="percentage">
            <text:p>11,4%</text:p>
          </table:table-cell>
          <table:table-cell table:style-name="ce21" office:value-type="percentage" office:value="0.115157027768515" calcext:value-type="percentage">
            <text:p>11,5%</text:p>
          </table:table-cell>
          <table:table-cell table:style-name="ce21" office:value-type="percentage" office:value="0.118132672066183" calcext:value-type="percentage">
            <text:p>11,8%</text:p>
          </table:table-cell>
          <table:table-cell table:style-name="ce21" office:value-type="percentage" office:value="0.11852757946725" calcext:value-type="percentage">
            <text:p>11,9%</text:p>
          </table:table-cell>
          <table:table-cell table:style-name="ce21" office:value-type="percentage" office:value="0.123560390321997" calcext:value-type="percentage">
            <text:p>12,4%</text:p>
          </table:table-cell>
          <table:table-cell table:style-name="ce21" office:value-type="percentage" office:value="0.12352462808908" calcext:value-type="percentage">
            <text:p>12,4%</text:p>
          </table:table-cell>
          <table:table-cell table:style-name="ce21" office:value-type="percentage" office:value="0.122787732567735" calcext:value-type="percentage">
            <text:p>12,3%</text:p>
          </table:table-cell>
          <table:table-cell table:style-name="ce21" office:value-type="percentage" office:value="0.125351187554848" calcext:value-type="percentage">
            <text:p>12,5%</text:p>
          </table:table-cell>
          <table:table-cell table:style-name="ce21" office:value-type="percentage" office:value="0.127462658402366" calcext:value-type="percentage">
            <text:p>12,7%</text:p>
          </table:table-cell>
          <table:table-cell table:style-name="ce21" office:value-type="percentage" office:value="0.123694884536795" calcext:value-type="percentage">
            <text:p>12,4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64412.6235772118" calcext:value-type="float">
            <text:p><text:s/>64.413 </text:p>
          </table:table-cell>
          <table:table-cell table:style-name="ce13" office:value-type="float" office:value="72699.2513125139" calcext:value-type="float">
            <text:p><text:s/>72.699 </text:p>
          </table:table-cell>
          <table:table-cell table:style-name="ce13" office:value-type="float" office:value="83148.017802128" calcext:value-type="float">
            <text:p><text:s/>83.148 </text:p>
          </table:table-cell>
          <table:table-cell table:style-name="ce13" office:value-type="float" office:value="90411.2952580231" calcext:value-type="float">
            <text:p><text:s/>90.411 </text:p>
          </table:table-cell>
          <table:table-cell table:style-name="ce13" office:value-type="float" office:value="96085.5513055956" calcext:value-type="float">
            <text:p><text:s/>96.086 </text:p>
          </table:table-cell>
          <table:table-cell table:style-name="ce13" office:value-type="float" office:value="100467.183440187" calcext:value-type="float">
            <text:p><text:s/>100.467 </text:p>
          </table:table-cell>
          <table:table-cell table:style-name="ce13" office:value-type="float" office:value="105831.708057706" calcext:value-type="float">
            <text:p><text:s/>105.832 </text:p>
          </table:table-cell>
          <table:table-cell table:style-name="ce13" office:value-type="float" office:value="113829.835168958" calcext:value-type="float">
            <text:p><text:s/>113.830 </text:p>
          </table:table-cell>
          <table:table-cell table:style-name="ce13" office:value-type="float" office:value="123032.911598604" calcext:value-type="float">
            <text:p><text:s/>123.033 </text:p>
          </table:table-cell>
          <table:table-cell table:style-name="ce13" office:value-type="float" office:value="130746.388478264" calcext:value-type="float">
            <text:p><text:s/>130.746 </text:p>
          </table:table-cell>
          <table:table-cell table:style-name="ce13" office:value-type="float" office:value="130848.098429109" calcext:value-type="float">
            <text:p><text:s/>130.848 </text:p>
          </table:table-cell>
          <table:table-cell table:style-name="ce13" office:value-type="float" office:value="161920.921376716" calcext:value-type="float">
            <text:p><text:s/>161.921 </text:p>
          </table:table-cell>
          <table:table-cell table:style-name="ce14" office:value-type="percentage" office:value="0.123214239607241" calcext:value-type="percentage">
            <text:p>12,3%</text:p>
          </table:table-cell>
          <table:table-cell table:style-name="ce15" office:value-type="percentage" office:value="0.124610321838836" calcext:value-type="percentage">
            <text:p>12,5%</text:p>
          </table:table-cell>
          <table:table-cell table:style-name="ce15" office:value-type="percentage" office:value="0.127319226502087" calcext:value-type="percentage">
            <text:p>12,7%</text:p>
          </table:table-cell>
          <table:table-cell table:style-name="ce15" office:value-type="percentage" office:value="0.124787200184314" calcext:value-type="percentage">
            <text:p>12,5%</text:p>
          </table:table-cell>
          <table:table-cell table:style-name="ce15" office:value-type="percentage" office:value="0.119346240738185" calcext:value-type="percentage">
            <text:p>11,9%</text:p>
          </table:table-cell>
          <table:table-cell table:style-name="ce15" office:value-type="percentage" office:value="0.11839456083617" calcext:value-type="percentage">
            <text:p>11,8%</text:p>
          </table:table-cell>
          <table:table-cell table:style-name="ce15" office:value-type="percentage" office:value="0.11780521228697" calcext:value-type="percentage">
            <text:p>11,8%</text:p>
          </table:table-cell>
          <table:table-cell table:style-name="ce15" office:value-type="percentage" office:value="0.119389975937062" calcext:value-type="percentage">
            <text:p>11,9%</text:p>
          </table:table-cell>
          <table:table-cell table:style-name="ce15" office:value-type="percentage" office:value="0.122441831050438" calcext:value-type="percentage">
            <text:p>12,2%</text:p>
          </table:table-cell>
          <table:table-cell table:style-name="ce15" office:value-type="percentage" office:value="0.124785867092328" calcext:value-type="percentage">
            <text:p>12,5%</text:p>
          </table:table-cell>
          <table:table-cell table:style-name="ce15" office:value-type="percentage" office:value="0.121230738958576" calcext:value-type="percentage">
            <text:p>12,1%</text:p>
          </table:table-cell>
          <table:table-cell table:style-name="ce54" office:value-type="percentage" office:value="0.130255405161619" calcext:value-type="percentage">
            <text:p>13,0%</text:p>
          </table:table-cell>
          <table:table-cell table:style-name="ce15" office:value-type="percentage" office:value="0.110483448015567" calcext:value-type="percentage">
            <text:p>11,0%</text:p>
          </table:table-cell>
          <table:table-cell table:style-name="ce15" office:value-type="percentage" office:value="0.11083537699283" calcext:value-type="percentage">
            <text:p>11,1%</text:p>
          </table:table-cell>
          <table:table-cell table:style-name="ce15" office:value-type="percentage" office:value="0.115403056764846" calcext:value-type="percentage">
            <text:p>11,5%</text:p>
          </table:table-cell>
          <table:table-cell table:style-name="ce15" office:value-type="percentage" office:value="0.116230962548565" calcext:value-type="percentage">
            <text:p>11,6%</text:p>
          </table:table-cell>
          <table:table-cell table:style-name="ce15" office:value-type="percentage" office:value="0.119180492552649" calcext:value-type="percentage">
            <text:p>11,9%</text:p>
          </table:table-cell>
          <table:table-cell table:style-name="ce15" office:value-type="percentage" office:value="0.119577311976381" calcext:value-type="percentage">
            <text:p>12,0%</text:p>
          </table:table-cell>
          <table:table-cell table:style-name="ce15" office:value-type="percentage" office:value="0.124580294968731" calcext:value-type="percentage">
            <text:p>12,5%</text:p>
          </table:table-cell>
          <table:table-cell table:style-name="ce15" office:value-type="percentage" office:value="0.12460123842728" calcext:value-type="percentage">
            <text:p>12,5%</text:p>
          </table:table-cell>
          <table:table-cell table:style-name="ce15" office:value-type="percentage" office:value="0.12390133606307" calcext:value-type="percentage">
            <text:p>12,4%</text:p>
          </table:table-cell>
          <table:table-cell table:style-name="ce15" office:value-type="percentage" office:value="0.126637385239401" calcext:value-type="percentage">
            <text:p>12,7%</text:p>
          </table:table-cell>
          <table:table-cell table:style-name="ce15" office:value-type="percentage" office:value="0.128957580301746" calcext:value-type="percentage">
            <text:p>12,9%</text:p>
          </table:table-cell>
          <table:table-cell table:style-name="ce15" office:value-type="percentage" office:value="0.124732730813721" calcext:value-type="percentage">
            <text:p>12,5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4554.66763400698" calcext:value-type="float">
            <text:p><text:s/>4.555 </text:p>
          </table:table-cell>
          <table:table-cell table:style-name="ce13" office:value-type="float" office:value="3935.15931134542" calcext:value-type="float">
            <text:p><text:s/>3.935 </text:p>
          </table:table-cell>
          <table:table-cell table:style-name="ce13" office:value-type="float" office:value="4376.3319909737" calcext:value-type="float">
            <text:p><text:s/>4.376 </text:p>
          </table:table-cell>
          <table:table-cell table:style-name="ce13" office:value-type="float" office:value="4927.77882418778" calcext:value-type="float">
            <text:p><text:s/>4.928 </text:p>
          </table:table-cell>
          <table:table-cell table:style-name="ce13" office:value-type="float" office:value="5785.30553278496" calcext:value-type="float">
            <text:p><text:s/>5.785 </text:p>
          </table:table-cell>
          <table:table-cell table:style-name="ce13" office:value-type="float" office:value="6081.40620820477" calcext:value-type="float">
            <text:p><text:s/>6.081 </text:p>
          </table:table-cell>
          <table:table-cell table:style-name="ce13" office:value-type="float" office:value="6653.96447972962" calcext:value-type="float">
            <text:p><text:s/>6.654 </text:p>
          </table:table-cell>
          <table:table-cell table:style-name="ce13" office:value-type="float" office:value="7642.92532293475" calcext:value-type="float">
            <text:p><text:s/>7.643 </text:p>
          </table:table-cell>
          <table:table-cell table:style-name="ce13" office:value-type="float" office:value="9228.87683859272" calcext:value-type="float">
            <text:p><text:s/>9.229 </text:p>
          </table:table-cell>
          <table:table-cell table:style-name="ce13" office:value-type="float" office:value="10087.9270609841" calcext:value-type="float">
            <text:p><text:s/>10.088 </text:p>
          </table:table-cell>
          <table:table-cell table:style-name="ce13" office:value-type="float" office:value="9494.78906761188" calcext:value-type="float">
            <text:p><text:s/>9.495 </text:p>
          </table:table-cell>
          <table:table-cell table:style-name="ce13" office:value-type="float" office:value="11141.2100531374" calcext:value-type="float">
            <text:p><text:s/>11.141 </text:p>
          </table:table-cell>
          <table:table-cell table:style-name="ce14" office:value-type="percentage" office:value="0.0087125764799064" calcext:value-type="percentage">
            <text:p>0,9%</text:p>
          </table:table-cell>
          <table:table-cell table:style-name="ce15" office:value-type="percentage" office:value="0.00674506902644591" calcext:value-type="percentage">
            <text:p>0,7%</text:p>
          </table:table-cell>
          <table:table-cell table:style-name="ce15" office:value-type="percentage" office:value="0.00670119647750459" calcext:value-type="percentage">
            <text:p>0,7%</text:p>
          </table:table-cell>
          <table:table-cell table:style-name="ce15" office:value-type="percentage" office:value="0.00680140374986358" calcext:value-type="percentage">
            <text:p>0,7%</text:p>
          </table:table-cell>
          <table:table-cell table:style-name="ce15" office:value-type="percentage" office:value="0.00718583030932246" calcext:value-type="percentage">
            <text:p>0,7%</text:p>
          </table:table-cell>
          <table:table-cell table:style-name="ce15" office:value-type="percentage" office:value="0.00716657312997545" calcext:value-type="percentage">
            <text:p>0,7%</text:p>
          </table:table-cell>
          <table:table-cell table:style-name="ce15" office:value-type="percentage" office:value="0.00740677545955406" calcext:value-type="percentage">
            <text:p>0,7%</text:p>
          </table:table-cell>
          <table:table-cell table:style-name="ce15" office:value-type="percentage" office:value="0.00801625223334052" calcext:value-type="percentage">
            <text:p>0,8%</text:p>
          </table:table-cell>
          <table:table-cell table:style-name="ce15" office:value-type="percentage" office:value="0.00918453903084819" calcext:value-type="percentage">
            <text:p>0,9%</text:p>
          </table:table-cell>
          <table:table-cell table:style-name="ce15" office:value-type="percentage" office:value="0.00962803439636381" calcext:value-type="percentage">
            <text:p>1,0%</text:p>
          </table:table-cell>
          <table:table-cell table:style-name="ce15" office:value-type="percentage" office:value="0.00879692031249519" calcext:value-type="percentage">
            <text:p>0,9%</text:p>
          </table:table-cell>
          <table:table-cell table:style-name="ce54" office:value-type="percentage" office:value="0.00896241706830356" calcext:value-type="percentage">
            <text:p>0,9%</text:p>
          </table:table-cell>
          <table:table-cell table:style-name="ce15" office:value-type="percentage" office:value="0.106199114764199" calcext:value-type="percentage">
            <text:p>10,6%</text:p>
          </table:table-cell>
          <table:table-cell table:style-name="ce15" office:value-type="percentage" office:value="0.0950085543191632" calcext:value-type="percentage">
            <text:p>9,5%</text:p>
          </table:table-cell>
          <table:table-cell table:style-name="ce15" office:value-type="percentage" office:value="0.0972453389990379" calcext:value-type="percentage">
            <text:p>9,7%</text:p>
          </table:table-cell>
          <table:table-cell table:style-name="ce15" office:value-type="percentage" office:value="0.098464988694157" calcext:value-type="percentage">
            <text:p>9,8%</text:p>
          </table:table-cell>
          <table:table-cell table:style-name="ce15" office:value-type="percentage" office:value="0.103080777079056" calcext:value-type="percentage">
            <text:p>10,3%</text:p>
          </table:table-cell>
          <table:table-cell table:style-name="ce15" office:value-type="percentage" office:value="0.103515059119385" calcext:value-type="percentage">
            <text:p>10,4%</text:p>
          </table:table-cell>
          <table:table-cell table:style-name="ce15" office:value-type="percentage" office:value="0.109325126178523" calcext:value-type="percentage">
            <text:p>10,9%</text:p>
          </table:table-cell>
          <table:table-cell table:style-name="ce15" office:value-type="percentage" office:value="0.109441052221415" calcext:value-type="percentage">
            <text:p>10,9%</text:p>
          </table:table-cell>
          <table:table-cell table:style-name="ce15" office:value-type="percentage" office:value="0.109649587588873" calcext:value-type="percentage">
            <text:p>11,0%</text:p>
          </table:table-cell>
          <table:table-cell table:style-name="ce15" office:value-type="percentage" office:value="0.110769916449629" calcext:value-type="percentage">
            <text:p>11,1%</text:p>
          </table:table-cell>
          <table:table-cell table:style-name="ce15" office:value-type="percentage" office:value="0.109904840407124" calcext:value-type="percentage">
            <text:p>11,0%</text:p>
          </table:table-cell>
          <table:table-cell table:style-name="ce15" office:value-type="percentage" office:value="0.110350528447707" calcext:value-type="percentage">
            <text:p>11,0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215906.961312259" calcext:value-type="float">
            <text:p><text:s/>215.907 </text:p>
          </table:table-cell>
          <table:table-cell table:style-name="ce19" office:value-type="float" office:value="235187.944797441" calcext:value-type="float">
            <text:p><text:s/>235.188 </text:p>
          </table:table-cell>
          <table:table-cell table:style-name="ce19" office:value-type="float" office:value="262837.695255199" calcext:value-type="float">
            <text:p><text:s/>262.838 </text:p>
          </table:table-cell>
          <table:table-cell table:style-name="ce19" office:value-type="float" office:value="286878.028704301" calcext:value-type="float">
            <text:p><text:s/>286.878 </text:p>
          </table:table-cell>
          <table:table-cell table:style-name="ce19" office:value-type="float" office:value="322179.911706912" calcext:value-type="float">
            <text:p><text:s/>322.180 </text:p>
          </table:table-cell>
          <table:table-cell table:style-name="ce19" office:value-type="float" office:value="336061.039522202" calcext:value-type="float">
            <text:p><text:s/>336.061 </text:p>
          </table:table-cell>
          <table:table-cell table:style-name="ce19" office:value-type="float" office:value="360968.631959419" calcext:value-type="float">
            <text:p><text:s/>360.969 </text:p>
          </table:table-cell>
          <table:table-cell table:style-name="ce19" office:value-type="float" office:value="385962.200926604" calcext:value-type="float">
            <text:p><text:s/>385.962 </text:p>
          </table:table-cell>
          <table:table-cell table:style-name="ce19" office:value-type="float" office:value="404777.893360763" calcext:value-type="float">
            <text:p><text:s/>404.778 </text:p>
          </table:table-cell>
          <table:table-cell table:style-name="ce19" office:value-type="float" office:value="417504.651908801" calcext:value-type="float">
            <text:p><text:s/>417.505 </text:p>
          </table:table-cell>
          <table:table-cell table:style-name="ce19" office:value-type="float" office:value="462928.36637972" calcext:value-type="float">
            <text:p><text:s/>462.928 </text:p>
          </table:table-cell>
          <table:table-cell table:style-name="ce19" office:value-type="float" office:value="547394.303834053" calcext:value-type="float">
            <text:p><text:s/>547.394 </text:p>
          </table:table-cell>
          <table:table-cell table:style-name="ce20" office:value-type="percentage" office:value="0.413006187088637" calcext:value-type="percentage">
            <text:p>41,3%</text:p>
          </table:table-cell>
          <table:table-cell table:style-name="ce21" office:value-type="percentage" office:value="0.403124447153403" calcext:value-type="percentage">
            <text:p>40,3%</text:p>
          </table:table-cell>
          <table:table-cell table:style-name="ce21" office:value-type="percentage" office:value="0.402466504194003" calcext:value-type="percentage">
            <text:p>40,2%</text:p>
          </table:table-cell>
          <table:table-cell table:style-name="ce21" office:value-type="percentage" office:value="0.395953911447012" calcext:value-type="percentage">
            <text:p>39,6%</text:p>
          </table:table-cell>
          <table:table-cell table:style-name="ce21" office:value-type="percentage" office:value="0.400174227874166" calcext:value-type="percentage">
            <text:p>40,0%</text:p>
          </table:table-cell>
          <table:table-cell table:style-name="ce21" office:value-type="percentage" office:value="0.396027815511174" calcext:value-type="percentage">
            <text:p>39,6%</text:p>
          </table:table-cell>
          <table:table-cell table:style-name="ce21" office:value-type="percentage" office:value="0.401807616047639" calcext:value-type="percentage">
            <text:p>40,2%</text:p>
          </table:table-cell>
          <table:table-cell table:style-name="ce21" office:value-type="percentage" office:value="0.404814939886771" calcext:value-type="percentage">
            <text:p>40,5%</text:p>
          </table:table-cell>
          <table:table-cell table:style-name="ce21" office:value-type="percentage" office:value="0.402833240210771" calcext:value-type="percentage">
            <text:p>40,3%</text:p>
          </table:table-cell>
          <table:table-cell table:style-name="ce21" office:value-type="percentage" office:value="0.398471274119987" calcext:value-type="percentage">
            <text:p>39,8%</text:p>
          </table:table-cell>
          <table:table-cell table:style-name="ce21" office:value-type="percentage" office:value="0.428903045706127" calcext:value-type="percentage">
            <text:p>42,9%</text:p>
          </table:table-cell>
          <table:table-cell table:style-name="ce55" office:value-type="percentage" office:value="0.440344992004968" calcext:value-type="percentage">
            <text:p>44,0%</text:p>
          </table:table-cell>
          <table:table-cell table:style-name="ce21" office:value-type="percentage" office:value="0.131509293863702" calcext:value-type="percentage">
            <text:p>13,2%</text:p>
          </table:table-cell>
          <table:table-cell table:style-name="ce21" office:value-type="percentage" office:value="0.128359412112926" calcext:value-type="percentage">
            <text:p>12,8%</text:p>
          </table:table-cell>
          <table:table-cell table:style-name="ce21" office:value-type="percentage" office:value="0.132052567900957" calcext:value-type="percentage">
            <text:p>13,2%</text:p>
          </table:table-cell>
          <table:table-cell table:style-name="ce21" office:value-type="percentage" office:value="0.130517697082165" calcext:value-type="percentage">
            <text:p>13,1%</text:p>
          </table:table-cell>
          <table:table-cell table:style-name="ce21" office:value-type="percentage" office:value="0.134172251642759" calcext:value-type="percentage">
            <text:p>13,4%</text:p>
          </table:table-cell>
          <table:table-cell table:style-name="ce21" office:value-type="percentage" office:value="0.138591473356587" calcext:value-type="percentage">
            <text:p>13,9%</text:p>
          </table:table-cell>
          <table:table-cell table:style-name="ce21" office:value-type="percentage" office:value="0.141195198773733" calcext:value-type="percentage">
            <text:p>14,1%</text:p>
          </table:table-cell>
          <table:table-cell table:style-name="ce56" office:value-type="percentage" office:value="0.143932341045133" calcext:value-type="percentage">
            <text:p>14,4%</text:p>
          </table:table-cell>
          <table:table-cell table:style-name="ce56" office:value-type="percentage" office:value="0.140978156721648" calcext:value-type="percentage">
            <text:p>14,1%</text:p>
          </table:table-cell>
          <table:table-cell table:style-name="ce56" office:value-type="percentage" office:value="0.136979602868175" calcext:value-type="percentage">
            <text:p>13,7%</text:p>
          </table:table-cell>
          <table:table-cell table:style-name="ce56" office:value-type="percentage" office:value="0.139595907240817" calcext:value-type="percentage">
            <text:p>14,0%</text:p>
          </table:table-cell>
          <table:table-cell table:style-name="ce56" office:value-type="percentage" office:value="0.134218267025057" calcext:value-type="percentage">
            <text:p>13,4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522769.314508894" calcext:value-type="float">
            <text:p><text:s/>522.769 </text:p>
          </table:table-cell>
          <table:table-cell table:style-name="ce27" office:value-type="float" office:value="583412.756180336" calcext:value-type="float">
            <text:p><text:s/>583.413 </text:p>
          </table:table-cell>
          <table:table-cell table:style-name="ce27" office:value-type="float" office:value="653067.255327421" calcext:value-type="float">
            <text:p><text:s/>653.067 </text:p>
          </table:table-cell>
          <table:table-cell table:style-name="ce27" office:value-type="float" office:value="724523.790296469" calcext:value-type="float">
            <text:p><text:s/>724.524 </text:p>
          </table:table-cell>
          <table:table-cell table:style-name="ce27" office:value-type="float" office:value="805099.102504474" calcext:value-type="float">
            <text:p><text:s/>805.099 </text:p>
          </table:table-cell>
          <table:table-cell table:style-name="ce27" office:value-type="float" office:value="848579.383466866" calcext:value-type="float">
            <text:p><text:s/>848.579 </text:p>
          </table:table-cell>
          <table:table-cell table:style-name="ce27" office:value-type="float" office:value="898361.846671971" calcext:value-type="float">
            <text:p><text:s/>898.362 </text:p>
          </table:table-cell>
          <table:table-cell table:style-name="ce27" office:value-type="float" office:value="953428.747058" calcext:value-type="float">
            <text:p><text:s/>953.429 </text:p>
          </table:table-cell>
          <table:table-cell table:style-name="ce27" office:value-type="float" office:value="1004827.43963476" calcext:value-type="float">
            <text:p><text:s/>1.004.827 </text:p>
          </table:table-cell>
          <table:table-cell table:style-name="ce27" office:value-type="float" office:value="1047765.99726254" calcext:value-type="float">
            <text:p><text:s/>1.047.766 </text:p>
          </table:table-cell>
          <table:table-cell table:style-name="ce27" office:value-type="float" office:value="1079331.03067052" calcext:value-type="float">
            <text:p><text:s/>1.079.331 </text:p>
          </table:table-cell>
          <table:table-cell table:style-name="ce27" office:value-type="float" office:value="1243103.27986625" calcext:value-type="float">
            <text:p><text:s/>1.243.103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134531625797128" calcext:value-type="percentage">
            <text:p>13,5%</text:p>
          </table:table-cell>
          <table:table-cell table:style-name="ce29" office:value-type="percentage" office:value="0.133309376599286" calcext:value-type="percentage">
            <text:p>13,3%</text:p>
          </table:table-cell>
          <table:table-cell table:style-name="ce29" office:value-type="percentage" office:value="0.135638589530407" calcext:value-type="percentage">
            <text:p>13,6%</text:p>
          </table:table-cell>
          <table:table-cell table:style-name="ce29" office:value-type="percentage" office:value="0.135891892535434" calcext:value-type="percentage">
            <text:p>13,6%</text:p>
          </table:table-cell>
          <table:table-cell table:style-name="ce29" office:value-type="percentage" office:value="0.139315743380148" calcext:value-type="percentage">
            <text:p>13,9%</text:p>
          </table:table-cell>
          <table:table-cell table:style-name="ce29" office:value-type="percentage" office:value="0.141529274383307" calcext:value-type="percentage">
            <text:p>14,2%</text:p>
          </table:table-cell>
          <table:table-cell table:style-name="ce29" office:value-type="percentage" office:value="0.143294759290306" calcext:value-type="percentage">
            <text:p>14,3%</text:p>
          </table:table-cell>
          <table:table-cell table:style-name="ce58" office:value-type="percentage" office:value="0.144777433358757" calcext:value-type="percentage">
            <text:p>14,5%</text:p>
          </table:table-cell>
          <table:table-cell table:style-name="ce58" office:value-type="percentage" office:value="0.143461909124154" calcext:value-type="percentage">
            <text:p>14,3%</text:p>
          </table:table-cell>
          <table:table-cell table:style-name="ce58" office:value-type="percentage" office:value="0.141798270630544" calcext:value-type="percentage">
            <text:p>14,2%</text:p>
          </table:table-cell>
          <table:table-cell table:style-name="ce58" office:value-type="percentage" office:value="0.141838132909058" calcext:value-type="percentage">
            <text:p>14,2%</text:p>
          </table:table-cell>
          <table:table-cell table:style-name="ce58" office:value-type="percentage" office:value="0.137936494993782" calcext:value-type="percentage">
            <text:p>13,8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522769.314508893" calcext:value-type="float">
            <text:p><text:s/>522.769 </text:p>
          </table:table-cell>
          <table:table-cell table:style-name="ce32" office:value-type="float" office:value="583412.756180336" calcext:value-type="float">
            <text:p><text:s/>583.413 </text:p>
          </table:table-cell>
          <table:table-cell table:style-name="ce32" office:value-type="float" office:value="653067.255327421" calcext:value-type="float">
            <text:p><text:s/>653.067 </text:p>
          </table:table-cell>
          <table:table-cell table:style-name="ce32" office:value-type="float" office:value="724523.790296469" calcext:value-type="float">
            <text:p><text:s/>724.524 </text:p>
          </table:table-cell>
          <table:table-cell table:style-name="ce32" office:value-type="float" office:value="805099.102504476" calcext:value-type="float">
            <text:p><text:s/>805.099 </text:p>
          </table:table-cell>
          <table:table-cell table:style-name="ce32" office:value-type="float" office:value="848579.383466865" calcext:value-type="float">
            <text:p><text:s/>848.579 </text:p>
          </table:table-cell>
          <table:table-cell table:style-name="ce32" office:value-type="float" office:value="898361.846671971" calcext:value-type="float">
            <text:p><text:s/>898.362 </text:p>
          </table:table-cell>
          <table:table-cell table:style-name="ce32" office:value-type="float" office:value="953428.747057999" calcext:value-type="float">
            <text:p><text:s/>953.429 </text:p>
          </table:table-cell>
          <table:table-cell table:style-name="ce32" office:value-type="float" office:value="1004827.43963476" calcext:value-type="float">
            <text:p><text:s/>1.004.827 </text:p>
          </table:table-cell>
          <table:table-cell table:style-name="ce32" office:value-type="float" office:value="1047765.99726254" calcext:value-type="float">
            <text:p><text:s/>1.047.766 </text:p>
          </table:table-cell>
          <table:table-cell table:style-name="ce32" office:value-type="float" office:value="1079331.03067052" calcext:value-type="float">
            <text:p><text:s/>1.079.331 </text:p>
          </table:table-cell>
          <table:table-cell table:style-name="ce32" office:value-type="float" office:value="1243103.27986625" calcext:value-type="float">
            <text:p><text:s/>1.243.103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1"/>
          <table:table-cell table:style-name="ce42"/>
          <table:table-cell table:style-name="ce41"/>
          <table:table-cell table:number-columns-repeated="10"/>
          <table:table-cell table:style-name="ce42"/>
          <table:table-cell table:style-name="ce41"/>
          <table:table-cell table:number-columns-repeated="16358"/>
        </table:table-row>
        <table:table-row table:style-name="ro8" table:number-rows-repeated="8">
          <table:table-cell table:number-columns-repeated="12"/>
          <table:table-cell table:style-name="ce42"/>
          <table:table-cell table:style-name="ce41"/>
          <table:table-cell table:number-columns-repeated="10"/>
          <table:table-cell table:style-name="ce42"/>
          <table:table-cell table:style-name="ce41"/>
          <table:table-cell table:number-columns-repeated="16358"/>
        </table:table-row>
        <table:table-row table:style-name="ro11" table:number-rows-repeated="1048546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1" table:style-name="ta2">
        <table:table-column table:style-name="co15" table:default-cell-style-name="ce67"/>
        <table:table-column table:style-name="co11" table:number-columns-repeated="3" table:default-cell-style-name="ce67"/>
        <table:table-column table:style-name="co11" table:number-columns-repeated="7" table:default-cell-style-name="ce90"/>
        <table:table-column table:style-name="co8" table:number-columns-repeated="2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Maranhão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41111.0636455532" calcext:value-type="float">
            <text:p><text:s/>41.111 </text:p>
          </table:table-cell>
          <table:table-cell table:style-name="ce13" office:value-type="float" office:value="45886.7932586547" calcext:value-type="float">
            <text:p><text:s/>45.887 </text:p>
          </table:table-cell>
          <table:table-cell table:style-name="ce13" office:value-type="float" office:value="52984.0644962202" calcext:value-type="float">
            <text:p><text:s/>52.984 </text:p>
          </table:table-cell>
          <table:table-cell table:style-name="ce13" office:value-type="float" office:value="60028.8855689582" calcext:value-type="float">
            <text:p><text:s/>60.029 </text:p>
          </table:table-cell>
          <table:table-cell table:style-name="ce13" office:value-type="float" office:value="68566.3306816726" calcext:value-type="float">
            <text:p><text:s/>68.566 </text:p>
          </table:table-cell>
          <table:table-cell table:style-name="ce13" office:value-type="float" office:value="69855.5303951117" calcext:value-type="float">
            <text:p><text:s/>69.856 </text:p>
          </table:table-cell>
          <table:table-cell table:style-name="ce13" office:value-type="float" office:value="75908.3667799737" calcext:value-type="float">
            <text:p><text:s/>75.908 </text:p>
          </table:table-cell>
          <table:table-cell table:style-name="ce13" office:value-type="float" office:value="79222.9887289555" calcext:value-type="float">
            <text:p><text:s/>79.223 </text:p>
          </table:table-cell>
          <table:table-cell table:style-name="ce13" office:value-type="float" office:value="86982.6472272305" calcext:value-type="float">
            <text:p><text:s/>86.983 </text:p>
          </table:table-cell>
          <table:table-cell table:style-name="ce13" office:value-type="float" office:value="84289.3596061657" calcext:value-type="float">
            <text:p><text:s/>84.289 </text:p>
          </table:table-cell>
          <table:table-cell table:style-name="ce13" office:value-type="float" office:value="94628.2192311381" calcext:value-type="float">
            <text:p><text:s/>94.628 </text:p>
          </table:table-cell>
          <table:table-cell table:style-name="ce13" office:value-type="float" office:value="110229.915344156" calcext:value-type="float">
            <text:p><text:s/>110.230 </text:p>
          </table:table-cell>
          <table:table-cell table:style-name="ce14" office:value-type="percentage" office:value="0.887743238004283" calcext:value-type="percentage">
            <text:p>88,8%</text:p>
          </table:table-cell>
          <table:table-cell table:style-name="ce15" office:value-type="percentage" office:value="0.880009246979708" calcext:value-type="percentage">
            <text:p>88,0%</text:p>
          </table:table-cell>
          <table:table-cell table:style-name="ce15" office:value-type="percentage" office:value="0.875912869089048" calcext:value-type="percentage">
            <text:p>87,6%</text:p>
          </table:table-cell>
          <table:table-cell table:style-name="ce15" office:value-type="percentage" office:value="0.886757122725251" calcext:value-type="percentage">
            <text:p>88,7%</text:p>
          </table:table-cell>
          <table:table-cell table:style-name="ce15" office:value-type="percentage" office:value="0.892302464970878" calcext:value-type="percentage">
            <text:p>89,2%</text:p>
          </table:table-cell>
          <table:table-cell table:style-name="ce15" office:value-type="percentage" office:value="0.890151586175953" calcext:value-type="percentage">
            <text:p>89,0%</text:p>
          </table:table-cell>
          <table:table-cell table:style-name="ce15" office:value-type="percentage" office:value="0.889794078611008" calcext:value-type="percentage">
            <text:p>89,0%</text:p>
          </table:table-cell>
          <table:table-cell table:style-name="ce15" office:value-type="percentage" office:value="0.884750382002709" calcext:value-type="percentage">
            <text:p>88,5%</text:p>
          </table:table-cell>
          <table:table-cell table:style-name="ce15" office:value-type="percentage" office:value="0.885955327531267" calcext:value-type="percentage">
            <text:p>88,6%</text:p>
          </table:table-cell>
          <table:table-cell table:style-name="ce15" office:value-type="percentage" office:value="0.86592781261595" calcext:value-type="percentage">
            <text:p>86,6%</text:p>
          </table:table-cell>
          <table:table-cell table:style-name="ce15" office:value-type="percentage" office:value="0.88507102075713" calcext:value-type="percentage">
            <text:p>88,5%</text:p>
          </table:table-cell>
          <table:table-cell table:style-name="ce54" office:value-type="percentage" office:value="0.881975359013766" calcext:value-type="percentage">
            <text:p>88,2%</text:p>
          </table:table-cell>
          <table:table-cell table:style-name="ce15" office:value-type="percentage" office:value="0.0124471859507434" calcext:value-type="percentage">
            <text:p>1,2%</text:p>
          </table:table-cell>
          <table:table-cell table:style-name="ce15" office:value-type="percentage" office:value="0.0123336310362223" calcext:value-type="percentage">
            <text:p>1,2%</text:p>
          </table:table-cell>
          <table:table-cell table:style-name="ce15" office:value-type="percentage" office:value="0.0129410632048975" calcext:value-type="percentage">
            <text:p>1,3%</text:p>
          </table:table-cell>
          <table:table-cell table:style-name="ce15" office:value-type="percentage" office:value="0.0131822681847435" calcext:value-type="percentage">
            <text:p>1,3%</text:p>
          </table:table-cell>
          <table:table-cell table:style-name="ce15" office:value-type="percentage" office:value="0.0137884573519662" calcext:value-type="percentage">
            <text:p>1,4%</text:p>
          </table:table-cell>
          <table:table-cell table:style-name="ce15" office:value-type="percentage" office:value="0.0135494446515763" calcext:value-type="percentage">
            <text:p>1,4%</text:p>
          </table:table-cell>
          <table:table-cell table:style-name="ce15" office:value-type="percentage" office:value="0.0140056936888285" calcext:value-type="percentage">
            <text:p>1,4%</text:p>
          </table:table-cell>
          <table:table-cell table:style-name="ce15" office:value-type="percentage" office:value="0.0139675638802331" calcext:value-type="percentage">
            <text:p>1,4%</text:p>
          </table:table-cell>
          <table:table-cell table:style-name="ce15" office:value-type="percentage" office:value="0.0144702173839" calcext:value-type="percentage">
            <text:p>1,4%</text:p>
          </table:table-cell>
          <table:table-cell table:style-name="ce15" office:value-type="percentage" office:value="0.0132599574882385" calcext:value-type="percentage">
            <text:p>1,3%</text:p>
          </table:table-cell>
          <table:table-cell table:style-name="ce15" office:value-type="percentage" office:value="0.0143486161021914" calcext:value-type="percentage">
            <text:p>1,4%</text:p>
          </table:table-cell>
          <table:table-cell table:style-name="ce15" office:value-type="percentage" office:value="0.0142895941967526" calcext:value-type="percentage">
            <text:p>1,4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9614.7097493573" calcext:value-type="float">
            <text:p><text:s/>19.615 </text:p>
          </table:table-cell>
          <table:table-cell table:style-name="ce19" office:value-type="float" office:value="22467.8622461001" calcext:value-type="float">
            <text:p><text:s/>22.468 </text:p>
          </table:table-cell>
          <table:table-cell table:style-name="ce19" office:value-type="float" office:value="25466.477113321" calcext:value-type="float">
            <text:p><text:s/>25.466 </text:p>
          </table:table-cell>
          <table:table-cell table:style-name="ce19" office:value-type="float" office:value="29398.1031591366" calcext:value-type="float">
            <text:p><text:s/>29.398 </text:p>
          </table:table-cell>
          <table:table-cell table:style-name="ce19" office:value-type="float" office:value="32995.1846875247" calcext:value-type="float">
            <text:p><text:s/>32.995 </text:p>
          </table:table-cell>
          <table:table-cell table:style-name="ce19" office:value-type="float" office:value="34367.5639786368" calcext:value-type="float">
            <text:p><text:s/>34.368 </text:p>
          </table:table-cell>
          <table:table-cell table:style-name="ce19" office:value-type="float" office:value="37543.6168486377" calcext:value-type="float">
            <text:p><text:s/>37.544 </text:p>
          </table:table-cell>
          <table:table-cell table:style-name="ce19" office:value-type="float" office:value="39225.262774314" calcext:value-type="float">
            <text:p><text:s/>39.225 </text:p>
          </table:table-cell>
          <table:table-cell table:style-name="ce19" office:value-type="float" office:value="41677.5389672401" calcext:value-type="float">
            <text:p><text:s/>41.678 </text:p>
          </table:table-cell>
          <table:table-cell table:style-name="ce19" office:value-type="float" office:value="43110.9272006256" calcext:value-type="float">
            <text:p><text:s/>43.111 </text:p>
          </table:table-cell>
          <table:table-cell table:style-name="ce19" office:value-type="float" office:value="44649.3481182123" calcext:value-type="float">
            <text:p><text:s/>44.649 </text:p>
          </table:table-cell>
          <table:table-cell table:style-name="ce19" office:value-type="float" office:value="49037.0081282579" calcext:value-type="float">
            <text:p><text:s/>49.037 </text:p>
          </table:table-cell>
          <table:table-cell table:style-name="ce20" office:value-type="percentage" office:value="0.423555714722845" calcext:value-type="percentage">
            <text:p>42,4%</text:p>
          </table:table-cell>
          <table:table-cell table:style-name="ce21" office:value-type="percentage" office:value="0.430884904616977" calcext:value-type="percentage">
            <text:p>43,1%</text:p>
          </table:table-cell>
          <table:table-cell table:style-name="ce21" office:value-type="percentage" office:value="0.421002338080554" calcext:value-type="percentage">
            <text:p>42,1%</text:p>
          </table:table-cell>
          <table:table-cell table:style-name="ce21" office:value-type="percentage" office:value="0.434273885378554" calcext:value-type="percentage">
            <text:p>43,4%</text:p>
          </table:table-cell>
          <table:table-cell table:style-name="ce21" office:value-type="percentage" office:value="0.429389823491273" calcext:value-type="percentage">
            <text:p>42,9%</text:p>
          </table:table-cell>
          <table:table-cell table:style-name="ce21" office:value-type="percentage" office:value="0.437937288795217" calcext:value-type="percentage">
            <text:p>43,8%</text:p>
          </table:table-cell>
          <table:table-cell table:style-name="ce21" office:value-type="percentage" office:value="0.440084398843522" calcext:value-type="percentage">
            <text:p>44,0%</text:p>
          </table:table-cell>
          <table:table-cell table:style-name="ce21" office:value-type="percentage" office:value="0.438061814891447" calcext:value-type="percentage">
            <text:p>43,8%</text:p>
          </table:table-cell>
          <table:table-cell table:style-name="ce21" office:value-type="percentage" office:value="0.424503494242457" calcext:value-type="percentage">
            <text:p>42,5%</text:p>
          </table:table-cell>
          <table:table-cell table:style-name="ce21" office:value-type="percentage" office:value="0.44289043202023" calcext:value-type="percentage">
            <text:p>44,3%</text:p>
          </table:table-cell>
          <table:table-cell table:style-name="ce21" office:value-type="percentage" office:value="0.417611621947578" calcext:value-type="percentage">
            <text:p>41,8%</text:p>
          </table:table-cell>
          <table:table-cell table:style-name="ce55" office:value-type="percentage" office:value="0.392356582274871" calcext:value-type="percentage">
            <text:p>39,2%</text:p>
          </table:table-cell>
          <table:table-cell table:style-name="ce21" office:value-type="percentage" office:value="0.0121213885571888" calcext:value-type="percentage">
            <text:p>1,2%</text:p>
          </table:table-cell>
          <table:table-cell table:style-name="ce21" office:value-type="percentage" office:value="0.0121659591722571" calcext:value-type="percentage">
            <text:p>1,2%</text:p>
          </table:table-cell>
          <table:table-cell table:style-name="ce21" office:value-type="percentage" office:value="0.0123692486758755" calcext:value-type="percentage">
            <text:p>1,2%</text:p>
          </table:table-cell>
          <table:table-cell table:style-name="ce21" office:value-type="percentage" office:value="0.0127501138082392" calcext:value-type="percentage">
            <text:p>1,3%</text:p>
          </table:table-cell>
          <table:table-cell table:style-name="ce21" office:value-type="percentage" office:value="0.0131174331430198" calcext:value-type="percentage">
            <text:p>1,3%</text:p>
          </table:table-cell>
          <table:table-cell table:style-name="ce21" office:value-type="percentage" office:value="0.0128620159948791" calcext:value-type="percentage">
            <text:p>1,3%</text:p>
          </table:table-cell>
          <table:table-cell table:style-name="ce21" office:value-type="percentage" office:value="0.0133967793907293" calcext:value-type="percentage">
            <text:p>1,3%</text:p>
          </table:table-cell>
          <table:table-cell table:style-name="ce21" office:value-type="percentage" office:value="0.0134308391827647" calcext:value-type="percentage">
            <text:p>1,3%</text:p>
          </table:table-cell>
          <table:table-cell table:style-name="ce21" office:value-type="percentage" office:value="0.0136389512464571" calcext:value-type="percentage">
            <text:p>1,4%</text:p>
          </table:table-cell>
          <table:table-cell table:style-name="ce21" office:value-type="percentage" office:value="0.0133981400265488" calcext:value-type="percentage">
            <text:p>1,3%</text:p>
          </table:table-cell>
          <table:table-cell table:style-name="ce21" office:value-type="percentage" office:value="0.0139863880911958" calcext:value-type="percentage">
            <text:p>1,4%</text:p>
          </table:table-cell>
          <table:table-cell table:style-name="ce21" office:value-type="percentage" office:value="0.0138732366358002" calcext:value-type="percentage">
            <text:p>1,4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5625.5465821966" calcext:value-type="float">
            <text:p><text:s/>15.626 </text:p>
          </table:table-cell>
          <table:table-cell table:style-name="ce13" office:value-type="float" office:value="17871.5846565127" calcext:value-type="float">
            <text:p><text:s/>17.872 </text:p>
          </table:table-cell>
          <table:table-cell table:style-name="ce13" office:value-type="float" office:value="20339.2011126955" calcext:value-type="float">
            <text:p><text:s/>20.339 </text:p>
          </table:table-cell>
          <table:table-cell table:style-name="ce13" office:value-type="float" office:value="23559.8577626277" calcext:value-type="float">
            <text:p><text:s/>23.560 </text:p>
          </table:table-cell>
          <table:table-cell table:style-name="ce13" office:value-type="float" office:value="26427.4865628768" calcext:value-type="float">
            <text:p><text:s/>26.427 </text:p>
          </table:table-cell>
          <table:table-cell table:style-name="ce13" office:value-type="float" office:value="27458.2012383675" calcext:value-type="float">
            <text:p><text:s/>27.458 </text:p>
          </table:table-cell>
          <table:table-cell table:style-name="ce13" office:value-type="float" office:value="29978.6944028771" calcext:value-type="float">
            <text:p><text:s/>29.979 </text:p>
          </table:table-cell>
          <table:table-cell table:style-name="ce13" office:value-type="float" office:value="31133.5117526544" calcext:value-type="float">
            <text:p><text:s/>31.134 </text:p>
          </table:table-cell>
          <table:table-cell table:style-name="ce13" office:value-type="float" office:value="33073.0865014915" calcext:value-type="float">
            <text:p><text:s/>33.073 </text:p>
          </table:table-cell>
          <table:table-cell table:style-name="ce13" office:value-type="float" office:value="33987.4982528727" calcext:value-type="float">
            <text:p><text:s/>33.987 </text:p>
          </table:table-cell>
          <table:table-cell table:style-name="ce13" office:value-type="float" office:value="35333.7388290369" calcext:value-type="float">
            <text:p><text:s/>35.334 </text:p>
          </table:table-cell>
          <table:table-cell table:style-name="ce13" office:value-type="float" office:value="38691.7990875553" calcext:value-type="float">
            <text:p><text:s/>38.692 </text:p>
          </table:table-cell>
          <table:table-cell table:style-name="ce14" office:value-type="percentage" office:value="0.337414605422556" calcext:value-type="percentage">
            <text:p>33,7%</text:p>
          </table:table-cell>
          <table:table-cell table:style-name="ce15" office:value-type="percentage" office:value="0.342738261688086" calcext:value-type="percentage">
            <text:p>34,3%</text:p>
          </table:table-cell>
          <table:table-cell table:style-name="ce15" office:value-type="percentage" office:value="0.336240116174388" calcext:value-type="percentage">
            <text:p>33,6%</text:p>
          </table:table-cell>
          <table:table-cell table:style-name="ce15" office:value-type="percentage" office:value="0.348030310464524" calcext:value-type="percentage">
            <text:p>34,8%</text:p>
          </table:table-cell>
          <table:table-cell table:style-name="ce15" office:value-type="percentage" office:value="0.343919693070916" calcext:value-type="percentage">
            <text:p>34,4%</text:p>
          </table:table-cell>
          <table:table-cell table:style-name="ce15" office:value-type="percentage" office:value="0.349893004141899" calcext:value-type="percentage">
            <text:p>35,0%</text:p>
          </table:table-cell>
          <table:table-cell table:style-name="ce15" office:value-type="percentage" office:value="0.351408756316523" calcext:value-type="percentage">
            <text:p>35,1%</text:p>
          </table:table-cell>
          <table:table-cell table:style-name="ce15" office:value-type="percentage" office:value="0.347694360667047" calcext:value-type="percentage">
            <text:p>34,8%</text:p>
          </table:table-cell>
          <table:table-cell table:style-name="ce15" office:value-type="percentage" office:value="0.336863479302407" calcext:value-type="percentage">
            <text:p>33,7%</text:p>
          </table:table-cell>
          <table:table-cell table:style-name="ce15" office:value-type="percentage" office:value="0.34916293297174" calcext:value-type="percentage">
            <text:p>34,9%</text:p>
          </table:table-cell>
          <table:table-cell table:style-name="ce15" office:value-type="percentage" office:value="0.330481420306502" calcext:value-type="percentage">
            <text:p>33,0%</text:p>
          </table:table-cell>
          <table:table-cell table:style-name="ce54" office:value-type="percentage" office:value="0.309582142783932" calcext:value-type="percentage">
            <text:p>31,0%</text:p>
          </table:table-cell>
          <table:table-cell table:style-name="ce15" office:value-type="percentage" office:value="0.0122334064693444" calcext:value-type="percentage">
            <text:p>1,2%</text:p>
          </table:table-cell>
          <table:table-cell table:style-name="ce15" office:value-type="percentage" office:value="0.0122942408319118" calcext:value-type="percentage">
            <text:p>1,2%</text:p>
          </table:table-cell>
          <table:table-cell table:style-name="ce15" office:value-type="percentage" office:value="0.0125011761725203" calcext:value-type="percentage">
            <text:p>1,3%</text:p>
          </table:table-cell>
          <table:table-cell table:style-name="ce15" office:value-type="percentage" office:value="0.0129292769563484" calcext:value-type="percentage">
            <text:p>1,3%</text:p>
          </table:table-cell>
          <table:table-cell table:style-name="ce15" office:value-type="percentage" office:value="0.0132110416234264" calcext:value-type="percentage">
            <text:p>1,3%</text:p>
          </table:table-cell>
          <table:table-cell table:style-name="ce15" office:value-type="percentage" office:value="0.0129102790788846" calcext:value-type="percentage">
            <text:p>1,3%</text:p>
          </table:table-cell>
          <table:table-cell table:style-name="ce15" office:value-type="percentage" office:value="0.0134476301906063" calcext:value-type="percentage">
            <text:p>1,3%</text:p>
          </table:table-cell>
          <table:table-cell table:style-name="ce15" office:value-type="percentage" office:value="0.013463984445578" calcext:value-type="percentage">
            <text:p>1,3%</text:p>
          </table:table-cell>
          <table:table-cell table:style-name="ce15" office:value-type="percentage" office:value="0.013653599392598" calcext:value-type="percentage">
            <text:p>1,4%</text:p>
          </table:table-cell>
          <table:table-cell table:style-name="ce15" office:value-type="percentage" office:value="0.0133825223178048" calcext:value-type="percentage">
            <text:p>1,3%</text:p>
          </table:table-cell>
          <table:table-cell table:style-name="ce15" office:value-type="percentage" office:value="0.0139550881032674" calcext:value-type="percentage">
            <text:p>1,4%</text:p>
          </table:table-cell>
          <table:table-cell table:style-name="ce15" office:value-type="percentage" office:value="0.0138431503697496" calcext:value-type="percentage">
            <text:p>1,4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3989.16316716075" calcext:value-type="float">
            <text:p><text:s/>3.989 </text:p>
          </table:table-cell>
          <table:table-cell table:style-name="ce13" office:value-type="float" office:value="4596.27758958737" calcext:value-type="float">
            <text:p><text:s/>4.596 </text:p>
          </table:table-cell>
          <table:table-cell table:style-name="ce13" office:value-type="float" office:value="5127.27600062544" calcext:value-type="float">
            <text:p><text:s/>5.127 </text:p>
          </table:table-cell>
          <table:table-cell table:style-name="ce13" office:value-type="float" office:value="5838.24539650891" calcext:value-type="float">
            <text:p><text:s/>5.838 </text:p>
          </table:table-cell>
          <table:table-cell table:style-name="ce13" office:value-type="float" office:value="6567.69812464786" calcext:value-type="float">
            <text:p><text:s/>6.568 </text:p>
          </table:table-cell>
          <table:table-cell table:style-name="ce13" office:value-type="float" office:value="6909.36274026925" calcext:value-type="float">
            <text:p><text:s/>6.909 </text:p>
          </table:table-cell>
          <table:table-cell table:style-name="ce13" office:value-type="float" office:value="7564.92244576063" calcext:value-type="float">
            <text:p><text:s/>7.565 </text:p>
          </table:table-cell>
          <table:table-cell table:style-name="ce13" office:value-type="float" office:value="8091.75102165955" calcext:value-type="float">
            <text:p><text:s/>8.092 </text:p>
          </table:table-cell>
          <table:table-cell table:style-name="ce13" office:value-type="float" office:value="8604.45246574862" calcext:value-type="float">
            <text:p><text:s/>8.604 </text:p>
          </table:table-cell>
          <table:table-cell table:style-name="ce13" office:value-type="float" office:value="9123.42894775293" calcext:value-type="float">
            <text:p><text:s/>9.123 </text:p>
          </table:table-cell>
          <table:table-cell table:style-name="ce13" office:value-type="float" office:value="9315.60928917537" calcext:value-type="float">
            <text:p><text:s/>9.316 </text:p>
          </table:table-cell>
          <table:table-cell table:style-name="ce13" office:value-type="float" office:value="10345.2090407026" calcext:value-type="float">
            <text:p><text:s/>10.345 </text:p>
          </table:table-cell>
          <table:table-cell table:style-name="ce14" office:value-type="percentage" office:value="0.0861411093002883" calcext:value-type="percentage">
            <text:p>8,6%</text:p>
          </table:table-cell>
          <table:table-cell table:style-name="ce15" office:value-type="percentage" office:value="0.0881466429288913" calcext:value-type="percentage">
            <text:p>8,8%</text:p>
          </table:table-cell>
          <table:table-cell table:style-name="ce15" office:value-type="percentage" office:value="0.0847622219061664" calcext:value-type="percentage">
            <text:p>8,5%</text:p>
          </table:table-cell>
          <table:table-cell table:style-name="ce15" office:value-type="percentage" office:value="0.08624357491403" calcext:value-type="percentage">
            <text:p>8,6%</text:p>
          </table:table-cell>
          <table:table-cell table:style-name="ce15" office:value-type="percentage" office:value="0.0854701304203572" calcext:value-type="percentage">
            <text:p>8,5%</text:p>
          </table:table-cell>
          <table:table-cell table:style-name="ce15" office:value-type="percentage" office:value="0.0880442846533177" calcext:value-type="percentage">
            <text:p>8,8%</text:p>
          </table:table-cell>
          <table:table-cell table:style-name="ce15" office:value-type="percentage" office:value="0.0886756425269994" calcext:value-type="percentage">
            <text:p>8,9%</text:p>
          </table:table-cell>
          <table:table-cell table:style-name="ce15" office:value-type="percentage" office:value="0.0903674542244006" calcext:value-type="percentage">
            <text:p>9,0%</text:p>
          </table:table-cell>
          <table:table-cell table:style-name="ce15" office:value-type="percentage" office:value="0.0876400149400494" calcext:value-type="percentage">
            <text:p>8,8%</text:p>
          </table:table-cell>
          <table:table-cell table:style-name="ce15" office:value-type="percentage" office:value="0.0937274990484901" calcext:value-type="percentage">
            <text:p>9,4%</text:p>
          </table:table-cell>
          <table:table-cell table:style-name="ce15" office:value-type="percentage" office:value="0.0871302016410764" calcext:value-type="percentage">
            <text:p>8,7%</text:p>
          </table:table-cell>
          <table:table-cell table:style-name="ce54" office:value-type="percentage" office:value="0.0827744394909391" calcext:value-type="percentage">
            <text:p>8,3%</text:p>
          </table:table-cell>
          <table:table-cell table:style-name="ce15" office:value-type="percentage" office:value="0.0117016857105667" calcext:value-type="percentage">
            <text:p>1,2%</text:p>
          </table:table-cell>
          <table:table-cell table:style-name="ce15" office:value-type="percentage" office:value="0.011691614366863" calcext:value-type="percentage">
            <text:p>1,2%</text:p>
          </table:table-cell>
          <table:table-cell table:style-name="ce15" office:value-type="percentage" office:value="0.0118722396285591" calcext:value-type="percentage">
            <text:p>1,2%</text:p>
          </table:table-cell>
          <table:table-cell table:style-name="ce15" office:value-type="percentage" office:value="0.0120748897039086" calcext:value-type="percentage">
            <text:p>1,2%</text:p>
          </table:table-cell>
          <table:table-cell table:style-name="ce15" office:value-type="percentage" office:value="0.0127538024791204" calcext:value-type="percentage">
            <text:p>1,3%</text:p>
          </table:table-cell>
          <table:table-cell table:style-name="ce15" office:value-type="percentage" office:value="0.0126737300159752" calcext:value-type="percentage">
            <text:p>1,3%</text:p>
          </table:table-cell>
          <table:table-cell table:style-name="ce15" office:value-type="percentage" office:value="0.0131989909093712" calcext:value-type="percentage">
            <text:p>1,3%</text:p>
          </table:table-cell>
          <table:table-cell table:style-name="ce15" office:value-type="percentage" office:value="0.0133048183301373" calcext:value-type="percentage">
            <text:p>1,3%</text:p>
          </table:table-cell>
          <table:table-cell table:style-name="ce15" office:value-type="percentage" office:value="0.0135829392884465" calcext:value-type="percentage">
            <text:p>1,4%</text:p>
          </table:table-cell>
          <table:table-cell table:style-name="ce15" office:value-type="percentage" office:value="0.0134566428969183" calcext:value-type="percentage">
            <text:p>1,3%</text:p>
          </table:table-cell>
          <table:table-cell table:style-name="ce15" office:value-type="percentage" office:value="0.0141063949186613" calcext:value-type="percentage">
            <text:p>1,4%</text:p>
          </table:table-cell>
          <table:table-cell table:style-name="ce15" office:value-type="percentage" office:value="0.0139869300771768" calcext:value-type="percentage">
            <text:p>1,4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5530.49167879815" calcext:value-type="float">
            <text:p><text:s/>5.530 </text:p>
          </table:table-cell>
          <table:table-cell table:style-name="ce19" office:value-type="float" office:value="6464.76568383569" calcext:value-type="float">
            <text:p><text:s/>6.465 </text:p>
          </table:table-cell>
          <table:table-cell table:style-name="ce19" office:value-type="float" office:value="7751.29985890508" calcext:value-type="float">
            <text:p><text:s/>7.751 </text:p>
          </table:table-cell>
          <table:table-cell table:style-name="ce19" office:value-type="float" office:value="7894.12785141899" calcext:value-type="float">
            <text:p><text:s/>7.894 </text:p>
          </table:table-cell>
          <table:table-cell table:style-name="ce19" office:value-type="float" office:value="8600.28281132671" calcext:value-type="float">
            <text:p><text:s/>8.600 </text:p>
          </table:table-cell>
          <table:table-cell table:style-name="ce19" office:value-type="float" office:value="8969.93890069525" calcext:value-type="float">
            <text:p><text:s/>8.970 </text:p>
          </table:table-cell>
          <table:table-cell table:style-name="ce19" office:value-type="float" office:value="9879.67376952224" calcext:value-type="float">
            <text:p><text:s/>9.880 </text:p>
          </table:table-cell>
          <table:table-cell table:style-name="ce19" office:value-type="float" office:value="10827.6982891049" calcext:value-type="float">
            <text:p><text:s/>10.828 </text:p>
          </table:table-cell>
          <table:table-cell table:style-name="ce19" office:value-type="float" office:value="11903.1118188891" calcext:value-type="float">
            <text:p><text:s/>11.903 </text:p>
          </table:table-cell>
          <table:table-cell table:style-name="ce19" office:value-type="float" office:value="13807.5264700378" calcext:value-type="float">
            <text:p><text:s/>13.808 </text:p>
          </table:table-cell>
          <table:table-cell table:style-name="ce19" office:value-type="float" office:value="13085.9826430515" calcext:value-type="float">
            <text:p><text:s/>13.086 </text:p>
          </table:table-cell>
          <table:table-cell table:style-name="ce19" office:value-type="float" office:value="15708.9762950083" calcext:value-type="float">
            <text:p><text:s/>15.709 </text:p>
          </table:table-cell>
          <table:table-cell table:style-name="ce20" office:value-type="percentage" office:value="0.119424217116383" calcext:value-type="percentage">
            <text:p>11,9%</text:p>
          </table:table-cell>
          <table:table-cell table:style-name="ce21" office:value-type="percentage" office:value="0.123980195113318" calcext:value-type="percentage">
            <text:p>12,4%</text:p>
          </table:table-cell>
          <table:table-cell table:style-name="ce21" office:value-type="percentage" office:value="0.128141609428009" calcext:value-type="percentage">
            <text:p>12,8%</text:p>
          </table:table-cell>
          <table:table-cell table:style-name="ce21" office:value-type="percentage" office:value="0.116613427579096" calcext:value-type="percentage">
            <text:p>11,7%</text:p>
          </table:table-cell>
          <table:table-cell table:style-name="ce21" office:value-type="percentage" office:value="0.111921601691378" calcext:value-type="percentage">
            <text:p>11,2%</text:p>
          </table:table-cell>
          <table:table-cell table:style-name="ce21" office:value-type="percentage" office:value="0.114301692295418" calcext:value-type="percentage">
            <text:p>11,4%</text:p>
          </table:table-cell>
          <table:table-cell table:style-name="ce21" office:value-type="percentage" office:value="0.115809041764927" calcext:value-type="percentage">
            <text:p>11,6%</text:p>
          </table:table-cell>
          <table:table-cell table:style-name="ce21" office:value-type="percentage" office:value="0.120922100405362" calcext:value-type="percentage">
            <text:p>12,1%</text:p>
          </table:table-cell>
          <table:table-cell table:style-name="ce21" office:value-type="percentage" office:value="0.121238266094571" calcext:value-type="percentage">
            <text:p>12,1%</text:p>
          </table:table-cell>
          <table:table-cell table:style-name="ce21" office:value-type="percentage" office:value="0.141848523345075" calcext:value-type="percentage">
            <text:p>14,2%</text:p>
          </table:table-cell>
          <table:table-cell table:style-name="ce21" office:value-type="percentage" office:value="0.122395032999676" calcext:value-type="percentage">
            <text:p>12,2%</text:p>
          </table:table-cell>
          <table:table-cell table:style-name="ce55" office:value-type="percentage" office:value="0.125691197024613" calcext:value-type="percentage">
            <text:p>12,6%</text:p>
          </table:table-cell>
          <table:table-cell table:style-name="ce21" office:value-type="percentage" office:value="0.00883613334312968" calcext:value-type="percentage">
            <text:p>0,9%</text:p>
          </table:table-cell>
          <table:table-cell table:style-name="ce21" office:value-type="percentage" office:value="0.00927060785819785" calcext:value-type="percentage">
            <text:p>0,9%</text:p>
          </table:table-cell>
          <table:table-cell table:style-name="ce21" office:value-type="percentage" office:value="0.0101257470358157" calcext:value-type="percentage">
            <text:p>1,0%</text:p>
          </table:table-cell>
          <table:table-cell table:style-name="ce21" office:value-type="percentage" office:value="0.00953506533334047" calcext:value-type="percentage">
            <text:p>1,0%</text:p>
          </table:table-cell>
          <table:table-cell table:style-name="ce21" office:value-type="percentage" office:value="0.00997316033808123" calcext:value-type="percentage">
            <text:p>1,0%</text:p>
          </table:table-cell>
          <table:table-cell table:style-name="ce21" office:value-type="percentage" office:value="0.00997840655964588" calcext:value-type="percentage">
            <text:p>1,0%</text:p>
          </table:table-cell>
          <table:table-cell table:style-name="ce21" office:value-type="percentage" office:value="0.0108523718592685" calcext:value-type="percentage">
            <text:p>1,1%</text:p>
          </table:table-cell>
          <table:table-cell table:style-name="ce21" office:value-type="percentage" office:value="0.0110105952874243" calcext:value-type="percentage">
            <text:p>1,1%</text:p>
          </table:table-cell>
          <table:table-cell table:style-name="ce21" office:value-type="percentage" office:value="0.0110504789630575" calcext:value-type="percentage">
            <text:p>1,1%</text:p>
          </table:table-cell>
          <table:table-cell table:style-name="ce21" office:value-type="percentage" office:value="0.0122895462912368" calcext:value-type="percentage">
            <text:p>1,2%</text:p>
          </table:table-cell>
          <table:table-cell table:style-name="ce21" office:value-type="percentage" office:value="0.0118849922874042" calcext:value-type="percentage">
            <text:p>1,2%</text:p>
          </table:table-cell>
          <table:table-cell table:style-name="ce21" office:value-type="percentage" office:value="0.0112278751737777" calcext:value-type="percentage">
            <text:p>1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5198.56946184635" calcext:value-type="float">
            <text:p><text:s/>5.199 </text:p>
          </table:table-cell>
          <table:table-cell table:style-name="ce13" office:value-type="float" office:value="6256.74206911987" calcext:value-type="float">
            <text:p><text:s/>6.257 </text:p>
          </table:table-cell>
          <table:table-cell table:style-name="ce13" office:value-type="float" office:value="7506.04401345814" calcext:value-type="float">
            <text:p><text:s/>7.506 </text:p>
          </table:table-cell>
          <table:table-cell table:style-name="ce13" office:value-type="float" office:value="7665.95897254689" calcext:value-type="float">
            <text:p><text:s/>7.666 </text:p>
          </table:table-cell>
          <table:table-cell table:style-name="ce13" office:value-type="float" office:value="8275.69696408811" calcext:value-type="float">
            <text:p><text:s/>8.276 </text:p>
          </table:table-cell>
          <table:table-cell table:style-name="ce13" office:value-type="float" office:value="8620.46344679966" calcext:value-type="float">
            <text:p><text:s/>8.620 </text:p>
          </table:table-cell>
          <table:table-cell table:style-name="ce13" office:value-type="float" office:value="9401.67135656759" calcext:value-type="float">
            <text:p><text:s/>9.402 </text:p>
          </table:table-cell>
          <table:table-cell table:style-name="ce13" office:value-type="float" office:value="10319.7685735364" calcext:value-type="float">
            <text:p><text:s/>10.320 </text:p>
          </table:table-cell>
          <table:table-cell table:style-name="ce13" office:value-type="float" office:value="11196.8484247788" calcext:value-type="float">
            <text:p><text:s/>11.197 </text:p>
          </table:table-cell>
          <table:table-cell table:style-name="ce13" office:value-type="float" office:value="13050.5784096018" calcext:value-type="float">
            <text:p><text:s/>13.051 </text:p>
          </table:table-cell>
          <table:table-cell table:style-name="ce13" office:value-type="float" office:value="12287.7423266009" calcext:value-type="float">
            <text:p><text:s/>12.288 </text:p>
          </table:table-cell>
          <table:table-cell table:style-name="ce13" office:value-type="float" office:value="14750.8046018254" calcext:value-type="float">
            <text:p><text:s/>14.751 </text:p>
          </table:table-cell>
          <table:table-cell table:style-name="ce14" office:value-type="percentage" office:value="0.112256761995717" calcext:value-type="percentage">
            <text:p>11,2%</text:p>
          </table:table-cell>
          <table:table-cell table:style-name="ce15" office:value-type="percentage" office:value="0.119990753020292" calcext:value-type="percentage">
            <text:p>12,0%</text:p>
          </table:table-cell>
          <table:table-cell table:style-name="ce15" office:value-type="percentage" office:value="0.124087130910952" calcext:value-type="percentage">
            <text:p>12,4%</text:p>
          </table:table-cell>
          <table:table-cell table:style-name="ce15" office:value-type="percentage" office:value="0.113242877274749" calcext:value-type="percentage">
            <text:p>11,3%</text:p>
          </table:table-cell>
          <table:table-cell table:style-name="ce15" office:value-type="percentage" office:value="0.107697535029122" calcext:value-type="percentage">
            <text:p>10,8%</text:p>
          </table:table-cell>
          <table:table-cell table:style-name="ce15" office:value-type="percentage" office:value="0.109848413824047" calcext:value-type="percentage">
            <text:p>11,0%</text:p>
          </table:table-cell>
          <table:table-cell table:style-name="ce15" office:value-type="percentage" office:value="0.110205921388992" calcext:value-type="percentage">
            <text:p>11,0%</text:p>
          </table:table-cell>
          <table:table-cell table:style-name="ce15" office:value-type="percentage" office:value="0.115249617997291" calcext:value-type="percentage">
            <text:p>11,5%</text:p>
          </table:table-cell>
          <table:table-cell table:style-name="ce15" office:value-type="percentage" office:value="0.114044672468733" calcext:value-type="percentage">
            <text:p>11,4%</text:p>
          </table:table-cell>
          <table:table-cell table:style-name="ce15" office:value-type="percentage" office:value="0.13407218738405" calcext:value-type="percentage">
            <text:p>13,4%</text:p>
          </table:table-cell>
          <table:table-cell table:style-name="ce15" office:value-type="percentage" office:value="0.11492897924287" calcext:value-type="percentage">
            <text:p>11,5%</text:p>
          </table:table-cell>
          <table:table-cell table:style-name="ce54" office:value-type="percentage" office:value="0.118024640986234" calcext:value-type="percentage">
            <text:p>11,8%</text:p>
          </table:table-cell>
          <table:table-cell table:style-name="ce15" office:value-type="percentage" office:value="0.00891682168798376" calcext:value-type="percentage">
            <text:p>0,9%</text:p>
          </table:table-cell>
          <table:table-cell table:style-name="ce15" office:value-type="percentage" office:value="0.00953886530408367" calcext:value-type="percentage">
            <text:p>1,0%</text:p>
          </table:table-cell>
          <table:table-cell table:style-name="ce15" office:value-type="percentage" office:value="0.010417812068905" calcext:value-type="percentage">
            <text:p>1,0%</text:p>
          </table:table-cell>
          <table:table-cell table:style-name="ce15" office:value-type="percentage" office:value="0.00985520434912542" calcext:value-type="percentage">
            <text:p>1,0%</text:p>
          </table:table-cell>
          <table:table-cell table:style-name="ce15" office:value-type="percentage" office:value="0.0102648278226514" calcext:value-type="percentage">
            <text:p>1,0%</text:p>
          </table:table-cell>
          <table:table-cell table:style-name="ce15" office:value-type="percentage" office:value="0.0102601845862698" calcext:value-type="percentage">
            <text:p>1,0%</text:p>
          </table:table-cell>
          <table:table-cell table:style-name="ce15" office:value-type="percentage" office:value="0.0110672218401843" calcext:value-type="percentage">
            <text:p>1,1%</text:p>
          </table:table-cell>
          <table:table-cell table:style-name="ce15" office:value-type="percentage" office:value="0.011296299802569" calcext:value-type="percentage">
            <text:p>1,1%</text:p>
          </table:table-cell>
          <table:table-cell table:style-name="ce15" office:value-type="percentage" office:value="0.0112758810752352" calcext:value-type="percentage">
            <text:p>1,1%</text:p>
          </table:table-cell>
          <table:table-cell table:style-name="ce15" office:value-type="percentage" office:value="0.0126404342398223" calcext:value-type="percentage">
            <text:p>1,3%</text:p>
          </table:table-cell>
          <table:table-cell table:style-name="ce15" office:value-type="percentage" office:value="0.0121102066964183" calcext:value-type="percentage">
            <text:p>1,2%</text:p>
          </table:table-cell>
          <table:table-cell table:style-name="ce15" office:value-type="percentage" office:value="0.0113630043853608" calcext:value-type="percentage">
            <text:p>1,1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331.9222169518" calcext:value-type="float">
            <text:p><text:s/>332 </text:p>
          </table:table-cell>
          <table:table-cell table:style-name="ce13" office:value-type="float" office:value="208.023614715822" calcext:value-type="float">
            <text:p><text:s/>208 </text:p>
          </table:table-cell>
          <table:table-cell table:style-name="ce13" office:value-type="float" office:value="245.255845446945" calcext:value-type="float">
            <text:p><text:s/>245 </text:p>
          </table:table-cell>
          <table:table-cell table:style-name="ce13" office:value-type="float" office:value="228.168878872103" calcext:value-type="float">
            <text:p><text:s/>228 </text:p>
          </table:table-cell>
          <table:table-cell table:style-name="ce13" office:value-type="float" office:value="324.585847238601" calcext:value-type="float">
            <text:p><text:s/>325 </text:p>
          </table:table-cell>
          <table:table-cell table:style-name="ce13" office:value-type="float" office:value="349.475453895592" calcext:value-type="float">
            <text:p><text:s/>349 </text:p>
          </table:table-cell>
          <table:table-cell table:style-name="ce13" office:value-type="float" office:value="478.002412954653" calcext:value-type="float">
            <text:p><text:s/>478 </text:p>
          </table:table-cell>
          <table:table-cell table:style-name="ce13" office:value-type="float" office:value="507.929715568561" calcext:value-type="float">
            <text:p><text:s/>508 </text:p>
          </table:table-cell>
          <table:table-cell table:style-name="ce13" office:value-type="float" office:value="706.263394110258" calcext:value-type="float">
            <text:p><text:s/>706 </text:p>
          </table:table-cell>
          <table:table-cell table:style-name="ce13" office:value-type="float" office:value="756.948060435922" calcext:value-type="float">
            <text:p><text:s/>757 </text:p>
          </table:table-cell>
          <table:table-cell table:style-name="ce13" office:value-type="float" office:value="798.240316450627" calcext:value-type="float">
            <text:p><text:s/>798 </text:p>
          </table:table-cell>
          <table:table-cell table:style-name="ce13" office:value-type="float" office:value="958.171693182859" calcext:value-type="float">
            <text:p><text:s/>958 </text:p>
          </table:table-cell>
          <table:table-cell table:style-name="ce14" office:value-type="percentage" office:value="0.00716745512066611" calcext:value-type="percentage">
            <text:p>0,7%</text:p>
          </table:table-cell>
          <table:table-cell table:style-name="ce15" office:value-type="percentage" office:value="0.0039894420930262" calcext:value-type="percentage">
            <text:p>0,4%</text:p>
          </table:table-cell>
          <table:table-cell table:style-name="ce15" office:value-type="percentage" office:value="0.00405447851705713" calcext:value-type="percentage">
            <text:p>0,4%</text:p>
          </table:table-cell>
          <table:table-cell table:style-name="ce15" office:value-type="percentage" office:value="0.00337055030434716" calcext:value-type="percentage">
            <text:p>0,3%</text:p>
          </table:table-cell>
          <table:table-cell table:style-name="ce15" office:value-type="percentage" office:value="0.00422406666225586" calcext:value-type="percentage">
            <text:p>0,4%</text:p>
          </table:table-cell>
          <table:table-cell table:style-name="ce15" office:value-type="percentage" office:value="0.00445327847137056" calcext:value-type="percentage">
            <text:p>0,4%</text:p>
          </table:table-cell>
          <table:table-cell table:style-name="ce15" office:value-type="percentage" office:value="0.00560312037593507" calcext:value-type="percentage">
            <text:p>0,6%</text:p>
          </table:table-cell>
          <table:table-cell table:style-name="ce15" office:value-type="percentage" office:value="0.00567248240807106" calcext:value-type="percentage">
            <text:p>0,6%</text:p>
          </table:table-cell>
          <table:table-cell table:style-name="ce15" office:value-type="percentage" office:value="0.00719359362583773" calcext:value-type="percentage">
            <text:p>0,7%</text:p>
          </table:table-cell>
          <table:table-cell table:style-name="ce15" office:value-type="percentage" office:value="0.00777633596102463" calcext:value-type="percentage">
            <text:p>0,8%</text:p>
          </table:table-cell>
          <table:table-cell table:style-name="ce15" office:value-type="percentage" office:value="0.00746605375680547" calcext:value-type="percentage">
            <text:p>0,7%</text:p>
          </table:table-cell>
          <table:table-cell table:style-name="ce54" office:value-type="percentage" office:value="0.00766655603837936" calcext:value-type="percentage">
            <text:p>0,8%</text:p>
          </table:table-cell>
          <table:table-cell table:style-name="ce15" office:value-type="percentage" office:value="0.00773927944767301" calcext:value-type="percentage">
            <text:p>0,8%</text:p>
          </table:table-cell>
          <table:table-cell table:style-name="ce15" office:value-type="percentage" office:value="0.00502242001776533" calcext:value-type="percentage">
            <text:p>0,5%</text:p>
          </table:table-cell>
          <table:table-cell table:style-name="ce15" office:value-type="percentage" office:value="0.00544976658104893" calcext:value-type="percentage">
            <text:p>0,5%</text:p>
          </table:table-cell>
          <table:table-cell table:style-name="ce15" office:value-type="percentage" office:value="0.00455918312896342" calcext:value-type="percentage">
            <text:p>0,5%</text:p>
          </table:table-cell>
          <table:table-cell table:style-name="ce15" office:value-type="percentage" office:value="0.00578336981039486" calcext:value-type="percentage">
            <text:p>0,6%</text:p>
          </table:table-cell>
          <table:table-cell table:style-name="ce15" office:value-type="percentage" office:value="0.00594861961728016" calcext:value-type="percentage">
            <text:p>0,6%</text:p>
          </table:table-cell>
          <table:table-cell table:style-name="ce15" office:value-type="percentage" office:value="0.00785361482903938" calcext:value-type="percentage">
            <text:p>0,8%</text:p>
          </table:table-cell>
          <table:table-cell table:style-name="ce15" office:value-type="percentage" office:value="0.00727317881276937" calcext:value-type="percentage">
            <text:p>0,7%</text:p>
          </table:table-cell>
          <table:table-cell table:style-name="ce15" office:value-type="percentage" office:value="0.00839121501431983" calcext:value-type="percentage">
            <text:p>0,8%</text:p>
          </table:table-cell>
          <table:table-cell table:style-name="ce15" office:value-type="percentage" office:value="0.00831162565949558" calcext:value-type="percentage">
            <text:p>0,8%</text:p>
          </table:table-cell>
          <table:table-cell table:style-name="ce15" office:value-type="percentage" office:value="0.00923985503641151" calcext:value-type="percentage">
            <text:p>0,9%</text:p>
          </table:table-cell>
          <table:table-cell table:style-name="ce15" office:value-type="percentage" office:value="0.00949041910008577" calcext:value-type="percentage">
            <text:p>0,9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21164.4316792441" calcext:value-type="float">
            <text:p><text:s/>21.164 </text:p>
          </table:table-cell>
          <table:table-cell table:style-name="ce19" office:value-type="float" office:value="23210.9073978388" calcext:value-type="float">
            <text:p><text:s/>23.211 </text:p>
          </table:table-cell>
          <table:table-cell table:style-name="ce19" office:value-type="float" office:value="27272.3315374523" calcext:value-type="float">
            <text:p><text:s/>27.272 </text:p>
          </table:table-cell>
          <table:table-cell table:style-name="ce19" office:value-type="float" office:value="30402.6135309495" calcext:value-type="float">
            <text:p><text:s/>30.403 </text:p>
          </table:table-cell>
          <table:table-cell table:style-name="ce19" office:value-type="float" office:value="35246.5601469093" calcext:value-type="float">
            <text:p><text:s/>35.247 </text:p>
          </table:table-cell>
          <table:table-cell table:style-name="ce19" office:value-type="float" office:value="35138.4909625793" calcext:value-type="float">
            <text:p><text:s/>35.138 </text:p>
          </table:table-cell>
          <table:table-cell table:style-name="ce19" office:value-type="float" office:value="37886.7475183814" calcext:value-type="float">
            <text:p><text:s/>37.887 </text:p>
          </table:table-cell>
          <table:table-cell table:style-name="ce19" office:value-type="float" office:value="39489.7962390729" calcext:value-type="float">
            <text:p><text:s/>39.490 </text:p>
          </table:table-cell>
          <table:table-cell table:style-name="ce19" office:value-type="float" office:value="44598.8448658802" calcext:value-type="float">
            <text:p><text:s/>44.599 </text:p>
          </table:table-cell>
          <table:table-cell table:style-name="ce19" office:value-type="float" office:value="40421.4843451041" calcext:value-type="float">
            <text:p><text:s/>40.421 </text:p>
          </table:table-cell>
          <table:table-cell table:style-name="ce19" office:value-type="float" office:value="49180.6307964752" calcext:value-type="float">
            <text:p><text:s/>49.181 </text:p>
          </table:table-cell>
          <table:table-cell table:style-name="ce19" office:value-type="float" office:value="60234.7355227147" calcext:value-type="float">
            <text:p><text:s/>60.235 </text:p>
          </table:table-cell>
          <table:table-cell table:style-name="ce20" office:value-type="percentage" office:value="0.457020068160772" calcext:value-type="percentage">
            <text:p>45,7%</text:p>
          </table:table-cell>
          <table:table-cell table:style-name="ce21" office:value-type="percentage" office:value="0.445134900269705" calcext:value-type="percentage">
            <text:p>44,5%</text:p>
          </table:table-cell>
          <table:table-cell table:style-name="ce21" office:value-type="percentage" office:value="0.450856052491437" calcext:value-type="percentage">
            <text:p>45,1%</text:p>
          </table:table-cell>
          <table:table-cell table:style-name="ce21" office:value-type="percentage" office:value="0.44911268704235" calcext:value-type="percentage">
            <text:p>44,9%</text:p>
          </table:table-cell>
          <table:table-cell table:style-name="ce21" office:value-type="percentage" office:value="0.458688574817349" calcext:value-type="percentage">
            <text:p>45,9%</text:p>
          </table:table-cell>
          <table:table-cell table:style-name="ce21" office:value-type="percentage" office:value="0.447761018909366" calcext:value-type="percentage">
            <text:p>44,8%</text:p>
          </table:table-cell>
          <table:table-cell table:style-name="ce21" office:value-type="percentage" office:value="0.444106559391551" calcext:value-type="percentage">
            <text:p>44,4%</text:p>
          </table:table-cell>
          <table:table-cell table:style-name="ce21" office:value-type="percentage" office:value="0.44101608470319" calcext:value-type="percentage">
            <text:p>44,1%</text:p>
          </table:table-cell>
          <table:table-cell table:style-name="ce21" office:value-type="percentage" office:value="0.454258239662972" calcext:value-type="percentage">
            <text:p>45,4%</text:p>
          </table:table-cell>
          <table:table-cell table:style-name="ce21" office:value-type="percentage" office:value="0.415261044634695" calcext:value-type="percentage">
            <text:p>41,5%</text:p>
          </table:table-cell>
          <table:table-cell table:style-name="ce21" office:value-type="percentage" office:value="0.459993345052746" calcext:value-type="percentage">
            <text:p>46,0%</text:p>
          </table:table-cell>
          <table:table-cell table:style-name="ce55" office:value-type="percentage" office:value="0.481952220700516" calcext:value-type="percentage">
            <text:p>48,2%</text:p>
          </table:table-cell>
          <table:table-cell table:style-name="ce21" office:value-type="percentage" office:value="0.0128912909905602" calcext:value-type="percentage">
            <text:p>1,3%</text:p>
          </table:table-cell>
          <table:table-cell table:style-name="ce21" office:value-type="percentage" office:value="0.0126679045167903" calcext:value-type="percentage">
            <text:p>1,3%</text:p>
          </table:table-cell>
          <table:table-cell table:style-name="ce21" office:value-type="percentage" office:value="0.0137019212889921" calcext:value-type="percentage">
            <text:p>1,4%</text:p>
          </table:table-cell>
          <table:table-cell table:style-name="ce21" office:value-type="percentage" office:value="0.0138319379886309" calcext:value-type="percentage">
            <text:p>1,4%</text:p>
          </table:table-cell>
          <table:table-cell table:style-name="ce21" office:value-type="percentage" office:value="0.0146784767322019" calcext:value-type="percentage">
            <text:p>1,5%</text:p>
          </table:table-cell>
          <table:table-cell table:style-name="ce21" office:value-type="percentage" office:value="0.0144911032857448" calcext:value-type="percentage">
            <text:p>1,4%</text:p>
          </table:table-cell>
          <table:table-cell table:style-name="ce21" office:value-type="percentage" office:value="0.0148196446259338" calcext:value-type="percentage">
            <text:p>1,5%</text:p>
          </table:table-cell>
          <table:table-cell table:style-name="ce56" office:value-type="percentage" office:value="0.0147264649399331" calcext:value-type="percentage">
            <text:p>1,5%</text:p>
          </table:table-cell>
          <table:table-cell table:style-name="ce56" office:value-type="percentage" office:value="0.0155331183946421" calcext:value-type="percentage">
            <text:p>1,6%</text:p>
          </table:table-cell>
          <table:table-cell table:style-name="ce56" office:value-type="percentage" office:value="0.0132619333643831" calcext:value-type="percentage">
            <text:p>1,3%</text:p>
          </table:table-cell>
          <table:table-cell table:style-name="ce56" office:value-type="percentage" office:value="0.0148304041690075" calcext:value-type="percentage">
            <text:p>1,5%</text:p>
          </table:table-cell>
          <table:table-cell table:style-name="ce56" office:value-type="percentage" office:value="0.0147692472500085" calcext:value-type="percentage">
            <text:p>1,5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46309.6331073996" calcext:value-type="float">
            <text:p><text:s/>46.310 </text:p>
          </table:table-cell>
          <table:table-cell table:style-name="ce27" office:value-type="float" office:value="52143.5353277745" calcext:value-type="float">
            <text:p><text:s/>52.144 </text:p>
          </table:table-cell>
          <table:table-cell table:style-name="ce27" office:value-type="float" office:value="60490.1085096783" calcext:value-type="float">
            <text:p><text:s/>60.490 </text:p>
          </table:table-cell>
          <table:table-cell table:style-name="ce27" office:value-type="float" office:value="67694.844541505" calcext:value-type="float">
            <text:p><text:s/>67.695 </text:p>
          </table:table-cell>
          <table:table-cell table:style-name="ce27" office:value-type="float" office:value="76842.0276457607" calcext:value-type="float">
            <text:p><text:s/>76.842 </text:p>
          </table:table-cell>
          <table:table-cell table:style-name="ce27" office:value-type="float" office:value="78475.9938419114" calcext:value-type="float">
            <text:p><text:s/>78.476 </text:p>
          </table:table-cell>
          <table:table-cell table:style-name="ce27" office:value-type="float" office:value="85310.0381365413" calcext:value-type="float">
            <text:p><text:s/>85.310 </text:p>
          </table:table-cell>
          <table:table-cell table:style-name="ce27" office:value-type="float" office:value="89542.7573024918" calcext:value-type="float">
            <text:p><text:s/>89.543 </text:p>
          </table:table-cell>
          <table:table-cell table:style-name="ce27" office:value-type="float" office:value="98179.4956520094" calcext:value-type="float">
            <text:p><text:s/>98.179 </text:p>
          </table:table-cell>
          <table:table-cell table:style-name="ce27" office:value-type="float" office:value="97339.9380157675" calcext:value-type="float">
            <text:p><text:s/>97.340 </text:p>
          </table:table-cell>
          <table:table-cell table:style-name="ce27" office:value-type="float" office:value="106915.961557739" calcext:value-type="float">
            <text:p><text:s/>106.916 </text:p>
          </table:table-cell>
          <table:table-cell table:style-name="ce27" office:value-type="float" office:value="124980.719945981" calcext:value-type="float">
            <text:p><text:s/>124.981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119175132493378" calcext:value-type="percentage">
            <text:p>1,2%</text:p>
          </table:table-cell>
          <table:table-cell table:style-name="ce29" office:value-type="percentage" office:value="0.0119147586585848" calcext:value-type="percentage">
            <text:p>1,2%</text:p>
          </table:table-cell>
          <table:table-cell table:style-name="ce29" office:value-type="percentage" office:value="0.0125634732592442" calcext:value-type="percentage">
            <text:p>1,3%</text:p>
          </table:table-cell>
          <table:table-cell table:style-name="ce29" office:value-type="percentage" office:value="0.0126968647031906" calcext:value-type="percentage">
            <text:p>1,3%</text:p>
          </table:table-cell>
          <table:table-cell table:style-name="ce29" office:value-type="percentage" office:value="0.013296877578183" calcext:value-type="percentage">
            <text:p>1,3%</text:p>
          </table:table-cell>
          <table:table-cell table:style-name="ce29" office:value-type="percentage" office:value="0.0130885226312928" calcext:value-type="percentage">
            <text:p>1,3%</text:p>
          </table:table-cell>
          <table:table-cell table:style-name="ce29" office:value-type="percentage" office:value="0.0136075251026173" calcext:value-type="percentage">
            <text:p>1,4%</text:p>
          </table:table-cell>
          <table:table-cell table:style-name="ce58" office:value-type="percentage" office:value="0.0135969998997023" calcext:value-type="percentage">
            <text:p>1,4%</text:p>
          </table:table-cell>
          <table:table-cell table:style-name="ce58" office:value-type="percentage" office:value="0.0140173499722535" calcext:value-type="percentage">
            <text:p>1,4%</text:p>
          </table:table-cell>
          <table:table-cell table:style-name="ce58" office:value-type="percentage" office:value="0.0131733945460931" calcext:value-type="percentage">
            <text:p>1,3%</text:p>
          </table:table-cell>
          <table:table-cell table:style-name="ce58" office:value-type="percentage" office:value="0.0140501476698075" calcext:value-type="percentage">
            <text:p>1,4%</text:p>
          </table:table-cell>
          <table:table-cell table:style-name="ce58" office:value-type="percentage" office:value="0.0138680371376728" calcext:value-type="percentage">
            <text:p>1,4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46309.6331073996" calcext:value-type="float">
            <text:p><text:s/>46.310 </text:p>
          </table:table-cell>
          <table:table-cell table:style-name="ce32" office:value-type="float" office:value="52143.5353277746" calcext:value-type="float">
            <text:p><text:s/>52.144 </text:p>
          </table:table-cell>
          <table:table-cell table:style-name="ce32" office:value-type="float" office:value="60490.1085096783" calcext:value-type="float">
            <text:p><text:s/>60.490 </text:p>
          </table:table-cell>
          <table:table-cell table:style-name="ce32" office:value-type="float" office:value="67694.844541505" calcext:value-type="float">
            <text:p><text:s/>67.695 </text:p>
          </table:table-cell>
          <table:table-cell table:style-name="ce32" office:value-type="float" office:value="76842.0276457607" calcext:value-type="float">
            <text:p><text:s/>76.842 </text:p>
          </table:table-cell>
          <table:table-cell table:style-name="ce32" office:value-type="float" office:value="78475.9938419113" calcext:value-type="float">
            <text:p><text:s/>78.476 </text:p>
          </table:table-cell>
          <table:table-cell table:style-name="ce32" office:value-type="float" office:value="85310.0381365413" calcext:value-type="float">
            <text:p><text:s/>85.310 </text:p>
          </table:table-cell>
          <table:table-cell table:style-name="ce32" office:value-type="float" office:value="89542.7573024918" calcext:value-type="float">
            <text:p><text:s/>89.543 </text:p>
          </table:table-cell>
          <table:table-cell table:style-name="ce32" office:value-type="float" office:value="98179.4956520094" calcext:value-type="float">
            <text:p><text:s/>98.179 </text:p>
          </table:table-cell>
          <table:table-cell table:style-name="ce32" office:value-type="float" office:value="97339.9380157675" calcext:value-type="float">
            <text:p><text:s/>97.340 </text:p>
          </table:table-cell>
          <table:table-cell table:style-name="ce32" office:value-type="float" office:value="106915.961557739" calcext:value-type="float">
            <text:p><text:s/>106.916 </text:p>
          </table:table-cell>
          <table:table-cell table:style-name="ce32" office:value-type="float" office:value="124980.719945981" calcext:value-type="float">
            <text:p><text:s/>124.981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2" table:style-name="ta2">
        <table:table-column table:style-name="co16" table:default-cell-style-name="ce67"/>
        <table:table-column table:style-name="co11" table:number-columns-repeated="3" table:default-cell-style-name="ce67"/>
        <table:table-column table:style-name="co11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Piauí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19670.2554655048" calcext:value-type="float">
            <text:p><text:s/>19.670 </text:p>
          </table:table-cell>
          <table:table-cell table:style-name="ce13" office:value-type="float" office:value="23151.7930225824" calcext:value-type="float">
            <text:p><text:s/>23.152 </text:p>
          </table:table-cell>
          <table:table-cell table:style-name="ce13" office:value-type="float" office:value="25418.4021064888" calcext:value-type="float">
            <text:p><text:s/>25.418 </text:p>
          </table:table-cell>
          <table:table-cell table:style-name="ce13" office:value-type="float" office:value="27848.1724205636" calcext:value-type="float">
            <text:p><text:s/>27.848 </text:p>
          </table:table-cell>
          <table:table-cell table:style-name="ce13" office:value-type="float" office:value="33983.7439736883" calcext:value-type="float">
            <text:p><text:s/>33.984 </text:p>
          </table:table-cell>
          <table:table-cell table:style-name="ce13" office:value-type="float" office:value="35068.8911007026" calcext:value-type="float">
            <text:p><text:s/>35.069 </text:p>
          </table:table-cell>
          <table:table-cell table:style-name="ce13" office:value-type="float" office:value="36989.0691388901" calcext:value-type="float">
            <text:p><text:s/>36.989 </text:p>
          </table:table-cell>
          <table:table-cell table:style-name="ce13" office:value-type="float" office:value="40512.9619920788" calcext:value-type="float">
            <text:p><text:s/>40.513 </text:p>
          </table:table-cell>
          <table:table-cell table:style-name="ce13" office:value-type="float" office:value="44692.7541963976" calcext:value-type="float">
            <text:p><text:s/>44.693 </text:p>
          </table:table-cell>
          <table:table-cell table:style-name="ce13" office:value-type="float" office:value="47132.5292264523" calcext:value-type="float">
            <text:p><text:s/>47.133 </text:p>
          </table:table-cell>
          <table:table-cell table:style-name="ce13" office:value-type="float" office:value="50586.2624918047" calcext:value-type="float">
            <text:p><text:s/>50.586 </text:p>
          </table:table-cell>
          <table:table-cell table:style-name="ce13" office:value-type="float" office:value="57488.8679802585" calcext:value-type="float">
            <text:p><text:s/>57.489 </text:p>
          </table:table-cell>
          <table:table-cell table:style-name="ce14" office:value-type="percentage" office:value="0.883296229674973" calcext:value-type="percentage">
            <text:p>88,3%</text:p>
          </table:table-cell>
          <table:table-cell table:style-name="ce15" office:value-type="percentage" office:value="0.892466350462067" calcext:value-type="percentage">
            <text:p>89,2%</text:p>
          </table:table-cell>
          <table:table-cell table:style-name="ce15" office:value-type="percentage" office:value="0.887585793661575" calcext:value-type="percentage">
            <text:p>88,8%</text:p>
          </table:table-cell>
          <table:table-cell table:style-name="ce15" office:value-type="percentage" office:value="0.890184590045951" calcext:value-type="percentage">
            <text:p>89,0%</text:p>
          </table:table-cell>
          <table:table-cell table:style-name="ce15" office:value-type="percentage" office:value="0.900864103340609" calcext:value-type="percentage">
            <text:p>90,1%</text:p>
          </table:table-cell>
          <table:table-cell table:style-name="ce15" office:value-type="percentage" office:value="0.895764306475361" calcext:value-type="percentage">
            <text:p>89,6%</text:p>
          </table:table-cell>
          <table:table-cell table:style-name="ce15" office:value-type="percentage" office:value="0.893090413153273" calcext:value-type="percentage">
            <text:p>89,3%</text:p>
          </table:table-cell>
          <table:table-cell table:style-name="ce15" office:value-type="percentage" office:value="0.893033811073035" calcext:value-type="percentage">
            <text:p>89,3%</text:p>
          </table:table-cell>
          <table:table-cell table:style-name="ce15" office:value-type="percentage" office:value="0.887140890285659" calcext:value-type="percentage">
            <text:p>88,7%</text:p>
          </table:table-cell>
          <table:table-cell table:style-name="ce15" office:value-type="percentage" office:value="0.892986519820093" calcext:value-type="percentage">
            <text:p>89,3%</text:p>
          </table:table-cell>
          <table:table-cell table:style-name="ce15" office:value-type="percentage" office:value="0.897058606740827" calcext:value-type="percentage">
            <text:p>89,7%</text:p>
          </table:table-cell>
          <table:table-cell table:style-name="ce54" office:value-type="percentage" office:value="0.897866497245316" calcext:value-type="percentage">
            <text:p>89,8%</text:p>
          </table:table-cell>
          <table:table-cell table:style-name="ce15" office:value-type="percentage" office:value="0.00595555808501316" calcext:value-type="percentage">
            <text:p>0,6%</text:p>
          </table:table-cell>
          <table:table-cell table:style-name="ce15" office:value-type="percentage" office:value="0.00622282911246278" calcext:value-type="percentage">
            <text:p>0,6%</text:p>
          </table:table-cell>
          <table:table-cell table:style-name="ce15" office:value-type="percentage" office:value="0.00620830340886808" calcext:value-type="percentage">
            <text:p>0,6%</text:p>
          </table:table-cell>
          <table:table-cell table:style-name="ce15" office:value-type="percentage" office:value="0.00611542383010157" calcext:value-type="percentage">
            <text:p>0,6%</text:p>
          </table:table-cell>
          <table:table-cell table:style-name="ce15" office:value-type="percentage" office:value="0.00683401605106732" calcext:value-type="percentage">
            <text:p>0,7%</text:p>
          </table:table-cell>
          <table:table-cell table:style-name="ce15" office:value-type="percentage" office:value="0.00680209564330182" calcext:value-type="percentage">
            <text:p>0,7%</text:p>
          </table:table-cell>
          <table:table-cell table:style-name="ce15" office:value-type="percentage" office:value="0.00682477563633827" calcext:value-type="percentage">
            <text:p>0,7%</text:p>
          </table:table-cell>
          <table:table-cell table:style-name="ce15" office:value-type="percentage" office:value="0.0071427169522449" calcext:value-type="percentage">
            <text:p>0,7%</text:p>
          </table:table-cell>
          <table:table-cell table:style-name="ce15" office:value-type="percentage" office:value="0.00743497570288508" calcext:value-type="percentage">
            <text:p>0,7%</text:p>
          </table:table-cell>
          <table:table-cell table:style-name="ce15" office:value-type="percentage" office:value="0.00741464090812954" calcext:value-type="percentage">
            <text:p>0,7%</text:p>
          </table:table-cell>
          <table:table-cell table:style-name="ce15" office:value-type="percentage" office:value="0.00767046940581914" calcext:value-type="percentage">
            <text:p>0,8%</text:p>
          </table:table-cell>
          <table:table-cell table:style-name="ce15" office:value-type="percentage" office:value="0.00745253765009025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0943.8197057882" calcext:value-type="float">
            <text:p><text:s/>10.944 </text:p>
          </table:table-cell>
          <table:table-cell table:style-name="ce19" office:value-type="float" office:value="12525.4474923791" calcext:value-type="float">
            <text:p><text:s/>12.525 </text:p>
          </table:table-cell>
          <table:table-cell table:style-name="ce19" office:value-type="float" office:value="14062.1594607618" calcext:value-type="float">
            <text:p><text:s/>14.062 </text:p>
          </table:table-cell>
          <table:table-cell table:style-name="ce19" office:value-type="float" office:value="16687.8450147077" calcext:value-type="float">
            <text:p><text:s/>16.688 </text:p>
          </table:table-cell>
          <table:table-cell table:style-name="ce19" office:value-type="float" office:value="18717.909032827" calcext:value-type="float">
            <text:p><text:s/>18.718 </text:p>
          </table:table-cell>
          <table:table-cell table:style-name="ce19" office:value-type="float" office:value="20606.161561042" calcext:value-type="float">
            <text:p><text:s/>20.606 </text:p>
          </table:table-cell>
          <table:table-cell table:style-name="ce19" office:value-type="float" office:value="21704.1068287194" calcext:value-type="float">
            <text:p><text:s/>21.704 </text:p>
          </table:table-cell>
          <table:table-cell table:style-name="ce19" office:value-type="float" office:value="22797.7736409041" calcext:value-type="float">
            <text:p><text:s/>22.798 </text:p>
          </table:table-cell>
          <table:table-cell table:style-name="ce19" office:value-type="float" office:value="24670.8098661988" calcext:value-type="float">
            <text:p><text:s/>24.671 </text:p>
          </table:table-cell>
          <table:table-cell table:style-name="ce19" office:value-type="float" office:value="26101.4501052068" calcext:value-type="float">
            <text:p><text:s/>26.101 </text:p>
          </table:table-cell>
          <table:table-cell table:style-name="ce19" office:value-type="float" office:value="26388.1784129321" calcext:value-type="float">
            <text:p><text:s/>26.388 </text:p>
          </table:table-cell>
          <table:table-cell table:style-name="ce19" office:value-type="float" office:value="27696.9288729781" calcext:value-type="float">
            <text:p><text:s/>27.697 </text:p>
          </table:table-cell>
          <table:table-cell table:style-name="ce20" office:value-type="percentage" office:value="0.491434119974574" calcext:value-type="percentage">
            <text:p>49,1%</text:p>
          </table:table-cell>
          <table:table-cell table:style-name="ce21" office:value-type="percentage" office:value="0.482836918960196" calcext:value-type="percentage">
            <text:p>48,3%</text:p>
          </table:table-cell>
          <table:table-cell table:style-name="ce21" office:value-type="percentage" office:value="0.49103688395856" calcext:value-type="percentage">
            <text:p>49,1%</text:p>
          </table:table-cell>
          <table:table-cell table:style-name="ce21" office:value-type="percentage" office:value="0.533437607639867" calcext:value-type="percentage">
            <text:p>53,3%</text:p>
          </table:table-cell>
          <table:table-cell table:style-name="ce21" office:value-type="percentage" office:value="0.496187010775633" calcext:value-type="percentage">
            <text:p>49,6%</text:p>
          </table:table-cell>
          <table:table-cell table:style-name="ce21" office:value-type="percentage" office:value="0.526342962109693" calcext:value-type="percentage">
            <text:p>52,6%</text:p>
          </table:table-cell>
          <table:table-cell table:style-name="ce21" office:value-type="percentage" office:value="0.52403940369518" calcext:value-type="percentage">
            <text:p>52,4%</text:p>
          </table:table-cell>
          <table:table-cell table:style-name="ce21" office:value-type="percentage" office:value="0.502535032676644" calcext:value-type="percentage">
            <text:p>50,3%</text:p>
          </table:table-cell>
          <table:table-cell table:style-name="ce21" office:value-type="percentage" office:value="0.489709900906755" calcext:value-type="percentage">
            <text:p>49,0%</text:p>
          </table:table-cell>
          <table:table-cell table:style-name="ce21" office:value-type="percentage" office:value="0.49452561689868" calcext:value-type="percentage">
            <text:p>49,5%</text:p>
          </table:table-cell>
          <table:table-cell table:style-name="ce21" office:value-type="percentage" office:value="0.467948043510196" calcext:value-type="percentage">
            <text:p>46,8%</text:p>
          </table:table-cell>
          <table:table-cell table:style-name="ce55" office:value-type="percentage" office:value="0.43257321609069" calcext:value-type="percentage">
            <text:p>43,3%</text:p>
          </table:table-cell>
          <table:table-cell table:style-name="ce21" office:value-type="percentage" office:value="0.00676300045469829" calcext:value-type="percentage">
            <text:p>0,7%</text:p>
          </table:table-cell>
          <table:table-cell table:style-name="ce21" office:value-type="percentage" office:value="0.00678231338332977" calcext:value-type="percentage">
            <text:p>0,7%</text:p>
          </table:table-cell>
          <table:table-cell table:style-name="ce21" office:value-type="percentage" office:value="0.00683009065274267" calcext:value-type="percentage">
            <text:p>0,7%</text:p>
          </table:table-cell>
          <table:table-cell table:style-name="ce21" office:value-type="percentage" office:value="0.00723760720207057" calcext:value-type="percentage">
            <text:p>0,7%</text:p>
          </table:table-cell>
          <table:table-cell table:style-name="ce21" office:value-type="percentage" office:value="0.00744141675946035" calcext:value-type="percentage">
            <text:p>0,7%</text:p>
          </table:table-cell>
          <table:table-cell table:style-name="ce21" office:value-type="percentage" office:value="0.0077118290884956" calcext:value-type="percentage">
            <text:p>0,8%</text:p>
          </table:table-cell>
          <table:table-cell table:style-name="ce21" office:value-type="percentage" office:value="0.00774472881047752" calcext:value-type="percentage">
            <text:p>0,8%</text:p>
          </table:table-cell>
          <table:table-cell table:style-name="ce21" office:value-type="percentage" office:value="0.00780602116696488" calcext:value-type="percentage">
            <text:p>0,8%</text:p>
          </table:table-cell>
          <table:table-cell table:style-name="ce21" office:value-type="percentage" office:value="0.0080735086887013" calcext:value-type="percentage">
            <text:p>0,8%</text:p>
          </table:table-cell>
          <table:table-cell table:style-name="ce21" office:value-type="percentage" office:value="0.0081118849932892" calcext:value-type="percentage">
            <text:p>0,8%</text:p>
          </table:table-cell>
          <table:table-cell table:style-name="ce21" office:value-type="percentage" office:value="0.00826608494542475" calcext:value-type="percentage">
            <text:p>0,8%</text:p>
          </table:table-cell>
          <table:table-cell table:style-name="ce21" office:value-type="percentage" office:value="0.00783583793152191" calcext:value-type="percentage">
            <text:p>0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8674.24177207823" calcext:value-type="float">
            <text:p><text:s/>8.674 </text:p>
          </table:table-cell>
          <table:table-cell table:style-name="ce13" office:value-type="float" office:value="9907.64441662303" calcext:value-type="float">
            <text:p><text:s/>9.908 </text:p>
          </table:table-cell>
          <table:table-cell table:style-name="ce13" office:value-type="float" office:value="11229.4308728678" calcext:value-type="float">
            <text:p><text:s/>11.229 </text:p>
          </table:table-cell>
          <table:table-cell table:style-name="ce13" office:value-type="float" office:value="13329.7372018514" calcext:value-type="float">
            <text:p><text:s/>13.330 </text:p>
          </table:table-cell>
          <table:table-cell table:style-name="ce13" office:value-type="float" office:value="14949.6320614696" calcext:value-type="float">
            <text:p><text:s/>14.950 </text:p>
          </table:table-cell>
          <table:table-cell table:style-name="ce13" office:value-type="float" office:value="16450.4852864061" calcext:value-type="float">
            <text:p><text:s/>16.450 </text:p>
          </table:table-cell>
          <table:table-cell table:style-name="ce13" office:value-type="float" office:value="17293.373352423" calcext:value-type="float">
            <text:p><text:s/>17.293 </text:p>
          </table:table-cell>
          <table:table-cell table:style-name="ce13" office:value-type="float" office:value="18001.2759285251" calcext:value-type="float">
            <text:p><text:s/>18.001 </text:p>
          </table:table-cell>
          <table:table-cell table:style-name="ce13" office:value-type="float" office:value="19431.9700390424" calcext:value-type="float">
            <text:p><text:s/>19.432 </text:p>
          </table:table-cell>
          <table:table-cell table:style-name="ce13" office:value-type="float" office:value="20416.1226310743" calcext:value-type="float">
            <text:p><text:s/>20.416 </text:p>
          </table:table-cell>
          <table:table-cell table:style-name="ce13" office:value-type="float" office:value="20813.5832390167" calcext:value-type="float">
            <text:p><text:s/>20.814 </text:p>
          </table:table-cell>
          <table:table-cell table:style-name="ce13" office:value-type="float" office:value="21780.9260346584" calcext:value-type="float">
            <text:p><text:s/>21.781 </text:p>
          </table:table-cell>
          <table:table-cell table:style-name="ce14" office:value-type="percentage" office:value="0.389518329642559" calcext:value-type="percentage">
            <text:p>39,0%</text:p>
          </table:table-cell>
          <table:table-cell table:style-name="ce15" office:value-type="percentage" office:value="0.381924598477304" calcext:value-type="percentage">
            <text:p>38,2%</text:p>
          </table:table-cell>
          <table:table-cell table:style-name="ce15" office:value-type="percentage" office:value="0.392120766360753" calcext:value-type="percentage">
            <text:p>39,2%</text:p>
          </table:table-cell>
          <table:table-cell table:style-name="ce15" office:value-type="percentage" office:value="0.426093549955485" calcext:value-type="percentage">
            <text:p>42,6%</text:p>
          </table:table-cell>
          <table:table-cell table:style-name="ce15" office:value-type="percentage" office:value="0.396294972465512" calcext:value-type="percentage">
            <text:p>39,6%</text:p>
          </table:table-cell>
          <table:table-cell table:style-name="ce15" office:value-type="percentage" office:value="0.420194567927626" calcext:value-type="percentage">
            <text:p>42,0%</text:p>
          </table:table-cell>
          <table:table-cell table:style-name="ce15" office:value-type="percentage" office:value="0.41754351519733" calcext:value-type="percentage">
            <text:p>41,8%</text:p>
          </table:table-cell>
          <table:table-cell table:style-name="ce15" office:value-type="percentage" office:value="0.396805053399236" calcext:value-type="percentage">
            <text:p>39,7%</text:p>
          </table:table-cell>
          <table:table-cell table:style-name="ce15" office:value-type="percentage" office:value="0.385720135409105" calcext:value-type="percentage">
            <text:p>38,6%</text:p>
          </table:table-cell>
          <table:table-cell table:style-name="ce15" office:value-type="percentage" office:value="0.386809759538879" calcext:value-type="percentage">
            <text:p>38,7%</text:p>
          </table:table-cell>
          <table:table-cell table:style-name="ce15" office:value-type="percentage" office:value="0.369092379273945" calcext:value-type="percentage">
            <text:p>36,9%</text:p>
          </table:table-cell>
          <table:table-cell table:style-name="ce54" office:value-type="percentage" office:value="0.340176532476056" calcext:value-type="percentage">
            <text:p>34,0%</text:p>
          </table:table-cell>
          <table:table-cell table:style-name="ce15" office:value-type="percentage" office:value="0.00679115606311687" calcext:value-type="percentage">
            <text:p>0,7%</text:p>
          </table:table-cell>
          <table:table-cell table:style-name="ce15" office:value-type="percentage" office:value="0.00681567800930966" calcext:value-type="percentage">
            <text:p>0,7%</text:p>
          </table:table-cell>
          <table:table-cell table:style-name="ce15" office:value-type="percentage" office:value="0.00690199643934066" calcext:value-type="percentage">
            <text:p>0,7%</text:p>
          </table:table-cell>
          <table:table-cell table:style-name="ce15" office:value-type="percentage" office:value="0.00731514874896496" calcext:value-type="percentage">
            <text:p>0,7%</text:p>
          </table:table-cell>
          <table:table-cell table:style-name="ce15" office:value-type="percentage" office:value="0.00747328774339127" calcext:value-type="percentage">
            <text:p>0,7%</text:p>
          </table:table-cell>
          <table:table-cell table:style-name="ce15" office:value-type="percentage" office:value="0.00773467840033988" calcext:value-type="percentage">
            <text:p>0,8%</text:p>
          </table:table-cell>
          <table:table-cell table:style-name="ce15" office:value-type="percentage" office:value="0.00775733881089736" calcext:value-type="percentage">
            <text:p>0,8%</text:p>
          </table:table-cell>
          <table:table-cell table:style-name="ce15" office:value-type="percentage" office:value="0.00778482366614344" calcext:value-type="percentage">
            <text:p>0,8%</text:p>
          </table:table-cell>
          <table:table-cell table:style-name="ce15" office:value-type="percentage" office:value="0.0080221219845958" calcext:value-type="percentage">
            <text:p>0,8%</text:p>
          </table:table-cell>
          <table:table-cell table:style-name="ce15" office:value-type="percentage" office:value="0.00803881517611548" calcext:value-type="percentage">
            <text:p>0,8%</text:p>
          </table:table-cell>
          <table:table-cell table:style-name="ce15" office:value-type="percentage" office:value="0.00822034116600401" calcext:value-type="percentage">
            <text:p>0,8%</text:p>
          </table:table-cell>
          <table:table-cell table:style-name="ce15" office:value-type="percentage" office:value="0.00779277886789062" calcext:value-type="percentage">
            <text:p>0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2269.57793371" calcext:value-type="float">
            <text:p><text:s/>2.270 </text:p>
          </table:table-cell>
          <table:table-cell table:style-name="ce13" office:value-type="float" office:value="2617.8030757561" calcext:value-type="float">
            <text:p><text:s/>2.618 </text:p>
          </table:table-cell>
          <table:table-cell table:style-name="ce13" office:value-type="float" office:value="2832.72858789407" calcext:value-type="float">
            <text:p><text:s/>2.833 </text:p>
          </table:table-cell>
          <table:table-cell table:style-name="ce13" office:value-type="float" office:value="3358.10781285631" calcext:value-type="float">
            <text:p><text:s/>3.358 </text:p>
          </table:table-cell>
          <table:table-cell table:style-name="ce13" office:value-type="float" office:value="3768.27697135745" calcext:value-type="float">
            <text:p><text:s/>3.768 </text:p>
          </table:table-cell>
          <table:table-cell table:style-name="ce13" office:value-type="float" office:value="4155.67627463594" calcext:value-type="float">
            <text:p><text:s/>4.156 </text:p>
          </table:table-cell>
          <table:table-cell table:style-name="ce13" office:value-type="float" office:value="4410.73347629639" calcext:value-type="float">
            <text:p><text:s/>4.411 </text:p>
          </table:table-cell>
          <table:table-cell table:style-name="ce13" office:value-type="float" office:value="4796.497712379" calcext:value-type="float">
            <text:p><text:s/>4.796 </text:p>
          </table:table-cell>
          <table:table-cell table:style-name="ce13" office:value-type="float" office:value="5238.83982715641" calcext:value-type="float">
            <text:p><text:s/>5.239 </text:p>
          </table:table-cell>
          <table:table-cell table:style-name="ce13" office:value-type="float" office:value="5685.32747413253" calcext:value-type="float">
            <text:p><text:s/>5.685 </text:p>
          </table:table-cell>
          <table:table-cell table:style-name="ce13" office:value-type="float" office:value="5574.59517391539" calcext:value-type="float">
            <text:p><text:s/>5.575 </text:p>
          </table:table-cell>
          <table:table-cell table:style-name="ce13" office:value-type="float" office:value="5916.00283831963" calcext:value-type="float">
            <text:p><text:s/>5.916 </text:p>
          </table:table-cell>
          <table:table-cell table:style-name="ce14" office:value-type="percentage" office:value="0.101915790332015" calcext:value-type="percentage">
            <text:p>10,2%</text:p>
          </table:table-cell>
          <table:table-cell table:style-name="ce15" office:value-type="percentage" office:value="0.100912320482892" calcext:value-type="percentage">
            <text:p>10,1%</text:p>
          </table:table-cell>
          <table:table-cell table:style-name="ce15" office:value-type="percentage" office:value="0.098916117597807" calcext:value-type="percentage">
            <text:p>9,9%</text:p>
          </table:table-cell>
          <table:table-cell table:style-name="ce15" office:value-type="percentage" office:value="0.107344057684382" calcext:value-type="percentage">
            <text:p>10,7%</text:p>
          </table:table-cell>
          <table:table-cell table:style-name="ce15" office:value-type="percentage" office:value="0.0998920383101204" calcext:value-type="percentage">
            <text:p>10,0%</text:p>
          </table:table-cell>
          <table:table-cell table:style-name="ce15" office:value-type="percentage" office:value="0.106148394182068" calcext:value-type="percentage">
            <text:p>10,6%</text:p>
          </table:table-cell>
          <table:table-cell table:style-name="ce15" office:value-type="percentage" office:value="0.10649588849785" calcext:value-type="percentage">
            <text:p>10,6%</text:p>
          </table:table-cell>
          <table:table-cell table:style-name="ce15" office:value-type="percentage" office:value="0.105729979277408" calcext:value-type="percentage">
            <text:p>10,6%</text:p>
          </table:table-cell>
          <table:table-cell table:style-name="ce15" office:value-type="percentage" office:value="0.10398976549765" calcext:value-type="percentage">
            <text:p>10,4%</text:p>
          </table:table-cell>
          <table:table-cell table:style-name="ce15" office:value-type="percentage" office:value="0.107715857359801" calcext:value-type="percentage">
            <text:p>10,8%</text:p>
          </table:table-cell>
          <table:table-cell table:style-name="ce15" office:value-type="percentage" office:value="0.0988556642362505" calcext:value-type="percentage">
            <text:p>9,9%</text:p>
          </table:table-cell>
          <table:table-cell table:style-name="ce54" office:value-type="percentage" office:value="0.0923966836146338" calcext:value-type="percentage">
            <text:p>9,2%</text:p>
          </table:table-cell>
          <table:table-cell table:style-name="ce15" office:value-type="percentage" office:value="0.00665750849565129" calcext:value-type="percentage">
            <text:p>0,7%</text:p>
          </table:table-cell>
          <table:table-cell table:style-name="ce15" office:value-type="percentage" office:value="0.0066589416008" calcext:value-type="percentage">
            <text:p>0,7%</text:p>
          </table:table-cell>
          <table:table-cell table:style-name="ce15" office:value-type="percentage" office:value="0.00655920075183114" calcext:value-type="percentage">
            <text:p>0,7%</text:p>
          </table:table-cell>
          <table:table-cell table:style-name="ce15" office:value-type="percentage" office:value="0.00694537120319069" calcext:value-type="percentage">
            <text:p>0,7%</text:p>
          </table:table-cell>
          <table:table-cell table:style-name="ce15" office:value-type="percentage" office:value="0.00731761102096754" calcext:value-type="percentage">
            <text:p>0,7%</text:p>
          </table:table-cell>
          <table:table-cell table:style-name="ce15" office:value-type="percentage" office:value="0.00762268838941828" calcext:value-type="percentage">
            <text:p>0,8%</text:p>
          </table:table-cell>
          <table:table-cell table:style-name="ce15" office:value-type="percentage" office:value="0.00769568114871025" calcext:value-type="percentage">
            <text:p>0,8%</text:p>
          </table:table-cell>
          <table:table-cell table:style-name="ce15" office:value-type="percentage" office:value="0.00788661570447498" calcext:value-type="percentage">
            <text:p>0,8%</text:p>
          </table:table-cell>
          <table:table-cell table:style-name="ce15" office:value-type="percentage" office:value="0.00827000248969006" calcext:value-type="percentage">
            <text:p>0,8%</text:p>
          </table:table-cell>
          <table:table-cell table:style-name="ce15" office:value-type="percentage" office:value="0.00838559953823972" calcext:value-type="percentage">
            <text:p>0,8%</text:p>
          </table:table-cell>
          <table:table-cell table:style-name="ce15" office:value-type="percentage" office:value="0.00844147050330777" calcext:value-type="percentage">
            <text:p>0,8%</text:p>
          </table:table-cell>
          <table:table-cell table:style-name="ce15" office:value-type="percentage" office:value="0.00799855447196807" calcext:value-type="percentage">
            <text:p>0,8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2758.75152872863" calcext:value-type="float">
            <text:p><text:s/>2.759 </text:p>
          </table:table-cell>
          <table:table-cell table:style-name="ce19" office:value-type="float" office:value="2877.6018637262" calcext:value-type="float">
            <text:p><text:s/>2.878 </text:p>
          </table:table-cell>
          <table:table-cell table:style-name="ce19" office:value-type="float" office:value="3304.60822008902" calcext:value-type="float">
            <text:p><text:s/>3.305 </text:p>
          </table:table-cell>
          <table:table-cell table:style-name="ce19" office:value-type="float" office:value="3559.51111533707" calcext:value-type="float">
            <text:p><text:s/>3.560 </text:p>
          </table:table-cell>
          <table:table-cell table:style-name="ce19" office:value-type="float" office:value="3876.04144441867" calcext:value-type="float">
            <text:p><text:s/>3.876 </text:p>
          </table:table-cell>
          <table:table-cell table:style-name="ce19" office:value-type="float" office:value="4217.22337719156" calcext:value-type="float">
            <text:p><text:s/>4.217 </text:p>
          </table:table-cell>
          <table:table-cell table:style-name="ce19" office:value-type="float" office:value="4635.48951634489" calcext:value-type="float">
            <text:p><text:s/>4.635 </text:p>
          </table:table-cell>
          <table:table-cell table:style-name="ce19" office:value-type="float" office:value="5031.42665403428" calcext:value-type="float">
            <text:p><text:s/>5.031 </text:p>
          </table:table-cell>
          <table:table-cell table:style-name="ce19" office:value-type="float" office:value="5959.39311005625" calcext:value-type="float">
            <text:p><text:s/>5.959 </text:p>
          </table:table-cell>
          <table:table-cell table:style-name="ce19" office:value-type="float" office:value="5990.69929409582" calcext:value-type="float">
            <text:p><text:s/>5.991 </text:p>
          </table:table-cell>
          <table:table-cell table:style-name="ce19" office:value-type="float" office:value="6173.12255994251" calcext:value-type="float">
            <text:p><text:s/>6.173 </text:p>
          </table:table-cell>
          <table:table-cell table:style-name="ce19" office:value-type="float" office:value="6932.63956790463" calcext:value-type="float">
            <text:p><text:s/>6.933 </text:p>
          </table:table-cell>
          <table:table-cell table:style-name="ce20" office:value-type="percentage" office:value="0.123882215368753" calcext:value-type="percentage">
            <text:p>12,4%</text:p>
          </table:table-cell>
          <table:table-cell table:style-name="ce21" office:value-type="percentage" office:value="0.110927167969131" calcext:value-type="percentage">
            <text:p>11,1%</text:p>
          </table:table-cell>
          <table:table-cell table:style-name="ce21" office:value-type="percentage" office:value="0.115393693808137" calcext:value-type="percentage">
            <text:p>11,5%</text:p>
          </table:table-cell>
          <table:table-cell table:style-name="ce21" office:value-type="percentage" office:value="0.113782042681931" calcext:value-type="percentage">
            <text:p>11,4%</text:p>
          </table:table-cell>
          <table:table-cell table:style-name="ce21" office:value-type="percentage" office:value="0.102748731953747" calcext:value-type="percentage">
            <text:p>10,3%</text:p>
          </table:table-cell>
          <table:table-cell table:style-name="ce21" office:value-type="percentage" office:value="0.107720491157646" calcext:value-type="percentage">
            <text:p>10,8%</text:p>
          </table:table-cell>
          <table:table-cell table:style-name="ce21" office:value-type="percentage" office:value="0.111922558304325" calcext:value-type="percentage">
            <text:p>11,2%</text:p>
          </table:table-cell>
          <table:table-cell table:style-name="ce21" office:value-type="percentage" office:value="0.110908556152108" calcext:value-type="percentage">
            <text:p>11,1%</text:p>
          </table:table-cell>
          <table:table-cell table:style-name="ce21" office:value-type="percentage" office:value="0.118292582416943" calcext:value-type="percentage">
            <text:p>11,8%</text:p>
          </table:table-cell>
          <table:table-cell table:style-name="ce21" office:value-type="percentage" office:value="0.113501520111951" calcext:value-type="percentage">
            <text:p>11,4%</text:p>
          </table:table-cell>
          <table:table-cell table:style-name="ce21" office:value-type="percentage" office:value="0.10946949725253" calcext:value-type="percentage">
            <text:p>10,9%</text:p>
          </table:table-cell>
          <table:table-cell table:style-name="ce55" office:value-type="percentage" office:value="0.108274610793107" calcext:value-type="percentage">
            <text:p>10,8%</text:p>
          </table:table-cell>
          <table:table-cell table:style-name="ce21" office:value-type="percentage" office:value="0.00440769063297937" calcext:value-type="percentage">
            <text:p>0,4%</text:p>
          </table:table-cell>
          <table:table-cell table:style-name="ce21" office:value-type="percentage" office:value="0.0041265406598305" calcext:value-type="percentage">
            <text:p>0,4%</text:p>
          </table:table-cell>
          <table:table-cell table:style-name="ce21" office:value-type="percentage" office:value="0.00431690522856709" calcext:value-type="percentage">
            <text:p>0,4%</text:p>
          </table:table-cell>
          <table:table-cell table:style-name="ce21" office:value-type="percentage" office:value="0.00429941998385416" calcext:value-type="percentage">
            <text:p>0,4%</text:p>
          </table:table-cell>
          <table:table-cell table:style-name="ce21" office:value-type="percentage" office:value="0.00449478042179314" calcext:value-type="percentage">
            <text:p>0,4%</text:p>
          </table:table-cell>
          <table:table-cell table:style-name="ce21" office:value-type="percentage" office:value="0.00469135518940921" calcext:value-type="percentage">
            <text:p>0,5%</text:p>
          </table:table-cell>
          <table:table-cell table:style-name="ce21" office:value-type="percentage" office:value="0.00509187420097863" calcext:value-type="percentage">
            <text:p>0,5%</text:p>
          </table:table-cell>
          <table:table-cell table:style-name="ce21" office:value-type="percentage" office:value="0.00511641543075451" calcext:value-type="percentage">
            <text:p>0,5%</text:p>
          </table:table-cell>
          <table:table-cell table:style-name="ce21" office:value-type="percentage" office:value="0.00553251529493004" calcext:value-type="percentage">
            <text:p>0,6%</text:p>
          </table:table-cell>
          <table:table-cell table:style-name="ce21" office:value-type="percentage" office:value="0.00533209017932586" calcext:value-type="percentage">
            <text:p>0,5%</text:p>
          </table:table-cell>
          <table:table-cell table:style-name="ce21" office:value-type="percentage" office:value="0.00560657277450042" calcext:value-type="percentage">
            <text:p>0,6%</text:p>
          </table:table-cell>
          <table:table-cell table:style-name="ce21" office:value-type="percentage" office:value="0.00495505310030671" calcext:value-type="percentage">
            <text:p>0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2598.89366552102" calcext:value-type="float">
            <text:p><text:s/>2.599 </text:p>
          </table:table-cell>
          <table:table-cell table:style-name="ce13" office:value-type="float" office:value="2789.56937230873" calcext:value-type="float">
            <text:p><text:s/>2.790 </text:p>
          </table:table-cell>
          <table:table-cell table:style-name="ce13" office:value-type="float" office:value="3219.28259735236" calcext:value-type="float">
            <text:p><text:s/>3.219 </text:p>
          </table:table-cell>
          <table:table-cell table:style-name="ce13" office:value-type="float" office:value="3435.4205914499" calcext:value-type="float">
            <text:p><text:s/>3.435 </text:p>
          </table:table-cell>
          <table:table-cell table:style-name="ce13" office:value-type="float" office:value="3739.75266433831" calcext:value-type="float">
            <text:p><text:s/>3.740 </text:p>
          </table:table-cell>
          <table:table-cell table:style-name="ce13" office:value-type="float" office:value="4080.79464497206" calcext:value-type="float">
            <text:p><text:s/>4.081 </text:p>
          </table:table-cell>
          <table:table-cell table:style-name="ce13" office:value-type="float" office:value="4427.8675946386" calcext:value-type="float">
            <text:p><text:s/>4.428 </text:p>
          </table:table-cell>
          <table:table-cell table:style-name="ce13" office:value-type="float" office:value="4852.57903195027" calcext:value-type="float">
            <text:p><text:s/>4.853 </text:p>
          </table:table-cell>
          <table:table-cell table:style-name="ce13" office:value-type="float" office:value="5685.66335349864" calcext:value-type="float">
            <text:p><text:s/>5.686 </text:p>
          </table:table-cell>
          <table:table-cell table:style-name="ce13" office:value-type="float" office:value="5648.25545543512" calcext:value-type="float">
            <text:p><text:s/>5.648 </text:p>
          </table:table-cell>
          <table:table-cell table:style-name="ce13" office:value-type="float" office:value="5804.99456952999" calcext:value-type="float">
            <text:p><text:s/>5.805 </text:p>
          </table:table-cell>
          <table:table-cell table:style-name="ce13" office:value-type="float" office:value="6539.43484275164" calcext:value-type="float">
            <text:p><text:s/>6.539 </text:p>
          </table:table-cell>
          <table:table-cell table:style-name="ce14" office:value-type="percentage" office:value="0.116703770325027" calcext:value-type="percentage">
            <text:p>11,7%</text:p>
          </table:table-cell>
          <table:table-cell table:style-name="ce15" office:value-type="percentage" office:value="0.107533649537933" calcext:value-type="percentage">
            <text:p>10,8%</text:p>
          </table:table-cell>
          <table:table-cell table:style-name="ce15" office:value-type="percentage" office:value="0.112414206338425" calcext:value-type="percentage">
            <text:p>11,2%</text:p>
          </table:table-cell>
          <table:table-cell table:style-name="ce15" office:value-type="percentage" office:value="0.109815409954049" calcext:value-type="percentage">
            <text:p>11,0%</text:p>
          </table:table-cell>
          <table:table-cell table:style-name="ce15" office:value-type="percentage" office:value="0.0991358966593916" calcext:value-type="percentage">
            <text:p>9,9%</text:p>
          </table:table-cell>
          <table:table-cell table:style-name="ce15" office:value-type="percentage" office:value="0.104235693524639" calcext:value-type="percentage">
            <text:p>10,4%</text:p>
          </table:table-cell>
          <table:table-cell table:style-name="ce15" office:value-type="percentage" office:value="0.106909586846727" calcext:value-type="percentage">
            <text:p>10,7%</text:p>
          </table:table-cell>
          <table:table-cell table:style-name="ce15" office:value-type="percentage" office:value="0.106966188926965" calcext:value-type="percentage">
            <text:p>10,7%</text:p>
          </table:table-cell>
          <table:table-cell table:style-name="ce15" office:value-type="percentage" office:value="0.112859109714341" calcext:value-type="percentage">
            <text:p>11,3%</text:p>
          </table:table-cell>
          <table:table-cell table:style-name="ce15" office:value-type="percentage" office:value="0.107013480179907" calcext:value-type="percentage">
            <text:p>10,7%</text:p>
          </table:table-cell>
          <table:table-cell table:style-name="ce15" office:value-type="percentage" office:value="0.102941393259173" calcext:value-type="percentage">
            <text:p>10,3%</text:p>
          </table:table-cell>
          <table:table-cell table:style-name="ce54" office:value-type="percentage" office:value="0.102133502754684" calcext:value-type="percentage">
            <text:p>10,2%</text:p>
          </table:table-cell>
          <table:table-cell table:style-name="ce15" office:value-type="percentage" office:value="0.00445774007090999" calcext:value-type="percentage">
            <text:p>0,4%</text:p>
          </table:table-cell>
          <table:table-cell table:style-name="ce15" office:value-type="percentage" office:value="0.00425290449964055" calcext:value-type="percentage">
            <text:p>0,4%</text:p>
          </table:table-cell>
          <table:table-cell table:style-name="ce15" office:value-type="percentage" office:value="0.00446811676507369" calcext:value-type="percentage">
            <text:p>0,4%</text:p>
          </table:table-cell>
          <table:table-cell table:style-name="ce15" office:value-type="percentage" office:value="0.00441650836838273" calcext:value-type="percentage">
            <text:p>0,4%</text:p>
          </table:table-cell>
          <table:table-cell table:style-name="ce15" office:value-type="percentage" office:value="0.00463863253636725" calcext:value-type="percentage">
            <text:p>0,5%</text:p>
          </table:table-cell>
          <table:table-cell table:style-name="ce15" office:value-type="percentage" office:value="0.0048570133815275" calcext:value-type="percentage">
            <text:p>0,5%</text:p>
          </table:table-cell>
          <table:table-cell table:style-name="ce15" office:value-type="percentage" office:value="0.00521228525123851" calcext:value-type="percentage">
            <text:p>0,5%</text:p>
          </table:table-cell>
          <table:table-cell table:style-name="ce15" office:value-type="percentage" office:value="0.00531176519802381" calcext:value-type="percentage">
            <text:p>0,5%</text:p>
          </table:table-cell>
          <table:table-cell table:style-name="ce15" office:value-type="percentage" office:value="0.00572579545383456" calcext:value-type="percentage">
            <text:p>0,6%</text:p>
          </table:table-cell>
          <table:table-cell table:style-name="ce15" office:value-type="percentage" office:value="0.00547074615494561" calcext:value-type="percentage">
            <text:p>0,5%</text:p>
          </table:table-cell>
          <table:table-cell table:style-name="ce15" office:value-type="percentage" office:value="0.00572112290769697" calcext:value-type="percentage">
            <text:p>0,6%</text:p>
          </table:table-cell>
          <table:table-cell table:style-name="ce15" office:value-type="percentage" office:value="0.00503753041286794" calcext:value-type="percentage">
            <text:p>0,5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159.857863207605" calcext:value-type="float">
            <text:p><text:s/>160 </text:p>
          </table:table-cell>
          <table:table-cell table:style-name="ce13" office:value-type="float" office:value="88.0324914174692" calcext:value-type="float">
            <text:p><text:s/>88 </text:p>
          </table:table-cell>
          <table:table-cell table:style-name="ce13" office:value-type="float" office:value="85.3256227366581" calcext:value-type="float">
            <text:p><text:s/>85 </text:p>
          </table:table-cell>
          <table:table-cell table:style-name="ce13" office:value-type="float" office:value="124.090523887169" calcext:value-type="float">
            <text:p><text:s/>124 </text:p>
          </table:table-cell>
          <table:table-cell table:style-name="ce13" office:value-type="float" office:value="136.288780080364" calcext:value-type="float">
            <text:p><text:s/>136 </text:p>
          </table:table-cell>
          <table:table-cell table:style-name="ce13" office:value-type="float" office:value="136.428732219501" calcext:value-type="float">
            <text:p><text:s/>136 </text:p>
          </table:table-cell>
          <table:table-cell table:style-name="ce13" office:value-type="float" office:value="207.621921706291" calcext:value-type="float">
            <text:p><text:s/>208 </text:p>
          </table:table-cell>
          <table:table-cell table:style-name="ce13" office:value-type="float" office:value="178.847622084006" calcext:value-type="float">
            <text:p><text:s/>179 </text:p>
          </table:table-cell>
          <table:table-cell table:style-name="ce13" office:value-type="float" office:value="273.729756557611" calcext:value-type="float">
            <text:p><text:s/>274 </text:p>
          </table:table-cell>
          <table:table-cell table:style-name="ce13" office:value-type="float" office:value="342.443838660696" calcext:value-type="float">
            <text:p><text:s/>342 </text:p>
          </table:table-cell>
          <table:table-cell table:style-name="ce13" office:value-type="float" office:value="368.127990412524" calcext:value-type="float">
            <text:p><text:s/>368 </text:p>
          </table:table-cell>
          <table:table-cell table:style-name="ce13" office:value-type="float" office:value="393.204725152989" calcext:value-type="float">
            <text:p><text:s/>393 </text:p>
          </table:table-cell>
          <table:table-cell table:style-name="ce14" office:value-type="percentage" office:value="0.00717844504372586" calcext:value-type="percentage">
            <text:p>0,7%</text:p>
          </table:table-cell>
          <table:table-cell table:style-name="ce15" office:value-type="percentage" office:value="0.00339351843119875" calcext:value-type="percentage">
            <text:p>0,3%</text:p>
          </table:table-cell>
          <table:table-cell table:style-name="ce15" office:value-type="percentage" office:value="0.00297948746971202" calcext:value-type="percentage">
            <text:p>0,3%</text:p>
          </table:table-cell>
          <table:table-cell table:style-name="ce15" office:value-type="percentage" office:value="0.00396663272788121" calcext:value-type="percentage">
            <text:p>0,4%</text:p>
          </table:table-cell>
          <table:table-cell table:style-name="ce15" office:value-type="percentage" office:value="0.00361283529435551" calcext:value-type="percentage">
            <text:p>0,4%</text:p>
          </table:table-cell>
          <table:table-cell table:style-name="ce15" office:value-type="percentage" office:value="0.00348479763300717" calcext:value-type="percentage">
            <text:p>0,3%</text:p>
          </table:table-cell>
          <table:table-cell table:style-name="ce15" office:value-type="percentage" office:value="0.00501297145759726" calcext:value-type="percentage">
            <text:p>0,5%</text:p>
          </table:table-cell>
          <table:table-cell table:style-name="ce15" office:value-type="percentage" office:value="0.00394236722514286" calcext:value-type="percentage">
            <text:p>0,4%</text:p>
          </table:table-cell>
          <table:table-cell table:style-name="ce15" office:value-type="percentage" office:value="0.00543347270260129" calcext:value-type="percentage">
            <text:p>0,5%</text:p>
          </table:table-cell>
          <table:table-cell table:style-name="ce15" office:value-type="percentage" office:value="0.00648803993204389" calcext:value-type="percentage">
            <text:p>0,6%</text:p>
          </table:table-cell>
          <table:table-cell table:style-name="ce15" office:value-type="percentage" office:value="0.00652810399335708" calcext:value-type="percentage">
            <text:p>0,7%</text:p>
          </table:table-cell>
          <table:table-cell table:style-name="ce54" office:value-type="percentage" office:value="0.0061411080384233" calcext:value-type="percentage">
            <text:p>0,6%</text:p>
          </table:table-cell>
          <table:table-cell table:style-name="ce15" office:value-type="percentage" office:value="0.00372733312832505" calcext:value-type="percentage">
            <text:p>0,4%</text:p>
          </table:table-cell>
          <table:table-cell table:style-name="ce15" office:value-type="percentage" office:value="0.00212541325037952" calcext:value-type="percentage">
            <text:p>0,2%</text:p>
          </table:table-cell>
          <table:table-cell table:style-name="ce15" office:value-type="percentage" office:value="0.00189599854980019" calcext:value-type="percentage">
            <text:p>0,2%</text:p>
          </table:table-cell>
          <table:table-cell table:style-name="ce15" office:value-type="percentage" office:value="0.00247952931077746" calcext:value-type="percentage">
            <text:p>0,2%</text:p>
          </table:table-cell>
          <table:table-cell table:style-name="ce15" office:value-type="percentage" office:value="0.00242835115245463" calcext:value-type="percentage">
            <text:p>0,2%</text:p>
          </table:table-cell>
          <table:table-cell table:style-name="ce15" office:value-type="percentage" office:value="0.00232223071404622" calcext:value-type="percentage">
            <text:p>0,2%</text:p>
          </table:table-cell>
          <table:table-cell table:style-name="ce15" office:value-type="percentage" office:value="0.00341124345600504" calcext:value-type="percentage">
            <text:p>0,3%</text:p>
          </table:table-cell>
          <table:table-cell table:style-name="ce15" office:value-type="percentage" office:value="0.00256096600727427" calcext:value-type="percentage">
            <text:p>0,3%</text:p>
          </table:table-cell>
          <table:table-cell table:style-name="ce15" office:value-type="percentage" office:value="0.00325222185129102" calcext:value-type="percentage">
            <text:p>0,3%</text:p>
          </table:table-cell>
          <table:table-cell table:style-name="ce15" office:value-type="percentage" office:value="0.00376018533518569" calcext:value-type="percentage">
            <text:p>0,4%</text:p>
          </table:table-cell>
          <table:table-cell table:style-name="ce15" office:value-type="percentage" office:value="0.00426118450316033" calcext:value-type="percentage">
            <text:p>0,4%</text:p>
          </table:table-cell>
          <table:table-cell table:style-name="ce15" office:value-type="percentage" office:value="0.00389458137866711" calcext:value-type="percentage">
            <text:p>0,4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8566.577896509" calcext:value-type="float">
            <text:p><text:s/>8.567 </text:p>
          </table:table-cell>
          <table:table-cell table:style-name="ce19" office:value-type="float" office:value="10538.3130387858" calcext:value-type="float">
            <text:p><text:s/>10.538 </text:p>
          </table:table-cell>
          <table:table-cell table:style-name="ce19" office:value-type="float" office:value="11270.9170229902" calcext:value-type="float">
            <text:p><text:s/>11.271 </text:p>
          </table:table-cell>
          <table:table-cell table:style-name="ce19" office:value-type="float" office:value="11036.2368819687" calcext:value-type="float">
            <text:p><text:s/>11.036 </text:p>
          </table:table-cell>
          <table:table-cell table:style-name="ce19" office:value-type="float" office:value="15129.5461607809" calcext:value-type="float">
            <text:p><text:s/>15.130 </text:p>
          </table:table-cell>
          <table:table-cell table:style-name="ce19" office:value-type="float" office:value="14326.3008074411" calcext:value-type="float">
            <text:p><text:s/>14.326 </text:p>
          </table:table-cell>
          <table:table-cell table:style-name="ce19" office:value-type="float" office:value="15077.3403884644" calcext:value-type="float">
            <text:p><text:s/>15.077 </text:p>
          </table:table-cell>
          <table:table-cell table:style-name="ce19" office:value-type="float" office:value="17536.3407290907" calcext:value-type="float">
            <text:p><text:s/>17.536 </text:p>
          </table:table-cell>
          <table:table-cell table:style-name="ce19" office:value-type="float" office:value="19748.2145736412" calcext:value-type="float">
            <text:p><text:s/>19.748 </text:p>
          </table:table-cell>
          <table:table-cell table:style-name="ce19" office:value-type="float" office:value="20688.6352825849" calcext:value-type="float">
            <text:p><text:s/>20.689 </text:p>
          </table:table-cell>
          <table:table-cell table:style-name="ce19" office:value-type="float" office:value="23829.9560884601" calcext:value-type="float">
            <text:p><text:s/>23.830 </text:p>
          </table:table-cell>
          <table:table-cell table:style-name="ce19" office:value-type="float" office:value="29398.7343821274" calcext:value-type="float">
            <text:p><text:s/>29.399 </text:p>
          </table:table-cell>
          <table:table-cell table:style-name="ce20" office:value-type="percentage" office:value="0.384683664656673" calcext:value-type="percentage">
            <text:p>38,5%</text:p>
          </table:table-cell>
          <table:table-cell table:style-name="ce21" office:value-type="percentage" office:value="0.406235913070672" calcext:value-type="percentage">
            <text:p>40,6%</text:p>
          </table:table-cell>
          <table:table-cell table:style-name="ce21" office:value-type="percentage" office:value="0.393569422233303" calcext:value-type="percentage">
            <text:p>39,4%</text:p>
          </table:table-cell>
          <table:table-cell table:style-name="ce21" office:value-type="percentage" office:value="0.352780349678203" calcext:value-type="percentage">
            <text:p>35,3%</text:p>
          </table:table-cell>
          <table:table-cell table:style-name="ce21" office:value-type="percentage" office:value="0.40106425727062" calcext:value-type="percentage">
            <text:p>40,1%</text:p>
          </table:table-cell>
          <table:table-cell table:style-name="ce21" office:value-type="percentage" office:value="0.365936546732661" calcext:value-type="percentage">
            <text:p>36,6%</text:p>
          </table:table-cell>
          <table:table-cell table:style-name="ce21" office:value-type="percentage" office:value="0.364038038000495" calcext:value-type="percentage">
            <text:p>36,4%</text:p>
          </table:table-cell>
          <table:table-cell table:style-name="ce21" office:value-type="percentage" office:value="0.386556411171248" calcext:value-type="percentage">
            <text:p>38,7%</text:p>
          </table:table-cell>
          <table:table-cell table:style-name="ce21" office:value-type="percentage" office:value="0.391997516676302" calcext:value-type="percentage">
            <text:p>39,2%</text:p>
          </table:table-cell>
          <table:table-cell table:style-name="ce21" office:value-type="percentage" office:value="0.391972862989369" calcext:value-type="percentage">
            <text:p>39,2%</text:p>
          </table:table-cell>
          <table:table-cell table:style-name="ce21" office:value-type="percentage" office:value="0.422582459237274" calcext:value-type="percentage">
            <text:p>42,3%</text:p>
          </table:table-cell>
          <table:table-cell table:style-name="ce55" office:value-type="percentage" office:value="0.459152173116203" calcext:value-type="percentage">
            <text:p>45,9%</text:p>
          </table:table-cell>
          <table:table-cell table:style-name="ce21" office:value-type="percentage" office:value="0.00521791702847856" calcext:value-type="percentage">
            <text:p>0,5%</text:p>
          </table:table-cell>
          <table:table-cell table:style-name="ce21" office:value-type="percentage" office:value="0.00575153487346279" calcext:value-type="percentage">
            <text:p>0,6%</text:p>
          </table:table-cell>
          <table:table-cell table:style-name="ce21" office:value-type="percentage" office:value="0.00566263348961181" calcext:value-type="percentage">
            <text:p>0,6%</text:p>
          </table:table-cell>
          <table:table-cell table:style-name="ce21" office:value-type="percentage" office:value="0.00502103360370103" calcext:value-type="percentage">
            <text:p>0,5%</text:p>
          </table:table-cell>
          <table:table-cell table:style-name="ce21" office:value-type="percentage" office:value="0.00630071956991438" calcext:value-type="percentage">
            <text:p>0,6%</text:p>
          </table:table-cell>
          <table:table-cell table:style-name="ce21" office:value-type="percentage" office:value="0.00590816221801799" calcext:value-type="percentage">
            <text:p>0,6%</text:p>
          </table:table-cell>
          <table:table-cell table:style-name="ce21" office:value-type="percentage" office:value="0.00589759852974646" calcext:value-type="percentage">
            <text:p>0,6%</text:p>
          </table:table-cell>
          <table:table-cell table:style-name="ce56" office:value-type="percentage" office:value="0.00653962115575955" calcext:value-type="percentage">
            <text:p>0,7%</text:p>
          </table:table-cell>
          <table:table-cell table:style-name="ce56" office:value-type="percentage" office:value="0.00687801121256934" calcext:value-type="percentage">
            <text:p>0,7%</text:p>
          </table:table-cell>
          <table:table-cell table:style-name="ce56" office:value-type="percentage" office:value="0.00678775920684116" calcext:value-type="percentage">
            <text:p>0,7%</text:p>
          </table:table-cell>
          <table:table-cell table:style-name="ce56" office:value-type="percentage" office:value="0.0071859159672855" calcext:value-type="percentage">
            <text:p>0,7%</text:p>
          </table:table-cell>
          <table:table-cell table:style-name="ce56" office:value-type="percentage" office:value="0.00720841841769568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22269.1491310259" calcext:value-type="float">
            <text:p><text:s/>22.269 </text:p>
          </table:table-cell>
          <table:table-cell table:style-name="ce27" office:value-type="float" office:value="25941.3623948911" calcext:value-type="float">
            <text:p><text:s/>25.941 </text:p>
          </table:table-cell>
          <table:table-cell table:style-name="ce27" office:value-type="float" office:value="28637.6847038411" calcext:value-type="float">
            <text:p><text:s/>28.638 </text:p>
          </table:table-cell>
          <table:table-cell table:style-name="ce27" office:value-type="float" office:value="31283.5930120135" calcext:value-type="float">
            <text:p><text:s/>31.284 </text:p>
          </table:table-cell>
          <table:table-cell table:style-name="ce27" office:value-type="float" office:value="37723.4966380266" calcext:value-type="float">
            <text:p><text:s/>37.723 </text:p>
          </table:table-cell>
          <table:table-cell table:style-name="ce27" office:value-type="float" office:value="39149.6857456746" calcext:value-type="float">
            <text:p><text:s/>39.150 </text:p>
          </table:table-cell>
          <table:table-cell table:style-name="ce27" office:value-type="float" office:value="41416.9367335287" calcext:value-type="float">
            <text:p><text:s/>41.417 </text:p>
          </table:table-cell>
          <table:table-cell table:style-name="ce27" office:value-type="float" office:value="45365.5410240291" calcext:value-type="float">
            <text:p><text:s/>45.366 </text:p>
          </table:table-cell>
          <table:table-cell table:style-name="ce27" office:value-type="float" office:value="50378.4175498963" calcext:value-type="float">
            <text:p><text:s/>50.378 </text:p>
          </table:table-cell>
          <table:table-cell table:style-name="ce27" office:value-type="float" office:value="52780.7846818875" calcext:value-type="float">
            <text:p><text:s/>52.781 </text:p>
          </table:table-cell>
          <table:table-cell table:style-name="ce27" office:value-type="float" office:value="56391.2570613347" calcext:value-type="float">
            <text:p><text:s/>56.391 </text:p>
          </table:table-cell>
          <table:table-cell table:style-name="ce27" office:value-type="float" office:value="64028.3028230101" calcext:value-type="float">
            <text:p><text:s/>64.028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057308352930586" calcext:value-type="percentage">
            <text:p>0,6%</text:p>
          </table:table-cell>
          <table:table-cell table:style-name="ce29" office:value-type="percentage" office:value="0.00592758182327117" calcext:value-type="percentage">
            <text:p>0,6%</text:p>
          </table:table-cell>
          <table:table-cell table:style-name="ce29" office:value-type="percentage" office:value="0.00594789453759714" calcext:value-type="percentage">
            <text:p>0,6%</text:p>
          </table:table-cell>
          <table:table-cell table:style-name="ce29" office:value-type="percentage" office:value="0.00586755979119918" calcext:value-type="percentage">
            <text:p>0,6%</text:p>
          </table:table-cell>
          <table:table-cell table:style-name="ce29" office:value-type="percentage" office:value="0.00652773920710708" calcext:value-type="percentage">
            <text:p>0,7%</text:p>
          </table:table-cell>
          <table:table-cell table:style-name="ce29" office:value-type="percentage" office:value="0.00652953244431041" calcext:value-type="percentage">
            <text:p>0,7%</text:p>
          </table:table-cell>
          <table:table-cell table:style-name="ce29" office:value-type="percentage" office:value="0.00660628008831709" calcext:value-type="percentage">
            <text:p>0,7%</text:p>
          </table:table-cell>
          <table:table-cell table:style-name="ce58" office:value-type="percentage" office:value="0.00688872305629231" calcext:value-type="percentage">
            <text:p>0,7%</text:p>
          </table:table-cell>
          <table:table-cell table:style-name="ce58" office:value-type="percentage" office:value="0.00719266181961447" calcext:value-type="percentage">
            <text:p>0,7%</text:p>
          </table:table-cell>
          <table:table-cell table:style-name="ce58" office:value-type="percentage" office:value="0.00714303003721109" calcext:value-type="percentage">
            <text:p>0,7%</text:p>
          </table:table-cell>
          <table:table-cell table:style-name="ce58" office:value-type="percentage" office:value="0.00741054448235914" calcext:value-type="percentage">
            <text:p>0,7%</text:p>
          </table:table-cell>
          <table:table-cell table:style-name="ce58" office:value-type="percentage" office:value="0.00710467087879997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22269.1491310258" calcext:value-type="float">
            <text:p><text:s/>22.269 </text:p>
          </table:table-cell>
          <table:table-cell table:style-name="ce32" office:value-type="float" office:value="25941.3623948911" calcext:value-type="float">
            <text:p><text:s/>25.941 </text:p>
          </table:table-cell>
          <table:table-cell table:style-name="ce32" office:value-type="float" office:value="28637.6847038412" calcext:value-type="float">
            <text:p><text:s/>28.638 </text:p>
          </table:table-cell>
          <table:table-cell table:style-name="ce32" office:value-type="float" office:value="31283.5930120135" calcext:value-type="float">
            <text:p><text:s/>31.284 </text:p>
          </table:table-cell>
          <table:table-cell table:style-name="ce32" office:value-type="float" office:value="37723.4966380267" calcext:value-type="float">
            <text:p><text:s/>37.723 </text:p>
          </table:table-cell>
          <table:table-cell table:style-name="ce32" office:value-type="float" office:value="39149.6857456746" calcext:value-type="float">
            <text:p><text:s/>39.150 </text:p>
          </table:table-cell>
          <table:table-cell table:style-name="ce32" office:value-type="float" office:value="41416.9367335288" calcext:value-type="float">
            <text:p><text:s/>41.417 </text:p>
          </table:table-cell>
          <table:table-cell table:style-name="ce32" office:value-type="float" office:value="45365.5410240291" calcext:value-type="float">
            <text:p><text:s/>45.366 </text:p>
          </table:table-cell>
          <table:table-cell table:style-name="ce32" office:value-type="float" office:value="50378.4175498963" calcext:value-type="float">
            <text:p><text:s/>50.378 </text:p>
          </table:table-cell>
          <table:table-cell table:style-name="ce32" office:value-type="float" office:value="52780.7846818876" calcext:value-type="float">
            <text:p><text:s/>52.781 </text:p>
          </table:table-cell>
          <table:table-cell table:style-name="ce32" office:value-type="float" office:value="56391.2570613347" calcext:value-type="float">
            <text:p><text:s/>56.391 </text:p>
          </table:table-cell>
          <table:table-cell table:style-name="ce32" office:value-type="float" office:value="64028.3028230101" calcext:value-type="float">
            <text:p><text:s/>64.028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3" table:style-name="ta2">
        <table:table-column table:style-name="co15" table:default-cell-style-name="ce67"/>
        <table:table-column table:style-name="co11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17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Ceará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69178.3795511226" calcext:value-type="float">
            <text:p><text:s/>69.178 </text:p>
          </table:table-cell>
          <table:table-cell table:style-name="ce13" office:value-type="float" office:value="78347.4170030124" calcext:value-type="float">
            <text:p><text:s/>78.347 </text:p>
          </table:table-cell>
          <table:table-cell table:style-name="ce13" office:value-type="float" office:value="84076.3967521471" calcext:value-type="float">
            <text:p><text:s/>84.076 </text:p>
          </table:table-cell>
          <table:table-cell table:style-name="ce13" office:value-type="float" office:value="94869.8978582156" calcext:value-type="float">
            <text:p><text:s/>94.870 </text:p>
          </table:table-cell>
          <table:table-cell table:style-name="ce13" office:value-type="float" office:value="110778.790645171" calcext:value-type="float">
            <text:p><text:s/>110.779 </text:p>
          </table:table-cell>
          <table:table-cell table:style-name="ce13" office:value-type="float" office:value="114643.469984455" calcext:value-type="float">
            <text:p><text:s/>114.643 </text:p>
          </table:table-cell>
          <table:table-cell table:style-name="ce13" office:value-type="float" office:value="121800.203293606" calcext:value-type="float">
            <text:p><text:s/>121.800 </text:p>
          </table:table-cell>
          <table:table-cell table:style-name="ce13" office:value-type="float" office:value="130110.016164848" calcext:value-type="float">
            <text:p><text:s/>130.110 </text:p>
          </table:table-cell>
          <table:table-cell table:style-name="ce13" office:value-type="float" office:value="137104.522959446" calcext:value-type="float">
            <text:p><text:s/>137.105 </text:p>
          </table:table-cell>
          <table:table-cell table:style-name="ce13" office:value-type="float" office:value="143128.237735515" calcext:value-type="float">
            <text:p><text:s/>143.128 </text:p>
          </table:table-cell>
          <table:table-cell table:style-name="ce13" office:value-type="float" office:value="146158.796454248" calcext:value-type="float">
            <text:p><text:s/>146.159 </text:p>
          </table:table-cell>
          <table:table-cell table:style-name="ce13" office:value-type="float" office:value="167056.891304051" calcext:value-type="float">
            <text:p><text:s/>167.057 </text:p>
          </table:table-cell>
          <table:table-cell table:style-name="ce14" office:value-type="percentage" office:value="0.871963781749565" calcext:value-type="percentage">
            <text:p>87,2%</text:p>
          </table:table-cell>
          <table:table-cell table:style-name="ce15" office:value-type="percentage" office:value="0.873478938588904" calcext:value-type="percentage">
            <text:p>87,3%</text:p>
          </table:table-cell>
          <table:table-cell table:style-name="ce15" office:value-type="percentage" office:value="0.867001577690816" calcext:value-type="percentage">
            <text:p>86,7%</text:p>
          </table:table-cell>
          <table:table-cell table:style-name="ce15" office:value-type="percentage" office:value="0.870074230339806" calcext:value-type="percentage">
            <text:p>87,0%</text:p>
          </table:table-cell>
          <table:table-cell table:style-name="ce15" office:value-type="percentage" office:value="0.878816825947053" calcext:value-type="percentage">
            <text:p>87,9%</text:p>
          </table:table-cell>
          <table:table-cell table:style-name="ce15" office:value-type="percentage" office:value="0.87762078329454" calcext:value-type="percentage">
            <text:p>87,8%</text:p>
          </table:table-cell>
          <table:table-cell table:style-name="ce15" office:value-type="percentage" office:value="0.879916091060164" calcext:value-type="percentage">
            <text:p>88,0%</text:p>
          </table:table-cell>
          <table:table-cell table:style-name="ce15" office:value-type="percentage" office:value="0.879588067141066" calcext:value-type="percentage">
            <text:p>88,0%</text:p>
          </table:table-cell>
          <table:table-cell table:style-name="ce15" office:value-type="percentage" office:value="0.87941731497173" calcext:value-type="percentage">
            <text:p>87,9%</text:p>
          </table:table-cell>
          <table:table-cell table:style-name="ce15" office:value-type="percentage" office:value="0.874998939009359" calcext:value-type="percentage">
            <text:p>87,5%</text:p>
          </table:table-cell>
          <table:table-cell table:style-name="ce15" office:value-type="percentage" office:value="0.875650499096343" calcext:value-type="percentage">
            <text:p>87,6%</text:p>
          </table:table-cell>
          <table:table-cell table:style-name="ce54" office:value-type="percentage" office:value="0.857208412215356" calcext:value-type="percentage">
            <text:p>85,7%</text:p>
          </table:table-cell>
          <table:table-cell table:style-name="ce15" office:value-type="percentage" office:value="0.0209451198214636" calcext:value-type="percentage">
            <text:p>2,1%</text:p>
          </table:table-cell>
          <table:table-cell table:style-name="ce15" office:value-type="percentage" office:value="0.0210585239310431" calcext:value-type="percentage">
            <text:p>2,1%</text:p>
          </table:table-cell>
          <table:table-cell table:style-name="ce15" office:value-type="percentage" office:value="0.0205351925103291" calcext:value-type="percentage">
            <text:p>2,1%</text:p>
          </table:table-cell>
          <table:table-cell table:style-name="ce15" office:value-type="percentage" office:value="0.020833310903125" calcext:value-type="percentage">
            <text:p>2,1%</text:p>
          </table:table-cell>
          <table:table-cell table:style-name="ce15" office:value-type="percentage" office:value="0.0222772403762539" calcext:value-type="percentage">
            <text:p>2,2%</text:p>
          </table:table-cell>
          <table:table-cell table:style-name="ce15" office:value-type="percentage" office:value="0.0222366839451801" calcext:value-type="percentage">
            <text:p>2,2%</text:p>
          </table:table-cell>
          <table:table-cell table:style-name="ce15" office:value-type="percentage" office:value="0.0224731002777593" calcext:value-type="percentage">
            <text:p>2,2%</text:p>
          </table:table-cell>
          <table:table-cell table:style-name="ce15" office:value-type="percentage" office:value="0.0229393007181066" calcext:value-type="percentage">
            <text:p>2,3%</text:p>
          </table:table-cell>
          <table:table-cell table:style-name="ce15" office:value-type="percentage" office:value="0.022808368275529" calcext:value-type="percentage">
            <text:p>2,3%</text:p>
          </table:table-cell>
          <table:table-cell table:style-name="ce15" office:value-type="percentage" office:value="0.0225161794633044" calcext:value-type="percentage">
            <text:p>2,3%</text:p>
          </table:table-cell>
          <table:table-cell table:style-name="ce15" office:value-type="percentage" office:value="0.0221622733400255" calcext:value-type="percentage">
            <text:p>2,2%</text:p>
          </table:table-cell>
          <table:table-cell table:style-name="ce15" office:value-type="percentage" office:value="0.0216563278403396" calcext:value-type="percentage">
            <text:p>2,2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35939.6514452241" calcext:value-type="float">
            <text:p><text:s/>35.940 </text:p>
          </table:table-cell>
          <table:table-cell table:style-name="ce19" office:value-type="float" office:value="40946.7417284295" calcext:value-type="float">
            <text:p><text:s/>40.947 </text:p>
          </table:table-cell>
          <table:table-cell table:style-name="ce19" office:value-type="float" office:value="45482.9220779204" calcext:value-type="float">
            <text:p><text:s/>45.483 </text:p>
          </table:table-cell>
          <table:table-cell table:style-name="ce19" office:value-type="float" office:value="51453.432263068" calcext:value-type="float">
            <text:p><text:s/>51.453 </text:p>
          </table:table-cell>
          <table:table-cell table:style-name="ce19" office:value-type="float" office:value="59611.2304906858" calcext:value-type="float">
            <text:p><text:s/>59.611 </text:p>
          </table:table-cell>
          <table:table-cell table:style-name="ce19" office:value-type="float" office:value="64633.1156966146" calcext:value-type="float">
            <text:p><text:s/>64.633 </text:p>
          </table:table-cell>
          <table:table-cell table:style-name="ce19" office:value-type="float" office:value="69481.558057857" calcext:value-type="float">
            <text:p><text:s/>69.482 </text:p>
          </table:table-cell>
          <table:table-cell table:style-name="ce19" office:value-type="float" office:value="72975.4706113998" calcext:value-type="float">
            <text:p><text:s/>72.975 </text:p>
          </table:table-cell>
          <table:table-cell table:style-name="ce19" office:value-type="float" office:value="75917.4546843097" calcext:value-type="float">
            <text:p><text:s/>75.917 </text:p>
          </table:table-cell>
          <table:table-cell table:style-name="ce19" office:value-type="float" office:value="80375.6949642554" calcext:value-type="float">
            <text:p><text:s/>80.376 </text:p>
          </table:table-cell>
          <table:table-cell table:style-name="ce19" office:value-type="float" office:value="77953.8772969535" calcext:value-type="float">
            <text:p><text:s/>77.954 </text:p>
          </table:table-cell>
          <table:table-cell table:style-name="ce19" office:value-type="float" office:value="86946.6825436733" calcext:value-type="float">
            <text:p><text:s/>86.947 </text:p>
          </table:table-cell>
          <table:table-cell table:style-name="ce20" office:value-type="percentage" office:value="0.453003880580638" calcext:value-type="percentage">
            <text:p>45,3%</text:p>
          </table:table-cell>
          <table:table-cell table:style-name="ce21" office:value-type="percentage" office:value="0.456506645295625" calcext:value-type="percentage">
            <text:p>45,7%</text:p>
          </table:table-cell>
          <table:table-cell table:style-name="ce21" office:value-type="percentage" office:value="0.469023016243122" calcext:value-type="percentage">
            <text:p>46,9%</text:p>
          </table:table-cell>
          <table:table-cell table:style-name="ce21" office:value-type="percentage" office:value="0.471891574517526" calcext:value-type="percentage">
            <text:p>47,2%</text:p>
          </table:table-cell>
          <table:table-cell table:style-name="ce21" office:value-type="percentage" office:value="0.472900562152023" calcext:value-type="percentage">
            <text:p>47,3%</text:p>
          </table:table-cell>
          <table:table-cell table:style-name="ce21" office:value-type="percentage" office:value="0.494780606624356" calcext:value-type="percentage">
            <text:p>49,5%</text:p>
          </table:table-cell>
          <table:table-cell table:style-name="ce21" office:value-type="percentage" office:value="0.501952700519417" calcext:value-type="percentage">
            <text:p>50,2%</text:p>
          </table:table-cell>
          <table:table-cell table:style-name="ce21" office:value-type="percentage" office:value="0.493339060556758" calcext:value-type="percentage">
            <text:p>49,3%</text:p>
          </table:table-cell>
          <table:table-cell table:style-name="ce21" office:value-type="percentage" office:value="0.486950559448075" calcext:value-type="percentage">
            <text:p>48,7%</text:p>
          </table:table-cell>
          <table:table-cell table:style-name="ce21" office:value-type="percentage" office:value="0.491368083115945" calcext:value-type="percentage">
            <text:p>49,1%</text:p>
          </table:table-cell>
          <table:table-cell table:style-name="ce21" office:value-type="percentage" office:value="0.467028692200131" calcext:value-type="percentage">
            <text:p>46,7%</text:p>
          </table:table-cell>
          <table:table-cell table:style-name="ce55" office:value-type="percentage" office:value="0.446143987888557" calcext:value-type="percentage">
            <text:p>44,6%</text:p>
          </table:table-cell>
          <table:table-cell table:style-name="ce21" office:value-type="percentage" office:value="0.0222097846638677" calcext:value-type="percentage">
            <text:p>2,2%</text:p>
          </table:table-cell>
          <table:table-cell table:style-name="ce21" office:value-type="percentage" office:value="0.022171953105663" calcext:value-type="percentage">
            <text:p>2,2%</text:p>
          </table:table-cell>
          <table:table-cell table:style-name="ce21" office:value-type="percentage" office:value="0.0220913780568804" calcext:value-type="percentage">
            <text:p>2,2%</text:p>
          </table:table-cell>
          <table:table-cell table:style-name="ce21" office:value-type="percentage" office:value="0.0223156274276408" calcext:value-type="percentage">
            <text:p>2,2%</text:p>
          </table:table-cell>
          <table:table-cell table:style-name="ce21" office:value-type="percentage" office:value="0.023698801444514" calcext:value-type="percentage">
            <text:p>2,4%</text:p>
          </table:table-cell>
          <table:table-cell table:style-name="ce21" office:value-type="percentage" office:value="0.0241888592512835" calcext:value-type="percentage">
            <text:p>2,4%</text:p>
          </table:table-cell>
          <table:table-cell table:style-name="ce21" office:value-type="percentage" office:value="0.0247932720168657" calcext:value-type="percentage">
            <text:p>2,5%</text:p>
          </table:table-cell>
          <table:table-cell table:style-name="ce21" office:value-type="percentage" office:value="0.0249870043116727" calcext:value-type="percentage">
            <text:p>2,5%</text:p>
          </table:table-cell>
          <table:table-cell table:style-name="ce21" office:value-type="percentage" office:value="0.0248439444567086" calcext:value-type="percentage">
            <text:p>2,5%</text:p>
          </table:table-cell>
          <table:table-cell table:style-name="ce21" office:value-type="percentage" office:value="0.0249793935270926" calcext:value-type="percentage">
            <text:p>2,5%</text:p>
          </table:table-cell>
          <table:table-cell table:style-name="ce21" office:value-type="percentage" office:value="0.0244190167838962" calcext:value-type="percentage">
            <text:p>2,4%</text:p>
          </table:table-cell>
          <table:table-cell table:style-name="ce21" office:value-type="percentage" office:value="0.0245983992023175" calcext:value-type="percentage">
            <text:p>2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28612.4084581379" calcext:value-type="float">
            <text:p><text:s/>28.612 </text:p>
          </table:table-cell>
          <table:table-cell table:style-name="ce13" office:value-type="float" office:value="32547.4064826411" calcext:value-type="float">
            <text:p><text:s/>32.547 </text:p>
          </table:table-cell>
          <table:table-cell table:style-name="ce13" office:value-type="float" office:value="36317.2083804647" calcext:value-type="float">
            <text:p><text:s/>36.317 </text:p>
          </table:table-cell>
          <table:table-cell table:style-name="ce13" office:value-type="float" office:value="41036.9609942665" calcext:value-type="float">
            <text:p><text:s/>41.037 </text:p>
          </table:table-cell>
          <table:table-cell table:style-name="ce13" office:value-type="float" office:value="47726.5490734519" calcext:value-type="float">
            <text:p><text:s/>47.727 </text:p>
          </table:table-cell>
          <table:table-cell table:style-name="ce13" office:value-type="float" office:value="51752.1317450216" calcext:value-type="float">
            <text:p><text:s/>51.752 </text:p>
          </table:table-cell>
          <table:table-cell table:style-name="ce13" office:value-type="float" office:value="55692.1519807454" calcext:value-type="float">
            <text:p><text:s/>55.692 </text:p>
          </table:table-cell>
          <table:table-cell table:style-name="ce13" office:value-type="float" office:value="58164.3807639472" calcext:value-type="float">
            <text:p><text:s/>58.164 </text:p>
          </table:table-cell>
          <table:table-cell table:style-name="ce13" office:value-type="float" office:value="60443.2161347685" calcext:value-type="float">
            <text:p><text:s/>60.443 </text:p>
          </table:table-cell>
          <table:table-cell table:style-name="ce13" office:value-type="float" office:value="63750.6970307859" calcext:value-type="float">
            <text:p><text:s/>63.751 </text:p>
          </table:table-cell>
          <table:table-cell table:style-name="ce13" office:value-type="float" office:value="61936.7562213662" calcext:value-type="float">
            <text:p><text:s/>61.937 </text:p>
          </table:table-cell>
          <table:table-cell table:style-name="ce13" office:value-type="float" office:value="69026.8167371387" calcext:value-type="float">
            <text:p><text:s/>69.027 </text:p>
          </table:table-cell>
          <table:table-cell table:style-name="ce14" office:value-type="percentage" office:value="0.360647127700989" calcext:value-type="percentage">
            <text:p>36,1%</text:p>
          </table:table-cell>
          <table:table-cell table:style-name="ce15" office:value-type="percentage" office:value="0.36286421627896" calcext:value-type="percentage">
            <text:p>36,3%</text:p>
          </table:table-cell>
          <table:table-cell table:style-name="ce15" office:value-type="percentage" office:value="0.374505547092025" calcext:value-type="percentage">
            <text:p>37,5%</text:p>
          </table:table-cell>
          <table:table-cell table:style-name="ce15" office:value-type="percentage" office:value="0.376359657369221" calcext:value-type="percentage">
            <text:p>37,6%</text:p>
          </table:table-cell>
          <table:table-cell table:style-name="ce15" office:value-type="percentage" office:value="0.378618453278499" calcext:value-type="percentage">
            <text:p>37,9%</text:p>
          </table:table-cell>
          <table:table-cell table:style-name="ce15" office:value-type="percentage" office:value="0.396173863242161" calcext:value-type="percentage">
            <text:p>39,6%</text:p>
          </table:table-cell>
          <table:table-cell table:style-name="ce15" office:value-type="percentage" office:value="0.402334473576357" calcext:value-type="percentage">
            <text:p>40,2%</text:p>
          </table:table-cell>
          <table:table-cell table:style-name="ce15" office:value-type="percentage" office:value="0.393211043704715" calcext:value-type="percentage">
            <text:p>39,3%</text:p>
          </table:table-cell>
          <table:table-cell table:style-name="ce15" office:value-type="percentage" office:value="0.387695531074614" calcext:value-type="percentage">
            <text:p>38,8%</text:p>
          </table:table-cell>
          <table:table-cell table:style-name="ce15" office:value-type="percentage" office:value="0.389732963568819" calcext:value-type="percentage">
            <text:p>39,0%</text:p>
          </table:table-cell>
          <table:table-cell table:style-name="ce15" office:value-type="percentage" office:value="0.371068678816229" calcext:value-type="percentage">
            <text:p>37,1%</text:p>
          </table:table-cell>
          <table:table-cell table:style-name="ce54" office:value-type="percentage" office:value="0.354192919032775" calcext:value-type="percentage">
            <text:p>35,4%</text:p>
          </table:table-cell>
          <table:table-cell table:style-name="ce15" office:value-type="percentage" office:value="0.0224009586412883" calcext:value-type="percentage">
            <text:p>2,2%</text:p>
          </table:table-cell>
          <table:table-cell table:style-name="ce15" office:value-type="percentage" office:value="0.0223900488648552" calcext:value-type="percentage">
            <text:p>2,2%</text:p>
          </table:table-cell>
          <table:table-cell table:style-name="ce15" office:value-type="percentage" office:value="0.0223218118323699" calcext:value-type="percentage">
            <text:p>2,2%</text:p>
          </table:table-cell>
          <table:table-cell table:style-name="ce15" office:value-type="percentage" office:value="0.0225204345241583" calcext:value-type="percentage">
            <text:p>2,3%</text:p>
          </table:table-cell>
          <table:table-cell table:style-name="ce15" office:value-type="percentage" office:value="0.0238583954948473" calcext:value-type="percentage">
            <text:p>2,4%</text:p>
          </table:table-cell>
          <table:table-cell table:style-name="ce15" office:value-type="percentage" office:value="0.0243327834170668" calcext:value-type="percentage">
            <text:p>2,4%</text:p>
          </table:table-cell>
          <table:table-cell table:style-name="ce15" office:value-type="percentage" office:value="0.0249819906861665" calcext:value-type="percentage">
            <text:p>2,5%</text:p>
          </table:table-cell>
          <table:table-cell table:style-name="ce15" office:value-type="percentage" office:value="0.0251537418622777" calcext:value-type="percentage">
            <text:p>2,5%</text:p>
          </table:table-cell>
          <table:table-cell table:style-name="ce15" office:value-type="percentage" office:value="0.0249528407053007" calcext:value-type="percentage">
            <text:p>2,5%</text:p>
          </table:table-cell>
          <table:table-cell table:style-name="ce15" office:value-type="percentage" office:value="0.0251017335681068" calcext:value-type="percentage">
            <text:p>2,5%</text:p>
          </table:table-cell>
          <table:table-cell table:style-name="ce15" office:value-type="percentage" office:value="0.0244619708681793" calcext:value-type="percentage">
            <text:p>2,4%</text:p>
          </table:table-cell>
          <table:table-cell table:style-name="ce15" office:value-type="percentage" office:value="0.0246964118022803" calcext:value-type="percentage">
            <text:p>2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7327.24298708613" calcext:value-type="float">
            <text:p><text:s/>7.327 </text:p>
          </table:table-cell>
          <table:table-cell table:style-name="ce13" office:value-type="float" office:value="8399.33524578839" calcext:value-type="float">
            <text:p><text:s/>8.399 </text:p>
          </table:table-cell>
          <table:table-cell table:style-name="ce13" office:value-type="float" office:value="9165.7136974557" calcext:value-type="float">
            <text:p><text:s/>9.166 </text:p>
          </table:table-cell>
          <table:table-cell table:style-name="ce13" office:value-type="float" office:value="10416.4712688015" calcext:value-type="float">
            <text:p><text:s/>10.416 </text:p>
          </table:table-cell>
          <table:table-cell table:style-name="ce13" office:value-type="float" office:value="11884.6814172339" calcext:value-type="float">
            <text:p><text:s/>11.885 </text:p>
          </table:table-cell>
          <table:table-cell table:style-name="ce13" office:value-type="float" office:value="12880.983951593" calcext:value-type="float">
            <text:p><text:s/>12.881 </text:p>
          </table:table-cell>
          <table:table-cell table:style-name="ce13" office:value-type="float" office:value="13789.4060771115" calcext:value-type="float">
            <text:p><text:s/>13.789 </text:p>
          </table:table-cell>
          <table:table-cell table:style-name="ce13" office:value-type="float" office:value="14811.0898474525" calcext:value-type="float">
            <text:p><text:s/>14.811 </text:p>
          </table:table-cell>
          <table:table-cell table:style-name="ce13" office:value-type="float" office:value="15474.2385495412" calcext:value-type="float">
            <text:p><text:s/>15.474 </text:p>
          </table:table-cell>
          <table:table-cell table:style-name="ce13" office:value-type="float" office:value="16624.9979334695" calcext:value-type="float">
            <text:p><text:s/>16.625 </text:p>
          </table:table-cell>
          <table:table-cell table:style-name="ce13" office:value-type="float" office:value="16017.1210755873" calcext:value-type="float">
            <text:p><text:s/>16.017 </text:p>
          </table:table-cell>
          <table:table-cell table:style-name="ce13" office:value-type="float" office:value="17919.8658065346" calcext:value-type="float">
            <text:p><text:s/>17.920 </text:p>
          </table:table-cell>
          <table:table-cell table:style-name="ce14" office:value-type="percentage" office:value="0.092356752879649" calcext:value-type="percentage">
            <text:p>9,2%</text:p>
          </table:table-cell>
          <table:table-cell table:style-name="ce15" office:value-type="percentage" office:value="0.0936424290166646" calcext:value-type="percentage">
            <text:p>9,4%</text:p>
          </table:table-cell>
          <table:table-cell table:style-name="ce15" office:value-type="percentage" office:value="0.0945174691510966" calcext:value-type="percentage">
            <text:p>9,5%</text:p>
          </table:table-cell>
          <table:table-cell table:style-name="ce15" office:value-type="percentage" office:value="0.0955319171483049" calcext:value-type="percentage">
            <text:p>9,6%</text:p>
          </table:table-cell>
          <table:table-cell table:style-name="ce15" office:value-type="percentage" office:value="0.0942821088735245" calcext:value-type="percentage">
            <text:p>9,4%</text:p>
          </table:table-cell>
          <table:table-cell table:style-name="ce15" office:value-type="percentage" office:value="0.0986067433821946" calcext:value-type="percentage">
            <text:p>9,9%</text:p>
          </table:table-cell>
          <table:table-cell table:style-name="ce15" office:value-type="percentage" office:value="0.0996182269430598" calcext:value-type="percentage">
            <text:p>10,0%</text:p>
          </table:table-cell>
          <table:table-cell table:style-name="ce15" office:value-type="percentage" office:value="0.100128016852042" calcext:value-type="percentage">
            <text:p>10,0%</text:p>
          </table:table-cell>
          <table:table-cell table:style-name="ce15" office:value-type="percentage" office:value="0.0992550283734602" calcext:value-type="percentage">
            <text:p>9,9%</text:p>
          </table:table-cell>
          <table:table-cell table:style-name="ce15" office:value-type="percentage" office:value="0.101635119547126" calcext:value-type="percentage">
            <text:p>10,2%</text:p>
          </table:table-cell>
          <table:table-cell table:style-name="ce15" office:value-type="percentage" office:value="0.095960013383902" calcext:value-type="percentage">
            <text:p>9,6%</text:p>
          </table:table-cell>
          <table:table-cell table:style-name="ce54" office:value-type="percentage" office:value="0.0919510688557824" calcext:value-type="percentage">
            <text:p>9,2%</text:p>
          </table:table-cell>
          <table:table-cell table:style-name="ce15" office:value-type="percentage" office:value="0.0214935040175008" calcext:value-type="percentage">
            <text:p>2,1%</text:p>
          </table:table-cell>
          <table:table-cell table:style-name="ce15" office:value-type="percentage" office:value="0.021365504305969" calcext:value-type="percentage">
            <text:p>2,1%</text:p>
          </table:table-cell>
          <table:table-cell table:style-name="ce15" office:value-type="percentage" office:value="0.0212232673586689" calcext:value-type="percentage">
            <text:p>2,1%</text:p>
          </table:table-cell>
          <table:table-cell table:style-name="ce15" office:value-type="percentage" office:value="0.0215437572647978" calcext:value-type="percentage">
            <text:p>2,2%</text:p>
          </table:table-cell>
          <table:table-cell table:style-name="ce15" office:value-type="percentage" office:value="0.0230788438271591" calcext:value-type="percentage">
            <text:p>2,3%</text:p>
          </table:table-cell>
          <table:table-cell table:style-name="ce15" office:value-type="percentage" office:value="0.023627376225472" calcext:value-type="percentage">
            <text:p>2,4%</text:p>
          </table:table-cell>
          <table:table-cell table:style-name="ce15" office:value-type="percentage" office:value="0.0240592348120394" calcext:value-type="percentage">
            <text:p>2,4%</text:p>
          </table:table-cell>
          <table:table-cell table:style-name="ce15" office:value-type="percentage" office:value="0.0243530552490086" calcext:value-type="percentage">
            <text:p>2,4%</text:p>
          </table:table-cell>
          <table:table-cell table:style-name="ce15" office:value-type="percentage" office:value="0.0244275441801826" calcext:value-type="percentage">
            <text:p>2,4%</text:p>
          </table:table-cell>
          <table:table-cell table:style-name="ce15" office:value-type="percentage" office:value="0.0245211160884641" calcext:value-type="percentage">
            <text:p>2,5%</text:p>
          </table:table-cell>
          <table:table-cell table:style-name="ce15" office:value-type="percentage" office:value="0.0242543271554757" calcext:value-type="percentage">
            <text:p>2,4%</text:p>
          </table:table-cell>
          <table:table-cell table:style-name="ce15" office:value-type="percentage" office:value="0.0242280179203966" calcext:value-type="percentage">
            <text:p>2,4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10842.1118310414" calcext:value-type="float">
            <text:p><text:s/>10.842 </text:p>
          </table:table-cell>
          <table:table-cell table:style-name="ce19" office:value-type="float" office:value="11912.8842159748" calcext:value-type="float">
            <text:p><text:s/>11.913 </text:p>
          </table:table-cell>
          <table:table-cell table:style-name="ce19" office:value-type="float" office:value="13584.5323220774" calcext:value-type="float">
            <text:p><text:s/>13.585 </text:p>
          </table:table-cell>
          <table:table-cell table:style-name="ce19" office:value-type="float" office:value="14935.5572335994" calcext:value-type="float">
            <text:p><text:s/>14.936 </text:p>
          </table:table-cell>
          <table:table-cell table:style-name="ce19" office:value-type="float" office:value="16191.4094918338" calcext:value-type="float">
            <text:p><text:s/>16.191 </text:p>
          </table:table-cell>
          <table:table-cell table:style-name="ce19" office:value-type="float" office:value="16998.9502872522" calcext:value-type="float">
            <text:p><text:s/>16.999 </text:p>
          </table:table-cell>
          <table:table-cell table:style-name="ce19" office:value-type="float" office:value="17743.9610451374" calcext:value-type="float">
            <text:p><text:s/>17.744 </text:p>
          </table:table-cell>
          <table:table-cell table:style-name="ce19" office:value-type="float" office:value="18974.9584536895" calcext:value-type="float">
            <text:p><text:s/>18.975 </text:p>
          </table:table-cell>
          <table:table-cell table:style-name="ce19" office:value-type="float" office:value="20215.3630821067" calcext:value-type="float">
            <text:p><text:s/>20.215 </text:p>
          </table:table-cell>
          <table:table-cell table:style-name="ce19" office:value-type="float" office:value="22051.2999150839" calcext:value-type="float">
            <text:p><text:s/>22.051 </text:p>
          </table:table-cell>
          <table:table-cell table:style-name="ce19" office:value-type="float" office:value="22250.3523401374" calcext:value-type="float">
            <text:p><text:s/>22.250 </text:p>
          </table:table-cell>
          <table:table-cell table:style-name="ce19" office:value-type="float" office:value="29574.6545383043" calcext:value-type="float">
            <text:p><text:s/>29.575 </text:p>
          </table:table-cell>
          <table:table-cell table:style-name="ce20" office:value-type="percentage" office:value="0.136660166018491" calcext:value-type="percentage">
            <text:p>13,7%</text:p>
          </table:table-cell>
          <table:table-cell table:style-name="ce21" office:value-type="percentage" office:value="0.13281425040601" calcext:value-type="percentage">
            <text:p>13,3%</text:p>
          </table:table-cell>
          <table:table-cell table:style-name="ce21" office:value-type="percentage" office:value="0.140084630293487" calcext:value-type="percentage">
            <text:p>14,0%</text:p>
          </table:table-cell>
          <table:table-cell table:style-name="ce21" office:value-type="percentage" office:value="0.136977521406647" calcext:value-type="percentage">
            <text:p>13,7%</text:p>
          </table:table-cell>
          <table:table-cell table:style-name="ce21" office:value-type="percentage" office:value="0.128447720130827" calcext:value-type="percentage">
            <text:p>12,8%</text:p>
          </table:table-cell>
          <table:table-cell table:style-name="ce21" office:value-type="percentage" office:value="0.130130674414392" calcext:value-type="percentage">
            <text:p>13,0%</text:p>
          </table:table-cell>
          <table:table-cell table:style-name="ce21" office:value-type="percentage" office:value="0.128186952242803" calcext:value-type="percentage">
            <text:p>12,8%</text:p>
          </table:table-cell>
          <table:table-cell table:style-name="ce21" office:value-type="percentage" office:value="0.128277188200611" calcext:value-type="percentage">
            <text:p>12,8%</text:p>
          </table:table-cell>
          <table:table-cell table:style-name="ce21" office:value-type="percentage" office:value="0.12966560066077" calcext:value-type="percentage">
            <text:p>13,0%</text:p>
          </table:table-cell>
          <table:table-cell table:style-name="ce21" office:value-type="percentage" office:value="0.134808227466129" calcext:value-type="percentage">
            <text:p>13,5%</text:p>
          </table:table-cell>
          <table:table-cell table:style-name="ce21" office:value-type="percentage" office:value="0.133303862677945" calcext:value-type="percentage">
            <text:p>13,3%</text:p>
          </table:table-cell>
          <table:table-cell table:style-name="ce55" office:value-type="percentage" office:value="0.151754545776003" calcext:value-type="percentage">
            <text:p>15,2%</text:p>
          </table:table-cell>
          <table:table-cell table:style-name="ce21" office:value-type="percentage" office:value="0.017322573005123" calcext:value-type="percentage">
            <text:p>1,7%</text:p>
          </table:table-cell>
          <table:table-cell table:style-name="ce21" office:value-type="percentage" office:value="0.017083322648887" calcext:value-type="percentage">
            <text:p>1,7%</text:p>
          </table:table-cell>
          <table:table-cell table:style-name="ce21" office:value-type="percentage" office:value="0.0177458671960923" calcext:value-type="percentage">
            <text:p>1,8%</text:p>
          </table:table-cell>
          <table:table-cell table:style-name="ce21" office:value-type="percentage" office:value="0.0180401833733435" calcext:value-type="percentage">
            <text:p>1,8%</text:p>
          </table:table-cell>
          <table:table-cell table:style-name="ce21" office:value-type="percentage" office:value="0.018776071264647" calcext:value-type="percentage">
            <text:p>1,9%</text:p>
          </table:table-cell>
          <table:table-cell table:style-name="ce21" office:value-type="percentage" office:value="0.0189100994924574" calcext:value-type="percentage">
            <text:p>1,9%</text:p>
          </table:table-cell>
          <table:table-cell table:style-name="ce21" office:value-type="percentage" office:value="0.0194909334063484" calcext:value-type="percentage">
            <text:p>1,9%</text:p>
          </table:table-cell>
          <table:table-cell table:style-name="ce21" office:value-type="percentage" office:value="0.0192954755988621" calcext:value-type="percentage">
            <text:p>1,9%</text:p>
          </table:table-cell>
          <table:table-cell table:style-name="ce21" office:value-type="percentage" office:value="0.0187673146206097" calcext:value-type="percentage">
            <text:p>1,9%</text:p>
          </table:table-cell>
          <table:table-cell table:style-name="ce21" office:value-type="percentage" office:value="0.0196270107956294" calcext:value-type="percentage">
            <text:p>2,0%</text:p>
          </table:table-cell>
          <table:table-cell table:style-name="ce21" office:value-type="percentage" office:value="0.0202082849387681" calcext:value-type="percentage">
            <text:p>2,0%</text:p>
          </table:table-cell>
          <table:table-cell table:style-name="ce21" office:value-type="percentage" office:value="0.0211382666335294" calcext:value-type="percentage">
            <text:p>2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10157.9197299308" calcext:value-type="float">
            <text:p><text:s/>10.158 </text:p>
          </table:table-cell>
          <table:table-cell table:style-name="ce13" office:value-type="float" office:value="11348.4114156806" calcext:value-type="float">
            <text:p><text:s/>11.348 </text:p>
          </table:table-cell>
          <table:table-cell table:style-name="ce13" office:value-type="float" office:value="12897.3561400648" calcext:value-type="float">
            <text:p><text:s/>12.897 </text:p>
          </table:table-cell>
          <table:table-cell table:style-name="ce13" office:value-type="float" office:value="14166.6585068251" calcext:value-type="float">
            <text:p><text:s/>14.167 </text:p>
          </table:table-cell>
          <table:table-cell table:style-name="ce13" office:value-type="float" office:value="15275.6809744305" calcext:value-type="float">
            <text:p><text:s/>15.276 </text:p>
          </table:table-cell>
          <table:table-cell table:style-name="ce13" office:value-type="float" office:value="15986.3785408837" calcext:value-type="float">
            <text:p><text:s/>15.986 </text:p>
          </table:table-cell>
          <table:table-cell table:style-name="ce13" office:value-type="float" office:value="16622.3173661258" calcext:value-type="float">
            <text:p><text:s/>16.622 </text:p>
          </table:table-cell>
          <table:table-cell table:style-name="ce13" office:value-type="float" office:value="17811.5178183789" calcext:value-type="float">
            <text:p><text:s/>17.812 </text:p>
          </table:table-cell>
          <table:table-cell table:style-name="ce13" office:value-type="float" office:value="18799.3017950773" calcext:value-type="float">
            <text:p><text:s/>18.799 </text:p>
          </table:table-cell>
          <table:table-cell table:style-name="ce13" office:value-type="float" office:value="20447.0894500922" calcext:value-type="float">
            <text:p><text:s/>20.447 </text:p>
          </table:table-cell>
          <table:table-cell table:style-name="ce13" office:value-type="float" office:value="20755.7392024797" calcext:value-type="float">
            <text:p><text:s/>20.756 </text:p>
          </table:table-cell>
          <table:table-cell table:style-name="ce13" office:value-type="float" office:value="27827.9102488315" calcext:value-type="float">
            <text:p><text:s/>27.828 </text:p>
          </table:table-cell>
          <table:table-cell table:style-name="ce14" office:value-type="percentage" office:value="0.128036218250435" calcext:value-type="percentage">
            <text:p>12,8%</text:p>
          </table:table-cell>
          <table:table-cell table:style-name="ce15" office:value-type="percentage" office:value="0.126521061411096" calcext:value-type="percentage">
            <text:p>12,7%</text:p>
          </table:table-cell>
          <table:table-cell table:style-name="ce15" office:value-type="percentage" office:value="0.132998422309184" calcext:value-type="percentage">
            <text:p>13,3%</text:p>
          </table:table-cell>
          <table:table-cell table:style-name="ce15" office:value-type="percentage" office:value="0.129925769660194" calcext:value-type="percentage">
            <text:p>13,0%</text:p>
          </table:table-cell>
          <table:table-cell table:style-name="ce15" office:value-type="percentage" office:value="0.121183174052947" calcext:value-type="percentage">
            <text:p>12,1%</text:p>
          </table:table-cell>
          <table:table-cell table:style-name="ce15" office:value-type="percentage" office:value="0.12237921670546" calcext:value-type="percentage">
            <text:p>12,2%</text:p>
          </table:table-cell>
          <table:table-cell table:style-name="ce15" office:value-type="percentage" office:value="0.120083908939836" calcext:value-type="percentage">
            <text:p>12,0%</text:p>
          </table:table-cell>
          <table:table-cell table:style-name="ce15" office:value-type="percentage" office:value="0.120411932858934" calcext:value-type="percentage">
            <text:p>12,0%</text:p>
          </table:table-cell>
          <table:table-cell table:style-name="ce15" office:value-type="percentage" office:value="0.12058268502827" calcext:value-type="percentage">
            <text:p>12,1%</text:p>
          </table:table-cell>
          <table:table-cell table:style-name="ce15" office:value-type="percentage" office:value="0.125001060990641" calcext:value-type="percentage">
            <text:p>12,5%</text:p>
          </table:table-cell>
          <table:table-cell table:style-name="ce15" office:value-type="percentage" office:value="0.124349500903657" calcext:value-type="percentage">
            <text:p>12,4%</text:p>
          </table:table-cell>
          <table:table-cell table:style-name="ce54" office:value-type="percentage" office:value="0.142791587784644" calcext:value-type="percentage">
            <text:p>14,3%</text:p>
          </table:table-cell>
          <table:table-cell table:style-name="ce15" office:value-type="percentage" office:value="0.017423323785016" calcext:value-type="percentage">
            <text:p>1,7%</text:p>
          </table:table-cell>
          <table:table-cell table:style-name="ce15" office:value-type="percentage" office:value="0.0173014912095825" calcext:value-type="percentage">
            <text:p>1,7%</text:p>
          </table:table-cell>
          <table:table-cell table:style-name="ce15" office:value-type="percentage" office:value="0.0179005388473643" calcext:value-type="percentage">
            <text:p>1,8%</text:p>
          </table:table-cell>
          <table:table-cell table:style-name="ce15" office:value-type="percentage" office:value="0.0182123743459916" calcext:value-type="percentage">
            <text:p>1,8%</text:p>
          </table:table-cell>
          <table:table-cell table:style-name="ce15" office:value-type="percentage" office:value="0.018947314740585" calcext:value-type="percentage">
            <text:p>1,9%</text:p>
          </table:table-cell>
          <table:table-cell table:style-name="ce15" office:value-type="percentage" office:value="0.0190271898613923" calcext:value-type="percentage">
            <text:p>1,9%</text:p>
          </table:table-cell>
          <table:table-cell table:style-name="ce15" office:value-type="percentage" office:value="0.0195670393924538" calcext:value-type="percentage">
            <text:p>2,0%</text:p>
          </table:table-cell>
          <table:table-cell table:style-name="ce15" office:value-type="percentage" office:value="0.0194969726095572" calcext:value-type="percentage">
            <text:p>1,9%</text:p>
          </table:table-cell>
          <table:table-cell table:style-name="ce15" office:value-type="percentage" office:value="0.0189319961561357" calcext:value-type="percentage">
            <text:p>1,9%</text:p>
          </table:table-cell>
          <table:table-cell table:style-name="ce15" office:value-type="percentage" office:value="0.0198044930636558" calcext:value-type="percentage">
            <text:p>2,0%</text:p>
          </table:table-cell>
          <table:table-cell table:style-name="ce15" office:value-type="percentage" office:value="0.0204558563483902" calcext:value-type="percentage">
            <text:p>2,0%</text:p>
          </table:table-cell>
          <table:table-cell table:style-name="ce15" office:value-type="percentage" office:value="0.021436706317279" calcext:value-type="percentage">
            <text:p>2,1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684.19210111064" calcext:value-type="float">
            <text:p><text:s/>684 </text:p>
          </table:table-cell>
          <table:table-cell table:style-name="ce13" office:value-type="float" office:value="564.472800294262" calcext:value-type="float">
            <text:p><text:s/>564 </text:p>
          </table:table-cell>
          <table:table-cell table:style-name="ce13" office:value-type="float" office:value="687.176182012605" calcext:value-type="float">
            <text:p><text:s/>687 </text:p>
          </table:table-cell>
          <table:table-cell table:style-name="ce13" office:value-type="float" office:value="768.898726774367" calcext:value-type="float">
            <text:p><text:s/>769 </text:p>
          </table:table-cell>
          <table:table-cell table:style-name="ce13" office:value-type="float" office:value="915.728517403367" calcext:value-type="float">
            <text:p><text:s/>916 </text:p>
          </table:table-cell>
          <table:table-cell table:style-name="ce13" office:value-type="float" office:value="1012.57174636843" calcext:value-type="float">
            <text:p><text:s/>1.013 </text:p>
          </table:table-cell>
          <table:table-cell table:style-name="ce13" office:value-type="float" office:value="1121.64367901158" calcext:value-type="float">
            <text:p><text:s/>1.122 </text:p>
          </table:table-cell>
          <table:table-cell table:style-name="ce13" office:value-type="float" office:value="1163.44063531063" calcext:value-type="float">
            <text:p><text:s/>1.163 </text:p>
          </table:table-cell>
          <table:table-cell table:style-name="ce13" office:value-type="float" office:value="1416.06128702938" calcext:value-type="float">
            <text:p><text:s/>1.416 </text:p>
          </table:table-cell>
          <table:table-cell table:style-name="ce13" office:value-type="float" office:value="1604.2104649917" calcext:value-type="float">
            <text:p><text:s/>1.604 </text:p>
          </table:table-cell>
          <table:table-cell table:style-name="ce13" office:value-type="float" office:value="1494.61313765765" calcext:value-type="float">
            <text:p><text:s/>1.495 </text:p>
          </table:table-cell>
          <table:table-cell table:style-name="ce13" office:value-type="float" office:value="1746.74428947275" calcext:value-type="float">
            <text:p><text:s/>1.747 </text:p>
          </table:table-cell>
          <table:table-cell table:style-name="ce14" office:value-type="percentage" office:value="0.0086239477680557" calcext:value-type="percentage">
            <text:p>0,9%</text:p>
          </table:table-cell>
          <table:table-cell table:style-name="ce15" office:value-type="percentage" office:value="0.00629318899491454" calcext:value-type="percentage">
            <text:p>0,6%</text:p>
          </table:table-cell>
          <table:table-cell table:style-name="ce15" office:value-type="percentage" office:value="0.00708620798430286" calcext:value-type="percentage">
            <text:p>0,7%</text:p>
          </table:table-cell>
          <table:table-cell table:style-name="ce15" office:value-type="percentage" office:value="0.00705175174645273" calcext:value-type="percentage">
            <text:p>0,7%</text:p>
          </table:table-cell>
          <table:table-cell table:style-name="ce15" office:value-type="percentage" office:value="0.00726454607787965" calcext:value-type="percentage">
            <text:p>0,7%</text:p>
          </table:table-cell>
          <table:table-cell table:style-name="ce15" office:value-type="percentage" office:value="0.00775145770893256" calcext:value-type="percentage">
            <text:p>0,8%</text:p>
          </table:table-cell>
          <table:table-cell table:style-name="ce15" office:value-type="percentage" office:value="0.00810304330296651" calcext:value-type="percentage">
            <text:p>0,8%</text:p>
          </table:table-cell>
          <table:table-cell table:style-name="ce15" office:value-type="percentage" office:value="0.00786525534167701" calcext:value-type="percentage">
            <text:p>0,8%</text:p>
          </table:table-cell>
          <table:table-cell table:style-name="ce15" office:value-type="percentage" office:value="0.00908291563249986" calcext:value-type="percentage">
            <text:p>0,9%</text:p>
          </table:table-cell>
          <table:table-cell table:style-name="ce15" office:value-type="percentage" office:value="0.00980716647548817" calcext:value-type="percentage">
            <text:p>1,0%</text:p>
          </table:table-cell>
          <table:table-cell table:style-name="ce15" office:value-type="percentage" office:value="0.00895436177428814" calcext:value-type="percentage">
            <text:p>0,9%</text:p>
          </table:table-cell>
          <table:table-cell table:style-name="ce54" office:value-type="percentage" office:value="0.0089629579913586" calcext:value-type="percentage">
            <text:p>0,9%</text:p>
          </table:table-cell>
          <table:table-cell table:style-name="ce15" office:value-type="percentage" office:value="0.0159529962019828" calcext:value-type="percentage">
            <text:p>1,6%</text:p>
          </table:table-cell>
          <table:table-cell table:style-name="ce15" office:value-type="percentage" office:value="0.0136283541440948" calcext:value-type="percentage">
            <text:p>1,4%</text:p>
          </table:table-cell>
          <table:table-cell table:style-name="ce15" office:value-type="percentage" office:value="0.0152695638515789" calcext:value-type="percentage">
            <text:p>1,5%</text:p>
          </table:table-cell>
          <table:table-cell table:style-name="ce15" office:value-type="percentage" office:value="0.0153638398028687" calcext:value-type="percentage">
            <text:p>1,5%</text:p>
          </table:table-cell>
          <table:table-cell table:style-name="ce15" office:value-type="percentage" office:value="0.0163161662996823" calcext:value-type="percentage">
            <text:p>1,6%</text:p>
          </table:table-cell>
          <table:table-cell table:style-name="ce15" office:value-type="percentage" office:value="0.0172355571391586" calcext:value-type="percentage">
            <text:p>1,7%</text:p>
          </table:table-cell>
          <table:table-cell table:style-name="ce15" office:value-type="percentage" office:value="0.0184286882066834" calcext:value-type="percentage">
            <text:p>1,8%</text:p>
          </table:table-cell>
          <table:table-cell table:style-name="ce15" office:value-type="percentage" office:value="0.0166596115944589" calcext:value-type="percentage">
            <text:p>1,7%</text:p>
          </table:table-cell>
          <table:table-cell table:style-name="ce15" office:value-type="percentage" office:value="0.0168244239075811" calcext:value-type="percentage">
            <text:p>1,7%</text:p>
          </table:table-cell>
          <table:table-cell table:style-name="ce15" office:value-type="percentage" office:value="0.0176149429016009" calcext:value-type="percentage">
            <text:p>1,8%</text:p>
          </table:table-cell>
          <table:table-cell table:style-name="ce15" office:value-type="percentage" office:value="0.0173005653095537" calcext:value-type="percentage">
            <text:p>1,7%</text:p>
          </table:table-cell>
          <table:table-cell table:style-name="ce15" office:value-type="percentage" office:value="0.0173010072054114" calcext:value-type="percentage">
            <text:p>1,7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32554.5360047879" calcext:value-type="float">
            <text:p><text:s/>32.555 </text:p>
          </table:table-cell>
          <table:table-cell table:style-name="ce19" office:value-type="float" office:value="36836.2024742887" calcext:value-type="float">
            <text:p><text:s/>36.836 </text:p>
          </table:table-cell>
          <table:table-cell table:style-name="ce19" office:value-type="float" office:value="37906.2984922141" calcext:value-type="float">
            <text:p><text:s/>37.906 </text:p>
          </table:table-cell>
          <table:table-cell table:style-name="ce19" office:value-type="float" office:value="42647.5668683732" calcext:value-type="float">
            <text:p><text:s/>42.648 </text:p>
          </table:table-cell>
          <table:table-cell table:style-name="ce19" office:value-type="float" office:value="50251.8316370818" calcext:value-type="float">
            <text:p><text:s/>50.252 </text:p>
          </table:table-cell>
          <table:table-cell table:style-name="ce19" office:value-type="float" office:value="48997.7825414716" calcext:value-type="float">
            <text:p><text:s/>48.998 </text:p>
          </table:table-cell>
          <table:table-cell table:style-name="ce19" office:value-type="float" office:value="51197.0015567371" calcext:value-type="float">
            <text:p><text:s/>51.197 </text:p>
          </table:table-cell>
          <table:table-cell table:style-name="ce19" office:value-type="float" office:value="55971.1049181379" calcext:value-type="float">
            <text:p><text:s/>55.971 </text:p>
          </table:table-cell>
          <table:table-cell table:style-name="ce19" office:value-type="float" office:value="59771.0069881069" calcext:value-type="float">
            <text:p><text:s/>59.771 </text:p>
          </table:table-cell>
          <table:table-cell table:style-name="ce19" office:value-type="float" office:value="61148.332306268" calcext:value-type="float">
            <text:p><text:s/>61.148 </text:p>
          </table:table-cell>
          <table:table-cell table:style-name="ce19" office:value-type="float" office:value="66710.3060196364" calcext:value-type="float">
            <text:p><text:s/>66.710 </text:p>
          </table:table-cell>
          <table:table-cell table:style-name="ce19" office:value-type="float" office:value="78363.4644709055" calcext:value-type="float">
            <text:p><text:s/>78.363 </text:p>
          </table:table-cell>
          <table:table-cell table:style-name="ce20" office:value-type="percentage" office:value="0.410335953400871" calcext:value-type="percentage">
            <text:p>41,0%</text:p>
          </table:table-cell>
          <table:table-cell table:style-name="ce21" office:value-type="percentage" office:value="0.410679104298365" calcext:value-type="percentage">
            <text:p>41,1%</text:p>
          </table:table-cell>
          <table:table-cell table:style-name="ce21" office:value-type="percentage" office:value="0.390892353463392" calcext:value-type="percentage">
            <text:p>39,1%</text:p>
          </table:table-cell>
          <table:table-cell table:style-name="ce21" office:value-type="percentage" office:value="0.391130904075827" calcext:value-type="percentage">
            <text:p>39,1%</text:p>
          </table:table-cell>
          <table:table-cell table:style-name="ce21" office:value-type="percentage" office:value="0.39865171771715" calcext:value-type="percentage">
            <text:p>39,9%</text:p>
          </table:table-cell>
          <table:table-cell table:style-name="ce21" office:value-type="percentage" office:value="0.375088718961252" calcext:value-type="percentage">
            <text:p>37,5%</text:p>
          </table:table-cell>
          <table:table-cell table:style-name="ce21" office:value-type="percentage" office:value="0.369860347237781" calcext:value-type="percentage">
            <text:p>37,0%</text:p>
          </table:table-cell>
          <table:table-cell table:style-name="ce21" office:value-type="percentage" office:value="0.378383751242631" calcext:value-type="percentage">
            <text:p>37,8%</text:p>
          </table:table-cell>
          <table:table-cell table:style-name="ce21" office:value-type="percentage" office:value="0.383383839891155" calcext:value-type="percentage">
            <text:p>38,3%</text:p>
          </table:table-cell>
          <table:table-cell table:style-name="ce21" office:value-type="percentage" office:value="0.373823689417925" calcext:value-type="percentage">
            <text:p>37,4%</text:p>
          </table:table-cell>
          <table:table-cell table:style-name="ce21" office:value-type="percentage" office:value="0.399667445121924" calcext:value-type="percentage">
            <text:p>40,0%</text:p>
          </table:table-cell>
          <table:table-cell table:style-name="ce55" office:value-type="percentage" office:value="0.40210146633544" calcext:value-type="percentage">
            <text:p>40,2%</text:p>
          </table:table-cell>
          <table:table-cell table:style-name="ce21" office:value-type="percentage" office:value="0.0198290227236274" calcext:value-type="percentage">
            <text:p>2,0%</text:p>
          </table:table-cell>
          <table:table-cell table:style-name="ce21" office:value-type="percentage" office:value="0.0201042332256642" calcext:value-type="percentage">
            <text:p>2,0%</text:p>
          </table:table-cell>
          <table:table-cell table:style-name="ce21" office:value-type="percentage" office:value="0.0190445440128247" calcext:value-type="percentage">
            <text:p>1,9%</text:p>
          </table:table-cell>
          <table:table-cell table:style-name="ce21" office:value-type="percentage" office:value="0.0194028878368901" calcext:value-type="percentage">
            <text:p>1,9%</text:p>
          </table:table-cell>
          <table:table-cell table:style-name="ce21" office:value-type="percentage" office:value="0.0209274419506753" calcext:value-type="percentage">
            <text:p>2,1%</text:p>
          </table:table-cell>
          <table:table-cell table:style-name="ce21" office:value-type="percentage" office:value="0.020206671035961" calcext:value-type="percentage">
            <text:p>2,0%</text:p>
          </table:table-cell>
          <table:table-cell table:style-name="ce21" office:value-type="percentage" office:value="0.0200260359804208" calcext:value-type="percentage">
            <text:p>2,0%</text:p>
          </table:table-cell>
          <table:table-cell table:style-name="ce56" office:value-type="percentage" office:value="0.0208726454103787" calcext:value-type="percentage">
            <text:p>2,1%</text:p>
          </table:table-cell>
          <table:table-cell table:style-name="ce56" office:value-type="percentage" office:value="0.0208173581828243" calcext:value-type="percentage">
            <text:p>2,1%</text:p>
          </table:table-cell>
          <table:table-cell table:style-name="ce56" office:value-type="percentage" office:value="0.020062229814851" calcext:value-type="percentage">
            <text:p>2,0%</text:p>
          </table:table-cell>
          <table:table-cell table:style-name="ce56" office:value-type="percentage" office:value="0.0201164723690427" calcext:value-type="percentage">
            <text:p>2,0%</text:p>
          </table:table-cell>
          <table:table-cell table:style-name="ce56" office:value-type="percentage" office:value="0.0192143183180676" calcext:value-type="percentage">
            <text:p>1,9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79336.2992810534" calcext:value-type="float">
            <text:p><text:s/>79.336 </text:p>
          </table:table-cell>
          <table:table-cell table:style-name="ce27" office:value-type="float" office:value="89695.828418693" calcext:value-type="float">
            <text:p><text:s/>89.696 </text:p>
          </table:table-cell>
          <table:table-cell table:style-name="ce27" office:value-type="float" office:value="96973.7528922119" calcext:value-type="float">
            <text:p><text:s/>96.974 </text:p>
          </table:table-cell>
          <table:table-cell table:style-name="ce27" office:value-type="float" office:value="109036.556365041" calcext:value-type="float">
            <text:p><text:s/>109.037 </text:p>
          </table:table-cell>
          <table:table-cell table:style-name="ce27" office:value-type="float" office:value="126054.471619601" calcext:value-type="float">
            <text:p><text:s/>126.054 </text:p>
          </table:table-cell>
          <table:table-cell table:style-name="ce27" office:value-type="float" office:value="130629.848525338" calcext:value-type="float">
            <text:p><text:s/>130.630 </text:p>
          </table:table-cell>
          <table:table-cell table:style-name="ce27" office:value-type="float" office:value="138422.520659731" calcext:value-type="float">
            <text:p><text:s/>138.423 </text:p>
          </table:table-cell>
          <table:table-cell table:style-name="ce27" office:value-type="float" office:value="147921.533983227" calcext:value-type="float">
            <text:p><text:s/>147.922 </text:p>
          </table:table-cell>
          <table:table-cell table:style-name="ce27" office:value-type="float" office:value="155903.824754523" calcext:value-type="float">
            <text:p><text:s/>155.904 </text:p>
          </table:table-cell>
          <table:table-cell table:style-name="ce27" office:value-type="float" office:value="163575.327185607" calcext:value-type="float">
            <text:p><text:s/>163.575 </text:p>
          </table:table-cell>
          <table:table-cell table:style-name="ce27" office:value-type="float" office:value="166914.535656727" calcext:value-type="float">
            <text:p><text:s/>166.915 </text:p>
          </table:table-cell>
          <table:table-cell table:style-name="ce27" office:value-type="float" office:value="194884.801552883" calcext:value-type="float">
            <text:p><text:s/>194.885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204167326405423" calcext:value-type="percentage">
            <text:p>2,0%</text:p>
          </table:table-cell>
          <table:table-cell table:style-name="ce29" office:value-type="percentage" office:value="0.0204954294251948" calcext:value-type="percentage">
            <text:p>2,0%</text:p>
          </table:table-cell>
          <table:table-cell table:style-name="ce29" office:value-type="percentage" office:value="0.0201409318205294" calcext:value-type="percentage">
            <text:p>2,0%</text:p>
          </table:table-cell>
          <table:table-cell table:style-name="ce29" office:value-type="percentage" office:value="0.0204509281799136" calcext:value-type="percentage">
            <text:p>2,0%</text:p>
          </table:table-cell>
          <table:table-cell table:style-name="ce29" office:value-type="percentage" office:value="0.0218126841347199" calcext:value-type="percentage">
            <text:p>2,2%</text:p>
          </table:table-cell>
          <table:table-cell table:style-name="ce29" office:value-type="percentage" office:value="0.0217869394835637" calcext:value-type="percentage">
            <text:p>2,2%</text:p>
          </table:table-cell>
          <table:table-cell table:style-name="ce29" office:value-type="percentage" office:value="0.0220793234394072" calcext:value-type="percentage">
            <text:p>2,2%</text:p>
          </table:table-cell>
          <table:table-cell table:style-name="ce58" office:value-type="percentage" office:value="0.0224617729375838" calcext:value-type="percentage">
            <text:p>2,2%</text:p>
          </table:table-cell>
          <table:table-cell table:style-name="ce58" office:value-type="percentage" office:value="0.0222588072905048" calcext:value-type="percentage">
            <text:p>2,2%</text:p>
          </table:table-cell>
          <table:table-cell table:style-name="ce58" office:value-type="percentage" office:value="0.0221372888348586" calcext:value-type="percentage">
            <text:p>2,2%</text:p>
          </table:table-cell>
          <table:table-cell table:style-name="ce58" office:value-type="percentage" office:value="0.0219347405199912" calcext:value-type="percentage">
            <text:p>2,2%</text:p>
          </table:table-cell>
          <table:table-cell table:style-name="ce58" office:value-type="percentage" office:value="0.0216246927259783" calcext:value-type="percentage">
            <text:p>2,2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79336.2992810535" calcext:value-type="float">
            <text:p><text:s/>79.336 </text:p>
          </table:table-cell>
          <table:table-cell table:style-name="ce32" office:value-type="float" office:value="89695.828418693" calcext:value-type="float">
            <text:p><text:s/>89.696 </text:p>
          </table:table-cell>
          <table:table-cell table:style-name="ce32" office:value-type="float" office:value="96973.7528922119" calcext:value-type="float">
            <text:p><text:s/>96.974 </text:p>
          </table:table-cell>
          <table:table-cell table:style-name="ce32" office:value-type="float" office:value="109036.556365041" calcext:value-type="float">
            <text:p><text:s/>109.037 </text:p>
          </table:table-cell>
          <table:table-cell table:style-name="ce32" office:value-type="float" office:value="126054.471619602" calcext:value-type="float">
            <text:p><text:s/>126.054 </text:p>
          </table:table-cell>
          <table:table-cell table:style-name="ce32" office:value-type="float" office:value="130629.848525338" calcext:value-type="float">
            <text:p><text:s/>130.630 </text:p>
          </table:table-cell>
          <table:table-cell table:style-name="ce32" office:value-type="float" office:value="138422.520659731" calcext:value-type="float">
            <text:p><text:s/>138.423 </text:p>
          </table:table-cell>
          <table:table-cell table:style-name="ce32" office:value-type="float" office:value="147921.533983227" calcext:value-type="float">
            <text:p><text:s/>147.922 </text:p>
          </table:table-cell>
          <table:table-cell table:style-name="ce32" office:value-type="float" office:value="155903.824754523" calcext:value-type="float">
            <text:p><text:s/>155.904 </text:p>
          </table:table-cell>
          <table:table-cell table:style-name="ce32" office:value-type="float" office:value="163575.327185607" calcext:value-type="float">
            <text:p><text:s/>163.575 </text:p>
          </table:table-cell>
          <table:table-cell table:style-name="ce32" office:value-type="float" office:value="166914.535656727" calcext:value-type="float">
            <text:p><text:s/>166.915 </text:p>
          </table:table-cell>
          <table:table-cell table:style-name="ce32" office:value-type="float" office:value="194884.801552883" calcext:value-type="float">
            <text:p><text:s/>194.885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4" table:style-name="ta2">
        <table:table-column table:style-name="co18" table:default-cell-style-name="ce67"/>
        <table:table-column table:style-name="co11" table:number-columns-repeated="3" table:default-cell-style-name="ce67"/>
        <table:table-column table:style-name="co11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io Grande do Norte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32149.1904537927" calcext:value-type="float">
            <text:p><text:s/>32.149 </text:p>
          </table:table-cell>
          <table:table-cell table:style-name="ce13" office:value-type="float" office:value="36403.0242024742" calcext:value-type="float">
            <text:p><text:s/>36.403 </text:p>
          </table:table-cell>
          <table:table-cell table:style-name="ce13" office:value-type="float" office:value="41257.031172993" calcext:value-type="float">
            <text:p><text:s/>41.257 </text:p>
          </table:table-cell>
          <table:table-cell table:style-name="ce13" office:value-type="float" office:value="45903.8004667364" calcext:value-type="float">
            <text:p><text:s/>45.904 </text:p>
          </table:table-cell>
          <table:table-cell table:style-name="ce13" office:value-type="float" office:value="48235.0086795408" calcext:value-type="float">
            <text:p><text:s/>48.235 </text:p>
          </table:table-cell>
          <table:table-cell table:style-name="ce13" office:value-type="float" office:value="51183.8880302213" calcext:value-type="float">
            <text:p><text:s/>51.184 </text:p>
          </table:table-cell>
          <table:table-cell table:style-name="ce13" office:value-type="float" office:value="53133.0280417384" calcext:value-type="float">
            <text:p><text:s/>53.133 </text:p>
          </table:table-cell>
          <table:table-cell table:style-name="ce13" office:value-type="float" office:value="57389.7742442829" calcext:value-type="float">
            <text:p><text:s/>57.390 </text:p>
          </table:table-cell>
          <table:table-cell table:style-name="ce13" office:value-type="float" office:value="59575.710734819" calcext:value-type="float">
            <text:p><text:s/>59.576 </text:p>
          </table:table-cell>
          <table:table-cell table:style-name="ce13" office:value-type="float" office:value="63866.9621898245" calcext:value-type="float">
            <text:p><text:s/>63.867 </text:p>
          </table:table-cell>
          <table:table-cell table:style-name="ce13" office:value-type="float" office:value="63816.2543424437" calcext:value-type="float">
            <text:p><text:s/>63.816 </text:p>
          </table:table-cell>
          <table:table-cell table:style-name="ce13" office:value-type="float" office:value="71064.3324282789" calcext:value-type="float">
            <text:p><text:s/>71.064 </text:p>
          </table:table-cell>
          <table:table-cell table:style-name="ce14" office:value-type="percentage" office:value="0.888479552035304" calcext:value-type="percentage">
            <text:p>88,8%</text:p>
          </table:table-cell>
          <table:table-cell table:style-name="ce15" office:value-type="percentage" office:value="0.888031880479828" calcext:value-type="percentage">
            <text:p>88,8%</text:p>
          </table:table-cell>
          <table:table-cell table:style-name="ce15" office:value-type="percentage" office:value="0.888926268258562" calcext:value-type="percentage">
            <text:p>88,9%</text:p>
          </table:table-cell>
          <table:table-cell table:style-name="ce15" office:value-type="percentage" office:value="0.891016609113669" calcext:value-type="percentage">
            <text:p>89,1%</text:p>
          </table:table-cell>
          <table:table-cell table:style-name="ce15" office:value-type="percentage" office:value="0.892867485853629" calcext:value-type="percentage">
            <text:p>89,3%</text:p>
          </table:table-cell>
          <table:table-cell table:style-name="ce15" office:value-type="percentage" office:value="0.894028175685948" calcext:value-type="percentage">
            <text:p>89,4%</text:p>
          </table:table-cell>
          <table:table-cell table:style-name="ce15" office:value-type="percentage" office:value="0.890337681739686" calcext:value-type="percentage">
            <text:p>89,0%</text:p>
          </table:table-cell>
          <table:table-cell table:style-name="ce15" office:value-type="percentage" office:value="0.892448273213773" calcext:value-type="percentage">
            <text:p>89,2%</text:p>
          </table:table-cell>
          <table:table-cell table:style-name="ce15" office:value-type="percentage" office:value="0.889593853596208" calcext:value-type="percentage">
            <text:p>89,0%</text:p>
          </table:table-cell>
          <table:table-cell table:style-name="ce15" office:value-type="percentage" office:value="0.895287985210028" calcext:value-type="percentage">
            <text:p>89,5%</text:p>
          </table:table-cell>
          <table:table-cell table:style-name="ce15" office:value-type="percentage" office:value="0.89157353774501" calcext:value-type="percentage">
            <text:p>89,2%</text:p>
          </table:table-cell>
          <table:table-cell table:style-name="ce54" office:value-type="percentage" office:value="0.886301854394291" calcext:value-type="percentage">
            <text:p>88,6%</text:p>
          </table:table-cell>
          <table:table-cell table:style-name="ce15" office:value-type="percentage" office:value="0.00973380195643529" calcext:value-type="percentage">
            <text:p>1,0%</text:p>
          </table:table-cell>
          <table:table-cell table:style-name="ce15" office:value-type="percentage" office:value="0.00978454664690053" calcext:value-type="percentage">
            <text:p>1,0%</text:p>
          </table:table-cell>
          <table:table-cell table:style-name="ce15" office:value-type="percentage" office:value="0.0100768005084664" calcext:value-type="percentage">
            <text:p>1,0%</text:p>
          </table:table-cell>
          <table:table-cell table:style-name="ce15" office:value-type="percentage" office:value="0.010080417164439" calcext:value-type="percentage">
            <text:p>1,0%</text:p>
          </table:table-cell>
          <table:table-cell table:style-name="ce15" office:value-type="percentage" office:value="0.00969989721540318" calcext:value-type="percentage">
            <text:p>1,0%</text:p>
          </table:table-cell>
          <table:table-cell table:style-name="ce15" office:value-type="percentage" office:value="0.00992782180588087" calcext:value-type="percentage">
            <text:p>1,0%</text:p>
          </table:table-cell>
          <table:table-cell table:style-name="ce15" office:value-type="percentage" office:value="0.00980346366388757" calcext:value-type="percentage">
            <text:p>1,0%</text:p>
          </table:table-cell>
          <table:table-cell table:style-name="ce15" office:value-type="percentage" office:value="0.0101182163244518" calcext:value-type="percentage">
            <text:p>1,0%</text:p>
          </table:table-cell>
          <table:table-cell table:style-name="ce15" office:value-type="percentage" office:value="0.0099108674271677" calcext:value-type="percentage">
            <text:p>1,0%</text:p>
          </table:table-cell>
          <table:table-cell table:style-name="ce15" office:value-type="percentage" office:value="0.0100472136399772" calcext:value-type="percentage">
            <text:p>1,0%</text:p>
          </table:table-cell>
          <table:table-cell table:style-name="ce15" office:value-type="percentage" office:value="0.00967655253453425" calcext:value-type="percentage">
            <text:p>1,0%</text:p>
          </table:table-cell>
          <table:table-cell table:style-name="ce15" office:value-type="percentage" office:value="0.00921238548621525" calcext:value-type="percentage">
            <text:p>0,9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7373.0141365709" calcext:value-type="float">
            <text:p><text:s/>17.373 </text:p>
          </table:table-cell>
          <table:table-cell table:style-name="ce19" office:value-type="float" office:value="19644.7537414661" calcext:value-type="float">
            <text:p><text:s/>19.645 </text:p>
          </table:table-cell>
          <table:table-cell table:style-name="ce19" office:value-type="float" office:value="21228.7237590033" calcext:value-type="float">
            <text:p><text:s/>21.229 </text:p>
          </table:table-cell>
          <table:table-cell table:style-name="ce19" office:value-type="float" office:value="24629.1106663347" calcext:value-type="float">
            <text:p><text:s/>24.629 </text:p>
          </table:table-cell>
          <table:table-cell table:style-name="ce19" office:value-type="float" office:value="26540.5658635056" calcext:value-type="float">
            <text:p><text:s/>26.541 </text:p>
          </table:table-cell>
          <table:table-cell table:style-name="ce19" office:value-type="float" office:value="28265.2517274088" calcext:value-type="float">
            <text:p><text:s/>28.265 </text:p>
          </table:table-cell>
          <table:table-cell table:style-name="ce19" office:value-type="float" office:value="29768.8145042307" calcext:value-type="float">
            <text:p><text:s/>29.769 </text:p>
          </table:table-cell>
          <table:table-cell table:style-name="ce19" office:value-type="float" office:value="31625.4730749665" calcext:value-type="float">
            <text:p><text:s/>31.625 </text:p>
          </table:table-cell>
          <table:table-cell table:style-name="ce19" office:value-type="float" office:value="32731.5359196677" calcext:value-type="float">
            <text:p><text:s/>32.732 </text:p>
          </table:table-cell>
          <table:table-cell table:style-name="ce19" office:value-type="float" office:value="34278.8175226038" calcext:value-type="float">
            <text:p><text:s/>34.279 </text:p>
          </table:table-cell>
          <table:table-cell table:style-name="ce19" office:value-type="float" office:value="33789.736975967" calcext:value-type="float">
            <text:p><text:s/>33.790 </text:p>
          </table:table-cell>
          <table:table-cell table:style-name="ce19" office:value-type="float" office:value="36155.5275824795" calcext:value-type="float">
            <text:p><text:s/>36.156 </text:p>
          </table:table-cell>
          <table:table-cell table:style-name="ce20" office:value-type="percentage" office:value="0.480123063743976" calcext:value-type="percentage">
            <text:p>48,0%</text:p>
          </table:table-cell>
          <table:table-cell table:style-name="ce21" office:value-type="percentage" office:value="0.479223031294516" calcext:value-type="percentage">
            <text:p>47,9%</text:p>
          </table:table-cell>
          <table:table-cell table:style-name="ce21" office:value-type="percentage" office:value="0.457395252505118" calcext:value-type="percentage">
            <text:p>45,7%</text:p>
          </table:table-cell>
          <table:table-cell table:style-name="ce21" office:value-type="percentage" office:value="0.478063830189942" calcext:value-type="percentage">
            <text:p>47,8%</text:p>
          </table:table-cell>
          <table:table-cell table:style-name="ce21" office:value-type="percentage" office:value="0.491286494278837" calcext:value-type="percentage">
            <text:p>49,1%</text:p>
          </table:table-cell>
          <table:table-cell table:style-name="ce21" office:value-type="percentage" office:value="0.493708712050926" calcext:value-type="percentage">
            <text:p>49,4%</text:p>
          </table:table-cell>
          <table:table-cell table:style-name="ce21" office:value-type="percentage" office:value="0.498829038559881" calcext:value-type="percentage">
            <text:p>49,9%</text:p>
          </table:table-cell>
          <table:table-cell table:style-name="ce21" office:value-type="percentage" office:value="0.491796652051374" calcext:value-type="percentage">
            <text:p>49,2%</text:p>
          </table:table-cell>
          <table:table-cell table:style-name="ce21" office:value-type="percentage" office:value="0.488752426345491" calcext:value-type="percentage">
            <text:p>48,9%</text:p>
          </table:table-cell>
          <table:table-cell table:style-name="ce21" office:value-type="percentage" office:value="0.480520952037449" calcext:value-type="percentage">
            <text:p>48,1%</text:p>
          </table:table-cell>
          <table:table-cell table:style-name="ce21" office:value-type="percentage" office:value="0.472074640631168" calcext:value-type="percentage">
            <text:p>47,2%</text:p>
          </table:table-cell>
          <table:table-cell table:style-name="ce55" office:value-type="percentage" office:value="0.450925380538773" calcext:value-type="percentage">
            <text:p>45,1%</text:p>
          </table:table-cell>
          <table:table-cell table:style-name="ce21" office:value-type="percentage" office:value="0.0107360780480481" calcext:value-type="percentage">
            <text:p>1,1%</text:p>
          </table:table-cell>
          <table:table-cell table:style-name="ce21" office:value-type="percentage" office:value="0.0106372946989741" calcext:value-type="percentage">
            <text:p>1,1%</text:p>
          </table:table-cell>
          <table:table-cell table:style-name="ce21" office:value-type="percentage" office:value="0.0103109417952916" calcext:value-type="percentage">
            <text:p>1,0%</text:p>
          </table:table-cell>
          <table:table-cell table:style-name="ce21" office:value-type="percentage" office:value="0.0106817763816809" calcext:value-type="percentage">
            <text:p>1,1%</text:p>
          </table:table-cell>
          <table:table-cell table:style-name="ce21" office:value-type="percentage" office:value="0.0105513607997497" calcext:value-type="percentage">
            <text:p>1,1%</text:p>
          </table:table-cell>
          <table:table-cell table:style-name="ce21" office:value-type="percentage" office:value="0.0105782335938387" calcext:value-type="percentage">
            <text:p>1,1%</text:p>
          </table:table-cell>
          <table:table-cell table:style-name="ce21" office:value-type="percentage" office:value="0.010622477910015" calcext:value-type="percentage">
            <text:p>1,1%</text:p>
          </table:table-cell>
          <table:table-cell table:style-name="ce21" office:value-type="percentage" office:value="0.0108286500307877" calcext:value-type="percentage">
            <text:p>1,1%</text:p>
          </table:table-cell>
          <table:table-cell table:style-name="ce21" office:value-type="percentage" office:value="0.0107113767677336" calcext:value-type="percentage">
            <text:p>1,1%</text:p>
          </table:table-cell>
          <table:table-cell table:style-name="ce21" office:value-type="percentage" office:value="0.0106532711526951" calcext:value-type="percentage">
            <text:p>1,1%</text:p>
          </table:table-cell>
          <table:table-cell table:style-name="ce21" office:value-type="percentage" office:value="0.0105846198155922" calcext:value-type="percentage">
            <text:p>1,1%</text:p>
          </table:table-cell>
          <table:table-cell table:style-name="ce21" office:value-type="percentage" office:value="0.010228890566325" calcext:value-type="percentage">
            <text:p>1,0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3680.3106559565" calcext:value-type="float">
            <text:p><text:s/>13.680 </text:p>
          </table:table-cell>
          <table:table-cell table:style-name="ce13" office:value-type="float" office:value="15454.6230872812" calcext:value-type="float">
            <text:p><text:s/>15.455 </text:p>
          </table:table-cell>
          <table:table-cell table:style-name="ce13" office:value-type="float" office:value="16797.6372829191" calcext:value-type="float">
            <text:p><text:s/>16.798 </text:p>
          </table:table-cell>
          <table:table-cell table:style-name="ce13" office:value-type="float" office:value="19516.0447770165" calcext:value-type="float">
            <text:p><text:s/>19.516 </text:p>
          </table:table-cell>
          <table:table-cell table:style-name="ce13" office:value-type="float" office:value="20994.7691864318" calcext:value-type="float">
            <text:p><text:s/>20.995 </text:p>
          </table:table-cell>
          <table:table-cell table:style-name="ce13" office:value-type="float" office:value="22388.5306623426" calcext:value-type="float">
            <text:p><text:s/>22.389 </text:p>
          </table:table-cell>
          <table:table-cell table:style-name="ce13" office:value-type="float" office:value="23561.0242262952" calcext:value-type="float">
            <text:p><text:s/>23.561 </text:p>
          </table:table-cell>
          <table:table-cell table:style-name="ce13" office:value-type="float" office:value="24908.2991632713" calcext:value-type="float">
            <text:p><text:s/>24.908 </text:p>
          </table:table-cell>
          <table:table-cell table:style-name="ce13" office:value-type="float" office:value="25800.6677786868" calcext:value-type="float">
            <text:p><text:s/>25.801 </text:p>
          </table:table-cell>
          <table:table-cell table:style-name="ce13" office:value-type="float" office:value="26818.5051313491" calcext:value-type="float">
            <text:p><text:s/>26.819 </text:p>
          </table:table-cell>
          <table:table-cell table:style-name="ce13" office:value-type="float" office:value="26505.5241496914" calcext:value-type="float">
            <text:p><text:s/>26.506 </text:p>
          </table:table-cell>
          <table:table-cell table:style-name="ce13" office:value-type="float" office:value="28361.6085765759" calcext:value-type="float">
            <text:p><text:s/>28.362 </text:p>
          </table:table-cell>
          <table:table-cell table:style-name="ce14" office:value-type="percentage" office:value="0.378070990645245" calcext:value-type="percentage">
            <text:p>37,8%</text:p>
          </table:table-cell>
          <table:table-cell table:style-name="ce15" office:value-type="percentage" office:value="0.37700708397113" calcext:value-type="percentage">
            <text:p>37,7%</text:p>
          </table:table-cell>
          <table:table-cell table:style-name="ce15" office:value-type="percentage" office:value="0.36192281899432" calcext:value-type="percentage">
            <text:p>36,2%</text:p>
          </table:table-cell>
          <table:table-cell table:style-name="ce15" office:value-type="percentage" office:value="0.37881656559414" calcext:value-type="percentage">
            <text:p>37,9%</text:p>
          </table:table-cell>
          <table:table-cell table:style-name="ce15" office:value-type="percentage" office:value="0.388629489093833" calcext:value-type="percentage">
            <text:p>38,9%</text:p>
          </table:table-cell>
          <table:table-cell table:style-name="ce15" office:value-type="percentage" office:value="0.391060116662586" calcext:value-type="percentage">
            <text:p>39,1%</text:p>
          </table:table-cell>
          <table:table-cell table:style-name="ce15" office:value-type="percentage" office:value="0.394806553704668" calcext:value-type="percentage">
            <text:p>39,5%</text:p>
          </table:table-cell>
          <table:table-cell table:style-name="ce15" office:value-type="percentage" office:value="0.387340233860007" calcext:value-type="percentage">
            <text:p>38,7%</text:p>
          </table:table-cell>
          <table:table-cell table:style-name="ce15" office:value-type="percentage" office:value="0.385259616570267" calcext:value-type="percentage">
            <text:p>38,5%</text:p>
          </table:table-cell>
          <table:table-cell table:style-name="ce15" office:value-type="percentage" office:value="0.375942186729146" calcext:value-type="percentage">
            <text:p>37,6%</text:p>
          </table:table-cell>
          <table:table-cell table:style-name="ce15" office:value-type="percentage" office:value="0.370307285807104" calcext:value-type="percentage">
            <text:p>37,0%</text:p>
          </table:table-cell>
          <table:table-cell table:style-name="ce54" office:value-type="percentage" office:value="0.353720993585544" calcext:value-type="percentage">
            <text:p>35,4%</text:p>
          </table:table-cell>
          <table:table-cell table:style-name="ce15" office:value-type="percentage" office:value="0.0107104605909852" calcext:value-type="percentage">
            <text:p>1,1%</text:p>
          </table:table-cell>
          <table:table-cell table:style-name="ce15" office:value-type="percentage" office:value="0.0106315618817953" calcext:value-type="percentage">
            <text:p>1,1%</text:p>
          </table:table-cell>
          <table:table-cell table:style-name="ce15" office:value-type="percentage" office:value="0.0103244086034821" calcext:value-type="percentage">
            <text:p>1,0%</text:p>
          </table:table-cell>
          <table:table-cell table:style-name="ce15" office:value-type="percentage" office:value="0.0107100964087654" calcext:value-type="percentage">
            <text:p>1,1%</text:p>
          </table:table-cell>
          <table:table-cell table:style-name="ce15" office:value-type="percentage" office:value="0.0104952383169801" calcext:value-type="percentage">
            <text:p>1,0%</text:p>
          </table:table-cell>
          <table:table-cell table:style-name="ce15" office:value-type="percentage" office:value="0.0105266246870216" calcext:value-type="percentage">
            <text:p>1,1%</text:p>
          </table:table-cell>
          <table:table-cell table:style-name="ce15" office:value-type="percentage" office:value="0.0105688372031547" calcext:value-type="percentage">
            <text:p>1,1%</text:p>
          </table:table-cell>
          <table:table-cell table:style-name="ce15" office:value-type="percentage" office:value="0.0107718318178962" calcext:value-type="percentage">
            <text:p>1,1%</text:p>
          </table:table-cell>
          <table:table-cell table:style-name="ce15" office:value-type="percentage" office:value="0.0106513186150865" calcext:value-type="percentage">
            <text:p>1,1%</text:p>
          </table:table-cell>
          <table:table-cell table:style-name="ce15" office:value-type="percentage" office:value="0.0105597429025276" calcext:value-type="percentage">
            <text:p>1,1%</text:p>
          </table:table-cell>
          <table:table-cell table:style-name="ce15" office:value-type="percentage" office:value="0.0104683777316046" calcext:value-type="percentage">
            <text:p>1,0%</text:p>
          </table:table-cell>
          <table:table-cell table:style-name="ce15" office:value-type="percentage" office:value="0.0101472152112926" calcext:value-type="percentage">
            <text:p>1,0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3692.7034806144" calcext:value-type="float">
            <text:p><text:s/>3.693 </text:p>
          </table:table-cell>
          <table:table-cell table:style-name="ce13" office:value-type="float" office:value="4190.13065418495" calcext:value-type="float">
            <text:p><text:s/>4.190 </text:p>
          </table:table-cell>
          <table:table-cell table:style-name="ce13" office:value-type="float" office:value="4431.08647608418" calcext:value-type="float">
            <text:p><text:s/>4.431 </text:p>
          </table:table-cell>
          <table:table-cell table:style-name="ce13" office:value-type="float" office:value="5113.06588931823" calcext:value-type="float">
            <text:p><text:s/>5.113 </text:p>
          </table:table-cell>
          <table:table-cell table:style-name="ce13" office:value-type="float" office:value="5545.79667707386" calcext:value-type="float">
            <text:p><text:s/>5.546 </text:p>
          </table:table-cell>
          <table:table-cell table:style-name="ce13" office:value-type="float" office:value="5876.72106506617" calcext:value-type="float">
            <text:p><text:s/>5.877 </text:p>
          </table:table-cell>
          <table:table-cell table:style-name="ce13" office:value-type="float" office:value="6207.79027793556" calcext:value-type="float">
            <text:p><text:s/>6.208 </text:p>
          </table:table-cell>
          <table:table-cell table:style-name="ce13" office:value-type="float" office:value="6717.17391169516" calcext:value-type="float">
            <text:p><text:s/>6.717 </text:p>
          </table:table-cell>
          <table:table-cell table:style-name="ce13" office:value-type="float" office:value="6930.86814098088" calcext:value-type="float">
            <text:p><text:s/>6.931 </text:p>
          </table:table-cell>
          <table:table-cell table:style-name="ce13" office:value-type="float" office:value="7460.31239125478" calcext:value-type="float">
            <text:p><text:s/>7.460 </text:p>
          </table:table-cell>
          <table:table-cell table:style-name="ce13" office:value-type="float" office:value="7284.21282627565" calcext:value-type="float">
            <text:p><text:s/>7.284 </text:p>
          </table:table-cell>
          <table:table-cell table:style-name="ce13" office:value-type="float" office:value="7793.91900590366" calcext:value-type="float">
            <text:p><text:s/>7.794 </text:p>
          </table:table-cell>
          <table:table-cell table:style-name="ce14" office:value-type="percentage" office:value="0.102052073098731" calcext:value-type="percentage">
            <text:p>10,2%</text:p>
          </table:table-cell>
          <table:table-cell table:style-name="ce15" office:value-type="percentage" office:value="0.102215947323386" calcext:value-type="percentage">
            <text:p>10,2%</text:p>
          </table:table-cell>
          <table:table-cell table:style-name="ce15" office:value-type="percentage" office:value="0.095472433510798" calcext:value-type="percentage">
            <text:p>9,5%</text:p>
          </table:table-cell>
          <table:table-cell table:style-name="ce15" office:value-type="percentage" office:value="0.0992472645958023" calcext:value-type="percentage">
            <text:p>9,9%</text:p>
          </table:table-cell>
          <table:table-cell table:style-name="ce15" office:value-type="percentage" office:value="0.102657005185004" calcext:value-type="percentage">
            <text:p>10,3%</text:p>
          </table:table-cell>
          <table:table-cell table:style-name="ce15" office:value-type="percentage" office:value="0.10264859538834" calcext:value-type="percentage">
            <text:p>10,3%</text:p>
          </table:table-cell>
          <table:table-cell table:style-name="ce15" office:value-type="percentage" office:value="0.104022484855213" calcext:value-type="percentage">
            <text:p>10,4%</text:p>
          </table:table-cell>
          <table:table-cell table:style-name="ce15" office:value-type="percentage" office:value="0.104456418191367" calcext:value-type="percentage">
            <text:p>10,4%</text:p>
          </table:table-cell>
          <table:table-cell table:style-name="ce15" office:value-type="percentage" office:value="0.103492809775224" calcext:value-type="percentage">
            <text:p>10,3%</text:p>
          </table:table-cell>
          <table:table-cell table:style-name="ce15" office:value-type="percentage" office:value="0.104578765308303" calcext:value-type="percentage">
            <text:p>10,5%</text:p>
          </table:table-cell>
          <table:table-cell table:style-name="ce15" office:value-type="percentage" office:value="0.101767354824064" calcext:value-type="percentage">
            <text:p>10,2%</text:p>
          </table:table-cell>
          <table:table-cell table:style-name="ce54" office:value-type="percentage" office:value="0.097204386953229" calcext:value-type="percentage">
            <text:p>9,7%</text:p>
          </table:table-cell>
          <table:table-cell table:style-name="ce15" office:value-type="percentage" office:value="0.0108320601945246" calcext:value-type="percentage">
            <text:p>1,1%</text:p>
          </table:table-cell>
          <table:table-cell table:style-name="ce15" office:value-type="percentage" office:value="0.0106584928348289" calcext:value-type="percentage">
            <text:p>1,1%</text:p>
          </table:table-cell>
          <table:table-cell table:style-name="ce15" office:value-type="percentage" office:value="0.0102602084328056" calcext:value-type="percentage">
            <text:p>1,0%</text:p>
          </table:table-cell>
          <table:table-cell table:style-name="ce15" office:value-type="percentage" office:value="0.0105750448069986" calcext:value-type="percentage">
            <text:p>1,1%</text:p>
          </table:table-cell>
          <table:table-cell table:style-name="ce15" office:value-type="percentage" office:value="0.0107693736932458" calcext:value-type="percentage">
            <text:p>1,1%</text:p>
          </table:table-cell>
          <table:table-cell table:style-name="ce15" office:value-type="percentage" office:value="0.0107795724378108" calcext:value-type="percentage">
            <text:p>1,1%</text:p>
          </table:table-cell>
          <table:table-cell table:style-name="ce15" office:value-type="percentage" office:value="0.0108311179702406" calcext:value-type="percentage">
            <text:p>1,1%</text:p>
          </table:table-cell>
          <table:table-cell table:style-name="ce15" office:value-type="percentage" office:value="0.0110446772704473" calcext:value-type="percentage">
            <text:p>1,1%</text:p>
          </table:table-cell>
          <table:table-cell table:style-name="ce15" office:value-type="percentage" office:value="0.0109410286767132" calcext:value-type="percentage">
            <text:p>1,1%</text:p>
          </table:table-cell>
          <table:table-cell table:style-name="ce15" office:value-type="percentage" office:value="0.0110036215904653" calcext:value-type="percentage">
            <text:p>1,1%</text:p>
          </table:table-cell>
          <table:table-cell table:style-name="ce15" office:value-type="percentage" office:value="0.0110303018953812" calcext:value-type="percentage">
            <text:p>1,1%</text:p>
          </table:table-cell>
          <table:table-cell table:style-name="ce15" office:value-type="percentage" office:value="0.0105375347886977" calcext:value-type="percentage">
            <text:p>1,1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4323.76740875434" calcext:value-type="float">
            <text:p><text:s/>4.324 </text:p>
          </table:table-cell>
          <table:table-cell table:style-name="ce19" office:value-type="float" office:value="4874.64066535428" calcext:value-type="float">
            <text:p><text:s/>4.875 </text:p>
          </table:table-cell>
          <table:table-cell table:style-name="ce19" office:value-type="float" office:value="5486.35710190491" calcext:value-type="float">
            <text:p><text:s/>5.486 </text:p>
          </table:table-cell>
          <table:table-cell table:style-name="ce19" office:value-type="float" office:value="5999.47330173001" calcext:value-type="float">
            <text:p><text:s/>5.999 </text:p>
          </table:table-cell>
          <table:table-cell table:style-name="ce19" office:value-type="float" office:value="6220.97897852995" calcext:value-type="float">
            <text:p><text:s/>6.221 </text:p>
          </table:table-cell>
          <table:table-cell table:style-name="ce19" office:value-type="float" office:value="6517.53508362849" calcext:value-type="float">
            <text:p><text:s/>6.518 </text:p>
          </table:table-cell>
          <table:table-cell table:style-name="ce19" office:value-type="float" office:value="7015.93620167418" calcext:value-type="float">
            <text:p><text:s/>7.016 </text:p>
          </table:table-cell>
          <table:table-cell table:style-name="ce19" office:value-type="float" office:value="7443.14941232209" calcext:value-type="float">
            <text:p><text:s/>7.443 </text:p>
          </table:table-cell>
          <table:table-cell table:style-name="ce19" office:value-type="float" office:value="7994.09010958561" calcext:value-type="float">
            <text:p><text:s/>7.994 </text:p>
          </table:table-cell>
          <table:table-cell table:style-name="ce19" office:value-type="float" office:value="8116.20412965518" calcext:value-type="float">
            <text:p><text:s/>8.116 </text:p>
          </table:table-cell>
          <table:table-cell table:style-name="ce19" office:value-type="float" office:value="8372.86694095902" calcext:value-type="float">
            <text:p><text:s/>8.373 </text:p>
          </table:table-cell>
          <table:table-cell table:style-name="ce19" office:value-type="float" office:value="9844.05340293636" calcext:value-type="float">
            <text:p><text:s/>9.844 </text:p>
          </table:table-cell>
          <table:table-cell table:style-name="ce20" office:value-type="percentage" office:value="0.119492244632297" calcext:value-type="percentage">
            <text:p>11,9%</text:p>
          </table:table-cell>
          <table:table-cell table:style-name="ce21" office:value-type="percentage" office:value="0.118914194948226" calcext:value-type="percentage">
            <text:p>11,9%</text:p>
          </table:table-cell>
          <table:table-cell table:style-name="ce21" office:value-type="percentage" office:value="0.11820935259449" calcext:value-type="percentage">
            <text:p>11,8%</text:p>
          </table:table-cell>
          <table:table-cell table:style-name="ce21" office:value-type="percentage" office:value="0.116452892863394" calcext:value-type="percentage">
            <text:p>11,6%</text:p>
          </table:table-cell>
          <table:table-cell table:style-name="ce21" office:value-type="percentage" office:value="0.115155154153922" calcext:value-type="percentage">
            <text:p>11,5%</text:p>
          </table:table-cell>
          <table:table-cell table:style-name="ce21" office:value-type="percentage" office:value="0.113841683878042" calcext:value-type="percentage">
            <text:p>11,4%</text:p>
          </table:table-cell>
          <table:table-cell table:style-name="ce21" office:value-type="percentage" office:value="0.117564396445186" calcext:value-type="percentage">
            <text:p>11,8%</text:p>
          </table:table-cell>
          <table:table-cell table:style-name="ce21" office:value-type="percentage" office:value="0.115745808861771" calcext:value-type="percentage">
            <text:p>11,6%</text:p>
          </table:table-cell>
          <table:table-cell table:style-name="ce21" office:value-type="percentage" office:value="0.119369006913505" calcext:value-type="percentage">
            <text:p>11,9%</text:p>
          </table:table-cell>
          <table:table-cell table:style-name="ce21" office:value-type="percentage" office:value="0.11377306503471" calcext:value-type="percentage">
            <text:p>11,4%</text:p>
          </table:table-cell>
          <table:table-cell table:style-name="ce21" office:value-type="percentage" office:value="0.116976884283447" calcext:value-type="percentage">
            <text:p>11,7%</text:p>
          </table:table-cell>
          <table:table-cell table:style-name="ce55" office:value-type="percentage" office:value="0.122773302550676" calcext:value-type="percentage">
            <text:p>12,3%</text:p>
          </table:table-cell>
          <table:table-cell table:style-name="ce21" office:value-type="percentage" office:value="0.00690813540410825" calcext:value-type="percentage">
            <text:p>0,7%</text:p>
          </table:table-cell>
          <table:table-cell table:style-name="ce21" office:value-type="percentage" office:value="0.00699033565456488" calcext:value-type="percentage">
            <text:p>0,7%</text:p>
          </table:table-cell>
          <table:table-cell table:style-name="ce21" office:value-type="percentage" office:value="0.00716698685036905" calcext:value-type="percentage">
            <text:p>0,7%</text:p>
          </table:table-cell>
          <table:table-cell table:style-name="ce21" office:value-type="percentage" office:value="0.0072465725124207" calcext:value-type="percentage">
            <text:p>0,7%</text:p>
          </table:table-cell>
          <table:table-cell table:style-name="ce21" office:value-type="percentage" office:value="0.00721404425573083" calcext:value-type="percentage">
            <text:p>0,7%</text:p>
          </table:table-cell>
          <table:table-cell table:style-name="ce21" office:value-type="percentage" office:value="0.00725028515257332" calcext:value-type="percentage">
            <text:p>0,7%</text:p>
          </table:table-cell>
          <table:table-cell table:style-name="ce21" office:value-type="percentage" office:value="0.00770668651391655" calcext:value-type="percentage">
            <text:p>0,8%</text:p>
          </table:table-cell>
          <table:table-cell table:style-name="ce21" office:value-type="percentage" office:value="0.00756887601175329" calcext:value-type="percentage">
            <text:p>0,8%</text:p>
          </table:table-cell>
          <table:table-cell table:style-name="ce21" office:value-type="percentage" office:value="0.00742146473366545" calcext:value-type="percentage">
            <text:p>0,7%</text:p>
          </table:table-cell>
          <table:table-cell table:style-name="ce21" office:value-type="percentage" office:value="0.00722391998139344" calcext:value-type="percentage">
            <text:p>0,7%</text:p>
          </table:table-cell>
          <table:table-cell table:style-name="ce21" office:value-type="percentage" office:value="0.00760443153037489" calcext:value-type="percentage">
            <text:p>0,8%</text:p>
          </table:table-cell>
          <table:table-cell table:style-name="ce21" office:value-type="percentage" office:value="0.00703596470810721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4035.31191336502" calcext:value-type="float">
            <text:p><text:s/>4.035 </text:p>
          </table:table-cell>
          <table:table-cell table:style-name="ce13" office:value-type="float" office:value="4589.90071684811" calcext:value-type="float">
            <text:p><text:s/>4.590 </text:p>
          </table:table-cell>
          <table:table-cell table:style-name="ce13" office:value-type="float" office:value="5155.17718014408" calcext:value-type="float">
            <text:p><text:s/>5.155 </text:p>
          </table:table-cell>
          <table:table-cell table:style-name="ce13" office:value-type="float" office:value="5614.65608863442" calcext:value-type="float">
            <text:p><text:s/>5.615 </text:p>
          </table:table-cell>
          <table:table-cell table:style-name="ce13" office:value-type="float" office:value="5787.57523550183" calcext:value-type="float">
            <text:p><text:s/>5.788 </text:p>
          </table:table-cell>
          <table:table-cell table:style-name="ce13" office:value-type="float" office:value="6066.97880174424" calcext:value-type="float">
            <text:p><text:s/>6.067 </text:p>
          </table:table-cell>
          <table:table-cell table:style-name="ce13" office:value-type="float" office:value="6544.36080910577" calcext:value-type="float">
            <text:p><text:s/>6.544 </text:p>
          </table:table-cell>
          <table:table-cell table:style-name="ce13" office:value-type="float" office:value="6916.22081089047" calcext:value-type="float">
            <text:p><text:s/>6.916 </text:p>
          </table:table-cell>
          <table:table-cell table:style-name="ce13" office:value-type="float" office:value="7393.85126696702" calcext:value-type="float">
            <text:p><text:s/>7.394 </text:p>
          </table:table-cell>
          <table:table-cell table:style-name="ce13" office:value-type="float" office:value="7469.81798023639" calcext:value-type="float">
            <text:p><text:s/>7.470 </text:p>
          </table:table-cell>
          <table:table-cell table:style-name="ce13" office:value-type="float" office:value="7760.8524701355" calcext:value-type="float">
            <text:p><text:s/>7.761 </text:p>
          </table:table-cell>
          <table:table-cell table:style-name="ce13" office:value-type="float" office:value="9116.40066614196" calcext:value-type="float">
            <text:p><text:s/>9.116 </text:p>
          </table:table-cell>
          <table:table-cell table:style-name="ce14" office:value-type="percentage" office:value="0.111520447964696" calcext:value-type="percentage">
            <text:p>11,2%</text:p>
          </table:table-cell>
          <table:table-cell table:style-name="ce15" office:value-type="percentage" office:value="0.111968119520172" calcext:value-type="percentage">
            <text:p>11,2%</text:p>
          </table:table-cell>
          <table:table-cell table:style-name="ce15" office:value-type="percentage" office:value="0.111073731741438" calcext:value-type="percentage">
            <text:p>11,1%</text:p>
          </table:table-cell>
          <table:table-cell table:style-name="ce15" office:value-type="percentage" office:value="0.108983390886331" calcext:value-type="percentage">
            <text:p>10,9%</text:p>
          </table:table-cell>
          <table:table-cell table:style-name="ce15" office:value-type="percentage" office:value="0.107132514146371" calcext:value-type="percentage">
            <text:p>10,7%</text:p>
          </table:table-cell>
          <table:table-cell table:style-name="ce15" office:value-type="percentage" office:value="0.105971824314052" calcext:value-type="percentage">
            <text:p>10,6%</text:p>
          </table:table-cell>
          <table:table-cell table:style-name="ce15" office:value-type="percentage" office:value="0.109662318260314" calcext:value-type="percentage">
            <text:p>11,0%</text:p>
          </table:table-cell>
          <table:table-cell table:style-name="ce15" office:value-type="percentage" office:value="0.107551726786227" calcext:value-type="percentage">
            <text:p>10,8%</text:p>
          </table:table-cell>
          <table:table-cell table:style-name="ce15" office:value-type="percentage" office:value="0.110406146403792" calcext:value-type="percentage">
            <text:p>11,0%</text:p>
          </table:table-cell>
          <table:table-cell table:style-name="ce15" office:value-type="percentage" office:value="0.104712014789972" calcext:value-type="percentage">
            <text:p>10,5%</text:p>
          </table:table-cell>
          <table:table-cell table:style-name="ce15" office:value-type="percentage" office:value="0.10842646225499" calcext:value-type="percentage">
            <text:p>10,8%</text:p>
          </table:table-cell>
          <table:table-cell table:style-name="ce54" office:value-type="percentage" office:value="0.113698145605709" calcext:value-type="percentage">
            <text:p>11,4%</text:p>
          </table:table-cell>
          <table:table-cell table:style-name="ce15" office:value-type="percentage" office:value="0.00692154967841727" calcext:value-type="percentage">
            <text:p>0,7%</text:p>
          </table:table-cell>
          <table:table-cell table:style-name="ce15" office:value-type="percentage" office:value="0.00699764257715198" calcext:value-type="percentage">
            <text:p>0,7%</text:p>
          </table:table-cell>
          <table:table-cell table:style-name="ce15" office:value-type="percentage" office:value="0.00715498962547461" calcext:value-type="percentage">
            <text:p>0,7%</text:p>
          </table:table-cell>
          <table:table-cell table:style-name="ce15" office:value-type="percentage" office:value="0.00721809017002472" calcext:value-type="percentage">
            <text:p>0,7%</text:p>
          </table:table-cell>
          <table:table-cell table:style-name="ce15" office:value-type="percentage" office:value="0.00717866586474435" calcext:value-type="percentage">
            <text:p>0,7%</text:p>
          </table:table-cell>
          <table:table-cell table:style-name="ce15" office:value-type="percentage" office:value="0.00722099487702039" calcext:value-type="percentage">
            <text:p>0,7%</text:p>
          </table:table-cell>
          <table:table-cell table:style-name="ce15" office:value-type="percentage" office:value="0.00770372523455491" calcext:value-type="percentage">
            <text:p>0,8%</text:p>
          </table:table-cell>
          <table:table-cell table:style-name="ce15" office:value-type="percentage" office:value="0.00757068370514949" calcext:value-type="percentage">
            <text:p>0,8%</text:p>
          </table:table-cell>
          <table:table-cell table:style-name="ce15" office:value-type="percentage" office:value="0.00744604056528913" calcext:value-type="percentage">
            <text:p>0,7%</text:p>
          </table:table-cell>
          <table:table-cell table:style-name="ce15" office:value-type="percentage" office:value="0.00723506192592589" calcext:value-type="percentage">
            <text:p>0,7%</text:p>
          </table:table-cell>
          <table:table-cell table:style-name="ce15" office:value-type="percentage" office:value="0.00764872220263659" calcext:value-type="percentage">
            <text:p>0,8%</text:p>
          </table:table-cell>
          <table:table-cell table:style-name="ce15" office:value-type="percentage" office:value="0.00702264747885398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288.455495389316" calcext:value-type="float">
            <text:p><text:s/>288 </text:p>
          </table:table-cell>
          <table:table-cell table:style-name="ce13" office:value-type="float" office:value="284.73994850617" calcext:value-type="float">
            <text:p><text:s/>285 </text:p>
          </table:table-cell>
          <table:table-cell table:style-name="ce13" office:value-type="float" office:value="331.17992176083" calcext:value-type="float">
            <text:p><text:s/>331 </text:p>
          </table:table-cell>
          <table:table-cell table:style-name="ce13" office:value-type="float" office:value="384.817213095591" calcext:value-type="float">
            <text:p><text:s/>385 </text:p>
          </table:table-cell>
          <table:table-cell table:style-name="ce13" office:value-type="float" office:value="433.40374302812" calcext:value-type="float">
            <text:p><text:s/>433 </text:p>
          </table:table-cell>
          <table:table-cell table:style-name="ce13" office:value-type="float" office:value="450.556281884248" calcext:value-type="float">
            <text:p><text:s/>451 </text:p>
          </table:table-cell>
          <table:table-cell table:style-name="ce13" office:value-type="float" office:value="471.575392568406" calcext:value-type="float">
            <text:p><text:s/>472 </text:p>
          </table:table-cell>
          <table:table-cell table:style-name="ce13" office:value-type="float" office:value="526.928601431621" calcext:value-type="float">
            <text:p><text:s/>527 </text:p>
          </table:table-cell>
          <table:table-cell table:style-name="ce13" office:value-type="float" office:value="600.238842618593" calcext:value-type="float">
            <text:p><text:s/>600 </text:p>
          </table:table-cell>
          <table:table-cell table:style-name="ce13" office:value-type="float" office:value="646.386149418787" calcext:value-type="float">
            <text:p><text:s/>646 </text:p>
          </table:table-cell>
          <table:table-cell table:style-name="ce13" office:value-type="float" office:value="612.014470823518" calcext:value-type="float">
            <text:p><text:s/>612 </text:p>
          </table:table-cell>
          <table:table-cell table:style-name="ce13" office:value-type="float" office:value="727.6527367944" calcext:value-type="float">
            <text:p><text:s/>728 </text:p>
          </table:table-cell>
          <table:table-cell table:style-name="ce14" office:value-type="percentage" office:value="0.0079717966676012" calcext:value-type="percentage">
            <text:p>0,8%</text:p>
          </table:table-cell>
          <table:table-cell table:style-name="ce15" office:value-type="percentage" office:value="0.00694607542805406" calcext:value-type="percentage">
            <text:p>0,7%</text:p>
          </table:table-cell>
          <table:table-cell table:style-name="ce15" office:value-type="percentage" office:value="0.0071356208530518" calcext:value-type="percentage">
            <text:p>0,7%</text:p>
          </table:table-cell>
          <table:table-cell table:style-name="ce15" office:value-type="percentage" office:value="0.00746950197706327" calcext:value-type="percentage">
            <text:p>0,7%</text:p>
          </table:table-cell>
          <table:table-cell table:style-name="ce15" office:value-type="percentage" office:value="0.00802264000755132" calcext:value-type="percentage">
            <text:p>0,8%</text:p>
          </table:table-cell>
          <table:table-cell table:style-name="ce15" office:value-type="percentage" office:value="0.00786985956398975" calcext:value-type="percentage">
            <text:p>0,8%</text:p>
          </table:table-cell>
          <table:table-cell table:style-name="ce15" office:value-type="percentage" office:value="0.00790207818487246" calcext:value-type="percentage">
            <text:p>0,8%</text:p>
          </table:table-cell>
          <table:table-cell table:style-name="ce15" office:value-type="percentage" office:value="0.00819408207554406" calcext:value-type="percentage">
            <text:p>0,8%</text:p>
          </table:table-cell>
          <table:table-cell table:style-name="ce15" office:value-type="percentage" office:value="0.00896286050971313" calcext:value-type="percentage">
            <text:p>0,9%</text:p>
          </table:table-cell>
          <table:table-cell table:style-name="ce15" office:value-type="percentage" office:value="0.0090610502447385" calcext:value-type="percentage">
            <text:p>0,9%</text:p>
          </table:table-cell>
          <table:table-cell table:style-name="ce15" office:value-type="percentage" office:value="0.0085504220284573" calcext:value-type="percentage">
            <text:p>0,9%</text:p>
          </table:table-cell>
          <table:table-cell table:style-name="ce54" office:value-type="percentage" office:value="0.00907515694496726" calcext:value-type="percentage">
            <text:p>0,9%</text:p>
          </table:table-cell>
          <table:table-cell table:style-name="ce15" office:value-type="percentage" office:value="0.00672578566007545" calcext:value-type="percentage">
            <text:p>0,7%</text:p>
          </table:table-cell>
          <table:table-cell table:style-name="ce15" office:value-type="percentage" office:value="0.00687462151442984" calcext:value-type="percentage">
            <text:p>0,7%</text:p>
          </table:table-cell>
          <table:table-cell table:style-name="ce15" office:value-type="percentage" office:value="0.00735906321269315" calcext:value-type="percentage">
            <text:p>0,7%</text:p>
          </table:table-cell>
          <table:table-cell table:style-name="ce15" office:value-type="percentage" office:value="0.0076892701333891" calcext:value-type="percentage">
            <text:p>0,8%</text:p>
          </table:table-cell>
          <table:table-cell table:style-name="ce15" office:value-type="percentage" office:value="0.00772225327895588" calcext:value-type="percentage">
            <text:p>0,8%</text:p>
          </table:table-cell>
          <table:table-cell table:style-name="ce15" office:value-type="percentage" office:value="0.00766917363502779" calcext:value-type="percentage">
            <text:p>0,8%</text:p>
          </table:table-cell>
          <table:table-cell table:style-name="ce15" office:value-type="percentage" office:value="0.0077480184110214" calcext:value-type="percentage">
            <text:p>0,8%</text:p>
          </table:table-cell>
          <table:table-cell table:style-name="ce15" office:value-type="percentage" office:value="0.00754522884231086" calcext:value-type="percentage">
            <text:p>0,8%</text:p>
          </table:table-cell>
          <table:table-cell table:style-name="ce15" office:value-type="percentage" office:value="0.00713152236171651" calcext:value-type="percentage">
            <text:p>0,7%</text:p>
          </table:table-cell>
          <table:table-cell table:style-name="ce15" office:value-type="percentage" office:value="0.00709760680588537" calcext:value-type="percentage">
            <text:p>0,7%</text:p>
          </table:table-cell>
          <table:table-cell table:style-name="ce15" office:value-type="percentage" office:value="0.00708423876125428" calcext:value-type="percentage">
            <text:p>0,7%</text:p>
          </table:table-cell>
          <table:table-cell table:style-name="ce15" office:value-type="percentage" office:value="0.00720719416012361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4487.7208218325" calcext:value-type="float">
            <text:p><text:s/>14.488 </text:p>
          </table:table-cell>
          <table:table-cell table:style-name="ce19" office:value-type="float" office:value="16473.5305125019" calcext:value-type="float">
            <text:p><text:s/>16.474 </text:p>
          </table:table-cell>
          <table:table-cell table:style-name="ce19" office:value-type="float" office:value="19697.1274922289" calcext:value-type="float">
            <text:p><text:s/>19.697 </text:p>
          </table:table-cell>
          <table:table-cell table:style-name="ce19" office:value-type="float" office:value="20889.8725873061" calcext:value-type="float">
            <text:p><text:s/>20.890 </text:p>
          </table:table-cell>
          <table:table-cell table:style-name="ce19" office:value-type="float" office:value="21261.0390730071" calcext:value-type="float">
            <text:p><text:s/>21.261 </text:p>
          </table:table-cell>
          <table:table-cell table:style-name="ce19" office:value-type="float" office:value="22468.0800209283" calcext:value-type="float">
            <text:p><text:s/>22.468 </text:p>
          </table:table-cell>
          <table:table-cell table:style-name="ce19" office:value-type="float" office:value="22892.6381449392" calcext:value-type="float">
            <text:p><text:s/>22.893 </text:p>
          </table:table-cell>
          <table:table-cell table:style-name="ce19" office:value-type="float" office:value="25237.3725678848" calcext:value-type="float">
            <text:p><text:s/>25.237 </text:p>
          </table:table-cell>
          <table:table-cell table:style-name="ce19" office:value-type="float" office:value="26243.9359725327" calcext:value-type="float">
            <text:p><text:s/>26.244 </text:p>
          </table:table-cell>
          <table:table-cell table:style-name="ce19" office:value-type="float" office:value="28941.7585178019" calcext:value-type="float">
            <text:p><text:s/>28.942 </text:p>
          </table:table-cell>
          <table:table-cell table:style-name="ce19" office:value-type="float" office:value="29414.5028956532" calcext:value-type="float">
            <text:p><text:s/>29.415 </text:p>
          </table:table-cell>
          <table:table-cell table:style-name="ce19" office:value-type="float" office:value="34181.152109005" calcext:value-type="float">
            <text:p><text:s/>34.181 </text:p>
          </table:table-cell>
          <table:table-cell table:style-name="ce20" office:value-type="percentage" office:value="0.400384691623727" calcext:value-type="percentage">
            <text:p>40,0%</text:p>
          </table:table-cell>
          <table:table-cell table:style-name="ce21" office:value-type="percentage" office:value="0.401862773757258" calcext:value-type="percentage">
            <text:p>40,2%</text:p>
          </table:table-cell>
          <table:table-cell table:style-name="ce21" office:value-type="percentage" office:value="0.424395394900393" calcext:value-type="percentage">
            <text:p>42,4%</text:p>
          </table:table-cell>
          <table:table-cell table:style-name="ce21" office:value-type="percentage" office:value="0.405483276946664" calcext:value-type="percentage">
            <text:p>40,5%</text:p>
          </table:table-cell>
          <table:table-cell table:style-name="ce21" office:value-type="percentage" office:value="0.39355835156724" calcext:value-type="percentage">
            <text:p>39,4%</text:p>
          </table:table-cell>
          <table:table-cell table:style-name="ce21" office:value-type="percentage" office:value="0.392449604071032" calcext:value-type="percentage">
            <text:p>39,2%</text:p>
          </table:table-cell>
          <table:table-cell table:style-name="ce21" office:value-type="percentage" office:value="0.383606564994933" calcext:value-type="percentage">
            <text:p>38,4%</text:p>
          </table:table-cell>
          <table:table-cell table:style-name="ce21" office:value-type="percentage" office:value="0.392457539086855" calcext:value-type="percentage">
            <text:p>39,2%</text:p>
          </table:table-cell>
          <table:table-cell table:style-name="ce21" office:value-type="percentage" office:value="0.391878566741004" calcext:value-type="percentage">
            <text:p>39,2%</text:p>
          </table:table-cell>
          <table:table-cell table:style-name="ce21" office:value-type="percentage" office:value="0.405705982927841" calcext:value-type="percentage">
            <text:p>40,6%</text:p>
          </table:table-cell>
          <table:table-cell table:style-name="ce21" office:value-type="percentage" office:value="0.410948475085385" calcext:value-type="percentage">
            <text:p>41,1%</text:p>
          </table:table-cell>
          <table:table-cell table:style-name="ce55" office:value-type="percentage" office:value="0.42630131691055" calcext:value-type="percentage">
            <text:p>42,6%</text:p>
          </table:table-cell>
          <table:table-cell table:style-name="ce21" office:value-type="percentage" office:value="0.0088244951593669" calcext:value-type="percentage">
            <text:p>0,9%</text:p>
          </table:table-cell>
          <table:table-cell table:style-name="ce21" office:value-type="percentage" office:value="0.00899082091061366" calcext:value-type="percentage">
            <text:p>0,9%</text:p>
          </table:table-cell>
          <table:table-cell table:style-name="ce21" office:value-type="percentage" office:value="0.0098960549136451" calcext:value-type="percentage">
            <text:p>1,0%</text:p>
          </table:table-cell>
          <table:table-cell table:style-name="ce21" office:value-type="percentage" office:value="0.00950403233997875" calcext:value-type="percentage">
            <text:p>1,0%</text:p>
          </table:table-cell>
          <table:table-cell table:style-name="ce21" office:value-type="percentage" office:value="0.00885418792741212" calcext:value-type="percentage">
            <text:p>0,9%</text:p>
          </table:table-cell>
          <table:table-cell table:style-name="ce21" office:value-type="percentage" office:value="0.00926582955888415" calcext:value-type="percentage">
            <text:p>0,9%</text:p>
          </table:table-cell>
          <table:table-cell table:style-name="ce21" office:value-type="percentage" office:value="0.00895460244227874" calcext:value-type="percentage">
            <text:p>0,9%</text:p>
          </table:table-cell>
          <table:table-cell table:style-name="ce56" office:value-type="percentage" office:value="0.00941147632281909" calcext:value-type="percentage">
            <text:p>0,9%</text:p>
          </table:table-cell>
          <table:table-cell table:style-name="ce56" office:value-type="percentage" office:value="0.00914037495429898" calcext:value-type="percentage">
            <text:p>0,9%</text:p>
          </table:table-cell>
          <table:table-cell table:style-name="ce56" office:value-type="percentage" office:value="0.00949553632504457" calcext:value-type="percentage">
            <text:p>0,9%</text:p>
          </table:table-cell>
          <table:table-cell table:style-name="ce56" office:value-type="percentage" office:value="0.00886993434830533" calcext:value-type="percentage">
            <text:p>0,9%</text:p>
          </table:table-cell>
          <table:table-cell table:style-name="ce56" office:value-type="percentage" office:value="0.00838104263938653" calcext:value-type="percentage">
            <text:p>0,8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36184.5023671577" calcext:value-type="float">
            <text:p><text:s/>36.185 </text:p>
          </table:table-cell>
          <table:table-cell table:style-name="ce27" office:value-type="float" office:value="40992.9249193223" calcext:value-type="float">
            <text:p><text:s/>40.993 </text:p>
          </table:table-cell>
          <table:table-cell table:style-name="ce27" office:value-type="float" office:value="46412.2083531371" calcext:value-type="float">
            <text:p><text:s/>46.412 </text:p>
          </table:table-cell>
          <table:table-cell table:style-name="ce27" office:value-type="float" office:value="51518.4565553708" calcext:value-type="float">
            <text:p><text:s/>51.518 </text:p>
          </table:table-cell>
          <table:table-cell table:style-name="ce27" office:value-type="float" office:value="54022.5839150427" calcext:value-type="float">
            <text:p><text:s/>54.023 </text:p>
          </table:table-cell>
          <table:table-cell table:style-name="ce27" office:value-type="float" office:value="57250.8668319656" calcext:value-type="float">
            <text:p><text:s/>57.251 </text:p>
          </table:table-cell>
          <table:table-cell table:style-name="ce27" office:value-type="float" office:value="59677.3888508441" calcext:value-type="float">
            <text:p><text:s/>59.677 </text:p>
          </table:table-cell>
          <table:table-cell table:style-name="ce27" office:value-type="float" office:value="64305.9950551734" calcext:value-type="float">
            <text:p><text:s/>64.306 </text:p>
          </table:table-cell>
          <table:table-cell table:style-name="ce27" office:value-type="float" office:value="66969.5620017861" calcext:value-type="float">
            <text:p><text:s/>66.970 </text:p>
          </table:table-cell>
          <table:table-cell table:style-name="ce27" office:value-type="float" office:value="71336.7801700609" calcext:value-type="float">
            <text:p><text:s/>71.337 </text:p>
          </table:table-cell>
          <table:table-cell table:style-name="ce27" office:value-type="float" office:value="71577.1068125792" calcext:value-type="float">
            <text:p><text:s/>71.577 </text:p>
          </table:table-cell>
          <table:table-cell table:style-name="ce27" office:value-type="float" office:value="80180.7330944208" calcext:value-type="float">
            <text:p><text:s/>80.181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0931187006775042" calcext:value-type="percentage">
            <text:p>0,9%</text:p>
          </table:table-cell>
          <table:table-cell table:style-name="ce29" office:value-type="percentage" office:value="0.0093668525552208" calcext:value-type="percentage">
            <text:p>0,9%</text:p>
          </table:table-cell>
          <table:table-cell table:style-name="ce29" office:value-type="percentage" office:value="0.00963956840073798" calcext:value-type="percentage">
            <text:p>1,0%</text:p>
          </table:table-cell>
          <table:table-cell table:style-name="ce29" office:value-type="percentage" office:value="0.00966281667431396" calcext:value-type="percentage">
            <text:p>1,0%</text:p>
          </table:table-cell>
          <table:table-cell table:style-name="ce29" office:value-type="percentage" office:value="0.00934816150462516" calcext:value-type="percentage">
            <text:p>0,9%</text:p>
          </table:table-cell>
          <table:table-cell table:style-name="ce29" office:value-type="percentage" office:value="0.0095485157881635" calcext:value-type="percentage">
            <text:p>1,0%</text:p>
          </table:table-cell>
          <table:table-cell table:style-name="ce29" office:value-type="percentage" office:value="0.00951894506888845" calcext:value-type="percentage">
            <text:p>1,0%</text:p>
          </table:table-cell>
          <table:table-cell table:style-name="ce58" office:value-type="percentage" office:value="0.00976481666028744" calcext:value-type="percentage">
            <text:p>1,0%</text:p>
          </table:table-cell>
          <table:table-cell table:style-name="ce58" office:value-type="percentage" office:value="0.00956142402070234" calcext:value-type="percentage">
            <text:p>1,0%</text:p>
          </table:table-cell>
          <table:table-cell table:style-name="ce58" office:value-type="percentage" office:value="0.00965428548635301" calcext:value-type="percentage">
            <text:p>1,0%</text:p>
          </table:table-cell>
          <table:table-cell table:style-name="ce58" office:value-type="percentage" office:value="0.00940616261446816" calcext:value-type="percentage">
            <text:p>0,9%</text:p>
          </table:table-cell>
          <table:table-cell table:style-name="ce58" office:value-type="percentage" office:value="0.00889696734632242" calcext:value-type="percentage">
            <text:p>0,9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36184.5023671577" calcext:value-type="float">
            <text:p><text:s/>36.185 </text:p>
          </table:table-cell>
          <table:table-cell table:style-name="ce32" office:value-type="float" office:value="40992.9249193223" calcext:value-type="float">
            <text:p><text:s/>40.993 </text:p>
          </table:table-cell>
          <table:table-cell table:style-name="ce32" office:value-type="float" office:value="46412.2083531371" calcext:value-type="float">
            <text:p><text:s/>46.412 </text:p>
          </table:table-cell>
          <table:table-cell table:style-name="ce32" office:value-type="float" office:value="51518.4565553708" calcext:value-type="float">
            <text:p><text:s/>51.518 </text:p>
          </table:table-cell>
          <table:table-cell table:style-name="ce32" office:value-type="float" office:value="54022.5839150427" calcext:value-type="float">
            <text:p><text:s/>54.023 </text:p>
          </table:table-cell>
          <table:table-cell table:style-name="ce32" office:value-type="float" office:value="57250.8668319655" calcext:value-type="float">
            <text:p><text:s/>57.251 </text:p>
          </table:table-cell>
          <table:table-cell table:style-name="ce32" office:value-type="float" office:value="59677.3888508441" calcext:value-type="float">
            <text:p><text:s/>59.677 </text:p>
          </table:table-cell>
          <table:table-cell table:style-name="ce32" office:value-type="float" office:value="64305.9950551734" calcext:value-type="float">
            <text:p><text:s/>64.306 </text:p>
          </table:table-cell>
          <table:table-cell table:style-name="ce32" office:value-type="float" office:value="66969.5620017861" calcext:value-type="float">
            <text:p><text:s/>66.970 </text:p>
          </table:table-cell>
          <table:table-cell table:style-name="ce32" office:value-type="float" office:value="71336.7801700609" calcext:value-type="float">
            <text:p><text:s/>71.337 </text:p>
          </table:table-cell>
          <table:table-cell table:style-name="ce32" office:value-type="float" office:value="71577.1068125792" calcext:value-type="float">
            <text:p><text:s/>71.577 </text:p>
          </table:table-cell>
          <table:table-cell table:style-name="ce32" office:value-type="float" office:value="80180.7330944208" calcext:value-type="float">
            <text:p><text:s/>80.181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5" table:style-name="ta2">
        <table:table-column table:style-name="co19" table:default-cell-style-name="ce67"/>
        <table:table-column table:style-name="co11" table:number-columns-repeated="3" table:default-cell-style-name="ce67"/>
        <table:table-column table:style-name="co11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Paraíba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29853.2386735229" calcext:value-type="float">
            <text:p><text:s/>29.853 </text:p>
          </table:table-cell>
          <table:table-cell table:style-name="ce13" office:value-type="float" office:value="32985.1464538883" calcext:value-type="float">
            <text:p><text:s/>32.985 </text:p>
          </table:table-cell>
          <table:table-cell table:style-name="ce13" office:value-type="float" office:value="37671.9834115133" calcext:value-type="float">
            <text:p><text:s/>37.672 </text:p>
          </table:table-cell>
          <table:table-cell table:style-name="ce13" office:value-type="float" office:value="40987.5800910431" calcext:value-type="float">
            <text:p><text:s/>40.988 </text:p>
          </table:table-cell>
          <table:table-cell table:style-name="ce13" office:value-type="float" office:value="46997.294725303" calcext:value-type="float">
            <text:p><text:s/>46.997 </text:p>
          </table:table-cell>
          <table:table-cell table:style-name="ce13" office:value-type="float" office:value="50105.4398003077" calcext:value-type="float">
            <text:p><text:s/>50.105 </text:p>
          </table:table-cell>
          <table:table-cell table:style-name="ce13" office:value-type="float" office:value="52838.1901429123" calcext:value-type="float">
            <text:p><text:s/>52.838 </text:p>
          </table:table-cell>
          <table:table-cell table:style-name="ce13" office:value-type="float" office:value="55675.47565268" calcext:value-type="float">
            <text:p><text:s/>55.675 </text:p>
          </table:table-cell>
          <table:table-cell table:style-name="ce13" office:value-type="float" office:value="57209.309490731" calcext:value-type="float">
            <text:p><text:s/>57.209 </text:p>
          </table:table-cell>
          <table:table-cell table:style-name="ce13" office:value-type="float" office:value="60277.2188476888" calcext:value-type="float">
            <text:p><text:s/>60.277 </text:p>
          </table:table-cell>
          <table:table-cell table:style-name="ce13" office:value-type="float" office:value="62468.0319095923" calcext:value-type="float">
            <text:p><text:s/>62.468 </text:p>
          </table:table-cell>
          <table:table-cell table:style-name="ce13" office:value-type="float" office:value="67766.3582518203" calcext:value-type="float">
            <text:p><text:s/>67.766 </text:p>
          </table:table-cell>
          <table:table-cell table:style-name="ce14" office:value-type="percentage" office:value="0.890543547496646" calcext:value-type="percentage">
            <text:p>89,1%</text:p>
          </table:table-cell>
          <table:table-cell table:style-name="ce15" office:value-type="percentage" office:value="0.888868602529691" calcext:value-type="percentage">
            <text:p>88,9%</text:p>
          </table:table-cell>
          <table:table-cell table:style-name="ce15" office:value-type="percentage" office:value="0.886642670764037" calcext:value-type="percentage">
            <text:p>88,7%</text:p>
          </table:table-cell>
          <table:table-cell table:style-name="ce15" office:value-type="percentage" office:value="0.883785402037737" calcext:value-type="percentage">
            <text:p>88,4%</text:p>
          </table:table-cell>
          <table:table-cell table:style-name="ce15" office:value-type="percentage" office:value="0.887805384880552" calcext:value-type="percentage">
            <text:p>88,8%</text:p>
          </table:table-cell>
          <table:table-cell table:style-name="ce15" office:value-type="percentage" office:value="0.892478674433421" calcext:value-type="percentage">
            <text:p>89,2%</text:p>
          </table:table-cell>
          <table:table-cell table:style-name="ce15" office:value-type="percentage" office:value="0.893974884905109" calcext:value-type="percentage">
            <text:p>89,4%</text:p>
          </table:table-cell>
          <table:table-cell table:style-name="ce15" office:value-type="percentage" office:value="0.892281294735833" calcext:value-type="percentage">
            <text:p>89,2%</text:p>
          </table:table-cell>
          <table:table-cell table:style-name="ce15" office:value-type="percentage" office:value="0.888707693843039" calcext:value-type="percentage">
            <text:p>88,9%</text:p>
          </table:table-cell>
          <table:table-cell table:style-name="ce15" office:value-type="percentage" office:value="0.886611267614421" calcext:value-type="percentage">
            <text:p>88,7%</text:p>
          </table:table-cell>
          <table:table-cell table:style-name="ce15" office:value-type="percentage" office:value="0.888692903855509" calcext:value-type="percentage">
            <text:p>88,9%</text:p>
          </table:table-cell>
          <table:table-cell table:style-name="ce54" office:value-type="percentage" office:value="0.874739495100167" calcext:value-type="percentage">
            <text:p>87,5%</text:p>
          </table:table-cell>
          <table:table-cell table:style-name="ce15" office:value-type="percentage" office:value="0.00903865723847445" calcext:value-type="percentage">
            <text:p>0,9%</text:p>
          </table:table-cell>
          <table:table-cell table:style-name="ce15" office:value-type="percentage" office:value="0.00886587615187695" calcext:value-type="percentage">
            <text:p>0,9%</text:p>
          </table:table-cell>
          <table:table-cell table:style-name="ce15" office:value-type="percentage" office:value="0.00920117252267465" calcext:value-type="percentage">
            <text:p>0,9%</text:p>
          </table:table-cell>
          <table:table-cell table:style-name="ce15" office:value-type="percentage" office:value="0.00900082131931473" calcext:value-type="percentage">
            <text:p>0,9%</text:p>
          </table:table-cell>
          <table:table-cell table:style-name="ce15" office:value-type="percentage" office:value="0.00945099712256937" calcext:value-type="percentage">
            <text:p>0,9%</text:p>
          </table:table-cell>
          <table:table-cell table:style-name="ce15" office:value-type="percentage" office:value="0.00971864188099653" calcext:value-type="percentage">
            <text:p>1,0%</text:p>
          </table:table-cell>
          <table:table-cell table:style-name="ce15" office:value-type="percentage" office:value="0.00974906374100708" calcext:value-type="percentage">
            <text:p>1,0%</text:p>
          </table:table-cell>
          <table:table-cell table:style-name="ce15" office:value-type="percentage" office:value="0.00981597356042368" calcext:value-type="percentage">
            <text:p>1,0%</text:p>
          </table:table-cell>
          <table:table-cell table:style-name="ce15" office:value-type="percentage" office:value="0.0095171987873753" calcext:value-type="percentage">
            <text:p>1,0%</text:p>
          </table:table-cell>
          <table:table-cell table:style-name="ce15" office:value-type="percentage" office:value="0.00948249415067493" calcext:value-type="percentage">
            <text:p>0,9%</text:p>
          </table:table-cell>
          <table:table-cell table:style-name="ce15" office:value-type="percentage" office:value="0.00947211958349144" calcext:value-type="percentage">
            <text:p>0,9%</text:p>
          </table:table-cell>
          <table:table-cell table:style-name="ce15" office:value-type="percentage" office:value="0.00878485442528841" calcext:value-type="percentage">
            <text:p>0,9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6697.9804424116" calcext:value-type="float">
            <text:p><text:s/>16.698 </text:p>
          </table:table-cell>
          <table:table-cell table:style-name="ce19" office:value-type="float" office:value="18823.7141966253" calcext:value-type="float">
            <text:p><text:s/>18.824 </text:p>
          </table:table-cell>
          <table:table-cell table:style-name="ce19" office:value-type="float" office:value="20785.4970608234" calcext:value-type="float">
            <text:p><text:s/>20.785 </text:p>
          </table:table-cell>
          <table:table-cell table:style-name="ce19" office:value-type="float" office:value="24181.366130568" calcext:value-type="float">
            <text:p><text:s/>24.181 </text:p>
          </table:table-cell>
          <table:table-cell table:style-name="ce19" office:value-type="float" office:value="27296.4180975268" calcext:value-type="float">
            <text:p><text:s/>27.296 </text:p>
          </table:table-cell>
          <table:table-cell table:style-name="ce19" office:value-type="float" office:value="29180.235432849" calcext:value-type="float">
            <text:p><text:s/>29.180 </text:p>
          </table:table-cell>
          <table:table-cell table:style-name="ce19" office:value-type="float" office:value="30531.5445578682" calcext:value-type="float">
            <text:p><text:s/>30.532 </text:p>
          </table:table-cell>
          <table:table-cell table:style-name="ce19" office:value-type="float" office:value="32517.9594864945" calcext:value-type="float">
            <text:p><text:s/>32.518 </text:p>
          </table:table-cell>
          <table:table-cell table:style-name="ce19" office:value-type="float" office:value="33750.8452520488" calcext:value-type="float">
            <text:p><text:s/>33.751 </text:p>
          </table:table-cell>
          <table:table-cell table:style-name="ce19" office:value-type="float" office:value="35047.6075404955" calcext:value-type="float">
            <text:p><text:s/>35.048 </text:p>
          </table:table-cell>
          <table:table-cell table:style-name="ce19" office:value-type="float" office:value="33909.7687208652" calcext:value-type="float">
            <text:p><text:s/>33.910 </text:p>
          </table:table-cell>
          <table:table-cell table:style-name="ce19" office:value-type="float" office:value="36457.7059452866" calcext:value-type="float">
            <text:p><text:s/>36.458 </text:p>
          </table:table-cell>
          <table:table-cell table:style-name="ce20" office:value-type="percentage" office:value="0.498112747559394" calcext:value-type="percentage">
            <text:p>49,8%</text:p>
          </table:table-cell>
          <table:table-cell table:style-name="ce21" office:value-type="percentage" office:value="0.507252819257994" calcext:value-type="percentage">
            <text:p>50,7%</text:p>
          </table:table-cell>
          <table:table-cell table:style-name="ce21" office:value-type="percentage" office:value="0.489204627902182" calcext:value-type="percentage">
            <text:p>48,9%</text:p>
          </table:table-cell>
          <table:table-cell table:style-name="ce21" office:value-type="percentage" office:value="0.521405224218054" calcext:value-type="percentage">
            <text:p>52,1%</text:p>
          </table:table-cell>
          <table:table-cell table:style-name="ce21" office:value-type="percentage" office:value="0.515644722033072" calcext:value-type="percentage">
            <text:p>51,6%</text:p>
          </table:table-cell>
          <table:table-cell table:style-name="ce21" office:value-type="percentage" office:value="0.519758691722017" calcext:value-type="percentage">
            <text:p>52,0%</text:p>
          </table:table-cell>
          <table:table-cell table:style-name="ce21" office:value-type="percentage" office:value="0.516566406954359" calcext:value-type="percentage">
            <text:p>51,7%</text:p>
          </table:table-cell>
          <table:table-cell table:style-name="ce21" office:value-type="percentage" office:value="0.521148075568888" calcext:value-type="percentage">
            <text:p>52,1%</text:p>
          </table:table-cell>
          <table:table-cell table:style-name="ce21" office:value-type="percentage" office:value="0.524296414625687" calcext:value-type="percentage">
            <text:p>52,4%</text:p>
          </table:table-cell>
          <table:table-cell table:style-name="ce21" office:value-type="percentage" office:value="0.51551157041352" calcext:value-type="percentage">
            <text:p>51,6%</text:p>
          </table:table-cell>
          <table:table-cell table:style-name="ce21" office:value-type="percentage" office:value="0.482412682333713" calcext:value-type="percentage">
            <text:p>48,2%</text:p>
          </table:table-cell>
          <table:table-cell table:style-name="ce55" office:value-type="percentage" office:value="0.470602170660893" calcext:value-type="percentage">
            <text:p>47,1%</text:p>
          </table:table-cell>
          <table:table-cell table:style-name="ce21" office:value-type="percentage" office:value="0.0103189245035575" calcext:value-type="percentage">
            <text:p>1,0%</text:p>
          </table:table-cell>
          <table:table-cell table:style-name="ce21" office:value-type="percentage" office:value="0.0101927159726169" calcext:value-type="percentage">
            <text:p>1,0%</text:p>
          </table:table-cell>
          <table:table-cell table:style-name="ce21" office:value-type="percentage" office:value="0.0100956634422953" calcext:value-type="percentage">
            <text:p>1,0%</text:p>
          </table:table-cell>
          <table:table-cell table:style-name="ce21" office:value-type="percentage" office:value="0.0104875871934486" calcext:value-type="percentage">
            <text:p>1,0%</text:p>
          </table:table-cell>
          <table:table-cell table:style-name="ce21" office:value-type="percentage" office:value="0.0108518543790302" calcext:value-type="percentage">
            <text:p>1,1%</text:p>
          </table:table-cell>
          <table:table-cell table:style-name="ce21" office:value-type="percentage" office:value="0.010920665052226" calcext:value-type="percentage">
            <text:p>1,1%</text:p>
          </table:table-cell>
          <table:table-cell table:style-name="ce21" office:value-type="percentage" office:value="0.010894644715479" calcext:value-type="percentage">
            <text:p>1,1%</text:p>
          </table:table-cell>
          <table:table-cell table:style-name="ce21" office:value-type="percentage" office:value="0.0111342398629069" calcext:value-type="percentage">
            <text:p>1,1%</text:p>
          </table:table-cell>
          <table:table-cell table:style-name="ce21" office:value-type="percentage" office:value="0.0110449451749357" calcext:value-type="percentage">
            <text:p>1,1%</text:p>
          </table:table-cell>
          <table:table-cell table:style-name="ce21" office:value-type="percentage" office:value="0.0108921979626611" calcext:value-type="percentage">
            <text:p>1,1%</text:p>
          </table:table-cell>
          <table:table-cell table:style-name="ce21" office:value-type="percentage" office:value="0.0106222197053591" calcext:value-type="percentage">
            <text:p>1,1%</text:p>
          </table:table-cell>
          <table:table-cell table:style-name="ce21" office:value-type="percentage" office:value="0.0103143809356085" calcext:value-type="percentage">
            <text:p>1,0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3249.9540676393" calcext:value-type="float">
            <text:p><text:s/>13.250 </text:p>
          </table:table-cell>
          <table:table-cell table:style-name="ce13" office:value-type="float" office:value="14934.1406206541" calcext:value-type="float">
            <text:p><text:s/>14.934 </text:p>
          </table:table-cell>
          <table:table-cell table:style-name="ce13" office:value-type="float" office:value="16510.3162644873" calcext:value-type="float">
            <text:p><text:s/>16.510 </text:p>
          </table:table-cell>
          <table:table-cell table:style-name="ce13" office:value-type="float" office:value="19248.1741078963" calcext:value-type="float">
            <text:p><text:s/>19.248 </text:p>
          </table:table-cell>
          <table:table-cell table:style-name="ce13" office:value-type="float" office:value="21755.2014213031" calcext:value-type="float">
            <text:p><text:s/>21.755 </text:p>
          </table:table-cell>
          <table:table-cell table:style-name="ce13" office:value-type="float" office:value="23332.8650571228" calcext:value-type="float">
            <text:p><text:s/>23.333 </text:p>
          </table:table-cell>
          <table:table-cell table:style-name="ce13" office:value-type="float" office:value="24374.6679364433" calcext:value-type="float">
            <text:p><text:s/>24.375 </text:p>
          </table:table-cell>
          <table:table-cell table:style-name="ce13" office:value-type="float" office:value="25815.3555754854" calcext:value-type="float">
            <text:p><text:s/>25.815 </text:p>
          </table:table-cell>
          <table:table-cell table:style-name="ce13" office:value-type="float" office:value="26819.9143766989" calcext:value-type="float">
            <text:p><text:s/>26.820 </text:p>
          </table:table-cell>
          <table:table-cell table:style-name="ce13" office:value-type="float" office:value="27614.6020666341" calcext:value-type="float">
            <text:p><text:s/>27.615 </text:p>
          </table:table-cell>
          <table:table-cell table:style-name="ce13" office:value-type="float" office:value="26770.1304264857" calcext:value-type="float">
            <text:p><text:s/>26.770 </text:p>
          </table:table-cell>
          <table:table-cell table:style-name="ce13" office:value-type="float" office:value="28612.3334861672" calcext:value-type="float">
            <text:p><text:s/>28.612 </text:p>
          </table:table-cell>
          <table:table-cell table:style-name="ce14" office:value-type="percentage" office:value="0.395255644742771" calcext:value-type="percentage">
            <text:p>39,5%</text:p>
          </table:table-cell>
          <table:table-cell table:style-name="ce15" office:value-type="percentage" office:value="0.402438373951738" calcext:value-type="percentage">
            <text:p>40,2%</text:p>
          </table:table-cell>
          <table:table-cell table:style-name="ce15" office:value-type="percentage" office:value="0.388584554946211" calcext:value-type="percentage">
            <text:p>38,9%</text:p>
          </table:table-cell>
          <table:table-cell table:style-name="ce15" office:value-type="percentage" office:value="0.415034389799384" calcext:value-type="percentage">
            <text:p>41,5%</text:p>
          </table:table-cell>
          <table:table-cell table:style-name="ce15" office:value-type="percentage" office:value="0.41096801600785" calcext:value-type="percentage">
            <text:p>41,1%</text:p>
          </table:table-cell>
          <table:table-cell table:style-name="ce15" office:value-type="percentage" office:value="0.415605262819926" calcext:value-type="percentage">
            <text:p>41,6%</text:p>
          </table:table-cell>
          <table:table-cell table:style-name="ce15" office:value-type="percentage" office:value="0.412397565172946" calcext:value-type="percentage">
            <text:p>41,2%</text:p>
          </table:table-cell>
          <table:table-cell table:style-name="ce15" office:value-type="percentage" office:value="0.413729000550555" calcext:value-type="percentage">
            <text:p>41,4%</text:p>
          </table:table-cell>
          <table:table-cell table:style-name="ce15" office:value-type="percentage" office:value="0.416629119752713" calcext:value-type="percentage">
            <text:p>41,7%</text:p>
          </table:table-cell>
          <table:table-cell table:style-name="ce15" office:value-type="percentage" office:value="0.406180275251784" calcext:value-type="percentage">
            <text:p>40,6%</text:p>
          </table:table-cell>
          <table:table-cell table:style-name="ce15" office:value-type="percentage" office:value="0.380841595581806" calcext:value-type="percentage">
            <text:p>38,1%</text:p>
          </table:table-cell>
          <table:table-cell table:style-name="ce54" office:value-type="percentage" office:value="0.369332789794045" calcext:value-type="percentage">
            <text:p>36,9%</text:p>
          </table:table-cell>
          <table:table-cell table:style-name="ce15" office:value-type="percentage" office:value="0.0103735298446622" calcext:value-type="percentage">
            <text:p>1,0%</text:p>
          </table:table-cell>
          <table:table-cell table:style-name="ce15" office:value-type="percentage" office:value="0.01027351099171" calcext:value-type="percentage">
            <text:p>1,0%</text:p>
          </table:table-cell>
          <table:table-cell table:style-name="ce15" office:value-type="percentage" office:value="0.0101478111722663" calcext:value-type="percentage">
            <text:p>1,0%</text:p>
          </table:table-cell>
          <table:table-cell table:style-name="ce15" office:value-type="percentage" office:value="0.0105630932263001" calcext:value-type="percentage">
            <text:p>1,1%</text:p>
          </table:table-cell>
          <table:table-cell table:style-name="ce15" office:value-type="percentage" office:value="0.0108753766961172" calcext:value-type="percentage">
            <text:p>1,1%</text:p>
          </table:table-cell>
          <table:table-cell table:style-name="ce15" office:value-type="percentage" office:value="0.0109706312144182" calcext:value-type="percentage">
            <text:p>1,1%</text:p>
          </table:table-cell>
          <table:table-cell table:style-name="ce15" office:value-type="percentage" office:value="0.010933815730036" calcext:value-type="percentage">
            <text:p>1,1%</text:p>
          </table:table-cell>
          <table:table-cell table:style-name="ce15" office:value-type="percentage" office:value="0.011164097024672" calcext:value-type="percentage">
            <text:p>1,1%</text:p>
          </table:table-cell>
          <table:table-cell table:style-name="ce15" office:value-type="percentage" office:value="0.0110720953312511" calcext:value-type="percentage">
            <text:p>1,1%</text:p>
          </table:table-cell>
          <table:table-cell table:style-name="ce15" office:value-type="percentage" office:value="0.010873204779725" calcext:value-type="percentage">
            <text:p>1,1%</text:p>
          </table:table-cell>
          <table:table-cell table:style-name="ce15" office:value-type="percentage" office:value="0.0105728841899562" calcext:value-type="percentage">
            <text:p>1,1%</text:p>
          </table:table-cell>
          <table:table-cell table:style-name="ce15" office:value-type="percentage" office:value="0.0102369195596756" calcext:value-type="percentage">
            <text:p>1,0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3448.02637477234" calcext:value-type="float">
            <text:p><text:s/>3.448 </text:p>
          </table:table-cell>
          <table:table-cell table:style-name="ce13" office:value-type="float" office:value="3889.57357597119" calcext:value-type="float">
            <text:p><text:s/>3.890 </text:p>
          </table:table-cell>
          <table:table-cell table:style-name="ce13" office:value-type="float" office:value="4275.18079633614" calcext:value-type="float">
            <text:p><text:s/>4.275 </text:p>
          </table:table-cell>
          <table:table-cell table:style-name="ce13" office:value-type="float" office:value="4933.19202267175" calcext:value-type="float">
            <text:p><text:s/>4.933 </text:p>
          </table:table-cell>
          <table:table-cell table:style-name="ce13" office:value-type="float" office:value="5541.21667622363" calcext:value-type="float">
            <text:p><text:s/>5.541 </text:p>
          </table:table-cell>
          <table:table-cell table:style-name="ce13" office:value-type="float" office:value="5847.37037572619" calcext:value-type="float">
            <text:p><text:s/>5.847 </text:p>
          </table:table-cell>
          <table:table-cell table:style-name="ce13" office:value-type="float" office:value="6156.87662142488" calcext:value-type="float">
            <text:p><text:s/>6.157 </text:p>
          </table:table-cell>
          <table:table-cell table:style-name="ce13" office:value-type="float" office:value="6702.60391100905" calcext:value-type="float">
            <text:p><text:s/>6.703 </text:p>
          </table:table-cell>
          <table:table-cell table:style-name="ce13" office:value-type="float" office:value="6930.9308753499" calcext:value-type="float">
            <text:p><text:s/>6.931 </text:p>
          </table:table-cell>
          <table:table-cell table:style-name="ce13" office:value-type="float" office:value="7433.00547386137" calcext:value-type="float">
            <text:p><text:s/>7.433 </text:p>
          </table:table-cell>
          <table:table-cell table:style-name="ce13" office:value-type="float" office:value="7139.63829437946" calcext:value-type="float">
            <text:p><text:s/>7.140 </text:p>
          </table:table-cell>
          <table:table-cell table:style-name="ce13" office:value-type="float" office:value="7845.3724591194" calcext:value-type="float">
            <text:p><text:s/>7.845 </text:p>
          </table:table-cell>
          <table:table-cell table:style-name="ce14" office:value-type="percentage" office:value="0.102857102816624" calcext:value-type="percentage">
            <text:p>10,3%</text:p>
          </table:table-cell>
          <table:table-cell table:style-name="ce15" office:value-type="percentage" office:value="0.104814445306256" calcext:value-type="percentage">
            <text:p>10,5%</text:p>
          </table:table-cell>
          <table:table-cell table:style-name="ce15" office:value-type="percentage" office:value="0.100620072955971" calcext:value-type="percentage">
            <text:p>10,1%</text:p>
          </table:table-cell>
          <table:table-cell table:style-name="ce15" office:value-type="percentage" office:value="0.10637083441867" calcext:value-type="percentage">
            <text:p>10,6%</text:p>
          </table:table-cell>
          <table:table-cell table:style-name="ce15" office:value-type="percentage" office:value="0.104676706025222" calcext:value-type="percentage">
            <text:p>10,5%</text:p>
          </table:table-cell>
          <table:table-cell table:style-name="ce15" office:value-type="percentage" office:value="0.104153428902091" calcext:value-type="percentage">
            <text:p>10,4%</text:p>
          </table:table-cell>
          <table:table-cell table:style-name="ce15" office:value-type="percentage" office:value="0.104168841781413" calcext:value-type="percentage">
            <text:p>10,4%</text:p>
          </table:table-cell>
          <table:table-cell table:style-name="ce15" office:value-type="percentage" office:value="0.107419075018333" calcext:value-type="percentage">
            <text:p>10,7%</text:p>
          </table:table-cell>
          <table:table-cell table:style-name="ce15" office:value-type="percentage" office:value="0.107667294872973" calcext:value-type="percentage">
            <text:p>10,8%</text:p>
          </table:table-cell>
          <table:table-cell table:style-name="ce15" office:value-type="percentage" office:value="0.109331295161735" calcext:value-type="percentage">
            <text:p>10,9%</text:p>
          </table:table-cell>
          <table:table-cell table:style-name="ce15" office:value-type="percentage" office:value="0.101571086751907" calcext:value-type="percentage">
            <text:p>10,2%</text:p>
          </table:table-cell>
          <table:table-cell table:style-name="ce54" office:value-type="percentage" office:value="0.101269380866848" calcext:value-type="percentage">
            <text:p>10,1%</text:p>
          </table:table-cell>
          <table:table-cell table:style-name="ce15" office:value-type="percentage" office:value="0.010114332071317" calcext:value-type="percentage">
            <text:p>1,0%</text:p>
          </table:table-cell>
          <table:table-cell table:style-name="ce15" office:value-type="percentage" office:value="0.00989396167124836" calcext:value-type="percentage">
            <text:p>1,0%</text:p>
          </table:table-cell>
          <table:table-cell table:style-name="ce15" office:value-type="percentage" office:value="0.00989920785682794" calcext:value-type="percentage">
            <text:p>1,0%</text:p>
          </table:table-cell>
          <table:table-cell table:style-name="ce15" office:value-type="percentage" office:value="0.0102030225720869" calcext:value-type="percentage">
            <text:p>1,0%</text:p>
          </table:table-cell>
          <table:table-cell table:style-name="ce15" office:value-type="percentage" office:value="0.0107604797969233" calcext:value-type="percentage">
            <text:p>1,1%</text:p>
          </table:table-cell>
          <table:table-cell table:style-name="ce15" office:value-type="percentage" office:value="0.0107257349528703" calcext:value-type="percentage">
            <text:p>1,1%</text:p>
          </table:table-cell>
          <table:table-cell table:style-name="ce15" office:value-type="percentage" office:value="0.010742285745685" calcext:value-type="percentage">
            <text:p>1,1%</text:p>
          </table:table-cell>
          <table:table-cell table:style-name="ce15" office:value-type="percentage" office:value="0.0110207206247621" calcext:value-type="percentage">
            <text:p>1,1%</text:p>
          </table:table-cell>
          <table:table-cell table:style-name="ce15" office:value-type="percentage" office:value="0.0109411277088281" calcext:value-type="percentage">
            <text:p>1,1%</text:p>
          </table:table-cell>
          <table:table-cell table:style-name="ce15" office:value-type="percentage" office:value="0.0109633451288319" calcext:value-type="percentage">
            <text:p>1,1%</text:p>
          </table:table-cell>
          <table:table-cell table:style-name="ce15" office:value-type="percentage" office:value="0.0108113762858156" calcext:value-type="percentage">
            <text:p>1,1%</text:p>
          </table:table-cell>
          <table:table-cell table:style-name="ce15" office:value-type="percentage" office:value="0.0106071008892498" calcext:value-type="percentage">
            <text:p>1,1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3914.0014022376" calcext:value-type="float">
            <text:p><text:s/>3.914 </text:p>
          </table:table-cell>
          <table:table-cell table:style-name="ce19" office:value-type="float" office:value="4363.28740085334" calcext:value-type="float">
            <text:p><text:s/>4.363 </text:p>
          </table:table-cell>
          <table:table-cell table:style-name="ce19" office:value-type="float" office:value="5088.4464415794" calcext:value-type="float">
            <text:p><text:s/>5.088 </text:p>
          </table:table-cell>
          <table:table-cell table:style-name="ce19" office:value-type="float" office:value="5680.88594970776" calcext:value-type="float">
            <text:p><text:s/>5.681 </text:p>
          </table:table-cell>
          <table:table-cell table:style-name="ce19" office:value-type="float" office:value="6311.35538170468" calcext:value-type="float">
            <text:p><text:s/>6.311 </text:p>
          </table:table-cell>
          <table:table-cell table:style-name="ce19" office:value-type="float" office:value="6440.84830331532" calcext:value-type="float">
            <text:p><text:s/>6.441 </text:p>
          </table:table-cell>
          <table:table-cell table:style-name="ce19" office:value-type="float" office:value="6693.29762243105" calcext:value-type="float">
            <text:p><text:s/>6.693 </text:p>
          </table:table-cell>
          <table:table-cell table:style-name="ce19" office:value-type="float" office:value="7204.30639995144" calcext:value-type="float">
            <text:p><text:s/>7.204 </text:p>
          </table:table-cell>
          <table:table-cell table:style-name="ce19" office:value-type="float" office:value="7720.21247597429" calcext:value-type="float">
            <text:p><text:s/>7.720 </text:p>
          </table:table-cell>
          <table:table-cell table:style-name="ce19" office:value-type="float" office:value="8305.42368104986" calcext:value-type="float">
            <text:p><text:s/>8.305 </text:p>
          </table:table-cell>
          <table:table-cell table:style-name="ce19" office:value-type="float" office:value="8385.27057742055" calcext:value-type="float">
            <text:p><text:s/>8.385 </text:p>
          </table:table-cell>
          <table:table-cell table:style-name="ce19" office:value-type="float" office:value="10330.0154165472" calcext:value-type="float">
            <text:p><text:s/>10.330 </text:p>
          </table:table-cell>
          <table:table-cell table:style-name="ce20" office:value-type="percentage" office:value="0.116757472506556" calcext:value-type="percentage">
            <text:p>11,7%</text:p>
          </table:table-cell>
          <table:table-cell table:style-name="ce21" office:value-type="percentage" office:value="0.117579868255359" calcext:value-type="percentage">
            <text:p>11,8%</text:p>
          </table:table-cell>
          <table:table-cell table:style-name="ce21" office:value-type="percentage" office:value="0.119760982418114" calcext:value-type="percentage">
            <text:p>12,0%</text:p>
          </table:table-cell>
          <table:table-cell table:style-name="ce21" office:value-type="percentage" office:value="0.1224928151855" calcext:value-type="percentage">
            <text:p>12,2%</text:p>
          </table:table-cell>
          <table:table-cell table:style-name="ce21" office:value-type="percentage" office:value="0.119225060219381" calcext:value-type="percentage">
            <text:p>11,9%</text:p>
          </table:table-cell>
          <table:table-cell table:style-name="ce21" office:value-type="percentage" office:value="0.114724464626579" calcext:value-type="percentage">
            <text:p>11,5%</text:p>
          </table:table-cell>
          <table:table-cell table:style-name="ce21" office:value-type="percentage" office:value="0.113244604999989" calcext:value-type="percentage">
            <text:p>11,3%</text:p>
          </table:table-cell>
          <table:table-cell table:style-name="ce21" office:value-type="percentage" office:value="0.115459594495856" calcext:value-type="percentage">
            <text:p>11,5%</text:p>
          </table:table-cell>
          <table:table-cell table:style-name="ce21" office:value-type="percentage" office:value="0.119928247457924" calcext:value-type="percentage">
            <text:p>12,0%</text:p>
          </table:table-cell>
          <table:table-cell table:style-name="ce21" office:value-type="percentage" office:value="0.122163602745796" calcext:value-type="percentage">
            <text:p>12,2%</text:p>
          </table:table-cell>
          <table:table-cell table:style-name="ce21" office:value-type="percentage" office:value="0.11929190389489" calcext:value-type="percentage">
            <text:p>11,9%</text:p>
          </table:table-cell>
          <table:table-cell table:style-name="ce55" office:value-type="percentage" office:value="0.133341568042794" calcext:value-type="percentage">
            <text:p>13,3%</text:p>
          </table:table-cell>
          <table:table-cell table:style-name="ce21" office:value-type="percentage" office:value="0.00625344730703648" calcext:value-type="percentage">
            <text:p>0,6%</text:p>
          </table:table-cell>
          <table:table-cell table:style-name="ce21" office:value-type="percentage" office:value="0.00625704448454605" calcext:value-type="percentage">
            <text:p>0,6%</text:p>
          </table:table-cell>
          <table:table-cell table:style-name="ce21" office:value-type="percentage" office:value="0.00664718465426622" calcext:value-type="percentage">
            <text:p>0,7%</text:p>
          </table:table-cell>
          <table:table-cell table:style-name="ce21" office:value-type="percentage" office:value="0.00686176100783352" calcext:value-type="percentage">
            <text:p>0,7%</text:p>
          </table:table-cell>
          <table:table-cell table:style-name="ce21" office:value-type="percentage" office:value="0.00731884759527375" calcext:value-type="percentage">
            <text:p>0,7%</text:p>
          </table:table-cell>
          <table:table-cell table:style-name="ce21" office:value-type="percentage" office:value="0.00716497667052159" calcext:value-type="percentage">
            <text:p>0,7%</text:p>
          </table:table-cell>
          <table:table-cell table:style-name="ce21" office:value-type="percentage" office:value="0.00735228272288309" calcext:value-type="percentage">
            <text:p>0,7%</text:p>
          </table:table-cell>
          <table:table-cell table:style-name="ce21" office:value-type="percentage" office:value="0.00732599856206588" calcext:value-type="percentage">
            <text:p>0,7%</text:p>
          </table:table-cell>
          <table:table-cell table:style-name="ce21" office:value-type="percentage" office:value="0.00716720525305878" calcext:value-type="percentage">
            <text:p>0,7%</text:p>
          </table:table-cell>
          <table:table-cell table:style-name="ce21" office:value-type="percentage" office:value="0.00739233699954061" calcext:value-type="percentage">
            <text:p>0,7%</text:p>
          </table:table-cell>
          <table:table-cell table:style-name="ce21" office:value-type="percentage" office:value="0.00761569680006859" calcext:value-type="percentage">
            <text:p>0,8%</text:p>
          </table:table-cell>
          <table:table-cell table:style-name="ce21" office:value-type="percentage" office:value="0.00738330248019067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3669.25301982727" calcext:value-type="float">
            <text:p><text:s/>3.669 </text:p>
          </table:table-cell>
          <table:table-cell table:style-name="ce13" office:value-type="float" office:value="4123.99021717159" calcext:value-type="float">
            <text:p><text:s/>4.124 </text:p>
          </table:table-cell>
          <table:table-cell table:style-name="ce13" office:value-type="float" office:value="4816.36578901707" calcext:value-type="float">
            <text:p><text:s/>4.816 </text:p>
          </table:table-cell>
          <table:table-cell table:style-name="ce13" office:value-type="float" office:value="5389.71919059061" calcext:value-type="float">
            <text:p><text:s/>5.390 </text:p>
          </table:table-cell>
          <table:table-cell table:style-name="ce13" office:value-type="float" office:value="5939.18834370448" calcext:value-type="float">
            <text:p><text:s/>5.939 </text:p>
          </table:table-cell>
          <table:table-cell table:style-name="ce13" office:value-type="float" office:value="6036.45046067417" calcext:value-type="float">
            <text:p><text:s/>6.036 </text:p>
          </table:table-cell>
          <table:table-cell table:style-name="ce13" office:value-type="float" office:value="6266.59124982319" calcext:value-type="float">
            <text:p><text:s/>6.267 </text:p>
          </table:table-cell>
          <table:table-cell table:style-name="ce13" office:value-type="float" office:value="6721.29987219881" calcext:value-type="float">
            <text:p><text:s/>6.721 </text:p>
          </table:table-cell>
          <table:table-cell table:style-name="ce13" office:value-type="float" office:value="7164.28588497773" calcext:value-type="float">
            <text:p><text:s/>7.164 </text:p>
          </table:table-cell>
          <table:table-cell table:style-name="ce13" office:value-type="float" office:value="7708.85469937425" calcext:value-type="float">
            <text:p><text:s/>7.709 </text:p>
          </table:table-cell>
          <table:table-cell table:style-name="ce13" office:value-type="float" office:value="7824.00219868149" calcext:value-type="float">
            <text:p><text:s/>7.824 </text:p>
          </table:table-cell>
          <table:table-cell table:style-name="ce13" office:value-type="float" office:value="9703.9727797748" calcext:value-type="float">
            <text:p><text:s/>9.704 </text:p>
          </table:table-cell>
          <table:table-cell table:style-name="ce14" office:value-type="percentage" office:value="0.109456452503354" calcext:value-type="percentage">
            <text:p>10,9%</text:p>
          </table:table-cell>
          <table:table-cell table:style-name="ce15" office:value-type="percentage" office:value="0.11113139747031" calcext:value-type="percentage">
            <text:p>11,1%</text:p>
          </table:table-cell>
          <table:table-cell table:style-name="ce15" office:value-type="percentage" office:value="0.113357329235963" calcext:value-type="percentage">
            <text:p>11,3%</text:p>
          </table:table-cell>
          <table:table-cell table:style-name="ce15" office:value-type="percentage" office:value="0.116214597962263" calcext:value-type="percentage">
            <text:p>11,6%</text:p>
          </table:table-cell>
          <table:table-cell table:style-name="ce15" office:value-type="percentage" office:value="0.112194615119448" calcext:value-type="percentage">
            <text:p>11,2%</text:p>
          </table:table-cell>
          <table:table-cell table:style-name="ce15" office:value-type="percentage" office:value="0.107521325566579" calcext:value-type="percentage">
            <text:p>10,8%</text:p>
          </table:table-cell>
          <table:table-cell table:style-name="ce15" office:value-type="percentage" office:value="0.106025115094892" calcext:value-type="percentage">
            <text:p>10,6%</text:p>
          </table:table-cell>
          <table:table-cell table:style-name="ce15" office:value-type="percentage" office:value="0.107718705264167" calcext:value-type="percentage">
            <text:p>10,8%</text:p>
          </table:table-cell>
          <table:table-cell table:style-name="ce15" office:value-type="percentage" office:value="0.111292306156961" calcext:value-type="percentage">
            <text:p>11,1%</text:p>
          </table:table-cell>
          <table:table-cell table:style-name="ce15" office:value-type="percentage" office:value="0.113388732385579" calcext:value-type="percentage">
            <text:p>11,3%</text:p>
          </table:table-cell>
          <table:table-cell table:style-name="ce15" office:value-type="percentage" office:value="0.111307096144491" calcext:value-type="percentage">
            <text:p>11,1%</text:p>
          </table:table-cell>
          <table:table-cell table:style-name="ce54" office:value-type="percentage" office:value="0.125260504899833" calcext:value-type="percentage">
            <text:p>12,5%</text:p>
          </table:table-cell>
          <table:table-cell table:style-name="ce15" office:value-type="percentage" office:value="0.00629366889218701" calcext:value-type="percentage">
            <text:p>0,6%</text:p>
          </table:table-cell>
          <table:table-cell table:style-name="ce15" office:value-type="percentage" office:value="0.00628732761593483" calcext:value-type="percentage">
            <text:p>0,6%</text:p>
          </table:table-cell>
          <table:table-cell table:style-name="ce15" office:value-type="percentage" office:value="0.00668474546047413" calcext:value-type="percentage">
            <text:p>0,7%</text:p>
          </table:table-cell>
          <table:table-cell table:style-name="ce15" office:value-type="percentage" office:value="0.00692891576877643" calcext:value-type="percentage">
            <text:p>0,7%</text:p>
          </table:table-cell>
          <table:table-cell table:style-name="ce15" office:value-type="percentage" office:value="0.00736672041267072" calcext:value-type="percentage">
            <text:p>0,7%</text:p>
          </table:table-cell>
          <table:table-cell table:style-name="ce15" office:value-type="percentage" office:value="0.00718465965949704" calcext:value-type="percentage">
            <text:p>0,7%</text:p>
          </table:table-cell>
          <table:table-cell table:style-name="ce15" office:value-type="percentage" office:value="0.00737674748597799" calcext:value-type="percentage">
            <text:p>0,7%</text:p>
          </table:table-cell>
          <table:table-cell table:style-name="ce15" office:value-type="percentage" office:value="0.00735731793579439" calcext:value-type="percentage">
            <text:p>0,7%</text:p>
          </table:table-cell>
          <table:table-cell table:style-name="ce15" office:value-type="percentage" office:value="0.00721485480228696" calcext:value-type="percentage">
            <text:p>0,7%</text:p>
          </table:table-cell>
          <table:table-cell table:style-name="ce15" office:value-type="percentage" office:value="0.00746658637138203" calcext:value-type="percentage">
            <text:p>0,7%</text:p>
          </table:table-cell>
          <table:table-cell table:style-name="ce15" office:value-type="percentage" office:value="0.00771095953193499" calcext:value-type="percentage">
            <text:p>0,8%</text:p>
          </table:table-cell>
          <table:table-cell table:style-name="ce15" office:value-type="percentage" office:value="0.0074752725853583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244.748382410321" calcext:value-type="float">
            <text:p><text:s/>245 </text:p>
          </table:table-cell>
          <table:table-cell table:style-name="ce13" office:value-type="float" office:value="239.297183681753" calcext:value-type="float">
            <text:p><text:s/>239 </text:p>
          </table:table-cell>
          <table:table-cell table:style-name="ce13" office:value-type="float" office:value="272.080652562334" calcext:value-type="float">
            <text:p><text:s/>272 </text:p>
          </table:table-cell>
          <table:table-cell table:style-name="ce13" office:value-type="float" office:value="291.166759117149" calcext:value-type="float">
            <text:p><text:s/>291 </text:p>
          </table:table-cell>
          <table:table-cell table:style-name="ce13" office:value-type="float" office:value="372.167038000195" calcext:value-type="float">
            <text:p><text:s/>372 </text:p>
          </table:table-cell>
          <table:table-cell table:style-name="ce13" office:value-type="float" office:value="404.397842641145" calcext:value-type="float">
            <text:p><text:s/>404 </text:p>
          </table:table-cell>
          <table:table-cell table:style-name="ce13" office:value-type="float" office:value="426.706372607858" calcext:value-type="float">
            <text:p><text:s/>427 </text:p>
          </table:table-cell>
          <table:table-cell table:style-name="ce13" office:value-type="float" office:value="483.006527752632" calcext:value-type="float">
            <text:p><text:s/>483 </text:p>
          </table:table-cell>
          <table:table-cell table:style-name="ce13" office:value-type="float" office:value="555.926590996556" calcext:value-type="float">
            <text:p><text:s/>556 </text:p>
          </table:table-cell>
          <table:table-cell table:style-name="ce13" office:value-type="float" office:value="596.568981675609" calcext:value-type="float">
            <text:p><text:s/>597 </text:p>
          </table:table-cell>
          <table:table-cell table:style-name="ce13" office:value-type="float" office:value="561.268378739055" calcext:value-type="float">
            <text:p><text:s/>561 </text:p>
          </table:table-cell>
          <table:table-cell table:style-name="ce13" office:value-type="float" office:value="626.042636772379" calcext:value-type="float">
            <text:p><text:s/>626 </text:p>
          </table:table-cell>
          <table:table-cell table:style-name="ce14" office:value-type="percentage" office:value="0.00730102000320195" calcext:value-type="percentage">
            <text:p>0,7%</text:p>
          </table:table-cell>
          <table:table-cell table:style-name="ce15" office:value-type="percentage" office:value="0.00644847078504988" calcext:value-type="percentage">
            <text:p>0,6%</text:p>
          </table:table-cell>
          <table:table-cell table:style-name="ce15" office:value-type="percentage" office:value="0.00640365318215135" calcext:value-type="percentage">
            <text:p>0,6%</text:p>
          </table:table-cell>
          <table:table-cell table:style-name="ce15" office:value-type="percentage" office:value="0.00627821722323656" calcext:value-type="percentage">
            <text:p>0,6%</text:p>
          </table:table-cell>
          <table:table-cell table:style-name="ce15" office:value-type="percentage" office:value="0.0070304450999331" calcext:value-type="percentage">
            <text:p>0,7%</text:p>
          </table:table-cell>
          <table:table-cell table:style-name="ce15" office:value-type="percentage" office:value="0.00720313906000059" calcext:value-type="percentage">
            <text:p>0,7%</text:p>
          </table:table-cell>
          <table:table-cell table:style-name="ce15" office:value-type="percentage" office:value="0.00721948990509766" calcext:value-type="percentage">
            <text:p>0,7%</text:p>
          </table:table-cell>
          <table:table-cell table:style-name="ce15" office:value-type="percentage" office:value="0.00774088923168871" calcext:value-type="percentage">
            <text:p>0,8%</text:p>
          </table:table-cell>
          <table:table-cell table:style-name="ce15" office:value-type="percentage" office:value="0.00863594130096288" calcext:value-type="percentage">
            <text:p>0,9%</text:p>
          </table:table-cell>
          <table:table-cell table:style-name="ce15" office:value-type="percentage" office:value="0.0087748703602163" calcext:value-type="percentage">
            <text:p>0,9%</text:p>
          </table:table-cell>
          <table:table-cell table:style-name="ce15" office:value-type="percentage" office:value="0.007984807750399" calcext:value-type="percentage">
            <text:p>0,8%</text:p>
          </table:table-cell>
          <table:table-cell table:style-name="ce54" office:value-type="percentage" office:value="0.00808106314296058" calcext:value-type="percentage">
            <text:p>0,8%</text:p>
          </table:table-cell>
          <table:table-cell table:style-name="ce15" office:value-type="percentage" office:value="0.00570668677509609" calcext:value-type="percentage">
            <text:p>0,6%</text:p>
          </table:table-cell>
          <table:table-cell table:style-name="ce15" office:value-type="percentage" office:value="0.00577747371210682" calcext:value-type="percentage">
            <text:p>0,6%</text:p>
          </table:table-cell>
          <table:table-cell table:style-name="ce15" office:value-type="percentage" office:value="0.00604583366802956" calcext:value-type="percentage">
            <text:p>0,6%</text:p>
          </table:table-cell>
          <table:table-cell table:style-name="ce15" office:value-type="percentage" office:value="0.00581798263831573" calcext:value-type="percentage">
            <text:p>0,6%</text:p>
          </table:table-cell>
          <table:table-cell table:style-name="ce15" office:value-type="percentage" office:value="0.00663115668876408" calcext:value-type="percentage">
            <text:p>0,7%</text:p>
          </table:table-cell>
          <table:table-cell table:style-name="ce15" office:value-type="percentage" office:value="0.00688348470001439" calcext:value-type="percentage">
            <text:p>0,7%</text:p>
          </table:table-cell>
          <table:table-cell table:style-name="ce15" office:value-type="percentage" office:value="0.00701081711040776" calcext:value-type="percentage">
            <text:p>0,7%</text:p>
          </table:table-cell>
          <table:table-cell table:style-name="ce15" office:value-type="percentage" office:value="0.00691629714978853" calcext:value-type="percentage">
            <text:p>0,7%</text:p>
          </table:table-cell>
          <table:table-cell table:style-name="ce15" office:value-type="percentage" office:value="0.00660504224929671" calcext:value-type="percentage">
            <text:p>0,7%</text:p>
          </table:table-cell>
          <table:table-cell table:style-name="ce15" office:value-type="percentage" office:value="0.00655059219373465" calcext:value-type="percentage">
            <text:p>0,7%</text:p>
          </table:table-cell>
          <table:table-cell table:style-name="ce15" office:value-type="percentage" office:value="0.00649683854497639" calcext:value-type="percentage">
            <text:p>0,6%</text:p>
          </table:table-cell>
          <table:table-cell table:style-name="ce15" office:value-type="percentage" office:value="0.00620077491306015" calcext:value-type="percentage">
            <text:p>0,6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2910.509848701" calcext:value-type="float">
            <text:p><text:s/>12.911 </text:p>
          </table:table-cell>
          <table:table-cell table:style-name="ce19" office:value-type="float" office:value="13922.1350735812" calcext:value-type="float">
            <text:p><text:s/>13.922 </text:p>
          </table:table-cell>
          <table:table-cell table:style-name="ce19" office:value-type="float" office:value="16614.4056981275" calcext:value-type="float">
            <text:p><text:s/>16.614 </text:p>
          </table:table-cell>
          <table:table-cell table:style-name="ce19" office:value-type="float" office:value="16515.0472013579" calcext:value-type="float">
            <text:p><text:s/>16.515 </text:p>
          </table:table-cell>
          <table:table-cell table:style-name="ce19" office:value-type="float" office:value="19328.709589776" calcext:value-type="float">
            <text:p><text:s/>19.329 </text:p>
          </table:table-cell>
          <table:table-cell table:style-name="ce19" office:value-type="float" office:value="20520.8065248176" calcext:value-type="float">
            <text:p><text:s/>20.521 </text:p>
          </table:table-cell>
          <table:table-cell table:style-name="ce19" office:value-type="float" office:value="21879.9392124362" calcext:value-type="float">
            <text:p><text:s/>21.880 </text:p>
          </table:table-cell>
          <table:table-cell table:style-name="ce19" office:value-type="float" office:value="22674.5096384329" calcext:value-type="float">
            <text:p><text:s/>22.675 </text:p>
          </table:table-cell>
          <table:table-cell table:style-name="ce19" office:value-type="float" office:value="22902.5376476857" calcext:value-type="float">
            <text:p><text:s/>22.903 </text:p>
          </table:table-cell>
          <table:table-cell table:style-name="ce19" office:value-type="float" office:value="24633.0423255177" calcext:value-type="float">
            <text:p><text:s/>24.633 </text:p>
          </table:table-cell>
          <table:table-cell table:style-name="ce19" office:value-type="float" office:value="27996.994809988" calcext:value-type="float">
            <text:p><text:s/>27.997 </text:p>
          </table:table-cell>
          <table:table-cell table:style-name="ce19" office:value-type="float" office:value="30682.6096697614" calcext:value-type="float">
            <text:p><text:s/>30.683 </text:p>
          </table:table-cell>
          <table:table-cell table:style-name="ce20" office:value-type="percentage" office:value="0.385129779934049" calcext:value-type="percentage">
            <text:p>38,5%</text:p>
          </table:table-cell>
          <table:table-cell table:style-name="ce21" office:value-type="percentage" office:value="0.375167312486647" calcext:value-type="percentage">
            <text:p>37,5%</text:p>
          </table:table-cell>
          <table:table-cell table:style-name="ce21" office:value-type="percentage" office:value="0.391034389679704" calcext:value-type="percentage">
            <text:p>39,1%</text:p>
          </table:table-cell>
          <table:table-cell table:style-name="ce21" office:value-type="percentage" office:value="0.356101960596446" calcext:value-type="percentage">
            <text:p>35,6%</text:p>
          </table:table-cell>
          <table:table-cell table:style-name="ce21" office:value-type="percentage" office:value="0.365130217747547" calcext:value-type="percentage">
            <text:p>36,5%</text:p>
          </table:table-cell>
          <table:table-cell table:style-name="ce21" office:value-type="percentage" office:value="0.365516843651403" calcext:value-type="percentage">
            <text:p>36,6%</text:p>
          </table:table-cell>
          <table:table-cell table:style-name="ce21" office:value-type="percentage" office:value="0.370188988045652" calcext:value-type="percentage">
            <text:p>37,0%</text:p>
          </table:table-cell>
          <table:table-cell table:style-name="ce21" office:value-type="percentage" office:value="0.363392329935257" calcext:value-type="percentage">
            <text:p>36,3%</text:p>
          </table:table-cell>
          <table:table-cell table:style-name="ce21" office:value-type="percentage" office:value="0.355775337916389" calcext:value-type="percentage">
            <text:p>35,6%</text:p>
          </table:table-cell>
          <table:table-cell table:style-name="ce21" office:value-type="percentage" office:value="0.362324826840685" calcext:value-type="percentage">
            <text:p>36,2%</text:p>
          </table:table-cell>
          <table:table-cell table:style-name="ce21" office:value-type="percentage" office:value="0.398295413771397" calcext:value-type="percentage">
            <text:p>39,8%</text:p>
          </table:table-cell>
          <table:table-cell table:style-name="ce55" office:value-type="percentage" office:value="0.396056261296314" calcext:value-type="percentage">
            <text:p>39,6%</text:p>
          </table:table-cell>
          <table:table-cell table:style-name="ce21" office:value-type="percentage" office:value="0.0078638132985786" calcext:value-type="percentage">
            <text:p>0,8%</text:p>
          </table:table-cell>
          <table:table-cell table:style-name="ce21" office:value-type="percentage" office:value="0.0075983361942328" calcext:value-type="percentage">
            <text:p>0,8%</text:p>
          </table:table-cell>
          <table:table-cell table:style-name="ce21" office:value-type="percentage" office:value="0.00834726135631275" calcext:value-type="percentage">
            <text:p>0,8%</text:p>
          </table:table-cell>
          <table:table-cell table:style-name="ce21" office:value-type="percentage" office:value="0.00751366682788476" calcext:value-type="percentage">
            <text:p>0,8%</text:p>
          </table:table-cell>
          <table:table-cell table:style-name="ce21" office:value-type="percentage" office:value="0.00804946675064099" calcext:value-type="percentage">
            <text:p>0,8%</text:p>
          </table:table-cell>
          <table:table-cell table:style-name="ce21" office:value-type="percentage" office:value="0.00846277454471793" calcext:value-type="percentage">
            <text:p>0,8%</text:p>
          </table:table-cell>
          <table:table-cell table:style-name="ce21" office:value-type="percentage" office:value="0.00855847875059802" calcext:value-type="percentage">
            <text:p>0,9%</text:p>
          </table:table-cell>
          <table:table-cell table:style-name="ce56" office:value-type="percentage" office:value="0.00845573801391679" calcext:value-type="percentage">
            <text:p>0,8%</text:p>
          </table:table-cell>
          <table:table-cell table:style-name="ce56" office:value-type="percentage" office:value="0.00797661531120528" calcext:value-type="percentage">
            <text:p>0,8%</text:p>
          </table:table-cell>
          <table:table-cell table:style-name="ce56" office:value-type="percentage" office:value="0.00808188445268247" calcext:value-type="percentage">
            <text:p>0,8%</text:p>
          </table:table-cell>
          <table:table-cell table:style-name="ce56" office:value-type="percentage" office:value="0.00844248521878427" calcext:value-type="percentage">
            <text:p>0,8%</text:p>
          </table:table-cell>
          <table:table-cell table:style-name="ce56" office:value-type="percentage" office:value="0.00752321803284616" calcext:value-type="percentage">
            <text:p>0,8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33522.4916933502" calcext:value-type="float">
            <text:p><text:s/>33.522 </text:p>
          </table:table-cell>
          <table:table-cell table:style-name="ce27" office:value-type="float" office:value="37109.1366710599" calcext:value-type="float">
            <text:p><text:s/>37.109 </text:p>
          </table:table-cell>
          <table:table-cell table:style-name="ce27" office:value-type="float" office:value="42488.3492005304" calcext:value-type="float">
            <text:p><text:s/>42.488 </text:p>
          </table:table-cell>
          <table:table-cell table:style-name="ce27" office:value-type="float" office:value="46377.2992816337" calcext:value-type="float">
            <text:p><text:s/>46.377 </text:p>
          </table:table-cell>
          <table:table-cell table:style-name="ce27" office:value-type="float" office:value="52936.4830690075" calcext:value-type="float">
            <text:p><text:s/>52.936 </text:p>
          </table:table-cell>
          <table:table-cell table:style-name="ce27" office:value-type="float" office:value="56141.8902609819" calcext:value-type="float">
            <text:p><text:s/>56.142 </text:p>
          </table:table-cell>
          <table:table-cell table:style-name="ce27" office:value-type="float" office:value="59104.7813927355" calcext:value-type="float">
            <text:p><text:s/>59.105 </text:p>
          </table:table-cell>
          <table:table-cell table:style-name="ce27" office:value-type="float" office:value="62396.7755248788" calcext:value-type="float">
            <text:p><text:s/>62.397 </text:p>
          </table:table-cell>
          <table:table-cell table:style-name="ce27" office:value-type="float" office:value="64373.5953757087" calcext:value-type="float">
            <text:p><text:s/>64.374 </text:p>
          </table:table-cell>
          <table:table-cell table:style-name="ce27" office:value-type="float" office:value="67986.073547063" calcext:value-type="float">
            <text:p><text:s/>67.986 </text:p>
          </table:table-cell>
          <table:table-cell table:style-name="ce27" office:value-type="float" office:value="70292.0341082738" calcext:value-type="float">
            <text:p><text:s/>70.292 </text:p>
          </table:table-cell>
          <table:table-cell table:style-name="ce27" office:value-type="float" office:value="77470.3310315951" calcext:value-type="float">
            <text:p><text:s/>77.470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08626817188981" calcext:value-type="percentage">
            <text:p>0,9%</text:p>
          </table:table-cell>
          <table:table-cell table:style-name="ce29" office:value-type="percentage" office:value="0.00847940985751697" calcext:value-type="percentage">
            <text:p>0,8%</text:p>
          </table:table-cell>
          <table:table-cell table:style-name="ce29" office:value-type="percentage" office:value="0.00882460376021452" calcext:value-type="percentage">
            <text:p>0,9%</text:p>
          </table:table-cell>
          <table:table-cell table:style-name="ce29" office:value-type="percentage" office:value="0.00869853972287724" calcext:value-type="percentage">
            <text:p>0,9%</text:p>
          </table:table-cell>
          <table:table-cell table:style-name="ce29" office:value-type="percentage" office:value="0.00916022073276179" calcext:value-type="percentage">
            <text:p>0,9%</text:p>
          </table:table-cell>
          <table:table-cell table:style-name="ce29" office:value-type="percentage" office:value="0.00936355648741054" calcext:value-type="percentage">
            <text:p>0,9%</text:p>
          </table:table-cell>
          <table:table-cell table:style-name="ce29" office:value-type="percentage" office:value="0.00942761032645535" calcext:value-type="percentage">
            <text:p>0,9%</text:p>
          </table:table-cell>
          <table:table-cell table:style-name="ce58" office:value-type="percentage" office:value="0.0094749031201646" calcext:value-type="percentage">
            <text:p>0,9%</text:p>
          </table:table-cell>
          <table:table-cell table:style-name="ce58" office:value-type="percentage" office:value="0.00919079090151223" calcext:value-type="percentage">
            <text:p>0,9%</text:p>
          </table:table-cell>
          <table:table-cell table:style-name="ce58" office:value-type="percentage" office:value="0.00920082125314373" calcext:value-type="percentage">
            <text:p>0,9%</text:p>
          </table:table-cell>
          <table:table-cell table:style-name="ce58" office:value-type="percentage" office:value="0.00923728735020577" calcext:value-type="percentage">
            <text:p>0,9%</text:p>
          </table:table-cell>
          <table:table-cell table:style-name="ce58" office:value-type="percentage" office:value="0.00859621730678402" calcext:value-type="percentage">
            <text:p>0,9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33522.4916933502" calcext:value-type="float">
            <text:p><text:s/>33.522 </text:p>
          </table:table-cell>
          <table:table-cell table:style-name="ce32" office:value-type="float" office:value="37109.1366710598" calcext:value-type="float">
            <text:p><text:s/>37.109 </text:p>
          </table:table-cell>
          <table:table-cell table:style-name="ce32" office:value-type="float" office:value="42488.3492005304" calcext:value-type="float">
            <text:p><text:s/>42.488 </text:p>
          </table:table-cell>
          <table:table-cell table:style-name="ce32" office:value-type="float" office:value="46377.2992816337" calcext:value-type="float">
            <text:p><text:s/>46.377 </text:p>
          </table:table-cell>
          <table:table-cell table:style-name="ce32" office:value-type="float" office:value="52936.4830690075" calcext:value-type="float">
            <text:p><text:s/>52.936 </text:p>
          </table:table-cell>
          <table:table-cell table:style-name="ce32" office:value-type="float" office:value="56141.8902609819" calcext:value-type="float">
            <text:p><text:s/>56.142 </text:p>
          </table:table-cell>
          <table:table-cell table:style-name="ce32" office:value-type="float" office:value="59104.7813927355" calcext:value-type="float">
            <text:p><text:s/>59.105 </text:p>
          </table:table-cell>
          <table:table-cell table:style-name="ce32" office:value-type="float" office:value="62396.7755248787" calcext:value-type="float">
            <text:p><text:s/>62.397 </text:p>
          </table:table-cell>
          <table:table-cell table:style-name="ce32" office:value-type="float" office:value="64373.5953757087" calcext:value-type="float">
            <text:p><text:s/>64.374 </text:p>
          </table:table-cell>
          <table:table-cell table:style-name="ce32" office:value-type="float" office:value="67986.073547063" calcext:value-type="float">
            <text:p><text:s/>67.986 </text:p>
          </table:table-cell>
          <table:table-cell table:style-name="ce32" office:value-type="float" office:value="70292.0341082738" calcext:value-type="float">
            <text:p><text:s/>70.292 </text:p>
          </table:table-cell>
          <table:table-cell table:style-name="ce32" office:value-type="float" office:value="77470.3310315951" calcext:value-type="float">
            <text:p><text:s/>77.470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6" table:style-name="ta2">
        <table:table-column table:style-name="co20" table:default-cell-style-name="ce67"/>
        <table:table-column table:style-name="co11" table:default-cell-style-name="ce67"/>
        <table:table-column table:style-name="co8" table:number-columns-repeated="2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Pernambuco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82952.4916138212" calcext:value-type="float">
            <text:p><text:s/>82.952 </text:p>
          </table:table-cell>
          <table:table-cell table:style-name="ce13" office:value-type="float" office:value="93644.4131639469" calcext:value-type="float">
            <text:p><text:s/>93.644 </text:p>
          </table:table-cell>
          <table:table-cell table:style-name="ce13" office:value-type="float" office:value="108607.671724061" calcext:value-type="float">
            <text:p><text:s/>108.608 </text:p>
          </table:table-cell>
          <table:table-cell table:style-name="ce13" office:value-type="float" office:value="120895.706834561" calcext:value-type="float">
            <text:p><text:s/>120.896 </text:p>
          </table:table-cell>
          <table:table-cell table:style-name="ce13" office:value-type="float" office:value="133320.671024656" calcext:value-type="float">
            <text:p><text:s/>133.321 </text:p>
          </table:table-cell>
          <table:table-cell table:style-name="ce13" office:value-type="float" office:value="134499.615190498" calcext:value-type="float">
            <text:p><text:s/>134.500 </text:p>
          </table:table-cell>
          <table:table-cell table:style-name="ce13" office:value-type="float" office:value="144025.38049972" calcext:value-type="float">
            <text:p><text:s/>144.025 </text:p>
          </table:table-cell>
          <table:table-cell table:style-name="ce13" office:value-type="float" office:value="156332.011085803" calcext:value-type="float">
            <text:p><text:s/>156.332 </text:p>
          </table:table-cell>
          <table:table-cell table:style-name="ce13" office:value-type="float" office:value="159521.602590385" calcext:value-type="float">
            <text:p><text:s/>159.522 </text:p>
          </table:table-cell>
          <table:table-cell table:style-name="ce13" office:value-type="float" office:value="168953.198279148" calcext:value-type="float">
            <text:p><text:s/>168.953 </text:p>
          </table:table-cell>
          <table:table-cell table:style-name="ce13" office:value-type="float" office:value="164769.109169616" calcext:value-type="float">
            <text:p><text:s/>164.769 </text:p>
          </table:table-cell>
          <table:table-cell table:style-name="ce13" office:value-type="float" office:value="185865.162983449" calcext:value-type="float">
            <text:p><text:s/>185.865 </text:p>
          </table:table-cell>
          <table:table-cell table:style-name="ce14" office:value-type="percentage" office:value="0.853510608616891" calcext:value-type="percentage">
            <text:p>85,4%</text:p>
          </table:table-cell>
          <table:table-cell table:style-name="ce15" office:value-type="percentage" office:value="0.850064342268755" calcext:value-type="percentage">
            <text:p>85,0%</text:p>
          </table:table-cell>
          <table:table-cell table:style-name="ce15" office:value-type="percentage" office:value="0.848570072003732" calcext:value-type="percentage">
            <text:p>84,9%</text:p>
          </table:table-cell>
          <table:table-cell table:style-name="ce15" office:value-type="percentage" office:value="0.856503656856453" calcext:value-type="percentage">
            <text:p>85,7%</text:p>
          </table:table-cell>
          <table:table-cell table:style-name="ce15" office:value-type="percentage" office:value="0.859342500604981" calcext:value-type="percentage">
            <text:p>85,9%</text:p>
          </table:table-cell>
          <table:table-cell table:style-name="ce15" office:value-type="percentage" office:value="0.856883744465722" calcext:value-type="percentage">
            <text:p>85,7%</text:p>
          </table:table-cell>
          <table:table-cell table:style-name="ce15" office:value-type="percentage" office:value="0.860649279084229" calcext:value-type="percentage">
            <text:p>86,1%</text:p>
          </table:table-cell>
          <table:table-cell table:style-name="ce15" office:value-type="percentage" office:value="0.860814056317804" calcext:value-type="percentage">
            <text:p>86,1%</text:p>
          </table:table-cell>
          <table:table-cell table:style-name="ce15" office:value-type="percentage" office:value="0.856023137811806" calcext:value-type="percentage">
            <text:p>85,6%</text:p>
          </table:table-cell>
          <table:table-cell table:style-name="ce15" office:value-type="percentage" office:value="0.853931328275268" calcext:value-type="percentage">
            <text:p>85,4%</text:p>
          </table:table-cell>
          <table:table-cell table:style-name="ce15" office:value-type="percentage" office:value="0.852368712568632" calcext:value-type="percentage">
            <text:p>85,2%</text:p>
          </table:table-cell>
          <table:table-cell table:style-name="ce54" office:value-type="percentage" office:value="0.841729079374103" calcext:value-type="percentage">
            <text:p>84,2%</text:p>
          </table:table-cell>
          <table:table-cell table:style-name="ce15" office:value-type="percentage" office:value="0.0251155041157977" calcext:value-type="percentage">
            <text:p>2,5%</text:p>
          </table:table-cell>
          <table:table-cell table:style-name="ce15" office:value-type="percentage" office:value="0.0251701101460133" calcext:value-type="percentage">
            <text:p>2,5%</text:p>
          </table:table-cell>
          <table:table-cell table:style-name="ce15" office:value-type="percentage" office:value="0.0265268200482825" calcext:value-type="percentage">
            <text:p>2,7%</text:p>
          </table:table-cell>
          <table:table-cell table:style-name="ce15" office:value-type="percentage" office:value="0.0265485460003513" calcext:value-type="percentage">
            <text:p>2,7%</text:p>
          </table:table-cell>
          <table:table-cell table:style-name="ce15" office:value-type="percentage" office:value="0.0268103363310114" calcext:value-type="percentage">
            <text:p>2,7%</text:p>
          </table:table-cell>
          <table:table-cell table:style-name="ce15" office:value-type="percentage" office:value="0.0260880574719607" calcext:value-type="percentage">
            <text:p>2,6%</text:p>
          </table:table-cell>
          <table:table-cell table:style-name="ce15" office:value-type="percentage" office:value="0.0265738211512704" calcext:value-type="percentage">
            <text:p>2,7%</text:p>
          </table:table-cell>
          <table:table-cell table:style-name="ce15" office:value-type="percentage" office:value="0.0275624207871897" calcext:value-type="percentage">
            <text:p>2,8%</text:p>
          </table:table-cell>
          <table:table-cell table:style-name="ce15" office:value-type="percentage" office:value="0.0265376180249013" calcext:value-type="percentage">
            <text:p>2,7%</text:p>
          </table:table-cell>
          <table:table-cell table:style-name="ce15" office:value-type="percentage" office:value="0.0265788260481642" calcext:value-type="percentage">
            <text:p>2,7%</text:p>
          </table:table-cell>
          <table:table-cell table:style-name="ce15" office:value-type="percentage" office:value="0.0249841824371659" calcext:value-type="percentage">
            <text:p>2,5%</text:p>
          </table:table-cell>
          <table:table-cell table:style-name="ce15" office:value-type="percentage" office:value="0.0240945277518767" calcext:value-type="percentage">
            <text:p>2,4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45615.5025837378" calcext:value-type="float">
            <text:p><text:s/>45.616 </text:p>
          </table:table-cell>
          <table:table-cell table:style-name="ce19" office:value-type="float" office:value="52767.3195982174" calcext:value-type="float">
            <text:p><text:s/>52.767 </text:p>
          </table:table-cell>
          <table:table-cell table:style-name="ce19" office:value-type="float" office:value="59656.3095944668" calcext:value-type="float">
            <text:p><text:s/>59.656 </text:p>
          </table:table-cell>
          <table:table-cell table:style-name="ce19" office:value-type="float" office:value="66931.7462977525" calcext:value-type="float">
            <text:p><text:s/>66.932 </text:p>
          </table:table-cell>
          <table:table-cell table:style-name="ce19" office:value-type="float" office:value="73479.1920364145" calcext:value-type="float">
            <text:p><text:s/>73.479 </text:p>
          </table:table-cell>
          <table:table-cell table:style-name="ce19" office:value-type="float" office:value="75836.2554383666" calcext:value-type="float">
            <text:p><text:s/>75.836 </text:p>
          </table:table-cell>
          <table:table-cell table:style-name="ce19" office:value-type="float" office:value="78670.0818411128" calcext:value-type="float">
            <text:p><text:s/>78.670 </text:p>
          </table:table-cell>
          <table:table-cell table:style-name="ce19" office:value-type="float" office:value="83365.1671855093" calcext:value-type="float">
            <text:p><text:s/>83.365 </text:p>
          </table:table-cell>
          <table:table-cell table:style-name="ce19" office:value-type="float" office:value="87641.5818300465" calcext:value-type="float">
            <text:p><text:s/>87.642 </text:p>
          </table:table-cell>
          <table:table-cell table:style-name="ce19" office:value-type="float" office:value="90738.7595875526" calcext:value-type="float">
            <text:p><text:s/>90.739 </text:p>
          </table:table-cell>
          <table:table-cell table:style-name="ce19" office:value-type="float" office:value="86466.3589152977" calcext:value-type="float">
            <text:p><text:s/>86.466 </text:p>
          </table:table-cell>
          <table:table-cell table:style-name="ce19" office:value-type="float" office:value="96936.9028926901" calcext:value-type="float">
            <text:p><text:s/>96.937 </text:p>
          </table:table-cell>
          <table:table-cell table:style-name="ce20" office:value-type="percentage" office:value="0.469344737152229" calcext:value-type="percentage">
            <text:p>46,9%</text:p>
          </table:table-cell>
          <table:table-cell table:style-name="ce21" office:value-type="percentage" office:value="0.478999390481666" calcext:value-type="percentage">
            <text:p>47,9%</text:p>
          </table:table-cell>
          <table:table-cell table:style-name="ce21" office:value-type="percentage" office:value="0.4661048167635" calcext:value-type="percentage">
            <text:p>46,6%</text:p>
          </table:table-cell>
          <table:table-cell table:style-name="ce21" office:value-type="percentage" office:value="0.474187934086547" calcext:value-type="percentage">
            <text:p>47,4%</text:p>
          </table:table-cell>
          <table:table-cell table:style-name="ce21" office:value-type="percentage" office:value="0.473623423447429" calcext:value-type="percentage">
            <text:p>47,4%</text:p>
          </table:table-cell>
          <table:table-cell table:style-name="ce21" office:value-type="percentage" office:value="0.483145282120311" calcext:value-type="percentage">
            <text:p>48,3%</text:p>
          </table:table-cell>
          <table:table-cell table:style-name="ce21" office:value-type="percentage" office:value="0.470107067151143" calcext:value-type="percentage">
            <text:p>47,0%</text:p>
          </table:table-cell>
          <table:table-cell table:style-name="ce21" office:value-type="percentage" office:value="0.459035275131103" calcext:value-type="percentage">
            <text:p>45,9%</text:p>
          </table:table-cell>
          <table:table-cell table:style-name="ce21" office:value-type="percentage" office:value="0.470301330118836" calcext:value-type="percentage">
            <text:p>47,0%</text:p>
          </table:table-cell>
          <table:table-cell table:style-name="ce21" office:value-type="percentage" office:value="0.458616174715007" calcext:value-type="percentage">
            <text:p>45,9%</text:p>
          </table:table-cell>
          <table:table-cell table:style-name="ce21" office:value-type="percentage" office:value="0.447299978743349" calcext:value-type="percentage">
            <text:p>44,7%</text:p>
          </table:table-cell>
          <table:table-cell table:style-name="ce55" office:value-type="percentage" office:value="0.43899894267172" calcext:value-type="percentage">
            <text:p>43,9%</text:p>
          </table:table-cell>
          <table:table-cell table:style-name="ce21" office:value-type="percentage" office:value="0.0281892129995475" calcext:value-type="percentage">
            <text:p>2,8%</text:p>
          </table:table-cell>
          <table:table-cell table:style-name="ce21" office:value-type="percentage" office:value="0.0285725917681725" calcext:value-type="percentage">
            <text:p>2,9%</text:p>
          </table:table-cell>
          <table:table-cell table:style-name="ce21" office:value-type="percentage" office:value="0.0289754929657308" calcext:value-type="percentage">
            <text:p>2,9%</text:p>
          </table:table-cell>
          <table:table-cell table:style-name="ce21" office:value-type="percentage" office:value="0.0290286546060817" calcext:value-type="percentage">
            <text:p>2,9%</text:p>
          </table:table-cell>
          <table:table-cell table:style-name="ce21" office:value-type="percentage" office:value="0.0292120925543785" calcext:value-type="percentage">
            <text:p>2,9%</text:p>
          </table:table-cell>
          <table:table-cell table:style-name="ce21" office:value-type="percentage" office:value="0.0283816196878641" calcext:value-type="percentage">
            <text:p>2,8%</text:p>
          </table:table-cell>
          <table:table-cell table:style-name="ce21" office:value-type="percentage" office:value="0.0280720351298345" calcext:value-type="percentage">
            <text:p>2,8%</text:p>
          </table:table-cell>
          <table:table-cell table:style-name="ce21" office:value-type="percentage" office:value="0.028544465345075" calcext:value-type="percentage">
            <text:p>2,9%</text:p>
          </table:table-cell>
          <table:table-cell table:style-name="ce21" office:value-type="percentage" office:value="0.0286806584880639" calcext:value-type="percentage">
            <text:p>2,9%</text:p>
          </table:table-cell>
          <table:table-cell table:style-name="ce21" office:value-type="percentage" office:value="0.0282000570558765" calcext:value-type="percentage">
            <text:p>2,8%</text:p>
          </table:table-cell>
          <table:table-cell table:style-name="ce21" office:value-type="percentage" office:value="0.0270855477983718" calcext:value-type="percentage">
            <text:p>2,7%</text:p>
          </table:table-cell>
          <table:table-cell table:style-name="ce21" office:value-type="percentage" office:value="0.0274247684331481" calcext:value-type="percentage">
            <text:p>2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36019.6958469376" calcext:value-type="float">
            <text:p><text:s/>36.020 </text:p>
          </table:table-cell>
          <table:table-cell table:style-name="ce13" office:value-type="float" office:value="41572.1284756453" calcext:value-type="float">
            <text:p><text:s/>41.572 </text:p>
          </table:table-cell>
          <table:table-cell table:style-name="ce13" office:value-type="float" office:value="47212.0579419189" calcext:value-type="float">
            <text:p><text:s/>47.212 </text:p>
          </table:table-cell>
          <table:table-cell table:style-name="ce13" office:value-type="float" office:value="53033.5370284095" calcext:value-type="float">
            <text:p><text:s/>53.034 </text:p>
          </table:table-cell>
          <table:table-cell table:style-name="ce13" office:value-type="float" office:value="58494.2005268226" calcext:value-type="float">
            <text:p><text:s/>58.494 </text:p>
          </table:table-cell>
          <table:table-cell table:style-name="ce13" office:value-type="float" office:value="60489.7629102108" calcext:value-type="float">
            <text:p><text:s/>60.490 </text:p>
          </table:table-cell>
          <table:table-cell table:style-name="ce13" office:value-type="float" office:value="62656.251388378" calcext:value-type="float">
            <text:p><text:s/>62.656 </text:p>
          </table:table-cell>
          <table:table-cell table:style-name="ce13" office:value-type="float" office:value="65930.4150150109" calcext:value-type="float">
            <text:p><text:s/>65.930 </text:p>
          </table:table-cell>
          <table:table-cell table:style-name="ce13" office:value-type="float" office:value="69322.6393610447" calcext:value-type="float">
            <text:p><text:s/>69.323 </text:p>
          </table:table-cell>
          <table:table-cell table:style-name="ce13" office:value-type="float" office:value="71400.099492223" calcext:value-type="float">
            <text:p><text:s/>71.400 </text:p>
          </table:table-cell>
          <table:table-cell table:style-name="ce13" office:value-type="float" office:value="68272.4670274388" calcext:value-type="float">
            <text:p><text:s/>68.272 </text:p>
          </table:table-cell>
          <table:table-cell table:style-name="ce13" office:value-type="float" office:value="76475.8651551302" calcext:value-type="float">
            <text:p><text:s/>76.476 </text:p>
          </table:table-cell>
          <table:table-cell table:style-name="ce14" office:value-type="percentage" office:value="0.370612044634386" calcext:value-type="percentage">
            <text:p>37,1%</text:p>
          </table:table-cell>
          <table:table-cell table:style-name="ce15" office:value-type="percentage" office:value="0.377374184485435" calcext:value-type="percentage">
            <text:p>37,7%</text:p>
          </table:table-cell>
          <table:table-cell table:style-name="ce15" office:value-type="percentage" office:value="0.368875778029805" calcext:value-type="percentage">
            <text:p>36,9%</text:p>
          </table:table-cell>
          <table:table-cell table:style-name="ce15" office:value-type="percentage" office:value="0.375723998727466" calcext:value-type="percentage">
            <text:p>37,6%</text:p>
          </table:table-cell>
          <table:table-cell table:style-name="ce15" office:value-type="percentage" office:value="0.377034950133973" calcext:value-type="percentage">
            <text:p>37,7%</text:p>
          </table:table-cell>
          <table:table-cell table:style-name="ce15" office:value-type="percentage" office:value="0.385374296208447" calcext:value-type="percentage">
            <text:p>38,5%</text:p>
          </table:table-cell>
          <table:table-cell table:style-name="ce15" office:value-type="percentage" office:value="0.37441357488816" calcext:value-type="percentage">
            <text:p>37,4%</text:p>
          </table:table-cell>
          <table:table-cell table:style-name="ce15" office:value-type="percentage" office:value="0.363033953120698" calcext:value-type="percentage">
            <text:p>36,3%</text:p>
          </table:table-cell>
          <table:table-cell table:style-name="ce15" office:value-type="percentage" office:value="0.371998414657441" calcext:value-type="percentage">
            <text:p>37,2%</text:p>
          </table:table-cell>
          <table:table-cell table:style-name="ce15" office:value-type="percentage" office:value="0.360873794751391" calcext:value-type="percentage">
            <text:p>36,1%</text:p>
          </table:table-cell>
          <table:table-cell table:style-name="ce15" office:value-type="percentage" office:value="0.353180976199594" calcext:value-type="percentage">
            <text:p>35,3%</text:p>
          </table:table-cell>
          <table:table-cell table:style-name="ce54" office:value-type="percentage" office:value="0.346336874205405" calcext:value-type="percentage">
            <text:p>34,6%</text:p>
          </table:table-cell>
          <table:table-cell table:style-name="ce15" office:value-type="percentage" office:value="0.0282002026540182" calcext:value-type="percentage">
            <text:p>2,8%</text:p>
          </table:table-cell>
          <table:table-cell table:style-name="ce15" office:value-type="percentage" office:value="0.0285983458768726" calcext:value-type="percentage">
            <text:p>2,9%</text:p>
          </table:table-cell>
          <table:table-cell table:style-name="ce15" office:value-type="percentage" office:value="0.0290181630305411" calcext:value-type="percentage">
            <text:p>2,9%</text:p>
          </table:table-cell>
          <table:table-cell table:style-name="ce15" office:value-type="percentage" office:value="0.0291039655299935" calcext:value-type="percentage">
            <text:p>2,9%</text:p>
          </table:table-cell>
          <table:table-cell table:style-name="ce15" office:value-type="percentage" office:value="0.0292411204542784" calcext:value-type="percentage">
            <text:p>2,9%</text:p>
          </table:table-cell>
          <table:table-cell table:style-name="ce15" office:value-type="percentage" office:value="0.028441037116997" calcext:value-type="percentage">
            <text:p>2,8%</text:p>
          </table:table-cell>
          <table:table-cell table:style-name="ce15" office:value-type="percentage" office:value="0.028105897023978" calcext:value-type="percentage">
            <text:p>2,8%</text:p>
          </table:table-cell>
          <table:table-cell table:style-name="ce15" office:value-type="percentage" office:value="0.0285122375305742" calcext:value-type="percentage">
            <text:p>2,9%</text:p>
          </table:table-cell>
          <table:table-cell table:style-name="ce15" office:value-type="percentage" office:value="0.028618542954271" calcext:value-type="percentage">
            <text:p>2,9%</text:p>
          </table:table-cell>
          <table:table-cell table:style-name="ce15" office:value-type="percentage" office:value="0.0281136733818705" calcext:value-type="percentage">
            <text:p>2,8%</text:p>
          </table:table-cell>
          <table:table-cell table:style-name="ce15" office:value-type="percentage" office:value="0.0269642648632577" calcext:value-type="percentage">
            <text:p>2,7%</text:p>
          </table:table-cell>
          <table:table-cell table:style-name="ce15" office:value-type="percentage" office:value="0.0273615320549844" calcext:value-type="percentage">
            <text:p>2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9595.8067368002" calcext:value-type="float">
            <text:p><text:s/>9.596 </text:p>
          </table:table-cell>
          <table:table-cell table:style-name="ce13" office:value-type="float" office:value="11195.191122572" calcext:value-type="float">
            <text:p><text:s/>11.195 </text:p>
          </table:table-cell>
          <table:table-cell table:style-name="ce13" office:value-type="float" office:value="12444.2516525479" calcext:value-type="float">
            <text:p><text:s/>12.444 </text:p>
          </table:table-cell>
          <table:table-cell table:style-name="ce13" office:value-type="float" office:value="13898.209269343" calcext:value-type="float">
            <text:p><text:s/>13.898 </text:p>
          </table:table-cell>
          <table:table-cell table:style-name="ce13" office:value-type="float" office:value="14984.9915095919" calcext:value-type="float">
            <text:p><text:s/>14.985 </text:p>
          </table:table-cell>
          <table:table-cell table:style-name="ce13" office:value-type="float" office:value="15346.4925281559" calcext:value-type="float">
            <text:p><text:s/>15.346 </text:p>
          </table:table-cell>
          <table:table-cell table:style-name="ce13" office:value-type="float" office:value="16013.8304527348" calcext:value-type="float">
            <text:p><text:s/>16.014 </text:p>
          </table:table-cell>
          <table:table-cell table:style-name="ce13" office:value-type="float" office:value="17434.7521704984" calcext:value-type="float">
            <text:p><text:s/>17.435 </text:p>
          </table:table-cell>
          <table:table-cell table:style-name="ce13" office:value-type="float" office:value="18318.9424690018" calcext:value-type="float">
            <text:p><text:s/>18.319 </text:p>
          </table:table-cell>
          <table:table-cell table:style-name="ce13" office:value-type="float" office:value="19338.6600953296" calcext:value-type="float">
            <text:p><text:s/>19.339 </text:p>
          </table:table-cell>
          <table:table-cell table:style-name="ce13" office:value-type="float" office:value="18193.8918878589" calcext:value-type="float">
            <text:p><text:s/>18.194 </text:p>
          </table:table-cell>
          <table:table-cell table:style-name="ce13" office:value-type="float" office:value="20461.0377375599" calcext:value-type="float">
            <text:p><text:s/>20.461 </text:p>
          </table:table-cell>
          <table:table-cell table:style-name="ce14" office:value-type="percentage" office:value="0.0987326925178436" calcext:value-type="percentage">
            <text:p>9,9%</text:p>
          </table:table-cell>
          <table:table-cell table:style-name="ce15" office:value-type="percentage" office:value="0.10162520599623" calcext:value-type="percentage">
            <text:p>10,2%</text:p>
          </table:table-cell>
          <table:table-cell table:style-name="ce15" office:value-type="percentage" office:value="0.0972290387336951" calcext:value-type="percentage">
            <text:p>9,7%</text:p>
          </table:table-cell>
          <table:table-cell table:style-name="ce15" office:value-type="percentage" office:value="0.0984639353590803" calcext:value-type="percentage">
            <text:p>9,8%</text:p>
          </table:table-cell>
          <table:table-cell table:style-name="ce15" office:value-type="percentage" office:value="0.0965884733134565" calcext:value-type="percentage">
            <text:p>9,7%</text:p>
          </table:table-cell>
          <table:table-cell table:style-name="ce15" office:value-type="percentage" office:value="0.0977709859118646" calcext:value-type="percentage">
            <text:p>9,8%</text:p>
          </table:table-cell>
          <table:table-cell table:style-name="ce15" office:value-type="percentage" office:value="0.0956934922629835" calcext:value-type="percentage">
            <text:p>9,6%</text:p>
          </table:table-cell>
          <table:table-cell table:style-name="ce15" office:value-type="percentage" office:value="0.0960013220104052" calcext:value-type="percentage">
            <text:p>9,6%</text:p>
          </table:table-cell>
          <table:table-cell table:style-name="ce15" office:value-type="percentage" office:value="0.098302915461395" calcext:value-type="percentage">
            <text:p>9,8%</text:p>
          </table:table-cell>
          <table:table-cell table:style-name="ce15" office:value-type="percentage" office:value="0.0977423799636166" calcext:value-type="percentage">
            <text:p>9,8%</text:p>
          </table:table-cell>
          <table:table-cell table:style-name="ce15" office:value-type="percentage" office:value="0.0941190025437543" calcext:value-type="percentage">
            <text:p>9,4%</text:p>
          </table:table-cell>
          <table:table-cell table:style-name="ce54" office:value-type="percentage" office:value="0.0926620684663148" calcext:value-type="percentage">
            <text:p>9,3%</text:p>
          </table:table-cell>
          <table:table-cell table:style-name="ce15" office:value-type="percentage" office:value="0.028148037537731" calcext:value-type="percentage">
            <text:p>2,8%</text:p>
          </table:table-cell>
          <table:table-cell table:style-name="ce15" office:value-type="percentage" office:value="0.0284773612596777" calcext:value-type="percentage">
            <text:p>2,8%</text:p>
          </table:table-cell>
          <table:table-cell table:style-name="ce15" office:value-type="percentage" office:value="0.028814742486872" calcext:value-type="percentage">
            <text:p>2,9%</text:p>
          </table:table-cell>
          <table:table-cell table:style-name="ce15" office:value-type="percentage" office:value="0.0287448253047924" calcext:value-type="percentage">
            <text:p>2,9%</text:p>
          </table:table-cell>
          <table:table-cell table:style-name="ce15" office:value-type="percentage" office:value="0.0290993310346277" calcext:value-type="percentage">
            <text:p>2,9%</text:p>
          </table:table-cell>
          <table:table-cell table:style-name="ce15" office:value-type="percentage" office:value="0.0281498179072951" calcext:value-type="percentage">
            <text:p>2,8%</text:p>
          </table:table-cell>
          <table:table-cell table:style-name="ce15" office:value-type="percentage" office:value="0.027940326432336" calcext:value-type="percentage">
            <text:p>2,8%</text:p>
          </table:table-cell>
          <table:table-cell table:style-name="ce15" office:value-type="percentage" office:value="0.0286669979882641" calcext:value-type="percentage">
            <text:p>2,9%</text:p>
          </table:table-cell>
          <table:table-cell table:style-name="ce15" office:value-type="percentage" office:value="0.0289181774639912" calcext:value-type="percentage">
            <text:p>2,9%</text:p>
          </table:table-cell>
          <table:table-cell table:style-name="ce15" office:value-type="percentage" office:value="0.0285236443992726" calcext:value-type="percentage">
            <text:p>2,9%</text:p>
          </table:table-cell>
          <table:table-cell table:style-name="ce15" office:value-type="percentage" office:value="0.0275505569319862" calcext:value-type="percentage">
            <text:p>2,8%</text:p>
          </table:table-cell>
          <table:table-cell table:style-name="ce15" office:value-type="percentage" office:value="0.0276637333296737" calcext:value-type="percentage">
            <text:p>2,8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15115.7697894415" calcext:value-type="float">
            <text:p><text:s/>15.116 </text:p>
          </table:table-cell>
          <table:table-cell table:style-name="ce19" office:value-type="float" office:value="17384.0511425236" calcext:value-type="float">
            <text:p><text:s/>17.384 </text:p>
          </table:table-cell>
          <table:table-cell table:style-name="ce19" office:value-type="float" office:value="20386.5798551959" calcext:value-type="float">
            <text:p><text:s/>20.387 </text:p>
          </table:table-cell>
          <table:table-cell table:style-name="ce19" office:value-type="float" office:value="21366.1329586872" calcext:value-type="float">
            <text:p><text:s/>21.366 </text:p>
          </table:table-cell>
          <table:table-cell table:style-name="ce19" office:value-type="float" office:value="23131.6365746667" calcext:value-type="float">
            <text:p><text:s/>23.132 </text:p>
          </table:table-cell>
          <table:table-cell table:style-name="ce19" office:value-type="float" office:value="23862.0741778836" calcext:value-type="float">
            <text:p><text:s/>23.862 </text:p>
          </table:table-cell>
          <table:table-cell table:style-name="ce19" office:value-type="float" office:value="24771.1178871464" calcext:value-type="float">
            <text:p><text:s/>24.771 </text:p>
          </table:table-cell>
          <table:table-cell table:style-name="ce19" office:value-type="float" office:value="27038.6517664239" calcext:value-type="float">
            <text:p><text:s/>27.039 </text:p>
          </table:table-cell>
          <table:table-cell table:style-name="ce19" office:value-type="float" office:value="28806.5375896804" calcext:value-type="float">
            <text:p><text:s/>28.807 </text:p>
          </table:table-cell>
          <table:table-cell table:style-name="ce19" office:value-type="float" office:value="31064.5446545028" calcext:value-type="float">
            <text:p><text:s/>31.065 </text:p>
          </table:table-cell>
          <table:table-cell table:style-name="ce19" office:value-type="float" office:value="30449.6266412653" calcext:value-type="float">
            <text:p><text:s/>30.450 </text:p>
          </table:table-cell>
          <table:table-cell table:style-name="ce19" office:value-type="float" office:value="37258.0107487765" calcext:value-type="float">
            <text:p><text:s/>37.258 </text:p>
          </table:table-cell>
          <table:table-cell table:style-name="ce20" office:value-type="percentage" office:value="0.155528418998682" calcext:value-type="percentage">
            <text:p>15,6%</text:p>
          </table:table-cell>
          <table:table-cell table:style-name="ce21" office:value-type="percentage" office:value="0.157805057463109" calcext:value-type="percentage">
            <text:p>15,8%</text:p>
          </table:table-cell>
          <table:table-cell table:style-name="ce21" office:value-type="percentage" office:value="0.159283789634918" calcext:value-type="percentage">
            <text:p>15,9%</text:p>
          </table:table-cell>
          <table:table-cell table:style-name="ce21" office:value-type="percentage" office:value="0.151371553971222" calcext:value-type="percentage">
            <text:p>15,1%</text:p>
          </table:table-cell>
          <table:table-cell table:style-name="ce21" office:value-type="percentage" office:value="0.149099147674433" calcext:value-type="percentage">
            <text:p>14,9%</text:p>
          </table:table-cell>
          <table:table-cell table:style-name="ce21" office:value-type="percentage" office:value="0.152022914290897" calcext:value-type="percentage">
            <text:p>15,2%</text:p>
          </table:table-cell>
          <table:table-cell table:style-name="ce21" office:value-type="percentage" office:value="0.148024220992941" calcext:value-type="percentage">
            <text:p>14,8%</text:p>
          </table:table-cell>
          <table:table-cell table:style-name="ce21" office:value-type="percentage" office:value="0.14888346502269" calcext:value-type="percentage">
            <text:p>14,9%</text:p>
          </table:table-cell>
          <table:table-cell table:style-name="ce21" office:value-type="percentage" office:value="0.15458133755295" calcext:value-type="percentage">
            <text:p>15,5%</text:p>
          </table:table-cell>
          <table:table-cell table:style-name="ce21" office:value-type="percentage" office:value="0.157007906031216" calcext:value-type="percentage">
            <text:p>15,7%</text:p>
          </table:table-cell>
          <table:table-cell table:style-name="ce21" office:value-type="percentage" office:value="0.157519265529882" calcext:value-type="percentage">
            <text:p>15,8%</text:p>
          </table:table-cell>
          <table:table-cell table:style-name="ce55" office:value-type="percentage" office:value="0.168730657125191" calcext:value-type="percentage">
            <text:p>16,9%</text:p>
          </table:table-cell>
          <table:table-cell table:style-name="ce21" office:value-type="percentage" office:value="0.024150647935263" calcext:value-type="percentage">
            <text:p>2,4%</text:p>
          </table:table-cell>
          <table:table-cell table:style-name="ce21" office:value-type="percentage" office:value="0.0249290893144285" calcext:value-type="percentage">
            <text:p>2,5%</text:p>
          </table:table-cell>
          <table:table-cell table:style-name="ce21" office:value-type="percentage" office:value="0.0266315784831901" calcext:value-type="percentage">
            <text:p>2,7%</text:p>
          </table:table-cell>
          <table:table-cell table:style-name="ce21" office:value-type="percentage" office:value="0.0258074707575582" calcext:value-type="percentage">
            <text:p>2,6%</text:p>
          </table:table-cell>
          <table:table-cell table:style-name="ce21" office:value-type="percentage" office:value="0.0268241784023132" calcext:value-type="percentage">
            <text:p>2,7%</text:p>
          </table:table-cell>
          <table:table-cell table:style-name="ce21" office:value-type="percentage" office:value="0.0265448271319768" calcext:value-type="percentage">
            <text:p>2,7%</text:p>
          </table:table-cell>
          <table:table-cell table:style-name="ce21" office:value-type="percentage" office:value="0.0272099452828482" calcext:value-type="percentage">
            <text:p>2,7%</text:p>
          </table:table-cell>
          <table:table-cell table:style-name="ce21" office:value-type="percentage" office:value="0.0274953774817735" calcext:value-type="percentage">
            <text:p>2,7%</text:p>
          </table:table-cell>
          <table:table-cell table:style-name="ce21" office:value-type="percentage" office:value="0.0267430939469237" calcext:value-type="percentage">
            <text:p>2,7%</text:p>
          </table:table-cell>
          <table:table-cell table:style-name="ce21" office:value-type="percentage" office:value="0.0276493519948081" calcext:value-type="percentage">
            <text:p>2,8%</text:p>
          </table:table-cell>
          <table:table-cell table:style-name="ce21" office:value-type="percentage" office:value="0.0276550556161663" calcext:value-type="percentage">
            <text:p>2,8%</text:p>
          </table:table-cell>
          <table:table-cell table:style-name="ce21" office:value-type="percentage" office:value="0.0266298889281193" calcext:value-type="percentage">
            <text:p>2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14237.2688605627" calcext:value-type="float">
            <text:p><text:s/>14.237 </text:p>
          </table:table-cell>
          <table:table-cell table:style-name="ce13" office:value-type="float" office:value="16517.1457999514" calcext:value-type="float">
            <text:p><text:s/>16.517 </text:p>
          </table:table-cell>
          <table:table-cell table:style-name="ce13" office:value-type="float" office:value="19381.371617528" calcext:value-type="float">
            <text:p><text:s/>19.381 </text:p>
          </table:table-cell>
          <table:table-cell table:style-name="ce13" office:value-type="float" office:value="20254.5449673676" calcext:value-type="float">
            <text:p><text:s/>20.255 </text:p>
          </table:table-cell>
          <table:table-cell table:style-name="ce13" office:value-type="float" office:value="21821.9769076849" calcext:value-type="float">
            <text:p><text:s/>21.822 </text:p>
          </table:table-cell>
          <table:table-cell table:style-name="ce13" office:value-type="float" office:value="22464.0523538784" calcext:value-type="float">
            <text:p><text:s/>22.464 </text:p>
          </table:table-cell>
          <table:table-cell table:style-name="ce13" office:value-type="float" office:value="23319.6507457251" calcext:value-type="float">
            <text:p><text:s/>23.320 </text:p>
          </table:table-cell>
          <table:table-cell table:style-name="ce13" office:value-type="float" office:value="25277.4897563704" calcext:value-type="float">
            <text:p><text:s/>25.277 </text:p>
          </table:table-cell>
          <table:table-cell table:style-name="ce13" office:value-type="float" office:value="26830.3726589749" calcext:value-type="float">
            <text:p><text:s/>26.830 </text:p>
          </table:table-cell>
          <table:table-cell table:style-name="ce13" office:value-type="float" office:value="28900.1801891089" calcext:value-type="float">
            <text:p><text:s/>28.900 </text:p>
          </table:table-cell>
          <table:table-cell table:style-name="ce13" office:value-type="float" office:value="28538.2081216071" calcext:value-type="float">
            <text:p><text:s/>28.538 </text:p>
          </table:table-cell>
          <table:table-cell table:style-name="ce13" office:value-type="float" office:value="34948.3594882417" calcext:value-type="float">
            <text:p><text:s/>34.948 </text:p>
          </table:table-cell>
          <table:table-cell table:style-name="ce14" office:value-type="percentage" office:value="0.146489391383109" calcext:value-type="percentage">
            <text:p>14,6%</text:p>
          </table:table-cell>
          <table:table-cell table:style-name="ce15" office:value-type="percentage" office:value="0.149935657731245" calcext:value-type="percentage">
            <text:p>15,0%</text:p>
          </table:table-cell>
          <table:table-cell table:style-name="ce15" office:value-type="percentage" office:value="0.151429927996268" calcext:value-type="percentage">
            <text:p>15,1%</text:p>
          </table:table-cell>
          <table:table-cell table:style-name="ce15" office:value-type="percentage" office:value="0.143496343143547" calcext:value-type="percentage">
            <text:p>14,3%</text:p>
          </table:table-cell>
          <table:table-cell table:style-name="ce15" office:value-type="percentage" office:value="0.140657499395019" calcext:value-type="percentage">
            <text:p>14,1%</text:p>
          </table:table-cell>
          <table:table-cell table:style-name="ce15" office:value-type="percentage" office:value="0.143116255534278" calcext:value-type="percentage">
            <text:p>14,3%</text:p>
          </table:table-cell>
          <table:table-cell table:style-name="ce15" office:value-type="percentage" office:value="0.139350720915771" calcext:value-type="percentage">
            <text:p>13,9%</text:p>
          </table:table-cell>
          <table:table-cell table:style-name="ce15" office:value-type="percentage" office:value="0.139185943682196" calcext:value-type="percentage">
            <text:p>13,9%</text:p>
          </table:table-cell>
          <table:table-cell table:style-name="ce15" office:value-type="percentage" office:value="0.143976862188194" calcext:value-type="percentage">
            <text:p>14,4%</text:p>
          </table:table-cell>
          <table:table-cell table:style-name="ce15" office:value-type="percentage" office:value="0.146068671724732" calcext:value-type="percentage">
            <text:p>14,6%</text:p>
          </table:table-cell>
          <table:table-cell table:style-name="ce15" office:value-type="percentage" office:value="0.147631287431368" calcext:value-type="percentage">
            <text:p>14,8%</text:p>
          </table:table-cell>
          <table:table-cell table:style-name="ce54" office:value-type="percentage" office:value="0.158270920625897" calcext:value-type="percentage">
            <text:p>15,8%</text:p>
          </table:table-cell>
          <table:table-cell table:style-name="ce15" office:value-type="percentage" office:value="0.0244204080921201" calcext:value-type="percentage">
            <text:p>2,4%</text:p>
          </table:table-cell>
          <table:table-cell table:style-name="ce15" office:value-type="percentage" office:value="0.0251816084558223" calcext:value-type="percentage">
            <text:p>2,5%</text:p>
          </table:table-cell>
          <table:table-cell table:style-name="ce15" office:value-type="percentage" office:value="0.0268998538760224" calcext:value-type="percentage">
            <text:p>2,7%</text:p>
          </table:table-cell>
          <table:table-cell table:style-name="ce15" office:value-type="percentage" office:value="0.0260388400677338" calcext:value-type="percentage">
            <text:p>2,6%</text:p>
          </table:table-cell>
          <table:table-cell table:style-name="ce15" office:value-type="percentage" office:value="0.0270670659739344" calcext:value-type="percentage">
            <text:p>2,7%</text:p>
          </table:table-cell>
          <table:table-cell table:style-name="ce15" office:value-type="percentage" office:value="0.0267369991333806" calcext:value-type="percentage">
            <text:p>2,7%</text:p>
          </table:table-cell>
          <table:table-cell table:style-name="ce15" office:value-type="percentage" office:value="0.0274508370108336" calcext:value-type="percentage">
            <text:p>2,7%</text:p>
          </table:table-cell>
          <table:table-cell table:style-name="ce15" office:value-type="percentage" office:value="0.0276694288742637" calcext:value-type="percentage">
            <text:p>2,8%</text:p>
          </table:table-cell>
          <table:table-cell table:style-name="ce15" office:value-type="percentage" office:value="0.0270197541155709" calcext:value-type="percentage">
            <text:p>2,7%</text:p>
          </table:table-cell>
          <table:table-cell table:style-name="ce15" office:value-type="percentage" office:value="0.0279919261609642" calcext:value-type="percentage">
            <text:p>2,8%</text:p>
          </table:table-cell>
          <table:table-cell table:style-name="ce15" office:value-type="percentage" office:value="0.0281258826814664" calcext:value-type="percentage">
            <text:p>2,8%</text:p>
          </table:table-cell>
          <table:table-cell table:style-name="ce15" office:value-type="percentage" office:value="0.0269218102229428" calcext:value-type="percentage">
            <text:p>2,7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878.5009288788" calcext:value-type="float">
            <text:p><text:s/>879 </text:p>
          </table:table-cell>
          <table:table-cell table:style-name="ce13" office:value-type="float" office:value="866.905342572163" calcext:value-type="float">
            <text:p><text:s/>867 </text:p>
          </table:table-cell>
          <table:table-cell table:style-name="ce13" office:value-type="float" office:value="1005.20823766794" calcext:value-type="float">
            <text:p><text:s/>1.005 </text:p>
          </table:table-cell>
          <table:table-cell table:style-name="ce13" office:value-type="float" office:value="1111.58799131958" calcext:value-type="float">
            <text:p><text:s/>1.112 </text:p>
          </table:table-cell>
          <table:table-cell table:style-name="ce13" office:value-type="float" office:value="1309.65966698183" calcext:value-type="float">
            <text:p><text:s/>1.310 </text:p>
          </table:table-cell>
          <table:table-cell table:style-name="ce13" office:value-type="float" office:value="1398.02182400512" calcext:value-type="float">
            <text:p><text:s/>1.398 </text:p>
          </table:table-cell>
          <table:table-cell table:style-name="ce13" office:value-type="float" office:value="1451.46714142136" calcext:value-type="float">
            <text:p><text:s/>1.451 </text:p>
          </table:table-cell>
          <table:table-cell table:style-name="ce13" office:value-type="float" office:value="1761.16201005357" calcext:value-type="float">
            <text:p><text:s/>1.761 </text:p>
          </table:table-cell>
          <table:table-cell table:style-name="ce13" office:value-type="float" office:value="1976.16493070557" calcext:value-type="float">
            <text:p><text:s/>1.976 </text:p>
          </table:table-cell>
          <table:table-cell table:style-name="ce13" office:value-type="float" office:value="2164.36446539389" calcext:value-type="float">
            <text:p><text:s/>2.164 </text:p>
          </table:table-cell>
          <table:table-cell table:style-name="ce13" office:value-type="float" office:value="1911.41851965824" calcext:value-type="float">
            <text:p><text:s/>1.911 </text:p>
          </table:table-cell>
          <table:table-cell table:style-name="ce13" office:value-type="float" office:value="2309.6512605348" calcext:value-type="float">
            <text:p><text:s/>2.310 </text:p>
          </table:table-cell>
          <table:table-cell table:style-name="ce14" office:value-type="percentage" office:value="0.00903902761557217" calcext:value-type="percentage">
            <text:p>0,9%</text:p>
          </table:table-cell>
          <table:table-cell table:style-name="ce15" office:value-type="percentage" office:value="0.00786939973186346" calcext:value-type="percentage">
            <text:p>0,8%</text:p>
          </table:table-cell>
          <table:table-cell table:style-name="ce15" office:value-type="percentage" office:value="0.00785386163864944" calcext:value-type="percentage">
            <text:p>0,8%</text:p>
          </table:table-cell>
          <table:table-cell table:style-name="ce15" office:value-type="percentage" office:value="0.00787521082767483" calcext:value-type="percentage">
            <text:p>0,8%</text:p>
          </table:table-cell>
          <table:table-cell table:style-name="ce15" office:value-type="percentage" office:value="0.00844164827941436" calcext:value-type="percentage">
            <text:p>0,8%</text:p>
          </table:table-cell>
          <table:table-cell table:style-name="ce15" office:value-type="percentage" office:value="0.00890665875661876" calcext:value-type="percentage">
            <text:p>0,9%</text:p>
          </table:table-cell>
          <table:table-cell table:style-name="ce15" office:value-type="percentage" office:value="0.00867350007716987" calcext:value-type="percentage">
            <text:p>0,9%</text:p>
          </table:table-cell>
          <table:table-cell table:style-name="ce15" office:value-type="percentage" office:value="0.00969752134049473" calcext:value-type="percentage">
            <text:p>1,0%</text:p>
          </table:table-cell>
          <table:table-cell table:style-name="ce15" office:value-type="percentage" office:value="0.0106044753647566" calcext:value-type="percentage">
            <text:p>1,1%</text:p>
          </table:table-cell>
          <table:table-cell table:style-name="ce15" office:value-type="percentage" office:value="0.0109392343064849" calcext:value-type="percentage">
            <text:p>1,1%</text:p>
          </table:table-cell>
          <table:table-cell table:style-name="ce15" office:value-type="percentage" office:value="0.0098879780985147" calcext:value-type="percentage">
            <text:p>1,0%</text:p>
          </table:table-cell>
          <table:table-cell table:style-name="ce54" office:value-type="percentage" office:value="0.0104597364992939" calcext:value-type="percentage">
            <text:p>1,0%</text:p>
          </table:table-cell>
          <table:table-cell table:style-name="ce15" office:value-type="percentage" office:value="0.0204836068102686" calcext:value-type="percentage">
            <text:p>2,0%</text:p>
          </table:table-cell>
          <table:table-cell table:style-name="ce15" office:value-type="percentage" office:value="0.0209301369557972" calcext:value-type="percentage">
            <text:p>2,1%</text:p>
          </table:table-cell>
          <table:table-cell table:style-name="ce15" office:value-type="percentage" office:value="0.0223364717389495" calcext:value-type="percentage">
            <text:p>2,2%</text:p>
          </table:table-cell>
          <table:table-cell table:style-name="ce15" office:value-type="percentage" office:value="0.0222113254070171" calcext:value-type="percentage">
            <text:p>2,2%</text:p>
          </table:table-cell>
          <table:table-cell table:style-name="ce15" office:value-type="percentage" office:value="0.0233351091686593" calcext:value-type="percentage">
            <text:p>2,3%</text:p>
          </table:table-cell>
          <table:table-cell table:style-name="ce15" office:value-type="percentage" office:value="0.023796521200448" calcext:value-type="percentage">
            <text:p>2,4%</text:p>
          </table:table-cell>
          <table:table-cell table:style-name="ce15" office:value-type="percentage" office:value="0.0238477119713026" calcext:value-type="percentage">
            <text:p>2,4%</text:p>
          </table:table-cell>
          <table:table-cell table:style-name="ce15" office:value-type="percentage" office:value="0.025218540724749" calcext:value-type="percentage">
            <text:p>2,5%</text:p>
          </table:table-cell>
          <table:table-cell table:style-name="ce15" office:value-type="percentage" office:value="0.0234790943089996" calcext:value-type="percentage">
            <text:p>2,3%</text:p>
          </table:table-cell>
          <table:table-cell table:style-name="ce15" office:value-type="percentage" office:value="0.0237656824389091" calcext:value-type="percentage">
            <text:p>2,4%</text:p>
          </table:table-cell>
          <table:table-cell table:style-name="ce15" office:value-type="percentage" office:value="0.0221252042418567" calcext:value-type="percentage">
            <text:p>2,2%</text:p>
          </table:table-cell>
          <table:table-cell table:style-name="ce15" office:value-type="percentage" office:value="0.0228764412406133" calcext:value-type="percentage">
            <text:p>2,3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36458.4881012046" calcext:value-type="float">
            <text:p><text:s/>36.458 </text:p>
          </table:table-cell>
          <table:table-cell table:style-name="ce19" office:value-type="float" office:value="40010.1882231574" calcext:value-type="float">
            <text:p><text:s/>40.010 </text:p>
          </table:table-cell>
          <table:table-cell table:style-name="ce19" office:value-type="float" office:value="47946.1538919258" calcext:value-type="float">
            <text:p><text:s/>47.946 </text:p>
          </table:table-cell>
          <table:table-cell table:style-name="ce19" office:value-type="float" office:value="52852.3725454891" calcext:value-type="float">
            <text:p><text:s/>52.852 </text:p>
          </table:table-cell>
          <table:table-cell table:style-name="ce19" office:value-type="float" office:value="58531.8193212597" calcext:value-type="float">
            <text:p><text:s/>58.532 </text:p>
          </table:table-cell>
          <table:table-cell table:style-name="ce19" office:value-type="float" office:value="57265.3379281265" calcext:value-type="float">
            <text:p><text:s/>57.265 </text:p>
          </table:table-cell>
          <table:table-cell table:style-name="ce19" office:value-type="float" office:value="63903.8315171862" calcext:value-type="float">
            <text:p><text:s/>63.904 </text:p>
          </table:table-cell>
          <table:table-cell table:style-name="ce19" office:value-type="float" office:value="71205.6818902399" calcext:value-type="float">
            <text:p><text:s/>71.206 </text:p>
          </table:table-cell>
          <table:table-cell table:style-name="ce19" office:value-type="float" office:value="69903.8558296333" calcext:value-type="float">
            <text:p><text:s/>69.904 </text:p>
          </table:table-cell>
          <table:table-cell table:style-name="ce19" office:value-type="float" office:value="76050.0742262016" calcext:value-type="float">
            <text:p><text:s/>76.050 </text:p>
          </table:table-cell>
          <table:table-cell table:style-name="ce19" office:value-type="float" office:value="76391.3317346598" calcext:value-type="float">
            <text:p><text:s/>76.391 </text:p>
          </table:table-cell>
          <table:table-cell table:style-name="ce19" office:value-type="float" office:value="86618.6088302237" calcext:value-type="float">
            <text:p><text:s/>86.619 </text:p>
          </table:table-cell>
          <table:table-cell table:style-name="ce20" office:value-type="percentage" office:value="0.375126843849089" calcext:value-type="percentage">
            <text:p>37,5%</text:p>
          </table:table-cell>
          <table:table-cell table:style-name="ce21" office:value-type="percentage" office:value="0.363195552055226" calcext:value-type="percentage">
            <text:p>36,3%</text:p>
          </table:table-cell>
          <table:table-cell table:style-name="ce21" office:value-type="percentage" office:value="0.374611393601582" calcext:value-type="percentage">
            <text:p>37,5%</text:p>
          </table:table-cell>
          <table:table-cell table:style-name="ce21" office:value-type="percentage" office:value="0.374440511942232" calcext:value-type="percentage">
            <text:p>37,4%</text:p>
          </table:table-cell>
          <table:table-cell table:style-name="ce21" office:value-type="percentage" office:value="0.377277428878138" calcext:value-type="percentage">
            <text:p>37,7%</text:p>
          </table:table-cell>
          <table:table-cell table:style-name="ce21" office:value-type="percentage" office:value="0.364831803588792" calcext:value-type="percentage">
            <text:p>36,5%</text:p>
          </table:table-cell>
          <table:table-cell table:style-name="ce21" office:value-type="percentage" office:value="0.381868711855916" calcext:value-type="percentage">
            <text:p>38,2%</text:p>
          </table:table-cell>
          <table:table-cell table:style-name="ce21" office:value-type="percentage" office:value="0.392081259846206" calcext:value-type="percentage">
            <text:p>39,2%</text:p>
          </table:table-cell>
          <table:table-cell table:style-name="ce21" office:value-type="percentage" office:value="0.375117332328214" calcext:value-type="percentage">
            <text:p>37,5%</text:p>
          </table:table-cell>
          <table:table-cell table:style-name="ce21" office:value-type="percentage" office:value="0.384375919253776" calcext:value-type="percentage">
            <text:p>38,4%</text:p>
          </table:table-cell>
          <table:table-cell table:style-name="ce21" office:value-type="percentage" office:value="0.395180755726769" calcext:value-type="percentage">
            <text:p>39,5%</text:p>
          </table:table-cell>
          <table:table-cell table:style-name="ce55" office:value-type="percentage" office:value="0.392270400203089" calcext:value-type="percentage">
            <text:p>39,2%</text:p>
          </table:table-cell>
          <table:table-cell table:style-name="ce21" office:value-type="percentage" office:value="0.0222069265223611" calcext:value-type="percentage">
            <text:p>2,2%</text:p>
          </table:table-cell>
          <table:table-cell table:style-name="ce21" office:value-type="percentage" office:value="0.0218365114048475" calcext:value-type="percentage">
            <text:p>2,2%</text:p>
          </table:table-cell>
          <table:table-cell table:style-name="ce21" office:value-type="percentage" office:value="0.0240886785141525" calcext:value-type="percentage">
            <text:p>2,4%</text:p>
          </table:table-cell>
          <table:table-cell table:style-name="ce21" office:value-type="percentage" office:value="0.024045654458523" calcext:value-type="percentage">
            <text:p>2,4%</text:p>
          </table:table-cell>
          <table:table-cell table:style-name="ce21" office:value-type="percentage" office:value="0.0243756538062025" calcext:value-type="percentage">
            <text:p>2,4%</text:p>
          </table:table-cell>
          <table:table-cell table:style-name="ce21" office:value-type="percentage" office:value="0.0236162084334611" calcext:value-type="percentage">
            <text:p>2,4%</text:p>
          </table:table-cell>
          <table:table-cell table:style-name="ce21" office:value-type="percentage" office:value="0.0249963941312402" calcext:value-type="percentage">
            <text:p>2,5%</text:p>
          </table:table-cell>
          <table:table-cell table:style-name="ce56" office:value-type="percentage" office:value="0.0265538968986401" calcext:value-type="percentage">
            <text:p>2,7%</text:p>
          </table:table-cell>
          <table:table-cell table:style-name="ce56" office:value-type="percentage" office:value="0.0243464796478256" calcext:value-type="percentage">
            <text:p>2,4%</text:p>
          </table:table-cell>
          <table:table-cell table:style-name="ce56" office:value-type="percentage" office:value="0.0249513602255043" calcext:value-type="percentage">
            <text:p>2,5%</text:p>
          </table:table-cell>
          <table:table-cell table:style-name="ce56" office:value-type="percentage" office:value="0.0230357827113298" calcext:value-type="percentage">
            <text:p>2,3%</text:p>
          </table:table-cell>
          <table:table-cell table:style-name="ce56" office:value-type="percentage" office:value="0.0212384372432899" calcext:value-type="percentage">
            <text:p>2,1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97189.7604743838" calcext:value-type="float">
            <text:p><text:s/>97.190 </text:p>
          </table:table-cell>
          <table:table-cell table:style-name="ce27" office:value-type="float" office:value="110161.558963898" calcext:value-type="float">
            <text:p><text:s/>110.162 </text:p>
          </table:table-cell>
          <table:table-cell table:style-name="ce27" office:value-type="float" office:value="127989.043341589" calcext:value-type="float">
            <text:p><text:s/>127.989 </text:p>
          </table:table-cell>
          <table:table-cell table:style-name="ce27" office:value-type="float" office:value="141150.251801929" calcext:value-type="float">
            <text:p><text:s/>141.150 </text:p>
          </table:table-cell>
          <table:table-cell table:style-name="ce27" office:value-type="float" office:value="155142.647932341" calcext:value-type="float">
            <text:p><text:s/>155.143 </text:p>
          </table:table-cell>
          <table:table-cell table:style-name="ce27" office:value-type="float" office:value="156963.667544377" calcext:value-type="float">
            <text:p><text:s/>156.964 </text:p>
          </table:table-cell>
          <table:table-cell table:style-name="ce27" office:value-type="float" office:value="167345.031245445" calcext:value-type="float">
            <text:p><text:s/>167.345 </text:p>
          </table:table-cell>
          <table:table-cell table:style-name="ce27" office:value-type="float" office:value="181609.500842173" calcext:value-type="float">
            <text:p><text:s/>181.610 </text:p>
          </table:table-cell>
          <table:table-cell table:style-name="ce27" office:value-type="float" office:value="186351.97524936" calcext:value-type="float">
            <text:p><text:s/>186.352 </text:p>
          </table:table-cell>
          <table:table-cell table:style-name="ce27" office:value-type="float" office:value="197853.378468257" calcext:value-type="float">
            <text:p><text:s/>197.853 </text:p>
          </table:table-cell>
          <table:table-cell table:style-name="ce27" office:value-type="float" office:value="193307.317291223" calcext:value-type="float">
            <text:p><text:s/>193.307 </text:p>
          </table:table-cell>
          <table:table-cell table:style-name="ce27" office:value-type="float" office:value="220813.52247169" calcext:value-type="float">
            <text:p><text:s/>220.814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250112164669334" calcext:value-type="percentage">
            <text:p>2,5%</text:p>
          </table:table-cell>
          <table:table-cell table:style-name="ce29" office:value-type="percentage" office:value="0.0251718334834341" calcext:value-type="percentage">
            <text:p>2,5%</text:p>
          </table:table-cell>
          <table:table-cell table:style-name="ce29" office:value-type="percentage" office:value="0.0265826424041051" calcext:value-type="percentage">
            <text:p>2,7%</text:p>
          </table:table-cell>
          <table:table-cell table:style-name="ce29" office:value-type="percentage" office:value="0.0264741822230135" calcext:value-type="percentage">
            <text:p>2,6%</text:p>
          </table:table-cell>
          <table:table-cell table:style-name="ce29" office:value-type="percentage" office:value="0.0268461525536709" calcext:value-type="percentage">
            <text:p>2,7%</text:p>
          </table:table-cell>
          <table:table-cell table:style-name="ce29" office:value-type="percentage" office:value="0.0261789932738399" calcext:value-type="percentage">
            <text:p>2,6%</text:p>
          </table:table-cell>
          <table:table-cell table:style-name="ce29" office:value-type="percentage" office:value="0.0266926584867542" calcext:value-type="percentage">
            <text:p>2,7%</text:p>
          </table:table-cell>
          <table:table-cell table:style-name="ce58" office:value-type="percentage" office:value="0.027577265198503" calcext:value-type="percentage">
            <text:p>2,8%</text:p>
          </table:table-cell>
          <table:table-cell table:style-name="ce58" office:value-type="percentage" office:value="0.0266059714173887" calcext:value-type="percentage">
            <text:p>2,7%</text:p>
          </table:table-cell>
          <table:table-cell table:style-name="ce58" office:value-type="percentage" office:value="0.0267762715897522" calcext:value-type="percentage">
            <text:p>2,7%</text:p>
          </table:table-cell>
          <table:table-cell table:style-name="ce58" office:value-type="percentage" office:value="0.0254030952350296" calcext:value-type="percentage">
            <text:p>2,5%</text:p>
          </table:table-cell>
          <table:table-cell table:style-name="ce58" office:value-type="percentage" office:value="0.0245017802062695" calcext:value-type="percentage">
            <text:p>2,5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97189.7604743839" calcext:value-type="float">
            <text:p><text:s/>97.190 </text:p>
          </table:table-cell>
          <table:table-cell table:style-name="ce32" office:value-type="float" office:value="110161.558963898" calcext:value-type="float">
            <text:p><text:s/>110.162 </text:p>
          </table:table-cell>
          <table:table-cell table:style-name="ce32" office:value-type="float" office:value="127989.043341588" calcext:value-type="float">
            <text:p><text:s/>127.989 </text:p>
          </table:table-cell>
          <table:table-cell table:style-name="ce32" office:value-type="float" office:value="141150.251801929" calcext:value-type="float">
            <text:p><text:s/>141.150 </text:p>
          </table:table-cell>
          <table:table-cell table:style-name="ce32" office:value-type="float" office:value="155142.647932341" calcext:value-type="float">
            <text:p><text:s/>155.143 </text:p>
          </table:table-cell>
          <table:table-cell table:style-name="ce32" office:value-type="float" office:value="156963.667544377" calcext:value-type="float">
            <text:p><text:s/>156.964 </text:p>
          </table:table-cell>
          <table:table-cell table:style-name="ce32" office:value-type="float" office:value="167345.031245445" calcext:value-type="float">
            <text:p><text:s/>167.345 </text:p>
          </table:table-cell>
          <table:table-cell table:style-name="ce32" office:value-type="float" office:value="181609.500842173" calcext:value-type="float">
            <text:p><text:s/>181.610 </text:p>
          </table:table-cell>
          <table:table-cell table:style-name="ce32" office:value-type="float" office:value="186351.97524936" calcext:value-type="float">
            <text:p><text:s/>186.352 </text:p>
          </table:table-cell>
          <table:table-cell table:style-name="ce32" office:value-type="float" office:value="197853.378468257" calcext:value-type="float">
            <text:p><text:s/>197.853 </text:p>
          </table:table-cell>
          <table:table-cell table:style-name="ce32" office:value-type="float" office:value="193307.317291223" calcext:value-type="float">
            <text:p><text:s/>193.307 </text:p>
          </table:table-cell>
          <table:table-cell table:style-name="ce32" office:value-type="float" office:value="220813.52247169" calcext:value-type="float">
            <text:p><text:s/>220.814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7" table:style-name="ta2">
        <table:table-column table:style-name="co21" table:default-cell-style-name="ce67"/>
        <table:table-column table:style-name="co11" table:number-columns-repeated="3" table:default-cell-style-name="ce67"/>
        <table:table-column table:style-name="co11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Alagoas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24340.2317008897" calcext:value-type="float">
            <text:p><text:s/>24.340 </text:p>
          </table:table-cell>
          <table:table-cell table:style-name="ce13" office:value-type="float" office:value="28529.9617317633" calcext:value-type="float">
            <text:p><text:s/>28.530 </text:p>
          </table:table-cell>
          <table:table-cell table:style-name="ce13" office:value-type="float" office:value="31248.9279148839" calcext:value-type="float">
            <text:p><text:s/>31.249 </text:p>
          </table:table-cell>
          <table:table-cell table:style-name="ce13" office:value-type="float" office:value="33708.0894246826" calcext:value-type="float">
            <text:p><text:s/>33.708 </text:p>
          </table:table-cell>
          <table:table-cell table:style-name="ce13" office:value-type="float" office:value="37264.0890201385" calcext:value-type="float">
            <text:p><text:s/>37.264 </text:p>
          </table:table-cell>
          <table:table-cell table:style-name="ce13" office:value-type="float" office:value="42260.6564108399" calcext:value-type="float">
            <text:p><text:s/>42.261 </text:p>
          </table:table-cell>
          <table:table-cell table:style-name="ce13" office:value-type="float" office:value="44754.6579578918" calcext:value-type="float">
            <text:p><text:s/>44.755 </text:p>
          </table:table-cell>
          <table:table-cell table:style-name="ce13" office:value-type="float" office:value="47805.6203764588" calcext:value-type="float">
            <text:p><text:s/>47.806 </text:p>
          </table:table-cell>
          <table:table-cell table:style-name="ce13" office:value-type="float" office:value="48892.2764734692" calcext:value-type="float">
            <text:p><text:s/>48.892 </text:p>
          </table:table-cell>
          <table:table-cell table:style-name="ce13" office:value-type="float" office:value="53032.2939624192" calcext:value-type="float">
            <text:p><text:s/>53.032 </text:p>
          </table:table-cell>
          <table:table-cell table:style-name="ce13" office:value-type="float" office:value="57141.5115215034" calcext:value-type="float">
            <text:p><text:s/>57.142 </text:p>
          </table:table-cell>
          <table:table-cell table:style-name="ce13" office:value-type="float" office:value="68492.0491852758" calcext:value-type="float">
            <text:p><text:s/>68.492 </text:p>
          </table:table-cell>
          <table:table-cell table:style-name="ce14" office:value-type="percentage" office:value="0.897069905466048" calcext:value-type="percentage">
            <text:p>89,7%</text:p>
          </table:table-cell>
          <table:table-cell table:style-name="ce15" office:value-type="percentage" office:value="0.901212138974456" calcext:value-type="percentage">
            <text:p>90,1%</text:p>
          </table:table-cell>
          <table:table-cell table:style-name="ce15" office:value-type="percentage" office:value="0.901834616605125" calcext:value-type="percentage">
            <text:p>90,2%</text:p>
          </table:table-cell>
          <table:table-cell table:style-name="ce15" office:value-type="percentage" office:value="0.904125611062388" calcext:value-type="percentage">
            <text:p>90,4%</text:p>
          </table:table-cell>
          <table:table-cell table:style-name="ce15" office:value-type="percentage" office:value="0.9094348862336" calcext:value-type="percentage">
            <text:p>90,9%</text:p>
          </table:table-cell>
          <table:table-cell table:style-name="ce15" office:value-type="percentage" office:value="0.911434090221166" calcext:value-type="percentage">
            <text:p>91,1%</text:p>
          </table:table-cell>
          <table:table-cell table:style-name="ce15" office:value-type="percentage" office:value="0.904705823027208" calcext:value-type="percentage">
            <text:p>90,5%</text:p>
          </table:table-cell>
          <table:table-cell table:style-name="ce15" office:value-type="percentage" office:value="0.904534631900589" calcext:value-type="percentage">
            <text:p>90,5%</text:p>
          </table:table-cell>
          <table:table-cell table:style-name="ce15" office:value-type="percentage" office:value="0.898539586963674" calcext:value-type="percentage">
            <text:p>89,9%</text:p>
          </table:table-cell>
          <table:table-cell table:style-name="ce15" office:value-type="percentage" office:value="0.899405365062579" calcext:value-type="percentage">
            <text:p>89,9%</text:p>
          </table:table-cell>
          <table:table-cell table:style-name="ce15" office:value-type="percentage" office:value="0.904104238089816" calcext:value-type="percentage">
            <text:p>90,4%</text:p>
          </table:table-cell>
          <table:table-cell table:style-name="ce54" office:value-type="percentage" office:value="0.898072407027241" calcext:value-type="percentage">
            <text:p>89,8%</text:p>
          </table:table-cell>
          <table:table-cell table:style-name="ce15" office:value-type="percentage" office:value="0.00736948556420828" calcext:value-type="percentage">
            <text:p>0,7%</text:p>
          </table:table-cell>
          <table:table-cell table:style-name="ce15" office:value-type="percentage" office:value="0.00766839424785351" calcext:value-type="percentage">
            <text:p>0,8%</text:p>
          </table:table-cell>
          <table:table-cell table:style-name="ce15" office:value-type="percentage" office:value="0.00763237692458732" calcext:value-type="percentage">
            <text:p>0,8%</text:p>
          </table:table-cell>
          <table:table-cell table:style-name="ce15" office:value-type="percentage" office:value="0.00740225427441986" calcext:value-type="percentage">
            <text:p>0,7%</text:p>
          </table:table-cell>
          <table:table-cell table:style-name="ce15" office:value-type="percentage" office:value="0.00749368235263305" calcext:value-type="percentage">
            <text:p>0,7%</text:p>
          </table:table-cell>
          <table:table-cell table:style-name="ce15" office:value-type="percentage" office:value="0.00819703782562689" calcext:value-type="percentage">
            <text:p>0,8%</text:p>
          </table:table-cell>
          <table:table-cell table:style-name="ce15" office:value-type="percentage" office:value="0.00825758815656527" calcext:value-type="percentage">
            <text:p>0,8%</text:p>
          </table:table-cell>
          <table:table-cell table:style-name="ce15" office:value-type="percentage" office:value="0.00842846334322037" calcext:value-type="percentage">
            <text:p>0,8%</text:p>
          </table:table-cell>
          <table:table-cell table:style-name="ce15" office:value-type="percentage" office:value="0.0081335978096486" calcext:value-type="percentage">
            <text:p>0,8%</text:p>
          </table:table-cell>
          <table:table-cell table:style-name="ce15" office:value-type="percentage" office:value="0.00834276077942829" calcext:value-type="percentage">
            <text:p>0,8%</text:p>
          </table:table-cell>
          <table:table-cell table:style-name="ce15" office:value-type="percentage" office:value="0.00866445146049211" calcext:value-type="percentage">
            <text:p>0,9%</text:p>
          </table:table-cell>
          <table:table-cell table:style-name="ce15" office:value-type="percentage" office:value="0.00887892896865502" calcext:value-type="percentage">
            <text:p>0,9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3150.2745808087" calcext:value-type="float">
            <text:p><text:s/>13.150 </text:p>
          </table:table-cell>
          <table:table-cell table:style-name="ce19" office:value-type="float" office:value="15265.4639953214" calcext:value-type="float">
            <text:p><text:s/>15.265 </text:p>
          </table:table-cell>
          <table:table-cell table:style-name="ce19" office:value-type="float" office:value="16582.4850581837" calcext:value-type="float">
            <text:p><text:s/>16.582 </text:p>
          </table:table-cell>
          <table:table-cell table:style-name="ce19" office:value-type="float" office:value="18426.6746122532" calcext:value-type="float">
            <text:p><text:s/>18.427 </text:p>
          </table:table-cell>
          <table:table-cell table:style-name="ce19" office:value-type="float" office:value="20516.9066604508" calcext:value-type="float">
            <text:p><text:s/>20.517 </text:p>
          </table:table-cell>
          <table:table-cell table:style-name="ce19" office:value-type="float" office:value="21110.7769194435" calcext:value-type="float">
            <text:p><text:s/>21.111 </text:p>
          </table:table-cell>
          <table:table-cell table:style-name="ce19" office:value-type="float" office:value="23055.6854415729" calcext:value-type="float">
            <text:p><text:s/>23.056 </text:p>
          </table:table-cell>
          <table:table-cell table:style-name="ce19" office:value-type="float" office:value="23995.390362046" calcext:value-type="float">
            <text:p><text:s/>23.995 </text:p>
          </table:table-cell>
          <table:table-cell table:style-name="ce19" office:value-type="float" office:value="25230.9575997467" calcext:value-type="float">
            <text:p><text:s/>25.231 </text:p>
          </table:table-cell>
          <table:table-cell table:style-name="ce19" office:value-type="float" office:value="26018.6324483327" calcext:value-type="float">
            <text:p><text:s/>26.019 </text:p>
          </table:table-cell>
          <table:table-cell table:style-name="ce19" office:value-type="float" office:value="25777.5650268727" calcext:value-type="float">
            <text:p><text:s/>25.778 </text:p>
          </table:table-cell>
          <table:table-cell table:style-name="ce19" office:value-type="float" office:value="29801.6106162793" calcext:value-type="float">
            <text:p><text:s/>29.802 </text:p>
          </table:table-cell>
          <table:table-cell table:style-name="ce20" office:value-type="percentage" office:value="0.484659132255813" calcext:value-type="percentage">
            <text:p>48,5%</text:p>
          </table:table-cell>
          <table:table-cell table:style-name="ce21" office:value-type="percentage" office:value="0.482209600875299" calcext:value-type="percentage">
            <text:p>48,2%</text:p>
          </table:table-cell>
          <table:table-cell table:style-name="ce21" office:value-type="percentage" office:value="0.478565507768489" calcext:value-type="percentage">
            <text:p>47,9%</text:p>
          </table:table-cell>
          <table:table-cell table:style-name="ce21" office:value-type="percentage" office:value="0.494244222321659" calcext:value-type="percentage">
            <text:p>49,4%</text:p>
          </table:table-cell>
          <table:table-cell table:style-name="ce21" office:value-type="percentage" office:value="0.50071774636779" calcext:value-type="percentage">
            <text:p>50,1%</text:p>
          </table:table-cell>
          <table:table-cell table:style-name="ce21" office:value-type="percentage" office:value="0.455295383213679" calcext:value-type="percentage">
            <text:p>45,5%</text:p>
          </table:table-cell>
          <table:table-cell table:style-name="ce21" office:value-type="percentage" office:value="0.466065742084316" calcext:value-type="percentage">
            <text:p>46,6%</text:p>
          </table:table-cell>
          <table:table-cell table:style-name="ce21" office:value-type="percentage" office:value="0.454019034111987" calcext:value-type="percentage">
            <text:p>45,4%</text:p>
          </table:table-cell>
          <table:table-cell table:style-name="ce21" office:value-type="percentage" office:value="0.46369316087535" calcext:value-type="percentage">
            <text:p>46,4%</text:p>
          </table:table-cell>
          <table:table-cell table:style-name="ce21" office:value-type="percentage" office:value="0.441265045638132" calcext:value-type="percentage">
            <text:p>44,1%</text:p>
          </table:table-cell>
          <table:table-cell table:style-name="ce21" office:value-type="percentage" office:value="0.407857705683215" calcext:value-type="percentage">
            <text:p>40,8%</text:p>
          </table:table-cell>
          <table:table-cell table:style-name="ce55" office:value-type="percentage" office:value="0.390760745193242" calcext:value-type="percentage">
            <text:p>39,1%</text:p>
          </table:table-cell>
          <table:table-cell table:style-name="ce21" office:value-type="percentage" office:value="0.00812653308993918" calcext:value-type="percentage">
            <text:p>0,8%</text:p>
          </table:table-cell>
          <table:table-cell table:style-name="ce21" office:value-type="percentage" office:value="0.00826598497348705" calcext:value-type="percentage">
            <text:p>0,8%</text:p>
          </table:table-cell>
          <table:table-cell table:style-name="ce21" office:value-type="percentage" office:value="0.0080542306827894" calcext:value-type="percentage">
            <text:p>0,8%</text:p>
          </table:table-cell>
          <table:table-cell table:style-name="ce21" office:value-type="percentage" office:value="0.0079917468532524" calcext:value-type="percentage">
            <text:p>0,8%</text:p>
          </table:table-cell>
          <table:table-cell table:style-name="ce21" office:value-type="percentage" office:value="0.00815661903301295" calcext:value-type="percentage">
            <text:p>0,8%</text:p>
          </table:table-cell>
          <table:table-cell table:style-name="ce21" office:value-type="percentage" office:value="0.0079006807282294" calcext:value-type="percentage">
            <text:p>0,8%</text:p>
          </table:table-cell>
          <table:table-cell table:style-name="ce21" office:value-type="percentage" office:value="0.00822701586818499" calcext:value-type="percentage">
            <text:p>0,8%</text:p>
          </table:table-cell>
          <table:table-cell table:style-name="ce21" office:value-type="percentage" office:value="0.00821608846662308" calcext:value-type="percentage">
            <text:p>0,8%</text:p>
          </table:table-cell>
          <table:table-cell table:style-name="ce21" office:value-type="percentage" office:value="0.00825681672026906" calcext:value-type="percentage">
            <text:p>0,8%</text:p>
          </table:table-cell>
          <table:table-cell table:style-name="ce21" office:value-type="percentage" office:value="0.00808614667969864" calcext:value-type="percentage">
            <text:p>0,8%</text:p>
          </table:table-cell>
          <table:table-cell table:style-name="ce21" office:value-type="percentage" office:value="0.00807481057858527" calcext:value-type="percentage">
            <text:p>0,8%</text:p>
          </table:table-cell>
          <table:table-cell table:style-name="ce21" office:value-type="percentage" office:value="0.00843128102608218" calcext:value-type="percentage">
            <text:p>0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0395.9410954358" calcext:value-type="float">
            <text:p><text:s/>10.396 </text:p>
          </table:table-cell>
          <table:table-cell table:style-name="ce13" office:value-type="float" office:value="12039.2177246201" calcext:value-type="float">
            <text:p><text:s/>12.039 </text:p>
          </table:table-cell>
          <table:table-cell table:style-name="ce13" office:value-type="float" office:value="13185.6676871819" calcext:value-type="float">
            <text:p><text:s/>13.186 </text:p>
          </table:table-cell>
          <table:table-cell table:style-name="ce13" office:value-type="float" office:value="14613.5330702606" calcext:value-type="float">
            <text:p><text:s/>14.614 </text:p>
          </table:table-cell>
          <table:table-cell table:style-name="ce13" office:value-type="float" office:value="16316.1906100768" calcext:value-type="float">
            <text:p><text:s/>16.316 </text:p>
          </table:table-cell>
          <table:table-cell table:style-name="ce13" office:value-type="float" office:value="16803.6024972423" calcext:value-type="float">
            <text:p><text:s/>16.804 </text:p>
          </table:table-cell>
          <table:table-cell table:style-name="ce13" office:value-type="float" office:value="18356.4951601003" calcext:value-type="float">
            <text:p><text:s/>18.356 </text:p>
          </table:table-cell>
          <table:table-cell table:style-name="ce13" office:value-type="float" office:value="18921.8196917197" calcext:value-type="float">
            <text:p><text:s/>18.922 </text:p>
          </table:table-cell>
          <table:table-cell table:style-name="ce13" office:value-type="float" office:value="19962.3670963148" calcext:value-type="float">
            <text:p><text:s/>19.962 </text:p>
          </table:table-cell>
          <table:table-cell table:style-name="ce13" office:value-type="float" office:value="20520.43107123" calcext:value-type="float">
            <text:p><text:s/>20.520 </text:p>
          </table:table-cell>
          <table:table-cell table:style-name="ce13" office:value-type="float" office:value="20392.192806957" calcext:value-type="float">
            <text:p><text:s/>20.392 </text:p>
          </table:table-cell>
          <table:table-cell table:style-name="ce13" office:value-type="float" office:value="23660.6501728644" calcext:value-type="float">
            <text:p><text:s/>23.661 </text:p>
          </table:table-cell>
          <table:table-cell table:style-name="ce14" office:value-type="percentage" office:value="0.383146964676276" calcext:value-type="percentage">
            <text:p>38,3%</text:p>
          </table:table-cell>
          <table:table-cell table:style-name="ce15" office:value-type="percentage" office:value="0.380298062058196" calcext:value-type="percentage">
            <text:p>38,0%</text:p>
          </table:table-cell>
          <table:table-cell table:style-name="ce15" office:value-type="percentage" office:value="0.38053438491528" calcext:value-type="percentage">
            <text:p>38,1%</text:p>
          </table:table-cell>
          <table:table-cell table:style-name="ce15" office:value-type="percentage" office:value="0.391967321270217" calcext:value-type="percentage">
            <text:p>39,2%</text:p>
          </table:table-cell>
          <table:table-cell table:style-name="ce15" office:value-type="percentage" office:value="0.398198730773261" calcext:value-type="percentage">
            <text:p>39,8%</text:p>
          </table:table-cell>
          <table:table-cell table:style-name="ce15" office:value-type="percentage" office:value="0.362402703962349" calcext:value-type="percentage">
            <text:p>36,2%</text:p>
          </table:table-cell>
          <table:table-cell table:style-name="ce15" office:value-type="percentage" office:value="0.371072617231008" calcext:value-type="percentage">
            <text:p>37,1%</text:p>
          </table:table-cell>
          <table:table-cell table:style-name="ce15" office:value-type="percentage" office:value="0.358021527070638" calcext:value-type="percentage">
            <text:p>35,8%</text:p>
          </table:table-cell>
          <table:table-cell table:style-name="ce15" office:value-type="percentage" office:value="0.366867292327311" calcext:value-type="percentage">
            <text:p>36,7%</text:p>
          </table:table-cell>
          <table:table-cell table:style-name="ce15" office:value-type="percentage" office:value="0.348017866470945" calcext:value-type="percentage">
            <text:p>34,8%</text:p>
          </table:table-cell>
          <table:table-cell table:style-name="ce15" office:value-type="percentage" office:value="0.32264928682848" calcext:value-type="percentage">
            <text:p>32,3%</text:p>
          </table:table-cell>
          <table:table-cell table:style-name="ce54" office:value-type="percentage" office:value="0.310240054215546" calcext:value-type="percentage">
            <text:p>31,0%</text:p>
          </table:table-cell>
          <table:table-cell table:style-name="ce15" office:value-type="percentage" office:value="0.00813909275959222" calcext:value-type="percentage">
            <text:p>0,8%</text:p>
          </table:table-cell>
          <table:table-cell table:style-name="ce15" office:value-type="percentage" office:value="0.00828203234235092" calcext:value-type="percentage">
            <text:p>0,8%</text:p>
          </table:table-cell>
          <table:table-cell table:style-name="ce15" office:value-type="percentage" office:value="0.00810436721661004" calcext:value-type="percentage">
            <text:p>0,8%</text:p>
          </table:table-cell>
          <table:table-cell table:style-name="ce15" office:value-type="percentage" office:value="0.00801967559735737" calcext:value-type="percentage">
            <text:p>0,8%</text:p>
          </table:table-cell>
          <table:table-cell table:style-name="ce15" office:value-type="percentage" office:value="0.00815642731565236" calcext:value-type="percentage">
            <text:p>0,8%</text:p>
          </table:table-cell>
          <table:table-cell table:style-name="ce15" office:value-type="percentage" office:value="0.00790070681931305" calcext:value-type="percentage">
            <text:p>0,8%</text:p>
          </table:table-cell>
          <table:table-cell table:style-name="ce15" office:value-type="percentage" office:value="0.00823422645400435" calcext:value-type="percentage">
            <text:p>0,8%</text:p>
          </table:table-cell>
          <table:table-cell table:style-name="ce15" office:value-type="percentage" office:value="0.00818292160663899" calcext:value-type="percentage">
            <text:p>0,8%</text:p>
          </table:table-cell>
          <table:table-cell table:style-name="ce15" office:value-type="percentage" office:value="0.00824108639660141" calcext:value-type="percentage">
            <text:p>0,8%</text:p>
          </table:table-cell>
          <table:table-cell table:style-name="ce15" office:value-type="percentage" office:value="0.00807988645526446" calcext:value-type="percentage">
            <text:p>0,8%</text:p>
          </table:table-cell>
          <table:table-cell table:style-name="ce15" office:value-type="percentage" office:value="0.00805391268149745" calcext:value-type="percentage">
            <text:p>0,8%</text:p>
          </table:table-cell>
          <table:table-cell table:style-name="ce15" office:value-type="percentage" office:value="0.00846530649680623" calcext:value-type="percentage">
            <text:p>0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2754.33348537293" calcext:value-type="float">
            <text:p><text:s/>2.754 </text:p>
          </table:table-cell>
          <table:table-cell table:style-name="ce13" office:value-type="float" office:value="3226.24627070126" calcext:value-type="float">
            <text:p><text:s/>3.226 </text:p>
          </table:table-cell>
          <table:table-cell table:style-name="ce13" office:value-type="float" office:value="3396.81737100182" calcext:value-type="float">
            <text:p><text:s/>3.397 </text:p>
          </table:table-cell>
          <table:table-cell table:style-name="ce13" office:value-type="float" office:value="3813.14154199258" calcext:value-type="float">
            <text:p><text:s/>3.813 </text:p>
          </table:table-cell>
          <table:table-cell table:style-name="ce13" office:value-type="float" office:value="4200.71605037394" calcext:value-type="float">
            <text:p><text:s/>4.201 </text:p>
          </table:table-cell>
          <table:table-cell table:style-name="ce13" office:value-type="float" office:value="4307.17442220119" calcext:value-type="float">
            <text:p><text:s/>4.307 </text:p>
          </table:table-cell>
          <table:table-cell table:style-name="ce13" office:value-type="float" office:value="4699.19028147259" calcext:value-type="float">
            <text:p><text:s/>4.699 </text:p>
          </table:table-cell>
          <table:table-cell table:style-name="ce13" office:value-type="float" office:value="5073.57067032627" calcext:value-type="float">
            <text:p><text:s/>5.074 </text:p>
          </table:table-cell>
          <table:table-cell table:style-name="ce13" office:value-type="float" office:value="5268.59050343194" calcext:value-type="float">
            <text:p><text:s/>5.269 </text:p>
          </table:table-cell>
          <table:table-cell table:style-name="ce13" office:value-type="float" office:value="5498.20137710274" calcext:value-type="float">
            <text:p><text:s/>5.498 </text:p>
          </table:table-cell>
          <table:table-cell table:style-name="ce13" office:value-type="float" office:value="5385.3722199157" calcext:value-type="float">
            <text:p><text:s/>5.385 </text:p>
          </table:table-cell>
          <table:table-cell table:style-name="ce13" office:value-type="float" office:value="6140.96044341495" calcext:value-type="float">
            <text:p><text:s/>6.141 </text:p>
          </table:table-cell>
          <table:table-cell table:style-name="ce14" office:value-type="percentage" office:value="0.101512167579537" calcext:value-type="percentage">
            <text:p>10,2%</text:p>
          </table:table-cell>
          <table:table-cell table:style-name="ce15" office:value-type="percentage" office:value="0.101911538817102" calcext:value-type="percentage">
            <text:p>10,2%</text:p>
          </table:table-cell>
          <table:table-cell table:style-name="ce15" office:value-type="percentage" office:value="0.098031122853209" calcext:value-type="percentage">
            <text:p>9,8%</text:p>
          </table:table-cell>
          <table:table-cell table:style-name="ce15" office:value-type="percentage" office:value="0.102276901051442" calcext:value-type="percentage">
            <text:p>10,2%</text:p>
          </table:table-cell>
          <table:table-cell table:style-name="ce15" office:value-type="percentage" office:value="0.102519015594529" calcext:value-type="percentage">
            <text:p>10,3%</text:p>
          </table:table-cell>
          <table:table-cell table:style-name="ce15" office:value-type="percentage" office:value="0.09289267925133" calcext:value-type="percentage">
            <text:p>9,3%</text:p>
          </table:table-cell>
          <table:table-cell table:style-name="ce15" office:value-type="percentage" office:value="0.0949931248533082" calcext:value-type="percentage">
            <text:p>9,5%</text:p>
          </table:table-cell>
          <table:table-cell table:style-name="ce15" office:value-type="percentage" office:value="0.0959975070413497" calcext:value-type="percentage">
            <text:p>9,6%</text:p>
          </table:table-cell>
          <table:table-cell table:style-name="ce15" office:value-type="percentage" office:value="0.0968258685480382" calcext:value-type="percentage">
            <text:p>9,7%</text:p>
          </table:table-cell>
          <table:table-cell table:style-name="ce15" office:value-type="percentage" office:value="0.0932471791671877" calcext:value-type="percentage">
            <text:p>9,3%</text:p>
          </table:table-cell>
          <table:table-cell table:style-name="ce15" office:value-type="percentage" office:value="0.0852084188547352" calcext:value-type="percentage">
            <text:p>8,5%</text:p>
          </table:table-cell>
          <table:table-cell table:style-name="ce54" office:value-type="percentage" office:value="0.0805206909776958" calcext:value-type="percentage">
            <text:p>8,1%</text:p>
          </table:table-cell>
          <table:table-cell table:style-name="ce15" office:value-type="percentage" office:value="0.00807947517746273" calcext:value-type="percentage">
            <text:p>0,8%</text:p>
          </table:table-cell>
          <table:table-cell table:style-name="ce15" office:value-type="percentage" office:value="0.00820664690379486" calcext:value-type="percentage">
            <text:p>0,8%</text:p>
          </table:table-cell>
          <table:table-cell table:style-name="ce15" office:value-type="percentage" office:value="0.00786535185507204" calcext:value-type="percentage">
            <text:p>0,8%</text:p>
          </table:table-cell>
          <table:table-cell table:style-name="ce15" office:value-type="percentage" office:value="0.00788648993282893" calcext:value-type="percentage">
            <text:p>0,8%</text:p>
          </table:table-cell>
          <table:table-cell table:style-name="ce15" office:value-type="percentage" office:value="0.00815736377655341" calcext:value-type="percentage">
            <text:p>0,8%</text:p>
          </table:table-cell>
          <table:table-cell table:style-name="ce15" office:value-type="percentage" office:value="0.0079005789405934" calcext:value-type="percentage">
            <text:p>0,8%</text:p>
          </table:table-cell>
          <table:table-cell table:style-name="ce15" office:value-type="percentage" office:value="0.00819896968558093" calcext:value-type="percentage">
            <text:p>0,8%</text:p>
          </table:table-cell>
          <table:table-cell table:style-name="ce15" office:value-type="percentage" office:value="0.00834219143336414" calcext:value-type="percentage">
            <text:p>0,8%</text:p>
          </table:table-cell>
          <table:table-cell table:style-name="ce15" office:value-type="percentage" office:value="0.00831696673654357" calcext:value-type="percentage">
            <text:p>0,8%</text:p>
          </table:table-cell>
          <table:table-cell table:style-name="ce15" office:value-type="percentage" office:value="0.00810959705289739" calcext:value-type="percentage">
            <text:p>0,8%</text:p>
          </table:table-cell>
          <table:table-cell table:style-name="ce15" office:value-type="percentage" office:value="0.00815493490118703" calcext:value-type="percentage">
            <text:p>0,8%</text:p>
          </table:table-cell>
          <table:table-cell table:style-name="ce15" office:value-type="percentage" office:value="0.00830270166516811" calcext:value-type="percentage">
            <text:p>0,8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3004.12844866442" calcext:value-type="float">
            <text:p><text:s/>3.004 </text:p>
          </table:table-cell>
          <table:table-cell table:style-name="ce19" office:value-type="float" office:value="3351.77038081603" calcext:value-type="float">
            <text:p><text:s/>3.352 </text:p>
          </table:table-cell>
          <table:table-cell table:style-name="ce19" office:value-type="float" office:value="3628.51810446702" calcext:value-type="float">
            <text:p><text:s/>3.629 </text:p>
          </table:table-cell>
          <table:table-cell table:style-name="ce19" office:value-type="float" office:value="3795.70110225173" calcext:value-type="float">
            <text:p><text:s/>3.796 </text:p>
          </table:table-cell>
          <table:table-cell table:style-name="ce19" office:value-type="float" office:value="3975.0107737283" calcext:value-type="float">
            <text:p><text:s/>3.975 </text:p>
          </table:table-cell>
          <table:table-cell table:style-name="ce19" office:value-type="float" office:value="4393.81605983134" calcext:value-type="float">
            <text:p><text:s/>4.394 </text:p>
          </table:table-cell>
          <table:table-cell table:style-name="ce19" office:value-type="float" office:value="4976.33913437576" calcext:value-type="float">
            <text:p><text:s/>4.976 </text:p>
          </table:table-cell>
          <table:table-cell table:style-name="ce19" office:value-type="float" office:value="5331.02865249436" calcext:value-type="float">
            <text:p><text:s/>5.331 </text:p>
          </table:table-cell>
          <table:table-cell table:style-name="ce19" office:value-type="float" office:value="5871.81219595282" calcext:value-type="float">
            <text:p><text:s/>5.872 </text:p>
          </table:table-cell>
          <table:table-cell table:style-name="ce19" office:value-type="float" office:value="6340.07639041189" calcext:value-type="float">
            <text:p><text:s/>6.340 </text:p>
          </table:table-cell>
          <table:table-cell table:style-name="ce19" office:value-type="float" office:value="6449.960615555" calcext:value-type="float">
            <text:p><text:s/>6.450 </text:p>
          </table:table-cell>
          <table:table-cell table:style-name="ce19" office:value-type="float" office:value="8237.24862692559" calcext:value-type="float">
            <text:p><text:s/>8.237 </text:p>
          </table:table-cell>
          <table:table-cell table:style-name="ce20" office:value-type="percentage" office:value="0.110718470414263" calcext:value-type="percentage">
            <text:p>11,1%</text:p>
          </table:table-cell>
          <table:table-cell table:style-name="ce21" office:value-type="percentage" office:value="0.105876628319604" calcext:value-type="percentage">
            <text:p>10,6%</text:p>
          </table:table-cell>
          <table:table-cell table:style-name="ce21" office:value-type="percentage" office:value="0.104717936004075" calcext:value-type="percentage">
            <text:p>10,5%</text:p>
          </table:table-cell>
          <table:table-cell table:style-name="ce21" office:value-type="percentage" office:value="0.101809109832568" calcext:value-type="percentage">
            <text:p>10,2%</text:p>
          </table:table-cell>
          <table:table-cell table:style-name="ce21" office:value-type="percentage" office:value="0.0970106492829943" calcext:value-type="percentage">
            <text:p>9,7%</text:p>
          </table:table-cell>
          <table:table-cell table:style-name="ce21" office:value-type="percentage" office:value="0.0947612764023306" calcext:value-type="percentage">
            <text:p>9,5%</text:p>
          </table:table-cell>
          <table:table-cell table:style-name="ce21" office:value-type="percentage" office:value="0.100595629542378" calcext:value-type="percentage">
            <text:p>10,1%</text:p>
          </table:table-cell>
          <table:table-cell table:style-name="ce21" office:value-type="percentage" office:value="0.100868893696233" calcext:value-type="percentage">
            <text:p>10,1%</text:p>
          </table:table-cell>
          <table:table-cell table:style-name="ce21" office:value-type="percentage" office:value="0.107911843870528" calcext:value-type="percentage">
            <text:p>10,8%</text:p>
          </table:table-cell>
          <table:table-cell table:style-name="ce21" office:value-type="percentage" office:value="0.107525024742168" calcext:value-type="percentage">
            <text:p>10,8%</text:p>
          </table:table-cell>
          <table:table-cell table:style-name="ce21" office:value-type="percentage" office:value="0.102052545912111" calcext:value-type="percentage">
            <text:p>10,2%</text:p>
          </table:table-cell>
          <table:table-cell table:style-name="ce55" office:value-type="percentage" office:value="0.108007364207395" calcext:value-type="percentage">
            <text:p>10,8%</text:p>
          </table:table-cell>
          <table:table-cell table:style-name="ce21" office:value-type="percentage" office:value="0.00479973230120773" calcext:value-type="percentage">
            <text:p>0,5%</text:p>
          </table:table-cell>
          <table:table-cell table:style-name="ce21" office:value-type="percentage" office:value="0.00480650813206761" calcext:value-type="percentage">
            <text:p>0,5%</text:p>
          </table:table-cell>
          <table:table-cell table:style-name="ce21" office:value-type="percentage" office:value="0.00474003807225961" calcext:value-type="percentage">
            <text:p>0,5%</text:p>
          </table:table-cell>
          <table:table-cell table:style-name="ce21" office:value-type="percentage" office:value="0.00458470633830652" calcext:value-type="percentage">
            <text:p>0,5%</text:p>
          </table:table-cell>
          <table:table-cell table:style-name="ce21" office:value-type="percentage" office:value="0.00460954839063916" calcext:value-type="percentage">
            <text:p>0,5%</text:p>
          </table:table-cell>
          <table:table-cell table:style-name="ce21" office:value-type="percentage" office:value="0.00488780174298625" calcext:value-type="percentage">
            <text:p>0,5%</text:p>
          </table:table-cell>
          <table:table-cell table:style-name="ce21" office:value-type="percentage" office:value="0.00546628198905476" calcext:value-type="percentage">
            <text:p>0,5%</text:p>
          </table:table-cell>
          <table:table-cell table:style-name="ce21" office:value-type="percentage" office:value="0.0054210781821785" calcext:value-type="percentage">
            <text:p>0,5%</text:p>
          </table:table-cell>
          <table:table-cell table:style-name="ce21" office:value-type="percentage" office:value="0.00545120789703351" calcext:value-type="percentage">
            <text:p>0,5%</text:p>
          </table:table-cell>
          <table:table-cell table:style-name="ce21" office:value-type="percentage" office:value="0.00564305724555539" calcext:value-type="percentage">
            <text:p>0,6%</text:p>
          </table:table-cell>
          <table:table-cell table:style-name="ce21" office:value-type="percentage" office:value="0.00585800350351498" calcext:value-type="percentage">
            <text:p>0,6%</text:p>
          </table:table-cell>
          <table:table-cell table:style-name="ce21" office:value-type="percentage" office:value="0.00588751282207238" calcext:value-type="percentage">
            <text:p>0,6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2792.80615109844" calcext:value-type="float">
            <text:p><text:s/>2.793 </text:p>
          </table:table-cell>
          <table:table-cell table:style-name="ce13" office:value-type="float" office:value="3127.35900098812" calcext:value-type="float">
            <text:p><text:s/>3.127 </text:p>
          </table:table-cell>
          <table:table-cell table:style-name="ce13" office:value-type="float" office:value="3401.46955213468" calcext:value-type="float">
            <text:p><text:s/>3.401 </text:p>
          </table:table-cell>
          <table:table-cell table:style-name="ce13" office:value-type="float" office:value="3574.43969765262" calcext:value-type="float">
            <text:p><text:s/>3.574 </text:p>
          </table:table-cell>
          <table:table-cell table:style-name="ce13" office:value-type="float" office:value="3710.9049945146" calcext:value-type="float">
            <text:p><text:s/>3.711 </text:p>
          </table:table-cell>
          <table:table-cell table:style-name="ce13" office:value-type="float" office:value="4106.55419084503" calcext:value-type="float">
            <text:p><text:s/>4.107 </text:p>
          </table:table-cell>
          <table:table-cell table:style-name="ce13" office:value-type="float" office:value="4714.08295077134" calcext:value-type="float">
            <text:p><text:s/>4.714 </text:p>
          </table:table-cell>
          <table:table-cell table:style-name="ce13" office:value-type="float" office:value="5045.44655948666" calcext:value-type="float">
            <text:p><text:s/>5.045 </text:p>
          </table:table-cell>
          <table:table-cell table:style-name="ce13" office:value-type="float" office:value="5520.77018893213" calcext:value-type="float">
            <text:p><text:s/>5.521 </text:p>
          </table:table-cell>
          <table:table-cell table:style-name="ce13" office:value-type="float" office:value="5931.43476598272" calcext:value-type="float">
            <text:p><text:s/>5.931 </text:p>
          </table:table-cell>
          <table:table-cell table:style-name="ce13" office:value-type="float" office:value="6060.83740480127" calcext:value-type="float">
            <text:p><text:s/>6.061 </text:p>
          </table:table-cell>
          <table:table-cell table:style-name="ce13" office:value-type="float" office:value="7773.57110250823" calcext:value-type="float">
            <text:p><text:s/>7.774 </text:p>
          </table:table-cell>
          <table:table-cell table:style-name="ce14" office:value-type="percentage" office:value="0.102930094533952" calcext:value-type="percentage">
            <text:p>10,3%</text:p>
          </table:table-cell>
          <table:table-cell table:style-name="ce15" office:value-type="percentage" office:value="0.098787861025544" calcext:value-type="percentage">
            <text:p>9,9%</text:p>
          </table:table-cell>
          <table:table-cell table:style-name="ce15" office:value-type="percentage" office:value="0.0981653833948751" calcext:value-type="percentage">
            <text:p>9,8%</text:p>
          </table:table-cell>
          <table:table-cell table:style-name="ce15" office:value-type="percentage" office:value="0.0958743889376124" calcext:value-type="percentage">
            <text:p>9,6%</text:p>
          </table:table-cell>
          <table:table-cell table:style-name="ce15" office:value-type="percentage" office:value="0.0905651137663995" calcext:value-type="percentage">
            <text:p>9,1%</text:p>
          </table:table-cell>
          <table:table-cell table:style-name="ce15" office:value-type="percentage" office:value="0.0885659097788342" calcext:value-type="percentage">
            <text:p>8,9%</text:p>
          </table:table-cell>
          <table:table-cell table:style-name="ce15" office:value-type="percentage" office:value="0.095294176972792" calcext:value-type="percentage">
            <text:p>9,5%</text:p>
          </table:table-cell>
          <table:table-cell table:style-name="ce15" office:value-type="percentage" office:value="0.0954653680994112" calcext:value-type="percentage">
            <text:p>9,5%</text:p>
          </table:table-cell>
          <table:table-cell table:style-name="ce15" office:value-type="percentage" office:value="0.101460413036326" calcext:value-type="percentage">
            <text:p>10,1%</text:p>
          </table:table-cell>
          <table:table-cell table:style-name="ce15" office:value-type="percentage" office:value="0.100594634937421" calcext:value-type="percentage">
            <text:p>10,1%</text:p>
          </table:table-cell>
          <table:table-cell table:style-name="ce15" office:value-type="percentage" office:value="0.0958957619101837" calcext:value-type="percentage">
            <text:p>9,6%</text:p>
          </table:table-cell>
          <table:table-cell table:style-name="ce54" office:value-type="percentage" office:value="0.101927592972759" calcext:value-type="percentage">
            <text:p>10,2%</text:p>
          </table:table-cell>
          <table:table-cell table:style-name="ce15" office:value-type="percentage" office:value="0.004790347544881" calcext:value-type="percentage">
            <text:p>0,5%</text:p>
          </table:table-cell>
          <table:table-cell table:style-name="ce15" office:value-type="percentage" office:value="0.00476788973212951" calcext:value-type="percentage">
            <text:p>0,5%</text:p>
          </table:table-cell>
          <table:table-cell table:style-name="ce15" office:value-type="percentage" office:value="0.00472097825281948" calcext:value-type="percentage">
            <text:p>0,5%</text:p>
          </table:table-cell>
          <table:table-cell table:style-name="ce15" office:value-type="percentage" office:value="0.00459522856568187" calcext:value-type="percentage">
            <text:p>0,5%</text:p>
          </table:table-cell>
          <table:table-cell table:style-name="ce15" office:value-type="percentage" office:value="0.00460285109522578" calcext:value-type="percentage">
            <text:p>0,5%</text:p>
          </table:table-cell>
          <table:table-cell table:style-name="ce15" office:value-type="percentage" office:value="0.00488767271871352" calcext:value-type="percentage">
            <text:p>0,5%</text:p>
          </table:table-cell>
          <table:table-cell table:style-name="ce15" office:value-type="percentage" office:value="0.00554920500946593" calcext:value-type="percentage">
            <text:p>0,6%</text:p>
          </table:table-cell>
          <table:table-cell table:style-name="ce15" office:value-type="percentage" office:value="0.00552288324759115" calcext:value-type="percentage">
            <text:p>0,6%</text:p>
          </table:table-cell>
          <table:table-cell table:style-name="ce15" office:value-type="percentage" office:value="0.0055597383953451" calcext:value-type="percentage">
            <text:p>0,6%</text:p>
          </table:table-cell>
          <table:table-cell table:style-name="ce15" office:value-type="percentage" office:value="0.00574502591027213" calcext:value-type="percentage">
            <text:p>0,6%</text:p>
          </table:table-cell>
          <table:table-cell table:style-name="ce15" office:value-type="percentage" office:value="0.00597326927719119" calcext:value-type="percentage">
            <text:p>0,6%</text:p>
          </table:table-cell>
          <table:table-cell table:style-name="ce15" office:value-type="percentage" office:value="0.0059882240265581" calcext:value-type="percentage">
            <text:p>0,6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211.32229756598" calcext:value-type="float">
            <text:p><text:s/>211 </text:p>
          </table:table-cell>
          <table:table-cell table:style-name="ce13" office:value-type="float" office:value="224.411379827906" calcext:value-type="float">
            <text:p><text:s/>224 </text:p>
          </table:table-cell>
          <table:table-cell table:style-name="ce13" office:value-type="float" office:value="227.048552332337" calcext:value-type="float">
            <text:p><text:s/>227 </text:p>
          </table:table-cell>
          <table:table-cell table:style-name="ce13" office:value-type="float" office:value="221.261404599105" calcext:value-type="float">
            <text:p><text:s/>221 </text:p>
          </table:table-cell>
          <table:table-cell table:style-name="ce13" office:value-type="float" office:value="264.105779213704" calcext:value-type="float">
            <text:p><text:s/>264 </text:p>
          </table:table-cell>
          <table:table-cell table:style-name="ce13" office:value-type="float" office:value="287.261868986309" calcext:value-type="float">
            <text:p><text:s/>287 </text:p>
          </table:table-cell>
          <table:table-cell table:style-name="ce13" office:value-type="float" office:value="262.256183604424" calcext:value-type="float">
            <text:p><text:s/>262 </text:p>
          </table:table-cell>
          <table:table-cell table:style-name="ce13" office:value-type="float" office:value="285.582093007699" calcext:value-type="float">
            <text:p><text:s/>286 </text:p>
          </table:table-cell>
          <table:table-cell table:style-name="ce13" office:value-type="float" office:value="351.042007020694" calcext:value-type="float">
            <text:p><text:s/>351 </text:p>
          </table:table-cell>
          <table:table-cell table:style-name="ce13" office:value-type="float" office:value="408.641624429171" calcext:value-type="float">
            <text:p><text:s/>409 </text:p>
          </table:table-cell>
          <table:table-cell table:style-name="ce13" office:value-type="float" office:value="389.123210753726" calcext:value-type="float">
            <text:p><text:s/>389 </text:p>
          </table:table-cell>
          <table:table-cell table:style-name="ce13" office:value-type="float" office:value="463.677524417361" calcext:value-type="float">
            <text:p><text:s/>464 </text:p>
          </table:table-cell>
          <table:table-cell table:style-name="ce14" office:value-type="percentage" office:value="0.00778837588031065" calcext:value-type="percentage">
            <text:p>0,8%</text:p>
          </table:table-cell>
          <table:table-cell table:style-name="ce15" office:value-type="percentage" office:value="0.00708876729406033" calcext:value-type="percentage">
            <text:p>0,7%</text:p>
          </table:table-cell>
          <table:table-cell table:style-name="ce15" office:value-type="percentage" office:value="0.00655255260920021" calcext:value-type="percentage">
            <text:p>0,7%</text:p>
          </table:table-cell>
          <table:table-cell table:style-name="ce15" office:value-type="percentage" office:value="0.00593472089495538" calcext:value-type="percentage">
            <text:p>0,6%</text:p>
          </table:table-cell>
          <table:table-cell table:style-name="ce15" office:value-type="percentage" office:value="0.00644553551659476" calcext:value-type="percentage">
            <text:p>0,6%</text:p>
          </table:table-cell>
          <table:table-cell table:style-name="ce15" office:value-type="percentage" office:value="0.00619536662349644" calcext:value-type="percentage">
            <text:p>0,6%</text:p>
          </table:table-cell>
          <table:table-cell table:style-name="ce15" office:value-type="percentage" office:value="0.00530145256958616" calcext:value-type="percentage">
            <text:p>0,5%</text:p>
          </table:table-cell>
          <table:table-cell table:style-name="ce15" office:value-type="percentage" office:value="0.00540352559682133" calcext:value-type="percentage">
            <text:p>0,5%</text:p>
          </table:table-cell>
          <table:table-cell table:style-name="ce15" office:value-type="percentage" office:value="0.00645143083420211" calcext:value-type="percentage">
            <text:p>0,6%</text:p>
          </table:table-cell>
          <table:table-cell table:style-name="ce15" office:value-type="percentage" office:value="0.00693038980474677" calcext:value-type="percentage">
            <text:p>0,7%</text:p>
          </table:table-cell>
          <table:table-cell table:style-name="ce15" office:value-type="percentage" office:value="0.00615678400192771" calcext:value-type="percentage">
            <text:p>0,6%</text:p>
          </table:table-cell>
          <table:table-cell table:style-name="ce54" office:value-type="percentage" office:value="0.00607977123463626" calcext:value-type="percentage">
            <text:p>0,6%</text:p>
          </table:table-cell>
          <table:table-cell table:style-name="ce15" office:value-type="percentage" office:value="0.00492730594958916" calcext:value-type="percentage">
            <text:p>0,5%</text:p>
          </table:table-cell>
          <table:table-cell table:style-name="ce15" office:value-type="percentage" office:value="0.00541807817252725" calcext:value-type="percentage">
            <text:p>0,5%</text:p>
          </table:table-cell>
          <table:table-cell table:style-name="ce15" office:value-type="percentage" office:value="0.00504518703936041" calcext:value-type="percentage">
            <text:p>0,5%</text:p>
          </table:table-cell>
          <table:table-cell table:style-name="ce15" office:value-type="percentage" office:value="0.00442116062420783" calcext:value-type="percentage">
            <text:p>0,4%</text:p>
          </table:table-cell>
          <table:table-cell table:style-name="ce15" office:value-type="percentage" office:value="0.00470575474331309" calcext:value-type="percentage">
            <text:p>0,5%</text:p>
          </table:table-cell>
          <table:table-cell table:style-name="ce15" office:value-type="percentage" office:value="0.00488964695545982" calcext:value-type="percentage">
            <text:p>0,5%</text:p>
          </table:table-cell>
          <table:table-cell table:style-name="ce15" office:value-type="percentage" office:value="0.00430888840044072" calcext:value-type="percentage">
            <text:p>0,4%</text:p>
          </table:table-cell>
          <table:table-cell table:style-name="ce15" office:value-type="percentage" office:value="0.00408932488985192" calcext:value-type="percentage">
            <text:p>0,4%</text:p>
          </table:table-cell>
          <table:table-cell table:style-name="ce15" office:value-type="percentage" office:value="0.00417077960507912" calcext:value-type="percentage">
            <text:p>0,4%</text:p>
          </table:table-cell>
          <table:table-cell table:style-name="ce15" office:value-type="percentage" office:value="0.00448706640345632" calcext:value-type="percentage">
            <text:p>0,4%</text:p>
          </table:table-cell>
          <table:table-cell table:style-name="ce15" office:value-type="percentage" office:value="0.00450421005375243" calcext:value-type="percentage">
            <text:p>0,5%</text:p>
          </table:table-cell>
          <table:table-cell table:style-name="ce15" office:value-type="percentage" office:value="0.00459259448522574" calcext:value-type="percentage">
            <text:p>0,5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0978.634822515" calcext:value-type="float">
            <text:p><text:s/>10.979 </text:p>
          </table:table-cell>
          <table:table-cell table:style-name="ce19" office:value-type="float" office:value="13040.086356614" calcext:value-type="float">
            <text:p><text:s/>13.040 </text:p>
          </table:table-cell>
          <table:table-cell table:style-name="ce19" office:value-type="float" office:value="14439.3943043678" calcext:value-type="float">
            <text:p><text:s/>14.439 </text:p>
          </table:table-cell>
          <table:table-cell table:style-name="ce19" office:value-type="float" office:value="15060.1534078303" calcext:value-type="float">
            <text:p><text:s/>15.060 </text:p>
          </table:table-cell>
          <table:table-cell table:style-name="ce19" office:value-type="float" office:value="16483.076580474" calcext:value-type="float">
            <text:p><text:s/>16.483 </text:p>
          </table:table-cell>
          <table:table-cell table:style-name="ce19" office:value-type="float" office:value="20862.6176224101" calcext:value-type="float">
            <text:p><text:s/>20.863 </text:p>
          </table:table-cell>
          <table:table-cell table:style-name="ce19" office:value-type="float" office:value="21436.7163327145" calcext:value-type="float">
            <text:p><text:s/>21.437 </text:p>
          </table:table-cell>
          <table:table-cell table:style-name="ce19" office:value-type="float" office:value="23524.6479214052" calcext:value-type="float">
            <text:p><text:s/>23.525 </text:p>
          </table:table-cell>
          <table:table-cell table:style-name="ce19" office:value-type="float" office:value="23310.2768667017" calcext:value-type="float">
            <text:p><text:s/>23.310 </text:p>
          </table:table-cell>
          <table:table-cell table:style-name="ce19" office:value-type="float" office:value="26605.0198896573" calcext:value-type="float">
            <text:p><text:s/>26.605 </text:p>
          </table:table-cell>
          <table:table-cell table:style-name="ce19" office:value-type="float" office:value="30974.8232838771" calcext:value-type="float">
            <text:p><text:s/>30.975 </text:p>
          </table:table-cell>
          <table:table-cell table:style-name="ce19" office:value-type="float" office:value="38226.7610445791" calcext:value-type="float">
            <text:p><text:s/>38.227 </text:p>
          </table:table-cell>
          <table:table-cell table:style-name="ce20" office:value-type="percentage" office:value="0.404622397329924" calcext:value-type="percentage">
            <text:p>40,5%</text:p>
          </table:table-cell>
          <table:table-cell table:style-name="ce21" office:value-type="percentage" office:value="0.411913770805097" calcext:value-type="percentage">
            <text:p>41,2%</text:p>
          </table:table-cell>
          <table:table-cell table:style-name="ce21" office:value-type="percentage" office:value="0.416716556227436" calcext:value-type="percentage">
            <text:p>41,7%</text:p>
          </table:table-cell>
          <table:table-cell table:style-name="ce21" office:value-type="percentage" office:value="0.403946667845773" calcext:value-type="percentage">
            <text:p>40,4%</text:p>
          </table:table-cell>
          <table:table-cell table:style-name="ce21" office:value-type="percentage" office:value="0.402271604349216" calcext:value-type="percentage">
            <text:p>40,2%</text:p>
          </table:table-cell>
          <table:table-cell table:style-name="ce21" office:value-type="percentage" office:value="0.44994334038399" calcext:value-type="percentage">
            <text:p>45,0%</text:p>
          </table:table-cell>
          <table:table-cell table:style-name="ce21" office:value-type="percentage" office:value="0.433338628373306" calcext:value-type="percentage">
            <text:p>43,3%</text:p>
          </table:table-cell>
          <table:table-cell table:style-name="ce21" office:value-type="percentage" office:value="0.44511207219178" calcext:value-type="percentage">
            <text:p>44,5%</text:p>
          </table:table-cell>
          <table:table-cell table:style-name="ce21" office:value-type="percentage" office:value="0.428394995254122" calcext:value-type="percentage">
            <text:p>42,8%</text:p>
          </table:table-cell>
          <table:table-cell table:style-name="ce21" office:value-type="percentage" office:value="0.4512099296197" calcext:value-type="percentage">
            <text:p>45,1%</text:p>
          </table:table-cell>
          <table:table-cell table:style-name="ce21" office:value-type="percentage" office:value="0.490089748404674" calcext:value-type="percentage">
            <text:p>49,0%</text:p>
          </table:table-cell>
          <table:table-cell table:style-name="ce55" office:value-type="percentage" office:value="0.501231890599363" calcext:value-type="percentage">
            <text:p>50,1%</text:p>
          </table:table-cell>
          <table:table-cell table:style-name="ce21" office:value-type="percentage" office:value="0.00668710496558881" calcext:value-type="percentage">
            <text:p>0,7%</text:p>
          </table:table-cell>
          <table:table-cell table:style-name="ce21" office:value-type="percentage" office:value="0.00711693713756611" calcext:value-type="percentage">
            <text:p>0,7%</text:p>
          </table:table-cell>
          <table:table-cell table:style-name="ce21" office:value-type="percentage" office:value="0.00725451155312743" calcext:value-type="percentage">
            <text:p>0,7%</text:p>
          </table:table-cell>
          <table:table-cell table:style-name="ce21" office:value-type="percentage" office:value="0.00685175002551407" calcext:value-type="percentage">
            <text:p>0,7%</text:p>
          </table:table-cell>
          <table:table-cell table:style-name="ce21" office:value-type="percentage" office:value="0.00686439910882494" calcext:value-type="percentage">
            <text:p>0,7%</text:p>
          </table:table-cell>
          <table:table-cell table:style-name="ce21" office:value-type="percentage" office:value="0.00860373734032295" calcext:value-type="percentage">
            <text:p>0,9%</text:p>
          </table:table-cell>
          <table:table-cell table:style-name="ce21" office:value-type="percentage" office:value="0.00838510927452008" calcext:value-type="percentage">
            <text:p>0,8%</text:p>
          </table:table-cell>
          <table:table-cell table:style-name="ce56" office:value-type="percentage" office:value="0.00877277007816175" calcext:value-type="percentage">
            <text:p>0,9%</text:p>
          </table:table-cell>
          <table:table-cell table:style-name="ce56" office:value-type="percentage" office:value="0.00811862485387755" calcext:value-type="percentage">
            <text:p>0,8%</text:p>
          </table:table-cell>
          <table:table-cell table:style-name="ce56" office:value-type="percentage" office:value="0.00872887294099229" calcext:value-type="percentage">
            <text:p>0,9%</text:p>
          </table:table-cell>
          <table:table-cell table:style-name="ce56" office:value-type="percentage" office:value="0.00934044848396708" calcext:value-type="percentage">
            <text:p>0,9%</text:p>
          </table:table-cell>
          <table:table-cell table:style-name="ce56" office:value-type="percentage" office:value="0.00937300513623864" calcext:value-type="percentage">
            <text:p>0,9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27133.0378519881" calcext:value-type="float">
            <text:p><text:s/>27.133 </text:p>
          </table:table-cell>
          <table:table-cell table:style-name="ce27" office:value-type="float" office:value="31657.3207327514" calcext:value-type="float">
            <text:p><text:s/>31.657 </text:p>
          </table:table-cell>
          <table:table-cell table:style-name="ce27" office:value-type="float" office:value="34650.3974670185" calcext:value-type="float">
            <text:p><text:s/>34.650 </text:p>
          </table:table-cell>
          <table:table-cell table:style-name="ce27" office:value-type="float" office:value="37282.5291223352" calcext:value-type="float">
            <text:p><text:s/>37.283 </text:p>
          </table:table-cell>
          <table:table-cell table:style-name="ce27" office:value-type="float" office:value="40974.9940146531" calcext:value-type="float">
            <text:p><text:s/>40.975 </text:p>
          </table:table-cell>
          <table:table-cell table:style-name="ce27" office:value-type="float" office:value="46367.2106016849" calcext:value-type="float">
            <text:p><text:s/>46.367 </text:p>
          </table:table-cell>
          <table:table-cell table:style-name="ce27" office:value-type="float" office:value="49468.7409086631" calcext:value-type="float">
            <text:p><text:s/>49.469 </text:p>
          </table:table-cell>
          <table:table-cell table:style-name="ce27" office:value-type="float" office:value="52851.0669359455" calcext:value-type="float">
            <text:p><text:s/>52.851 </text:p>
          </table:table-cell>
          <table:table-cell table:style-name="ce27" office:value-type="float" office:value="54413.0466624013" calcext:value-type="float">
            <text:p><text:s/>54.413 </text:p>
          </table:table-cell>
          <table:table-cell table:style-name="ce27" office:value-type="float" office:value="58963.7287284019" calcext:value-type="float">
            <text:p><text:s/>58.964 </text:p>
          </table:table-cell>
          <table:table-cell table:style-name="ce27" office:value-type="float" office:value="63202.3489263047" calcext:value-type="float">
            <text:p><text:s/>63.202 </text:p>
          </table:table-cell>
          <table:table-cell table:style-name="ce27" office:value-type="float" office:value="76265.620287784" calcext:value-type="float">
            <text:p><text:s/>76.266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0698252861010434" calcext:value-type="percentage">
            <text:p>0,7%</text:p>
          </table:table-cell>
          <table:table-cell table:style-name="ce29" office:value-type="percentage" office:value="0.00723367401034723" calcext:value-type="percentage">
            <text:p>0,7%</text:p>
          </table:table-cell>
          <table:table-cell table:style-name="ce29" office:value-type="percentage" office:value="0.00719670294407585" calcext:value-type="percentage">
            <text:p>0,7%</text:p>
          </table:table-cell>
          <table:table-cell table:style-name="ce29" office:value-type="percentage" office:value="0.00699272199035511" calcext:value-type="percentage">
            <text:p>0,7%</text:p>
          </table:table-cell>
          <table:table-cell table:style-name="ce29" office:value-type="percentage" office:value="0.00709038394576621" calcext:value-type="percentage">
            <text:p>0,7%</text:p>
          </table:table-cell>
          <table:table-cell table:style-name="ce29" office:value-type="percentage" office:value="0.00773329849804285" calcext:value-type="percentage">
            <text:p>0,8%</text:p>
          </table:table-cell>
          <table:table-cell table:style-name="ce29" office:value-type="percentage" office:value="0.00789059703187699" calcext:value-type="percentage">
            <text:p>0,8%</text:p>
          </table:table-cell>
          <table:table-cell table:style-name="ce58" office:value-type="percentage" office:value="0.0080253944984025" calcext:value-type="percentage">
            <text:p>0,8%</text:p>
          </table:table-cell>
          <table:table-cell table:style-name="ce58" office:value-type="percentage" office:value="0.00776869664137277" calcext:value-type="percentage">
            <text:p>0,8%</text:p>
          </table:table-cell>
          <table:table-cell table:style-name="ce58" office:value-type="percentage" office:value="0.00797979203892881" calcext:value-type="percentage">
            <text:p>0,8%</text:p>
          </table:table-cell>
          <table:table-cell table:style-name="ce58" office:value-type="percentage" office:value="0.00830561052396017" calcext:value-type="percentage">
            <text:p>0,8%</text:p>
          </table:table-cell>
          <table:table-cell table:style-name="ce58" office:value-type="percentage" office:value="0.00846254090179494" calcext:value-type="percentage">
            <text:p>0,8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27133.037851988" calcext:value-type="float">
            <text:p><text:s/>27.133 </text:p>
          </table:table-cell>
          <table:table-cell table:style-name="ce32" office:value-type="float" office:value="31657.3207327515" calcext:value-type="float">
            <text:p><text:s/>31.657 </text:p>
          </table:table-cell>
          <table:table-cell table:style-name="ce32" office:value-type="float" office:value="34650.3974670186" calcext:value-type="float">
            <text:p><text:s/>34.650 </text:p>
          </table:table-cell>
          <table:table-cell table:style-name="ce32" office:value-type="float" office:value="37282.5291223351" calcext:value-type="float">
            <text:p><text:s/>37.283 </text:p>
          </table:table-cell>
          <table:table-cell table:style-name="ce32" office:value-type="float" office:value="40974.9940146531" calcext:value-type="float">
            <text:p><text:s/>40.975 </text:p>
          </table:table-cell>
          <table:table-cell table:style-name="ce32" office:value-type="float" office:value="46367.2106016849" calcext:value-type="float">
            <text:p><text:s/>46.367 </text:p>
          </table:table-cell>
          <table:table-cell table:style-name="ce32" office:value-type="float" office:value="49468.7409086632" calcext:value-type="float">
            <text:p><text:s/>49.469 </text:p>
          </table:table-cell>
          <table:table-cell table:style-name="ce32" office:value-type="float" office:value="52851.0669359455" calcext:value-type="float">
            <text:p><text:s/>52.851 </text:p>
          </table:table-cell>
          <table:table-cell table:style-name="ce32" office:value-type="float" office:value="54413.0466624013" calcext:value-type="float">
            <text:p><text:s/>54.413 </text:p>
          </table:table-cell>
          <table:table-cell table:style-name="ce32" office:value-type="float" office:value="58963.7287284016" calcext:value-type="float">
            <text:p><text:s/>58.964 </text:p>
          </table:table-cell>
          <table:table-cell table:style-name="ce32" office:value-type="float" office:value="63202.3489263047" calcext:value-type="float">
            <text:p><text:s/>63.202 </text:p>
          </table:table-cell>
          <table:table-cell table:style-name="ce32" office:value-type="float" office:value="76265.6202877841" calcext:value-type="float">
            <text:p><text:s/>76.266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8" table:style-name="ta2">
        <table:table-column table:style-name="co22" table:default-cell-style-name="ce67"/>
        <table:table-column table:style-name="co11" table:number-columns-repeated="3" table:default-cell-style-name="ce67"/>
        <table:table-column table:style-name="co11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Sergipe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23686.833795076" calcext:value-type="float">
            <text:p><text:s/>23.687 </text:p>
          </table:table-cell>
          <table:table-cell table:style-name="ce13" office:value-type="float" office:value="26037.9008879116" calcext:value-type="float">
            <text:p><text:s/>26.038 </text:p>
          </table:table-cell>
          <table:table-cell table:style-name="ce13" office:value-type="float" office:value="29358.8657248031" calcext:value-type="float">
            <text:p><text:s/>29.359 </text:p>
          </table:table-cell>
          <table:table-cell table:style-name="ce13" office:value-type="float" office:value="31608.6621186328" calcext:value-type="float">
            <text:p><text:s/>31.609 </text:p>
          </table:table-cell>
          <table:table-cell table:style-name="ce13" office:value-type="float" office:value="33664.779803707" calcext:value-type="float">
            <text:p><text:s/>33.665 </text:p>
          </table:table-cell>
          <table:table-cell table:style-name="ce13" office:value-type="float" office:value="34508.5725490711" calcext:value-type="float">
            <text:p><text:s/>34.509 </text:p>
          </table:table-cell>
          <table:table-cell table:style-name="ce13" office:value-type="float" office:value="34751.9009618399" calcext:value-type="float">
            <text:p><text:s/>34.752 </text:p>
          </table:table-cell>
          <table:table-cell table:style-name="ce13" office:value-type="float" office:value="36412.1556822027" calcext:value-type="float">
            <text:p><text:s/>36.412 </text:p>
          </table:table-cell>
          <table:table-cell table:style-name="ce13" office:value-type="float" office:value="37281.8650583803" calcext:value-type="float">
            <text:p><text:s/>37.282 </text:p>
          </table:table-cell>
          <table:table-cell table:style-name="ce13" office:value-type="float" office:value="39871.2651352848" calcext:value-type="float">
            <text:p><text:s/>39.871 </text:p>
          </table:table-cell>
          <table:table-cell table:style-name="ce13" office:value-type="float" office:value="40687.9650432955" calcext:value-type="float">
            <text:p><text:s/>40.688 </text:p>
          </table:table-cell>
          <table:table-cell table:style-name="ce13" office:value-type="float" office:value="45894.8962088989" calcext:value-type="float">
            <text:p><text:s/>45.895 </text:p>
          </table:table-cell>
          <table:table-cell table:style-name="ce14" office:value-type="percentage" office:value="0.89706228282648" calcext:value-type="percentage">
            <text:p>89,7%</text:p>
          </table:table-cell>
          <table:table-cell table:style-name="ce15" office:value-type="percentage" office:value="0.894518953815604" calcext:value-type="percentage">
            <text:p>89,5%</text:p>
          </table:table-cell>
          <table:table-cell table:style-name="ce15" office:value-type="percentage" office:value="0.893638454681949" calcext:value-type="percentage">
            <text:p>89,4%</text:p>
          </table:table-cell>
          <table:table-cell table:style-name="ce15" office:value-type="percentage" office:value="0.894517618729541" calcext:value-type="percentage">
            <text:p>89,5%</text:p>
          </table:table-cell>
          <table:table-cell table:style-name="ce15" office:value-type="percentage" office:value="0.898387920246761" calcext:value-type="percentage">
            <text:p>89,8%</text:p>
          </table:table-cell>
          <table:table-cell table:style-name="ce15" office:value-type="percentage" office:value="0.895012391834574" calcext:value-type="percentage">
            <text:p>89,5%</text:p>
          </table:table-cell>
          <table:table-cell table:style-name="ce15" office:value-type="percentage" office:value="0.893883504614015" calcext:value-type="percentage">
            <text:p>89,4%</text:p>
          </table:table-cell>
          <table:table-cell table:style-name="ce15" office:value-type="percentage" office:value="0.894395147756572" calcext:value-type="percentage">
            <text:p>89,4%</text:p>
          </table:table-cell>
          <table:table-cell table:style-name="ce15" office:value-type="percentage" office:value="0.887283584895408" calcext:value-type="percentage">
            <text:p>88,7%</text:p>
          </table:table-cell>
          <table:table-cell table:style-name="ce15" office:value-type="percentage" office:value="0.892184526759286" calcext:value-type="percentage">
            <text:p>89,2%</text:p>
          </table:table-cell>
          <table:table-cell table:style-name="ce15" office:value-type="percentage" office:value="0.896020100510397" calcext:value-type="percentage">
            <text:p>89,6%</text:p>
          </table:table-cell>
          <table:table-cell table:style-name="ce54" office:value-type="percentage" office:value="0.884952950850621" calcext:value-type="percentage">
            <text:p>88,5%</text:p>
          </table:table-cell>
          <table:table-cell table:style-name="ce15" office:value-type="percentage" office:value="0.00717165645174337" calcext:value-type="percentage">
            <text:p>0,7%</text:p>
          </table:table-cell>
          <table:table-cell table:style-name="ce15" office:value-type="percentage" office:value="0.00699856842684592" calcext:value-type="percentage">
            <text:p>0,7%</text:p>
          </table:table-cell>
          <table:table-cell table:style-name="ce15" office:value-type="percentage" office:value="0.00717073974186859" calcext:value-type="percentage">
            <text:p>0,7%</text:p>
          </table:table-cell>
          <table:table-cell table:style-name="ce15" office:value-type="percentage" office:value="0.0069412226640474" calcext:value-type="percentage">
            <text:p>0,7%</text:p>
          </table:table-cell>
          <table:table-cell table:style-name="ce15" office:value-type="percentage" office:value="0.00676987343455469" calcext:value-type="percentage">
            <text:p>0,7%</text:p>
          </table:table-cell>
          <table:table-cell table:style-name="ce15" office:value-type="percentage" office:value="0.0066934141236048" calcext:value-type="percentage">
            <text:p>0,7%</text:p>
          </table:table-cell>
          <table:table-cell table:style-name="ce15" office:value-type="percentage" office:value="0.00641200042396964" calcext:value-type="percentage">
            <text:p>0,6%</text:p>
          </table:table-cell>
          <table:table-cell table:style-name="ce15" office:value-type="percentage" office:value="0.00641971628018463" calcext:value-type="percentage">
            <text:p>0,6%</text:p>
          </table:table-cell>
          <table:table-cell table:style-name="ce15" office:value-type="percentage" office:value="0.00620211857271576" calcext:value-type="percentage">
            <text:p>0,6%</text:p>
          </table:table-cell>
          <table:table-cell table:style-name="ce15" office:value-type="percentage" office:value="0.00627233713918843" calcext:value-type="percentage">
            <text:p>0,6%</text:p>
          </table:table-cell>
          <table:table-cell table:style-name="ce15" office:value-type="percentage" office:value="0.00616957600099826" calcext:value-type="percentage">
            <text:p>0,6%</text:p>
          </table:table-cell>
          <table:table-cell table:style-name="ce15" office:value-type="percentage" office:value="0.00594955952274546" calcext:value-type="percentage">
            <text:p>0,6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2084.19860493" calcext:value-type="float">
            <text:p><text:s/>12.084 </text:p>
          </table:table-cell>
          <table:table-cell table:style-name="ce19" office:value-type="float" office:value="13457.787189605" calcext:value-type="float">
            <text:p><text:s/>13.458 </text:p>
          </table:table-cell>
          <table:table-cell table:style-name="ce19" office:value-type="float" office:value="15036.8508547606" calcext:value-type="float">
            <text:p><text:s/>15.037 </text:p>
          </table:table-cell>
          <table:table-cell table:style-name="ce19" office:value-type="float" office:value="16933.9837996316" calcext:value-type="float">
            <text:p><text:s/>16.934 </text:p>
          </table:table-cell>
          <table:table-cell table:style-name="ce19" office:value-type="float" office:value="18612.6755791805" calcext:value-type="float">
            <text:p><text:s/>18.613 </text:p>
          </table:table-cell>
          <table:table-cell table:style-name="ce19" office:value-type="float" office:value="19592.9885177957" calcext:value-type="float">
            <text:p><text:s/>19.593 </text:p>
          </table:table-cell>
          <table:table-cell table:style-name="ce19" office:value-type="float" office:value="19254.4792382934" calcext:value-type="float">
            <text:p><text:s/>19.254 </text:p>
          </table:table-cell>
          <table:table-cell table:style-name="ce19" office:value-type="float" office:value="20424.4518150669" calcext:value-type="float">
            <text:p><text:s/>20.424 </text:p>
          </table:table-cell>
          <table:table-cell table:style-name="ce19" office:value-type="float" office:value="21119.4973576764" calcext:value-type="float">
            <text:p><text:s/>21.119 </text:p>
          </table:table-cell>
          <table:table-cell table:style-name="ce19" office:value-type="float" office:value="22023.3930519615" calcext:value-type="float">
            <text:p><text:s/>22.023 </text:p>
          </table:table-cell>
          <table:table-cell table:style-name="ce19" office:value-type="float" office:value="21468.18126637" calcext:value-type="float">
            <text:p><text:s/>21.468 </text:p>
          </table:table-cell>
          <table:table-cell table:style-name="ce19" office:value-type="float" office:value="23071.6095085556" calcext:value-type="float">
            <text:p><text:s/>23.072 </text:p>
          </table:table-cell>
          <table:table-cell table:style-name="ce20" office:value-type="percentage" office:value="0.457649970462515" calcext:value-type="percentage">
            <text:p>45,8%</text:p>
          </table:table-cell>
          <table:table-cell table:style-name="ce21" office:value-type="percentage" office:value="0.462335491994572" calcext:value-type="percentage">
            <text:p>46,2%</text:p>
          </table:table-cell>
          <table:table-cell table:style-name="ce21" office:value-type="percentage" office:value="0.457698478104992" calcext:value-type="percentage">
            <text:p>45,8%</text:p>
          </table:table-cell>
          <table:table-cell table:style-name="ce21" office:value-type="percentage" office:value="0.479227713188206" calcext:value-type="percentage">
            <text:p>47,9%</text:p>
          </table:table-cell>
          <table:table-cell table:style-name="ce21" office:value-type="percentage" office:value="0.496703171721515" calcext:value-type="percentage">
            <text:p>49,7%</text:p>
          </table:table-cell>
          <table:table-cell table:style-name="ce21" office:value-type="percentage" office:value="0.508162645428569" calcext:value-type="percentage">
            <text:p>50,8%</text:p>
          </table:table-cell>
          <table:table-cell table:style-name="ce21" office:value-type="percentage" office:value="0.495261004569007" calcext:value-type="percentage">
            <text:p>49,5%</text:p>
          </table:table-cell>
          <table:table-cell table:style-name="ce21" office:value-type="percentage" office:value="0.501687698976648" calcext:value-type="percentage">
            <text:p>50,2%</text:p>
          </table:table-cell>
          <table:table-cell table:style-name="ce21" office:value-type="percentage" office:value="0.502629986385192" calcext:value-type="percentage">
            <text:p>50,3%</text:p>
          </table:table-cell>
          <table:table-cell table:style-name="ce21" office:value-type="percentage" office:value="0.492809306176477" calcext:value-type="percentage">
            <text:p>49,3%</text:p>
          </table:table-cell>
          <table:table-cell table:style-name="ce21" office:value-type="percentage" office:value="0.472766871373381" calcext:value-type="percentage">
            <text:p>47,3%</text:p>
          </table:table-cell>
          <table:table-cell table:style-name="ce55" office:value-type="percentage" office:value="0.444870576077492" calcext:value-type="percentage">
            <text:p>44,5%</text:p>
          </table:table-cell>
          <table:table-cell table:style-name="ce21" office:value-type="percentage" office:value="0.00746772542465964" calcext:value-type="percentage">
            <text:p>0,7%</text:p>
          </table:table-cell>
          <table:table-cell table:style-name="ce21" office:value-type="percentage" office:value="0.0072871592189897" calcext:value-type="percentage">
            <text:p>0,7%</text:p>
          </table:table-cell>
          <table:table-cell table:style-name="ce21" office:value-type="percentage" office:value="0.00730350518043561" calcext:value-type="percentage">
            <text:p>0,7%</text:p>
          </table:table-cell>
          <table:table-cell table:style-name="ce21" office:value-type="percentage" office:value="0.00734435890313824" calcext:value-type="percentage">
            <text:p>0,7%</text:p>
          </table:table-cell>
          <table:table-cell table:style-name="ce21" office:value-type="percentage" office:value="0.0073995805701591" calcext:value-type="percentage">
            <text:p>0,7%</text:p>
          </table:table-cell>
          <table:table-cell table:style-name="ce21" office:value-type="percentage" office:value="0.0073326503984984" calcext:value-type="percentage">
            <text:p>0,7%</text:p>
          </table:table-cell>
          <table:table-cell table:style-name="ce21" office:value-type="percentage" office:value="0.0068706222865726" calcext:value-type="percentage">
            <text:p>0,7%</text:p>
          </table:table-cell>
          <table:table-cell table:style-name="ce21" office:value-type="percentage" office:value="0.0069933891661249" calcext:value-type="percentage">
            <text:p>0,7%</text:p>
          </table:table-cell>
          <table:table-cell table:style-name="ce21" office:value-type="percentage" office:value="0.00691134366252874" calcext:value-type="percentage">
            <text:p>0,7%</text:p>
          </table:table-cell>
          <table:table-cell table:style-name="ce21" office:value-type="percentage" office:value="0.00684449449664401" calcext:value-type="percentage">
            <text:p>0,7%</text:p>
          </table:table-cell>
          <table:table-cell table:style-name="ce21" office:value-type="percentage" office:value="0.00672489806589393" calcext:value-type="percentage">
            <text:p>0,7%</text:p>
          </table:table-cell>
          <table:table-cell table:style-name="ce21" office:value-type="percentage" office:value="0.00652727216643797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9472.8362061275" calcext:value-type="float">
            <text:p><text:s/>9.473 </text:p>
          </table:table-cell>
          <table:table-cell table:style-name="ce13" office:value-type="float" office:value="10532.5022029935" calcext:value-type="float">
            <text:p><text:s/>10.533 </text:p>
          </table:table-cell>
          <table:table-cell table:style-name="ce13" office:value-type="float" office:value="11879.1116305756" calcext:value-type="float">
            <text:p><text:s/>11.879 </text:p>
          </table:table-cell>
          <table:table-cell table:style-name="ce13" office:value-type="float" office:value="13374.5557216068" calcext:value-type="float">
            <text:p><text:s/>13.375 </text:p>
          </table:table-cell>
          <table:table-cell table:style-name="ce13" office:value-type="float" office:value="14722.8367327672" calcext:value-type="float">
            <text:p><text:s/>14.723 </text:p>
          </table:table-cell>
          <table:table-cell table:style-name="ce13" office:value-type="float" office:value="15461.4597680111" calcext:value-type="float">
            <text:p><text:s/>15.461 </text:p>
          </table:table-cell>
          <table:table-cell table:style-name="ce13" office:value-type="float" office:value="15191.4738623423" calcext:value-type="float">
            <text:p><text:s/>15.191 </text:p>
          </table:table-cell>
          <table:table-cell table:style-name="ce13" office:value-type="float" office:value="16039.3630221321" calcext:value-type="float">
            <text:p><text:s/>16.039 </text:p>
          </table:table-cell>
          <table:table-cell table:style-name="ce13" office:value-type="float" office:value="16553.7175492267" calcext:value-type="float">
            <text:p><text:s/>16.554 </text:p>
          </table:table-cell>
          <table:table-cell table:style-name="ce13" office:value-type="float" office:value="17233.0869253341" calcext:value-type="float">
            <text:p><text:s/>17.233 </text:p>
          </table:table-cell>
          <table:table-cell table:style-name="ce13" office:value-type="float" office:value="16898.7227876485" calcext:value-type="float">
            <text:p><text:s/>16.899 </text:p>
          </table:table-cell>
          <table:table-cell table:style-name="ce13" office:value-type="float" office:value="18181.9301017195" calcext:value-type="float">
            <text:p><text:s/>18.182 </text:p>
          </table:table-cell>
          <table:table-cell table:style-name="ce14" office:value-type="percentage" office:value="0.358753058573685" calcext:value-type="percentage">
            <text:p>35,9%</text:p>
          </table:table-cell>
          <table:table-cell table:style-name="ce15" office:value-type="percentage" office:value="0.361838801531668" calcext:value-type="percentage">
            <text:p>36,2%</text:p>
          </table:table-cell>
          <table:table-cell table:style-name="ce15" office:value-type="percentage" office:value="0.361581781123566" calcext:value-type="percentage">
            <text:p>36,2%</text:p>
          </table:table-cell>
          <table:table-cell table:style-name="ce15" office:value-type="percentage" office:value="0.378496745314786" calcext:value-type="percentage">
            <text:p>37,8%</text:p>
          </table:table-cell>
          <table:table-cell table:style-name="ce15" office:value-type="percentage" office:value="0.392897822282113" calcext:value-type="percentage">
            <text:p>39,3%</text:p>
          </table:table-cell>
          <table:table-cell table:style-name="ce15" office:value-type="percentage" office:value="0.401007548734268" calcext:value-type="percentage">
            <text:p>40,1%</text:p>
          </table:table-cell>
          <table:table-cell table:style-name="ce15" office:value-type="percentage" office:value="0.390752952226525" calcext:value-type="percentage">
            <text:p>39,1%</text:p>
          </table:table-cell>
          <table:table-cell table:style-name="ce15" office:value-type="percentage" office:value="0.393976357382017" calcext:value-type="percentage">
            <text:p>39,4%</text:p>
          </table:table-cell>
          <table:table-cell table:style-name="ce15" office:value-type="percentage" office:value="0.393967464541378" calcext:value-type="percentage">
            <text:p>39,4%</text:p>
          </table:table-cell>
          <table:table-cell table:style-name="ce15" office:value-type="percentage" office:value="0.385618400893791" calcext:value-type="percentage">
            <text:p>38,6%</text:p>
          </table:table-cell>
          <table:table-cell table:style-name="ce15" office:value-type="percentage" office:value="0.372139409640521" calcext:value-type="percentage">
            <text:p>37,2%</text:p>
          </table:table-cell>
          <table:table-cell table:style-name="ce54" office:value-type="percentage" office:value="0.350586972077225" calcext:value-type="percentage">
            <text:p>35,1%</text:p>
          </table:table-cell>
          <table:table-cell table:style-name="ce15" office:value-type="percentage" office:value="0.00741638413206723" calcext:value-type="percentage">
            <text:p>0,7%</text:p>
          </table:table-cell>
          <table:table-cell table:style-name="ce15" office:value-type="percentage" office:value="0.00724553088799853" calcext:value-type="percentage">
            <text:p>0,7%</text:p>
          </table:table-cell>
          <table:table-cell table:style-name="ce15" office:value-type="percentage" office:value="0.00730131269384841" calcext:value-type="percentage">
            <text:p>0,7%</text:p>
          </table:table-cell>
          <table:table-cell table:style-name="ce15" office:value-type="percentage" office:value="0.00733974444307013" calcext:value-type="percentage">
            <text:p>0,7%</text:p>
          </table:table-cell>
          <table:table-cell table:style-name="ce15" office:value-type="percentage" office:value="0.00735991326412108" calcext:value-type="percentage">
            <text:p>0,7%</text:p>
          </table:table-cell>
          <table:table-cell table:style-name="ce15" office:value-type="percentage" office:value="0.00726965902970552" calcext:value-type="percentage">
            <text:p>0,7%</text:p>
          </table:table-cell>
          <table:table-cell table:style-name="ce15" office:value-type="percentage" office:value="0.00681448363980238" calcext:value-type="percentage">
            <text:p>0,7%</text:p>
          </table:table-cell>
          <table:table-cell table:style-name="ce15" office:value-type="percentage" office:value="0.00693637569583047" calcext:value-type="percentage">
            <text:p>0,7%</text:p>
          </table:table-cell>
          <table:table-cell table:style-name="ce15" office:value-type="percentage" office:value="0.00683388978120227" calcext:value-type="percentage">
            <text:p>0,7%</text:p>
          </table:table-cell>
          <table:table-cell table:style-name="ce15" office:value-type="percentage" office:value="0.00678550002907206" calcext:value-type="percentage">
            <text:p>0,7%</text:p>
          </table:table-cell>
          <table:table-cell table:style-name="ce15" office:value-type="percentage" office:value="0.00667416393366583" calcext:value-type="percentage">
            <text:p>0,7%</text:p>
          </table:table-cell>
          <table:table-cell table:style-name="ce15" office:value-type="percentage" office:value="0.00650513024325442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2611.36239880248" calcext:value-type="float">
            <text:p><text:s/>2.611 </text:p>
          </table:table-cell>
          <table:table-cell table:style-name="ce13" office:value-type="float" office:value="2925.28498661151" calcext:value-type="float">
            <text:p><text:s/>2.925 </text:p>
          </table:table-cell>
          <table:table-cell table:style-name="ce13" office:value-type="float" office:value="3157.73922418502" calcext:value-type="float">
            <text:p><text:s/>3.158 </text:p>
          </table:table-cell>
          <table:table-cell table:style-name="ce13" office:value-type="float" office:value="3559.42807802476" calcext:value-type="float">
            <text:p><text:s/>3.559 </text:p>
          </table:table-cell>
          <table:table-cell table:style-name="ce13" office:value-type="float" office:value="3889.83884641333" calcext:value-type="float">
            <text:p><text:s/>3.890 </text:p>
          </table:table-cell>
          <table:table-cell table:style-name="ce13" office:value-type="float" office:value="4131.52874978457" calcext:value-type="float">
            <text:p><text:s/>4.132 </text:p>
          </table:table-cell>
          <table:table-cell table:style-name="ce13" office:value-type="float" office:value="4063.00537595105" calcext:value-type="float">
            <text:p><text:s/>4.063 </text:p>
          </table:table-cell>
          <table:table-cell table:style-name="ce13" office:value-type="float" office:value="4385.08879293484" calcext:value-type="float">
            <text:p><text:s/>4.385 </text:p>
          </table:table-cell>
          <table:table-cell table:style-name="ce13" office:value-type="float" office:value="4565.77980844974" calcext:value-type="float">
            <text:p><text:s/>4.566 </text:p>
          </table:table-cell>
          <table:table-cell table:style-name="ce13" office:value-type="float" office:value="4790.30612662739" calcext:value-type="float">
            <text:p><text:s/>4.790 </text:p>
          </table:table-cell>
          <table:table-cell table:style-name="ce13" office:value-type="float" office:value="4569.45847872155" calcext:value-type="float">
            <text:p><text:s/>4.569 </text:p>
          </table:table-cell>
          <table:table-cell table:style-name="ce13" office:value-type="float" office:value="4889.67940683613" calcext:value-type="float">
            <text:p><text:s/>4.890 </text:p>
          </table:table-cell>
          <table:table-cell table:style-name="ce14" office:value-type="percentage" office:value="0.0988969118888297" calcext:value-type="percentage">
            <text:p>9,9%</text:p>
          </table:table-cell>
          <table:table-cell table:style-name="ce15" office:value-type="percentage" office:value="0.100496690462904" calcext:value-type="percentage">
            <text:p>10,0%</text:p>
          </table:table-cell>
          <table:table-cell table:style-name="ce15" office:value-type="percentage" office:value="0.0961166969814263" calcext:value-type="percentage">
            <text:p>9,6%</text:p>
          </table:table-cell>
          <table:table-cell table:style-name="ce15" office:value-type="percentage" office:value="0.10073096787342" calcext:value-type="percentage">
            <text:p>10,1%</text:p>
          </table:table-cell>
          <table:table-cell table:style-name="ce15" office:value-type="percentage" office:value="0.103805349439402" calcext:value-type="percentage">
            <text:p>10,4%</text:p>
          </table:table-cell>
          <table:table-cell table:style-name="ce15" office:value-type="percentage" office:value="0.1071550966943" calcext:value-type="percentage">
            <text:p>10,7%</text:p>
          </table:table-cell>
          <table:table-cell table:style-name="ce15" office:value-type="percentage" office:value="0.104508052342482" calcext:value-type="percentage">
            <text:p>10,5%</text:p>
          </table:table-cell>
          <table:table-cell table:style-name="ce15" office:value-type="percentage" office:value="0.107711341594632" calcext:value-type="percentage">
            <text:p>10,8%</text:p>
          </table:table-cell>
          <table:table-cell table:style-name="ce15" office:value-type="percentage" office:value="0.108662521843813" calcext:value-type="percentage">
            <text:p>10,9%</text:p>
          </table:table-cell>
          <table:table-cell table:style-name="ce15" office:value-type="percentage" office:value="0.107190905282686" calcext:value-type="percentage">
            <text:p>10,7%</text:p>
          </table:table-cell>
          <table:table-cell table:style-name="ce15" office:value-type="percentage" office:value="0.10062746173286" calcext:value-type="percentage">
            <text:p>10,1%</text:p>
          </table:table-cell>
          <table:table-cell table:style-name="ce54" office:value-type="percentage" office:value="0.0942836040002663" calcext:value-type="percentage">
            <text:p>9,4%</text:p>
          </table:table-cell>
          <table:table-cell table:style-name="ce15" office:value-type="percentage" office:value="0.00766008829088011" calcext:value-type="percentage">
            <text:p>0,8%</text:p>
          </table:table-cell>
          <table:table-cell table:style-name="ce15" office:value-type="percentage" office:value="0.00744108755618177" calcext:value-type="percentage">
            <text:p>0,7%</text:p>
          </table:table-cell>
          <table:table-cell table:style-name="ce15" office:value-type="percentage" office:value="0.0073117649117098" calcext:value-type="percentage">
            <text:p>0,7%</text:p>
          </table:table-cell>
          <table:table-cell table:style-name="ce15" office:value-type="percentage" office:value="0.00736174972652654" calcext:value-type="percentage">
            <text:p>0,7%</text:p>
          </table:table-cell>
          <table:table-cell table:style-name="ce15" office:value-type="percentage" office:value="0.00755367183162446" calcext:value-type="percentage">
            <text:p>0,8%</text:p>
          </table:table-cell>
          <table:table-cell table:style-name="ce15" office:value-type="percentage" office:value="0.00757839498320634" calcext:value-type="percentage">
            <text:p>0,8%</text:p>
          </table:table-cell>
          <table:table-cell table:style-name="ce15" office:value-type="percentage" office:value="0.00708897829507253" calcext:value-type="percentage">
            <text:p>0,7%</text:p>
          </table:table-cell>
          <table:table-cell table:style-name="ce15" office:value-type="percentage" office:value="0.00721015878953149" calcext:value-type="percentage">
            <text:p>0,7%</text:p>
          </table:table-cell>
          <table:table-cell table:style-name="ce15" office:value-type="percentage" office:value="0.00720751380630607" calcext:value-type="percentage">
            <text:p>0,7%</text:p>
          </table:table-cell>
          <table:table-cell table:style-name="ce15" office:value-type="percentage" office:value="0.00706548374323902" calcext:value-type="percentage">
            <text:p>0,7%</text:p>
          </table:table-cell>
          <table:table-cell table:style-name="ce15" office:value-type="percentage" office:value="0.0069194170627327" calcext:value-type="percentage">
            <text:p>0,7%</text:p>
          </table:table-cell>
          <table:table-cell table:style-name="ce15" office:value-type="percentage" office:value="0.00661094461157293" calcext:value-type="percentage">
            <text:p>0,7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2926.17897855654" calcext:value-type="float">
            <text:p><text:s/>2.926 </text:p>
          </table:table-cell>
          <table:table-cell table:style-name="ce19" office:value-type="float" office:value="3248.53822522912" calcext:value-type="float">
            <text:p><text:s/>3.249 </text:p>
          </table:table-cell>
          <table:table-cell table:style-name="ce19" office:value-type="float" office:value="3689.5837669047" calcext:value-type="float">
            <text:p><text:s/>3.690 </text:p>
          </table:table-cell>
          <table:table-cell table:style-name="ce19" office:value-type="float" office:value="3934.54042769414" calcext:value-type="float">
            <text:p><text:s/>3.935 </text:p>
          </table:table-cell>
          <table:table-cell table:style-name="ce19" office:value-type="float" office:value="4047.81483699628" calcext:value-type="float">
            <text:p><text:s/>4.048 </text:p>
          </table:table-cell>
          <table:table-cell table:style-name="ce19" office:value-type="float" office:value="4309.94191446649" calcext:value-type="float">
            <text:p><text:s/>4.310 </text:p>
          </table:table-cell>
          <table:table-cell table:style-name="ce19" office:value-type="float" office:value="4399.87887722319" calcext:value-type="float">
            <text:p><text:s/>4.400 </text:p>
          </table:table-cell>
          <table:table-cell table:style-name="ce19" office:value-type="float" office:value="4591.77251187294" calcext:value-type="float">
            <text:p><text:s/>4.592 </text:p>
          </table:table-cell>
          <table:table-cell table:style-name="ce19" office:value-type="float" office:value="5121.46397217262" calcext:value-type="float">
            <text:p><text:s/>5.121 </text:p>
          </table:table-cell>
          <table:table-cell table:style-name="ce19" office:value-type="float" office:value="5190.3904729691" calcext:value-type="float">
            <text:p><text:s/>5.190 </text:p>
          </table:table-cell>
          <table:table-cell table:style-name="ce19" office:value-type="float" office:value="5093.23925372968" calcext:value-type="float">
            <text:p><text:s/>5.093 </text:p>
          </table:table-cell>
          <table:table-cell table:style-name="ce19" office:value-type="float" office:value="6397.23100974674" calcext:value-type="float">
            <text:p><text:s/>6.397 </text:p>
          </table:table-cell>
          <table:table-cell table:style-name="ce20" office:value-type="percentage" office:value="0.110819572475257" calcext:value-type="percentage">
            <text:p>11,1%</text:p>
          </table:table-cell>
          <table:table-cell table:style-name="ce21" office:value-type="percentage" office:value="0.111601892455587" calcext:value-type="percentage">
            <text:p>11,2%</text:p>
          </table:table-cell>
          <table:table-cell table:style-name="ce21" office:value-type="percentage" office:value="0.112305222101643" calcext:value-type="percentage">
            <text:p>11,2%</text:p>
          </table:table-cell>
          <table:table-cell table:style-name="ce21" office:value-type="percentage" office:value="0.111346558135447" calcext:value-type="percentage">
            <text:p>11,1%</text:p>
          </table:table-cell>
          <table:table-cell table:style-name="ce21" office:value-type="percentage" office:value="0.108021141803299" calcext:value-type="percentage">
            <text:p>10,8%</text:p>
          </table:table-cell>
          <table:table-cell table:style-name="ce21" office:value-type="percentage" office:value="0.111782410473497" calcext:value-type="percentage">
            <text:p>11,2%</text:p>
          </table:table-cell>
          <table:table-cell table:style-name="ce21" office:value-type="percentage" office:value="0.113173065121477" calcext:value-type="percentage">
            <text:p>11,3%</text:p>
          </table:table-cell>
          <table:table-cell table:style-name="ce21" office:value-type="percentage" office:value="0.11278813289894" calcext:value-type="percentage">
            <text:p>11,3%</text:p>
          </table:table-cell>
          <table:table-cell table:style-name="ce21" office:value-type="percentage" office:value="0.121887435245693" calcext:value-type="percentage">
            <text:p>12,2%</text:p>
          </table:table-cell>
          <table:table-cell table:style-name="ce21" office:value-type="percentage" office:value="0.116143444460802" calcext:value-type="percentage">
            <text:p>11,6%</text:p>
          </table:table-cell>
          <table:table-cell table:style-name="ce21" office:value-type="percentage" office:value="0.112162029808919" calcext:value-type="percentage">
            <text:p>11,2%</text:p>
          </table:table-cell>
          <table:table-cell table:style-name="ce55" office:value-type="percentage" office:value="0.123352462408462" calcext:value-type="percentage">
            <text:p>12,3%</text:p>
          </table:table-cell>
          <table:table-cell table:style-name="ce21" office:value-type="percentage" office:value="0.00467519149147468" calcext:value-type="percentage">
            <text:p>0,5%</text:p>
          </table:table-cell>
          <table:table-cell table:style-name="ce21" office:value-type="percentage" office:value="0.004658471083301" calcext:value-type="percentage">
            <text:p>0,5%</text:p>
          </table:table-cell>
          <table:table-cell table:style-name="ce21" office:value-type="percentage" office:value="0.00481980991203795" calcext:value-type="percentage">
            <text:p>0,5%</text:p>
          </table:table-cell>
          <table:table-cell table:style-name="ce21" office:value-type="percentage" office:value="0.00475240593271989" calcext:value-type="percentage">
            <text:p>0,5%</text:p>
          </table:table-cell>
          <table:table-cell table:style-name="ce21" office:value-type="percentage" office:value="0.00469397428827117" calcext:value-type="percentage">
            <text:p>0,5%</text:p>
          </table:table-cell>
          <table:table-cell table:style-name="ce21" office:value-type="percentage" office:value="0.00479449783851612" calcext:value-type="percentage">
            <text:p>0,5%</text:p>
          </table:table-cell>
          <table:table-cell table:style-name="ce21" office:value-type="percentage" office:value="0.00483306664018279" calcext:value-type="percentage">
            <text:p>0,5%</text:p>
          </table:table-cell>
          <table:table-cell table:style-name="ce21" office:value-type="percentage" office:value="0.00466933483278023" calcext:value-type="percentage">
            <text:p>0,5%</text:p>
          </table:table-cell>
          <table:table-cell table:style-name="ce21" office:value-type="percentage" office:value="0.00475460793325828" calcext:value-type="percentage">
            <text:p>0,5%</text:p>
          </table:table-cell>
          <table:table-cell table:style-name="ce21" office:value-type="percentage" office:value="0.00461976619241446" calcext:value-type="percentage">
            <text:p>0,5%</text:p>
          </table:table-cell>
          <table:table-cell table:style-name="ce21" office:value-type="percentage" office:value="0.00462579776388622" calcext:value-type="percentage">
            <text:p>0,5%</text:p>
          </table:table-cell>
          <table:table-cell table:style-name="ce21" office:value-type="percentage" office:value="0.00457237377448206" calcext:value-type="percentage">
            <text:p>0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2718.05943089166" calcext:value-type="float">
            <text:p><text:s/>2.718 </text:p>
          </table:table-cell>
          <table:table-cell table:style-name="ce13" office:value-type="float" office:value="3070.37096797918" calcext:value-type="float">
            <text:p><text:s/>3.070 </text:p>
          </table:table-cell>
          <table:table-cell table:style-name="ce13" office:value-type="float" office:value="3494.31507889461" calcext:value-type="float">
            <text:p><text:s/>3.494 </text:p>
          </table:table-cell>
          <table:table-cell table:style-name="ce13" office:value-type="float" office:value="3727.32395565575" calcext:value-type="float">
            <text:p><text:s/>3.727 </text:p>
          </table:table-cell>
          <table:table-cell table:style-name="ce13" office:value-type="float" office:value="3807.65169833309" calcext:value-type="float">
            <text:p><text:s/>3.808 </text:p>
          </table:table-cell>
          <table:table-cell table:style-name="ce13" office:value-type="float" office:value="4047.95791229635" calcext:value-type="float">
            <text:p><text:s/>4.048 </text:p>
          </table:table-cell>
          <table:table-cell table:style-name="ce13" office:value-type="float" office:value="4125.53752142868" calcext:value-type="float">
            <text:p><text:s/>4.126 </text:p>
          </table:table-cell>
          <table:table-cell table:style-name="ce13" office:value-type="float" office:value="4299.33048086067" calcext:value-type="float">
            <text:p><text:s/>4.299 </text:p>
          </table:table-cell>
          <table:table-cell table:style-name="ce13" office:value-type="float" office:value="4736.11621958402" calcext:value-type="float">
            <text:p><text:s/>4.736 </text:p>
          </table:table-cell>
          <table:table-cell table:style-name="ce13" office:value-type="float" office:value="4818.21774569569" calcext:value-type="float">
            <text:p><text:s/>4.818 </text:p>
          </table:table-cell>
          <table:table-cell table:style-name="ce13" office:value-type="float" office:value="4721.69152592493" calcext:value-type="float">
            <text:p><text:s/>4.722 </text:p>
          </table:table-cell>
          <table:table-cell table:style-name="ce13" office:value-type="float" office:value="5966.50067642085" calcext:value-type="float">
            <text:p><text:s/>5.967 </text:p>
          </table:table-cell>
          <table:table-cell table:style-name="ce14" office:value-type="percentage" office:value="0.10293771717352" calcext:value-type="percentage">
            <text:p>10,3%</text:p>
          </table:table-cell>
          <table:table-cell table:style-name="ce15" office:value-type="percentage" office:value="0.105481046184396" calcext:value-type="percentage">
            <text:p>10,5%</text:p>
          </table:table-cell>
          <table:table-cell table:style-name="ce15" office:value-type="percentage" office:value="0.106361545318051" calcext:value-type="percentage">
            <text:p>10,6%</text:p>
          </table:table-cell>
          <table:table-cell table:style-name="ce15" office:value-type="percentage" office:value="0.105482381270459" calcext:value-type="percentage">
            <text:p>10,5%</text:p>
          </table:table-cell>
          <table:table-cell table:style-name="ce15" office:value-type="percentage" office:value="0.101612079753239" calcext:value-type="percentage">
            <text:p>10,2%</text:p>
          </table:table-cell>
          <table:table-cell table:style-name="ce15" office:value-type="percentage" office:value="0.104987608165426" calcext:value-type="percentage">
            <text:p>10,5%</text:p>
          </table:table-cell>
          <table:table-cell table:style-name="ce15" office:value-type="percentage" office:value="0.106116495385985" calcext:value-type="percentage">
            <text:p>10,6%</text:p>
          </table:table-cell>
          <table:table-cell table:style-name="ce15" office:value-type="percentage" office:value="0.105604852243428" calcext:value-type="percentage">
            <text:p>10,6%</text:p>
          </table:table-cell>
          <table:table-cell table:style-name="ce15" office:value-type="percentage" office:value="0.112716415104592" calcext:value-type="percentage">
            <text:p>11,3%</text:p>
          </table:table-cell>
          <table:table-cell table:style-name="ce15" office:value-type="percentage" office:value="0.107815473240714" calcext:value-type="percentage">
            <text:p>10,8%</text:p>
          </table:table-cell>
          <table:table-cell table:style-name="ce15" office:value-type="percentage" office:value="0.103979899489603" calcext:value-type="percentage">
            <text:p>10,4%</text:p>
          </table:table-cell>
          <table:table-cell table:style-name="ce54" office:value-type="percentage" office:value="0.115047049149379" calcext:value-type="percentage">
            <text:p>11,5%</text:p>
          </table:table-cell>
          <table:table-cell table:style-name="ce15" office:value-type="percentage" office:value="0.00466213858648637" calcext:value-type="percentage">
            <text:p>0,5%</text:p>
          </table:table-cell>
          <table:table-cell table:style-name="ce15" office:value-type="percentage" office:value="0.00468100726761177" calcext:value-type="percentage">
            <text:p>0,5%</text:p>
          </table:table-cell>
          <table:table-cell table:style-name="ce15" office:value-type="percentage" office:value="0.00484984070652867" calcext:value-type="percentage">
            <text:p>0,5%</text:p>
          </table:table-cell>
          <table:table-cell table:style-name="ce15" office:value-type="percentage" office:value="0.00479177352630337" calcext:value-type="percentage">
            <text:p>0,5%</text:p>
          </table:table-cell>
          <table:table-cell table:style-name="ce15" office:value-type="percentage" office:value="0.00472285165365794" calcext:value-type="percentage">
            <text:p>0,5%</text:p>
          </table:table-cell>
          <table:table-cell table:style-name="ce15" office:value-type="percentage" office:value="0.00481793068712923" calcext:value-type="percentage">
            <text:p>0,5%</text:p>
          </table:table-cell>
          <table:table-cell table:style-name="ce15" office:value-type="percentage" office:value="0.0048563959776961" calcext:value-type="percentage">
            <text:p>0,5%</text:p>
          </table:table-cell>
          <table:table-cell table:style-name="ce15" office:value-type="percentage" office:value="0.00470616426289514" calcext:value-type="percentage">
            <text:p>0,5%</text:p>
          </table:table-cell>
          <table:table-cell table:style-name="ce15" office:value-type="percentage" office:value="0.0047695459672686" calcext:value-type="percentage">
            <text:p>0,5%</text:p>
          </table:table-cell>
          <table:table-cell table:style-name="ce15" office:value-type="percentage" office:value="0.00466679427195362" calcext:value-type="percentage">
            <text:p>0,5%</text:p>
          </table:table-cell>
          <table:table-cell table:style-name="ce15" office:value-type="percentage" office:value="0.00465347163179775" calcext:value-type="percentage">
            <text:p>0,5%</text:p>
          </table:table-cell>
          <table:table-cell table:style-name="ce15" office:value-type="percentage" office:value="0.00459618137325459" calcext:value-type="percentage">
            <text:p>0,5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208.119547664886" calcext:value-type="float">
            <text:p><text:s/>208 </text:p>
          </table:table-cell>
          <table:table-cell table:style-name="ce13" office:value-type="float" office:value="178.167257249936" calcext:value-type="float">
            <text:p><text:s/>178 </text:p>
          </table:table-cell>
          <table:table-cell table:style-name="ce13" office:value-type="float" office:value="195.268688010089" calcext:value-type="float">
            <text:p><text:s/>195 </text:p>
          </table:table-cell>
          <table:table-cell table:style-name="ce13" office:value-type="float" office:value="207.216472038382" calcext:value-type="float">
            <text:p><text:s/>207 </text:p>
          </table:table-cell>
          <table:table-cell table:style-name="ce13" office:value-type="float" office:value="240.163138663192" calcext:value-type="float">
            <text:p><text:s/>240 </text:p>
          </table:table-cell>
          <table:table-cell table:style-name="ce13" office:value-type="float" office:value="261.984002170136" calcext:value-type="float">
            <text:p><text:s/>262 </text:p>
          </table:table-cell>
          <table:table-cell table:style-name="ce13" office:value-type="float" office:value="274.341355794508" calcext:value-type="float">
            <text:p><text:s/>274 </text:p>
          </table:table-cell>
          <table:table-cell table:style-name="ce13" office:value-type="float" office:value="292.442031012272" calcext:value-type="float">
            <text:p><text:s/>292 </text:p>
          </table:table-cell>
          <table:table-cell table:style-name="ce13" office:value-type="float" office:value="385.347752588605" calcext:value-type="float">
            <text:p><text:s/>385 </text:p>
          </table:table-cell>
          <table:table-cell table:style-name="ce13" office:value-type="float" office:value="372.172727273407" calcext:value-type="float">
            <text:p><text:s/>372 </text:p>
          </table:table-cell>
          <table:table-cell table:style-name="ce13" office:value-type="float" office:value="371.547727804752" calcext:value-type="float">
            <text:p><text:s/>372 </text:p>
          </table:table-cell>
          <table:table-cell table:style-name="ce13" office:value-type="float" office:value="430.730333325887" calcext:value-type="float">
            <text:p><text:s/>431 </text:p>
          </table:table-cell>
          <table:table-cell table:style-name="ce14" office:value-type="percentage" office:value="0.00788185530173674" calcext:value-type="percentage">
            <text:p>0,8%</text:p>
          </table:table-cell>
          <table:table-cell table:style-name="ce15" office:value-type="percentage" office:value="0.00612084627119075" calcext:value-type="percentage">
            <text:p>0,6%</text:p>
          </table:table-cell>
          <table:table-cell table:style-name="ce15" office:value-type="percentage" office:value="0.00594367678359201" calcext:value-type="percentage">
            <text:p>0,6%</text:p>
          </table:table-cell>
          <table:table-cell table:style-name="ce15" office:value-type="percentage" office:value="0.00586417686498802" calcext:value-type="percentage">
            <text:p>0,6%</text:p>
          </table:table-cell>
          <table:table-cell table:style-name="ce15" office:value-type="percentage" office:value="0.00640906205005985" calcext:value-type="percentage">
            <text:p>0,6%</text:p>
          </table:table-cell>
          <table:table-cell table:style-name="ce15" office:value-type="percentage" office:value="0.00679480230807168" calcext:value-type="percentage">
            <text:p>0,7%</text:p>
          </table:table-cell>
          <table:table-cell table:style-name="ce15" office:value-type="percentage" office:value="0.0070565697354926" calcext:value-type="percentage">
            <text:p>0,7%</text:p>
          </table:table-cell>
          <table:table-cell table:style-name="ce15" office:value-type="percentage" office:value="0.00718328065551187" calcext:value-type="percentage">
            <text:p>0,7%</text:p>
          </table:table-cell>
          <table:table-cell table:style-name="ce15" office:value-type="percentage" office:value="0.00917102014110074" calcext:value-type="percentage">
            <text:p>0,9%</text:p>
          </table:table-cell>
          <table:table-cell table:style-name="ce15" office:value-type="percentage" office:value="0.0083279712200877" calcext:value-type="percentage">
            <text:p>0,8%</text:p>
          </table:table-cell>
          <table:table-cell table:style-name="ce15" office:value-type="percentage" office:value="0.00818213031931615" calcext:value-type="percentage">
            <text:p>0,8%</text:p>
          </table:table-cell>
          <table:table-cell table:style-name="ce54" office:value-type="percentage" office:value="0.00830541325908273" calcext:value-type="percentage">
            <text:p>0,8%</text:p>
          </table:table-cell>
          <table:table-cell table:style-name="ce15" office:value-type="percentage" office:value="0.00485262888604938" calcext:value-type="percentage">
            <text:p>0,5%</text:p>
          </table:table-cell>
          <table:table-cell table:style-name="ce15" office:value-type="percentage" office:value="0.00430158278205499" calcext:value-type="percentage">
            <text:p>0,4%</text:p>
          </table:table-cell>
          <table:table-cell table:style-name="ce15" office:value-type="percentage" office:value="0.00433901491034128" calcext:value-type="percentage">
            <text:p>0,4%</text:p>
          </table:table-cell>
          <table:table-cell table:style-name="ce15" office:value-type="percentage" office:value="0.0041405201622184" calcext:value-type="percentage">
            <text:p>0,4%</text:p>
          </table:table-cell>
          <table:table-cell table:style-name="ce15" office:value-type="percentage" office:value="0.00427915221051943" calcext:value-type="percentage">
            <text:p>0,4%</text:p>
          </table:table-cell>
          <table:table-cell table:style-name="ce15" office:value-type="percentage" office:value="0.00445937806890561" calcext:value-type="percentage">
            <text:p>0,4%</text:p>
          </table:table-cell>
          <table:table-cell table:style-name="ce15" office:value-type="percentage" office:value="0.00450744866907381" calcext:value-type="percentage">
            <text:p>0,5%</text:p>
          </table:table-cell>
          <table:table-cell table:style-name="ce15" office:value-type="percentage" office:value="0.00418755414130638" calcext:value-type="percentage">
            <text:p>0,4%</text:p>
          </table:table-cell>
          <table:table-cell table:style-name="ce15" office:value-type="percentage" office:value="0.00457837100750418" calcext:value-type="percentage">
            <text:p>0,5%</text:p>
          </table:table-cell>
          <table:table-cell table:style-name="ce15" office:value-type="percentage" office:value="0.0040866217267122" calcext:value-type="percentage">
            <text:p>0,4%</text:p>
          </table:table-cell>
          <table:table-cell table:style-name="ce15" office:value-type="percentage" office:value="0.00430076892042865" calcext:value-type="percentage">
            <text:p>0,4%</text:p>
          </table:table-cell>
          <table:table-cell table:style-name="ce15" office:value-type="percentage" office:value="0.00426626189384012" calcext:value-type="percentage">
            <text:p>0,4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1394.5156424812" calcext:value-type="float">
            <text:p><text:s/>11.395 </text:p>
          </table:table-cell>
          <table:table-cell table:style-name="ce19" office:value-type="float" office:value="12401.9464410566" calcext:value-type="float">
            <text:p><text:s/>12.402 </text:p>
          </table:table-cell>
          <table:table-cell table:style-name="ce19" office:value-type="float" office:value="14126.7461820324" calcext:value-type="float">
            <text:p><text:s/>14.127 </text:p>
          </table:table-cell>
          <table:table-cell table:style-name="ce19" office:value-type="float" office:value="14467.4618469629" calcext:value-type="float">
            <text:p><text:s/>14.467 </text:p>
          </table:table-cell>
          <table:table-cell table:style-name="ce19" office:value-type="float" office:value="14811.9410858633" calcext:value-type="float">
            <text:p><text:s/>14.812 </text:p>
          </table:table-cell>
          <table:table-cell table:style-name="ce19" office:value-type="float" office:value="14653.6000291053" calcext:value-type="float">
            <text:p><text:s/>14.654 </text:p>
          </table:table-cell>
          <table:table-cell table:style-name="ce19" office:value-type="float" office:value="15223.080367752" calcext:value-type="float">
            <text:p><text:s/>15.223 </text:p>
          </table:table-cell>
          <table:table-cell table:style-name="ce19" office:value-type="float" office:value="15695.2618361235" calcext:value-type="float">
            <text:p><text:s/>15.695 </text:p>
          </table:table-cell>
          <table:table-cell table:style-name="ce19" office:value-type="float" office:value="15777.0199481152" calcext:value-type="float">
            <text:p><text:s/>15.777 </text:p>
          </table:table-cell>
          <table:table-cell table:style-name="ce19" office:value-type="float" office:value="17475.6993560498" calcext:value-type="float">
            <text:p><text:s/>17.476 </text:p>
          </table:table-cell>
          <table:table-cell table:style-name="ce19" office:value-type="float" office:value="18848.2360491207" calcext:value-type="float">
            <text:p><text:s/>18.848 </text:p>
          </table:table-cell>
          <table:table-cell table:style-name="ce19" office:value-type="float" office:value="22392.5563670174" calcext:value-type="float">
            <text:p><text:s/>22.393 </text:p>
          </table:table-cell>
          <table:table-cell table:style-name="ce20" office:value-type="percentage" office:value="0.431530457062228" calcext:value-type="percentage">
            <text:p>43,2%</text:p>
          </table:table-cell>
          <table:table-cell table:style-name="ce21" office:value-type="percentage" office:value="0.426062615549841" calcext:value-type="percentage">
            <text:p>42,6%</text:p>
          </table:table-cell>
          <table:table-cell table:style-name="ce21" office:value-type="percentage" office:value="0.429996299793365" calcext:value-type="percentage">
            <text:p>43,0%</text:p>
          </table:table-cell>
          <table:table-cell table:style-name="ce21" office:value-type="percentage" office:value="0.409425728676347" calcext:value-type="percentage">
            <text:p>40,9%</text:p>
          </table:table-cell>
          <table:table-cell table:style-name="ce21" office:value-type="percentage" office:value="0.395275686475186" calcext:value-type="percentage">
            <text:p>39,5%</text:p>
          </table:table-cell>
          <table:table-cell table:style-name="ce21" office:value-type="percentage" office:value="0.380054944097934" calcext:value-type="percentage">
            <text:p>38,0%</text:p>
          </table:table-cell>
          <table:table-cell table:style-name="ce21" office:value-type="percentage" office:value="0.391565930309516" calcext:value-type="percentage">
            <text:p>39,2%</text:p>
          </table:table-cell>
          <table:table-cell table:style-name="ce21" office:value-type="percentage" office:value="0.385524168124412" calcext:value-type="percentage">
            <text:p>38,6%</text:p>
          </table:table-cell>
          <table:table-cell table:style-name="ce21" office:value-type="percentage" office:value="0.375482578369115" calcext:value-type="percentage">
            <text:p>37,5%</text:p>
          </table:table-cell>
          <table:table-cell table:style-name="ce21" office:value-type="percentage" office:value="0.391047249362722" calcext:value-type="percentage">
            <text:p>39,1%</text:p>
          </table:table-cell>
          <table:table-cell table:style-name="ce21" office:value-type="percentage" office:value="0.4150710988177" calcext:value-type="percentage">
            <text:p>41,5%</text:p>
          </table:table-cell>
          <table:table-cell table:style-name="ce55" office:value-type="percentage" office:value="0.431776961514046" calcext:value-type="percentage">
            <text:p>43,2%</text:p>
          </table:table-cell>
          <table:table-cell table:style-name="ce21" office:value-type="percentage" office:value="0.00694041867364527" calcext:value-type="percentage">
            <text:p>0,7%</text:p>
          </table:table-cell>
          <table:table-cell table:style-name="ce21" office:value-type="percentage" office:value="0.00676865710783378" calcext:value-type="percentage">
            <text:p>0,7%</text:p>
          </table:table-cell>
          <table:table-cell table:style-name="ce21" office:value-type="percentage" office:value="0.00709743367522365" calcext:value-type="percentage">
            <text:p>0,7%</text:p>
          </table:table-cell>
          <table:table-cell table:style-name="ce21" office:value-type="percentage" office:value="0.00658209975653448" calcext:value-type="percentage">
            <text:p>0,7%</text:p>
          </table:table-cell>
          <table:table-cell table:style-name="ce21" office:value-type="percentage" office:value="0.00616845251512163" calcext:value-type="percentage">
            <text:p>0,6%</text:p>
          </table:table-cell>
          <table:table-cell table:style-name="ce21" office:value-type="percentage" office:value="0.00604314032028001" calcext:value-type="percentage">
            <text:p>0,6%</text:p>
          </table:table-cell>
          <table:table-cell table:style-name="ce21" office:value-type="percentage" office:value="0.00595460565868477" calcext:value-type="percentage">
            <text:p>0,6%</text:p>
          </table:table-cell>
          <table:table-cell table:style-name="ce56" office:value-type="percentage" office:value="0.00585304927261303" calcext:value-type="percentage">
            <text:p>0,6%</text:p>
          </table:table-cell>
          <table:table-cell table:style-name="ce56" office:value-type="percentage" office:value="0.00549490282776783" calcext:value-type="percentage">
            <text:p>0,5%</text:p>
          </table:table-cell>
          <table:table-cell table:style-name="ce56" office:value-type="percentage" office:value="0.00573362319842659" calcext:value-type="percentage">
            <text:p>0,6%</text:p>
          </table:table-cell>
          <table:table-cell table:style-name="ce56" office:value-type="percentage" office:value="0.00568367981366662" calcext:value-type="percentage">
            <text:p>0,6%</text:p>
          </table:table-cell>
          <table:table-cell table:style-name="ce56" office:value-type="percentage" office:value="0.00549053961429805" calcext:value-type="percentage">
            <text:p>0,5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26404.8932259677" calcext:value-type="float">
            <text:p><text:s/>26.405 </text:p>
          </table:table-cell>
          <table:table-cell table:style-name="ce27" office:value-type="float" office:value="29108.2718558908" calcext:value-type="float">
            <text:p><text:s/>29.108 </text:p>
          </table:table-cell>
          <table:table-cell table:style-name="ce27" office:value-type="float" office:value="32853.1808036977" calcext:value-type="float">
            <text:p><text:s/>32.853 </text:p>
          </table:table-cell>
          <table:table-cell table:style-name="ce27" office:value-type="float" office:value="35335.9860742886" calcext:value-type="float">
            <text:p><text:s/>35.336 </text:p>
          </table:table-cell>
          <table:table-cell table:style-name="ce27" office:value-type="float" office:value="37472.4315020401" calcext:value-type="float">
            <text:p><text:s/>37.472 </text:p>
          </table:table-cell>
          <table:table-cell table:style-name="ce27" office:value-type="float" office:value="38556.5304613675" calcext:value-type="float">
            <text:p><text:s/>38.557 </text:p>
          </table:table-cell>
          <table:table-cell table:style-name="ce27" office:value-type="float" office:value="38877.4384832686" calcext:value-type="float">
            <text:p><text:s/>38.877 </text:p>
          </table:table-cell>
          <table:table-cell table:style-name="ce27" office:value-type="float" office:value="40711.4861630634" calcext:value-type="float">
            <text:p><text:s/>40.711 </text:p>
          </table:table-cell>
          <table:table-cell table:style-name="ce27" office:value-type="float" office:value="42017.9812779643" calcext:value-type="float">
            <text:p><text:s/>42.018 </text:p>
          </table:table-cell>
          <table:table-cell table:style-name="ce27" office:value-type="float" office:value="44689.4828809804" calcext:value-type="float">
            <text:p><text:s/>44.689 </text:p>
          </table:table-cell>
          <table:table-cell table:style-name="ce27" office:value-type="float" office:value="45409.6565692204" calcext:value-type="float">
            <text:p><text:s/>45.410 </text:p>
          </table:table-cell>
          <table:table-cell table:style-name="ce27" office:value-type="float" office:value="51861.3968853198" calcext:value-type="float">
            <text:p><text:s/>51.861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0679514484897828" calcext:value-type="percentage">
            <text:p>0,7%</text:p>
          </table:table-cell>
          <table:table-cell table:style-name="ce29" office:value-type="percentage" office:value="0.00665121825651663" calcext:value-type="percentage">
            <text:p>0,7%</text:p>
          </table:table-cell>
          <table:table-cell table:style-name="ce29" office:value-type="percentage" office:value="0.00682343061828581" calcext:value-type="percentage">
            <text:p>0,7%</text:p>
          </table:table-cell>
          <table:table-cell table:style-name="ce29" office:value-type="percentage" office:value="0.00662762781091829" calcext:value-type="percentage">
            <text:p>0,7%</text:p>
          </table:table-cell>
          <table:table-cell table:style-name="ce29" office:value-type="percentage" office:value="0.00648429446105285" calcext:value-type="percentage">
            <text:p>0,6%</text:p>
          </table:table-cell>
          <table:table-cell table:style-name="ce29" office:value-type="percentage" office:value="0.00643060376583881" calcext:value-type="percentage">
            <text:p>0,6%</text:p>
          </table:table-cell>
          <table:table-cell table:style-name="ce29" office:value-type="percentage" office:value="0.00620121303005182" calcext:value-type="percentage">
            <text:p>0,6%</text:p>
          </table:table-cell>
          <table:table-cell table:style-name="ce58" office:value-type="percentage" office:value="0.0061820083494402" calcext:value-type="percentage">
            <text:p>0,6%</text:p>
          </table:table-cell>
          <table:table-cell table:style-name="ce58" office:value-type="percentage" office:value="0.00599901990521955" calcext:value-type="percentage">
            <text:p>0,6%</text:p>
          </table:table-cell>
          <table:table-cell table:style-name="ce58" office:value-type="percentage" office:value="0.00604800251626079" calcext:value-type="percentage">
            <text:p>0,6%</text:p>
          </table:table-cell>
          <table:table-cell table:style-name="ce58" office:value-type="percentage" office:value="0.00596741937440497" calcext:value-type="percentage">
            <text:p>0,6%</text:p>
          </table:table-cell>
          <table:table-cell table:style-name="ce58" office:value-type="percentage" office:value="0.00575461381825983" calcext:value-type="percentage">
            <text:p>0,6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26404.8932259677" calcext:value-type="float">
            <text:p><text:s/>26.405 </text:p>
          </table:table-cell>
          <table:table-cell table:style-name="ce32" office:value-type="float" office:value="29108.2718558908" calcext:value-type="float">
            <text:p><text:s/>29.108 </text:p>
          </table:table-cell>
          <table:table-cell table:style-name="ce32" office:value-type="float" office:value="32853.1808036976" calcext:value-type="float">
            <text:p><text:s/>32.853 </text:p>
          </table:table-cell>
          <table:table-cell table:style-name="ce32" office:value-type="float" office:value="35335.9860742886" calcext:value-type="float">
            <text:p><text:s/>35.336 </text:p>
          </table:table-cell>
          <table:table-cell table:style-name="ce32" office:value-type="float" office:value="37472.4315020401" calcext:value-type="float">
            <text:p><text:s/>37.472 </text:p>
          </table:table-cell>
          <table:table-cell table:style-name="ce32" office:value-type="float" office:value="38556.5304613675" calcext:value-type="float">
            <text:p><text:s/>38.557 </text:p>
          </table:table-cell>
          <table:table-cell table:style-name="ce32" office:value-type="float" office:value="38877.4384832686" calcext:value-type="float">
            <text:p><text:s/>38.877 </text:p>
          </table:table-cell>
          <table:table-cell table:style-name="ce32" office:value-type="float" office:value="40711.4861630633" calcext:value-type="float">
            <text:p><text:s/>40.711 </text:p>
          </table:table-cell>
          <table:table-cell table:style-name="ce32" office:value-type="float" office:value="42017.9812779643" calcext:value-type="float">
            <text:p><text:s/>42.018 </text:p>
          </table:table-cell>
          <table:table-cell table:style-name="ce32" office:value-type="float" office:value="44689.4828809805" calcext:value-type="float">
            <text:p><text:s/>44.689 </text:p>
          </table:table-cell>
          <table:table-cell table:style-name="ce32" office:value-type="float" office:value="45409.6565692204" calcext:value-type="float">
            <text:p><text:s/>45.410 </text:p>
          </table:table-cell>
          <table:table-cell table:style-name="ce32" office:value-type="float" office:value="51861.3968853197" calcext:value-type="float">
            <text:p><text:s/>51.861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19" table:style-name="ta2">
        <table:table-column table:style-name="co23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Bahia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135415.006032399" calcext:value-type="float">
            <text:p><text:s/>135.415 </text:p>
          </table:table-cell>
          <table:table-cell table:style-name="ce13" office:value-type="float" office:value="145727.055143588" calcext:value-type="float">
            <text:p><text:s/>145.727 </text:p>
          </table:table-cell>
          <table:table-cell table:style-name="ce13" office:value-type="float" office:value="159295.894222183" calcext:value-type="float">
            <text:p><text:s/>159.296 </text:p>
          </table:table-cell>
          <table:table-cell table:style-name="ce13" office:value-type="float" office:value="178261.700255052" calcext:value-type="float">
            <text:p><text:s/>178.262 </text:p>
          </table:table-cell>
          <table:table-cell table:style-name="ce13" office:value-type="float" office:value="196202.842645002" calcext:value-type="float">
            <text:p><text:s/>196.203 </text:p>
          </table:table-cell>
          <table:table-cell table:style-name="ce13" office:value-type="float" office:value="215986.136565471" calcext:value-type="float">
            <text:p><text:s/>215.986 </text:p>
          </table:table-cell>
          <table:table-cell table:style-name="ce13" office:value-type="float" office:value="228329.341797693" calcext:value-type="float">
            <text:p><text:s/>228.329 </text:p>
          </table:table-cell>
          <table:table-cell table:style-name="ce13" office:value-type="float" office:value="236137.907961732" calcext:value-type="float">
            <text:p><text:s/>236.138 </text:p>
          </table:table-cell>
          <table:table-cell table:style-name="ce13" office:value-type="float" office:value="250533.839305299" calcext:value-type="float">
            <text:p><text:s/>250.534 </text:p>
          </table:table-cell>
          <table:table-cell table:style-name="ce13" office:value-type="float" office:value="256468.543801774" calcext:value-type="float">
            <text:p><text:s/>256.469 </text:p>
          </table:table-cell>
          <table:table-cell table:style-name="ce13" office:value-type="float" office:value="268226.782077772" calcext:value-type="float">
            <text:p><text:s/>268.227 </text:p>
          </table:table-cell>
          <table:table-cell table:style-name="ce13" office:value-type="float" office:value="307323.884803345" calcext:value-type="float">
            <text:p><text:s/>307.324 </text:p>
          </table:table-cell>
          <table:table-cell table:style-name="ce14" office:value-type="percentage" office:value="0.876929173365441" calcext:value-type="percentage">
            <text:p>87,7%</text:p>
          </table:table-cell>
          <table:table-cell table:style-name="ce15" office:value-type="percentage" office:value="0.874697426241653" calcext:value-type="percentage">
            <text:p>87,5%</text:p>
          </table:table-cell>
          <table:table-cell table:style-name="ce15" office:value-type="percentage" office:value="0.872507458671736" calcext:value-type="percentage">
            <text:p>87,3%</text:p>
          </table:table-cell>
          <table:table-cell table:style-name="ce15" office:value-type="percentage" office:value="0.870230332400265" calcext:value-type="percentage">
            <text:p>87,0%</text:p>
          </table:table-cell>
          <table:table-cell table:style-name="ce15" office:value-type="percentage" office:value="0.876179485946076" calcext:value-type="percentage">
            <text:p>87,6%</text:p>
          </table:table-cell>
          <table:table-cell table:style-name="ce15" office:value-type="percentage" office:value="0.881418888488113" calcext:value-type="percentage">
            <text:p>88,1%</text:p>
          </table:table-cell>
          <table:table-cell table:style-name="ce15" office:value-type="percentage" office:value="0.882469855882863" calcext:value-type="percentage">
            <text:p>88,2%</text:p>
          </table:table-cell>
          <table:table-cell table:style-name="ce15" office:value-type="percentage" office:value="0.878737398505074" calcext:value-type="percentage">
            <text:p>87,9%</text:p>
          </table:table-cell>
          <table:table-cell table:style-name="ce15" office:value-type="percentage" office:value="0.875259366098715" calcext:value-type="percentage">
            <text:p>87,5%</text:p>
          </table:table-cell>
          <table:table-cell table:style-name="ce15" office:value-type="percentage" office:value="0.874601361908591" calcext:value-type="percentage">
            <text:p>87,5%</text:p>
          </table:table-cell>
          <table:table-cell table:style-name="ce15" office:value-type="percentage" office:value="0.878508018228812" calcext:value-type="percentage">
            <text:p>87,9%</text:p>
          </table:table-cell>
          <table:table-cell table:style-name="ce54" office:value-type="percentage" office:value="0.871549421725518" calcext:value-type="percentage">
            <text:p>87,2%</text:p>
          </table:table-cell>
          <table:table-cell table:style-name="ce15" office:value-type="percentage" office:value="0.0409995658380057" calcext:value-type="percentage">
            <text:p>4,1%</text:p>
          </table:table-cell>
          <table:table-cell table:style-name="ce15" office:value-type="percentage" office:value="0.0391690855363322" calcext:value-type="percentage">
            <text:p>3,9%</text:p>
          </table:table-cell>
          <table:table-cell table:style-name="ce15" office:value-type="percentage" office:value="0.0389071366081587" calcext:value-type="percentage">
            <text:p>3,9%</text:p>
          </table:table-cell>
          <table:table-cell table:style-name="ce15" office:value-type="percentage" office:value="0.0391460464001288" calcext:value-type="percentage">
            <text:p>3,9%</text:p>
          </table:table-cell>
          <table:table-cell table:style-name="ce15" office:value-type="percentage" office:value="0.0394557285076984" calcext:value-type="percentage">
            <text:p>3,9%</text:p>
          </table:table-cell>
          <table:table-cell table:style-name="ce15" office:value-type="percentage" office:value="0.0418934934191903" calcext:value-type="percentage">
            <text:p>4,2%</text:p>
          </table:table-cell>
          <table:table-cell table:style-name="ce15" office:value-type="percentage" office:value="0.0421285683916729" calcext:value-type="percentage">
            <text:p>4,2%</text:p>
          </table:table-cell>
          <table:table-cell table:style-name="ce15" office:value-type="percentage" office:value="0.0416327554276503" calcext:value-type="percentage">
            <text:p>4,2%</text:p>
          </table:table-cell>
          <table:table-cell table:style-name="ce15" office:value-type="percentage" office:value="0.0416781879183349" calcext:value-type="percentage">
            <text:p>4,2%</text:p>
          </table:table-cell>
          <table:table-cell table:style-name="ce15" office:value-type="percentage" office:value="0.0403462786260532" calcext:value-type="percentage">
            <text:p>4,0%</text:p>
          </table:table-cell>
          <table:table-cell table:style-name="ce15" office:value-type="percentage" office:value="0.0406716215905887" calcext:value-type="percentage">
            <text:p>4,1%</text:p>
          </table:table-cell>
          <table:table-cell table:style-name="ce15" office:value-type="percentage" office:value="0.0398397620745537" calcext:value-type="percentage">
            <text:p>4,0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66475.9107365872" calcext:value-type="float">
            <text:p><text:s/>66.476 </text:p>
          </table:table-cell>
          <table:table-cell table:style-name="ce19" office:value-type="float" office:value="75691.3105708913" calcext:value-type="float">
            <text:p><text:s/>75.691 </text:p>
          </table:table-cell>
          <table:table-cell table:style-name="ce19" office:value-type="float" office:value="84403.7852998784" calcext:value-type="float">
            <text:p><text:s/>84.404 </text:p>
          </table:table-cell>
          <table:table-cell table:style-name="ce19" office:value-type="float" office:value="93664.4255665045" calcext:value-type="float">
            <text:p><text:s/>93.664 </text:p>
          </table:table-cell>
          <table:table-cell table:style-name="ce19" office:value-type="float" office:value="103278.251511066" calcext:value-type="float">
            <text:p><text:s/>103.278 </text:p>
          </table:table-cell>
          <table:table-cell table:style-name="ce19" office:value-type="float" office:value="112377.405024115" calcext:value-type="float">
            <text:p><text:s/>112.377 </text:p>
          </table:table-cell>
          <table:table-cell table:style-name="ce19" office:value-type="float" office:value="114897.654856824" calcext:value-type="float">
            <text:p><text:s/>114.898 </text:p>
          </table:table-cell>
          <table:table-cell table:style-name="ce19" office:value-type="float" office:value="119066.836688803" calcext:value-type="float">
            <text:p><text:s/>119.067 </text:p>
          </table:table-cell>
          <table:table-cell table:style-name="ce19" office:value-type="float" office:value="125047.536359867" calcext:value-type="float">
            <text:p><text:s/>125.048 </text:p>
          </table:table-cell>
          <table:table-cell table:style-name="ce19" office:value-type="float" office:value="131731.747393453" calcext:value-type="float">
            <text:p><text:s/>131.732 </text:p>
          </table:table-cell>
          <table:table-cell table:style-name="ce19" office:value-type="float" office:value="125656.762060611" calcext:value-type="float">
            <text:p><text:s/>125.657 </text:p>
          </table:table-cell>
          <table:table-cell table:style-name="ce19" office:value-type="float" office:value="136542.868512142" calcext:value-type="float">
            <text:p><text:s/>136.543 </text:p>
          </table:table-cell>
          <table:table-cell table:style-name="ce20" office:value-type="percentage" office:value="0.430488962478819" calcext:value-type="percentage">
            <text:p>43,0%</text:p>
          </table:table-cell>
          <table:table-cell table:style-name="ce21" office:value-type="percentage" office:value="0.454321913525124" calcext:value-type="percentage">
            <text:p>45,4%</text:p>
          </table:table-cell>
          <table:table-cell table:style-name="ce21" office:value-type="percentage" office:value="0.462302764135" calcext:value-type="percentage">
            <text:p>46,2%</text:p>
          </table:table-cell>
          <table:table-cell table:style-name="ce21" office:value-type="percentage" office:value="0.457246980580782" calcext:value-type="percentage">
            <text:p>45,7%</text:p>
          </table:table-cell>
          <table:table-cell table:style-name="ce21" office:value-type="percentage" office:value="0.461207819919834" calcext:value-type="percentage">
            <text:p>46,1%</text:p>
          </table:table-cell>
          <table:table-cell table:style-name="ce21" office:value-type="percentage" office:value="0.45860150564575" calcext:value-type="percentage">
            <text:p>45,9%</text:p>
          </table:table-cell>
          <table:table-cell table:style-name="ce21" office:value-type="percentage" office:value="0.444067836943264" calcext:value-type="percentage">
            <text:p>44,4%</text:p>
          </table:table-cell>
          <table:table-cell table:style-name="ce21" office:value-type="percentage" office:value="0.44308210919317" calcext:value-type="percentage">
            <text:p>44,3%</text:p>
          </table:table-cell>
          <table:table-cell table:style-name="ce21" office:value-type="percentage" office:value="0.436863250529479" calcext:value-type="percentage">
            <text:p>43,7%</text:p>
          </table:table-cell>
          <table:table-cell table:style-name="ce21" office:value-type="percentage" office:value="0.449227667335144" calcext:value-type="percentage">
            <text:p>44,9%</text:p>
          </table:table-cell>
          <table:table-cell table:style-name="ce21" office:value-type="percentage" office:value="0.411556490219941" calcext:value-type="percentage">
            <text:p>41,2%</text:p>
          </table:table-cell>
          <table:table-cell table:style-name="ce55" office:value-type="percentage" office:value="0.387226193527559" calcext:value-type="percentage">
            <text:p>38,7%</text:p>
          </table:table-cell>
          <table:table-cell table:style-name="ce21" office:value-type="percentage" office:value="0.0410804112845755" calcext:value-type="percentage">
            <text:p>4,1%</text:p>
          </table:table-cell>
          <table:table-cell table:style-name="ce21" office:value-type="percentage" office:value="0.0409855367641812" calcext:value-type="percentage">
            <text:p>4,1%</text:p>
          </table:table-cell>
          <table:table-cell table:style-name="ce21" office:value-type="percentage" office:value="0.0409955175548526" calcext:value-type="percentage">
            <text:p>4,1%</text:p>
          </table:table-cell>
          <table:table-cell table:style-name="ce21" office:value-type="percentage" office:value="0.0406227598866401" calcext:value-type="percentage">
            <text:p>4,1%</text:p>
          </table:table-cell>
          <table:table-cell table:style-name="ce21" office:value-type="percentage" office:value="0.041058886990762" calcext:value-type="percentage">
            <text:p>4,1%</text:p>
          </table:table-cell>
          <table:table-cell table:style-name="ce21" office:value-type="percentage" office:value="0.042057097261291" calcext:value-type="percentage">
            <text:p>4,2%</text:p>
          </table:table-cell>
          <table:table-cell table:style-name="ce21" office:value-type="percentage" office:value="0.0409992074241211" calcext:value-type="percentage">
            <text:p>4,1%</text:p>
          </table:table-cell>
          <table:table-cell table:style-name="ce21" office:value-type="percentage" office:value="0.0407688163816459" calcext:value-type="percentage">
            <text:p>4,1%</text:p>
          </table:table-cell>
          <table:table-cell table:style-name="ce21" office:value-type="percentage" office:value="0.0409217361236803" calcext:value-type="percentage">
            <text:p>4,1%</text:p>
          </table:table-cell>
          <table:table-cell table:style-name="ce21" office:value-type="percentage" office:value="0.0409399776837512" calcext:value-type="percentage">
            <text:p>4,1%</text:p>
          </table:table-cell>
          <table:table-cell table:style-name="ce21" office:value-type="percentage" office:value="0.039361923847347" calcext:value-type="percentage">
            <text:p>3,9%</text:p>
          </table:table-cell>
          <table:table-cell table:style-name="ce21" office:value-type="percentage" office:value="0.0386298348554488" calcext:value-type="percentage">
            <text:p>3,9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52864.2687552245" calcext:value-type="float">
            <text:p><text:s/>52.864 </text:p>
          </table:table-cell>
          <table:table-cell table:style-name="ce13" office:value-type="float" office:value="60062.5822491781" calcext:value-type="float">
            <text:p><text:s/>60.063 </text:p>
          </table:table-cell>
          <table:table-cell table:style-name="ce13" office:value-type="float" office:value="67211.3676957488" calcext:value-type="float">
            <text:p><text:s/>67.211 </text:p>
          </table:table-cell>
          <table:table-cell table:style-name="ce13" office:value-type="float" office:value="74328.3328419276" calcext:value-type="float">
            <text:p><text:s/>74.328 </text:p>
          </table:table-cell>
          <table:table-cell table:style-name="ce13" office:value-type="float" office:value="82471.6407169926" calcext:value-type="float">
            <text:p><text:s/>82.472 </text:p>
          </table:table-cell>
          <table:table-cell table:style-name="ce13" office:value-type="float" office:value="89870.0777904124" calcext:value-type="float">
            <text:p><text:s/>89.870 </text:p>
          </table:table-cell>
          <table:table-cell table:style-name="ce13" office:value-type="float" office:value="91731.4788208452" calcext:value-type="float">
            <text:p><text:s/>91.731 </text:p>
          </table:table-cell>
          <table:table-cell table:style-name="ce13" office:value-type="float" office:value="94532.6079127787" calcext:value-type="float">
            <text:p><text:s/>94.533 </text:p>
          </table:table-cell>
          <table:table-cell table:style-name="ce13" office:value-type="float" office:value="99560.5511228324" calcext:value-type="float">
            <text:p><text:s/>99.561 </text:p>
          </table:table-cell>
          <table:table-cell table:style-name="ce13" office:value-type="float" office:value="104358.435918857" calcext:value-type="float">
            <text:p><text:s/>104.358 </text:p>
          </table:table-cell>
          <table:table-cell table:style-name="ce13" office:value-type="float" office:value="99477.7656359328" calcext:value-type="float">
            <text:p><text:s/>99.478 </text:p>
          </table:table-cell>
          <table:table-cell table:style-name="ce13" office:value-type="float" office:value="108237.446903876" calcext:value-type="float">
            <text:p><text:s/>108.237 </text:p>
          </table:table-cell>
          <table:table-cell table:style-name="ce14" office:value-type="percentage" office:value="0.342341819111215" calcext:value-type="percentage">
            <text:p>34,2%</text:p>
          </table:table-cell>
          <table:table-cell table:style-name="ce15" office:value-type="percentage" office:value="0.360513605761251" calcext:value-type="percentage">
            <text:p>36,1%</text:p>
          </table:table-cell>
          <table:table-cell table:style-name="ce15" office:value-type="percentage" office:value="0.368135160723453" calcext:value-type="percentage">
            <text:p>36,8%</text:p>
          </table:table-cell>
          <table:table-cell table:style-name="ce15" office:value-type="percentage" office:value="0.362852871386516" calcext:value-type="percentage">
            <text:p>36,3%</text:p>
          </table:table-cell>
          <table:table-cell table:style-name="ce15" office:value-type="percentage" office:value="0.368292114397583" calcext:value-type="percentage">
            <text:p>36,8%</text:p>
          </table:table-cell>
          <table:table-cell table:style-name="ce15" office:value-type="percentage" office:value="0.366751243084316" calcext:value-type="percentage">
            <text:p>36,7%</text:p>
          </table:table-cell>
          <table:table-cell table:style-name="ce15" office:value-type="percentage" office:value="0.354532905221957" calcext:value-type="percentage">
            <text:p>35,5%</text:p>
          </table:table-cell>
          <table:table-cell table:style-name="ce15" office:value-type="percentage" office:value="0.351783153616476" calcext:value-type="percentage">
            <text:p>35,2%</text:p>
          </table:table-cell>
          <table:table-cell table:style-name="ce15" office:value-type="percentage" office:value="0.34782249418219" calcext:value-type="percentage">
            <text:p>34,8%</text:p>
          </table:table-cell>
          <table:table-cell table:style-name="ce15" office:value-type="percentage" office:value="0.355880018766854" calcext:value-type="percentage">
            <text:p>35,6%</text:p>
          </table:table-cell>
          <table:table-cell table:style-name="ce15" office:value-type="percentage" office:value="0.32581390295811" calcext:value-type="percentage">
            <text:p>32,6%</text:p>
          </table:table-cell>
          <table:table-cell table:style-name="ce54" office:value-type="percentage" office:value="0.30695396265241" calcext:value-type="percentage">
            <text:p>30,7%</text:p>
          </table:table-cell>
          <table:table-cell table:style-name="ce15" office:value-type="percentage" office:value="0.0413879977884532" calcext:value-type="percentage">
            <text:p>4,1%</text:p>
          </table:table-cell>
          <table:table-cell table:style-name="ce15" office:value-type="percentage" office:value="0.0413183198552463" calcext:value-type="percentage">
            <text:p>4,1%</text:p>
          </table:table-cell>
          <table:table-cell table:style-name="ce15" office:value-type="percentage" office:value="0.0413104302231485" calcext:value-type="percentage">
            <text:p>4,1%</text:p>
          </table:table-cell>
          <table:table-cell table:style-name="ce15" office:value-type="percentage" office:value="0.0407902123476041" calcext:value-type="percentage">
            <text:p>4,1%</text:p>
          </table:table-cell>
          <table:table-cell table:style-name="ce15" office:value-type="percentage" office:value="0.0412273893573727" calcext:value-type="percentage">
            <text:p>4,1%</text:p>
          </table:table-cell>
          <table:table-cell table:style-name="ce15" office:value-type="percentage" office:value="0.0422550543294173" calcext:value-type="percentage">
            <text:p>4,2%</text:p>
          </table:table-cell>
          <table:table-cell table:style-name="ce15" office:value-type="percentage" office:value="0.0411482564064489" calcext:value-type="percentage">
            <text:p>4,1%</text:p>
          </table:table-cell>
          <table:table-cell table:style-name="ce15" office:value-type="percentage" office:value="0.0408815289662611" calcext:value-type="percentage">
            <text:p>4,1%</text:p>
          </table:table-cell>
          <table:table-cell table:style-name="ce15" office:value-type="percentage" office:value="0.0411016939793669" calcext:value-type="percentage">
            <text:p>4,1%</text:p>
          </table:table-cell>
          <table:table-cell table:style-name="ce15" office:value-type="percentage" office:value="0.0410909648996383" calcext:value-type="percentage">
            <text:p>4,1%</text:p>
          </table:table-cell>
          <table:table-cell table:style-name="ce15" office:value-type="percentage" office:value="0.039288822235387" calcext:value-type="percentage">
            <text:p>3,9%</text:p>
          </table:table-cell>
          <table:table-cell table:style-name="ce15" office:value-type="percentage" office:value="0.038725189535321" calcext:value-type="percentage">
            <text:p>3,9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13611.6419813628" calcext:value-type="float">
            <text:p><text:s/>13.612 </text:p>
          </table:table-cell>
          <table:table-cell table:style-name="ce13" office:value-type="float" office:value="15628.7283217133" calcext:value-type="float">
            <text:p><text:s/>15.629 </text:p>
          </table:table-cell>
          <table:table-cell table:style-name="ce13" office:value-type="float" office:value="17192.4176041296" calcext:value-type="float">
            <text:p><text:s/>17.192 </text:p>
          </table:table-cell>
          <table:table-cell table:style-name="ce13" office:value-type="float" office:value="19336.0927245769" calcext:value-type="float">
            <text:p><text:s/>19.336 </text:p>
          </table:table-cell>
          <table:table-cell table:style-name="ce13" office:value-type="float" office:value="20806.6107940736" calcext:value-type="float">
            <text:p><text:s/>20.807 </text:p>
          </table:table-cell>
          <table:table-cell table:style-name="ce13" office:value-type="float" office:value="22507.3272337023" calcext:value-type="float">
            <text:p><text:s/>22.507 </text:p>
          </table:table-cell>
          <table:table-cell table:style-name="ce13" office:value-type="float" office:value="23166.1760359789" calcext:value-type="float">
            <text:p><text:s/>23.166 </text:p>
          </table:table-cell>
          <table:table-cell table:style-name="ce13" office:value-type="float" office:value="24534.2287760242" calcext:value-type="float">
            <text:p><text:s/>24.534 </text:p>
          </table:table-cell>
          <table:table-cell table:style-name="ce13" office:value-type="float" office:value="25486.9852370343" calcext:value-type="float">
            <text:p><text:s/>25.487 </text:p>
          </table:table-cell>
          <table:table-cell table:style-name="ce13" office:value-type="float" office:value="27373.3114745953" calcext:value-type="float">
            <text:p><text:s/>27.373 </text:p>
          </table:table-cell>
          <table:table-cell table:style-name="ce13" office:value-type="float" office:value="26178.9964246785" calcext:value-type="float">
            <text:p><text:s/>26.179 </text:p>
          </table:table-cell>
          <table:table-cell table:style-name="ce13" office:value-type="float" office:value="28305.4216082666" calcext:value-type="float">
            <text:p><text:s/>28.305 </text:p>
          </table:table-cell>
          <table:table-cell table:style-name="ce14" office:value-type="percentage" office:value="0.088147143367604" calcext:value-type="percentage">
            <text:p>8,8%</text:p>
          </table:table-cell>
          <table:table-cell table:style-name="ce15" office:value-type="percentage" office:value="0.0938083077638732" calcext:value-type="percentage">
            <text:p>9,4%</text:p>
          </table:table-cell>
          <table:table-cell table:style-name="ce15" office:value-type="percentage" office:value="0.0941676034115478" calcext:value-type="percentage">
            <text:p>9,4%</text:p>
          </table:table-cell>
          <table:table-cell table:style-name="ce15" office:value-type="percentage" office:value="0.0943941091942659" calcext:value-type="percentage">
            <text:p>9,4%</text:p>
          </table:table-cell>
          <table:table-cell table:style-name="ce15" office:value-type="percentage" office:value="0.0929157055222507" calcext:value-type="percentage">
            <text:p>9,3%</text:p>
          </table:table-cell>
          <table:table-cell table:style-name="ce15" office:value-type="percentage" office:value="0.0918502625614334" calcext:value-type="percentage">
            <text:p>9,2%</text:p>
          </table:table-cell>
          <table:table-cell table:style-name="ce15" office:value-type="percentage" office:value="0.089534931721307" calcext:value-type="percentage">
            <text:p>9,0%</text:p>
          </table:table-cell>
          <table:table-cell table:style-name="ce15" office:value-type="percentage" office:value="0.0912989555766948" calcext:value-type="percentage">
            <text:p>9,1%</text:p>
          </table:table-cell>
          <table:table-cell table:style-name="ce15" office:value-type="percentage" office:value="0.0890407563472891" calcext:value-type="percentage">
            <text:p>8,9%</text:p>
          </table:table-cell>
          <table:table-cell table:style-name="ce15" office:value-type="percentage" office:value="0.0933476485682903" calcext:value-type="percentage">
            <text:p>9,3%</text:p>
          </table:table-cell>
          <table:table-cell table:style-name="ce15" office:value-type="percentage" office:value="0.0857425872618307" calcext:value-type="percentage">
            <text:p>8,6%</text:p>
          </table:table-cell>
          <table:table-cell table:style-name="ce54" office:value-type="percentage" office:value="0.080272230875149" calcext:value-type="percentage">
            <text:p>8,0%</text:p>
          </table:table-cell>
          <table:table-cell table:style-name="ce15" office:value-type="percentage" office:value="0.0399279622808782" calcext:value-type="percentage">
            <text:p>4,0%</text:p>
          </table:table-cell>
          <table:table-cell table:style-name="ce15" office:value-type="percentage" office:value="0.0397550106625186" calcext:value-type="percentage">
            <text:p>4,0%</text:p>
          </table:table-cell>
          <table:table-cell table:style-name="ce15" office:value-type="percentage" office:value="0.0398091504271638" calcext:value-type="percentage">
            <text:p>4,0%</text:p>
          </table:table-cell>
          <table:table-cell table:style-name="ce15" office:value-type="percentage" office:value="0.0399916706299173" calcext:value-type="percentage">
            <text:p>4,0%</text:p>
          </table:table-cell>
          <table:table-cell table:style-name="ce15" office:value-type="percentage" office:value="0.0404043242078484" calcext:value-type="percentage">
            <text:p>4,0%</text:p>
          </table:table-cell>
          <table:table-cell table:style-name="ce15" office:value-type="percentage" office:value="0.041284818797925" calcext:value-type="percentage">
            <text:p>4,1%</text:p>
          </table:table-cell>
          <table:table-cell table:style-name="ce15" office:value-type="percentage" office:value="0.0404194688175728" calcext:value-type="percentage">
            <text:p>4,0%</text:p>
          </table:table-cell>
          <table:table-cell table:style-name="ce15" office:value-type="percentage" office:value="0.040340274417895" calcext:value-type="percentage">
            <text:p>4,0%</text:p>
          </table:table-cell>
          <table:table-cell table:style-name="ce15" office:value-type="percentage" office:value="0.040233608646015" calcext:value-type="percentage">
            <text:p>4,0%</text:p>
          </table:table-cell>
          <table:table-cell table:style-name="ce15" office:value-type="percentage" office:value="0.0403743898844599" calcext:value-type="percentage">
            <text:p>4,0%</text:p>
          </table:table-cell>
          <table:table-cell table:style-name="ce15" office:value-type="percentage" office:value="0.0396422016721814" calcext:value-type="percentage">
            <text:p>4,0%</text:p>
          </table:table-cell>
          <table:table-cell table:style-name="ce15" office:value-type="percentage" office:value="0.0382694976275653" calcext:value-type="percentage">
            <text:p>3,8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20552.0901449962" calcext:value-type="float">
            <text:p><text:s/>20.552 </text:p>
          </table:table-cell>
          <table:table-cell table:style-name="ce19" office:value-type="float" office:value="22156.8710455462" calcext:value-type="float">
            <text:p><text:s/>22.157 </text:p>
          </table:table-cell>
          <table:table-cell table:style-name="ce19" office:value-type="float" office:value="24604.4241219782" calcext:value-type="float">
            <text:p><text:s/>24.604 </text:p>
          </table:table-cell>
          <table:table-cell table:style-name="ce19" office:value-type="float" office:value="28173.1441417846" calcext:value-type="float">
            <text:p><text:s/>28.173 </text:p>
          </table:table-cell>
          <table:table-cell table:style-name="ce19" office:value-type="float" office:value="29516.3265451754" calcext:value-type="float">
            <text:p><text:s/>29.516 </text:p>
          </table:table-cell>
          <table:table-cell table:style-name="ce19" office:value-type="float" office:value="30838.261544128" calcext:value-type="float">
            <text:p><text:s/>30.838 </text:p>
          </table:table-cell>
          <table:table-cell table:style-name="ce19" office:value-type="float" office:value="32369.9784835804" calcext:value-type="float">
            <text:p><text:s/>32.370 </text:p>
          </table:table-cell>
          <table:table-cell table:style-name="ce19" office:value-type="float" office:value="35029.7683519991" calcext:value-type="float">
            <text:p><text:s/>35.030 </text:p>
          </table:table-cell>
          <table:table-cell table:style-name="ce19" office:value-type="float" office:value="38669.8040827785" calcext:value-type="float">
            <text:p><text:s/>38.670 </text:p>
          </table:table-cell>
          <table:table-cell table:style-name="ce19" office:value-type="float" office:value="39968.1505314416" calcext:value-type="float">
            <text:p><text:s/>39.968 </text:p>
          </table:table-cell>
          <table:table-cell table:style-name="ce19" office:value-type="float" office:value="40082.4659246598" calcext:value-type="float">
            <text:p><text:s/>40.082 </text:p>
          </table:table-cell>
          <table:table-cell table:style-name="ce19" office:value-type="float" office:value="48779.3018237039" calcext:value-type="float">
            <text:p><text:s/>48.779 </text:p>
          </table:table-cell>
          <table:table-cell table:style-name="ce20" office:value-type="percentage" office:value="0.133092542324826" calcext:value-type="percentage">
            <text:p>13,3%</text:p>
          </table:table-cell>
          <table:table-cell table:style-name="ce21" office:value-type="percentage" office:value="0.13299217539263" calcext:value-type="percentage">
            <text:p>13,3%</text:p>
          </table:table-cell>
          <table:table-cell table:style-name="ce21" office:value-type="percentage" office:value="0.134765203256314" calcext:value-type="percentage">
            <text:p>13,5%</text:p>
          </table:table-cell>
          <table:table-cell table:style-name="ce21" office:value-type="percentage" office:value="0.137534448264474" calcext:value-type="percentage">
            <text:p>13,8%</text:p>
          </table:table-cell>
          <table:table-cell table:style-name="ce21" office:value-type="percentage" office:value="0.131810525631174" calcext:value-type="percentage">
            <text:p>13,2%</text:p>
          </table:table-cell>
          <table:table-cell table:style-name="ce21" office:value-type="percentage" office:value="0.125848013420489" calcext:value-type="percentage">
            <text:p>12,6%</text:p>
          </table:table-cell>
          <table:table-cell table:style-name="ce21" office:value-type="percentage" office:value="0.125106699044605" calcext:value-type="percentage">
            <text:p>12,5%</text:p>
          </table:table-cell>
          <table:table-cell table:style-name="ce21" office:value-type="percentage" office:value="0.130355891510903" calcext:value-type="percentage">
            <text:p>13,0%</text:p>
          </table:table-cell>
          <table:table-cell table:style-name="ce21" office:value-type="percentage" office:value="0.135095954712168" calcext:value-type="percentage">
            <text:p>13,5%</text:p>
          </table:table-cell>
          <table:table-cell table:style-name="ce21" office:value-type="percentage" office:value="0.13629819224452" calcext:value-type="percentage">
            <text:p>13,6%</text:p>
          </table:table-cell>
          <table:table-cell table:style-name="ce21" office:value-type="percentage" office:value="0.131279835042672" calcext:value-type="percentage">
            <text:p>13,1%</text:p>
          </table:table-cell>
          <table:table-cell table:style-name="ce55" office:value-type="percentage" office:value="0.138334748448946" calcext:value-type="percentage">
            <text:p>13,8%</text:p>
          </table:table-cell>
          <table:table-cell table:style-name="ce21" office:value-type="percentage" office:value="0.032836322618005" calcext:value-type="percentage">
            <text:p>3,3%</text:p>
          </table:table-cell>
          <table:table-cell table:style-name="ce21" office:value-type="percentage" office:value="0.031773411887381" calcext:value-type="percentage">
            <text:p>3,2%</text:p>
          </table:table-cell>
          <table:table-cell table:style-name="ce21" office:value-type="percentage" office:value="0.0321414703541434" calcext:value-type="percentage">
            <text:p>3,2%</text:p>
          </table:table-cell>
          <table:table-cell table:style-name="ce21" office:value-type="percentage" office:value="0.0340294425291385" calcext:value-type="percentage">
            <text:p>3,4%</text:p>
          </table:table-cell>
          <table:table-cell table:style-name="ce21" office:value-type="percentage" office:value="0.0342280671094334" calcext:value-type="percentage">
            <text:p>3,4%</text:p>
          </table:table-cell>
          <table:table-cell table:style-name="ce21" office:value-type="percentage" office:value="0.0343053296891634" calcext:value-type="percentage">
            <text:p>3,4%</text:p>
          </table:table-cell>
          <table:table-cell table:style-name="ce21" office:value-type="percentage" office:value="0.0355569477065155" calcext:value-type="percentage">
            <text:p>3,6%</text:p>
          </table:table-cell>
          <table:table-cell table:style-name="ce21" office:value-type="percentage" office:value="0.0356214767014874" calcext:value-type="percentage">
            <text:p>3,6%</text:p>
          </table:table-cell>
          <table:table-cell table:style-name="ce21" office:value-type="percentage" office:value="0.035899843925198" calcext:value-type="percentage">
            <text:p>3,6%</text:p>
          </table:table-cell>
          <table:table-cell table:style-name="ce21" office:value-type="percentage" office:value="0.0355741078749443" calcext:value-type="percentage">
            <text:p>3,6%</text:p>
          </table:table-cell>
          <table:table-cell table:style-name="ce21" office:value-type="percentage" office:value="0.036403823187682" calcext:value-type="percentage">
            <text:p>3,6%</text:p>
          </table:table-cell>
          <table:table-cell table:style-name="ce21" office:value-type="percentage" office:value="0.0348646469162099" calcext:value-type="percentage">
            <text:p>3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19004.5413441686" calcext:value-type="float">
            <text:p><text:s/>19.005 </text:p>
          </table:table-cell>
          <table:table-cell table:style-name="ce13" office:value-type="float" office:value="20875.7617524663" calcext:value-type="float">
            <text:p><text:s/>20.876 </text:p>
          </table:table-cell>
          <table:table-cell table:style-name="ce13" office:value-type="float" office:value="23276.6358335342" calcext:value-type="float">
            <text:p><text:s/>23.277 </text:p>
          </table:table-cell>
          <table:table-cell table:style-name="ce13" office:value-type="float" office:value="26582.5732873002" calcext:value-type="float">
            <text:p><text:s/>26.583 </text:p>
          </table:table-cell>
          <table:table-cell table:style-name="ce13" office:value-type="float" office:value="27727.1235229998" calcext:value-type="float">
            <text:p><text:s/>27.727 </text:p>
          </table:table-cell>
          <table:table-cell table:style-name="ce13" office:value-type="float" office:value="29057.5530880937" calcext:value-type="float">
            <text:p><text:s/>29.058 </text:p>
          </table:table-cell>
          <table:table-cell table:style-name="ce13" office:value-type="float" office:value="30409.6284635199" calcext:value-type="float">
            <text:p><text:s/>30.410 </text:p>
          </table:table-cell>
          <table:table-cell table:style-name="ce13" office:value-type="float" office:value="32586.1822652854" calcext:value-type="float">
            <text:p><text:s/>32.586 </text:p>
          </table:table-cell>
          <table:table-cell table:style-name="ce13" office:value-type="float" office:value="35705.701805813" calcext:value-type="float">
            <text:p><text:s/>35.706 </text:p>
          </table:table-cell>
          <table:table-cell table:style-name="ce13" office:value-type="float" office:value="36771.9597827366" calcext:value-type="float">
            <text:p><text:s/>36.772 </text:p>
          </table:table-cell>
          <table:table-cell table:style-name="ce13" office:value-type="float" office:value="37094.030609348" calcext:value-type="float">
            <text:p><text:s/>37.094 </text:p>
          </table:table-cell>
          <table:table-cell table:style-name="ce13" office:value-type="float" office:value="45293.9669702199" calcext:value-type="float">
            <text:p><text:s/>45.294 </text:p>
          </table:table-cell>
          <table:table-cell table:style-name="ce14" office:value-type="percentage" office:value="0.123070826634559" calcext:value-type="percentage">
            <text:p>12,3%</text:p>
          </table:table-cell>
          <table:table-cell table:style-name="ce15" office:value-type="percentage" office:value="0.125302573758347" calcext:value-type="percentage">
            <text:p>12,5%</text:p>
          </table:table-cell>
          <table:table-cell table:style-name="ce15" office:value-type="percentage" office:value="0.127492541328264" calcext:value-type="percentage">
            <text:p>12,7%</text:p>
          </table:table-cell>
          <table:table-cell table:style-name="ce15" office:value-type="percentage" office:value="0.129769667599735" calcext:value-type="percentage">
            <text:p>13,0%</text:p>
          </table:table-cell>
          <table:table-cell table:style-name="ce15" office:value-type="percentage" office:value="0.123820514053924" calcext:value-type="percentage">
            <text:p>12,4%</text:p>
          </table:table-cell>
          <table:table-cell table:style-name="ce15" office:value-type="percentage" office:value="0.118581111511887" calcext:value-type="percentage">
            <text:p>11,9%</text:p>
          </table:table-cell>
          <table:table-cell table:style-name="ce15" office:value-type="percentage" office:value="0.117530144117137" calcext:value-type="percentage">
            <text:p>11,8%</text:p>
          </table:table-cell>
          <table:table-cell table:style-name="ce15" office:value-type="percentage" office:value="0.121262601494926" calcext:value-type="percentage">
            <text:p>12,1%</text:p>
          </table:table-cell>
          <table:table-cell table:style-name="ce15" office:value-type="percentage" office:value="0.124740633901285" calcext:value-type="percentage">
            <text:p>12,5%</text:p>
          </table:table-cell>
          <table:table-cell table:style-name="ce15" office:value-type="percentage" office:value="0.125398638091409" calcext:value-type="percentage">
            <text:p>12,5%</text:p>
          </table:table-cell>
          <table:table-cell table:style-name="ce15" office:value-type="percentage" office:value="0.121491981771188" calcext:value-type="percentage">
            <text:p>12,1%</text:p>
          </table:table-cell>
          <table:table-cell table:style-name="ce54" office:value-type="percentage" office:value="0.128450578274482" calcext:value-type="percentage">
            <text:p>12,8%</text:p>
          </table:table-cell>
          <table:table-cell table:style-name="ce15" office:value-type="percentage" office:value="0.0325974496775658" calcext:value-type="percentage">
            <text:p>3,3%</text:p>
          </table:table-cell>
          <table:table-cell table:style-name="ce15" office:value-type="percentage" office:value="0.0318266403308726" calcext:value-type="percentage">
            <text:p>3,2%</text:p>
          </table:table-cell>
          <table:table-cell table:style-name="ce15" office:value-type="percentage" office:value="0.0323061811621833" calcext:value-type="percentage">
            <text:p>3,2%</text:p>
          </table:table-cell>
          <table:table-cell table:style-name="ce15" office:value-type="percentage" office:value="0.0341740273865448" calcext:value-type="percentage">
            <text:p>3,4%</text:p>
          </table:table-cell>
          <table:table-cell table:style-name="ce15" office:value-type="percentage" office:value="0.0343915624528119" calcext:value-type="percentage">
            <text:p>3,4%</text:p>
          </table:table-cell>
          <table:table-cell table:style-name="ce15" office:value-type="percentage" office:value="0.0345846670714506" calcext:value-type="percentage">
            <text:p>3,5%</text:p>
          </table:table-cell>
          <table:table-cell table:style-name="ce15" office:value-type="percentage" office:value="0.0357968377663254" calcext:value-type="percentage">
            <text:p>3,6%</text:p>
          </table:table-cell>
          <table:table-cell table:style-name="ce15" office:value-type="percentage" office:value="0.0356697227914365" calcext:value-type="percentage">
            <text:p>3,6%</text:p>
          </table:table-cell>
          <table:table-cell table:style-name="ce15" office:value-type="percentage" office:value="0.0359577295321035" calcext:value-type="percentage">
            <text:p>3,6%</text:p>
          </table:table-cell>
          <table:table-cell table:style-name="ce15" office:value-type="percentage" office:value="0.0356163171404795" calcext:value-type="percentage">
            <text:p>3,6%</text:p>
          </table:table-cell>
          <table:table-cell table:style-name="ce15" office:value-type="percentage" office:value="0.0365580890242136" calcext:value-type="percentage">
            <text:p>3,7%</text:p>
          </table:table-cell>
          <table:table-cell table:style-name="ce15" office:value-type="percentage" office:value="0.0348913540112452" calcext:value-type="percentage">
            <text:p>3,5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1547.54880082763" calcext:value-type="float">
            <text:p><text:s/>1.548 </text:p>
          </table:table-cell>
          <table:table-cell table:style-name="ce13" office:value-type="float" office:value="1281.10929307994" calcext:value-type="float">
            <text:p><text:s/>1.281 </text:p>
          </table:table-cell>
          <table:table-cell table:style-name="ce13" office:value-type="float" office:value="1327.78828844396" calcext:value-type="float">
            <text:p><text:s/>1.328 </text:p>
          </table:table-cell>
          <table:table-cell table:style-name="ce13" office:value-type="float" office:value="1590.57085448434" calcext:value-type="float">
            <text:p><text:s/>1.591 </text:p>
          </table:table-cell>
          <table:table-cell table:style-name="ce13" office:value-type="float" office:value="1789.20302217558" calcext:value-type="float">
            <text:p><text:s/>1.789 </text:p>
          </table:table-cell>
          <table:table-cell table:style-name="ce13" office:value-type="float" office:value="1780.7084560343" calcext:value-type="float">
            <text:p><text:s/>1.781 </text:p>
          </table:table-cell>
          <table:table-cell table:style-name="ce13" office:value-type="float" office:value="1960.35002006054" calcext:value-type="float">
            <text:p><text:s/>1.960 </text:p>
          </table:table-cell>
          <table:table-cell table:style-name="ce13" office:value-type="float" office:value="2443.58608671375" calcext:value-type="float">
            <text:p><text:s/>2.444 </text:p>
          </table:table-cell>
          <table:table-cell table:style-name="ce13" office:value-type="float" office:value="2964.10227696545" calcext:value-type="float">
            <text:p><text:s/>2.964 </text:p>
          </table:table-cell>
          <table:table-cell table:style-name="ce13" office:value-type="float" office:value="3196.19074870495" calcext:value-type="float">
            <text:p><text:s/>3.196 </text:p>
          </table:table-cell>
          <table:table-cell table:style-name="ce13" office:value-type="float" office:value="2988.43531531179" calcext:value-type="float">
            <text:p><text:s/>2.988 </text:p>
          </table:table-cell>
          <table:table-cell table:style-name="ce13" office:value-type="float" office:value="3485.33485348398" calcext:value-type="float">
            <text:p><text:s/>3.485 </text:p>
          </table:table-cell>
          <table:table-cell table:style-name="ce14" office:value-type="percentage" office:value="0.0100217156902667" calcext:value-type="percentage">
            <text:p>1,0%</text:p>
          </table:table-cell>
          <table:table-cell table:style-name="ce15" office:value-type="percentage" office:value="0.00768960163428233" calcext:value-type="percentage">
            <text:p>0,8%</text:p>
          </table:table-cell>
          <table:table-cell table:style-name="ce15" office:value-type="percentage" office:value="0.00727266192804992" calcext:value-type="percentage">
            <text:p>0,7%</text:p>
          </table:table-cell>
          <table:table-cell table:style-name="ce15" office:value-type="percentage" office:value="0.00776478066473983" calcext:value-type="percentage">
            <text:p>0,8%</text:p>
          </table:table-cell>
          <table:table-cell table:style-name="ce15" office:value-type="percentage" office:value="0.00799001157725023" calcext:value-type="percentage">
            <text:p>0,8%</text:p>
          </table:table-cell>
          <table:table-cell table:style-name="ce15" office:value-type="percentage" office:value="0.00726690190860171" calcext:value-type="percentage">
            <text:p>0,7%</text:p>
          </table:table-cell>
          <table:table-cell table:style-name="ce15" office:value-type="percentage" office:value="0.00757655492746781" calcext:value-type="percentage">
            <text:p>0,8%</text:p>
          </table:table-cell>
          <table:table-cell table:style-name="ce15" office:value-type="percentage" office:value="0.00909329001597665" calcext:value-type="percentage">
            <text:p>0,9%</text:p>
          </table:table-cell>
          <table:table-cell table:style-name="ce15" office:value-type="percentage" office:value="0.0103553208108828" calcext:value-type="percentage">
            <text:p>1,0%</text:p>
          </table:table-cell>
          <table:table-cell table:style-name="ce15" office:value-type="percentage" office:value="0.0108995541531111" calcext:value-type="percentage">
            <text:p>1,1%</text:p>
          </table:table-cell>
          <table:table-cell table:style-name="ce15" office:value-type="percentage" office:value="0.009787853271484" calcext:value-type="percentage">
            <text:p>1,0%</text:p>
          </table:table-cell>
          <table:table-cell table:style-name="ce54" office:value-type="percentage" office:value="0.00988417017446441" calcext:value-type="percentage">
            <text:p>1,0%</text:p>
          </table:table-cell>
          <table:table-cell table:style-name="ce15" office:value-type="percentage" office:value="0.0360834919051397" calcext:value-type="percentage">
            <text:p>3,6%</text:p>
          </table:table-cell>
          <table:table-cell table:style-name="ce15" office:value-type="percentage" office:value="0.0309304737700074" calcext:value-type="percentage">
            <text:p>3,1%</text:p>
          </table:table-cell>
          <table:table-cell table:style-name="ce15" office:value-type="percentage" office:value="0.029504439447236" calcext:value-type="percentage">
            <text:p>3,0%</text:p>
          </table:table-cell>
          <table:table-cell table:style-name="ce15" office:value-type="percentage" office:value="0.0317821774863993" calcext:value-type="percentage">
            <text:p>3,2%</text:p>
          </table:table-cell>
          <table:table-cell table:style-name="ce15" office:value-type="percentage" office:value="0.0318794637263129" calcext:value-type="percentage">
            <text:p>3,2%</text:p>
          </table:table-cell>
          <table:table-cell table:style-name="ce15" office:value-type="percentage" office:value="0.0303104470890449" calcext:value-type="percentage">
            <text:p>3,0%</text:p>
          </table:table-cell>
          <table:table-cell table:style-name="ce15" office:value-type="percentage" office:value="0.0322086951245488" calcext:value-type="percentage">
            <text:p>3,2%</text:p>
          </table:table-cell>
          <table:table-cell table:style-name="ce15" office:value-type="percentage" office:value="0.0349903500589059" calcext:value-type="percentage">
            <text:p>3,5%</text:p>
          </table:table-cell>
          <table:table-cell table:style-name="ce15" office:value-type="percentage" office:value="0.0352169172830854" calcext:value-type="percentage">
            <text:p>3,5%</text:p>
          </table:table-cell>
          <table:table-cell table:style-name="ce15" office:value-type="percentage" office:value="0.0350955929846488" calcext:value-type="percentage">
            <text:p>3,5%</text:p>
          </table:table-cell>
          <table:table-cell table:style-name="ce15" office:value-type="percentage" office:value="0.0345919750357304" calcext:value-type="percentage">
            <text:p>3,5%</text:p>
          </table:table-cell>
          <table:table-cell table:style-name="ce15" office:value-type="percentage" office:value="0.0345212540706799" calcext:value-type="percentage">
            <text:p>3,5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67391.5464949836" calcext:value-type="float">
            <text:p><text:s/>67.392 </text:p>
          </table:table-cell>
          <table:table-cell table:style-name="ce19" office:value-type="float" office:value="68754.6352796168" calcext:value-type="float">
            <text:p><text:s/>68.755 </text:p>
          </table:table-cell>
          <table:table-cell table:style-name="ce19" office:value-type="float" office:value="73564.3206338604" calcext:value-type="float">
            <text:p><text:s/>73.564 </text:p>
          </table:table-cell>
          <table:table-cell table:style-name="ce19" office:value-type="float" office:value="83006.7038340636" calcext:value-type="float">
            <text:p><text:s/>83.007 </text:p>
          </table:table-cell>
          <table:table-cell table:style-name="ce19" office:value-type="float" office:value="91135.38811176" calcext:value-type="float">
            <text:p><text:s/>91.135 </text:p>
          </table:table-cell>
          <table:table-cell table:style-name="ce19" office:value-type="float" office:value="101828.023085322" calcext:value-type="float">
            <text:p><text:s/>101.828 </text:p>
          </table:table-cell>
          <table:table-cell table:style-name="ce19" office:value-type="float" office:value="111471.336920808" calcext:value-type="float">
            <text:p><text:s/>111.471 </text:p>
          </table:table-cell>
          <table:table-cell table:style-name="ce19" office:value-type="float" office:value="114627.485186216" calcext:value-type="float">
            <text:p><text:s/>114.627 </text:p>
          </table:table-cell>
          <table:table-cell table:style-name="ce19" office:value-type="float" office:value="122522.200668467" calcext:value-type="float">
            <text:p><text:s/>122.522 </text:p>
          </table:table-cell>
          <table:table-cell table:style-name="ce19" office:value-type="float" office:value="121540.605659616" calcext:value-type="float">
            <text:p><text:s/>121.541 </text:p>
          </table:table-cell>
          <table:table-cell table:style-name="ce19" office:value-type="float" office:value="139581.584701849" calcext:value-type="float">
            <text:p><text:s/>139.582 </text:p>
          </table:table-cell>
          <table:table-cell table:style-name="ce19" office:value-type="float" office:value="167295.681437719" calcext:value-type="float">
            <text:p><text:s/>167.296 </text:p>
          </table:table-cell>
          <table:table-cell table:style-name="ce20" office:value-type="percentage" office:value="0.436418495196355" calcext:value-type="percentage">
            <text:p>43,6%</text:p>
          </table:table-cell>
          <table:table-cell table:style-name="ce21" office:value-type="percentage" office:value="0.412685911082246" calcext:value-type="percentage">
            <text:p>41,3%</text:p>
          </table:table-cell>
          <table:table-cell table:style-name="ce21" office:value-type="percentage" office:value="0.402932032608686" calcext:value-type="percentage">
            <text:p>40,3%</text:p>
          </table:table-cell>
          <table:table-cell table:style-name="ce21" office:value-type="percentage" office:value="0.405218571154744" calcext:value-type="percentage">
            <text:p>40,5%</text:p>
          </table:table-cell>
          <table:table-cell table:style-name="ce21" office:value-type="percentage" office:value="0.406981654448992" calcext:value-type="percentage">
            <text:p>40,7%</text:p>
          </table:table-cell>
          <table:table-cell table:style-name="ce21" office:value-type="percentage" office:value="0.415550480933761" calcext:value-type="percentage">
            <text:p>41,6%</text:p>
          </table:table-cell>
          <table:table-cell table:style-name="ce21" office:value-type="percentage" office:value="0.430825464012131" calcext:value-type="percentage">
            <text:p>43,1%</text:p>
          </table:table-cell>
          <table:table-cell table:style-name="ce21" office:value-type="percentage" office:value="0.426561999295927" calcext:value-type="percentage">
            <text:p>42,7%</text:p>
          </table:table-cell>
          <table:table-cell table:style-name="ce21" office:value-type="percentage" office:value="0.428040794758353" calcext:value-type="percentage">
            <text:p>42,8%</text:p>
          </table:table-cell>
          <table:table-cell table:style-name="ce21" office:value-type="percentage" office:value="0.414474140420335" calcext:value-type="percentage">
            <text:p>41,4%</text:p>
          </table:table-cell>
          <table:table-cell table:style-name="ce21" office:value-type="percentage" office:value="0.457163674737387" calcext:value-type="percentage">
            <text:p>45,7%</text:p>
          </table:table-cell>
          <table:table-cell table:style-name="ce55" office:value-type="percentage" office:value="0.474439058023495" calcext:value-type="percentage">
            <text:p>47,4%</text:p>
          </table:table-cell>
          <table:table-cell table:style-name="ce21" office:value-type="percentage" office:value="0.0410483045014952" calcext:value-type="percentage">
            <text:p>4,1%</text:p>
          </table:table-cell>
          <table:table-cell table:style-name="ce21" office:value-type="percentage" office:value="0.0375244767419144" calcext:value-type="percentage">
            <text:p>3,8%</text:p>
          </table:table-cell>
          <table:table-cell table:style-name="ce21" office:value-type="percentage" office:value="0.0369595290970673" calcext:value-type="percentage">
            <text:p>3,7%</text:p>
          </table:table-cell>
          <table:table-cell table:style-name="ce21" office:value-type="percentage" office:value="0.0377646342445075" calcext:value-type="percentage">
            <text:p>3,8%</text:p>
          </table:table-cell>
          <table:table-cell table:style-name="ce21" office:value-type="percentage" office:value="0.0379534532817654" calcext:value-type="percentage">
            <text:p>3,8%</text:p>
          </table:table-cell>
          <table:table-cell table:style-name="ce21" office:value-type="percentage" office:value="0.0419938466191974" calcext:value-type="percentage">
            <text:p>4,2%</text:p>
          </table:table-cell>
          <table:table-cell table:style-name="ce21" office:value-type="percentage" office:value="0.0436027293803098" calcext:value-type="percentage">
            <text:p>4,4%</text:p>
          </table:table-cell>
          <table:table-cell table:style-name="ce56" office:value-type="percentage" office:value="0.0427466789529106" calcext:value-type="percentage">
            <text:p>4,3%</text:p>
          </table:table-cell>
          <table:table-cell table:style-name="ce56" office:value-type="percentage" office:value="0.0426726713366374" calcext:value-type="percentage">
            <text:p>4,3%</text:p>
          </table:table-cell>
          <table:table-cell table:style-name="ce56" office:value-type="percentage" office:value="0.039876403339449" calcext:value-type="percentage">
            <text:p>4,0%</text:p>
          </table:table-cell>
          <table:table-cell table:style-name="ce56" office:value-type="percentage" office:value="0.0420907841594285" calcext:value-type="percentage">
            <text:p>4,2%</text:p>
          </table:table-cell>
          <table:table-cell table:style-name="ce56" office:value-type="percentage" office:value="0.0410200403732255" calcext:value-type="percentage">
            <text:p>4,1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154419.547376567" calcext:value-type="float">
            <text:p><text:s/>154.420 </text:p>
          </table:table-cell>
          <table:table-cell table:style-name="ce27" office:value-type="float" office:value="166602.816896054" calcext:value-type="float">
            <text:p><text:s/>166.603 </text:p>
          </table:table-cell>
          <table:table-cell table:style-name="ce27" office:value-type="float" office:value="182572.530055717" calcext:value-type="float">
            <text:p><text:s/>182.573 </text:p>
          </table:table-cell>
          <table:table-cell table:style-name="ce27" office:value-type="float" office:value="204844.273542353" calcext:value-type="float">
            <text:p><text:s/>204.844 </text:p>
          </table:table-cell>
          <table:table-cell table:style-name="ce27" office:value-type="float" office:value="223929.966168002" calcext:value-type="float">
            <text:p><text:s/>223.930 </text:p>
          </table:table-cell>
          <table:table-cell table:style-name="ce27" office:value-type="float" office:value="245043.689653565" calcext:value-type="float">
            <text:p><text:s/>245.044 </text:p>
          </table:table-cell>
          <table:table-cell table:style-name="ce27" office:value-type="float" office:value="258738.970261213" calcext:value-type="float">
            <text:p><text:s/>258.739 </text:p>
          </table:table-cell>
          <table:table-cell table:style-name="ce27" office:value-type="float" office:value="268724.090227018" calcext:value-type="float">
            <text:p><text:s/>268.724 </text:p>
          </table:table-cell>
          <table:table-cell table:style-name="ce27" office:value-type="float" office:value="286239.541111112" calcext:value-type="float">
            <text:p><text:s/>286.240 </text:p>
          </table:table-cell>
          <table:table-cell table:style-name="ce27" office:value-type="float" office:value="293240.50358451" calcext:value-type="float">
            <text:p><text:s/>293.241 </text:p>
          </table:table-cell>
          <table:table-cell table:style-name="ce27" office:value-type="float" office:value="305320.81268712" calcext:value-type="float">
            <text:p><text:s/>305.321 </text:p>
          </table:table-cell>
          <table:table-cell table:style-name="ce27" office:value-type="float" office:value="352617.851773565" calcext:value-type="float">
            <text:p><text:s/>352.618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397389674314422" calcext:value-type="percentage">
            <text:p>4,0%</text:p>
          </table:table-cell>
          <table:table-cell table:style-name="ce29" office:value-type="percentage" office:value="0.0380686185291993" calcext:value-type="percentage">
            <text:p>3,8%</text:p>
          </table:table-cell>
          <table:table-cell table:style-name="ce29" office:value-type="percentage" office:value="0.037919341785617" calcext:value-type="percentage">
            <text:p>3,8%</text:p>
          </table:table-cell>
          <table:table-cell table:style-name="ce29" office:value-type="percentage" office:value="0.0384206514396523" calcext:value-type="percentage">
            <text:p>3,8%</text:p>
          </table:table-cell>
          <table:table-cell table:style-name="ce29" office:value-type="percentage" office:value="0.0387492292622611" calcext:value-type="percentage">
            <text:p>3,9%</text:p>
          </table:table-cell>
          <table:table-cell table:style-name="ce29" office:value-type="percentage" office:value="0.0408693120108444" calcext:value-type="percentage">
            <text:p>4,1%</text:p>
          </table:table-cell>
          <table:table-cell table:style-name="ce29" office:value-type="percentage" office:value="0.0412706067159372" calcext:value-type="percentage">
            <text:p>4,1%</text:p>
          </table:table-cell>
          <table:table-cell table:style-name="ce58" office:value-type="percentage" office:value="0.0408055496383811" calcext:value-type="percentage">
            <text:p>4,1%</text:p>
          </table:table-cell>
          <table:table-cell table:style-name="ce58" office:value-type="percentage" office:value="0.0408671871555858" calcext:value-type="percentage">
            <text:p>4,1%</text:p>
          </table:table-cell>
          <table:table-cell table:style-name="ce58" office:value-type="percentage" office:value="0.0396853843279421" calcext:value-type="percentage">
            <text:p>4,0%</text:p>
          </table:table-cell>
          <table:table-cell table:style-name="ce58" office:value-type="percentage" office:value="0.0401231251388315" calcext:value-type="percentage">
            <text:p>4,0%</text:p>
          </table:table-cell>
          <table:table-cell table:style-name="ce58" office:value-type="percentage" office:value="0.0391269746718999" calcext:value-type="percentage">
            <text:p>3,9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154419.547376567" calcext:value-type="float">
            <text:p><text:s/>154.420 </text:p>
          </table:table-cell>
          <table:table-cell table:style-name="ce32" office:value-type="float" office:value="166602.816896055" calcext:value-type="float">
            <text:p><text:s/>166.603 </text:p>
          </table:table-cell>
          <table:table-cell table:style-name="ce32" office:value-type="float" office:value="182572.530055718" calcext:value-type="float">
            <text:p><text:s/>182.573 </text:p>
          </table:table-cell>
          <table:table-cell table:style-name="ce32" office:value-type="float" office:value="204844.273542353" calcext:value-type="float">
            <text:p><text:s/>204.844 </text:p>
          </table:table-cell>
          <table:table-cell table:style-name="ce32" office:value-type="float" office:value="223929.966168002" calcext:value-type="float">
            <text:p><text:s/>223.930 </text:p>
          </table:table-cell>
          <table:table-cell table:style-name="ce32" office:value-type="float" office:value="245043.689653565" calcext:value-type="float">
            <text:p><text:s/>245.044 </text:p>
          </table:table-cell>
          <table:table-cell table:style-name="ce32" office:value-type="float" office:value="258738.970261213" calcext:value-type="float">
            <text:p><text:s/>258.739 </text:p>
          </table:table-cell>
          <table:table-cell table:style-name="ce32" office:value-type="float" office:value="268724.090227017" calcext:value-type="float">
            <text:p><text:s/>268.724 </text:p>
          </table:table-cell>
          <table:table-cell table:style-name="ce32" office:value-type="float" office:value="286239.541111111" calcext:value-type="float">
            <text:p><text:s/>286.240 </text:p>
          </table:table-cell>
          <table:table-cell table:style-name="ce32" office:value-type="float" office:value="293240.50358451" calcext:value-type="float">
            <text:p><text:s/>293.241 </text:p>
          </table:table-cell>
          <table:table-cell table:style-name="ce32" office:value-type="float" office:value="305320.81268712" calcext:value-type="float">
            <text:p><text:s/>305.321 </text:p>
          </table:table-cell>
          <table:table-cell table:style-name="ce32" office:value-type="float" office:value="352617.851773565" calcext:value-type="float">
            <text:p><text:s/>352.618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0" table:style-name="ta2">
        <table:table-column table:style-name="co22" table:default-cell-style-name="ce67"/>
        <table:table-column table:style-name="co6" table:number-columns-repeated="3" table:default-cell-style-name="ce67"/>
        <table:table-column table:style-name="co6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Região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Região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egião Sudeste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Região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1826244.30632822" calcext:value-type="float">
            <text:p><text:s/>1.826.244 </text:p>
          </table:table-cell>
          <table:table-cell table:style-name="ce13" office:value-type="float" office:value="2056871.42744784" calcext:value-type="float">
            <text:p><text:s/>2.056.871 </text:p>
          </table:table-cell>
          <table:table-cell table:style-name="ce13" office:value-type="float" office:value="2259374.55257705" calcext:value-type="float">
            <text:p><text:s/>2.259.375 </text:p>
          </table:table-cell>
          <table:table-cell table:style-name="ce13" office:value-type="float" office:value="2480879.06312777" calcext:value-type="float">
            <text:p><text:s/>2.480.879 </text:p>
          </table:table-cell>
          <table:table-cell table:style-name="ce13" office:value-type="float" office:value="2696169.32572593" calcext:value-type="float">
            <text:p><text:s/>2.696.169 </text:p>
          </table:table-cell>
          <table:table-cell table:style-name="ce13" office:value-type="float" office:value="2740336.13101828" calcext:value-type="float">
            <text:p><text:s/>2.740.336 </text:p>
          </table:table-cell>
          <table:table-cell table:style-name="ce13" office:value-type="float" office:value="2838141.04892327" calcext:value-type="float">
            <text:p><text:s/>2.838.141 </text:p>
          </table:table-cell>
          <table:table-cell table:style-name="ce13" office:value-type="float" office:value="2950815.53718406" calcext:value-type="float">
            <text:p><text:s/>2.950.816 </text:p>
          </table:table-cell>
          <table:table-cell table:style-name="ce13" office:value-type="float" office:value="3138275.99355331" calcext:value-type="float">
            <text:p><text:s/>3.138.276 </text:p>
          </table:table-cell>
          <table:table-cell table:style-name="ce13" office:value-type="float" office:value="3322642.52477029" calcext:value-type="float">
            <text:p><text:s/>3.322.643 </text:p>
          </table:table-cell>
          <table:table-cell table:style-name="ce13" office:value-type="float" office:value="3384923.64571198" calcext:value-type="float">
            <text:p><text:s/>3.384.924 </text:p>
          </table:table-cell>
          <table:table-cell table:style-name="ce13" office:value-type="float" office:value="3975921.26338419" calcext:value-type="float">
            <text:p><text:s/>3.975.921 </text:p>
          </table:table-cell>
          <table:table-cell table:style-name="ce14" office:value-type="percentage" office:value="0.837347330943116" calcext:value-type="percentage">
            <text:p>83,7%</text:p>
          </table:table-cell>
          <table:table-cell table:style-name="ce15" office:value-type="percentage" office:value="0.837644734641388" calcext:value-type="percentage">
            <text:p>83,8%</text:p>
          </table:table-cell>
          <table:table-cell table:style-name="ce15" office:value-type="percentage" office:value="0.838964378529214" calcext:value-type="percentage">
            <text:p>83,9%</text:p>
          </table:table-cell>
          <table:table-cell table:style-name="ce15" office:value-type="percentage" office:value="0.841334237673589" calcext:value-type="percentage">
            <text:p>84,1%</text:p>
          </table:table-cell>
          <table:table-cell table:style-name="ce15" office:value-type="percentage" office:value="0.84926993215424" calcext:value-type="percentage">
            <text:p>84,9%</text:p>
          </table:table-cell>
          <table:table-cell table:style-name="ce15" office:value-type="percentage" office:value="0.846112308867137" calcext:value-type="percentage">
            <text:p>84,6%</text:p>
          </table:table-cell>
          <table:table-cell table:style-name="ce15" office:value-type="percentage" office:value="0.851467821354884" calcext:value-type="percentage">
            <text:p>85,1%</text:p>
          </table:table-cell>
          <table:table-cell table:style-name="ce15" office:value-type="percentage" office:value="0.847413710374129" calcext:value-type="percentage">
            <text:p>84,7%</text:p>
          </table:table-cell>
          <table:table-cell table:style-name="ce15" office:value-type="percentage" office:value="0.843324044238045" calcext:value-type="percentage">
            <text:p>84,3%</text:p>
          </table:table-cell>
          <table:table-cell table:style-name="ce15" office:value-type="percentage" office:value="0.84815722477305" calcext:value-type="percentage">
            <text:p>84,8%</text:p>
          </table:table-cell>
          <table:table-cell table:style-name="ce15" office:value-type="percentage" office:value="0.856358478853565" calcext:value-type="percentage">
            <text:p>85,6%</text:p>
          </table:table-cell>
          <table:table-cell table:style-name="ce54" office:value-type="percentage" office:value="0.843610584429964" calcext:value-type="percentage">
            <text:p>84,4%</text:p>
          </table:table-cell>
          <table:table-cell table:style-name="ce15" office:value-type="percentage" office:value="0.552931509345963" calcext:value-type="percentage">
            <text:p>55,3%</text:p>
          </table:table-cell>
          <table:table-cell table:style-name="ce15" office:value-type="percentage" office:value="0.552853914460558" calcext:value-type="percentage">
            <text:p>55,3%</text:p>
          </table:table-cell>
          <table:table-cell table:style-name="ce15" office:value-type="percentage" office:value="0.551839674182082" calcext:value-type="percentage">
            <text:p>55,2%</text:p>
          </table:table-cell>
          <table:table-cell table:style-name="ce15" office:value-type="percentage" office:value="0.544797939093792" calcext:value-type="percentage">
            <text:p>54,5%</text:p>
          </table:table-cell>
          <table:table-cell table:style-name="ce15" office:value-type="percentage" office:value="0.542190538590225" calcext:value-type="percentage">
            <text:p>54,2%</text:p>
          </table:table-cell>
          <table:table-cell table:style-name="ce15" office:value-type="percentage" office:value="0.531526029849532" calcext:value-type="percentage">
            <text:p>53,2%</text:p>
          </table:table-cell>
          <table:table-cell table:style-name="ce15" office:value-type="percentage" office:value="0.523659457621169" calcext:value-type="percentage">
            <text:p>52,4%</text:p>
          </table:table-cell>
          <table:table-cell table:style-name="ce15" office:value-type="percentage" office:value="0.520249301063527" calcext:value-type="percentage">
            <text:p>52,0%</text:p>
          </table:table-cell>
          <table:table-cell table:style-name="ce15" office:value-type="percentage" office:value="0.522075808048929" calcext:value-type="percentage">
            <text:p>52,2%</text:p>
          </table:table-cell>
          <table:table-cell table:style-name="ce15" office:value-type="percentage" office:value="0.522700597476656" calcext:value-type="percentage">
            <text:p>52,3%</text:p>
          </table:table-cell>
          <table:table-cell table:style-name="ce15" office:value-type="percentage" office:value="0.513260952411217" calcext:value-type="percentage">
            <text:p>51,3%</text:p>
          </table:table-cell>
          <table:table-cell table:style-name="ce15" office:value-type="percentage" office:value="0.515416357117002" calcext:value-type="percentage">
            <text:p>51,5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889490.890259303" calcext:value-type="float">
            <text:p><text:s/>889.491 </text:p>
          </table:table-cell>
          <table:table-cell table:style-name="ce19" office:value-type="float" office:value="1010979.21732173" calcext:value-type="float">
            <text:p><text:s/>1.010.979 </text:p>
          </table:table-cell>
          <table:table-cell table:style-name="ce19" office:value-type="float" office:value="1130278.16802677" calcext:value-type="float">
            <text:p><text:s/>1.130.278 </text:p>
          </table:table-cell>
          <table:table-cell table:style-name="ce19" office:value-type="float" office:value="1252426.76362465" calcext:value-type="float">
            <text:p><text:s/>1.252.427 </text:p>
          </table:table-cell>
          <table:table-cell table:style-name="ce19" office:value-type="float" office:value="1351948.30291598" calcext:value-type="float">
            <text:p><text:s/>1.351.948 </text:p>
          </table:table-cell>
          <table:table-cell table:style-name="ce19" office:value-type="float" office:value="1426693.23088337" calcext:value-type="float">
            <text:p><text:s/>1.426.693 </text:p>
          </table:table-cell>
          <table:table-cell table:style-name="ce19" office:value-type="float" office:value="1483303.65729633" calcext:value-type="float">
            <text:p><text:s/>1.483.304 </text:p>
          </table:table-cell>
          <table:table-cell table:style-name="ce19" office:value-type="float" office:value="1529230.16346961" calcext:value-type="float">
            <text:p><text:s/>1.529.230 </text:p>
          </table:table-cell>
          <table:table-cell table:style-name="ce19" office:value-type="float" office:value="1594119.84566804" calcext:value-type="float">
            <text:p><text:s/>1.594.120 </text:p>
          </table:table-cell>
          <table:table-cell table:style-name="ce19" office:value-type="float" office:value="1683619.13087121" calcext:value-type="float">
            <text:p><text:s/>1.683.619 </text:p>
          </table:table-cell>
          <table:table-cell table:style-name="ce19" office:value-type="float" office:value="1668917.05085809" calcext:value-type="float">
            <text:p><text:s/>1.668.917 </text:p>
          </table:table-cell>
          <table:table-cell table:style-name="ce19" office:value-type="float" office:value="1847624.39964189" calcext:value-type="float">
            <text:p><text:s/>1.847.624 </text:p>
          </table:table-cell>
          <table:table-cell table:style-name="ce20" office:value-type="percentage" office:value="0.407838546176956" calcext:value-type="percentage">
            <text:p>40,8%</text:p>
          </table:table-cell>
          <table:table-cell table:style-name="ce21" office:value-type="percentage" office:value="0.411713346260139" calcext:value-type="percentage">
            <text:p>41,2%</text:p>
          </table:table-cell>
          <table:table-cell table:style-name="ce21" office:value-type="percentage" office:value="0.419701602694482" calcext:value-type="percentage">
            <text:p>42,0%</text:p>
          </table:table-cell>
          <table:table-cell table:style-name="ce21" office:value-type="percentage" office:value="0.424732318506362" calcext:value-type="percentage">
            <text:p>42,5%</text:p>
          </table:table-cell>
          <table:table-cell table:style-name="ce21" office:value-type="percentage" office:value="0.425851979153554" calcext:value-type="percentage">
            <text:p>42,6%</text:p>
          </table:table-cell>
          <table:table-cell table:style-name="ce21" office:value-type="percentage" office:value="0.440508990836566" calcext:value-type="percentage">
            <text:p>44,1%</text:p>
          </table:table-cell>
          <table:table-cell table:style-name="ce21" office:value-type="percentage" office:value="0.445004427797901" calcext:value-type="percentage">
            <text:p>44,5%</text:p>
          </table:table-cell>
          <table:table-cell table:style-name="ce21" office:value-type="percentage" office:value="0.439163543268609" calcext:value-type="percentage">
            <text:p>43,9%</text:p>
          </table:table-cell>
          <table:table-cell table:style-name="ce21" office:value-type="percentage" office:value="0.428375196448782" calcext:value-type="percentage">
            <text:p>42,8%</text:p>
          </table:table-cell>
          <table:table-cell table:style-name="ce21" office:value-type="percentage" office:value="0.429770497117582" calcext:value-type="percentage">
            <text:p>43,0%</text:p>
          </table:table-cell>
          <table:table-cell table:style-name="ce21" office:value-type="percentage" office:value="0.422222601332858" calcext:value-type="percentage">
            <text:p>42,2%</text:p>
          </table:table-cell>
          <table:table-cell table:style-name="ce55" office:value-type="percentage" office:value="0.392028764237212" calcext:value-type="percentage">
            <text:p>39,2%</text:p>
          </table:table-cell>
          <table:table-cell table:style-name="ce21" office:value-type="percentage" office:value="0.549682602326861" calcext:value-type="percentage">
            <text:p>55,0%</text:p>
          </table:table-cell>
          <table:table-cell table:style-name="ce21" office:value-type="percentage" office:value="0.547427776938215" calcext:value-type="percentage">
            <text:p>54,7%</text:p>
          </table:table-cell>
          <table:table-cell table:style-name="ce21" office:value-type="percentage" office:value="0.548984128076477" calcext:value-type="percentage">
            <text:p>54,9%</text:p>
          </table:table-cell>
          <table:table-cell table:style-name="ce21" office:value-type="percentage" office:value="0.543184153285623" calcext:value-type="percentage">
            <text:p>54,3%</text:p>
          </table:table-cell>
          <table:table-cell table:style-name="ce21" office:value-type="percentage" office:value="0.537475139001863" calcext:value-type="percentage">
            <text:p>53,7%</text:p>
          </table:table-cell>
          <table:table-cell table:style-name="ce21" office:value-type="percentage" office:value="0.533938080883889" calcext:value-type="percentage">
            <text:p>53,4%</text:p>
          </table:table-cell>
          <table:table-cell table:style-name="ce21" office:value-type="percentage" office:value="0.52929082316111" calcext:value-type="percentage">
            <text:p>52,9%</text:p>
          </table:table-cell>
          <table:table-cell table:style-name="ce21" office:value-type="percentage" office:value="0.523612665571301" calcext:value-type="percentage">
            <text:p>52,4%</text:p>
          </table:table-cell>
          <table:table-cell table:style-name="ce21" office:value-type="percentage" office:value="0.521674825213796" calcext:value-type="percentage">
            <text:p>52,2%</text:p>
          </table:table-cell>
          <table:table-cell table:style-name="ce21" office:value-type="percentage" office:value="0.523240076971984" calcext:value-type="percentage">
            <text:p>52,3%</text:p>
          </table:table-cell>
          <table:table-cell table:style-name="ce21" office:value-type="percentage" office:value="0.522787510884041" calcext:value-type="percentage">
            <text:p>52,3%</text:p>
          </table:table-cell>
          <table:table-cell table:style-name="ce21" office:value-type="percentage" office:value="0.52271807536193" calcext:value-type="percentage">
            <text:p>52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700658.099941075" calcext:value-type="float">
            <text:p><text:s/>700.658 </text:p>
          </table:table-cell>
          <table:table-cell table:style-name="ce13" office:value-type="float" office:value="794110.216979103" calcext:value-type="float">
            <text:p><text:s/>794.110 </text:p>
          </table:table-cell>
          <table:table-cell table:style-name="ce13" office:value-type="float" office:value="890520.084132219" calcext:value-type="float">
            <text:p><text:s/>890.520 </text:p>
          </table:table-cell>
          <table:table-cell table:style-name="ce13" office:value-type="float" office:value="987295.043968495" calcext:value-type="float">
            <text:p><text:s/>987.295 </text:p>
          </table:table-cell>
          <table:table-cell table:style-name="ce13" office:value-type="float" office:value="1074367.77709111" calcext:value-type="float">
            <text:p><text:s/>1.074.368 </text:p>
          </table:table-cell>
          <table:table-cell table:style-name="ce13" office:value-type="float" office:value="1134320.89380811" calcext:value-type="float">
            <text:p><text:s/>1.134.321 </text:p>
          </table:table-cell>
          <table:table-cell table:style-name="ce13" office:value-type="float" office:value="1178623.21024569" calcext:value-type="float">
            <text:p><text:s/>1.178.623 </text:p>
          </table:table-cell>
          <table:table-cell table:style-name="ce13" office:value-type="float" office:value="1211032.69827917" calcext:value-type="float">
            <text:p><text:s/>1.211.033 </text:p>
          </table:table-cell>
          <table:table-cell table:style-name="ce13" office:value-type="float" office:value="1264631.55789059" calcext:value-type="float">
            <text:p><text:s/>1.264.632 </text:p>
          </table:table-cell>
          <table:table-cell table:style-name="ce13" office:value-type="float" office:value="1331191.30048662" calcext:value-type="float">
            <text:p><text:s/>1.331.191 </text:p>
          </table:table-cell>
          <table:table-cell table:style-name="ce13" office:value-type="float" office:value="1326345.37804934" calcext:value-type="float">
            <text:p><text:s/>1.326.345 </text:p>
          </table:table-cell>
          <table:table-cell table:style-name="ce13" office:value-type="float" office:value="1462931.60843231" calcext:value-type="float">
            <text:p><text:s/>1.462.932 </text:p>
          </table:table-cell>
          <table:table-cell table:style-name="ce14" office:value-type="percentage" office:value="0.321257231497642" calcext:value-type="percentage">
            <text:p>32,1%</text:p>
          </table:table-cell>
          <table:table-cell table:style-name="ce15" office:value-type="percentage" office:value="0.32339514910897" calcext:value-type="percentage">
            <text:p>32,3%</text:p>
          </table:table-cell>
          <table:table-cell table:style-name="ce15" office:value-type="percentage" office:value="0.330673206927824" calcext:value-type="percentage">
            <text:p>33,1%</text:p>
          </table:table-cell>
          <table:table-cell table:style-name="ce15" office:value-type="percentage" office:value="0.334818869457066" calcext:value-type="percentage">
            <text:p>33,5%</text:p>
          </table:table-cell>
          <table:table-cell table:style-name="ce15" office:value-type="percentage" office:value="0.338416523195626" calcext:value-type="percentage">
            <text:p>33,8%</text:p>
          </table:table-cell>
          <table:table-cell table:style-name="ce15" office:value-type="percentage" office:value="0.350235454546071" calcext:value-type="percentage">
            <text:p>35,0%</text:p>
          </table:table-cell>
          <table:table-cell table:style-name="ce15" office:value-type="percentage" office:value="0.353597555486866" calcext:value-type="percentage">
            <text:p>35,4%</text:p>
          </table:table-cell>
          <table:table-cell table:style-name="ce15" office:value-type="percentage" office:value="0.347783756490749" calcext:value-type="percentage">
            <text:p>34,8%</text:p>
          </table:table-cell>
          <table:table-cell table:style-name="ce15" office:value-type="percentage" office:value="0.339834419299692" calcext:value-type="percentage">
            <text:p>34,0%</text:p>
          </table:table-cell>
          <table:table-cell table:style-name="ce15" office:value-type="percentage" office:value="0.339807701444144" calcext:value-type="percentage">
            <text:p>34,0%</text:p>
          </table:table-cell>
          <table:table-cell table:style-name="ce15" office:value-type="percentage" office:value="0.335554721247451" calcext:value-type="percentage">
            <text:p>33,6%</text:p>
          </table:table-cell>
          <table:table-cell table:style-name="ce54" office:value-type="percentage" office:value="0.310404685459032" calcext:value-type="percentage">
            <text:p>31,0%</text:p>
          </table:table-cell>
          <table:table-cell table:style-name="ce15" office:value-type="percentage" office:value="0.548552672223564" calcext:value-type="percentage">
            <text:p>54,9%</text:p>
          </table:table-cell>
          <table:table-cell table:style-name="ce15" office:value-type="percentage" office:value="0.546285203145934" calcext:value-type="percentage">
            <text:p>54,6%</text:p>
          </table:table-cell>
          <table:table-cell table:style-name="ce15" office:value-type="percentage" office:value="0.547344430846677" calcext:value-type="percentage">
            <text:p>54,7%</text:p>
          </table:table-cell>
          <table:table-cell table:style-name="ce15" office:value-type="percentage" office:value="0.541811889940509" calcext:value-type="percentage">
            <text:p>54,2%</text:p>
          </table:table-cell>
          <table:table-cell table:style-name="ce15" office:value-type="percentage" office:value="0.537074056900917" calcext:value-type="percentage">
            <text:p>53,7%</text:p>
          </table:table-cell>
          <table:table-cell table:style-name="ce15" office:value-type="percentage" office:value="0.533334255108078" calcext:value-type="percentage">
            <text:p>53,3%</text:p>
          </table:table-cell>
          <table:table-cell table:style-name="ce15" office:value-type="percentage" office:value="0.528698443382783" calcext:value-type="percentage">
            <text:p>52,9%</text:p>
          </table:table-cell>
          <table:table-cell table:style-name="ce15" office:value-type="percentage" office:value="0.523722654297963" calcext:value-type="percentage">
            <text:p>52,4%</text:p>
          </table:table-cell>
          <table:table-cell table:style-name="ce15" office:value-type="percentage" office:value="0.522079264355828" calcext:value-type="percentage">
            <text:p>52,2%</text:p>
          </table:table-cell>
          <table:table-cell table:style-name="ce15" office:value-type="percentage" office:value="0.524154415705607" calcext:value-type="percentage">
            <text:p>52,4%</text:p>
          </table:table-cell>
          <table:table-cell table:style-name="ce15" office:value-type="percentage" office:value="0.523841156340614" calcext:value-type="percentage">
            <text:p>52,4%</text:p>
          </table:table-cell>
          <table:table-cell table:style-name="ce15" office:value-type="percentage" office:value="0.523407613855354" calcext:value-type="percentage">
            <text:p>52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188832.790318228" calcext:value-type="float">
            <text:p><text:s/>188.833 </text:p>
          </table:table-cell>
          <table:table-cell table:style-name="ce13" office:value-type="float" office:value="216869.00034263" calcext:value-type="float">
            <text:p><text:s/>216.869 </text:p>
          </table:table-cell>
          <table:table-cell table:style-name="ce13" office:value-type="float" office:value="239758.083894549" calcext:value-type="float">
            <text:p><text:s/>239.758 </text:p>
          </table:table-cell>
          <table:table-cell table:style-name="ce13" office:value-type="float" office:value="265131.71965616" calcext:value-type="float">
            <text:p><text:s/>265.132 </text:p>
          </table:table-cell>
          <table:table-cell table:style-name="ce13" office:value-type="float" office:value="277580.52582487" calcext:value-type="float">
            <text:p><text:s/>277.581 </text:p>
          </table:table-cell>
          <table:table-cell table:style-name="ce13" office:value-type="float" office:value="292372.337075262" calcext:value-type="float">
            <text:p><text:s/>292.372 </text:p>
          </table:table-cell>
          <table:table-cell table:style-name="ce13" office:value-type="float" office:value="304680.447050636" calcext:value-type="float">
            <text:p><text:s/>304.680 </text:p>
          </table:table-cell>
          <table:table-cell table:style-name="ce13" office:value-type="float" office:value="318197.465190445" calcext:value-type="float">
            <text:p><text:s/>318.197 </text:p>
          </table:table-cell>
          <table:table-cell table:style-name="ce13" office:value-type="float" office:value="329488.287777441" calcext:value-type="float">
            <text:p><text:s/>329.488 </text:p>
          </table:table-cell>
          <table:table-cell table:style-name="ce13" office:value-type="float" office:value="352427.830384593" calcext:value-type="float">
            <text:p><text:s/>352.428 </text:p>
          </table:table-cell>
          <table:table-cell table:style-name="ce13" office:value-type="float" office:value="342571.672808754" calcext:value-type="float">
            <text:p><text:s/>342.572 </text:p>
          </table:table-cell>
          <table:table-cell table:style-name="ce13" office:value-type="float" office:value="384692.791209585" calcext:value-type="float">
            <text:p><text:s/>384.693 </text:p>
          </table:table-cell>
          <table:table-cell table:style-name="ce14" office:value-type="percentage" office:value="0.0865813146793141" calcext:value-type="percentage">
            <text:p>8,7%</text:p>
          </table:table-cell>
          <table:table-cell table:style-name="ce15" office:value-type="percentage" office:value="0.0883181971511692" calcext:value-type="percentage">
            <text:p>8,8%</text:p>
          </table:table-cell>
          <table:table-cell table:style-name="ce15" office:value-type="percentage" office:value="0.0890283957666579" calcext:value-type="percentage">
            <text:p>8,9%</text:p>
          </table:table-cell>
          <table:table-cell table:style-name="ce15" office:value-type="percentage" office:value="0.0899134490492955" calcext:value-type="percentage">
            <text:p>9,0%</text:p>
          </table:table-cell>
          <table:table-cell table:style-name="ce15" office:value-type="percentage" office:value="0.0874354559579279" calcext:value-type="percentage">
            <text:p>8,7%</text:p>
          </table:table-cell>
          <table:table-cell table:style-name="ce15" office:value-type="percentage" office:value="0.0902735362904941" calcext:value-type="percentage">
            <text:p>9,0%</text:p>
          </table:table-cell>
          <table:table-cell table:style-name="ce15" office:value-type="percentage" office:value="0.0914068723110354" calcext:value-type="percentage">
            <text:p>9,1%</text:p>
          </table:table-cell>
          <table:table-cell table:style-name="ce15" office:value-type="percentage" office:value="0.0913797867778604" calcext:value-type="percentage">
            <text:p>9,1%</text:p>
          </table:table-cell>
          <table:table-cell table:style-name="ce15" office:value-type="percentage" office:value="0.0885407771490893" calcext:value-type="percentage">
            <text:p>8,9%</text:p>
          </table:table-cell>
          <table:table-cell table:style-name="ce15" office:value-type="percentage" office:value="0.0899627956734373" calcext:value-type="percentage">
            <text:p>9,0%</text:p>
          </table:table-cell>
          <table:table-cell table:style-name="ce15" office:value-type="percentage" office:value="0.0866678800854075" calcext:value-type="percentage">
            <text:p>8,7%</text:p>
          </table:table-cell>
          <table:table-cell table:style-name="ce54" office:value-type="percentage" office:value="0.08162407877818" calcext:value-type="percentage">
            <text:p>8,2%</text:p>
          </table:table-cell>
          <table:table-cell table:style-name="ce15" office:value-type="percentage" office:value="0.553916165260785" calcext:value-type="percentage">
            <text:p>55,4%</text:p>
          </table:table-cell>
          <table:table-cell table:style-name="ce15" office:value-type="percentage" office:value="0.551652651675621" calcext:value-type="percentage">
            <text:p>55,2%</text:p>
          </table:table-cell>
          <table:table-cell table:style-name="ce15" office:value-type="percentage" office:value="0.55516134191587" calcext:value-type="percentage">
            <text:p>55,5%</text:p>
          </table:table-cell>
          <table:table-cell table:style-name="ce15" office:value-type="percentage" office:value="0.548355893668002" calcext:value-type="percentage">
            <text:p>54,8%</text:p>
          </table:table-cell>
          <table:table-cell table:style-name="ce15" office:value-type="percentage" office:value="0.539033178935976" calcext:value-type="percentage">
            <text:p>53,9%</text:p>
          </table:table-cell>
          <table:table-cell table:style-name="ce15" office:value-type="percentage" office:value="0.536293751467908" calcext:value-type="percentage">
            <text:p>53,6%</text:p>
          </table:table-cell>
          <table:table-cell table:style-name="ce15" office:value-type="percentage" office:value="0.531594934345708" calcext:value-type="percentage">
            <text:p>53,2%</text:p>
          </table:table-cell>
          <table:table-cell table:style-name="ce15" office:value-type="percentage" office:value="0.523194479926148" calcext:value-type="percentage">
            <text:p>52,3%</text:p>
          </table:table-cell>
          <table:table-cell table:style-name="ce15" office:value-type="percentage" office:value="0.520128320419024" calcext:value-type="percentage">
            <text:p>52,0%</text:p>
          </table:table-cell>
          <table:table-cell table:style-name="ce15" office:value-type="percentage" office:value="0.519815026519081" calcext:value-type="percentage">
            <text:p>52,0%</text:p>
          </table:table-cell>
          <table:table-cell table:style-name="ce15" office:value-type="percentage" office:value="0.518747744197683" calcext:value-type="percentage">
            <text:p>51,9%</text:p>
          </table:table-cell>
          <table:table-cell table:style-name="ce15" office:value-type="percentage" office:value="0.520112368022002" calcext:value-type="percentage">
            <text:p>52,0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381235.193918971" calcext:value-type="float">
            <text:p><text:s/>381.235 </text:p>
          </table:table-cell>
          <table:table-cell table:style-name="ce19" office:value-type="float" office:value="426213.439649801" calcext:value-type="float">
            <text:p><text:s/>426.213 </text:p>
          </table:table-cell>
          <table:table-cell table:style-name="ce19" office:value-type="float" office:value="464028.957449547" calcext:value-type="float">
            <text:p><text:s/>464.029 </text:p>
          </table:table-cell>
          <table:table-cell table:style-name="ce19" office:value-type="float" office:value="501923.336776591" calcext:value-type="float">
            <text:p><text:s/>501.923 </text:p>
          </table:table-cell>
          <table:table-cell table:style-name="ce19" office:value-type="float" office:value="515457.246428525" calcext:value-type="float">
            <text:p><text:s/>515.457 </text:p>
          </table:table-cell>
          <table:table-cell table:style-name="ce19" office:value-type="float" office:value="537441.829402781" calcext:value-type="float">
            <text:p><text:s/>537.442 </text:p>
          </table:table-cell>
          <table:table-cell table:style-name="ce19" office:value-type="float" office:value="535376.126701955" calcext:value-type="float">
            <text:p><text:s/>535.376 </text:p>
          </table:table-cell>
          <table:table-cell table:style-name="ce19" office:value-type="float" office:value="575455.175191511" calcext:value-type="float">
            <text:p><text:s/>575.455 </text:p>
          </table:table-cell>
          <table:table-cell table:style-name="ce19" office:value-type="float" office:value="634982.198771338" calcext:value-type="float">
            <text:p><text:s/>634.982 </text:p>
          </table:table-cell>
          <table:table-cell table:style-name="ce19" office:value-type="float" office:value="649284.605248318" calcext:value-type="float">
            <text:p><text:s/>649.285 </text:p>
          </table:table-cell>
          <table:table-cell table:style-name="ce19" office:value-type="float" office:value="618025.442427544" calcext:value-type="float">
            <text:p><text:s/>618.025 </text:p>
          </table:table-cell>
          <table:table-cell table:style-name="ce19" office:value-type="float" office:value="795462.081300774" calcext:value-type="float">
            <text:p><text:s/>795.462 </text:p>
          </table:table-cell>
          <table:table-cell table:style-name="ce20" office:value-type="percentage" office:value="0.17479932503196" calcext:value-type="percentage">
            <text:p>17,5%</text:p>
          </table:table-cell>
          <table:table-cell table:style-name="ce21" office:value-type="percentage" office:value="0.173572075916789" calcext:value-type="percentage">
            <text:p>17,4%</text:p>
          </table:table-cell>
          <table:table-cell table:style-name="ce21" office:value-type="percentage" office:value="0.172305988602986" calcext:value-type="percentage">
            <text:p>17,2%</text:p>
          </table:table-cell>
          <table:table-cell table:style-name="ce21" office:value-type="percentage" office:value="0.170215990853307" calcext:value-type="percentage">
            <text:p>17,0%</text:p>
          </table:table-cell>
          <table:table-cell table:style-name="ce21" office:value-type="percentage" office:value="0.162364557939958" calcext:value-type="percentage">
            <text:p>16,2%</text:p>
          </table:table-cell>
          <table:table-cell table:style-name="ce21" office:value-type="percentage" office:value="0.165941740507866" calcext:value-type="percentage">
            <text:p>16,6%</text:p>
          </table:table-cell>
          <table:table-cell table:style-name="ce21" office:value-type="percentage" office:value="0.160617649493238" calcext:value-type="percentage">
            <text:p>16,1%</text:p>
          </table:table-cell>
          <table:table-cell table:style-name="ce21" office:value-type="percentage" office:value="0.165258925547203" calcext:value-type="percentage">
            <text:p>16,5%</text:p>
          </table:table-cell>
          <table:table-cell table:style-name="ce21" office:value-type="percentage" office:value="0.170633735524547" calcext:value-type="percentage">
            <text:p>17,1%</text:p>
          </table:table-cell>
          <table:table-cell table:style-name="ce21" office:value-type="percentage" office:value="0.165740197679963" calcext:value-type="percentage">
            <text:p>16,6%</text:p>
          </table:table-cell>
          <table:table-cell table:style-name="ce21" office:value-type="percentage" office:value="0.156355470068138" calcext:value-type="percentage">
            <text:p>15,6%</text:p>
          </table:table-cell>
          <table:table-cell table:style-name="ce55" office:value-type="percentage" office:value="0.168781066536221" calcext:value-type="percentage">
            <text:p>16,9%</text:p>
          </table:table-cell>
          <table:table-cell table:style-name="ce21" office:value-type="percentage" office:value="0.609104073237477" calcext:value-type="percentage">
            <text:p>60,9%</text:p>
          </table:table-cell>
          <table:table-cell table:style-name="ce21" office:value-type="percentage" office:value="0.611198898169904" calcext:value-type="percentage">
            <text:p>61,1%</text:p>
          </table:table-cell>
          <table:table-cell table:style-name="ce21" office:value-type="percentage" office:value="0.606174438604562" calcext:value-type="percentage">
            <text:p>60,6%</text:p>
          </table:table-cell>
          <table:table-cell table:style-name="ce21" office:value-type="percentage" office:value="0.606257195040586" calcext:value-type="percentage">
            <text:p>60,6%</text:p>
          </table:table-cell>
          <table:table-cell table:style-name="ce21" office:value-type="percentage" office:value="0.597740548634877" calcext:value-type="percentage">
            <text:p>59,8%</text:p>
          </table:table-cell>
          <table:table-cell table:style-name="ce21" office:value-type="percentage" office:value="0.597865061881873" calcext:value-type="percentage">
            <text:p>59,8%</text:p>
          </table:table-cell>
          <table:table-cell table:style-name="ce21" office:value-type="percentage" office:value="0.588086301945316" calcext:value-type="percentage">
            <text:p>58,8%</text:p>
          </table:table-cell>
          <table:table-cell table:style-name="ce21" office:value-type="percentage" office:value="0.585175525851426" calcext:value-type="percentage">
            <text:p>58,5%</text:p>
          </table:table-cell>
          <table:table-cell table:style-name="ce21" office:value-type="percentage" office:value="0.589497732710835" calcext:value-type="percentage">
            <text:p>58,9%</text:p>
          </table:table-cell>
          <table:table-cell table:style-name="ce21" office:value-type="percentage" office:value="0.577903162431149" calcext:value-type="percentage">
            <text:p>57,8%</text:p>
          </table:table-cell>
          <table:table-cell table:style-name="ce21" office:value-type="percentage" office:value="0.561305009874145" calcext:value-type="percentage">
            <text:p>56,1%</text:p>
          </table:table-cell>
          <table:table-cell table:style-name="ce21" office:value-type="percentage" office:value="0.568550667248543" calcext:value-type="percentage">
            <text:p>56,9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354743.485525484" calcext:value-type="float">
            <text:p><text:s/>354.743 </text:p>
          </table:table-cell>
          <table:table-cell table:style-name="ce13" office:value-type="float" office:value="398670.095568392" calcext:value-type="float">
            <text:p><text:s/>398.670 </text:p>
          </table:table-cell>
          <table:table-cell table:style-name="ce13" office:value-type="float" office:value="433677.274650649" calcext:value-type="float">
            <text:p><text:s/>433.677 </text:p>
          </table:table-cell>
          <table:table-cell table:style-name="ce13" office:value-type="float" office:value="467864.672759838" calcext:value-type="float">
            <text:p><text:s/>467.865 </text:p>
          </table:table-cell>
          <table:table-cell table:style-name="ce13" office:value-type="float" office:value="478521.339333747" calcext:value-type="float">
            <text:p><text:s/>478.521 </text:p>
          </table:table-cell>
          <table:table-cell table:style-name="ce13" office:value-type="float" office:value="498401.92101092" calcext:value-type="float">
            <text:p><text:s/>498.402 </text:p>
          </table:table-cell>
          <table:table-cell table:style-name="ce13" office:value-type="float" office:value="495092.430654532" calcext:value-type="float">
            <text:p><text:s/>495.092 </text:p>
          </table:table-cell>
          <table:table-cell table:style-name="ce13" office:value-type="float" office:value="531327.247455677" calcext:value-type="float">
            <text:p><text:s/>531.327 </text:p>
          </table:table-cell>
          <table:table-cell table:style-name="ce13" office:value-type="float" office:value="583040.87745893" calcext:value-type="float">
            <text:p><text:s/>583.041 </text:p>
          </table:table-cell>
          <table:table-cell table:style-name="ce13" office:value-type="float" office:value="594841.672407141" calcext:value-type="float">
            <text:p><text:s/>594.842 </text:p>
          </table:table-cell>
          <table:table-cell table:style-name="ce13" office:value-type="float" office:value="567771.083536787" calcext:value-type="float">
            <text:p><text:s/>567.771 </text:p>
          </table:table-cell>
          <table:table-cell table:style-name="ce13" office:value-type="float" office:value="737060.45681407" calcext:value-type="float">
            <text:p><text:s/>737.060 </text:p>
          </table:table-cell>
          <table:table-cell table:style-name="ce14" office:value-type="percentage" office:value="0.162652669056884" calcext:value-type="percentage">
            <text:p>16,3%</text:p>
          </table:table-cell>
          <table:table-cell table:style-name="ce15" office:value-type="percentage" office:value="0.162355265358612" calcext:value-type="percentage">
            <text:p>16,2%</text:p>
          </table:table-cell>
          <table:table-cell table:style-name="ce15" office:value-type="percentage" office:value="0.161035621470786" calcext:value-type="percentage">
            <text:p>16,1%</text:p>
          </table:table-cell>
          <table:table-cell table:style-name="ce15" office:value-type="percentage" office:value="0.158665762326411" calcext:value-type="percentage">
            <text:p>15,9%</text:p>
          </table:table-cell>
          <table:table-cell table:style-name="ce15" office:value-type="percentage" office:value="0.15073006784576" calcext:value-type="percentage">
            <text:p>15,1%</text:p>
          </table:table-cell>
          <table:table-cell table:style-name="ce15" office:value-type="percentage" office:value="0.153887691132863" calcext:value-type="percentage">
            <text:p>15,4%</text:p>
          </table:table-cell>
          <table:table-cell table:style-name="ce15" office:value-type="percentage" office:value="0.148532178645116" calcext:value-type="percentage">
            <text:p>14,9%</text:p>
          </table:table-cell>
          <table:table-cell table:style-name="ce15" office:value-type="percentage" office:value="0.152586289625871" calcext:value-type="percentage">
            <text:p>15,3%</text:p>
          </table:table-cell>
          <table:table-cell table:style-name="ce15" office:value-type="percentage" office:value="0.156675955761955" calcext:value-type="percentage">
            <text:p>15,7%</text:p>
          </table:table-cell>
          <table:table-cell table:style-name="ce15" office:value-type="percentage" office:value="0.15184277522695" calcext:value-type="percentage">
            <text:p>15,2%</text:p>
          </table:table-cell>
          <table:table-cell table:style-name="ce15" office:value-type="percentage" office:value="0.143641521146435" calcext:value-type="percentage">
            <text:p>14,4%</text:p>
          </table:table-cell>
          <table:table-cell table:style-name="ce54" office:value-type="percentage" office:value="0.156389415570036" calcext:value-type="percentage">
            <text:p>15,6%</text:p>
          </table:table-cell>
          <table:table-cell table:style-name="ce15" office:value-type="percentage" office:value="0.608472086142162" calcext:value-type="percentage">
            <text:p>60,8%</text:p>
          </table:table-cell>
          <table:table-cell table:style-name="ce15" office:value-type="percentage" office:value="0.60780199988778" calcext:value-type="percentage">
            <text:p>60,8%</text:p>
          </table:table-cell>
          <table:table-cell table:style-name="ce15" office:value-type="percentage" office:value="0.60191071858422" calcext:value-type="percentage">
            <text:p>60,2%</text:p>
          </table:table-cell>
          <table:table-cell table:style-name="ce15" office:value-type="percentage" office:value="0.60147751563729" calcext:value-type="percentage">
            <text:p>60,1%</text:p>
          </table:table-cell>
          <table:table-cell table:style-name="ce15" office:value-type="percentage" office:value="0.593537822740556" calcext:value-type="percentage">
            <text:p>59,4%</text:p>
          </table:table-cell>
          <table:table-cell table:style-name="ce15" office:value-type="percentage" office:value="0.593204267877495" calcext:value-type="percentage">
            <text:p>59,3%</text:p>
          </table:table-cell>
          <table:table-cell table:style-name="ce15" office:value-type="percentage" office:value="0.582800392998442" calcext:value-type="percentage">
            <text:p>58,3%</text:p>
          </table:table-cell>
          <table:table-cell table:style-name="ce15" office:value-type="percentage" office:value="0.581605279010275" calcext:value-type="percentage">
            <text:p>58,2%</text:p>
          </table:table-cell>
          <table:table-cell table:style-name="ce15" office:value-type="percentage" office:value="0.587156255654814" calcext:value-type="percentage">
            <text:p>58,7%</text:p>
          </table:table-cell>
          <table:table-cell table:style-name="ce15" office:value-type="percentage" office:value="0.576147417162471" calcext:value-type="percentage">
            <text:p>57,6%</text:p>
          </table:table-cell>
          <table:table-cell table:style-name="ce15" office:value-type="percentage" office:value="0.559567819305169" calcext:value-type="percentage">
            <text:p>56,0%</text:p>
          </table:table-cell>
          <table:table-cell table:style-name="ce15" office:value-type="percentage" office:value="0.567780634963998" calcext:value-type="percentage">
            <text:p>56,8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26491.7083934871" calcext:value-type="float">
            <text:p><text:s/>26.492 </text:p>
          </table:table-cell>
          <table:table-cell table:style-name="ce13" office:value-type="float" office:value="27543.3440814086" calcext:value-type="float">
            <text:p><text:s/>27.543 </text:p>
          </table:table-cell>
          <table:table-cell table:style-name="ce13" office:value-type="float" office:value="30351.6827988975" calcext:value-type="float">
            <text:p><text:s/>30.352 </text:p>
          </table:table-cell>
          <table:table-cell table:style-name="ce13" office:value-type="float" office:value="34058.6640167533" calcext:value-type="float">
            <text:p><text:s/>34.059 </text:p>
          </table:table-cell>
          <table:table-cell table:style-name="ce13" office:value-type="float" office:value="36935.9070947782" calcext:value-type="float">
            <text:p><text:s/>36.936 </text:p>
          </table:table-cell>
          <table:table-cell table:style-name="ce13" office:value-type="float" office:value="39039.9083918605" calcext:value-type="float">
            <text:p><text:s/>39.040 </text:p>
          </table:table-cell>
          <table:table-cell table:style-name="ce13" office:value-type="float" office:value="40283.6960474231" calcext:value-type="float">
            <text:p><text:s/>40.284 </text:p>
          </table:table-cell>
          <table:table-cell table:style-name="ce13" office:value-type="float" office:value="44127.9277358339" calcext:value-type="float">
            <text:p><text:s/>44.128 </text:p>
          </table:table-cell>
          <table:table-cell table:style-name="ce13" office:value-type="float" office:value="51941.3213124076" calcext:value-type="float">
            <text:p><text:s/>51.941 </text:p>
          </table:table-cell>
          <table:table-cell table:style-name="ce13" office:value-type="float" office:value="54442.9328411774" calcext:value-type="float">
            <text:p><text:s/>54.443 </text:p>
          </table:table-cell>
          <table:table-cell table:style-name="ce13" office:value-type="float" office:value="50254.3588907567" calcext:value-type="float">
            <text:p><text:s/>50.254 </text:p>
          </table:table-cell>
          <table:table-cell table:style-name="ce13" office:value-type="float" office:value="58401.624486704" calcext:value-type="float">
            <text:p><text:s/>58.402 </text:p>
          </table:table-cell>
          <table:table-cell table:style-name="ce14" office:value-type="percentage" office:value="0.0121466559750758" calcext:value-type="percentage">
            <text:p>1,2%</text:p>
          </table:table-cell>
          <table:table-cell table:style-name="ce15" office:value-type="percentage" office:value="0.0112168105581762" calcext:value-type="percentage">
            <text:p>1,1%</text:p>
          </table:table-cell>
          <table:table-cell table:style-name="ce15" office:value-type="percentage" office:value="0.0112703671321997" calcext:value-type="percentage">
            <text:p>1,1%</text:p>
          </table:table-cell>
          <table:table-cell table:style-name="ce15" office:value-type="percentage" office:value="0.0115502285268954" calcext:value-type="percentage">
            <text:p>1,2%</text:p>
          </table:table-cell>
          <table:table-cell table:style-name="ce15" office:value-type="percentage" office:value="0.0116344900941975" calcext:value-type="percentage">
            <text:p>1,2%</text:p>
          </table:table-cell>
          <table:table-cell table:style-name="ce15" office:value-type="percentage" office:value="0.0120540493750029" calcext:value-type="percentage">
            <text:p>1,2%</text:p>
          </table:table-cell>
          <table:table-cell table:style-name="ce15" office:value-type="percentage" office:value="0.0120854708481224" calcext:value-type="percentage">
            <text:p>1,2%</text:p>
          </table:table-cell>
          <table:table-cell table:style-name="ce15" office:value-type="percentage" office:value="0.0126726359213324" calcext:value-type="percentage">
            <text:p>1,3%</text:p>
          </table:table-cell>
          <table:table-cell table:style-name="ce15" office:value-type="percentage" office:value="0.0139577797625922" calcext:value-type="percentage">
            <text:p>1,4%</text:p>
          </table:table-cell>
          <table:table-cell table:style-name="ce15" office:value-type="percentage" office:value="0.0138974224530131" calcext:value-type="percentage">
            <text:p>1,4%</text:p>
          </table:table-cell>
          <table:table-cell table:style-name="ce15" office:value-type="percentage" office:value="0.0127139489217038" calcext:value-type="percentage">
            <text:p>1,3%</text:p>
          </table:table-cell>
          <table:table-cell table:style-name="ce54" office:value-type="percentage" office:value="0.0123916509661844" calcext:value-type="percentage">
            <text:p>1,2%</text:p>
          </table:table-cell>
          <table:table-cell table:style-name="ce15" office:value-type="percentage" office:value="0.617695122026841" calcext:value-type="percentage">
            <text:p>61,8%</text:p>
          </table:table-cell>
          <table:table-cell table:style-name="ce15" office:value-type="percentage" office:value="0.664992976204365" calcext:value-type="percentage">
            <text:p>66,5%</text:p>
          </table:table-cell>
          <table:table-cell table:style-name="ce15" office:value-type="percentage" office:value="0.674436877516999" calcext:value-type="percentage">
            <text:p>67,4%</text:p>
          </table:table-cell>
          <table:table-cell table:style-name="ce15" office:value-type="percentage" office:value="0.680547176932288" calcext:value-type="percentage">
            <text:p>68,1%</text:p>
          </table:table-cell>
          <table:table-cell table:style-name="ce15" office:value-type="percentage" office:value="0.658112520397302" calcext:value-type="percentage">
            <text:p>65,8%</text:p>
          </table:table-cell>
          <table:table-cell table:style-name="ce15" office:value-type="percentage" office:value="0.664520389995754" calcext:value-type="percentage">
            <text:p>66,5%</text:p>
          </table:table-cell>
          <table:table-cell table:style-name="ce15" office:value-type="percentage" office:value="0.661864091210289" calcext:value-type="percentage">
            <text:p>66,2%</text:p>
          </table:table-cell>
          <table:table-cell table:style-name="ce15" office:value-type="percentage" office:value="0.63187937075196" calcext:value-type="percentage">
            <text:p>63,2%</text:p>
          </table:table-cell>
          <table:table-cell table:style-name="ce15" office:value-type="percentage" office:value="0.617122165604187" calcext:value-type="percentage">
            <text:p>61,7%</text:p>
          </table:table-cell>
          <table:table-cell table:style-name="ce15" office:value-type="percentage" office:value="0.597807565977945" calcext:value-type="percentage">
            <text:p>59,8%</text:p>
          </table:table-cell>
          <table:table-cell table:style-name="ce15" office:value-type="percentage" office:value="0.581708266957862" calcext:value-type="percentage">
            <text:p>58,2%</text:p>
          </table:table-cell>
          <table:table-cell table:style-name="ce15" office:value-type="percentage" office:value="0.578451541042214" calcext:value-type="percentage">
            <text:p>57,8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910261.707675427" calcext:value-type="float">
            <text:p><text:s/>910.262 </text:p>
          </table:table-cell>
          <table:table-cell table:style-name="ce19" office:value-type="float" office:value="1018348.8660447" calcext:value-type="float">
            <text:p><text:s/>1.018.349 </text:p>
          </table:table-cell>
          <table:table-cell table:style-name="ce19" office:value-type="float" office:value="1098744.70175138" calcext:value-type="float">
            <text:p><text:s/>1.098.745 </text:p>
          </table:table-cell>
          <table:table-cell table:style-name="ce19" office:value-type="float" office:value="1194393.63548636" calcext:value-type="float">
            <text:p><text:s/>1.194.394 </text:p>
          </table:table-cell>
          <table:table-cell table:style-name="ce19" office:value-type="float" office:value="1307285.11571518" calcext:value-type="float">
            <text:p><text:s/>1.307.285 </text:p>
          </table:table-cell>
          <table:table-cell table:style-name="ce19" office:value-type="float" office:value="1274602.99174305" calcext:value-type="float">
            <text:p><text:s/>1.274.603 </text:p>
          </table:table-cell>
          <table:table-cell table:style-name="ce19" office:value-type="float" office:value="1314553.69557952" calcext:value-type="float">
            <text:p><text:s/>1.314.554 </text:p>
          </table:table-cell>
          <table:table-cell table:style-name="ce19" office:value-type="float" office:value="1377457.44597862" calcext:value-type="float">
            <text:p><text:s/>1.377.457 </text:p>
          </table:table-cell>
          <table:table-cell table:style-name="ce19" office:value-type="float" office:value="1492214.82657287" calcext:value-type="float">
            <text:p><text:s/>1.492.215 </text:p>
          </table:table-cell>
          <table:table-cell table:style-name="ce19" office:value-type="float" office:value="1584580.4610579" calcext:value-type="float">
            <text:p><text:s/>1.584.580 </text:p>
          </table:table-cell>
          <table:table-cell table:style-name="ce19" office:value-type="float" office:value="1665752.23596313" calcext:value-type="float">
            <text:p><text:s/>1.665.752 </text:p>
          </table:table-cell>
          <table:table-cell table:style-name="ce19" office:value-type="float" office:value="2069895.23925559" calcext:value-type="float">
            <text:p><text:s/>2.069.895 </text:p>
          </table:table-cell>
          <table:table-cell table:style-name="ce20" office:value-type="percentage" office:value="0.417362128791084" calcext:value-type="percentage">
            <text:p>41,7%</text:p>
          </table:table-cell>
          <table:table-cell table:style-name="ce21" office:value-type="percentage" office:value="0.414714577823072" calcext:value-type="percentage">
            <text:p>41,5%</text:p>
          </table:table-cell>
          <table:table-cell table:style-name="ce21" office:value-type="percentage" office:value="0.407992408702532" calcext:value-type="percentage">
            <text:p>40,8%</text:p>
          </table:table-cell>
          <table:table-cell table:style-name="ce21" office:value-type="percentage" office:value="0.405051690640332" calcext:value-type="percentage">
            <text:p>40,5%</text:p>
          </table:table-cell>
          <table:table-cell table:style-name="ce21" office:value-type="percentage" office:value="0.411783462906488" calcext:value-type="percentage">
            <text:p>41,2%</text:p>
          </table:table-cell>
          <table:table-cell table:style-name="ce21" office:value-type="percentage" office:value="0.393549268655568" calcext:value-type="percentage">
            <text:p>39,4%</text:p>
          </table:table-cell>
          <table:table-cell table:style-name="ce21" office:value-type="percentage" office:value="0.39437792270886" calcext:value-type="percentage">
            <text:p>39,4%</text:p>
          </table:table-cell>
          <table:table-cell table:style-name="ce21" office:value-type="percentage" office:value="0.395577531184187" calcext:value-type="percentage">
            <text:p>39,6%</text:p>
          </table:table-cell>
          <table:table-cell table:style-name="ce21" office:value-type="percentage" office:value="0.400991068026671" calcext:value-type="percentage">
            <text:p>40,1%</text:p>
          </table:table-cell>
          <table:table-cell table:style-name="ce21" office:value-type="percentage" office:value="0.404489305202455" calcext:value-type="percentage">
            <text:p>40,4%</text:p>
          </table:table-cell>
          <table:table-cell table:style-name="ce21" office:value-type="percentage" office:value="0.421421928599003" calcext:value-type="percentage">
            <text:p>42,1%</text:p>
          </table:table-cell>
          <table:table-cell table:style-name="ce55" office:value-type="percentage" office:value="0.439190169226567" calcext:value-type="percentage">
            <text:p>43,9%</text:p>
          </table:table-cell>
          <table:table-cell table:style-name="ce21" office:value-type="percentage" office:value="0.554441939620621" calcext:value-type="percentage">
            <text:p>55,4%</text:p>
          </table:table-cell>
          <table:table-cell table:style-name="ce21" office:value-type="percentage" office:value="0.555788103356837" calcext:value-type="percentage">
            <text:p>55,6%</text:p>
          </table:table-cell>
          <table:table-cell table:style-name="ce21" office:value-type="percentage" office:value="0.552021502064101" calcext:value-type="percentage">
            <text:p>55,2%</text:p>
          </table:table-cell>
          <table:table-cell table:style-name="ce21" office:value-type="percentage" office:value="0.543399950903725" calcext:value-type="percentage">
            <text:p>54,3%</text:p>
          </table:table-cell>
          <table:table-cell table:style-name="ce21" office:value-type="percentage" office:value="0.54442062071869" calcext:value-type="percentage">
            <text:p>54,4%</text:p>
          </table:table-cell>
          <table:table-cell table:style-name="ce21" office:value-type="percentage" office:value="0.525645897011853" calcext:value-type="percentage">
            <text:p>52,6%</text:p>
          </table:table-cell>
          <table:table-cell table:style-name="ce21" office:value-type="percentage" office:value="0.51419612097198" calcext:value-type="percentage">
            <text:p>51,4%</text:p>
          </table:table-cell>
          <table:table-cell table:style-name="ce56" office:value-type="percentage" office:value="0.513678993470799" calcext:value-type="percentage">
            <text:p>51,4%</text:p>
          </table:table-cell>
          <table:table-cell table:style-name="ce56" office:value-type="percentage" office:value="0.519716365773619" calcext:value-type="percentage">
            <text:p>52,0%</text:p>
          </table:table-cell>
          <table:table-cell table:style-name="ce56" office:value-type="percentage" office:value="0.51988690730994" calcext:value-type="percentage">
            <text:p>52,0%</text:p>
          </table:table-cell>
          <table:table-cell table:style-name="ce56" office:value-type="percentage" office:value="0.502307077088806" calcext:value-type="percentage">
            <text:p>50,2%</text:p>
          </table:table-cell>
          <table:table-cell table:style-name="ce56" office:value-type="percentage" office:value="0.507527663314018" calcext:value-type="percentage">
            <text:p>50,8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2180987.7918537" calcext:value-type="float">
            <text:p><text:s/>2.180.988 </text:p>
          </table:table-cell>
          <table:table-cell table:style-name="ce27" office:value-type="float" office:value="2455541.52301624" calcext:value-type="float">
            <text:p><text:s/>2.455.542 </text:p>
          </table:table-cell>
          <table:table-cell table:style-name="ce27" office:value-type="float" office:value="2693051.8272277" calcext:value-type="float">
            <text:p><text:s/>2.693.052 </text:p>
          </table:table-cell>
          <table:table-cell table:style-name="ce27" office:value-type="float" office:value="2948743.73588761" calcext:value-type="float">
            <text:p><text:s/>2.948.744 </text:p>
          </table:table-cell>
          <table:table-cell table:style-name="ce27" office:value-type="float" office:value="3174690.66505968" calcext:value-type="float">
            <text:p><text:s/>3.174.691 </text:p>
          </table:table-cell>
          <table:table-cell table:style-name="ce27" office:value-type="float" office:value="3238738.0520292" calcext:value-type="float">
            <text:p><text:s/>3.238.738 </text:p>
          </table:table-cell>
          <table:table-cell table:style-name="ce27" office:value-type="float" office:value="3333233.4795778" calcext:value-type="float">
            <text:p><text:s/>3.333.233 </text:p>
          </table:table-cell>
          <table:table-cell table:style-name="ce27" office:value-type="float" office:value="3482142.78463974" calcext:value-type="float">
            <text:p><text:s/>3.482.143 </text:p>
          </table:table-cell>
          <table:table-cell table:style-name="ce27" office:value-type="float" office:value="3721316.87101224" calcext:value-type="float">
            <text:p><text:s/>3.721.317 </text:p>
          </table:table-cell>
          <table:table-cell table:style-name="ce27" office:value-type="float" office:value="3917484.19717743" calcext:value-type="float">
            <text:p><text:s/>3.917.484 </text:p>
          </table:table-cell>
          <table:table-cell table:style-name="ce27" office:value-type="float" office:value="3952694.72924876" calcext:value-type="float">
            <text:p><text:s/>3.952.695 </text:p>
          </table:table-cell>
          <table:table-cell table:style-name="ce27" office:value-type="float" office:value="4712981.72019826" calcext:value-type="float">
            <text:p><text:s/>4.712.982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561264453246281" calcext:value-type="percentage">
            <text:p>56,1%</text:p>
          </table:table-cell>
          <table:table-cell table:style-name="ce29" office:value-type="percentage" office:value="0.561089393708373" calcext:value-type="percentage">
            <text:p>56,1%</text:p>
          </table:table-cell>
          <table:table-cell table:style-name="ce29" office:value-type="percentage" office:value="0.559332516517481" calcext:value-type="percentage">
            <text:p>55,9%</text:p>
          </table:table-cell>
          <table:table-cell table:style-name="ce29" office:value-type="percentage" office:value="0.553067231522937" calcext:value-type="percentage">
            <text:p>55,3%</text:p>
          </table:table-cell>
          <table:table-cell table:style-name="ce29" office:value-type="percentage" office:value="0.549353972236415" calcext:value-type="percentage">
            <text:p>54,9%</text:p>
          </table:table-cell>
          <table:table-cell table:style-name="ce29" office:value-type="percentage" office:value="0.540168963979073" calcext:value-type="percentage">
            <text:p>54,0%</text:p>
          </table:table-cell>
          <table:table-cell table:style-name="ce29" office:value-type="percentage" office:value="0.531673168093584" calcext:value-type="percentage">
            <text:p>53,2%</text:p>
          </table:table-cell>
          <table:table-cell table:style-name="ce58" office:value-type="percentage" office:value="0.528760745367151" calcext:value-type="percentage">
            <text:p>52,9%</text:p>
          </table:table-cell>
          <table:table-cell table:style-name="ce58" office:value-type="percentage" office:value="0.531302392543532" calcext:value-type="percentage">
            <text:p>53,1%</text:p>
          </table:table-cell>
          <table:table-cell table:style-name="ce58" office:value-type="percentage" office:value="0.530168459210892" calcext:value-type="percentage">
            <text:p>53,0%</text:p>
          </table:table-cell>
          <table:table-cell table:style-name="ce58" office:value-type="percentage" office:value="0.519435487746355" calcext:value-type="percentage">
            <text:p>51,9%</text:p>
          </table:table-cell>
          <table:table-cell table:style-name="ce58" office:value-type="percentage" office:value="0.522959105637512" calcext:value-type="percentage">
            <text:p>52,3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2180987.7918537" calcext:value-type="float">
            <text:p><text:s/>2.180.988 </text:p>
          </table:table-cell>
          <table:table-cell table:style-name="ce32" office:value-type="float" office:value="2455541.52301624" calcext:value-type="float">
            <text:p><text:s/>2.455.542 </text:p>
          </table:table-cell>
          <table:table-cell table:style-name="ce32" office:value-type="float" office:value="2693051.8272277" calcext:value-type="float">
            <text:p><text:s/>2.693.052 </text:p>
          </table:table-cell>
          <table:table-cell table:style-name="ce32" office:value-type="float" office:value="2948743.73588761" calcext:value-type="float">
            <text:p><text:s/>2.948.744 </text:p>
          </table:table-cell>
          <table:table-cell table:style-name="ce32" office:value-type="float" office:value="3174690.66505968" calcext:value-type="float">
            <text:p><text:s/>3.174.691 </text:p>
          </table:table-cell>
          <table:table-cell table:style-name="ce32" office:value-type="float" office:value="3238738.0520292" calcext:value-type="float">
            <text:p><text:s/>3.238.738 </text:p>
          </table:table-cell>
          <table:table-cell table:style-name="ce32" office:value-type="float" office:value="3333233.4795778" calcext:value-type="float">
            <text:p><text:s/>3.333.233 </text:p>
          </table:table-cell>
          <table:table-cell table:style-name="ce32" office:value-type="float" office:value="3482142.78463974" calcext:value-type="float">
            <text:p><text:s/>3.482.143 </text:p>
          </table:table-cell>
          <table:table-cell table:style-name="ce32" office:value-type="float" office:value="3721316.87101224" calcext:value-type="float">
            <text:p><text:s/>3.721.317 </text:p>
          </table:table-cell>
          <table:table-cell table:style-name="ce32" office:value-type="float" office:value="3917484.19717743" calcext:value-type="float">
            <text:p><text:s/>3.917.484 </text:p>
          </table:table-cell>
          <table:table-cell table:style-name="ce32" office:value-type="float" office:value="3952694.72924876" calcext:value-type="float">
            <text:p><text:s/>3.952.695 </text:p>
          </table:table-cell>
          <table:table-cell table:style-name="ce32" office:value-type="float" office:value="4712981.72019826" calcext:value-type="float">
            <text:p><text:s/>4.712.982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1" table:style-name="ta2">
        <table:table-column table:style-name="co24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17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Minas Gerais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305173.970112003" calcext:value-type="float">
            <text:p><text:s/>305.174 </text:p>
          </table:table-cell>
          <table:table-cell table:style-name="ce13" office:value-type="float" office:value="349632.081956449" calcext:value-type="float">
            <text:p><text:s/>349.632 </text:p>
          </table:table-cell>
          <table:table-cell table:style-name="ce13" office:value-type="float" office:value="387095.922954505" calcext:value-type="float">
            <text:p><text:s/>387.096 </text:p>
          </table:table-cell>
          <table:table-cell table:style-name="ce13" office:value-type="float" office:value="428810.427766088" calcext:value-type="float">
            <text:p><text:s/>428.810 </text:p>
          </table:table-cell>
          <table:table-cell table:style-name="ce13" office:value-type="float" office:value="454153.432497184" calcext:value-type="float">
            <text:p><text:s/>454.153 </text:p>
          </table:table-cell>
          <table:table-cell table:style-name="ce13" office:value-type="float" office:value="457443.013233036" calcext:value-type="float">
            <text:p><text:s/>457.443 </text:p>
          </table:table-cell>
          <table:table-cell table:style-name="ce13" office:value-type="float" office:value="478472.742138856" calcext:value-type="float">
            <text:p><text:s/>478.473 </text:p>
          </table:table-cell>
          <table:table-cell table:style-name="ce13" office:value-type="float" office:value="505075.611863008" calcext:value-type="float">
            <text:p><text:s/>505.076 </text:p>
          </table:table-cell>
          <table:table-cell table:style-name="ce13" office:value-type="float" office:value="538784.653282485" calcext:value-type="float">
            <text:p><text:s/>538.785 </text:p>
          </table:table-cell>
          <table:table-cell table:style-name="ce13" office:value-type="float" office:value="571464.979434875" calcext:value-type="float">
            <text:p><text:s/>571.465 </text:p>
          </table:table-cell>
          <table:table-cell table:style-name="ce13" office:value-type="float" office:value="601083.486793983" calcext:value-type="float">
            <text:p><text:s/>601.083 </text:p>
          </table:table-cell>
          <table:table-cell table:style-name="ce13" office:value-type="float" office:value="754065.570529669" calcext:value-type="float">
            <text:p><text:s/>754.066 </text:p>
          </table:table-cell>
          <table:table-cell table:style-name="ce14" office:value-type="percentage" office:value="0.869135906870008" calcext:value-type="percentage">
            <text:p>86,9%</text:p>
          </table:table-cell>
          <table:table-cell table:style-name="ce15" office:value-type="percentage" office:value="0.873807823621962" calcext:value-type="percentage">
            <text:p>87,4%</text:p>
          </table:table-cell>
          <table:table-cell table:style-name="ce15" office:value-type="percentage" office:value="0.875222587931067" calcext:value-type="percentage">
            <text:p>87,5%</text:p>
          </table:table-cell>
          <table:table-cell table:style-name="ce15" office:value-type="percentage" office:value="0.878701064507533" calcext:value-type="percentage">
            <text:p>87,9%</text:p>
          </table:table-cell>
          <table:table-cell table:style-name="ce15" office:value-type="percentage" office:value="0.879062250013603" calcext:value-type="percentage">
            <text:p>87,9%</text:p>
          </table:table-cell>
          <table:table-cell table:style-name="ce15" office:value-type="percentage" office:value="0.880830964231133" calcext:value-type="percentage">
            <text:p>88,1%</text:p>
          </table:table-cell>
          <table:table-cell table:style-name="ce15" office:value-type="percentage" office:value="0.878237056550686" calcext:value-type="percentage">
            <text:p>87,8%</text:p>
          </table:table-cell>
          <table:table-cell table:style-name="ce15" office:value-type="percentage" office:value="0.876296047815489" calcext:value-type="percentage">
            <text:p>87,6%</text:p>
          </table:table-cell>
          <table:table-cell table:style-name="ce15" office:value-type="percentage" office:value="0.876249538421214" calcext:value-type="percentage">
            <text:p>87,6%</text:p>
          </table:table-cell>
          <table:table-cell table:style-name="ce15" office:value-type="percentage" office:value="0.876651212942576" calcext:value-type="percentage">
            <text:p>87,7%</text:p>
          </table:table-cell>
          <table:table-cell table:style-name="ce15" office:value-type="percentage" office:value="0.880339351299826" calcext:value-type="percentage">
            <text:p>88,0%</text:p>
          </table:table-cell>
          <table:table-cell table:style-name="ce54" office:value-type="percentage" office:value="0.879281177279519" calcext:value-type="percentage">
            <text:p>87,9%</text:p>
          </table:table-cell>
          <table:table-cell table:style-name="ce15" office:value-type="percentage" office:value="0.0923974428407079" calcext:value-type="percentage">
            <text:p>9,2%</text:p>
          </table:table-cell>
          <table:table-cell table:style-name="ce15" office:value-type="percentage" office:value="0.0939754729202777" calcext:value-type="percentage">
            <text:p>9,4%</text:p>
          </table:table-cell>
          <table:table-cell table:style-name="ce15" office:value-type="percentage" office:value="0.0945460272431487" calcext:value-type="percentage">
            <text:p>9,5%</text:p>
          </table:table-cell>
          <table:table-cell table:style-name="ce15" office:value-type="percentage" office:value="0.0941662335665655" calcext:value-type="percentage">
            <text:p>9,4%</text:p>
          </table:table-cell>
          <table:table-cell table:style-name="ce15" office:value-type="percentage" office:value="0.0913287202768502" calcext:value-type="percentage">
            <text:p>9,1%</text:p>
          </table:table-cell>
          <table:table-cell table:style-name="ce15" office:value-type="percentage" office:value="0.0887273885688661" calcext:value-type="percentage">
            <text:p>8,9%</text:p>
          </table:table-cell>
          <table:table-cell table:style-name="ce15" office:value-type="percentage" office:value="0.0882820030139102" calcext:value-type="percentage">
            <text:p>8,8%</text:p>
          </table:table-cell>
          <table:table-cell table:style-name="ce15" office:value-type="percentage" office:value="0.0890483429901951" calcext:value-type="percentage">
            <text:p>8,9%</text:p>
          </table:table-cell>
          <table:table-cell table:style-name="ce15" office:value-type="percentage" office:value="0.0896308781651573" calcext:value-type="percentage">
            <text:p>9,0%</text:p>
          </table:table-cell>
          <table:table-cell table:style-name="ce15" office:value-type="percentage" office:value="0.0898998565029939" calcext:value-type="percentage">
            <text:p>9,0%</text:p>
          </table:table-cell>
          <table:table-cell table:style-name="ce15" office:value-type="percentage" office:value="0.0911431734365291" calcext:value-type="percentage">
            <text:p>9,1%</text:p>
          </table:table-cell>
          <table:table-cell table:style-name="ce15" office:value-type="percentage" office:value="0.0977528737726916" calcext:value-type="percentage">
            <text:p>9,8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43134.605827582" calcext:value-type="float">
            <text:p><text:s/>143.135 </text:p>
          </table:table-cell>
          <table:table-cell table:style-name="ce19" office:value-type="float" office:value="165167.283753416" calcext:value-type="float">
            <text:p><text:s/>165.167 </text:p>
          </table:table-cell>
          <table:table-cell table:style-name="ce19" office:value-type="float" office:value="187931.509600842" calcext:value-type="float">
            <text:p><text:s/>187.932 </text:p>
          </table:table-cell>
          <table:table-cell table:style-name="ce19" office:value-type="float" office:value="210752.960086114" calcext:value-type="float">
            <text:p><text:s/>210.753 </text:p>
          </table:table-cell>
          <table:table-cell table:style-name="ce19" office:value-type="float" office:value="224560.848622651" calcext:value-type="float">
            <text:p><text:s/>224.561 </text:p>
          </table:table-cell>
          <table:table-cell table:style-name="ce19" office:value-type="float" office:value="235914.77700187" calcext:value-type="float">
            <text:p><text:s/>235.915 </text:p>
          </table:table-cell>
          <table:table-cell table:style-name="ce19" office:value-type="float" office:value="246054.872297465" calcext:value-type="float">
            <text:p><text:s/>246.055 </text:p>
          </table:table-cell>
          <table:table-cell table:style-name="ce19" office:value-type="float" office:value="259797.890235778" calcext:value-type="float">
            <text:p><text:s/>259.798 </text:p>
          </table:table-cell>
          <table:table-cell table:style-name="ce19" office:value-type="float" office:value="272649.475319159" calcext:value-type="float">
            <text:p><text:s/>272.649 </text:p>
          </table:table-cell>
          <table:table-cell table:style-name="ce19" office:value-type="float" office:value="283565.066929171" calcext:value-type="float">
            <text:p><text:s/>283.565 </text:p>
          </table:table-cell>
          <table:table-cell table:style-name="ce19" office:value-type="float" office:value="283831.842464139" calcext:value-type="float">
            <text:p><text:s/>283.832 </text:p>
          </table:table-cell>
          <table:table-cell table:style-name="ce19" office:value-type="float" office:value="317715.575913149" calcext:value-type="float">
            <text:p><text:s/>317.716 </text:p>
          </table:table-cell>
          <table:table-cell table:style-name="ce20" office:value-type="percentage" office:value="0.407647563764298" calcext:value-type="percentage">
            <text:p>40,8%</text:p>
          </table:table-cell>
          <table:table-cell table:style-name="ce21" office:value-type="percentage" office:value="0.412789535624197" calcext:value-type="percentage">
            <text:p>41,3%</text:p>
          </table:table-cell>
          <table:table-cell table:style-name="ce21" office:value-type="percentage" office:value="0.424912515045974" calcext:value-type="percentage">
            <text:p>42,5%</text:p>
          </table:table-cell>
          <table:table-cell table:style-name="ce21" office:value-type="percentage" office:value="0.431866480814223" calcext:value-type="percentage">
            <text:p>43,2%</text:p>
          </table:table-cell>
          <table:table-cell table:style-name="ce21" office:value-type="percentage" office:value="0.43466139575289" calcext:value-type="percentage">
            <text:p>43,5%</text:p>
          </table:table-cell>
          <table:table-cell table:style-name="ce21" office:value-type="percentage" office:value="0.454266508595835" calcext:value-type="percentage">
            <text:p>45,4%</text:p>
          </table:table-cell>
          <table:table-cell table:style-name="ce21" office:value-type="percentage" office:value="0.451633892101148" calcext:value-type="percentage">
            <text:p>45,2%</text:p>
          </table:table-cell>
          <table:table-cell table:style-name="ce21" office:value-type="percentage" office:value="0.450744124438467" calcext:value-type="percentage">
            <text:p>45,1%</text:p>
          </table:table-cell>
          <table:table-cell table:style-name="ce21" office:value-type="percentage" office:value="0.443422015537513" calcext:value-type="percentage">
            <text:p>44,3%</text:p>
          </table:table-cell>
          <table:table-cell table:style-name="ce21" office:value-type="percentage" office:value="0.435000689136594" calcext:value-type="percentage">
            <text:p>43,5%</text:p>
          </table:table-cell>
          <table:table-cell table:style-name="ce21" office:value-type="percentage" office:value="0.415696563893054" calcext:value-type="percentage">
            <text:p>41,6%</text:p>
          </table:table-cell>
          <table:table-cell table:style-name="ce55" office:value-type="percentage" office:value="0.370473519209644" calcext:value-type="percentage">
            <text:p>37,0%</text:p>
          </table:table-cell>
          <table:table-cell table:style-name="ce21" office:value-type="percentage" office:value="0.0884535226565375" calcext:value-type="percentage">
            <text:p>8,8%</text:p>
          </table:table-cell>
          <table:table-cell table:style-name="ce21" office:value-type="percentage" office:value="0.0894352301401284" calcext:value-type="percentage">
            <text:p>8,9%</text:p>
          </table:table-cell>
          <table:table-cell table:style-name="ce21" office:value-type="percentage" office:value="0.091279668009894" calcext:value-type="percentage">
            <text:p>9,1%</text:p>
          </table:table-cell>
          <table:table-cell table:style-name="ce21" office:value-type="percentage" office:value="0.0914046804984462" calcext:value-type="percentage">
            <text:p>9,1%</text:p>
          </table:table-cell>
          <table:table-cell table:style-name="ce21" office:value-type="percentage" office:value="0.0892755093279161" calcext:value-type="percentage">
            <text:p>8,9%</text:p>
          </table:table-cell>
          <table:table-cell table:style-name="ce21" office:value-type="percentage" office:value="0.0882907975995201" calcext:value-type="percentage">
            <text:p>8,8%</text:p>
          </table:table-cell>
          <table:table-cell table:style-name="ce21" office:value-type="percentage" office:value="0.0878003537984328" calcext:value-type="percentage">
            <text:p>8,8%</text:p>
          </table:table-cell>
          <table:table-cell table:style-name="ce21" office:value-type="percentage" office:value="0.0889555209318622" calcext:value-type="percentage">
            <text:p>8,9%</text:p>
          </table:table-cell>
          <table:table-cell table:style-name="ce21" office:value-type="percentage" office:value="0.089224387845288" calcext:value-type="percentage">
            <text:p>8,9%</text:p>
          </table:table-cell>
          <table:table-cell table:style-name="ce21" office:value-type="percentage" office:value="0.0881271807417677" calcext:value-type="percentage">
            <text:p>8,8%</text:p>
          </table:table-cell>
          <table:table-cell table:style-name="ce21" office:value-type="percentage" office:value="0.0889101961988856" calcext:value-type="percentage">
            <text:p>8,9%</text:p>
          </table:table-cell>
          <table:table-cell table:style-name="ce21" office:value-type="percentage" office:value="0.089886058219418" calcext:value-type="percentage">
            <text:p>9,0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13453.248783865" calcext:value-type="float">
            <text:p><text:s/>113.453 </text:p>
          </table:table-cell>
          <table:table-cell table:style-name="ce13" office:value-type="float" office:value="130487.36248431" calcext:value-type="float">
            <text:p><text:s/>130.487 </text:p>
          </table:table-cell>
          <table:table-cell table:style-name="ce13" office:value-type="float" office:value="149085.055023598" calcext:value-type="float">
            <text:p><text:s/>149.085 </text:p>
          </table:table-cell>
          <table:table-cell table:style-name="ce13" office:value-type="float" office:value="167646.363105107" calcext:value-type="float">
            <text:p><text:s/>167.646 </text:p>
          </table:table-cell>
          <table:table-cell table:style-name="ce13" office:value-type="float" office:value="179127.993651028" calcext:value-type="float">
            <text:p><text:s/>179.128 </text:p>
          </table:table-cell>
          <table:table-cell table:style-name="ce13" office:value-type="float" office:value="188406.181872879" calcext:value-type="float">
            <text:p><text:s/>188.406 </text:p>
          </table:table-cell>
          <table:table-cell table:style-name="ce13" office:value-type="float" office:value="196254.105546662" calcext:value-type="float">
            <text:p><text:s/>196.254 </text:p>
          </table:table-cell>
          <table:table-cell table:style-name="ce13" office:value-type="float" office:value="206362.536261905" calcext:value-type="float">
            <text:p><text:s/>206.363 </text:p>
          </table:table-cell>
          <table:table-cell table:style-name="ce13" office:value-type="float" office:value="216590.558707167" calcext:value-type="float">
            <text:p><text:s/>216.591 </text:p>
          </table:table-cell>
          <table:table-cell table:style-name="ce13" office:value-type="float" office:value="224264.747187969" calcext:value-type="float">
            <text:p><text:s/>224.265 </text:p>
          </table:table-cell>
          <table:table-cell table:style-name="ce13" office:value-type="float" office:value="225487.344921179" calcext:value-type="float">
            <text:p><text:s/>225.487 </text:p>
          </table:table-cell>
          <table:table-cell table:style-name="ce13" office:value-type="float" office:value="251818.685948794" calcext:value-type="float">
            <text:p><text:s/>251.819 </text:p>
          </table:table-cell>
          <table:table-cell table:style-name="ce14" office:value-type="percentage" office:value="0.323115016110067" calcext:value-type="percentage">
            <text:p>32,3%</text:p>
          </table:table-cell>
          <table:table-cell table:style-name="ce15" office:value-type="percentage" office:value="0.326116749883347" calcext:value-type="percentage">
            <text:p>32,6%</text:p>
          </table:table-cell>
          <table:table-cell table:style-name="ce15" office:value-type="percentage" office:value="0.337080811091194" calcext:value-type="percentage">
            <text:p>33,7%</text:p>
          </table:table-cell>
          <table:table-cell table:style-name="ce15" office:value-type="percentage" office:value="0.343534177768716" calcext:value-type="percentage">
            <text:p>34,4%</text:p>
          </table:table-cell>
          <table:table-cell table:style-name="ce15" office:value-type="percentage" office:value="0.346721274952099" calcext:value-type="percentage">
            <text:p>34,7%</text:p>
          </table:table-cell>
          <table:table-cell table:style-name="ce15" office:value-type="percentage" office:value="0.362786170179523" calcext:value-type="percentage">
            <text:p>36,3%</text:p>
          </table:table-cell>
          <table:table-cell table:style-name="ce15" office:value-type="percentage" office:value="0.360224549513145" calcext:value-type="percentage">
            <text:p>36,0%</text:p>
          </table:table-cell>
          <table:table-cell table:style-name="ce15" office:value-type="percentage" office:value="0.358034857942291" calcext:value-type="percentage">
            <text:p>35,8%</text:p>
          </table:table-cell>
          <table:table-cell table:style-name="ce15" office:value-type="percentage" office:value="0.352250896415274" calcext:value-type="percentage">
            <text:p>35,2%</text:p>
          </table:table-cell>
          <table:table-cell table:style-name="ce15" office:value-type="percentage" office:value="0.344031514996796" calcext:value-type="percentage">
            <text:p>34,4%</text:p>
          </table:table-cell>
          <table:table-cell table:style-name="ce15" office:value-type="percentage" office:value="0.330245943060265" calcext:value-type="percentage">
            <text:p>33,0%</text:p>
          </table:table-cell>
          <table:table-cell table:style-name="ce54" office:value-type="percentage" office:value="0.293634186860578" calcext:value-type="percentage">
            <text:p>29,4%</text:p>
          </table:table-cell>
          <table:table-cell table:style-name="ce15" office:value-type="percentage" office:value="0.0888237541221143" calcext:value-type="percentage">
            <text:p>8,9%</text:p>
          </table:table-cell>
          <table:table-cell table:style-name="ce15" office:value-type="percentage" office:value="0.0897650147279171" calcext:value-type="percentage">
            <text:p>9,0%</text:p>
          </table:table-cell>
          <table:table-cell table:style-name="ce15" office:value-type="percentage" office:value="0.0916328289991955" calcext:value-type="percentage">
            <text:p>9,2%</text:p>
          </table:table-cell>
          <table:table-cell table:style-name="ce15" office:value-type="percentage" office:value="0.0920016700079065" calcext:value-type="percentage">
            <text:p>9,2%</text:p>
          </table:table-cell>
          <table:table-cell table:style-name="ce15" office:value-type="percentage" office:value="0.0895456847329862" calcext:value-type="percentage">
            <text:p>9,0%</text:p>
          </table:table-cell>
          <table:table-cell table:style-name="ce15" office:value-type="percentage" office:value="0.0885846952264002" calcext:value-type="percentage">
            <text:p>8,9%</text:p>
          </table:table-cell>
          <table:table-cell table:style-name="ce15" office:value-type="percentage" office:value="0.0880342752527092" calcext:value-type="percentage">
            <text:p>8,8%</text:p>
          </table:table-cell>
          <table:table-cell table:style-name="ce15" office:value-type="percentage" office:value="0.0892434493241326" calcext:value-type="percentage">
            <text:p>8,9%</text:p>
          </table:table-cell>
          <table:table-cell table:style-name="ce15" office:value-type="percentage" office:value="0.0894153232621119" calcext:value-type="percentage">
            <text:p>8,9%</text:p>
          </table:table-cell>
          <table:table-cell table:style-name="ce15" office:value-type="percentage" office:value="0.088303880503655" calcext:value-type="percentage">
            <text:p>8,8%</text:p>
          </table:table-cell>
          <table:table-cell table:style-name="ce15" office:value-type="percentage" office:value="0.0890564052610524" calcext:value-type="percentage">
            <text:p>8,9%</text:p>
          </table:table-cell>
          <table:table-cell table:style-name="ce15" office:value-type="percentage" office:value="0.0900956796455379" calcext:value-type="percentage">
            <text:p>9,0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29681.3570437176" calcext:value-type="float">
            <text:p><text:s/>29.681 </text:p>
          </table:table-cell>
          <table:table-cell table:style-name="ce13" office:value-type="float" office:value="34679.9212691062" calcext:value-type="float">
            <text:p><text:s/>34.680 </text:p>
          </table:table-cell>
          <table:table-cell table:style-name="ce13" office:value-type="float" office:value="38846.4545772443" calcext:value-type="float">
            <text:p><text:s/>38.846 </text:p>
          </table:table-cell>
          <table:table-cell table:style-name="ce13" office:value-type="float" office:value="43106.5969810066" calcext:value-type="float">
            <text:p><text:s/>43.107 </text:p>
          </table:table-cell>
          <table:table-cell table:style-name="ce13" office:value-type="float" office:value="45432.8549716228" calcext:value-type="float">
            <text:p><text:s/>45.433 </text:p>
          </table:table-cell>
          <table:table-cell table:style-name="ce13" office:value-type="float" office:value="47508.5951289909" calcext:value-type="float">
            <text:p><text:s/>47.509 </text:p>
          </table:table-cell>
          <table:table-cell table:style-name="ce13" office:value-type="float" office:value="49800.7667508022" calcext:value-type="float">
            <text:p><text:s/>49.801 </text:p>
          </table:table-cell>
          <table:table-cell table:style-name="ce13" office:value-type="float" office:value="53435.3539738733" calcext:value-type="float">
            <text:p><text:s/>53.435 </text:p>
          </table:table-cell>
          <table:table-cell table:style-name="ce13" office:value-type="float" office:value="56058.916611992" calcext:value-type="float">
            <text:p><text:s/>56.059 </text:p>
          </table:table-cell>
          <table:table-cell table:style-name="ce13" office:value-type="float" office:value="59300.3197412018" calcext:value-type="float">
            <text:p><text:s/>59.300 </text:p>
          </table:table-cell>
          <table:table-cell table:style-name="ce13" office:value-type="float" office:value="58344.4975429596" calcext:value-type="float">
            <text:p><text:s/>58.344 </text:p>
          </table:table-cell>
          <table:table-cell table:style-name="ce13" office:value-type="float" office:value="65896.8899643557" calcext:value-type="float">
            <text:p><text:s/>65.897 </text:p>
          </table:table-cell>
          <table:table-cell table:style-name="ce14" office:value-type="percentage" office:value="0.0845325476542318" calcext:value-type="percentage">
            <text:p>8,5%</text:p>
          </table:table-cell>
          <table:table-cell table:style-name="ce15" office:value-type="percentage" office:value="0.0866727857408501" calcext:value-type="percentage">
            <text:p>8,7%</text:p>
          </table:table-cell>
          <table:table-cell table:style-name="ce15" office:value-type="percentage" office:value="0.08783170395478" calcext:value-type="percentage">
            <text:p>8,8%</text:p>
          </table:table-cell>
          <table:table-cell table:style-name="ce15" office:value-type="percentage" office:value="0.0883323030455073" calcext:value-type="percentage">
            <text:p>8,8%</text:p>
          </table:table-cell>
          <table:table-cell table:style-name="ce15" office:value-type="percentage" office:value="0.0879401208007915" calcext:value-type="percentage">
            <text:p>8,8%</text:p>
          </table:table-cell>
          <table:table-cell table:style-name="ce15" office:value-type="percentage" office:value="0.0914803384163119" calcext:value-type="percentage">
            <text:p>9,1%</text:p>
          </table:table-cell>
          <table:table-cell table:style-name="ce15" office:value-type="percentage" office:value="0.0914093425880028" calcext:value-type="percentage">
            <text:p>9,1%</text:p>
          </table:table-cell>
          <table:table-cell table:style-name="ce15" office:value-type="percentage" office:value="0.0927092664961761" calcext:value-type="percentage">
            <text:p>9,3%</text:p>
          </table:table-cell>
          <table:table-cell table:style-name="ce15" office:value-type="percentage" office:value="0.0911711191222384" calcext:value-type="percentage">
            <text:p>9,1%</text:p>
          </table:table-cell>
          <table:table-cell table:style-name="ce15" office:value-type="percentage" office:value="0.0909691741397978" calcext:value-type="percentage">
            <text:p>9,1%</text:p>
          </table:table-cell>
          <table:table-cell table:style-name="ce15" office:value-type="percentage" office:value="0.0854506208327889" calcext:value-type="percentage">
            <text:p>8,5%</text:p>
          </table:table-cell>
          <table:table-cell table:style-name="ce54" office:value-type="percentage" office:value="0.0768393323490665" calcext:value-type="percentage">
            <text:p>7,7%</text:p>
          </table:table-cell>
          <table:table-cell table:style-name="ce15" office:value-type="percentage" office:value="0.0870663587912106" calcext:value-type="percentage">
            <text:p>8,7%</text:p>
          </table:table-cell>
          <table:table-cell table:style-name="ce15" office:value-type="percentage" office:value="0.0882157915505618" calcext:value-type="percentage">
            <text:p>8,8%</text:p>
          </table:table-cell>
          <table:table-cell table:style-name="ce15" office:value-type="percentage" office:value="0.0899492083914973" calcext:value-type="percentage">
            <text:p>9,0%</text:p>
          </table:table-cell>
          <table:table-cell table:style-name="ce15" office:value-type="percentage" office:value="0.0891547663220426" calcext:value-type="percentage">
            <text:p>8,9%</text:p>
          </table:table-cell>
          <table:table-cell table:style-name="ce15" office:value-type="percentage" office:value="0.0882259883711799" calcext:value-type="percentage">
            <text:p>8,8%</text:p>
          </table:table-cell>
          <table:table-cell table:style-name="ce15" office:value-type="percentage" office:value="0.0871442317818797" calcext:value-type="percentage">
            <text:p>8,7%</text:p>
          </table:table-cell>
          <table:table-cell table:style-name="ce15" office:value-type="percentage" office:value="0.0868904965432809" calcext:value-type="percentage">
            <text:p>8,7%</text:p>
          </table:table-cell>
          <table:table-cell table:style-name="ce15" office:value-type="percentage" office:value="0.0878607949164448" calcext:value-type="percentage">
            <text:p>8,8%</text:p>
          </table:table-cell>
          <table:table-cell table:style-name="ce15" office:value-type="percentage" office:value="0.0884942840869679" calcext:value-type="percentage">
            <text:p>8,8%</text:p>
          </table:table-cell>
          <table:table-cell table:style-name="ce15" office:value-type="percentage" office:value="0.0874652755011554" calcext:value-type="percentage">
            <text:p>8,7%</text:p>
          </table:table-cell>
          <table:table-cell table:style-name="ce15" office:value-type="percentage" office:value="0.0883496181648797" calcext:value-type="percentage">
            <text:p>8,8%</text:p>
          </table:table-cell>
          <table:table-cell table:style-name="ce15" office:value-type="percentage" office:value="0.089093916672781" calcext:value-type="percentage">
            <text:p>8,9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49818.9261896836" calcext:value-type="float">
            <text:p><text:s/>49.819 </text:p>
          </table:table-cell>
          <table:table-cell table:style-name="ce19" office:value-type="float" office:value="54232.9735367017" calcext:value-type="float">
            <text:p><text:s/>54.233 </text:p>
          </table:table-cell>
          <table:table-cell table:style-name="ce19" office:value-type="float" office:value="59333.0448617592" calcext:value-type="float">
            <text:p><text:s/>59.333 </text:p>
          </table:table-cell>
          <table:table-cell table:style-name="ce19" office:value-type="float" office:value="63851.1116798976" calcext:value-type="float">
            <text:p><text:s/>63.851 </text:p>
          </table:table-cell>
          <table:table-cell table:style-name="ce19" office:value-type="float" office:value="67552.291857114" calcext:value-type="float">
            <text:p><text:s/>67.552 </text:p>
          </table:table-cell>
          <table:table-cell table:style-name="ce19" office:value-type="float" office:value="67091.8864358961" calcext:value-type="float">
            <text:p><text:s/>67.092 </text:p>
          </table:table-cell>
          <table:table-cell table:style-name="ce19" office:value-type="float" office:value="71533.309334511" calcext:value-type="float">
            <text:p><text:s/>71.533 </text:p>
          </table:table-cell>
          <table:table-cell table:style-name="ce19" office:value-type="float" office:value="77454.635287554" calcext:value-type="float">
            <text:p><text:s/>77.455 </text:p>
          </table:table-cell>
          <table:table-cell table:style-name="ce19" office:value-type="float" office:value="83488.9155248282" calcext:value-type="float">
            <text:p><text:s/>83.489 </text:p>
          </table:table-cell>
          <table:table-cell table:style-name="ce19" office:value-type="float" office:value="88722.6521229789" calcext:value-type="float">
            <text:p><text:s/>88.723 </text:p>
          </table:table-cell>
          <table:table-cell table:style-name="ce19" office:value-type="float" office:value="89846.429822428" calcext:value-type="float">
            <text:p><text:s/>89.846 </text:p>
          </table:table-cell>
          <table:table-cell table:style-name="ce19" office:value-type="float" office:value="113658.997954384" calcext:value-type="float">
            <text:p><text:s/>113.659 </text:p>
          </table:table-cell>
          <table:table-cell table:style-name="ce20" office:value-type="percentage" office:value="0.141884373615709" calcext:value-type="percentage">
            <text:p>14,2%</text:p>
          </table:table-cell>
          <table:table-cell table:style-name="ce21" office:value-type="percentage" office:value="0.13554018358234" calcext:value-type="percentage">
            <text:p>13,6%</text:p>
          </table:table-cell>
          <table:table-cell table:style-name="ce21" office:value-type="percentage" office:value="0.13415181611159" calcext:value-type="percentage">
            <text:p>13,4%</text:p>
          </table:table-cell>
          <table:table-cell table:style-name="ce21" office:value-type="percentage" office:value="0.130841127384432" calcext:value-type="percentage">
            <text:p>13,1%</text:p>
          </table:table-cell>
          <table:table-cell table:style-name="ce21" office:value-type="percentage" office:value="0.130754642427719" calcext:value-type="percentage">
            <text:p>13,1%</text:p>
          </table:table-cell>
          <table:table-cell table:style-name="ce21" office:value-type="percentage" office:value="0.129189012208851" calcext:value-type="percentage">
            <text:p>12,9%</text:p>
          </table:table-cell>
          <table:table-cell table:style-name="ce21" office:value-type="percentage" office:value="0.131299439868696" calcext:value-type="percentage">
            <text:p>13,1%</text:p>
          </table:table-cell>
          <table:table-cell table:style-name="ce21" office:value-type="percentage" office:value="0.134382237418113" calcext:value-type="percentage">
            <text:p>13,4%</text:p>
          </table:table-cell>
          <table:table-cell table:style-name="ce21" office:value-type="percentage" office:value="0.135781751106341" calcext:value-type="percentage">
            <text:p>13,6%</text:p>
          </table:table-cell>
          <table:table-cell table:style-name="ce21" office:value-type="percentage" office:value="0.136104264299813" calcext:value-type="percentage">
            <text:p>13,6%</text:p>
          </table:table-cell>
          <table:table-cell table:style-name="ce21" office:value-type="percentage" office:value="0.131587956555511" calcext:value-type="percentage">
            <text:p>13,2%</text:p>
          </table:table-cell>
          <table:table-cell table:style-name="ce55" office:value-type="percentage" office:value="0.13253252957769" calcext:value-type="percentage">
            <text:p>13,3%</text:p>
          </table:table-cell>
          <table:table-cell table:style-name="ce21" office:value-type="percentage" office:value="0.0795963000018911" calcext:value-type="percentage">
            <text:p>8,0%</text:p>
          </table:table-cell>
          <table:table-cell table:style-name="ce21" office:value-type="percentage" office:value="0.0777712070678603" calcext:value-type="percentage">
            <text:p>7,8%</text:p>
          </table:table-cell>
          <table:table-cell table:style-name="ce21" office:value-type="percentage" office:value="0.0775084713623432" calcext:value-type="percentage">
            <text:p>7,8%</text:p>
          </table:table-cell>
          <table:table-cell table:style-name="ce21" office:value-type="percentage" office:value="0.0771237219529964" calcext:value-type="percentage">
            <text:p>7,7%</text:p>
          </table:table-cell>
          <table:table-cell table:style-name="ce21" office:value-type="percentage" office:value="0.0783357771686962" calcext:value-type="percentage">
            <text:p>7,8%</text:p>
          </table:table-cell>
          <table:table-cell table:style-name="ce21" office:value-type="percentage" office:value="0.0746348584001026" calcext:value-type="percentage">
            <text:p>7,5%</text:p>
          </table:table-cell>
          <table:table-cell table:style-name="ce21" office:value-type="percentage" office:value="0.0785760837181709" calcext:value-type="percentage">
            <text:p>7,9%</text:p>
          </table:table-cell>
          <table:table-cell table:style-name="ce21" office:value-type="percentage" office:value="0.0787629669312486" calcext:value-type="percentage">
            <text:p>7,9%</text:p>
          </table:table-cell>
          <table:table-cell table:style-name="ce21" office:value-type="percentage" office:value="0.0775085136301529" calcext:value-type="percentage">
            <text:p>7,8%</text:p>
          </table:table-cell>
          <table:table-cell table:style-name="ce21" office:value-type="percentage" office:value="0.0789686076440066" calcext:value-type="percentage">
            <text:p>7,9%</text:p>
          </table:table-cell>
          <table:table-cell table:style-name="ce21" office:value-type="percentage" office:value="0.0816006068949938" calcext:value-type="percentage">
            <text:p>8,2%</text:p>
          </table:table-cell>
          <table:table-cell table:style-name="ce21" office:value-type="percentage" office:value="0.0812369321490409" calcext:value-type="percentage">
            <text:p>8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45949.4476409426" calcext:value-type="float">
            <text:p><text:s/>45.949 </text:p>
          </table:table-cell>
          <table:table-cell table:style-name="ce13" office:value-type="float" office:value="50492.6050796692" calcext:value-type="float">
            <text:p><text:s/>50.493 </text:p>
          </table:table-cell>
          <table:table-cell table:style-name="ce13" office:value-type="float" office:value="55186.9069134474" calcext:value-type="float">
            <text:p><text:s/>55.187 </text:p>
          </table:table-cell>
          <table:table-cell table:style-name="ce13" office:value-type="float" office:value="59194.4752510882" calcext:value-type="float">
            <text:p><text:s/>59.194 </text:p>
          </table:table-cell>
          <table:table-cell table:style-name="ce13" office:value-type="float" office:value="62480.5516036644" calcext:value-type="float">
            <text:p><text:s/>62.481 </text:p>
          </table:table-cell>
          <table:table-cell table:style-name="ce13" office:value-type="float" office:value="61888.1999155991" calcext:value-type="float">
            <text:p><text:s/>61.888 </text:p>
          </table:table-cell>
          <table:table-cell table:style-name="ce13" office:value-type="float" office:value="66337.7262534463" calcext:value-type="float">
            <text:p><text:s/>66.338 </text:p>
          </table:table-cell>
          <table:table-cell table:style-name="ce13" office:value-type="float" office:value="71299.9328197585" calcext:value-type="float">
            <text:p><text:s/>71.300 </text:p>
          </table:table-cell>
          <table:table-cell table:style-name="ce13" office:value-type="float" office:value="76091.1665133718" calcext:value-type="float">
            <text:p><text:s/>76.091 </text:p>
          </table:table-cell>
          <table:table-cell table:style-name="ce13" office:value-type="float" office:value="80407.7049325947" calcext:value-type="float">
            <text:p><text:s/>80.408 </text:p>
          </table:table-cell>
          <table:table-cell table:style-name="ce13" office:value-type="float" office:value="81702.6296126957" calcext:value-type="float">
            <text:p><text:s/>81.703 </text:p>
          </table:table-cell>
          <table:table-cell table:style-name="ce13" office:value-type="float" office:value="103527.643125529" calcext:value-type="float">
            <text:p><text:s/>103.528 </text:p>
          </table:table-cell>
          <table:table-cell table:style-name="ce14" office:value-type="percentage" office:value="0.130864093129992" calcext:value-type="percentage">
            <text:p>13,1%</text:p>
          </table:table-cell>
          <table:table-cell table:style-name="ce15" office:value-type="percentage" office:value="0.126192176378038" calcext:value-type="percentage">
            <text:p>12,6%</text:p>
          </table:table-cell>
          <table:table-cell table:style-name="ce15" office:value-type="percentage" office:value="0.124777412068933" calcext:value-type="percentage">
            <text:p>12,5%</text:p>
          </table:table-cell>
          <table:table-cell table:style-name="ce15" office:value-type="percentage" office:value="0.121298935492467" calcext:value-type="percentage">
            <text:p>12,1%</text:p>
          </table:table-cell>
          <table:table-cell table:style-name="ce15" office:value-type="percentage" office:value="0.120937749986397" calcext:value-type="percentage">
            <text:p>12,1%</text:p>
          </table:table-cell>
          <table:table-cell table:style-name="ce15" office:value-type="percentage" office:value="0.119169035768868" calcext:value-type="percentage">
            <text:p>11,9%</text:p>
          </table:table-cell>
          <table:table-cell table:style-name="ce15" office:value-type="percentage" office:value="0.121762943449314" calcext:value-type="percentage">
            <text:p>12,2%</text:p>
          </table:table-cell>
          <table:table-cell table:style-name="ce15" office:value-type="percentage" office:value="0.123703952184511" calcext:value-type="percentage">
            <text:p>12,4%</text:p>
          </table:table-cell>
          <table:table-cell table:style-name="ce15" office:value-type="percentage" office:value="0.123750461578786" calcext:value-type="percentage">
            <text:p>12,4%</text:p>
          </table:table-cell>
          <table:table-cell table:style-name="ce15" office:value-type="percentage" office:value="0.123348787057424" calcext:value-type="percentage">
            <text:p>12,3%</text:p>
          </table:table-cell>
          <table:table-cell table:style-name="ce15" office:value-type="percentage" office:value="0.119660648700174" calcext:value-type="percentage">
            <text:p>12,0%</text:p>
          </table:table-cell>
          <table:table-cell table:style-name="ce54" office:value-type="percentage" office:value="0.120718822720481" calcext:value-type="percentage">
            <text:p>12,1%</text:p>
          </table:table-cell>
          <table:table-cell table:style-name="ce15" office:value-type="percentage" office:value="0.0788145727940532" calcext:value-type="percentage">
            <text:p>7,9%</text:p>
          </table:table-cell>
          <table:table-cell table:style-name="ce15" office:value-type="percentage" office:value="0.0769797049944569" calcext:value-type="percentage">
            <text:p>7,7%</text:p>
          </table:table-cell>
          <table:table-cell table:style-name="ce15" office:value-type="percentage" office:value="0.0765951843417947" calcext:value-type="percentage">
            <text:p>7,7%</text:p>
          </table:table-cell>
          <table:table-cell table:style-name="ce15" office:value-type="percentage" office:value="0.0760992397725949" calcext:value-type="percentage">
            <text:p>7,6%</text:p>
          </table:table-cell>
          <table:table-cell table:style-name="ce15" office:value-type="percentage" office:value="0.0774982587278163" calcext:value-type="percentage">
            <text:p>7,7%</text:p>
          </table:table-cell>
          <table:table-cell table:style-name="ce15" office:value-type="percentage" office:value="0.0736601180162478" calcext:value-type="percentage">
            <text:p>7,4%</text:p>
          </table:table-cell>
          <table:table-cell table:style-name="ce15" office:value-type="percentage" office:value="0.0780897677632019" calcext:value-type="percentage">
            <text:p>7,8%</text:p>
          </table:table-cell>
          <table:table-cell table:style-name="ce15" office:value-type="percentage" office:value="0.0780468487539947" calcext:value-type="percentage">
            <text:p>7,8%</text:p>
          </table:table-cell>
          <table:table-cell table:style-name="ce15" office:value-type="percentage" office:value="0.0766282539452742" calcext:value-type="percentage">
            <text:p>7,7%</text:p>
          </table:table-cell>
          <table:table-cell table:style-name="ce15" office:value-type="percentage" office:value="0.0778807095498315" calcext:value-type="percentage">
            <text:p>7,8%</text:p>
          </table:table-cell>
          <table:table-cell table:style-name="ce15" office:value-type="percentage" office:value="0.0805221745339412" calcext:value-type="percentage">
            <text:p>8,1%</text:p>
          </table:table-cell>
          <table:table-cell table:style-name="ce15" office:value-type="percentage" office:value="0.0797505691788416" calcext:value-type="percentage">
            <text:p>8,0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3869.47854874106" calcext:value-type="float">
            <text:p><text:s/>3.869 </text:p>
          </table:table-cell>
          <table:table-cell table:style-name="ce13" office:value-type="float" office:value="3740.36845703252" calcext:value-type="float">
            <text:p><text:s/>3.740 </text:p>
          </table:table-cell>
          <table:table-cell table:style-name="ce13" office:value-type="float" office:value="4146.13794831174" calcext:value-type="float">
            <text:p><text:s/>4.146 </text:p>
          </table:table-cell>
          <table:table-cell table:style-name="ce13" office:value-type="float" office:value="4656.63642880948" calcext:value-type="float">
            <text:p><text:s/>4.657 </text:p>
          </table:table-cell>
          <table:table-cell table:style-name="ce13" office:value-type="float" office:value="5071.74025344962" calcext:value-type="float">
            <text:p><text:s/>5.072 </text:p>
          </table:table-cell>
          <table:table-cell table:style-name="ce13" office:value-type="float" office:value="5203.6865202971" calcext:value-type="float">
            <text:p><text:s/>5.204 </text:p>
          </table:table-cell>
          <table:table-cell table:style-name="ce13" office:value-type="float" office:value="5195.58308106468" calcext:value-type="float">
            <text:p><text:s/>5.196 </text:p>
          </table:table-cell>
          <table:table-cell table:style-name="ce13" office:value-type="float" office:value="6154.70246779549" calcext:value-type="float">
            <text:p><text:s/>6.155 </text:p>
          </table:table-cell>
          <table:table-cell table:style-name="ce13" office:value-type="float" office:value="7397.74901145641" calcext:value-type="float">
            <text:p><text:s/>7.398 </text:p>
          </table:table-cell>
          <table:table-cell table:style-name="ce13" office:value-type="float" office:value="8314.94719038418" calcext:value-type="float">
            <text:p><text:s/>8.315 </text:p>
          </table:table-cell>
          <table:table-cell table:style-name="ce13" office:value-type="float" office:value="8143.80020973223" calcext:value-type="float">
            <text:p><text:s/>8.144 </text:p>
          </table:table-cell>
          <table:table-cell table:style-name="ce13" office:value-type="float" office:value="10131.3548288549" calcext:value-type="float">
            <text:p><text:s/>10.131 </text:p>
          </table:table-cell>
          <table:table-cell table:style-name="ce14" office:value-type="percentage" office:value="0.011020280485717" calcext:value-type="percentage">
            <text:p>1,1%</text:p>
          </table:table-cell>
          <table:table-cell table:style-name="ce15" office:value-type="percentage" office:value="0.0093480072043015" calcext:value-type="percentage">
            <text:p>0,9%</text:p>
          </table:table-cell>
          <table:table-cell table:style-name="ce15" office:value-type="percentage" office:value="0.0093744040426566" calcext:value-type="percentage">
            <text:p>0,9%</text:p>
          </table:table-cell>
          <table:table-cell table:style-name="ce15" office:value-type="percentage" office:value="0.00954219189196463" calcext:value-type="percentage">
            <text:p>1,0%</text:p>
          </table:table-cell>
          <table:table-cell table:style-name="ce15" office:value-type="percentage" office:value="0.00981689244132187" calcext:value-type="percentage">
            <text:p>1,0%</text:p>
          </table:table-cell>
          <table:table-cell table:style-name="ce15" office:value-type="percentage" office:value="0.010019976439983" calcext:value-type="percentage">
            <text:p>1,0%</text:p>
          </table:table-cell>
          <table:table-cell table:style-name="ce15" office:value-type="percentage" office:value="0.00953649641938137" calcext:value-type="percentage">
            <text:p>1,0%</text:p>
          </table:table-cell>
          <table:table-cell table:style-name="ce15" office:value-type="percentage" office:value="0.0106782852336023" calcext:value-type="percentage">
            <text:p>1,1%</text:p>
          </table:table-cell>
          <table:table-cell table:style-name="ce15" office:value-type="percentage" office:value="0.0120312895275546" calcext:value-type="percentage">
            <text:p>1,2%</text:p>
          </table:table-cell>
          <table:table-cell table:style-name="ce15" office:value-type="percentage" office:value="0.0127554772423888" calcext:value-type="percentage">
            <text:p>1,3%</text:p>
          </table:table-cell>
          <table:table-cell table:style-name="ce15" office:value-type="percentage" office:value="0.0119273078553367" calcext:value-type="percentage">
            <text:p>1,2%</text:p>
          </table:table-cell>
          <table:table-cell table:style-name="ce54" office:value-type="percentage" office:value="0.0118137068572097" calcext:value-type="percentage">
            <text:p>1,2%</text:p>
          </table:table-cell>
          <table:table-cell table:style-name="ce15" office:value-type="percentage" office:value="0.0902228723358762" calcext:value-type="percentage">
            <text:p>9,0%</text:p>
          </table:table-cell>
          <table:table-cell table:style-name="ce15" office:value-type="percentage" office:value="0.0903056195715135" calcext:value-type="percentage">
            <text:p>9,0%</text:p>
          </table:table-cell>
          <table:table-cell table:style-name="ce15" office:value-type="percentage" office:value="0.0921302568342497" calcext:value-type="percentage">
            <text:p>9,2%</text:p>
          </table:table-cell>
          <table:table-cell table:style-name="ce15" office:value-type="percentage" office:value="0.0930471252209863" calcext:value-type="percentage">
            <text:p>9,3%</text:p>
          </table:table-cell>
          <table:table-cell table:style-name="ce15" office:value-type="percentage" office:value="0.0903666925637806" calcext:value-type="percentage">
            <text:p>9,0%</text:p>
          </table:table-cell>
          <table:table-cell table:style-name="ce15" office:value-type="percentage" office:value="0.0885748952373164" calcext:value-type="percentage">
            <text:p>8,9%</text:p>
          </table:table-cell>
          <table:table-cell table:style-name="ce15" office:value-type="percentage" office:value="0.0853638124517724" calcext:value-type="percentage">
            <text:p>8,5%</text:p>
          </table:table-cell>
          <table:table-cell table:style-name="ce15" office:value-type="percentage" office:value="0.0881307988400752" calcext:value-type="percentage">
            <text:p>8,8%</text:p>
          </table:table-cell>
          <table:table-cell table:style-name="ce15" office:value-type="percentage" office:value="0.0878936995670085" calcext:value-type="percentage">
            <text:p>8,8%</text:p>
          </table:table-cell>
          <table:table-cell table:style-name="ce15" office:value-type="percentage" office:value="0.0913018105696015" calcext:value-type="percentage">
            <text:p>9,1%</text:p>
          </table:table-cell>
          <table:table-cell table:style-name="ce15" office:value-type="percentage" office:value="0.0942667663267265" calcext:value-type="percentage">
            <text:p>9,4%</text:p>
          </table:table-cell>
          <table:table-cell table:style-name="ce15" office:value-type="percentage" office:value="0.100348198617845" calcext:value-type="percentage">
            <text:p>10,0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58169.88573568" calcext:value-type="float">
            <text:p><text:s/>158.170 </text:p>
          </table:table-cell>
          <table:table-cell table:style-name="ce19" office:value-type="float" office:value="180724.429746" calcext:value-type="float">
            <text:p><text:s/>180.724 </text:p>
          </table:table-cell>
          <table:table-cell table:style-name="ce19" office:value-type="float" office:value="195018.275405351" calcext:value-type="float">
            <text:p><text:s/>195.018 </text:p>
          </table:table-cell>
          <table:table-cell table:style-name="ce19" office:value-type="float" office:value="213400.831251164" calcext:value-type="float">
            <text:p><text:s/>213.401 </text:p>
          </table:table-cell>
          <table:table-cell table:style-name="ce19" office:value-type="float" office:value="224520.843621083" calcext:value-type="float">
            <text:p><text:s/>224.521 </text:p>
          </table:table-cell>
          <table:table-cell table:style-name="ce19" office:value-type="float" office:value="216324.549710869" calcext:value-type="float">
            <text:p><text:s/>216.325 </text:p>
          </table:table-cell>
          <table:table-cell table:style-name="ce19" office:value-type="float" office:value="227222.286760326" calcext:value-type="float">
            <text:p><text:s/>227.222 </text:p>
          </table:table-cell>
          <table:table-cell table:style-name="ce19" office:value-type="float" office:value="239123.019159435" calcext:value-type="float">
            <text:p><text:s/>239.123 </text:p>
          </table:table-cell>
          <table:table-cell table:style-name="ce19" office:value-type="float" office:value="258737.428951869" calcext:value-type="float">
            <text:p><text:s/>258.737 </text:p>
          </table:table-cell>
          <table:table-cell table:style-name="ce19" office:value-type="float" office:value="279584.96531532" calcext:value-type="float">
            <text:p><text:s/>279.585 </text:p>
          </table:table-cell>
          <table:table-cell table:style-name="ce19" office:value-type="float" office:value="309107.844120111" calcext:value-type="float">
            <text:p><text:s/>309.108 </text:p>
          </table:table-cell>
          <table:table-cell table:style-name="ce19" office:value-type="float" office:value="426218.639787665" calcext:value-type="float">
            <text:p><text:s/>426.219 </text:p>
          </table:table-cell>
          <table:table-cell table:style-name="ce20" office:value-type="percentage" office:value="0.450468062619993" calcext:value-type="percentage">
            <text:p>45,0%</text:p>
          </table:table-cell>
          <table:table-cell table:style-name="ce21" office:value-type="percentage" office:value="0.451670280793463" calcext:value-type="percentage">
            <text:p>45,2%</text:p>
          </table:table-cell>
          <table:table-cell table:style-name="ce21" office:value-type="percentage" office:value="0.440935668842436" calcext:value-type="percentage">
            <text:p>44,1%</text:p>
          </table:table-cell>
          <table:table-cell table:style-name="ce21" office:value-type="percentage" office:value="0.437292391801345" calcext:value-type="percentage">
            <text:p>43,7%</text:p>
          </table:table-cell>
          <table:table-cell table:style-name="ce21" office:value-type="percentage" office:value="0.434583961819391" calcext:value-type="percentage">
            <text:p>43,5%</text:p>
          </table:table-cell>
          <table:table-cell table:style-name="ce21" office:value-type="percentage" office:value="0.416544479195315" calcext:value-type="percentage">
            <text:p>41,7%</text:p>
          </table:table-cell>
          <table:table-cell table:style-name="ce21" office:value-type="percentage" office:value="0.417066668030157" calcext:value-type="percentage">
            <text:p>41,7%</text:p>
          </table:table-cell>
          <table:table-cell table:style-name="ce21" office:value-type="percentage" office:value="0.41487363814342" calcext:value-type="percentage">
            <text:p>41,5%</text:p>
          </table:table-cell>
          <table:table-cell table:style-name="ce21" office:value-type="percentage" office:value="0.420796233356147" calcext:value-type="percentage">
            <text:p>42,1%</text:p>
          </table:table-cell>
          <table:table-cell table:style-name="ce21" office:value-type="percentage" office:value="0.428895046563592" calcext:value-type="percentage">
            <text:p>42,9%</text:p>
          </table:table-cell>
          <table:table-cell table:style-name="ce21" office:value-type="percentage" office:value="0.452715479551435" calcext:value-type="percentage">
            <text:p>45,3%</text:p>
          </table:table-cell>
          <table:table-cell table:style-name="ce55" office:value-type="percentage" office:value="0.496993951212666" calcext:value-type="percentage">
            <text:p>49,7%</text:p>
          </table:table-cell>
          <table:table-cell table:style-name="ce21" office:value-type="percentage" office:value="0.0963415438630449" calcext:value-type="percentage">
            <text:p>9,6%</text:p>
          </table:table-cell>
          <table:table-cell table:style-name="ce21" office:value-type="percentage" office:value="0.0986346539854312" calcext:value-type="percentage">
            <text:p>9,9%</text:p>
          </table:table-cell>
          <table:table-cell table:style-name="ce21" office:value-type="percentage" office:value="0.0979793405580142" calcext:value-type="percentage">
            <text:p>9,8%</text:p>
          </table:table-cell>
          <table:table-cell table:style-name="ce21" office:value-type="percentage" office:value="0.09708859607032" calcext:value-type="percentage">
            <text:p>9,7%</text:p>
          </table:table-cell>
          <table:table-cell table:style-name="ce21" office:value-type="percentage" office:value="0.0935020031813058" calcext:value-type="percentage">
            <text:p>9,4%</text:p>
          </table:table-cell>
          <table:table-cell table:style-name="ce21" office:value-type="percentage" office:value="0.0892121803534711" calcext:value-type="percentage">
            <text:p>8,9%</text:p>
          </table:table-cell>
          <table:table-cell table:style-name="ce21" office:value-type="percentage" office:value="0.0888794568403195" calcext:value-type="percentage">
            <text:p>8,9%</text:p>
          </table:table-cell>
          <table:table-cell table:style-name="ce56" office:value-type="percentage" office:value="0.0891733331988709" calcext:value-type="percentage">
            <text:p>8,9%</text:p>
          </table:table-cell>
          <table:table-cell table:style-name="ce56" office:value-type="percentage" office:value="0.0901144217775327" calcext:value-type="percentage">
            <text:p>9,0%</text:p>
          </table:table-cell>
          <table:table-cell table:style-name="ce56" office:value-type="percentage" office:value="0.0917293671859985" calcext:value-type="percentage">
            <text:p>9,2%</text:p>
          </table:table-cell>
          <table:table-cell table:style-name="ce56" office:value-type="percentage" office:value="0.0932113758174971" calcext:value-type="percentage">
            <text:p>9,3%</text:p>
          </table:table-cell>
          <table:table-cell table:style-name="ce56" office:value-type="percentage" office:value="0.104506617634479" calcext:value-type="percentage">
            <text:p>10,5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351123.417752946" calcext:value-type="float">
            <text:p><text:s/>351.123 </text:p>
          </table:table-cell>
          <table:table-cell table:style-name="ce27" office:value-type="float" office:value="400124.687036118" calcext:value-type="float">
            <text:p><text:s/>400.125 </text:p>
          </table:table-cell>
          <table:table-cell table:style-name="ce27" office:value-type="float" office:value="442282.829867953" calcext:value-type="float">
            <text:p><text:s/>442.283 </text:p>
          </table:table-cell>
          <table:table-cell table:style-name="ce27" office:value-type="float" office:value="488004.903017176" calcext:value-type="float">
            <text:p><text:s/>488.005 </text:p>
          </table:table-cell>
          <table:table-cell table:style-name="ce27" office:value-type="float" office:value="516633.984100848" calcext:value-type="float">
            <text:p><text:s/>516.634 </text:p>
          </table:table-cell>
          <table:table-cell table:style-name="ce27" office:value-type="float" office:value="519331.213148635" calcext:value-type="float">
            <text:p><text:s/>519.331 </text:p>
          </table:table-cell>
          <table:table-cell table:style-name="ce27" office:value-type="float" office:value="544810.468392302" calcext:value-type="float">
            <text:p><text:s/>544.810 </text:p>
          </table:table-cell>
          <table:table-cell table:style-name="ce27" office:value-type="float" office:value="576375.544682767" calcext:value-type="float">
            <text:p><text:s/>576.376 </text:p>
          </table:table-cell>
          <table:table-cell table:style-name="ce27" office:value-type="float" office:value="614875.819795857" calcext:value-type="float">
            <text:p><text:s/>614.876 </text:p>
          </table:table-cell>
          <table:table-cell table:style-name="ce27" office:value-type="float" office:value="651872.68436747" calcext:value-type="float">
            <text:p><text:s/>651.873 </text:p>
          </table:table-cell>
          <table:table-cell table:style-name="ce27" office:value-type="float" office:value="682786.116406679" calcext:value-type="float">
            <text:p><text:s/>682.786 </text:p>
          </table:table-cell>
          <table:table-cell table:style-name="ce27" office:value-type="float" office:value="857593.213655198" calcext:value-type="float">
            <text:p><text:s/>857.593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903595580971012" calcext:value-type="percentage">
            <text:p>9,0%</text:p>
          </table:table-cell>
          <table:table-cell table:style-name="ce29" office:value-type="percentage" office:value="0.091428190463291" calcext:value-type="percentage">
            <text:p>9,1%</text:p>
          </table:table-cell>
          <table:table-cell table:style-name="ce29" office:value-type="percentage" office:value="0.0918597873763083" calcext:value-type="percentage">
            <text:p>9,2%</text:p>
          </table:table-cell>
          <table:table-cell table:style-name="ce29" office:value-type="percentage" office:value="0.0915303413438487" calcext:value-type="percentage">
            <text:p>9,2%</text:p>
          </table:table-cell>
          <table:table-cell table:style-name="ce29" office:value-type="percentage" office:value="0.0893992395800208" calcext:value-type="percentage">
            <text:p>8,9%</text:p>
          </table:table-cell>
          <table:table-cell table:style-name="ce29" office:value-type="percentage" office:value="0.0866160210742366" calcext:value-type="percentage">
            <text:p>8,7%</text:p>
          </table:table-cell>
          <table:table-cell table:style-name="ce29" office:value-type="percentage" office:value="0.0869009355376371" calcext:value-type="percentage">
            <text:p>8,7%</text:p>
          </table:table-cell>
          <table:table-cell table:style-name="ce58" office:value-type="percentage" office:value="0.0875221900613097" calcext:value-type="percentage">
            <text:p>8,8%</text:p>
          </table:table-cell>
          <table:table-cell table:style-name="ce58" office:value-type="percentage" office:value="0.087787470268782" calcext:value-type="percentage">
            <text:p>8,8%</text:p>
          </table:table-cell>
          <table:table-cell table:style-name="ce58" office:value-type="percentage" office:value="0.0882204801034752" calcext:value-type="percentage">
            <text:p>8,8%</text:p>
          </table:table-cell>
          <table:table-cell table:style-name="ce58" office:value-type="percentage" office:value="0.0897269745568105" calcext:value-type="percentage">
            <text:p>9,0%</text:p>
          </table:table-cell>
          <table:table-cell table:style-name="ce58" office:value-type="percentage" office:value="0.0951597537694367" calcext:value-type="percentage">
            <text:p>9,5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351123.417752946" calcext:value-type="float">
            <text:p><text:s/>351.123 </text:p>
          </table:table-cell>
          <table:table-cell table:style-name="ce32" office:value-type="float" office:value="400124.687036118" calcext:value-type="float">
            <text:p><text:s/>400.125 </text:p>
          </table:table-cell>
          <table:table-cell table:style-name="ce32" office:value-type="float" office:value="442282.829867953" calcext:value-type="float">
            <text:p><text:s/>442.283 </text:p>
          </table:table-cell>
          <table:table-cell table:style-name="ce32" office:value-type="float" office:value="488004.903017176" calcext:value-type="float">
            <text:p><text:s/>488.005 </text:p>
          </table:table-cell>
          <table:table-cell table:style-name="ce32" office:value-type="float" office:value="516633.984100848" calcext:value-type="float">
            <text:p><text:s/>516.634 </text:p>
          </table:table-cell>
          <table:table-cell table:style-name="ce32" office:value-type="float" office:value="519331.213148635" calcext:value-type="float">
            <text:p><text:s/>519.331 </text:p>
          </table:table-cell>
          <table:table-cell table:style-name="ce32" office:value-type="float" office:value="544810.468392302" calcext:value-type="float">
            <text:p><text:s/>544.810 </text:p>
          </table:table-cell>
          <table:table-cell table:style-name="ce32" office:value-type="float" office:value="576375.544682766" calcext:value-type="float">
            <text:p><text:s/>576.376 </text:p>
          </table:table-cell>
          <table:table-cell table:style-name="ce32" office:value-type="float" office:value="614875.819795857" calcext:value-type="float">
            <text:p><text:s/>614.876 </text:p>
          </table:table-cell>
          <table:table-cell table:style-name="ce32" office:value-type="float" office:value="651872.68436747" calcext:value-type="float">
            <text:p><text:s/>651.873 </text:p>
          </table:table-cell>
          <table:table-cell table:style-name="ce32" office:value-type="float" office:value="682786.116406679" calcext:value-type="float">
            <text:p><text:s/>682.786 </text:p>
          </table:table-cell>
          <table:table-cell table:style-name="ce32" office:value-type="float" office:value="857593.213655199" calcext:value-type="float">
            <text:p><text:s/>857.593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2" table:style-name="ta2">
        <table:table-column table:style-name="co25" table:default-cell-style-name="ce67"/>
        <table:table-column table:style-name="co11" table:default-cell-style-name="ce67"/>
        <table:table-column table:style-name="co8" table:number-columns-repeated="2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Espírito Santo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69817.9268141887" calcext:value-type="float">
            <text:p><text:s/>69.818 </text:p>
          </table:table-cell>
          <table:table-cell table:style-name="ce13" office:value-type="float" office:value="86126.685390378" calcext:value-type="float">
            <text:p><text:s/>86.127 </text:p>
          </table:table-cell>
          <table:table-cell table:style-name="ce13" office:value-type="float" office:value="95958.3045639895" calcext:value-type="float">
            <text:p><text:s/>95.958 </text:p>
          </table:table-cell>
          <table:table-cell table:style-name="ce13" office:value-type="float" office:value="97681.9672281136" calcext:value-type="float">
            <text:p><text:s/>97.682 </text:p>
          </table:table-cell>
          <table:table-cell table:style-name="ce13" office:value-type="float" office:value="109804.169005222" calcext:value-type="float">
            <text:p><text:s/>109.804 </text:p>
          </table:table-cell>
          <table:table-cell table:style-name="ce13" office:value-type="float" office:value="100489.687724881" calcext:value-type="float">
            <text:p><text:s/>100.490 </text:p>
          </table:table-cell>
          <table:table-cell table:style-name="ce13" office:value-type="float" office:value="92228.2361803189" calcext:value-type="float">
            <text:p><text:s/>92.228 </text:p>
          </table:table-cell>
          <table:table-cell table:style-name="ce13" office:value-type="float" office:value="95510.6553279509" calcext:value-type="float">
            <text:p><text:s/>95.511 </text:p>
          </table:table-cell>
          <table:table-cell table:style-name="ce13" office:value-type="float" office:value="116261.868592359" calcext:value-type="float">
            <text:p><text:s/>116.262 </text:p>
          </table:table-cell>
          <table:table-cell table:style-name="ce13" office:value-type="float" office:value="114812.826459602" calcext:value-type="float">
            <text:p><text:s/>114.813 </text:p>
          </table:table-cell>
          <table:table-cell table:style-name="ce13" office:value-type="float" office:value="114860.148673966" calcext:value-type="float">
            <text:p><text:s/>114.860 </text:p>
          </table:table-cell>
          <table:table-cell table:style-name="ce13" office:value-type="float" office:value="155644.157970418" calcext:value-type="float">
            <text:p><text:s/>155.644 </text:p>
          </table:table-cell>
          <table:table-cell table:style-name="ce14" office:value-type="percentage" office:value="0.818399882111734" calcext:value-type="percentage">
            <text:p>81,8%</text:p>
          </table:table-cell>
          <table:table-cell table:style-name="ce15" office:value-type="percentage" office:value="0.812698203578412" calcext:value-type="percentage">
            <text:p>81,3%</text:p>
          </table:table-cell>
          <table:table-cell table:style-name="ce15" office:value-type="percentage" office:value="0.821205201708522" calcext:value-type="percentage">
            <text:p>82,1%</text:p>
          </table:table-cell>
          <table:table-cell table:style-name="ce15" office:value-type="percentage" office:value="0.832935503596147" calcext:value-type="percentage">
            <text:p>83,3%</text:p>
          </table:table-cell>
          <table:table-cell table:style-name="ce15" office:value-type="percentage" office:value="0.852624204906415" calcext:value-type="percentage">
            <text:p>85,3%</text:p>
          </table:table-cell>
          <table:table-cell table:style-name="ce15" office:value-type="percentage" office:value="0.834867857125284" calcext:value-type="percentage">
            <text:p>83,5%</text:p>
          </table:table-cell>
          <table:table-cell table:style-name="ce15" office:value-type="percentage" office:value="0.844082946379688" calcext:value-type="percentage">
            <text:p>84,4%</text:p>
          </table:table-cell>
          <table:table-cell table:style-name="ce15" office:value-type="percentage" office:value="0.842246107275432" calcext:value-type="percentage">
            <text:p>84,2%</text:p>
          </table:table-cell>
          <table:table-cell table:style-name="ce15" office:value-type="percentage" office:value="0.848502569199552" calcext:value-type="percentage">
            <text:p>84,9%</text:p>
          </table:table-cell>
          <table:table-cell table:style-name="ce15" office:value-type="percentage" office:value="0.83594108785765" calcext:value-type="percentage">
            <text:p>83,6%</text:p>
          </table:table-cell>
          <table:table-cell table:style-name="ce15" office:value-type="percentage" office:value="0.829639087337085" calcext:value-type="percentage">
            <text:p>83,0%</text:p>
          </table:table-cell>
          <table:table-cell table:style-name="ce54" office:value-type="percentage" office:value="0.835285378790073" calcext:value-type="percentage">
            <text:p>83,5%</text:p>
          </table:table-cell>
          <table:table-cell table:style-name="ce15" office:value-type="percentage" office:value="0.0211387553784588" calcext:value-type="percentage">
            <text:p>2,1%</text:p>
          </table:table-cell>
          <table:table-cell table:style-name="ce15" office:value-type="percentage" office:value="0.0231494659910097" calcext:value-type="percentage">
            <text:p>2,3%</text:p>
          </table:table-cell>
          <table:table-cell table:style-name="ce15" office:value-type="percentage" office:value="0.0234372824396282" calcext:value-type="percentage">
            <text:p>2,3%</text:p>
          </table:table-cell>
          <table:table-cell table:style-name="ce15" office:value-type="percentage" office:value="0.0214508378193213" calcext:value-type="percentage">
            <text:p>2,1%</text:p>
          </table:table-cell>
          <table:table-cell table:style-name="ce15" office:value-type="percentage" office:value="0.022081247258595" calcext:value-type="percentage">
            <text:p>2,2%</text:p>
          </table:table-cell>
          <table:table-cell table:style-name="ce15" office:value-type="percentage" office:value="0.0194913624473424" calcext:value-type="percentage">
            <text:p>1,9%</text:p>
          </table:table-cell>
          <table:table-cell table:style-name="ce15" office:value-type="percentage" office:value="0.0170168385936511" calcext:value-type="percentage">
            <text:p>1,7%</text:p>
          </table:table-cell>
          <table:table-cell table:style-name="ce15" office:value-type="percentage" office:value="0.0168391927764837" calcext:value-type="percentage">
            <text:p>1,7%</text:p>
          </table:table-cell>
          <table:table-cell table:style-name="ce15" office:value-type="percentage" office:value="0.0193410360068138" calcext:value-type="percentage">
            <text:p>1,9%</text:p>
          </table:table-cell>
          <table:table-cell table:style-name="ce15" office:value-type="percentage" office:value="0.0180617483045566" calcext:value-type="percentage">
            <text:p>1,8%</text:p>
          </table:table-cell>
          <table:table-cell table:style-name="ce15" office:value-type="percentage" office:value="0.0174164133294929" calcext:value-type="percentage">
            <text:p>1,7%</text:p>
          </table:table-cell>
          <table:table-cell table:style-name="ce15" office:value-type="percentage" office:value="0.0201768444577732" calcext:value-type="percentage">
            <text:p>2,0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30025.6553910731" calcext:value-type="float">
            <text:p><text:s/>30.026 </text:p>
          </table:table-cell>
          <table:table-cell table:style-name="ce19" office:value-type="float" office:value="33669.1258029309" calcext:value-type="float">
            <text:p><text:s/>33.669 </text:p>
          </table:table-cell>
          <table:table-cell table:style-name="ce19" office:value-type="float" office:value="38216.0047827163" calcext:value-type="float">
            <text:p><text:s/>38.216 </text:p>
          </table:table-cell>
          <table:table-cell table:style-name="ce19" office:value-type="float" office:value="41297.2989697102" calcext:value-type="float">
            <text:p><text:s/>41.297 </text:p>
          </table:table-cell>
          <table:table-cell table:style-name="ce19" office:value-type="float" office:value="45060.4180001723" calcext:value-type="float">
            <text:p><text:s/>45.060 </text:p>
          </table:table-cell>
          <table:table-cell table:style-name="ce19" office:value-type="float" office:value="45375.8737270241" calcext:value-type="float">
            <text:p><text:s/>45.376 </text:p>
          </table:table-cell>
          <table:table-cell table:style-name="ce19" office:value-type="float" office:value="47136.1818967158" calcext:value-type="float">
            <text:p><text:s/>47.136 </text:p>
          </table:table-cell>
          <table:table-cell table:style-name="ce19" office:value-type="float" office:value="48135.9621303252" calcext:value-type="float">
            <text:p><text:s/>48.136 </text:p>
          </table:table-cell>
          <table:table-cell table:style-name="ce19" office:value-type="float" office:value="51547.2628409757" calcext:value-type="float">
            <text:p><text:s/>51.547 </text:p>
          </table:table-cell>
          <table:table-cell table:style-name="ce19" office:value-type="float" office:value="54368.4472713342" calcext:value-type="float">
            <text:p><text:s/>54.368 </text:p>
          </table:table-cell>
          <table:table-cell table:style-name="ce19" office:value-type="float" office:value="52980.4737620435" calcext:value-type="float">
            <text:p><text:s/>52.980 </text:p>
          </table:table-cell>
          <table:table-cell table:style-name="ce19" office:value-type="float" office:value="60446.2664545441" calcext:value-type="float">
            <text:p><text:s/>60.446 </text:p>
          </table:table-cell>
          <table:table-cell table:style-name="ce20" office:value-type="percentage" office:value="0.351958214081315" calcext:value-type="percentage">
            <text:p>35,2%</text:p>
          </table:table-cell>
          <table:table-cell table:style-name="ce21" office:value-type="percentage" office:value="0.317704529462299" calcext:value-type="percentage">
            <text:p>31,8%</text:p>
          </table:table-cell>
          <table:table-cell table:style-name="ce21" office:value-type="percentage" office:value="0.327050191837816" calcext:value-type="percentage">
            <text:p>32,7%</text:p>
          </table:table-cell>
          <table:table-cell table:style-name="ce21" office:value-type="percentage" office:value="0.35214264710873" calcext:value-type="percentage">
            <text:p>35,2%</text:p>
          </table:table-cell>
          <table:table-cell table:style-name="ce21" office:value-type="percentage" office:value="0.349892025213727" calcext:value-type="percentage">
            <text:p>35,0%</text:p>
          </table:table-cell>
          <table:table-cell table:style-name="ce21" office:value-type="percentage" office:value="0.376982547377231" calcext:value-type="percentage">
            <text:p>37,7%</text:p>
          </table:table-cell>
          <table:table-cell table:style-name="ce21" office:value-type="percentage" office:value="0.431395513394402" calcext:value-type="percentage">
            <text:p>43,1%</text:p>
          </table:table-cell>
          <table:table-cell table:style-name="ce21" office:value-type="percentage" office:value="0.424479620467638" calcext:value-type="percentage">
            <text:p>42,4%</text:p>
          </table:table-cell>
          <table:table-cell table:style-name="ce21" office:value-type="percentage" office:value="0.376202322268946" calcext:value-type="percentage">
            <text:p>37,6%</text:p>
          </table:table-cell>
          <table:table-cell table:style-name="ce21" office:value-type="percentage" office:value="0.395851407535221" calcext:value-type="percentage">
            <text:p>39,6%</text:p>
          </table:table-cell>
          <table:table-cell table:style-name="ce21" office:value-type="percentage" office:value="0.382679914714327" calcext:value-type="percentage">
            <text:p>38,3%</text:p>
          </table:table-cell>
          <table:table-cell table:style-name="ce55" office:value-type="percentage" office:value="0.324393046487011" calcext:value-type="percentage">
            <text:p>32,4%</text:p>
          </table:table-cell>
          <table:table-cell table:style-name="ce21" office:value-type="percentage" office:value="0.0185550864800012" calcext:value-type="percentage">
            <text:p>1,9%</text:p>
          </table:table-cell>
          <table:table-cell table:style-name="ce21" office:value-type="percentage" office:value="0.0182312498357579" calcext:value-type="percentage">
            <text:p>1,8%</text:p>
          </table:table-cell>
          <table:table-cell table:style-name="ce21" office:value-type="percentage" office:value="0.0185617847514765" calcext:value-type="percentage">
            <text:p>1,9%</text:p>
          </table:table-cell>
          <table:table-cell table:style-name="ce21" office:value-type="percentage" office:value="0.017910858363426" calcext:value-type="percentage">
            <text:p>1,8%</text:p>
          </table:table-cell>
          <table:table-cell table:style-name="ce21" office:value-type="percentage" office:value="0.0179140388548051" calcext:value-type="percentage">
            <text:p>1,8%</text:p>
          </table:table-cell>
          <table:table-cell table:style-name="ce21" office:value-type="percentage" office:value="0.0169818615605512" calcext:value-type="percentage">
            <text:p>1,7%</text:p>
          </table:table-cell>
          <table:table-cell table:style-name="ce21" office:value-type="percentage" office:value="0.0168197175231534" calcext:value-type="percentage">
            <text:p>1,7%</text:p>
          </table:table-cell>
          <table:table-cell table:style-name="ce21" office:value-type="percentage" office:value="0.0164818874509466" calcext:value-type="percentage">
            <text:p>1,6%</text:p>
          </table:table-cell>
          <table:table-cell table:style-name="ce21" office:value-type="percentage" office:value="0.0168688128473469" calcext:value-type="percentage">
            <text:p>1,7%</text:p>
          </table:table-cell>
          <table:table-cell table:style-name="ce21" office:value-type="percentage" office:value="0.0168967850349737" calcext:value-type="percentage">
            <text:p>1,7%</text:p>
          </table:table-cell>
          <table:table-cell table:style-name="ce21" office:value-type="percentage" office:value="0.016596109428731" calcext:value-type="percentage">
            <text:p>1,7%</text:p>
          </table:table-cell>
          <table:table-cell table:style-name="ce21" office:value-type="percentage" office:value="0.0171010710131657" calcext:value-type="percentage">
            <text:p>1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23575.6928405327" calcext:value-type="float">
            <text:p><text:s/>23.576 </text:p>
          </table:table-cell>
          <table:table-cell table:style-name="ce13" office:value-type="float" office:value="26376.8121267803" calcext:value-type="float">
            <text:p><text:s/>26.377 </text:p>
          </table:table-cell>
          <table:table-cell table:style-name="ce13" office:value-type="float" office:value="30244.8098005878" calcext:value-type="float">
            <text:p><text:s/>30.245 </text:p>
          </table:table-cell>
          <table:table-cell table:style-name="ce13" office:value-type="float" office:value="32499.2300374702" calcext:value-type="float">
            <text:p><text:s/>32.499 </text:p>
          </table:table-cell>
          <table:table-cell table:style-name="ce13" office:value-type="float" office:value="35682.8267145966" calcext:value-type="float">
            <text:p><text:s/>35.683 </text:p>
          </table:table-cell>
          <table:table-cell table:style-name="ce13" office:value-type="float" office:value="35998.9841091447" calcext:value-type="float">
            <text:p><text:s/>35.999 </text:p>
          </table:table-cell>
          <table:table-cell table:style-name="ce13" office:value-type="float" office:value="37410.713777192" calcext:value-type="float">
            <text:p><text:s/>37.411 </text:p>
          </table:table-cell>
          <table:table-cell table:style-name="ce13" office:value-type="float" office:value="38146.2858868169" calcext:value-type="float">
            <text:p><text:s/>38.146 </text:p>
          </table:table-cell>
          <table:table-cell table:style-name="ce13" office:value-type="float" office:value="40897.3640264449" calcext:value-type="float">
            <text:p><text:s/>40.897 </text:p>
          </table:table-cell>
          <table:table-cell table:style-name="ce13" office:value-type="float" office:value="42921.3187504091" calcext:value-type="float">
            <text:p><text:s/>42.921 </text:p>
          </table:table-cell>
          <table:table-cell table:style-name="ce13" office:value-type="float" office:value="41959.8145535759" calcext:value-type="float">
            <text:p><text:s/>41.960 </text:p>
          </table:table-cell>
          <table:table-cell table:style-name="ce13" office:value-type="float" office:value="47897.8144927362" calcext:value-type="float">
            <text:p><text:s/>47.898 </text:p>
          </table:table-cell>
          <table:table-cell table:style-name="ce14" office:value-type="percentage" office:value="0.276352294056851" calcext:value-type="percentage">
            <text:p>27,6%</text:p>
          </table:table-cell>
          <table:table-cell table:style-name="ce15" office:value-type="percentage" office:value="0.248893681840849" calcext:value-type="percentage">
            <text:p>24,9%</text:p>
          </table:table-cell>
          <table:table-cell table:style-name="ce15" office:value-type="percentage" office:value="0.258833201001014" calcext:value-type="percentage">
            <text:p>25,9%</text:p>
          </table:table-cell>
          <table:table-cell table:style-name="ce15" office:value-type="percentage" office:value="0.27712139001595" calcext:value-type="percentage">
            <text:p>27,7%</text:p>
          </table:table-cell>
          <table:table-cell table:style-name="ce15" office:value-type="percentage" office:value="0.277075470193662" calcext:value-type="percentage">
            <text:p>27,7%</text:p>
          </table:table-cell>
          <table:table-cell table:style-name="ce15" office:value-type="percentage" office:value="0.299079392147891" calcext:value-type="percentage">
            <text:p>29,9%</text:p>
          </table:table-cell>
          <table:table-cell table:style-name="ce15" office:value-type="percentage" office:value="0.342386961076439" calcext:value-type="percentage">
            <text:p>34,2%</text:p>
          </table:table-cell>
          <table:table-cell table:style-name="ce15" office:value-type="percentage" office:value="0.336387188265737" calcext:value-type="percentage">
            <text:p>33,6%</text:p>
          </table:table-cell>
          <table:table-cell table:style-name="ce15" office:value-type="percentage" office:value="0.298477212434968" calcext:value-type="percentage">
            <text:p>29,8%</text:p>
          </table:table-cell>
          <table:table-cell table:style-name="ce15" office:value-type="percentage" office:value="0.312505971631372" calcext:value-type="percentage">
            <text:p>31,3%</text:p>
          </table:table-cell>
          <table:table-cell table:style-name="ce15" office:value-type="percentage" office:value="0.303077287056938" calcext:value-type="percentage">
            <text:p>30,3%</text:p>
          </table:table-cell>
          <table:table-cell table:style-name="ce54" office:value-type="percentage" office:value="0.257050085550823" calcext:value-type="percentage">
            <text:p>25,7%</text:p>
          </table:table-cell>
          <table:table-cell table:style-name="ce15" office:value-type="percentage" office:value="0.0184576604599073" calcext:value-type="percentage">
            <text:p>1,8%</text:p>
          </table:table-cell>
          <table:table-cell table:style-name="ce15" office:value-type="percentage" office:value="0.0181451665813279" calcext:value-type="percentage">
            <text:p>1,8%</text:p>
          </table:table-cell>
          <table:table-cell table:style-name="ce15" office:value-type="percentage" office:value="0.0185895057296775" calcext:value-type="percentage">
            <text:p>1,9%</text:p>
          </table:table-cell>
          <table:table-cell table:style-name="ce15" office:value-type="percentage" office:value="0.017835062938668" calcext:value-type="percentage">
            <text:p>1,8%</text:p>
          </table:table-cell>
          <table:table-cell table:style-name="ce15" office:value-type="percentage" office:value="0.0178377655342466" calcext:value-type="percentage">
            <text:p>1,8%</text:p>
          </table:table-cell>
          <table:table-cell table:style-name="ce15" office:value-type="percentage" office:value="0.0169259787766426" calcext:value-type="percentage">
            <text:p>1,7%</text:p>
          </table:table-cell>
          <table:table-cell table:style-name="ce15" office:value-type="percentage" office:value="0.0167814327495869" calcext:value-type="percentage">
            <text:p>1,7%</text:p>
          </table:table-cell>
          <table:table-cell table:style-name="ce15" office:value-type="percentage" office:value="0.016496725583579" calcext:value-type="percentage">
            <text:p>1,6%</text:p>
          </table:table-cell>
          <table:table-cell table:style-name="ce15" office:value-type="percentage" office:value="0.0168837046583224" calcext:value-type="percentage">
            <text:p>1,7%</text:p>
          </table:table-cell>
          <table:table-cell table:style-name="ce15" office:value-type="percentage" office:value="0.0169001996502763" calcext:value-type="percentage">
            <text:p>1,7%</text:p>
          </table:table-cell>
          <table:table-cell table:style-name="ce15" office:value-type="percentage" office:value="0.0165720619526035" calcext:value-type="percentage">
            <text:p>1,7%</text:p>
          </table:table-cell>
          <table:table-cell table:style-name="ce15" office:value-type="percentage" office:value="0.0171368782026624" calcext:value-type="percentage">
            <text:p>1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6449.96255054049" calcext:value-type="float">
            <text:p><text:s/>6.450 </text:p>
          </table:table-cell>
          <table:table-cell table:style-name="ce13" office:value-type="float" office:value="7292.31367615058" calcext:value-type="float">
            <text:p><text:s/>7.292 </text:p>
          </table:table-cell>
          <table:table-cell table:style-name="ce13" office:value-type="float" office:value="7971.19498212849" calcext:value-type="float">
            <text:p><text:s/>7.971 </text:p>
          </table:table-cell>
          <table:table-cell table:style-name="ce13" office:value-type="float" office:value="8798.06893223991" calcext:value-type="float">
            <text:p><text:s/>8.798 </text:p>
          </table:table-cell>
          <table:table-cell table:style-name="ce13" office:value-type="float" office:value="9377.59128557562" calcext:value-type="float">
            <text:p><text:s/>9.378 </text:p>
          </table:table-cell>
          <table:table-cell table:style-name="ce13" office:value-type="float" office:value="9376.8896178794" calcext:value-type="float">
            <text:p><text:s/>9.377 </text:p>
          </table:table-cell>
          <table:table-cell table:style-name="ce13" office:value-type="float" office:value="9725.46811952379" calcext:value-type="float">
            <text:p><text:s/>9.725 </text:p>
          </table:table-cell>
          <table:table-cell table:style-name="ce13" office:value-type="float" office:value="9989.67624350827" calcext:value-type="float">
            <text:p><text:s/>9.990 </text:p>
          </table:table-cell>
          <table:table-cell table:style-name="ce13" office:value-type="float" office:value="10649.8988145308" calcext:value-type="float">
            <text:p><text:s/>10.650 </text:p>
          </table:table-cell>
          <table:table-cell table:style-name="ce13" office:value-type="float" office:value="11447.1285209251" calcext:value-type="float">
            <text:p><text:s/>11.447 </text:p>
          </table:table-cell>
          <table:table-cell table:style-name="ce13" office:value-type="float" office:value="11020.6592084676" calcext:value-type="float">
            <text:p><text:s/>11.021 </text:p>
          </table:table-cell>
          <table:table-cell table:style-name="ce13" office:value-type="float" office:value="12548.4519618079" calcext:value-type="float">
            <text:p><text:s/>12.548 </text:p>
          </table:table-cell>
          <table:table-cell table:style-name="ce14" office:value-type="percentage" office:value="0.0756059200244641" calcext:value-type="percentage">
            <text:p>7,6%</text:p>
          </table:table-cell>
          <table:table-cell table:style-name="ce15" office:value-type="percentage" office:value="0.06881084762145" calcext:value-type="percentage">
            <text:p>6,9%</text:p>
          </table:table-cell>
          <table:table-cell table:style-name="ce15" office:value-type="percentage" office:value="0.0682169908368026" calcext:value-type="percentage">
            <text:p>6,8%</text:p>
          </table:table-cell>
          <table:table-cell table:style-name="ce15" office:value-type="percentage" office:value="0.0750212570927804" calcext:value-type="percentage">
            <text:p>7,5%</text:p>
          </table:table-cell>
          <table:table-cell table:style-name="ce15" office:value-type="percentage" office:value="0.0728165550200645" calcext:value-type="percentage">
            <text:p>7,3%</text:p>
          </table:table-cell>
          <table:table-cell table:style-name="ce15" office:value-type="percentage" office:value="0.0779031552293401" calcext:value-type="percentage">
            <text:p>7,8%</text:p>
          </table:table-cell>
          <table:table-cell table:style-name="ce15" office:value-type="percentage" office:value="0.0890085523179631" calcext:value-type="percentage">
            <text:p>8,9%</text:p>
          </table:table-cell>
          <table:table-cell table:style-name="ce15" office:value-type="percentage" office:value="0.0880924322019015" calcext:value-type="percentage">
            <text:p>8,8%</text:p>
          </table:table-cell>
          <table:table-cell table:style-name="ce15" office:value-type="percentage" office:value="0.0777251098339781" calcext:value-type="percentage">
            <text:p>7,8%</text:p>
          </table:table-cell>
          <table:table-cell table:style-name="ce15" office:value-type="percentage" office:value="0.083345435903849" calcext:value-type="percentage">
            <text:p>8,3%</text:p>
          </table:table-cell>
          <table:table-cell table:style-name="ce15" office:value-type="percentage" office:value="0.0796026276573896" calcext:value-type="percentage">
            <text:p>8,0%</text:p>
          </table:table-cell>
          <table:table-cell table:style-name="ce54" office:value-type="percentage" office:value="0.067342960936188" calcext:value-type="percentage">
            <text:p>6,7%</text:p>
          </table:table-cell>
          <table:table-cell table:style-name="ce15" office:value-type="percentage" office:value="0.0189201171896584" calcext:value-type="percentage">
            <text:p>1,9%</text:p>
          </table:table-cell>
          <table:table-cell table:style-name="ce15" office:value-type="percentage" office:value="0.0185495583506321" calcext:value-type="percentage">
            <text:p>1,9%</text:p>
          </table:table-cell>
          <table:table-cell table:style-name="ce15" office:value-type="percentage" office:value="0.0184573518067397" calcext:value-type="percentage">
            <text:p>1,8%</text:p>
          </table:table-cell>
          <table:table-cell table:style-name="ce15" office:value-type="percentage" office:value="0.0181965136353651" calcext:value-type="percentage">
            <text:p>1,8%</text:p>
          </table:table-cell>
          <table:table-cell table:style-name="ce15" office:value-type="percentage" office:value="0.0182103295121478" calcext:value-type="percentage">
            <text:p>1,8%</text:p>
          </table:table-cell>
          <table:table-cell table:style-name="ce15" office:value-type="percentage" office:value="0.0171998738340916" calcext:value-type="percentage">
            <text:p>1,7%</text:p>
          </table:table-cell>
          <table:table-cell table:style-name="ce15" office:value-type="percentage" office:value="0.0169686293837566" calcext:value-type="percentage">
            <text:p>1,7%</text:p>
          </table:table-cell>
          <table:table-cell table:style-name="ce15" office:value-type="percentage" office:value="0.0164254717231162" calcext:value-type="percentage">
            <text:p>1,6%</text:p>
          </table:table-cell>
          <table:table-cell table:style-name="ce15" office:value-type="percentage" office:value="0.0168118691574739" calcext:value-type="percentage">
            <text:p>1,7%</text:p>
          </table:table-cell>
          <table:table-cell table:style-name="ce15" office:value-type="percentage" office:value="0.0168839941192458" calcext:value-type="percentage">
            <text:p>1,7%</text:p>
          </table:table-cell>
          <table:table-cell table:style-name="ce15" office:value-type="percentage" office:value="0.0166883095064184" calcext:value-type="percentage">
            <text:p>1,7%</text:p>
          </table:table-cell>
          <table:table-cell table:style-name="ce15" office:value-type="percentage" office:value="0.0169657586884971" calcext:value-type="percentage">
            <text:p>1,7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16306.0160791612" calcext:value-type="float">
            <text:p><text:s/>16.306 </text:p>
          </table:table-cell>
          <table:table-cell table:style-name="ce19" office:value-type="float" office:value="20719.2025178819" calcext:value-type="float">
            <text:p><text:s/>20.719 </text:p>
          </table:table-cell>
          <table:table-cell table:style-name="ce19" office:value-type="float" office:value="21858.7371972658" calcext:value-type="float">
            <text:p><text:s/>21.859 </text:p>
          </table:table-cell>
          <table:table-cell table:style-name="ce19" office:value-type="float" office:value="20651.537594312" calcext:value-type="float">
            <text:p><text:s/>20.652 </text:p>
          </table:table-cell>
          <table:table-cell table:style-name="ce19" office:value-type="float" office:value="20210.6637849268" calcext:value-type="float">
            <text:p><text:s/>20.211 </text:p>
          </table:table-cell>
          <table:table-cell table:style-name="ce19" office:value-type="float" office:value="21106.637441882" calcext:value-type="float">
            <text:p><text:s/>21.107 </text:p>
          </table:table-cell>
          <table:table-cell table:style-name="ce19" office:value-type="float" office:value="18242.007953868" calcext:value-type="float">
            <text:p><text:s/>18.242 </text:p>
          </table:table-cell>
          <table:table-cell table:style-name="ce19" office:value-type="float" office:value="19233.0146514202" calcext:value-type="float">
            <text:p><text:s/>19.233 </text:p>
          </table:table-cell>
          <table:table-cell table:style-name="ce19" office:value-type="float" office:value="22405.4418099256" calcext:value-type="float">
            <text:p><text:s/>22.405 </text:p>
          </table:table-cell>
          <table:table-cell table:style-name="ce19" office:value-type="float" office:value="24248.3283456595" calcext:value-type="float">
            <text:p><text:s/>24.248 </text:p>
          </table:table-cell>
          <table:table-cell table:style-name="ce19" office:value-type="float" office:value="25116.6357342655" calcext:value-type="float">
            <text:p><text:s/>25.117 </text:p>
          </table:table-cell>
          <table:table-cell table:style-name="ce19" office:value-type="float" office:value="32641.9241696113" calcext:value-type="float">
            <text:p><text:s/>32.642 </text:p>
          </table:table-cell>
          <table:table-cell table:style-name="ce20" office:value-type="percentage" office:value="0.191137752806856" calcext:value-type="percentage">
            <text:p>19,1%</text:p>
          </table:table-cell>
          <table:table-cell table:style-name="ce21" office:value-type="percentage" office:value="0.195508030867993" calcext:value-type="percentage">
            <text:p>19,6%</text:p>
          </table:table-cell>
          <table:table-cell table:style-name="ce21" office:value-type="percentage" office:value="0.187065713288045" calcext:value-type="percentage">
            <text:p>18,7%</text:p>
          </table:table-cell>
          <table:table-cell table:style-name="ce21" office:value-type="percentage" office:value="0.176095950504182" calcext:value-type="percentage">
            <text:p>17,6%</text:p>
          </table:table-cell>
          <table:table-cell table:style-name="ce21" office:value-type="percentage" office:value="0.156934853169687" calcext:value-type="percentage">
            <text:p>15,7%</text:p>
          </table:table-cell>
          <table:table-cell table:style-name="ce21" office:value-type="percentage" office:value="0.17535384546589" calcext:value-type="percentage">
            <text:p>17,5%</text:p>
          </table:table-cell>
          <table:table-cell table:style-name="ce21" office:value-type="percentage" office:value="0.166952860200838" calcext:value-type="percentage">
            <text:p>16,7%</text:p>
          </table:table-cell>
          <table:table-cell table:style-name="ce21" office:value-type="percentage" office:value="0.169603398340304" calcext:value-type="percentage">
            <text:p>17,0%</text:p>
          </table:table-cell>
          <table:table-cell table:style-name="ce21" office:value-type="percentage" office:value="0.163519433929195" calcext:value-type="percentage">
            <text:p>16,4%</text:p>
          </table:table-cell>
          <table:table-cell table:style-name="ce21" office:value-type="percentage" office:value="0.176549734041539" calcext:value-type="percentage">
            <text:p>17,7%</text:p>
          </table:table-cell>
          <table:table-cell table:style-name="ce21" office:value-type="percentage" office:value="0.181418385646554" calcext:value-type="percentage">
            <text:p>18,1%</text:p>
          </table:table-cell>
          <table:table-cell table:style-name="ce55" office:value-type="percentage" office:value="0.175177291264814" calcext:value-type="percentage">
            <text:p>17,5%</text:p>
          </table:table-cell>
          <table:table-cell table:style-name="ce21" office:value-type="percentage" office:value="0.0260523188061276" calcext:value-type="percentage">
            <text:p>2,6%</text:p>
          </table:table-cell>
          <table:table-cell table:style-name="ce21" office:value-type="percentage" office:value="0.0297117654485357" calcext:value-type="percentage">
            <text:p>3,0%</text:p>
          </table:table-cell>
          <table:table-cell table:style-name="ce21" office:value-type="percentage" office:value="0.0285547001678185" calcext:value-type="percentage">
            <text:p>2,9%</text:p>
          </table:table-cell>
          <table:table-cell table:style-name="ce21" office:value-type="percentage" office:value="0.0249443338012705" calcext:value-type="percentage">
            <text:p>2,5%</text:p>
          </table:table-cell>
          <table:table-cell table:style-name="ce21" office:value-type="percentage" office:value="0.023436925841632" calcext:value-type="percentage">
            <text:p>2,3%</text:p>
          </table:table-cell>
          <table:table-cell table:style-name="ce21" office:value-type="percentage" office:value="0.0234796035774356" calcext:value-type="percentage">
            <text:p>2,3%</text:p>
          </table:table-cell>
          <table:table-cell table:style-name="ce21" office:value-type="percentage" office:value="0.0200380152617816" calcext:value-type="percentage">
            <text:p>2,0%</text:p>
          </table:table-cell>
          <table:table-cell table:style-name="ce21" office:value-type="percentage" office:value="0.019557890775085" calcext:value-type="percentage">
            <text:p>2,0%</text:p>
          </table:table-cell>
          <table:table-cell table:style-name="ce21" office:value-type="percentage" office:value="0.0208005156253081" calcext:value-type="percentage">
            <text:p>2,1%</text:p>
          </table:table-cell>
          <table:table-cell table:style-name="ce21" office:value-type="percentage" office:value="0.0215825009885552" calcext:value-type="percentage">
            <text:p>2,2%</text:p>
          </table:table-cell>
          <table:table-cell table:style-name="ce21" office:value-type="percentage" office:value="0.0228115098521693" calcext:value-type="percentage">
            <text:p>2,3%</text:p>
          </table:table-cell>
          <table:table-cell table:style-name="ce21" office:value-type="percentage" office:value="0.0233305750244701" calcext:value-type="percentage">
            <text:p>2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15492.3577303741" calcext:value-type="float">
            <text:p><text:s/>15.492 </text:p>
          </table:table-cell>
          <table:table-cell table:style-name="ce13" office:value-type="float" office:value="19849.5367929017" calcext:value-type="float">
            <text:p><text:s/>19.850 </text:p>
          </table:table-cell>
          <table:table-cell table:style-name="ce13" office:value-type="float" office:value="20892.2759783009" calcext:value-type="float">
            <text:p><text:s/>20.892 </text:p>
          </table:table-cell>
          <table:table-cell table:style-name="ce13" office:value-type="float" office:value="19592.3797127694" calcext:value-type="float">
            <text:p><text:s/>19.592 </text:p>
          </table:table-cell>
          <table:table-cell table:style-name="ce13" office:value-type="float" office:value="18979.6121416835" calcext:value-type="float">
            <text:p><text:s/>18.980 </text:p>
          </table:table-cell>
          <table:table-cell table:style-name="ce13" office:value-type="float" office:value="19876.2921930655" calcext:value-type="float">
            <text:p><text:s/>19.876 </text:p>
          </table:table-cell>
          <table:table-cell table:style-name="ce13" office:value-type="float" office:value="17036.1869144612" calcext:value-type="float">
            <text:p><text:s/>17.036 </text:p>
          </table:table-cell>
          <table:table-cell table:style-name="ce13" office:value-type="float" office:value="17889.2814635847" calcext:value-type="float">
            <text:p><text:s/>17.889 </text:p>
          </table:table-cell>
          <table:table-cell table:style-name="ce13" office:value-type="float" office:value="20758.1862815306" calcext:value-type="float">
            <text:p><text:s/>20.758 </text:p>
          </table:table-cell>
          <table:table-cell table:style-name="ce13" office:value-type="float" office:value="22532.7689744546" calcext:value-type="float">
            <text:p><text:s/>22.533 </text:p>
          </table:table-cell>
          <table:table-cell table:style-name="ce13" office:value-type="float" office:value="23585.7736880525" calcext:value-type="float">
            <text:p><text:s/>23.586 </text:p>
          </table:table-cell>
          <table:table-cell table:style-name="ce13" office:value-type="float" office:value="30692.3468010071" calcext:value-type="float">
            <text:p><text:s/>30.692 </text:p>
          </table:table-cell>
          <table:table-cell table:style-name="ce14" office:value-type="percentage" office:value="0.181600117888266" calcext:value-type="percentage">
            <text:p>18,2%</text:p>
          </table:table-cell>
          <table:table-cell table:style-name="ce15" office:value-type="percentage" office:value="0.187301796421588" calcext:value-type="percentage">
            <text:p>18,7%</text:p>
          </table:table-cell>
          <table:table-cell table:style-name="ce15" office:value-type="percentage" office:value="0.178794798291478" calcext:value-type="percentage">
            <text:p>17,9%</text:p>
          </table:table-cell>
          <table:table-cell table:style-name="ce15" office:value-type="percentage" office:value="0.167064496403853" calcext:value-type="percentage">
            <text:p>16,7%</text:p>
          </table:table-cell>
          <table:table-cell table:style-name="ce15" office:value-type="percentage" office:value="0.147375795093585" calcext:value-type="percentage">
            <text:p>14,7%</text:p>
          </table:table-cell>
          <table:table-cell table:style-name="ce15" office:value-type="percentage" office:value="0.165132142874716" calcext:value-type="percentage">
            <text:p>16,5%</text:p>
          </table:table-cell>
          <table:table-cell table:style-name="ce15" office:value-type="percentage" office:value="0.155917053620311" calcext:value-type="percentage">
            <text:p>15,6%</text:p>
          </table:table-cell>
          <table:table-cell table:style-name="ce15" office:value-type="percentage" office:value="0.157753892724568" calcext:value-type="percentage">
            <text:p>15,8%</text:p>
          </table:table-cell>
          <table:table-cell table:style-name="ce15" office:value-type="percentage" office:value="0.151497430800448" calcext:value-type="percentage">
            <text:p>15,1%</text:p>
          </table:table-cell>
          <table:table-cell table:style-name="ce15" office:value-type="percentage" office:value="0.16405891214235" calcext:value-type="percentage">
            <text:p>16,4%</text:p>
          </table:table-cell>
          <table:table-cell table:style-name="ce15" office:value-type="percentage" office:value="0.170360912662915" calcext:value-type="percentage">
            <text:p>17,0%</text:p>
          </table:table-cell>
          <table:table-cell table:style-name="ce54" office:value-type="percentage" office:value="0.164714621209927" calcext:value-type="percentage">
            <text:p>16,5%</text:p>
          </table:table-cell>
          <table:table-cell table:style-name="ce15" office:value-type="percentage" office:value="0.0265731933413735" calcext:value-type="percentage">
            <text:p>2,7%</text:p>
          </table:table-cell>
          <table:table-cell table:style-name="ce15" office:value-type="percentage" office:value="0.0302620845999772" calcext:value-type="percentage">
            <text:p>3,0%</text:p>
          </table:table-cell>
          <table:table-cell table:style-name="ce15" office:value-type="percentage" office:value="0.0289968729790811" calcext:value-type="percentage">
            <text:p>2,9%</text:p>
          </table:table-cell>
          <table:table-cell table:style-name="ce15" office:value-type="percentage" office:value="0.0251875735894855" calcext:value-type="percentage">
            <text:p>2,5%</text:p>
          </table:table-cell>
          <table:table-cell table:style-name="ce15" office:value-type="percentage" office:value="0.0235415157926283" calcext:value-type="percentage">
            <text:p>2,4%</text:p>
          </table:table-cell>
          <table:table-cell table:style-name="ce15" office:value-type="percentage" office:value="0.0236570142719178" calcext:value-type="percentage">
            <text:p>2,4%</text:p>
          </table:table-cell>
          <table:table-cell table:style-name="ce15" office:value-type="percentage" office:value="0.0200542278859258" calcext:value-type="percentage">
            <text:p>2,0%</text:p>
          </table:table-cell>
          <table:table-cell table:style-name="ce15" office:value-type="percentage" office:value="0.0195820948139677" calcext:value-type="percentage">
            <text:p>2,0%</text:p>
          </table:table-cell>
          <table:table-cell table:style-name="ce15" office:value-type="percentage" office:value="0.0209047073755257" calcext:value-type="percentage">
            <text:p>2,1%</text:p>
          </table:table-cell>
          <table:table-cell table:style-name="ce15" office:value-type="percentage" office:value="0.0218246253555433" calcext:value-type="percentage">
            <text:p>2,2%</text:p>
          </table:table-cell>
          <table:table-cell table:style-name="ce15" office:value-type="percentage" office:value="0.023245001959304" calcext:value-type="percentage">
            <text:p>2,3%</text:p>
          </table:table-cell>
          <table:table-cell table:style-name="ce15" office:value-type="percentage" office:value="0.0236432710425639" calcext:value-type="percentage">
            <text:p>2,4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813.658348787089" calcext:value-type="float">
            <text:p><text:s/>814 </text:p>
          </table:table-cell>
          <table:table-cell table:style-name="ce13" office:value-type="float" office:value="869.665724980214" calcext:value-type="float">
            <text:p><text:s/>870 </text:p>
          </table:table-cell>
          <table:table-cell table:style-name="ce13" office:value-type="float" office:value="966.461218964838" calcext:value-type="float">
            <text:p><text:s/>966 </text:p>
          </table:table-cell>
          <table:table-cell table:style-name="ce13" office:value-type="float" office:value="1059.15788154256" calcext:value-type="float">
            <text:p><text:s/>1.059 </text:p>
          </table:table-cell>
          <table:table-cell table:style-name="ce13" office:value-type="float" office:value="1231.05164324327" calcext:value-type="float">
            <text:p><text:s/>1.231 </text:p>
          </table:table-cell>
          <table:table-cell table:style-name="ce13" office:value-type="float" office:value="1230.34524881655" calcext:value-type="float">
            <text:p><text:s/>1.230 </text:p>
          </table:table-cell>
          <table:table-cell table:style-name="ce13" office:value-type="float" office:value="1205.82103940681" calcext:value-type="float">
            <text:p><text:s/>1.206 </text:p>
          </table:table-cell>
          <table:table-cell table:style-name="ce13" office:value-type="float" office:value="1343.73318783545" calcext:value-type="float">
            <text:p><text:s/>1.344 </text:p>
          </table:table-cell>
          <table:table-cell table:style-name="ce13" office:value-type="float" office:value="1647.25552839499" calcext:value-type="float">
            <text:p><text:s/>1.647 </text:p>
          </table:table-cell>
          <table:table-cell table:style-name="ce13" office:value-type="float" office:value="1715.55937120491" calcext:value-type="float">
            <text:p><text:s/>1.716 </text:p>
          </table:table-cell>
          <table:table-cell table:style-name="ce13" office:value-type="float" office:value="1530.86204621302" calcext:value-type="float">
            <text:p><text:s/>1.531 </text:p>
          </table:table-cell>
          <table:table-cell table:style-name="ce13" office:value-type="float" office:value="1949.57736860422" calcext:value-type="float">
            <text:p><text:s/>1.950 </text:p>
          </table:table-cell>
          <table:table-cell table:style-name="ce14" office:value-type="percentage" office:value="0.00953763491859022" calcext:value-type="percentage">
            <text:p>1,0%</text:p>
          </table:table-cell>
          <table:table-cell table:style-name="ce15" office:value-type="percentage" office:value="0.0082062344464042" calcext:value-type="percentage">
            <text:p>0,8%</text:p>
          </table:table-cell>
          <table:table-cell table:style-name="ce15" office:value-type="percentage" office:value="0.00827091499656741" calcext:value-type="percentage">
            <text:p>0,8%</text:p>
          </table:table-cell>
          <table:table-cell table:style-name="ce15" office:value-type="percentage" office:value="0.00903145410032831" calcext:value-type="percentage">
            <text:p>0,9%</text:p>
          </table:table-cell>
          <table:table-cell table:style-name="ce15" office:value-type="percentage" office:value="0.00955905807610192" calcext:value-type="percentage">
            <text:p>1,0%</text:p>
          </table:table-cell>
          <table:table-cell table:style-name="ce15" office:value-type="percentage" office:value="0.0102217025911747" calcext:value-type="percentage">
            <text:p>1,0%</text:p>
          </table:table-cell>
          <table:table-cell table:style-name="ce15" office:value-type="percentage" office:value="0.0110358065805265" calcext:value-type="percentage">
            <text:p>1,1%</text:p>
          </table:table-cell>
          <table:table-cell table:style-name="ce15" office:value-type="percentage" office:value="0.0118495056157364" calcext:value-type="percentage">
            <text:p>1,2%</text:p>
          </table:table-cell>
          <table:table-cell table:style-name="ce15" office:value-type="percentage" office:value="0.012022003128747" calcext:value-type="percentage">
            <text:p>1,2%</text:p>
          </table:table-cell>
          <table:table-cell table:style-name="ce15" office:value-type="percentage" office:value="0.0124908218991894" calcext:value-type="percentage">
            <text:p>1,2%</text:p>
          </table:table-cell>
          <table:table-cell table:style-name="ce15" office:value-type="percentage" office:value="0.0110574729836392" calcext:value-type="percentage">
            <text:p>1,1%</text:p>
          </table:table-cell>
          <table:table-cell table:style-name="ce54" office:value-type="percentage" office:value="0.0104626700548866" calcext:value-type="percentage">
            <text:p>1,0%</text:p>
          </table:table-cell>
          <table:table-cell table:style-name="ce15" office:value-type="percentage" office:value="0.0189717018463694" calcext:value-type="percentage">
            <text:p>1,9%</text:p>
          </table:table-cell>
          <table:table-cell table:style-name="ce15" office:value-type="percentage" office:value="0.020996782273358" calcext:value-type="percentage">
            <text:p>2,1%</text:p>
          </table:table-cell>
          <table:table-cell table:style-name="ce15" office:value-type="percentage" office:value="0.0214754842780445" calcext:value-type="percentage">
            <text:p>2,1%</text:p>
          </table:table-cell>
          <table:table-cell table:style-name="ce15" office:value-type="percentage" office:value="0.0211636870387756" calcext:value-type="percentage">
            <text:p>2,1%</text:p>
          </table:table-cell>
          <table:table-cell table:style-name="ce15" office:value-type="percentage" office:value="0.0219344958171776" calcext:value-type="percentage">
            <text:p>2,2%</text:p>
          </table:table-cell>
          <table:table-cell table:style-name="ce15" office:value-type="percentage" office:value="0.0209424032548052" calcext:value-type="percentage">
            <text:p>2,1%</text:p>
          </table:table-cell>
          <table:table-cell table:style-name="ce15" office:value-type="percentage" office:value="0.0198117284339973" calcext:value-type="percentage">
            <text:p>2,0%</text:p>
          </table:table-cell>
          <table:table-cell table:style-name="ce15" office:value-type="percentage" office:value="0.0192412679396795" calcext:value-type="percentage">
            <text:p>1,9%</text:p>
          </table:table-cell>
          <table:table-cell table:style-name="ce15" office:value-type="percentage" office:value="0.0195712753026125" calcext:value-type="percentage">
            <text:p>2,0%</text:p>
          </table:table-cell>
          <table:table-cell table:style-name="ce15" office:value-type="percentage" office:value="0.0188376033117558" calcext:value-type="percentage">
            <text:p>1,9%</text:p>
          </table:table-cell>
          <table:table-cell table:style-name="ce15" office:value-type="percentage" office:value="0.0177201565697008" calcext:value-type="percentage">
            <text:p>1,8%</text:p>
          </table:table-cell>
          <table:table-cell table:style-name="ce15" office:value-type="percentage" office:value="0.0193100113765993" calcext:value-type="percentage">
            <text:p>1,9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38978.6130743284" calcext:value-type="float">
            <text:p><text:s/>38.979 </text:p>
          </table:table-cell>
          <table:table-cell table:style-name="ce19" office:value-type="float" office:value="51587.8938624669" calcext:value-type="float">
            <text:p><text:s/>51.588 </text:p>
          </table:table-cell>
          <table:table-cell table:style-name="ce19" office:value-type="float" office:value="56775.8385623084" calcext:value-type="float">
            <text:p><text:s/>56.776 </text:p>
          </table:table-cell>
          <table:table-cell table:style-name="ce19" office:value-type="float" office:value="55325.5103768609" calcext:value-type="float">
            <text:p><text:s/>55.326 </text:p>
          </table:table-cell>
          <table:table-cell table:style-name="ce19" office:value-type="float" office:value="63512.6993618069" calcext:value-type="float">
            <text:p><text:s/>63.513 </text:p>
          </table:table-cell>
          <table:table-cell table:style-name="ce19" office:value-type="float" office:value="53883.4687490402" calcext:value-type="float">
            <text:p><text:s/>53.883 </text:p>
          </table:table-cell>
          <table:table-cell table:style-name="ce19" office:value-type="float" office:value="43886.2332441963" calcext:value-type="float">
            <text:p><text:s/>43.886 </text:p>
          </table:table-cell>
          <table:table-cell table:style-name="ce19" office:value-type="float" office:value="46030.9600097903" calcext:value-type="float">
            <text:p><text:s/>46.031 </text:p>
          </table:table-cell>
          <table:table-cell table:style-name="ce19" office:value-type="float" office:value="63067.3502229882" calcext:value-type="float">
            <text:p><text:s/>63.067 </text:p>
          </table:table-cell>
          <table:table-cell table:style-name="ce19" office:value-type="float" office:value="58728.8198170625" calcext:value-type="float">
            <text:p><text:s/>58.729 </text:p>
          </table:table-cell>
          <table:table-cell table:style-name="ce19" office:value-type="float" office:value="60348.8128657092" calcext:value-type="float">
            <text:p><text:s/>60.349 </text:p>
          </table:table-cell>
          <table:table-cell table:style-name="ce19" office:value-type="float" office:value="93248.3141472697" calcext:value-type="float">
            <text:p><text:s/>93.248 </text:p>
          </table:table-cell>
          <table:table-cell table:style-name="ce20" office:value-type="percentage" office:value="0.456904033111829" calcext:value-type="percentage">
            <text:p>45,7%</text:p>
          </table:table-cell>
          <table:table-cell table:style-name="ce21" office:value-type="percentage" office:value="0.486787439669709" calcext:value-type="percentage">
            <text:p>48,7%</text:p>
          </table:table-cell>
          <table:table-cell table:style-name="ce21" office:value-type="percentage" office:value="0.485884094874138" calcext:value-type="percentage">
            <text:p>48,6%</text:p>
          </table:table-cell>
          <table:table-cell table:style-name="ce21" office:value-type="percentage" office:value="0.471761402387088" calcext:value-type="percentage">
            <text:p>47,2%</text:p>
          </table:table-cell>
          <table:table-cell table:style-name="ce21" office:value-type="percentage" office:value="0.493173121616586" calcext:value-type="percentage">
            <text:p>49,3%</text:p>
          </table:table-cell>
          <table:table-cell table:style-name="ce21" office:value-type="percentage" office:value="0.447663607156878" calcext:value-type="percentage">
            <text:p>44,8%</text:p>
          </table:table-cell>
          <table:table-cell table:style-name="ce21" office:value-type="percentage" office:value="0.40165162640476" calcext:value-type="percentage">
            <text:p>40,2%</text:p>
          </table:table-cell>
          <table:table-cell table:style-name="ce21" office:value-type="percentage" office:value="0.405916981192057" calcext:value-type="percentage">
            <text:p>40,6%</text:p>
          </table:table-cell>
          <table:table-cell table:style-name="ce21" office:value-type="percentage" office:value="0.460278243801859" calcext:value-type="percentage">
            <text:p>46,0%</text:p>
          </table:table-cell>
          <table:table-cell table:style-name="ce21" office:value-type="percentage" office:value="0.427598858423239" calcext:value-type="percentage">
            <text:p>42,8%</text:p>
          </table:table-cell>
          <table:table-cell table:style-name="ce21" office:value-type="percentage" office:value="0.435901699639119" calcext:value-type="percentage">
            <text:p>43,6%</text:p>
          </table:table-cell>
          <table:table-cell table:style-name="ce55" office:value-type="percentage" office:value="0.500429662248175" calcext:value-type="percentage">
            <text:p>50,0%</text:p>
          </table:table-cell>
          <table:table-cell table:style-name="ce21" office:value-type="percentage" office:value="0.0237419388890281" calcext:value-type="percentage">
            <text:p>2,4%</text:p>
          </table:table-cell>
          <table:table-cell table:style-name="ce21" office:value-type="percentage" office:value="0.0281553195000422" calcext:value-type="percentage">
            <text:p>2,8%</text:p>
          </table:table-cell>
          <table:table-cell table:style-name="ce21" office:value-type="percentage" office:value="0.0285248098435938" calcext:value-type="percentage">
            <text:p>2,9%</text:p>
          </table:table-cell>
          <table:table-cell table:style-name="ce21" office:value-type="percentage" office:value="0.0251708303940079" calcext:value-type="percentage">
            <text:p>2,5%</text:p>
          </table:table-cell>
          <table:table-cell table:style-name="ce21" office:value-type="percentage" office:value="0.0264499479068559" calcext:value-type="percentage">
            <text:p>2,6%</text:p>
          </table:table-cell>
          <table:table-cell table:style-name="ce21" office:value-type="percentage" office:value="0.0222215265837138" calcext:value-type="percentage">
            <text:p>2,2%</text:p>
          </table:table-cell>
          <table:table-cell table:style-name="ce21" office:value-type="percentage" office:value="0.01716638200031" calcext:value-type="percentage">
            <text:p>1,7%</text:p>
          </table:table-cell>
          <table:table-cell table:style-name="ce56" office:value-type="percentage" office:value="0.0171657841593247" calcext:value-type="percentage">
            <text:p>1,7%</text:p>
          </table:table-cell>
          <table:table-cell table:style-name="ce56" office:value-type="percentage" office:value="0.0219654258040994" calcext:value-type="percentage">
            <text:p>2,2%</text:p>
          </table:table-cell>
          <table:table-cell table:style-name="ce56" office:value-type="percentage" office:value="0.0192684090552722" calcext:value-type="percentage">
            <text:p>1,9%</text:p>
          </table:table-cell>
          <table:table-cell table:style-name="ce56" office:value-type="percentage" office:value="0.0181981660548854" calcext:value-type="percentage">
            <text:p>1,8%</text:p>
          </table:table-cell>
          <table:table-cell table:style-name="ce56" office:value-type="percentage" office:value="0.022864006878027" calcext:value-type="percentage">
            <text:p>2,3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85310.2845445628" calcext:value-type="float">
            <text:p><text:s/>85.310 </text:p>
          </table:table-cell>
          <table:table-cell table:style-name="ce27" office:value-type="float" office:value="105976.22218328" calcext:value-type="float">
            <text:p><text:s/>105.976 </text:p>
          </table:table-cell>
          <table:table-cell table:style-name="ce27" office:value-type="float" office:value="116850.58054229" calcext:value-type="float">
            <text:p><text:s/>116.851 </text:p>
          </table:table-cell>
          <table:table-cell table:style-name="ce27" office:value-type="float" office:value="117274.346940883" calcext:value-type="float">
            <text:p><text:s/>117.274 </text:p>
          </table:table-cell>
          <table:table-cell table:style-name="ce27" office:value-type="float" office:value="128783.781146906" calcext:value-type="float">
            <text:p><text:s/>128.784 </text:p>
          </table:table-cell>
          <table:table-cell table:style-name="ce27" office:value-type="float" office:value="120365.979917946" calcext:value-type="float">
            <text:p><text:s/>120.366 </text:p>
          </table:table-cell>
          <table:table-cell table:style-name="ce27" office:value-type="float" office:value="109264.42309478" calcext:value-type="float">
            <text:p><text:s/>109.264 </text:p>
          </table:table-cell>
          <table:table-cell table:style-name="ce27" office:value-type="float" office:value="113399.936791536" calcext:value-type="float">
            <text:p><text:s/>113.400 </text:p>
          </table:table-cell>
          <table:table-cell table:style-name="ce27" office:value-type="float" office:value="137020.05487389" calcext:value-type="float">
            <text:p><text:s/>137.020 </text:p>
          </table:table-cell>
          <table:table-cell table:style-name="ce27" office:value-type="float" office:value="137345.595434056" calcext:value-type="float">
            <text:p><text:s/>137.346 </text:p>
          </table:table-cell>
          <table:table-cell table:style-name="ce27" office:value-type="float" office:value="138445.922362018" calcext:value-type="float">
            <text:p><text:s/>138.446 </text:p>
          </table:table-cell>
          <table:table-cell table:style-name="ce27" office:value-type="float" office:value="186336.504771425" calcext:value-type="float">
            <text:p><text:s/>186.337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219541028106775" calcext:value-type="percentage">
            <text:p>2,2%</text:p>
          </table:table-cell>
          <table:table-cell table:style-name="ce29" office:value-type="percentage" office:value="0.0242154871725731" calcext:value-type="percentage">
            <text:p>2,4%</text:p>
          </table:table-cell>
          <table:table-cell table:style-name="ce29" office:value-type="percentage" office:value="0.0242692430240117" calcext:value-type="percentage">
            <text:p>2,4%</text:p>
          </table:table-cell>
          <table:table-cell table:style-name="ce29" office:value-type="percentage" office:value="0.0219960105728654" calcext:value-type="percentage">
            <text:p>2,2%</text:p>
          </table:table-cell>
          <table:table-cell table:style-name="ce29" office:value-type="percentage" office:value="0.0222849685833401" calcext:value-type="percentage">
            <text:p>2,2%</text:p>
          </table:table-cell>
          <table:table-cell table:style-name="ce29" office:value-type="percentage" office:value="0.020075092713925" calcext:value-type="percentage">
            <text:p>2,0%</text:p>
          </table:table-cell>
          <table:table-cell table:style-name="ce29" office:value-type="percentage" office:value="0.0174284106836938" calcext:value-type="percentage">
            <text:p>1,7%</text:p>
          </table:table-cell>
          <table:table-cell table:style-name="ce58" office:value-type="percentage" office:value="0.0172196945418147" calcext:value-type="percentage">
            <text:p>1,7%</text:p>
          </table:table-cell>
          <table:table-cell table:style-name="ce58" office:value-type="percentage" office:value="0.0195627208067184" calcext:value-type="percentage">
            <text:p>2,0%</text:p>
          </table:table-cell>
          <table:table-cell table:style-name="ce58" office:value-type="percentage" office:value="0.0185875166422218" calcext:value-type="percentage">
            <text:p>1,9%</text:p>
          </table:table-cell>
          <table:table-cell table:style-name="ce58" office:value-type="percentage" office:value="0.0181935945309585" calcext:value-type="percentage">
            <text:p>1,8%</text:p>
          </table:table-cell>
          <table:table-cell table:style-name="ce58" office:value-type="percentage" office:value="0.0206761616463017" calcext:value-type="percentage">
            <text:p>2,1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85310.2845445629" calcext:value-type="float">
            <text:p><text:s/>85.310 </text:p>
          </table:table-cell>
          <table:table-cell table:style-name="ce32" office:value-type="float" office:value="105976.22218328" calcext:value-type="float">
            <text:p><text:s/>105.976 </text:p>
          </table:table-cell>
          <table:table-cell table:style-name="ce32" office:value-type="float" office:value="116850.58054229" calcext:value-type="float">
            <text:p><text:s/>116.851 </text:p>
          </table:table-cell>
          <table:table-cell table:style-name="ce32" office:value-type="float" office:value="117274.346940883" calcext:value-type="float">
            <text:p><text:s/>117.274 </text:p>
          </table:table-cell>
          <table:table-cell table:style-name="ce32" office:value-type="float" office:value="128783.781146906" calcext:value-type="float">
            <text:p><text:s/>128.784 </text:p>
          </table:table-cell>
          <table:table-cell table:style-name="ce32" office:value-type="float" office:value="120365.979917946" calcext:value-type="float">
            <text:p><text:s/>120.366 </text:p>
          </table:table-cell>
          <table:table-cell table:style-name="ce32" office:value-type="float" office:value="109264.42309478" calcext:value-type="float">
            <text:p><text:s/>109.264 </text:p>
          </table:table-cell>
          <table:table-cell table:style-name="ce32" office:value-type="float" office:value="113399.936791536" calcext:value-type="float">
            <text:p><text:s/>113.400 </text:p>
          </table:table-cell>
          <table:table-cell table:style-name="ce32" office:value-type="float" office:value="137020.054873889" calcext:value-type="float">
            <text:p><text:s/>137.020 </text:p>
          </table:table-cell>
          <table:table-cell table:style-name="ce32" office:value-type="float" office:value="137345.595434056" calcext:value-type="float">
            <text:p><text:s/>137.346 </text:p>
          </table:table-cell>
          <table:table-cell table:style-name="ce32" office:value-type="float" office:value="138445.922362018" calcext:value-type="float">
            <text:p><text:s/>138.446 </text:p>
          </table:table-cell>
          <table:table-cell table:style-name="ce32" office:value-type="float" office:value="186336.504771425" calcext:value-type="float">
            <text:p><text:s/>186.337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3" table:style-name="ta2">
        <table:table-column table:style-name="co18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io de Janeiro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379412.007722094" calcext:value-type="float">
            <text:p><text:s/>379.412 </text:p>
          </table:table-cell>
          <table:table-cell table:style-name="ce13" office:value-type="float" office:value="436279.839384906" calcext:value-type="float">
            <text:p><text:s/>436.280 </text:p>
          </table:table-cell>
          <table:table-cell table:style-name="ce13" office:value-type="float" office:value="489621.324285602" calcext:value-type="float">
            <text:p><text:s/>489.621 </text:p>
          </table:table-cell>
          <table:table-cell table:style-name="ce13" office:value-type="float" office:value="534960.445849309" calcext:value-type="float">
            <text:p><text:s/>534.960 </text:p>
          </table:table-cell>
          <table:table-cell table:style-name="ce13" office:value-type="float" office:value="579338.827352647" calcext:value-type="float">
            <text:p><text:s/>579.339 </text:p>
          </table:table-cell>
          <table:table-cell table:style-name="ce13" office:value-type="float" office:value="556399.222561498" calcext:value-type="float">
            <text:p><text:s/>556.399 </text:p>
          </table:table-cell>
          <table:table-cell table:style-name="ce13" office:value-type="float" office:value="542132.620871712" calcext:value-type="float">
            <text:p><text:s/>542.133 </text:p>
          </table:table-cell>
          <table:table-cell table:style-name="ce13" office:value-type="float" office:value="563487.481488439" calcext:value-type="float">
            <text:p><text:s/>563.487 </text:p>
          </table:table-cell>
          <table:table-cell table:style-name="ce13" office:value-type="float" office:value="630432.57440706" calcext:value-type="float">
            <text:p><text:s/>630.433 </text:p>
          </table:table-cell>
          <table:table-cell table:style-name="ce13" office:value-type="float" office:value="661054.234646336" calcext:value-type="float">
            <text:p><text:s/>661.054 </text:p>
          </table:table-cell>
          <table:table-cell table:style-name="ce13" office:value-type="float" office:value="654129.701939299" calcext:value-type="float">
            <text:p><text:s/>654.130 </text:p>
          </table:table-cell>
          <table:table-cell table:style-name="ce13" office:value-type="float" office:value="819846.103763782" calcext:value-type="float">
            <text:p><text:s/>819.846 </text:p>
          </table:table-cell>
          <table:table-cell table:style-name="ce14" office:value-type="percentage" office:value="0.843403746178088" calcext:value-type="percentage">
            <text:p>84,3%</text:p>
          </table:table-cell>
          <table:table-cell table:style-name="ce15" office:value-type="percentage" office:value="0.850832970087486" calcext:value-type="percentage">
            <text:p>85,1%</text:p>
          </table:table-cell>
          <table:table-cell table:style-name="ce15" office:value-type="percentage" office:value="0.851685723533933" calcext:value-type="percentage">
            <text:p>85,2%</text:p>
          </table:table-cell>
          <table:table-cell table:style-name="ce15" office:value-type="percentage" office:value="0.851541303260206" calcext:value-type="percentage">
            <text:p>85,2%</text:p>
          </table:table-cell>
          <table:table-cell table:style-name="ce15" office:value-type="percentage" office:value="0.863297299356005" calcext:value-type="percentage">
            <text:p>86,3%</text:p>
          </table:table-cell>
          <table:table-cell table:style-name="ce15" office:value-type="percentage" office:value="0.844130393162747" calcext:value-type="percentage">
            <text:p>84,4%</text:p>
          </table:table-cell>
          <table:table-cell table:style-name="ce15" office:value-type="percentage" office:value="0.846551529587159" calcext:value-type="percentage">
            <text:p>84,7%</text:p>
          </table:table-cell>
          <table:table-cell table:style-name="ce15" office:value-type="percentage" office:value="0.839015375080544" calcext:value-type="percentage">
            <text:p>83,9%</text:p>
          </table:table-cell>
          <table:table-cell table:style-name="ce15" office:value-type="percentage" office:value="0.830763732753364" calcext:value-type="percentage">
            <text:p>83,1%</text:p>
          </table:table-cell>
          <table:table-cell table:style-name="ce15" office:value-type="percentage" office:value="0.847583757632896" calcext:value-type="percentage">
            <text:p>84,8%</text:p>
          </table:table-cell>
          <table:table-cell table:style-name="ce15" office:value-type="percentage" office:value="0.867748908280436" calcext:value-type="percentage">
            <text:p>86,8%</text:p>
          </table:table-cell>
          <table:table-cell table:style-name="ce54" office:value-type="percentage" office:value="0.863631558440383" calcext:value-type="percentage">
            <text:p>86,4%</text:p>
          </table:table-cell>
          <table:table-cell table:style-name="ce15" office:value-type="percentage" office:value="0.114874474004825" calcext:value-type="percentage">
            <text:p>11,5%</text:p>
          </table:table-cell>
          <table:table-cell table:style-name="ce15" office:value-type="percentage" office:value="0.117264994683429" calcext:value-type="percentage">
            <text:p>11,7%</text:p>
          </table:table-cell>
          <table:table-cell table:style-name="ce15" office:value-type="percentage" office:value="0.119587286560426" calcext:value-type="percentage">
            <text:p>12,0%</text:p>
          </table:table-cell>
          <table:table-cell table:style-name="ce15" office:value-type="percentage" office:value="0.117476644761538" calcext:value-type="percentage">
            <text:p>11,7%</text:p>
          </table:table-cell>
          <table:table-cell table:style-name="ce15" office:value-type="percentage" office:value="0.116503080066749" calcext:value-type="percentage">
            <text:p>11,7%</text:p>
          </table:table-cell>
          <table:table-cell table:style-name="ce15" office:value-type="percentage" office:value="0.107921311707694" calcext:value-type="percentage">
            <text:p>10,8%</text:p>
          </table:table-cell>
          <table:table-cell table:style-name="ce15" office:value-type="percentage" office:value="0.100027753839833" calcext:value-type="percentage">
            <text:p>10,0%</text:p>
          </table:table-cell>
          <table:table-cell table:style-name="ce15" office:value-type="percentage" office:value="0.0993467618386481" calcext:value-type="percentage">
            <text:p>9,9%</text:p>
          </table:table-cell>
          <table:table-cell table:style-name="ce15" office:value-type="percentage" office:value="0.104877198939814" calcext:value-type="percentage">
            <text:p>10,5%</text:p>
          </table:table-cell>
          <table:table-cell table:style-name="ce15" office:value-type="percentage" office:value="0.103993565614767" calcext:value-type="percentage">
            <text:p>10,4%</text:p>
          </table:table-cell>
          <table:table-cell table:style-name="ce15" office:value-type="percentage" office:value="0.0991866490823641" calcext:value-type="percentage">
            <text:p>9,9%</text:p>
          </table:table-cell>
          <table:table-cell table:style-name="ce15" office:value-type="percentage" office:value="0.106280296868561" calcext:value-type="percentage">
            <text:p>10,6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85628.473653549" calcext:value-type="float">
            <text:p><text:s/>185.628 </text:p>
          </table:table-cell>
          <table:table-cell table:style-name="ce19" office:value-type="float" office:value="213089.915439418" calcext:value-type="float">
            <text:p><text:s/>213.090 </text:p>
          </table:table-cell>
          <table:table-cell table:style-name="ce19" office:value-type="float" office:value="239536.904646947" calcext:value-type="float">
            <text:p><text:s/>239.537 </text:p>
          </table:table-cell>
          <table:table-cell table:style-name="ce19" office:value-type="float" office:value="269367.004523152" calcext:value-type="float">
            <text:p><text:s/>269.367 </text:p>
          </table:table-cell>
          <table:table-cell table:style-name="ce19" office:value-type="float" office:value="293075.387187713" calcext:value-type="float">
            <text:p><text:s/>293.075 </text:p>
          </table:table-cell>
          <table:table-cell table:style-name="ce19" office:value-type="float" office:value="306812.102683898" calcext:value-type="float">
            <text:p><text:s/>306.812 </text:p>
          </table:table-cell>
          <table:table-cell table:style-name="ce19" office:value-type="float" office:value="318260.266373106" calcext:value-type="float">
            <text:p><text:s/>318.260 </text:p>
          </table:table-cell>
          <table:table-cell table:style-name="ce19" office:value-type="float" office:value="313926.610799697" calcext:value-type="float">
            <text:p><text:s/>313.927 </text:p>
          </table:table-cell>
          <table:table-cell table:style-name="ce19" office:value-type="float" office:value="321581.952795046" calcext:value-type="float">
            <text:p><text:s/>321.582 </text:p>
          </table:table-cell>
          <table:table-cell table:style-name="ce19" office:value-type="float" office:value="338428.403298813" calcext:value-type="float">
            <text:p><text:s/>338.428 </text:p>
          </table:table-cell>
          <table:table-cell table:style-name="ce19" office:value-type="float" office:value="330021.183557107" calcext:value-type="float">
            <text:p><text:s/>330.021 </text:p>
          </table:table-cell>
          <table:table-cell table:style-name="ce19" office:value-type="float" office:value="358183.803140866" calcext:value-type="float">
            <text:p><text:s/>358.184 </text:p>
          </table:table-cell>
          <table:table-cell table:style-name="ce20" office:value-type="percentage" office:value="0.41263783667964" calcext:value-type="percentage">
            <text:p>41,3%</text:p>
          </table:table-cell>
          <table:table-cell table:style-name="ce21" office:value-type="percentage" office:value="0.415567966433253" calcext:value-type="percentage">
            <text:p>41,6%</text:p>
          </table:table-cell>
          <table:table-cell table:style-name="ce21" office:value-type="percentage" office:value="0.416669274454051" calcext:value-type="percentage">
            <text:p>41,7%</text:p>
          </table:table-cell>
          <table:table-cell table:style-name="ce21" office:value-type="percentage" office:value="0.428773999772602" calcext:value-type="percentage">
            <text:p>42,9%</text:p>
          </table:table-cell>
          <table:table-cell table:style-name="ce21" office:value-type="percentage" office:value="0.436724034919309" calcext:value-type="percentage">
            <text:p>43,7%</text:p>
          </table:table-cell>
          <table:table-cell table:style-name="ce21" office:value-type="percentage" office:value="0.465474088323375" calcext:value-type="percentage">
            <text:p>46,5%</text:p>
          </table:table-cell>
          <table:table-cell table:style-name="ce21" office:value-type="percentage" office:value="0.496970123051726" calcext:value-type="percentage">
            <text:p>49,7%</text:p>
          </table:table-cell>
          <table:table-cell table:style-name="ce21" office:value-type="percentage" office:value="0.467426982427605" calcext:value-type="percentage">
            <text:p>46,7%</text:p>
          </table:table-cell>
          <table:table-cell table:style-name="ce21" office:value-type="percentage" office:value="0.423770335378686" calcext:value-type="percentage">
            <text:p>42,4%</text:p>
          </table:table-cell>
          <table:table-cell table:style-name="ce21" office:value-type="percentage" office:value="0.433922668858134" calcext:value-type="percentage">
            <text:p>43,4%</text:p>
          </table:table-cell>
          <table:table-cell table:style-name="ce21" office:value-type="percentage" office:value="0.437796236575223" calcext:value-type="percentage">
            <text:p>43,8%</text:p>
          </table:table-cell>
          <table:table-cell table:style-name="ce55" office:value-type="percentage" office:value="0.377313296598624" calcext:value-type="percentage">
            <text:p>37,7%</text:p>
          </table:table-cell>
          <table:table-cell table:style-name="ce21" office:value-type="percentage" office:value="0.114713645278706" calcext:value-type="percentage">
            <text:p>11,5%</text:p>
          </table:table-cell>
          <table:table-cell table:style-name="ce21" office:value-type="percentage" office:value="0.115384507117746" calcext:value-type="percentage">
            <text:p>11,5%</text:p>
          </table:table-cell>
          <table:table-cell table:style-name="ce21" office:value-type="percentage" office:value="0.116344774640138" calcext:value-type="percentage">
            <text:p>11,6%</text:p>
          </table:table-cell>
          <table:table-cell table:style-name="ce21" office:value-type="percentage" office:value="0.116825903537497" calcext:value-type="percentage">
            <text:p>11,7%</text:p>
          </table:table-cell>
          <table:table-cell table:style-name="ce21" office:value-type="percentage" office:value="0.116513874182163" calcext:value-type="percentage">
            <text:p>11,7%</text:p>
          </table:table-cell>
          <table:table-cell table:style-name="ce21" office:value-type="percentage" office:value="0.114824029267707" calcext:value-type="percentage">
            <text:p>11,5%</text:p>
          </table:table-cell>
          <table:table-cell table:style-name="ce21" office:value-type="percentage" office:value="0.113565578793987" calcext:value-type="percentage">
            <text:p>11,4%</text:p>
          </table:table-cell>
          <table:table-cell table:style-name="ce21" office:value-type="percentage" office:value="0.107489345555183" calcext:value-type="percentage">
            <text:p>10,7%</text:p>
          </table:table-cell>
          <table:table-cell table:style-name="ce21" office:value-type="percentage" office:value="0.105237513648771" calcext:value-type="percentage">
            <text:p>10,5%</text:p>
          </table:table-cell>
          <table:table-cell table:style-name="ce21" office:value-type="percentage" office:value="0.105177768857939" calcext:value-type="percentage">
            <text:p>10,5%</text:p>
          </table:table-cell>
          <table:table-cell table:style-name="ce21" office:value-type="percentage" office:value="0.103378986392473" calcext:value-type="percentage">
            <text:p>10,3%</text:p>
          </table:table-cell>
          <table:table-cell table:style-name="ce21" office:value-type="percentage" office:value="0.101335070179793" calcext:value-type="percentage">
            <text:p>10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44966.963255908" calcext:value-type="float">
            <text:p><text:s/>144.967 </text:p>
          </table:table-cell>
          <table:table-cell table:style-name="ce13" office:value-type="float" office:value="165868.725354478" calcext:value-type="float">
            <text:p><text:s/>165.869 </text:p>
          </table:table-cell>
          <table:table-cell table:style-name="ce13" office:value-type="float" office:value="187916.009005864" calcext:value-type="float">
            <text:p><text:s/>187.916 </text:p>
          </table:table-cell>
          <table:table-cell table:style-name="ce13" office:value-type="float" office:value="210561.930457318" calcext:value-type="float">
            <text:p><text:s/>210.562 </text:p>
          </table:table-cell>
          <table:table-cell table:style-name="ce13" office:value-type="float" office:value="230755.662685694" calcext:value-type="float">
            <text:p><text:s/>230.756 </text:p>
          </table:table-cell>
          <table:table-cell table:style-name="ce13" office:value-type="float" office:value="241742.90905186" calcext:value-type="float">
            <text:p><text:s/>241.743 </text:p>
          </table:table-cell>
          <table:table-cell table:style-name="ce13" office:value-type="float" office:value="250941.840726135" calcext:value-type="float">
            <text:p><text:s/>250.942 </text:p>
          </table:table-cell>
          <table:table-cell table:style-name="ce13" office:value-type="float" office:value="246849.238847964" calcext:value-type="float">
            <text:p><text:s/>246.849 </text:p>
          </table:table-cell>
          <table:table-cell table:style-name="ce13" office:value-type="float" office:value="252901.790369827" calcext:value-type="float">
            <text:p><text:s/>252.902 </text:p>
          </table:table-cell>
          <table:table-cell table:style-name="ce13" office:value-type="float" office:value="265004.202372555" calcext:value-type="float">
            <text:p><text:s/>265.004 </text:p>
          </table:table-cell>
          <table:table-cell table:style-name="ce13" office:value-type="float" office:value="260120.528443915" calcext:value-type="float">
            <text:p><text:s/>260.121 </text:p>
          </table:table-cell>
          <table:table-cell table:style-name="ce13" office:value-type="float" office:value="281848.328334146" calcext:value-type="float">
            <text:p><text:s/>281.848 </text:p>
          </table:table-cell>
          <table:table-cell table:style-name="ce14" office:value-type="percentage" office:value="0.322250422742681" calcext:value-type="percentage">
            <text:p>32,2%</text:p>
          </table:table-cell>
          <table:table-cell table:style-name="ce15" office:value-type="percentage" office:value="0.323477198572698" calcext:value-type="percentage">
            <text:p>32,3%</text:p>
          </table:table-cell>
          <table:table-cell table:style-name="ce15" office:value-type="percentage" office:value="0.326875840890485" calcext:value-type="percentage">
            <text:p>32,7%</text:p>
          </table:table-cell>
          <table:table-cell table:style-name="ce15" office:value-type="percentage" office:value="0.335169043000829" calcext:value-type="percentage">
            <text:p>33,5%</text:p>
          </table:table-cell>
          <table:table-cell table:style-name="ce15" office:value-type="percentage" office:value="0.343858776595348" calcext:value-type="percentage">
            <text:p>34,4%</text:p>
          </table:table-cell>
          <table:table-cell table:style-name="ce15" office:value-type="percentage" office:value="0.366755611057127" calcext:value-type="percentage">
            <text:p>36,7%</text:p>
          </table:table-cell>
          <table:table-cell table:style-name="ce15" office:value-type="percentage" office:value="0.391850980600552" calcext:value-type="percentage">
            <text:p>39,2%</text:p>
          </table:table-cell>
          <table:table-cell table:style-name="ce15" office:value-type="percentage" office:value="0.367550856983183" calcext:value-type="percentage">
            <text:p>36,8%</text:p>
          </table:table-cell>
          <table:table-cell table:style-name="ce15" office:value-type="percentage" office:value="0.333265830347128" calcext:value-type="percentage">
            <text:p>33,3%</text:p>
          </table:table-cell>
          <table:table-cell table:style-name="ce15" office:value-type="percentage" office:value="0.339780377862048" calcext:value-type="percentage">
            <text:p>34,0%</text:p>
          </table:table-cell>
          <table:table-cell table:style-name="ce15" office:value-type="percentage" office:value="0.345068117086485" calcext:value-type="percentage">
            <text:p>34,5%</text:p>
          </table:table-cell>
          <table:table-cell table:style-name="ce54" office:value-type="percentage" office:value="0.296900979251551" calcext:value-type="percentage">
            <text:p>29,7%</text:p>
          </table:table-cell>
          <table:table-cell table:style-name="ce15" office:value-type="percentage" office:value="0.113496176073396" calcext:value-type="percentage">
            <text:p>11,3%</text:p>
          </table:table-cell>
          <table:table-cell table:style-name="ce15" office:value-type="percentage" office:value="0.114104602092297" calcext:value-type="percentage">
            <text:p>11,4%</text:p>
          </table:table-cell>
          <table:table-cell table:style-name="ce15" office:value-type="percentage" office:value="0.115499675783868" calcext:value-type="percentage">
            <text:p>11,5%</text:p>
          </table:table-cell>
          <table:table-cell table:style-name="ce15" office:value-type="percentage" office:value="0.115553053960475" calcext:value-type="percentage">
            <text:p>11,6%</text:p>
          </table:table-cell>
          <table:table-cell table:style-name="ce15" office:value-type="percentage" office:value="0.11535424140048" calcext:value-type="percentage">
            <text:p>11,5%</text:p>
          </table:table-cell>
          <table:table-cell table:style-name="ce15" office:value-type="percentage" office:value="0.113662522687028" calcext:value-type="percentage">
            <text:p>11,4%</text:p>
          </table:table-cell>
          <table:table-cell table:style-name="ce15" office:value-type="percentage" office:value="0.112565711771332" calcext:value-type="percentage">
            <text:p>11,3%</text:p>
          </table:table-cell>
          <table:table-cell table:style-name="ce15" office:value-type="percentage" office:value="0.106752310457505" calcext:value-type="percentage">
            <text:p>10,7%</text:p>
          </table:table-cell>
          <table:table-cell table:style-name="ce15" office:value-type="percentage" office:value="0.104405729753246" calcext:value-type="percentage">
            <text:p>10,4%</text:p>
          </table:table-cell>
          <table:table-cell table:style-name="ce15" office:value-type="percentage" office:value="0.104344974913328" calcext:value-type="percentage">
            <text:p>10,4%</text:p>
          </table:table-cell>
          <table:table-cell table:style-name="ce15" office:value-type="percentage" office:value="0.102734808491882" calcext:value-type="percentage">
            <text:p>10,3%</text:p>
          </table:table-cell>
          <table:table-cell table:style-name="ce15" office:value-type="percentage" office:value="0.100839683927932" calcext:value-type="percentage">
            <text:p>10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40661.5103976409" calcext:value-type="float">
            <text:p><text:s/>40.662 </text:p>
          </table:table-cell>
          <table:table-cell table:style-name="ce13" office:value-type="float" office:value="47221.1900849405" calcext:value-type="float">
            <text:p><text:s/>47.221 </text:p>
          </table:table-cell>
          <table:table-cell table:style-name="ce13" office:value-type="float" office:value="51620.8956410822" calcext:value-type="float">
            <text:p><text:s/>51.621 </text:p>
          </table:table-cell>
          <table:table-cell table:style-name="ce13" office:value-type="float" office:value="58805.0740658341" calcext:value-type="float">
            <text:p><text:s/>58.805 </text:p>
          </table:table-cell>
          <table:table-cell table:style-name="ce13" office:value-type="float" office:value="62319.72450202" calcext:value-type="float">
            <text:p><text:s/>62.320 </text:p>
          </table:table-cell>
          <table:table-cell table:style-name="ce13" office:value-type="float" office:value="65069.1936320379" calcext:value-type="float">
            <text:p><text:s/>65.069 </text:p>
          </table:table-cell>
          <table:table-cell table:style-name="ce13" office:value-type="float" office:value="67318.4256469701" calcext:value-type="float">
            <text:p><text:s/>67.318 </text:p>
          </table:table-cell>
          <table:table-cell table:style-name="ce13" office:value-type="float" office:value="67077.3719517332" calcext:value-type="float">
            <text:p><text:s/>67.077 </text:p>
          </table:table-cell>
          <table:table-cell table:style-name="ce13" office:value-type="float" office:value="68680.1624252184" calcext:value-type="float">
            <text:p><text:s/>68.680 </text:p>
          </table:table-cell>
          <table:table-cell table:style-name="ce13" office:value-type="float" office:value="73424.2009262583" calcext:value-type="float">
            <text:p><text:s/>73.424 </text:p>
          </table:table-cell>
          <table:table-cell table:style-name="ce13" office:value-type="float" office:value="69900.6551131922" calcext:value-type="float">
            <text:p><text:s/>69.901 </text:p>
          </table:table-cell>
          <table:table-cell table:style-name="ce13" office:value-type="float" office:value="76335.4748067199" calcext:value-type="float">
            <text:p><text:s/>76.335 </text:p>
          </table:table-cell>
          <table:table-cell table:style-name="ce14" office:value-type="percentage" office:value="0.090387413936959" calcext:value-type="percentage">
            <text:p>9,0%</text:p>
          </table:table-cell>
          <table:table-cell table:style-name="ce15" office:value-type="percentage" office:value="0.0920907678605552" calcext:value-type="percentage">
            <text:p>9,2%</text:p>
          </table:table-cell>
          <table:table-cell table:style-name="ce15" office:value-type="percentage" office:value="0.0897934335635667" calcext:value-type="percentage">
            <text:p>9,0%</text:p>
          </table:table-cell>
          <table:table-cell table:style-name="ce15" office:value-type="percentage" office:value="0.0936049567717736" calcext:value-type="percentage">
            <text:p>9,4%</text:p>
          </table:table-cell>
          <table:table-cell table:style-name="ce15" office:value-type="percentage" office:value="0.0928652583239608" calcext:value-type="percentage">
            <text:p>9,3%</text:p>
          </table:table-cell>
          <table:table-cell table:style-name="ce15" office:value-type="percentage" office:value="0.0987184772662475" calcext:value-type="percentage">
            <text:p>9,9%</text:p>
          </table:table-cell>
          <table:table-cell table:style-name="ce15" office:value-type="percentage" office:value="0.105119142451174" calcext:value-type="percentage">
            <text:p>10,5%</text:p>
          </table:table-cell>
          <table:table-cell table:style-name="ce15" office:value-type="percentage" office:value="0.0998761254444217" calcext:value-type="percentage">
            <text:p>10,0%</text:p>
          </table:table-cell>
          <table:table-cell table:style-name="ce15" office:value-type="percentage" office:value="0.0905045050315581" calcext:value-type="percentage">
            <text:p>9,1%</text:p>
          </table:table-cell>
          <table:table-cell table:style-name="ce15" office:value-type="percentage" office:value="0.0941422909960868" calcext:value-type="percentage">
            <text:p>9,4%</text:p>
          </table:table-cell>
          <table:table-cell table:style-name="ce15" office:value-type="percentage" office:value="0.0927281194887379" calcext:value-type="percentage">
            <text:p>9,3%</text:p>
          </table:table-cell>
          <table:table-cell table:style-name="ce54" office:value-type="percentage" office:value="0.0804123173470725" calcext:value-type="percentage">
            <text:p>8,0%</text:p>
          </table:table-cell>
          <table:table-cell table:style-name="ce15" office:value-type="percentage" office:value="0.119275195135422" calcext:value-type="percentage">
            <text:p>11,9%</text:p>
          </table:table-cell>
          <table:table-cell table:style-name="ce15" office:value-type="percentage" office:value="0.120117189107158" calcext:value-type="percentage">
            <text:p>12,0%</text:p>
          </table:table-cell>
          <table:table-cell table:style-name="ce15" office:value-type="percentage" office:value="0.119528506524129" calcext:value-type="percentage">
            <text:p>12,0%</text:p>
          </table:table-cell>
          <table:table-cell table:style-name="ce15" office:value-type="percentage" office:value="0.121622976622346" calcext:value-type="percentage">
            <text:p>12,2%</text:p>
          </table:table-cell>
          <table:table-cell table:style-name="ce15" office:value-type="percentage" office:value="0.121018573291168" calcext:value-type="percentage">
            <text:p>12,1%</text:p>
          </table:table-cell>
          <table:table-cell table:style-name="ce15" office:value-type="percentage" office:value="0.11935534772886" calcext:value-type="percentage">
            <text:p>11,9%</text:p>
          </table:table-cell>
          <table:table-cell table:style-name="ce15" office:value-type="percentage" office:value="0.117454646034801" calcext:value-type="percentage">
            <text:p>11,7%</text:p>
          </table:table-cell>
          <table:table-cell table:style-name="ce15" office:value-type="percentage" office:value="0.110291609997884" calcext:value-type="percentage">
            <text:p>11,0%</text:p>
          </table:table-cell>
          <table:table-cell table:style-name="ce15" office:value-type="percentage" office:value="0.108418110304619" calcext:value-type="percentage">
            <text:p>10,8%</text:p>
          </table:table-cell>
          <table:table-cell table:style-name="ce15" office:value-type="percentage" office:value="0.108297358100168" calcext:value-type="percentage">
            <text:p>10,8%</text:p>
          </table:table-cell>
          <table:table-cell table:style-name="ce15" office:value-type="percentage" office:value="0.105848819491131" calcext:value-type="percentage">
            <text:p>10,6%</text:p>
          </table:table-cell>
          <table:table-cell table:style-name="ce15" office:value-type="percentage" office:value="0.103207092706284" calcext:value-type="percentage">
            <text:p>10,3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75213.3185453678" calcext:value-type="float">
            <text:p><text:s/>75.213 </text:p>
          </table:table-cell>
          <table:table-cell table:style-name="ce19" office:value-type="float" office:value="81585.3056314236" calcext:value-type="float">
            <text:p><text:s/>81.585 </text:p>
          </table:table-cell>
          <table:table-cell table:style-name="ce19" office:value-type="float" office:value="91058.2284853107" calcext:value-type="float">
            <text:p><text:s/>91.058 </text:p>
          </table:table-cell>
          <table:table-cell table:style-name="ce19" office:value-type="float" office:value="99752.832184639" calcext:value-type="float">
            <text:p><text:s/>99.753 </text:p>
          </table:table-cell>
          <table:table-cell table:style-name="ce19" office:value-type="float" office:value="98768.7131144836" calcext:value-type="float">
            <text:p><text:s/>98.769 </text:p>
          </table:table-cell>
          <table:table-cell table:style-name="ce19" office:value-type="float" office:value="110098.910753464" calcext:value-type="float">
            <text:p><text:s/>110.099 </text:p>
          </table:table-cell>
          <table:table-cell table:style-name="ce19" office:value-type="float" office:value="105650.457002347" calcext:value-type="float">
            <text:p><text:s/>105.650 </text:p>
          </table:table-cell>
          <table:table-cell table:style-name="ce19" office:value-type="float" office:value="116003.151214677" calcext:value-type="float">
            <text:p><text:s/>116.003 </text:p>
          </table:table-cell>
          <table:table-cell table:style-name="ce19" office:value-type="float" office:value="137859.151960407" calcext:value-type="float">
            <text:p><text:s/>137.859 </text:p>
          </table:table-cell>
          <table:table-cell table:style-name="ce19" office:value-type="float" office:value="128272.11817356" calcext:value-type="float">
            <text:p><text:s/>128.272 </text:p>
          </table:table-cell>
          <table:table-cell table:style-name="ce19" office:value-type="float" office:value="107972.428744205" calcext:value-type="float">
            <text:p><text:s/>107.972 </text:p>
          </table:table-cell>
          <table:table-cell table:style-name="ce19" office:value-type="float" office:value="138964.880265077" calcext:value-type="float">
            <text:p><text:s/>138.965 </text:p>
          </table:table-cell>
          <table:table-cell table:style-name="ce20" office:value-type="percentage" office:value="0.167193429128667" calcext:value-type="percentage">
            <text:p>16,7%</text:p>
          </table:table-cell>
          <table:table-cell table:style-name="ce21" office:value-type="percentage" office:value="0.159107668151125" calcext:value-type="percentage">
            <text:p>15,9%</text:p>
          </table:table-cell>
          <table:table-cell table:style-name="ce21" office:value-type="percentage" office:value="0.15839382266364" calcext:value-type="percentage">
            <text:p>15,8%</text:p>
          </table:table-cell>
          <table:table-cell table:style-name="ce21" office:value-type="percentage" office:value="0.158784929580255" calcext:value-type="percentage">
            <text:p>15,9%</text:p>
          </table:table-cell>
          <table:table-cell table:style-name="ce21" office:value-type="percentage" office:value="0.147179438468224" calcext:value-type="percentage">
            <text:p>14,7%</text:p>
          </table:table-cell>
          <table:table-cell table:style-name="ce21" office:value-type="percentage" office:value="0.167034447663772" calcext:value-type="percentage">
            <text:p>16,7%</text:p>
          </table:table-cell>
          <table:table-cell table:style-name="ce21" office:value-type="percentage" office:value="0.164975418437481" calcext:value-type="percentage">
            <text:p>16,5%</text:p>
          </table:table-cell>
          <table:table-cell table:style-name="ce21" office:value-type="percentage" office:value="0.172725092613976" calcext:value-type="percentage">
            <text:p>17,3%</text:p>
          </table:table-cell>
          <table:table-cell table:style-name="ce21" office:value-type="percentage" office:value="0.181666348355426" calcext:value-type="percentage">
            <text:p>18,2%</text:p>
          </table:table-cell>
          <table:table-cell table:style-name="ce21" office:value-type="percentage" office:value="0.164466632574017" calcext:value-type="percentage">
            <text:p>16,4%</text:p>
          </table:table-cell>
          <table:table-cell table:style-name="ce21" office:value-type="percentage" office:value="0.143232996284069" calcext:value-type="percentage">
            <text:p>14,3%</text:p>
          </table:table-cell>
          <table:table-cell table:style-name="ce55" office:value-type="percentage" office:value="0.146386566406601" calcext:value-type="percentage">
            <text:p>14,6%</text:p>
          </table:table-cell>
          <table:table-cell table:style-name="ce21" office:value-type="percentage" office:value="0.120169227339039" calcext:value-type="percentage">
            <text:p>12,0%</text:p>
          </table:table-cell>
          <table:table-cell table:style-name="ce21" office:value-type="percentage" office:value="0.116995017683517" calcext:value-type="percentage">
            <text:p>11,7%</text:p>
          </table:table-cell>
          <table:table-cell table:style-name="ce21" office:value-type="percentage" office:value="0.118951995659475" calcext:value-type="percentage">
            <text:p>11,9%</text:p>
          </table:table-cell>
          <table:table-cell table:style-name="ce21" office:value-type="percentage" office:value="0.120488265451048" calcext:value-type="percentage">
            <text:p>12,0%</text:p>
          </table:table-cell>
          <table:table-cell table:style-name="ce21" office:value-type="percentage" office:value="0.114535327952167" calcext:value-type="percentage">
            <text:p>11,5%</text:p>
          </table:table-cell>
          <table:table-cell table:style-name="ce21" office:value-type="percentage" office:value="0.122477054240256" calcext:value-type="percentage">
            <text:p>12,2%</text:p>
          </table:table-cell>
          <table:table-cell table:style-name="ce21" office:value-type="percentage" office:value="0.116052217232935" calcext:value-type="percentage">
            <text:p>11,6%</text:p>
          </table:table-cell>
          <table:table-cell table:style-name="ce21" office:value-type="percentage" office:value="0.11796262843562" calcext:value-type="percentage">
            <text:p>11,8%</text:p>
          </table:table-cell>
          <table:table-cell table:style-name="ce21" office:value-type="percentage" office:value="0.127984150849185" calcext:value-type="percentage">
            <text:p>12,8%</text:p>
          </table:table-cell>
          <table:table-cell table:style-name="ce21" office:value-type="percentage" office:value="0.11417006062525" calcext:value-type="percentage">
            <text:p>11,4%</text:p>
          </table:table-cell>
          <table:table-cell table:style-name="ce21" office:value-type="percentage" office:value="0.0980630586086377" calcext:value-type="percentage">
            <text:p>9,8%</text:p>
          </table:table-cell>
          <table:table-cell table:style-name="ce21" office:value-type="percentage" office:value="0.099324125255129" calcext:value-type="percentage">
            <text:p>9,9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70446.0933847745" calcext:value-type="float">
            <text:p><text:s/>70.446 </text:p>
          </table:table-cell>
          <table:table-cell table:style-name="ce13" office:value-type="float" office:value="76488.0653896889" calcext:value-type="float">
            <text:p><text:s/>76.488 </text:p>
          </table:table-cell>
          <table:table-cell table:style-name="ce13" office:value-type="float" office:value="85263.648840397" calcext:value-type="float">
            <text:p><text:s/>85.264 </text:p>
          </table:table-cell>
          <table:table-cell table:style-name="ce13" office:value-type="float" office:value="93265.6235159259" calcext:value-type="float">
            <text:p><text:s/>93.266 </text:p>
          </table:table-cell>
          <table:table-cell table:style-name="ce13" office:value-type="float" office:value="91738.0169567434" calcext:value-type="float">
            <text:p><text:s/>91.738 </text:p>
          </table:table-cell>
          <table:table-cell table:style-name="ce13" office:value-type="float" office:value="102739.729273666" calcext:value-type="float">
            <text:p><text:s/>102.740 </text:p>
          </table:table-cell>
          <table:table-cell table:style-name="ce13" office:value-type="float" office:value="98268.5855806533" calcext:value-type="float">
            <text:p><text:s/>98.269 </text:p>
          </table:table-cell>
          <table:table-cell table:style-name="ce13" office:value-type="float" office:value="108118.186565434" calcext:value-type="float">
            <text:p><text:s/>108.118 </text:p>
          </table:table-cell>
          <table:table-cell table:style-name="ce13" office:value-type="float" office:value="128426.472457738" calcext:value-type="float">
            <text:p><text:s/>128.426 </text:p>
          </table:table-cell>
          <table:table-cell table:style-name="ce13" office:value-type="float" office:value="118873.682439412" calcext:value-type="float">
            <text:p><text:s/>118.874 </text:p>
          </table:table-cell>
          <table:table-cell table:style-name="ce13" office:value-type="float" office:value="99694.0086955516" calcext:value-type="float">
            <text:p><text:s/>99.694 </text:p>
          </table:table-cell>
          <table:table-cell table:style-name="ce13" office:value-type="float" office:value="129454.666629935" calcext:value-type="float">
            <text:p><text:s/>129.455 </text:p>
          </table:table-cell>
          <table:table-cell table:style-name="ce14" office:value-type="percentage" office:value="0.156596253821912" calcext:value-type="percentage">
            <text:p>15,7%</text:p>
          </table:table-cell>
          <table:table-cell table:style-name="ce15" office:value-type="percentage" office:value="0.149167029912514" calcext:value-type="percentage">
            <text:p>14,9%</text:p>
          </table:table-cell>
          <table:table-cell table:style-name="ce15" office:value-type="percentage" office:value="0.148314276466067" calcext:value-type="percentage">
            <text:p>14,8%</text:p>
          </table:table-cell>
          <table:table-cell table:style-name="ce15" office:value-type="percentage" office:value="0.148458696739794" calcext:value-type="percentage">
            <text:p>14,8%</text:p>
          </table:table-cell>
          <table:table-cell table:style-name="ce15" office:value-type="percentage" office:value="0.136702700643995" calcext:value-type="percentage">
            <text:p>13,7%</text:p>
          </table:table-cell>
          <table:table-cell table:style-name="ce15" office:value-type="percentage" office:value="0.155869606837253" calcext:value-type="percentage">
            <text:p>15,6%</text:p>
          </table:table-cell>
          <table:table-cell table:style-name="ce15" office:value-type="percentage" office:value="0.153448470412841" calcext:value-type="percentage">
            <text:p>15,3%</text:p>
          </table:table-cell>
          <table:table-cell table:style-name="ce15" office:value-type="percentage" office:value="0.160984624919457" calcext:value-type="percentage">
            <text:p>16,1%</text:p>
          </table:table-cell>
          <table:table-cell table:style-name="ce15" office:value-type="percentage" office:value="0.169236267246636" calcext:value-type="percentage">
            <text:p>16,9%</text:p>
          </table:table-cell>
          <table:table-cell table:style-name="ce15" office:value-type="percentage" office:value="0.152416242367104" calcext:value-type="percentage">
            <text:p>15,2%</text:p>
          </table:table-cell>
          <table:table-cell table:style-name="ce15" office:value-type="percentage" office:value="0.132251091719564" calcext:value-type="percentage">
            <text:p>13,2%</text:p>
          </table:table-cell>
          <table:table-cell table:style-name="ce54" office:value-type="percentage" office:value="0.136368441559617" calcext:value-type="percentage">
            <text:p>13,6%</text:p>
          </table:table-cell>
          <table:table-cell table:style-name="ce15" office:value-type="percentage" office:value="0.120832328573713" calcext:value-type="percentage">
            <text:p>12,1%</text:p>
          </table:table-cell>
          <table:table-cell table:style-name="ce15" office:value-type="percentage" office:value="0.116611703832762" calcext:value-type="percentage">
            <text:p>11,7%</text:p>
          </table:table-cell>
          <table:table-cell table:style-name="ce15" office:value-type="percentage" office:value="0.118339390008337" calcext:value-type="percentage">
            <text:p>11,8%</text:p>
          </table:table-cell>
          <table:table-cell table:style-name="ce15" office:value-type="percentage" office:value="0.119900430173144" calcext:value-type="percentage">
            <text:p>12,0%</text:p>
          </table:table-cell>
          <table:table-cell table:style-name="ce15" office:value-type="percentage" office:value="0.113787993076449" calcext:value-type="percentage">
            <text:p>11,4%</text:p>
          </table:table-cell>
          <table:table-cell table:style-name="ce15" office:value-type="percentage" office:value="0.122282124760073" calcext:value-type="percentage">
            <text:p>12,2%</text:p>
          </table:table-cell>
          <table:table-cell table:style-name="ce15" office:value-type="percentage" office:value="0.115677329625281" calcext:value-type="percentage">
            <text:p>11,6%</text:p>
          </table:table-cell>
          <table:table-cell table:style-name="ce15" office:value-type="percentage" office:value="0.118349112274201" calcext:value-type="percentage">
            <text:p>11,8%</text:p>
          </table:table-cell>
          <table:table-cell table:style-name="ce15" office:value-type="percentage" office:value="0.129332967225018" calcext:value-type="percentage">
            <text:p>12,9%</text:p>
          </table:table-cell>
          <table:table-cell table:style-name="ce15" office:value-type="percentage" office:value="0.115137806046617" calcext:value-type="percentage">
            <text:p>11,5%</text:p>
          </table:table-cell>
          <table:table-cell table:style-name="ce15" office:value-type="percentage" office:value="0.0982536107616792" calcext:value-type="percentage">
            <text:p>9,8%</text:p>
          </table:table-cell>
          <table:table-cell table:style-name="ce15" office:value-type="percentage" office:value="0.0997229632097037" calcext:value-type="percentage">
            <text:p>10,0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4767.22516059333" calcext:value-type="float">
            <text:p><text:s/>4.767 </text:p>
          </table:table-cell>
          <table:table-cell table:style-name="ce13" office:value-type="float" office:value="5097.24024173476" calcext:value-type="float">
            <text:p><text:s/>5.097 </text:p>
          </table:table-cell>
          <table:table-cell table:style-name="ce13" office:value-type="float" office:value="5794.57964491373" calcext:value-type="float">
            <text:p><text:s/>5.795 </text:p>
          </table:table-cell>
          <table:table-cell table:style-name="ce13" office:value-type="float" office:value="6487.20866871305" calcext:value-type="float">
            <text:p><text:s/>6.487 </text:p>
          </table:table-cell>
          <table:table-cell table:style-name="ce13" office:value-type="float" office:value="7030.69615774024" calcext:value-type="float">
            <text:p><text:s/>7.031 </text:p>
          </table:table-cell>
          <table:table-cell table:style-name="ce13" office:value-type="float" office:value="7359.18147979786" calcext:value-type="float">
            <text:p><text:s/>7.359 </text:p>
          </table:table-cell>
          <table:table-cell table:style-name="ce13" office:value-type="float" office:value="7381.87142169341" calcext:value-type="float">
            <text:p><text:s/>7.382 </text:p>
          </table:table-cell>
          <table:table-cell table:style-name="ce13" office:value-type="float" office:value="7884.96464924297" calcext:value-type="float">
            <text:p><text:s/>7.885 </text:p>
          </table:table-cell>
          <table:table-cell table:style-name="ce13" office:value-type="float" office:value="9432.67950266875" calcext:value-type="float">
            <text:p><text:s/>9.433 </text:p>
          </table:table-cell>
          <table:table-cell table:style-name="ce13" office:value-type="float" office:value="9398.43573414809" calcext:value-type="float">
            <text:p><text:s/>9.398 </text:p>
          </table:table-cell>
          <table:table-cell table:style-name="ce13" office:value-type="float" office:value="8278.42004865343" calcext:value-type="float">
            <text:p><text:s/>8.278 </text:p>
          </table:table-cell>
          <table:table-cell table:style-name="ce13" office:value-type="float" office:value="9510.21363514286" calcext:value-type="float">
            <text:p><text:s/>9.510 </text:p>
          </table:table-cell>
          <table:table-cell table:style-name="ce14" office:value-type="percentage" office:value="0.0105971753067548" calcext:value-type="percentage">
            <text:p>1,1%</text:p>
          </table:table-cell>
          <table:table-cell table:style-name="ce15" office:value-type="percentage" office:value="0.00994063823861096" calcext:value-type="percentage">
            <text:p>1,0%</text:p>
          </table:table-cell>
          <table:table-cell table:style-name="ce15" office:value-type="percentage" office:value="0.0100795461975725" calcext:value-type="percentage">
            <text:p>1,0%</text:p>
          </table:table-cell>
          <table:table-cell table:style-name="ce15" office:value-type="percentage" office:value="0.0103262328404611" calcext:value-type="percentage">
            <text:p>1,0%</text:p>
          </table:table-cell>
          <table:table-cell table:style-name="ce15" office:value-type="percentage" office:value="0.0104767378242287" calcext:value-type="percentage">
            <text:p>1,0%</text:p>
          </table:table-cell>
          <table:table-cell table:style-name="ce15" office:value-type="percentage" office:value="0.0111648408265185" calcext:value-type="percentage">
            <text:p>1,1%</text:p>
          </table:table-cell>
          <table:table-cell table:style-name="ce15" office:value-type="percentage" office:value="0.0115269480246404" calcext:value-type="percentage">
            <text:p>1,2%</text:p>
          </table:table-cell>
          <table:table-cell table:style-name="ce15" office:value-type="percentage" office:value="0.0117404676945199" calcext:value-type="percentage">
            <text:p>1,2%</text:p>
          </table:table-cell>
          <table:table-cell table:style-name="ce15" office:value-type="percentage" office:value="0.0124300811087903" calcext:value-type="percentage">
            <text:p>1,2%</text:p>
          </table:table-cell>
          <table:table-cell table:style-name="ce15" office:value-type="percentage" office:value="0.0120503902069129" calcext:value-type="percentage">
            <text:p>1,2%</text:p>
          </table:table-cell>
          <table:table-cell table:style-name="ce15" office:value-type="percentage" office:value="0.0109819045645056" calcext:value-type="percentage">
            <text:p>1,1%</text:p>
          </table:table-cell>
          <table:table-cell table:style-name="ce54" office:value-type="percentage" office:value="0.0100181248469845" calcext:value-type="percentage">
            <text:p>1,0%</text:p>
          </table:table-cell>
          <table:table-cell table:style-name="ce15" office:value-type="percentage" office:value="0.111155221987347" calcext:value-type="percentage">
            <text:p>11,1%</text:p>
          </table:table-cell>
          <table:table-cell table:style-name="ce15" office:value-type="percentage" office:value="0.1230652657412" calcext:value-type="percentage">
            <text:p>12,3%</text:p>
          </table:table-cell>
          <table:table-cell table:style-name="ce15" office:value-type="percentage" office:value="0.128759852563468" calcext:value-type="percentage">
            <text:p>12,9%</text:p>
          </table:table-cell>
          <table:table-cell table:style-name="ce15" office:value-type="percentage" office:value="0.129624918449288" calcext:value-type="percentage">
            <text:p>13,0%</text:p>
          </table:table-cell>
          <table:table-cell table:style-name="ce15" office:value-type="percentage" office:value="0.12527076041872" calcext:value-type="percentage">
            <text:p>12,5%</text:p>
          </table:table-cell>
          <table:table-cell table:style-name="ce15" office:value-type="percentage" office:value="0.125264795652656" calcext:value-type="percentage">
            <text:p>12,5%</text:p>
          </table:table-cell>
          <table:table-cell table:style-name="ce15" office:value-type="percentage" office:value="0.121284690813838" calcext:value-type="percentage">
            <text:p>12,1%</text:p>
          </table:table-cell>
          <table:table-cell table:style-name="ce15" office:value-type="percentage" office:value="0.112906876814866" calcext:value-type="percentage">
            <text:p>11,3%</text:p>
          </table:table-cell>
          <table:table-cell table:style-name="ce15" office:value-type="percentage" office:value="0.11207099579014" calcext:value-type="percentage">
            <text:p>11,2%</text:p>
          </table:table-cell>
          <table:table-cell table:style-name="ce15" office:value-type="percentage" office:value="0.103198995664351" calcext:value-type="percentage">
            <text:p>10,3%</text:p>
          </table:table-cell>
          <table:table-cell table:style-name="ce15" office:value-type="percentage" office:value="0.0958250286332307" calcext:value-type="percentage">
            <text:p>9,6%</text:p>
          </table:table-cell>
          <table:table-cell table:style-name="ce15" office:value-type="percentage" office:value="0.0941959711093566" calcext:value-type="percentage">
            <text:p>9,4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89016.308907952" calcext:value-type="float">
            <text:p><text:s/>189.016 </text:p>
          </table:table-cell>
          <table:table-cell table:style-name="ce19" office:value-type="float" office:value="218092.683703752" calcext:value-type="float">
            <text:p><text:s/>218.093 </text:p>
          </table:table-cell>
          <table:table-cell table:style-name="ce19" office:value-type="float" office:value="244289.839993741" calcext:value-type="float">
            <text:p><text:s/>244.290 </text:p>
          </table:table-cell>
          <table:table-cell table:style-name="ce19" office:value-type="float" office:value="259106.232657444" calcext:value-type="float">
            <text:p><text:s/>259.106 </text:p>
          </table:table-cell>
          <table:table-cell table:style-name="ce19" office:value-type="float" office:value="279232.744007193" calcext:value-type="float">
            <text:p><text:s/>279.233 </text:p>
          </table:table-cell>
          <table:table-cell table:style-name="ce19" office:value-type="float" office:value="242227.938397802" calcext:value-type="float">
            <text:p><text:s/>242.228 </text:p>
          </table:table-cell>
          <table:table-cell table:style-name="ce19" office:value-type="float" office:value="216490.483076913" calcext:value-type="float">
            <text:p><text:s/>216.490 </text:p>
          </table:table-cell>
          <table:table-cell table:style-name="ce19" office:value-type="float" office:value="241675.906039499" calcext:value-type="float">
            <text:p><text:s/>241.676 </text:p>
          </table:table-cell>
          <table:table-cell table:style-name="ce19" office:value-type="float" office:value="299417.942109345" calcext:value-type="float">
            <text:p><text:s/>299.418 </text:p>
          </table:table-cell>
          <table:table-cell table:style-name="ce19" office:value-type="float" office:value="313227.395613374" calcext:value-type="float">
            <text:p><text:s/>313.227 </text:p>
          </table:table-cell>
          <table:table-cell table:style-name="ce19" office:value-type="float" office:value="315830.098333538" calcext:value-type="float">
            <text:p><text:s/>315.830 </text:p>
          </table:table-cell>
          <table:table-cell table:style-name="ce19" office:value-type="float" office:value="452152.086987773" calcext:value-type="float">
            <text:p><text:s/>452.152 </text:p>
          </table:table-cell>
          <table:table-cell table:style-name="ce20" office:value-type="percentage" office:value="0.420168734191694" calcext:value-type="percentage">
            <text:p>42,0%</text:p>
          </table:table-cell>
          <table:table-cell table:style-name="ce21" office:value-type="percentage" office:value="0.425324365415622" calcext:value-type="percentage">
            <text:p>42,5%</text:p>
          </table:table-cell>
          <table:table-cell table:style-name="ce21" office:value-type="percentage" office:value="0.424936902882309" calcext:value-type="percentage">
            <text:p>42,5%</text:p>
          </table:table-cell>
          <table:table-cell table:style-name="ce21" office:value-type="percentage" office:value="0.412441070647143" calcext:value-type="percentage">
            <text:p>41,2%</text:p>
          </table:table-cell>
          <table:table-cell table:style-name="ce21" office:value-type="percentage" office:value="0.416096526612468" calcext:value-type="percentage">
            <text:p>41,6%</text:p>
          </table:table-cell>
          <table:table-cell table:style-name="ce21" office:value-type="percentage" office:value="0.367491464012854" calcext:value-type="percentage">
            <text:p>36,7%</text:p>
          </table:table-cell>
          <table:table-cell table:style-name="ce21" office:value-type="percentage" office:value="0.338054458510793" calcext:value-type="percentage">
            <text:p>33,8%</text:p>
          </table:table-cell>
          <table:table-cell table:style-name="ce21" office:value-type="percentage" office:value="0.359847924958419" calcext:value-type="percentage">
            <text:p>36,0%</text:p>
          </table:table-cell>
          <table:table-cell table:style-name="ce21" office:value-type="percentage" office:value="0.394563316265887" calcext:value-type="percentage">
            <text:p>39,5%</text:p>
          </table:table-cell>
          <table:table-cell table:style-name="ce21" office:value-type="percentage" office:value="0.401610698567849" calcext:value-type="percentage">
            <text:p>40,2%</text:p>
          </table:table-cell>
          <table:table-cell table:style-name="ce21" office:value-type="percentage" office:value="0.418970767140708" calcext:value-type="percentage">
            <text:p>41,9%</text:p>
          </table:table-cell>
          <table:table-cell table:style-name="ce55" office:value-type="percentage" office:value="0.476300136994775" calcext:value-type="percentage">
            <text:p>47,6%</text:p>
          </table:table-cell>
          <table:table-cell table:style-name="ce21" office:value-type="percentage" office:value="0.115130152182809" calcext:value-type="percentage">
            <text:p>11,5%</text:p>
          </table:table-cell>
          <table:table-cell table:style-name="ce21" office:value-type="percentage" office:value="0.11902926695692" calcext:value-type="percentage">
            <text:p>11,9%</text:p>
          </table:table-cell>
          <table:table-cell table:style-name="ce21" office:value-type="percentage" office:value="0.122733920079332" calcext:value-type="percentage">
            <text:p>12,3%</text:p>
          </table:table-cell>
          <table:table-cell table:style-name="ce21" office:value-type="percentage" office:value="0.117882672781968" calcext:value-type="percentage">
            <text:p>11,8%</text:p>
          </table:table-cell>
          <table:table-cell table:style-name="ce21" office:value-type="percentage" office:value="0.116286846679359" calcext:value-type="percentage">
            <text:p>11,6%</text:p>
          </table:table-cell>
          <table:table-cell table:style-name="ce21" office:value-type="percentage" office:value="0.0998947301907106" calcext:value-type="percentage">
            <text:p>10,0%</text:p>
          </table:table-cell>
          <table:table-cell table:style-name="ce21" office:value-type="percentage" office:value="0.0846816429027067" calcext:value-type="percentage">
            <text:p>8,5%</text:p>
          </table:table-cell>
          <table:table-cell table:style-name="ce56" office:value-type="percentage" office:value="0.0901253512570871" calcext:value-type="percentage">
            <text:p>9,0%</text:p>
          </table:table-cell>
          <table:table-cell table:style-name="ce56" office:value-type="percentage" office:value="0.104282843159973" calcext:value-type="percentage">
            <text:p>10,4%</text:p>
          </table:table-cell>
          <table:table-cell table:style-name="ce56" office:value-type="percentage" office:value="0.102767152563188" calcext:value-type="percentage">
            <text:p>10,3%</text:p>
          </table:table-cell>
          <table:table-cell table:style-name="ce56" office:value-type="percentage" office:value="0.0952384695187654" calcext:value-type="percentage">
            <text:p>9,5%</text:p>
          </table:table-cell>
          <table:table-cell table:style-name="ce56" office:value-type="percentage" office:value="0.110865365463612" calcext:value-type="percentage">
            <text:p>11,1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449858.101106869" calcext:value-type="float">
            <text:p><text:s/>449.858 </text:p>
          </table:table-cell>
          <table:table-cell table:style-name="ce27" office:value-type="float" office:value="512767.904774594" calcext:value-type="float">
            <text:p><text:s/>512.768 </text:p>
          </table:table-cell>
          <table:table-cell table:style-name="ce27" office:value-type="float" office:value="574884.973125999" calcext:value-type="float">
            <text:p><text:s/>574.885 </text:p>
          </table:table-cell>
          <table:table-cell table:style-name="ce27" office:value-type="float" office:value="628226.069365235" calcext:value-type="float">
            <text:p><text:s/>628.226 </text:p>
          </table:table-cell>
          <table:table-cell table:style-name="ce27" office:value-type="float" office:value="671076.84430939" calcext:value-type="float">
            <text:p><text:s/>671.077 </text:p>
          </table:table-cell>
          <table:table-cell table:style-name="ce27" office:value-type="float" office:value="659138.951835164" calcext:value-type="float">
            <text:p><text:s/>659.139 </text:p>
          </table:table-cell>
          <table:table-cell table:style-name="ce27" office:value-type="float" office:value="640401.206452365" calcext:value-type="float">
            <text:p><text:s/>640.401 </text:p>
          </table:table-cell>
          <table:table-cell table:style-name="ce27" office:value-type="float" office:value="671605.668053873" calcext:value-type="float">
            <text:p><text:s/>671.606 </text:p>
          </table:table-cell>
          <table:table-cell table:style-name="ce27" office:value-type="float" office:value="758859.046864798" calcext:value-type="float">
            <text:p><text:s/>758.859 </text:p>
          </table:table-cell>
          <table:table-cell table:style-name="ce27" office:value-type="float" office:value="779927.917085747" calcext:value-type="float">
            <text:p><text:s/>779.928 </text:p>
          </table:table-cell>
          <table:table-cell table:style-name="ce27" office:value-type="float" office:value="753823.710634851" calcext:value-type="float">
            <text:p><text:s/>753.824 </text:p>
          </table:table-cell>
          <table:table-cell table:style-name="ce27" office:value-type="float" office:value="949300.770393716" calcext:value-type="float">
            <text:p><text:s/>949.301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115768351431971" calcext:value-type="percentage">
            <text:p>11,6%</text:p>
          </table:table-cell>
          <table:table-cell table:style-name="ce29" office:value-type="percentage" office:value="0.117167081112799" calcext:value-type="percentage">
            <text:p>11,7%</text:p>
          </table:table-cell>
          <table:table-cell table:style-name="ce29" office:value-type="percentage" office:value="0.119400546055463" calcext:value-type="percentage">
            <text:p>11,9%</text:p>
          </table:table-cell>
          <table:table-cell table:style-name="ce29" office:value-type="percentage" office:value="0.117830264029295" calcext:value-type="percentage">
            <text:p>11,8%</text:p>
          </table:table-cell>
          <table:table-cell table:style-name="ce29" office:value-type="percentage" office:value="0.116124299653715" calcext:value-type="percentage">
            <text:p>11,6%</text:p>
          </table:table-cell>
          <table:table-cell table:style-name="ce29" office:value-type="percentage" office:value="0.109933683740794" calcext:value-type="percentage">
            <text:p>11,0%</text:p>
          </table:table-cell>
          <table:table-cell table:style-name="ce29" office:value-type="percentage" office:value="0.102148301453101" calcext:value-type="percentage">
            <text:p>10,2%</text:p>
          </table:table-cell>
          <table:table-cell table:style-name="ce58" office:value-type="percentage" office:value="0.101982812192381" calcext:value-type="percentage">
            <text:p>10,2%</text:p>
          </table:table-cell>
          <table:table-cell table:style-name="ce58" office:value-type="percentage" office:value="0.108344341849314" calcext:value-type="percentage">
            <text:p>10,8%</text:p>
          </table:table-cell>
          <table:table-cell table:style-name="ce58" office:value-type="percentage" office:value="0.105550695621143" calcext:value-type="percentage">
            <text:p>10,6%</text:p>
          </table:table-cell>
          <table:table-cell table:style-name="ce58" office:value-type="percentage" office:value="0.0990622382019368" calcext:value-type="percentage">
            <text:p>9,9%</text:p>
          </table:table-cell>
          <table:table-cell table:style-name="ce58" office:value-type="percentage" office:value="0.10533575374131" calcext:value-type="percentage">
            <text:p>10,5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449858.101106869" calcext:value-type="float">
            <text:p><text:s/>449.858 </text:p>
          </table:table-cell>
          <table:table-cell table:style-name="ce32" office:value-type="float" office:value="512767.904774594" calcext:value-type="float">
            <text:p><text:s/>512.768 </text:p>
          </table:table-cell>
          <table:table-cell table:style-name="ce32" office:value-type="float" office:value="574884.973125999" calcext:value-type="float">
            <text:p><text:s/>574.885 </text:p>
          </table:table-cell>
          <table:table-cell table:style-name="ce32" office:value-type="float" office:value="628226.069365235" calcext:value-type="float">
            <text:p><text:s/>628.226 </text:p>
          </table:table-cell>
          <table:table-cell table:style-name="ce32" office:value-type="float" office:value="671076.844309391" calcext:value-type="float">
            <text:p><text:s/>671.077 </text:p>
          </table:table-cell>
          <table:table-cell table:style-name="ce32" office:value-type="float" office:value="659138.951835164" calcext:value-type="float">
            <text:p><text:s/>659.139 </text:p>
          </table:table-cell>
          <table:table-cell table:style-name="ce32" office:value-type="float" office:value="640401.206452365" calcext:value-type="float">
            <text:p><text:s/>640.401 </text:p>
          </table:table-cell>
          <table:table-cell table:style-name="ce32" office:value-type="float" office:value="671605.668053873" calcext:value-type="float">
            <text:p><text:s/>671.606 </text:p>
          </table:table-cell>
          <table:table-cell table:style-name="ce32" office:value-type="float" office:value="758859.046864798" calcext:value-type="float">
            <text:p><text:s/>758.859 </text:p>
          </table:table-cell>
          <table:table-cell table:style-name="ce32" office:value-type="float" office:value="779927.917085747" calcext:value-type="float">
            <text:p><text:s/>779.928 </text:p>
          </table:table-cell>
          <table:table-cell table:style-name="ce32" office:value-type="float" office:value="753823.71063485" calcext:value-type="float">
            <text:p><text:s/>753.824 </text:p>
          </table:table-cell>
          <table:table-cell table:style-name="ce32" office:value-type="float" office:value="949300.770393716" calcext:value-type="float">
            <text:p><text:s/>949.301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4" table:style-name="ta2">
        <table:table-column table:style-name="co26" table:default-cell-style-name="ce67"/>
        <table:table-column table:style-name="co6" table:number-columns-repeated="3" table:default-cell-style-name="ce67"/>
        <table:table-column table:style-name="co6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17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São Paulo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1071840.40167993" calcext:value-type="float">
            <text:p><text:s/>1.071.840 </text:p>
          </table:table-cell>
          <table:table-cell table:style-name="ce13" office:value-type="float" office:value="1184832.82071611" calcext:value-type="float">
            <text:p><text:s/>1.184.833 </text:p>
          </table:table-cell>
          <table:table-cell table:style-name="ce13" office:value-type="float" office:value="1286699.00077295" calcext:value-type="float">
            <text:p><text:s/>1.286.699 </text:p>
          </table:table-cell>
          <table:table-cell table:style-name="ce13" office:value-type="float" office:value="1419426.22228426" calcext:value-type="float">
            <text:p><text:s/>1.419.426 </text:p>
          </table:table-cell>
          <table:table-cell table:style-name="ce13" office:value-type="float" office:value="1552872.89687088" calcext:value-type="float">
            <text:p><text:s/>1.552.873 </text:p>
          </table:table-cell>
          <table:table-cell table:style-name="ce13" office:value-type="float" office:value="1626004.20749887" calcext:value-type="float">
            <text:p><text:s/>1.626.004 </text:p>
          </table:table-cell>
          <table:table-cell table:style-name="ce13" office:value-type="float" office:value="1725307.44973239" calcext:value-type="float">
            <text:p><text:s/>1.725.307 </text:p>
          </table:table-cell>
          <table:table-cell table:style-name="ce13" office:value-type="float" office:value="1786741.78850467" calcext:value-type="float">
            <text:p><text:s/>1.786.742 </text:p>
          </table:table-cell>
          <table:table-cell table:style-name="ce13" office:value-type="float" office:value="1852796.89727141" calcext:value-type="float">
            <text:p><text:s/>1.852.797 </text:p>
          </table:table-cell>
          <table:table-cell table:style-name="ce13" office:value-type="float" office:value="1975310.48422947" calcext:value-type="float">
            <text:p><text:s/>1.975.310 </text:p>
          </table:table-cell>
          <table:table-cell table:style-name="ce13" office:value-type="float" office:value="2014850.30830473" calcext:value-type="float">
            <text:p><text:s/>2.014.850 </text:p>
          </table:table-cell>
          <table:table-cell table:style-name="ce13" office:value-type="float" office:value="2246365.43112032" calcext:value-type="float">
            <text:p><text:s/>2.246.365 </text:p>
          </table:table-cell>
          <table:table-cell table:style-name="ce14" office:value-type="percentage" office:value="0.827870334999408" calcext:value-type="percentage">
            <text:p>82,8%</text:p>
          </table:table-cell>
          <table:table-cell table:style-name="ce15" office:value-type="percentage" office:value="0.824706151425729" calcext:value-type="percentage">
            <text:p>82,5%</text:p>
          </table:table-cell>
          <table:table-cell table:style-name="ce15" office:value-type="percentage" office:value="0.825318408645761" calcext:value-type="percentage">
            <text:p>82,5%</text:p>
          </table:table-cell>
          <table:table-cell table:style-name="ce15" office:value-type="percentage" office:value="0.827538730812375" calcext:value-type="percentage">
            <text:p>82,8%</text:p>
          </table:table-cell>
          <table:table-cell table:style-name="ce15" office:value-type="percentage" office:value="0.835688404499877" calcext:value-type="percentage">
            <text:p>83,6%</text:p>
          </table:table-cell>
          <table:table-cell table:style-name="ce15" office:value-type="percentage" office:value="0.838188880337048" calcext:value-type="percentage">
            <text:p>83,8%</text:p>
          </table:table-cell>
          <table:table-cell table:style-name="ce15" office:value-type="percentage" office:value="0.846254422066602" calcext:value-type="percentage">
            <text:p>84,6%</text:p>
          </table:table-cell>
          <table:table-cell table:style-name="ce15" office:value-type="percentage" office:value="0.84250005230346" calcext:value-type="percentage">
            <text:p>84,3%</text:p>
          </table:table-cell>
          <table:table-cell table:style-name="ce15" office:value-type="percentage" office:value="0.838156513871588" calcext:value-type="percentage">
            <text:p>83,8%</text:p>
          </table:table-cell>
          <table:table-cell table:style-name="ce15" office:value-type="percentage" office:value="0.841152544474181" calcext:value-type="percentage">
            <text:p>84,1%</text:p>
          </table:table-cell>
          <table:table-cell table:style-name="ce15" office:value-type="percentage" office:value="0.847416418297405" calcext:value-type="percentage">
            <text:p>84,7%</text:p>
          </table:table-cell>
          <table:table-cell table:style-name="ce54" office:value-type="percentage" office:value="0.825945183957959" calcext:value-type="percentage">
            <text:p>82,6%</text:p>
          </table:table-cell>
          <table:table-cell table:style-name="ce15" office:value-type="percentage" office:value="0.324520837121971" calcext:value-type="percentage">
            <text:p>32,5%</text:p>
          </table:table-cell>
          <table:table-cell table:style-name="ce15" office:value-type="percentage" office:value="0.318463980865842" calcext:value-type="percentage">
            <text:p>31,8%</text:p>
          </table:table-cell>
          <table:table-cell table:style-name="ce15" office:value-type="percentage" office:value="0.314269077938879" calcext:value-type="percentage">
            <text:p>31,4%</text:p>
          </table:table-cell>
          <table:table-cell table:style-name="ce15" office:value-type="percentage" office:value="0.311704222946367" calcext:value-type="percentage">
            <text:p>31,2%</text:p>
          </table:table-cell>
          <table:table-cell table:style-name="ce15" office:value-type="percentage" office:value="0.312277490988031" calcext:value-type="percentage">
            <text:p>31,2%</text:p>
          </table:table-cell>
          <table:table-cell table:style-name="ce15" office:value-type="percentage" office:value="0.315385967125629" calcext:value-type="percentage">
            <text:p>31,5%</text:p>
          </table:table-cell>
          <table:table-cell table:style-name="ce15" office:value-type="percentage" office:value="0.318332862173774" calcext:value-type="percentage">
            <text:p>31,8%</text:p>
          </table:table-cell>
          <table:table-cell table:style-name="ce15" office:value-type="percentage" office:value="0.3150150034582" calcext:value-type="percentage">
            <text:p>31,5%</text:p>
          </table:table-cell>
          <table:table-cell table:style-name="ce15" office:value-type="percentage" office:value="0.308226694937144" calcext:value-type="percentage">
            <text:p>30,8%</text:p>
          </table:table-cell>
          <table:table-cell table:style-name="ce15" office:value-type="percentage" office:value="0.310745427054338" calcext:value-type="percentage">
            <text:p>31,1%</text:p>
          </table:table-cell>
          <table:table-cell table:style-name="ce15" office:value-type="percentage" office:value="0.305514716562831" calcext:value-type="percentage">
            <text:p>30,6%</text:p>
          </table:table-cell>
          <table:table-cell table:style-name="ce15" office:value-type="percentage" office:value="0.291206342017976" calcext:value-type="percentage">
            <text:p>29,1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530702.155387098" calcext:value-type="float">
            <text:p><text:s/>530.702 </text:p>
          </table:table-cell>
          <table:table-cell table:style-name="ce19" office:value-type="float" office:value="599052.892325968" calcext:value-type="float">
            <text:p><text:s/>599.053 </text:p>
          </table:table-cell>
          <table:table-cell table:style-name="ce19" office:value-type="float" office:value="664593.748996262" calcext:value-type="float">
            <text:p><text:s/>664.594 </text:p>
          </table:table-cell>
          <table:table-cell table:style-name="ce19" office:value-type="float" office:value="731009.500045679" calcext:value-type="float">
            <text:p><text:s/>731.010 </text:p>
          </table:table-cell>
          <table:table-cell table:style-name="ce19" office:value-type="float" office:value="789251.64910544" calcext:value-type="float">
            <text:p><text:s/>789.252 </text:p>
          </table:table-cell>
          <table:table-cell table:style-name="ce19" office:value-type="float" office:value="838590.477470576" calcext:value-type="float">
            <text:p><text:s/>838.590 </text:p>
          </table:table-cell>
          <table:table-cell table:style-name="ce19" office:value-type="float" office:value="871852.336729041" calcext:value-type="float">
            <text:p><text:s/>871.852 </text:p>
          </table:table-cell>
          <table:table-cell table:style-name="ce19" office:value-type="float" office:value="907369.700303811" calcext:value-type="float">
            <text:p><text:s/>907.370 </text:p>
          </table:table-cell>
          <table:table-cell table:style-name="ce19" office:value-type="float" office:value="948341.154712855" calcext:value-type="float">
            <text:p><text:s/>948.341 </text:p>
          </table:table-cell>
          <table:table-cell table:style-name="ce19" office:value-type="float" office:value="1007257.2133719" calcext:value-type="float">
            <text:p><text:s/>1.007.257 </text:p>
          </table:table-cell>
          <table:table-cell table:style-name="ce19" office:value-type="float" office:value="1002083.5510748" calcext:value-type="float">
            <text:p><text:s/>1.002.084 </text:p>
          </table:table-cell>
          <table:table-cell table:style-name="ce19" office:value-type="float" office:value="1111278.75413333" calcext:value-type="float">
            <text:p><text:s/>1.111.279 </text:p>
          </table:table-cell>
          <table:table-cell table:style-name="ce20" office:value-type="percentage" office:value="0.409904842620798" calcext:value-type="percentage">
            <text:p>41,0%</text:p>
          </table:table-cell>
          <table:table-cell table:style-name="ce21" office:value-type="percentage" office:value="0.416972417283311" calcext:value-type="percentage">
            <text:p>41,7%</text:p>
          </table:table-cell>
          <table:table-cell table:style-name="ce21" office:value-type="percentage" office:value="0.426285755245023" calcext:value-type="percentage">
            <text:p>42,6%</text:p>
          </table:table-cell>
          <table:table-cell table:style-name="ce21" office:value-type="percentage" office:value="0.426185358831874" calcext:value-type="percentage">
            <text:p>42,6%</text:p>
          </table:table-cell>
          <table:table-cell table:style-name="ce21" office:value-type="percentage" office:value="0.424740783820033" calcext:value-type="percentage">
            <text:p>42,5%</text:p>
          </table:table-cell>
          <table:table-cell table:style-name="ce21" office:value-type="percentage" office:value="0.432284990488171" calcext:value-type="percentage">
            <text:p>43,2%</text:p>
          </table:table-cell>
          <table:table-cell table:style-name="ce21" office:value-type="percentage" office:value="0.427639082796804" calcext:value-type="percentage">
            <text:p>42,8%</text:p>
          </table:table-cell>
          <table:table-cell table:style-name="ce21" office:value-type="percentage" office:value="0.427850865123782" calcext:value-type="percentage">
            <text:p>42,8%</text:p>
          </table:table-cell>
          <table:table-cell table:style-name="ce21" office:value-type="percentage" office:value="0.42900455919678" calcext:value-type="percentage">
            <text:p>42,9%</text:p>
          </table:table-cell>
          <table:table-cell table:style-name="ce21" office:value-type="percentage" office:value="0.42892344000201" calcext:value-type="percentage">
            <text:p>42,9%</text:p>
          </table:table-cell>
          <table:table-cell table:style-name="ce21" office:value-type="percentage" office:value="0.421461609424" calcext:value-type="percentage">
            <text:p>42,1%</text:p>
          </table:table-cell>
          <table:table-cell table:style-name="ce55" office:value-type="percentage" office:value="0.408595735268892" calcext:value-type="percentage">
            <text:p>40,9%</text:p>
          </table:table-cell>
          <table:table-cell table:style-name="ce21" office:value-type="percentage" office:value="0.327960347911616" calcext:value-type="percentage">
            <text:p>32,8%</text:p>
          </table:table-cell>
          <table:table-cell table:style-name="ce21" office:value-type="percentage" office:value="0.324376789844582" calcext:value-type="percentage">
            <text:p>32,4%</text:p>
          </table:table-cell>
          <table:table-cell table:style-name="ce21" office:value-type="percentage" office:value="0.322797900674969" calcext:value-type="percentage">
            <text:p>32,3%</text:p>
          </table:table-cell>
          <table:table-cell table:style-name="ce21" office:value-type="percentage" office:value="0.317042710886254" calcext:value-type="percentage">
            <text:p>31,7%</text:p>
          </table:table-cell>
          <table:table-cell table:style-name="ce21" office:value-type="percentage" office:value="0.313771716636978" calcext:value-type="percentage">
            <text:p>31,4%</text:p>
          </table:table-cell>
          <table:table-cell table:style-name="ce21" office:value-type="percentage" office:value="0.31384139245611" calcext:value-type="percentage">
            <text:p>31,4%</text:p>
          </table:table-cell>
          <table:table-cell table:style-name="ce21" office:value-type="percentage" office:value="0.311105173045537" calcext:value-type="percentage">
            <text:p>31,1%</text:p>
          </table:table-cell>
          <table:table-cell table:style-name="ce21" office:value-type="percentage" office:value="0.31068591163331" calcext:value-type="percentage">
            <text:p>31,1%</text:p>
          </table:table-cell>
          <table:table-cell table:style-name="ce21" office:value-type="percentage" office:value="0.31034411087239" calcext:value-type="percentage">
            <text:p>31,0%</text:p>
          </table:table-cell>
          <table:table-cell table:style-name="ce21" office:value-type="percentage" office:value="0.313038342337304" calcext:value-type="percentage">
            <text:p>31,3%</text:p>
          </table:table-cell>
          <table:table-cell table:style-name="ce21" office:value-type="percentage" office:value="0.313902218863951" calcext:value-type="percentage">
            <text:p>31,4%</text:p>
          </table:table-cell>
          <table:table-cell table:style-name="ce21" office:value-type="percentage" office:value="0.314395875949553" calcext:value-type="percentage">
            <text:p>31,4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418662.19506077" calcext:value-type="float">
            <text:p><text:s/>418.662 </text:p>
          </table:table-cell>
          <table:table-cell table:style-name="ce13" office:value-type="float" office:value="471377.317013535" calcext:value-type="float">
            <text:p><text:s/>471.377 </text:p>
          </table:table-cell>
          <table:table-cell table:style-name="ce13" office:value-type="float" office:value="523274.210302169" calcext:value-type="float">
            <text:p><text:s/>523.274 </text:p>
          </table:table-cell>
          <table:table-cell table:style-name="ce13" office:value-type="float" office:value="576587.520368599" calcext:value-type="float">
            <text:p><text:s/>576.588 </text:p>
          </table:table-cell>
          <table:table-cell table:style-name="ce13" office:value-type="float" office:value="628801.294039788" calcext:value-type="float">
            <text:p><text:s/>628.801 </text:p>
          </table:table-cell>
          <table:table-cell table:style-name="ce13" office:value-type="float" office:value="668172.818774222" calcext:value-type="float">
            <text:p><text:s/>668.173 </text:p>
          </table:table-cell>
          <table:table-cell table:style-name="ce13" office:value-type="float" office:value="694016.550195701" calcext:value-type="float">
            <text:p><text:s/>694.017 </text:p>
          </table:table-cell>
          <table:table-cell table:style-name="ce13" office:value-type="float" office:value="719674.637282481" calcext:value-type="float">
            <text:p><text:s/>719.675 </text:p>
          </table:table-cell>
          <table:table-cell table:style-name="ce13" office:value-type="float" office:value="754241.844787155" calcext:value-type="float">
            <text:p><text:s/>754.242 </text:p>
          </table:table-cell>
          <table:table-cell table:style-name="ce13" office:value-type="float" office:value="799001.032175688" calcext:value-type="float">
            <text:p><text:s/>799.001 </text:p>
          </table:table-cell>
          <table:table-cell table:style-name="ce13" office:value-type="float" office:value="798777.690130667" calcext:value-type="float">
            <text:p><text:s/>798.778 </text:p>
          </table:table-cell>
          <table:table-cell table:style-name="ce13" office:value-type="float" office:value="881366.779656633" calcext:value-type="float">
            <text:p><text:s/>881.367 </text:p>
          </table:table-cell>
          <table:table-cell table:style-name="ce14" office:value-type="percentage" office:value="0.323367183335609" calcext:value-type="percentage">
            <text:p>32,3%</text:p>
          </table:table-cell>
          <table:table-cell table:style-name="ce15" office:value-type="percentage" office:value="0.32810348108745" calcext:value-type="percentage">
            <text:p>32,8%</text:p>
          </table:table-cell>
          <table:table-cell table:style-name="ce15" office:value-type="percentage" office:value="0.335640144487964" calcext:value-type="percentage">
            <text:p>33,6%</text:p>
          </table:table-cell>
          <table:table-cell table:style-name="ce15" office:value-type="percentage" office:value="0.336155903925895" calcext:value-type="percentage">
            <text:p>33,6%</text:p>
          </table:table-cell>
          <table:table-cell table:style-name="ce15" office:value-type="percentage" office:value="0.338393406970038" calcext:value-type="percentage">
            <text:p>33,8%</text:p>
          </table:table-cell>
          <table:table-cell table:style-name="ce15" office:value-type="percentage" office:value="0.344436394602875" calcext:value-type="percentage">
            <text:p>34,4%</text:p>
          </table:table-cell>
          <table:table-cell table:style-name="ce15" office:value-type="percentage" office:value="0.340411545015712" calcext:value-type="percentage">
            <text:p>34,0%</text:p>
          </table:table-cell>
          <table:table-cell table:style-name="ce15" office:value-type="percentage" office:value="0.339347254008875" calcext:value-type="percentage">
            <text:p>33,9%</text:p>
          </table:table-cell>
          <table:table-cell table:style-name="ce15" office:value-type="percentage" office:value="0.341199143939559" calcext:value-type="percentage">
            <text:p>34,1%</text:p>
          </table:table-cell>
          <table:table-cell table:style-name="ce15" office:value-type="percentage" office:value="0.340241069248535" calcext:value-type="percentage">
            <text:p>34,0%</text:p>
          </table:table-cell>
          <table:table-cell table:style-name="ce15" office:value-type="percentage" office:value="0.335954153217436" calcext:value-type="percentage">
            <text:p>33,6%</text:p>
          </table:table-cell>
          <table:table-cell table:style-name="ce54" office:value-type="percentage" office:value="0.324061542647083" calcext:value-type="percentage">
            <text:p>32,4%</text:p>
          </table:table-cell>
          <table:table-cell table:style-name="ce15" office:value-type="percentage" office:value="0.327775081568146" calcext:value-type="percentage">
            <text:p>32,8%</text:p>
          </table:table-cell>
          <table:table-cell table:style-name="ce15" office:value-type="percentage" office:value="0.324270419744392" calcext:value-type="percentage">
            <text:p>32,4%</text:p>
          </table:table-cell>
          <table:table-cell table:style-name="ce15" office:value-type="percentage" office:value="0.321622420333936" calcext:value-type="percentage">
            <text:p>32,2%</text:p>
          </table:table-cell>
          <table:table-cell table:style-name="ce15" office:value-type="percentage" office:value="0.316422103033459" calcext:value-type="percentage">
            <text:p>31,6%</text:p>
          </table:table-cell>
          <table:table-cell table:style-name="ce15" office:value-type="percentage" office:value="0.314336365233204" calcext:value-type="percentage">
            <text:p>31,4%</text:p>
          </table:table-cell>
          <table:table-cell table:style-name="ce15" office:value-type="percentage" office:value="0.314161058418007" calcext:value-type="percentage">
            <text:p>31,4%</text:p>
          </table:table-cell>
          <table:table-cell table:style-name="ce15" office:value-type="percentage" office:value="0.311317023609155" calcext:value-type="percentage">
            <text:p>31,1%</text:p>
          </table:table-cell>
          <table:table-cell table:style-name="ce15" office:value-type="percentage" office:value="0.311230168932747" calcext:value-type="percentage">
            <text:p>31,1%</text:p>
          </table:table-cell>
          <table:table-cell table:style-name="ce15" office:value-type="percentage" office:value="0.311374506682149" calcext:value-type="percentage">
            <text:p>31,1%</text:p>
          </table:table-cell>
          <table:table-cell table:style-name="ce15" office:value-type="percentage" office:value="0.314605360638348" calcext:value-type="percentage">
            <text:p>31,5%</text:p>
          </table:table-cell>
          <table:table-cell table:style-name="ce15" office:value-type="percentage" office:value="0.315477880635076" calcext:value-type="percentage">
            <text:p>31,5%</text:p>
          </table:table-cell>
          <table:table-cell table:style-name="ce15" office:value-type="percentage" office:value="0.315335372079222" calcext:value-type="percentage">
            <text:p>31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112039.960326329" calcext:value-type="float">
            <text:p><text:s/>112.040 </text:p>
          </table:table-cell>
          <table:table-cell table:style-name="ce13" office:value-type="float" office:value="127675.575312433" calcext:value-type="float">
            <text:p><text:s/>127.676 </text:p>
          </table:table-cell>
          <table:table-cell table:style-name="ce13" office:value-type="float" office:value="141319.538694094" calcext:value-type="float">
            <text:p><text:s/>141.320 </text:p>
          </table:table-cell>
          <table:table-cell table:style-name="ce13" office:value-type="float" office:value="154421.979677079" calcext:value-type="float">
            <text:p><text:s/>154.422 </text:p>
          </table:table-cell>
          <table:table-cell table:style-name="ce13" office:value-type="float" office:value="160450.355065652" calcext:value-type="float">
            <text:p><text:s/>160.450 </text:p>
          </table:table-cell>
          <table:table-cell table:style-name="ce13" office:value-type="float" office:value="170417.658696354" calcext:value-type="float">
            <text:p><text:s/>170.418 </text:p>
          </table:table-cell>
          <table:table-cell table:style-name="ce13" office:value-type="float" office:value="177835.78653334" calcext:value-type="float">
            <text:p><text:s/>177.836 </text:p>
          </table:table-cell>
          <table:table-cell table:style-name="ce13" office:value-type="float" office:value="187695.06302133" calcext:value-type="float">
            <text:p><text:s/>187.695 </text:p>
          </table:table-cell>
          <table:table-cell table:style-name="ce13" office:value-type="float" office:value="194099.3099257" calcext:value-type="float">
            <text:p><text:s/>194.099 </text:p>
          </table:table-cell>
          <table:table-cell table:style-name="ce13" office:value-type="float" office:value="208256.181196207" calcext:value-type="float">
            <text:p><text:s/>208.256 </text:p>
          </table:table-cell>
          <table:table-cell table:style-name="ce13" office:value-type="float" office:value="203305.860944135" calcext:value-type="float">
            <text:p><text:s/>203.306 </text:p>
          </table:table-cell>
          <table:table-cell table:style-name="ce13" office:value-type="float" office:value="229911.974476702" calcext:value-type="float">
            <text:p><text:s/>229.912 </text:p>
          </table:table-cell>
          <table:table-cell table:style-name="ce14" office:value-type="percentage" office:value="0.0865376592851892" calcext:value-type="percentage">
            <text:p>8,7%</text:p>
          </table:table-cell>
          <table:table-cell table:style-name="ce15" office:value-type="percentage" office:value="0.0888689361958612" calcext:value-type="percentage">
            <text:p>8,9%</text:p>
          </table:table-cell>
          <table:table-cell table:style-name="ce15" office:value-type="percentage" office:value="0.0906456107570594" calcext:value-type="percentage">
            <text:p>9,1%</text:p>
          </table:table-cell>
          <table:table-cell table:style-name="ce15" office:value-type="percentage" office:value="0.0900294549059787" calcext:value-type="percentage">
            <text:p>9,0%</text:p>
          </table:table-cell>
          <table:table-cell table:style-name="ce15" office:value-type="percentage" office:value="0.0863473768499953" calcext:value-type="percentage">
            <text:p>8,6%</text:p>
          </table:table-cell>
          <table:table-cell table:style-name="ce15" office:value-type="percentage" office:value="0.0878485958852956" calcext:value-type="percentage">
            <text:p>8,8%</text:p>
          </table:table-cell>
          <table:table-cell table:style-name="ce15" office:value-type="percentage" office:value="0.0872275377810921" calcext:value-type="percentage">
            <text:p>8,7%</text:p>
          </table:table-cell>
          <table:table-cell table:style-name="ce15" office:value-type="percentage" office:value="0.0885036111149077" calcext:value-type="percentage">
            <text:p>8,9%</text:p>
          </table:table-cell>
          <table:table-cell table:style-name="ce15" office:value-type="percentage" office:value="0.0878054152572204" calcext:value-type="percentage">
            <text:p>8,8%</text:p>
          </table:table-cell>
          <table:table-cell table:style-name="ce15" office:value-type="percentage" office:value="0.0886823707534758" calcext:value-type="percentage">
            <text:p>8,9%</text:p>
          </table:table-cell>
          <table:table-cell table:style-name="ce15" office:value-type="percentage" office:value="0.0855074562065641" calcext:value-type="percentage">
            <text:p>8,6%</text:p>
          </table:table-cell>
          <table:table-cell table:style-name="ce54" office:value-type="percentage" office:value="0.0845341926218084" calcext:value-type="percentage">
            <text:p>8,5%</text:p>
          </table:table-cell>
          <table:table-cell table:style-name="ce15" office:value-type="percentage" office:value="0.328654494144494" calcext:value-type="percentage">
            <text:p>32,9%</text:p>
          </table:table-cell>
          <table:table-cell table:style-name="ce15" office:value-type="percentage" office:value="0.324770112667269" calcext:value-type="percentage">
            <text:p>32,5%</text:p>
          </table:table-cell>
          <table:table-cell table:style-name="ce15" office:value-type="percentage" office:value="0.327226275193504" calcext:value-type="percentage">
            <text:p>32,7%</text:p>
          </table:table-cell>
          <table:table-cell table:style-name="ce15" office:value-type="percentage" office:value="0.319381637088248" calcext:value-type="percentage">
            <text:p>31,9%</text:p>
          </table:table-cell>
          <table:table-cell table:style-name="ce15" office:value-type="percentage" office:value="0.31157828776148" calcext:value-type="percentage">
            <text:p>31,2%</text:p>
          </table:table-cell>
          <table:table-cell table:style-name="ce15" office:value-type="percentage" office:value="0.312594298123077" calcext:value-type="percentage">
            <text:p>31,3%</text:p>
          </table:table-cell>
          <table:table-cell table:style-name="ce15" office:value-type="percentage" office:value="0.310281162383869" calcext:value-type="percentage">
            <text:p>31,0%</text:p>
          </table:table-cell>
          <table:table-cell table:style-name="ce15" office:value-type="percentage" office:value="0.308616603288703" calcext:value-type="percentage">
            <text:p>30,9%</text:p>
          </table:table-cell>
          <table:table-cell table:style-name="ce15" office:value-type="percentage" office:value="0.306404056869964" calcext:value-type="percentage">
            <text:p>30,6%</text:p>
          </table:table-cell>
          <table:table-cell table:style-name="ce15" office:value-type="percentage" office:value="0.307168398798513" calcext:value-type="percentage">
            <text:p>30,7%</text:p>
          </table:table-cell>
          <table:table-cell table:style-name="ce15" office:value-type="percentage" office:value="0.307860997035253" calcext:value-type="percentage">
            <text:p>30,8%</text:p>
          </table:table-cell>
          <table:table-cell table:style-name="ce15" office:value-type="percentage" office:value="0.310845599954439" calcext:value-type="percentage">
            <text:p>31,1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239896.933104758" calcext:value-type="float">
            <text:p><text:s/>239.897 </text:p>
          </table:table-cell>
          <table:table-cell table:style-name="ce19" office:value-type="float" office:value="269675.957963794" calcext:value-type="float">
            <text:p><text:s/>269.676 </text:p>
          </table:table-cell>
          <table:table-cell table:style-name="ce19" office:value-type="float" office:value="291778.946905211" calcext:value-type="float">
            <text:p><text:s/>291.779 </text:p>
          </table:table-cell>
          <table:table-cell table:style-name="ce19" office:value-type="float" office:value="317667.855317742" calcext:value-type="float">
            <text:p><text:s/>317.668 </text:p>
          </table:table-cell>
          <table:table-cell table:style-name="ce19" office:value-type="float" office:value="328925.577672001" calcext:value-type="float">
            <text:p><text:s/>328.926 </text:p>
          </table:table-cell>
          <table:table-cell table:style-name="ce19" office:value-type="float" office:value="339144.394771539" calcext:value-type="float">
            <text:p><text:s/>339.144 </text:p>
          </table:table-cell>
          <table:table-cell table:style-name="ce19" office:value-type="float" office:value="339950.35241123" calcext:value-type="float">
            <text:p><text:s/>339.950 </text:p>
          </table:table-cell>
          <table:table-cell table:style-name="ce19" office:value-type="float" office:value="362764.37403786" calcext:value-type="float">
            <text:p><text:s/>362.764 </text:p>
          </table:table-cell>
          <table:table-cell table:style-name="ce19" office:value-type="float" office:value="391228.689476177" calcext:value-type="float">
            <text:p><text:s/>391.229 </text:p>
          </table:table-cell>
          <table:table-cell table:style-name="ce19" office:value-type="float" office:value="408041.50660612" calcext:value-type="float">
            <text:p><text:s/>408.042 </text:p>
          </table:table-cell>
          <table:table-cell table:style-name="ce19" office:value-type="float" office:value="395089.948126645" calcext:value-type="float">
            <text:p><text:s/>395.090 </text:p>
          </table:table-cell>
          <table:table-cell table:style-name="ce19" office:value-type="float" office:value="510196.278911702" calcext:value-type="float">
            <text:p><text:s/>510.196 </text:p>
          </table:table-cell>
          <table:table-cell table:style-name="ce20" office:value-type="percentage" office:value="0.185292095785425" calcext:value-type="percentage">
            <text:p>18,5%</text:p>
          </table:table-cell>
          <table:table-cell table:style-name="ce21" office:value-type="percentage" office:value="0.187708694033262" calcext:value-type="percentage">
            <text:p>18,8%</text:p>
          </table:table-cell>
          <table:table-cell table:style-name="ce21" office:value-type="percentage" office:value="0.187153744575447" calcext:value-type="percentage">
            <text:p>18,7%</text:p>
          </table:table-cell>
          <table:table-cell table:style-name="ce21" office:value-type="percentage" office:value="0.185203323485514" calcext:value-type="percentage">
            <text:p>18,5%</text:p>
          </table:table-cell>
          <table:table-cell table:style-name="ce21" office:value-type="percentage" office:value="0.1770133870955" calcext:value-type="percentage">
            <text:p>17,7%</text:p>
          </table:table-cell>
          <table:table-cell table:style-name="ce21" office:value-type="percentage" office:value="0.174825538098332" calcext:value-type="percentage">
            <text:p>17,5%</text:p>
          </table:table-cell>
          <table:table-cell table:style-name="ce21" office:value-type="percentage" office:value="0.166743897764845" calcext:value-type="percentage">
            <text:p>16,7%</text:p>
          </table:table-cell>
          <table:table-cell table:style-name="ce21" office:value-type="percentage" office:value="0.171053817662434" calcext:value-type="percentage">
            <text:p>17,1%</text:p>
          </table:table-cell>
          <table:table-cell table:style-name="ce21" office:value-type="percentage" office:value="0.176981554201009" calcext:value-type="percentage">
            <text:p>17,7%</text:p>
          </table:table-cell>
          <table:table-cell table:style-name="ce21" office:value-type="percentage" office:value="0.173757570910024" calcext:value-type="percentage">
            <text:p>17,4%</text:p>
          </table:table-cell>
          <table:table-cell table:style-name="ce21" office:value-type="percentage" office:value="0.166169023756654" calcext:value-type="percentage">
            <text:p>16,6%</text:p>
          </table:table-cell>
          <table:table-cell table:style-name="ce55" office:value-type="percentage" office:value="0.18758931810584" calcext:value-type="percentage">
            <text:p>18,8%</text:p>
          </table:table-cell>
          <table:table-cell table:style-name="ce21" office:value-type="percentage" office:value="0.38328622709042" calcext:value-type="percentage">
            <text:p>38,3%</text:p>
          </table:table-cell>
          <table:table-cell table:style-name="ce21" office:value-type="percentage" office:value="0.386720907969991" calcext:value-type="percentage">
            <text:p>38,7%</text:p>
          </table:table-cell>
          <table:table-cell table:style-name="ce21" office:value-type="percentage" office:value="0.381159271414925" calcext:value-type="percentage">
            <text:p>38,1%</text:p>
          </table:table-cell>
          <table:table-cell table:style-name="ce21" office:value-type="percentage" office:value="0.383700873835272" calcext:value-type="percentage">
            <text:p>38,4%</text:p>
          </table:table-cell>
          <table:table-cell table:style-name="ce21" office:value-type="percentage" office:value="0.381432517672382" calcext:value-type="percentage">
            <text:p>38,1%</text:p>
          </table:table-cell>
          <table:table-cell table:style-name="ce21" office:value-type="percentage" office:value="0.377273545664079" calcext:value-type="percentage">
            <text:p>37,7%</text:p>
          </table:table-cell>
          <table:table-cell table:style-name="ce21" office:value-type="percentage" office:value="0.373419985732429" calcext:value-type="percentage">
            <text:p>37,3%</text:p>
          </table:table-cell>
          <table:table-cell table:style-name="ce21" office:value-type="percentage" office:value="0.368892039709472" calcext:value-type="percentage">
            <text:p>36,9%</text:p>
          </table:table-cell>
          <table:table-cell table:style-name="ce21" office:value-type="percentage" office:value="0.363204552606188" calcext:value-type="percentage">
            <text:p>36,3%</text:p>
          </table:table-cell>
          <table:table-cell table:style-name="ce21" office:value-type="percentage" office:value="0.363181993173337" calcext:value-type="percentage">
            <text:p>36,3%</text:p>
          </table:table-cell>
          <table:table-cell table:style-name="ce21" office:value-type="percentage" office:value="0.358829834518344" calcext:value-type="percentage">
            <text:p>35,9%</text:p>
          </table:table-cell>
          <table:table-cell table:style-name="ce21" office:value-type="percentage" office:value="0.364659034819903" calcext:value-type="percentage">
            <text:p>36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222855.586769392" calcext:value-type="float">
            <text:p><text:s/>222.856 </text:p>
          </table:table-cell>
          <table:table-cell table:style-name="ce13" office:value-type="float" office:value="251839.888306133" calcext:value-type="float">
            <text:p><text:s/>251.840 </text:p>
          </table:table-cell>
          <table:table-cell table:style-name="ce13" office:value-type="float" office:value="272334.442918504" calcext:value-type="float">
            <text:p><text:s/>272.334 </text:p>
          </table:table-cell>
          <table:table-cell table:style-name="ce13" office:value-type="float" office:value="295812.194280054" calcext:value-type="float">
            <text:p><text:s/>295.812 </text:p>
          </table:table-cell>
          <table:table-cell table:style-name="ce13" office:value-type="float" office:value="305323.158631656" calcext:value-type="float">
            <text:p><text:s/>305.323 </text:p>
          </table:table-cell>
          <table:table-cell table:style-name="ce13" office:value-type="float" office:value="313897.69962859" calcext:value-type="float">
            <text:p><text:s/>313.898 </text:p>
          </table:table-cell>
          <table:table-cell table:style-name="ce13" office:value-type="float" office:value="313449.931905971" calcext:value-type="float">
            <text:p><text:s/>313.450 </text:p>
          </table:table-cell>
          <table:table-cell table:style-name="ce13" office:value-type="float" office:value="334019.8466069" calcext:value-type="float">
            <text:p><text:s/>334.020 </text:p>
          </table:table-cell>
          <table:table-cell table:style-name="ce13" office:value-type="float" office:value="357765.052206289" calcext:value-type="float">
            <text:p><text:s/>357.765 </text:p>
          </table:table-cell>
          <table:table-cell table:style-name="ce13" office:value-type="float" office:value="373027.51606068" calcext:value-type="float">
            <text:p><text:s/>373.028 </text:p>
          </table:table-cell>
          <table:table-cell table:style-name="ce13" office:value-type="float" office:value="362788.671540487" calcext:value-type="float">
            <text:p><text:s/>362.789 </text:p>
          </table:table-cell>
          <table:table-cell table:style-name="ce13" office:value-type="float" office:value="473385.8002576" calcext:value-type="float">
            <text:p><text:s/>473.386 </text:p>
          </table:table-cell>
          <table:table-cell table:style-name="ce14" office:value-type="percentage" office:value="0.172129665000592" calcext:value-type="percentage">
            <text:p>17,2%</text:p>
          </table:table-cell>
          <table:table-cell table:style-name="ce15" office:value-type="percentage" office:value="0.175293848574271" calcext:value-type="percentage">
            <text:p>17,5%</text:p>
          </table:table-cell>
          <table:table-cell table:style-name="ce15" office:value-type="percentage" office:value="0.174681591354239" calcext:value-type="percentage">
            <text:p>17,5%</text:p>
          </table:table-cell>
          <table:table-cell table:style-name="ce15" office:value-type="percentage" office:value="0.172461269187625" calcext:value-type="percentage">
            <text:p>17,2%</text:p>
          </table:table-cell>
          <table:table-cell table:style-name="ce15" office:value-type="percentage" office:value="0.164311595500123" calcext:value-type="percentage">
            <text:p>16,4%</text:p>
          </table:table-cell>
          <table:table-cell table:style-name="ce15" office:value-type="percentage" office:value="0.161811119662952" calcext:value-type="percentage">
            <text:p>16,2%</text:p>
          </table:table-cell>
          <table:table-cell table:style-name="ce15" office:value-type="percentage" office:value="0.153745577933399" calcext:value-type="percentage">
            <text:p>15,4%</text:p>
          </table:table-cell>
          <table:table-cell table:style-name="ce15" office:value-type="percentage" office:value="0.15749994769654" calcext:value-type="percentage">
            <text:p>15,7%</text:p>
          </table:table-cell>
          <table:table-cell table:style-name="ce15" office:value-type="percentage" office:value="0.161843486128412" calcext:value-type="percentage">
            <text:p>16,2%</text:p>
          </table:table-cell>
          <table:table-cell table:style-name="ce15" office:value-type="percentage" office:value="0.158847455525819" calcext:value-type="percentage">
            <text:p>15,9%</text:p>
          </table:table-cell>
          <table:table-cell table:style-name="ce15" office:value-type="percentage" office:value="0.152583581702595" calcext:value-type="percentage">
            <text:p>15,3%</text:p>
          </table:table-cell>
          <table:table-cell table:style-name="ce54" office:value-type="percentage" office:value="0.174054816042041" calcext:value-type="percentage">
            <text:p>17,4%</text:p>
          </table:table-cell>
          <table:table-cell table:style-name="ce15" office:value-type="percentage" office:value="0.382251991433023" calcext:value-type="percentage">
            <text:p>38,2%</text:p>
          </table:table-cell>
          <table:table-cell table:style-name="ce15" office:value-type="percentage" office:value="0.383948506460584" calcext:value-type="percentage">
            <text:p>38,4%</text:p>
          </table:table-cell>
          <table:table-cell table:style-name="ce15" office:value-type="percentage" office:value="0.377979271255007" calcext:value-type="percentage">
            <text:p>37,8%</text:p>
          </table:table-cell>
          <table:table-cell table:style-name="ce15" office:value-type="percentage" office:value="0.380290272102065" calcext:value-type="percentage">
            <text:p>38,0%</text:p>
          </table:table-cell>
          <table:table-cell table:style-name="ce15" office:value-type="percentage" office:value="0.378710055143662" calcext:value-type="percentage">
            <text:p>37,9%</text:p>
          </table:table-cell>
          <table:table-cell table:style-name="ce15" office:value-type="percentage" office:value="0.373605010829257" calcext:value-type="percentage">
            <text:p>37,4%</text:p>
          </table:table-cell>
          <table:table-cell table:style-name="ce15" office:value-type="percentage" office:value="0.368979067724034" calcext:value-type="percentage">
            <text:p>36,9%</text:p>
          </table:table-cell>
          <table:table-cell table:style-name="ce15" office:value-type="percentage" office:value="0.365627223168112" calcext:value-type="percentage">
            <text:p>36,6%</text:p>
          </table:table-cell>
          <table:table-cell table:style-name="ce15" office:value-type="percentage" office:value="0.360290327108996" calcext:value-type="percentage">
            <text:p>36,0%</text:p>
          </table:table-cell>
          <table:table-cell table:style-name="ce15" office:value-type="percentage" office:value="0.361304276210479" calcext:value-type="percentage">
            <text:p>36,1%</text:p>
          </table:table-cell>
          <table:table-cell table:style-name="ce15" office:value-type="percentage" office:value="0.357547032050244" calcext:value-type="percentage">
            <text:p>35,8%</text:p>
          </table:table-cell>
          <table:table-cell table:style-name="ce15" office:value-type="percentage" office:value="0.364663831532889" calcext:value-type="percentage">
            <text:p>36,5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17041.3463353657" calcext:value-type="float">
            <text:p><text:s/>17.041 </text:p>
          </table:table-cell>
          <table:table-cell table:style-name="ce13" office:value-type="float" office:value="17836.0696576611" calcext:value-type="float">
            <text:p><text:s/>17.836 </text:p>
          </table:table-cell>
          <table:table-cell table:style-name="ce13" office:value-type="float" office:value="19444.5039867072" calcext:value-type="float">
            <text:p><text:s/>19.445 </text:p>
          </table:table-cell>
          <table:table-cell table:style-name="ce13" office:value-type="float" office:value="21855.6610376882" calcext:value-type="float">
            <text:p><text:s/>21.856 </text:p>
          </table:table-cell>
          <table:table-cell table:style-name="ce13" office:value-type="float" office:value="23602.419040345" calcext:value-type="float">
            <text:p><text:s/>23.602 </text:p>
          </table:table-cell>
          <table:table-cell table:style-name="ce13" office:value-type="float" office:value="25246.695142949" calcext:value-type="float">
            <text:p><text:s/>25.247 </text:p>
          </table:table-cell>
          <table:table-cell table:style-name="ce13" office:value-type="float" office:value="26500.4205052582" calcext:value-type="float">
            <text:p><text:s/>26.500 </text:p>
          </table:table-cell>
          <table:table-cell table:style-name="ce13" office:value-type="float" office:value="28744.52743096" calcext:value-type="float">
            <text:p><text:s/>28.745 </text:p>
          </table:table-cell>
          <table:table-cell table:style-name="ce13" office:value-type="float" office:value="33463.6372698875" calcext:value-type="float">
            <text:p><text:s/>33.464 </text:p>
          </table:table-cell>
          <table:table-cell table:style-name="ce13" office:value-type="float" office:value="35013.9905454402" calcext:value-type="float">
            <text:p><text:s/>35.014 </text:p>
          </table:table-cell>
          <table:table-cell table:style-name="ce13" office:value-type="float" office:value="32301.276586158" calcext:value-type="float">
            <text:p><text:s/>32.301 </text:p>
          </table:table-cell>
          <table:table-cell table:style-name="ce13" office:value-type="float" office:value="36810.478654102" calcext:value-type="float">
            <text:p><text:s/>36.810 </text:p>
          </table:table-cell>
          <table:table-cell table:style-name="ce14" office:value-type="percentage" office:value="0.0131624307848334" calcext:value-type="percentage">
            <text:p>1,3%</text:p>
          </table:table-cell>
          <table:table-cell table:style-name="ce15" office:value-type="percentage" office:value="0.012414845458991" calcext:value-type="percentage">
            <text:p>1,2%</text:p>
          </table:table-cell>
          <table:table-cell table:style-name="ce15" office:value-type="percentage" office:value="0.0124721532212079" calcext:value-type="percentage">
            <text:p>1,2%</text:p>
          </table:table-cell>
          <table:table-cell table:style-name="ce15" office:value-type="percentage" office:value="0.0127420542978893" calcext:value-type="percentage">
            <text:p>1,3%</text:p>
          </table:table-cell>
          <table:table-cell table:style-name="ce15" office:value-type="percentage" office:value="0.0127017915953771" calcext:value-type="percentage">
            <text:p>1,3%</text:p>
          </table:table-cell>
          <table:table-cell table:style-name="ce15" office:value-type="percentage" office:value="0.0130144184353803" calcext:value-type="percentage">
            <text:p>1,3%</text:p>
          </table:table-cell>
          <table:table-cell table:style-name="ce15" office:value-type="percentage" office:value="0.0129983198314467" calcext:value-type="percentage">
            <text:p>1,3%</text:p>
          </table:table-cell>
          <table:table-cell table:style-name="ce15" office:value-type="percentage" office:value="0.0135538699658945" calcext:value-type="percentage">
            <text:p>1,4%</text:p>
          </table:table-cell>
          <table:table-cell table:style-name="ce15" office:value-type="percentage" office:value="0.0151380680725976" calcext:value-type="percentage">
            <text:p>1,5%</text:p>
          </table:table-cell>
          <table:table-cell table:style-name="ce15" office:value-type="percentage" office:value="0.0149101153842053" calcext:value-type="percentage">
            <text:p>1,5%</text:p>
          </table:table-cell>
          <table:table-cell table:style-name="ce15" office:value-type="percentage" office:value="0.0135854420540585" calcext:value-type="percentage">
            <text:p>1,4%</text:p>
          </table:table-cell>
          <table:table-cell table:style-name="ce54" office:value-type="percentage" office:value="0.0135345020637981" calcext:value-type="percentage">
            <text:p>1,4%</text:p>
          </table:table-cell>
          <table:table-cell table:style-name="ce15" office:value-type="percentage" office:value="0.397345325857248" calcext:value-type="percentage">
            <text:p>39,7%</text:p>
          </table:table-cell>
          <table:table-cell table:style-name="ce15" office:value-type="percentage" office:value="0.430625308618293" calcext:value-type="percentage">
            <text:p>43,1%</text:p>
          </table:table-cell>
          <table:table-cell table:style-name="ce15" office:value-type="percentage" office:value="0.432071283841237" calcext:value-type="percentage">
            <text:p>43,2%</text:p>
          </table:table-cell>
          <table:table-cell table:style-name="ce15" office:value-type="percentage" office:value="0.436711446223238" calcext:value-type="percentage">
            <text:p>43,7%</text:p>
          </table:table-cell>
          <table:table-cell table:style-name="ce15" office:value-type="percentage" office:value="0.420540571597624" calcext:value-type="percentage">
            <text:p>42,1%</text:p>
          </table:table-cell>
          <table:table-cell table:style-name="ce15" office:value-type="percentage" office:value="0.429738295850977" calcext:value-type="percentage">
            <text:p>43,0%</text:p>
          </table:table-cell>
          <table:table-cell table:style-name="ce15" office:value-type="percentage" office:value="0.435403859510682" calcext:value-type="percentage">
            <text:p>43,5%</text:p>
          </table:table-cell>
          <table:table-cell table:style-name="ce15" office:value-type="percentage" office:value="0.41160042715734" calcext:value-type="percentage">
            <text:p>41,2%</text:p>
          </table:table-cell>
          <table:table-cell table:style-name="ce15" office:value-type="percentage" office:value="0.397586194944426" calcext:value-type="percentage">
            <text:p>39,8%</text:p>
          </table:table-cell>
          <table:table-cell table:style-name="ce15" office:value-type="percentage" office:value="0.384469156432237" calcext:value-type="percentage">
            <text:p>38,4%</text:p>
          </table:table-cell>
          <table:table-cell table:style-name="ce15" office:value-type="percentage" office:value="0.373896315428204" calcext:value-type="percentage">
            <text:p>37,4%</text:p>
          </table:table-cell>
          <table:table-cell table:style-name="ce15" office:value-type="percentage" office:value="0.364597359938413" calcext:value-type="percentage">
            <text:p>36,5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524096.899957467" calcext:value-type="float">
            <text:p><text:s/>524.097 </text:p>
          </table:table-cell>
          <table:table-cell table:style-name="ce19" office:value-type="float" office:value="567943.858732482" calcext:value-type="float">
            <text:p><text:s/>567.944 </text:p>
          </table:table-cell>
          <table:table-cell table:style-name="ce19" office:value-type="float" office:value="602660.747789984" calcext:value-type="float">
            <text:p><text:s/>602.661 </text:p>
          </table:table-cell>
          <table:table-cell table:style-name="ce19" office:value-type="float" office:value="666561.061200895" calcext:value-type="float">
            <text:p><text:s/>666.561 </text:p>
          </table:table-cell>
          <table:table-cell table:style-name="ce19" office:value-type="float" office:value="740018.828725092" calcext:value-type="float">
            <text:p><text:s/>740.019 </text:p>
          </table:table-cell>
          <table:table-cell table:style-name="ce19" office:value-type="float" office:value="762167.034885341" calcext:value-type="float">
            <text:p><text:s/>762.167 </text:p>
          </table:table-cell>
          <table:table-cell table:style-name="ce19" office:value-type="float" office:value="826954.692498086" calcext:value-type="float">
            <text:p><text:s/>826.955 </text:p>
          </table:table-cell>
          <table:table-cell table:style-name="ce19" office:value-type="float" office:value="850627.560769895" calcext:value-type="float">
            <text:p><text:s/>850.628 </text:p>
          </table:table-cell>
          <table:table-cell table:style-name="ce19" office:value-type="float" office:value="870992.105288669" calcext:value-type="float">
            <text:p><text:s/>870.992 </text:p>
          </table:table-cell>
          <table:table-cell table:style-name="ce19" office:value-type="float" office:value="933039.280312139" calcext:value-type="float">
            <text:p><text:s/>933.039 </text:p>
          </table:table-cell>
          <table:table-cell table:style-name="ce19" office:value-type="float" office:value="980465.480643769" calcext:value-type="float">
            <text:p><text:s/>980.465 </text:p>
          </table:table-cell>
          <table:table-cell table:style-name="ce19" office:value-type="float" office:value="1098276.19833288" calcext:value-type="float">
            <text:p><text:s/>1.098.276 </text:p>
          </table:table-cell>
          <table:table-cell table:style-name="ce20" office:value-type="percentage" office:value="0.404803061593777" calcext:value-type="percentage">
            <text:p>40,5%</text:p>
          </table:table-cell>
          <table:table-cell table:style-name="ce21" office:value-type="percentage" office:value="0.395318888683427" calcext:value-type="percentage">
            <text:p>39,5%</text:p>
          </table:table-cell>
          <table:table-cell table:style-name="ce21" office:value-type="percentage" office:value="0.386560500179529" calcext:value-type="percentage">
            <text:p>38,7%</text:p>
          </table:table-cell>
          <table:table-cell table:style-name="ce21" office:value-type="percentage" office:value="0.388611317682612" calcext:value-type="percentage">
            <text:p>38,9%</text:p>
          </table:table-cell>
          <table:table-cell table:style-name="ce21" office:value-type="percentage" office:value="0.398245829084467" calcext:value-type="percentage">
            <text:p>39,8%</text:p>
          </table:table-cell>
          <table:table-cell table:style-name="ce21" office:value-type="percentage" office:value="0.392889471413497" calcext:value-type="percentage">
            <text:p>39,3%</text:p>
          </table:table-cell>
          <table:table-cell table:style-name="ce21" office:value-type="percentage" office:value="0.40561701943835" calcext:value-type="percentage">
            <text:p>40,6%</text:p>
          </table:table-cell>
          <table:table-cell table:style-name="ce21" office:value-type="percentage" office:value="0.401095317213783" calcext:value-type="percentage">
            <text:p>40,1%</text:p>
          </table:table-cell>
          <table:table-cell table:style-name="ce21" office:value-type="percentage" office:value="0.394013886602211" calcext:value-type="percentage">
            <text:p>39,4%</text:p>
          </table:table-cell>
          <table:table-cell table:style-name="ce21" office:value-type="percentage" office:value="0.397318989087966" calcext:value-type="percentage">
            <text:p>39,7%</text:p>
          </table:table-cell>
          <table:table-cell table:style-name="ce21" office:value-type="percentage" office:value="0.412369366819347" calcext:value-type="percentage">
            <text:p>41,2%</text:p>
          </table:table-cell>
          <table:table-cell table:style-name="ce55" office:value-type="percentage" office:value="0.403814946625269" calcext:value-type="percentage">
            <text:p>40,4%</text:p>
          </table:table-cell>
          <table:table-cell table:style-name="ce21" office:value-type="percentage" office:value="0.319228304685739" calcext:value-type="percentage">
            <text:p>31,9%</text:p>
          </table:table-cell>
          <table:table-cell table:style-name="ce21" office:value-type="percentage" office:value="0.309968862914444" calcext:value-type="percentage">
            <text:p>31,0%</text:p>
          </table:table-cell>
          <table:table-cell table:style-name="ce21" office:value-type="percentage" office:value="0.302783431583161" calcext:value-type="percentage">
            <text:p>30,3%</text:p>
          </table:table-cell>
          <table:table-cell table:style-name="ce21" office:value-type="percentage" office:value="0.303257851657429" calcext:value-type="percentage">
            <text:p>30,3%</text:p>
          </table:table-cell>
          <table:table-cell table:style-name="ce21" office:value-type="percentage" office:value="0.308181822951169" calcext:value-type="percentage">
            <text:p>30,8%</text:p>
          </table:table-cell>
          <table:table-cell table:style-name="ce21" office:value-type="percentage" office:value="0.314317459883958" calcext:value-type="percentage">
            <text:p>31,4%</text:p>
          </table:table-cell>
          <table:table-cell table:style-name="ce21" office:value-type="percentage" office:value="0.323468639228643" calcext:value-type="percentage">
            <text:p>32,3%</text:p>
          </table:table-cell>
          <table:table-cell table:style-name="ce56" office:value-type="percentage" office:value="0.317214524855516" calcext:value-type="percentage">
            <text:p>31,7%</text:p>
          </table:table-cell>
          <table:table-cell table:style-name="ce56" office:value-type="percentage" office:value="0.303353675032014" calcext:value-type="percentage">
            <text:p>30,3%</text:p>
          </table:table-cell>
          <table:table-cell table:style-name="ce56" office:value-type="percentage" office:value="0.306121978505481" calcext:value-type="percentage">
            <text:p>30,6%</text:p>
          </table:table-cell>
          <table:table-cell table:style-name="ce56" office:value-type="percentage" office:value="0.295659065697658" calcext:value-type="percentage">
            <text:p>29,6%</text:p>
          </table:table-cell>
          <table:table-cell table:style-name="ce56" office:value-type="percentage" office:value="0.2692916733379" calcext:value-type="percentage">
            <text:p>26,9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1294695.98844932" calcext:value-type="float">
            <text:p><text:s/>1.294.696 </text:p>
          </table:table-cell>
          <table:table-cell table:style-name="ce27" office:value-type="float" office:value="1436672.70902224" calcext:value-type="float">
            <text:p><text:s/>1.436.673 </text:p>
          </table:table-cell>
          <table:table-cell table:style-name="ce27" office:value-type="float" office:value="1559033.44369146" calcext:value-type="float">
            <text:p><text:s/>1.559.033 </text:p>
          </table:table-cell>
          <table:table-cell table:style-name="ce27" office:value-type="float" office:value="1715238.41656432" calcext:value-type="float">
            <text:p><text:s/>1.715.238 </text:p>
          </table:table-cell>
          <table:table-cell table:style-name="ce27" office:value-type="float" office:value="1858196.05550253" calcext:value-type="float">
            <text:p><text:s/>1.858.196 </text:p>
          </table:table-cell>
          <table:table-cell table:style-name="ce27" office:value-type="float" office:value="1939901.90712745" calcext:value-type="float">
            <text:p><text:s/>1.939.902 </text:p>
          </table:table-cell>
          <table:table-cell table:style-name="ce27" office:value-type="float" office:value="2038757.38163836" calcext:value-type="float">
            <text:p><text:s/>2.038.757 </text:p>
          </table:table-cell>
          <table:table-cell table:style-name="ce27" office:value-type="float" office:value="2120761.63511157" calcext:value-type="float">
            <text:p><text:s/>2.120.762 </text:p>
          </table:table-cell>
          <table:table-cell table:style-name="ce27" office:value-type="float" office:value="2210561.9494777" calcext:value-type="float">
            <text:p><text:s/>2.210.562 </text:p>
          </table:table-cell>
          <table:table-cell table:style-name="ce27" office:value-type="float" office:value="2348338.00029015" calcext:value-type="float">
            <text:p><text:s/>2.348.338 </text:p>
          </table:table-cell>
          <table:table-cell table:style-name="ce27" office:value-type="float" office:value="2377638.97984522" calcext:value-type="float">
            <text:p><text:s/>2.377.639 </text:p>
          </table:table-cell>
          <table:table-cell table:style-name="ce27" office:value-type="float" office:value="2719751.23137792" calcext:value-type="float">
            <text:p><text:s/>2.719.751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333182440906532" calcext:value-type="percentage">
            <text:p>33,3%</text:p>
          </table:table-cell>
          <table:table-cell table:style-name="ce29" office:value-type="percentage" office:value="0.328278634959709" calcext:value-type="percentage">
            <text:p>32,8%</text:p>
          </table:table-cell>
          <table:table-cell table:style-name="ce29" office:value-type="percentage" office:value="0.323802940061698" calcext:value-type="percentage">
            <text:p>32,4%</text:p>
          </table:table-cell>
          <table:table-cell table:style-name="ce29" office:value-type="percentage" office:value="0.321710615576927" calcext:value-type="percentage">
            <text:p>32,2%</text:p>
          </table:table-cell>
          <table:table-cell table:style-name="ce29" office:value-type="percentage" office:value="0.321545464419339" calcext:value-type="percentage">
            <text:p>32,2%</text:p>
          </table:table-cell>
          <table:table-cell table:style-name="ce29" office:value-type="percentage" office:value="0.323544166450118" calcext:value-type="percentage">
            <text:p>32,4%</text:p>
          </table:table-cell>
          <table:table-cell table:style-name="ce29" office:value-type="percentage" office:value="0.325195520419152" calcext:value-type="percentage">
            <text:p>32,5%</text:p>
          </table:table-cell>
          <table:table-cell table:style-name="ce58" office:value-type="percentage" office:value="0.322036048571646" calcext:value-type="percentage">
            <text:p>32,2%</text:p>
          </table:table-cell>
          <table:table-cell table:style-name="ce58" office:value-type="percentage" office:value="0.315607859618717" calcext:value-type="percentage">
            <text:p>31,6%</text:p>
          </table:table-cell>
          <table:table-cell table:style-name="ce58" office:value-type="percentage" office:value="0.317809766844053" calcext:value-type="percentage">
            <text:p>31,8%</text:p>
          </table:table-cell>
          <table:table-cell table:style-name="ce58" office:value-type="percentage" office:value="0.312452680456649" calcext:value-type="percentage">
            <text:p>31,2%</text:p>
          </table:table-cell>
          <table:table-cell table:style-name="ce58" office:value-type="percentage" office:value="0.301787436480464" calcext:value-type="percentage">
            <text:p>30,2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1294695.98844932" calcext:value-type="float">
            <text:p><text:s/>1.294.696 </text:p>
          </table:table-cell>
          <table:table-cell table:style-name="ce32" office:value-type="float" office:value="1436672.70902224" calcext:value-type="float">
            <text:p><text:s/>1.436.673 </text:p>
          </table:table-cell>
          <table:table-cell table:style-name="ce32" office:value-type="float" office:value="1559033.44369146" calcext:value-type="float">
            <text:p><text:s/>1.559.033 </text:p>
          </table:table-cell>
          <table:table-cell table:style-name="ce32" office:value-type="float" office:value="1715238.41656432" calcext:value-type="float">
            <text:p><text:s/>1.715.238 </text:p>
          </table:table-cell>
          <table:table-cell table:style-name="ce32" office:value-type="float" office:value="1858196.05550253" calcext:value-type="float">
            <text:p><text:s/>1.858.196 </text:p>
          </table:table-cell>
          <table:table-cell table:style-name="ce32" office:value-type="float" office:value="1939901.90712745" calcext:value-type="float">
            <text:p><text:s/>1.939.902 </text:p>
          </table:table-cell>
          <table:table-cell table:style-name="ce32" office:value-type="float" office:value="2038757.38163836" calcext:value-type="float">
            <text:p><text:s/>2.038.757 </text:p>
          </table:table-cell>
          <table:table-cell table:style-name="ce32" office:value-type="float" office:value="2120761.63511156" calcext:value-type="float">
            <text:p><text:s/>2.120.762 </text:p>
          </table:table-cell>
          <table:table-cell table:style-name="ce32" office:value-type="float" office:value="2210561.9494777" calcext:value-type="float">
            <text:p><text:s/>2.210.562 </text:p>
          </table:table-cell>
          <table:table-cell table:style-name="ce32" office:value-type="float" office:value="2348338.00029015" calcext:value-type="float">
            <text:p><text:s/>2.348.338 </text:p>
          </table:table-cell>
          <table:table-cell table:style-name="ce32" office:value-type="float" office:value="2377638.97984522" calcext:value-type="float">
            <text:p><text:s/>2.377.639 </text:p>
          </table:table-cell>
          <table:table-cell table:style-name="ce32" office:value-type="float" office:value="2719751.23137792" calcext:value-type="float">
            <text:p><text:s/>2.719.751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5" table:style-name="ta2">
        <table:table-column table:style-name="co27" table:default-cell-style-name="ce67"/>
        <table:table-column table:style-name="co8" table:number-columns-repeated="3" table:default-cell-style-name="ce67"/>
        <table:table-column table:style-name="co8" table:number-columns-repeated="2" table:default-cell-style-name="ce90"/>
        <table:table-column table:style-name="co6" table:number-columns-repeated="7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6" office:value-type="string" calcext:value-type="string" table:number-columns-spanned="37" table:number-rows-spanned="1">
            <text:p>Participação dos componentes do <text:s/>PIB sobre o PIB da Região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6" office:value-type="string" calcext:value-type="string" table:number-columns-spanned="37" table:number-rows-spanned="1">
            <text:p>Participação dos componentes do <text:s/>PIB da Região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egião Sul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Região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529196.908518428" calcext:value-type="float">
            <text:p><text:s/>529.197 </text:p>
          </table:table-cell>
          <table:table-cell table:style-name="ce13" office:value-type="float" office:value="592169.293858488" calcext:value-type="float">
            <text:p><text:s/>592.169 </text:p>
          </table:table-cell>
          <table:table-cell table:style-name="ce13" office:value-type="float" office:value="650466.658258322" calcext:value-type="float">
            <text:p><text:s/>650.467 </text:p>
          </table:table-cell>
          <table:table-cell table:style-name="ce13" office:value-type="float" office:value="755315.40137139" calcext:value-type="float">
            <text:p><text:s/>755.315 </text:p>
          </table:table-cell>
          <table:table-cell table:style-name="ce13" office:value-type="float" office:value="815866.14317349" calcext:value-type="float">
            <text:p><text:s/>815.866 </text:p>
          </table:table-cell>
          <table:table-cell table:style-name="ce13" office:value-type="float" office:value="869718.666394195" calcext:value-type="float">
            <text:p><text:s/>869.719 </text:p>
          </table:table-cell>
          <table:table-cell table:style-name="ce13" office:value-type="float" office:value="925267.598508728" calcext:value-type="float">
            <text:p><text:s/>925.268 </text:p>
          </table:table-cell>
          <table:table-cell table:style-name="ce13" office:value-type="float" office:value="967079.269649166" calcext:value-type="float">
            <text:p><text:s/>967.079 </text:p>
          </table:table-cell>
          <table:table-cell table:style-name="ce13" office:value-type="float" office:value="1027010.06045099" calcext:value-type="float">
            <text:p><text:s/>1.027.010 </text:p>
          </table:table-cell>
          <table:table-cell table:style-name="ce13" office:value-type="float" office:value="1093668.17495378" calcext:value-type="float">
            <text:p><text:s/>1.093.668 </text:p>
          </table:table-cell>
          <table:table-cell table:style-name="ce13" office:value-type="float" office:value="1125656.06535565" calcext:value-type="float">
            <text:p><text:s/>1.125.656 </text:p>
          </table:table-cell>
          <table:table-cell table:style-name="ce13" office:value-type="float" office:value="1324228.91482226" calcext:value-type="float">
            <text:p><text:s/>1.324.229 </text:p>
          </table:table-cell>
          <table:table-cell table:style-name="ce14" office:value-type="percentage" office:value="0.853295083716108" calcext:value-type="percentage">
            <text:p>85,3%</text:p>
          </table:table-cell>
          <table:table-cell table:style-name="ce15" office:value-type="percentage" office:value="0.850516107475765" calcext:value-type="percentage">
            <text:p>85,1%</text:p>
          </table:table-cell>
          <table:table-cell table:style-name="ce15" office:value-type="percentage" office:value="0.850281132232052" calcext:value-type="percentage">
            <text:p>85,0%</text:p>
          </table:table-cell>
          <table:table-cell table:style-name="ce15" office:value-type="percentage" office:value="0.858033978248247" calcext:value-type="percentage">
            <text:p>85,8%</text:p>
          </table:table-cell>
          <table:table-cell table:style-name="ce15" office:value-type="percentage" office:value="0.860206352254576" calcext:value-type="percentage">
            <text:p>86,0%</text:p>
          </table:table-cell>
          <table:table-cell table:style-name="ce15" office:value-type="percentage" office:value="0.86278612378027" calcext:value-type="percentage">
            <text:p>86,3%</text:p>
          </table:table-cell>
          <table:table-cell table:style-name="ce15" office:value-type="percentage" office:value="0.866876236059822" calcext:value-type="percentage">
            <text:p>86,7%</text:p>
          </table:table-cell>
          <table:table-cell table:style-name="ce15" office:value-type="percentage" office:value="0.861895173625924" calcext:value-type="percentage">
            <text:p>86,2%</text:p>
          </table:table-cell>
          <table:table-cell table:style-name="ce15" office:value-type="percentage" office:value="0.859026952838356" calcext:value-type="percentage">
            <text:p>85,9%</text:p>
          </table:table-cell>
          <table:table-cell table:style-name="ce15" office:value-type="percentage" office:value="0.859731007776838" calcext:value-type="percentage">
            <text:p>86,0%</text:p>
          </table:table-cell>
          <table:table-cell table:style-name="ce15" office:value-type="percentage" office:value="0.860496315411622" calcext:value-type="percentage">
            <text:p>86,0%</text:p>
          </table:table-cell>
          <table:table-cell table:style-name="ce54" office:value-type="percentage" office:value="0.848958494587126" calcext:value-type="percentage">
            <text:p>84,9%</text:p>
          </table:table-cell>
          <table:table-cell table:style-name="ce15" office:value-type="percentage" office:value="0.16022480910926" calcext:value-type="percentage">
            <text:p>16,0%</text:p>
          </table:table-cell>
          <table:table-cell table:style-name="ce15" office:value-type="percentage" office:value="0.159165569497567" calcext:value-type="percentage">
            <text:p>15,9%</text:p>
          </table:table-cell>
          <table:table-cell table:style-name="ce15" office:value-type="percentage" office:value="0.158872865214029" calcext:value-type="percentage">
            <text:p>15,9%</text:p>
          </table:table-cell>
          <table:table-cell table:style-name="ce15" office:value-type="percentage" office:value="0.165866317366612" calcext:value-type="percentage">
            <text:p>16,6%</text:p>
          </table:table-cell>
          <table:table-cell table:style-name="ce15" office:value-type="percentage" office:value="0.164067923836965" calcext:value-type="percentage">
            <text:p>16,4%</text:p>
          </table:table-cell>
          <table:table-cell table:style-name="ce15" office:value-type="percentage" office:value="0.168693944002686" calcext:value-type="percentage">
            <text:p>16,9%</text:p>
          </table:table-cell>
          <table:table-cell table:style-name="ce15" office:value-type="percentage" office:value="0.170719185705496" calcext:value-type="percentage">
            <text:p>17,1%</text:p>
          </table:table-cell>
          <table:table-cell table:style-name="ce15" office:value-type="percentage" office:value="0.170502800926733" calcext:value-type="percentage">
            <text:p>17,1%</text:p>
          </table:table-cell>
          <table:table-cell table:style-name="ce15" office:value-type="percentage" office:value="0.170850845587116" calcext:value-type="percentage">
            <text:p>17,1%</text:p>
          </table:table-cell>
          <table:table-cell table:style-name="ce15" office:value-type="percentage" office:value="0.172050108980372" calcext:value-type="percentage">
            <text:p>17,2%</text:p>
          </table:table-cell>
          <table:table-cell table:style-name="ce15" office:value-type="percentage" office:value="0.170684885292407" calcext:value-type="percentage">
            <text:p>17,1%</text:p>
          </table:table-cell>
          <table:table-cell table:style-name="ce15" office:value-type="percentage" office:value="0.171665684014513" calcext:value-type="percentage">
            <text:p>17,2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247987.898118307" calcext:value-type="float">
            <text:p><text:s/>247.988 </text:p>
          </table:table-cell>
          <table:table-cell table:style-name="ce19" office:value-type="float" office:value="284184.122016603" calcext:value-type="float">
            <text:p><text:s/>284.184 </text:p>
          </table:table-cell>
          <table:table-cell table:style-name="ce19" office:value-type="float" office:value="318450.525642642" calcext:value-type="float">
            <text:p><text:s/>318.451 </text:p>
          </table:table-cell>
          <table:table-cell table:style-name="ce19" office:value-type="float" office:value="363752.808396258" calcext:value-type="float">
            <text:p><text:s/>363.753 </text:p>
          </table:table-cell>
          <table:table-cell table:style-name="ce19" office:value-type="float" office:value="401160.791063786" calcext:value-type="float">
            <text:p><text:s/>401.161 </text:p>
          </table:table-cell>
          <table:table-cell table:style-name="ce19" office:value-type="float" office:value="427171.937468844" calcext:value-type="float">
            <text:p><text:s/>427.172 </text:p>
          </table:table-cell>
          <table:table-cell table:style-name="ce19" office:value-type="float" office:value="453092.820671357" calcext:value-type="float">
            <text:p><text:s/>453.093 </text:p>
          </table:table-cell>
          <table:table-cell table:style-name="ce19" office:value-type="float" office:value="479369.661032728" calcext:value-type="float">
            <text:p><text:s/>479.370 </text:p>
          </table:table-cell>
          <table:table-cell table:style-name="ce19" office:value-type="float" office:value="501794.982100213" calcext:value-type="float">
            <text:p><text:s/>501.795 </text:p>
          </table:table-cell>
          <table:table-cell table:style-name="ce19" office:value-type="float" office:value="531243.977636385" calcext:value-type="float">
            <text:p><text:s/>531.244 </text:p>
          </table:table-cell>
          <table:table-cell table:style-name="ce19" office:value-type="float" office:value="523655.302915047" calcext:value-type="float">
            <text:p><text:s/>523.655 </text:p>
          </table:table-cell>
          <table:table-cell table:style-name="ce19" office:value-type="float" office:value="592277.649568943" calcext:value-type="float">
            <text:p><text:s/>592.278 </text:p>
          </table:table-cell>
          <table:table-cell table:style-name="ce20" office:value-type="percentage" office:value="0.399864116511697" calcext:value-type="percentage">
            <text:p>40,0%</text:p>
          </table:table-cell>
          <table:table-cell table:style-name="ce21" office:value-type="percentage" office:value="0.408165664398228" calcext:value-type="percentage">
            <text:p>40,8%</text:p>
          </table:table-cell>
          <table:table-cell table:style-name="ce21" office:value-type="percentage" office:value="0.416274178031405" calcext:value-type="percentage">
            <text:p>41,6%</text:p>
          </table:table-cell>
          <table:table-cell table:style-name="ce21" office:value-type="percentage" office:value="0.413221110969703" calcext:value-type="percentage">
            <text:p>41,3%</text:p>
          </table:table-cell>
          <table:table-cell table:style-name="ce21" office:value-type="percentage" office:value="0.422962839720584" calcext:value-type="percentage">
            <text:p>42,3%</text:p>
          </table:table-cell>
          <table:table-cell table:style-name="ce21" office:value-type="percentage" office:value="0.423766942526912" calcext:value-type="percentage">
            <text:p>42,4%</text:p>
          </table:table-cell>
          <table:table-cell table:style-name="ce21" office:value-type="percentage" office:value="0.424499247139268" calcext:value-type="percentage">
            <text:p>42,4%</text:p>
          </table:table-cell>
          <table:table-cell table:style-name="ce21" office:value-type="percentage" office:value="0.427231159010047" calcext:value-type="percentage">
            <text:p>42,7%</text:p>
          </table:table-cell>
          <table:table-cell table:style-name="ce21" office:value-type="percentage" office:value="0.419718784676592" calcext:value-type="percentage">
            <text:p>42,0%</text:p>
          </table:table-cell>
          <table:table-cell table:style-name="ce21" office:value-type="percentage" office:value="0.417610140560235" calcext:value-type="percentage">
            <text:p>41,8%</text:p>
          </table:table-cell>
          <table:table-cell table:style-name="ce21" office:value-type="percentage" office:value="0.400302963376105" calcext:value-type="percentage">
            <text:p>40,0%</text:p>
          </table:table-cell>
          <table:table-cell table:style-name="ce55" office:value-type="percentage" office:value="0.379707115686368" calcext:value-type="percentage">
            <text:p>38,0%</text:p>
          </table:table-cell>
          <table:table-cell table:style-name="ce21" office:value-type="percentage" office:value="0.153250173414931" calcext:value-type="percentage">
            <text:p>15,3%</text:p>
          </table:table-cell>
          <table:table-cell table:style-name="ce21" office:value-type="percentage" office:value="0.153880791505113" calcext:value-type="percentage">
            <text:p>15,4%</text:p>
          </table:table-cell>
          <table:table-cell table:style-name="ce21" office:value-type="percentage" office:value="0.154673680427384" calcext:value-type="percentage">
            <text:p>15,5%</text:p>
          </table:table-cell>
          <table:table-cell table:style-name="ce21" office:value-type="percentage" office:value="0.157761529035165" calcext:value-type="percentage">
            <text:p>15,8%</text:p>
          </table:table-cell>
          <table:table-cell table:style-name="ce21" office:value-type="percentage" office:value="0.159483873365612" calcext:value-type="percentage">
            <text:p>15,9%</text:p>
          </table:table-cell>
          <table:table-cell table:style-name="ce21" office:value-type="percentage" office:value="0.159868540455851" calcext:value-type="percentage">
            <text:p>16,0%</text:p>
          </table:table-cell>
          <table:table-cell table:style-name="ce21" office:value-type="percentage" office:value="0.161678204487581" calcext:value-type="percentage">
            <text:p>16,2%</text:p>
          </table:table-cell>
          <table:table-cell table:style-name="ce21" office:value-type="percentage" office:value="0.164137506572499" calcext:value-type="percentage">
            <text:p>16,4%</text:p>
          </table:table-cell>
          <table:table-cell table:style-name="ce21" office:value-type="percentage" office:value="0.164212126391657" calcext:value-type="percentage">
            <text:p>16,4%</text:p>
          </table:table-cell>
          <table:table-cell table:style-name="ce21" office:value-type="percentage" office:value="0.165101556909446" calcext:value-type="percentage">
            <text:p>16,5%</text:p>
          </table:table-cell>
          <table:table-cell table:style-name="ce21" office:value-type="percentage" office:value="0.16403478664888" calcext:value-type="percentage">
            <text:p>16,4%</text:p>
          </table:table-cell>
          <table:table-cell table:style-name="ce21" office:value-type="percentage" office:value="0.167563403645552" calcext:value-type="percentage">
            <text:p>16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95698.583481323" calcext:value-type="float">
            <text:p><text:s/>195.699 </text:p>
          </table:table-cell>
          <table:table-cell table:style-name="ce13" office:value-type="float" office:value="223373.125126695" calcext:value-type="float">
            <text:p><text:s/>223.373 </text:p>
          </table:table-cell>
          <table:table-cell table:style-name="ce13" office:value-type="float" office:value="251737.074707027" calcext:value-type="float">
            <text:p><text:s/>251.737 </text:p>
          </table:table-cell>
          <table:table-cell table:style-name="ce13" office:value-type="float" office:value="287986.403973629" calcext:value-type="float">
            <text:p><text:s/>287.986 </text:p>
          </table:table-cell>
          <table:table-cell table:style-name="ce13" office:value-type="float" office:value="319689.330445569" calcext:value-type="float">
            <text:p><text:s/>319.689 </text:p>
          </table:table-cell>
          <table:table-cell table:style-name="ce13" office:value-type="float" office:value="340807.473579592" calcext:value-type="float">
            <text:p><text:s/>340.807 </text:p>
          </table:table-cell>
          <table:table-cell table:style-name="ce13" office:value-type="float" office:value="360861.912172322" calcext:value-type="float">
            <text:p><text:s/>360.862 </text:p>
          </table:table-cell>
          <table:table-cell table:style-name="ce13" office:value-type="float" office:value="380040.580963975" calcext:value-type="float">
            <text:p><text:s/>380.041 </text:p>
          </table:table-cell>
          <table:table-cell table:style-name="ce13" office:value-type="float" office:value="398238.913840787" calcext:value-type="float">
            <text:p><text:s/>398.239 </text:p>
          </table:table-cell>
          <table:table-cell table:style-name="ce13" office:value-type="float" office:value="419627.088328003" calcext:value-type="float">
            <text:p><text:s/>419.627 </text:p>
          </table:table-cell>
          <table:table-cell table:style-name="ce13" office:value-type="float" office:value="415833.291840612" calcext:value-type="float">
            <text:p><text:s/>415.833 </text:p>
          </table:table-cell>
          <table:table-cell table:style-name="ce13" office:value-type="float" office:value="468793.767496085" calcext:value-type="float">
            <text:p><text:s/>468.794 </text:p>
          </table:table-cell>
          <table:table-cell table:style-name="ce14" office:value-type="percentage" office:value="0.315551048176624" calcext:value-type="percentage">
            <text:p>31,6%</text:p>
          </table:table-cell>
          <table:table-cell table:style-name="ce15" office:value-type="percentage" office:value="0.320824539313" calcext:value-type="percentage">
            <text:p>32,1%</text:p>
          </table:table-cell>
          <table:table-cell table:style-name="ce15" office:value-type="percentage" office:value="0.329067266076028" calcext:value-type="percentage">
            <text:p>32,9%</text:p>
          </table:table-cell>
          <table:table-cell table:style-name="ce15" office:value-type="percentage" office:value="0.327150908659148" calcext:value-type="percentage">
            <text:p>32,7%</text:p>
          </table:table-cell>
          <table:table-cell table:style-name="ce15" office:value-type="percentage" office:value="0.337063616499175" calcext:value-type="percentage">
            <text:p>33,7%</text:p>
          </table:table-cell>
          <table:table-cell table:style-name="ce15" office:value-type="percentage" office:value="0.338090891281169" calcext:value-type="percentage">
            <text:p>33,8%</text:p>
          </table:table-cell>
          <table:table-cell table:style-name="ce15" office:value-type="percentage" office:value="0.338088804433955" calcext:value-type="percentage">
            <text:p>33,8%</text:p>
          </table:table-cell>
          <table:table-cell table:style-name="ce15" office:value-type="percentage" office:value="0.338705577500044" calcext:value-type="percentage">
            <text:p>33,9%</text:p>
          </table:table-cell>
          <table:table-cell table:style-name="ce15" office:value-type="percentage" office:value="0.333100885601921" calcext:value-type="percentage">
            <text:p>33,3%</text:p>
          </table:table-cell>
          <table:table-cell table:style-name="ce15" office:value-type="percentage" office:value="0.329868261508057" calcext:value-type="percentage">
            <text:p>33,0%</text:p>
          </table:table-cell>
          <table:table-cell table:style-name="ce15" office:value-type="percentage" office:value="0.317879525076141" calcext:value-type="percentage">
            <text:p>31,8%</text:p>
          </table:table-cell>
          <table:table-cell table:style-name="ce54" office:value-type="percentage" office:value="0.300542033685105" calcext:value-type="percentage">
            <text:p>30,1%</text:p>
          </table:table-cell>
          <table:table-cell table:style-name="ce15" office:value-type="percentage" office:value="0.153214500664552" calcext:value-type="percentage">
            <text:p>15,3%</text:p>
          </table:table-cell>
          <table:table-cell table:style-name="ce15" office:value-type="percentage" office:value="0.153663094150053" calcext:value-type="percentage">
            <text:p>15,4%</text:p>
          </table:table-cell>
          <table:table-cell table:style-name="ce15" office:value-type="percentage" office:value="0.154726309191324" calcext:value-type="percentage">
            <text:p>15,5%</text:p>
          </table:table-cell>
          <table:table-cell table:style-name="ce15" office:value-type="percentage" office:value="0.15804237929417" calcext:value-type="percentage">
            <text:p>15,8%</text:p>
          </table:table-cell>
          <table:table-cell table:style-name="ce15" office:value-type="percentage" office:value="0.159811983672124" calcext:value-type="percentage">
            <text:p>16,0%</text:p>
          </table:table-cell>
          <table:table-cell table:style-name="ce15" office:value-type="percentage" office:value="0.160240634770135" calcext:value-type="percentage">
            <text:p>16,0%</text:p>
          </table:table-cell>
          <table:table-cell table:style-name="ce15" office:value-type="percentage" office:value="0.161872878103148" calcext:value-type="percentage">
            <text:p>16,2%</text:p>
          </table:table-cell>
          <table:table-cell table:style-name="ce15" office:value-type="percentage" office:value="0.164352178175053" calcext:value-type="percentage">
            <text:p>16,4%</text:p>
          </table:table-cell>
          <table:table-cell table:style-name="ce15" office:value-type="percentage" office:value="0.164405417434513" calcext:value-type="percentage">
            <text:p>16,4%</text:p>
          </table:table-cell>
          <table:table-cell table:style-name="ce15" office:value-type="percentage" office:value="0.165227485498445" calcext:value-type="percentage">
            <text:p>16,5%</text:p>
          </table:table-cell>
          <table:table-cell table:style-name="ce15" office:value-type="percentage" office:value="0.164233687580738" calcext:value-type="percentage">
            <text:p>16,4%</text:p>
          </table:table-cell>
          <table:table-cell table:style-name="ce15" office:value-type="percentage" office:value="0.167725015866141" calcext:value-type="percentage">
            <text:p>16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52289.3146369843" calcext:value-type="float">
            <text:p><text:s/>52.289 </text:p>
          </table:table-cell>
          <table:table-cell table:style-name="ce13" office:value-type="float" office:value="60810.996889908" calcext:value-type="float">
            <text:p><text:s/>60.811 </text:p>
          </table:table-cell>
          <table:table-cell table:style-name="ce13" office:value-type="float" office:value="66713.4509356142" calcext:value-type="float">
            <text:p><text:s/>66.713 </text:p>
          </table:table-cell>
          <table:table-cell table:style-name="ce13" office:value-type="float" office:value="75766.4044226291" calcext:value-type="float">
            <text:p><text:s/>75.766 </text:p>
          </table:table-cell>
          <table:table-cell table:style-name="ce13" office:value-type="float" office:value="81471.4606182172" calcext:value-type="float">
            <text:p><text:s/>81.471 </text:p>
          </table:table-cell>
          <table:table-cell table:style-name="ce13" office:value-type="float" office:value="86364.4638892516" calcext:value-type="float">
            <text:p><text:s/>86.364 </text:p>
          </table:table-cell>
          <table:table-cell table:style-name="ce13" office:value-type="float" office:value="92230.9084990347" calcext:value-type="float">
            <text:p><text:s/>92.231 </text:p>
          </table:table-cell>
          <table:table-cell table:style-name="ce13" office:value-type="float" office:value="99329.0800687532" calcext:value-type="float">
            <text:p><text:s/>99.329 </text:p>
          </table:table-cell>
          <table:table-cell table:style-name="ce13" office:value-type="float" office:value="103556.068259427" calcext:value-type="float">
            <text:p><text:s/>103.556 </text:p>
          </table:table-cell>
          <table:table-cell table:style-name="ce13" office:value-type="float" office:value="111616.889308382" calcext:value-type="float">
            <text:p><text:s/>111.617 </text:p>
          </table:table-cell>
          <table:table-cell table:style-name="ce13" office:value-type="float" office:value="107822.011074434" calcext:value-type="float">
            <text:p><text:s/>107.822 </text:p>
          </table:table-cell>
          <table:table-cell table:style-name="ce13" office:value-type="float" office:value="123483.882072858" calcext:value-type="float">
            <text:p><text:s/>123.484 </text:p>
          </table:table-cell>
          <table:table-cell table:style-name="ce14" office:value-type="percentage" office:value="0.0843130683350727" calcext:value-type="percentage">
            <text:p>8,4%</text:p>
          </table:table-cell>
          <table:table-cell table:style-name="ce15" office:value-type="percentage" office:value="0.0873411250852281" calcext:value-type="percentage">
            <text:p>8,7%</text:p>
          </table:table-cell>
          <table:table-cell table:style-name="ce15" office:value-type="percentage" office:value="0.0872069119553766" calcext:value-type="percentage">
            <text:p>8,7%</text:p>
          </table:table-cell>
          <table:table-cell table:style-name="ce15" office:value-type="percentage" office:value="0.0860702023105555" calcext:value-type="percentage">
            <text:p>8,6%</text:p>
          </table:table-cell>
          <table:table-cell table:style-name="ce15" office:value-type="percentage" office:value="0.0858992232214081" calcext:value-type="percentage">
            <text:p>8,6%</text:p>
          </table:table-cell>
          <table:table-cell table:style-name="ce15" office:value-type="percentage" office:value="0.0856760512457432" calcext:value-type="percentage">
            <text:p>8,6%</text:p>
          </table:table-cell>
          <table:table-cell table:style-name="ce15" office:value-type="percentage" office:value="0.086410442705313" calcext:value-type="percentage">
            <text:p>8,6%</text:p>
          </table:table-cell>
          <table:table-cell table:style-name="ce15" office:value-type="percentage" office:value="0.0885255815100029" calcext:value-type="percentage">
            <text:p>8,9%</text:p>
          </table:table-cell>
          <table:table-cell table:style-name="ce15" office:value-type="percentage" office:value="0.0866178990746713" calcext:value-type="percentage">
            <text:p>8,7%</text:p>
          </table:table-cell>
          <table:table-cell table:style-name="ce15" office:value-type="percentage" office:value="0.0877418790521777" calcext:value-type="percentage">
            <text:p>8,8%</text:p>
          </table:table-cell>
          <table:table-cell table:style-name="ce15" office:value-type="percentage" office:value="0.082423438299964" calcext:value-type="percentage">
            <text:p>8,2%</text:p>
          </table:table-cell>
          <table:table-cell table:style-name="ce54" office:value-type="percentage" office:value="0.0791650820012625" calcext:value-type="percentage">
            <text:p>7,9%</text:p>
          </table:table-cell>
          <table:table-cell table:style-name="ce15" office:value-type="percentage" office:value="0.153383830207783" calcext:value-type="percentage">
            <text:p>15,3%</text:p>
          </table:table-cell>
          <table:table-cell table:style-name="ce15" office:value-type="percentage" office:value="0.15468576713295" calcext:value-type="percentage">
            <text:p>15,5%</text:p>
          </table:table-cell>
          <table:table-cell table:style-name="ce15" office:value-type="percentage" office:value="0.154475412647791" calcext:value-type="percentage">
            <text:p>15,4%</text:p>
          </table:table-cell>
          <table:table-cell table:style-name="ce15" office:value-type="percentage" office:value="0.156703069934683" calcext:value-type="percentage">
            <text:p>15,7%</text:p>
          </table:table-cell>
          <table:table-cell table:style-name="ce15" office:value-type="percentage" office:value="0.158209299010054" calcext:value-type="percentage">
            <text:p>15,8%</text:p>
          </table:table-cell>
          <table:table-cell table:style-name="ce15" office:value-type="percentage" office:value="0.158416910423227" calcext:value-type="percentage">
            <text:p>15,8%</text:p>
          </table:table-cell>
          <table:table-cell table:style-name="ce15" office:value-type="percentage" office:value="0.160921005016252" calcext:value-type="percentage">
            <text:p>16,1%</text:p>
          </table:table-cell>
          <table:table-cell table:style-name="ce15" office:value-type="percentage" office:value="0.16332130853717" calcext:value-type="percentage">
            <text:p>16,3%</text:p>
          </table:table-cell>
          <table:table-cell table:style-name="ce15" office:value-type="percentage" office:value="0.163473015129921" calcext:value-type="percentage">
            <text:p>16,3%</text:p>
          </table:table-cell>
          <table:table-cell table:style-name="ce15" office:value-type="percentage" office:value="0.164629837015137" calcext:value-type="percentage">
            <text:p>16,5%</text:p>
          </table:table-cell>
          <table:table-cell table:style-name="ce15" office:value-type="percentage" office:value="0.163272183485368" calcext:value-type="percentage">
            <text:p>16,3%</text:p>
          </table:table-cell>
          <table:table-cell table:style-name="ce15" office:value-type="percentage" office:value="0.166952684804725" calcext:value-type="percentage">
            <text:p>16,7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97938.685054308" calcext:value-type="float">
            <text:p><text:s/>97.939 </text:p>
          </table:table-cell>
          <table:table-cell table:style-name="ce19" office:value-type="float" office:value="109929.862333587" calcext:value-type="float">
            <text:p><text:s/>109.930 </text:p>
          </table:table-cell>
          <table:table-cell table:style-name="ce19" office:value-type="float" office:value="120843.860309204" calcext:value-type="float">
            <text:p><text:s/>120.844 </text:p>
          </table:table-cell>
          <table:table-cell table:style-name="ce19" office:value-type="float" office:value="131644.497558011" calcext:value-type="float">
            <text:p><text:s/>131.644 </text:p>
          </table:table-cell>
          <table:table-cell table:style-name="ce19" office:value-type="float" office:value="140463.99070418" calcext:value-type="float">
            <text:p><text:s/>140.464 </text:p>
          </table:table-cell>
          <table:table-cell table:style-name="ce19" office:value-type="float" office:value="146446.307010931" calcext:value-type="float">
            <text:p><text:s/>146.446 </text:p>
          </table:table-cell>
          <table:table-cell table:style-name="ce19" office:value-type="float" office:value="150390.564483835" calcext:value-type="float">
            <text:p><text:s/>150.391 </text:p>
          </table:table-cell>
          <table:table-cell table:style-name="ce19" office:value-type="float" office:value="165567.280300077" calcext:value-type="float">
            <text:p><text:s/>165.567 </text:p>
          </table:table-cell>
          <table:table-cell table:style-name="ce19" office:value-type="float" office:value="182128.962811377" calcext:value-type="float">
            <text:p><text:s/>182.129 </text:p>
          </table:table-cell>
          <table:table-cell table:style-name="ce19" office:value-type="float" office:value="194106.616184746" calcext:value-type="float">
            <text:p><text:s/>194.107 </text:p>
          </table:table-cell>
          <table:table-cell table:style-name="ce19" office:value-type="float" office:value="197859.320030022" calcext:value-type="float">
            <text:p><text:s/>197.859 </text:p>
          </table:table-cell>
          <table:table-cell table:style-name="ce19" office:value-type="float" office:value="254016.695299323" calcext:value-type="float">
            <text:p><text:s/>254.017 </text:p>
          </table:table-cell>
          <table:table-cell table:style-name="ce20" office:value-type="percentage" office:value="0.157919664905887" calcext:value-type="percentage">
            <text:p>15,8%</text:p>
          </table:table-cell>
          <table:table-cell table:style-name="ce21" office:value-type="percentage" office:value="0.157889170507467" calcext:value-type="percentage">
            <text:p>15,8%</text:p>
          </table:table-cell>
          <table:table-cell table:style-name="ce21" office:value-type="percentage" office:value="0.157965443827862" calcext:value-type="percentage">
            <text:p>15,8%</text:p>
          </table:table-cell>
          <table:table-cell table:style-name="ce21" office:value-type="percentage" office:value="0.149547396688992" calcext:value-type="percentage">
            <text:p>15,0%</text:p>
          </table:table-cell>
          <table:table-cell table:style-name="ce21" office:value-type="percentage" office:value="0.14809784433115" calcext:value-type="percentage">
            <text:p>14,8%</text:p>
          </table:table-cell>
          <table:table-cell table:style-name="ce21" office:value-type="percentage" office:value="0.145278980951098" calcext:value-type="percentage">
            <text:p>14,5%</text:p>
          </table:table-cell>
          <table:table-cell table:style-name="ce21" office:value-type="percentage" office:value="0.140899785844418" calcext:value-type="percentage">
            <text:p>14,1%</text:p>
          </table:table-cell>
          <table:table-cell table:style-name="ce21" office:value-type="percentage" office:value="0.147559403121913" calcext:value-type="percentage">
            <text:p>14,8%</text:p>
          </table:table-cell>
          <table:table-cell table:style-name="ce21" office:value-type="percentage" office:value="0.152339002286661" calcext:value-type="percentage">
            <text:p>15,2%</text:p>
          </table:table-cell>
          <table:table-cell table:style-name="ce21" office:value-type="percentage" office:value="0.152586936851953" calcext:value-type="percentage">
            <text:p>15,3%</text:p>
          </table:table-cell>
          <table:table-cell table:style-name="ce21" office:value-type="percentage" office:value="0.151251542185659" calcext:value-type="percentage">
            <text:p>15,1%</text:p>
          </table:table-cell>
          <table:table-cell table:style-name="ce55" office:value-type="percentage" office:value="0.162849208945308" calcext:value-type="percentage">
            <text:p>16,3%</text:p>
          </table:table-cell>
          <table:table-cell table:style-name="ce21" office:value-type="percentage" office:value="0.156477819848869" calcext:value-type="percentage">
            <text:p>15,6%</text:p>
          </table:table-cell>
          <table:table-cell table:style-name="ce21" office:value-type="percentage" office:value="0.157641698932496" calcext:value-type="percentage">
            <text:p>15,8%</text:p>
          </table:table-cell>
          <table:table-cell table:style-name="ce21" office:value-type="percentage" office:value="0.157861827383272" calcext:value-type="percentage">
            <text:p>15,8%</text:p>
          </table:table-cell>
          <table:table-cell table:style-name="ce21" office:value-type="percentage" office:value="0.159009191213541" calcext:value-type="percentage">
            <text:p>15,9%</text:p>
          </table:table-cell>
          <table:table-cell table:style-name="ce21" office:value-type="percentage" office:value="0.162886492427269" calcext:value-type="percentage">
            <text:p>16,3%</text:p>
          </table:table-cell>
          <table:table-cell table:style-name="ce21" office:value-type="percentage" office:value="0.162910896795576" calcext:value-type="percentage">
            <text:p>16,3%</text:p>
          </table:table-cell>
          <table:table-cell table:style-name="ce21" office:value-type="percentage" office:value="0.165197188488017" calcext:value-type="percentage">
            <text:p>16,5%</text:p>
          </table:table-cell>
          <table:table-cell table:style-name="ce21" office:value-type="percentage" office:value="0.168363974276788" calcext:value-type="percentage">
            <text:p>16,8%</text:p>
          </table:table-cell>
          <table:table-cell table:style-name="ce21" office:value-type="percentage" office:value="0.169082866962299" calcext:value-type="percentage">
            <text:p>16,9%</text:p>
          </table:table-cell>
          <table:table-cell table:style-name="ce21" office:value-type="percentage" office:value="0.172766805858693" calcext:value-type="percentage">
            <text:p>17,3%</text:p>
          </table:table-cell>
          <table:table-cell table:style-name="ce21" office:value-type="percentage" office:value="0.179700413541087" calcext:value-type="percentage">
            <text:p>18,0%</text:p>
          </table:table-cell>
          <table:table-cell table:style-name="ce21" office:value-type="percentage" office:value="0.181556563159536" calcext:value-type="percentage">
            <text:p>18,2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90983.5174764935" calcext:value-type="float">
            <text:p><text:s/>90.984 </text:p>
          </table:table-cell>
          <table:table-cell table:style-name="ce13" office:value-type="float" office:value="104077.712698483" calcext:value-type="float">
            <text:p><text:s/>104.078 </text:p>
          </table:table-cell>
          <table:table-cell table:style-name="ce13" office:value-type="float" office:value="114535.214182147" calcext:value-type="float">
            <text:p><text:s/>114.535 </text:p>
          </table:table-cell>
          <table:table-cell table:style-name="ce13" office:value-type="float" office:value="124970.718431737" calcext:value-type="float">
            <text:p><text:s/>124.971 </text:p>
          </table:table-cell>
          <table:table-cell table:style-name="ce13" office:value-type="float" office:value="132587.84235583" calcext:value-type="float">
            <text:p><text:s/>132.588 </text:p>
          </table:table-cell>
          <table:table-cell table:style-name="ce13" office:value-type="float" office:value="138316.398638551" calcext:value-type="float">
            <text:p><text:s/>138.316 </text:p>
          </table:table-cell>
          <table:table-cell table:style-name="ce13" office:value-type="float" office:value="142090.762489043" calcext:value-type="float">
            <text:p><text:s/>142.091 </text:p>
          </table:table-cell>
          <table:table-cell table:style-name="ce13" office:value-type="float" office:value="154958.884458069" calcext:value-type="float">
            <text:p><text:s/>154.959 </text:p>
          </table:table-cell>
          <table:table-cell table:style-name="ce13" office:value-type="float" office:value="168540.390041386" calcext:value-type="float">
            <text:p><text:s/>168.540 </text:p>
          </table:table-cell>
          <table:table-cell table:style-name="ce13" office:value-type="float" office:value="178436.896354368" calcext:value-type="float">
            <text:p><text:s/>178.437 </text:p>
          </table:table-cell>
          <table:table-cell table:style-name="ce13" office:value-type="float" office:value="182491.390008162" calcext:value-type="float">
            <text:p><text:s/>182.491 </text:p>
          </table:table-cell>
          <table:table-cell table:style-name="ce13" office:value-type="float" office:value="235598.713107033" calcext:value-type="float">
            <text:p><text:s/>235.599 </text:p>
          </table:table-cell>
          <table:table-cell table:style-name="ce14" office:value-type="percentage" office:value="0.146704916283892" calcext:value-type="percentage">
            <text:p>14,7%</text:p>
          </table:table-cell>
          <table:table-cell table:style-name="ce15" office:value-type="percentage" office:value="0.149483892524235" calcext:value-type="percentage">
            <text:p>14,9%</text:p>
          </table:table-cell>
          <table:table-cell table:style-name="ce15" office:value-type="percentage" office:value="0.149718867767948" calcext:value-type="percentage">
            <text:p>15,0%</text:p>
          </table:table-cell>
          <table:table-cell table:style-name="ce15" office:value-type="percentage" office:value="0.141966021751753" calcext:value-type="percentage">
            <text:p>14,2%</text:p>
          </table:table-cell>
          <table:table-cell table:style-name="ce15" office:value-type="percentage" office:value="0.139793647745424" calcext:value-type="percentage">
            <text:p>14,0%</text:p>
          </table:table-cell>
          <table:table-cell table:style-name="ce15" office:value-type="percentage" office:value="0.13721387621973" calcext:value-type="percentage">
            <text:p>13,7%</text:p>
          </table:table-cell>
          <table:table-cell table:style-name="ce15" office:value-type="percentage" office:value="0.133123763940178" calcext:value-type="percentage">
            <text:p>13,3%</text:p>
          </table:table-cell>
          <table:table-cell table:style-name="ce15" office:value-type="percentage" office:value="0.138104826374077" calcext:value-type="percentage">
            <text:p>13,8%</text:p>
          </table:table-cell>
          <table:table-cell table:style-name="ce15" office:value-type="percentage" office:value="0.140973047161644" calcext:value-type="percentage">
            <text:p>14,1%</text:p>
          </table:table-cell>
          <table:table-cell table:style-name="ce15" office:value-type="percentage" office:value="0.140268992223162" calcext:value-type="percentage">
            <text:p>14,0%</text:p>
          </table:table-cell>
          <table:table-cell table:style-name="ce15" office:value-type="percentage" office:value="0.139503684588378" calcext:value-type="percentage">
            <text:p>14,0%</text:p>
          </table:table-cell>
          <table:table-cell table:style-name="ce54" office:value-type="percentage" office:value="0.151041505412874" calcext:value-type="percentage">
            <text:p>15,1%</text:p>
          </table:table-cell>
          <table:table-cell table:style-name="ce15" office:value-type="percentage" office:value="0.156059048135775" calcext:value-type="percentage">
            <text:p>15,6%</text:p>
          </table:table-cell>
          <table:table-cell table:style-name="ce15" office:value-type="percentage" office:value="0.15867415847104" calcext:value-type="percentage">
            <text:p>15,9%</text:p>
          </table:table-cell>
          <table:table-cell table:style-name="ce15" office:value-type="percentage" office:value="0.158966072471998" calcext:value-type="percentage">
            <text:p>15,9%</text:p>
          </table:table-cell>
          <table:table-cell table:style-name="ce15" office:value-type="percentage" office:value="0.160659869458263" calcext:value-type="percentage">
            <text:p>16,1%</text:p>
          </table:table-cell>
          <table:table-cell table:style-name="ce15" office:value-type="percentage" office:value="0.164456405190449" calcext:value-type="percentage">
            <text:p>16,4%</text:p>
          </table:table-cell>
          <table:table-cell table:style-name="ce15" office:value-type="percentage" office:value="0.164625926447895" calcext:value-type="percentage">
            <text:p>16,5%</text:p>
          </table:table-cell>
          <table:table-cell table:style-name="ce15" office:value-type="percentage" office:value="0.167262812139106" calcext:value-type="percentage">
            <text:p>16,7%</text:p>
          </table:table-cell>
          <table:table-cell table:style-name="ce15" office:value-type="percentage" office:value="0.169622216180198" calcext:value-type="percentage">
            <text:p>17,0%</text:p>
          </table:table-cell>
          <table:table-cell table:style-name="ce15" office:value-type="percentage" office:value="0.169730027806281" calcext:value-type="percentage">
            <text:p>17,0%</text:p>
          </table:table-cell>
          <table:table-cell table:style-name="ce15" office:value-type="percentage" office:value="0.172829110215216" calcext:value-type="percentage">
            <text:p>17,3%</text:p>
          </table:table-cell>
          <table:table-cell table:style-name="ce15" office:value-type="percentage" office:value="0.179854719815473" calcext:value-type="percentage">
            <text:p>18,0%</text:p>
          </table:table-cell>
          <table:table-cell table:style-name="ce15" office:value-type="percentage" office:value="0.181489029411268" calcext:value-type="percentage">
            <text:p>18,1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6955.16757781448" calcext:value-type="float">
            <text:p><text:s/>6.955 </text:p>
          </table:table-cell>
          <table:table-cell table:style-name="ce13" office:value-type="float" office:value="5852.14963510425" calcext:value-type="float">
            <text:p><text:s/>5.852 </text:p>
          </table:table-cell>
          <table:table-cell table:style-name="ce13" office:value-type="float" office:value="6308.64612705691" calcext:value-type="float">
            <text:p><text:s/>6.309 </text:p>
          </table:table-cell>
          <table:table-cell table:style-name="ce13" office:value-type="float" office:value="6673.77912627413" calcext:value-type="float">
            <text:p><text:s/>6.674 </text:p>
          </table:table-cell>
          <table:table-cell table:style-name="ce13" office:value-type="float" office:value="7876.14834835069" calcext:value-type="float">
            <text:p><text:s/>7.876 </text:p>
          </table:table-cell>
          <table:table-cell table:style-name="ce13" office:value-type="float" office:value="8129.90837237984" calcext:value-type="float">
            <text:p><text:s/>8.130 </text:p>
          </table:table-cell>
          <table:table-cell table:style-name="ce13" office:value-type="float" office:value="8299.80199479215" calcext:value-type="float">
            <text:p><text:s/>8.300 </text:p>
          </table:table-cell>
          <table:table-cell table:style-name="ce13" office:value-type="float" office:value="10608.3958420078" calcext:value-type="float">
            <text:p><text:s/>10.608 </text:p>
          </table:table-cell>
          <table:table-cell table:style-name="ce13" office:value-type="float" office:value="13588.5727699901" calcext:value-type="float">
            <text:p><text:s/>13.589 </text:p>
          </table:table-cell>
          <table:table-cell table:style-name="ce13" office:value-type="float" office:value="15669.719830378" calcext:value-type="float">
            <text:p><text:s/>15.670 </text:p>
          </table:table-cell>
          <table:table-cell table:style-name="ce13" office:value-type="float" office:value="15367.9300218597" calcext:value-type="float">
            <text:p><text:s/>15.368 </text:p>
          </table:table-cell>
          <table:table-cell table:style-name="ce13" office:value-type="float" office:value="18417.9821922902" calcext:value-type="float">
            <text:p><text:s/>18.418 </text:p>
          </table:table-cell>
          <table:table-cell table:style-name="ce14" office:value-type="percentage" office:value="0.0112147486219945" calcext:value-type="percentage">
            <text:p>1,1%</text:p>
          </table:table-cell>
          <table:table-cell table:style-name="ce15" office:value-type="percentage" office:value="0.00840527798323165" calcext:value-type="percentage">
            <text:p>0,8%</text:p>
          </table:table-cell>
          <table:table-cell table:style-name="ce15" office:value-type="percentage" office:value="0.00824657605991395" calcext:value-type="percentage">
            <text:p>0,8%</text:p>
          </table:table-cell>
          <table:table-cell table:style-name="ce15" office:value-type="percentage" office:value="0.00758137493723823" calcext:value-type="percentage">
            <text:p>0,8%</text:p>
          </table:table-cell>
          <table:table-cell table:style-name="ce15" office:value-type="percentage" office:value="0.0083041965857259" calcext:value-type="percentage">
            <text:p>0,8%</text:p>
          </table:table-cell>
          <table:table-cell table:style-name="ce15" office:value-type="percentage" office:value="0.0080651047313674" calcext:value-type="percentage">
            <text:p>0,8%</text:p>
          </table:table-cell>
          <table:table-cell table:style-name="ce15" office:value-type="percentage" office:value="0.00777602190423979" calcext:value-type="percentage">
            <text:p>0,8%</text:p>
          </table:table-cell>
          <table:table-cell table:style-name="ce15" office:value-type="percentage" office:value="0.00945457674783661" calcext:value-type="percentage">
            <text:p>0,9%</text:p>
          </table:table-cell>
          <table:table-cell table:style-name="ce15" office:value-type="percentage" office:value="0.0113659551250169" calcext:value-type="percentage">
            <text:p>1,1%</text:p>
          </table:table-cell>
          <table:table-cell table:style-name="ce15" office:value-type="percentage" office:value="0.012317944628791" calcext:value-type="percentage">
            <text:p>1,2%</text:p>
          </table:table-cell>
          <table:table-cell table:style-name="ce15" office:value-type="percentage" office:value="0.0117478575972811" calcext:value-type="percentage">
            <text:p>1,2%</text:p>
          </table:table-cell>
          <table:table-cell table:style-name="ce54" office:value-type="percentage" office:value="0.0118077035324348" calcext:value-type="percentage">
            <text:p>1,2%</text:p>
          </table:table-cell>
          <table:table-cell table:style-name="ce15" office:value-type="percentage" office:value="0.162170480736208" calcext:value-type="percentage">
            <text:p>16,2%</text:p>
          </table:table-cell>
          <table:table-cell table:style-name="ce15" office:value-type="percentage" office:value="0.141291427487488" calcext:value-type="percentage">
            <text:p>14,1%</text:p>
          </table:table-cell>
          <table:table-cell table:style-name="ce15" office:value-type="percentage" office:value="0.140182790637444" calcext:value-type="percentage">
            <text:p>14,0%</text:p>
          </table:table-cell>
          <table:table-cell table:style-name="ce15" office:value-type="percentage" office:value="0.133352897859452" calcext:value-type="percentage">
            <text:p>13,3%</text:p>
          </table:table-cell>
          <table:table-cell table:style-name="ce15" office:value-type="percentage" office:value="0.14033476495529" calcext:value-type="percentage">
            <text:p>14,0%</text:p>
          </table:table-cell>
          <table:table-cell table:style-name="ce15" office:value-type="percentage" office:value="0.138383774572841" calcext:value-type="percentage">
            <text:p>13,8%</text:p>
          </table:table-cell>
          <table:table-cell table:style-name="ce15" office:value-type="percentage" office:value="0.136366357695718" calcext:value-type="percentage">
            <text:p>13,6%</text:p>
          </table:table-cell>
          <table:table-cell table:style-name="ce15" office:value-type="percentage" office:value="0.151904402342743" calcext:value-type="percentage">
            <text:p>15,2%</text:p>
          </table:table-cell>
          <table:table-cell table:style-name="ce15" office:value-type="percentage" office:value="0.161447749949388" calcext:value-type="percentage">
            <text:p>16,1%</text:p>
          </table:table-cell>
          <table:table-cell table:style-name="ce15" office:value-type="percentage" office:value="0.172060478422088" calcext:value-type="percentage">
            <text:p>17,2%</text:p>
          </table:table-cell>
          <table:table-cell table:style-name="ce15" office:value-type="percentage" office:value="0.177888090447613" calcext:value-type="percentage">
            <text:p>17,8%</text:p>
          </table:table-cell>
          <table:table-cell table:style-name="ce15" office:value-type="percentage" office:value="0.182424894438404" calcext:value-type="percentage">
            <text:p>18,2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274253.842822306" calcext:value-type="float">
            <text:p><text:s/>274.254 </text:p>
          </table:table-cell>
          <table:table-cell table:style-name="ce19" office:value-type="float" office:value="302133.022206781" calcext:value-type="float">
            <text:p><text:s/>302.133 </text:p>
          </table:table-cell>
          <table:table-cell table:style-name="ce19" office:value-type="float" office:value="325707.486488623" calcext:value-type="float">
            <text:p><text:s/>325.707 </text:p>
          </table:table-cell>
          <table:table-cell table:style-name="ce19" office:value-type="float" office:value="384888.813848858" calcext:value-type="float">
            <text:p><text:s/>384.889 </text:p>
          </table:table-cell>
          <table:table-cell table:style-name="ce19" office:value-type="float" office:value="406829.203761353" calcext:value-type="float">
            <text:p><text:s/>406.829 </text:p>
          </table:table-cell>
          <table:table-cell table:style-name="ce19" office:value-type="float" office:value="434416.820552971" calcext:value-type="float">
            <text:p><text:s/>434.417 </text:p>
          </table:table-cell>
          <table:table-cell table:style-name="ce19" office:value-type="float" office:value="463874.975842579" calcext:value-type="float">
            <text:p><text:s/>463.875 </text:p>
          </table:table-cell>
          <table:table-cell table:style-name="ce19" office:value-type="float" office:value="477101.21277443" calcext:value-type="float">
            <text:p><text:s/>477.101 </text:p>
          </table:table-cell>
          <table:table-cell table:style-name="ce19" office:value-type="float" office:value="511626.505580788" calcext:value-type="float">
            <text:p><text:s/>511.627 </text:p>
          </table:table-cell>
          <table:table-cell table:style-name="ce19" office:value-type="float" office:value="546754.47748702" calcext:value-type="float">
            <text:p><text:s/>546.754 </text:p>
          </table:table-cell>
          <table:table-cell table:style-name="ce19" office:value-type="float" office:value="586632.832418747" calcext:value-type="float">
            <text:p><text:s/>586.633 </text:p>
          </table:table-cell>
          <table:table-cell table:style-name="ce19" office:value-type="float" office:value="713533.283061032" calcext:value-type="float">
            <text:p><text:s/>713.533 </text:p>
          </table:table-cell>
          <table:table-cell table:style-name="ce20" office:value-type="percentage" office:value="0.442216218582416" calcext:value-type="percentage">
            <text:p>44,2%</text:p>
          </table:table-cell>
          <table:table-cell table:style-name="ce21" office:value-type="percentage" office:value="0.433945165094306" calcext:value-type="percentage">
            <text:p>43,4%</text:p>
          </table:table-cell>
          <table:table-cell table:style-name="ce21" office:value-type="percentage" office:value="0.425760378140734" calcext:value-type="percentage">
            <text:p>42,6%</text:p>
          </table:table-cell>
          <table:table-cell table:style-name="ce21" office:value-type="percentage" office:value="0.437231492341305" calcext:value-type="percentage">
            <text:p>43,7%</text:p>
          </table:table-cell>
          <table:table-cell table:style-name="ce21" office:value-type="percentage" office:value="0.428939315948266" calcext:value-type="percentage">
            <text:p>42,9%</text:p>
          </table:table-cell>
          <table:table-cell table:style-name="ce21" office:value-type="percentage" office:value="0.43095407652199" calcext:value-type="percentage">
            <text:p>43,1%</text:p>
          </table:table-cell>
          <table:table-cell table:style-name="ce21" office:value-type="percentage" office:value="0.434600967016314" calcext:value-type="percentage">
            <text:p>43,5%</text:p>
          </table:table-cell>
          <table:table-cell table:style-name="ce21" office:value-type="percentage" office:value="0.42520943786804" calcext:value-type="percentage">
            <text:p>42,5%</text:p>
          </table:table-cell>
          <table:table-cell table:style-name="ce21" office:value-type="percentage" office:value="0.427942213036747" calcext:value-type="percentage">
            <text:p>42,8%</text:p>
          </table:table-cell>
          <table:table-cell table:style-name="ce21" office:value-type="percentage" office:value="0.429802922587812" calcext:value-type="percentage">
            <text:p>43,0%</text:p>
          </table:table-cell>
          <table:table-cell table:style-name="ce21" office:value-type="percentage" office:value="0.448445494438236" calcext:value-type="percentage">
            <text:p>44,8%</text:p>
          </table:table-cell>
          <table:table-cell table:style-name="ce55" office:value-type="percentage" office:value="0.457443675368324" calcext:value-type="percentage">
            <text:p>45,7%</text:p>
          </table:table-cell>
          <table:table-cell table:style-name="ce21" office:value-type="percentage" office:value="0.167048477685747" calcext:value-type="percentage">
            <text:p>16,7%</text:p>
          </table:table-cell>
          <table:table-cell table:style-name="ce21" office:value-type="percentage" office:value="0.164896279627619" calcext:value-type="percentage">
            <text:p>16,5%</text:p>
          </table:table-cell>
          <table:table-cell table:style-name="ce21" office:value-type="percentage" office:value="0.163639047031015" calcext:value-type="percentage">
            <text:p>16,4%</text:p>
          </table:table-cell>
          <table:table-cell table:style-name="ce21" office:value-type="percentage" office:value="0.17510857085545" calcext:value-type="percentage">
            <text:p>17,5%</text:p>
          </table:table-cell>
          <table:table-cell table:style-name="ce21" office:value-type="percentage" office:value="0.169424561616827" calcext:value-type="percentage">
            <text:p>16,9%</text:p>
          </table:table-cell>
          <table:table-cell table:style-name="ce21" office:value-type="percentage" office:value="0.17915336837891" calcext:value-type="percentage">
            <text:p>17,9%</text:p>
          </table:table-cell>
          <table:table-cell table:style-name="ce21" office:value-type="percentage" office:value="0.181447676117233" calcext:value-type="percentage">
            <text:p>18,1%</text:p>
          </table:table-cell>
          <table:table-cell table:style-name="ce56" office:value-type="percentage" office:value="0.177919740081372" calcext:value-type="percentage">
            <text:p>17,8%</text:p>
          </table:table-cell>
          <table:table-cell table:style-name="ce56" office:value-type="percentage" office:value="0.178191948892902" calcext:value-type="percentage">
            <text:p>17,8%</text:p>
          </table:table-cell>
          <table:table-cell table:style-name="ce56" office:value-type="percentage" office:value="0.17938533343319" calcext:value-type="percentage">
            <text:p>17,9%</text:p>
          </table:table-cell>
          <table:table-cell table:style-name="ce56" office:value-type="percentage" office:value="0.176898951125352" calcext:value-type="percentage">
            <text:p>17,7%</text:p>
          </table:table-cell>
          <table:table-cell table:style-name="ce56" office:value-type="percentage" office:value="0.174954689967297" calcext:value-type="percentage">
            <text:p>17,5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620180.425994922" calcext:value-type="float">
            <text:p><text:s/>620.180 </text:p>
          </table:table-cell>
          <table:table-cell table:style-name="ce27" office:value-type="float" office:value="696247.006556971" calcext:value-type="float">
            <text:p><text:s/>696.247 </text:p>
          </table:table-cell>
          <table:table-cell table:style-name="ce27" office:value-type="float" office:value="765001.872440469" calcext:value-type="float">
            <text:p><text:s/>765.002 </text:p>
          </table:table-cell>
          <table:table-cell table:style-name="ce27" office:value-type="float" office:value="880286.119803128" calcext:value-type="float">
            <text:p><text:s/>880.286 </text:p>
          </table:table-cell>
          <table:table-cell table:style-name="ce27" office:value-type="float" office:value="948453.985529319" calcext:value-type="float">
            <text:p><text:s/>948.454 </text:p>
          </table:table-cell>
          <table:table-cell table:style-name="ce27" office:value-type="float" office:value="1008035.06503275" calcext:value-type="float">
            <text:p><text:s/>1.008.035 </text:p>
          </table:table-cell>
          <table:table-cell table:style-name="ce27" office:value-type="float" office:value="1067358.36099777" calcext:value-type="float">
            <text:p><text:s/>1.067.358 </text:p>
          </table:table-cell>
          <table:table-cell table:style-name="ce27" office:value-type="float" office:value="1122038.15410723" calcext:value-type="float">
            <text:p><text:s/>1.122.038 </text:p>
          </table:table-cell>
          <table:table-cell table:style-name="ce27" office:value-type="float" office:value="1195550.45049238" calcext:value-type="float">
            <text:p><text:s/>1.195.550 </text:p>
          </table:table-cell>
          <table:table-cell table:style-name="ce27" office:value-type="float" office:value="1272105.07130815" calcext:value-type="float">
            <text:p><text:s/>1.272.105 </text:p>
          </table:table-cell>
          <table:table-cell table:style-name="ce27" office:value-type="float" office:value="1308147.45536382" calcext:value-type="float">
            <text:p><text:s/>1.308.147 </text:p>
          </table:table-cell>
          <table:table-cell table:style-name="ce27" office:value-type="float" office:value="1559827.6279293" calcext:value-type="float">
            <text:p><text:s/>1.559.828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15959980565239" calcext:value-type="percentage">
            <text:p>16,0%</text:p>
          </table:table-cell>
          <table:table-cell table:style-name="ce29" office:value-type="percentage" office:value="0.159091918063133" calcext:value-type="percentage">
            <text:p>15,9%</text:p>
          </table:table-cell>
          <table:table-cell table:style-name="ce29" office:value-type="percentage" office:value="0.158886813141355" calcext:value-type="percentage">
            <text:p>15,9%</text:p>
          </table:table-cell>
          <table:table-cell table:style-name="ce29" office:value-type="percentage" office:value="0.165106720296613" calcext:value-type="percentage">
            <text:p>16,5%</text:p>
          </table:table-cell>
          <table:table-cell table:style-name="ce29" office:value-type="percentage" office:value="0.16412212067414" calcext:value-type="percentage">
            <text:p>16,4%</text:p>
          </table:table-cell>
          <table:table-cell table:style-name="ce29" office:value-type="percentage" office:value="0.168123895167181" calcext:value-type="percentage">
            <text:p>16,8%</text:p>
          </table:table-cell>
          <table:table-cell table:style-name="ce29" office:value-type="percentage" office:value="0.170250840440598" calcext:value-type="percentage">
            <text:p>17,0%</text:p>
          </table:table-cell>
          <table:table-cell table:style-name="ce58" office:value-type="percentage" office:value="0.170380644157734" calcext:value-type="percentage">
            <text:p>17,0%</text:p>
          </table:table-cell>
          <table:table-cell table:style-name="ce58" office:value-type="percentage" office:value="0.17069194502115" calcext:value-type="percentage">
            <text:p>17,1%</text:p>
          </table:table-cell>
          <table:table-cell table:style-name="ce58" office:value-type="percentage" office:value="0.172158954998653" calcext:value-type="percentage">
            <text:p>17,2%</text:p>
          </table:table-cell>
          <table:table-cell table:style-name="ce58" office:value-type="percentage" office:value="0.171907586612488" calcext:value-type="percentage">
            <text:p>17,2%</text:p>
          </table:table-cell>
          <table:table-cell table:style-name="ce58" office:value-type="percentage" office:value="0.173080675818168" calcext:value-type="percentage">
            <text:p>17,3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620180.425994922" calcext:value-type="float">
            <text:p><text:s/>620.180 </text:p>
          </table:table-cell>
          <table:table-cell table:style-name="ce32" office:value-type="float" office:value="696247.006556971" calcext:value-type="float">
            <text:p><text:s/>696.247 </text:p>
          </table:table-cell>
          <table:table-cell table:style-name="ce32" office:value-type="float" office:value="765001.87244047" calcext:value-type="float">
            <text:p><text:s/>765.002 </text:p>
          </table:table-cell>
          <table:table-cell table:style-name="ce32" office:value-type="float" office:value="880286.119803129" calcext:value-type="float">
            <text:p><text:s/>880.286 </text:p>
          </table:table-cell>
          <table:table-cell table:style-name="ce32" office:value-type="float" office:value="948453.985529319" calcext:value-type="float">
            <text:p><text:s/>948.454 </text:p>
          </table:table-cell>
          <table:table-cell table:style-name="ce32" office:value-type="float" office:value="1008035.06503275" calcext:value-type="float">
            <text:p><text:s/>1.008.035 </text:p>
          </table:table-cell>
          <table:table-cell table:style-name="ce32" office:value-type="float" office:value="1067358.36099777" calcext:value-type="float">
            <text:p><text:s/>1.067.358 </text:p>
          </table:table-cell>
          <table:table-cell table:style-name="ce32" office:value-type="float" office:value="1122038.15410724" calcext:value-type="float">
            <text:p><text:s/>1.122.038 </text:p>
          </table:table-cell>
          <table:table-cell table:style-name="ce32" office:value-type="float" office:value="1195550.45049238" calcext:value-type="float">
            <text:p><text:s/>1.195.550 </text:p>
          </table:table-cell>
          <table:table-cell table:style-name="ce32" office:value-type="float" office:value="1272105.07130815" calcext:value-type="float">
            <text:p><text:s/>1.272.105 </text:p>
          </table:table-cell>
          <table:table-cell table:style-name="ce32" office:value-type="float" office:value="1308147.45536382" calcext:value-type="float">
            <text:p><text:s/>1.308.147 </text:p>
          </table:table-cell>
          <table:table-cell table:style-name="ce32" office:value-type="float" office:value="1559827.6279293" calcext:value-type="float">
            <text:p><text:s/>1.559.828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6" table:style-name="ta2">
        <table:table-column table:style-name="co19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Paraná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192924.561102122" calcext:value-type="float">
            <text:p><text:s/>192.925 </text:p>
          </table:table-cell>
          <table:table-cell table:style-name="ce13" office:value-type="float" office:value="218851.112680656" calcext:value-type="float">
            <text:p><text:s/>218.851 </text:p>
          </table:table-cell>
          <table:table-cell table:style-name="ce13" office:value-type="float" office:value="242927.257794827" calcext:value-type="float">
            <text:p><text:s/>242.927 </text:p>
          </table:table-cell>
          <table:table-cell table:style-name="ce13" office:value-type="float" office:value="287678.617303815" calcext:value-type="float">
            <text:p><text:s/>287.679 </text:p>
          </table:table-cell>
          <table:table-cell table:style-name="ce13" office:value-type="float" office:value="301106.704229345" calcext:value-type="float">
            <text:p><text:s/>301.107 </text:p>
          </table:table-cell>
          <table:table-cell table:style-name="ce13" office:value-type="float" office:value="326630.5496679" calcext:value-type="float">
            <text:p><text:s/>326.631 </text:p>
          </table:table-cell>
          <table:table-cell table:style-name="ce13" office:value-type="float" office:value="351329.556662175" calcext:value-type="float">
            <text:p><text:s/>351.330 </text:p>
          </table:table-cell>
          <table:table-cell table:style-name="ce13" office:value-type="float" office:value="366028.416486894" calcext:value-type="float">
            <text:p><text:s/>366.028 </text:p>
          </table:table-cell>
          <table:table-cell table:style-name="ce13" office:value-type="float" office:value="382568.112668011" calcext:value-type="float">
            <text:p><text:s/>382.568 </text:p>
          </table:table-cell>
          <table:table-cell table:style-name="ce13" office:value-type="float" office:value="405628.786747907" calcext:value-type="float">
            <text:p><text:s/>405.629 </text:p>
          </table:table-cell>
          <table:table-cell table:style-name="ce13" office:value-type="float" office:value="426369.453206483" calcext:value-type="float">
            <text:p><text:s/>426.369 </text:p>
          </table:table-cell>
          <table:table-cell table:style-name="ce13" office:value-type="float" office:value="474589.559167913" calcext:value-type="float">
            <text:p><text:s/>474.590 </text:p>
          </table:table-cell>
          <table:table-cell table:style-name="ce14" office:value-type="percentage" office:value="0.856661010655159" calcext:value-type="percentage">
            <text:p>85,7%</text:p>
          </table:table-cell>
          <table:table-cell table:style-name="ce15" office:value-type="percentage" office:value="0.851155809770495" calcext:value-type="percentage">
            <text:p>85,1%</text:p>
          </table:table-cell>
          <table:table-cell table:style-name="ce15" office:value-type="percentage" office:value="0.850525475503511" calcext:value-type="percentage">
            <text:p>85,1%</text:p>
          </table:table-cell>
          <table:table-cell table:style-name="ce15" office:value-type="percentage" office:value="0.862653302719508" calcext:value-type="percentage">
            <text:p>86,3%</text:p>
          </table:table-cell>
          <table:table-cell table:style-name="ce15" office:value-type="percentage" office:value="0.865039872972341" calcext:value-type="percentage">
            <text:p>86,5%</text:p>
          </table:table-cell>
          <table:table-cell table:style-name="ce15" office:value-type="percentage" office:value="0.866479479993411" calcext:value-type="percentage">
            <text:p>86,6%</text:p>
          </table:table-cell>
          <table:table-cell table:style-name="ce15" office:value-type="percentage" office:value="0.874358317289955" calcext:value-type="percentage">
            <text:p>87,4%</text:p>
          </table:table-cell>
          <table:table-cell table:style-name="ce15" office:value-type="percentage" office:value="0.868399207554275" calcext:value-type="percentage">
            <text:p>86,8%</text:p>
          </table:table-cell>
          <table:table-cell table:style-name="ce15" office:value-type="percentage" office:value="0.86941488495959" calcext:value-type="percentage">
            <text:p>86,9%</text:p>
          </table:table-cell>
          <table:table-cell table:style-name="ce15" office:value-type="percentage" office:value="0.869744337865593" calcext:value-type="percentage">
            <text:p>87,0%</text:p>
          </table:table-cell>
          <table:table-cell table:style-name="ce15" office:value-type="percentage" office:value="0.873832177442669" calcext:value-type="percentage">
            <text:p>87,4%</text:p>
          </table:table-cell>
          <table:table-cell table:style-name="ce54" office:value-type="percentage" office:value="0.862932372629439" calcext:value-type="percentage">
            <text:p>86,3%</text:p>
          </table:table-cell>
          <table:table-cell table:style-name="ce15" office:value-type="percentage" office:value="0.0584117187336118" calcext:value-type="percentage">
            <text:p>5,8%</text:p>
          </table:table-cell>
          <table:table-cell table:style-name="ce15" office:value-type="percentage" office:value="0.0588236545634147" calcext:value-type="percentage">
            <text:p>5,9%</text:p>
          </table:table-cell>
          <table:table-cell table:style-name="ce15" office:value-type="percentage" office:value="0.0593336322384168" calcext:value-type="percentage">
            <text:p>5,9%</text:p>
          </table:table-cell>
          <table:table-cell table:style-name="ce15" office:value-type="percentage" office:value="0.0631738645215847" calcext:value-type="percentage">
            <text:p>6,3%</text:p>
          </table:table-cell>
          <table:table-cell table:style-name="ce15" office:value-type="percentage" office:value="0.0605515405065592" calcext:value-type="percentage">
            <text:p>6,1%</text:p>
          </table:table-cell>
          <table:table-cell table:style-name="ce15" office:value-type="percentage" office:value="0.0633545050650543" calcext:value-type="percentage">
            <text:p>6,3%</text:p>
          </table:table-cell>
          <table:table-cell table:style-name="ce15" office:value-type="percentage" office:value="0.0648230802897542" calcext:value-type="percentage">
            <text:p>6,5%</text:p>
          </table:table-cell>
          <table:table-cell table:style-name="ce15" office:value-type="percentage" office:value="0.0645333554222837" calcext:value-type="percentage">
            <text:p>6,5%</text:p>
          </table:table-cell>
          <table:table-cell table:style-name="ce15" office:value-type="percentage" office:value="0.0636430820505246" calcext:value-type="percentage">
            <text:p>6,4%</text:p>
          </table:table-cell>
          <table:table-cell table:style-name="ce15" office:value-type="percentage" office:value="0.0638113813346562" calcext:value-type="percentage">
            <text:p>6,4%</text:p>
          </table:table-cell>
          <table:table-cell table:style-name="ce15" office:value-type="percentage" office:value="0.0646510274785768" calcext:value-type="percentage">
            <text:p>6,5%</text:p>
          </table:table-cell>
          <table:table-cell table:style-name="ce15" office:value-type="percentage" office:value="0.0615231553916346" calcext:value-type="percentage">
            <text:p>6,2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88157.299892621" calcext:value-type="float">
            <text:p><text:s/>88.157 </text:p>
          </table:table-cell>
          <table:table-cell table:style-name="ce19" office:value-type="float" office:value="101482.509802893" calcext:value-type="float">
            <text:p><text:s/>101.483 </text:p>
          </table:table-cell>
          <table:table-cell table:style-name="ce19" office:value-type="float" office:value="116260.595888083" calcext:value-type="float">
            <text:p><text:s/>116.261 </text:p>
          </table:table-cell>
          <table:table-cell table:style-name="ce19" office:value-type="float" office:value="131763.552614548" calcext:value-type="float">
            <text:p><text:s/>131.764 </text:p>
          </table:table-cell>
          <table:table-cell table:style-name="ce19" office:value-type="float" office:value="146556.846743264" calcext:value-type="float">
            <text:p><text:s/>146.557 </text:p>
          </table:table-cell>
          <table:table-cell table:style-name="ce19" office:value-type="float" office:value="157850.326725041" calcext:value-type="float">
            <text:p><text:s/>157.850 </text:p>
          </table:table-cell>
          <table:table-cell table:style-name="ce19" office:value-type="float" office:value="167884.707170254" calcext:value-type="float">
            <text:p><text:s/>167.885 </text:p>
          </table:table-cell>
          <table:table-cell table:style-name="ce19" office:value-type="float" office:value="177955.857567246" calcext:value-type="float">
            <text:p><text:s/>177.956 </text:p>
          </table:table-cell>
          <table:table-cell table:style-name="ce19" office:value-type="float" office:value="184744.384272826" calcext:value-type="float">
            <text:p><text:s/>184.744 </text:p>
          </table:table-cell>
          <table:table-cell table:style-name="ce19" office:value-type="float" office:value="192508.579058531" calcext:value-type="float">
            <text:p><text:s/>192.509 </text:p>
          </table:table-cell>
          <table:table-cell table:style-name="ce19" office:value-type="float" office:value="191876.858316494" calcext:value-type="float">
            <text:p><text:s/>191.877 </text:p>
          </table:table-cell>
          <table:table-cell table:style-name="ce19" office:value-type="float" office:value="212089.383208108" calcext:value-type="float">
            <text:p><text:s/>212.089 </text:p>
          </table:table-cell>
          <table:table-cell table:style-name="ce20" office:value-type="percentage" office:value="0.391453121319616" calcext:value-type="percentage">
            <text:p>39,1%</text:p>
          </table:table-cell>
          <table:table-cell table:style-name="ce21" office:value-type="percentage" office:value="0.394685806029527" calcext:value-type="percentage">
            <text:p>39,5%</text:p>
          </table:table-cell>
          <table:table-cell table:style-name="ce21" office:value-type="percentage" office:value="0.407046123591237" calcext:value-type="percentage">
            <text:p>40,7%</text:p>
          </table:table-cell>
          <table:table-cell table:style-name="ce21" office:value-type="percentage" office:value="0.39511544134319" calcext:value-type="percentage">
            <text:p>39,5%</text:p>
          </table:table-cell>
          <table:table-cell table:style-name="ce21" office:value-type="percentage" office:value="0.421038503325575" calcext:value-type="percentage">
            <text:p>42,1%</text:p>
          </table:table-cell>
          <table:table-cell table:style-name="ce21" office:value-type="percentage" office:value="0.418742426746574" calcext:value-type="percentage">
            <text:p>41,9%</text:p>
          </table:table-cell>
          <table:table-cell table:style-name="ce21" office:value-type="percentage" office:value="0.417816797011613" calcext:value-type="percentage">
            <text:p>41,8%</text:p>
          </table:table-cell>
          <table:table-cell table:style-name="ce21" office:value-type="percentage" office:value="0.422198711166379" calcext:value-type="percentage">
            <text:p>42,2%</text:p>
          </table:table-cell>
          <table:table-cell table:style-name="ce21" office:value-type="percentage" office:value="0.419845544573323" calcext:value-type="percentage">
            <text:p>42,0%</text:p>
          </table:table-cell>
          <table:table-cell table:style-name="ce21" office:value-type="percentage" office:value="0.412774566541714" calcext:value-type="percentage">
            <text:p>41,3%</text:p>
          </table:table-cell>
          <table:table-cell table:style-name="ce21" office:value-type="percentage" office:value="0.39324621321397" calcext:value-type="percentage">
            <text:p>39,3%</text:p>
          </table:table-cell>
          <table:table-cell table:style-name="ce55" office:value-type="percentage" office:value="0.385635948212114" calcext:value-type="percentage">
            <text:p>38,6%</text:p>
          </table:table-cell>
          <table:table-cell table:style-name="ce21" office:value-type="percentage" office:value="0.0544789548153313" calcext:value-type="percentage">
            <text:p>5,4%</text:p>
          </table:table-cell>
          <table:table-cell table:style-name="ce21" office:value-type="percentage" office:value="0.0549510254886168" calcext:value-type="percentage">
            <text:p>5,5%</text:p>
          </table:table-cell>
          <table:table-cell table:style-name="ce21" office:value-type="percentage" office:value="0.0564685965532687" calcext:value-type="percentage">
            <text:p>5,6%</text:p>
          </table:table-cell>
          <table:table-cell table:style-name="ce21" office:value-type="percentage" office:value="0.0571465540657263" calcext:value-type="percentage">
            <text:p>5,7%</text:p>
          </table:table-cell>
          <table:table-cell table:style-name="ce21" office:value-type="percentage" office:value="0.0582645515402568" calcext:value-type="percentage">
            <text:p>5,8%</text:p>
          </table:table-cell>
          <table:table-cell table:style-name="ce21" office:value-type="percentage" office:value="0.0590752788994997" calcext:value-type="percentage">
            <text:p>5,9%</text:p>
          </table:table-cell>
          <table:table-cell table:style-name="ce21" office:value-type="percentage" office:value="0.0599067051558908" calcext:value-type="percentage">
            <text:p>6,0%</text:p>
          </table:table-cell>
          <table:table-cell table:style-name="ce21" office:value-type="percentage" office:value="0.0609325810860282" calcext:value-type="percentage">
            <text:p>6,1%</text:p>
          </table:table-cell>
          <table:table-cell table:style-name="ce21" office:value-type="percentage" office:value="0.0604574961140197" calcext:value-type="percentage">
            <text:p>6,0%</text:p>
          </table:table-cell>
          <table:table-cell table:style-name="ce21" office:value-type="percentage" office:value="0.0598283791609268" calcext:value-type="percentage">
            <text:p>6,0%</text:p>
          </table:table-cell>
          <table:table-cell table:style-name="ce21" office:value-type="percentage" office:value="0.0601053390304532" calcext:value-type="percentage">
            <text:p>6,0%</text:p>
          </table:table-cell>
          <table:table-cell table:style-name="ce21" office:value-type="percentage" office:value="0.0600029715004459" calcext:value-type="percentage">
            <text:p>6,0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69723.84995696" calcext:value-type="float">
            <text:p><text:s/>69.724 </text:p>
          </table:table-cell>
          <table:table-cell table:style-name="ce13" office:value-type="float" office:value="79871.4017049563" calcext:value-type="float">
            <text:p><text:s/>79.871 </text:p>
          </table:table-cell>
          <table:table-cell table:style-name="ce13" office:value-type="float" office:value="92194.3293980047" calcext:value-type="float">
            <text:p><text:s/>92.194 </text:p>
          </table:table-cell>
          <table:table-cell table:style-name="ce13" office:value-type="float" office:value="104346.09529062" calcext:value-type="float">
            <text:p><text:s/>104.346 </text:p>
          </table:table-cell>
          <table:table-cell table:style-name="ce13" office:value-type="float" office:value="116834.404251579" calcext:value-type="float">
            <text:p><text:s/>116.834 </text:p>
          </table:table-cell>
          <table:table-cell table:style-name="ce13" office:value-type="float" office:value="125965.745444971" calcext:value-type="float">
            <text:p><text:s/>125.966 </text:p>
          </table:table-cell>
          <table:table-cell table:style-name="ce13" office:value-type="float" office:value="133728.679819041" calcext:value-type="float">
            <text:p><text:s/>133.729 </text:p>
          </table:table-cell>
          <table:table-cell table:style-name="ce13" office:value-type="float" office:value="141069.914476723" calcext:value-type="float">
            <text:p><text:s/>141.070 </text:p>
          </table:table-cell>
          <table:table-cell table:style-name="ce13" office:value-type="float" office:value="146974.034101048" calcext:value-type="float">
            <text:p><text:s/>146.974 </text:p>
          </table:table-cell>
          <table:table-cell table:style-name="ce13" office:value-type="float" office:value="152280.33453162" calcext:value-type="float">
            <text:p><text:s/>152.280 </text:p>
          </table:table-cell>
          <table:table-cell table:style-name="ce13" office:value-type="float" office:value="152354.836558599" calcext:value-type="float">
            <text:p><text:s/>152.355 </text:p>
          </table:table-cell>
          <table:table-cell table:style-name="ce13" office:value-type="float" office:value="167899.921655886" calcext:value-type="float">
            <text:p><text:s/>167.900 </text:p>
          </table:table-cell>
          <table:table-cell table:style-name="ce14" office:value-type="percentage" office:value="0.309601345881932" calcext:value-type="percentage">
            <text:p>31,0%</text:p>
          </table:table-cell>
          <table:table-cell table:style-name="ce15" office:value-type="percentage" office:value="0.310635878259784" calcext:value-type="percentage">
            <text:p>31,1%</text:p>
          </table:table-cell>
          <table:table-cell table:style-name="ce15" office:value-type="percentage" office:value="0.32278644464094" calcext:value-type="percentage">
            <text:p>32,3%</text:p>
          </table:table-cell>
          <table:table-cell table:style-name="ce15" office:value-type="percentage" office:value="0.312899528550204" calcext:value-type="percentage">
            <text:p>31,3%</text:p>
          </table:table-cell>
          <table:table-cell table:style-name="ce15" office:value-type="percentage" office:value="0.335649843703266" calcext:value-type="percentage">
            <text:p>33,6%</text:p>
          </table:table-cell>
          <table:table-cell table:style-name="ce15" office:value-type="percentage" office:value="0.334159599342791" calcext:value-type="percentage">
            <text:p>33,4%</text:p>
          </table:table-cell>
          <table:table-cell table:style-name="ce15" office:value-type="percentage" office:value="0.332812259153066" calcext:value-type="percentage">
            <text:p>33,3%</text:p>
          </table:table-cell>
          <table:table-cell table:style-name="ce15" office:value-type="percentage" office:value="0.334687134723383" calcext:value-type="percentage">
            <text:p>33,5%</text:p>
          </table:table-cell>
          <table:table-cell table:style-name="ce15" office:value-type="percentage" office:value="0.334009575599147" calcext:value-type="percentage">
            <text:p>33,4%</text:p>
          </table:table-cell>
          <table:table-cell table:style-name="ce15" office:value-type="percentage" office:value="0.326517651247143" calcext:value-type="percentage">
            <text:p>32,7%</text:p>
          </table:table-cell>
          <table:table-cell table:style-name="ce15" office:value-type="percentage" office:value="0.312246943519776" calcext:value-type="percentage">
            <text:p>31,2%</text:p>
          </table:table-cell>
          <table:table-cell table:style-name="ce54" office:value-type="percentage" office:value="0.305287537325593" calcext:value-type="percentage">
            <text:p>30,5%</text:p>
          </table:table-cell>
          <table:table-cell table:style-name="ce15" office:value-type="percentage" office:value="0.0545875430753199" calcext:value-type="percentage">
            <text:p>5,5%</text:p>
          </table:table-cell>
          <table:table-cell table:style-name="ce15" office:value-type="percentage" office:value="0.0549452254523641" calcext:value-type="percentage">
            <text:p>5,5%</text:p>
          </table:table-cell>
          <table:table-cell table:style-name="ce15" office:value-type="percentage" office:value="0.0566658221985139" calcext:value-type="percentage">
            <text:p>5,7%</text:p>
          </table:table-cell>
          <table:table-cell table:style-name="ce15" office:value-type="percentage" office:value="0.0572634851584725" calcext:value-type="percentage">
            <text:p>5,7%</text:p>
          </table:table-cell>
          <table:table-cell table:style-name="ce15" office:value-type="percentage" office:value="0.0584052582504773" calcext:value-type="percentage">
            <text:p>5,8%</text:p>
          </table:table-cell>
          <table:table-cell table:style-name="ce15" office:value-type="percentage" office:value="0.0592264917121352" calcext:value-type="percentage">
            <text:p>5,9%</text:p>
          </table:table-cell>
          <table:table-cell table:style-name="ce15" office:value-type="percentage" office:value="0.059987063076098" calcext:value-type="percentage">
            <text:p>6,0%</text:p>
          </table:table-cell>
          <table:table-cell table:style-name="ce15" office:value-type="percentage" office:value="0.0610070315659676" calcext:value-type="percentage">
            <text:p>6,1%</text:p>
          </table:table-cell>
          <table:table-cell table:style-name="ce15" office:value-type="percentage" office:value="0.0606754553325179" calcext:value-type="percentage">
            <text:p>6,1%</text:p>
          </table:table-cell>
          <table:table-cell table:style-name="ce15" office:value-type="percentage" office:value="0.0599601347610202" calcext:value-type="percentage">
            <text:p>6,0%</text:p>
          </table:table-cell>
          <table:table-cell table:style-name="ce15" office:value-type="percentage" office:value="0.0601726632276718" calcext:value-type="percentage">
            <text:p>6,0%</text:p>
          </table:table-cell>
          <table:table-cell table:style-name="ce15" office:value-type="percentage" office:value="0.060071227427085" calcext:value-type="percentage">
            <text:p>6,0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18433.449935661" calcext:value-type="float">
            <text:p><text:s/>18.433 </text:p>
          </table:table-cell>
          <table:table-cell table:style-name="ce13" office:value-type="float" office:value="21611.1080979369" calcext:value-type="float">
            <text:p><text:s/>21.611 </text:p>
          </table:table-cell>
          <table:table-cell table:style-name="ce13" office:value-type="float" office:value="24066.2664900787" calcext:value-type="float">
            <text:p><text:s/>24.066 </text:p>
          </table:table-cell>
          <table:table-cell table:style-name="ce13" office:value-type="float" office:value="27417.4573239277" calcext:value-type="float">
            <text:p><text:s/>27.417 </text:p>
          </table:table-cell>
          <table:table-cell table:style-name="ce13" office:value-type="float" office:value="29722.4424916851" calcext:value-type="float">
            <text:p><text:s/>29.722 </text:p>
          </table:table-cell>
          <table:table-cell table:style-name="ce13" office:value-type="float" office:value="31884.58128007" calcext:value-type="float">
            <text:p><text:s/>31.885 </text:p>
          </table:table-cell>
          <table:table-cell table:style-name="ce13" office:value-type="float" office:value="34156.0273512133" calcext:value-type="float">
            <text:p><text:s/>34.156 </text:p>
          </table:table-cell>
          <table:table-cell table:style-name="ce13" office:value-type="float" office:value="36885.9430905226" calcext:value-type="float">
            <text:p><text:s/>36.886 </text:p>
          </table:table-cell>
          <table:table-cell table:style-name="ce13" office:value-type="float" office:value="37770.3501717786" calcext:value-type="float">
            <text:p><text:s/>37.770 </text:p>
          </table:table-cell>
          <table:table-cell table:style-name="ce13" office:value-type="float" office:value="40228.2445269113" calcext:value-type="float">
            <text:p><text:s/>40.228 </text:p>
          </table:table-cell>
          <table:table-cell table:style-name="ce13" office:value-type="float" office:value="39522.021757895" calcext:value-type="float">
            <text:p><text:s/>39.522 </text:p>
          </table:table-cell>
          <table:table-cell table:style-name="ce13" office:value-type="float" office:value="44189.4615522218" calcext:value-type="float">
            <text:p><text:s/>44.189 </text:p>
          </table:table-cell>
          <table:table-cell table:style-name="ce14" office:value-type="percentage" office:value="0.0818517754376838" calcext:value-type="percentage">
            <text:p>8,2%</text:p>
          </table:table-cell>
          <table:table-cell table:style-name="ce15" office:value-type="percentage" office:value="0.0840499277697437" calcext:value-type="percentage">
            <text:p>8,4%</text:p>
          </table:table-cell>
          <table:table-cell table:style-name="ce15" office:value-type="percentage" office:value="0.0842596789502979" calcext:value-type="percentage">
            <text:p>8,4%</text:p>
          </table:table-cell>
          <table:table-cell table:style-name="ce15" office:value-type="percentage" office:value="0.0822159127929867" calcext:value-type="percentage">
            <text:p>8,2%</text:p>
          </table:table-cell>
          <table:table-cell table:style-name="ce15" office:value-type="percentage" office:value="0.0853886596223097" calcext:value-type="percentage">
            <text:p>8,5%</text:p>
          </table:table-cell>
          <table:table-cell table:style-name="ce15" office:value-type="percentage" office:value="0.0845828274037829" calcext:value-type="percentage">
            <text:p>8,5%</text:p>
          </table:table-cell>
          <table:table-cell table:style-name="ce15" office:value-type="percentage" office:value="0.0850045378585473" calcext:value-type="percentage">
            <text:p>8,5%</text:p>
          </table:table-cell>
          <table:table-cell table:style-name="ce15" office:value-type="percentage" office:value="0.0875115764429967" calcext:value-type="percentage">
            <text:p>8,8%</text:p>
          </table:table-cell>
          <table:table-cell table:style-name="ce15" office:value-type="percentage" office:value="0.0858359689741758" calcext:value-type="percentage">
            <text:p>8,6%</text:p>
          </table:table-cell>
          <table:table-cell table:style-name="ce15" office:value-type="percentage" office:value="0.0862569152945706" calcext:value-type="percentage">
            <text:p>8,6%</text:p>
          </table:table-cell>
          <table:table-cell table:style-name="ce15" office:value-type="percentage" office:value="0.0809992696941939" calcext:value-type="percentage">
            <text:p>8,1%</text:p>
          </table:table-cell>
          <table:table-cell table:style-name="ce54" office:value-type="percentage" office:value="0.0803484108865206" calcext:value-type="percentage">
            <text:p>8,0%</text:p>
          </table:table-cell>
          <table:table-cell table:style-name="ce15" office:value-type="percentage" office:value="0.0540721020098296" calcext:value-type="percentage">
            <text:p>5,4%</text:p>
          </table:table-cell>
          <table:table-cell table:style-name="ce15" office:value-type="percentage" office:value="0.0549724721792426" calcext:value-type="percentage">
            <text:p>5,5%</text:p>
          </table:table-cell>
          <table:table-cell table:style-name="ce15" office:value-type="percentage" office:value="0.0557255904890087" calcext:value-type="percentage">
            <text:p>5,6%</text:p>
          </table:table-cell>
          <table:table-cell table:style-name="ce15" office:value-type="percentage" office:value="0.0567058680585803" calcext:value-type="percentage">
            <text:p>5,7%</text:p>
          </table:table-cell>
          <table:table-cell table:style-name="ce15" office:value-type="percentage" office:value="0.0577179635150014" calcext:value-type="percentage">
            <text:p>5,8%</text:p>
          </table:table-cell>
          <table:table-cell table:style-name="ce15" office:value-type="percentage" office:value="0.0584853610971767" calcext:value-type="percentage">
            <text:p>5,8%</text:p>
          </table:table-cell>
          <table:table-cell table:style-name="ce15" office:value-type="percentage" office:value="0.0595941462376179" calcext:value-type="percentage">
            <text:p>6,0%</text:p>
          </table:table-cell>
          <table:table-cell table:style-name="ce15" office:value-type="percentage" office:value="0.060649514603396" calcext:value-type="percentage">
            <text:p>6,1%</text:p>
          </table:table-cell>
          <table:table-cell table:style-name="ce15" office:value-type="percentage" office:value="0.0596240580477187" calcext:value-type="percentage">
            <text:p>6,0%</text:p>
          </table:table-cell>
          <table:table-cell table:style-name="ce15" office:value-type="percentage" office:value="0.0593348316810076" calcext:value-type="percentage">
            <text:p>5,9%</text:p>
          </table:table-cell>
          <table:table-cell table:style-name="ce15" office:value-type="percentage" office:value="0.059847212307263" calcext:value-type="percentage">
            <text:p>6,0%</text:p>
          </table:table-cell>
          <table:table-cell table:style-name="ce15" office:value-type="percentage" office:value="0.0597450381570098" calcext:value-type="percentage">
            <text:p>6,0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34885.7538949198" calcext:value-type="float">
            <text:p><text:s/>34.886 </text:p>
          </table:table-cell>
          <table:table-cell table:style-name="ce19" office:value-type="float" office:value="40501.1400353031" calcext:value-type="float">
            <text:p><text:s/>40.501 </text:p>
          </table:table-cell>
          <table:table-cell table:style-name="ce19" office:value-type="float" office:value="45000.2098790175" calcext:value-type="float">
            <text:p><text:s/>45.000 </text:p>
          </table:table-cell>
          <table:table-cell table:style-name="ce19" office:value-type="float" office:value="48383.2647731876" calcext:value-type="float">
            <text:p><text:s/>48.383 </text:p>
          </table:table-cell>
          <table:table-cell table:style-name="ce19" office:value-type="float" office:value="49948.8354738542" calcext:value-type="float">
            <text:p><text:s/>49.949 </text:p>
          </table:table-cell>
          <table:table-cell table:style-name="ce19" office:value-type="float" office:value="53479.551128335" calcext:value-type="float">
            <text:p><text:s/>53.480 </text:p>
          </table:table-cell>
          <table:table-cell table:style-name="ce19" office:value-type="float" office:value="53657.4603678009" calcext:value-type="float">
            <text:p><text:s/>53.657 </text:p>
          </table:table-cell>
          <table:table-cell table:style-name="ce19" office:value-type="float" office:value="59588.8882975672" calcext:value-type="float">
            <text:p><text:s/>59.589 </text:p>
          </table:table-cell>
          <table:table-cell table:style-name="ce19" office:value-type="float" office:value="62631.9162526421" calcext:value-type="float">
            <text:p><text:s/>62.632 </text:p>
          </table:table-cell>
          <table:table-cell table:style-name="ce19" office:value-type="float" office:value="66606.5957861296" calcext:value-type="float">
            <text:p><text:s/>66.607 </text:p>
          </table:table-cell>
          <table:table-cell table:style-name="ce19" office:value-type="float" office:value="67193.5473592505" calcext:value-type="float">
            <text:p><text:s/>67.194 </text:p>
          </table:table-cell>
          <table:table-cell table:style-name="ce19" office:value-type="float" office:value="82146.7337084702" calcext:value-type="float">
            <text:p><text:s/>82.147 </text:p>
          </table:table-cell>
          <table:table-cell table:style-name="ce20" office:value-type="percentage" office:value="0.154906482712016" calcext:value-type="percentage">
            <text:p>15,5%</text:p>
          </table:table-cell>
          <table:table-cell table:style-name="ce21" office:value-type="percentage" office:value="0.157517045360782" calcext:value-type="percentage">
            <text:p>15,8%</text:p>
          </table:table-cell>
          <table:table-cell table:style-name="ce21" office:value-type="percentage" office:value="0.157552615760536" calcext:value-type="percentage">
            <text:p>15,8%</text:p>
          </table:table-cell>
          <table:table-cell table:style-name="ce21" office:value-type="percentage" office:value="0.145085455235151" calcext:value-type="percentage">
            <text:p>14,5%</text:p>
          </table:table-cell>
          <table:table-cell table:style-name="ce21" office:value-type="percentage" office:value="0.143496420659266" calcext:value-type="percentage">
            <text:p>14,3%</text:p>
          </table:table-cell>
          <table:table-cell table:style-name="ce21" office:value-type="percentage" office:value="0.141869563943347" calcext:value-type="percentage">
            <text:p>14,2%</text:p>
          </table:table-cell>
          <table:table-cell table:style-name="ce21" office:value-type="percentage" office:value="0.133538001194574" calcext:value-type="percentage">
            <text:p>13,4%</text:p>
          </table:table-cell>
          <table:table-cell table:style-name="ce21" office:value-type="percentage" office:value="0.141374114811385" calcext:value-type="percentage">
            <text:p>14,1%</text:p>
          </table:table-cell>
          <table:table-cell table:style-name="ce21" office:value-type="percentage" office:value="0.142335752668554" calcext:value-type="percentage">
            <text:p>14,2%</text:p>
          </table:table-cell>
          <table:table-cell table:style-name="ce21" office:value-type="percentage" office:value="0.142817056979469" calcext:value-type="percentage">
            <text:p>14,3%</text:p>
          </table:table-cell>
          <table:table-cell table:style-name="ce21" office:value-type="percentage" office:value="0.137711281512928" calcext:value-type="percentage">
            <text:p>13,8%</text:p>
          </table:table-cell>
          <table:table-cell table:style-name="ce55" office:value-type="percentage" office:value="0.14936501331191" calcext:value-type="percentage">
            <text:p>14,9%</text:p>
          </table:table-cell>
          <table:table-cell table:style-name="ce21" office:value-type="percentage" office:value="0.0557373902889778" calcext:value-type="percentage">
            <text:p>5,6%</text:p>
          </table:table-cell>
          <table:table-cell table:style-name="ce21" office:value-type="percentage" office:value="0.0580794734782217" calcext:value-type="percentage">
            <text:p>5,8%</text:p>
          </table:table-cell>
          <table:table-cell table:style-name="ce21" office:value-type="percentage" office:value="0.0587850747729829" calcext:value-type="percentage">
            <text:p>5,9%</text:p>
          </table:table-cell>
          <table:table-cell table:style-name="ce21" office:value-type="percentage" office:value="0.0584406028551625" calcext:value-type="percentage">
            <text:p>5,8%</text:p>
          </table:table-cell>
          <table:table-cell table:style-name="ce21" office:value-type="percentage" office:value="0.0579222516060889" calcext:value-type="percentage">
            <text:p>5,8%</text:p>
          </table:table-cell>
          <table:table-cell table:style-name="ce21" office:value-type="percentage" office:value="0.0594921224875381" calcext:value-type="percentage">
            <text:p>5,9%</text:p>
          </table:table-cell>
          <table:table-cell table:style-name="ce21" office:value-type="percentage" office:value="0.0589402774342313" calcext:value-type="percentage">
            <text:p>5,9%</text:p>
          </table:table-cell>
          <table:table-cell table:style-name="ce21" office:value-type="percentage" office:value="0.0605954391370728" calcext:value-type="percentage">
            <text:p>6,1%</text:p>
          </table:table-cell>
          <table:table-cell table:style-name="ce21" office:value-type="percentage" office:value="0.0581455239181644" calcext:value-type="percentage">
            <text:p>5,8%</text:p>
          </table:table-cell>
          <table:table-cell table:style-name="ce21" office:value-type="percentage" office:value="0.0592839596571926" calcext:value-type="percentage">
            <text:p>5,9%</text:p>
          </table:table-cell>
          <table:table-cell table:style-name="ce21" office:value-type="percentage" office:value="0.0610267347826619" calcext:value-type="percentage">
            <text:p>6,1%</text:p>
          </table:table-cell>
          <table:table-cell table:style-name="ce21" office:value-type="percentage" office:value="0.0587137732396568" calcext:value-type="percentage">
            <text:p>5,9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32280.6936048441" calcext:value-type="float">
            <text:p><text:s/>32.281 </text:p>
          </table:table-cell>
          <table:table-cell table:style-name="ce13" office:value-type="float" office:value="38271.1558493172" calcext:value-type="float">
            <text:p><text:s/>38.271 </text:p>
          </table:table-cell>
          <table:table-cell table:style-name="ce13" office:value-type="float" office:value="42692.9438234892" calcext:value-type="float">
            <text:p><text:s/>42.693 </text:p>
          </table:table-cell>
          <table:table-cell table:style-name="ce13" office:value-type="float" office:value="45802.534854196" calcext:value-type="float">
            <text:p><text:s/>45.803 </text:p>
          </table:table-cell>
          <table:table-cell table:style-name="ce13" office:value-type="float" office:value="46977.4866123097" calcext:value-type="float">
            <text:p><text:s/>46.977 </text:p>
          </table:table-cell>
          <table:table-cell table:style-name="ce13" office:value-type="float" office:value="50332.2719679729" calcext:value-type="float">
            <text:p><text:s/>50.332 </text:p>
          </table:table-cell>
          <table:table-cell table:style-name="ce13" office:value-type="float" office:value="50484.6077539761" calcext:value-type="float">
            <text:p><text:s/>50.485 </text:p>
          </table:table-cell>
          <table:table-cell table:style-name="ce13" office:value-type="float" office:value="55469.4537354454" calcext:value-type="float">
            <text:p><text:s/>55.469 </text:p>
          </table:table-cell>
          <table:table-cell table:style-name="ce13" office:value-type="float" office:value="57461.2901938833" calcext:value-type="float">
            <text:p><text:s/>57.461 </text:p>
          </table:table-cell>
          <table:table-cell table:style-name="ce13" office:value-type="float" office:value="60748.2496848283" calcext:value-type="float">
            <text:p><text:s/>60.748 </text:p>
          </table:table-cell>
          <table:table-cell table:style-name="ce13" office:value-type="float" office:value="61561.1405767343" calcext:value-type="float">
            <text:p><text:s/>61.561 </text:p>
          </table:table-cell>
          <table:table-cell table:style-name="ce13" office:value-type="float" office:value="75383.5027092213" calcext:value-type="float">
            <text:p><text:s/>75.384 </text:p>
          </table:table-cell>
          <table:table-cell table:style-name="ce14" office:value-type="percentage" office:value="0.143338989344841" calcext:value-type="percentage">
            <text:p>14,3%</text:p>
          </table:table-cell>
          <table:table-cell table:style-name="ce15" office:value-type="percentage" office:value="0.148844190229505" calcext:value-type="percentage">
            <text:p>14,9%</text:p>
          </table:table-cell>
          <table:table-cell table:style-name="ce15" office:value-type="percentage" office:value="0.149474524496489" calcext:value-type="percentage">
            <text:p>14,9%</text:p>
          </table:table-cell>
          <table:table-cell table:style-name="ce15" office:value-type="percentage" office:value="0.137346697280492" calcext:value-type="percentage">
            <text:p>13,7%</text:p>
          </table:table-cell>
          <table:table-cell table:style-name="ce15" office:value-type="percentage" office:value="0.134960127027659" calcext:value-type="percentage">
            <text:p>13,5%</text:p>
          </table:table-cell>
          <table:table-cell table:style-name="ce15" office:value-type="percentage" office:value="0.133520520006589" calcext:value-type="percentage">
            <text:p>13,4%</text:p>
          </table:table-cell>
          <table:table-cell table:style-name="ce15" office:value-type="percentage" office:value="0.125641682710045" calcext:value-type="percentage">
            <text:p>12,6%</text:p>
          </table:table-cell>
          <table:table-cell table:style-name="ce15" office:value-type="percentage" office:value="0.131600792445725" calcext:value-type="percentage">
            <text:p>13,2%</text:p>
          </table:table-cell>
          <table:table-cell table:style-name="ce15" office:value-type="percentage" office:value="0.13058511504041" calcext:value-type="percentage">
            <text:p>13,1%</text:p>
          </table:table-cell>
          <table:table-cell table:style-name="ce15" office:value-type="percentage" office:value="0.130255662134407" calcext:value-type="percentage">
            <text:p>13,0%</text:p>
          </table:table-cell>
          <table:table-cell table:style-name="ce15" office:value-type="percentage" office:value="0.126167822557332" calcext:value-type="percentage">
            <text:p>12,6%</text:p>
          </table:table-cell>
          <table:table-cell table:style-name="ce54" office:value-type="percentage" office:value="0.137067627370561" calcext:value-type="percentage">
            <text:p>13,7%</text:p>
          </table:table-cell>
          <table:table-cell table:style-name="ce15" office:value-type="percentage" office:value="0.0553693070663715" calcext:value-type="percentage">
            <text:p>5,5%</text:p>
          </table:table-cell>
          <table:table-cell table:style-name="ce15" office:value-type="percentage" office:value="0.0583472031682431" calcext:value-type="percentage">
            <text:p>5,8%</text:p>
          </table:table-cell>
          <table:table-cell table:style-name="ce15" office:value-type="percentage" office:value="0.0592545240374257" calcext:value-type="percentage">
            <text:p>5,9%</text:p>
          </table:table-cell>
          <table:table-cell table:style-name="ce15" office:value-type="percentage" office:value="0.0588828276165524" calcext:value-type="percentage">
            <text:p>5,9%</text:p>
          </table:table-cell>
          <table:table-cell table:style-name="ce15" office:value-type="percentage" office:value="0.0582689063783775" calcext:value-type="percentage">
            <text:p>5,8%</text:p>
          </table:table-cell>
          <table:table-cell table:style-name="ce15" office:value-type="percentage" office:value="0.0599061064668692" calcext:value-type="percentage">
            <text:p>6,0%</text:p>
          </table:table-cell>
          <table:table-cell table:style-name="ce15" office:value-type="percentage" office:value="0.0594281944494522" calcext:value-type="percentage">
            <text:p>5,9%</text:p>
          </table:table-cell>
          <table:table-cell table:style-name="ce15" office:value-type="percentage" office:value="0.0607183751084449" calcext:value-type="percentage">
            <text:p>6,1%</text:p>
          </table:table-cell>
          <table:table-cell table:style-name="ce15" office:value-type="percentage" office:value="0.0578668791498445" calcext:value-type="percentage">
            <text:p>5,8%</text:p>
          </table:table-cell>
          <table:table-cell table:style-name="ce15" office:value-type="percentage" office:value="0.0588390974886153" calcext:value-type="percentage">
            <text:p>5,9%</text:p>
          </table:table-cell>
          <table:table-cell table:style-name="ce15" office:value-type="percentage" office:value="0.060671693549237" calcext:value-type="percentage">
            <text:p>6,1%</text:p>
          </table:table-cell>
          <table:table-cell table:style-name="ce15" office:value-type="percentage" office:value="0.0580702609105632" calcext:value-type="percentage">
            <text:p>5,8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2605.06029007571" calcext:value-type="float">
            <text:p><text:s/>2.605 </text:p>
          </table:table-cell>
          <table:table-cell table:style-name="ce13" office:value-type="float" office:value="2229.98418598595" calcext:value-type="float">
            <text:p><text:s/>2.230 </text:p>
          </table:table-cell>
          <table:table-cell table:style-name="ce13" office:value-type="float" office:value="2307.26605552826" calcext:value-type="float">
            <text:p><text:s/>2.307 </text:p>
          </table:table-cell>
          <table:table-cell table:style-name="ce13" office:value-type="float" office:value="2580.72991899159" calcext:value-type="float">
            <text:p><text:s/>2.581 </text:p>
          </table:table-cell>
          <table:table-cell table:style-name="ce13" office:value-type="float" office:value="2971.34886154445" calcext:value-type="float">
            <text:p><text:s/>2.971 </text:p>
          </table:table-cell>
          <table:table-cell table:style-name="ce13" office:value-type="float" office:value="3147.27916036209" calcext:value-type="float">
            <text:p><text:s/>3.147 </text:p>
          </table:table-cell>
          <table:table-cell table:style-name="ce13" office:value-type="float" office:value="3172.8526138248" calcext:value-type="float">
            <text:p><text:s/>3.173 </text:p>
          </table:table-cell>
          <table:table-cell table:style-name="ce13" office:value-type="float" office:value="4119.43456212175" calcext:value-type="float">
            <text:p><text:s/>4.119 </text:p>
          </table:table-cell>
          <table:table-cell table:style-name="ce13" office:value-type="float" office:value="5170.6260587588" calcext:value-type="float">
            <text:p><text:s/>5.171 </text:p>
          </table:table-cell>
          <table:table-cell table:style-name="ce13" office:value-type="float" office:value="5858.34610130125" calcext:value-type="float">
            <text:p><text:s/>5.858 </text:p>
          </table:table-cell>
          <table:table-cell table:style-name="ce13" office:value-type="float" office:value="5632.40678251621" calcext:value-type="float">
            <text:p><text:s/>5.632 </text:p>
          </table:table-cell>
          <table:table-cell table:style-name="ce13" office:value-type="float" office:value="6763.2309992489" calcext:value-type="float">
            <text:p><text:s/>6.763 </text:p>
          </table:table-cell>
          <table:table-cell table:style-name="ce14" office:value-type="percentage" office:value="0.0115674933671747" calcext:value-type="percentage">
            <text:p>1,2%</text:p>
          </table:table-cell>
          <table:table-cell table:style-name="ce15" office:value-type="percentage" office:value="0.00867285513127773" calcext:value-type="percentage">
            <text:p>0,9%</text:p>
          </table:table-cell>
          <table:table-cell table:style-name="ce15" office:value-type="percentage" office:value="0.00807809126404699" calcext:value-type="percentage">
            <text:p>0,8%</text:p>
          </table:table-cell>
          <table:table-cell table:style-name="ce15" office:value-type="percentage" office:value="0.00773875795465882" calcext:value-type="percentage">
            <text:p>0,8%</text:p>
          </table:table-cell>
          <table:table-cell table:style-name="ce15" office:value-type="percentage" office:value="0.0085362936316063" calcext:value-type="percentage">
            <text:p>0,9%</text:p>
          </table:table-cell>
          <table:table-cell table:style-name="ce15" office:value-type="percentage" office:value="0.00834904393675778" calcext:value-type="percentage">
            <text:p>0,8%</text:p>
          </table:table-cell>
          <table:table-cell table:style-name="ce15" office:value-type="percentage" office:value="0.00789631848452892" calcext:value-type="percentage">
            <text:p>0,8%</text:p>
          </table:table-cell>
          <table:table-cell table:style-name="ce15" office:value-type="percentage" office:value="0.00977332236565929" calcext:value-type="percentage">
            <text:p>1,0%</text:p>
          </table:table-cell>
          <table:table-cell table:style-name="ce15" office:value-type="percentage" office:value="0.0117506376281442" calcext:value-type="percentage">
            <text:p>1,2%</text:p>
          </table:table-cell>
          <table:table-cell table:style-name="ce15" office:value-type="percentage" office:value="0.0125613948450616" calcext:value-type="percentage">
            <text:p>1,3%</text:p>
          </table:table-cell>
          <table:table-cell table:style-name="ce15" office:value-type="percentage" office:value="0.0115434589555961" calcext:value-type="percentage">
            <text:p>1,2%</text:p>
          </table:table-cell>
          <table:table-cell table:style-name="ce54" office:value-type="percentage" office:value="0.0122973859413497" calcext:value-type="percentage">
            <text:p>1,2%</text:p>
          </table:table-cell>
          <table:table-cell table:style-name="ce15" office:value-type="percentage" office:value="0.0607410065770312" calcext:value-type="percentage">
            <text:p>6,1%</text:p>
          </table:table-cell>
          <table:table-cell table:style-name="ce15" office:value-type="percentage" office:value="0.0538396433034586" calcext:value-type="percentage">
            <text:p>5,4%</text:p>
          </table:table-cell>
          <table:table-cell table:style-name="ce15" office:value-type="percentage" office:value="0.051269161067668" calcext:value-type="percentage">
            <text:p>5,1%</text:p>
          </table:table-cell>
          <table:table-cell table:style-name="ce15" office:value-type="percentage" office:value="0.0515671565957638" calcext:value-type="percentage">
            <text:p>5,2%</text:p>
          </table:table-cell>
          <table:table-cell table:style-name="ce15" office:value-type="percentage" office:value="0.0529425711200992" calcext:value-type="percentage">
            <text:p>5,3%</text:p>
          </table:table-cell>
          <table:table-cell table:style-name="ce15" office:value-type="percentage" office:value="0.0535716209699244" calcext:value-type="percentage">
            <text:p>5,4%</text:p>
          </table:table-cell>
          <table:table-cell table:style-name="ce15" office:value-type="percentage" office:value="0.0521302019884464" calcext:value-type="percentage">
            <text:p>5,2%</text:p>
          </table:table-cell>
          <table:table-cell table:style-name="ce15" office:value-type="percentage" office:value="0.058987263905747" calcext:value-type="percentage">
            <text:p>5,9%</text:p>
          </table:table-cell>
          <table:table-cell table:style-name="ce15" office:value-type="percentage" office:value="0.0614329375973814" calcext:value-type="percentage">
            <text:p>6,1%</text:p>
          </table:table-cell>
          <table:table-cell table:style-name="ce15" office:value-type="percentage" office:value="0.0643272402993406" calcext:value-type="percentage">
            <text:p>6,4%</text:p>
          </table:table-cell>
          <table:table-cell table:style-name="ce15" office:value-type="percentage" office:value="0.0651966846374763" calcext:value-type="percentage">
            <text:p>6,5%</text:p>
          </table:table-cell>
          <table:table-cell table:style-name="ce15" office:value-type="percentage" office:value="0.0669878865241269" calcext:value-type="percentage">
            <text:p>6,7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02162.200919425" calcext:value-type="float">
            <text:p><text:s/>102.162 </text:p>
          </table:table-cell>
          <table:table-cell table:style-name="ce19" office:value-type="float" office:value="115138.618691777" calcext:value-type="float">
            <text:p><text:s/>115.139 </text:p>
          </table:table-cell>
          <table:table-cell table:style-name="ce19" office:value-type="float" office:value="124359.395851216" calcext:value-type="float">
            <text:p><text:s/>124.359 </text:p>
          </table:table-cell>
          <table:table-cell table:style-name="ce19" office:value-type="float" office:value="153334.334770275" calcext:value-type="float">
            <text:p><text:s/>153.334 </text:p>
          </table:table-cell>
          <table:table-cell table:style-name="ce19" office:value-type="float" office:value="151578.508624536" calcext:value-type="float">
            <text:p><text:s/>151.579 </text:p>
          </table:table-cell>
          <table:table-cell table:style-name="ce19" office:value-type="float" office:value="165632.943782496" calcext:value-type="float">
            <text:p><text:s/>165.633 </text:p>
          </table:table-cell>
          <table:table-cell table:style-name="ce19" office:value-type="float" office:value="180271.996878097" calcext:value-type="float">
            <text:p><text:s/>180.272 </text:p>
          </table:table-cell>
          <table:table-cell table:style-name="ce19" office:value-type="float" office:value="183953.124357527" calcext:value-type="float">
            <text:p><text:s/>183.953 </text:p>
          </table:table-cell>
          <table:table-cell table:style-name="ce19" office:value-type="float" office:value="192653.102336426" calcext:value-type="float">
            <text:p><text:s/>192.653 </text:p>
          </table:table-cell>
          <table:table-cell table:style-name="ce19" office:value-type="float" office:value="207261.861588074" calcext:value-type="float">
            <text:p><text:s/>207.262 </text:p>
          </table:table-cell>
          <table:table-cell table:style-name="ce19" office:value-type="float" office:value="228860.188107472" calcext:value-type="float">
            <text:p><text:s/>228.860 </text:p>
          </table:table-cell>
          <table:table-cell table:style-name="ce19" office:value-type="float" office:value="255736.944960556" calcext:value-type="float">
            <text:p><text:s/>255.737 </text:p>
          </table:table-cell>
          <table:table-cell table:style-name="ce20" office:value-type="percentage" office:value="0.453640395968369" calcext:value-type="percentage">
            <text:p>45,4%</text:p>
          </table:table-cell>
          <table:table-cell table:style-name="ce21" office:value-type="percentage" office:value="0.44779714860969" calcext:value-type="percentage">
            <text:p>44,8%</text:p>
          </table:table-cell>
          <table:table-cell table:style-name="ce21" office:value-type="percentage" office:value="0.435401260648227" calcext:value-type="percentage">
            <text:p>43,5%</text:p>
          </table:table-cell>
          <table:table-cell table:style-name="ce21" office:value-type="percentage" office:value="0.459799103421659" calcext:value-type="percentage">
            <text:p>46,0%</text:p>
          </table:table-cell>
          <table:table-cell table:style-name="ce21" office:value-type="percentage" office:value="0.435465076015159" calcext:value-type="percentage">
            <text:p>43,5%</text:p>
          </table:table-cell>
          <table:table-cell table:style-name="ce21" office:value-type="percentage" office:value="0.439388009310079" calcext:value-type="percentage">
            <text:p>43,9%</text:p>
          </table:table-cell>
          <table:table-cell table:style-name="ce21" office:value-type="percentage" office:value="0.448645201793813" calcext:value-type="percentage">
            <text:p>44,9%</text:p>
          </table:table-cell>
          <table:table-cell table:style-name="ce21" office:value-type="percentage" office:value="0.436427174022236" calcext:value-type="percentage">
            <text:p>43,6%</text:p>
          </table:table-cell>
          <table:table-cell table:style-name="ce21" office:value-type="percentage" office:value="0.437818702758123" calcext:value-type="percentage">
            <text:p>43,8%</text:p>
          </table:table-cell>
          <table:table-cell table:style-name="ce21" office:value-type="percentage" office:value="0.444408376478818" calcext:value-type="percentage">
            <text:p>44,4%</text:p>
          </table:table-cell>
          <table:table-cell table:style-name="ce21" office:value-type="percentage" office:value="0.469042505273102" calcext:value-type="percentage">
            <text:p>46,9%</text:p>
          </table:table-cell>
          <table:table-cell table:style-name="ce55" office:value-type="percentage" office:value="0.464999038475976" calcext:value-type="percentage">
            <text:p>46,5%</text:p>
          </table:table-cell>
          <table:table-cell table:style-name="ce21" office:value-type="percentage" office:value="0.0622271686879254" calcext:value-type="percentage">
            <text:p>6,2%</text:p>
          </table:table-cell>
          <table:table-cell table:style-name="ce21" office:value-type="percentage" office:value="0.0628396383985563" calcext:value-type="percentage">
            <text:p>6,3%</text:p>
          </table:table-cell>
          <table:table-cell table:style-name="ce21" office:value-type="percentage" office:value="0.0624795372247498" calcext:value-type="percentage">
            <text:p>6,2%</text:p>
          </table:table-cell>
          <table:table-cell table:style-name="ce21" office:value-type="percentage" office:value="0.0697608121062146" calcext:value-type="percentage">
            <text:p>7,0%</text:p>
          </table:table-cell>
          <table:table-cell table:style-name="ce21" office:value-type="percentage" office:value="0.0631250710047577" calcext:value-type="percentage">
            <text:p>6,3%</text:p>
          </table:table-cell>
          <table:table-cell table:style-name="ce21" office:value-type="percentage" office:value="0.0683069770534601" calcext:value-type="percentage">
            <text:p>6,8%</text:p>
          </table:table-cell>
          <table:table-cell table:style-name="ce21" office:value-type="percentage" office:value="0.0705145494066147" calcext:value-type="percentage">
            <text:p>7,1%</text:p>
          </table:table-cell>
          <table:table-cell table:style-name="ce56" office:value-type="percentage" office:value="0.0685994736473695" calcext:value-type="percentage">
            <text:p>6,9%</text:p>
          </table:table-cell>
          <table:table-cell table:style-name="ce56" office:value-type="percentage" office:value="0.0670982276936993" calcext:value-type="percentage">
            <text:p>6,7%</text:p>
          </table:table-cell>
          <table:table-cell table:style-name="ce56" office:value-type="percentage" office:value="0.0680007931893764" calcext:value-type="percentage">
            <text:p>6,8%</text:p>
          </table:table-cell>
          <table:table-cell table:style-name="ce56" office:value-type="percentage" office:value="0.0690127197000523" calcext:value-type="percentage">
            <text:p>6,9%</text:p>
          </table:table-cell>
          <table:table-cell table:style-name="ce56" office:value-type="percentage" office:value="0.0627053831698144" calcext:value-type="percentage">
            <text:p>6,3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225205.254706966" calcext:value-type="float">
            <text:p><text:s/>225.205 </text:p>
          </table:table-cell>
          <table:table-cell table:style-name="ce27" office:value-type="float" office:value="257122.268529974" calcext:value-type="float">
            <text:p><text:s/>257.122 </text:p>
          </table:table-cell>
          <table:table-cell table:style-name="ce27" office:value-type="float" office:value="285620.201618317" calcext:value-type="float">
            <text:p><text:s/>285.620 </text:p>
          </table:table-cell>
          <table:table-cell table:style-name="ce27" office:value-type="float" office:value="333481.152158011" calcext:value-type="float">
            <text:p><text:s/>333.481 </text:p>
          </table:table-cell>
          <table:table-cell table:style-name="ce27" office:value-type="float" office:value="348084.190841655" calcext:value-type="float">
            <text:p><text:s/>348.084 </text:p>
          </table:table-cell>
          <table:table-cell table:style-name="ce27" office:value-type="float" office:value="376962.821635873" calcext:value-type="float">
            <text:p><text:s/>376.963 </text:p>
          </table:table-cell>
          <table:table-cell table:style-name="ce27" office:value-type="float" office:value="401814.164416151" calcext:value-type="float">
            <text:p><text:s/>401.814 </text:p>
          </table:table-cell>
          <table:table-cell table:style-name="ce27" office:value-type="float" office:value="421497.87022234" calcext:value-type="float">
            <text:p><text:s/>421.498 </text:p>
          </table:table-cell>
          <table:table-cell table:style-name="ce27" office:value-type="float" office:value="440029.402861894" calcext:value-type="float">
            <text:p><text:s/>440.029 </text:p>
          </table:table-cell>
          <table:table-cell table:style-name="ce27" office:value-type="float" office:value="466377.036432735" calcext:value-type="float">
            <text:p><text:s/>466.377 </text:p>
          </table:table-cell>
          <table:table-cell table:style-name="ce27" office:value-type="float" office:value="487930.593783217" calcext:value-type="float">
            <text:p><text:s/>487.931 </text:p>
          </table:table-cell>
          <table:table-cell table:style-name="ce27" office:value-type="float" office:value="549973.061877135" calcext:value-type="float">
            <text:p><text:s/>549.973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579552552395826" calcext:value-type="percentage">
            <text:p>5,8%</text:p>
          </table:table-cell>
          <table:table-cell table:style-name="ce29" office:value-type="percentage" office:value="0.0587522452404688" calcext:value-type="percentage">
            <text:p>5,9%</text:p>
          </table:table-cell>
          <table:table-cell table:style-name="ce29" office:value-type="percentage" office:value="0.0593217941534609" calcext:value-type="percentage">
            <text:p>5,9%</text:p>
          </table:table-cell>
          <table:table-cell table:style-name="ce29" office:value-type="percentage" office:value="0.0625478217535211" calcext:value-type="percentage">
            <text:p>6,3%</text:p>
          </table:table-cell>
          <table:table-cell table:style-name="ce29" office:value-type="percentage" office:value="0.0602330913736336" calcext:value-type="percentage">
            <text:p>6,0%</text:p>
          </table:table-cell>
          <table:table-cell table:style-name="ce29" office:value-type="percentage" office:value="0.0628712830585663" calcext:value-type="percentage">
            <text:p>6,3%</text:p>
          </table:table-cell>
          <table:table-cell table:style-name="ce29" office:value-type="percentage" office:value="0.064092062883957" calcext:value-type="percentage">
            <text:p>6,4%</text:p>
          </table:table-cell>
          <table:table-cell table:style-name="ce58" office:value-type="percentage" office:value="0.0640041324590569" calcext:value-type="percentage">
            <text:p>6,4%</text:p>
          </table:table-cell>
          <table:table-cell table:style-name="ce58" office:value-type="percentage" office:value="0.0628241782770927" calcext:value-type="percentage">
            <text:p>6,3%</text:p>
          </table:table-cell>
          <table:table-cell table:style-name="ce58" office:value-type="percentage" office:value="0.0631166285227229" calcext:value-type="percentage">
            <text:p>6,3%</text:p>
          </table:table-cell>
          <table:table-cell table:style-name="ce58" office:value-type="percentage" office:value="0.064120425008466" calcext:value-type="percentage">
            <text:p>6,4%</text:p>
          </table:table-cell>
          <table:table-cell table:style-name="ce58" office:value-type="percentage" office:value="0.0610257874184777" calcext:value-type="percentage">
            <text:p>6,1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225205.254706966" calcext:value-type="float">
            <text:p><text:s/>225.205 </text:p>
          </table:table-cell>
          <table:table-cell table:style-name="ce32" office:value-type="float" office:value="257122.268529974" calcext:value-type="float">
            <text:p><text:s/>257.122 </text:p>
          </table:table-cell>
          <table:table-cell table:style-name="ce32" office:value-type="float" office:value="285620.201618317" calcext:value-type="float">
            <text:p><text:s/>285.620 </text:p>
          </table:table-cell>
          <table:table-cell table:style-name="ce32" office:value-type="float" office:value="333481.152158011" calcext:value-type="float">
            <text:p><text:s/>333.481 </text:p>
          </table:table-cell>
          <table:table-cell table:style-name="ce32" office:value-type="float" office:value="348084.190841655" calcext:value-type="float">
            <text:p><text:s/>348.084 </text:p>
          </table:table-cell>
          <table:table-cell table:style-name="ce32" office:value-type="float" office:value="376962.821635873" calcext:value-type="float">
            <text:p><text:s/>376.963 </text:p>
          </table:table-cell>
          <table:table-cell table:style-name="ce32" office:value-type="float" office:value="401814.164416152" calcext:value-type="float">
            <text:p><text:s/>401.814 </text:p>
          </table:table-cell>
          <table:table-cell table:style-name="ce32" office:value-type="float" office:value="421497.870222341" calcext:value-type="float">
            <text:p><text:s/>421.498 </text:p>
          </table:table-cell>
          <table:table-cell table:style-name="ce32" office:value-type="float" office:value="440029.402861893" calcext:value-type="float">
            <text:p><text:s/>440.029 </text:p>
          </table:table-cell>
          <table:table-cell table:style-name="ce32" office:value-type="float" office:value="466377.036432735" calcext:value-type="float">
            <text:p><text:s/>466.377 </text:p>
          </table:table-cell>
          <table:table-cell table:style-name="ce32" office:value-type="float" office:value="487930.593783217" calcext:value-type="float">
            <text:p><text:s/>487.931 </text:p>
          </table:table-cell>
          <table:table-cell table:style-name="ce32" office:value-type="float" office:value="549973.061877135" calcext:value-type="float">
            <text:p><text:s/>549.973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7" table:style-name="ta2">
        <table:table-column table:style-name="co28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3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Santa Catarina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130469.640606947" calcext:value-type="float">
            <text:p><text:s/>130.470 </text:p>
          </table:table-cell>
          <table:table-cell table:style-name="ce13" office:value-type="float" office:value="146944.765732846" calcext:value-type="float">
            <text:p><text:s/>146.945 </text:p>
          </table:table-cell>
          <table:table-cell table:style-name="ce13" office:value-type="float" office:value="162052.287248305" calcext:value-type="float">
            <text:p><text:s/>162.052 </text:p>
          </table:table-cell>
          <table:table-cell table:style-name="ce13" office:value-type="float" office:value="180971.624080571" calcext:value-type="float">
            <text:p><text:s/>180.972 </text:p>
          </table:table-cell>
          <table:table-cell table:style-name="ce13" office:value-type="float" office:value="204832.301343846" calcext:value-type="float">
            <text:p><text:s/>204.832 </text:p>
          </table:table-cell>
          <table:table-cell table:style-name="ce13" office:value-type="float" office:value="209670.421406083" calcext:value-type="float">
            <text:p><text:s/>209.670 </text:p>
          </table:table-cell>
          <table:table-cell table:style-name="ce13" office:value-type="float" office:value="217913.09401732" calcext:value-type="float">
            <text:p><text:s/>217.913 </text:p>
          </table:table-cell>
          <table:table-cell table:style-name="ce13" office:value-type="float" office:value="233947.785492118" calcext:value-type="float">
            <text:p><text:s/>233.948 </text:p>
          </table:table-cell>
          <table:table-cell table:style-name="ce13" office:value-type="float" office:value="247908.034239269" calcext:value-type="float">
            <text:p><text:s/>247.908 </text:p>
          </table:table-cell>
          <table:table-cell table:style-name="ce13" office:value-type="float" office:value="267891.286893629" calcext:value-type="float">
            <text:p><text:s/>267.891 </text:p>
          </table:table-cell>
          <table:table-cell table:style-name="ce13" office:value-type="float" office:value="289284.90454378" calcext:value-type="float">
            <text:p><text:s/>289.285 </text:p>
          </table:table-cell>
          <table:table-cell table:style-name="ce13" office:value-type="float" office:value="347534.879385617" calcext:value-type="float">
            <text:p><text:s/>347.535 </text:p>
          </table:table-cell>
          <table:table-cell table:style-name="ce14" office:value-type="percentage" office:value="0.848715469982304" calcext:value-type="percentage">
            <text:p>84,9%</text:p>
          </table:table-cell>
          <table:table-cell table:style-name="ce15" office:value-type="percentage" office:value="0.844178678047568" calcext:value-type="percentage">
            <text:p>84,4%</text:p>
          </table:table-cell>
          <table:table-cell table:style-name="ce15" office:value-type="percentage" office:value="0.844925994746812" calcext:value-type="percentage">
            <text:p>84,5%</text:p>
          </table:table-cell>
          <table:table-cell table:style-name="ce15" office:value-type="percentage" office:value="0.843642408266746" calcext:value-type="percentage">
            <text:p>84,4%</text:p>
          </table:table-cell>
          <table:table-cell table:style-name="ce15" office:value-type="percentage" office:value="0.844483424891642" calcext:value-type="percentage">
            <text:p>84,4%</text:p>
          </table:table-cell>
          <table:table-cell table:style-name="ce15" office:value-type="percentage" office:value="0.841780642880691" calcext:value-type="percentage">
            <text:p>84,2%</text:p>
          </table:table-cell>
          <table:table-cell table:style-name="ce15" office:value-type="percentage" office:value="0.848721058375715" calcext:value-type="percentage">
            <text:p>84,9%</text:p>
          </table:table-cell>
          <table:table-cell table:style-name="ce15" office:value-type="percentage" office:value="0.843753690894692" calcext:value-type="percentage">
            <text:p>84,4%</text:p>
          </table:table-cell>
          <table:table-cell table:style-name="ce15" office:value-type="percentage" office:value="0.831272686204295" calcext:value-type="percentage">
            <text:p>83,1%</text:p>
          </table:table-cell>
          <table:table-cell table:style-name="ce15" office:value-type="percentage" office:value="0.828707821048471" calcext:value-type="percentage">
            <text:p>82,9%</text:p>
          </table:table-cell>
          <table:table-cell table:style-name="ce15" office:value-type="percentage" office:value="0.82824391004285" calcext:value-type="percentage">
            <text:p>82,8%</text:p>
          </table:table-cell>
          <table:table-cell table:style-name="ce54" office:value-type="percentage" office:value="0.810915739984844" calcext:value-type="percentage">
            <text:p>81,1%</text:p>
          </table:table-cell>
          <table:table-cell table:style-name="ce15" office:value-type="percentage" office:value="0.0395022588460074" calcext:value-type="percentage">
            <text:p>4,0%</text:p>
          </table:table-cell>
          <table:table-cell table:style-name="ce15" office:value-type="percentage" office:value="0.0394963865318965" calcext:value-type="percentage">
            <text:p>3,9%</text:p>
          </table:table-cell>
          <table:table-cell table:style-name="ce15" office:value-type="percentage" office:value="0.0395803702814856" calcext:value-type="percentage">
            <text:p>4,0%</text:p>
          </table:table-cell>
          <table:table-cell table:style-name="ce15" office:value-type="percentage" office:value="0.0397411422825466" calcext:value-type="percentage">
            <text:p>4,0%</text:p>
          </table:table-cell>
          <table:table-cell table:style-name="ce15" office:value-type="percentage" office:value="0.0411910834852308" calcext:value-type="percentage">
            <text:p>4,1%</text:p>
          </table:table-cell>
          <table:table-cell table:style-name="ce15" office:value-type="percentage" office:value="0.0406684732596807" calcext:value-type="percentage">
            <text:p>4,1%</text:p>
          </table:table-cell>
          <table:table-cell table:style-name="ce15" office:value-type="percentage" office:value="0.0402066883409309" calcext:value-type="percentage">
            <text:p>4,0%</text:p>
          </table:table-cell>
          <table:table-cell table:style-name="ce15" office:value-type="percentage" office:value="0.0412466216047453" calcext:value-type="percentage">
            <text:p>4,1%</text:p>
          </table:table-cell>
          <table:table-cell table:style-name="ce15" office:value-type="percentage" office:value="0.0412413655023196" calcext:value-type="percentage">
            <text:p>4,1%</text:p>
          </table:table-cell>
          <table:table-cell table:style-name="ce15" office:value-type="percentage" office:value="0.0421432443226106" calcext:value-type="percentage">
            <text:p>4,2%</text:p>
          </table:table-cell>
          <table:table-cell table:style-name="ce15" office:value-type="percentage" office:value="0.0438646956815174" calcext:value-type="percentage">
            <text:p>4,4%</text:p>
          </table:table-cell>
          <table:table-cell table:style-name="ce15" office:value-type="percentage" office:value="0.0450524921490938" calcext:value-type="percentage">
            <text:p>4,5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62836.9526094384" calcext:value-type="float">
            <text:p><text:s/>62.837 </text:p>
          </table:table-cell>
          <table:table-cell table:style-name="ce19" office:value-type="float" office:value="69686.3474038654" calcext:value-type="float">
            <text:p><text:s/>69.686 </text:p>
          </table:table-cell>
          <table:table-cell table:style-name="ce19" office:value-type="float" office:value="78962.2558250082" calcext:value-type="float">
            <text:p><text:s/>78.962 </text:p>
          </table:table-cell>
          <table:table-cell table:style-name="ce19" office:value-type="float" office:value="90744.1207534286" calcext:value-type="float">
            <text:p><text:s/>90.744 </text:p>
          </table:table-cell>
          <table:table-cell table:style-name="ce19" office:value-type="float" office:value="100721.950691921" calcext:value-type="float">
            <text:p><text:s/>100.722 </text:p>
          </table:table-cell>
          <table:table-cell table:style-name="ce19" office:value-type="float" office:value="107911.1624111" calcext:value-type="float">
            <text:p><text:s/>107.911 </text:p>
          </table:table-cell>
          <table:table-cell table:style-name="ce19" office:value-type="float" office:value="114757.845246968" calcext:value-type="float">
            <text:p><text:s/>114.758 </text:p>
          </table:table-cell>
          <table:table-cell table:style-name="ce19" office:value-type="float" office:value="122629.688249643" calcext:value-type="float">
            <text:p><text:s/>122.630 </text:p>
          </table:table-cell>
          <table:table-cell table:style-name="ce19" office:value-type="float" office:value="130221.098339951" calcext:value-type="float">
            <text:p><text:s/>130.221 </text:p>
          </table:table-cell>
          <table:table-cell table:style-name="ce19" office:value-type="float" office:value="140963.279143634" calcext:value-type="float">
            <text:p><text:s/>140.963 </text:p>
          </table:table-cell>
          <table:table-cell table:style-name="ce19" office:value-type="float" office:value="140992.17966948" calcext:value-type="float">
            <text:p><text:s/>140.992 </text:p>
          </table:table-cell>
          <table:table-cell table:style-name="ce19" office:value-type="float" office:value="165764.610114084" calcext:value-type="float">
            <text:p><text:s/>165.765 </text:p>
          </table:table-cell>
          <table:table-cell table:style-name="ce20" office:value-type="percentage" office:value="0.408759413439633" calcext:value-type="percentage">
            <text:p>40,9%</text:p>
          </table:table-cell>
          <table:table-cell table:style-name="ce21" office:value-type="percentage" office:value="0.400339054854875" calcext:value-type="percentage">
            <text:p>40,0%</text:p>
          </table:table-cell>
          <table:table-cell table:style-name="ce21" office:value-type="percentage" office:value="0.411702072727735" calcext:value-type="percentage">
            <text:p>41,2%</text:p>
          </table:table-cell>
          <table:table-cell table:style-name="ce21" office:value-type="percentage" office:value="0.423025371836124" calcext:value-type="percentage">
            <text:p>42,3%</text:p>
          </table:table-cell>
          <table:table-cell table:style-name="ce21" office:value-type="percentage" office:value="0.415256858044551" calcext:value-type="percentage">
            <text:p>41,5%</text:p>
          </table:table-cell>
          <table:table-cell table:style-name="ce21" office:value-type="percentage" office:value="0.433239591255875" calcext:value-type="percentage">
            <text:p>43,3%</text:p>
          </table:table-cell>
          <table:table-cell table:style-name="ce21" office:value-type="percentage" office:value="0.446955242933598" calcext:value-type="percentage">
            <text:p>44,7%</text:p>
          </table:table-cell>
          <table:table-cell table:style-name="ce21" office:value-type="percentage" office:value="0.442274979676555" calcext:value-type="percentage">
            <text:p>44,2%</text:p>
          </table:table-cell>
          <table:table-cell table:style-name="ce21" office:value-type="percentage" office:value="0.436650802987077" calcext:value-type="percentage">
            <text:p>43,7%</text:p>
          </table:table-cell>
          <table:table-cell table:style-name="ce21" office:value-type="percentage" office:value="0.436062603086276" calcext:value-type="percentage">
            <text:p>43,6%</text:p>
          </table:table-cell>
          <table:table-cell table:style-name="ce21" office:value-type="percentage" office:value="0.403670956696053" calcext:value-type="percentage">
            <text:p>40,4%</text:p>
          </table:table-cell>
          <table:table-cell table:style-name="ce55" office:value-type="percentage" office:value="0.386784577454774" calcext:value-type="percentage">
            <text:p>38,7%</text:p>
          </table:table-cell>
          <table:table-cell table:style-name="ce21" office:value-type="percentage" office:value="0.0388316283065885" calcext:value-type="percentage">
            <text:p>3,9%</text:p>
          </table:table-cell>
          <table:table-cell table:style-name="ce21" office:value-type="percentage" office:value="0.0377339529721528" calcext:value-type="percentage">
            <text:p>3,8%</text:p>
          </table:table-cell>
          <table:table-cell table:style-name="ce21" office:value-type="percentage" office:value="0.0383525280690171" calcext:value-type="percentage">
            <text:p>3,8%</text:p>
          </table:table-cell>
          <table:table-cell table:style-name="ce21" office:value-type="percentage" office:value="0.0393562081462127" calcext:value-type="percentage">
            <text:p>3,9%</text:p>
          </table:table-cell>
          <table:table-cell table:style-name="ce21" office:value-type="percentage" office:value="0.0400426143010909" calcext:value-type="percentage">
            <text:p>4,0%</text:p>
          </table:table-cell>
          <table:table-cell table:style-name="ce21" office:value-type="percentage" office:value="0.0403856117884972" calcext:value-type="percentage">
            <text:p>4,0%</text:p>
          </table:table-cell>
          <table:table-cell table:style-name="ce21" office:value-type="percentage" office:value="0.0409493188236835" calcext:value-type="percentage">
            <text:p>4,1%</text:p>
          </table:table-cell>
          <table:table-cell table:style-name="ce21" office:value-type="percentage" office:value="0.0419887466755746" calcext:value-type="percentage">
            <text:p>4,2%</text:p>
          </table:table-cell>
          <table:table-cell table:style-name="ce21" office:value-type="percentage" office:value="0.0426147813793599" calcext:value-type="percentage">
            <text:p>4,3%</text:p>
          </table:table-cell>
          <table:table-cell table:style-name="ce21" office:value-type="percentage" office:value="0.0438089801172379" calcext:value-type="percentage">
            <text:p>4,4%</text:p>
          </table:table-cell>
          <table:table-cell table:style-name="ce21" office:value-type="percentage" office:value="0.0441657364730167" calcext:value-type="percentage">
            <text:p>4,4%</text:p>
          </table:table-cell>
          <table:table-cell table:style-name="ce21" office:value-type="percentage" office:value="0.0468970630495836" calcext:value-type="percentage">
            <text:p>4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49385.4224161481" calcext:value-type="float">
            <text:p><text:s/>49.385 </text:p>
          </table:table-cell>
          <table:table-cell table:style-name="ce13" office:value-type="float" office:value="54641.9911026242" calcext:value-type="float">
            <text:p><text:s/>54.642 </text:p>
          </table:table-cell>
          <table:table-cell table:style-name="ce13" office:value-type="float" office:value="62080.0780968138" calcext:value-type="float">
            <text:p><text:s/>62.080 </text:p>
          </table:table-cell>
          <table:table-cell table:style-name="ce13" office:value-type="float" office:value="71692.5829844542" calcext:value-type="float">
            <text:p><text:s/>71.693 </text:p>
          </table:table-cell>
          <table:table-cell table:style-name="ce13" office:value-type="float" office:value="80010.5388302521" calcext:value-type="float">
            <text:p><text:s/>80.011 </text:p>
          </table:table-cell>
          <table:table-cell table:style-name="ce13" office:value-type="float" office:value="85883.7277165816" calcext:value-type="float">
            <text:p><text:s/>85.884 </text:p>
          </table:table-cell>
          <table:table-cell table:style-name="ce13" office:value-type="float" office:value="91184.6306847866" calcext:value-type="float">
            <text:p><text:s/>91.185 </text:p>
          </table:table-cell>
          <table:table-cell table:style-name="ce13" office:value-type="float" office:value="97032.5962500241" calcext:value-type="float">
            <text:p><text:s/>97.033 </text:p>
          </table:table-cell>
          <table:table-cell table:style-name="ce13" office:value-type="float" office:value="103073.409891468" calcext:value-type="float">
            <text:p><text:s/>103.073 </text:p>
          </table:table-cell>
          <table:table-cell table:style-name="ce13" office:value-type="float" office:value="111165.209905713" calcext:value-type="float">
            <text:p><text:s/>111.165 </text:p>
          </table:table-cell>
          <table:table-cell table:style-name="ce13" office:value-type="float" office:value="111962.994880124" calcext:value-type="float">
            <text:p><text:s/>111.963 </text:p>
          </table:table-cell>
          <table:table-cell table:style-name="ce13" office:value-type="float" office:value="131146.420463319" calcext:value-type="float">
            <text:p><text:s/>131.146 </text:p>
          </table:table-cell>
          <table:table-cell table:style-name="ce14" office:value-type="percentage" office:value="0.321256131320745" calcext:value-type="percentage">
            <text:p>32,1%</text:p>
          </table:table-cell>
          <table:table-cell table:style-name="ce15" office:value-type="percentage" office:value="0.313911173255146" calcext:value-type="percentage">
            <text:p>31,4%</text:p>
          </table:table-cell>
          <table:table-cell table:style-name="ce15" office:value-type="percentage" office:value="0.323679922268169" calcext:value-type="percentage">
            <text:p>32,4%</text:p>
          </table:table-cell>
          <table:table-cell table:style-name="ce15" office:value-type="percentage" office:value="0.334212082535882" calcext:value-type="percentage">
            <text:p>33,4%</text:p>
          </table:table-cell>
          <table:table-cell table:style-name="ce15" office:value-type="percentage" office:value="0.329867767024564" calcext:value-type="percentage">
            <text:p>33,0%</text:p>
          </table:table-cell>
          <table:table-cell table:style-name="ce15" office:value-type="percentage" office:value="0.344804284006446" calcext:value-type="percentage">
            <text:p>34,5%</text:p>
          </table:table-cell>
          <table:table-cell table:style-name="ce15" office:value-type="percentage" office:value="0.355143028973925" calcext:value-type="percentage">
            <text:p>35,5%</text:p>
          </table:table-cell>
          <table:table-cell table:style-name="ce15" office:value-type="percentage" office:value="0.34995676941687" calcext:value-type="percentage">
            <text:p>35,0%</text:p>
          </table:table-cell>
          <table:table-cell table:style-name="ce15" office:value-type="percentage" office:value="0.345620546666192" calcext:value-type="percentage">
            <text:p>34,6%</text:p>
          </table:table-cell>
          <table:table-cell table:style-name="ce15" office:value-type="percentage" office:value="0.343883819237236" calcext:value-type="percentage">
            <text:p>34,4%</text:p>
          </table:table-cell>
          <table:table-cell table:style-name="ce15" office:value-type="percentage" office:value="0.320558270421565" calcext:value-type="percentage">
            <text:p>32,1%</text:p>
          </table:table-cell>
          <table:table-cell table:style-name="ce54" office:value-type="percentage" office:value="0.306008699858794" calcext:value-type="percentage">
            <text:p>30,6%</text:p>
          </table:table-cell>
          <table:table-cell table:style-name="ce15" office:value-type="percentage" office:value="0.0386643720204559" calcext:value-type="percentage">
            <text:p>3,9%</text:p>
          </table:table-cell>
          <table:table-cell table:style-name="ce15" office:value-type="percentage" office:value="0.0375893806320098" calcext:value-type="percentage">
            <text:p>3,8%</text:p>
          </table:table-cell>
          <table:table-cell table:style-name="ce15" office:value-type="percentage" office:value="0.0381565622362457" calcext:value-type="percentage">
            <text:p>3,8%</text:p>
          </table:table-cell>
          <table:table-cell table:style-name="ce15" office:value-type="percentage" office:value="0.0393437545532371" calcext:value-type="percentage">
            <text:p>3,9%</text:p>
          </table:table-cell>
          <table:table-cell table:style-name="ce15" office:value-type="percentage" office:value="0.039997090010219" calcext:value-type="percentage">
            <text:p>4,0%</text:p>
          </table:table-cell>
          <table:table-cell table:style-name="ce15" office:value-type="percentage" office:value="0.0403807548619279" calcext:value-type="percentage">
            <text:p>4,0%</text:p>
          </table:table-cell>
          <table:table-cell table:style-name="ce15" office:value-type="percentage" office:value="0.0409029551466504" calcext:value-type="percentage">
            <text:p>4,1%</text:p>
          </table:table-cell>
          <table:table-cell table:style-name="ce15" office:value-type="percentage" office:value="0.0419626727946289" calcext:value-type="percentage">
            <text:p>4,2%</text:p>
          </table:table-cell>
          <table:table-cell table:style-name="ce15" office:value-type="percentage" office:value="0.0425519114045704" calcext:value-type="percentage">
            <text:p>4,3%</text:p>
          </table:table-cell>
          <table:table-cell table:style-name="ce15" office:value-type="percentage" office:value="0.0437711211180694" calcext:value-type="percentage">
            <text:p>4,4%</text:p>
          </table:table-cell>
          <table:table-cell table:style-name="ce15" office:value-type="percentage" office:value="0.0442198734025224" calcext:value-type="percentage">
            <text:p>4,4%</text:p>
          </table:table-cell>
          <table:table-cell table:style-name="ce15" office:value-type="percentage" office:value="0.0469215612026697" calcext:value-type="percentage">
            <text:p>4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13451.5301932904" calcext:value-type="float">
            <text:p><text:s/>13.452 </text:p>
          </table:table-cell>
          <table:table-cell table:style-name="ce13" office:value-type="float" office:value="15044.3563012411" calcext:value-type="float">
            <text:p><text:s/>15.044 </text:p>
          </table:table-cell>
          <table:table-cell table:style-name="ce13" office:value-type="float" office:value="16882.1777281944" calcext:value-type="float">
            <text:p><text:s/>16.882 </text:p>
          </table:table-cell>
          <table:table-cell table:style-name="ce13" office:value-type="float" office:value="19051.5377689744" calcext:value-type="float">
            <text:p><text:s/>19.052 </text:p>
          </table:table-cell>
          <table:table-cell table:style-name="ce13" office:value-type="float" office:value="20711.4118616685" calcext:value-type="float">
            <text:p><text:s/>20.711 </text:p>
          </table:table-cell>
          <table:table-cell table:style-name="ce13" office:value-type="float" office:value="22027.4346945187" calcext:value-type="float">
            <text:p><text:s/>22.027 </text:p>
          </table:table-cell>
          <table:table-cell table:style-name="ce13" office:value-type="float" office:value="23573.2145621815" calcext:value-type="float">
            <text:p><text:s/>23.573 </text:p>
          </table:table-cell>
          <table:table-cell table:style-name="ce13" office:value-type="float" office:value="25597.0919996184" calcext:value-type="float">
            <text:p><text:s/>25.597 </text:p>
          </table:table-cell>
          <table:table-cell table:style-name="ce13" office:value-type="float" office:value="27147.6884484825" calcext:value-type="float">
            <text:p><text:s/>27.148 </text:p>
          </table:table-cell>
          <table:table-cell table:style-name="ce13" office:value-type="float" office:value="29798.0692379211" calcext:value-type="float">
            <text:p><text:s/>29.798 </text:p>
          </table:table-cell>
          <table:table-cell table:style-name="ce13" office:value-type="float" office:value="29029.1847893554" calcext:value-type="float">
            <text:p><text:s/>29.029 </text:p>
          </table:table-cell>
          <table:table-cell table:style-name="ce13" office:value-type="float" office:value="34618.1896507659" calcext:value-type="float">
            <text:p><text:s/>34.618 </text:p>
          </table:table-cell>
          <table:table-cell table:style-name="ce14" office:value-type="percentage" office:value="0.087503282118888" calcext:value-type="percentage">
            <text:p>8,8%</text:p>
          </table:table-cell>
          <table:table-cell table:style-name="ce15" office:value-type="percentage" office:value="0.0864278815997289" calcext:value-type="percentage">
            <text:p>8,6%</text:p>
          </table:table-cell>
          <table:table-cell table:style-name="ce15" office:value-type="percentage" office:value="0.0880221504595666" calcext:value-type="percentage">
            <text:p>8,8%</text:p>
          </table:table-cell>
          <table:table-cell table:style-name="ce15" office:value-type="percentage" office:value="0.0888132893002421" calcext:value-type="percentage">
            <text:p>8,9%</text:p>
          </table:table-cell>
          <table:table-cell table:style-name="ce15" office:value-type="percentage" office:value="0.0853890910199876" calcext:value-type="percentage">
            <text:p>8,5%</text:p>
          </table:table-cell>
          <table:table-cell table:style-name="ce15" office:value-type="percentage" office:value="0.0884353072494296" calcext:value-type="percentage">
            <text:p>8,8%</text:p>
          </table:table-cell>
          <table:table-cell table:style-name="ce15" office:value-type="percentage" office:value="0.0918122139596728" calcext:value-type="percentage">
            <text:p>9,2%</text:p>
          </table:table-cell>
          <table:table-cell table:style-name="ce15" office:value-type="percentage" office:value="0.092318210259685" calcext:value-type="percentage">
            <text:p>9,2%</text:p>
          </table:table-cell>
          <table:table-cell table:style-name="ce15" office:value-type="percentage" office:value="0.0910302563208851" calcext:value-type="percentage">
            <text:p>9,1%</text:p>
          </table:table-cell>
          <table:table-cell table:style-name="ce15" office:value-type="percentage" office:value="0.0921787838490402" calcext:value-type="percentage">
            <text:p>9,2%</text:p>
          </table:table-cell>
          <table:table-cell table:style-name="ce15" office:value-type="percentage" office:value="0.0831126862744874" calcext:value-type="percentage">
            <text:p>8,3%</text:p>
          </table:table-cell>
          <table:table-cell table:style-name="ce54" office:value-type="percentage" office:value="0.0807758775959804" calcext:value-type="percentage">
            <text:p>8,1%</text:p>
          </table:table-cell>
          <table:table-cell table:style-name="ce15" office:value-type="percentage" office:value="0.0394582953998632" calcext:value-type="percentage">
            <text:p>3,9%</text:p>
          </table:table-cell>
          <table:table-cell table:style-name="ce15" office:value-type="percentage" office:value="0.038268535536294" calcext:value-type="percentage">
            <text:p>3,8%</text:p>
          </table:table-cell>
          <table:table-cell table:style-name="ce15" office:value-type="percentage" office:value="0.0390907880552166" calcext:value-type="percentage">
            <text:p>3,9%</text:p>
          </table:table-cell>
          <table:table-cell table:style-name="ce15" office:value-type="percentage" office:value="0.0394031428325665" calcext:value-type="percentage">
            <text:p>3,9%</text:p>
          </table:table-cell>
          <table:table-cell table:style-name="ce15" office:value-type="percentage" office:value="0.0402194575533411" calcext:value-type="percentage">
            <text:p>4,0%</text:p>
          </table:table-cell>
          <table:table-cell table:style-name="ce15" office:value-type="percentage" office:value="0.0404045598352789" calcext:value-type="percentage">
            <text:p>4,0%</text:p>
          </table:table-cell>
          <table:table-cell table:style-name="ce15" office:value-type="percentage" office:value="0.0411296542617239" calcext:value-type="percentage">
            <text:p>4,1%</text:p>
          </table:table-cell>
          <table:table-cell table:style-name="ce15" office:value-type="percentage" office:value="0.0420878815874498" calcext:value-type="percentage">
            <text:p>4,2%</text:p>
          </table:table-cell>
          <table:table-cell table:style-name="ce15" office:value-type="percentage" office:value="0.0428551852061763" calcext:value-type="percentage">
            <text:p>4,3%</text:p>
          </table:table-cell>
          <table:table-cell table:style-name="ce15" office:value-type="percentage" office:value="0.0439507973426055" calcext:value-type="percentage">
            <text:p>4,4%</text:p>
          </table:table-cell>
          <table:table-cell table:style-name="ce15" office:value-type="percentage" office:value="0.0439581708607373" calcext:value-type="percentage">
            <text:p>4,4%</text:p>
          </table:table-cell>
          <table:table-cell table:style-name="ce15" office:value-type="percentage" office:value="0.0468044866119809" calcext:value-type="percentage">
            <text:p>4,7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24927.619179552" calcext:value-type="float">
            <text:p><text:s/>24.928 </text:p>
          </table:table-cell>
          <table:table-cell table:style-name="ce19" office:value-type="float" office:value="28651.9869839415" calcext:value-type="float">
            <text:p><text:s/>28.652 </text:p>
          </table:table-cell>
          <table:table-cell table:style-name="ce19" office:value-type="float" office:value="31454.8247929802" calcext:value-type="float">
            <text:p><text:s/>31.455 </text:p>
          </table:table-cell>
          <table:table-cell table:style-name="ce19" office:value-type="float" office:value="35382.2227549827" calcext:value-type="float">
            <text:p><text:s/>35.382 </text:p>
          </table:table-cell>
          <table:table-cell table:style-name="ce19" office:value-type="float" office:value="39949.0132826076" calcext:value-type="float">
            <text:p><text:s/>39.949 </text:p>
          </table:table-cell>
          <table:table-cell table:style-name="ce19" office:value-type="float" office:value="41764.4147123318" calcext:value-type="float">
            <text:p><text:s/>41.764 </text:p>
          </table:table-cell>
          <table:table-cell table:style-name="ce19" office:value-type="float" office:value="41240.9282057184" calcext:value-type="float">
            <text:p><text:s/>41.241 </text:p>
          </table:table-cell>
          <table:table-cell table:style-name="ce19" office:value-type="float" office:value="46251.9913060985" calcext:value-type="float">
            <text:p><text:s/>46.252 </text:p>
          </table:table-cell>
          <table:table-cell table:style-name="ce19" office:value-type="float" office:value="53924.9623032482" calcext:value-type="float">
            <text:p><text:s/>53.925 </text:p>
          </table:table-cell>
          <table:table-cell table:style-name="ce19" office:value-type="float" office:value="59538.4255978323" calcext:value-type="float">
            <text:p><text:s/>59.538 </text:p>
          </table:table-cell>
          <table:table-cell table:style-name="ce19" office:value-type="float" office:value="64161.1853229263" calcext:value-type="float">
            <text:p><text:s/>64.161 </text:p>
          </table:table-cell>
          <table:table-cell table:style-name="ce19" office:value-type="float" office:value="86329.7702386228" calcext:value-type="float">
            <text:p><text:s/>86.330 </text:p>
          </table:table-cell>
          <table:table-cell table:style-name="ce20" office:value-type="percentage" office:value="0.162156160843957" calcext:value-type="percentage">
            <text:p>16,2%</text:p>
          </table:table-cell>
          <table:table-cell table:style-name="ce21" office:value-type="percentage" office:value="0.164601960300606" calcext:value-type="percentage">
            <text:p>16,5%</text:p>
          </table:table-cell>
          <table:table-cell table:style-name="ce21" office:value-type="percentage" office:value="0.164002616557166" calcext:value-type="percentage">
            <text:p>16,4%</text:p>
          </table:table-cell>
          <table:table-cell table:style-name="ce21" office:value-type="percentage" office:value="0.164942674115332" calcext:value-type="percentage">
            <text:p>16,5%</text:p>
          </table:table-cell>
          <table:table-cell table:style-name="ce21" office:value-type="percentage" office:value="0.164701950505873" calcext:value-type="percentage">
            <text:p>16,5%</text:p>
          </table:table-cell>
          <table:table-cell table:style-name="ce21" office:value-type="percentage" office:value="0.167674942561366" calcext:value-type="percentage">
            <text:p>16,8%</text:p>
          </table:table-cell>
          <table:table-cell table:style-name="ce21" office:value-type="percentage" office:value="0.160623868854674" calcext:value-type="percentage">
            <text:p>16,1%</text:p>
          </table:table-cell>
          <table:table-cell table:style-name="ce21" office:value-type="percentage" office:value="0.166811958889282" calcext:value-type="percentage">
            <text:p>16,7%</text:p>
          </table:table-cell>
          <table:table-cell table:style-name="ce21" office:value-type="percentage" office:value="0.180818457154246" calcext:value-type="percentage">
            <text:p>18,1%</text:p>
          </table:table-cell>
          <table:table-cell table:style-name="ce21" office:value-type="percentage" office:value="0.184179035899093" calcext:value-type="percentage">
            <text:p>18,4%</text:p>
          </table:table-cell>
          <table:table-cell table:style-name="ce21" office:value-type="percentage" office:value="0.183698181862103" calcext:value-type="percentage">
            <text:p>18,4%</text:p>
          </table:table-cell>
          <table:table-cell table:style-name="ce55" office:value-type="percentage" office:value="0.201436384283308" calcext:value-type="percentage">
            <text:p>20,1%</text:p>
          </table:table-cell>
          <table:table-cell table:style-name="ce21" office:value-type="percentage" office:value="0.0398271581967455" calcext:value-type="percentage">
            <text:p>4,0%</text:p>
          </table:table-cell>
          <table:table-cell table:style-name="ce21" office:value-type="percentage" office:value="0.0410875426390878" calcext:value-type="percentage">
            <text:p>4,1%</text:p>
          </table:table-cell>
          <table:table-cell table:style-name="ce21" office:value-type="percentage" office:value="0.0410903467427737" calcext:value-type="percentage">
            <text:p>4,1%</text:p>
          </table:table-cell>
          <table:table-cell table:style-name="ce21" office:value-type="percentage" office:value="0.0427370587299169" calcext:value-type="percentage">
            <text:p>4,3%</text:p>
          </table:table-cell>
          <table:table-cell table:style-name="ce21" office:value-type="percentage" office:value="0.0463261410765306" calcext:value-type="percentage">
            <text:p>4,6%</text:p>
          </table:table-cell>
          <table:table-cell table:style-name="ce21" office:value-type="percentage" office:value="0.0464598827638615" calcext:value-type="percentage">
            <text:p>4,6%</text:p>
          </table:table-cell>
          <table:table-cell table:style-name="ce21" office:value-type="percentage" office:value="0.0453012821223443" calcext:value-type="percentage">
            <text:p>4,5%</text:p>
          </table:table-cell>
          <table:table-cell table:style-name="ce21" office:value-type="percentage" office:value="0.0470332608012681" calcext:value-type="percentage">
            <text:p>4,7%</text:p>
          </table:table-cell>
          <table:table-cell table:style-name="ce21" office:value-type="percentage" office:value="0.0500622585574708" calcext:value-type="percentage">
            <text:p>5,0%</text:p>
          </table:table-cell>
          <table:table-cell table:style-name="ce21" office:value-type="percentage" office:value="0.0529928542291555" calcext:value-type="percentage">
            <text:p>5,3%</text:p>
          </table:table-cell>
          <table:table-cell table:style-name="ce21" office:value-type="percentage" office:value="0.0582726734028336" calcext:value-type="percentage">
            <text:p>5,8%</text:p>
          </table:table-cell>
          <table:table-cell table:style-name="ce21" office:value-type="percentage" office:value="0.0617035678084366" calcext:value-type="percentage">
            <text:p>6,2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23256.3667788584" calcext:value-type="float">
            <text:p><text:s/>23.256 </text:p>
          </table:table-cell>
          <table:table-cell table:style-name="ce13" office:value-type="float" office:value="27123.5560029062" calcext:value-type="float">
            <text:p><text:s/>27.124 </text:p>
          </table:table-cell>
          <table:table-cell table:style-name="ce13" office:value-type="float" office:value="29742.3648938213" calcext:value-type="float">
            <text:p><text:s/>29.742 </text:p>
          </table:table-cell>
          <table:table-cell table:style-name="ce13" office:value-type="float" office:value="33540.6174891424" calcext:value-type="float">
            <text:p><text:s/>33.541 </text:p>
          </table:table-cell>
          <table:table-cell table:style-name="ce13" office:value-type="float" office:value="37721.0695173152" calcext:value-type="float">
            <text:p><text:s/>37.721 </text:p>
          </table:table-cell>
          <table:table-cell table:style-name="ce13" office:value-type="float" office:value="39409.2208728858" calcext:value-type="float">
            <text:p><text:s/>39.409 </text:p>
          </table:table-cell>
          <table:table-cell table:style-name="ce13" office:value-type="float" office:value="38841.5745122471" calcext:value-type="float">
            <text:p><text:s/>38.842 </text:p>
          </table:table-cell>
          <table:table-cell table:style-name="ce13" office:value-type="float" office:value="43322.4510908432" calcext:value-type="float">
            <text:p><text:s/>43.322 </text:p>
          </table:table-cell>
          <table:table-cell table:style-name="ce13" office:value-type="float" office:value="50319.0558041331" calcext:value-type="float">
            <text:p><text:s/>50.319 </text:p>
          </table:table-cell>
          <table:table-cell table:style-name="ce13" office:value-type="float" office:value="55372.5705111393" calcext:value-type="float">
            <text:p><text:s/>55.373 </text:p>
          </table:table-cell>
          <table:table-cell table:style-name="ce13" office:value-type="float" office:value="59990.1109873495" calcext:value-type="float">
            <text:p><text:s/>59.990 </text:p>
          </table:table-cell>
          <table:table-cell table:style-name="ce13" office:value-type="float" office:value="81036.0093630867" calcext:value-type="float">
            <text:p><text:s/>81.036 </text:p>
          </table:table-cell>
          <table:table-cell table:style-name="ce14" office:value-type="percentage" office:value="0.151284530017696" calcext:value-type="percentage">
            <text:p>15,1%</text:p>
          </table:table-cell>
          <table:table-cell table:style-name="ce15" office:value-type="percentage" office:value="0.155821321952432" calcext:value-type="percentage">
            <text:p>15,6%</text:p>
          </table:table-cell>
          <table:table-cell table:style-name="ce15" office:value-type="percentage" office:value="0.155074005253188" calcext:value-type="percentage">
            <text:p>15,5%</text:p>
          </table:table-cell>
          <table:table-cell table:style-name="ce15" office:value-type="percentage" office:value="0.156357591733254" calcext:value-type="percentage">
            <text:p>15,6%</text:p>
          </table:table-cell>
          <table:table-cell table:style-name="ce15" office:value-type="percentage" office:value="0.155516575108358" calcext:value-type="percentage">
            <text:p>15,6%</text:p>
          </table:table-cell>
          <table:table-cell table:style-name="ce15" office:value-type="percentage" office:value="0.158219357119309" calcext:value-type="percentage">
            <text:p>15,8%</text:p>
          </table:table-cell>
          <table:table-cell table:style-name="ce15" office:value-type="percentage" office:value="0.151278941624285" calcext:value-type="percentage">
            <text:p>15,1%</text:p>
          </table:table-cell>
          <table:table-cell table:style-name="ce15" office:value-type="percentage" office:value="0.156246309105308" calcext:value-type="percentage">
            <text:p>15,6%</text:p>
          </table:table-cell>
          <table:table-cell table:style-name="ce15" office:value-type="percentage" office:value="0.168727313795705" calcext:value-type="percentage">
            <text:p>16,9%</text:p>
          </table:table-cell>
          <table:table-cell table:style-name="ce15" office:value-type="percentage" office:value="0.17129217895153" calcext:value-type="percentage">
            <text:p>17,1%</text:p>
          </table:table-cell>
          <table:table-cell table:style-name="ce15" office:value-type="percentage" office:value="0.17175608995715" calcext:value-type="percentage">
            <text:p>17,2%</text:p>
          </table:table-cell>
          <table:table-cell table:style-name="ce54" office:value-type="percentage" office:value="0.189084260015157" calcext:value-type="percentage">
            <text:p>18,9%</text:p>
          </table:table-cell>
          <table:table-cell table:style-name="ce15" office:value-type="percentage" office:value="0.0398903731496507" calcext:value-type="percentage">
            <text:p>4,0%</text:p>
          </table:table-cell>
          <table:table-cell table:style-name="ce15" office:value-type="percentage" office:value="0.0413518640246404" calcext:value-type="percentage">
            <text:p>4,1%</text:p>
          </table:table-cell>
          <table:table-cell table:style-name="ce15" office:value-type="percentage" office:value="0.0412801160495563" calcext:value-type="percentage">
            <text:p>4,1%</text:p>
          </table:table-cell>
          <table:table-cell table:style-name="ce15" office:value-type="percentage" office:value="0.0431191505896527" calcext:value-type="percentage">
            <text:p>4,3%</text:p>
          </table:table-cell>
          <table:table-cell table:style-name="ce15" office:value-type="percentage" office:value="0.0467876343904011" calcext:value-type="percentage">
            <text:p>4,7%</text:p>
          </table:table-cell>
          <table:table-cell table:style-name="ce15" office:value-type="percentage" office:value="0.0469053529490921" calcext:value-type="percentage">
            <text:p>4,7%</text:p>
          </table:table-cell>
          <table:table-cell table:style-name="ce15" office:value-type="percentage" office:value="0.0457225428805061" calcext:value-type="percentage">
            <text:p>4,6%</text:p>
          </table:table-cell>
          <table:table-cell table:style-name="ce15" office:value-type="percentage" office:value="0.0474219351157984" calcext:value-type="percentage">
            <text:p>4,7%</text:p>
          </table:table-cell>
          <table:table-cell table:style-name="ce15" office:value-type="percentage" office:value="0.0506742314926652" calcext:value-type="percentage">
            <text:p>5,1%</text:p>
          </table:table-cell>
          <table:table-cell table:style-name="ce15" office:value-type="percentage" office:value="0.05363236128454" calcext:value-type="percentage">
            <text:p>5,4%</text:p>
          </table:table-cell>
          <table:table-cell table:style-name="ce15" office:value-type="percentage" office:value="0.0591233624931362" calcext:value-type="percentage">
            <text:p>5,9%</text:p>
          </table:table-cell>
          <table:table-cell table:style-name="ce15" office:value-type="percentage" office:value="0.0624245629049238" calcext:value-type="percentage">
            <text:p>6,2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1671.25240069363" calcext:value-type="float">
            <text:p><text:s/>1.671 </text:p>
          </table:table-cell>
          <table:table-cell table:style-name="ce13" office:value-type="float" office:value="1528.43098103533" calcext:value-type="float">
            <text:p><text:s/>1.528 </text:p>
          </table:table-cell>
          <table:table-cell table:style-name="ce13" office:value-type="float" office:value="1712.45989915887" calcext:value-type="float">
            <text:p><text:s/>1.712 </text:p>
          </table:table-cell>
          <table:table-cell table:style-name="ce13" office:value-type="float" office:value="1841.60526584026" calcext:value-type="float">
            <text:p><text:s/>1.842 </text:p>
          </table:table-cell>
          <table:table-cell table:style-name="ce13" office:value-type="float" office:value="2227.94376529238" calcext:value-type="float">
            <text:p><text:s/>2.228 </text:p>
          </table:table-cell>
          <table:table-cell table:style-name="ce13" office:value-type="float" office:value="2355.19383944591" calcext:value-type="float">
            <text:p><text:s/>2.355 </text:p>
          </table:table-cell>
          <table:table-cell table:style-name="ce13" office:value-type="float" office:value="2399.35369347136" calcext:value-type="float">
            <text:p><text:s/>2.399 </text:p>
          </table:table-cell>
          <table:table-cell table:style-name="ce13" office:value-type="float" office:value="2929.54021525528" calcext:value-type="float">
            <text:p><text:s/>2.930 </text:p>
          </table:table-cell>
          <table:table-cell table:style-name="ce13" office:value-type="float" office:value="3605.90649911506" calcext:value-type="float">
            <text:p><text:s/>3.606 </text:p>
          </table:table-cell>
          <table:table-cell table:style-name="ce13" office:value-type="float" office:value="4165.85508669293" calcext:value-type="float">
            <text:p><text:s/>4.166 </text:p>
          </table:table-cell>
          <table:table-cell table:style-name="ce13" office:value-type="float" office:value="4171.07433557683" calcext:value-type="float">
            <text:p><text:s/>4.171 </text:p>
          </table:table-cell>
          <table:table-cell table:style-name="ce13" office:value-type="float" office:value="5293.76087553612" calcext:value-type="float">
            <text:p><text:s/>5.294 </text:p>
          </table:table-cell>
          <table:table-cell table:style-name="ce14" office:value-type="percentage" office:value="0.0108716308262615" calcext:value-type="percentage">
            <text:p>1,1%</text:p>
          </table:table-cell>
          <table:table-cell table:style-name="ce15" office:value-type="percentage" office:value="0.00878063834817454" calcext:value-type="percentage">
            <text:p>0,9%</text:p>
          </table:table-cell>
          <table:table-cell table:style-name="ce15" office:value-type="percentage" office:value="0.0089286113039788" calcext:value-type="percentage">
            <text:p>0,9%</text:p>
          </table:table-cell>
          <table:table-cell table:style-name="ce15" office:value-type="percentage" office:value="0.00858508238207821" calcext:value-type="percentage">
            <text:p>0,9%</text:p>
          </table:table-cell>
          <table:table-cell table:style-name="ce15" office:value-type="percentage" office:value="0.00918537539751473" calcext:value-type="percentage">
            <text:p>0,9%</text:p>
          </table:table-cell>
          <table:table-cell table:style-name="ce15" office:value-type="percentage" office:value="0.00945558544205751" calcext:value-type="percentage">
            <text:p>0,9%</text:p>
          </table:table-cell>
          <table:table-cell table:style-name="ce15" office:value-type="percentage" office:value="0.00934492723038864" calcext:value-type="percentage">
            <text:p>0,9%</text:p>
          </table:table-cell>
          <table:table-cell table:style-name="ce15" office:value-type="percentage" office:value="0.0105656497839744" calcext:value-type="percentage">
            <text:p>1,1%</text:p>
          </table:table-cell>
          <table:table-cell table:style-name="ce15" office:value-type="percentage" office:value="0.0120911433585402" calcext:value-type="percentage">
            <text:p>1,2%</text:p>
          </table:table-cell>
          <table:table-cell table:style-name="ce15" office:value-type="percentage" office:value="0.0128868569475639" calcext:value-type="percentage">
            <text:p>1,3%</text:p>
          </table:table-cell>
          <table:table-cell table:style-name="ce15" office:value-type="percentage" office:value="0.0119420919049536" calcext:value-type="percentage">
            <text:p>1,2%</text:p>
          </table:table-cell>
          <table:table-cell table:style-name="ce54" office:value-type="percentage" office:value="0.0123521242681515" calcext:value-type="percentage">
            <text:p>1,2%</text:p>
          </table:table-cell>
          <table:table-cell table:style-name="ce15" office:value-type="percentage" office:value="0.0389678325101107" calcext:value-type="percentage">
            <text:p>3,9%</text:p>
          </table:table-cell>
          <table:table-cell table:style-name="ce15" office:value-type="percentage" office:value="0.0369016871734066" calcext:value-type="percentage">
            <text:p>3,7%</text:p>
          </table:table-cell>
          <table:table-cell table:style-name="ce15" office:value-type="percentage" office:value="0.0380521276172448" calcext:value-type="percentage">
            <text:p>3,8%</text:p>
          </table:table-cell>
          <table:table-cell table:style-name="ce15" office:value-type="percentage" office:value="0.0367982509259533" calcext:value-type="percentage">
            <text:p>3,7%</text:p>
          </table:table-cell>
          <table:table-cell table:style-name="ce15" office:value-type="percentage" office:value="0.0396968100151874" calcext:value-type="percentage">
            <text:p>4,0%</text:p>
          </table:table-cell>
          <table:table-cell table:style-name="ce15" office:value-type="percentage" office:value="0.0400890881452606" calcext:value-type="percentage">
            <text:p>4,0%</text:p>
          </table:table-cell>
          <table:table-cell table:style-name="ce15" office:value-type="percentage" office:value="0.0394215577923134" calcext:value-type="percentage">
            <text:p>3,9%</text:p>
          </table:table-cell>
          <table:table-cell table:style-name="ce15" office:value-type="percentage" office:value="0.0419488546774627" calcext:value-type="percentage">
            <text:p>4,2%</text:p>
          </table:table-cell>
          <table:table-cell table:style-name="ce15" office:value-type="percentage" office:value="0.0428422837824213" calcext:value-type="percentage">
            <text:p>4,3%</text:p>
          </table:table-cell>
          <table:table-cell table:style-name="ce15" office:value-type="percentage" office:value="0.0457429377814335" calcext:value-type="percentage">
            <text:p>4,6%</text:p>
          </table:table-cell>
          <table:table-cell table:style-name="ce15" office:value-type="percentage" office:value="0.0482813526360018" calcext:value-type="percentage">
            <text:p>4,8%</text:p>
          </table:table-cell>
          <table:table-cell table:style-name="ce15" office:value-type="percentage" office:value="0.0524332013582944" calcext:value-type="percentage">
            <text:p>5,2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65961.4355968149" calcext:value-type="float">
            <text:p><text:s/>65.961 </text:p>
          </table:table-cell>
          <table:table-cell table:style-name="ce19" office:value-type="float" office:value="75729.9873479454" calcext:value-type="float">
            <text:p><text:s/>75.730 </text:p>
          </table:table-cell>
          <table:table-cell table:style-name="ce19" office:value-type="float" office:value="81377.5715241375" calcext:value-type="float">
            <text:p><text:s/>81.378 </text:p>
          </table:table-cell>
          <table:table-cell table:style-name="ce19" office:value-type="float" office:value="88385.8980613026" calcext:value-type="float">
            <text:p><text:s/>88.386 </text:p>
          </table:table-cell>
          <table:table-cell table:style-name="ce19" office:value-type="float" office:value="101882.406886633" calcext:value-type="float">
            <text:p><text:s/>101.882 </text:p>
          </table:table-cell>
          <table:table-cell table:style-name="ce19" office:value-type="float" office:value="99404.0651555372" calcext:value-type="float">
            <text:p><text:s/>99.404 </text:p>
          </table:table-cell>
          <table:table-cell table:style-name="ce19" office:value-type="float" office:value="100755.895076881" calcext:value-type="float">
            <text:p><text:s/>100.756 </text:p>
          </table:table-cell>
          <table:table-cell table:style-name="ce19" office:value-type="float" office:value="108388.55702722" calcext:value-type="float">
            <text:p><text:s/>108.389 </text:p>
          </table:table-cell>
          <table:table-cell table:style-name="ce19" office:value-type="float" office:value="114081.029400203" calcext:value-type="float">
            <text:p><text:s/>114.081 </text:p>
          </table:table-cell>
          <table:table-cell table:style-name="ce19" office:value-type="float" office:value="122762.152663302" calcext:value-type="float">
            <text:p><text:s/>122.762 </text:p>
          </table:table-cell>
          <table:table-cell table:style-name="ce19" office:value-type="float" office:value="144121.650538723" calcext:value-type="float">
            <text:p><text:s/>144.122 </text:p>
          </table:table-cell>
          <table:table-cell table:style-name="ce19" office:value-type="float" office:value="176476.508395997" calcext:value-type="float">
            <text:p><text:s/>176.477 </text:p>
          </table:table-cell>
          <table:table-cell table:style-name="ce20" office:value-type="percentage" office:value="0.42908442571641" calcext:value-type="percentage">
            <text:p>42,9%</text:p>
          </table:table-cell>
          <table:table-cell table:style-name="ce21" office:value-type="percentage" office:value="0.435058984844519" calcext:value-type="percentage">
            <text:p>43,5%</text:p>
          </table:table-cell>
          <table:table-cell table:style-name="ce21" office:value-type="percentage" office:value="0.424295310715098" calcext:value-type="percentage">
            <text:p>42,4%</text:p>
          </table:table-cell>
          <table:table-cell table:style-name="ce21" office:value-type="percentage" office:value="0.412031954048544" calcext:value-type="percentage">
            <text:p>41,2%</text:p>
          </table:table-cell>
          <table:table-cell table:style-name="ce21" office:value-type="percentage" office:value="0.420041191449576" calcext:value-type="percentage">
            <text:p>42,0%</text:p>
          </table:table-cell>
          <table:table-cell table:style-name="ce21" office:value-type="percentage" office:value="0.399085466182759" calcext:value-type="percentage">
            <text:p>39,9%</text:p>
          </table:table-cell>
          <table:table-cell table:style-name="ce21" office:value-type="percentage" office:value="0.392420888211729" calcext:value-type="percentage">
            <text:p>39,2%</text:p>
          </table:table-cell>
          <table:table-cell table:style-name="ce21" office:value-type="percentage" office:value="0.390913061434163" calcext:value-type="percentage">
            <text:p>39,1%</text:p>
          </table:table-cell>
          <table:table-cell table:style-name="ce21" office:value-type="percentage" office:value="0.382530739858677" calcext:value-type="percentage">
            <text:p>38,3%</text:p>
          </table:table-cell>
          <table:table-cell table:style-name="ce21" office:value-type="percentage" office:value="0.37975836101463" calcext:value-type="percentage">
            <text:p>38,0%</text:p>
          </table:table-cell>
          <table:table-cell table:style-name="ce21" office:value-type="percentage" office:value="0.412630861441844" calcext:value-type="percentage">
            <text:p>41,3%</text:p>
          </table:table-cell>
          <table:table-cell table:style-name="ce55" office:value-type="percentage" office:value="0.411779038261918" calcext:value-type="percentage">
            <text:p>41,2%</text:p>
          </table:table-cell>
          <table:table-cell table:style-name="ce21" office:value-type="percentage" office:value="0.0401772215441794" calcext:value-type="percentage">
            <text:p>4,0%</text:p>
          </table:table-cell>
          <table:table-cell table:style-name="ce21" office:value-type="percentage" office:value="0.0413314409617109" calcext:value-type="percentage">
            <text:p>4,1%</text:p>
          </table:table-cell>
          <table:table-cell table:style-name="ce21" office:value-type="percentage" office:value="0.0408849928427212" calcext:value-type="percentage">
            <text:p>4,1%</text:p>
          </table:table-cell>
          <table:table-cell table:style-name="ce21" office:value-type="percentage" office:value="0.0402119462462941" calcext:value-type="percentage">
            <text:p>4,0%</text:p>
          </table:table-cell>
          <table:table-cell table:style-name="ce21" office:value-type="percentage" office:value="0.0424290635078414" calcext:value-type="percentage">
            <text:p>4,2%</text:p>
          </table:table-cell>
          <table:table-cell table:style-name="ce21" office:value-type="percentage" office:value="0.0409942070854957" calcext:value-type="percentage">
            <text:p>4,1%</text:p>
          </table:table-cell>
          <table:table-cell table:style-name="ce21" office:value-type="percentage" office:value="0.039411315481299" calcext:value-type="percentage">
            <text:p>3,9%</text:p>
          </table:table-cell>
          <table:table-cell table:style-name="ce56" office:value-type="percentage" office:value="0.0404200689030642" calcext:value-type="percentage">
            <text:p>4,0%</text:p>
          </table:table-cell>
          <table:table-cell table:style-name="ce56" office:value-type="percentage" office:value="0.0397327361635697" calcext:value-type="percentage">
            <text:p>4,0%</text:p>
          </table:table-cell>
          <table:table-cell table:style-name="ce56" office:value-type="percentage" office:value="0.0402771821635524" calcext:value-type="percentage">
            <text:p>4,0%</text:p>
          </table:table-cell>
          <table:table-cell table:style-name="ce56" office:value-type="percentage" office:value="0.0434598396234257" calcext:value-type="percentage">
            <text:p>4,3%</text:p>
          </table:table-cell>
          <table:table-cell table:style-name="ce56" office:value-type="percentage" office:value="0.0432711319091918" calcext:value-type="percentage">
            <text:p>4,3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153726.007385805" calcext:value-type="float">
            <text:p><text:s/>153.726 </text:p>
          </table:table-cell>
          <table:table-cell table:style-name="ce27" office:value-type="float" office:value="174068.321735752" calcext:value-type="float">
            <text:p><text:s/>174.068 </text:p>
          </table:table-cell>
          <table:table-cell table:style-name="ce27" office:value-type="float" office:value="191794.652142126" calcext:value-type="float">
            <text:p><text:s/>191.795 </text:p>
          </table:table-cell>
          <table:table-cell table:style-name="ce27" office:value-type="float" office:value="214512.241569714" calcext:value-type="float">
            <text:p><text:s/>214.512 </text:p>
          </table:table-cell>
          <table:table-cell table:style-name="ce27" office:value-type="float" office:value="242553.370861161" calcext:value-type="float">
            <text:p><text:s/>242.553 </text:p>
          </table:table-cell>
          <table:table-cell table:style-name="ce27" office:value-type="float" office:value="249079.642278969" calcext:value-type="float">
            <text:p><text:s/>249.080 </text:p>
          </table:table-cell>
          <table:table-cell table:style-name="ce27" office:value-type="float" office:value="256754.668529567" calcext:value-type="float">
            <text:p><text:s/>256.755 </text:p>
          </table:table-cell>
          <table:table-cell table:style-name="ce27" office:value-type="float" office:value="277270.236582961" calcext:value-type="float">
            <text:p><text:s/>277.270 </text:p>
          </table:table-cell>
          <table:table-cell table:style-name="ce27" office:value-type="float" office:value="298227.090043402" calcext:value-type="float">
            <text:p><text:s/>298.227 </text:p>
          </table:table-cell>
          <table:table-cell table:style-name="ce27" office:value-type="float" office:value="323263.857404768" calcext:value-type="float">
            <text:p><text:s/>323.264 </text:p>
          </table:table-cell>
          <table:table-cell table:style-name="ce27" office:value-type="float" office:value="349275.015531129" calcext:value-type="float">
            <text:p><text:s/>349.275 </text:p>
          </table:table-cell>
          <table:table-cell table:style-name="ce27" office:value-type="float" office:value="428570.888748704" calcext:value-type="float">
            <text:p><text:s/>428.571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39560488970823" calcext:value-type="percentage">
            <text:p>4,0%</text:p>
          </table:table-cell>
          <table:table-cell table:style-name="ce29" office:value-type="percentage" office:value="0.0397744807779011" calcext:value-type="percentage">
            <text:p>4,0%</text:p>
          </table:table-cell>
          <table:table-cell table:style-name="ce29" office:value-type="percentage" office:value="0.0398347274094922" calcext:value-type="percentage">
            <text:p>4,0%</text:p>
          </table:table-cell>
          <table:table-cell table:style-name="ce29" office:value-type="percentage" office:value="0.0402339783307853" calcext:value-type="percentage">
            <text:p>4,0%</text:p>
          </table:table-cell>
          <table:table-cell table:style-name="ce29" office:value-type="percentage" office:value="0.0419718554719114" calcext:value-type="percentage">
            <text:p>4,2%</text:p>
          </table:table-cell>
          <table:table-cell table:style-name="ce29" office:value-type="percentage" office:value="0.0415424434321914" calcext:value-type="percentage">
            <text:p>4,2%</text:p>
          </table:table-cell>
          <table:table-cell table:style-name="ce29" office:value-type="percentage" office:value="0.040954097238104" calcext:value-type="percentage">
            <text:p>4,1%</text:p>
          </table:table-cell>
          <table:table-cell table:style-name="ce58" office:value-type="percentage" office:value="0.0421032754918753" calcext:value-type="percentage">
            <text:p>4,2%</text:p>
          </table:table-cell>
          <table:table-cell table:style-name="ce58" office:value-type="percentage" office:value="0.0425786816746553" calcext:value-type="percentage">
            <text:p>4,3%</text:p>
          </table:table-cell>
          <table:table-cell table:style-name="ce58" office:value-type="percentage" office:value="0.0437485622334709" calcext:value-type="percentage">
            <text:p>4,4%</text:p>
          </table:table-cell>
          <table:table-cell table:style-name="ce58" office:value-type="percentage" office:value="0.0458992789672146" calcext:value-type="percentage">
            <text:p>4,6%</text:p>
          </table:table-cell>
          <table:table-cell table:style-name="ce58" office:value-type="percentage" office:value="0.0475548308880069" calcext:value-type="percentage">
            <text:p>4,8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153726.007385805" calcext:value-type="float">
            <text:p><text:s/>153.726 </text:p>
          </table:table-cell>
          <table:table-cell table:style-name="ce32" office:value-type="float" office:value="174068.321735752" calcext:value-type="float">
            <text:p><text:s/>174.068 </text:p>
          </table:table-cell>
          <table:table-cell table:style-name="ce32" office:value-type="float" office:value="191794.652142126" calcext:value-type="float">
            <text:p><text:s/>191.795 </text:p>
          </table:table-cell>
          <table:table-cell table:style-name="ce32" office:value-type="float" office:value="214512.241569714" calcext:value-type="float">
            <text:p><text:s/>214.512 </text:p>
          </table:table-cell>
          <table:table-cell table:style-name="ce32" office:value-type="float" office:value="242553.370861162" calcext:value-type="float">
            <text:p><text:s/>242.553 </text:p>
          </table:table-cell>
          <table:table-cell table:style-name="ce32" office:value-type="float" office:value="249079.642278969" calcext:value-type="float">
            <text:p><text:s/>249.080 </text:p>
          </table:table-cell>
          <table:table-cell table:style-name="ce32" office:value-type="float" office:value="256754.668529567" calcext:value-type="float">
            <text:p><text:s/>256.755 </text:p>
          </table:table-cell>
          <table:table-cell table:style-name="ce32" office:value-type="float" office:value="277270.236582961" calcext:value-type="float">
            <text:p><text:s/>277.270 </text:p>
          </table:table-cell>
          <table:table-cell table:style-name="ce32" office:value-type="float" office:value="298227.090043402" calcext:value-type="float">
            <text:p><text:s/>298.227 </text:p>
          </table:table-cell>
          <table:table-cell table:style-name="ce32" office:value-type="float" office:value="323263.857404769" calcext:value-type="float">
            <text:p><text:s/>323.264 </text:p>
          </table:table-cell>
          <table:table-cell table:style-name="ce32" office:value-type="float" office:value="349275.015531129" calcext:value-type="float">
            <text:p><text:s/>349.275 </text:p>
          </table:table-cell>
          <table:table-cell table:style-name="ce32" office:value-type="float" office:value="428570.888748704" calcext:value-type="float">
            <text:p><text:s/>428.571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8" table:style-name="ta2">
        <table:table-column table:style-name="co27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io Grande do Sul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205802.706809359" calcext:value-type="float">
            <text:p><text:s/>205.803 </text:p>
          </table:table-cell>
          <table:table-cell table:style-name="ce13" office:value-type="float" office:value="226373.415444986" calcext:value-type="float">
            <text:p><text:s/>226.373 </text:p>
          </table:table-cell>
          <table:table-cell table:style-name="ce13" office:value-type="float" office:value="245487.11321519" calcext:value-type="float">
            <text:p><text:s/>245.487 </text:p>
          </table:table-cell>
          <table:table-cell table:style-name="ce13" office:value-type="float" office:value="286665.159987004" calcext:value-type="float">
            <text:p><text:s/>286.665 </text:p>
          </table:table-cell>
          <table:table-cell table:style-name="ce13" office:value-type="float" office:value="309927.137600299" calcext:value-type="float">
            <text:p><text:s/>309.927 </text:p>
          </table:table-cell>
          <table:table-cell table:style-name="ce13" office:value-type="float" office:value="333417.695320212" calcext:value-type="float">
            <text:p><text:s/>333.418 </text:p>
          </table:table-cell>
          <table:table-cell table:style-name="ce13" office:value-type="float" office:value="356024.947829233" calcext:value-type="float">
            <text:p><text:s/>356.025 </text:p>
          </table:table-cell>
          <table:table-cell table:style-name="ce13" office:value-type="float" office:value="367103.067670154" calcext:value-type="float">
            <text:p><text:s/>367.103 </text:p>
          </table:table-cell>
          <table:table-cell table:style-name="ce13" office:value-type="float" office:value="396533.913543713" calcext:value-type="float">
            <text:p><text:s/>396.534 </text:p>
          </table:table-cell>
          <table:table-cell table:style-name="ce13" office:value-type="float" office:value="420148.101312248" calcext:value-type="float">
            <text:p><text:s/>420.148 </text:p>
          </table:table-cell>
          <table:table-cell table:style-name="ce13" office:value-type="float" office:value="410001.707605391" calcext:value-type="float">
            <text:p><text:s/>410.002 </text:p>
          </table:table-cell>
          <table:table-cell table:style-name="ce13" office:value-type="float" office:value="502104.476268734" calcext:value-type="float">
            <text:p><text:s/>502.104 </text:p>
          </table:table-cell>
          <table:table-cell table:style-name="ce14" office:value-type="percentage" office:value="0.853071171234533" calcext:value-type="percentage">
            <text:p>85,3%</text:p>
          </table:table-cell>
          <table:table-cell table:style-name="ce15" office:value-type="percentage" office:value="0.854057481846603" calcext:value-type="percentage">
            <text:p>85,4%</text:p>
          </table:table-cell>
          <table:table-cell table:style-name="ce15" office:value-type="percentage" office:value="0.853609854651759" calcext:value-type="percentage">
            <text:p>85,4%</text:p>
          </table:table-cell>
          <table:table-cell table:style-name="ce15" office:value-type="percentage" office:value="0.862688640141809" calcext:value-type="percentage">
            <text:p>86,3%</text:p>
          </table:table-cell>
          <table:table-cell table:style-name="ce15" office:value-type="percentage" office:value="0.86616241447479" calcext:value-type="percentage">
            <text:p>86,6%</text:p>
          </table:table-cell>
          <table:table-cell table:style-name="ce15" office:value-type="percentage" office:value="0.872838097765409" calcext:value-type="percentage">
            <text:p>87,3%</text:p>
          </table:table-cell>
          <table:table-cell table:style-name="ce15" office:value-type="percentage" office:value="0.870924824140551" calcext:value-type="percentage">
            <text:p>87,1%</text:p>
          </table:table-cell>
          <table:table-cell table:style-name="ce15" office:value-type="percentage" office:value="0.867302257767098" calcext:value-type="percentage">
            <text:p>86,7%</text:p>
          </table:table-cell>
          <table:table-cell table:style-name="ce15" office:value-type="percentage" office:value="0.867131321034787" calcext:value-type="percentage">
            <text:p>86,7%</text:p>
          </table:table-cell>
          <table:table-cell table:style-name="ce15" office:value-type="percentage" office:value="0.870837921096864" calcext:value-type="percentage">
            <text:p>87,1%</text:p>
          </table:table-cell>
          <table:table-cell table:style-name="ce15" office:value-type="percentage" office:value="0.870599440344324" calcext:value-type="percentage">
            <text:p>87,1%</text:p>
          </table:table-cell>
          <table:table-cell table:style-name="ce54" office:value-type="percentage" office:value="0.863785610836292" calcext:value-type="percentage">
            <text:p>86,4%</text:p>
          </table:table-cell>
          <table:table-cell table:style-name="ce15" office:value-type="percentage" office:value="0.0623108315296409" calcext:value-type="percentage">
            <text:p>6,2%</text:p>
          </table:table-cell>
          <table:table-cell table:style-name="ce15" office:value-type="percentage" office:value="0.060845528402256" calcext:value-type="percentage">
            <text:p>6,1%</text:p>
          </table:table-cell>
          <table:table-cell table:style-name="ce15" office:value-type="percentage" office:value="0.0599588626941263" calcext:value-type="percentage">
            <text:p>6,0%</text:p>
          </table:table-cell>
          <table:table-cell table:style-name="ce15" office:value-type="percentage" office:value="0.0629513105624805" calcext:value-type="percentage">
            <text:p>6,3%</text:p>
          </table:table-cell>
          <table:table-cell table:style-name="ce15" office:value-type="percentage" office:value="0.0623252998451753" calcext:value-type="percentage">
            <text:p>6,2%</text:p>
          </table:table-cell>
          <table:table-cell table:style-name="ce15" office:value-type="percentage" office:value="0.0646709656779512" calcext:value-type="percentage">
            <text:p>6,5%</text:p>
          </table:table-cell>
          <table:table-cell table:style-name="ce15" office:value-type="percentage" office:value="0.0656894170748105" calcext:value-type="percentage">
            <text:p>6,6%</text:p>
          </table:table-cell>
          <table:table-cell table:style-name="ce15" office:value-type="percentage" office:value="0.0647228238997038" calcext:value-type="percentage">
            <text:p>6,5%</text:p>
          </table:table-cell>
          <table:table-cell table:style-name="ce15" office:value-type="percentage" office:value="0.0659663980342718" calcext:value-type="percentage">
            <text:p>6,6%</text:p>
          </table:table-cell>
          <table:table-cell table:style-name="ce15" office:value-type="percentage" office:value="0.0660954833231051" calcext:value-type="percentage">
            <text:p>6,6%</text:p>
          </table:table-cell>
          <table:table-cell table:style-name="ce15" office:value-type="percentage" office:value="0.0621691621323131" calcext:value-type="percentage">
            <text:p>6,2%</text:p>
          </table:table-cell>
          <table:table-cell table:style-name="ce15" office:value-type="percentage" office:value="0.0650900364737842" calcext:value-type="percentage">
            <text:p>6,5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96993.6456162477" calcext:value-type="float">
            <text:p><text:s/>96.994 </text:p>
          </table:table-cell>
          <table:table-cell table:style-name="ce19" office:value-type="float" office:value="113015.264809845" calcext:value-type="float">
            <text:p><text:s/>113.015 </text:p>
          </table:table-cell>
          <table:table-cell table:style-name="ce19" office:value-type="float" office:value="123227.67392955" calcext:value-type="float">
            <text:p><text:s/>123.228 </text:p>
          </table:table-cell>
          <table:table-cell table:style-name="ce19" office:value-type="float" office:value="141245.135028281" calcext:value-type="float">
            <text:p><text:s/>141.245 </text:p>
          </table:table-cell>
          <table:table-cell table:style-name="ce19" office:value-type="float" office:value="153881.993628601" calcext:value-type="float">
            <text:p><text:s/>153.882 </text:p>
          </table:table-cell>
          <table:table-cell table:style-name="ce19" office:value-type="float" office:value="161410.448332702" calcext:value-type="float">
            <text:p><text:s/>161.410 </text:p>
          </table:table-cell>
          <table:table-cell table:style-name="ce19" office:value-type="float" office:value="170450.268254135" calcext:value-type="float">
            <text:p><text:s/>170.450 </text:p>
          </table:table-cell>
          <table:table-cell table:style-name="ce19" office:value-type="float" office:value="178784.11521584" calcext:value-type="float">
            <text:p><text:s/>178.784 </text:p>
          </table:table-cell>
          <table:table-cell table:style-name="ce19" office:value-type="float" office:value="186829.499487437" calcext:value-type="float">
            <text:p><text:s/>186.829 </text:p>
          </table:table-cell>
          <table:table-cell table:style-name="ce19" office:value-type="float" office:value="197772.11943422" calcext:value-type="float">
            <text:p><text:s/>197.772 </text:p>
          </table:table-cell>
          <table:table-cell table:style-name="ce19" office:value-type="float" office:value="190786.264929073" calcext:value-type="float">
            <text:p><text:s/>190.786 </text:p>
          </table:table-cell>
          <table:table-cell table:style-name="ce19" office:value-type="float" office:value="214423.65624675" calcext:value-type="float">
            <text:p><text:s/>214.424 </text:p>
          </table:table-cell>
          <table:table-cell table:style-name="ce20" office:value-type="percentage" office:value="0.402047592818138" calcext:value-type="percentage">
            <text:p>40,2%</text:p>
          </table:table-cell>
          <table:table-cell table:style-name="ce21" office:value-type="percentage" office:value="0.426381924237831" calcext:value-type="percentage">
            <text:p>42,6%</text:p>
          </table:table-cell>
          <table:table-cell table:style-name="ce21" office:value-type="percentage" office:value="0.428488304149274" calcext:value-type="percentage">
            <text:p>42,8%</text:p>
          </table:table-cell>
          <table:table-cell table:style-name="ce21" office:value-type="percentage" office:value="0.425062374059401" calcext:value-type="percentage">
            <text:p>42,5%</text:p>
          </table:table-cell>
          <table:table-cell table:style-name="ce21" office:value-type="percentage" office:value="0.430058497547377" calcext:value-type="percentage">
            <text:p>43,0%</text:p>
          </table:table-cell>
          <table:table-cell table:style-name="ce21" office:value-type="percentage" office:value="0.422548624921879" calcext:value-type="percentage">
            <text:p>42,3%</text:p>
          </table:table-cell>
          <table:table-cell table:style-name="ce21" office:value-type="percentage" office:value="0.416963392057418" calcext:value-type="percentage">
            <text:p>41,7%</text:p>
          </table:table-cell>
          <table:table-cell table:style-name="ce21" office:value-type="percentage" office:value="0.422387826295458" calcext:value-type="percentage">
            <text:p>42,2%</text:p>
          </table:table-cell>
          <table:table-cell table:style-name="ce21" office:value-type="percentage" office:value="0.408554489705582" calcext:value-type="percentage">
            <text:p>40,9%</text:p>
          </table:table-cell>
          <table:table-cell table:style-name="ce21" office:value-type="percentage" office:value="0.409920836964629" calcext:value-type="percentage">
            <text:p>41,0%</text:p>
          </table:table-cell>
          <table:table-cell table:style-name="ce21" office:value-type="percentage" office:value="0.405116399252897" calcext:value-type="percentage">
            <text:p>40,5%</text:p>
          </table:table-cell>
          <table:table-cell table:style-name="ce55" office:value-type="percentage" office:value="0.36887954129634" calcext:value-type="percentage">
            <text:p>36,9%</text:p>
          </table:table-cell>
          <table:table-cell table:style-name="ce21" office:value-type="percentage" office:value="0.0599395902930112" calcext:value-type="percentage">
            <text:p>6,0%</text:p>
          </table:table-cell>
          <table:table-cell table:style-name="ce21" office:value-type="percentage" office:value="0.0611958130443429" calcext:value-type="percentage">
            <text:p>6,1%</text:p>
          </table:table-cell>
          <table:table-cell table:style-name="ce21" office:value-type="percentage" office:value="0.0598525558050984" calcext:value-type="percentage">
            <text:p>6,0%</text:p>
          </table:table-cell>
          <table:table-cell table:style-name="ce21" office:value-type="percentage" office:value="0.0612587668232261" calcext:value-type="percentage">
            <text:p>6,1%</text:p>
          </table:table-cell>
          <table:table-cell table:style-name="ce21" office:value-type="percentage" office:value="0.0611767075242643" calcext:value-type="percentage">
            <text:p>6,1%</text:p>
          </table:table-cell>
          <table:table-cell table:style-name="ce21" office:value-type="percentage" office:value="0.0604076497678544" calcext:value-type="percentage">
            <text:p>6,0%</text:p>
          </table:table-cell>
          <table:table-cell table:style-name="ce21" office:value-type="percentage" office:value="0.0608221805080063" calcext:value-type="percentage">
            <text:p>6,1%</text:p>
          </table:table-cell>
          <table:table-cell table:style-name="ce21" office:value-type="percentage" office:value="0.0612161788108967" calcext:value-type="percentage">
            <text:p>6,1%</text:p>
          </table:table-cell>
          <table:table-cell table:style-name="ce21" office:value-type="percentage" office:value="0.0611398488982777" calcext:value-type="percentage">
            <text:p>6,1%</text:p>
          </table:table-cell>
          <table:table-cell table:style-name="ce21" office:value-type="percentage" office:value="0.0614641976312808" calcext:value-type="percentage">
            <text:p>6,1%</text:p>
          </table:table-cell>
          <table:table-cell table:style-name="ce21" office:value-type="percentage" office:value="0.0597637111454105" calcext:value-type="percentage">
            <text:p>6,0%</text:p>
          </table:table-cell>
          <table:table-cell table:style-name="ce21" office:value-type="percentage" office:value="0.0606633690955224" calcext:value-type="percentage">
            <text:p>6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76589.3111082148" calcext:value-type="float">
            <text:p><text:s/>76.589 </text:p>
          </table:table-cell>
          <table:table-cell table:style-name="ce13" office:value-type="float" office:value="88859.7323191147" calcext:value-type="float">
            <text:p><text:s/>88.860 </text:p>
          </table:table-cell>
          <table:table-cell table:style-name="ce13" office:value-type="float" office:value="97462.6672122089" calcext:value-type="float">
            <text:p><text:s/>97.463 </text:p>
          </table:table-cell>
          <table:table-cell table:style-name="ce13" office:value-type="float" office:value="111947.725698554" calcext:value-type="float">
            <text:p><text:s/>111.948 </text:p>
          </table:table-cell>
          <table:table-cell table:style-name="ce13" office:value-type="float" office:value="122844.387363738" calcext:value-type="float">
            <text:p><text:s/>122.844 </text:p>
          </table:table-cell>
          <table:table-cell table:style-name="ce13" office:value-type="float" office:value="128958.000418039" calcext:value-type="float">
            <text:p><text:s/>128.958 </text:p>
          </table:table-cell>
          <table:table-cell table:style-name="ce13" office:value-type="float" office:value="135948.601668495" calcext:value-type="float">
            <text:p><text:s/>135.949 </text:p>
          </table:table-cell>
          <table:table-cell table:style-name="ce13" office:value-type="float" office:value="141938.070237228" calcext:value-type="float">
            <text:p><text:s/>141.938 </text:p>
          </table:table-cell>
          <table:table-cell table:style-name="ce13" office:value-type="float" office:value="148191.469848271" calcext:value-type="float">
            <text:p><text:s/>148.191 </text:p>
          </table:table-cell>
          <table:table-cell table:style-name="ce13" office:value-type="float" office:value="156181.54389067" calcext:value-type="float">
            <text:p><text:s/>156.182 </text:p>
          </table:table-cell>
          <table:table-cell table:style-name="ce13" office:value-type="float" office:value="151515.460401889" calcext:value-type="float">
            <text:p><text:s/>151.515 </text:p>
          </table:table-cell>
          <table:table-cell table:style-name="ce13" office:value-type="float" office:value="169747.42537688" calcext:value-type="float">
            <text:p><text:s/>169.747 </text:p>
          </table:table-cell>
          <table:table-cell table:style-name="ce14" office:value-type="percentage" office:value="0.317469747332593" calcext:value-type="percentage">
            <text:p>31,7%</text:p>
          </table:table-cell>
          <table:table-cell table:style-name="ce15" office:value-type="percentage" office:value="0.335248373016087" calcext:value-type="percentage">
            <text:p>33,5%</text:p>
          </table:table-cell>
          <table:table-cell table:style-name="ce15" office:value-type="percentage" office:value="0.338898006104536" calcext:value-type="percentage">
            <text:p>33,9%</text:p>
          </table:table-cell>
          <table:table-cell table:style-name="ce15" office:value-type="percentage" office:value="0.336894902939137" calcext:value-type="percentage">
            <text:p>33,7%</text:p>
          </table:table-cell>
          <table:table-cell table:style-name="ce15" office:value-type="percentage" office:value="0.34331679370677" calcext:value-type="percentage">
            <text:p>34,3%</text:p>
          </table:table-cell>
          <table:table-cell table:style-name="ce15" office:value-type="percentage" office:value="0.337592927299228" calcext:value-type="percentage">
            <text:p>33,8%</text:p>
          </table:table-cell>
          <table:table-cell table:style-name="ce15" office:value-type="percentage" office:value="0.332563806896698" calcext:value-type="percentage">
            <text:p>33,3%</text:p>
          </table:table-cell>
          <table:table-cell table:style-name="ce15" office:value-type="percentage" office:value="0.335336911132712" calcext:value-type="percentage">
            <text:p>33,5%</text:p>
          </table:table-cell>
          <table:table-cell table:style-name="ce15" office:value-type="percentage" office:value="0.324061727450337" calcext:value-type="percentage">
            <text:p>32,4%</text:p>
          </table:table-cell>
          <table:table-cell table:style-name="ce15" office:value-type="percentage" office:value="0.323716352806674" calcext:value-type="percentage">
            <text:p>32,4%</text:p>
          </table:table-cell>
          <table:table-cell table:style-name="ce15" office:value-type="percentage" office:value="0.321728599131481" calcext:value-type="percentage">
            <text:p>32,2%</text:p>
          </table:table-cell>
          <table:table-cell table:style-name="ce54" office:value-type="percentage" office:value="0.29202166172002" calcext:value-type="percentage">
            <text:p>29,2%</text:p>
          </table:table-cell>
          <table:table-cell table:style-name="ce15" office:value-type="percentage" office:value="0.0599625855687765" calcext:value-type="percentage">
            <text:p>6,0%</text:p>
          </table:table-cell>
          <table:table-cell table:style-name="ce15" office:value-type="percentage" office:value="0.061128488065679" calcext:value-type="percentage">
            <text:p>6,1%</text:p>
          </table:table-cell>
          <table:table-cell table:style-name="ce15" office:value-type="percentage" office:value="0.0599039247565641" calcext:value-type="percentage">
            <text:p>6,0%</text:p>
          </table:table-cell>
          <table:table-cell table:style-name="ce15" office:value-type="percentage" office:value="0.0614351395824599" calcext:value-type="percentage">
            <text:p>6,1%</text:p>
          </table:table-cell>
          <table:table-cell table:style-name="ce15" office:value-type="percentage" office:value="0.0614096354114272" calcext:value-type="percentage">
            <text:p>6,1%</text:p>
          </table:table-cell>
          <table:table-cell table:style-name="ce15" office:value-type="percentage" office:value="0.060633388196072" calcext:value-type="percentage">
            <text:p>6,1%</text:p>
          </table:table-cell>
          <table:table-cell table:style-name="ce15" office:value-type="percentage" office:value="0.0609828598803993" calcext:value-type="percentage">
            <text:p>6,1%</text:p>
          </table:table-cell>
          <table:table-cell table:style-name="ce15" office:value-type="percentage" office:value="0.0613824738144565" calcext:value-type="percentage">
            <text:p>6,1%</text:p>
          </table:table-cell>
          <table:table-cell table:style-name="ce15" office:value-type="percentage" office:value="0.061178050697425" calcext:value-type="percentage">
            <text:p>6,1%</text:p>
          </table:table-cell>
          <table:table-cell table:style-name="ce15" office:value-type="percentage" office:value="0.0614962296193557" calcext:value-type="percentage">
            <text:p>6,1%</text:p>
          </table:table-cell>
          <table:table-cell table:style-name="ce15" office:value-type="percentage" office:value="0.0598411509505435" calcext:value-type="percentage">
            <text:p>6,0%</text:p>
          </table:table-cell>
          <table:table-cell table:style-name="ce15" office:value-type="percentage" office:value="0.0607322272363859" calcext:value-type="percentage">
            <text:p>6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20404.334508033" calcext:value-type="float">
            <text:p><text:s/>20.404 </text:p>
          </table:table-cell>
          <table:table-cell table:style-name="ce13" office:value-type="float" office:value="24155.53249073" calcext:value-type="float">
            <text:p><text:s/>24.156 </text:p>
          </table:table-cell>
          <table:table-cell table:style-name="ce13" office:value-type="float" office:value="25765.0067173411" calcext:value-type="float">
            <text:p><text:s/>25.765 </text:p>
          </table:table-cell>
          <table:table-cell table:style-name="ce13" office:value-type="float" office:value="29297.4093297269" calcext:value-type="float">
            <text:p><text:s/>29.297 </text:p>
          </table:table-cell>
          <table:table-cell table:style-name="ce13" office:value-type="float" office:value="31037.6062648635" calcext:value-type="float">
            <text:p><text:s/>31.038 </text:p>
          </table:table-cell>
          <table:table-cell table:style-name="ce13" office:value-type="float" office:value="32452.4479146629" calcext:value-type="float">
            <text:p><text:s/>32.452 </text:p>
          </table:table-cell>
          <table:table-cell table:style-name="ce13" office:value-type="float" office:value="34501.66658564" calcext:value-type="float">
            <text:p><text:s/>34.502 </text:p>
          </table:table-cell>
          <table:table-cell table:style-name="ce13" office:value-type="float" office:value="36846.0449786122" calcext:value-type="float">
            <text:p><text:s/>36.846 </text:p>
          </table:table-cell>
          <table:table-cell table:style-name="ce13" office:value-type="float" office:value="38638.0296391654" calcext:value-type="float">
            <text:p><text:s/>38.638 </text:p>
          </table:table-cell>
          <table:table-cell table:style-name="ce13" office:value-type="float" office:value="41590.5755435493" calcext:value-type="float">
            <text:p><text:s/>41.591 </text:p>
          </table:table-cell>
          <table:table-cell table:style-name="ce13" office:value-type="float" office:value="39270.804527184" calcext:value-type="float">
            <text:p><text:s/>39.271 </text:p>
          </table:table-cell>
          <table:table-cell table:style-name="ce13" office:value-type="float" office:value="44676.23086987" calcext:value-type="float">
            <text:p><text:s/>44.676 </text:p>
          </table:table-cell>
          <table:table-cell table:style-name="ce14" office:value-type="percentage" office:value="0.0845778454855451" calcext:value-type="percentage">
            <text:p>8,5%</text:p>
          </table:table-cell>
          <table:table-cell table:style-name="ce15" office:value-type="percentage" office:value="0.0911335512217436" calcext:value-type="percentage">
            <text:p>9,1%</text:p>
          </table:table-cell>
          <table:table-cell table:style-name="ce15" office:value-type="percentage" office:value="0.0895902980447376" calcext:value-type="percentage">
            <text:p>9,0%</text:p>
          </table:table-cell>
          <table:table-cell table:style-name="ce15" office:value-type="percentage" office:value="0.0881674711202641" calcext:value-type="percentage">
            <text:p>8,8%</text:p>
          </table:table-cell>
          <table:table-cell table:style-name="ce15" office:value-type="percentage" office:value="0.0867417038406067" calcext:value-type="percentage">
            <text:p>8,7%</text:p>
          </table:table-cell>
          <table:table-cell table:style-name="ce15" office:value-type="percentage" office:value="0.0849556976226519" calcext:value-type="percentage">
            <text:p>8,5%</text:p>
          </table:table-cell>
          <table:table-cell table:style-name="ce15" office:value-type="percentage" office:value="0.0843995851607205" calcext:value-type="percentage">
            <text:p>8,4%</text:p>
          </table:table-cell>
          <table:table-cell table:style-name="ce15" office:value-type="percentage" office:value="0.0870509151627462" calcext:value-type="percentage">
            <text:p>8,7%</text:p>
          </table:table-cell>
          <table:table-cell table:style-name="ce15" office:value-type="percentage" office:value="0.084492762255245" calcext:value-type="percentage">
            <text:p>8,4%</text:p>
          </table:table-cell>
          <table:table-cell table:style-name="ce15" office:value-type="percentage" office:value="0.086204484157955" calcext:value-type="percentage">
            <text:p>8,6%</text:p>
          </table:table-cell>
          <table:table-cell table:style-name="ce15" office:value-type="percentage" office:value="0.0833878001214163" calcext:value-type="percentage">
            <text:p>8,3%</text:p>
          </table:table-cell>
          <table:table-cell table:style-name="ce54" office:value-type="percentage" office:value="0.0768578795763205" calcext:value-type="percentage">
            <text:p>7,7%</text:p>
          </table:table-cell>
          <table:table-cell table:style-name="ce15" office:value-type="percentage" office:value="0.0598534327980903" calcext:value-type="percentage">
            <text:p>6,0%</text:p>
          </table:table-cell>
          <table:table-cell table:style-name="ce15" office:value-type="percentage" office:value="0.0614447594174132" calcext:value-type="percentage">
            <text:p>6,1%</text:p>
          </table:table-cell>
          <table:table-cell table:style-name="ce15" office:value-type="percentage" office:value="0.0596590341035659" calcext:value-type="percentage">
            <text:p>6,0%</text:p>
          </table:table-cell>
          <table:table-cell table:style-name="ce15" office:value-type="percentage" office:value="0.0605940590435363" calcext:value-type="percentage">
            <text:p>6,1%</text:p>
          </table:table-cell>
          <table:table-cell table:style-name="ce15" office:value-type="percentage" office:value="0.0602718779417111" calcext:value-type="percentage">
            <text:p>6,0%</text:p>
          </table:table-cell>
          <table:table-cell table:style-name="ce15" office:value-type="percentage" office:value="0.0595269894907716" calcext:value-type="percentage">
            <text:p>6,0%</text:p>
          </table:table-cell>
          <table:table-cell table:style-name="ce15" office:value-type="percentage" office:value="0.0601972045169102" calcext:value-type="percentage">
            <text:p>6,0%</text:p>
          </table:table-cell>
          <table:table-cell table:style-name="ce15" office:value-type="percentage" office:value="0.0605839123463243" calcext:value-type="percentage">
            <text:p>6,1%</text:p>
          </table:table-cell>
          <table:table-cell table:style-name="ce15" office:value-type="percentage" office:value="0.0609937718760258" calcext:value-type="percentage">
            <text:p>6,1%</text:p>
          </table:table-cell>
          <table:table-cell table:style-name="ce15" office:value-type="percentage" office:value="0.0613442079915238" calcext:value-type="percentage">
            <text:p>6,1%</text:p>
          </table:table-cell>
          <table:table-cell table:style-name="ce15" office:value-type="percentage" office:value="0.0594668003173678" calcext:value-type="percentage">
            <text:p>5,9%</text:p>
          </table:table-cell>
          <table:table-cell table:style-name="ce15" office:value-type="percentage" office:value="0.0604031600357339" calcext:value-type="percentage">
            <text:p>6,0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38125.3119798362" calcext:value-type="float">
            <text:p><text:s/>38.125 </text:p>
          </table:table-cell>
          <table:table-cell table:style-name="ce19" office:value-type="float" office:value="40776.7353143424" calcext:value-type="float">
            <text:p><text:s/>40.777 </text:p>
          </table:table-cell>
          <table:table-cell table:style-name="ce19" office:value-type="float" office:value="44388.8256372062" calcext:value-type="float">
            <text:p><text:s/>44.389 </text:p>
          </table:table-cell>
          <table:table-cell table:style-name="ce19" office:value-type="float" office:value="47879.0100298412" calcext:value-type="float">
            <text:p><text:s/>47.879 </text:p>
          </table:table-cell>
          <table:table-cell table:style-name="ce19" office:value-type="float" office:value="50566.1419477185" calcext:value-type="float">
            <text:p><text:s/>50.566 </text:p>
          </table:table-cell>
          <table:table-cell table:style-name="ce19" office:value-type="float" office:value="51202.3411702639" calcext:value-type="float">
            <text:p><text:s/>51.202 </text:p>
          </table:table-cell>
          <table:table-cell table:style-name="ce19" office:value-type="float" office:value="55492.1759103158" calcext:value-type="float">
            <text:p><text:s/>55.492 </text:p>
          </table:table-cell>
          <table:table-cell table:style-name="ce19" office:value-type="float" office:value="59726.4006964111" calcext:value-type="float">
            <text:p><text:s/>59.726 </text:p>
          </table:table-cell>
          <table:table-cell table:style-name="ce19" office:value-type="float" office:value="65572.0842554862" calcext:value-type="float">
            <text:p><text:s/>65.572 </text:p>
          </table:table-cell>
          <table:table-cell table:style-name="ce19" office:value-type="float" office:value="67961.5948007844" calcext:value-type="float">
            <text:p><text:s/>67.962 </text:p>
          </table:table-cell>
          <table:table-cell table:style-name="ce19" office:value-type="float" office:value="66504.5873478452" calcext:value-type="float">
            <text:p><text:s/>66.505 </text:p>
          </table:table-cell>
          <table:table-cell table:style-name="ce19" office:value-type="float" office:value="85540.1913522299" calcext:value-type="float">
            <text:p><text:s/>85.540 </text:p>
          </table:table-cell>
          <table:table-cell table:style-name="ce20" office:value-type="percentage" office:value="0.158032928956801" calcext:value-type="percentage">
            <text:p>15,8%</text:p>
          </table:table-cell>
          <table:table-cell table:style-name="ce21" office:value-type="percentage" office:value="0.153841721264113" calcext:value-type="percentage">
            <text:p>15,4%</text:p>
          </table:table-cell>
          <table:table-cell table:style-name="ce21" office:value-type="percentage" office:value="0.154349197821734" calcext:value-type="percentage">
            <text:p>15,4%</text:p>
          </table:table-cell>
          <table:table-cell table:style-name="ce21" office:value-type="percentage" office:value="0.144086843534988" calcext:value-type="percentage">
            <text:p>14,4%</text:p>
          </table:table-cell>
          <table:table-cell table:style-name="ce21" office:value-type="percentage" office:value="0.141318672315156" calcext:value-type="percentage">
            <text:p>14,1%</text:p>
          </table:table-cell>
          <table:table-cell table:style-name="ce21" office:value-type="percentage" office:value="0.134040138527343" calcext:value-type="percentage">
            <text:p>13,4%</text:p>
          </table:table-cell>
          <table:table-cell table:style-name="ce21" office:value-type="percentage" office:value="0.135747547582114" calcext:value-type="percentage">
            <text:p>13,6%</text:p>
          </table:table-cell>
          <table:table-cell table:style-name="ce21" office:value-type="percentage" office:value="0.1411070806383" calcext:value-type="percentage">
            <text:p>14,1%</text:p>
          </table:table-cell>
          <table:table-cell table:style-name="ce21" office:value-type="percentage" office:value="0.143391538784982" calcext:value-type="percentage">
            <text:p>14,3%</text:p>
          </table:table-cell>
          <table:table-cell table:style-name="ce21" office:value-type="percentage" office:value="0.140863504430687" calcext:value-type="percentage">
            <text:p>14,1%</text:p>
          </table:table-cell>
          <table:table-cell table:style-name="ce21" office:value-type="percentage" office:value="0.141216135082758" calcext:value-type="percentage">
            <text:p>14,1%</text:p>
          </table:table-cell>
          <table:table-cell table:style-name="ce55" office:value-type="percentage" office:value="0.147157394387962" calcext:value-type="percentage">
            <text:p>14,7%</text:p>
          </table:table-cell>
          <table:table-cell table:style-name="ce21" office:value-type="percentage" office:value="0.0609132713631459" calcext:value-type="percentage">
            <text:p>6,1%</text:p>
          </table:table-cell>
          <table:table-cell table:style-name="ce21" office:value-type="percentage" office:value="0.0584746828151869" calcext:value-type="percentage">
            <text:p>5,8%</text:p>
          </table:table-cell>
          <table:table-cell table:style-name="ce21" office:value-type="percentage" office:value="0.0579864058675151" calcext:value-type="percentage">
            <text:p>5,8%</text:p>
          </table:table-cell>
          <table:table-cell table:style-name="ce21" office:value-type="percentage" office:value="0.0578315296284613" calcext:value-type="percentage">
            <text:p>5,8%</text:p>
          </table:table-cell>
          <table:table-cell table:style-name="ce21" office:value-type="percentage" office:value="0.0586380997446497" calcext:value-type="percentage">
            <text:p>5,9%</text:p>
          </table:table-cell>
          <table:table-cell table:style-name="ce21" office:value-type="percentage" office:value="0.0569588915441761" calcext:value-type="percentage">
            <text:p>5,7%</text:p>
          </table:table-cell>
          <table:table-cell table:style-name="ce21" office:value-type="percentage" office:value="0.0609556289314411" calcext:value-type="percentage">
            <text:p>6,1%</text:p>
          </table:table-cell>
          <table:table-cell table:style-name="ce21" office:value-type="percentage" office:value="0.0607352743384468" calcext:value-type="percentage">
            <text:p>6,1%</text:p>
          </table:table-cell>
          <table:table-cell table:style-name="ce21" office:value-type="percentage" office:value="0.0608750844866641" calcext:value-type="percentage">
            <text:p>6,1%</text:p>
          </table:table-cell>
          <table:table-cell table:style-name="ce21" office:value-type="percentage" office:value="0.0604899919723445" calcext:value-type="percentage">
            <text:p>6,0%</text:p>
          </table:table-cell>
          <table:table-cell table:style-name="ce21" office:value-type="percentage" office:value="0.060401005355592" calcext:value-type="percentage">
            <text:p>6,0%</text:p>
          </table:table-cell>
          <table:table-cell table:style-name="ce21" office:value-type="percentage" office:value="0.0611392221114425" calcext:value-type="percentage">
            <text:p>6,1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35446.4570927911" calcext:value-type="float">
            <text:p><text:s/>35.446 </text:p>
          </table:table-cell>
          <table:table-cell table:style-name="ce13" office:value-type="float" office:value="38683.0008462594" calcext:value-type="float">
            <text:p><text:s/>38.683 </text:p>
          </table:table-cell>
          <table:table-cell table:style-name="ce13" office:value-type="float" office:value="42099.9054648365" calcext:value-type="float">
            <text:p><text:s/>42.100 </text:p>
          </table:table-cell>
          <table:table-cell table:style-name="ce13" office:value-type="float" office:value="45627.5660883989" calcext:value-type="float">
            <text:p><text:s/>45.628 </text:p>
          </table:table-cell>
          <table:table-cell table:style-name="ce13" office:value-type="float" office:value="47889.2862262046" calcext:value-type="float">
            <text:p><text:s/>47.889 </text:p>
          </table:table-cell>
          <table:table-cell table:style-name="ce13" office:value-type="float" office:value="48574.9057976921" calcext:value-type="float">
            <text:p><text:s/>48.575 </text:p>
          </table:table-cell>
          <table:table-cell table:style-name="ce13" office:value-type="float" office:value="52764.5802228198" calcext:value-type="float">
            <text:p><text:s/>52.765 </text:p>
          </table:table-cell>
          <table:table-cell table:style-name="ce13" office:value-type="float" office:value="56166.9796317804" calcext:value-type="float">
            <text:p><text:s/>56.167 </text:p>
          </table:table-cell>
          <table:table-cell table:style-name="ce13" office:value-type="float" office:value="60760.0440433699" calcext:value-type="float">
            <text:p><text:s/>60.760 </text:p>
          </table:table-cell>
          <table:table-cell table:style-name="ce13" office:value-type="float" office:value="62316.0761584006" calcext:value-type="float">
            <text:p><text:s/>62.316 </text:p>
          </table:table-cell>
          <table:table-cell table:style-name="ce13" office:value-type="float" office:value="60940.1384440785" calcext:value-type="float">
            <text:p><text:s/>60.940 </text:p>
          </table:table-cell>
          <table:table-cell table:style-name="ce13" office:value-type="float" office:value="79179.2010347247" calcext:value-type="float">
            <text:p><text:s/>79.179 </text:p>
          </table:table-cell>
          <table:table-cell table:style-name="ce14" office:value-type="percentage" office:value="0.146928828765467" calcext:value-type="percentage">
            <text:p>14,7%</text:p>
          </table:table-cell>
          <table:table-cell table:style-name="ce15" office:value-type="percentage" office:value="0.145942518153397" calcext:value-type="percentage">
            <text:p>14,6%</text:p>
          </table:table-cell>
          <table:table-cell table:style-name="ce15" office:value-type="percentage" office:value="0.146390145348241" calcext:value-type="percentage">
            <text:p>14,6%</text:p>
          </table:table-cell>
          <table:table-cell table:style-name="ce15" office:value-type="percentage" office:value="0.137311359858191" calcext:value-type="percentage">
            <text:p>13,7%</text:p>
          </table:table-cell>
          <table:table-cell table:style-name="ce15" office:value-type="percentage" office:value="0.133837585525211" calcext:value-type="percentage">
            <text:p>13,4%</text:p>
          </table:table-cell>
          <table:table-cell table:style-name="ce15" office:value-type="percentage" office:value="0.127161902234591" calcext:value-type="percentage">
            <text:p>12,7%</text:p>
          </table:table-cell>
          <table:table-cell table:style-name="ce15" office:value-type="percentage" office:value="0.129075175859449" calcext:value-type="percentage">
            <text:p>12,9%</text:p>
          </table:table-cell>
          <table:table-cell table:style-name="ce15" office:value-type="percentage" office:value="0.132697742232902" calcext:value-type="percentage">
            <text:p>13,3%</text:p>
          </table:table-cell>
          <table:table-cell table:style-name="ce15" office:value-type="percentage" office:value="0.132868678965213" calcext:value-type="percentage">
            <text:p>13,3%</text:p>
          </table:table-cell>
          <table:table-cell table:style-name="ce15" office:value-type="percentage" office:value="0.129162078903136" calcext:value-type="percentage">
            <text:p>12,9%</text:p>
          </table:table-cell>
          <table:table-cell table:style-name="ce15" office:value-type="percentage" office:value="0.129400559655676" calcext:value-type="percentage">
            <text:p>12,9%</text:p>
          </table:table-cell>
          <table:table-cell table:style-name="ce54" office:value-type="percentage" office:value="0.136214389163708" calcext:value-type="percentage">
            <text:p>13,6%</text:p>
          </table:table-cell>
          <table:table-cell table:style-name="ce15" office:value-type="percentage" office:value="0.0607993679197524" calcext:value-type="percentage">
            <text:p>6,1%</text:p>
          </table:table-cell>
          <table:table-cell table:style-name="ce15" office:value-type="percentage" office:value="0.0589750912781561" calcext:value-type="percentage">
            <text:p>5,9%</text:p>
          </table:table-cell>
          <table:table-cell table:style-name="ce15" office:value-type="percentage" office:value="0.0584314323850161" calcext:value-type="percentage">
            <text:p>5,8%</text:p>
          </table:table-cell>
          <table:table-cell table:style-name="ce15" office:value-type="percentage" office:value="0.0586578912520583" calcext:value-type="percentage">
            <text:p>5,9%</text:p>
          </table:table-cell>
          <table:table-cell table:style-name="ce15" office:value-type="percentage" office:value="0.0593998644216705" calcext:value-type="percentage">
            <text:p>5,9%</text:p>
          </table:table-cell>
          <table:table-cell table:style-name="ce15" office:value-type="percentage" office:value="0.0578144670319336" calcext:value-type="percentage">
            <text:p>5,8%</text:p>
          </table:table-cell>
          <table:table-cell table:style-name="ce15" office:value-type="percentage" office:value="0.062112074809148" calcext:value-type="percentage">
            <text:p>6,2%</text:p>
          </table:table-cell>
          <table:table-cell table:style-name="ce15" office:value-type="percentage" office:value="0.0614819059559545" calcext:value-type="percentage">
            <text:p>6,1%</text:p>
          </table:table-cell>
          <table:table-cell table:style-name="ce15" office:value-type="percentage" office:value="0.0611889171637707" calcext:value-type="percentage">
            <text:p>6,1%</text:p>
          </table:table-cell>
          <table:table-cell table:style-name="ce15" office:value-type="percentage" office:value="0.0603576514420602" calcext:value-type="percentage">
            <text:p>6,0%</text:p>
          </table:table-cell>
          <table:table-cell table:style-name="ce15" office:value-type="percentage" office:value="0.0600596637731" calcext:value-type="percentage">
            <text:p>6,0%</text:p>
          </table:table-cell>
          <table:table-cell table:style-name="ce15" office:value-type="percentage" office:value="0.0609942055957815" calcext:value-type="percentage">
            <text:p>6,1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2678.85488704514" calcext:value-type="float">
            <text:p><text:s/>2.679 </text:p>
          </table:table-cell>
          <table:table-cell table:style-name="ce13" office:value-type="float" office:value="2093.73446808297" calcext:value-type="float">
            <text:p><text:s/>2.094 </text:p>
          </table:table-cell>
          <table:table-cell table:style-name="ce13" office:value-type="float" office:value="2288.92017236978" calcext:value-type="float">
            <text:p><text:s/>2.289 </text:p>
          </table:table-cell>
          <table:table-cell table:style-name="ce13" office:value-type="float" office:value="2251.44394144228" calcext:value-type="float">
            <text:p><text:s/>2.251 </text:p>
          </table:table-cell>
          <table:table-cell table:style-name="ce13" office:value-type="float" office:value="2676.85572151387" calcext:value-type="float">
            <text:p><text:s/>2.677 </text:p>
          </table:table-cell>
          <table:table-cell table:style-name="ce13" office:value-type="float" office:value="2627.43537257184" calcext:value-type="float">
            <text:p><text:s/>2.627 </text:p>
          </table:table-cell>
          <table:table-cell table:style-name="ce13" office:value-type="float" office:value="2727.59568749599" calcext:value-type="float">
            <text:p><text:s/>2.728 </text:p>
          </table:table-cell>
          <table:table-cell table:style-name="ce13" office:value-type="float" office:value="3559.42106463074" calcext:value-type="float">
            <text:p><text:s/>3.559 </text:p>
          </table:table-cell>
          <table:table-cell table:style-name="ce13" office:value-type="float" office:value="4812.04021211629" calcext:value-type="float">
            <text:p><text:s/>4.812 </text:p>
          </table:table-cell>
          <table:table-cell table:style-name="ce13" office:value-type="float" office:value="5645.51864238382" calcext:value-type="float">
            <text:p><text:s/>5.646 </text:p>
          </table:table-cell>
          <table:table-cell table:style-name="ce13" office:value-type="float" office:value="5564.44890376664" calcext:value-type="float">
            <text:p><text:s/>5.564 </text:p>
          </table:table-cell>
          <table:table-cell table:style-name="ce13" office:value-type="float" office:value="6360.99031750514" calcext:value-type="float">
            <text:p><text:s/>6.361 </text:p>
          </table:table-cell>
          <table:table-cell table:style-name="ce14" office:value-type="percentage" office:value="0.0111041001913345" calcext:value-type="percentage">
            <text:p>1,1%</text:p>
          </table:table-cell>
          <table:table-cell table:style-name="ce15" office:value-type="percentage" office:value="0.00789920311071574" calcext:value-type="percentage">
            <text:p>0,8%</text:p>
          </table:table-cell>
          <table:table-cell table:style-name="ce15" office:value-type="percentage" office:value="0.00795905247349315" calcext:value-type="percentage">
            <text:p>0,8%</text:p>
          </table:table-cell>
          <table:table-cell table:style-name="ce15" office:value-type="percentage" office:value="0.00677548367679702" calcext:value-type="percentage">
            <text:p>0,7%</text:p>
          </table:table-cell>
          <table:table-cell table:style-name="ce15" office:value-type="percentage" office:value="0.00748108678994514" calcext:value-type="percentage">
            <text:p>0,7%</text:p>
          </table:table-cell>
          <table:table-cell table:style-name="ce15" office:value-type="percentage" office:value="0.00687823629275184" calcext:value-type="percentage">
            <text:p>0,7%</text:p>
          </table:table-cell>
          <table:table-cell table:style-name="ce15" office:value-type="percentage" office:value="0.00667237172266476" calcext:value-type="percentage">
            <text:p>0,7%</text:p>
          </table:table-cell>
          <table:table-cell table:style-name="ce15" office:value-type="percentage" office:value="0.0084093384053979" calcext:value-type="percentage">
            <text:p>0,8%</text:p>
          </table:table-cell>
          <table:table-cell table:style-name="ce15" office:value-type="percentage" office:value="0.0105228598197691" calcext:value-type="percentage">
            <text:p>1,1%</text:p>
          </table:table-cell>
          <table:table-cell table:style-name="ce15" office:value-type="percentage" office:value="0.0117014255275508" calcext:value-type="percentage">
            <text:p>1,2%</text:p>
          </table:table-cell>
          <table:table-cell table:style-name="ce15" office:value-type="percentage" office:value="0.0118155754270818" calcext:value-type="percentage">
            <text:p>1,2%</text:p>
          </table:table-cell>
          <table:table-cell table:style-name="ce54" office:value-type="percentage" office:value="0.0109430052242537" calcext:value-type="percentage">
            <text:p>1,1%</text:p>
          </table:table-cell>
          <table:table-cell table:style-name="ce15" office:value-type="percentage" office:value="0.062461641649066" calcext:value-type="percentage">
            <text:p>6,2%</text:p>
          </table:table-cell>
          <table:table-cell table:style-name="ce15" office:value-type="percentage" office:value="0.0505500970106224" calcext:value-type="percentage">
            <text:p>5,1%</text:p>
          </table:table-cell>
          <table:table-cell table:style-name="ce15" office:value-type="percentage" office:value="0.0508615019525317" calcext:value-type="percentage">
            <text:p>5,1%</text:p>
          </table:table-cell>
          <table:table-cell table:style-name="ce15" office:value-type="percentage" office:value="0.0449874903377348" calcext:value-type="percentage">
            <text:p>4,5%</text:p>
          </table:table-cell>
          <table:table-cell table:style-name="ce15" office:value-type="percentage" office:value="0.0476953838200033" calcext:value-type="percentage">
            <text:p>4,8%</text:p>
          </table:table-cell>
          <table:table-cell table:style-name="ce15" office:value-type="percentage" office:value="0.0447230654576562" calcext:value-type="percentage">
            <text:p>4,5%</text:p>
          </table:table-cell>
          <table:table-cell table:style-name="ce15" office:value-type="percentage" office:value="0.0448145979149578" calcext:value-type="percentage">
            <text:p>4,5%</text:p>
          </table:table-cell>
          <table:table-cell table:style-name="ce15" office:value-type="percentage" office:value="0.0509682837595329" calcext:value-type="percentage">
            <text:p>5,1%</text:p>
          </table:table-cell>
          <table:table-cell table:style-name="ce15" office:value-type="percentage" office:value="0.0571725285695853" calcext:value-type="percentage">
            <text:p>5,7%</text:p>
          </table:table-cell>
          <table:table-cell table:style-name="ce15" office:value-type="percentage" office:value="0.0619903003413141" calcext:value-type="percentage">
            <text:p>6,2%</text:p>
          </table:table-cell>
          <table:table-cell table:style-name="ce15" office:value-type="percentage" office:value="0.0644100531741344" calcext:value-type="percentage">
            <text:p>6,4%</text:p>
          </table:table-cell>
          <table:table-cell table:style-name="ce15" office:value-type="percentage" office:value="0.0630038065559829" calcext:value-type="percentage">
            <text:p>6,3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06130.206306066" calcext:value-type="float">
            <text:p><text:s/>106.130 </text:p>
          </table:table-cell>
          <table:table-cell table:style-name="ce19" office:value-type="float" office:value="111264.416167058" calcext:value-type="float">
            <text:p><text:s/>111.264 </text:p>
          </table:table-cell>
          <table:table-cell table:style-name="ce19" office:value-type="float" office:value="119970.51911327" calcext:value-type="float">
            <text:p><text:s/>119.971 </text:p>
          </table:table-cell>
          <table:table-cell table:style-name="ce19" office:value-type="float" office:value="143168.581017281" calcext:value-type="float">
            <text:p><text:s/>143.169 </text:p>
          </table:table-cell>
          <table:table-cell table:style-name="ce19" office:value-type="float" office:value="153368.288250184" calcext:value-type="float">
            <text:p><text:s/>153.368 </text:p>
          </table:table-cell>
          <table:table-cell table:style-name="ce19" office:value-type="float" office:value="169379.811614938" calcext:value-type="float">
            <text:p><text:s/>169.380 </text:p>
          </table:table-cell>
          <table:table-cell table:style-name="ce19" office:value-type="float" office:value="182847.083887602" calcext:value-type="float">
            <text:p><text:s/>182.847 </text:p>
          </table:table-cell>
          <table:table-cell table:style-name="ce19" office:value-type="float" office:value="184759.531389683" calcext:value-type="float">
            <text:p><text:s/>184.760 </text:p>
          </table:table-cell>
          <table:table-cell table:style-name="ce19" office:value-type="float" office:value="204892.37384416" calcext:value-type="float">
            <text:p><text:s/>204.892 </text:p>
          </table:table-cell>
          <table:table-cell table:style-name="ce19" office:value-type="float" office:value="216730.463235644" calcext:value-type="float">
            <text:p><text:s/>216.730 </text:p>
          </table:table-cell>
          <table:table-cell table:style-name="ce19" office:value-type="float" office:value="213650.993772551" calcext:value-type="float">
            <text:p><text:s/>213.651 </text:p>
          </table:table-cell>
          <table:table-cell table:style-name="ce19" office:value-type="float" office:value="281319.829704479" calcext:value-type="float">
            <text:p><text:s/>281.320 </text:p>
          </table:table-cell>
          <table:table-cell table:style-name="ce20" office:value-type="percentage" office:value="0.439919478225061" calcext:value-type="percentage">
            <text:p>44,0%</text:p>
          </table:table-cell>
          <table:table-cell table:style-name="ce21" office:value-type="percentage" office:value="0.419776354498056" calcext:value-type="percentage">
            <text:p>42,0%</text:p>
          </table:table-cell>
          <table:table-cell table:style-name="ce21" office:value-type="percentage" office:value="0.417162498028992" calcext:value-type="percentage">
            <text:p>41,7%</text:p>
          </table:table-cell>
          <table:table-cell table:style-name="ce21" office:value-type="percentage" office:value="0.430850782405611" calcext:value-type="percentage">
            <text:p>43,1%</text:p>
          </table:table-cell>
          <table:table-cell table:style-name="ce21" office:value-type="percentage" office:value="0.428622830137468" calcext:value-type="percentage">
            <text:p>42,9%</text:p>
          </table:table-cell>
          <table:table-cell table:style-name="ce21" office:value-type="percentage" office:value="0.443411236550778" calcext:value-type="percentage">
            <text:p>44,3%</text:p>
          </table:table-cell>
          <table:table-cell table:style-name="ce21" office:value-type="percentage" office:value="0.447289060360468" calcext:value-type="percentage">
            <text:p>44,7%</text:p>
          </table:table-cell>
          <table:table-cell table:style-name="ce21" office:value-type="percentage" office:value="0.436505093066242" calcext:value-type="percentage">
            <text:p>43,7%</text:p>
          </table:table-cell>
          <table:table-cell table:style-name="ce21" office:value-type="percentage" office:value="0.448053971509436" calcext:value-type="percentage">
            <text:p>44,8%</text:p>
          </table:table-cell>
          <table:table-cell table:style-name="ce21" office:value-type="percentage" office:value="0.449215658604684" calcext:value-type="percentage">
            <text:p>44,9%</text:p>
          </table:table-cell>
          <table:table-cell table:style-name="ce21" office:value-type="percentage" office:value="0.453667465664345" calcext:value-type="percentage">
            <text:p>45,4%</text:p>
          </table:table-cell>
          <table:table-cell table:style-name="ce55" office:value-type="percentage" office:value="0.483963064315698" calcext:value-type="percentage">
            <text:p>48,4%</text:p>
          </table:table-cell>
          <table:table-cell table:style-name="ce21" office:value-type="percentage" office:value="0.0646440874536421" calcext:value-type="percentage">
            <text:p>6,5%</text:p>
          </table:table-cell>
          <table:table-cell table:style-name="ce21" office:value-type="percentage" office:value="0.0607252002673517" calcext:value-type="percentage">
            <text:p>6,1%</text:p>
          </table:table-cell>
          <table:table-cell table:style-name="ce21" office:value-type="percentage" office:value="0.0602745169635435" calcext:value-type="percentage">
            <text:p>6,0%</text:p>
          </table:table-cell>
          <table:table-cell table:style-name="ce21" office:value-type="percentage" office:value="0.0651358125029414" calcext:value-type="percentage">
            <text:p>6,5%</text:p>
          </table:table-cell>
          <table:table-cell table:style-name="ce21" office:value-type="percentage" office:value="0.0638704271042277" calcext:value-type="percentage">
            <text:p>6,4%</text:p>
          </table:table-cell>
          <table:table-cell table:style-name="ce21" office:value-type="percentage" office:value="0.0698521842399543" calcext:value-type="percentage">
            <text:p>7,0%</text:p>
          </table:table-cell>
          <table:table-cell table:style-name="ce21" office:value-type="percentage" office:value="0.0715218112293196" calcext:value-type="percentage">
            <text:p>7,2%</text:p>
          </table:table-cell>
          <table:table-cell table:style-name="ce56" office:value-type="percentage" office:value="0.0689001975309385" calcext:value-type="percentage">
            <text:p>6,9%</text:p>
          </table:table-cell>
          <table:table-cell table:style-name="ce56" office:value-type="percentage" office:value="0.0713609850356331" calcext:value-type="percentage">
            <text:p>7,1%</text:p>
          </table:table-cell>
          <table:table-cell table:style-name="ce56" office:value-type="percentage" office:value="0.0711073580802615" calcext:value-type="percentage">
            <text:p>7,1%</text:p>
          </table:table-cell>
          <table:table-cell table:style-name="ce56" office:value-type="percentage" office:value="0.0644263918018743" calcext:value-type="percentage">
            <text:p>6,4%</text:p>
          </table:table-cell>
          <table:table-cell table:style-name="ce56" office:value-type="percentage" office:value="0.0689781748882904" calcext:value-type="percentage">
            <text:p>6,9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241249.16390215" calcext:value-type="float">
            <text:p><text:s/>241.249 </text:p>
          </table:table-cell>
          <table:table-cell table:style-name="ce27" office:value-type="float" office:value="265056.416291245" calcext:value-type="float">
            <text:p><text:s/>265.056 </text:p>
          </table:table-cell>
          <table:table-cell table:style-name="ce27" office:value-type="float" office:value="287587.018680026" calcext:value-type="float">
            <text:p><text:s/>287.587 </text:p>
          </table:table-cell>
          <table:table-cell table:style-name="ce27" office:value-type="float" office:value="332292.726075403" calcext:value-type="float">
            <text:p><text:s/>332.293 </text:p>
          </table:table-cell>
          <table:table-cell table:style-name="ce27" office:value-type="float" office:value="357816.423826503" calcext:value-type="float">
            <text:p><text:s/>357.816 </text:p>
          </table:table-cell>
          <table:table-cell table:style-name="ce27" office:value-type="float" office:value="381992.601117904" calcext:value-type="float">
            <text:p><text:s/>381.993 </text:p>
          </table:table-cell>
          <table:table-cell table:style-name="ce27" office:value-type="float" office:value="408789.528052053" calcext:value-type="float">
            <text:p><text:s/>408.790 </text:p>
          </table:table-cell>
          <table:table-cell table:style-name="ce27" office:value-type="float" office:value="423270.047301934" calcext:value-type="float">
            <text:p><text:s/>423.270 </text:p>
          </table:table-cell>
          <table:table-cell table:style-name="ce27" office:value-type="float" office:value="457293.957587082" calcext:value-type="float">
            <text:p><text:s/>457.294 </text:p>
          </table:table-cell>
          <table:table-cell table:style-name="ce27" office:value-type="float" office:value="482464.177470648" calcext:value-type="float">
            <text:p><text:s/>482.464 </text:p>
          </table:table-cell>
          <table:table-cell table:style-name="ce27" office:value-type="float" office:value="470941.846049469" calcext:value-type="float">
            <text:p><text:s/>470.942 </text:p>
          </table:table-cell>
          <table:table-cell table:style-name="ce27" office:value-type="float" office:value="581283.677303459" calcext:value-type="float">
            <text:p><text:s/>581.284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620840614419843" calcext:value-type="percentage">
            <text:p>6,2%</text:p>
          </table:table-cell>
          <table:table-cell table:style-name="ce29" office:value-type="percentage" office:value="0.0605651920447632" calcext:value-type="percentage">
            <text:p>6,1%</text:p>
          </table:table-cell>
          <table:table-cell table:style-name="ce29" office:value-type="percentage" office:value="0.0597302915784021" calcext:value-type="percentage">
            <text:p>6,0%</text:p>
          </table:table-cell>
          <table:table-cell table:style-name="ce29" office:value-type="percentage" office:value="0.0623249202123061" calcext:value-type="percentage">
            <text:p>6,2%</text:p>
          </table:table-cell>
          <table:table-cell table:style-name="ce29" office:value-type="percentage" office:value="0.061917173828595" calcext:value-type="percentage">
            <text:p>6,2%</text:p>
          </table:table-cell>
          <table:table-cell table:style-name="ce29" office:value-type="percentage" office:value="0.0637101686764228" calcext:value-type="percentage">
            <text:p>6,4%</text:p>
          </table:table-cell>
          <table:table-cell table:style-name="ce29" office:value-type="percentage" office:value="0.0652046803185371" calcext:value-type="percentage">
            <text:p>6,5%</text:p>
          </table:table-cell>
          <table:table-cell table:style-name="ce58" office:value-type="percentage" office:value="0.0642732362068016" calcext:value-type="percentage">
            <text:p>6,4%</text:p>
          </table:table-cell>
          <table:table-cell table:style-name="ce58" office:value-type="percentage" office:value="0.0652890850694015" calcext:value-type="percentage">
            <text:p>6,5%</text:p>
          </table:table-cell>
          <table:table-cell table:style-name="ce58" office:value-type="percentage" office:value="0.0652937642424596" calcext:value-type="percentage">
            <text:p>6,5%</text:p>
          </table:table-cell>
          <table:table-cell table:style-name="ce58" office:value-type="percentage" office:value="0.0618878826368075" calcext:value-type="percentage">
            <text:p>6,2%</text:p>
          </table:table-cell>
          <table:table-cell table:style-name="ce58" office:value-type="percentage" office:value="0.0645000575116836" calcext:value-type="percentage">
            <text:p>6,5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241249.16390215" calcext:value-type="float">
            <text:p><text:s/>241.249 </text:p>
          </table:table-cell>
          <table:table-cell table:style-name="ce32" office:value-type="float" office:value="265056.416291245" calcext:value-type="float">
            <text:p><text:s/>265.056 </text:p>
          </table:table-cell>
          <table:table-cell table:style-name="ce32" office:value-type="float" office:value="287587.018680027" calcext:value-type="float">
            <text:p><text:s/>287.587 </text:p>
          </table:table-cell>
          <table:table-cell table:style-name="ce32" office:value-type="float" office:value="332292.726075404" calcext:value-type="float">
            <text:p><text:s/>332.293 </text:p>
          </table:table-cell>
          <table:table-cell table:style-name="ce32" office:value-type="float" office:value="357816.423826502" calcext:value-type="float">
            <text:p><text:s/>357.816 </text:p>
          </table:table-cell>
          <table:table-cell table:style-name="ce32" office:value-type="float" office:value="381992.601117903" calcext:value-type="float">
            <text:p><text:s/>381.993 </text:p>
          </table:table-cell>
          <table:table-cell table:style-name="ce32" office:value-type="float" office:value="408789.528052053" calcext:value-type="float">
            <text:p><text:s/>408.790 </text:p>
          </table:table-cell>
          <table:table-cell table:style-name="ce32" office:value-type="float" office:value="423270.047301936" calcext:value-type="float">
            <text:p><text:s/>423.270 </text:p>
          </table:table-cell>
          <table:table-cell table:style-name="ce32" office:value-type="float" office:value="457293.957587082" calcext:value-type="float">
            <text:p><text:s/>457.294 </text:p>
          </table:table-cell>
          <table:table-cell table:style-name="ce32" office:value-type="float" office:value="482464.17747065" calcext:value-type="float">
            <text:p><text:s/>482.464 </text:p>
          </table:table-cell>
          <table:table-cell table:style-name="ce32" office:value-type="float" office:value="470941.846049469" calcext:value-type="float">
            <text:p><text:s/>470.942 </text:p>
          </table:table-cell>
          <table:table-cell table:style-name="ce32" office:value-type="float" office:value="581283.677303459" calcext:value-type="float">
            <text:p><text:s/>581.284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29" table:style-name="ta2">
        <table:table-column table:style-name="co29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Região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Região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Região Centro-Oeste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Região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  <table:table-cell table:style-name="ce9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306136.782786766" calcext:value-type="float">
            <text:p><text:s/>306.137 </text:p>
          </table:table-cell>
          <table:table-cell table:style-name="ce13" office:value-type="float" office:value="346704.094744117" calcext:value-type="float">
            <text:p><text:s/>346.704 </text:p>
          </table:table-cell>
          <table:table-cell table:style-name="ce13" office:value-type="float" office:value="385829.044044864" calcext:value-type="float">
            <text:p><text:s/>385.829 </text:p>
          </table:table-cell>
          <table:table-cell table:style-name="ce13" office:value-type="float" office:value="424337.748077494" calcext:value-type="float">
            <text:p><text:s/>424.338 </text:p>
          </table:table-cell>
          <table:table-cell table:style-name="ce13" office:value-type="float" office:value="478946.127650465" calcext:value-type="float">
            <text:p><text:s/>478.946 </text:p>
          </table:table-cell>
          <table:table-cell table:style-name="ce13" office:value-type="float" office:value="512781.854762808" calcext:value-type="float">
            <text:p><text:s/>512.782 </text:p>
          </table:table-cell>
          <table:table-cell table:style-name="ce13" office:value-type="float" office:value="563083.969338207" calcext:value-type="float">
            <text:p><text:s/>563.084 </text:p>
          </table:table-cell>
          <table:table-cell table:style-name="ce13" office:value-type="float" office:value="585661.806067345" calcext:value-type="float">
            <text:p><text:s/>585.662 </text:p>
          </table:table-cell>
          <table:table-cell table:style-name="ce13" office:value-type="float" office:value="618892.829864551" calcext:value-type="float">
            <text:p><text:s/>618.893 </text:p>
          </table:table-cell>
          <table:table-cell table:style-name="ce13" office:value-type="float" office:value="649883.391575865" calcext:value-type="float">
            <text:p><text:s/>649.883 </text:p>
          </table:table-cell>
          <table:table-cell table:style-name="ce13" office:value-type="float" office:value="709720.148362805" calcext:value-type="float">
            <text:p><text:s/>709.720 </text:p>
          </table:table-cell>
          <table:table-cell table:style-name="ce13" office:value-type="float" office:value="831470.689852573" calcext:value-type="float">
            <text:p><text:s/>831.471 </text:p>
          </table:table-cell>
          <table:table-cell table:style-name="ce14" office:value-type="percentage" office:value="0.86280476539437" calcext:value-type="percentage">
            <text:p>86,3%</text:p>
          </table:table-cell>
          <table:table-cell table:style-name="ce15" office:value-type="percentage" office:value="0.866429273906039" calcext:value-type="percentage">
            <text:p>86,6%</text:p>
          </table:table-cell>
          <table:table-cell table:style-name="ce15" office:value-type="percentage" office:value="0.867932544761497" calcext:value-type="percentage">
            <text:p>86,8%</text:p>
          </table:table-cell>
          <table:table-cell table:style-name="ce15" office:value-type="percentage" office:value="0.873800726429468" calcext:value-type="percentage">
            <text:p>87,4%</text:p>
          </table:table-cell>
          <table:table-cell table:style-name="ce15" office:value-type="percentage" office:value="0.882635195125893" calcext:value-type="percentage">
            <text:p>88,3%</text:p>
          </table:table-cell>
          <table:table-cell table:style-name="ce15" office:value-type="percentage" office:value="0.884493709105635" calcext:value-type="percentage">
            <text:p>88,4%</text:p>
          </table:table-cell>
          <table:table-cell table:style-name="ce15" office:value-type="percentage" office:value="0.889446643664123" calcext:value-type="percentage">
            <text:p>88,9%</text:p>
          </table:table-cell>
          <table:table-cell table:style-name="ce15" office:value-type="percentage" office:value="0.887483518054008" calcext:value-type="percentage">
            <text:p>88,7%</text:p>
          </table:table-cell>
          <table:table-cell table:style-name="ce15" office:value-type="percentage" office:value="0.890607427798754" calcext:value-type="percentage">
            <text:p>89,1%</text:p>
          </table:table-cell>
          <table:table-cell table:style-name="ce15" office:value-type="percentage" office:value="0.888606110077147" calcext:value-type="percentage">
            <text:p>88,9%</text:p>
          </table:table-cell>
          <table:table-cell table:style-name="ce15" office:value-type="percentage" office:value="0.896959858899664" calcext:value-type="percentage">
            <text:p>89,7%</text:p>
          </table:table-cell>
          <table:table-cell table:style-name="ce54" office:value-type="percentage" office:value="0.891977420708514" calcext:value-type="percentage">
            <text:p>89,2%</text:p>
          </table:table-cell>
          <table:table-cell table:style-name="ce15" office:value-type="percentage" office:value="0.0926889533815644" calcext:value-type="percentage">
            <text:p>9,3%</text:p>
          </table:table-cell>
          <table:table-cell table:style-name="ce15" office:value-type="percentage" office:value="0.0931884771118732" calcext:value-type="percentage">
            <text:p>9,3%</text:p>
          </table:table-cell>
          <table:table-cell table:style-name="ce15" office:value-type="percentage" office:value="0.094236599112285" calcext:value-type="percentage">
            <text:p>9,4%</text:p>
          </table:table-cell>
          <table:table-cell table:style-name="ce15" office:value-type="percentage" office:value="0.0931840387015323" calcext:value-type="percentage">
            <text:p>9,3%</text:p>
          </table:table-cell>
          <table:table-cell table:style-name="ce15" office:value-type="percentage" office:value="0.0963144474750638" calcext:value-type="percentage">
            <text:p>9,6%</text:p>
          </table:table-cell>
          <table:table-cell table:style-name="ce15" office:value-type="percentage" office:value="0.0994611209755772" calcext:value-type="percentage">
            <text:p>9,9%</text:p>
          </table:table-cell>
          <table:table-cell table:style-name="ce15" office:value-type="percentage" office:value="0.103893443241901" calcext:value-type="percentage">
            <text:p>10,4%</text:p>
          </table:table-cell>
          <table:table-cell table:style-name="ce15" office:value-type="percentage" office:value="0.10325624947634" calcext:value-type="percentage">
            <text:p>10,3%</text:p>
          </table:table-cell>
          <table:table-cell table:style-name="ce15" office:value-type="percentage" office:value="0.102957475668475" calcext:value-type="percentage">
            <text:p>10,3%</text:p>
          </table:table-cell>
          <table:table-cell table:style-name="ce15" office:value-type="percentage" office:value="0.102236227500984" calcext:value-type="percentage">
            <text:p>10,2%</text:p>
          </table:table-cell>
          <table:table-cell table:style-name="ce15" office:value-type="percentage" office:value="0.107615910260068" calcext:value-type="percentage">
            <text:p>10,8%</text:p>
          </table:table-cell>
          <table:table-cell table:style-name="ce15" office:value-type="percentage" office:value="0.107787243666038" calcext:value-type="percentage">
            <text:p>10,8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57551.211848358" calcext:value-type="float">
            <text:p><text:s/>157.551 </text:p>
          </table:table-cell>
          <table:table-cell table:style-name="ce19" office:value-type="float" office:value="180175.853707593" calcext:value-type="float">
            <text:p><text:s/>180.176 </text:p>
          </table:table-cell>
          <table:table-cell table:style-name="ce19" office:value-type="float" office:value="196652.788303467" calcext:value-type="float">
            <text:p><text:s/>196.653 </text:p>
          </table:table-cell>
          <table:table-cell table:style-name="ce19" office:value-type="float" office:value="222233.417110446" calcext:value-type="float">
            <text:p><text:s/>222.233 </text:p>
          </table:table-cell>
          <table:table-cell table:style-name="ce19" office:value-type="float" office:value="244953.281738645" calcext:value-type="float">
            <text:p><text:s/>244.953 </text:p>
          </table:table-cell>
          <table:table-cell table:style-name="ce19" office:value-type="float" office:value="268098.196309003" calcext:value-type="float">
            <text:p><text:s/>268.098 </text:p>
          </table:table-cell>
          <table:table-cell table:style-name="ce19" office:value-type="float" office:value="292050.1962906" calcext:value-type="float">
            <text:p><text:s/>292.050 </text:p>
          </table:table-cell>
          <table:table-cell table:style-name="ce19" office:value-type="float" office:value="310181.297738376" calcext:value-type="float">
            <text:p><text:s/>310.181 </text:p>
          </table:table-cell>
          <table:table-cell table:style-name="ce19" office:value-type="float" office:value="327512.619235982" calcext:value-type="float">
            <text:p><text:s/>327.513 </text:p>
          </table:table-cell>
          <table:table-cell table:style-name="ce19" office:value-type="float" office:value="341242.512571081" calcext:value-type="float">
            <text:p><text:s/>341.243 </text:p>
          </table:table-cell>
          <table:table-cell table:style-name="ce19" office:value-type="float" office:value="346245.954618448" calcext:value-type="float">
            <text:p><text:s/>346.246 </text:p>
          </table:table-cell>
          <table:table-cell table:style-name="ce19" office:value-type="float" office:value="376713.887249607" calcext:value-type="float">
            <text:p><text:s/>376.714 </text:p>
          </table:table-cell>
          <table:table-cell table:style-name="ce20" office:value-type="percentage" office:value="0.444036600695268" calcext:value-type="percentage">
            <text:p>44,4%</text:p>
          </table:table-cell>
          <table:table-cell table:style-name="ce21" office:value-type="percentage" office:value="0.450267638801573" calcext:value-type="percentage">
            <text:p>45,0%</text:p>
          </table:table-cell>
          <table:table-cell table:style-name="ce21" office:value-type="percentage" office:value="0.442375600336674" calcext:value-type="percentage">
            <text:p>44,2%</text:p>
          </table:table-cell>
          <table:table-cell table:style-name="ce21" office:value-type="percentage" office:value="0.457625375512308" calcext:value-type="percentage">
            <text:p>45,8%</text:p>
          </table:table-cell>
          <table:table-cell table:style-name="ce21" office:value-type="percentage" office:value="0.451416923829693" calcext:value-type="percentage">
            <text:p>45,1%</text:p>
          </table:table-cell>
          <table:table-cell table:style-name="ce21" office:value-type="percentage" office:value="0.462440637973761" calcext:value-type="percentage">
            <text:p>46,2%</text:p>
          </table:table-cell>
          <table:table-cell table:style-name="ce21" office:value-type="percentage" office:value="0.46132207808619" calcext:value-type="percentage">
            <text:p>46,1%</text:p>
          </table:table-cell>
          <table:table-cell table:style-name="ce21" office:value-type="percentage" office:value="0.470033706312337" calcext:value-type="percentage">
            <text:p>47,0%</text:p>
          </table:table-cell>
          <table:table-cell table:style-name="ce21" office:value-type="percentage" office:value="0.471301584562271" calcext:value-type="percentage">
            <text:p>47,1%</text:p>
          </table:table-cell>
          <table:table-cell table:style-name="ce21" office:value-type="percentage" office:value="0.46659167724452" calcext:value-type="percentage">
            <text:p>46,7%</text:p>
          </table:table-cell>
          <table:table-cell table:style-name="ce21" office:value-type="percentage" office:value="0.437593216587648" calcext:value-type="percentage">
            <text:p>43,8%</text:p>
          </table:table-cell>
          <table:table-cell table:style-name="ce55" office:value-type="percentage" office:value="0.404127632633162" calcext:value-type="percentage">
            <text:p>40,4%</text:p>
          </table:table-cell>
          <table:table-cell table:style-name="ce21" office:value-type="percentage" office:value="0.0973626161627237" calcext:value-type="percentage">
            <text:p>9,7%</text:p>
          </table:table-cell>
          <table:table-cell table:style-name="ce21" office:value-type="percentage" office:value="0.0975621114293428" calcext:value-type="percentage">
            <text:p>9,8%</text:p>
          </table:table-cell>
          <table:table-cell table:style-name="ce21" office:value-type="percentage" office:value="0.0955156549728473" calcext:value-type="percentage">
            <text:p>9,6%</text:p>
          </table:table-cell>
          <table:table-cell table:style-name="ce21" office:value-type="percentage" office:value="0.0963838158133497" calcext:value-type="percentage">
            <text:p>9,6%</text:p>
          </table:table-cell>
          <table:table-cell table:style-name="ce21" office:value-type="percentage" office:value="0.0973826431583775" calcext:value-type="percentage">
            <text:p>9,7%</text:p>
          </table:table-cell>
          <table:table-cell table:style-name="ce21" office:value-type="percentage" office:value="0.100335400299775" calcext:value-type="percentage">
            <text:p>10,0%</text:p>
          </table:table-cell>
          <table:table-cell table:style-name="ce21" office:value-type="percentage" office:value="0.104212976243026" calcext:value-type="percentage">
            <text:p>10,4%</text:p>
          </table:table-cell>
          <table:table-cell table:style-name="ce21" office:value-type="percentage" office:value="0.10620693993549" calcext:value-type="percentage">
            <text:p>10,6%</text:p>
          </table:table-cell>
          <table:table-cell table:style-name="ce21" office:value-type="percentage" office:value="0.107178320914539" calcext:value-type="percentage">
            <text:p>10,7%</text:p>
          </table:table-cell>
          <table:table-cell table:style-name="ce21" office:value-type="percentage" office:value="0.106052345966995" calcext:value-type="percentage">
            <text:p>10,6%</text:p>
          </table:table-cell>
          <table:table-cell table:style-name="ce21" office:value-type="percentage" office:value="0.108461388584638" calcext:value-type="percentage">
            <text:p>10,8%</text:p>
          </table:table-cell>
          <table:table-cell table:style-name="ce21" office:value-type="percentage" office:value="0.10657748303356" calcext:value-type="percentage">
            <text:p>10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24515.811270552" calcext:value-type="float">
            <text:p><text:s/>124.516 </text:p>
          </table:table-cell>
          <table:table-cell table:style-name="ce13" office:value-type="float" office:value="142054.982877967" calcext:value-type="float">
            <text:p><text:s/>142.055 </text:p>
          </table:table-cell>
          <table:table-cell table:style-name="ce13" office:value-type="float" office:value="155745.506539916" calcext:value-type="float">
            <text:p><text:s/>155.746 </text:p>
          </table:table-cell>
          <table:table-cell table:style-name="ce13" office:value-type="float" office:value="175594.781856098" calcext:value-type="float">
            <text:p><text:s/>175.595 </text:p>
          </table:table-cell>
          <table:table-cell table:style-name="ce13" office:value-type="float" office:value="194014.152804302" calcext:value-type="float">
            <text:p><text:s/>194.014 </text:p>
          </table:table-cell>
          <table:table-cell table:style-name="ce13" office:value-type="float" office:value="212682.879234647" calcext:value-type="float">
            <text:p><text:s/>212.683 </text:p>
          </table:table-cell>
          <table:table-cell table:style-name="ce13" office:value-type="float" office:value="231875.11198582" calcext:value-type="float">
            <text:p><text:s/>231.875 </text:p>
          </table:table-cell>
          <table:table-cell table:style-name="ce13" office:value-type="float" office:value="244368.844131212" calcext:value-type="float">
            <text:p><text:s/>244.369 </text:p>
          </table:table-cell>
          <table:table-cell table:style-name="ce13" office:value-type="float" office:value="258152.972795107" calcext:value-type="float">
            <text:p><text:s/>258.153 </text:p>
          </table:table-cell>
          <table:table-cell table:style-name="ce13" office:value-type="float" office:value="267196.544688358" calcext:value-type="float">
            <text:p><text:s/>267.197 </text:p>
          </table:table-cell>
          <table:table-cell table:style-name="ce13" office:value-type="float" office:value="272951.076474083" calcext:value-type="float">
            <text:p><text:s/>272.951 </text:p>
          </table:table-cell>
          <table:table-cell table:style-name="ce13" office:value-type="float" office:value="296103.95468106" calcext:value-type="float">
            <text:p><text:s/>296.104 </text:p>
          </table:table-cell>
          <table:table-cell table:style-name="ce14" office:value-type="percentage" office:value="0.350930830177336" calcext:value-type="percentage">
            <text:p>35,1%</text:p>
          </table:table-cell>
          <table:table-cell table:style-name="ce15" office:value-type="percentage" office:value="0.355001851825634" calcext:value-type="percentage">
            <text:p>35,5%</text:p>
          </table:table-cell>
          <table:table-cell table:style-name="ce15" office:value-type="percentage" office:value="0.350353598083818" calcext:value-type="percentage">
            <text:p>35,0%</text:p>
          </table:table-cell>
          <table:table-cell table:style-name="ce15" office:value-type="percentage" office:value="0.36158661028446" calcext:value-type="percentage">
            <text:p>36,2%</text:p>
          </table:table-cell>
          <table:table-cell table:style-name="ce15" office:value-type="percentage" office:value="0.357542758426024" calcext:value-type="percentage">
            <text:p>35,8%</text:p>
          </table:table-cell>
          <table:table-cell table:style-name="ce15" office:value-type="percentage" office:value="0.366855158719557" calcext:value-type="percentage">
            <text:p>36,7%</text:p>
          </table:table-cell>
          <table:table-cell table:style-name="ce15" office:value-type="percentage" office:value="0.366269599803073" calcext:value-type="percentage">
            <text:p>36,6%</text:p>
          </table:table-cell>
          <table:table-cell table:style-name="ce15" office:value-type="percentage" office:value="0.370304703577377" calcext:value-type="percentage">
            <text:p>37,0%</text:p>
          </table:table-cell>
          <table:table-cell table:style-name="ce15" office:value-type="percentage" office:value="0.371490739567899" calcext:value-type="percentage">
            <text:p>37,1%</text:p>
          </table:table-cell>
          <table:table-cell table:style-name="ce15" office:value-type="percentage" office:value="0.365346284086195" calcext:value-type="percentage">
            <text:p>36,5%</text:p>
          </table:table-cell>
          <table:table-cell table:style-name="ce15" office:value-type="percentage" office:value="0.344961545202675" calcext:value-type="percentage">
            <text:p>34,5%</text:p>
          </table:table-cell>
          <table:table-cell table:style-name="ce54" office:value-type="percentage" office:value="0.317651656253612" calcext:value-type="percentage">
            <text:p>31,8%</text:p>
          </table:table-cell>
          <table:table-cell table:style-name="ce15" office:value-type="percentage" office:value="0.0974847518529946" calcext:value-type="percentage">
            <text:p>9,7%</text:p>
          </table:table-cell>
          <table:table-cell table:style-name="ce15" office:value-type="percentage" office:value="0.097722625298277" calcext:value-type="percentage">
            <text:p>9,8%</text:p>
          </table:table-cell>
          <table:table-cell table:style-name="ce15" office:value-type="percentage" office:value="0.0957265727668429" calcext:value-type="percentage">
            <text:p>9,6%</text:p>
          </table:table-cell>
          <table:table-cell table:style-name="ce15" office:value-type="percentage" office:value="0.0963636363844441" calcext:value-type="percentage">
            <text:p>9,6%</text:p>
          </table:table-cell>
          <table:table-cell table:style-name="ce15" office:value-type="percentage" office:value="0.0969872425110576" calcext:value-type="percentage">
            <text:p>9,7%</text:p>
          </table:table-cell>
          <table:table-cell table:style-name="ce15" office:value-type="percentage" office:value="0.0999990968958038" calcext:value-type="percentage">
            <text:p>10,0%</text:p>
          </table:table-cell>
          <table:table-cell table:style-name="ce15" office:value-type="percentage" office:value="0.104012893773369" calcext:value-type="percentage">
            <text:p>10,4%</text:p>
          </table:table-cell>
          <table:table-cell table:style-name="ce15" office:value-type="percentage" office:value="0.105679640077416" calcext:value-type="percentage">
            <text:p>10,6%</text:p>
          </table:table-cell>
          <table:table-cell table:style-name="ce15" office:value-type="percentage" office:value="0.106573581283189" calcext:value-type="percentage">
            <text:p>10,7%</text:p>
          </table:table-cell>
          <table:table-cell table:style-name="ce15" office:value-type="percentage" office:value="0.105208206144742" calcext:value-type="percentage">
            <text:p>10,5%</text:p>
          </table:table-cell>
          <table:table-cell table:style-name="ce15" office:value-type="percentage" office:value="0.107802243586723" calcext:value-type="percentage">
            <text:p>10,8%</text:p>
          </table:table-cell>
          <table:table-cell table:style-name="ce15" office:value-type="percentage" office:value="0.105940061366798" calcext:value-type="percentage">
            <text:p>10,6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33035.4005778056" calcext:value-type="float">
            <text:p><text:s/>33.035 </text:p>
          </table:table-cell>
          <table:table-cell table:style-name="ce13" office:value-type="float" office:value="38120.8708296263" calcext:value-type="float">
            <text:p><text:s/>38.121 </text:p>
          </table:table-cell>
          <table:table-cell table:style-name="ce13" office:value-type="float" office:value="40907.2817635503" calcext:value-type="float">
            <text:p><text:s/>40.907 </text:p>
          </table:table-cell>
          <table:table-cell table:style-name="ce13" office:value-type="float" office:value="46638.635254348" calcext:value-type="float">
            <text:p><text:s/>46.639 </text:p>
          </table:table-cell>
          <table:table-cell table:style-name="ce13" office:value-type="float" office:value="50939.1289343426" calcext:value-type="float">
            <text:p><text:s/>50.939 </text:p>
          </table:table-cell>
          <table:table-cell table:style-name="ce13" office:value-type="float" office:value="55415.3170743569" calcext:value-type="float">
            <text:p><text:s/>55.415 </text:p>
          </table:table-cell>
          <table:table-cell table:style-name="ce13" office:value-type="float" office:value="60175.0843047795" calcext:value-type="float">
            <text:p><text:s/>60.175 </text:p>
          </table:table-cell>
          <table:table-cell table:style-name="ce13" office:value-type="float" office:value="65812.4536071637" calcext:value-type="float">
            <text:p><text:s/>65.812 </text:p>
          </table:table-cell>
          <table:table-cell table:style-name="ce13" office:value-type="float" office:value="69359.6464408758" calcext:value-type="float">
            <text:p><text:s/>69.360 </text:p>
          </table:table-cell>
          <table:table-cell table:style-name="ce13" office:value-type="float" office:value="74045.9678827232" calcext:value-type="float">
            <text:p><text:s/>74.046 </text:p>
          </table:table-cell>
          <table:table-cell table:style-name="ce13" office:value-type="float" office:value="73294.878144365" calcext:value-type="float">
            <text:p><text:s/>73.295 </text:p>
          </table:table-cell>
          <table:table-cell table:style-name="ce13" office:value-type="float" office:value="80609.9325685465" calcext:value-type="float">
            <text:p><text:s/>80.610 </text:p>
          </table:table-cell>
          <table:table-cell table:style-name="ce14" office:value-type="percentage" office:value="0.0931057705179321" calcext:value-type="percentage">
            <text:p>9,3%</text:p>
          </table:table-cell>
          <table:table-cell table:style-name="ce15" office:value-type="percentage" office:value="0.0952657869759395" calcext:value-type="percentage">
            <text:p>9,5%</text:p>
          </table:table-cell>
          <table:table-cell table:style-name="ce15" office:value-type="percentage" office:value="0.0920220022528561" calcext:value-type="percentage">
            <text:p>9,2%</text:p>
          </table:table-cell>
          <table:table-cell table:style-name="ce15" office:value-type="percentage" office:value="0.0960387652278482" calcext:value-type="percentage">
            <text:p>9,6%</text:p>
          </table:table-cell>
          <table:table-cell table:style-name="ce15" office:value-type="percentage" office:value="0.0938741654036688" calcext:value-type="percentage">
            <text:p>9,4%</text:p>
          </table:table-cell>
          <table:table-cell table:style-name="ce15" office:value-type="percentage" office:value="0.0955854792542043" calcext:value-type="percentage">
            <text:p>9,6%</text:p>
          </table:table-cell>
          <table:table-cell table:style-name="ce15" office:value-type="percentage" office:value="0.0950524782831179" calcext:value-type="percentage">
            <text:p>9,5%</text:p>
          </table:table-cell>
          <table:table-cell table:style-name="ce15" office:value-type="percentage" office:value="0.0997290027349599" calcext:value-type="percentage">
            <text:p>10,0%</text:p>
          </table:table-cell>
          <table:table-cell table:style-name="ce15" office:value-type="percentage" office:value="0.0998108449943728" calcext:value-type="percentage">
            <text:p>10,0%</text:p>
          </table:table-cell>
          <table:table-cell table:style-name="ce15" office:value-type="percentage" office:value="0.101245393158325" calcext:value-type="percentage">
            <text:p>10,1%</text:p>
          </table:table-cell>
          <table:table-cell table:style-name="ce15" office:value-type="percentage" office:value="0.0926316713849732" calcext:value-type="percentage">
            <text:p>9,3%</text:p>
          </table:table-cell>
          <table:table-cell table:style-name="ce54" office:value-type="percentage" office:value="0.08647597637955" calcext:value-type="percentage">
            <text:p>8,6%</text:p>
          </table:table-cell>
          <table:table-cell table:style-name="ce15" office:value-type="percentage" office:value="0.0969050045549512" calcext:value-type="percentage">
            <text:p>9,7%</text:p>
          </table:table-cell>
          <table:table-cell table:style-name="ce15" office:value-type="percentage" office:value="0.0969685821584588" calcext:value-type="percentage">
            <text:p>9,7%</text:p>
          </table:table-cell>
          <table:table-cell table:style-name="ce15" office:value-type="percentage" office:value="0.09472106662302" calcext:value-type="percentage">
            <text:p>9,5%</text:p>
          </table:table-cell>
          <table:table-cell table:style-name="ce15" office:value-type="percentage" office:value="0.0964598673727939" calcext:value-type="percentage">
            <text:p>9,6%</text:p>
          </table:table-cell>
          <table:table-cell table:style-name="ce15" office:value-type="percentage" office:value="0.0989186129686628" calcext:value-type="percentage">
            <text:p>9,9%</text:p>
          </table:table-cell>
          <table:table-cell table:style-name="ce15" office:value-type="percentage" office:value="0.10164740132354" calcext:value-type="percentage">
            <text:p>10,2%</text:p>
          </table:table-cell>
          <table:table-cell table:style-name="ce15" office:value-type="percentage" office:value="0.104991213909209" calcext:value-type="percentage">
            <text:p>10,5%</text:p>
          </table:table-cell>
          <table:table-cell table:style-name="ce15" office:value-type="percentage" office:value="0.10821177477657" calcext:value-type="percentage">
            <text:p>10,8%</text:p>
          </table:table-cell>
          <table:table-cell table:style-name="ce15" office:value-type="percentage" office:value="0.109490739872727" calcext:value-type="percentage">
            <text:p>10,9%</text:p>
          </table:table-cell>
          <table:table-cell table:style-name="ce15" office:value-type="percentage" office:value="0.109214436092024" calcext:value-type="percentage">
            <text:p>10,9%</text:p>
          </table:table-cell>
          <table:table-cell table:style-name="ce15" office:value-type="percentage" office:value="0.110988606812973" calcext:value-type="percentage">
            <text:p>11,1%</text:p>
          </table:table-cell>
          <table:table-cell table:style-name="ce15" office:value-type="percentage" office:value="0.108986245316665" calcext:value-type="percentage">
            <text:p>10,9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51683.6611385442" calcext:value-type="float">
            <text:p><text:s/>51.684 </text:p>
          </table:table-cell>
          <table:table-cell table:style-name="ce19" office:value-type="float" office:value="55801.7342814604" calcext:value-type="float">
            <text:p><text:s/>55.802 </text:p>
          </table:table-cell>
          <table:table-cell table:style-name="ce19" office:value-type="float" office:value="60875.4107153244" calcext:value-type="float">
            <text:p><text:s/>60.875 </text:p>
          </table:table-cell>
          <table:table-cell table:style-name="ce19" office:value-type="float" office:value="63696.041803855" calcext:value-type="float">
            <text:p><text:s/>63.696 </text:p>
          </table:table-cell>
          <table:table-cell table:style-name="ce19" office:value-type="float" office:value="66954.3775028662" calcext:value-type="float">
            <text:p><text:s/>66.954 </text:p>
          </table:table-cell>
          <table:table-cell table:style-name="ce19" office:value-type="float" office:value="70251.0686599204" calcext:value-type="float">
            <text:p><text:s/>70.251 </text:p>
          </table:table-cell>
          <table:table-cell table:style-name="ce19" office:value-type="float" office:value="73349.3884844652" calcext:value-type="float">
            <text:p><text:s/>73.349 </text:p>
          </table:table-cell>
          <table:table-cell table:style-name="ce19" office:value-type="float" office:value="78791.8550841567" calcext:value-type="float">
            <text:p><text:s/>78.792 </text:p>
          </table:table-cell>
          <table:table-cell table:style-name="ce19" office:value-type="float" office:value="81779.4180506701" calcext:value-type="float">
            <text:p><text:s/>81.779 </text:p>
          </table:table-cell>
          <table:table-cell table:style-name="ce19" office:value-type="float" office:value="88146.2674655142" calcext:value-type="float">
            <text:p><text:s/>88.146 </text:p>
          </table:table-cell>
          <table:table-cell table:style-name="ce19" office:value-type="float" office:value="88527.4198695761" calcext:value-type="float">
            <text:p><text:s/>88.527 </text:p>
          </table:table-cell>
          <table:table-cell table:style-name="ce19" office:value-type="float" office:value="108633.117004438" calcext:value-type="float">
            <text:p><text:s/>108.633 </text:p>
          </table:table-cell>
          <table:table-cell table:style-name="ce20" office:value-type="percentage" office:value="0.145663349295809" calcext:value-type="percentage">
            <text:p>14,6%</text:p>
          </table:table-cell>
          <table:table-cell table:style-name="ce21" office:value-type="percentage" office:value="0.139451067492775" calcext:value-type="percentage">
            <text:p>13,9%</text:p>
          </table:table-cell>
          <table:table-cell table:style-name="ce21" office:value-type="percentage" office:value="0.136940831570495" calcext:value-type="percentage">
            <text:p>13,7%</text:p>
          </table:table-cell>
          <table:table-cell table:style-name="ce21" office:value-type="percentage" office:value="0.131163555095093" calcext:value-type="percentage">
            <text:p>13,1%</text:p>
          </table:table-cell>
          <table:table-cell table:style-name="ce21" office:value-type="percentage" office:value="0.12338817800173" calcext:value-type="percentage">
            <text:p>12,3%</text:p>
          </table:table-cell>
          <table:table-cell table:style-name="ce21" office:value-type="percentage" office:value="0.121175559763887" calcext:value-type="percentage">
            <text:p>12,1%</text:p>
          </table:table-cell>
          <table:table-cell table:style-name="ce21" office:value-type="percentage" office:value="0.115862590581295" calcext:value-type="percentage">
            <text:p>11,6%</text:p>
          </table:table-cell>
          <table:table-cell table:style-name="ce21" office:value-type="percentage" office:value="0.119397358713961" calcext:value-type="percentage">
            <text:p>11,9%</text:p>
          </table:table-cell>
          <table:table-cell table:style-name="ce21" office:value-type="percentage" office:value="0.117683310651582" calcext:value-type="percentage">
            <text:p>11,8%</text:p>
          </table:table-cell>
          <table:table-cell table:style-name="ce21" office:value-type="percentage" office:value="0.120525178617689" calcext:value-type="percentage">
            <text:p>12,1%</text:p>
          </table:table-cell>
          <table:table-cell table:style-name="ce21" office:value-type="percentage" office:value="0.111882891049578" calcext:value-type="percentage">
            <text:p>11,2%</text:p>
          </table:table-cell>
          <table:table-cell table:style-name="ce55" office:value-type="percentage" office:value="0.116538428463817" calcext:value-type="percentage">
            <text:p>11,7%</text:p>
          </table:table-cell>
          <table:table-cell table:style-name="ce21" office:value-type="percentage" office:value="0.0825756095487968" calcext:value-type="percentage">
            <text:p>8,3%</text:p>
          </table:table-cell>
          <table:table-cell table:style-name="ce21" office:value-type="percentage" office:value="0.0800208424605794" calcext:value-type="percentage">
            <text:p>8,0%</text:p>
          </table:table-cell>
          <table:table-cell table:style-name="ce21" office:value-type="percentage" office:value="0.0795233084547231" calcext:value-type="percentage">
            <text:p>8,0%</text:p>
          </table:table-cell>
          <table:table-cell table:style-name="ce21" office:value-type="percentage" office:value="0.076936417994012" calcext:value-type="percentage">
            <text:p>7,7%</text:p>
          </table:table-cell>
          <table:table-cell table:style-name="ce21" office:value-type="percentage" office:value="0.0776424167462343" calcext:value-type="percentage">
            <text:p>7,8%</text:p>
          </table:table-cell>
          <table:table-cell table:style-name="ce21" office:value-type="percentage" office:value="0.0781492195319134" calcext:value-type="percentage">
            <text:p>7,8%</text:p>
          </table:table-cell>
          <table:table-cell table:style-name="ce21" office:value-type="percentage" office:value="0.0805709639865829" calcext:value-type="percentage">
            <text:p>8,1%</text:p>
          </table:table-cell>
          <table:table-cell table:style-name="ce21" office:value-type="percentage" office:value="0.0801227744912302" calcext:value-type="percentage">
            <text:p>8,0%</text:p>
          </table:table-cell>
          <table:table-cell table:style-name="ce21" office:value-type="percentage" office:value="0.0759214693208147" calcext:value-type="percentage">
            <text:p>7,6%</text:p>
          </table:table-cell>
          <table:table-cell table:style-name="ce21" office:value-type="percentage" office:value="0.0784555899108998" calcext:value-type="percentage">
            <text:p>7,8%</text:p>
          </table:table-cell>
          <table:table-cell table:style-name="ce21" office:value-type="percentage" office:value="0.0804026515297559" calcext:value-type="percentage">
            <text:p>8,0%</text:p>
          </table:table-cell>
          <table:table-cell table:style-name="ce21" office:value-type="percentage" office:value="0.0776447207353545" calcext:value-type="percentage">
            <text:p>7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48679.0400568145" calcext:value-type="float">
            <text:p><text:s/>48.679 </text:p>
          </table:table-cell>
          <table:table-cell table:style-name="ce13" office:value-type="float" office:value="53448.6992411375" calcext:value-type="float">
            <text:p><text:s/>53.449 </text:p>
          </table:table-cell>
          <table:table-cell table:style-name="ce13" office:value-type="float" office:value="58709.0094865744" calcext:value-type="float">
            <text:p><text:s/>58.709 </text:p>
          </table:table-cell>
          <table:table-cell table:style-name="ce13" office:value-type="float" office:value="61285.2724153207" calcext:value-type="float">
            <text:p><text:s/>61.285 </text:p>
          </table:table-cell>
          <table:table-cell table:style-name="ce13" office:value-type="float" office:value="63685.9023153826" calcext:value-type="float">
            <text:p><text:s/>63.686 </text:p>
          </table:table-cell>
          <table:table-cell table:style-name="ce13" office:value-type="float" office:value="66964.3316530484" calcext:value-type="float">
            <text:p><text:s/>66.964 </text:p>
          </table:table-cell>
          <table:table-cell table:style-name="ce13" office:value-type="float" office:value="69988.2597260934" calcext:value-type="float">
            <text:p><text:s/>69.988 </text:p>
          </table:table-cell>
          <table:table-cell table:style-name="ce13" office:value-type="float" office:value="74251.0758659786" calcext:value-type="float">
            <text:p><text:s/>74.251 </text:p>
          </table:table-cell>
          <table:table-cell table:style-name="ce13" office:value-type="float" office:value="76018.0933400994" calcext:value-type="float">
            <text:p><text:s/>76.018 </text:p>
          </table:table-cell>
          <table:table-cell table:style-name="ce13" office:value-type="float" office:value="81468.0859864979" calcext:value-type="float">
            <text:p><text:s/>81.468 </text:p>
          </table:table-cell>
          <table:table-cell table:style-name="ce13" office:value-type="float" office:value="81530.5874654921" calcext:value-type="float">
            <text:p><text:s/>81.531 </text:p>
          </table:table-cell>
          <table:table-cell table:style-name="ce13" office:value-type="float" office:value="100694.935138383" calcext:value-type="float">
            <text:p><text:s/>100.695 </text:p>
          </table:table-cell>
          <table:table-cell table:style-name="ce14" office:value-type="percentage" office:value="0.13719523460563" calcext:value-type="percentage">
            <text:p>13,7%</text:p>
          </table:table-cell>
          <table:table-cell table:style-name="ce15" office:value-type="percentage" office:value="0.133570726093961" calcext:value-type="percentage">
            <text:p>13,4%</text:p>
          </table:table-cell>
          <table:table-cell table:style-name="ce15" office:value-type="percentage" office:value="0.132067455238503" calcext:value-type="percentage">
            <text:p>13,2%</text:p>
          </table:table-cell>
          <table:table-cell table:style-name="ce15" office:value-type="percentage" office:value="0.126199273570532" calcext:value-type="percentage">
            <text:p>12,6%</text:p>
          </table:table-cell>
          <table:table-cell table:style-name="ce15" office:value-type="percentage" office:value="0.117364804874108" calcext:value-type="percentage">
            <text:p>11,7%</text:p>
          </table:table-cell>
          <table:table-cell table:style-name="ce15" office:value-type="percentage" office:value="0.115506290894365" calcext:value-type="percentage">
            <text:p>11,6%</text:p>
          </table:table-cell>
          <table:table-cell table:style-name="ce15" office:value-type="percentage" office:value="0.110553356335877" calcext:value-type="percentage">
            <text:p>11,1%</text:p>
          </table:table-cell>
          <table:table-cell table:style-name="ce15" office:value-type="percentage" office:value="0.112516481945992" calcext:value-type="percentage">
            <text:p>11,3%</text:p>
          </table:table-cell>
          <table:table-cell table:style-name="ce15" office:value-type="percentage" office:value="0.109392572201246" calcext:value-type="percentage">
            <text:p>10,9%</text:p>
          </table:table-cell>
          <table:table-cell table:style-name="ce15" office:value-type="percentage" office:value="0.111393889922853" calcext:value-type="percentage">
            <text:p>11,1%</text:p>
          </table:table-cell>
          <table:table-cell table:style-name="ce15" office:value-type="percentage" office:value="0.103040141100336" calcext:value-type="percentage">
            <text:p>10,3%</text:p>
          </table:table-cell>
          <table:table-cell table:style-name="ce54" office:value-type="percentage" office:value="0.108022579291486" calcext:value-type="percentage">
            <text:p>10,8%</text:p>
          </table:table-cell>
          <table:table-cell table:style-name="ce15" office:value-type="percentage" office:value="0.0834964932784933" calcext:value-type="percentage">
            <text:p>8,3%</text:p>
          </table:table-cell>
          <table:table-cell table:style-name="ce15" office:value-type="percentage" office:value="0.081486488831944" calcext:value-type="percentage">
            <text:p>8,1%</text:p>
          </table:table-cell>
          <table:table-cell table:style-name="ce15" office:value-type="percentage" office:value="0.0814835919541742" calcext:value-type="percentage">
            <text:p>8,1%</text:p>
          </table:table-cell>
          <table:table-cell table:style-name="ce15" office:value-type="percentage" office:value="0.078787127012779" calcext:value-type="percentage">
            <text:p>7,9%</text:p>
          </table:table-cell>
          <table:table-cell table:style-name="ce15" office:value-type="percentage" office:value="0.0789933252551902" calcext:value-type="percentage">
            <text:p>7,9%</text:p>
          </table:table-cell>
          <table:table-cell table:style-name="ce15" office:value-type="percentage" office:value="0.0797017941896776" calcext:value-type="percentage">
            <text:p>8,0%</text:p>
          </table:table-cell>
          <table:table-cell table:style-name="ce15" office:value-type="percentage" office:value="0.082387010481496" calcext:value-type="percentage">
            <text:p>8,2%</text:p>
          </table:table-cell>
          <table:table-cell table:style-name="ce15" office:value-type="percentage" office:value="0.0812772503248068" calcext:value-type="percentage">
            <text:p>8,1%</text:p>
          </table:table-cell>
          <table:table-cell table:style-name="ce15" office:value-type="percentage" office:value="0.0765546649869932" calcext:value-type="percentage">
            <text:p>7,7%</text:p>
          </table:table-cell>
          <table:table-cell table:style-name="ce15" office:value-type="percentage" office:value="0.078907765712427" calcext:value-type="percentage">
            <text:p>7,9%</text:p>
          </table:table-cell>
          <table:table-cell table:style-name="ce15" office:value-type="percentage" office:value="0.0803526180842896" calcext:value-type="percentage">
            <text:p>8,0%</text:p>
          </table:table-cell>
          <table:table-cell table:style-name="ce15" office:value-type="percentage" office:value="0.077568445955787" calcext:value-type="percentage">
            <text:p>7,8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3004.62108172963" calcext:value-type="float">
            <text:p><text:s/>3.005 </text:p>
          </table:table-cell>
          <table:table-cell table:style-name="ce13" office:value-type="float" office:value="2353.03504032288" calcext:value-type="float">
            <text:p><text:s/>2.353 </text:p>
          </table:table-cell>
          <table:table-cell table:style-name="ce13" office:value-type="float" office:value="2166.40122874993" calcext:value-type="float">
            <text:p><text:s/>2.166 </text:p>
          </table:table-cell>
          <table:table-cell table:style-name="ce13" office:value-type="float" office:value="2410.76938853427" calcext:value-type="float">
            <text:p><text:s/>2.411 </text:p>
          </table:table-cell>
          <table:table-cell table:style-name="ce13" office:value-type="float" office:value="3268.47518748361" calcext:value-type="float">
            <text:p><text:s/>3.268 </text:p>
          </table:table-cell>
          <table:table-cell table:style-name="ce13" office:value-type="float" office:value="3286.73700687207" calcext:value-type="float">
            <text:p><text:s/>3.287 </text:p>
          </table:table-cell>
          <table:table-cell table:style-name="ce13" office:value-type="float" office:value="3361.12875837172" calcext:value-type="float">
            <text:p><text:s/>3.361 </text:p>
          </table:table-cell>
          <table:table-cell table:style-name="ce13" office:value-type="float" office:value="4540.77921817809" calcext:value-type="float">
            <text:p><text:s/>4.541 </text:p>
          </table:table-cell>
          <table:table-cell table:style-name="ce13" office:value-type="float" office:value="5761.32471057075" calcext:value-type="float">
            <text:p><text:s/>5.761 </text:p>
          </table:table-cell>
          <table:table-cell table:style-name="ce13" office:value-type="float" office:value="6678.18147901624" calcext:value-type="float">
            <text:p><text:s/>6.678 </text:p>
          </table:table-cell>
          <table:table-cell table:style-name="ce13" office:value-type="float" office:value="6996.83240408403" calcext:value-type="float">
            <text:p><text:s/>6.997 </text:p>
          </table:table-cell>
          <table:table-cell table:style-name="ce13" office:value-type="float" office:value="7938.18186605496" calcext:value-type="float">
            <text:p><text:s/>7.938 </text:p>
          </table:table-cell>
          <table:table-cell table:style-name="ce14" office:value-type="percentage" office:value="0.00846811469017888" calcext:value-type="percentage">
            <text:p>0,8%</text:p>
          </table:table-cell>
          <table:table-cell table:style-name="ce15" office:value-type="percentage" office:value="0.00588034139881474" calcext:value-type="percentage">
            <text:p>0,6%</text:p>
          </table:table-cell>
          <table:table-cell table:style-name="ce15" office:value-type="percentage" office:value="0.00487337633199206" calcext:value-type="percentage">
            <text:p>0,5%</text:p>
          </table:table-cell>
          <table:table-cell table:style-name="ce15" office:value-type="percentage" office:value="0.00496428152456159" calcext:value-type="percentage">
            <text:p>0,5%</text:p>
          </table:table-cell>
          <table:table-cell table:style-name="ce15" office:value-type="percentage" office:value="0.00602337312762265" calcext:value-type="percentage">
            <text:p>0,6%</text:p>
          </table:table-cell>
          <table:table-cell table:style-name="ce15" office:value-type="percentage" office:value="0.00566926886952296" calcext:value-type="percentage">
            <text:p>0,6%</text:p>
          </table:table-cell>
          <table:table-cell table:style-name="ce15" office:value-type="percentage" office:value="0.00530923424541868" calcext:value-type="percentage">
            <text:p>0,5%</text:p>
          </table:table-cell>
          <table:table-cell table:style-name="ce15" office:value-type="percentage" office:value="0.00688087676796841" calcext:value-type="percentage">
            <text:p>0,7%</text:p>
          </table:table-cell>
          <table:table-cell table:style-name="ce15" office:value-type="percentage" office:value="0.00829073845033524" calcext:value-type="percentage">
            <text:p>0,8%</text:p>
          </table:table-cell>
          <table:table-cell table:style-name="ce15" office:value-type="percentage" office:value="0.00913128869483523" calcext:value-type="percentage">
            <text:p>0,9%</text:p>
          </table:table-cell>
          <table:table-cell table:style-name="ce15" office:value-type="percentage" office:value="0.00884274994924284" calcext:value-type="percentage">
            <text:p>0,9%</text:p>
          </table:table-cell>
          <table:table-cell table:style-name="ce54" office:value-type="percentage" office:value="0.00851584917233134" calcext:value-type="percentage">
            <text:p>0,9%</text:p>
          </table:table-cell>
          <table:table-cell table:style-name="ce15" office:value-type="percentage" office:value="0.0700573839239328" calcext:value-type="percentage">
            <text:p>7,0%</text:p>
          </table:table-cell>
          <table:table-cell table:style-name="ce15" office:value-type="percentage" office:value="0.0568105227147656" calcext:value-type="percentage">
            <text:p>5,7%</text:p>
          </table:table-cell>
          <table:table-cell table:style-name="ce15" office:value-type="percentage" office:value="0.0481390402584257" calcext:value-type="percentage">
            <text:p>4,8%</text:p>
          </table:table-cell>
          <table:table-cell table:style-name="ce15" office:value-type="percentage" office:value="0.0481710703859304" calcext:value-type="percentage">
            <text:p>4,8%</text:p>
          </table:table-cell>
          <table:table-cell table:style-name="ce15" office:value-type="percentage" office:value="0.0582366757088521" calcext:value-type="percentage">
            <text:p>5,8%</text:p>
          </table:table-cell>
          <table:table-cell table:style-name="ce15" office:value-type="percentage" office:value="0.0559454119537706" calcext:value-type="percentage">
            <text:p>5,6%</text:p>
          </table:table-cell>
          <table:table-cell table:style-name="ce15" office:value-type="percentage" office:value="0.0552235929017436" calcext:value-type="percentage">
            <text:p>5,5%</text:p>
          </table:table-cell>
          <table:table-cell table:style-name="ce15" office:value-type="percentage" office:value="0.0650206085425581" calcext:value-type="percentage">
            <text:p>6,5%</text:p>
          </table:table-cell>
          <table:table-cell table:style-name="ce15" office:value-type="percentage" office:value="0.0684511116063392" calcext:value-type="percentage">
            <text:p>6,8%</text:p>
          </table:table-cell>
          <table:table-cell table:style-name="ce15" office:value-type="percentage" office:value="0.0733293966138094" calcext:value-type="percentage">
            <text:p>7,3%</text:p>
          </table:table-cell>
          <table:table-cell table:style-name="ce15" office:value-type="percentage" office:value="0.0809902930176064" calcext:value-type="percentage">
            <text:p>8,1%</text:p>
          </table:table-cell>
          <table:table-cell table:style-name="ce15" office:value-type="percentage" office:value="0.0786254419093814" calcext:value-type="percentage">
            <text:p>7,9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145580.949856678" calcext:value-type="float">
            <text:p><text:s/>145.581 </text:p>
          </table:table-cell>
          <table:table-cell table:style-name="ce19" office:value-type="float" office:value="164175.205996201" calcext:value-type="float">
            <text:p><text:s/>164.175 </text:p>
          </table:table-cell>
          <table:table-cell table:style-name="ce19" office:value-type="float" office:value="187009.854512647" calcext:value-type="float">
            <text:p><text:s/>187.010 </text:p>
          </table:table-cell>
          <table:table-cell table:style-name="ce19" office:value-type="float" office:value="199693.561578514" calcext:value-type="float">
            <text:p><text:s/>199.694 </text:p>
          </table:table-cell>
          <table:table-cell table:style-name="ce19" office:value-type="float" office:value="230724.370724337" calcext:value-type="float">
            <text:p><text:s/>230.724 </text:p>
          </table:table-cell>
          <table:table-cell table:style-name="ce19" office:value-type="float" office:value="241396.921446932" calcext:value-type="float">
            <text:p><text:s/>241.397 </text:p>
          </table:table-cell>
          <table:table-cell table:style-name="ce19" office:value-type="float" office:value="267672.644289235" calcext:value-type="float">
            <text:p><text:s/>267.673 </text:p>
          </table:table-cell>
          <table:table-cell table:style-name="ce19" office:value-type="float" office:value="270939.729110791" calcext:value-type="float">
            <text:p><text:s/>270.940 </text:p>
          </table:table-cell>
          <table:table-cell table:style-name="ce19" office:value-type="float" office:value="285618.885917997" calcext:value-type="float">
            <text:p><text:s/>285.619 </text:p>
          </table:table-cell>
          <table:table-cell table:style-name="ce19" office:value-type="float" office:value="301962.697525768" calcext:value-type="float">
            <text:p><text:s/>301.963 </text:p>
          </table:table-cell>
          <table:table-cell table:style-name="ce19" office:value-type="float" office:value="356477.361340273" calcext:value-type="float">
            <text:p><text:s/>356.477 </text:p>
          </table:table-cell>
          <table:table-cell table:style-name="ce19" office:value-type="float" office:value="446818.620736911" calcext:value-type="float">
            <text:p><text:s/>446.819 </text:p>
          </table:table-cell>
          <table:table-cell table:style-name="ce20" office:value-type="percentage" office:value="0.410300050008923" calcext:value-type="percentage">
            <text:p>41,0%</text:p>
          </table:table-cell>
          <table:table-cell table:style-name="ce21" office:value-type="percentage" office:value="0.410281293705651" calcext:value-type="percentage">
            <text:p>41,0%</text:p>
          </table:table-cell>
          <table:table-cell table:style-name="ce21" office:value-type="percentage" office:value="0.420683568092831" calcext:value-type="percentage">
            <text:p>42,1%</text:p>
          </table:table-cell>
          <table:table-cell table:style-name="ce21" office:value-type="percentage" office:value="0.411211069392598" calcext:value-type="percentage">
            <text:p>41,1%</text:p>
          </table:table-cell>
          <table:table-cell table:style-name="ce21" office:value-type="percentage" office:value="0.425194898168577" calcext:value-type="percentage">
            <text:p>42,5%</text:p>
          </table:table-cell>
          <table:table-cell table:style-name="ce21" office:value-type="percentage" office:value="0.416383802262352" calcext:value-type="percentage">
            <text:p>41,6%</text:p>
          </table:table-cell>
          <table:table-cell table:style-name="ce21" office:value-type="percentage" office:value="0.422815331332514" calcext:value-type="percentage">
            <text:p>42,3%</text:p>
          </table:table-cell>
          <table:table-cell table:style-name="ce21" office:value-type="percentage" office:value="0.410568934973702" calcext:value-type="percentage">
            <text:p>41,1%</text:p>
          </table:table-cell>
          <table:table-cell table:style-name="ce21" office:value-type="percentage" office:value="0.411015104786147" calcext:value-type="percentage">
            <text:p>41,1%</text:p>
          </table:table-cell>
          <table:table-cell table:style-name="ce21" office:value-type="percentage" office:value="0.412883144137792" calcext:value-type="percentage">
            <text:p>41,3%</text:p>
          </table:table-cell>
          <table:table-cell table:style-name="ce21" office:value-type="percentage" office:value="0.450523892362773" calcext:value-type="percentage">
            <text:p>45,1%</text:p>
          </table:table-cell>
          <table:table-cell table:style-name="ce55" office:value-type="percentage" office:value="0.479333938903021" calcext:value-type="percentage">
            <text:p>47,9%</text:p>
          </table:table-cell>
          <table:table-cell table:style-name="ce21" office:value-type="percentage" office:value="0.0886736018111508" calcext:value-type="percentage">
            <text:p>8,9%</text:p>
          </table:table-cell>
          <table:table-cell table:style-name="ce21" office:value-type="percentage" office:value="0.0896025216910697" calcext:value-type="percentage">
            <text:p>9,0%</text:p>
          </table:table-cell>
          <table:table-cell table:style-name="ce21" office:value-type="percentage" office:value="0.0939558212424668" calcext:value-type="percentage">
            <text:p>9,4%</text:p>
          </table:table-cell>
          <table:table-cell table:style-name="ce21" office:value-type="percentage" office:value="0.0908523524686794" calcext:value-type="percentage">
            <text:p>9,1%</text:p>
          </table:table-cell>
          <table:table-cell table:style-name="ce21" office:value-type="percentage" office:value="0.0960854702732193" calcext:value-type="percentage">
            <text:p>9,6%</text:p>
          </table:table-cell>
          <table:table-cell table:style-name="ce21" office:value-type="percentage" office:value="0.0995520190458272" calcext:value-type="percentage">
            <text:p>10,0%</text:p>
          </table:table-cell>
          <table:table-cell table:style-name="ce21" office:value-type="percentage" office:value="0.104701873987095" calcext:value-type="percentage">
            <text:p>10,5%</text:p>
          </table:table-cell>
          <table:table-cell table:style-name="ce56" office:value-type="percentage" office:value="0.101038364377205" calcext:value-type="percentage">
            <text:p>10,1%</text:p>
          </table:table-cell>
          <table:table-cell table:style-name="ce56" office:value-type="percentage" office:value="0.0994768358698939" calcext:value-type="percentage">
            <text:p>9,9%</text:p>
          </table:table-cell>
          <table:table-cell table:style-name="ce56" office:value-type="percentage" office:value="0.0990713042333181" calcext:value-type="percentage">
            <text:p>9,9%</text:p>
          </table:table-cell>
          <table:table-cell table:style-name="ce56" office:value-type="percentage" office:value="0.107495639241709" calcext:value-type="percentage">
            <text:p>10,7%</text:p>
          </table:table-cell>
          <table:table-cell table:style-name="ce56" office:value-type="percentage" office:value="0.109557626978915" calcext:value-type="percentage">
            <text:p>11,0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354815.82284358" calcext:value-type="float">
            <text:p><text:s/>354.816 </text:p>
          </table:table-cell>
          <table:table-cell table:style-name="ce27" office:value-type="float" office:value="400152.793985255" calcext:value-type="float">
            <text:p><text:s/>400.153 </text:p>
          </table:table-cell>
          <table:table-cell table:style-name="ce27" office:value-type="float" office:value="444538.053531438" calcext:value-type="float">
            <text:p><text:s/>444.538 </text:p>
          </table:table-cell>
          <table:table-cell table:style-name="ce27" office:value-type="float" office:value="485623.020492815" calcext:value-type="float">
            <text:p><text:s/>485.623 </text:p>
          </table:table-cell>
          <table:table-cell table:style-name="ce27" office:value-type="float" office:value="542632.029965848" calcext:value-type="float">
            <text:p><text:s/>542.632 </text:p>
          </table:table-cell>
          <table:table-cell table:style-name="ce27" office:value-type="float" office:value="579746.186415856" calcext:value-type="float">
            <text:p><text:s/>579.746 </text:p>
          </table:table-cell>
          <table:table-cell table:style-name="ce27" office:value-type="float" office:value="633072.229064301" calcext:value-type="float">
            <text:p><text:s/>633.072 </text:p>
          </table:table-cell>
          <table:table-cell table:style-name="ce27" office:value-type="float" office:value="659912.881933324" calcext:value-type="float">
            <text:p><text:s/>659.913 </text:p>
          </table:table-cell>
          <table:table-cell table:style-name="ce27" office:value-type="float" office:value="694910.92320465" calcext:value-type="float">
            <text:p><text:s/>694.911 </text:p>
          </table:table-cell>
          <table:table-cell table:style-name="ce27" office:value-type="float" office:value="731351.477562363" calcext:value-type="float">
            <text:p><text:s/>731.351 </text:p>
          </table:table-cell>
          <table:table-cell table:style-name="ce27" office:value-type="float" office:value="791250.735828297" calcext:value-type="float">
            <text:p><text:s/>791.251 </text:p>
          </table:table-cell>
          <table:table-cell table:style-name="ce27" office:value-type="float" office:value="932165.624990957" calcext:value-type="float">
            <text:p><text:s/>932.166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913097769530248" calcext:value-type="percentage">
            <text:p>9,1%</text:p>
          </table:table-cell>
          <table:table-cell table:style-name="ce29" office:value-type="percentage" office:value="0.0914346128800581" calcext:value-type="percentage">
            <text:p>9,1%</text:p>
          </table:table-cell>
          <table:table-cell table:style-name="ce29" office:value-type="percentage" office:value="0.0923281853158702" calcext:value-type="percentage">
            <text:p>9,2%</text:p>
          </table:table-cell>
          <table:table-cell table:style-name="ce29" office:value-type="percentage" office:value="0.0910835947657963" calcext:value-type="percentage">
            <text:p>9,1%</text:p>
          </table:table-cell>
          <table:table-cell table:style-name="ce29" office:value-type="percentage" office:value="0.0938979864732251" calcext:value-type="percentage">
            <text:p>9,4%</text:p>
          </table:table-cell>
          <table:table-cell table:style-name="ce29" office:value-type="percentage" office:value="0.0966922584834744" calcext:value-type="percentage">
            <text:p>9,7%</text:p>
          </table:table-cell>
          <table:table-cell table:style-name="ce29" office:value-type="percentage" office:value="0.100979280245714" calcext:value-type="percentage">
            <text:p>10,1%</text:p>
          </table:table-cell>
          <table:table-cell table:style-name="ce58" office:value-type="percentage" office:value="0.100207271473088" calcext:value-type="percentage">
            <text:p>10,0%</text:p>
          </table:table-cell>
          <table:table-cell table:style-name="ce58" office:value-type="percentage" office:value="0.0992142966860105" calcext:value-type="percentage">
            <text:p>9,9%</text:p>
          </table:table-cell>
          <table:table-cell table:style-name="ce58" office:value-type="percentage" office:value="0.0989766560590636" calcext:value-type="percentage">
            <text:p>9,9%</text:p>
          </table:table-cell>
          <table:table-cell table:style-name="ce58" office:value-type="percentage" office:value="0.103980636008475" calcext:value-type="percentage">
            <text:p>10,4%</text:p>
          </table:table-cell>
          <table:table-cell table:style-name="ce58" office:value-type="percentage" office:value="0.103434413815379" calcext:value-type="percentage">
            <text:p>10,3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354815.822843581" calcext:value-type="float">
            <text:p><text:s/>354.816 </text:p>
          </table:table-cell>
          <table:table-cell table:style-name="ce32" office:value-type="float" office:value="400152.793985255" calcext:value-type="float">
            <text:p><text:s/>400.153 </text:p>
          </table:table-cell>
          <table:table-cell table:style-name="ce32" office:value-type="float" office:value="444538.053531438" calcext:value-type="float">
            <text:p><text:s/>444.538 </text:p>
          </table:table-cell>
          <table:table-cell table:style-name="ce32" office:value-type="float" office:value="485623.020492815" calcext:value-type="float">
            <text:p><text:s/>485.623 </text:p>
          </table:table-cell>
          <table:table-cell table:style-name="ce32" office:value-type="float" office:value="542632.029965847" calcext:value-type="float">
            <text:p><text:s/>542.632 </text:p>
          </table:table-cell>
          <table:table-cell table:style-name="ce32" office:value-type="float" office:value="579746.186415856" calcext:value-type="float">
            <text:p><text:s/>579.746 </text:p>
          </table:table-cell>
          <table:table-cell table:style-name="ce32" office:value-type="float" office:value="633072.2290643" calcext:value-type="float">
            <text:p><text:s/>633.072 </text:p>
          </table:table-cell>
          <table:table-cell table:style-name="ce32" office:value-type="float" office:value="659912.881933324" calcext:value-type="float">
            <text:p><text:s/>659.913 </text:p>
          </table:table-cell>
          <table:table-cell table:style-name="ce32" office:value-type="float" office:value="694910.923204649" calcext:value-type="float">
            <text:p><text:s/>694.911 </text:p>
          </table:table-cell>
          <table:table-cell table:style-name="ce32" office:value-type="float" office:value="731351.477562364" calcext:value-type="float">
            <text:p><text:s/>731.351 </text:p>
          </table:table-cell>
          <table:table-cell table:style-name="ce32" office:value-type="float" office:value="791250.735828297" calcext:value-type="float">
            <text:p><text:s/>791.251 </text:p>
          </table:table-cell>
          <table:table-cell table:style-name="ce32" office:value-type="float" office:value="932165.624990956" calcext:value-type="float">
            <text:p><text:s/>932.166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30" table:style-name="ta2">
        <table:table-column table:style-name="co30" table:default-cell-style-name="ce67"/>
        <table:table-column table:style-name="co11" table:number-columns-repeated="3" table:default-cell-style-name="ce67"/>
        <table:table-column table:style-name="co11" table:number-columns-repeated="5" table:default-cell-style-name="ce90"/>
        <table:table-column table:style-name="co8" table:number-columns-repeated="4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Mato Grosso do Sul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41496.0125475832" calcext:value-type="float">
            <text:p><text:s/>41.496 </text:p>
          </table:table-cell>
          <table:table-cell table:style-name="ce13" office:value-type="float" office:value="48345.8922620905" calcext:value-type="float">
            <text:p><text:s/>48.346 </text:p>
          </table:table-cell>
          <table:table-cell table:style-name="ce13" office:value-type="float" office:value="54640.5809409934" calcext:value-type="float">
            <text:p><text:s/>54.641 </text:p>
          </table:table-cell>
          <table:table-cell table:style-name="ce13" office:value-type="float" office:value="61246.7418267056" calcext:value-type="float">
            <text:p><text:s/>61.247 </text:p>
          </table:table-cell>
          <table:table-cell table:style-name="ce13" office:value-type="float" office:value="70372.6180586821" calcext:value-type="float">
            <text:p><text:s/>70.373 </text:p>
          </table:table-cell>
          <table:table-cell table:style-name="ce13" office:value-type="float" office:value="74316.5770318139" calcext:value-type="float">
            <text:p><text:s/>74.317 </text:p>
          </table:table-cell>
          <table:table-cell table:style-name="ce13" office:value-type="float" office:value="82667.1891354279" calcext:value-type="float">
            <text:p><text:s/>82.667 </text:p>
          </table:table-cell>
          <table:table-cell table:style-name="ce13" office:value-type="float" office:value="86440.9744682864" calcext:value-type="float">
            <text:p><text:s/>86.441 </text:p>
          </table:table-cell>
          <table:table-cell table:style-name="ce13" office:value-type="float" office:value="96183.5935360477" calcext:value-type="float">
            <text:p><text:s/>96.184 </text:p>
          </table:table-cell>
          <table:table-cell table:style-name="ce13" office:value-type="float" office:value="95140.961946862" calcext:value-type="float">
            <text:p><text:s/>95.141 </text:p>
          </table:table-cell>
          <table:table-cell table:style-name="ce13" office:value-type="float" office:value="109897.457182978" calcext:value-type="float">
            <text:p><text:s/>109.897 </text:p>
          </table:table-cell>
          <table:table-cell table:style-name="ce13" office:value-type="float" office:value="125943.9937966" calcext:value-type="float">
            <text:p><text:s/>125.944 </text:p>
          </table:table-cell>
          <table:table-cell table:style-name="ce14" office:value-type="percentage" office:value="0.877838720924114" calcext:value-type="percentage">
            <text:p>87,8%</text:p>
          </table:table-cell>
          <table:table-cell table:style-name="ce15" office:value-type="percentage" office:value="0.876893145851468" calcext:value-type="percentage">
            <text:p>87,7%</text:p>
          </table:table-cell>
          <table:table-cell table:style-name="ce15" office:value-type="percentage" office:value="0.881112088409869" calcext:value-type="percentage">
            <text:p>88,1%</text:p>
          </table:table-cell>
          <table:table-cell table:style-name="ce15" office:value-type="percentage" office:value="0.885027581212311" calcext:value-type="percentage">
            <text:p>88,5%</text:p>
          </table:table-cell>
          <table:table-cell table:style-name="ce15" office:value-type="percentage" office:value="0.891355285286972" calcext:value-type="percentage">
            <text:p>89,1%</text:p>
          </table:table-cell>
          <table:table-cell table:style-name="ce15" office:value-type="percentage" office:value="0.894490754297578" calcext:value-type="percentage">
            <text:p>89,4%</text:p>
          </table:table-cell>
          <table:table-cell table:style-name="ce15" office:value-type="percentage" office:value="0.899609678769235" calcext:value-type="percentage">
            <text:p>90,0%</text:p>
          </table:table-cell>
          <table:table-cell table:style-name="ce15" office:value-type="percentage" office:value="0.896723780126575" calcext:value-type="percentage">
            <text:p>89,7%</text:p>
          </table:table-cell>
          <table:table-cell table:style-name="ce15" office:value-type="percentage" office:value="0.899171405993343" calcext:value-type="percentage">
            <text:p>89,9%</text:p>
          </table:table-cell>
          <table:table-cell table:style-name="ce15" office:value-type="percentage" office:value="0.889639740115418" calcext:value-type="percentage">
            <text:p>89,0%</text:p>
          </table:table-cell>
          <table:table-cell table:style-name="ce15" office:value-type="percentage" office:value="0.896187678726726" calcext:value-type="percentage">
            <text:p>89,6%</text:p>
          </table:table-cell>
          <table:table-cell table:style-name="ce54" office:value-type="percentage" office:value="0.885658635899653" calcext:value-type="percentage">
            <text:p>88,6%</text:p>
          </table:table-cell>
          <table:table-cell table:style-name="ce15" office:value-type="percentage" office:value="0.0125637368287847" calcext:value-type="percentage">
            <text:p>1,3%</text:p>
          </table:table-cell>
          <table:table-cell table:style-name="ce15" office:value-type="percentage" office:value="0.0129945972453657" calcext:value-type="percentage">
            <text:p>1,3%</text:p>
          </table:table-cell>
          <table:table-cell table:style-name="ce15" office:value-type="percentage" office:value="0.0133456581376492" calcext:value-type="percentage">
            <text:p>1,3%</text:p>
          </table:table-cell>
          <table:table-cell table:style-name="ce15" office:value-type="percentage" office:value="0.0134497078956082" calcext:value-type="percentage">
            <text:p>1,3%</text:p>
          </table:table-cell>
          <table:table-cell table:style-name="ce15" office:value-type="percentage" office:value="0.0141516956383917" calcext:value-type="percentage">
            <text:p>1,4%</text:p>
          </table:table-cell>
          <table:table-cell table:style-name="ce15" office:value-type="percentage" office:value="0.0144147262427433" calcext:value-type="percentage">
            <text:p>1,4%</text:p>
          </table:table-cell>
          <table:table-cell table:style-name="ce15" office:value-type="percentage" office:value="0.0152527498385423" calcext:value-type="percentage">
            <text:p>1,5%</text:p>
          </table:table-cell>
          <table:table-cell table:style-name="ce15" office:value-type="percentage" office:value="0.0152401449645651" calcext:value-type="percentage">
            <text:p>1,5%</text:p>
          </table:table-cell>
          <table:table-cell table:style-name="ce15" office:value-type="percentage" office:value="0.0160008639837715" calcext:value-type="percentage">
            <text:p>1,6%</text:p>
          </table:table-cell>
          <table:table-cell table:style-name="ce15" office:value-type="percentage" office:value="0.0149670743341752" calcext:value-type="percentage">
            <text:p>1,5%</text:p>
          </table:table-cell>
          <table:table-cell table:style-name="ce15" office:value-type="percentage" office:value="0.0166639131174382" calcext:value-type="percentage">
            <text:p>1,7%</text:p>
          </table:table-cell>
          <table:table-cell table:style-name="ce15" office:value-type="percentage" office:value="0.0163266800782059" calcext:value-type="percentage">
            <text:p>1,6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18916.3196809512" calcext:value-type="float">
            <text:p><text:s/>18.916 </text:p>
          </table:table-cell>
          <table:table-cell table:style-name="ce19" office:value-type="float" office:value="22245.8458757394" calcext:value-type="float">
            <text:p><text:s/>22.246 </text:p>
          </table:table-cell>
          <table:table-cell table:style-name="ce19" office:value-type="float" office:value="24681.1772093958" calcext:value-type="float">
            <text:p><text:s/>24.681 </text:p>
          </table:table-cell>
          <table:table-cell table:style-name="ce19" office:value-type="float" office:value="28321.5984496138" calcext:value-type="float">
            <text:p><text:s/>28.322 </text:p>
          </table:table-cell>
          <table:table-cell table:style-name="ce19" office:value-type="float" office:value="30958.1563537638" calcext:value-type="float">
            <text:p><text:s/>30.958 </text:p>
          </table:table-cell>
          <table:table-cell table:style-name="ce19" office:value-type="float" office:value="33503.4530268514" calcext:value-type="float">
            <text:p><text:s/>33.503 </text:p>
          </table:table-cell>
          <table:table-cell table:style-name="ce19" office:value-type="float" office:value="37244.4090100574" calcext:value-type="float">
            <text:p><text:s/>37.244 </text:p>
          </table:table-cell>
          <table:table-cell table:style-name="ce19" office:value-type="float" office:value="39851.8981477762" calcext:value-type="float">
            <text:p><text:s/>39.852 </text:p>
          </table:table-cell>
          <table:table-cell table:style-name="ce19" office:value-type="float" office:value="41631.534435957" calcext:value-type="float">
            <text:p><text:s/>41.632 </text:p>
          </table:table-cell>
          <table:table-cell table:style-name="ce19" office:value-type="float" office:value="44633.372913973" calcext:value-type="float">
            <text:p><text:s/>44.633 </text:p>
          </table:table-cell>
          <table:table-cell table:style-name="ce19" office:value-type="float" office:value="44293.3349761866" calcext:value-type="float">
            <text:p><text:s/>44.293 </text:p>
          </table:table-cell>
          <table:table-cell table:style-name="ce19" office:value-type="float" office:value="47849.3722252224" calcext:value-type="float">
            <text:p><text:s/>47.849 </text:p>
          </table:table-cell>
          <table:table-cell table:style-name="ce20" office:value-type="percentage" office:value="0.400170446600779" calcext:value-type="percentage">
            <text:p>40,0%</text:p>
          </table:table-cell>
          <table:table-cell table:style-name="ce21" office:value-type="percentage" office:value="0.403493013767382" calcext:value-type="percentage">
            <text:p>40,3%</text:p>
          </table:table-cell>
          <table:table-cell table:style-name="ce21" office:value-type="percentage" office:value="0.397998762474165" calcext:value-type="percentage">
            <text:p>39,8%</text:p>
          </table:table-cell>
          <table:table-cell table:style-name="ce21" office:value-type="percentage" office:value="0.409252721440256" calcext:value-type="percentage">
            <text:p>40,9%</text:p>
          </table:table-cell>
          <table:table-cell table:style-name="ce21" office:value-type="percentage" office:value="0.392122917263888" calcext:value-type="percentage">
            <text:p>39,2%</text:p>
          </table:table-cell>
          <table:table-cell table:style-name="ce21" office:value-type="percentage" office:value="0.40325496903245" calcext:value-type="percentage">
            <text:p>40,3%</text:p>
          </table:table-cell>
          <table:table-cell table:style-name="ce21" office:value-type="percentage" office:value="0.4053050693498" calcext:value-type="percentage">
            <text:p>40,5%</text:p>
          </table:table-cell>
          <table:table-cell table:style-name="ce21" office:value-type="percentage" office:value="0.413416727103233" calcext:value-type="percentage">
            <text:p>41,3%</text:p>
          </table:table-cell>
          <table:table-cell table:style-name="ce21" office:value-type="percentage" office:value="0.389192002255667" calcext:value-type="percentage">
            <text:p>38,9%</text:p>
          </table:table-cell>
          <table:table-cell table:style-name="ce21" office:value-type="percentage" office:value="0.417355694825105" calcext:value-type="percentage">
            <text:p>41,7%</text:p>
          </table:table-cell>
          <table:table-cell table:style-name="ce21" office:value-type="percentage" office:value="0.361201633530809" calcext:value-type="percentage">
            <text:p>36,1%</text:p>
          </table:table-cell>
          <table:table-cell table:style-name="ce55" office:value-type="percentage" office:value="0.336484563147061" calcext:value-type="percentage">
            <text:p>33,6%</text:p>
          </table:table-cell>
          <table:table-cell table:style-name="ce21" office:value-type="percentage" office:value="0.0116898013712551" calcext:value-type="percentage">
            <text:p>1,2%</text:p>
          </table:table-cell>
          <table:table-cell table:style-name="ce21" office:value-type="percentage" office:value="0.0120457411440444" calcext:value-type="percentage">
            <text:p>1,2%</text:p>
          </table:table-cell>
          <table:table-cell table:style-name="ce21" office:value-type="percentage" office:value="0.0119878229390699" calcext:value-type="percentage">
            <text:p>1,2%</text:p>
          </table:table-cell>
          <table:table-cell table:style-name="ce21" office:value-type="percentage" office:value="0.012283227986143" calcext:value-type="percentage">
            <text:p>1,2%</text:p>
          </table:table-cell>
          <table:table-cell table:style-name="ce21" office:value-type="percentage" office:value="0.0123076003376697" calcext:value-type="percentage">
            <text:p>1,2%</text:p>
          </table:table-cell>
          <table:table-cell table:style-name="ce21" office:value-type="percentage" office:value="0.0125386235981959" calcext:value-type="percentage">
            <text:p>1,3%</text:p>
          </table:table-cell>
          <table:table-cell table:style-name="ce21" office:value-type="percentage" office:value="0.013290012335717" calcext:value-type="percentage">
            <text:p>1,3%</text:p>
          </table:table-cell>
          <table:table-cell table:style-name="ce21" office:value-type="percentage" office:value="0.0136454008792822" calcext:value-type="percentage">
            <text:p>1,4%</text:p>
          </table:table-cell>
          <table:table-cell table:style-name="ce21" office:value-type="percentage" office:value="0.0136238962894027" calcext:value-type="percentage">
            <text:p>1,4%</text:p>
          </table:table-cell>
          <table:table-cell table:style-name="ce21" office:value-type="percentage" office:value="0.0138712901574964" calcext:value-type="percentage">
            <text:p>1,4%</text:p>
          </table:table-cell>
          <table:table-cell table:style-name="ce21" office:value-type="percentage" office:value="0.0138748671355762" calcext:value-type="percentage">
            <text:p>1,4%</text:p>
          </table:table-cell>
          <table:table-cell table:style-name="ce21" office:value-type="percentage" office:value="0.0135372382837619" calcext:value-type="percentage">
            <text:p>1,4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5156.4581688205" calcext:value-type="float">
            <text:p><text:s/>15.156 </text:p>
          </table:table-cell>
          <table:table-cell table:style-name="ce13" office:value-type="float" office:value="17760.2749278226" calcext:value-type="float">
            <text:p><text:s/>17.760 </text:p>
          </table:table-cell>
          <table:table-cell table:style-name="ce13" office:value-type="float" office:value="19728.7919135113" calcext:value-type="float">
            <text:p><text:s/>19.729 </text:p>
          </table:table-cell>
          <table:table-cell table:style-name="ce13" office:value-type="float" office:value="22585.1570583124" calcext:value-type="float">
            <text:p><text:s/>22.585 </text:p>
          </table:table-cell>
          <table:table-cell table:style-name="ce13" office:value-type="float" office:value="24824.4353330086" calcext:value-type="float">
            <text:p><text:s/>24.824 </text:p>
          </table:table-cell>
          <table:table-cell table:style-name="ce13" office:value-type="float" office:value="26911.640177559" calcext:value-type="float">
            <text:p><text:s/>26.912 </text:p>
          </table:table-cell>
          <table:table-cell table:style-name="ce13" office:value-type="float" office:value="29927.2188742761" calcext:value-type="float">
            <text:p><text:s/>29.927 </text:p>
          </table:table-cell>
          <table:table-cell table:style-name="ce13" office:value-type="float" office:value="31785.2736350229" calcext:value-type="float">
            <text:p><text:s/>31.785 </text:p>
          </table:table-cell>
          <table:table-cell table:style-name="ce13" office:value-type="float" office:value="33166.235229715" calcext:value-type="float">
            <text:p><text:s/>33.166 </text:p>
          </table:table-cell>
          <table:table-cell table:style-name="ce13" office:value-type="float" office:value="35467.1541409386" calcext:value-type="float">
            <text:p><text:s/>35.467 </text:p>
          </table:table-cell>
          <table:table-cell table:style-name="ce13" office:value-type="float" office:value="35247.9472618715" calcext:value-type="float">
            <text:p><text:s/>35.248 </text:p>
          </table:table-cell>
          <table:table-cell table:style-name="ce13" office:value-type="float" office:value="37920.1314922273" calcext:value-type="float">
            <text:p><text:s/>37.920 </text:p>
          </table:table-cell>
          <table:table-cell table:style-name="ce14" office:value-type="percentage" office:value="0.320631430246474" calcext:value-type="percentage">
            <text:p>32,1%</text:p>
          </table:table-cell>
          <table:table-cell table:style-name="ce15" office:value-type="percentage" office:value="0.322134159159108" calcext:value-type="percentage">
            <text:p>32,2%</text:p>
          </table:table-cell>
          <table:table-cell table:style-name="ce15" office:value-type="percentage" office:value="0.318138583912385" calcext:value-type="percentage">
            <text:p>31,8%</text:p>
          </table:table-cell>
          <table:table-cell table:style-name="ce15" office:value-type="percentage" office:value="0.326360004246018" calcext:value-type="percentage">
            <text:p>32,6%</text:p>
          </table:table-cell>
          <table:table-cell table:style-name="ce15" office:value-type="percentage" office:value="0.314431837961327" calcext:value-type="percentage">
            <text:p>31,4%</text:p>
          </table:table-cell>
          <table:table-cell table:style-name="ce15" office:value-type="percentage" office:value="0.323914451973546" calcext:value-type="percentage">
            <text:p>32,4%</text:p>
          </table:table-cell>
          <table:table-cell table:style-name="ce15" office:value-type="percentage" office:value="0.325677164537895" calcext:value-type="percentage">
            <text:p>32,6%</text:p>
          </table:table-cell>
          <table:table-cell table:style-name="ce15" office:value-type="percentage" office:value="0.329734953841969" calcext:value-type="percentage">
            <text:p>33,0%</text:p>
          </table:table-cell>
          <table:table-cell table:style-name="ce15" office:value-type="percentage" office:value="0.310054233436724" calcext:value-type="percentage">
            <text:p>31,0%</text:p>
          </table:table-cell>
          <table:table-cell table:style-name="ce15" office:value-type="percentage" office:value="0.331644637040784" calcext:value-type="percentage">
            <text:p>33,2%</text:p>
          </table:table-cell>
          <table:table-cell table:style-name="ce15" office:value-type="percentage" office:value="0.287438643679476" calcext:value-type="percentage">
            <text:p>28,7%</text:p>
          </table:table-cell>
          <table:table-cell table:style-name="ce54" office:value-type="percentage" office:value="0.266660528367714" calcext:value-type="percentage">
            <text:p>26,7%</text:p>
          </table:table-cell>
          <table:table-cell table:style-name="ce15" office:value-type="percentage" office:value="0.011866152165586" calcext:value-type="percentage">
            <text:p>1,2%</text:p>
          </table:table-cell>
          <table:table-cell table:style-name="ce15" office:value-type="percentage" office:value="0.0122176685168232" calcext:value-type="percentage">
            <text:p>1,2%</text:p>
          </table:table-cell>
          <table:table-cell table:style-name="ce15" office:value-type="percentage" office:value="0.0121259975755809" calcext:value-type="percentage">
            <text:p>1,2%</text:p>
          </table:table-cell>
          <table:table-cell table:style-name="ce15" office:value-type="percentage" office:value="0.0123943766406245" calcext:value-type="percentage">
            <text:p>1,2%</text:p>
          </table:table-cell>
          <table:table-cell table:style-name="ce15" office:value-type="percentage" office:value="0.0124096798869674" calcext:value-type="percentage">
            <text:p>1,2%</text:p>
          </table:table-cell>
          <table:table-cell table:style-name="ce15" office:value-type="percentage" office:value="0.0126532973571967" calcext:value-type="percentage">
            <text:p>1,3%</text:p>
          </table:table-cell>
          <table:table-cell table:style-name="ce15" office:value-type="percentage" office:value="0.0134245396629406" calcext:value-type="percentage">
            <text:p>1,3%</text:p>
          </table:table-cell>
          <table:table-cell table:style-name="ce15" office:value-type="percentage" office:value="0.0137458450951618" calcext:value-type="percentage">
            <text:p>1,4%</text:p>
          </table:table-cell>
          <table:table-cell table:style-name="ce15" office:value-type="percentage" office:value="0.0136920540865389" calcext:value-type="percentage">
            <text:p>1,4%</text:p>
          </table:table-cell>
          <table:table-cell table:style-name="ce15" office:value-type="percentage" office:value="0.0139651344240971" calcext:value-type="percentage">
            <text:p>1,4%</text:p>
          </table:table-cell>
          <table:table-cell table:style-name="ce15" office:value-type="percentage" office:value="0.0139212046559451" calcext:value-type="percentage">
            <text:p>1,4%</text:p>
          </table:table-cell>
          <table:table-cell table:style-name="ce15" office:value-type="percentage" office:value="0.0135670631675646" calcext:value-type="percentage">
            <text:p>1,4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3759.86151213073" calcext:value-type="float">
            <text:p><text:s/>3.760 </text:p>
          </table:table-cell>
          <table:table-cell table:style-name="ce13" office:value-type="float" office:value="4485.57094791679" calcext:value-type="float">
            <text:p><text:s/>4.486 </text:p>
          </table:table-cell>
          <table:table-cell table:style-name="ce13" office:value-type="float" office:value="4952.38529588446" calcext:value-type="float">
            <text:p><text:s/>4.952 </text:p>
          </table:table-cell>
          <table:table-cell table:style-name="ce13" office:value-type="float" office:value="5736.44139130136" calcext:value-type="float">
            <text:p><text:s/>5.736 </text:p>
          </table:table-cell>
          <table:table-cell table:style-name="ce13" office:value-type="float" office:value="6133.72102075515" calcext:value-type="float">
            <text:p><text:s/>6.134 </text:p>
          </table:table-cell>
          <table:table-cell table:style-name="ce13" office:value-type="float" office:value="6591.8128492924" calcext:value-type="float">
            <text:p><text:s/>6.592 </text:p>
          </table:table-cell>
          <table:table-cell table:style-name="ce13" office:value-type="float" office:value="7317.19013578128" calcext:value-type="float">
            <text:p><text:s/>7.317 </text:p>
          </table:table-cell>
          <table:table-cell table:style-name="ce13" office:value-type="float" office:value="8066.62451275329" calcext:value-type="float">
            <text:p><text:s/>8.067 </text:p>
          </table:table-cell>
          <table:table-cell table:style-name="ce13" office:value-type="float" office:value="8465.29920624198" calcext:value-type="float">
            <text:p><text:s/>8.465 </text:p>
          </table:table-cell>
          <table:table-cell table:style-name="ce13" office:value-type="float" office:value="9166.21877303441" calcext:value-type="float">
            <text:p><text:s/>9.166 </text:p>
          </table:table-cell>
          <table:table-cell table:style-name="ce13" office:value-type="float" office:value="9045.38771431512" calcext:value-type="float">
            <text:p><text:s/>9.045 </text:p>
          </table:table-cell>
          <table:table-cell table:style-name="ce13" office:value-type="float" office:value="9929.2407329951" calcext:value-type="float">
            <text:p><text:s/>9.929 </text:p>
          </table:table-cell>
          <table:table-cell table:style-name="ce14" office:value-type="percentage" office:value="0.0795390163543045" calcext:value-type="percentage">
            <text:p>8,0%</text:p>
          </table:table-cell>
          <table:table-cell table:style-name="ce15" office:value-type="percentage" office:value="0.0813588546082742" calcext:value-type="percentage">
            <text:p>8,1%</text:p>
          </table:table-cell>
          <table:table-cell table:style-name="ce15" office:value-type="percentage" office:value="0.0798601785617793" calcext:value-type="percentage">
            <text:p>8,0%</text:p>
          </table:table-cell>
          <table:table-cell table:style-name="ce15" office:value-type="percentage" office:value="0.0828927171942382" calcext:value-type="percentage">
            <text:p>8,3%</text:p>
          </table:table-cell>
          <table:table-cell table:style-name="ce15" office:value-type="percentage" office:value="0.077691079302561" calcext:value-type="percentage">
            <text:p>7,8%</text:p>
          </table:table-cell>
          <table:table-cell table:style-name="ce15" office:value-type="percentage" office:value="0.0793405170589046" calcext:value-type="percentage">
            <text:p>7,9%</text:p>
          </table:table-cell>
          <table:table-cell table:style-name="ce15" office:value-type="percentage" office:value="0.0796279048119051" calcext:value-type="percentage">
            <text:p>8,0%</text:p>
          </table:table-cell>
          <table:table-cell table:style-name="ce15" office:value-type="percentage" office:value="0.0836817732612636" calcext:value-type="percentage">
            <text:p>8,4%</text:p>
          </table:table-cell>
          <table:table-cell table:style-name="ce15" office:value-type="percentage" office:value="0.0791377688189431" calcext:value-type="percentage">
            <text:p>7,9%</text:p>
          </table:table-cell>
          <table:table-cell table:style-name="ce15" office:value-type="percentage" office:value="0.0857110577843213" calcext:value-type="percentage">
            <text:p>8,6%</text:p>
          </table:table-cell>
          <table:table-cell table:style-name="ce15" office:value-type="percentage" office:value="0.0737629898513327" calcext:value-type="percentage">
            <text:p>7,4%</text:p>
          </table:table-cell>
          <table:table-cell table:style-name="ce54" office:value-type="percentage" office:value="0.0698240347793472" calcext:value-type="percentage">
            <text:p>7,0%</text:p>
          </table:table-cell>
          <table:table-cell table:style-name="ce15" office:value-type="percentage" office:value="0.0110290594509635" calcext:value-type="percentage">
            <text:p>1,1%</text:p>
          </table:table-cell>
          <table:table-cell table:style-name="ce15" office:value-type="percentage" office:value="0.011410008363519" calcext:value-type="percentage">
            <text:p>1,1%</text:p>
          </table:table-cell>
          <table:table-cell table:style-name="ce15" office:value-type="percentage" office:value="0.0114672791085404" calcext:value-type="percentage">
            <text:p>1,1%</text:p>
          </table:table-cell>
          <table:table-cell table:style-name="ce15" office:value-type="percentage" office:value="0.0118643346397052" calcext:value-type="percentage">
            <text:p>1,2%</text:p>
          </table:table-cell>
          <table:table-cell table:style-name="ce15" office:value-type="percentage" office:value="0.0119110630354885" calcext:value-type="percentage">
            <text:p>1,2%</text:p>
          </table:table-cell>
          <table:table-cell table:style-name="ce15" office:value-type="percentage" office:value="0.0120912534930121" calcext:value-type="percentage">
            <text:p>1,2%</text:p>
          </table:table-cell>
          <table:table-cell table:style-name="ce15" office:value-type="percentage" office:value="0.0127667569333035" calcext:value-type="percentage">
            <text:p>1,3%</text:p>
          </table:table-cell>
          <table:table-cell table:style-name="ce15" office:value-type="percentage" office:value="0.0132635042022837" calcext:value-type="percentage">
            <text:p>1,3%</text:p>
          </table:table-cell>
          <table:table-cell table:style-name="ce15" office:value-type="percentage" office:value="0.0133632727514771" calcext:value-type="percentage">
            <text:p>1,3%</text:p>
          </table:table-cell>
          <table:table-cell table:style-name="ce15" office:value-type="percentage" office:value="0.0135197559437488" calcext:value-type="percentage">
            <text:p>1,4%</text:p>
          </table:table-cell>
          <table:table-cell table:style-name="ce15" office:value-type="percentage" office:value="0.0136972051241783" calcext:value-type="percentage">
            <text:p>1,4%</text:p>
          </table:table-cell>
          <table:table-cell table:style-name="ce15" office:value-type="percentage" office:value="0.0134245325836767" calcext:value-type="percentage">
            <text:p>1,3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6201.19090249078" calcext:value-type="float">
            <text:p><text:s/>6.201 </text:p>
          </table:table-cell>
          <table:table-cell table:style-name="ce19" office:value-type="float" office:value="7126.69729190997" calcext:value-type="float">
            <text:p><text:s/>7.127 </text:p>
          </table:table-cell>
          <table:table-cell table:style-name="ce19" office:value-type="float" office:value="7673.66860113641" calcext:value-type="float">
            <text:p><text:s/>7.674 </text:p>
          </table:table-cell>
          <table:table-cell table:style-name="ce19" office:value-type="float" office:value="8295.11620863179" calcext:value-type="float">
            <text:p><text:s/>8.295 </text:p>
          </table:table-cell>
          <table:table-cell table:style-name="ce19" office:value-type="float" office:value="9061.81712748525" calcext:value-type="float">
            <text:p><text:s/>9.062 </text:p>
          </table:table-cell>
          <table:table-cell table:style-name="ce19" office:value-type="float" office:value="9189.47731144842" calcext:value-type="float">
            <text:p><text:s/>9.189 </text:p>
          </table:table-cell>
          <table:table-cell table:style-name="ce19" office:value-type="float" office:value="9684.59418370927" calcext:value-type="float">
            <text:p><text:s/>9.685 </text:p>
          </table:table-cell>
          <table:table-cell table:style-name="ce19" office:value-type="float" office:value="10656.0305531934" calcext:value-type="float">
            <text:p><text:s/>10.656 </text:p>
          </table:table-cell>
          <table:table-cell table:style-name="ce19" office:value-type="float" office:value="11649.9786583256" calcext:value-type="float">
            <text:p><text:s/>11.650 </text:p>
          </table:table-cell>
          <table:table-cell table:style-name="ce19" office:value-type="float" office:value="12861.4411516474" calcext:value-type="float">
            <text:p><text:s/>12.861 </text:p>
          </table:table-cell>
          <table:table-cell table:style-name="ce19" office:value-type="float" office:value="13848.8397024448" calcext:value-type="float">
            <text:p><text:s/>13.849 </text:p>
          </table:table-cell>
          <table:table-cell table:style-name="ce19" office:value-type="float" office:value="17615.1626855811" calcext:value-type="float">
            <text:p><text:s/>17.615 </text:p>
          </table:table-cell>
          <table:table-cell table:style-name="ce20" office:value-type="percentage" office:value="0.131184785135839" calcext:value-type="percentage">
            <text:p>13,1%</text:p>
          </table:table-cell>
          <table:table-cell table:style-name="ce21" office:value-type="percentage" office:value="0.129263350316411" calcext:value-type="percentage">
            <text:p>12,9%</text:p>
          </table:table-cell>
          <table:table-cell table:style-name="ce21" office:value-type="percentage" office:value="0.12374250146085" calcext:value-type="percentage">
            <text:p>12,4%</text:p>
          </table:table-cell>
          <table:table-cell table:style-name="ce21" office:value-type="percentage" office:value="0.119866076382848" calcext:value-type="percentage">
            <text:p>12,0%</text:p>
          </table:table-cell>
          <table:table-cell table:style-name="ce21" office:value-type="percentage" office:value="0.114778998049391" calcext:value-type="percentage">
            <text:p>11,5%</text:p>
          </table:table-cell>
          <table:table-cell table:style-name="ce21" office:value-type="percentage" office:value="0.110606580930109" calcext:value-type="percentage">
            <text:p>11,1%</text:p>
          </table:table-cell>
          <table:table-cell table:style-name="ce21" office:value-type="percentage" office:value="0.105390720958762" calcext:value-type="percentage">
            <text:p>10,5%</text:p>
          </table:table-cell>
          <table:table-cell table:style-name="ce21" office:value-type="percentage" office:value="0.110543825513091" calcext:value-type="percentage">
            <text:p>11,1%</text:p>
          </table:table-cell>
          <table:table-cell table:style-name="ce21" office:value-type="percentage" office:value="0.108909714275472" calcext:value-type="percentage">
            <text:p>10,9%</text:p>
          </table:table-cell>
          <table:table-cell table:style-name="ce21" office:value-type="percentage" office:value="0.120264173595931" calcext:value-type="percentage">
            <text:p>12,0%</text:p>
          </table:table-cell>
          <table:table-cell table:style-name="ce21" office:value-type="percentage" office:value="0.112934000696012" calcext:value-type="percentage">
            <text:p>11,3%</text:p>
          </table:table-cell>
          <table:table-cell table:style-name="ce55" office:value-type="percentage" office:value="0.123872687255399" calcext:value-type="percentage">
            <text:p>12,4%</text:p>
          </table:table-cell>
          <table:table-cell table:style-name="ce21" office:value-type="percentage" office:value="0.00990771759239294" calcext:value-type="percentage">
            <text:p>1,0%</text:p>
          </table:table-cell>
          <table:table-cell table:style-name="ce21" office:value-type="percentage" office:value="0.0102198314909656" calcext:value-type="percentage">
            <text:p>1,0%</text:p>
          </table:table-cell>
          <table:table-cell table:style-name="ce21" office:value-type="percentage" office:value="0.0100243350800733" calcext:value-type="percentage">
            <text:p>1,0%</text:p>
          </table:table-cell>
          <table:table-cell table:style-name="ce21" office:value-type="percentage" office:value="0.0100194063848026" calcext:value-type="percentage">
            <text:p>1,0%</text:p>
          </table:table-cell>
          <table:table-cell table:style-name="ce21" office:value-type="percentage" office:value="0.010508370148916" calcext:value-type="percentage">
            <text:p>1,1%</text:p>
          </table:table-cell>
          <table:table-cell table:style-name="ce21" office:value-type="percentage" office:value="0.0102226271214809" calcext:value-type="percentage">
            <text:p>1,0%</text:p>
          </table:table-cell>
          <table:table-cell table:style-name="ce21" office:value-type="percentage" office:value="0.0106380858153381" calcext:value-type="percentage">
            <text:p>1,1%</text:p>
          </table:table-cell>
          <table:table-cell table:style-name="ce21" office:value-type="percentage" office:value="0.0108360278111646" calcext:value-type="percentage">
            <text:p>1,1%</text:p>
          </table:table-cell>
          <table:table-cell table:style-name="ce21" office:value-type="percentage" office:value="0.0108154780063144" calcext:value-type="percentage">
            <text:p>1,1%</text:p>
          </table:table-cell>
          <table:table-cell table:style-name="ce21" office:value-type="percentage" office:value="0.0114474722716035" calcext:value-type="percentage">
            <text:p>1,1%</text:p>
          </table:table-cell>
          <table:table-cell table:style-name="ce21" office:value-type="percentage" office:value="0.0125778367236678" calcext:value-type="percentage">
            <text:p>1,3%</text:p>
          </table:table-cell>
          <table:table-cell table:style-name="ce21" office:value-type="percentage" office:value="0.0125903078650859" calcext:value-type="percentage">
            <text:p>1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5774.64384804686" calcext:value-type="float">
            <text:p><text:s/>5.775 </text:p>
          </table:table-cell>
          <table:table-cell table:style-name="ce13" office:value-type="float" office:value="6787.27018855946" calcext:value-type="float">
            <text:p><text:s/>6.787 </text:p>
          </table:table-cell>
          <table:table-cell table:style-name="ce13" office:value-type="float" office:value="7372.61994426799" calcext:value-type="float">
            <text:p><text:s/>7.373 </text:p>
          </table:table-cell>
          <table:table-cell table:style-name="ce13" office:value-type="float" office:value="7956.45943715761" calcext:value-type="float">
            <text:p><text:s/>7.956 </text:p>
          </table:table-cell>
          <table:table-cell table:style-name="ce13" office:value-type="float" office:value="8577.51464404332" calcext:value-type="float">
            <text:p><text:s/>8.578 </text:p>
          </table:table-cell>
          <table:table-cell table:style-name="ce13" office:value-type="float" office:value="8765.97767851728" calcext:value-type="float">
            <text:p><text:s/>8.766 </text:p>
          </table:table-cell>
          <table:table-cell table:style-name="ce13" office:value-type="float" office:value="9225.09602598315" calcext:value-type="float">
            <text:p><text:s/>9.225 </text:p>
          </table:table-cell>
          <table:table-cell table:style-name="ce13" office:value-type="float" office:value="9955.45928758551" calcext:value-type="float">
            <text:p><text:s/>9.955 </text:p>
          </table:table-cell>
          <table:table-cell table:style-name="ce13" office:value-type="float" office:value="10785.5481592342" calcext:value-type="float">
            <text:p><text:s/>10.786 </text:p>
          </table:table-cell>
          <table:table-cell table:style-name="ce13" office:value-type="float" office:value="11802.2844671514" calcext:value-type="float">
            <text:p><text:s/>11.802 </text:p>
          </table:table-cell>
          <table:table-cell table:style-name="ce13" office:value-type="float" office:value="12730.2688968056" calcext:value-type="float">
            <text:p><text:s/>12.730 </text:p>
          </table:table-cell>
          <table:table-cell table:style-name="ce13" office:value-type="float" office:value="16259.7726338667" calcext:value-type="float">
            <text:p><text:s/>16.260 </text:p>
          </table:table-cell>
          <table:table-cell table:style-name="ce14" office:value-type="percentage" office:value="0.122161279075886" calcext:value-type="percentage">
            <text:p>12,2%</text:p>
          </table:table-cell>
          <table:table-cell table:style-name="ce15" office:value-type="percentage" office:value="0.123106854148532" calcext:value-type="percentage">
            <text:p>12,3%</text:p>
          </table:table-cell>
          <table:table-cell table:style-name="ce15" office:value-type="percentage" office:value="0.118887911590131" calcext:value-type="percentage">
            <text:p>11,9%</text:p>
          </table:table-cell>
          <table:table-cell table:style-name="ce15" office:value-type="percentage" office:value="0.114972418787689" calcext:value-type="percentage">
            <text:p>11,5%</text:p>
          </table:table-cell>
          <table:table-cell table:style-name="ce15" office:value-type="percentage" office:value="0.108644714713028" calcext:value-type="percentage">
            <text:p>10,9%</text:p>
          </table:table-cell>
          <table:table-cell table:style-name="ce15" office:value-type="percentage" office:value="0.105509245702422" calcext:value-type="percentage">
            <text:p>10,6%</text:p>
          </table:table-cell>
          <table:table-cell table:style-name="ce15" office:value-type="percentage" office:value="0.100390321230765" calcext:value-type="percentage">
            <text:p>10,0%</text:p>
          </table:table-cell>
          <table:table-cell table:style-name="ce15" office:value-type="percentage" office:value="0.103276219873425" calcext:value-type="percentage">
            <text:p>10,3%</text:p>
          </table:table-cell>
          <table:table-cell table:style-name="ce15" office:value-type="percentage" office:value="0.100828594006657" calcext:value-type="percentage">
            <text:p>10,1%</text:p>
          </table:table-cell>
          <table:table-cell table:style-name="ce15" office:value-type="percentage" office:value="0.110360259884582" calcext:value-type="percentage">
            <text:p>11,0%</text:p>
          </table:table-cell>
          <table:table-cell table:style-name="ce15" office:value-type="percentage" office:value="0.103812321273274" calcext:value-type="percentage">
            <text:p>10,4%</text:p>
          </table:table-cell>
          <table:table-cell table:style-name="ce54" office:value-type="percentage" office:value="0.114341364100347" calcext:value-type="percentage">
            <text:p>11,4%</text:p>
          </table:table-cell>
          <table:table-cell table:style-name="ce15" office:value-type="percentage" office:value="0.00990493055494507" calcext:value-type="percentage">
            <text:p>1,0%</text:p>
          </table:table-cell>
          <table:table-cell table:style-name="ce15" office:value-type="percentage" office:value="0.0103476945982206" calcext:value-type="percentage">
            <text:p>1,0%</text:p>
          </table:table-cell>
          <table:table-cell table:style-name="ce15" office:value-type="percentage" office:value="0.0102326297177492" calcext:value-type="percentage">
            <text:p>1,0%</text:p>
          </table:table-cell>
          <table:table-cell table:style-name="ce15" office:value-type="percentage" office:value="0.0102286659672357" calcext:value-type="percentage">
            <text:p>1,0%</text:p>
          </table:table-cell>
          <table:table-cell table:style-name="ce15" office:value-type="percentage" office:value="0.0106391898288989" calcext:value-type="percentage">
            <text:p>1,1%</text:p>
          </table:table-cell>
          <table:table-cell table:style-name="ce15" office:value-type="percentage" office:value="0.0104333774646534" calcext:value-type="percentage">
            <text:p>1,0%</text:p>
          </table:table-cell>
          <table:table-cell table:style-name="ce15" office:value-type="percentage" office:value="0.0108593653558459" calcext:value-type="percentage">
            <text:p>1,1%</text:p>
          </table:table-cell>
          <table:table-cell table:style-name="ce15" office:value-type="percentage" office:value="0.010897516933977" calcext:value-type="percentage">
            <text:p>1,1%</text:p>
          </table:table-cell>
          <table:table-cell table:style-name="ce15" office:value-type="percentage" office:value="0.0108616776579387" calcext:value-type="percentage">
            <text:p>1,1%</text:p>
          </table:table-cell>
          <table:table-cell table:style-name="ce15" office:value-type="percentage" office:value="0.0114313707794699" calcext:value-type="percentage">
            <text:p>1,1%</text:p>
          </table:table-cell>
          <table:table-cell table:style-name="ce15" office:value-type="percentage" office:value="0.0125463395588592" calcext:value-type="percentage">
            <text:p>1,3%</text:p>
          </table:table-cell>
          <table:table-cell table:style-name="ce15" office:value-type="percentage" office:value="0.0125254094763571" calcext:value-type="percentage">
            <text:p>1,3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426.547054443917" calcext:value-type="float">
            <text:p><text:s/>427 </text:p>
          </table:table-cell>
          <table:table-cell table:style-name="ce13" office:value-type="float" office:value="339.427103350512" calcext:value-type="float">
            <text:p><text:s/>339 </text:p>
          </table:table-cell>
          <table:table-cell table:style-name="ce13" office:value-type="float" office:value="301.048656868423" calcext:value-type="float">
            <text:p><text:s/>301 </text:p>
          </table:table-cell>
          <table:table-cell table:style-name="ce13" office:value-type="float" office:value="338.656771474186" calcext:value-type="float">
            <text:p><text:s/>339 </text:p>
          </table:table-cell>
          <table:table-cell table:style-name="ce13" office:value-type="float" office:value="484.302483441935" calcext:value-type="float">
            <text:p><text:s/>484 </text:p>
          </table:table-cell>
          <table:table-cell table:style-name="ce13" office:value-type="float" office:value="423.499632931141" calcext:value-type="float">
            <text:p><text:s/>423 </text:p>
          </table:table-cell>
          <table:table-cell table:style-name="ce13" office:value-type="float" office:value="459.498157726116" calcext:value-type="float">
            <text:p><text:s/>459 </text:p>
          </table:table-cell>
          <table:table-cell table:style-name="ce13" office:value-type="float" office:value="700.571265607861" calcext:value-type="float">
            <text:p><text:s/>701 </text:p>
          </table:table-cell>
          <table:table-cell table:style-name="ce13" office:value-type="float" office:value="864.430499091456" calcext:value-type="float">
            <text:p><text:s/>864 </text:p>
          </table:table-cell>
          <table:table-cell table:style-name="ce13" office:value-type="float" office:value="1059.15668449598" calcext:value-type="float">
            <text:p><text:s/>1.059 </text:p>
          </table:table-cell>
          <table:table-cell table:style-name="ce13" office:value-type="float" office:value="1118.57080563916" calcext:value-type="float">
            <text:p><text:s/>1.119 </text:p>
          </table:table-cell>
          <table:table-cell table:style-name="ce13" office:value-type="float" office:value="1355.39005171438" calcext:value-type="float">
            <text:p><text:s/>1.355 </text:p>
          </table:table-cell>
          <table:table-cell table:style-name="ce14" office:value-type="percentage" office:value="0.00902350605995285" calcext:value-type="percentage">
            <text:p>0,9%</text:p>
          </table:table-cell>
          <table:table-cell table:style-name="ce15" office:value-type="percentage" office:value="0.00615649616787965" calcext:value-type="percentage">
            <text:p>0,6%</text:p>
          </table:table-cell>
          <table:table-cell table:style-name="ce15" office:value-type="percentage" office:value="0.00485458987071853" calcext:value-type="percentage">
            <text:p>0,5%</text:p>
          </table:table-cell>
          <table:table-cell table:style-name="ce15" office:value-type="percentage" office:value="0.0048936575951585" calcext:value-type="percentage">
            <text:p>0,5%</text:p>
          </table:table-cell>
          <table:table-cell table:style-name="ce15" office:value-type="percentage" office:value="0.00613428333636248" calcext:value-type="percentage">
            <text:p>0,6%</text:p>
          </table:table-cell>
          <table:table-cell table:style-name="ce15" office:value-type="percentage" office:value="0.00509733522768625" calcext:value-type="percentage">
            <text:p>0,5%</text:p>
          </table:table-cell>
          <table:table-cell table:style-name="ce15" office:value-type="percentage" office:value="0.00500039972799671" calcext:value-type="percentage">
            <text:p>0,5%</text:p>
          </table:table-cell>
          <table:table-cell table:style-name="ce15" office:value-type="percentage" office:value="0.00726760563966596" calcext:value-type="percentage">
            <text:p>0,7%</text:p>
          </table:table-cell>
          <table:table-cell table:style-name="ce15" office:value-type="percentage" office:value="0.00808112026881471" calcext:value-type="percentage">
            <text:p>0,8%</text:p>
          </table:table-cell>
          <table:table-cell table:style-name="ce15" office:value-type="percentage" office:value="0.00990391371134951" calcext:value-type="percentage">
            <text:p>1,0%</text:p>
          </table:table-cell>
          <table:table-cell table:style-name="ce15" office:value-type="percentage" office:value="0.00912167942273832" calcext:value-type="percentage">
            <text:p>0,9%</text:p>
          </table:table-cell>
          <table:table-cell table:style-name="ce54" office:value-type="percentage" office:value="0.00953132315505242" calcext:value-type="percentage">
            <text:p>1,0%</text:p>
          </table:table-cell>
          <table:table-cell table:style-name="ce15" office:value-type="percentage" office:value="0.00994560376897772" calcext:value-type="percentage">
            <text:p>1,0%</text:p>
          </table:table-cell>
          <table:table-cell table:style-name="ce15" office:value-type="percentage" office:value="0.00819496133056115" calcext:value-type="percentage">
            <text:p>0,8%</text:p>
          </table:table-cell>
          <table:table-cell table:style-name="ce15" office:value-type="percentage" office:value="0.00668952418435267" calcext:value-type="percentage">
            <text:p>0,7%</text:p>
          </table:table-cell>
          <table:table-cell table:style-name="ce15" office:value-type="percentage" office:value="0.00676690987240112" calcext:value-type="percentage">
            <text:p>0,7%</text:p>
          </table:table-cell>
          <table:table-cell table:style-name="ce15" office:value-type="percentage" office:value="0.00862915122660421" calcext:value-type="percentage">
            <text:p>0,9%</text:p>
          </table:table-cell>
          <table:table-cell table:style-name="ce15" office:value-type="percentage" office:value="0.00720862709035288" calcext:value-type="percentage">
            <text:p>0,7%</text:p>
          </table:table-cell>
          <table:table-cell table:style-name="ce15" office:value-type="percentage" office:value="0.00754958855359681" calcext:value-type="percentage">
            <text:p>0,8%</text:p>
          </table:table-cell>
          <table:table-cell table:style-name="ce15" office:value-type="percentage" office:value="0.0100316636921911" calcext:value-type="percentage">
            <text:p>1,0%</text:p>
          </table:table-cell>
          <table:table-cell table:style-name="ce15" office:value-type="percentage" office:value="0.0102704207004106" calcext:value-type="percentage">
            <text:p>1,0%</text:p>
          </table:table-cell>
          <table:table-cell table:style-name="ce15" office:value-type="percentage" office:value="0.0116300104807894" calcext:value-type="percentage">
            <text:p>1,2%</text:p>
          </table:table-cell>
          <table:table-cell table:style-name="ce15" office:value-type="percentage" office:value="0.0129477700876151" calcext:value-type="percentage">
            <text:p>1,3%</text:p>
          </table:table-cell>
          <table:table-cell table:style-name="ce15" office:value-type="percentage" office:value="0.0134247543800081" calcext:value-type="percentage">
            <text:p>1,3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22153.145812188" calcext:value-type="float">
            <text:p><text:s/>22.153 </text:p>
          </table:table-cell>
          <table:table-cell table:style-name="ce19" office:value-type="float" office:value="25760.6192830006" calcext:value-type="float">
            <text:p><text:s/>25.761 </text:p>
          </table:table-cell>
          <table:table-cell table:style-name="ce19" office:value-type="float" office:value="29658.3550747292" calcext:value-type="float">
            <text:p><text:s/>29.658 </text:p>
          </table:table-cell>
          <table:table-cell table:style-name="ce19" office:value-type="float" office:value="32586.4866056176" calcext:value-type="float">
            <text:p><text:s/>32.586 </text:p>
          </table:table-cell>
          <table:table-cell table:style-name="ce19" office:value-type="float" office:value="38930.1592214763" calcext:value-type="float">
            <text:p><text:s/>38.930 </text:p>
          </table:table-cell>
          <table:table-cell table:style-name="ce19" office:value-type="float" office:value="40389.6243720313" calcext:value-type="float">
            <text:p><text:s/>40.390 </text:p>
          </table:table-cell>
          <table:table-cell table:style-name="ce19" office:value-type="float" office:value="44963.2819676445" calcext:value-type="float">
            <text:p><text:s/>44.963 </text:p>
          </table:table-cell>
          <table:table-cell table:style-name="ce19" office:value-type="float" office:value="45888.5050549024" calcext:value-type="float">
            <text:p><text:s/>45.889 </text:p>
          </table:table-cell>
          <table:table-cell table:style-name="ce19" office:value-type="float" office:value="53687.6286009993" calcext:value-type="float">
            <text:p><text:s/>53.688 </text:p>
          </table:table-cell>
          <table:table-cell table:style-name="ce19" office:value-type="float" office:value="49448.432348393" calcext:value-type="float">
            <text:p><text:s/>49.448 </text:p>
          </table:table-cell>
          <table:table-cell table:style-name="ce19" office:value-type="float" office:value="64485.5514011527" calcext:value-type="float">
            <text:p><text:s/>64.486 </text:p>
          </table:table-cell>
          <table:table-cell table:style-name="ce19" office:value-type="float" office:value="76739.2315196635" calcext:value-type="float">
            <text:p><text:s/>76.739 </text:p>
          </table:table-cell>
          <table:table-cell table:style-name="ce20" office:value-type="percentage" office:value="0.468644768263383" calcext:value-type="percentage">
            <text:p>46,9%</text:p>
          </table:table-cell>
          <table:table-cell table:style-name="ce21" office:value-type="percentage" office:value="0.467243635916207" calcext:value-type="percentage">
            <text:p>46,7%</text:p>
          </table:table-cell>
          <table:table-cell table:style-name="ce21" office:value-type="percentage" office:value="0.478258736064986" calcext:value-type="percentage">
            <text:p>47,8%</text:p>
          </table:table-cell>
          <table:table-cell table:style-name="ce21" office:value-type="percentage" office:value="0.470881202176896" calcext:value-type="percentage">
            <text:p>47,1%</text:p>
          </table:table-cell>
          <table:table-cell table:style-name="ce21" office:value-type="percentage" office:value="0.493098084686721" calcext:value-type="percentage">
            <text:p>49,3%</text:p>
          </table:table-cell>
          <table:table-cell table:style-name="ce21" office:value-type="percentage" office:value="0.486138450037441" calcext:value-type="percentage">
            <text:p>48,6%</text:p>
          </table:table-cell>
          <table:table-cell table:style-name="ce21" office:value-type="percentage" office:value="0.489304209691438" calcext:value-type="percentage">
            <text:p>48,9%</text:p>
          </table:table-cell>
          <table:table-cell table:style-name="ce21" office:value-type="percentage" office:value="0.476039447383676" calcext:value-type="percentage">
            <text:p>47,6%</text:p>
          </table:table-cell>
          <table:table-cell table:style-name="ce21" office:value-type="percentage" office:value="0.501898283468861" calcext:value-type="percentage">
            <text:p>50,2%</text:p>
          </table:table-cell>
          <table:table-cell table:style-name="ce21" office:value-type="percentage" office:value="0.462380131578964" calcext:value-type="percentage">
            <text:p>46,2%</text:p>
          </table:table-cell>
          <table:table-cell table:style-name="ce21" office:value-type="percentage" office:value="0.525864365773179" calcext:value-type="percentage">
            <text:p>52,6%</text:p>
          </table:table-cell>
          <table:table-cell table:style-name="ce55" office:value-type="percentage" office:value="0.53964274959754" calcext:value-type="percentage">
            <text:p>54,0%</text:p>
          </table:table-cell>
          <table:table-cell table:style-name="ce21" office:value-type="percentage" office:value="0.013493518434577" calcext:value-type="percentage">
            <text:p>1,3%</text:p>
          </table:table-cell>
          <table:table-cell table:style-name="ce21" office:value-type="percentage" office:value="0.0140594703936833" calcext:value-type="percentage">
            <text:p>1,4%</text:p>
          </table:table-cell>
          <table:table-cell table:style-name="ce21" office:value-type="percentage" office:value="0.0149006859291386" calcext:value-type="percentage">
            <text:p>1,5%</text:p>
          </table:table-cell>
          <table:table-cell table:style-name="ce21" office:value-type="percentage" office:value="0.0148255103640157" calcext:value-type="percentage">
            <text:p>1,5%</text:p>
          </table:table-cell>
          <table:table-cell table:style-name="ce21" office:value-type="percentage" office:value="0.0162125164535655" calcext:value-type="percentage">
            <text:p>1,6%</text:p>
          </table:table-cell>
          <table:table-cell table:style-name="ce21" office:value-type="percentage" office:value="0.0166566691515252" calcext:value-type="percentage">
            <text:p>1,7%</text:p>
          </table:table-cell>
          <table:table-cell table:style-name="ce21" office:value-type="percentage" office:value="0.0175876765260165" calcext:value-type="percentage">
            <text:p>1,8%</text:p>
          </table:table-cell>
          <table:table-cell table:style-name="ce56" office:value-type="percentage" office:value="0.0171126601096088" calcext:value-type="percentage">
            <text:p>1,7%</text:p>
          </table:table-cell>
          <table:table-cell table:style-name="ce56" office:value-type="percentage" office:value="0.0186986074167335" calcext:value-type="percentage">
            <text:p>1,9%</text:p>
          </table:table-cell>
          <table:table-cell table:style-name="ce56" office:value-type="percentage" office:value="0.0162235955804781" calcext:value-type="percentage">
            <text:p>1,6%</text:p>
          </table:table-cell>
          <table:table-cell table:style-name="ce56" office:value-type="percentage" office:value="0.0194455982945413" calcext:value-type="percentage">
            <text:p>1,9%</text:p>
          </table:table-cell>
          <table:table-cell table:style-name="ce56" office:value-type="percentage" office:value="0.018816064754898" calcext:value-type="percentage">
            <text:p>1,9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47270.65639563" calcext:value-type="float">
            <text:p><text:s/>47.271 </text:p>
          </table:table-cell>
          <table:table-cell table:style-name="ce27" office:value-type="float" office:value="55133.1624506499" calcext:value-type="float">
            <text:p><text:s/>55.133 </text:p>
          </table:table-cell>
          <table:table-cell table:style-name="ce27" office:value-type="float" office:value="62013.2008852614" calcext:value-type="float">
            <text:p><text:s/>62.013 </text:p>
          </table:table-cell>
          <table:table-cell table:style-name="ce27" office:value-type="float" office:value="69203.2012638632" calcext:value-type="float">
            <text:p><text:s/>69.203 </text:p>
          </table:table-cell>
          <table:table-cell table:style-name="ce27" office:value-type="float" office:value="78950.1327027254" calcext:value-type="float">
            <text:p><text:s/>78.950 </text:p>
          </table:table-cell>
          <table:table-cell table:style-name="ce27" office:value-type="float" office:value="83082.5547103312" calcext:value-type="float">
            <text:p><text:s/>83.083 </text:p>
          </table:table-cell>
          <table:table-cell table:style-name="ce27" office:value-type="float" office:value="91892.2851614111" calcext:value-type="float">
            <text:p><text:s/>91.892 </text:p>
          </table:table-cell>
          <table:table-cell table:style-name="ce27" office:value-type="float" office:value="96396.4337558719" calcext:value-type="float">
            <text:p><text:s/>96.396 </text:p>
          </table:table-cell>
          <table:table-cell table:style-name="ce27" office:value-type="float" office:value="106969.141695282" calcext:value-type="float">
            <text:p><text:s/>106.969 </text:p>
          </table:table-cell>
          <table:table-cell table:style-name="ce27" office:value-type="float" office:value="106943.246414013" calcext:value-type="float">
            <text:p><text:s/>106.943 </text:p>
          </table:table-cell>
          <table:table-cell table:style-name="ce27" office:value-type="float" office:value="122627.726079784" calcext:value-type="float">
            <text:p><text:s/>122.628 </text:p>
          </table:table-cell>
          <table:table-cell table:style-name="ce27" office:value-type="float" office:value="142203.766430467" calcext:value-type="float">
            <text:p><text:s/>142.204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121648269722483" calcext:value-type="percentage">
            <text:p>1,2%</text:p>
          </table:table-cell>
          <table:table-cell table:style-name="ce29" office:value-type="percentage" office:value="0.0125978862107215" calcext:value-type="percentage">
            <text:p>1,3%</text:p>
          </table:table-cell>
          <table:table-cell table:style-name="ce29" office:value-type="percentage" office:value="0.012879811430946" calcext:value-type="percentage">
            <text:p>1,3%</text:p>
          </table:table-cell>
          <table:table-cell table:style-name="ce29" office:value-type="percentage" office:value="0.0129797725281164" calcext:value-type="percentage">
            <text:p>1,3%</text:p>
          </table:table-cell>
          <table:table-cell table:style-name="ce29" office:value-type="percentage" office:value="0.0136616677291357" calcext:value-type="percentage">
            <text:p>1,4%</text:p>
          </table:table-cell>
          <table:table-cell table:style-name="ce29" office:value-type="percentage" office:value="0.013856822250412" calcext:value-type="percentage">
            <text:p>1,4%</text:p>
          </table:table-cell>
          <table:table-cell table:style-name="ce29" office:value-type="percentage" office:value="0.0146574377926009" calcext:value-type="percentage">
            <text:p>1,5%</text:p>
          </table:table-cell>
          <table:table-cell table:style-name="ce58" office:value-type="percentage" office:value="0.0146377254799342" calcext:value-type="percentage">
            <text:p>1,5%</text:p>
          </table:table-cell>
          <table:table-cell table:style-name="ce58" office:value-type="percentage" office:value="0.0152722713171083" calcext:value-type="percentage">
            <text:p>1,5%</text:p>
          </table:table-cell>
          <table:table-cell table:style-name="ce58" office:value-type="percentage" office:value="0.0144730478339082" calcext:value-type="percentage">
            <text:p>1,4%</text:p>
          </table:table-cell>
          <table:table-cell table:style-name="ce58" office:value-type="percentage" office:value="0.0161148778417263" calcext:value-type="percentage">
            <text:p>1,6%</text:p>
          </table:table-cell>
          <table:table-cell table:style-name="ce58" office:value-type="percentage" office:value="0.0157791306917342" calcext:value-type="percentage">
            <text:p>1,6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47270.6563956301" calcext:value-type="float">
            <text:p><text:s/>47.271 </text:p>
          </table:table-cell>
          <table:table-cell table:style-name="ce32" office:value-type="float" office:value="55133.1624506499" calcext:value-type="float">
            <text:p><text:s/>55.133 </text:p>
          </table:table-cell>
          <table:table-cell table:style-name="ce32" office:value-type="float" office:value="62013.2008852613" calcext:value-type="float">
            <text:p><text:s/>62.013 </text:p>
          </table:table-cell>
          <table:table-cell table:style-name="ce32" office:value-type="float" office:value="69203.2012638634" calcext:value-type="float">
            <text:p><text:s/>69.203 </text:p>
          </table:table-cell>
          <table:table-cell table:style-name="ce32" office:value-type="float" office:value="78950.1327027251" calcext:value-type="float">
            <text:p><text:s/>78.950 </text:p>
          </table:table-cell>
          <table:table-cell table:style-name="ce32" office:value-type="float" office:value="83082.5547103319" calcext:value-type="float">
            <text:p><text:s/>83.083 </text:p>
          </table:table-cell>
          <table:table-cell table:style-name="ce32" office:value-type="float" office:value="91892.2851614113" calcext:value-type="float">
            <text:p><text:s/>91.892 </text:p>
          </table:table-cell>
          <table:table-cell table:style-name="ce32" office:value-type="float" office:value="96396.4337558725" calcext:value-type="float">
            <text:p><text:s/>96.396 </text:p>
          </table:table-cell>
          <table:table-cell table:style-name="ce32" office:value-type="float" office:value="106969.141695282" calcext:value-type="float">
            <text:p><text:s/>106.969 </text:p>
          </table:table-cell>
          <table:table-cell table:style-name="ce32" office:value-type="float" office:value="106943.246414014" calcext:value-type="float">
            <text:p><text:s/>106.943 </text:p>
          </table:table-cell>
          <table:table-cell table:style-name="ce32" office:value-type="float" office:value="122627.726079784" calcext:value-type="float">
            <text:p><text:s/>122.628 </text:p>
          </table:table-cell>
          <table:table-cell table:style-name="ce32" office:value-type="float" office:value="142203.766430467" calcext:value-type="float">
            <text:p><text:s/>142.204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31" table:style-name="ta2">
        <table:table-column table:style-name="co23" table:default-cell-style-name="ce67"/>
        <table:table-column table:style-name="co11" table:number-columns-repeated="3" table:default-cell-style-name="ce67"/>
        <table:table-column table:style-name="co11" table:default-cell-style-name="ce90"/>
        <table:table-column table:style-name="co8" table:number-columns-repeated="8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5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6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9">
          <table:table-cell table:style-name="ce48" office:value-type="string" calcext:value-type="string" table:number-columns-spanned="37" table:number-rows-spanned="1">
            <text:p>Mato Grosso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49774.5476189157" calcext:value-type="float">
            <text:p><text:s/>49.775 </text:p>
          </table:table-cell>
          <table:table-cell table:style-name="ce13" office:value-type="float" office:value="61600.4327277146" calcext:value-type="float">
            <text:p><text:s/>61.600 </text:p>
          </table:table-cell>
          <table:table-cell table:style-name="ce13" office:value-type="float" office:value="70450.1574176648" calcext:value-type="float">
            <text:p><text:s/>70.450 </text:p>
          </table:table-cell>
          <table:table-cell table:style-name="ce13" office:value-type="float" office:value="78479.7853113833" calcext:value-type="float">
            <text:p><text:s/>78.480 </text:p>
          </table:table-cell>
          <table:table-cell table:style-name="ce13" office:value-type="float" office:value="90811.4019159106" calcext:value-type="float">
            <text:p><text:s/>90.811 </text:p>
          </table:table-cell>
          <table:table-cell table:style-name="ce13" office:value-type="float" office:value="97597.7744833342" calcext:value-type="float">
            <text:p><text:s/>97.598 </text:p>
          </table:table-cell>
          <table:table-cell table:style-name="ce13" office:value-type="float" office:value="111915.059812981" calcext:value-type="float">
            <text:p><text:s/>111.915 </text:p>
          </table:table-cell>
          <table:table-cell table:style-name="ce13" office:value-type="float" office:value="112317.863736877" calcext:value-type="float">
            <text:p><text:s/>112.318 </text:p>
          </table:table-cell>
          <table:table-cell table:style-name="ce13" office:value-type="float" office:value="122694.151417994" calcext:value-type="float">
            <text:p><text:s/>122.694 </text:p>
          </table:table-cell>
          <table:table-cell table:style-name="ce13" office:value-type="float" office:value="126618.405031413" calcext:value-type="float">
            <text:p><text:s/>126.618 </text:p>
          </table:table-cell>
          <table:table-cell table:style-name="ce13" office:value-type="float" office:value="159608.851813833" calcext:value-type="float">
            <text:p><text:s/>159.609 </text:p>
          </table:table-cell>
          <table:table-cell table:style-name="ce13" office:value-type="float" office:value="210344.580535573" calcext:value-type="float">
            <text:p><text:s/>210.345 </text:p>
          </table:table-cell>
          <table:table-cell table:style-name="ce14" office:value-type="percentage" office:value="0.879394124866849" calcext:value-type="percentage">
            <text:p>87,9%</text:p>
          </table:table-cell>
          <table:table-cell table:style-name="ce15" office:value-type="percentage" office:value="0.890772352451981" calcext:value-type="percentage">
            <text:p>89,1%</text:p>
          </table:table-cell>
          <table:table-cell table:style-name="ce15" office:value-type="percentage" office:value="0.884322427961114" calcext:value-type="percentage">
            <text:p>88,4%</text:p>
          </table:table-cell>
          <table:table-cell table:style-name="ce15" office:value-type="percentage" office:value="0.879690817827829" calcext:value-type="percentage">
            <text:p>88,0%</text:p>
          </table:table-cell>
          <table:table-cell table:style-name="ce15" office:value-type="percentage" office:value="0.897039880009431" calcext:value-type="percentage">
            <text:p>89,7%</text:p>
          </table:table-cell>
          <table:table-cell table:style-name="ce15" office:value-type="percentage" office:value="0.908576635047535" calcext:value-type="percentage">
            <text:p>90,9%</text:p>
          </table:table-cell>
          <table:table-cell table:style-name="ce15" office:value-type="percentage" office:value="0.903412922218013" calcext:value-type="percentage">
            <text:p>90,3%</text:p>
          </table:table-cell>
          <table:table-cell table:style-name="ce15" office:value-type="percentage" office:value="0.885467056425738" calcext:value-type="percentage">
            <text:p>88,5%</text:p>
          </table:table-cell>
          <table:table-cell table:style-name="ce15" office:value-type="percentage" office:value="0.892692118128646" calcext:value-type="percentage">
            <text:p>89,3%</text:p>
          </table:table-cell>
          <table:table-cell table:style-name="ce15" office:value-type="percentage" office:value="0.890913300672125" calcext:value-type="percentage">
            <text:p>89,1%</text:p>
          </table:table-cell>
          <table:table-cell table:style-name="ce15" office:value-type="percentage" office:value="0.893418648813818" calcext:value-type="percentage">
            <text:p>89,3%</text:p>
          </table:table-cell>
          <table:table-cell table:style-name="ce54" office:value-type="percentage" office:value="0.901257114292202" calcext:value-type="percentage">
            <text:p>90,1%</text:p>
          </table:table-cell>
          <table:table-cell table:style-name="ce15" office:value-type="percentage" office:value="0.0150702267197066" calcext:value-type="percentage">
            <text:p>1,5%</text:p>
          </table:table-cell>
          <table:table-cell table:style-name="ce15" office:value-type="percentage" office:value="0.0165572042625133" calcext:value-type="percentage">
            <text:p>1,7%</text:p>
          </table:table-cell>
          <table:table-cell table:style-name="ce15" office:value-type="percentage" office:value="0.0172070593036896" calcext:value-type="percentage">
            <text:p>1,7%</text:p>
          </table:table-cell>
          <table:table-cell table:style-name="ce15" office:value-type="percentage" office:value="0.0172340626891585" calcext:value-type="percentage">
            <text:p>1,7%</text:p>
          </table:table-cell>
          <table:table-cell table:style-name="ce15" office:value-type="percentage" office:value="0.0182618659908031" calcext:value-type="percentage">
            <text:p>1,8%</text:p>
          </table:table-cell>
          <table:table-cell table:style-name="ce15" office:value-type="percentage" office:value="0.0189304359440023" calcext:value-type="percentage">
            <text:p>1,9%</text:p>
          </table:table-cell>
          <table:table-cell table:style-name="ce15" office:value-type="percentage" office:value="0.0206492131684364" calcext:value-type="percentage">
            <text:p>2,1%</text:p>
          </table:table-cell>
          <table:table-cell table:style-name="ce15" office:value-type="percentage" office:value="0.0198024205070511" calcext:value-type="percentage">
            <text:p>2,0%</text:p>
          </table:table-cell>
          <table:table-cell table:style-name="ce15" office:value-type="percentage" office:value="0.0204110946188324" calcext:value-type="percentage">
            <text:p>2,0%</text:p>
          </table:table-cell>
          <table:table-cell table:style-name="ce15" office:value-type="percentage" office:value="0.0199189396596423" calcext:value-type="percentage">
            <text:p>2,0%</text:p>
          </table:table-cell>
          <table:table-cell table:style-name="ce15" office:value-type="percentage" office:value="0.0242017250223668" calcext:value-type="percentage">
            <text:p>2,4%</text:p>
          </table:table-cell>
          <table:table-cell table:style-name="ce15" office:value-type="percentage" office:value="0.0272679035265072" calcext:value-type="percentage">
            <text:p>2,7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22234.4358268311" calcext:value-type="float">
            <text:p><text:s/>22.234 </text:p>
          </table:table-cell>
          <table:table-cell table:style-name="ce19" office:value-type="float" office:value="25983.930931146" calcext:value-type="float">
            <text:p><text:s/>25.984 </text:p>
          </table:table-cell>
          <table:table-cell table:style-name="ce19" office:value-type="float" office:value="29656.0754353523" calcext:value-type="float">
            <text:p><text:s/>29.656 </text:p>
          </table:table-cell>
          <table:table-cell table:style-name="ce19" office:value-type="float" office:value="34010.366622281" calcext:value-type="float">
            <text:p><text:s/>34.010 </text:p>
          </table:table-cell>
          <table:table-cell table:style-name="ce19" office:value-type="float" office:value="38508.9922182068" calcext:value-type="float">
            <text:p><text:s/>38.509 </text:p>
          </table:table-cell>
          <table:table-cell table:style-name="ce19" office:value-type="float" office:value="41904.3321279615" calcext:value-type="float">
            <text:p><text:s/>41.904 </text:p>
          </table:table-cell>
          <table:table-cell table:style-name="ce19" office:value-type="float" office:value="45484.2074874841" calcext:value-type="float">
            <text:p><text:s/>45.484 </text:p>
          </table:table-cell>
          <table:table-cell table:style-name="ce19" office:value-type="float" office:value="48094.4248947869" calcext:value-type="float">
            <text:p><text:s/>48.094 </text:p>
          </table:table-cell>
          <table:table-cell table:style-name="ce19" office:value-type="float" office:value="51015.2671006163" calcext:value-type="float">
            <text:p><text:s/>51.015 </text:p>
          </table:table-cell>
          <table:table-cell table:style-name="ce19" office:value-type="float" office:value="53887.6613084847" calcext:value-type="float">
            <text:p><text:s/>53.888 </text:p>
          </table:table-cell>
          <table:table-cell table:style-name="ce19" office:value-type="float" office:value="56151.815906678" calcext:value-type="float">
            <text:p><text:s/>56.152 </text:p>
          </table:table-cell>
          <table:table-cell table:style-name="ce19" office:value-type="float" office:value="62917.8872960395" calcext:value-type="float">
            <text:p><text:s/>62.918 </text:p>
          </table:table-cell>
          <table:table-cell table:style-name="ce20" office:value-type="percentage" office:value="0.392827924535745" calcext:value-type="percentage">
            <text:p>39,3%</text:p>
          </table:table-cell>
          <table:table-cell table:style-name="ce21" office:value-type="percentage" office:value="0.375740335847888" calcext:value-type="percentage">
            <text:p>37,6%</text:p>
          </table:table-cell>
          <table:table-cell table:style-name="ce21" office:value-type="percentage" office:value="0.372256551214077" calcext:value-type="percentage">
            <text:p>37,2%</text:p>
          </table:table-cell>
          <table:table-cell table:style-name="ce21" office:value-type="percentage" office:value="0.381226924995666" calcext:value-type="percentage">
            <text:p>38,1%</text:p>
          </table:table-cell>
          <table:table-cell table:style-name="ce21" office:value-type="percentage" office:value="0.380393882595177" calcext:value-type="percentage">
            <text:p>38,0%</text:p>
          </table:table-cell>
          <table:table-cell table:style-name="ce21" office:value-type="percentage" office:value="0.390104152274896" calcext:value-type="percentage">
            <text:p>39,0%</text:p>
          </table:table-cell>
          <table:table-cell table:style-name="ce21" office:value-type="percentage" office:value="0.367162568377345" calcext:value-type="percentage">
            <text:p>36,7%</text:p>
          </table:table-cell>
          <table:table-cell table:style-name="ce21" office:value-type="percentage" office:value="0.379156328523487" calcext:value-type="percentage">
            <text:p>37,9%</text:p>
          </table:table-cell>
          <table:table-cell table:style-name="ce21" office:value-type="percentage" office:value="0.371174390291833" calcext:value-type="percentage">
            <text:p>37,1%</text:p>
          </table:table-cell>
          <table:table-cell table:style-name="ce21" office:value-type="percentage" office:value="0.379164736674206" calcext:value-type="percentage">
            <text:p>37,9%</text:p>
          </table:table-cell>
          <table:table-cell table:style-name="ce21" office:value-type="percentage" office:value="0.31431263946627" calcext:value-type="percentage">
            <text:p>31,4%</text:p>
          </table:table-cell>
          <table:table-cell table:style-name="ce55" office:value-type="percentage" office:value="0.269582384283016" calcext:value-type="percentage">
            <text:p>27,0%</text:p>
          </table:table-cell>
          <table:table-cell table:style-name="ce21" office:value-type="percentage" office:value="0.0137403122172496" calcext:value-type="percentage">
            <text:p>1,4%</text:p>
          </table:table-cell>
          <table:table-cell table:style-name="ce21" office:value-type="percentage" office:value="0.0140698496092098" calcext:value-type="percentage">
            <text:p>1,4%</text:p>
          </table:table-cell>
          <table:table-cell table:style-name="ce21" office:value-type="percentage" office:value="0.0144041663155097" calcext:value-type="percentage">
            <text:p>1,4%</text:p>
          </table:table-cell>
          <table:table-cell table:style-name="ce21" office:value-type="percentage" office:value="0.0147504770204622" calcext:value-type="percentage">
            <text:p>1,5%</text:p>
          </table:table-cell>
          <table:table-cell table:style-name="ce21" office:value-type="percentage" office:value="0.0153094803260304" calcext:value-type="percentage">
            <text:p>1,5%</text:p>
          </table:table-cell>
          <table:table-cell table:style-name="ce21" office:value-type="percentage" office:value="0.0156826416448835" calcext:value-type="percentage">
            <text:p>1,6%</text:p>
          </table:table-cell>
          <table:table-cell table:style-name="ce21" office:value-type="percentage" office:value="0.0162302395085861" calcext:value-type="percentage">
            <text:p>1,6%</text:p>
          </table:table-cell>
          <table:table-cell table:style-name="ce21" office:value-type="percentage" office:value="0.0164676649858526" calcext:value-type="percentage">
            <text:p>1,6%</text:p>
          </table:table-cell>
          <table:table-cell table:style-name="ce21" office:value-type="percentage" office:value="0.0166947175397571" calcext:value-type="percentage">
            <text:p>1,7%</text:p>
          </table:table-cell>
          <table:table-cell table:style-name="ce21" office:value-type="percentage" office:value="0.0167473649674563" calcext:value-type="percentage">
            <text:p>1,7%</text:p>
          </table:table-cell>
          <table:table-cell table:style-name="ce21" office:value-type="percentage" office:value="0.0175895309202921" calcext:value-type="percentage">
            <text:p>1,8%</text:p>
          </table:table-cell>
          <table:table-cell table:style-name="ce21" office:value-type="percentage" office:value="0.0178003261699721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17763.2757394188" calcext:value-type="float">
            <text:p><text:s/>17.763 </text:p>
          </table:table-cell>
          <table:table-cell table:style-name="ce13" office:value-type="float" office:value="20718.1624811224" calcext:value-type="float">
            <text:p><text:s/>20.718 </text:p>
          </table:table-cell>
          <table:table-cell table:style-name="ce13" office:value-type="float" office:value="23742.4425321246" calcext:value-type="float">
            <text:p><text:s/>23.742 </text:p>
          </table:table-cell>
          <table:table-cell table:style-name="ce13" office:value-type="float" office:value="27134.1340318154" calcext:value-type="float">
            <text:p><text:s/>27.134 </text:p>
          </table:table-cell>
          <table:table-cell table:style-name="ce13" office:value-type="float" office:value="30830.4206731078" calcext:value-type="float">
            <text:p><text:s/>30.830 </text:p>
          </table:table-cell>
          <table:table-cell table:style-name="ce13" office:value-type="float" office:value="33567.6530979208" calcext:value-type="float">
            <text:p><text:s/>33.568 </text:p>
          </table:table-cell>
          <table:table-cell table:style-name="ce13" office:value-type="float" office:value="36408.308021611" calcext:value-type="float">
            <text:p><text:s/>36.408 </text:p>
          </table:table-cell>
          <table:table-cell table:style-name="ce13" office:value-type="float" office:value="38273.5445449853" calcext:value-type="float">
            <text:p><text:s/>38.274 </text:p>
          </table:table-cell>
          <table:table-cell table:style-name="ce13" office:value-type="float" office:value="40577.2626907106" calcext:value-type="float">
            <text:p><text:s/>40.577 </text:p>
          </table:table-cell>
          <table:table-cell table:style-name="ce13" office:value-type="float" office:value="42709.0920621265" calcext:value-type="float">
            <text:p><text:s/>42.709 </text:p>
          </table:table-cell>
          <table:table-cell table:style-name="ce13" office:value-type="float" office:value="44700.387081324" calcext:value-type="float">
            <text:p><text:s/>44.700 </text:p>
          </table:table-cell>
          <table:table-cell table:style-name="ce13" office:value-type="float" office:value="49938.8072023736" calcext:value-type="float">
            <text:p><text:s/>49.939 </text:p>
          </table:table-cell>
          <table:table-cell table:style-name="ce14" office:value-type="percentage" office:value="0.313833496654389" calcext:value-type="percentage">
            <text:p>31,4%</text:p>
          </table:table-cell>
          <table:table-cell table:style-name="ce15" office:value-type="percentage" office:value="0.299594751442203" calcext:value-type="percentage">
            <text:p>30,0%</text:p>
          </table:table-cell>
          <table:table-cell table:style-name="ce15" office:value-type="percentage" office:value="0.298025940542058" calcext:value-type="percentage">
            <text:p>29,8%</text:p>
          </table:table-cell>
          <table:table-cell table:style-name="ce15" office:value-type="percentage" office:value="0.30415027847987" calcext:value-type="percentage">
            <text:p>30,4%</text:p>
          </table:table-cell>
          <table:table-cell table:style-name="ce15" office:value-type="percentage" office:value="0.304544542620913" calcext:value-type="percentage">
            <text:p>30,5%</text:p>
          </table:table-cell>
          <table:table-cell table:style-name="ce15" office:value-type="percentage" office:value="0.312494679920799" calcext:value-type="percentage">
            <text:p>31,2%</text:p>
          </table:table-cell>
          <table:table-cell table:style-name="ce15" office:value-type="percentage" office:value="0.29389910524805" calcext:value-type="percentage">
            <text:p>29,4%</text:p>
          </table:table-cell>
          <table:table-cell table:style-name="ce15" office:value-type="percentage" office:value="0.301732615807404" calcext:value-type="percentage">
            <text:p>30,2%</text:p>
          </table:table-cell>
          <table:table-cell table:style-name="ce15" office:value-type="percentage" office:value="0.295230067290074" calcext:value-type="percentage">
            <text:p>29,5%</text:p>
          </table:table-cell>
          <table:table-cell table:style-name="ce15" office:value-type="percentage" office:value="0.300510010123243" calcext:value-type="percentage">
            <text:p>30,1%</text:p>
          </table:table-cell>
          <table:table-cell table:style-name="ce15" office:value-type="percentage" office:value="0.25021268541066" calcext:value-type="percentage">
            <text:p>25,0%</text:p>
          </table:table-cell>
          <table:table-cell table:style-name="ce54" office:value-type="percentage" office:value="0.213971309152861" calcext:value-type="percentage">
            <text:p>21,4%</text:p>
          </table:table-cell>
          <table:table-cell table:style-name="ce15" office:value-type="percentage" office:value="0.0139070573438338" calcext:value-type="percentage">
            <text:p>1,4%</text:p>
          </table:table-cell>
          <table:table-cell table:style-name="ce15" office:value-type="percentage" office:value="0.0142524618847818" calcext:value-type="percentage">
            <text:p>1,4%</text:p>
          </table:table-cell>
          <table:table-cell table:style-name="ce15" office:value-type="percentage" office:value="0.0145929260060643" calcext:value-type="percentage">
            <text:p>1,5%</text:p>
          </table:table-cell>
          <table:table-cell table:style-name="ce15" office:value-type="percentage" office:value="0.0148907831873469" calcext:value-type="percentage">
            <text:p>1,5%</text:p>
          </table:table-cell>
          <table:table-cell table:style-name="ce15" office:value-type="percentage" office:value="0.0154120585705762" calcext:value-type="percentage">
            <text:p>1,5%</text:p>
          </table:table-cell>
          <table:table-cell table:style-name="ce15" office:value-type="percentage" office:value="0.0157828171537979" calcext:value-type="percentage">
            <text:p>1,6%</text:p>
          </table:table-cell>
          <table:table-cell table:style-name="ce15" office:value-type="percentage" office:value="0.0163317806826612" calcext:value-type="percentage">
            <text:p>1,6%</text:p>
          </table:table-cell>
          <table:table-cell table:style-name="ce15" office:value-type="percentage" office:value="0.0165517598054734" calcext:value-type="percentage">
            <text:p>1,7%</text:p>
          </table:table-cell>
          <table:table-cell table:style-name="ce15" office:value-type="percentage" office:value="0.0167515568648905" calcext:value-type="percentage">
            <text:p>1,7%</text:p>
          </table:table-cell>
          <table:table-cell table:style-name="ce15" office:value-type="percentage" office:value="0.0168166357359439" calcext:value-type="percentage">
            <text:p>1,7%</text:p>
          </table:table-cell>
          <table:table-cell table:style-name="ce15" office:value-type="percentage" office:value="0.0176544532405215" calcext:value-type="percentage">
            <text:p>1,8%</text:p>
          </table:table-cell>
          <table:table-cell table:style-name="ce15" office:value-type="percentage" office:value="0.0178671044947802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4471.16008741233" calcext:value-type="float">
            <text:p><text:s/>4.471 </text:p>
          </table:table-cell>
          <table:table-cell table:style-name="ce13" office:value-type="float" office:value="5265.76845002358" calcext:value-type="float">
            <text:p><text:s/>5.266 </text:p>
          </table:table-cell>
          <table:table-cell table:style-name="ce13" office:value-type="float" office:value="5913.63290322776" calcext:value-type="float">
            <text:p><text:s/>5.914 </text:p>
          </table:table-cell>
          <table:table-cell table:style-name="ce13" office:value-type="float" office:value="6876.23259046558" calcext:value-type="float">
            <text:p><text:s/>6.876 </text:p>
          </table:table-cell>
          <table:table-cell table:style-name="ce13" office:value-type="float" office:value="7678.57154509895" calcext:value-type="float">
            <text:p><text:s/>7.679 </text:p>
          </table:table-cell>
          <table:table-cell table:style-name="ce13" office:value-type="float" office:value="8336.67903004074" calcext:value-type="float">
            <text:p><text:s/>8.337 </text:p>
          </table:table-cell>
          <table:table-cell table:style-name="ce13" office:value-type="float" office:value="9075.89946587301" calcext:value-type="float">
            <text:p><text:s/>9.076 </text:p>
          </table:table-cell>
          <table:table-cell table:style-name="ce13" office:value-type="float" office:value="9820.8803498015" calcext:value-type="float">
            <text:p><text:s/>9.821 </text:p>
          </table:table-cell>
          <table:table-cell table:style-name="ce13" office:value-type="float" office:value="10438.0044099057" calcext:value-type="float">
            <text:p><text:s/>10.438 </text:p>
          </table:table-cell>
          <table:table-cell table:style-name="ce13" office:value-type="float" office:value="11178.5692463581" calcext:value-type="float">
            <text:p><text:s/>11.179 </text:p>
          </table:table-cell>
          <table:table-cell table:style-name="ce13" office:value-type="float" office:value="11451.428825354" calcext:value-type="float">
            <text:p><text:s/>11.451 </text:p>
          </table:table-cell>
          <table:table-cell table:style-name="ce13" office:value-type="float" office:value="12979.0800936659" calcext:value-type="float">
            <text:p><text:s/>12.979 </text:p>
          </table:table-cell>
          <table:table-cell table:style-name="ce14" office:value-type="percentage" office:value="0.0789944278813558" calcext:value-type="percentage">
            <text:p>7,9%</text:p>
          </table:table-cell>
          <table:table-cell table:style-name="ce15" office:value-type="percentage" office:value="0.0761455844056853" calcext:value-type="percentage">
            <text:p>7,6%</text:p>
          </table:table-cell>
          <table:table-cell table:style-name="ce15" office:value-type="percentage" office:value="0.0742306106720187" calcext:value-type="percentage">
            <text:p>7,4%</text:p>
          </table:table-cell>
          <table:table-cell table:style-name="ce15" office:value-type="percentage" office:value="0.0770766465157958" calcext:value-type="percentage">
            <text:p>7,7%</text:p>
          </table:table-cell>
          <table:table-cell table:style-name="ce15" office:value-type="percentage" office:value="0.0758493399742636" calcext:value-type="percentage">
            <text:p>7,6%</text:p>
          </table:table-cell>
          <table:table-cell table:style-name="ce15" office:value-type="percentage" office:value="0.0776094723540975" calcext:value-type="percentage">
            <text:p>7,8%</text:p>
          </table:table-cell>
          <table:table-cell table:style-name="ce15" office:value-type="percentage" office:value="0.0732634631292954" calcext:value-type="percentage">
            <text:p>7,3%</text:p>
          </table:table-cell>
          <table:table-cell table:style-name="ce15" office:value-type="percentage" office:value="0.0774237127160828" calcext:value-type="percentage">
            <text:p>7,7%</text:p>
          </table:table-cell>
          <table:table-cell table:style-name="ce15" office:value-type="percentage" office:value="0.0759443230017589" calcext:value-type="percentage">
            <text:p>7,6%</text:p>
          </table:table-cell>
          <table:table-cell table:style-name="ce15" office:value-type="percentage" office:value="0.0786547265509628" calcext:value-type="percentage">
            <text:p>7,9%</text:p>
          </table:table-cell>
          <table:table-cell table:style-name="ce15" office:value-type="percentage" office:value="0.0640999540556102" calcext:value-type="percentage">
            <text:p>6,4%</text:p>
          </table:table-cell>
          <table:table-cell table:style-name="ce54" office:value-type="percentage" office:value="0.055611075130155" calcext:value-type="percentage">
            <text:p>5,6%</text:p>
          </table:table-cell>
          <table:table-cell table:style-name="ce15" office:value-type="percentage" office:value="0.0131155603097999" calcext:value-type="percentage">
            <text:p>1,3%</text:p>
          </table:table-cell>
          <table:table-cell table:style-name="ce15" office:value-type="percentage" office:value="0.0133946074541587" calcext:value-type="percentage">
            <text:p>1,3%</text:p>
          </table:table-cell>
          <table:table-cell table:style-name="ce15" office:value-type="percentage" office:value="0.013693053951823" calcext:value-type="percentage">
            <text:p>1,4%</text:p>
          </table:table-cell>
          <table:table-cell table:style-name="ce15" office:value-type="percentage" office:value="0.0142216958125711" calcext:value-type="percentage">
            <text:p>1,4%</text:p>
          </table:table-cell>
          <table:table-cell table:style-name="ce15" office:value-type="percentage" office:value="0.0149110057967589" calcext:value-type="percentage">
            <text:p>1,5%</text:p>
          </table:table-cell>
          <table:table-cell table:style-name="ce15" office:value-type="percentage" office:value="0.0152918327244259" calcext:value-type="percentage">
            <text:p>1,5%</text:p>
          </table:table-cell>
          <table:table-cell table:style-name="ce15" office:value-type="percentage" office:value="0.0158352865350994" calcext:value-type="percentage">
            <text:p>1,6%</text:p>
          </table:table-cell>
          <table:table-cell table:style-name="ce15" office:value-type="percentage" office:value="0.0161479299778709" calcext:value-type="percentage">
            <text:p>1,6%</text:p>
          </table:table-cell>
          <table:table-cell table:style-name="ce15" office:value-type="percentage" office:value="0.0164773738662231" calcext:value-type="percentage">
            <text:p>1,6%</text:p>
          </table:table-cell>
          <table:table-cell table:style-name="ce15" office:value-type="percentage" office:value="0.0164878813994341" calcext:value-type="percentage">
            <text:p>1,6%</text:p>
          </table:table-cell>
          <table:table-cell table:style-name="ce15" office:value-type="percentage" office:value="0.0173406131986547" calcext:value-type="percentage">
            <text:p>1,7%</text:p>
          </table:table-cell>
          <table:table-cell table:style-name="ce15" office:value-type="percentage" office:value="0.0175479765582246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7378.56757137608" calcext:value-type="float">
            <text:p><text:s/>7.379 </text:p>
          </table:table-cell>
          <table:table-cell table:style-name="ce19" office:value-type="float" office:value="7665.88668176188" calcext:value-type="float">
            <text:p><text:s/>7.666 </text:p>
          </table:table-cell>
          <table:table-cell table:style-name="ce19" office:value-type="float" office:value="9080.19833741285" calcext:value-type="float">
            <text:p><text:s/>9.080 </text:p>
          </table:table-cell>
          <table:table-cell table:style-name="ce19" office:value-type="float" office:value="10542.9126200942" calcext:value-type="float">
            <text:p><text:s/>10.543 </text:p>
          </table:table-cell>
          <table:table-cell table:style-name="ce19" office:value-type="float" office:value="10494.809184838" calcext:value-type="float">
            <text:p><text:s/>10.495 </text:p>
          </table:table-cell>
          <table:table-cell table:style-name="ce19" office:value-type="float" office:value="9736.26653334566" calcext:value-type="float">
            <text:p><text:s/>9.736 </text:p>
          </table:table-cell>
          <table:table-cell table:style-name="ce19" office:value-type="float" office:value="11747.4322141947" calcext:value-type="float">
            <text:p><text:s/>11.747 </text:p>
          </table:table-cell>
          <table:table-cell table:style-name="ce19" office:value-type="float" office:value="14806.6794510412" calcext:value-type="float">
            <text:p><text:s/>14.807 </text:p>
          </table:table-cell>
          <table:table-cell table:style-name="ce19" office:value-type="float" office:value="15441.9942139655" calcext:value-type="float">
            <text:p><text:s/>15.442 </text:p>
          </table:table-cell>
          <table:table-cell table:style-name="ce19" office:value-type="float" office:value="16540.419377422" calcext:value-type="float">
            <text:p><text:s/>16.540 </text:p>
          </table:table-cell>
          <table:table-cell table:style-name="ce19" office:value-type="float" office:value="20468.7836225656" calcext:value-type="float">
            <text:p><text:s/>20.469 </text:p>
          </table:table-cell>
          <table:table-cell table:style-name="ce19" office:value-type="float" office:value="24820.6191693748" calcext:value-type="float">
            <text:p><text:s/>24.821 </text:p>
          </table:table-cell>
          <table:table-cell table:style-name="ce20" office:value-type="percentage" office:value="0.130361184231744" calcext:value-type="percentage">
            <text:p>13,0%</text:p>
          </table:table-cell>
          <table:table-cell table:style-name="ce21" office:value-type="percentage" office:value="0.110852466626766" calcext:value-type="percentage">
            <text:p>11,1%</text:p>
          </table:table-cell>
          <table:table-cell table:style-name="ce21" office:value-type="percentage" office:value="0.113978780664811" calcext:value-type="percentage">
            <text:p>11,4%</text:p>
          </table:table-cell>
          <table:table-cell table:style-name="ce21" office:value-type="percentage" office:value="0.118176972430029" calcext:value-type="percentage">
            <text:p>11,8%</text:p>
          </table:table-cell>
          <table:table-cell table:style-name="ce21" office:value-type="percentage" office:value="0.103668285845937" calcext:value-type="percentage">
            <text:p>10,4%</text:p>
          </table:table-cell>
          <table:table-cell table:style-name="ce21" office:value-type="percentage" office:value="0.0906387910136588" calcext:value-type="percentage">
            <text:p>9,1%</text:p>
          </table:table-cell>
          <table:table-cell table:style-name="ce21" office:value-type="percentage" office:value="0.0948289004439475" calcext:value-type="percentage">
            <text:p>9,5%</text:p>
          </table:table-cell>
          <table:table-cell table:style-name="ce21" office:value-type="percentage" office:value="0.116729667327605" calcext:value-type="percentage">
            <text:p>11,7%</text:p>
          </table:table-cell>
          <table:table-cell table:style-name="ce21" office:value-type="percentage" office:value="0.112352107771076" calcext:value-type="percentage">
            <text:p>11,2%</text:p>
          </table:table-cell>
          <table:table-cell table:style-name="ce21" office:value-type="percentage" office:value="0.116381813673804" calcext:value-type="percentage">
            <text:p>11,6%</text:p>
          </table:table-cell>
          <table:table-cell table:style-name="ce21" office:value-type="percentage" office:value="0.114575055199727" calcext:value-type="percentage">
            <text:p>11,5%</text:p>
          </table:table-cell>
          <table:table-cell table:style-name="ce55" office:value-type="percentage" office:value="0.106348162384689" calcext:value-type="percentage">
            <text:p>10,6%</text:p>
          </table:table-cell>
          <table:table-cell table:style-name="ce21" office:value-type="percentage" office:value="0.0117888265146328" calcext:value-type="percentage">
            <text:p>1,2%</text:p>
          </table:table-cell>
          <table:table-cell table:style-name="ce21" office:value-type="percentage" office:value="0.0109930402411476" calcext:value-type="percentage">
            <text:p>1,1%</text:p>
          </table:table-cell>
          <table:table-cell table:style-name="ce21" office:value-type="percentage" office:value="0.0118617255264673" calcext:value-type="percentage">
            <text:p>1,2%</text:p>
          </table:table-cell>
          <table:table-cell table:style-name="ce21" office:value-type="percentage" office:value="0.0127344480008932" calcext:value-type="percentage">
            <text:p>1,3%</text:p>
          </table:table-cell>
          <table:table-cell table:style-name="ce21" office:value-type="percentage" office:value="0.0121701131246648" calcext:value-type="percentage">
            <text:p>1,2%</text:p>
          </table:table-cell>
          <table:table-cell table:style-name="ce21" office:value-type="percentage" office:value="0.0108308904796739" calcext:value-type="percentage">
            <text:p>1,1%</text:p>
          </table:table-cell>
          <table:table-cell table:style-name="ce21" office:value-type="percentage" office:value="0.0129040194802055" calcext:value-type="percentage">
            <text:p>1,3%</text:p>
          </table:table-cell>
          <table:table-cell table:style-name="ce21" office:value-type="percentage" office:value="0.0150567877523962" calcext:value-type="percentage">
            <text:p>1,5%</text:p>
          </table:table-cell>
          <table:table-cell table:style-name="ce21" office:value-type="percentage" office:value="0.0143358673601881" calcext:value-type="percentage">
            <text:p>1,4%</text:p>
          </table:table-cell>
          <table:table-cell table:style-name="ce21" office:value-type="percentage" office:value="0.0147219887686908" calcext:value-type="percentage">
            <text:p>1,5%</text:p>
          </table:table-cell>
          <table:table-cell table:style-name="ce21" office:value-type="percentage" office:value="0.0185902229983403" calcext:value-type="percentage">
            <text:p>1,9%</text:p>
          </table:table-cell>
          <table:table-cell table:style-name="ce21" office:value-type="percentage" office:value="0.0177403548478311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6826.40775641409" calcext:value-type="float">
            <text:p><text:s/>6.826 </text:p>
          </table:table-cell>
          <table:table-cell table:style-name="ce13" office:value-type="float" office:value="7553.52401347794" calcext:value-type="float">
            <text:p><text:s/>7.554 </text:p>
          </table:table-cell>
          <table:table-cell table:style-name="ce13" office:value-type="float" office:value="9215.53372633806" calcext:value-type="float">
            <text:p><text:s/>9.216 </text:p>
          </table:table-cell>
          <table:table-cell table:style-name="ce13" office:value-type="float" office:value="10733.1332742273" calcext:value-type="float">
            <text:p><text:s/>10.733 </text:p>
          </table:table-cell>
          <table:table-cell table:style-name="ce13" office:value-type="float" office:value="10423.1183541981" calcext:value-type="float">
            <text:p><text:s/>10.423 </text:p>
          </table:table-cell>
          <table:table-cell table:style-name="ce13" office:value-type="float" office:value="9820.54414669312" calcext:value-type="float">
            <text:p><text:s/>9.821 </text:p>
          </table:table-cell>
          <table:table-cell table:style-name="ce13" office:value-type="float" office:value="11965.2357424699" calcext:value-type="float">
            <text:p><text:s/>11.965 </text:p>
          </table:table-cell>
          <table:table-cell table:style-name="ce13" office:value-type="float" office:value="14528.0340543491" calcext:value-type="float">
            <text:p><text:s/>14.528 </text:p>
          </table:table-cell>
          <table:table-cell table:style-name="ce13" office:value-type="float" office:value="14748.7014159688" calcext:value-type="float">
            <text:p><text:s/>14.749 </text:p>
          </table:table-cell>
          <table:table-cell table:style-name="ce13" office:value-type="float" office:value="15503.622932351" calcext:value-type="float">
            <text:p><text:s/>15.504 </text:p>
          </table:table-cell>
          <table:table-cell table:style-name="ce13" office:value-type="float" office:value="19040.7118881827" calcext:value-type="float">
            <text:p><text:s/>19.041 </text:p>
          </table:table-cell>
          <table:table-cell table:style-name="ce13" office:value-type="float" office:value="23045.6221046204" calcext:value-type="float">
            <text:p><text:s/>23.046 </text:p>
          </table:table-cell>
          <table:table-cell table:style-name="ce14" office:value-type="percentage" office:value="0.120605875133151" calcext:value-type="percentage">
            <text:p>12,1%</text:p>
          </table:table-cell>
          <table:table-cell table:style-name="ce15" office:value-type="percentage" office:value="0.109227647548019" calcext:value-type="percentage">
            <text:p>10,9%</text:p>
          </table:table-cell>
          <table:table-cell table:style-name="ce15" office:value-type="percentage" office:value="0.115677572038886" calcext:value-type="percentage">
            <text:p>11,6%</text:p>
          </table:table-cell>
          <table:table-cell table:style-name="ce15" office:value-type="percentage" office:value="0.120309182172171" calcext:value-type="percentage">
            <text:p>12,0%</text:p>
          </table:table-cell>
          <table:table-cell table:style-name="ce15" office:value-type="percentage" office:value="0.102960119990569" calcext:value-type="percentage">
            <text:p>10,3%</text:p>
          </table:table-cell>
          <table:table-cell table:style-name="ce15" office:value-type="percentage" office:value="0.0914233649524646" calcext:value-type="percentage">
            <text:p>9,1%</text:p>
          </table:table-cell>
          <table:table-cell table:style-name="ce15" office:value-type="percentage" office:value="0.0965870777819873" calcext:value-type="percentage">
            <text:p>9,7%</text:p>
          </table:table-cell>
          <table:table-cell table:style-name="ce15" office:value-type="percentage" office:value="0.114532943574262" calcext:value-type="percentage">
            <text:p>11,5%</text:p>
          </table:table-cell>
          <table:table-cell table:style-name="ce15" office:value-type="percentage" office:value="0.107307881871354" calcext:value-type="percentage">
            <text:p>10,7%</text:p>
          </table:table-cell>
          <table:table-cell table:style-name="ce15" office:value-type="percentage" office:value="0.109086699327875" calcext:value-type="percentage">
            <text:p>10,9%</text:p>
          </table:table-cell>
          <table:table-cell table:style-name="ce15" office:value-type="percentage" office:value="0.106581351186182" calcext:value-type="percentage">
            <text:p>10,7%</text:p>
          </table:table-cell>
          <table:table-cell table:style-name="ce54" office:value-type="percentage" office:value="0.0987428857077979" calcext:value-type="percentage">
            <text:p>9,9%</text:p>
          </table:table-cell>
          <table:table-cell table:style-name="ce15" office:value-type="percentage" office:value="0.0117089636255038" calcext:value-type="percentage">
            <text:p>1,2%</text:p>
          </table:table-cell>
          <table:table-cell table:style-name="ce15" office:value-type="percentage" office:value="0.0115159051371704" calcext:value-type="percentage">
            <text:p>1,2%</text:p>
          </table:table-cell>
          <table:table-cell table:style-name="ce15" office:value-type="percentage" office:value="0.0127904523745811" calcext:value-type="percentage">
            <text:p>1,3%</text:p>
          </table:table-cell>
          <table:table-cell table:style-name="ce15" office:value-type="percentage" office:value="0.0137983026132431" calcext:value-type="percentage">
            <text:p>1,4%</text:p>
          </table:table-cell>
          <table:table-cell table:style-name="ce15" office:value-type="percentage" office:value="0.0129283993535825" calcext:value-type="percentage">
            <text:p>1,3%</text:p>
          </table:table-cell>
          <table:table-cell table:style-name="ce15" office:value-type="percentage" office:value="0.0116885358083724" calcext:value-type="percentage">
            <text:p>1,2%</text:p>
          </table:table-cell>
          <table:table-cell table:style-name="ce15" office:value-type="percentage" office:value="0.0140849337644113" calcext:value-type="percentage">
            <text:p>1,4%</text:p>
          </table:table-cell>
          <table:table-cell table:style-name="ce15" office:value-type="percentage" office:value="0.0159027818356997" calcext:value-type="percentage">
            <text:p>1,6%</text:p>
          </table:table-cell>
          <table:table-cell table:style-name="ce15" office:value-type="percentage" office:value="0.0148528047242813" calcext:value-type="percentage">
            <text:p>1,5%</text:p>
          </table:table-cell>
          <table:table-cell table:style-name="ce15" office:value-type="percentage" office:value="0.0150163862477696" calcext:value-type="percentage">
            <text:p>1,5%</text:p>
          </table:table-cell>
          <table:table-cell table:style-name="ce15" office:value-type="percentage" office:value="0.0187656080738005" calcext:value-type="percentage">
            <text:p>1,9%</text:p>
          </table:table-cell>
          <table:table-cell table:style-name="ce15" office:value-type="percentage" office:value="0.0177527607548786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552.159814961993" calcext:value-type="float">
            <text:p><text:s/>552 </text:p>
          </table:table-cell>
          <table:table-cell table:style-name="ce13" office:value-type="float" office:value="112.36266828394" calcext:value-type="float">
            <text:p><text:s/>112 </text:p>
          </table:table-cell>
          <table:table-cell table:style-name="ce13" office:value-type="float" office:value="-135.33538892521" calcext:value-type="float">
            <text:p>-135 </text:p>
          </table:table-cell>
          <table:table-cell table:style-name="ce13" office:value-type="float" office:value="-190.22065413316" calcext:value-type="float">
            <text:p>-190 </text:p>
          </table:table-cell>
          <table:table-cell table:style-name="ce13" office:value-type="float" office:value="71.6908306398755" calcext:value-type="float">
            <text:p><text:s/>72 </text:p>
          </table:table-cell>
          <table:table-cell table:style-name="ce13" office:value-type="float" office:value="-84.2776133474645" calcext:value-type="float">
            <text:p>-84 </text:p>
          </table:table-cell>
          <table:table-cell table:style-name="ce13" office:value-type="float" office:value="-217.803528275259" calcext:value-type="float">
            <text:p>-218 </text:p>
          </table:table-cell>
          <table:table-cell table:style-name="ce13" office:value-type="float" office:value="278.645396692134" calcext:value-type="float">
            <text:p><text:s/>279 </text:p>
          </table:table-cell>
          <table:table-cell table:style-name="ce13" office:value-type="float" office:value="693.292797996686" calcext:value-type="float">
            <text:p><text:s/>693 </text:p>
          </table:table-cell>
          <table:table-cell table:style-name="ce13" office:value-type="float" office:value="1036.79644507098" calcext:value-type="float">
            <text:p><text:s/>1.037 </text:p>
          </table:table-cell>
          <table:table-cell table:style-name="ce13" office:value-type="float" office:value="1428.07173438296" calcext:value-type="float">
            <text:p><text:s/>1.428 </text:p>
          </table:table-cell>
          <table:table-cell table:style-name="ce13" office:value-type="float" office:value="1774.99706475438" calcext:value-type="float">
            <text:p><text:s/>1.775 </text:p>
          </table:table-cell>
          <table:table-cell table:style-name="ce14" office:value-type="percentage" office:value="0.0097553090985927" calcext:value-type="percentage">
            <text:p>1,0%</text:p>
          </table:table-cell>
          <table:table-cell table:style-name="ce15" office:value-type="percentage" office:value="0.00162481907874708" calcext:value-type="percentage">
            <text:p>0,2%</text:p>
          </table:table-cell>
          <table:table-cell table:style-name="ce15" office:value-type="percentage" office:value="-0.00169879137407569" calcext:value-type="percentage">
            <text:p>-0,2%</text:p>
          </table:table-cell>
          <table:table-cell table:style-name="ce15" office:value-type="percentage" office:value="-0.002132209742142" calcext:value-type="percentage">
            <text:p>-0,2%</text:p>
          </table:table-cell>
          <table:table-cell table:style-name="ce15" office:value-type="percentage" office:value="0.000708165855368245" calcext:value-type="percentage">
            <text:p>0,1%</text:p>
          </table:table-cell>
          <table:table-cell table:style-name="ce15" office:value-type="percentage" office:value="-0.000784573938805869" calcext:value-type="percentage">
            <text:p>-0,1%</text:p>
          </table:table-cell>
          <table:table-cell table:style-name="ce15" office:value-type="percentage" office:value="-0.00175817733803974" calcext:value-type="percentage">
            <text:p>-0,2%</text:p>
          </table:table-cell>
          <table:table-cell table:style-name="ce15" office:value-type="percentage" office:value="0.00219672375334323" calcext:value-type="percentage">
            <text:p>0,2%</text:p>
          </table:table-cell>
          <table:table-cell table:style-name="ce15" office:value-type="percentage" office:value="0.0050442258997215" calcext:value-type="percentage">
            <text:p>0,5%</text:p>
          </table:table-cell>
          <table:table-cell table:style-name="ce15" office:value-type="percentage" office:value="0.00729511434592905" calcext:value-type="percentage">
            <text:p>0,7%</text:p>
          </table:table-cell>
          <table:table-cell table:style-name="ce15" office:value-type="percentage" office:value="0.00799370401354556" calcext:value-type="percentage">
            <text:p>0,8%</text:p>
          </table:table-cell>
          <table:table-cell table:style-name="ce54" office:value-type="percentage" office:value="0.00760527667689123" calcext:value-type="percentage">
            <text:p>0,8%</text:p>
          </table:table-cell>
          <table:table-cell table:style-name="ce15" office:value-type="percentage" office:value="0.0128744594050082" calcext:value-type="percentage">
            <text:p>1,3%</text:p>
          </table:table-cell>
          <table:table-cell table:style-name="ce15" office:value-type="percentage" office:value="0.00271282909495497" calcext:value-type="percentage">
            <text:p>0,3%</text:p>
          </table:table-cell>
          <table:table-cell table:style-name="ce15" office:value-type="percentage" office:value="-0.00300725260371997" calcext:value-type="percentage">
            <text:p>-0,3%</text:p>
          </table:table-cell>
          <table:table-cell table:style-name="ce15" office:value-type="percentage" office:value="-0.00380091623972266" calcext:value-type="percentage">
            <text:p>-0,4%</text:p>
          </table:table-cell>
          <table:table-cell table:style-name="ce15" office:value-type="percentage" office:value="0.00127736495331543" calcext:value-type="percentage">
            <text:p>0,1%</text:p>
          </table:table-cell>
          <table:table-cell table:style-name="ce15" office:value-type="percentage" office:value="-0.00143453698526723" calcext:value-type="percentage">
            <text:p>-0,1%</text:p>
          </table:table-cell>
          <table:table-cell table:style-name="ce15" office:value-type="percentage" office:value="-0.00357852800136796" calcext:value-type="percentage">
            <text:p>-0,4%</text:p>
          </table:table-cell>
          <table:table-cell table:style-name="ce15" office:value-type="percentage" office:value="0.00398999651601085" calcext:value-type="percentage">
            <text:p>0,4%</text:p>
          </table:table-cell>
          <table:table-cell table:style-name="ce15" office:value-type="percentage" office:value="0.00823710953220011" calcext:value-type="percentage">
            <text:p>0,8%</text:p>
          </table:table-cell>
          <table:table-cell table:style-name="ce15" office:value-type="percentage" office:value="0.0113844851277683" calcext:value-type="percentage">
            <text:p>1,1%</text:p>
          </table:table-cell>
          <table:table-cell table:style-name="ce15" office:value-type="percentage" office:value="0.0165303299462092" calcext:value-type="percentage">
            <text:p>1,7%</text:p>
          </table:table-cell>
          <table:table-cell table:style-name="ce15" office:value-type="percentage" office:value="0.0175808429384757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26987.9519771226" calcext:value-type="float">
            <text:p><text:s/>26.988 </text:p>
          </table:table-cell>
          <table:table-cell table:style-name="ce19" office:value-type="float" office:value="35504.1391282846" calcext:value-type="float">
            <text:p><text:s/>35.504 </text:p>
          </table:table-cell>
          <table:table-cell table:style-name="ce19" office:value-type="float" office:value="40929.4173712377" calcext:value-type="float">
            <text:p><text:s/>40.929 </text:p>
          </table:table-cell>
          <table:table-cell table:style-name="ce19" office:value-type="float" office:value="44659.6393432355" calcext:value-type="float">
            <text:p><text:s/>44.660 </text:p>
          </table:table-cell>
          <table:table-cell table:style-name="ce19" office:value-type="float" office:value="52230.718867064" calcext:value-type="float">
            <text:p><text:s/>52.231 </text:p>
          </table:table-cell>
          <table:table-cell table:style-name="ce19" office:value-type="float" office:value="55777.7199687202" calcext:value-type="float">
            <text:p><text:s/>55.778 </text:p>
          </table:table-cell>
          <table:table-cell table:style-name="ce19" office:value-type="float" office:value="66648.6558537724" calcext:value-type="float">
            <text:p><text:s/>66.649 </text:p>
          </table:table-cell>
          <table:table-cell table:style-name="ce19" office:value-type="float" office:value="63944.7934453981" calcext:value-type="float">
            <text:p><text:s/>63.945 </text:p>
          </table:table-cell>
          <table:table-cell table:style-name="ce19" office:value-type="float" office:value="70985.5915193812" calcext:value-type="float">
            <text:p><text:s/>70.986 </text:p>
          </table:table-cell>
          <table:table-cell table:style-name="ce19" office:value-type="float" office:value="71693.9472778574" calcext:value-type="float">
            <text:p><text:s/>71.694 </text:p>
          </table:table-cell>
          <table:table-cell table:style-name="ce19" office:value-type="float" office:value="102028.964172772" calcext:value-type="float">
            <text:p><text:s/>102.029 </text:p>
          </table:table-cell>
          <table:table-cell table:style-name="ce19" office:value-type="float" office:value="145651.696174779" calcext:value-type="float">
            <text:p><text:s/>145.652 </text:p>
          </table:table-cell>
          <table:table-cell table:style-name="ce20" office:value-type="percentage" office:value="0.476810891232511" calcext:value-type="percentage">
            <text:p>47,7%</text:p>
          </table:table-cell>
          <table:table-cell table:style-name="ce21" office:value-type="percentage" office:value="0.513407197525346" calcext:value-type="percentage">
            <text:p>51,3%</text:p>
          </table:table-cell>
          <table:table-cell table:style-name="ce21" office:value-type="percentage" office:value="0.513764668121112" calcext:value-type="percentage">
            <text:p>51,4%</text:p>
          </table:table-cell>
          <table:table-cell table:style-name="ce21" office:value-type="percentage" office:value="0.500596102574305" calcext:value-type="percentage">
            <text:p>50,1%</text:p>
          </table:table-cell>
          <table:table-cell table:style-name="ce21" office:value-type="percentage" office:value="0.515937831558886" calcext:value-type="percentage">
            <text:p>51,6%</text:p>
          </table:table-cell>
          <table:table-cell table:style-name="ce21" office:value-type="percentage" office:value="0.519257056711445" calcext:value-type="percentage">
            <text:p>51,9%</text:p>
          </table:table-cell>
          <table:table-cell table:style-name="ce21" office:value-type="percentage" office:value="0.538008531178707" calcext:value-type="percentage">
            <text:p>53,8%</text:p>
          </table:table-cell>
          <table:table-cell table:style-name="ce21" office:value-type="percentage" office:value="0.504114004148908" calcext:value-type="percentage">
            <text:p>50,4%</text:p>
          </table:table-cell>
          <table:table-cell table:style-name="ce21" office:value-type="percentage" office:value="0.516473501937092" calcext:value-type="percentage">
            <text:p>51,6%</text:p>
          </table:table-cell>
          <table:table-cell table:style-name="ce21" office:value-type="percentage" office:value="0.50445344965199" calcext:value-type="percentage">
            <text:p>50,4%</text:p>
          </table:table-cell>
          <table:table-cell table:style-name="ce21" office:value-type="percentage" office:value="0.571112305334003" calcext:value-type="percentage">
            <text:p>57,1%</text:p>
          </table:table-cell>
          <table:table-cell table:style-name="ce55" office:value-type="percentage" office:value="0.624069453332295" calcext:value-type="percentage">
            <text:p>62,4%</text:p>
          </table:table-cell>
          <table:table-cell table:style-name="ce21" office:value-type="percentage" office:value="0.0164384070146115" calcext:value-type="percentage">
            <text:p>1,6%</text:p>
          </table:table-cell>
          <table:table-cell table:style-name="ce21" office:value-type="percentage" office:value="0.0193772279867795" calcext:value-type="percentage">
            <text:p>1,9%</text:p>
          </table:table-cell>
          <table:table-cell table:style-name="ce21" office:value-type="percentage" office:value="0.0205633924057743" calcext:value-type="percentage">
            <text:p>2,1%</text:p>
          </table:table-cell>
          <table:table-cell table:style-name="ce21" office:value-type="percentage" office:value="0.0203182980095252" calcext:value-type="percentage">
            <text:p>2,0%</text:p>
          </table:table-cell>
          <table:table-cell table:style-name="ce21" office:value-type="percentage" office:value="0.0217515521628457" calcext:value-type="percentage">
            <text:p>2,2%</text:p>
          </table:table-cell>
          <table:table-cell table:style-name="ce21" office:value-type="percentage" office:value="0.0230027152267538" calcext:value-type="percentage">
            <text:p>2,3%</text:p>
          </table:table-cell>
          <table:table-cell table:style-name="ce21" office:value-type="percentage" office:value="0.0260700497995999" calcext:value-type="percentage">
            <text:p>2,6%</text:p>
          </table:table-cell>
          <table:table-cell table:style-name="ce56" office:value-type="percentage" office:value="0.0238461792272602" calcext:value-type="percentage">
            <text:p>2,4%</text:p>
          </table:table-cell>
          <table:table-cell table:style-name="ce56" office:value-type="percentage" office:value="0.0247232321980563" calcext:value-type="percentage">
            <text:p>2,5%</text:p>
          </table:table-cell>
          <table:table-cell table:style-name="ce56" office:value-type="percentage" office:value="0.0235221533012234" calcext:value-type="percentage">
            <text:p>2,4%</text:p>
          </table:table-cell>
          <table:table-cell table:style-name="ce56" office:value-type="percentage" office:value="0.0307668029287627" calcext:value-type="percentage">
            <text:p>3,1%</text:p>
          </table:table-cell>
          <table:table-cell table:style-name="ce56" office:value-type="percentage" office:value="0.0357130465423429" calcext:value-type="percentage">
            <text:p>3,6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56600.9553753297" calcext:value-type="float">
            <text:p><text:s/>56.601 </text:p>
          </table:table-cell>
          <table:table-cell table:style-name="ce27" office:value-type="float" office:value="69153.9567411925" calcext:value-type="float">
            <text:p><text:s/>69.154 </text:p>
          </table:table-cell>
          <table:table-cell table:style-name="ce27" office:value-type="float" office:value="79665.6911440029" calcext:value-type="float">
            <text:p><text:s/>79.666 </text:p>
          </table:table-cell>
          <table:table-cell table:style-name="ce27" office:value-type="float" office:value="89212.9185856106" calcext:value-type="float">
            <text:p><text:s/>89.213 </text:p>
          </table:table-cell>
          <table:table-cell table:style-name="ce27" office:value-type="float" office:value="101234.520270109" calcext:value-type="float">
            <text:p><text:s/>101.235 </text:p>
          </table:table-cell>
          <table:table-cell table:style-name="ce27" office:value-type="float" office:value="107418.318630027" calcext:value-type="float">
            <text:p><text:s/>107.418 </text:p>
          </table:table-cell>
          <table:table-cell table:style-name="ce27" office:value-type="float" office:value="123880.295555451" calcext:value-type="float">
            <text:p><text:s/>123.880 </text:p>
          </table:table-cell>
          <table:table-cell table:style-name="ce27" office:value-type="float" office:value="126845.897791226" calcext:value-type="float">
            <text:p><text:s/>126.846 </text:p>
          </table:table-cell>
          <table:table-cell table:style-name="ce27" office:value-type="float" office:value="137442.852833963" calcext:value-type="float">
            <text:p><text:s/>137.443 </text:p>
          </table:table-cell>
          <table:table-cell table:style-name="ce27" office:value-type="float" office:value="142122.027963764" calcext:value-type="float">
            <text:p><text:s/>142.122 </text:p>
          </table:table-cell>
          <table:table-cell table:style-name="ce27" office:value-type="float" office:value="178649.563702015" calcext:value-type="float">
            <text:p><text:s/>178.650 </text:p>
          </table:table-cell>
          <table:table-cell table:style-name="ce27" office:value-type="float" office:value="233390.202640193" calcext:value-type="float">
            <text:p><text:s/>233.390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145659248486443" calcext:value-type="percentage">
            <text:p>1,5%</text:p>
          </table:table-cell>
          <table:table-cell table:style-name="ce29" office:value-type="percentage" office:value="0.015801627175414" calcext:value-type="percentage">
            <text:p>1,6%</text:p>
          </table:table-cell>
          <table:table-cell table:style-name="ce29" office:value-type="percentage" office:value="0.0165461396090362" calcext:value-type="percentage">
            <text:p>1,7%</text:p>
          </table:table-cell>
          <table:table-cell table:style-name="ce29" office:value-type="percentage" office:value="0.0167328009205156" calcext:value-type="percentage">
            <text:p>1,7%</text:p>
          </table:table-cell>
          <table:table-cell table:style-name="ce29" office:value-type="percentage" office:value="0.017517796757306" calcext:value-type="percentage">
            <text:p>1,8%</text:p>
          </table:table-cell>
          <table:table-cell table:style-name="ce29" office:value-type="percentage" office:value="0.0179156328652147" calcext:value-type="percentage">
            <text:p>1,8%</text:p>
          </table:table-cell>
          <table:table-cell table:style-name="ce29" office:value-type="percentage" office:value="0.0197597406859956" calcext:value-type="percentage">
            <text:p>2,0%</text:p>
          </table:table-cell>
          <table:table-cell table:style-name="ce58" office:value-type="percentage" office:value="0.019261453539101" calcext:value-type="percentage">
            <text:p>1,9%</text:p>
          </table:table-cell>
          <table:table-cell table:style-name="ce58" office:value-type="percentage" office:value="0.0196230848056833" calcext:value-type="percentage">
            <text:p>2,0%</text:p>
          </table:table-cell>
          <table:table-cell table:style-name="ce58" office:value-type="percentage" office:value="0.0192339299389555" calcext:value-type="percentage">
            <text:p>1,9%</text:p>
          </table:table-cell>
          <table:table-cell table:style-name="ce58" office:value-type="percentage" office:value="0.0234768758059054" calcext:value-type="percentage">
            <text:p>2,3%</text:p>
          </table:table-cell>
          <table:table-cell table:style-name="ce58" office:value-type="percentage" office:value="0.0258973063939953" calcext:value-type="percentage">
            <text:p>2,6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56600.95537533" calcext:value-type="float">
            <text:p><text:s/>56.601 </text:p>
          </table:table-cell>
          <table:table-cell table:style-name="ce32" office:value-type="float" office:value="69153.9567411925" calcext:value-type="float">
            <text:p><text:s/>69.154 </text:p>
          </table:table-cell>
          <table:table-cell table:style-name="ce32" office:value-type="float" office:value="79665.6911440029" calcext:value-type="float">
            <text:p><text:s/>79.666 </text:p>
          </table:table-cell>
          <table:table-cell table:style-name="ce32" office:value-type="float" office:value="89212.9185856104" calcext:value-type="float">
            <text:p><text:s/>89.213 </text:p>
          </table:table-cell>
          <table:table-cell table:style-name="ce32" office:value-type="float" office:value="101234.520270109" calcext:value-type="float">
            <text:p><text:s/>101.235 </text:p>
          </table:table-cell>
          <table:table-cell table:style-name="ce32" office:value-type="float" office:value="107418.318630027" calcext:value-type="float">
            <text:p><text:s/>107.418 </text:p>
          </table:table-cell>
          <table:table-cell table:style-name="ce32" office:value-type="float" office:value="123880.295555451" calcext:value-type="float">
            <text:p><text:s/>123.880 </text:p>
          </table:table-cell>
          <table:table-cell table:style-name="ce32" office:value-type="float" office:value="126845.897791225" calcext:value-type="float">
            <text:p><text:s/>126.846 </text:p>
          </table:table-cell>
          <table:table-cell table:style-name="ce32" office:value-type="float" office:value="137442.852833963" calcext:value-type="float">
            <text:p><text:s/>137.443 </text:p>
          </table:table-cell>
          <table:table-cell table:style-name="ce32" office:value-type="float" office:value="142122.027963764" calcext:value-type="float">
            <text:p><text:s/>142.122 </text:p>
          </table:table-cell>
          <table:table-cell table:style-name="ce32" office:value-type="float" office:value="178649.563702015" calcext:value-type="float">
            <text:p><text:s/>178.650 </text:p>
          </table:table-cell>
          <table:table-cell table:style-name="ce32" office:value-type="float" office:value="233390.202640193" calcext:value-type="float">
            <text:p><text:s/>233.390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32" table:style-name="ta2">
        <table:table-column table:style-name="co27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14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15">
          <table:table-cell table:style-name="ce48" office:value-type="string" calcext:value-type="string" table:number-columns-spanned="37" table:number-rows-spanned="1">
            <text:p>Goiás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93245.9997255698" calcext:value-type="float">
            <text:p><text:s/>93.246 </text:p>
          </table:table-cell>
          <table:table-cell table:style-name="ce13" office:value-type="float" office:value="105126.839787794" calcext:value-type="float">
            <text:p><text:s/>105.127 </text:p>
          </table:table-cell>
          <table:table-cell table:style-name="ce13" office:value-type="float" office:value="122476.482987672" calcext:value-type="float">
            <text:p><text:s/>122.476 </text:p>
          </table:table-cell>
          <table:table-cell table:style-name="ce13" office:value-type="float" office:value="133808.28547346" calcext:value-type="float">
            <text:p><text:s/>133.808 </text:p>
          </table:table-cell>
          <table:table-cell table:style-name="ce13" office:value-type="float" office:value="146560.341656226" calcext:value-type="float">
            <text:p><text:s/>146.560 </text:p>
          </table:table-cell>
          <table:table-cell table:style-name="ce13" office:value-type="float" office:value="154573.451929318" calcext:value-type="float">
            <text:p><text:s/>154.573 </text:p>
          </table:table-cell>
          <table:table-cell table:style-name="ce13" office:value-type="float" office:value="162107.294955093" calcext:value-type="float">
            <text:p><text:s/>162.107 </text:p>
          </table:table-cell>
          <table:table-cell table:style-name="ce13" office:value-type="float" office:value="171301.180171893" calcext:value-type="float">
            <text:p><text:s/>171.301 </text:p>
          </table:table-cell>
          <table:table-cell table:style-name="ce13" office:value-type="float" office:value="173890.167587301" calcext:value-type="float">
            <text:p><text:s/>173.890 </text:p>
          </table:table-cell>
          <table:table-cell table:style-name="ce13" office:value-type="float" office:value="185196.920768164" calcext:value-type="float">
            <text:p><text:s/>185.197 </text:p>
          </table:table-cell>
          <table:table-cell table:style-name="ce13" office:value-type="float" office:value="199832.733137857" calcext:value-type="float">
            <text:p><text:s/>199.833 </text:p>
          </table:table-cell>
          <table:table-cell table:style-name="ce13" office:value-type="float" office:value="238153.73751247" calcext:value-type="float">
            <text:p><text:s/>238.154 </text:p>
          </table:table-cell>
          <table:table-cell table:style-name="ce14" office:value-type="percentage" office:value="0.873334308465065" calcext:value-type="percentage">
            <text:p>87,3%</text:p>
          </table:table-cell>
          <table:table-cell table:style-name="ce15" office:value-type="percentage" office:value="0.866691523571431" calcext:value-type="percentage">
            <text:p>86,7%</text:p>
          </table:table-cell>
          <table:table-cell table:style-name="ce15" office:value-type="percentage" office:value="0.882663611679903" calcext:value-type="percentage">
            <text:p>88,3%</text:p>
          </table:table-cell>
          <table:table-cell table:style-name="ce15" office:value-type="percentage" office:value="0.884389495088998" calcext:value-type="percentage">
            <text:p>88,4%</text:p>
          </table:table-cell>
          <table:table-cell table:style-name="ce15" office:value-type="percentage" office:value="0.888162038645404" calcext:value-type="percentage">
            <text:p>88,8%</text:p>
          </table:table-cell>
          <table:table-cell table:style-name="ce15" office:value-type="percentage" office:value="0.890233661497314" calcext:value-type="percentage">
            <text:p>89,0%</text:p>
          </table:table-cell>
          <table:table-cell table:style-name="ce15" office:value-type="percentage" office:value="0.89187746782411" calcext:value-type="percentage">
            <text:p>89,2%</text:p>
          </table:table-cell>
          <table:table-cell table:style-name="ce15" office:value-type="percentage" office:value="0.892433948286049" calcext:value-type="percentage">
            <text:p>89,2%</text:p>
          </table:table-cell>
          <table:table-cell table:style-name="ce15" office:value-type="percentage" office:value="0.888637753428617" calcext:value-type="percentage">
            <text:p>88,9%</text:p>
          </table:table-cell>
          <table:table-cell table:style-name="ce15" office:value-type="percentage" office:value="0.887500404352663" calcext:value-type="percentage">
            <text:p>88,8%</text:p>
          </table:table-cell>
          <table:table-cell table:style-name="ce15" office:value-type="percentage" office:value="0.891608440067915" calcext:value-type="percentage">
            <text:p>89,2%</text:p>
          </table:table-cell>
          <table:table-cell table:style-name="ce54" office:value-type="percentage" office:value="0.883268239567724" calcext:value-type="percentage">
            <text:p>88,3%</text:p>
          </table:table-cell>
          <table:table-cell table:style-name="ce15" office:value-type="percentage" office:value="0.0282320668653552" calcext:value-type="percentage">
            <text:p>2,8%</text:p>
          </table:table-cell>
          <table:table-cell table:style-name="ce15" office:value-type="percentage" office:value="0.0282564015018015" calcext:value-type="percentage">
            <text:p>2,8%</text:p>
          </table:table-cell>
          <table:table-cell table:style-name="ce15" office:value-type="percentage" office:value="0.0299142001001089" calcext:value-type="percentage">
            <text:p>3,0%</text:p>
          </table:table-cell>
          <table:table-cell table:style-name="ce15" office:value-type="percentage" office:value="0.029384132117955" calcext:value-type="percentage">
            <text:p>2,9%</text:p>
          </table:table-cell>
          <table:table-cell table:style-name="ce15" office:value-type="percentage" office:value="0.0294727893461074" calcext:value-type="percentage">
            <text:p>2,9%</text:p>
          </table:table-cell>
          <table:table-cell table:style-name="ce15" office:value-type="percentage" office:value="0.0299816552773028" calcext:value-type="percentage">
            <text:p>3,0%</text:p>
          </table:table-cell>
          <table:table-cell table:style-name="ce15" office:value-type="percentage" office:value="0.0299100772968361" calcext:value-type="percentage">
            <text:p>3,0%</text:p>
          </table:table-cell>
          <table:table-cell table:style-name="ce15" office:value-type="percentage" office:value="0.0302015894022404" calcext:value-type="percentage">
            <text:p>3,0%</text:p>
          </table:table-cell>
          <table:table-cell table:style-name="ce15" office:value-type="percentage" office:value="0.0289279368485733" calcext:value-type="percentage">
            <text:p>2,9%</text:p>
          </table:table-cell>
          <table:table-cell table:style-name="ce15" office:value-type="percentage" office:value="0.0291342027963266" calcext:value-type="percentage">
            <text:p>2,9%</text:p>
          </table:table-cell>
          <table:table-cell table:style-name="ce15" office:value-type="percentage" office:value="0.0303009313262367" calcext:value-type="percentage">
            <text:p>3,0%</text:p>
          </table:table-cell>
          <table:table-cell table:style-name="ce15" office:value-type="percentage" office:value="0.0308729282324861" calcext:value-type="percentage">
            <text:p>3,1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40477.8728779682" calcext:value-type="float">
            <text:p><text:s/>40.478 </text:p>
          </table:table-cell>
          <table:table-cell table:style-name="ce19" office:value-type="float" office:value="47538.7211496666" calcext:value-type="float">
            <text:p><text:s/>47.539 </text:p>
          </table:table-cell>
          <table:table-cell table:style-name="ce19" office:value-type="float" office:value="53738.3186037488" calcext:value-type="float">
            <text:p><text:s/>53.738 </text:p>
          </table:table-cell>
          <table:table-cell table:style-name="ce19" office:value-type="float" office:value="61057.7168096605" calcext:value-type="float">
            <text:p><text:s/>61.058 </text:p>
          </table:table-cell>
          <table:table-cell table:style-name="ce19" office:value-type="float" office:value="66675.162814152" calcext:value-type="float">
            <text:p><text:s/>66.675 </text:p>
          </table:table-cell>
          <table:table-cell table:style-name="ce19" office:value-type="float" office:value="71854.6641932432" calcext:value-type="float">
            <text:p><text:s/>71.855 </text:p>
          </table:table-cell>
          <table:table-cell table:style-name="ce19" office:value-type="float" office:value="76680.5265236992" calcext:value-type="float">
            <text:p><text:s/>76.681 </text:p>
          </table:table-cell>
          <table:table-cell table:style-name="ce19" office:value-type="float" office:value="81880.5271325381" calcext:value-type="float">
            <text:p><text:s/>81.881 </text:p>
          </table:table-cell>
          <table:table-cell table:style-name="ce19" office:value-type="float" office:value="86182.1186879146" calcext:value-type="float">
            <text:p><text:s/>86.182 </text:p>
          </table:table-cell>
          <table:table-cell table:style-name="ce19" office:value-type="float" office:value="90822.8409001259" calcext:value-type="float">
            <text:p><text:s/>90.823 </text:p>
          </table:table-cell>
          <table:table-cell table:style-name="ce19" office:value-type="float" office:value="88735.1547677893" calcext:value-type="float">
            <text:p><text:s/>88.735 </text:p>
          </table:table-cell>
          <table:table-cell table:style-name="ce19" office:value-type="float" office:value="100757.821444427" calcext:value-type="float">
            <text:p><text:s/>100.758 </text:p>
          </table:table-cell>
          <table:table-cell table:style-name="ce20" office:value-type="percentage" office:value="0.37911240398577" calcext:value-type="percentage">
            <text:p>37,9%</text:p>
          </table:table-cell>
          <table:table-cell table:style-name="ce21" office:value-type="percentage" office:value="0.391920909493808" calcext:value-type="percentage">
            <text:p>39,2%</text:p>
          </table:table-cell>
          <table:table-cell table:style-name="ce21" office:value-type="percentage" office:value="0.38728135579436" calcext:value-type="percentage">
            <text:p>38,7%</text:p>
          </table:table-cell>
          <table:table-cell table:style-name="ce21" office:value-type="percentage" office:value="0.403553510528263" calcext:value-type="percentage">
            <text:p>40,4%</text:p>
          </table:table-cell>
          <table:table-cell table:style-name="ce21" office:value-type="percentage" office:value="0.404054383763206" calcext:value-type="percentage">
            <text:p>40,4%</text:p>
          </table:table-cell>
          <table:table-cell table:style-name="ce21" office:value-type="percentage" office:value="0.413832000269111" calcext:value-type="percentage">
            <text:p>41,4%</text:p>
          </table:table-cell>
          <table:table-cell table:style-name="ce21" office:value-type="percentage" office:value="0.421878817028696" calcext:value-type="percentage">
            <text:p>42,2%</text:p>
          </table:table-cell>
          <table:table-cell table:style-name="ce21" office:value-type="percentage" office:value="0.426575940943948" calcext:value-type="percentage">
            <text:p>42,7%</text:p>
          </table:table-cell>
          <table:table-cell table:style-name="ce21" office:value-type="percentage" office:value="0.440419866166945" calcext:value-type="percentage">
            <text:p>44,0%</text:p>
          </table:table-cell>
          <table:table-cell table:style-name="ce21" office:value-type="percentage" office:value="0.435241081163676" calcext:value-type="percentage">
            <text:p>43,5%</text:p>
          </table:table-cell>
          <table:table-cell table:style-name="ce21" office:value-type="percentage" office:value="0.395916182896391" calcext:value-type="percentage">
            <text:p>39,6%</text:p>
          </table:table-cell>
          <table:table-cell table:style-name="ce55" office:value-type="percentage" office:value="0.373692155745565" calcext:value-type="percentage">
            <text:p>37,4%</text:p>
          </table:table-cell>
          <table:table-cell table:style-name="ce21" office:value-type="percentage" office:value="0.0250142893467196" calcext:value-type="percentage">
            <text:p>2,5%</text:p>
          </table:table-cell>
          <table:table-cell table:style-name="ce21" office:value-type="percentage" office:value="0.0257413960559842" calcext:value-type="percentage">
            <text:p>2,6%</text:p>
          </table:table-cell>
          <table:table-cell table:style-name="ce21" office:value-type="percentage" office:value="0.026101082740082" calcext:value-type="percentage">
            <text:p>2,6%</text:p>
          </table:table-cell>
          <table:table-cell table:style-name="ce21" office:value-type="percentage" office:value="0.0264810567532301" calcext:value-type="percentage">
            <text:p>2,6%</text:p>
          </table:table-cell>
          <table:table-cell table:style-name="ce21" office:value-type="percentage" office:value="0.0265071100161257" calcext:value-type="percentage">
            <text:p>2,7%</text:p>
          </table:table-cell>
          <table:table-cell table:style-name="ce21" office:value-type="percentage" office:value="0.0268915143573937" calcext:value-type="percentage">
            <text:p>2,7%</text:p>
          </table:table-cell>
          <table:table-cell table:style-name="ce21" office:value-type="percentage" office:value="0.027362097305237" calcext:value-type="percentage">
            <text:p>2,7%</text:p>
          </table:table-cell>
          <table:table-cell table:style-name="ce21" office:value-type="percentage" office:value="0.0280361204574837" calcext:value-type="percentage">
            <text:p>2,8%</text:p>
          </table:table-cell>
          <table:table-cell table:style-name="ce21" office:value-type="percentage" office:value="0.0282030499935416" calcext:value-type="percentage">
            <text:p>2,8%</text:p>
          </table:table-cell>
          <table:table-cell table:style-name="ce21" office:value-type="percentage" office:value="0.0282261880920806" calcext:value-type="percentage">
            <text:p>2,8%</text:p>
          </table:table-cell>
          <table:table-cell table:style-name="ce21" office:value-type="percentage" office:value="0.027796247072382" calcext:value-type="percentage">
            <text:p>2,8%</text:p>
          </table:table-cell>
          <table:table-cell table:style-name="ce21" office:value-type="percentage" office:value="0.0285057582662905" calcext:value-type="percentage">
            <text:p>2,9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32568.5448492275" calcext:value-type="float">
            <text:p><text:s/>32.569 </text:p>
          </table:table-cell>
          <table:table-cell table:style-name="ce13" office:value-type="float" office:value="38152.8540413283" calcext:value-type="float">
            <text:p><text:s/>38.153 </text:p>
          </table:table-cell>
          <table:table-cell table:style-name="ce13" office:value-type="float" office:value="43215.6379074316" calcext:value-type="float">
            <text:p><text:s/>43.216 </text:p>
          </table:table-cell>
          <table:table-cell table:style-name="ce13" office:value-type="float" office:value="48953.2271009614" calcext:value-type="float">
            <text:p><text:s/>48.953 </text:p>
          </table:table-cell>
          <table:table-cell table:style-name="ce13" office:value-type="float" office:value="53523.7025522684" calcext:value-type="float">
            <text:p><text:s/>53.524 </text:p>
          </table:table-cell>
          <table:table-cell table:style-name="ce13" office:value-type="float" office:value="57817.5278427856" calcext:value-type="float">
            <text:p><text:s/>57.818 </text:p>
          </table:table-cell>
          <table:table-cell table:style-name="ce13" office:value-type="float" office:value="61918.0910452984" calcext:value-type="float">
            <text:p><text:s/>61.918 </text:p>
          </table:table-cell>
          <table:table-cell table:style-name="ce13" office:value-type="float" office:value="65630.5433859157" calcext:value-type="float">
            <text:p><text:s/>65.631 </text:p>
          </table:table-cell>
          <table:table-cell table:style-name="ce13" office:value-type="float" office:value="69117.8184484993" calcext:value-type="float">
            <text:p><text:s/>69.118 </text:p>
          </table:table-cell>
          <table:table-cell table:style-name="ce13" office:value-type="float" office:value="72318.8734788215" calcext:value-type="float">
            <text:p><text:s/>72.319 </text:p>
          </table:table-cell>
          <table:table-cell table:style-name="ce13" office:value-type="float" office:value="70980.7536563384" calcext:value-type="float">
            <text:p><text:s/>70.981 </text:p>
          </table:table-cell>
          <table:table-cell table:style-name="ce13" office:value-type="float" office:value="80506.9290645398" calcext:value-type="float">
            <text:p><text:s/>80.507 </text:p>
          </table:table-cell>
          <table:table-cell table:style-name="ce14" office:value-type="percentage" office:value="0.305034292916846" calcext:value-type="percentage">
            <text:p>30,5%</text:p>
          </table:table-cell>
          <table:table-cell table:style-name="ce15" office:value-type="percentage" office:value="0.314541512561634" calcext:value-type="percentage">
            <text:p>31,5%</text:p>
          </table:table-cell>
          <table:table-cell table:style-name="ce15" office:value-type="percentage" office:value="0.311446492468796" calcext:value-type="percentage">
            <text:p>31,1%</text:p>
          </table:table-cell>
          <table:table-cell table:style-name="ce15" office:value-type="percentage" office:value="0.323550366448595" calcext:value-type="percentage">
            <text:p>32,4%</text:p>
          </table:table-cell>
          <table:table-cell table:style-name="ce15" office:value-type="percentage" office:value="0.324355963130721" calcext:value-type="percentage">
            <text:p>32,4%</text:p>
          </table:table-cell>
          <table:table-cell table:style-name="ce15" office:value-type="percentage" office:value="0.332988031694746" calcext:value-type="percentage">
            <text:p>33,3%</text:p>
          </table:table-cell>
          <table:table-cell table:style-name="ce15" office:value-type="percentage" office:value="0.34065925453436" calcext:value-type="percentage">
            <text:p>34,1%</text:p>
          </table:table-cell>
          <table:table-cell table:style-name="ce15" office:value-type="percentage" office:value="0.341917813428246" calcext:value-type="percentage">
            <text:p>34,2%</text:p>
          </table:table-cell>
          <table:table-cell table:style-name="ce15" office:value-type="percentage" office:value="0.353215502406858" calcext:value-type="percentage">
            <text:p>35,3%</text:p>
          </table:table-cell>
          <table:table-cell table:style-name="ce15" office:value-type="percentage" office:value="0.346566396398835" calcext:value-type="percentage">
            <text:p>34,7%</text:p>
          </table:table-cell>
          <table:table-cell table:style-name="ce15" office:value-type="percentage" office:value="0.316700062340205" calcext:value-type="percentage">
            <text:p>31,7%</text:p>
          </table:table-cell>
          <table:table-cell table:style-name="ce54" office:value-type="percentage" office:value="0.298585335046931" calcext:value-type="percentage">
            <text:p>29,9%</text:p>
          </table:table-cell>
          <table:table-cell table:style-name="ce15" office:value-type="percentage" office:value="0.0254982598630905" calcext:value-type="percentage">
            <text:p>2,5%</text:p>
          </table:table-cell>
          <table:table-cell table:style-name="ce15" office:value-type="percentage" office:value="0.0262461547212566" calcext:value-type="percentage">
            <text:p>2,6%</text:p>
          </table:table-cell>
          <table:table-cell table:style-name="ce15" office:value-type="percentage" office:value="0.0265618251127587" calcext:value-type="percentage">
            <text:p>2,7%</text:p>
          </table:table-cell>
          <table:table-cell table:style-name="ce15" office:value-type="percentage" office:value="0.0268647560385254" calcext:value-type="percentage">
            <text:p>2,7%</text:p>
          </table:table-cell>
          <table:table-cell table:style-name="ce15" office:value-type="percentage" office:value="0.0267563795965067" calcext:value-type="percentage">
            <text:p>2,7%</text:p>
          </table:table-cell>
          <table:table-cell table:style-name="ce15" office:value-type="percentage" office:value="0.0271846073827493" calcext:value-type="percentage">
            <text:p>2,7%</text:p>
          </table:table-cell>
          <table:table-cell table:style-name="ce15" office:value-type="percentage" office:value="0.0277747782907301" calcext:value-type="percentage">
            <text:p>2,8%</text:p>
          </table:table-cell>
          <table:table-cell table:style-name="ce15" office:value-type="percentage" office:value="0.0283825551811533" calcext:value-type="percentage">
            <text:p>2,8%</text:p>
          </table:table-cell>
          <table:table-cell table:style-name="ce15" office:value-type="percentage" office:value="0.0285339865072337" calcext:value-type="percentage">
            <text:p>2,9%</text:p>
          </table:table-cell>
          <table:table-cell table:style-name="ce15" office:value-type="percentage" office:value="0.0284754391490709" calcext:value-type="percentage">
            <text:p>2,8%</text:p>
          </table:table-cell>
          <table:table-cell table:style-name="ce15" office:value-type="percentage" office:value="0.0280339048098839" calcext:value-type="percentage">
            <text:p>2,8%</text:p>
          </table:table-cell>
          <table:table-cell table:style-name="ce15" office:value-type="percentage" office:value="0.0288037659434049" calcext:value-type="percentage">
            <text:p>2,9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7909.32802874072" calcext:value-type="float">
            <text:p><text:s/>7.909 </text:p>
          </table:table-cell>
          <table:table-cell table:style-name="ce13" office:value-type="float" office:value="9385.86710833831" calcext:value-type="float">
            <text:p><text:s/>9.386 </text:p>
          </table:table-cell>
          <table:table-cell table:style-name="ce13" office:value-type="float" office:value="10522.6806963172" calcext:value-type="float">
            <text:p><text:s/>10.523 </text:p>
          </table:table-cell>
          <table:table-cell table:style-name="ce13" office:value-type="float" office:value="12104.4897086992" calcext:value-type="float">
            <text:p><text:s/>12.104 </text:p>
          </table:table-cell>
          <table:table-cell table:style-name="ce13" office:value-type="float" office:value="13151.4602618836" calcext:value-type="float">
            <text:p><text:s/>13.151 </text:p>
          </table:table-cell>
          <table:table-cell table:style-name="ce13" office:value-type="float" office:value="14037.1363504576" calcext:value-type="float">
            <text:p><text:s/>14.037 </text:p>
          </table:table-cell>
          <table:table-cell table:style-name="ce13" office:value-type="float" office:value="14762.4354784009" calcext:value-type="float">
            <text:p><text:s/>14.762 </text:p>
          </table:table-cell>
          <table:table-cell table:style-name="ce13" office:value-type="float" office:value="16249.9837466224" calcext:value-type="float">
            <text:p><text:s/>16.250 </text:p>
          </table:table-cell>
          <table:table-cell table:style-name="ce13" office:value-type="float" office:value="17064.3002394153" calcext:value-type="float">
            <text:p><text:s/>17.064 </text:p>
          </table:table-cell>
          <table:table-cell table:style-name="ce13" office:value-type="float" office:value="18503.9674213045" calcext:value-type="float">
            <text:p><text:s/>18.504 </text:p>
          </table:table-cell>
          <table:table-cell table:style-name="ce13" office:value-type="float" office:value="17754.4011114509" calcext:value-type="float">
            <text:p><text:s/>17.754 </text:p>
          </table:table-cell>
          <table:table-cell table:style-name="ce13" office:value-type="float" office:value="20250.8923798873" calcext:value-type="float">
            <text:p><text:s/>20.251 </text:p>
          </table:table-cell>
          <table:table-cell table:style-name="ce14" office:value-type="percentage" office:value="0.0740781110689241" calcext:value-type="percentage">
            <text:p>7,4%</text:p>
          </table:table-cell>
          <table:table-cell table:style-name="ce15" office:value-type="percentage" office:value="0.0773793969321735" calcext:value-type="percentage">
            <text:p>7,7%</text:p>
          </table:table-cell>
          <table:table-cell table:style-name="ce15" office:value-type="percentage" office:value="0.0758348633255635" calcext:value-type="percentage">
            <text:p>7,6%</text:p>
          </table:table-cell>
          <table:table-cell table:style-name="ce15" office:value-type="percentage" office:value="0.080003144079667" calcext:value-type="percentage">
            <text:p>8,0%</text:p>
          </table:table-cell>
          <table:table-cell table:style-name="ce15" office:value-type="percentage" office:value="0.0796984206324845" calcext:value-type="percentage">
            <text:p>8,0%</text:p>
          </table:table-cell>
          <table:table-cell table:style-name="ce15" office:value-type="percentage" office:value="0.0808439685743652" calcext:value-type="percentage">
            <text:p>8,1%</text:p>
          </table:table-cell>
          <table:table-cell table:style-name="ce15" office:value-type="percentage" office:value="0.0812195624943363" calcext:value-type="percentage">
            <text:p>8,1%</text:p>
          </table:table-cell>
          <table:table-cell table:style-name="ce15" office:value-type="percentage" office:value="0.084658127515702" calcext:value-type="percentage">
            <text:p>8,5%</text:p>
          </table:table-cell>
          <table:table-cell table:style-name="ce15" office:value-type="percentage" office:value="0.0872043637600867" calcext:value-type="percentage">
            <text:p>8,7%</text:p>
          </table:table-cell>
          <table:table-cell table:style-name="ce15" office:value-type="percentage" office:value="0.0886746847648412" calcext:value-type="percentage">
            <text:p>8,9%</text:p>
          </table:table-cell>
          <table:table-cell table:style-name="ce15" office:value-type="percentage" office:value="0.0792161205561869" calcext:value-type="percentage">
            <text:p>7,9%</text:p>
          </table:table-cell>
          <table:table-cell table:style-name="ce54" office:value-type="percentage" office:value="0.0751068206986335" calcext:value-type="percentage">
            <text:p>7,5%</text:p>
          </table:table-cell>
          <table:table-cell table:style-name="ce15" office:value-type="percentage" office:value="0.0232009739626603" calcext:value-type="percentage">
            <text:p>2,3%</text:p>
          </table:table-cell>
          <table:table-cell table:style-name="ce15" office:value-type="percentage" office:value="0.0238749589402337" calcext:value-type="percentage">
            <text:p>2,4%</text:p>
          </table:table-cell>
          <table:table-cell table:style-name="ce15" office:value-type="percentage" office:value="0.0243653329265388" calcext:value-type="percentage">
            <text:p>2,4%</text:p>
          </table:table-cell>
          <table:table-cell table:style-name="ce15" office:value-type="percentage" office:value="0.0250349836685588" calcext:value-type="percentage">
            <text:p>2,5%</text:p>
          </table:table-cell>
          <table:table-cell table:style-name="ce15" office:value-type="percentage" office:value="0.0255387996385809" calcext:value-type="percentage">
            <text:p>2,6%</text:p>
          </table:table-cell>
          <table:table-cell table:style-name="ce15" office:value-type="percentage" office:value="0.0257480874851562" calcext:value-type="percentage">
            <text:p>2,6%</text:p>
          </table:table-cell>
          <table:table-cell table:style-name="ce15" office:value-type="percentage" office:value="0.0257569397540598" calcext:value-type="percentage">
            <text:p>2,6%</text:p>
          </table:table-cell>
          <table:table-cell table:style-name="ce15" office:value-type="percentage" office:value="0.0267189488452838" calcext:value-type="percentage">
            <text:p>2,7%</text:p>
          </table:table-cell>
          <table:table-cell table:style-name="ce15" office:value-type="percentage" office:value="0.0269376064397416" calcext:value-type="percentage">
            <text:p>2,7%</text:p>
          </table:table-cell>
          <table:table-cell table:style-name="ce15" office:value-type="percentage" office:value="0.0272925106547831" calcext:value-type="percentage">
            <text:p>2,7%</text:p>
          </table:table-cell>
          <table:table-cell table:style-name="ce15" office:value-type="percentage" office:value="0.0268850470052953" calcext:value-type="percentage">
            <text:p>2,7%</text:p>
          </table:table-cell>
          <table:table-cell table:style-name="ce15" office:value-type="percentage" office:value="0.0273796125920216" calcext:value-type="percentage">
            <text:p>2,7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14569.9977771621" calcext:value-type="float">
            <text:p><text:s/>14.570 </text:p>
          </table:table-cell>
          <table:table-cell table:style-name="ce19" office:value-type="float" office:value="17066.6917909998" calcext:value-type="float">
            <text:p><text:s/>17.067 </text:p>
          </table:table-cell>
          <table:table-cell table:style-name="ce19" office:value-type="float" office:value="17166.7199351554" calcext:value-type="float">
            <text:p><text:s/>17.167 </text:p>
          </table:table-cell>
          <table:table-cell table:style-name="ce19" office:value-type="float" office:value="18500.4986245221" calcext:value-type="float">
            <text:p><text:s/>18.500 </text:p>
          </table:table-cell>
          <table:table-cell table:style-name="ce19" office:value-type="float" office:value="19776.9839733146" calcext:value-type="float">
            <text:p><text:s/>19.777 </text:p>
          </table:table-cell>
          <table:table-cell table:style-name="ce19" office:value-type="float" office:value="20461.7815948859" calcext:value-type="float">
            <text:p><text:s/>20.462 </text:p>
          </table:table-cell>
          <table:table-cell table:style-name="ce19" office:value-type="float" office:value="21075.4383077085" calcext:value-type="float">
            <text:p><text:s/>21.075 </text:p>
          </table:table-cell>
          <table:table-cell table:style-name="ce19" office:value-type="float" office:value="22399.3306904516" calcext:value-type="float">
            <text:p><text:s/>22.399 </text:p>
          </table:table-cell>
          <table:table-cell table:style-name="ce19" office:value-type="float" office:value="23873.7472444178" calcext:value-type="float">
            <text:p><text:s/>23.874 </text:p>
          </table:table-cell>
          <table:table-cell table:style-name="ce19" office:value-type="float" office:value="25841.238662961" calcext:value-type="float">
            <text:p><text:s/>25.841 </text:p>
          </table:table-cell>
          <table:table-cell table:style-name="ce19" office:value-type="float" office:value="26750.610137294" calcext:value-type="float">
            <text:p><text:s/>26.751 </text:p>
          </table:table-cell>
          <table:table-cell table:style-name="ce19" office:value-type="float" office:value="34441.7173400524" calcext:value-type="float">
            <text:p><text:s/>34.442 </text:p>
          </table:table-cell>
          <table:table-cell table:style-name="ce20" office:value-type="percentage" office:value="0.136461392129469" calcext:value-type="percentage">
            <text:p>13,6%</text:p>
          </table:table-cell>
          <table:table-cell table:style-name="ce21" office:value-type="percentage" office:value="0.140702004745158" calcext:value-type="percentage">
            <text:p>14,1%</text:p>
          </table:table-cell>
          <table:table-cell table:style-name="ce21" office:value-type="percentage" office:value="0.12371713041586" calcext:value-type="percentage">
            <text:p>12,4%</text:p>
          </table:table-cell>
          <table:table-cell table:style-name="ce21" office:value-type="percentage" office:value="0.122276782633771" calcext:value-type="percentage">
            <text:p>12,2%</text:p>
          </table:table-cell>
          <table:table-cell table:style-name="ce21" office:value-type="percentage" office:value="0.119849382210077" calcext:value-type="percentage">
            <text:p>12,0%</text:p>
          </table:table-cell>
          <table:table-cell table:style-name="ce21" office:value-type="percentage" office:value="0.117845377214602" calcext:value-type="percentage">
            <text:p>11,8%</text:p>
          </table:table-cell>
          <table:table-cell table:style-name="ce21" office:value-type="percentage" office:value="0.115952268257696" calcext:value-type="percentage">
            <text:p>11,6%</text:p>
          </table:table-cell>
          <table:table-cell table:style-name="ce21" office:value-type="percentage" office:value="0.116694602494774" calcext:value-type="percentage">
            <text:p>11,7%</text:p>
          </table:table-cell>
          <table:table-cell table:style-name="ce21" office:value-type="percentage" office:value="0.122002948249222" calcext:value-type="percentage">
            <text:p>12,2%</text:p>
          </table:table-cell>
          <table:table-cell table:style-name="ce21" office:value-type="percentage" office:value="0.123836344941508" calcext:value-type="percentage">
            <text:p>12,4%</text:p>
          </table:table-cell>
          <table:table-cell table:style-name="ce21" office:value-type="percentage" office:value="0.11935516970047" calcext:value-type="percentage">
            <text:p>11,9%</text:p>
          </table:table-cell>
          <table:table-cell table:style-name="ce55" office:value-type="percentage" office:value="0.127737970272436" calcext:value-type="percentage">
            <text:p>12,8%</text:p>
          </table:table-cell>
          <table:table-cell table:style-name="ce21" office:value-type="percentage" office:value="0.023278661400334" calcext:value-type="percentage">
            <text:p>2,3%</text:p>
          </table:table-cell>
          <table:table-cell table:style-name="ce21" office:value-type="percentage" office:value="0.0244739894327011" calcext:value-type="percentage">
            <text:p>2,4%</text:p>
          </table:table-cell>
          <table:table-cell table:style-name="ce21" office:value-type="percentage" office:value="0.0224253824083942" calcext:value-type="percentage">
            <text:p>2,2%</text:p>
          </table:table-cell>
          <table:table-cell table:style-name="ce21" office:value-type="percentage" office:value="0.0223461624139372" calcext:value-type="percentage">
            <text:p>2,2%</text:p>
          </table:table-cell>
          <table:table-cell table:style-name="ce21" office:value-type="percentage" office:value="0.0229340169964833" calcext:value-type="percentage">
            <text:p>2,3%</text:p>
          </table:table-cell>
          <table:table-cell table:style-name="ce21" office:value-type="percentage" office:value="0.0227622482102554" calcext:value-type="percentage">
            <text:p>2,3%</text:p>
          </table:table-cell>
          <table:table-cell table:style-name="ce21" office:value-type="percentage" office:value="0.0231504095122957" calcext:value-type="percentage">
            <text:p>2,3%</text:p>
          </table:table-cell>
          <table:table-cell table:style-name="ce21" office:value-type="percentage" office:value="0.0227776909142278" calcext:value-type="percentage">
            <text:p>2,3%</text:p>
          </table:table-cell>
          <table:table-cell table:style-name="ce21" office:value-type="percentage" office:value="0.0221636447433133" calcext:value-type="percentage">
            <text:p>2,2%</text:p>
          </table:table-cell>
          <table:table-cell table:style-name="ce21" office:value-type="percentage" office:value="0.0230002889699685" calcext:value-type="percentage">
            <text:p>2,3%</text:p>
          </table:table-cell>
          <table:table-cell table:style-name="ce21" office:value-type="percentage" office:value="0.0242955232203302" calcext:value-type="percentage">
            <text:p>2,4%</text:p>
          </table:table-cell>
          <table:table-cell table:style-name="ce21" office:value-type="percentage" office:value="0.024616963944845" calcext:value-type="percentage">
            <text:p>2,5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13524.1097522715" calcext:value-type="float">
            <text:p><text:s/>13.524 </text:p>
          </table:table-cell>
          <table:table-cell table:style-name="ce13" office:value-type="float" office:value="16169.8810507705" calcext:value-type="float">
            <text:p><text:s/>16.170 </text:p>
          </table:table-cell>
          <table:table-cell table:style-name="ce13" office:value-type="float" office:value="16281.3420398855" calcext:value-type="float">
            <text:p><text:s/>16.281 </text:p>
          </table:table-cell>
          <table:table-cell table:style-name="ce13" office:value-type="float" office:value="17491.8896377274" calcext:value-type="float">
            <text:p><text:s/>17.492 </text:p>
          </table:table-cell>
          <table:table-cell table:style-name="ce13" office:value-type="float" office:value="18454.9768094846" calcext:value-type="float">
            <text:p><text:s/>18.455 </text:p>
          </table:table-cell>
          <table:table-cell table:style-name="ce13" office:value-type="float" office:value="19058.9983077756" calcext:value-type="float">
            <text:p><text:s/>19.059 </text:p>
          </table:table-cell>
          <table:table-cell table:style-name="ce13" office:value-type="float" office:value="19652.308581682" calcext:value-type="float">
            <text:p><text:s/>19.652 </text:p>
          </table:table-cell>
          <table:table-cell table:style-name="ce13" office:value-type="float" office:value="20647.120877034" calcext:value-type="float">
            <text:p><text:s/>20.647 </text:p>
          </table:table-cell>
          <table:table-cell table:style-name="ce13" office:value-type="float" office:value="21791.5563957094" calcext:value-type="float">
            <text:p><text:s/>21.792 </text:p>
          </table:table-cell>
          <table:table-cell table:style-name="ce13" office:value-type="float" office:value="23475.5709398769" calcext:value-type="float">
            <text:p><text:s/>23.476 </text:p>
          </table:table-cell>
          <table:table-cell table:style-name="ce13" office:value-type="float" office:value="24293.3789059405" calcext:value-type="float">
            <text:p><text:s/>24.293 </text:p>
          </table:table-cell>
          <table:table-cell table:style-name="ce13" office:value-type="float" office:value="31474.1363812226" calcext:value-type="float">
            <text:p><text:s/>31.474 </text:p>
          </table:table-cell>
          <table:table-cell table:style-name="ce14" office:value-type="percentage" office:value="0.126665691534935" calcext:value-type="percentage">
            <text:p>12,7%</text:p>
          </table:table-cell>
          <table:table-cell table:style-name="ce15" office:value-type="percentage" office:value="0.133308476428569" calcext:value-type="percentage">
            <text:p>13,3%</text:p>
          </table:table-cell>
          <table:table-cell table:style-name="ce15" office:value-type="percentage" office:value="0.117336388320097" calcext:value-type="percentage">
            <text:p>11,7%</text:p>
          </table:table-cell>
          <table:table-cell table:style-name="ce15" office:value-type="percentage" office:value="0.115610504911002" calcext:value-type="percentage">
            <text:p>11,6%</text:p>
          </table:table-cell>
          <table:table-cell table:style-name="ce15" office:value-type="percentage" office:value="0.111837961354596" calcext:value-type="percentage">
            <text:p>11,2%</text:p>
          </table:table-cell>
          <table:table-cell table:style-name="ce15" office:value-type="percentage" office:value="0.109766338502686" calcext:value-type="percentage">
            <text:p>11,0%</text:p>
          </table:table-cell>
          <table:table-cell table:style-name="ce15" office:value-type="percentage" office:value="0.10812253217589" calcext:value-type="percentage">
            <text:p>10,8%</text:p>
          </table:table-cell>
          <table:table-cell table:style-name="ce15" office:value-type="percentage" office:value="0.107566051713951" calcext:value-type="percentage">
            <text:p>10,8%</text:p>
          </table:table-cell>
          <table:table-cell table:style-name="ce15" office:value-type="percentage" office:value="0.111362246571383" calcext:value-type="percentage">
            <text:p>11,1%</text:p>
          </table:table-cell>
          <table:table-cell table:style-name="ce15" office:value-type="percentage" office:value="0.112499595647337" calcext:value-type="percentage">
            <text:p>11,2%</text:p>
          </table:table-cell>
          <table:table-cell table:style-name="ce15" office:value-type="percentage" office:value="0.108391559932085" calcext:value-type="percentage">
            <text:p>10,8%</text:p>
          </table:table-cell>
          <table:table-cell table:style-name="ce54" office:value-type="percentage" office:value="0.116731760432277" calcext:value-type="percentage">
            <text:p>11,7%</text:p>
          </table:table-cell>
          <table:table-cell table:style-name="ce15" office:value-type="percentage" office:value="0.0231971653037983" calcext:value-type="percentage">
            <text:p>2,3%</text:p>
          </table:table-cell>
          <table:table-cell table:style-name="ce15" office:value-type="percentage" office:value="0.0246521777024527" calcext:value-type="percentage">
            <text:p>2,5%</text:p>
          </table:table-cell>
          <table:table-cell table:style-name="ce15" office:value-type="percentage" office:value="0.0225972511348152" calcext:value-type="percentage">
            <text:p>2,3%</text:p>
          </table:table-cell>
          <table:table-cell table:style-name="ce15" office:value-type="percentage" office:value="0.0224872253359948" calcext:value-type="percentage">
            <text:p>2,2%</text:p>
          </table:table-cell>
          <table:table-cell table:style-name="ce15" office:value-type="percentage" office:value="0.0228907801049792" calcext:value-type="percentage">
            <text:p>2,3%</text:p>
          </table:table-cell>
          <table:table-cell table:style-name="ce15" office:value-type="percentage" office:value="0.0226842607562797" calcext:value-type="percentage">
            <text:p>2,3%</text:p>
          </table:table-cell>
          <table:table-cell table:style-name="ce15" office:value-type="percentage" office:value="0.0231338078620776" calcext:value-type="percentage">
            <text:p>2,3%</text:p>
          </table:table-cell>
          <table:table-cell table:style-name="ce15" office:value-type="percentage" office:value="0.0226009009625428" calcext:value-type="percentage">
            <text:p>2,3%</text:p>
          </table:table-cell>
          <table:table-cell table:style-name="ce15" office:value-type="percentage" office:value="0.021945371504585" calcext:value-type="percentage">
            <text:p>2,2%</text:p>
          </table:table-cell>
          <table:table-cell table:style-name="ce15" office:value-type="percentage" office:value="0.0227377976204851" calcext:value-type="percentage">
            <text:p>2,3%</text:p>
          </table:table-cell>
          <table:table-cell table:style-name="ce15" office:value-type="percentage" office:value="0.0239423835628827" calcext:value-type="percentage">
            <text:p>2,4%</text:p>
          </table:table-cell>
          <table:table-cell table:style-name="ce15" office:value-type="percentage" office:value="0.0242455079149389" calcext:value-type="percentage">
            <text:p>2,4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1045.88802489054" calcext:value-type="float">
            <text:p><text:s/>1.046 </text:p>
          </table:table-cell>
          <table:table-cell table:style-name="ce13" office:value-type="float" office:value="896.810740229358" calcext:value-type="float">
            <text:p><text:s/>897 </text:p>
          </table:table-cell>
          <table:table-cell table:style-name="ce13" office:value-type="float" office:value="885.377895269897" calcext:value-type="float">
            <text:p><text:s/>885 </text:p>
          </table:table-cell>
          <table:table-cell table:style-name="ce13" office:value-type="float" office:value="1008.60898679467" calcext:value-type="float">
            <text:p><text:s/>1.009 </text:p>
          </table:table-cell>
          <table:table-cell table:style-name="ce13" office:value-type="float" office:value="1322.00716383006" calcext:value-type="float">
            <text:p><text:s/>1.322 </text:p>
          </table:table-cell>
          <table:table-cell table:style-name="ce13" office:value-type="float" office:value="1402.78328711036" calcext:value-type="float">
            <text:p><text:s/>1.403 </text:p>
          </table:table-cell>
          <table:table-cell table:style-name="ce13" office:value-type="float" office:value="1423.12972602655" calcext:value-type="float">
            <text:p><text:s/>1.423 </text:p>
          </table:table-cell>
          <table:table-cell table:style-name="ce13" office:value-type="float" office:value="1752.20981341767" calcext:value-type="float">
            <text:p><text:s/>1.752 </text:p>
          </table:table-cell>
          <table:table-cell table:style-name="ce13" office:value-type="float" office:value="2082.19084870842" calcext:value-type="float">
            <text:p><text:s/>2.082 </text:p>
          </table:table-cell>
          <table:table-cell table:style-name="ce13" office:value-type="float" office:value="2365.66772308403" calcext:value-type="float">
            <text:p><text:s/>2.366 </text:p>
          </table:table-cell>
          <table:table-cell table:style-name="ce13" office:value-type="float" office:value="2457.23123135356" calcext:value-type="float">
            <text:p><text:s/>2.457 </text:p>
          </table:table-cell>
          <table:table-cell table:style-name="ce13" office:value-type="float" office:value="2967.58095882988" calcext:value-type="float">
            <text:p><text:s/>2.968 </text:p>
          </table:table-cell>
          <table:table-cell table:style-name="ce14" office:value-type="percentage" office:value="0.00979570059453392" calcext:value-type="percentage">
            <text:p>1,0%</text:p>
          </table:table-cell>
          <table:table-cell table:style-name="ce15" office:value-type="percentage" office:value="0.00739352831658935" calcext:value-type="percentage">
            <text:p>0,7%</text:p>
          </table:table-cell>
          <table:table-cell table:style-name="ce15" office:value-type="percentage" office:value="0.00638074209576334" calcext:value-type="percentage">
            <text:p>0,6%</text:p>
          </table:table-cell>
          <table:table-cell table:style-name="ce15" office:value-type="percentage" office:value="0.00666627772276844" calcext:value-type="percentage">
            <text:p>0,7%</text:p>
          </table:table-cell>
          <table:table-cell table:style-name="ce15" office:value-type="percentage" office:value="0.00801142085548115" calcext:value-type="percentage">
            <text:p>0,8%</text:p>
          </table:table-cell>
          <table:table-cell table:style-name="ce15" office:value-type="percentage" office:value="0.00807903871191631" calcext:value-type="percentage">
            <text:p>0,8%</text:p>
          </table:table-cell>
          <table:table-cell table:style-name="ce15" office:value-type="percentage" office:value="0.00782973608180551" calcext:value-type="percentage">
            <text:p>0,8%</text:p>
          </table:table-cell>
          <table:table-cell table:style-name="ce15" office:value-type="percentage" office:value="0.00912855078082216" calcext:value-type="percentage">
            <text:p>0,9%</text:p>
          </table:table-cell>
          <table:table-cell table:style-name="ce15" office:value-type="percentage" office:value="0.0106407016778389" calcext:value-type="percentage">
            <text:p>1,1%</text:p>
          </table:table-cell>
          <table:table-cell table:style-name="ce15" office:value-type="percentage" office:value="0.011336749294171" calcext:value-type="percentage">
            <text:p>1,1%</text:p>
          </table:table-cell>
          <table:table-cell table:style-name="ce15" office:value-type="percentage" office:value="0.0109636097683851" calcext:value-type="percentage">
            <text:p>1,1%</text:p>
          </table:table-cell>
          <table:table-cell table:style-name="ce54" office:value-type="percentage" office:value="0.0110062098401589" calcext:value-type="percentage">
            <text:p>1,1%</text:p>
          </table:table-cell>
          <table:table-cell table:style-name="ce15" office:value-type="percentage" office:value="0.0243864956372538" calcext:value-type="percentage">
            <text:p>2,4%</text:p>
          </table:table-cell>
          <table:table-cell table:style-name="ce15" office:value-type="percentage" office:value="0.0216521581938086" calcext:value-type="percentage">
            <text:p>2,2%</text:p>
          </table:table-cell>
          <table:table-cell table:style-name="ce15" office:value-type="percentage" office:value="0.019673752755814" calcext:value-type="percentage">
            <text:p>2,0%</text:p>
          </table:table-cell>
          <table:table-cell table:style-name="ce15" office:value-type="percentage" office:value="0.020153638388576" calcext:value-type="percentage">
            <text:p>2,0%</text:p>
          </table:table-cell>
          <table:table-cell table:style-name="ce15" office:value-type="percentage" office:value="0.0235551130323936" calcext:value-type="percentage">
            <text:p>2,4%</text:p>
          </table:table-cell>
          <table:table-cell table:style-name="ce15" office:value-type="percentage" office:value="0.0238775687604957" calcext:value-type="percentage">
            <text:p>2,4%</text:p>
          </table:table-cell>
          <table:table-cell table:style-name="ce15" office:value-type="percentage" office:value="0.0233821261505413" calcext:value-type="percentage">
            <text:p>2,3%</text:p>
          </table:table-cell>
          <table:table-cell table:style-name="ce15" office:value-type="percentage" office:value="0.0250903518732125" calcext:value-type="percentage">
            <text:p>2,5%</text:p>
          </table:table-cell>
          <table:table-cell table:style-name="ce15" office:value-type="percentage" office:value="0.0247388031973151" calcext:value-type="percentage">
            <text:p>2,5%</text:p>
          </table:table-cell>
          <table:table-cell table:style-name="ce15" office:value-type="percentage" office:value="0.025976081552679" calcext:value-type="percentage">
            <text:p>2,6%</text:p>
          </table:table-cell>
          <table:table-cell table:style-name="ce15" office:value-type="percentage" office:value="0.0284431391158055" calcext:value-type="percentage">
            <text:p>2,8%</text:p>
          </table:table-cell>
          <table:table-cell table:style-name="ce15" office:value-type="percentage" office:value="0.0293930484620934" calcext:value-type="percentage">
            <text:p>2,9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51722.238822711" calcext:value-type="float">
            <text:p><text:s/>51.722 </text:p>
          </table:table-cell>
          <table:table-cell table:style-name="ce19" office:value-type="float" office:value="56691.3078978978" calcext:value-type="float">
            <text:p><text:s/>56.691 </text:p>
          </table:table-cell>
          <table:table-cell table:style-name="ce19" office:value-type="float" office:value="67852.7864886528" calcext:value-type="float">
            <text:p><text:s/>67.853 </text:p>
          </table:table-cell>
          <table:table-cell table:style-name="ce19" office:value-type="float" office:value="71741.9596770048" calcext:value-type="float">
            <text:p><text:s/>71.742 </text:p>
          </table:table-cell>
          <table:table-cell table:style-name="ce19" office:value-type="float" office:value="78563.1716782444" calcext:value-type="float">
            <text:p><text:s/>78.563 </text:p>
          </table:table-cell>
          <table:table-cell table:style-name="ce19" office:value-type="float" office:value="81316.0044489642" calcext:value-type="float">
            <text:p><text:s/>81.316 </text:p>
          </table:table-cell>
          <table:table-cell table:style-name="ce19" office:value-type="float" office:value="84003.6387053668" calcext:value-type="float">
            <text:p><text:s/>84.004 </text:p>
          </table:table-cell>
          <table:table-cell table:style-name="ce19" office:value-type="float" office:value="87668.443225937" calcext:value-type="float">
            <text:p><text:s/>87.668 </text:p>
          </table:table-cell>
          <table:table-cell table:style-name="ce19" office:value-type="float" office:value="85625.8580506782" calcext:value-type="float">
            <text:p><text:s/>85.626 </text:p>
          </table:table-cell>
          <table:table-cell table:style-name="ce19" office:value-type="float" office:value="92008.4121449539" calcext:value-type="float">
            <text:p><text:s/>92.008 </text:p>
          </table:table-cell>
          <table:table-cell table:style-name="ce19" office:value-type="float" office:value="108640.347138714" calcext:value-type="float">
            <text:p><text:s/>108.640 </text:p>
          </table:table-cell>
          <table:table-cell table:style-name="ce19" office:value-type="float" office:value="134428.335109213" calcext:value-type="float">
            <text:p><text:s/>134.428 </text:p>
          </table:table-cell>
          <table:table-cell table:style-name="ce20" office:value-type="percentage" office:value="0.484426203884761" calcext:value-type="percentage">
            <text:p>48,4%</text:p>
          </table:table-cell>
          <table:table-cell table:style-name="ce21" office:value-type="percentage" office:value="0.467377085761034" calcext:value-type="percentage">
            <text:p>46,7%</text:p>
          </table:table-cell>
          <table:table-cell table:style-name="ce21" office:value-type="percentage" office:value="0.48900151378978" calcext:value-type="percentage">
            <text:p>48,9%</text:p>
          </table:table-cell>
          <table:table-cell table:style-name="ce21" office:value-type="percentage" office:value="0.474169706837967" calcext:value-type="percentage">
            <text:p>47,4%</text:p>
          </table:table-cell>
          <table:table-cell table:style-name="ce21" office:value-type="percentage" office:value="0.476096234026717" calcext:value-type="percentage">
            <text:p>47,6%</text:p>
          </table:table-cell>
          <table:table-cell table:style-name="ce21" office:value-type="percentage" office:value="0.468322622516287" calcext:value-type="percentage">
            <text:p>46,8%</text:p>
          </table:table-cell>
          <table:table-cell table:style-name="ce21" office:value-type="percentage" office:value="0.462168914713608" calcext:value-type="percentage">
            <text:p>46,2%</text:p>
          </table:table-cell>
          <table:table-cell table:style-name="ce21" office:value-type="percentage" office:value="0.456729456561279" calcext:value-type="percentage">
            <text:p>45,7%</text:p>
          </table:table-cell>
          <table:table-cell table:style-name="ce21" office:value-type="percentage" office:value="0.437577185583833" calcext:value-type="percentage">
            <text:p>43,8%</text:p>
          </table:table-cell>
          <table:table-cell table:style-name="ce21" office:value-type="percentage" office:value="0.440922573894815" calcext:value-type="percentage">
            <text:p>44,1%</text:p>
          </table:table-cell>
          <table:table-cell table:style-name="ce21" office:value-type="percentage" office:value="0.484728647403139" calcext:value-type="percentage">
            <text:p>48,5%</text:p>
          </table:table-cell>
          <table:table-cell table:style-name="ce55" office:value-type="percentage" office:value="0.498569873982" calcext:value-type="percentage">
            <text:p>49,9%</text:p>
          </table:table-cell>
          <table:table-cell table:style-name="ce21" office:value-type="percentage" office:value="0.0315041028009609" calcext:value-type="percentage">
            <text:p>3,2%</text:p>
          </table:table-cell>
          <table:table-cell table:style-name="ce21" office:value-type="percentage" office:value="0.0309406290358731" calcext:value-type="percentage">
            <text:p>3,1%</text:p>
          </table:table-cell>
          <table:table-cell table:style-name="ce21" office:value-type="percentage" office:value="0.0340899911116715" calcext:value-type="percentage">
            <text:p>3,4%</text:p>
          </table:table-cell>
          <table:table-cell table:style-name="ce21" office:value-type="percentage" office:value="0.0326396392344695" calcext:value-type="percentage">
            <text:p>3,3%</text:p>
          </table:table-cell>
          <table:table-cell table:style-name="ce21" office:value-type="percentage" office:value="0.032717737069392" calcext:value-type="percentage">
            <text:p>3,3%</text:p>
          </table:table-cell>
          <table:table-cell table:style-name="ce21" office:value-type="percentage" office:value="0.0335346961970825" calcext:value-type="percentage">
            <text:p>3,4%</text:p>
          </table:table-cell>
          <table:table-cell table:style-name="ce21" office:value-type="percentage" office:value="0.0328585628073481" calcext:value-type="percentage">
            <text:p>3,3%</text:p>
          </table:table-cell>
          <table:table-cell table:style-name="ce56" office:value-type="percentage" office:value="0.0326931607266147" calcext:value-type="percentage">
            <text:p>3,3%</text:p>
          </table:table-cell>
          <table:table-cell table:style-name="ce56" office:value-type="percentage" office:value="0.0298222206145417" calcext:value-type="percentage">
            <text:p>3,0%</text:p>
          </table:table-cell>
          <table:table-cell table:style-name="ce56" office:value-type="percentage" office:value="0.0301871504868888" calcext:value-type="percentage">
            <text:p>3,0%</text:p>
          </table:table-cell>
          <table:table-cell table:style-name="ce56" office:value-type="percentage" office:value="0.0327604634392751" calcext:value-type="percentage">
            <text:p>3,3%</text:p>
          </table:table-cell>
          <table:table-cell table:style-name="ce56" office:value-type="percentage" office:value="0.0329611361518513" calcext:value-type="percentage">
            <text:p>3,3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106770.109477841" calcext:value-type="float">
            <text:p><text:s/>106.770 </text:p>
          </table:table-cell>
          <table:table-cell table:style-name="ce27" office:value-type="float" office:value="121296.720838564" calcext:value-type="float">
            <text:p><text:s/>121.297 </text:p>
          </table:table-cell>
          <table:table-cell table:style-name="ce27" office:value-type="float" office:value="138757.825027557" calcext:value-type="float">
            <text:p><text:s/>138.758 </text:p>
          </table:table-cell>
          <table:table-cell table:style-name="ce27" office:value-type="float" office:value="151300.175111187" calcext:value-type="float">
            <text:p><text:s/>151.300 </text:p>
          </table:table-cell>
          <table:table-cell table:style-name="ce27" office:value-type="float" office:value="165015.318465711" calcext:value-type="float">
            <text:p><text:s/>165.015 </text:p>
          </table:table-cell>
          <table:table-cell table:style-name="ce27" office:value-type="float" office:value="173632.450237093" calcext:value-type="float">
            <text:p><text:s/>173.632 </text:p>
          </table:table-cell>
          <table:table-cell table:style-name="ce27" office:value-type="float" office:value="181759.603536775" calcext:value-type="float">
            <text:p><text:s/>181.760 </text:p>
          </table:table-cell>
          <table:table-cell table:style-name="ce27" office:value-type="float" office:value="191948.301048927" calcext:value-type="float">
            <text:p><text:s/>191.948 </text:p>
          </table:table-cell>
          <table:table-cell table:style-name="ce27" office:value-type="float" office:value="195681.723983011" calcext:value-type="float">
            <text:p><text:s/>195.682 </text:p>
          </table:table-cell>
          <table:table-cell table:style-name="ce27" office:value-type="float" office:value="208672.491708041" calcext:value-type="float">
            <text:p><text:s/>208.672 </text:p>
          </table:table-cell>
          <table:table-cell table:style-name="ce27" office:value-type="float" office:value="224126.112043798" calcext:value-type="float">
            <text:p><text:s/>224.126 </text:p>
          </table:table-cell>
          <table:table-cell table:style-name="ce27" office:value-type="float" office:value="269627.873893692" calcext:value-type="float">
            <text:p><text:s/>269.628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274766632545855" calcext:value-type="percentage">
            <text:p>2,7%</text:p>
          </table:table-cell>
          <table:table-cell table:style-name="ce29" office:value-type="percentage" office:value="0.0277162096084309" calcext:value-type="percentage">
            <text:p>2,8%</text:p>
          </table:table-cell>
          <table:table-cell table:style-name="ce29" office:value-type="percentage" office:value="0.0288192609865408" calcext:value-type="percentage">
            <text:p>2,9%</text:p>
          </table:table-cell>
          <table:table-cell table:style-name="ce29" office:value-type="percentage" office:value="0.0283779047867961" calcext:value-type="percentage">
            <text:p>2,8%</text:p>
          </table:table-cell>
          <table:table-cell table:style-name="ce29" office:value-type="percentage" office:value="0.0285545365653101" calcext:value-type="percentage">
            <text:p>2,9%</text:p>
          </table:table-cell>
          <table:table-cell table:style-name="ce29" office:value-type="percentage" office:value="0.0289590758039092" calcext:value-type="percentage">
            <text:p>2,9%</text:p>
          </table:table-cell>
          <table:table-cell table:style-name="ce29" office:value-type="percentage" office:value="0.0289918797575713" calcext:value-type="percentage">
            <text:p>2,9%</text:p>
          </table:table-cell>
          <table:table-cell table:style-name="ce58" office:value-type="percentage" office:value="0.0291472041819472" calcext:value-type="percentage">
            <text:p>2,9%</text:p>
          </table:table-cell>
          <table:table-cell table:style-name="ce58" office:value-type="percentage" office:value="0.0279380046722376" calcext:value-type="percentage">
            <text:p>2,8%</text:p>
          </table:table-cell>
          <table:table-cell table:style-name="ce58" office:value-type="percentage" office:value="0.028240464502259" calcext:value-type="percentage">
            <text:p>2,8%</text:p>
          </table:table-cell>
          <table:table-cell table:style-name="ce58" office:value-type="percentage" office:value="0.0294530856290768" calcext:value-type="percentage">
            <text:p>2,9%</text:p>
          </table:table-cell>
          <table:table-cell table:style-name="ce58" office:value-type="percentage" office:value="0.0299182895579866" calcext:value-type="percentage">
            <text:p>3,0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106770.109477841" calcext:value-type="float">
            <text:p><text:s/>106.770 </text:p>
          </table:table-cell>
          <table:table-cell table:style-name="ce32" office:value-type="float" office:value="121296.720838564" calcext:value-type="float">
            <text:p><text:s/>121.297 </text:p>
          </table:table-cell>
          <table:table-cell table:style-name="ce32" office:value-type="float" office:value="138757.825027557" calcext:value-type="float">
            <text:p><text:s/>138.758 </text:p>
          </table:table-cell>
          <table:table-cell table:style-name="ce32" office:value-type="float" office:value="151300.175111187" calcext:value-type="float">
            <text:p><text:s/>151.300 </text:p>
          </table:table-cell>
          <table:table-cell table:style-name="ce32" office:value-type="float" office:value="165015.31846571" calcext:value-type="float">
            <text:p><text:s/>165.015 </text:p>
          </table:table-cell>
          <table:table-cell table:style-name="ce32" office:value-type="float" office:value="173632.450237093" calcext:value-type="float">
            <text:p><text:s/>173.632 </text:p>
          </table:table-cell>
          <table:table-cell table:style-name="ce32" office:value-type="float" office:value="181759.603536774" calcext:value-type="float">
            <text:p><text:s/>181.760 </text:p>
          </table:table-cell>
          <table:table-cell table:style-name="ce32" office:value-type="float" office:value="191948.301048927" calcext:value-type="float">
            <text:p><text:s/>191.948 </text:p>
          </table:table-cell>
          <table:table-cell table:style-name="ce32" office:value-type="float" office:value="195681.72398301" calcext:value-type="float">
            <text:p><text:s/>195.682 </text:p>
          </table:table-cell>
          <table:table-cell table:style-name="ce32" office:value-type="float" office:value="208672.491708042" calcext:value-type="float">
            <text:p><text:s/>208.672 </text:p>
          </table:table-cell>
          <table:table-cell table:style-name="ce32" office:value-type="float" office:value="224126.112043798" calcext:value-type="float">
            <text:p><text:s/>224.126 </text:p>
          </table:table-cell>
          <table:table-cell table:style-name="ce32" office:value-type="float" office:value="269627.873893692" calcext:value-type="float">
            <text:p><text:s/>269.628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ela33" table:style-name="ta2">
        <table:table-column table:style-name="co20" table:default-cell-style-name="ce67"/>
        <table:table-column table:style-name="co8" table:number-columns-repeated="3" table:default-cell-style-name="ce67"/>
        <table:table-column table:style-name="co8" table:number-columns-repeated="9" table:default-cell-style-name="ce90"/>
        <table:table-column table:style-name="co7" table:number-columns-repeated="2" table:default-cell-style-name="ce67"/>
        <table:table-column table:style-name="co7" table:default-cell-style-name="ce90"/>
        <table:table-column table:style-name="co7" table:number-columns-repeated="9" table:default-cell-style-name="ce67"/>
        <table:table-column table:style-name="co7" table:default-cell-style-name="ce90"/>
        <table:table-column table:style-name="co7" table:number-columns-repeated="11" table:default-cell-style-name="ce67"/>
        <table:table-column table:style-name="co3" table:number-columns-repeated="16347" table:default-cell-style-name="ce67"/>
        <table:table-row table:style-name="ro14">
          <table:table-cell table:style-name="ce44" office:value-type="string" calcext:value-type="string" table:number-columns-spanned="37" table:number-rows-spanned="1">
            <text:p>CONTAS REGIONAIS DO BRASIL - 2010-2021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Ano de referência 2010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Componentes do PIB sob a ótica da renda em valores correntes 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sobre o PIB da UF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6" office:value-type="string" calcext:value-type="string" table:number-columns-spanned="37" table:number-rows-spanned="1">
            <text:p>Participação dos componentes do <text:s/>PIB da UF sobre os componentes do PIB Brasil</text:p>
          </table:table-cell>
          <table:covered-table-cell table:number-columns-repeated="36"/>
          <table:table-cell table:number-columns-repeated="16347"/>
        </table:table-row>
        <table:table-row table:style-name="ro12">
          <table:table-cell table:style-name="ce45" office:value-type="string" calcext:value-type="string" table:number-columns-spanned="37" table:number-rows-spanned="1">
            <text:p>Produto Interno Bruto (Ótica da Renda e Ótica da Produção)</text:p>
          </table:table-cell>
          <table:covered-table-cell table:number-columns-repeated="36"/>
          <table:table-cell table:number-columns-repeated="16347"/>
        </table:table-row>
        <table:table-row table:style-name="ro15">
          <table:table-cell table:style-name="ce48" office:value-type="string" calcext:value-type="string" table:number-columns-spanned="37" table:number-rows-spanned="1">
            <text:p>Distrito Federal</text:p>
          </table:table-cell>
          <table:covered-table-cell table:number-columns-repeated="36"/>
          <table:table-cell table:number-columns-repeated="16347"/>
        </table:table-row>
        <table:table-row table:style-name="ro10">
          <table:table-cell table:style-name="ce49" office:value-type="string" calcext:value-type="string" table:number-columns-spanned="1" table:number-rows-spanned="2">
            <text:p>Componentes do PIB sob o ótica da renda</text:p>
          </table:table-cell>
          <table:table-cell table:style-name="ce50" office:value-type="string" calcext:value-type="string" table:number-columns-spanned="12" table:number-rows-spanned="1">
            <text:p>Valores correntes (1 000 000 R$)</text:p>
          </table:table-cell>
          <table:covered-table-cell table:number-columns-repeated="11"/>
          <table:table-cell table:style-name="ce50" office:value-type="string" calcext:value-type="string" table:number-columns-spanned="12" table:number-rows-spanned="1">
            <text:p>Participação dos componentes do PIB sobre o PIB da UF (%)</text:p>
          </table:table-cell>
          <table:covered-table-cell table:number-columns-repeated="11"/>
          <table:table-cell table:style-name="ce51" office:value-type="string" calcext:value-type="string" table:number-columns-spanned="12" table:number-rows-spanned="1">
            <text:p>Participação dos componente do PIB da Região sobre os componentes do PIB Brasil (%)</text:p>
          </table:table-cell>
          <table:covered-table-cell table:number-columns-repeated="11"/>
          <table:table-cell table:number-columns-repeated="16347"/>
        </table:table-row>
        <table:table-row table:style-name="ro2">
          <table:covered-table-cell/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8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53" office:value-type="float" office:value="2018" calcext:value-type="float">
            <text:p>2018</text:p>
          </table:table-cell>
          <table:table-cell table:style-name="ce53" office:value-type="float" office:value="2019" calcext:value-type="float">
            <text:p>2019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2021" calcext:value-type="float">
            <text:p>2021</text:p>
          </table:table-cell>
          <table:table-cell table:style-name="ce10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52" office:value-type="float" office:value="2020" calcext:value-type="float">
            <text:p>2020</text:p>
          </table:table-cell>
          <table:table-cell table:style-name="ce52" office:value-type="float" office:value="2021" calcext:value-type="float">
            <text:p>2021</text:p>
          </table:table-cell>
          <table:table-cell table:style-name="ce53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number-columns-repeated="16347"/>
        </table:table-row>
        <table:table-row table:style-name="ro2">
          <table:table-cell table:style-name="ce11" office:value-type="string" calcext:value-type="string">
            <text:p>Valor Adicionado</text:p>
          </table:table-cell>
          <table:table-cell table:style-name="ce12" office:value-type="float" office:value="121620.222894697" calcext:value-type="float">
            <text:p><text:s/>121.620 </text:p>
          </table:table-cell>
          <table:table-cell table:style-name="ce13" office:value-type="float" office:value="131630.929966518" calcext:value-type="float">
            <text:p><text:s/>131.631 </text:p>
          </table:table-cell>
          <table:table-cell table:style-name="ce13" office:value-type="float" office:value="138261.822698534" calcext:value-type="float">
            <text:p><text:s/>138.262 </text:p>
          </table:table-cell>
          <table:table-cell table:style-name="ce13" office:value-type="float" office:value="150802.935465945" calcext:value-type="float">
            <text:p><text:s/>150.803 </text:p>
          </table:table-cell>
          <table:table-cell table:style-name="ce13" office:value-type="float" office:value="171201.766019646" calcext:value-type="float">
            <text:p><text:s/>171.202 </text:p>
          </table:table-cell>
          <table:table-cell table:style-name="ce13" office:value-type="float" office:value="186294.051318342" calcext:value-type="float">
            <text:p><text:s/>186.294 </text:p>
          </table:table-cell>
          <table:table-cell table:style-name="ce13" office:value-type="float" office:value="206394.425434705" calcext:value-type="float">
            <text:p><text:s/>206.394 </text:p>
          </table:table-cell>
          <table:table-cell table:style-name="ce13" office:value-type="float" office:value="215601.787690289" calcext:value-type="float">
            <text:p><text:s/>215.602 </text:p>
          </table:table-cell>
          <table:table-cell table:style-name="ce13" office:value-type="float" office:value="226124.917323207" calcext:value-type="float">
            <text:p><text:s/>226.125 </text:p>
          </table:table-cell>
          <table:table-cell table:style-name="ce13" office:value-type="float" office:value="242927.103829426" calcext:value-type="float">
            <text:p><text:s/>242.927 </text:p>
          </table:table-cell>
          <table:table-cell table:style-name="ce13" office:value-type="float" office:value="240381.106228137" calcext:value-type="float">
            <text:p><text:s/>240.381 </text:p>
          </table:table-cell>
          <table:table-cell table:style-name="ce13" office:value-type="float" office:value="257028.37800793" calcext:value-type="float">
            <text:p><text:s/>257.028 </text:p>
          </table:table-cell>
          <table:table-cell table:style-name="ce14" office:value-type="percentage" office:value="0.843564978379593" calcext:value-type="percentage">
            <text:p>84,4%</text:p>
          </table:table-cell>
          <table:table-cell table:style-name="ce15" office:value-type="percentage" office:value="0.851600056793874" calcext:value-type="percentage">
            <text:p>85,2%</text:p>
          </table:table-cell>
          <table:table-cell table:style-name="ce15" office:value-type="percentage" office:value="0.842539284985776" calcext:value-type="percentage">
            <text:p>84,3%</text:p>
          </table:table-cell>
          <table:table-cell table:style-name="ce15" office:value-type="percentage" office:value="0.857289196929428" calcext:value-type="percentage">
            <text:p>85,7%</text:p>
          </table:table-cell>
          <table:table-cell table:style-name="ce15" office:value-type="percentage" office:value="0.86714268846045" calcext:value-type="percentage">
            <text:p>86,7%</text:p>
          </table:table-cell>
          <table:table-cell table:style-name="ce15" office:value-type="percentage" office:value="0.864021046174615" calcext:value-type="percentage">
            <text:p>86,4%</text:p>
          </table:table-cell>
          <table:table-cell table:style-name="ce15" office:value-type="percentage" office:value="0.87626044904854" calcext:value-type="percentage">
            <text:p>87,6%</text:p>
          </table:table-cell>
          <table:table-cell table:style-name="ce15" office:value-type="percentage" office:value="0.881006072288615" calcext:value-type="percentage">
            <text:p>88,1%</text:p>
          </table:table-cell>
          <table:table-cell table:style-name="ce15" office:value-type="percentage" office:value="0.887400509695477" calcext:value-type="percentage">
            <text:p>88,7%</text:p>
          </table:table-cell>
          <table:table-cell table:style-name="ce15" office:value-type="percentage" office:value="0.887846966873408" calcext:value-type="percentage">
            <text:p>88,8%</text:p>
          </table:table-cell>
          <table:table-cell table:style-name="ce15" office:value-type="percentage" office:value="0.904207323086021" calcext:value-type="percentage">
            <text:p>90,4%</text:p>
          </table:table-cell>
          <table:table-cell table:style-name="ce54" office:value-type="percentage" office:value="0.895744721117881" calcext:value-type="percentage">
            <text:p>89,6%</text:p>
          </table:table-cell>
          <table:table-cell table:style-name="ce15" office:value-type="percentage" office:value="0.0368229229677178" calcext:value-type="percentage">
            <text:p>3,7%</text:p>
          </table:table-cell>
          <table:table-cell table:style-name="ce15" office:value-type="percentage" office:value="0.0353802741021928" calcext:value-type="percentage">
            <text:p>3,5%</text:p>
          </table:table-cell>
          <table:table-cell table:style-name="ce15" office:value-type="percentage" office:value="0.0337696815708372" calcext:value-type="percentage">
            <text:p>3,4%</text:p>
          </table:table-cell>
          <table:table-cell table:style-name="ce15" office:value-type="percentage" office:value="0.0331161359988106" calcext:value-type="percentage">
            <text:p>3,3%</text:p>
          </table:table-cell>
          <table:table-cell table:style-name="ce15" office:value-type="percentage" office:value="0.0344280964997616" calcext:value-type="percentage">
            <text:p>3,4%</text:p>
          </table:table-cell>
          <table:table-cell table:style-name="ce15" office:value-type="percentage" office:value="0.0361343035115289" calcext:value-type="percentage">
            <text:p>3,6%</text:p>
          </table:table-cell>
          <table:table-cell table:style-name="ce15" office:value-type="percentage" office:value="0.0380814029380865" calcext:value-type="percentage">
            <text:p>3,8%</text:p>
          </table:table-cell>
          <table:table-cell table:style-name="ce15" office:value-type="percentage" office:value="0.0380120946024838" calcext:value-type="percentage">
            <text:p>3,8%</text:p>
          </table:table-cell>
          <table:table-cell table:style-name="ce15" office:value-type="percentage" office:value="0.0376175802172975" calcext:value-type="percentage">
            <text:p>3,8%</text:p>
          </table:table-cell>
          <table:table-cell table:style-name="ce15" office:value-type="percentage" office:value="0.0382160107108402" calcext:value-type="percentage">
            <text:p>3,8%</text:p>
          </table:table-cell>
          <table:table-cell table:style-name="ce15" office:value-type="percentage" office:value="0.0364493407940268" calcext:value-type="percentage">
            <text:p>3,6%</text:p>
          </table:table-cell>
          <table:table-cell table:style-name="ce15" office:value-type="percentage" office:value="0.0333197318288388" calcext:value-type="percentage">
            <text:p>3,3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Remuneração</text:p>
          </table:table-cell>
          <table:table-cell table:style-name="ce18" office:value-type="float" office:value="75922.5834626074" calcext:value-type="float">
            <text:p><text:s/>75.923 </text:p>
          </table:table-cell>
          <table:table-cell table:style-name="ce19" office:value-type="float" office:value="84407.3557510411" calcext:value-type="float">
            <text:p><text:s/>84.407 </text:p>
          </table:table-cell>
          <table:table-cell table:style-name="ce19" office:value-type="float" office:value="88577.2170549697" calcext:value-type="float">
            <text:p><text:s/>88.577 </text:p>
          </table:table-cell>
          <table:table-cell table:style-name="ce19" office:value-type="float" office:value="98843.7352288905" calcext:value-type="float">
            <text:p><text:s/>98.844 </text:p>
          </table:table-cell>
          <table:table-cell table:style-name="ce19" office:value-type="float" office:value="108810.970352522" calcext:value-type="float">
            <text:p><text:s/>108.811 </text:p>
          </table:table-cell>
          <table:table-cell table:style-name="ce19" office:value-type="float" office:value="120835.746960947" calcext:value-type="float">
            <text:p><text:s/>120.836 </text:p>
          </table:table-cell>
          <table:table-cell table:style-name="ce19" office:value-type="float" office:value="132641.053269359" calcext:value-type="float">
            <text:p><text:s/>132.641 </text:p>
          </table:table-cell>
          <table:table-cell table:style-name="ce19" office:value-type="float" office:value="140354.447563275" calcext:value-type="float">
            <text:p><text:s/>140.354 </text:p>
          </table:table-cell>
          <table:table-cell table:style-name="ce19" office:value-type="float" office:value="148683.699011494" calcext:value-type="float">
            <text:p><text:s/>148.684 </text:p>
          </table:table-cell>
          <table:table-cell table:style-name="ce19" office:value-type="float" office:value="151898.637448497" calcext:value-type="float">
            <text:p><text:s/>151.899 </text:p>
          </table:table-cell>
          <table:table-cell table:style-name="ce19" office:value-type="float" office:value="157065.648967794" calcext:value-type="float">
            <text:p><text:s/>157.066 </text:p>
          </table:table-cell>
          <table:table-cell table:style-name="ce19" office:value-type="float" office:value="165188.806283918" calcext:value-type="float">
            <text:p><text:s/>165.189 </text:p>
          </table:table-cell>
          <table:table-cell table:style-name="ce20" office:value-type="percentage" office:value="0.526603478868889" calcext:value-type="percentage">
            <text:p>52,7%</text:p>
          </table:table-cell>
          <table:table-cell table:style-name="ce21" office:value-type="percentage" office:value="0.546082208563679" calcext:value-type="percentage">
            <text:p>54,6%</text:p>
          </table:table-cell>
          <table:table-cell table:style-name="ce21" office:value-type="percentage" office:value="0.539771454382218" calcext:value-type="percentage">
            <text:p>54,0%</text:p>
          </table:table-cell>
          <table:table-cell table:style-name="ce21" office:value-type="percentage" office:value="0.561909926581079" calcext:value-type="percentage">
            <text:p>56,2%</text:p>
          </table:table-cell>
          <table:table-cell table:style-name="ce21" office:value-type="percentage" office:value="0.551131215285764" calcext:value-type="percentage">
            <text:p>55,1%</text:p>
          </table:table-cell>
          <table:table-cell table:style-name="ce21" office:value-type="percentage" office:value="0.560429212664878" calcext:value-type="percentage">
            <text:p>56,0%</text:p>
          </table:table-cell>
          <table:table-cell table:style-name="ce21" office:value-type="percentage" office:value="0.563135892140894" calcext:value-type="percentage">
            <text:p>56,3%</text:p>
          </table:table-cell>
          <table:table-cell table:style-name="ce21" office:value-type="percentage" office:value="0.573525488358131" calcext:value-type="percentage">
            <text:p>57,4%</text:p>
          </table:table-cell>
          <table:table-cell table:style-name="ce21" office:value-type="percentage" office:value="0.583491602111324" calcext:value-type="percentage">
            <text:p>58,3%</text:p>
          </table:table-cell>
          <table:table-cell table:style-name="ce21" office:value-type="percentage" office:value="0.555157256662259" calcext:value-type="percentage">
            <text:p>55,5%</text:p>
          </table:table-cell>
          <table:table-cell table:style-name="ce21" office:value-type="percentage" office:value="0.590811450327349" calcext:value-type="percentage">
            <text:p>59,1%</text:p>
          </table:table-cell>
          <table:table-cell table:style-name="ce55" office:value-type="percentage" office:value="0.575683519319482" calcext:value-type="percentage">
            <text:p>57,6%</text:p>
          </table:table-cell>
          <table:table-cell table:style-name="ce21" office:value-type="percentage" office:value="0.0469182132274995" calcext:value-type="percentage">
            <text:p>4,7%</text:p>
          </table:table-cell>
          <table:table-cell table:style-name="ce21" office:value-type="percentage" office:value="0.0457051246201044" calcext:value-type="percentage">
            <text:p>4,6%</text:p>
          </table:table-cell>
          <table:table-cell table:style-name="ce21" office:value-type="percentage" office:value="0.0430225829781858" calcext:value-type="percentage">
            <text:p>4,3%</text:p>
          </table:table-cell>
          <table:table-cell table:style-name="ce21" office:value-type="percentage" office:value="0.0428690540535143" calcext:value-type="percentage">
            <text:p>4,3%</text:p>
          </table:table-cell>
          <table:table-cell table:style-name="ce21" office:value-type="percentage" office:value="0.0432584524785518" calcext:value-type="percentage">
            <text:p>4,3%</text:p>
          </table:table-cell>
          <table:table-cell table:style-name="ce21" office:value-type="percentage" office:value="0.0452226206993014" calcext:value-type="percentage">
            <text:p>4,5%</text:p>
          </table:table-cell>
          <table:table-cell table:style-name="ce21" office:value-type="percentage" office:value="0.0473306270934856" calcext:value-type="percentage">
            <text:p>4,7%</text:p>
          </table:table-cell>
          <table:table-cell table:style-name="ce21" office:value-type="percentage" office:value="0.0480577536128715" calcext:value-type="percentage">
            <text:p>4,8%</text:p>
          </table:table-cell>
          <table:table-cell table:style-name="ce21" office:value-type="percentage" office:value="0.0486566570918372" calcext:value-type="percentage">
            <text:p>4,9%</text:p>
          </table:table-cell>
          <table:table-cell table:style-name="ce21" office:value-type="percentage" office:value="0.0472075027499618" calcext:value-type="percentage">
            <text:p>4,7%</text:p>
          </table:table-cell>
          <table:table-cell table:style-name="ce21" office:value-type="percentage" office:value="0.0492007434563874" calcext:value-type="percentage">
            <text:p>4,9%</text:p>
          </table:table-cell>
          <table:table-cell table:style-name="ce21" office:value-type="percentage" office:value="0.0467341603135356" calcext:value-type="percentage">
            <text:p>4,7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Salários</text:p>
          </table:table-cell>
          <table:table-cell table:style-name="ce12" office:value-type="float" office:value="59027.5325130855" calcext:value-type="float">
            <text:p><text:s/>59.028 </text:p>
          </table:table-cell>
          <table:table-cell table:style-name="ce13" office:value-type="float" office:value="65423.6914276935" calcext:value-type="float">
            <text:p><text:s/>65.424 </text:p>
          </table:table-cell>
          <table:table-cell table:style-name="ce13" office:value-type="float" office:value="69058.6341868489" calcext:value-type="float">
            <text:p><text:s/>69.059 </text:p>
          </table:table-cell>
          <table:table-cell table:style-name="ce13" office:value-type="float" office:value="76922.2636650087" calcext:value-type="float">
            <text:p><text:s/>76.922 </text:p>
          </table:table-cell>
          <table:table-cell table:style-name="ce13" office:value-type="float" office:value="84835.5942459175" calcext:value-type="float">
            <text:p><text:s/>84.836 </text:p>
          </table:table-cell>
          <table:table-cell table:style-name="ce13" office:value-type="float" office:value="94386.0581163812" calcext:value-type="float">
            <text:p><text:s/>94.386 </text:p>
          </table:table-cell>
          <table:table-cell table:style-name="ce13" office:value-type="float" office:value="103621.494044635" calcext:value-type="float">
            <text:p><text:s/>103.621 </text:p>
          </table:table-cell>
          <table:table-cell table:style-name="ce13" office:value-type="float" office:value="108679.482565288" calcext:value-type="float">
            <text:p><text:s/>108.679 </text:p>
          </table:table-cell>
          <table:table-cell table:style-name="ce13" office:value-type="float" office:value="115291.656426182" calcext:value-type="float">
            <text:p><text:s/>115.292 </text:p>
          </table:table-cell>
          <table:table-cell table:style-name="ce13" office:value-type="float" office:value="116701.425006471" calcext:value-type="float">
            <text:p><text:s/>116.701 </text:p>
          </table:table-cell>
          <table:table-cell table:style-name="ce13" office:value-type="float" office:value="122021.988474549" calcext:value-type="float">
            <text:p><text:s/>122.022 </text:p>
          </table:table-cell>
          <table:table-cell table:style-name="ce13" office:value-type="float" office:value="127738.08692192" calcext:value-type="float">
            <text:p><text:s/>127.738 </text:p>
          </table:table-cell>
          <table:table-cell table:style-name="ce14" office:value-type="percentage" office:value="0.409418417456072" calcext:value-type="percentage">
            <text:p>40,9%</text:p>
          </table:table-cell>
          <table:table-cell table:style-name="ce15" office:value-type="percentage" office:value="0.423265408439037" calcext:value-type="percentage">
            <text:p>42,3%</text:p>
          </table:table-cell>
          <table:table-cell table:style-name="ce15" office:value-type="percentage" office:value="0.420829200239517" calcext:value-type="percentage">
            <text:p>42,1%</text:p>
          </table:table-cell>
          <table:table-cell table:style-name="ce15" office:value-type="percentage" office:value="0.437290066268377" calcext:value-type="percentage">
            <text:p>43,7%</text:p>
          </table:table-cell>
          <table:table-cell table:style-name="ce15" office:value-type="percentage" office:value="0.429695130966715" calcext:value-type="percentage">
            <text:p>43,0%</text:p>
          </table:table-cell>
          <table:table-cell table:style-name="ce15" office:value-type="percentage" office:value="0.437757084034086" calcext:value-type="percentage">
            <text:p>43,8%</text:p>
          </table:table-cell>
          <table:table-cell table:style-name="ce15" office:value-type="percentage" office:value="0.43993153745016" calcext:value-type="percentage">
            <text:p>44,0%</text:p>
          </table:table-cell>
          <table:table-cell table:style-name="ce15" office:value-type="percentage" office:value="0.444093182616576" calcext:value-type="percentage">
            <text:p>44,4%</text:p>
          </table:table-cell>
          <table:table-cell table:style-name="ce15" office:value-type="percentage" office:value="0.45244847797996" calcext:value-type="percentage">
            <text:p>45,2%</text:p>
          </table:table-cell>
          <table:table-cell table:style-name="ce15" office:value-type="percentage" office:value="0.426518921060998" calcext:value-type="percentage">
            <text:p>42,7%</text:p>
          </table:table-cell>
          <table:table-cell table:style-name="ce15" office:value-type="percentage" office:value="0.458992710731152" calcext:value-type="percentage">
            <text:p>45,9%</text:p>
          </table:table-cell>
          <table:table-cell table:style-name="ce54" office:value-type="percentage" office:value="0.445167642315652" calcext:value-type="percentage">
            <text:p>44,5%</text:p>
          </table:table-cell>
          <table:table-cell table:style-name="ce15" office:value-type="percentage" office:value="0.0462132824804844" calcext:value-type="percentage">
            <text:p>4,6%</text:p>
          </table:table-cell>
          <table:table-cell table:style-name="ce15" office:value-type="percentage" office:value="0.0450063401754154" calcext:value-type="percentage">
            <text:p>4,5%</text:p>
          </table:table-cell>
          <table:table-cell table:style-name="ce15" office:value-type="percentage" office:value="0.0424458240724389" calcext:value-type="percentage">
            <text:p>4,2%</text:p>
          </table:table-cell>
          <table:table-cell table:style-name="ce15" office:value-type="percentage" office:value="0.0422137205179472" calcext:value-type="percentage">
            <text:p>4,2%</text:p>
          </table:table-cell>
          <table:table-cell table:style-name="ce15" office:value-type="percentage" office:value="0.0424091244570073" calcext:value-type="percentage">
            <text:p>4,2%</text:p>
          </table:table-cell>
          <table:table-cell table:style-name="ce15" office:value-type="percentage" office:value="0.04437837500206" calcext:value-type="percentage">
            <text:p>4,4%</text:p>
          </table:table-cell>
          <table:table-cell table:style-name="ce15" office:value-type="percentage" office:value="0.0464817951370368" calcext:value-type="percentage">
            <text:p>4,6%</text:p>
          </table:table-cell>
          <table:table-cell table:style-name="ce15" office:value-type="percentage" office:value="0.0469994799956271" calcext:value-type="percentage">
            <text:p>4,7%</text:p>
          </table:table-cell>
          <table:table-cell table:style-name="ce15" office:value-type="percentage" office:value="0.047595983824526" calcext:value-type="percentage">
            <text:p>4,8%</text:p>
          </table:table-cell>
          <table:table-cell table:style-name="ce15" office:value-type="percentage" office:value="0.0459509968356297" calcext:value-type="percentage">
            <text:p>4,6%</text:p>
          </table:table-cell>
          <table:table-cell table:style-name="ce15" office:value-type="percentage" office:value="0.0481926808803727" calcext:value-type="percentage">
            <text:p>4,8%</text:p>
          </table:table-cell>
          <table:table-cell table:style-name="ce15" office:value-type="percentage" office:value="0.0457021277610487" calcext:value-type="percentage">
            <text:p>4,6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Contribuição social</text:p>
          </table:table-cell>
          <table:table-cell table:style-name="ce12" office:value-type="float" office:value="16895.0509495219" calcext:value-type="float">
            <text:p><text:s/>16.895 </text:p>
          </table:table-cell>
          <table:table-cell table:style-name="ce13" office:value-type="float" office:value="18983.6643233476" calcext:value-type="float">
            <text:p><text:s/>18.984 </text:p>
          </table:table-cell>
          <table:table-cell table:style-name="ce13" office:value-type="float" office:value="19518.5828681208" calcext:value-type="float">
            <text:p><text:s/>19.519 </text:p>
          </table:table-cell>
          <table:table-cell table:style-name="ce13" office:value-type="float" office:value="21921.4715638819" calcext:value-type="float">
            <text:p><text:s/>21.921 </text:p>
          </table:table-cell>
          <table:table-cell table:style-name="ce13" office:value-type="float" office:value="23975.3761066048" calcext:value-type="float">
            <text:p><text:s/>23.975 </text:p>
          </table:table-cell>
          <table:table-cell table:style-name="ce13" office:value-type="float" office:value="26449.6888445662" calcext:value-type="float">
            <text:p><text:s/>26.450 </text:p>
          </table:table-cell>
          <table:table-cell table:style-name="ce13" office:value-type="float" office:value="29019.5592247243" calcext:value-type="float">
            <text:p><text:s/>29.020 </text:p>
          </table:table-cell>
          <table:table-cell table:style-name="ce13" office:value-type="float" office:value="31674.9649979865" calcext:value-type="float">
            <text:p><text:s/>31.675 </text:p>
          </table:table-cell>
          <table:table-cell table:style-name="ce13" office:value-type="float" office:value="33392.0425853127" calcext:value-type="float">
            <text:p><text:s/>33.392 </text:p>
          </table:table-cell>
          <table:table-cell table:style-name="ce13" office:value-type="float" office:value="35197.2124420262" calcext:value-type="float">
            <text:p><text:s/>35.197 </text:p>
          </table:table-cell>
          <table:table-cell table:style-name="ce13" office:value-type="float" office:value="35043.660493245" calcext:value-type="float">
            <text:p><text:s/>35.044 </text:p>
          </table:table-cell>
          <table:table-cell table:style-name="ce13" office:value-type="float" office:value="37450.7193619982" calcext:value-type="float">
            <text:p><text:s/>37.451 </text:p>
          </table:table-cell>
          <table:table-cell table:style-name="ce14" office:value-type="percentage" office:value="0.117185061412817" calcext:value-type="percentage">
            <text:p>11,7%</text:p>
          </table:table-cell>
          <table:table-cell table:style-name="ce15" office:value-type="percentage" office:value="0.122816800124642" calcext:value-type="percentage">
            <text:p>12,3%</text:p>
          </table:table-cell>
          <table:table-cell table:style-name="ce15" office:value-type="percentage" office:value="0.118942254142701" calcext:value-type="percentage">
            <text:p>11,9%</text:p>
          </table:table-cell>
          <table:table-cell table:style-name="ce15" office:value-type="percentage" office:value="0.124619860312702" calcext:value-type="percentage">
            <text:p>12,5%</text:p>
          </table:table-cell>
          <table:table-cell table:style-name="ce15" office:value-type="percentage" office:value="0.121436084319049" calcext:value-type="percentage">
            <text:p>12,1%</text:p>
          </table:table-cell>
          <table:table-cell table:style-name="ce15" office:value-type="percentage" office:value="0.122672128630792" calcext:value-type="percentage">
            <text:p>12,3%</text:p>
          </table:table-cell>
          <table:table-cell table:style-name="ce15" office:value-type="percentage" office:value="0.123204354690734" calcext:value-type="percentage">
            <text:p>12,3%</text:p>
          </table:table-cell>
          <table:table-cell table:style-name="ce15" office:value-type="percentage" office:value="0.129432305741556" calcext:value-type="percentage">
            <text:p>12,9%</text:p>
          </table:table-cell>
          <table:table-cell table:style-name="ce15" office:value-type="percentage" office:value="0.131043124131364" calcext:value-type="percentage">
            <text:p>13,1%</text:p>
          </table:table-cell>
          <table:table-cell table:style-name="ce15" office:value-type="percentage" office:value="0.12863833560126" calcext:value-type="percentage">
            <text:p>12,9%</text:p>
          </table:table-cell>
          <table:table-cell table:style-name="ce15" office:value-type="percentage" office:value="0.131818739596197" calcext:value-type="percentage">
            <text:p>13,2%</text:p>
          </table:table-cell>
          <table:table-cell table:style-name="ce54" office:value-type="percentage" office:value="0.13051587700383" calcext:value-type="percentage">
            <text:p>13,1%</text:p>
          </table:table-cell>
          <table:table-cell table:style-name="ce15" office:value-type="percentage" office:value="0.0495594108315275" calcext:value-type="percentage">
            <text:p>5,0%</text:p>
          </table:table-cell>
          <table:table-cell table:style-name="ce15" office:value-type="percentage" office:value="0.0482890074005474" calcext:value-type="percentage">
            <text:p>4,8%</text:p>
          </table:table-cell>
          <table:table-cell table:style-name="ce15" office:value-type="percentage" office:value="0.0451954006361177" calcext:value-type="percentage">
            <text:p>4,5%</text:p>
          </table:table-cell>
          <table:table-cell table:style-name="ce15" office:value-type="percentage" office:value="0.0453388532519589" calcext:value-type="percentage">
            <text:p>4,5%</text:p>
          </table:table-cell>
          <table:table-cell table:style-name="ce15" office:value-type="percentage" office:value="0.0465577444978345" calcext:value-type="percentage">
            <text:p>4,7%</text:p>
          </table:table-cell>
          <table:table-cell table:style-name="ce15" office:value-type="percentage" office:value="0.0485162276209456" calcext:value-type="percentage">
            <text:p>4,9%</text:p>
          </table:table-cell>
          <table:table-cell table:style-name="ce15" office:value-type="percentage" office:value="0.0506322306867459" calcext:value-type="percentage">
            <text:p>5,1%</text:p>
          </table:table-cell>
          <table:table-cell table:style-name="ce15" office:value-type="percentage" office:value="0.0520813917511313" calcext:value-type="percentage">
            <text:p>5,2%</text:p>
          </table:table-cell>
          <table:table-cell table:style-name="ce15" office:value-type="percentage" office:value="0.0527124868152851" calcext:value-type="percentage">
            <text:p>5,3%</text:p>
          </table:table-cell>
          <table:table-cell table:style-name="ce15" office:value-type="percentage" office:value="0.0519142880940581" calcext:value-type="percentage">
            <text:p>5,2%</text:p>
          </table:table-cell>
          <table:table-cell table:style-name="ce15" office:value-type="percentage" office:value="0.0530657414848451" calcext:value-type="percentage">
            <text:p>5,3%</text:p>
          </table:table-cell>
          <table:table-cell table:style-name="ce15" office:value-type="percentage" office:value="0.0506341235827425" calcext:value-type="percentage">
            <text:p>5,1%</text:p>
          </table:table-cell>
          <table:table-cell table:number-columns-repeated="16347"/>
        </table:table-row>
        <table:table-row table:style-name="ro2">
          <table:table-cell table:style-name="ce17" office:value-type="string" calcext:value-type="string">
            <text:p>Impostos sobre a produção </text:p>
          </table:table-cell>
          <table:table-cell table:style-name="ce18" office:value-type="float" office:value="23533.9048875152" calcext:value-type="float">
            <text:p><text:s/>23.534 </text:p>
          </table:table-cell>
          <table:table-cell table:style-name="ce19" office:value-type="float" office:value="23942.4585167887" calcext:value-type="float">
            <text:p><text:s/>23.942 </text:p>
          </table:table-cell>
          <table:table-cell table:style-name="ce19" office:value-type="float" office:value="26954.8238416197" calcext:value-type="float">
            <text:p><text:s/>26.955 </text:p>
          </table:table-cell>
          <table:table-cell table:style-name="ce19" office:value-type="float" office:value="26357.514350607" calcext:value-type="float">
            <text:p><text:s/>26.358 </text:p>
          </table:table-cell>
          <table:table-cell table:style-name="ce19" office:value-type="float" office:value="27620.7672172284" calcext:value-type="float">
            <text:p><text:s/>27.621 </text:p>
          </table:table-cell>
          <table:table-cell table:style-name="ce19" office:value-type="float" office:value="30863.5432202404" calcext:value-type="float">
            <text:p><text:s/>30.864 </text:p>
          </table:table-cell>
          <table:table-cell table:style-name="ce19" office:value-type="float" office:value="30841.9237788527" calcext:value-type="float">
            <text:p><text:s/>30.842 </text:p>
          </table:table-cell>
          <table:table-cell table:style-name="ce19" office:value-type="float" office:value="30929.8143894705" calcext:value-type="float">
            <text:p><text:s/>30.930 </text:p>
          </table:table-cell>
          <table:table-cell table:style-name="ce19" office:value-type="float" office:value="30813.6979339611" calcext:value-type="float">
            <text:p><text:s/>30.814 </text:p>
          </table:table-cell>
          <table:table-cell table:style-name="ce19" office:value-type="float" office:value="32903.1682734839" calcext:value-type="float">
            <text:p><text:s/>32.903 </text:p>
          </table:table-cell>
          <table:table-cell table:style-name="ce19" office:value-type="float" office:value="27459.1864072717" calcext:value-type="float">
            <text:p><text:s/>27.459 </text:p>
          </table:table-cell>
          <table:table-cell table:style-name="ce19" office:value-type="float" office:value="31755.61780943" calcext:value-type="float">
            <text:p><text:s/>31.756 </text:p>
          </table:table-cell>
          <table:table-cell table:style-name="ce20" office:value-type="percentage" office:value="0.163232540568628" calcext:value-type="percentage">
            <text:p>16,3%</text:p>
          </table:table-cell>
          <table:table-cell table:style-name="ce21" office:value-type="percentage" office:value="0.154898237350967" calcext:value-type="percentage">
            <text:p>15,5%</text:p>
          </table:table-cell>
          <table:table-cell table:style-name="ce21" office:value-type="percentage" office:value="0.164257186569526" calcext:value-type="percentage">
            <text:p>16,4%</text:p>
          </table:table-cell>
          <table:table-cell table:style-name="ce21" office:value-type="percentage" office:value="0.149838013702262" calcext:value-type="percentage">
            <text:p>15,0%</text:p>
          </table:table-cell>
          <table:table-cell table:style-name="ce21" office:value-type="percentage" office:value="0.139900112591941" calcext:value-type="percentage">
            <text:p>14,0%</text:p>
          </table:table-cell>
          <table:table-cell table:style-name="ce21" office:value-type="percentage" office:value="0.143143330198123" calcext:value-type="percentage">
            <text:p>14,3%</text:p>
          </table:table-cell>
          <table:table-cell table:style-name="ce21" office:value-type="percentage" office:value="0.130941317446231" calcext:value-type="percentage">
            <text:p>13,1%</text:p>
          </table:table-cell>
          <table:table-cell table:style-name="ce21" office:value-type="percentage" office:value="0.126387422775116" calcext:value-type="percentage">
            <text:p>12,6%</text:p>
          </table:table-cell>
          <table:table-cell table:style-name="ce21" office:value-type="percentage" office:value="0.12092471531174" calcext:value-type="percentage">
            <text:p>12,1%</text:p>
          </table:table-cell>
          <table:table-cell table:style-name="ce21" office:value-type="percentage" office:value="0.120254091419335" calcext:value-type="percentage">
            <text:p>12,0%</text:p>
          </table:table-cell>
          <table:table-cell table:style-name="ce21" office:value-type="percentage" office:value="0.103289305158098" calcext:value-type="percentage">
            <text:p>10,3%</text:p>
          </table:table-cell>
          <table:table-cell table:style-name="ce55" office:value-type="percentage" office:value="0.110668429840678" calcext:value-type="percentage">
            <text:p>11,1%</text:p>
          </table:table-cell>
          <table:table-cell table:style-name="ce21" office:value-type="percentage" office:value="0.0376004040414371" calcext:value-type="percentage">
            <text:p>3,8%</text:p>
          </table:table-cell>
          <table:table-cell table:style-name="ce21" office:value-type="percentage" office:value="0.034333981295765" calcext:value-type="percentage">
            <text:p>3,4%</text:p>
          </table:table-cell>
          <table:table-cell table:style-name="ce21" office:value-type="percentage" office:value="0.0352118654397883" calcext:value-type="percentage">
            <text:p>3,5%</text:p>
          </table:table-cell>
          <table:table-cell table:style-name="ce21" office:value-type="percentage" office:value="0.031836401194379" calcext:value-type="percentage">
            <text:p>3,2%</text:p>
          </table:table-cell>
          <table:table-cell table:style-name="ce21" office:value-type="percentage" office:value="0.0320299164761702" calcext:value-type="percentage">
            <text:p>3,2%</text:p>
          </table:table-cell>
          <table:table-cell table:style-name="ce21" office:value-type="percentage" office:value="0.0343334537205031" calcext:value-type="percentage">
            <text:p>3,4%</text:p>
          </table:table-cell>
          <table:table-cell table:style-name="ce21" office:value-type="percentage" office:value="0.0338784491787436" calcext:value-type="percentage">
            <text:p>3,4%</text:p>
          </table:table-cell>
          <table:table-cell table:style-name="ce21" office:value-type="percentage" office:value="0.0314522680134416" calcext:value-type="percentage">
            <text:p>3,1%</text:p>
          </table:table-cell>
          <table:table-cell table:style-name="ce21" office:value-type="percentage" office:value="0.0286064792109989" calcext:value-type="percentage">
            <text:p>2,9%</text:p>
          </table:table-cell>
          <table:table-cell table:style-name="ce21" office:value-type="percentage" office:value="0.029285839900637" calcext:value-type="percentage">
            <text:p>2,9%</text:p>
          </table:table-cell>
          <table:table-cell table:style-name="ce21" office:value-type="percentage" office:value="0.0249390685874177" calcext:value-type="percentage">
            <text:p>2,5%</text:p>
          </table:table-cell>
          <table:table-cell table:style-name="ce21" office:value-type="percentage" office:value="0.0226970940775924" calcext:value-type="percentage">
            <text:p>2,3%</text:p>
          </table:table-cell>
          <table:table-cell table:number-columns-repeated="16347"/>
        </table:table-row>
        <table:table-row table:style-name="ro2">
          <table:table-cell table:style-name="ce22" office:value-type="string" calcext:value-type="string">
            <text:p>Impostos sobre produto, líquidos de subsídios</text:p>
          </table:table-cell>
          <table:table-cell table:style-name="ce12" office:value-type="float" office:value="22553.8787000821" calcext:value-type="float">
            <text:p><text:s/>22.554 </text:p>
          </table:table-cell>
          <table:table-cell table:style-name="ce13" office:value-type="float" office:value="22938.0239883297" calcext:value-type="float">
            <text:p><text:s/>22.938 </text:p>
          </table:table-cell>
          <table:table-cell table:style-name="ce13" office:value-type="float" office:value="25839.5137760829" calcext:value-type="float">
            <text:p><text:s/>25.840 </text:p>
          </table:table-cell>
          <table:table-cell table:style-name="ce13" office:value-type="float" office:value="25103.7900662084" calcext:value-type="float">
            <text:p><text:s/>25.104 </text:p>
          </table:table-cell>
          <table:table-cell table:style-name="ce13" office:value-type="float" office:value="26230.2925076566" calcext:value-type="float">
            <text:p><text:s/>26.230 </text:p>
          </table:table-cell>
          <table:table-cell table:style-name="ce13" office:value-type="float" office:value="29318.8115200624" calcext:value-type="float">
            <text:p><text:s/>29.319 </text:p>
          </table:table-cell>
          <table:table-cell table:style-name="ce13" office:value-type="float" office:value="29145.6193759584" calcext:value-type="float">
            <text:p><text:s/>29.146 </text:p>
          </table:table-cell>
          <table:table-cell table:style-name="ce13" office:value-type="float" office:value="29120.4616470101" calcext:value-type="float">
            <text:p><text:s/>29.120 </text:p>
          </table:table-cell>
          <table:table-cell table:style-name="ce13" office:value-type="float" office:value="28692.287369187" calcext:value-type="float">
            <text:p><text:s/>28.692 </text:p>
          </table:table-cell>
          <table:table-cell table:style-name="ce13" office:value-type="float" office:value="30686.6076471186" calcext:value-type="float">
            <text:p><text:s/>30.687 </text:p>
          </table:table-cell>
          <table:table-cell table:style-name="ce13" office:value-type="float" office:value="25466.2277745634" calcext:value-type="float">
            <text:p><text:s/>25.466 </text:p>
          </table:table-cell>
          <table:table-cell table:style-name="ce13" office:value-type="float" office:value="29915.4040186737" calcext:value-type="float">
            <text:p><text:s/>29.915 </text:p>
          </table:table-cell>
          <table:table-cell table:style-name="ce14" office:value-type="percentage" office:value="0.156435021620407" calcext:value-type="percentage">
            <text:p>15,6%</text:p>
          </table:table-cell>
          <table:table-cell table:style-name="ce15" office:value-type="percentage" office:value="0.148399943206126" calcext:value-type="percentage">
            <text:p>14,8%</text:p>
          </table:table-cell>
          <table:table-cell table:style-name="ce15" office:value-type="percentage" office:value="0.157460715014224" calcext:value-type="percentage">
            <text:p>15,7%</text:p>
          </table:table-cell>
          <table:table-cell table:style-name="ce15" office:value-type="percentage" office:value="0.142710803070572" calcext:value-type="percentage">
            <text:p>14,3%</text:p>
          </table:table-cell>
          <table:table-cell table:style-name="ce15" office:value-type="percentage" office:value="0.132857311539551" calcext:value-type="percentage">
            <text:p>13,3%</text:p>
          </table:table-cell>
          <table:table-cell table:style-name="ce15" office:value-type="percentage" office:value="0.135978953825385" calcext:value-type="percentage">
            <text:p>13,6%</text:p>
          </table:table-cell>
          <table:table-cell table:style-name="ce15" office:value-type="percentage" office:value="0.12373955095146" calcext:value-type="percentage">
            <text:p>12,4%</text:p>
          </table:table-cell>
          <table:table-cell table:style-name="ce15" office:value-type="percentage" office:value="0.118993927711385" calcext:value-type="percentage">
            <text:p>11,9%</text:p>
          </table:table-cell>
          <table:table-cell table:style-name="ce15" office:value-type="percentage" office:value="0.112599490304523" calcext:value-type="percentage">
            <text:p>11,3%</text:p>
          </table:table-cell>
          <table:table-cell table:style-name="ce15" office:value-type="percentage" office:value="0.112153033126592" calcext:value-type="percentage">
            <text:p>11,2%</text:p>
          </table:table-cell>
          <table:table-cell table:style-name="ce15" office:value-type="percentage" office:value="0.0957926769139793" calcext:value-type="percentage">
            <text:p>9,6%</text:p>
          </table:table-cell>
          <table:table-cell table:style-name="ce54" office:value-type="percentage" office:value="0.104255278882119" calcext:value-type="percentage">
            <text:p>10,4%</text:p>
          </table:table-cell>
          <table:table-cell table:style-name="ce15" office:value-type="percentage" office:value="0.0386854337942462" calcext:value-type="percentage">
            <text:p>3,9%</text:p>
          </table:table-cell>
          <table:table-cell table:style-name="ce15" office:value-type="percentage" office:value="0.0349707113941003" calcext:value-type="percentage">
            <text:p>3,5%</text:p>
          </table:table-cell>
          <table:table-cell table:style-name="ce15" office:value-type="percentage" office:value="0.0358632587270287" calcext:value-type="percentage">
            <text:p>3,6%</text:p>
          </table:table-cell>
          <table:table-cell table:style-name="ce15" office:value-type="percentage" office:value="0.0322729330963055" calcext:value-type="percentage">
            <text:p>3,2%</text:p>
          </table:table-cell>
          <table:table-cell table:style-name="ce15" office:value-type="percentage" office:value="0.0325349559677295" calcext:value-type="percentage">
            <text:p>3,3%</text:p>
          </table:table-cell>
          <table:table-cell table:style-name="ce15" office:value-type="percentage" office:value="0.0348956201603722" calcext:value-type="percentage">
            <text:p>3,5%</text:p>
          </table:table-cell>
          <table:table-cell table:style-name="ce15" office:value-type="percentage" office:value="0.0343089034991613" calcext:value-type="percentage">
            <text:p>3,4%</text:p>
          </table:table-cell>
          <table:table-cell table:style-name="ce15" office:value-type="percentage" office:value="0.0318760505925873" calcext:value-type="percentage">
            <text:p>3,2%</text:p>
          </table:table-cell>
          <table:table-cell table:style-name="ce15" office:value-type="percentage" office:value="0.0288948111001882" calcext:value-type="percentage">
            <text:p>2,9%</text:p>
          </table:table-cell>
          <table:table-cell table:style-name="ce15" office:value-type="percentage" office:value="0.0297222110647023" calcext:value-type="percentage">
            <text:p>3,0%</text:p>
          </table:table-cell>
          <table:table-cell table:style-name="ce15" office:value-type="percentage" office:value="0.0250982868887472" calcext:value-type="percentage">
            <text:p>2,5%</text:p>
          </table:table-cell>
          <table:table-cell table:style-name="ce15" office:value-type="percentage" office:value="0.0230447678096124" calcext:value-type="percentage">
            <text:p>2,3%</text:p>
          </table:table-cell>
          <table:table-cell table:number-columns-repeated="16347"/>
        </table:table-row>
        <table:table-row table:style-name="ro2">
          <table:table-cell table:style-name="ce23" office:value-type="string" calcext:value-type="string">
            <text:p>Outros impostos sobre a produção líquidos de subsídios</text:p>
          </table:table-cell>
          <table:table-cell table:style-name="ce12" office:value-type="float" office:value="980.026187433177" calcext:value-type="float">
            <text:p><text:s/>980 </text:p>
          </table:table-cell>
          <table:table-cell table:style-name="ce13" office:value-type="float" office:value="1004.43452845907" calcext:value-type="float">
            <text:p><text:s/>1.004 </text:p>
          </table:table-cell>
          <table:table-cell table:style-name="ce13" office:value-type="float" office:value="1115.31006553682" calcext:value-type="float">
            <text:p><text:s/>1.115 </text:p>
          </table:table-cell>
          <table:table-cell table:style-name="ce13" office:value-type="float" office:value="1253.72428439857" calcext:value-type="float">
            <text:p><text:s/>1.254 </text:p>
          </table:table-cell>
          <table:table-cell table:style-name="ce13" office:value-type="float" office:value="1390.47470957174" calcext:value-type="float">
            <text:p><text:s/>1.390 </text:p>
          </table:table-cell>
          <table:table-cell table:style-name="ce13" office:value-type="float" office:value="1544.73170017803" calcext:value-type="float">
            <text:p><text:s/>1.545 </text:p>
          </table:table-cell>
          <table:table-cell table:style-name="ce13" office:value-type="float" office:value="1696.30440289432" calcext:value-type="float">
            <text:p><text:s/>1.696 </text:p>
          </table:table-cell>
          <table:table-cell table:style-name="ce13" office:value-type="float" office:value="1809.35274246043" calcext:value-type="float">
            <text:p><text:s/>1.809 </text:p>
          </table:table-cell>
          <table:table-cell table:style-name="ce13" office:value-type="float" office:value="2121.41056477419" calcext:value-type="float">
            <text:p><text:s/>2.121 </text:p>
          </table:table-cell>
          <table:table-cell table:style-name="ce13" office:value-type="float" office:value="2216.56062636525" calcext:value-type="float">
            <text:p><text:s/>2.217 </text:p>
          </table:table-cell>
          <table:table-cell table:style-name="ce13" office:value-type="float" office:value="1992.95863270836" calcext:value-type="float">
            <text:p><text:s/>1.993 </text:p>
          </table:table-cell>
          <table:table-cell table:style-name="ce13" office:value-type="float" office:value="1840.21379075633" calcext:value-type="float">
            <text:p><text:s/>1.840 </text:p>
          </table:table-cell>
          <table:table-cell table:style-name="ce14" office:value-type="percentage" office:value="0.00679751894822049" calcext:value-type="percentage">
            <text:p>0,7%</text:p>
          </table:table-cell>
          <table:table-cell table:style-name="ce15" office:value-type="percentage" office:value="0.00649829414484152" calcext:value-type="percentage">
            <text:p>0,6%</text:p>
          </table:table-cell>
          <table:table-cell table:style-name="ce15" office:value-type="percentage" office:value="0.00679647155530227" calcext:value-type="percentage">
            <text:p>0,7%</text:p>
          </table:table-cell>
          <table:table-cell table:style-name="ce15" office:value-type="percentage" office:value="0.00712721063169019" calcext:value-type="percentage">
            <text:p>0,7%</text:p>
          </table:table-cell>
          <table:table-cell table:style-name="ce15" office:value-type="percentage" office:value="0.00704280105239067" calcext:value-type="percentage">
            <text:p>0,7%</text:p>
          </table:table-cell>
          <table:table-cell table:style-name="ce15" office:value-type="percentage" office:value="0.00716437637273878" calcext:value-type="percentage">
            <text:p>0,7%</text:p>
          </table:table-cell>
          <table:table-cell table:style-name="ce15" office:value-type="percentage" office:value="0.00720176649477108" calcext:value-type="percentage">
            <text:p>0,7%</text:p>
          </table:table-cell>
          <table:table-cell table:style-name="ce15" office:value-type="percentage" office:value="0.00739349506373083" calcext:value-type="percentage">
            <text:p>0,7%</text:p>
          </table:table-cell>
          <table:table-cell table:style-name="ce15" office:value-type="percentage" office:value="0.00832522500721674" calcext:value-type="percentage">
            <text:p>0,8%</text:p>
          </table:table-cell>
          <table:table-cell table:style-name="ce15" office:value-type="percentage" office:value="0.00810105829274299" calcext:value-type="percentage">
            <text:p>0,8%</text:p>
          </table:table-cell>
          <table:table-cell table:style-name="ce15" office:value-type="percentage" office:value="0.00749662824411892" calcext:value-type="percentage">
            <text:p>0,7%</text:p>
          </table:table-cell>
          <table:table-cell table:style-name="ce54" office:value-type="percentage" office:value="0.00641315095855854" calcext:value-type="percentage">
            <text:p>0,6%</text:p>
          </table:table-cell>
          <table:table-cell table:style-name="ce15" office:value-type="percentage" office:value="0.022850825112693" calcext:value-type="percentage">
            <text:p>2,3%</text:p>
          </table:table-cell>
          <table:table-cell table:style-name="ce15" office:value-type="percentage" office:value="0.0242505740954409" calcext:value-type="percentage">
            <text:p>2,4%</text:p>
          </table:table-cell>
          <table:table-cell table:style-name="ce15" office:value-type="percentage" office:value="0.024783015921979" calcext:value-type="percentage">
            <text:p>2,5%</text:p>
          </table:table-cell>
          <table:table-cell table:style-name="ce15" office:value-type="percentage" office:value="0.025051438364676" calcext:value-type="percentage">
            <text:p>2,5%</text:p>
          </table:table-cell>
          <table:table-cell table:style-name="ce15" office:value-type="percentage" office:value="0.0247750464965388" calcext:value-type="percentage">
            <text:p>2,5%</text:p>
          </table:table-cell>
          <table:table-cell table:style-name="ce15" office:value-type="percentage" office:value="0.0262937530881893" calcext:value-type="percentage">
            <text:p>2,6%</text:p>
          </table:table-cell>
          <table:table-cell table:style-name="ce15" office:value-type="percentage" office:value="0.0278704061989734" calcext:value-type="percentage">
            <text:p>2,8%</text:p>
          </table:table-cell>
          <table:table-cell table:style-name="ce15" office:value-type="percentage" office:value="0.0259085964611436" calcext:value-type="percentage">
            <text:p>2,6%</text:p>
          </table:table-cell>
          <table:table-cell table:style-name="ce15" office:value-type="percentage" office:value="0.0252047781764134" calcext:value-type="percentage">
            <text:p>2,5%</text:p>
          </table:table-cell>
          <table:table-cell table:style-name="ce15" office:value-type="percentage" office:value="0.0243388194525727" calcext:value-type="percentage">
            <text:p>2,4%</text:p>
          </table:table-cell>
          <table:table-cell table:style-name="ce15" office:value-type="percentage" office:value="0.0230690538679765" calcext:value-type="percentage">
            <text:p>2,3%</text:p>
          </table:table-cell>
          <table:table-cell table:style-name="ce15" office:value-type="percentage" office:value="0.0182267961288042" calcext:value-type="percentage">
            <text:p>1,8%</text:p>
          </table:table-cell>
          <table:table-cell table:number-columns-repeated="16347"/>
        </table:table-row>
        <table:table-row table:style-name="ro2">
          <table:table-cell table:style-name="ce24" office:value-type="string" calcext:value-type="string">
            <text:p>Excedente Operacional Bruto (EOB) e Rendimento Misto (RM)</text:p>
          </table:table-cell>
          <table:table-cell table:style-name="ce18" office:value-type="float" office:value="44717.6132446565" calcext:value-type="float">
            <text:p><text:s/>44.718 </text:p>
          </table:table-cell>
          <table:table-cell table:style-name="ce19" office:value-type="float" office:value="46219.1396870182" calcext:value-type="float">
            <text:p><text:s/>46.219 </text:p>
          </table:table-cell>
          <table:table-cell table:style-name="ce19" office:value-type="float" office:value="48569.2955780275" calcext:value-type="float">
            <text:p><text:s/>48.569 </text:p>
          </table:table-cell>
          <table:table-cell table:style-name="ce19" office:value-type="float" office:value="50705.4759526563" calcext:value-type="float">
            <text:p><text:s/>50.705 </text:p>
          </table:table-cell>
          <table:table-cell table:style-name="ce19" office:value-type="float" office:value="61000.320957552" calcext:value-type="float">
            <text:p><text:s/>61.000 </text:p>
          </table:table-cell>
          <table:table-cell table:style-name="ce19" office:value-type="float" office:value="63913.5726572166" calcext:value-type="float">
            <text:p><text:s/>63.914 </text:p>
          </table:table-cell>
          <table:table-cell table:style-name="ce19" office:value-type="float" office:value="72057.0677624519" calcext:value-type="float">
            <text:p><text:s/>72.057 </text:p>
          </table:table-cell>
          <table:table-cell table:style-name="ce19" office:value-type="float" office:value="73437.9873845537" calcext:value-type="float">
            <text:p><text:s/>73.438 </text:p>
          </table:table-cell>
          <table:table-cell table:style-name="ce19" office:value-type="float" office:value="75319.8077469387" calcext:value-type="float">
            <text:p><text:s/>75.320 </text:p>
          </table:table-cell>
          <table:table-cell table:style-name="ce19" office:value-type="float" office:value="88811.9057545635" calcext:value-type="float">
            <text:p><text:s/>88.812 </text:p>
          </table:table-cell>
          <table:table-cell table:style-name="ce19" office:value-type="float" office:value="81322.498627634" calcext:value-type="float">
            <text:p><text:s/>81.322 </text:p>
          </table:table-cell>
          <table:table-cell table:style-name="ce19" office:value-type="float" office:value="89999.3579332562" calcext:value-type="float">
            <text:p><text:s/>89.999 </text:p>
          </table:table-cell>
          <table:table-cell table:style-name="ce20" office:value-type="percentage" office:value="0.310163980562483" calcext:value-type="percentage">
            <text:p>31,0%</text:p>
          </table:table-cell>
          <table:table-cell table:style-name="ce21" office:value-type="percentage" office:value="0.299019554085353" calcext:value-type="percentage">
            <text:p>29,9%</text:p>
          </table:table-cell>
          <table:table-cell table:style-name="ce21" office:value-type="percentage" office:value="0.295971359048256" calcext:value-type="percentage">
            <text:p>29,6%</text:p>
          </table:table-cell>
          <table:table-cell table:style-name="ce21" office:value-type="percentage" office:value="0.288252059716659" calcext:value-type="percentage">
            <text:p>28,8%</text:p>
          </table:table-cell>
          <table:table-cell table:style-name="ce21" office:value-type="percentage" office:value="0.308968672122295" calcext:value-type="percentage">
            <text:p>30,9%</text:p>
          </table:table-cell>
          <table:table-cell table:style-name="ce21" office:value-type="percentage" office:value="0.296427457136998" calcext:value-type="percentage">
            <text:p>29,6%</text:p>
          </table:table-cell>
          <table:table-cell table:style-name="ce21" office:value-type="percentage" office:value="0.305922790412875" calcext:value-type="percentage">
            <text:p>30,6%</text:p>
          </table:table-cell>
          <table:table-cell table:style-name="ce21" office:value-type="percentage" office:value="0.300087088866753" calcext:value-type="percentage">
            <text:p>30,0%</text:p>
          </table:table-cell>
          <table:table-cell table:style-name="ce21" office:value-type="percentage" office:value="0.295583682576936" calcext:value-type="percentage">
            <text:p>29,6%</text:p>
          </table:table-cell>
          <table:table-cell table:style-name="ce21" office:value-type="percentage" office:value="0.324588651918407" calcext:value-type="percentage">
            <text:p>32,5%</text:p>
          </table:table-cell>
          <table:table-cell table:style-name="ce21" office:value-type="percentage" office:value="0.305899244514553" calcext:value-type="percentage">
            <text:p>30,6%</text:p>
          </table:table-cell>
          <table:table-cell table:style-name="ce55" office:value-type="percentage" office:value="0.31364805083984" calcext:value-type="percentage">
            <text:p>31,4%</text:p>
          </table:table-cell>
          <table:table-cell table:style-name="ce21" office:value-type="percentage" office:value="0.0272375735610013" calcext:value-type="percentage">
            <text:p>2,7%</text:p>
          </table:table-cell>
          <table:table-cell table:style-name="ce21" office:value-type="percentage" office:value="0.0252251942747339" calcext:value-type="percentage">
            <text:p>2,5%</text:p>
          </table:table-cell>
          <table:table-cell table:style-name="ce21" office:value-type="percentage" office:value="0.0244017517958823" calcext:value-type="percentage">
            <text:p>2,4%</text:p>
          </table:table-cell>
          <table:table-cell table:style-name="ce21" office:value-type="percentage" office:value="0.0230689048606689" calcext:value-type="percentage">
            <text:p>2,3%</text:p>
          </table:table-cell>
          <table:table-cell table:style-name="ce21" office:value-type="percentage" office:value="0.0254036645874161" calcext:value-type="percentage">
            <text:p>2,5%</text:p>
          </table:table-cell>
          <table:table-cell table:style-name="ce21" office:value-type="percentage" office:value="0.0263579384704657" calcext:value-type="percentage">
            <text:p>2,6%</text:p>
          </table:table-cell>
          <table:table-cell table:style-name="ce21" office:value-type="percentage" office:value="0.0281855848541308" calcext:value-type="percentage">
            <text:p>2,8%</text:p>
          </table:table-cell>
          <table:table-cell table:style-name="ce56" office:value-type="percentage" office:value="0.0273863643137215" calcext:value-type="percentage">
            <text:p>2,7%</text:p>
          </table:table-cell>
          <table:table-cell table:style-name="ce56" office:value-type="percentage" office:value="0.0262327756405623" calcext:value-type="percentage">
            <text:p>2,6%</text:p>
          </table:table-cell>
          <table:table-cell table:style-name="ce56" office:value-type="percentage" office:value="0.0291384048647277" calcext:value-type="percentage">
            <text:p>2,9%</text:p>
          </table:table-cell>
          <table:table-cell table:style-name="ce56" office:value-type="percentage" office:value="0.0245227745791298" calcext:value-type="percentage">
            <text:p>2,5%</text:p>
          </table:table-cell>
          <table:table-cell table:style-name="ce56" office:value-type="percentage" office:value="0.0220673795298233" calcext:value-type="percentage">
            <text:p>2,2%</text:p>
          </table:table-cell>
          <table:table-cell table:number-columns-repeated="16347"/>
        </table:table-row>
        <table:table-row table:style-name="ro2">
          <table:table-cell table:style-name="ce25" office:value-type="string" calcext:value-type="string">
            <text:p>PIB - Ótica da Renda</text:p>
          </table:table-cell>
          <table:table-cell table:style-name="ce26" office:value-type="float" office:value="144174.101594779" calcext:value-type="float">
            <text:p><text:s/>144.174 </text:p>
          </table:table-cell>
          <table:table-cell table:style-name="ce27" office:value-type="float" office:value="154568.953954848" calcext:value-type="float">
            <text:p><text:s/>154.569 </text:p>
          </table:table-cell>
          <table:table-cell table:style-name="ce27" office:value-type="float" office:value="164101.336474617" calcext:value-type="float">
            <text:p><text:s/>164.101 </text:p>
          </table:table-cell>
          <table:table-cell table:style-name="ce27" office:value-type="float" office:value="175906.725532154" calcext:value-type="float">
            <text:p><text:s/>175.907 </text:p>
          </table:table-cell>
          <table:table-cell table:style-name="ce27" office:value-type="float" office:value="197432.058527303" calcext:value-type="float">
            <text:p><text:s/>197.432 </text:p>
          </table:table-cell>
          <table:table-cell table:style-name="ce27" office:value-type="float" office:value="215612.862838404" calcext:value-type="float">
            <text:p><text:s/>215.613 </text:p>
          </table:table-cell>
          <table:table-cell table:style-name="ce27" office:value-type="float" office:value="235540.044810664" calcext:value-type="float">
            <text:p><text:s/>235.540 </text:p>
          </table:table-cell>
          <table:table-cell table:style-name="ce27" office:value-type="float" office:value="244722.249337299" calcext:value-type="float">
            <text:p><text:s/>244.722 </text:p>
          </table:table-cell>
          <table:table-cell table:style-name="ce27" office:value-type="float" office:value="254817.204692394" calcext:value-type="float">
            <text:p><text:s/>254.817 </text:p>
          </table:table-cell>
          <table:table-cell table:style-name="ce27" office:value-type="float" office:value="273613.711476545" calcext:value-type="float">
            <text:p><text:s/>273.614 </text:p>
          </table:table-cell>
          <table:table-cell table:style-name="ce27" office:value-type="float" office:value="265847.3340027" calcext:value-type="float">
            <text:p><text:s/>265.847 </text:p>
          </table:table-cell>
          <table:table-cell table:style-name="ce27" office:value-type="float" office:value="286943.782026604" calcext:value-type="float">
            <text:p><text:s/>286.944 </text:p>
          </table:table-cell>
          <table:table-cell table:style-name="ce28" office:value-type="percentage" office:value="1" calcext:value-type="percentage">
            <text:p>100,0%</text:p>
          </table:table-cell>
          <table:table-cell table:number-columns-repeated="10" table:style-name="ce29" office:value-type="percentage" office:value="1" calcext:value-type="percentage">
            <text:p>100,0%</text:p>
          </table:table-cell>
          <table:table-cell table:style-name="ce57" office:value-type="percentage" office:value="1" calcext:value-type="percentage">
            <text:p>100,0%</text:p>
          </table:table-cell>
          <table:table-cell table:style-name="ce29" office:value-type="percentage" office:value="0.0371023618775467" calcext:value-type="percentage">
            <text:p>3,7%</text:p>
          </table:table-cell>
          <table:table-cell table:style-name="ce29" office:value-type="percentage" office:value="0.0353188898854917" calcext:value-type="percentage">
            <text:p>3,5%</text:p>
          </table:table-cell>
          <table:table-cell table:style-name="ce29" office:value-type="percentage" office:value="0.0340829732893472" calcext:value-type="percentage">
            <text:p>3,4%</text:p>
          </table:table-cell>
          <table:table-cell table:style-name="ce29" office:value-type="percentage" office:value="0.0329931165303682" calcext:value-type="percentage">
            <text:p>3,3%</text:p>
          </table:table-cell>
          <table:table-cell table:style-name="ce29" office:value-type="percentage" office:value="0.0341639854214732" calcext:value-type="percentage">
            <text:p>3,4%</text:p>
          </table:table-cell>
          <table:table-cell table:style-name="ce29" office:value-type="percentage" office:value="0.0359607275639385" calcext:value-type="percentage">
            <text:p>3,6%</text:p>
          </table:table-cell>
          <table:table-cell table:style-name="ce29" office:value-type="percentage" office:value="0.0375702220095462" calcext:value-type="percentage">
            <text:p>3,8%</text:p>
          </table:table-cell>
          <table:table-cell table:style-name="ce58" office:value-type="percentage" office:value="0.0371608882721056" calcext:value-type="percentage">
            <text:p>3,7%</text:p>
          </table:table-cell>
          <table:table-cell table:style-name="ce58" office:value-type="percentage" office:value="0.0363809358909814" calcext:value-type="percentage">
            <text:p>3,6%</text:p>
          </table:table-cell>
          <table:table-cell table:style-name="ce58" office:value-type="percentage" office:value="0.0370292137839409" calcext:value-type="percentage">
            <text:p>3,7%</text:p>
          </table:table-cell>
          <table:table-cell table:style-name="ce58" office:value-type="percentage" office:value="0.0349357967317668" calcext:value-type="percentage">
            <text:p>3,5%</text:p>
          </table:table-cell>
          <table:table-cell table:style-name="ce58" office:value-type="percentage" office:value="0.0318396871716629" calcext:value-type="percentage">
            <text:p>3,2%</text:p>
          </table:table-cell>
          <table:table-cell table:number-columns-repeated="16347"/>
        </table:table-row>
        <table:table-row table:style-name="ro2">
          <table:table-cell table:style-name="ce30" office:value-type="string" calcext:value-type="string">
            <text:p>PIB - Ótica Produção</text:p>
          </table:table-cell>
          <table:table-cell table:style-name="ce31" office:value-type="float" office:value="144174.101594779" calcext:value-type="float">
            <text:p><text:s/>144.174 </text:p>
          </table:table-cell>
          <table:table-cell table:style-name="ce32" office:value-type="float" office:value="154568.953954848" calcext:value-type="float">
            <text:p><text:s/>154.569 </text:p>
          </table:table-cell>
          <table:table-cell table:style-name="ce32" office:value-type="float" office:value="164101.336474617" calcext:value-type="float">
            <text:p><text:s/>164.101 </text:p>
          </table:table-cell>
          <table:table-cell table:style-name="ce32" office:value-type="float" office:value="175906.725532154" calcext:value-type="float">
            <text:p><text:s/>175.907 </text:p>
          </table:table-cell>
          <table:table-cell table:style-name="ce32" office:value-type="float" office:value="197432.058527303" calcext:value-type="float">
            <text:p><text:s/>197.432 </text:p>
          </table:table-cell>
          <table:table-cell table:style-name="ce32" office:value-type="float" office:value="215612.862838404" calcext:value-type="float">
            <text:p><text:s/>215.613 </text:p>
          </table:table-cell>
          <table:table-cell table:style-name="ce32" office:value-type="float" office:value="235540.044810664" calcext:value-type="float">
            <text:p><text:s/>235.540 </text:p>
          </table:table-cell>
          <table:table-cell table:style-name="ce32" office:value-type="float" office:value="244722.249337299" calcext:value-type="float">
            <text:p><text:s/>244.722 </text:p>
          </table:table-cell>
          <table:table-cell table:style-name="ce32" office:value-type="float" office:value="254817.204692394" calcext:value-type="float">
            <text:p><text:s/>254.817 </text:p>
          </table:table-cell>
          <table:table-cell table:style-name="ce32" office:value-type="float" office:value="273613.711476545" calcext:value-type="float">
            <text:p><text:s/>273.614 </text:p>
          </table:table-cell>
          <table:table-cell table:style-name="ce32" office:value-type="float" office:value="265847.3340027" calcext:value-type="float">
            <text:p><text:s/>265.847 </text:p>
          </table:table-cell>
          <table:table-cell table:style-name="ce32" office:value-type="float" office:value="286943.782026604" calcext:value-type="float">
            <text:p><text:s/>286.944 </text:p>
          </table:table-cell>
          <table:table-cell table:style-name="ce33" office:value-type="string" office:string-value=".." calcext:value-type="string">
            <text:p><text:s/>.. </text:p>
          </table:table-cell>
          <table:table-cell table:number-columns-repeated="10" table:style-name="ce34" office:value-type="string" office:string-value=".." calcext:value-type="string">
            <text:p><text:s/>.. </text:p>
          </table:table-cell>
          <table:table-cell table:style-name="ce59" office:value-type="string" office:string-value=".." calcext:value-type="string">
            <text:p><text:s/>.. </text:p>
          </table:table-cell>
          <table:table-cell table:number-columns-repeated="12" table:style-name="ce34" office:value-type="string" office:string-value=".." calcext:value-type="string">
            <text:p><text:s/>.. </text:p>
          </table:table-cell>
          <table:table-cell table:number-columns-repeated="16347"/>
        </table:table-row>
        <table:table-row table:style-name="ro2">
          <table:table-cell table:style-name="ce35" office:value-type="string" calcext:value-type="string">
            <text:p>Fonte: IBGE, em parceria com os Órgãos Estaduais de Estatística, Secretarias Estaduais de Governo e Superintendência da Zona Franca de Manaus <text:s/>SUFRAMA</text:p>
          </table:table-cell>
          <table:table-cell table:style-name="ce35" table:number-columns-repeated="4"/>
          <table:table-cell table:style-name="ce36" table:number-columns-repeated="8"/>
          <table:table-cell table:style-name="ce4" table:number-columns-repeated="2"/>
          <table:table-cell table:style-name="ce37" table:number-columns-repeated="10"/>
          <table:table-cell table:style-name="ce67"/>
          <table:table-cell table:number-columns-repeated="16358"/>
        </table:table-row>
        <table:table-row table:style-name="ro2">
          <table:table-cell table:style-name="ce38"/>
          <table:table-cell table:style-name="ce39" table:number-columns-repeated="12"/>
          <table:table-cell table:number-columns-repeated="12"/>
          <table:table-cell table:style-name="ce67"/>
          <table:table-cell table:number-columns-repeated="16358"/>
        </table:table-row>
        <table:table-row table:style-name="ro11" table:number-rows-repeated="1048554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8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3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16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1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orcentagem" style:family="table-cell" style:parent-style-name="Default" style:data-style-name="N10"/>
    <style:style style:name="Vírgula" style:family="table-cell" style:parent-style-name="Default" style:data-style-name="N120"/>
  </office:styles>
  <office:automatic-styles>
    <style:page-layout style:name="Mpm1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2">
      <style:page-layout-properties style:num-format="1" style:print-orientation="landscape" fo:margin-top="0.801cm" fo:margin-bottom="0.801cm" fo:margin-left="1.3cm" fo:margin-right="1.3cm" style:print-page-order="ttb" style:first-page-number="continue" style:scale-to-X="1" style:scale-to-Y="1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Frederico Sergio Gonçalves Cunha</meta:initial-creator>
    <dc:creator>Alessandra Soares da Poça</dc:creator>
    <meta:creation-date>2015-08-03T11:32:50Z</meta:creation-date>
    <dc:date>2023-11-16T11:13:10Z</dc:date>
    <meta:print-date>2015-10-20T11:40:35Z</meta:print-date>
    <meta:document-statistic meta:table-count="34" meta:cell-count="13718" meta:object-count="0"/>
  </office:meta>
</office:document-meta>
</file>